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32.49mm"/>
    </style:style>
    <style:style style:name="co4" style:family="table-column">
      <style:table-column-properties fo:break-before="auto" style:column-width="32.76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32.21mm"/>
    </style:style>
    <style:style style:name="co7" style:family="table-column">
      <style:table-column-properties fo:break-before="auto" style:column-width="34.11mm"/>
    </style:style>
    <style:style style:name="co8" style:family="table-column">
      <style:table-column-properties fo:break-before="auto" style:column-width="31.94mm"/>
    </style:style>
    <style:style style:name="co9" style:family="table-column">
      <style:table-column-properties fo:break-before="auto" style:column-width="30.85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ick_angles_W2V_300d" table:style-name="ta1">
        <table:shapes>
          <draw:frame draw:z-index="0" draw:style-name="gr1" draw:text-style-name="P1" svg:width="159.99mm" svg:height="89.99mm" svg:x="179.04mm" svg:y="0mm">
            <loext:p draw:notify-on-update-of-ranges="sick_angles_W2V_300d.A2:sick_angles_W2V_300d.A4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0.41mm" svg:height="89.99mm" svg:x="177.1mm" svg:y="70.33mm">
            <loext:p draw:notify-on-update-of-ranges="sick_angles_W2V_300d.B1:sick_angles_W2V_300d.B1 sick_angles_W2V_300d.B2:sick_angles_W2V_300d.B401 sick_angles_W2V_300d.C1:sick_angles_W2V_300d.C1 sick_angles_W2V_300d.C2:sick_angles_W2V_300d.C401 sick_angles_W2V_300d.D1:sick_angles_W2V_300d.D1 sick_angles_W2V_300d.D2:sick_angles_W2V_300d.D401 sick_angles_W2V_300d.E1:sick_angles_W2V_300d.E1 sick_angles_W2V_300d.E2:sick_angles_W2V_300d.E4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11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8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9" table:default-cell-style-name="Default"/>
        <table:table-column table:style-name="co9" table:default-cell-style-name="Default"/>
        <table:table-column table:style-name="co4" table:number-columns-repeated="22" table:default-cell-style-name="Default"/>
        <table:table-column table:style-name="co9" table:default-cell-style-name="Default"/>
        <table:table-column table:style-name="co4" table:number-columns-repeated="5" table:default-cell-style-name="Default"/>
        <table:table-column table:style-name="co9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Minimum</text:p>
          </table:table-cell>
          <table:table-cell table:number-columns-repeated="17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5" calcext:value-type="float">
            <text:p>1.5</text:p>
          </table:table-cell>
          <table:table-cell office:value-type="float" office:value="1.5114" calcext:value-type="float">
            <text:p>1.5114</text:p>
          </table:table-cell>
          <table:table-cell office:value-type="float" office:value="1.8207" calcext:value-type="float">
            <text:p>1.8207</text:p>
          </table:table-cell>
          <table:table-cell office:value-type="float" office:value="0.854" calcext:value-type="float">
            <text:p>0.854</text:p>
          </table:table-cell>
          <table:table-cell office:value-type="float" office:value="1.4886931180954" calcext:value-type="float">
            <text:p>1.4886931180954</text:p>
          </table:table-cell>
          <table:table-cell office:value-type="float" office:value="1.47808265686035" calcext:value-type="float">
            <text:p>1.47808265686035</text:p>
          </table:table-cell>
          <table:table-cell office:value-type="float" office:value="1.57106268405914" calcext:value-type="float">
            <text:p>1.57106268405914</text:p>
          </table:table-cell>
          <table:table-cell office:value-type="float" office:value="1.44464921951294" calcext:value-type="float">
            <text:p>1.44464921951294</text:p>
          </table:table-cell>
          <table:table-cell office:value-type="float" office:value="1.56041324138641" calcext:value-type="float">
            <text:p>1.56041324138641</text:p>
          </table:table-cell>
          <table:table-cell office:value-type="float" office:value="1.67052471637726" calcext:value-type="float">
            <text:p>1.67052471637726</text:p>
          </table:table-cell>
          <table:table-cell office:value-type="float" office:value="1.50549447536469" calcext:value-type="float">
            <text:p>1.50549447536469</text:p>
          </table:table-cell>
          <table:table-cell office:value-type="float" office:value="1.53696835041046" calcext:value-type="float">
            <text:p>1.53696835041046</text:p>
          </table:table-cell>
          <table:table-cell office:value-type="float" office:value="1.31998062133789" calcext:value-type="float">
            <text:p>1.31998062133789</text:p>
          </table:table-cell>
          <table:table-cell office:value-type="float" office:value="1.4889909029007" calcext:value-type="float">
            <text:p>1.4889909029007</text:p>
          </table:table-cell>
          <table:table-cell office:value-type="float" office:value="1.59426140785217" calcext:value-type="float">
            <text:p>1.59426140785217</text:p>
          </table:table-cell>
          <table:table-cell office:value-type="float" office:value="1.62668597698212" calcext:value-type="float">
            <text:p>1.62668597698212</text:p>
          </table:table-cell>
          <table:table-cell office:value-type="float" office:value="1.4536372423172" calcext:value-type="float">
            <text:p>1.4536372423172</text:p>
          </table:table-cell>
          <table:table-cell office:value-type="float" office:value="1.16458332538605" calcext:value-type="float">
            <text:p>1.16458332538605</text:p>
          </table:table-cell>
          <table:table-cell office:value-type="float" office:value="1.26650011539459" calcext:value-type="float">
            <text:p>1.26650011539459</text:p>
          </table:table-cell>
          <table:table-cell office:value-type="float" office:value="1.48059260845184" calcext:value-type="float">
            <text:p>1.48059260845184</text:p>
          </table:table-cell>
          <table:table-cell office:value-type="float" office:value="1.51038551330566" calcext:value-type="float">
            <text:p>1.51038551330566</text:p>
          </table:table-cell>
          <table:table-cell office:value-type="float" office:value="0.996568083763123" calcext:value-type="float">
            <text:p>0.996568083763123</text:p>
          </table:table-cell>
          <table:table-cell office:value-type="float" office:value="1.54225969314575" calcext:value-type="float">
            <text:p>1.54225969314575</text:p>
          </table:table-cell>
          <table:table-cell office:value-type="float" office:value="1.31466221809387" calcext:value-type="float">
            <text:p>1.31466221809387</text:p>
          </table:table-cell>
          <table:table-cell office:value-type="float" office:value="1.20235455036163" calcext:value-type="float">
            <text:p>1.20235455036163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61146819591522" calcext:value-type="float">
            <text:p>1.61146819591522</text:p>
          </table:table-cell>
          <table:table-cell office:value-type="float" office:value="1.5303248167038" calcext:value-type="float">
            <text:p>1.5303248167038</text:p>
          </table:table-cell>
          <table:table-cell office:value-type="float" office:value="1.48859238624573" calcext:value-type="float">
            <text:p>1.48859238624573</text:p>
          </table:table-cell>
          <table:table-cell office:value-type="float" office:value="1.4830504655838" calcext:value-type="float">
            <text:p>1.4830504655838</text:p>
          </table:table-cell>
          <table:table-cell office:value-type="float" office:value="1.31875312328339" calcext:value-type="float">
            <text:p>1.31875312328339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64489340782166" calcext:value-type="float">
            <text:p>1.64489340782166</text:p>
          </table:table-cell>
          <table:table-cell office:value-type="float" office:value="1.4379700422287" calcext:value-type="float">
            <text:p>1.4379700422287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51665234565735" calcext:value-type="float">
            <text:p>1.51665234565735</text:p>
          </table:table-cell>
          <table:table-cell office:value-type="float" office:value="1.38325417041779" calcext:value-type="float">
            <text:p>1.38325417041779</text:p>
          </table:table-cell>
          <table:table-cell office:value-type="float" office:value="1.46187686920166" calcext:value-type="float">
            <text:p>1.46187686920166</text:p>
          </table:table-cell>
          <table:table-cell office:value-type="float" office:value="1.56820738315582" calcext:value-type="float">
            <text:p>1.56820738315582</text:p>
          </table:table-cell>
          <table:table-cell office:value-type="float" office:value="1.46904134750366" calcext:value-type="float">
            <text:p>1.46904134750366</text:p>
          </table:table-cell>
          <table:table-cell office:value-type="float" office:value="1.71628677845001" calcext:value-type="float">
            <text:p>1.71628677845001</text:p>
          </table:table-cell>
          <table:table-cell office:value-type="float" office:value="1.50345814228058" calcext:value-type="float">
            <text:p>1.50345814228058</text:p>
          </table:table-cell>
          <table:table-cell office:value-type="float" office:value="1.38027739524841" calcext:value-type="float">
            <text:p>1.38027739524841</text:p>
          </table:table-cell>
          <table:table-cell office:value-type="float" office:value="1.49694013595581" calcext:value-type="float">
            <text:p>1.49694013595581</text:p>
          </table:table-cell>
          <table:table-cell office:value-type="float" office:value="1.53707265853882" calcext:value-type="float">
            <text:p>1.53707265853882</text:p>
          </table:table-cell>
          <table:table-cell office:value-type="float" office:value="1.54919123649597" calcext:value-type="float">
            <text:p>1.54919123649597</text:p>
          </table:table-cell>
          <table:table-cell office:value-type="float" office:value="1.68781852722168" calcext:value-type="float">
            <text:p>1.68781852722168</text:p>
          </table:table-cell>
          <table:table-cell office:value-type="float" office:value="1.56447291374207" calcext:value-type="float">
            <text:p>1.56447291374207</text:p>
          </table:table-cell>
          <table:table-cell office:value-type="float" office:value="1.46129131317139" calcext:value-type="float">
            <text:p>1.46129131317139</text:p>
          </table:table-cell>
          <table:table-cell office:value-type="float" office:value="1.38141632080078" calcext:value-type="float">
            <text:p>1.38141632080078</text:p>
          </table:table-cell>
          <table:table-cell office:value-type="float" office:value="1.58735382556915" calcext:value-type="float">
            <text:p>1.58735382556915</text:p>
          </table:table-cell>
          <table:table-cell office:value-type="float" office:value="1.58475804328918" calcext:value-type="float">
            <text:p>1.58475804328918</text:p>
          </table:table-cell>
          <table:table-cell office:value-type="float" office:value="1.56734931468964" calcext:value-type="float">
            <text:p>1.56734931468964</text:p>
          </table:table-cell>
          <table:table-cell office:value-type="float" office:value="1.39899432659149" calcext:value-type="float">
            <text:p>1.39899432659149</text:p>
          </table:table-cell>
          <table:table-cell office:value-type="float" office:value="1.23550832271576" calcext:value-type="float">
            <text:p>1.23550832271576</text:p>
          </table:table-cell>
          <table:table-cell office:value-type="float" office:value="1.45794892311096" calcext:value-type="float">
            <text:p>1.45794892311096</text:p>
          </table:table-cell>
          <table:table-cell office:value-type="float" office:value="1.65680301189423" calcext:value-type="float">
            <text:p>1.65680301189423</text:p>
          </table:table-cell>
          <table:table-cell office:value-type="float" office:value="1.45747029781342" calcext:value-type="float">
            <text:p>1.45747029781342</text:p>
          </table:table-cell>
          <table:table-cell office:value-type="float" office:value="1.55574333667755" calcext:value-type="float">
            <text:p>1.55574333667755</text:p>
          </table:table-cell>
          <table:table-cell office:value-type="float" office:value="1.57335424423218" calcext:value-type="float">
            <text:p>1.57335424423218</text:p>
          </table:table-cell>
          <table:table-cell office:value-type="float" office:value="1.13528108596802" calcext:value-type="float">
            <text:p>1.13528108596802</text:p>
          </table:table-cell>
          <table:table-cell office:value-type="float" office:value="1.44117975234985" calcext:value-type="float">
            <text:p>1.44117975234985</text:p>
          </table:table-cell>
          <table:table-cell office:value-type="float" office:value="1.63290727138519" calcext:value-type="float">
            <text:p>1.63290727138519</text:p>
          </table:table-cell>
          <table:table-cell office:value-type="float" office:value="1.58839690685272" calcext:value-type="float">
            <text:p>1.58839690685272</text:p>
          </table:table-cell>
          <table:table-cell office:value-type="float" office:value="1.49924397468567" calcext:value-type="float">
            <text:p>1.49924397468567</text:p>
          </table:table-cell>
          <table:table-cell office:value-type="float" office:value="1.50589501857758" calcext:value-type="float">
            <text:p>1.50589501857758</text:p>
          </table:table-cell>
          <table:table-cell office:value-type="float" office:value="1.55215215682983" calcext:value-type="float">
            <text:p>1.55215215682983</text:p>
          </table:table-cell>
          <table:table-cell office:value-type="float" office:value="1.24514853954315" calcext:value-type="float">
            <text:p>1.24514853954315</text:p>
          </table:table-cell>
          <table:table-cell office:value-type="float" office:value="1.50053715705872" calcext:value-type="float">
            <text:p>1.50053715705872</text:p>
          </table:table-cell>
          <table:table-cell office:value-type="float" office:value="1.39278829097748" calcext:value-type="float">
            <text:p>1.39278829097748</text:p>
          </table:table-cell>
          <table:table-cell office:value-type="float" office:value="1.72693169116974" calcext:value-type="float">
            <text:p>1.72693169116974</text:p>
          </table:table-cell>
          <table:table-cell office:value-type="float" office:value="1.54149103164673" calcext:value-type="float">
            <text:p>1.54149103164673</text:p>
          </table:table-cell>
          <table:table-cell office:value-type="float" office:value="1.29368209838867" calcext:value-type="float">
            <text:p>1.29368209838867</text:p>
          </table:table-cell>
          <table:table-cell office:value-type="float" office:value="1.39504265785217" calcext:value-type="float">
            <text:p>1.39504265785217</text:p>
          </table:table-cell>
          <table:table-cell office:value-type="float" office:value="1.10174250602722" calcext:value-type="float">
            <text:p>1.10174250602722</text:p>
          </table:table-cell>
          <table:table-cell office:value-type="float" office:value="1.51665043830872" calcext:value-type="float">
            <text:p>1.51665043830872</text:p>
          </table:table-cell>
          <table:table-cell office:value-type="float" office:value="1.78724479675293" calcext:value-type="float">
            <text:p>1.78724479675293</text:p>
          </table:table-cell>
          <table:table-cell office:value-type="float" office:value="1.71074223518372" calcext:value-type="float">
            <text:p>1.71074223518372</text:p>
          </table:table-cell>
          <table:table-cell office:value-type="float" office:value="1.39908218383789" calcext:value-type="float">
            <text:p>1.39908218383789</text:p>
          </table:table-cell>
          <table:table-cell office:value-type="float" office:value="1.28190398216248" calcext:value-type="float">
            <text:p>1.28190398216248</text:p>
          </table:table-cell>
          <table:table-cell office:value-type="float" office:value="1.55004692077637" calcext:value-type="float">
            <text:p>1.55004692077637</text:p>
          </table:table-cell>
          <table:table-cell office:value-type="float" office:value="1.2623804807663" calcext:value-type="float">
            <text:p>1.2623804807663</text:p>
          </table:table-cell>
          <table:table-cell office:value-type="float" office:value="1.31573617458344" calcext:value-type="float">
            <text:p>1.31573617458344</text:p>
          </table:table-cell>
          <table:table-cell office:value-type="float" office:value="1.49824452400208" calcext:value-type="float">
            <text:p>1.49824452400208</text:p>
          </table:table-cell>
          <table:table-cell office:value-type="float" office:value="1.55496215820313" calcext:value-type="float">
            <text:p>1.55496215820313</text:p>
          </table:table-cell>
          <table:table-cell office:value-type="float" office:value="1.5608366727829" calcext:value-type="float">
            <text:p>1.5608366727829</text:p>
          </table:table-cell>
          <table:table-cell office:value-type="float" office:value="1.59108245372772" calcext:value-type="float">
            <text:p>1.59108245372772</text:p>
          </table:table-cell>
          <table:table-cell office:value-type="float" office:value="1.63391590118408" calcext:value-type="float">
            <text:p>1.63391590118408</text:p>
          </table:table-cell>
          <table:table-cell office:value-type="float" office:value="0.854019820690155" calcext:value-type="float">
            <text:p>0.854019820690155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565354347229" calcext:value-type="float">
            <text:p>1.565354347229</text:p>
          </table:table-cell>
          <table:table-cell office:value-type="float" office:value="1.51951062679291" calcext:value-type="float">
            <text:p>1.51951062679291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63760733604431" calcext:value-type="float">
            <text:p>1.63760733604431</text:p>
          </table:table-cell>
          <table:table-cell office:value-type="float" office:value="1.26019740104675" calcext:value-type="float">
            <text:p>1.26019740104675</text:p>
          </table:table-cell>
          <table:table-cell office:value-type="float" office:value="1.5805811882019" calcext:value-type="float">
            <text:p>1.5805811882019</text:p>
          </table:table-cell>
          <table:table-cell office:value-type="float" office:value="1.40243697166443" calcext:value-type="float">
            <text:p>1.40243697166443</text:p>
          </table:table-cell>
          <table:table-cell office:value-type="float" office:value="1.82073509693146" calcext:value-type="float">
            <text:p>1.82073509693146</text:p>
          </table:table-cell>
          <table:table-cell office:value-type="float" office:value="1.5948588848114" calcext:value-type="float">
            <text:p>1.5948588848114</text:p>
          </table:table-cell>
          <table:table-cell office:value-type="float" office:value="1.65641582012177" calcext:value-type="float">
            <text:p>1.65641582012177</text:p>
          </table:table-cell>
          <table:table-cell office:value-type="float" office:value="1.48803317546844" calcext:value-type="float">
            <text:p>1.48803317546844</text:p>
          </table:table-cell>
          <table:table-cell office:value-type="float" office:value="1.5550844669342" calcext:value-type="float">
            <text:p>1.5550844669342</text:p>
          </table:table-cell>
          <table:table-cell office:value-type="float" office:value="1.39266288280487" calcext:value-type="float">
            <text:p>1.39266288280487</text:p>
          </table:table-cell>
          <table:table-cell office:value-type="float" office:value="1.61176300048828" calcext:value-type="float">
            <text:p>1.61176300048828</text:p>
          </table:table-cell>
          <table:table-cell office:value-type="float" office:value="1.72028827667236" calcext:value-type="float">
            <text:p>1.72028827667236</text:p>
          </table:table-cell>
          <table:table-cell office:value-type="float" office:value="1.60120165348053" calcext:value-type="float">
            <text:p>1.60120165348053</text:p>
          </table:table-cell>
          <table:table-cell office:value-type="float" office:value="1.54719078540802" calcext:value-type="float">
            <text:p>1.54719078540802</text:p>
          </table:table-cell>
          <table:table-cell office:value-type="float" office:value="1.62015998363495" calcext:value-type="float">
            <text:p>1.62015998363495</text:p>
          </table:table-cell>
          <table:table-cell office:value-type="float" office:value="1.72409629821777" calcext:value-type="float">
            <text:p>1.72409629821777</text:p>
          </table:table-cell>
          <table:table-cell office:value-type="float" office:value="1.50286448001862" calcext:value-type="float">
            <text:p>1.50286448001862</text:p>
          </table:table-cell>
          <table:table-cell office:value-type="float" office:value="1.4614030122757" calcext:value-type="float">
            <text:p>1.4614030122757</text:p>
          </table:table-cell>
          <table:table-cell office:value-type="float" office:value="1.48550343513489" calcext:value-type="float">
            <text:p>1.48550343513489</text:p>
          </table:table-cell>
          <table:table-cell office:value-type="float" office:value="1.35060179233551" calcext:value-type="float">
            <text:p>1.35060179233551</text:p>
          </table:table-cell>
          <table:table-cell office:value-type="float" office:value="1.47872734069824" calcext:value-type="float">
            <text:p>1.47872734069824</text:p>
          </table:table-cell>
          <table:table-cell office:value-type="float" office:value="1.45627307891846" calcext:value-type="float">
            <text:p>1.45627307891846</text:p>
          </table:table-cell>
          <table:table-cell office:value-type="float" office:value="1.59894895553589" calcext:value-type="float">
            <text:p>1.59894895553589</text:p>
          </table:table-cell>
          <table:table-cell office:value-type="float" office:value="1.52877748012543" calcext:value-type="float">
            <text:p>1.52877748012543</text:p>
          </table:table-cell>
          <table:table-cell office:value-type="float" office:value="1.37775611877441" calcext:value-type="float">
            <text:p>1.37775611877441</text:p>
          </table:table-cell>
          <table:table-cell office:value-type="float" office:value="1.5017386674881" calcext:value-type="float">
            <text:p>1.5017386674881</text:p>
          </table:table-cell>
          <table:table-cell office:value-type="float" office:value="1.45692265033722" calcext:value-type="float">
            <text:p>1.45692265033722</text:p>
          </table:table-cell>
          <table:table-cell office:value-type="float" office:value="1.47382318973541" calcext:value-type="float">
            <text:p>1.47382318973541</text:p>
          </table:table-cell>
          <table:table-cell office:value-type="float" office:value="1.6129469871521" calcext:value-type="float">
            <text:p>1.6129469871521</text:p>
          </table:table-cell>
          <table:table-cell office:value-type="float" office:value="1.58461105823517" calcext:value-type="float">
            <text:p>1.58461105823517</text:p>
          </table:table-cell>
          <table:table-cell office:value-type="float" office:value="1.62062835693359" calcext:value-type="float">
            <text:p>1.62062835693359</text:p>
          </table:table-cell>
          <table:table-cell office:value-type="float" office:value="1.48469340801239" calcext:value-type="float">
            <text:p>1.48469340801239</text:p>
          </table:table-cell>
          <table:table-cell office:value-type="float" office:value="1.51139283180237" calcext:value-type="float">
            <text:p>1.51139283180237</text:p>
          </table:table-cell>
          <table:table-cell office:value-type="float" office:value="1.53409898281097" calcext:value-type="float">
            <text:p>1.53409898281097</text:p>
          </table:table-cell>
          <table:table-cell office:value-type="float" office:value="1.59011769294739" calcext:value-type="float">
            <text:p>1.59011769294739</text:p>
          </table:table-cell>
          <table:table-cell office:value-type="float" office:value="1.51531982421875" calcext:value-type="float">
            <text:p>1.51531982421875</text:p>
          </table:table-cell>
          <table:table-cell office:value-type="float" office:value="1.45959830284119" calcext:value-type="float">
            <text:p>1.45959830284119</text:p>
          </table:table-cell>
          <table:table-cell office:value-type="float" office:value="1.55210173130035" calcext:value-type="float">
            <text:p>1.55210173130035</text:p>
          </table:table-cell>
          <table:table-cell office:value-type="float" office:value="1.61757683753967" calcext:value-type="float">
            <text:p>1.61757683753967</text:p>
          </table:table-cell>
          <table:table-cell office:value-type="float" office:value="1.48740029335022" calcext:value-type="float">
            <text:p>1.48740029335022</text:p>
          </table:table-cell>
          <table:table-cell office:value-type="float" office:value="1.44441652297974" calcext:value-type="float">
            <text:p>1.44441652297974</text:p>
          </table:table-cell>
          <table:table-cell office:value-type="float" office:value="1.44587624073029" calcext:value-type="float">
            <text:p>1.44587624073029</text:p>
          </table:table-cell>
          <table:table-cell office:value-type="float" office:value="1.52614295482636" calcext:value-type="float">
            <text:p>1.52614295482636</text:p>
          </table:table-cell>
          <table:table-cell office:value-type="float" office:value="1.48642349243164" calcext:value-type="float">
            <text:p>1.48642349243164</text:p>
          </table:table-cell>
          <table:table-cell office:value-type="float" office:value="1.19871091842651" calcext:value-type="float">
            <text:p>1.19871091842651</text:p>
          </table:table-cell>
          <table:table-cell office:value-type="float" office:value="1.62430644035339" calcext:value-type="float">
            <text:p>1.62430644035339</text:p>
          </table:table-cell>
          <table:table-cell office:value-type="float" office:value="1.52250647544861" calcext:value-type="float">
            <text:p>1.52250647544861</text:p>
          </table:table-cell>
          <table:table-cell office:value-type="float" office:value="1.73897659778595" calcext:value-type="float">
            <text:p>1.73897659778595</text:p>
          </table:table-cell>
          <table:table-cell office:value-type="float" office:value="1.567103266716" calcext:value-type="float">
            <text:p>1.567103266716</text:p>
          </table:table-cell>
          <table:table-cell office:value-type="float" office:value="1.39318680763245" calcext:value-type="float">
            <text:p>1.39318680763245</text:p>
          </table:table-cell>
          <table:table-cell office:value-type="float" office:value="1.45431590080261" calcext:value-type="float">
            <text:p>1.45431590080261</text:p>
          </table:table-cell>
          <table:table-cell office:value-type="float" office:value="1.24840188026428" calcext:value-type="float">
            <text:p>1.24840188026428</text:p>
          </table:table-cell>
          <table:table-cell office:value-type="float" office:value="1.42368292808533" calcext:value-type="float">
            <text:p>1.42368292808533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5152189731598" calcext:value-type="float">
            <text:p>1.55152189731598</text:p>
          </table:table-cell>
          <table:table-cell office:value-type="float" office:value="1.56882071495056" calcext:value-type="float">
            <text:p>1.56882071495056</text:p>
          </table:table-cell>
          <table:table-cell office:value-type="float" office:value="1.67091739177704" calcext:value-type="float">
            <text:p>1.67091739177704</text:p>
          </table:table-cell>
          <table:table-cell office:value-type="float" office:value="1.54829275608063" calcext:value-type="float">
            <text:p>1.54829275608063</text:p>
          </table:table-cell>
          <table:table-cell office:value-type="float" office:value="1.15919864177704" calcext:value-type="float">
            <text:p>1.15919864177704</text:p>
          </table:table-cell>
          <table:table-cell office:value-type="float" office:value="1.51938045024872" calcext:value-type="float">
            <text:p>1.51938045024872</text:p>
          </table:table-cell>
          <table:table-cell office:value-type="float" office:value="1.68624293804169" calcext:value-type="float">
            <text:p>1.68624293804169</text:p>
          </table:table-cell>
          <table:table-cell office:value-type="float" office:value="1.68634378910065" calcext:value-type="float">
            <text:p>1.68634378910065</text:p>
          </table:table-cell>
          <table:table-cell office:value-type="float" office:value="1.6399313211441" calcext:value-type="float">
            <text:p>1.6399313211441</text:p>
          </table:table-cell>
          <table:table-cell office:value-type="float" office:value="1.40190434455872" calcext:value-type="float">
            <text:p>1.40190434455872</text:p>
          </table:table-cell>
          <table:table-cell office:value-type="float" office:value="1.75069105625153" calcext:value-type="float">
            <text:p>1.75069105625153</text:p>
          </table:table-cell>
          <table:table-cell office:value-type="float" office:value="1.64064967632294" calcext:value-type="float">
            <text:p>1.64064967632294</text:p>
          </table:table-cell>
          <table:table-cell office:value-type="float" office:value="1.41274499893188" calcext:value-type="float">
            <text:p>1.41274499893188</text:p>
          </table:table-cell>
          <table:table-cell office:value-type="float" office:value="1.65363562107086" calcext:value-type="float">
            <text:p>1.65363562107086</text:p>
          </table:table-cell>
          <table:table-cell office:value-type="float" office:value="1.74166393280029" calcext:value-type="float">
            <text:p>1.74166393280029</text:p>
          </table:table-cell>
          <table:table-cell office:value-type="float" office:value="1.54826903343201" calcext:value-type="float">
            <text:p>1.54826903343201</text:p>
          </table:table-cell>
          <table:table-cell office:value-type="float" office:value="1.57092869281769" calcext:value-type="float">
            <text:p>1.57092869281769</text:p>
          </table:table-cell>
          <table:table-cell office:value-type="float" office:value="1.3164529800415" calcext:value-type="float">
            <text:p>1.3164529800415</text:p>
          </table:table-cell>
          <table:table-cell office:value-type="float" office:value="1.59158885478973" calcext:value-type="float">
            <text:p>1.59158885478973</text:p>
          </table:table-cell>
          <table:table-cell office:value-type="float" office:value="1.48637712001801" calcext:value-type="float">
            <text:p>1.48637712001801</text:p>
          </table:table-cell>
          <table:table-cell office:value-type="float" office:value="1.34806513786316" calcext:value-type="float">
            <text:p>1.34806513786316</text:p>
          </table:table-cell>
          <table:table-cell office:value-type="float" office:value="1.50635933876038" calcext:value-type="float">
            <text:p>1.50635933876038</text:p>
          </table:table-cell>
          <table:table-cell office:value-type="float" office:value="1.51947033405304" calcext:value-type="float">
            <text:p>1.51947033405304</text:p>
          </table:table-cell>
          <table:table-cell office:value-type="float" office:value="1.2927074432373" calcext:value-type="float">
            <text:p>1.2927074432373</text:p>
          </table:table-cell>
          <table:table-cell office:value-type="float" office:value="1.50392067432404" calcext:value-type="float">
            <text:p>1.50392067432404</text:p>
          </table:table-cell>
          <table:table-cell office:value-type="float" office:value="1.52642142772675" calcext:value-type="float">
            <text:p>1.52642142772675</text:p>
          </table:table-cell>
          <table:table-cell office:value-type="float" office:value="1.39641201496124" calcext:value-type="float">
            <text:p>1.396412014961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5" calcext:value-type="float">
            <text:p>1.5</text:p>
          </table:table-cell>
          <table:table-cell office:value-type="float" office:value="1.5114" calcext:value-type="float">
            <text:p>1.5114</text:p>
          </table:table-cell>
          <table:table-cell office:value-type="float" office:value="1.8207" calcext:value-type="float">
            <text:p>1.8207</text:p>
          </table:table-cell>
          <table:table-cell office:value-type="float" office:value="0.854" calcext:value-type="float">
            <text:p>0.854</text:p>
          </table:table-cell>
          <table:table-cell office:value-type="float" office:value="1.4886931180954" calcext:value-type="float">
            <text:p>1.4886931180954</text:p>
          </table:table-cell>
          <table:table-cell office:value-type="float" office:value="1.47808265686035" calcext:value-type="float">
            <text:p>1.47808265686035</text:p>
          </table:table-cell>
          <table:table-cell office:value-type="float" office:value="1.57106268405914" calcext:value-type="float">
            <text:p>1.57106268405914</text:p>
          </table:table-cell>
          <table:table-cell office:value-type="float" office:value="1.44464921951294" calcext:value-type="float">
            <text:p>1.44464921951294</text:p>
          </table:table-cell>
          <table:table-cell office:value-type="float" office:value="1.56041324138641" calcext:value-type="float">
            <text:p>1.56041324138641</text:p>
          </table:table-cell>
          <table:table-cell office:value-type="float" office:value="1.67052471637726" calcext:value-type="float">
            <text:p>1.67052471637726</text:p>
          </table:table-cell>
          <table:table-cell office:value-type="float" office:value="1.50549447536469" calcext:value-type="float">
            <text:p>1.50549447536469</text:p>
          </table:table-cell>
          <table:table-cell office:value-type="float" office:value="1.53696835041046" calcext:value-type="float">
            <text:p>1.53696835041046</text:p>
          </table:table-cell>
          <table:table-cell office:value-type="float" office:value="1.31998062133789" calcext:value-type="float">
            <text:p>1.31998062133789</text:p>
          </table:table-cell>
          <table:table-cell office:value-type="float" office:value="1.4889909029007" calcext:value-type="float">
            <text:p>1.4889909029007</text:p>
          </table:table-cell>
          <table:table-cell office:value-type="float" office:value="1.59426140785217" calcext:value-type="float">
            <text:p>1.59426140785217</text:p>
          </table:table-cell>
          <table:table-cell office:value-type="float" office:value="1.62668597698212" calcext:value-type="float">
            <text:p>1.62668597698212</text:p>
          </table:table-cell>
          <table:table-cell office:value-type="float" office:value="1.4536372423172" calcext:value-type="float">
            <text:p>1.4536372423172</text:p>
          </table:table-cell>
          <table:table-cell office:value-type="float" office:value="1.16458332538605" calcext:value-type="float">
            <text:p>1.16458332538605</text:p>
          </table:table-cell>
          <table:table-cell office:value-type="float" office:value="1.26650011539459" calcext:value-type="float">
            <text:p>1.26650011539459</text:p>
          </table:table-cell>
          <table:table-cell office:value-type="float" office:value="1.48059260845184" calcext:value-type="float">
            <text:p>1.48059260845184</text:p>
          </table:table-cell>
          <table:table-cell office:value-type="float" office:value="1.51038551330566" calcext:value-type="float">
            <text:p>1.51038551330566</text:p>
          </table:table-cell>
          <table:table-cell office:value-type="float" office:value="0.996568083763123" calcext:value-type="float">
            <text:p>0.996568083763123</text:p>
          </table:table-cell>
          <table:table-cell office:value-type="float" office:value="1.54225969314575" calcext:value-type="float">
            <text:p>1.54225969314575</text:p>
          </table:table-cell>
          <table:table-cell office:value-type="float" office:value="1.31466221809387" calcext:value-type="float">
            <text:p>1.31466221809387</text:p>
          </table:table-cell>
          <table:table-cell office:value-type="float" office:value="1.20235455036163" calcext:value-type="float">
            <text:p>1.20235455036163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61146819591522" calcext:value-type="float">
            <text:p>1.61146819591522</text:p>
          </table:table-cell>
          <table:table-cell office:value-type="float" office:value="1.5303248167038" calcext:value-type="float">
            <text:p>1.5303248167038</text:p>
          </table:table-cell>
          <table:table-cell office:value-type="float" office:value="1.48859238624573" calcext:value-type="float">
            <text:p>1.48859238624573</text:p>
          </table:table-cell>
          <table:table-cell office:value-type="float" office:value="1.4830504655838" calcext:value-type="float">
            <text:p>1.4830504655838</text:p>
          </table:table-cell>
          <table:table-cell office:value-type="float" office:value="1.31875312328339" calcext:value-type="float">
            <text:p>1.31875312328339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64489340782166" calcext:value-type="float">
            <text:p>1.64489340782166</text:p>
          </table:table-cell>
          <table:table-cell office:value-type="float" office:value="1.4379700422287" calcext:value-type="float">
            <text:p>1.4379700422287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51665234565735" calcext:value-type="float">
            <text:p>1.51665234565735</text:p>
          </table:table-cell>
          <table:table-cell office:value-type="float" office:value="1.38325417041779" calcext:value-type="float">
            <text:p>1.38325417041779</text:p>
          </table:table-cell>
          <table:table-cell office:value-type="float" office:value="1.46187686920166" calcext:value-type="float">
            <text:p>1.46187686920166</text:p>
          </table:table-cell>
          <table:table-cell office:value-type="float" office:value="1.56820738315582" calcext:value-type="float">
            <text:p>1.56820738315582</text:p>
          </table:table-cell>
          <table:table-cell office:value-type="float" office:value="1.46904134750366" calcext:value-type="float">
            <text:p>1.46904134750366</text:p>
          </table:table-cell>
          <table:table-cell office:value-type="float" office:value="1.71628677845001" calcext:value-type="float">
            <text:p>1.71628677845001</text:p>
          </table:table-cell>
          <table:table-cell office:value-type="float" office:value="1.50345814228058" calcext:value-type="float">
            <text:p>1.50345814228058</text:p>
          </table:table-cell>
          <table:table-cell office:value-type="float" office:value="1.38027739524841" calcext:value-type="float">
            <text:p>1.38027739524841</text:p>
          </table:table-cell>
          <table:table-cell office:value-type="float" office:value="1.49694013595581" calcext:value-type="float">
            <text:p>1.49694013595581</text:p>
          </table:table-cell>
          <table:table-cell office:value-type="float" office:value="1.53707265853882" calcext:value-type="float">
            <text:p>1.53707265853882</text:p>
          </table:table-cell>
          <table:table-cell office:value-type="float" office:value="1.54919123649597" calcext:value-type="float">
            <text:p>1.54919123649597</text:p>
          </table:table-cell>
          <table:table-cell office:value-type="float" office:value="1.68781852722168" calcext:value-type="float">
            <text:p>1.68781852722168</text:p>
          </table:table-cell>
          <table:table-cell office:value-type="float" office:value="1.56447291374207" calcext:value-type="float">
            <text:p>1.56447291374207</text:p>
          </table:table-cell>
          <table:table-cell office:value-type="float" office:value="1.46129131317139" calcext:value-type="float">
            <text:p>1.46129131317139</text:p>
          </table:table-cell>
          <table:table-cell office:value-type="float" office:value="1.38141632080078" calcext:value-type="float">
            <text:p>1.38141632080078</text:p>
          </table:table-cell>
          <table:table-cell office:value-type="float" office:value="1.58735382556915" calcext:value-type="float">
            <text:p>1.58735382556915</text:p>
          </table:table-cell>
          <table:table-cell office:value-type="float" office:value="1.58475804328918" calcext:value-type="float">
            <text:p>1.58475804328918</text:p>
          </table:table-cell>
          <table:table-cell office:value-type="float" office:value="1.56734931468964" calcext:value-type="float">
            <text:p>1.56734931468964</text:p>
          </table:table-cell>
          <table:table-cell office:value-type="float" office:value="1.39899432659149" calcext:value-type="float">
            <text:p>1.39899432659149</text:p>
          </table:table-cell>
          <table:table-cell office:value-type="float" office:value="1.23550832271576" calcext:value-type="float">
            <text:p>1.23550832271576</text:p>
          </table:table-cell>
          <table:table-cell office:value-type="float" office:value="1.45794892311096" calcext:value-type="float">
            <text:p>1.45794892311096</text:p>
          </table:table-cell>
          <table:table-cell office:value-type="float" office:value="1.65680301189423" calcext:value-type="float">
            <text:p>1.65680301189423</text:p>
          </table:table-cell>
          <table:table-cell office:value-type="float" office:value="1.45747029781342" calcext:value-type="float">
            <text:p>1.45747029781342</text:p>
          </table:table-cell>
          <table:table-cell office:value-type="float" office:value="1.55574333667755" calcext:value-type="float">
            <text:p>1.55574333667755</text:p>
          </table:table-cell>
          <table:table-cell office:value-type="float" office:value="1.57335424423218" calcext:value-type="float">
            <text:p>1.57335424423218</text:p>
          </table:table-cell>
          <table:table-cell office:value-type="float" office:value="1.13528108596802" calcext:value-type="float">
            <text:p>1.13528108596802</text:p>
          </table:table-cell>
          <table:table-cell office:value-type="float" office:value="1.44117975234985" calcext:value-type="float">
            <text:p>1.44117975234985</text:p>
          </table:table-cell>
          <table:table-cell office:value-type="float" office:value="1.63290727138519" calcext:value-type="float">
            <text:p>1.63290727138519</text:p>
          </table:table-cell>
          <table:table-cell office:value-type="float" office:value="1.58839690685272" calcext:value-type="float">
            <text:p>1.58839690685272</text:p>
          </table:table-cell>
          <table:table-cell office:value-type="float" office:value="1.49924397468567" calcext:value-type="float">
            <text:p>1.49924397468567</text:p>
          </table:table-cell>
          <table:table-cell office:value-type="float" office:value="1.50589501857758" calcext:value-type="float">
            <text:p>1.50589501857758</text:p>
          </table:table-cell>
          <table:table-cell office:value-type="float" office:value="1.55215215682983" calcext:value-type="float">
            <text:p>1.55215215682983</text:p>
          </table:table-cell>
          <table:table-cell office:value-type="float" office:value="1.24514853954315" calcext:value-type="float">
            <text:p>1.24514853954315</text:p>
          </table:table-cell>
          <table:table-cell office:value-type="float" office:value="1.50053715705872" calcext:value-type="float">
            <text:p>1.50053715705872</text:p>
          </table:table-cell>
          <table:table-cell office:value-type="float" office:value="1.39278829097748" calcext:value-type="float">
            <text:p>1.39278829097748</text:p>
          </table:table-cell>
          <table:table-cell office:value-type="float" office:value="1.72693169116974" calcext:value-type="float">
            <text:p>1.72693169116974</text:p>
          </table:table-cell>
          <table:table-cell office:value-type="float" office:value="1.54149103164673" calcext:value-type="float">
            <text:p>1.54149103164673</text:p>
          </table:table-cell>
          <table:table-cell office:value-type="float" office:value="1.29368209838867" calcext:value-type="float">
            <text:p>1.29368209838867</text:p>
          </table:table-cell>
          <table:table-cell office:value-type="float" office:value="1.39504265785217" calcext:value-type="float">
            <text:p>1.39504265785217</text:p>
          </table:table-cell>
          <table:table-cell office:value-type="float" office:value="1.10174250602722" calcext:value-type="float">
            <text:p>1.10174250602722</text:p>
          </table:table-cell>
          <table:table-cell office:value-type="float" office:value="1.51665043830872" calcext:value-type="float">
            <text:p>1.51665043830872</text:p>
          </table:table-cell>
          <table:table-cell office:value-type="float" office:value="1.78724479675293" calcext:value-type="float">
            <text:p>1.78724479675293</text:p>
          </table:table-cell>
          <table:table-cell office:value-type="float" office:value="1.71074223518372" calcext:value-type="float">
            <text:p>1.71074223518372</text:p>
          </table:table-cell>
          <table:table-cell office:value-type="float" office:value="1.39908218383789" calcext:value-type="float">
            <text:p>1.39908218383789</text:p>
          </table:table-cell>
          <table:table-cell office:value-type="float" office:value="1.28190398216248" calcext:value-type="float">
            <text:p>1.28190398216248</text:p>
          </table:table-cell>
          <table:table-cell office:value-type="float" office:value="1.55004692077637" calcext:value-type="float">
            <text:p>1.55004692077637</text:p>
          </table:table-cell>
          <table:table-cell office:value-type="float" office:value="1.2623804807663" calcext:value-type="float">
            <text:p>1.2623804807663</text:p>
          </table:table-cell>
          <table:table-cell office:value-type="float" office:value="1.31573617458344" calcext:value-type="float">
            <text:p>1.31573617458344</text:p>
          </table:table-cell>
          <table:table-cell office:value-type="float" office:value="1.49824452400208" calcext:value-type="float">
            <text:p>1.49824452400208</text:p>
          </table:table-cell>
          <table:table-cell office:value-type="float" office:value="1.55496215820313" calcext:value-type="float">
            <text:p>1.55496215820313</text:p>
          </table:table-cell>
          <table:table-cell office:value-type="float" office:value="1.5608366727829" calcext:value-type="float">
            <text:p>1.5608366727829</text:p>
          </table:table-cell>
          <table:table-cell office:value-type="float" office:value="1.59108245372772" calcext:value-type="float">
            <text:p>1.59108245372772</text:p>
          </table:table-cell>
          <table:table-cell office:value-type="float" office:value="1.63391590118408" calcext:value-type="float">
            <text:p>1.63391590118408</text:p>
          </table:table-cell>
          <table:table-cell office:value-type="float" office:value="0.854019820690155" calcext:value-type="float">
            <text:p>0.854019820690155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565354347229" calcext:value-type="float">
            <text:p>1.565354347229</text:p>
          </table:table-cell>
          <table:table-cell office:value-type="float" office:value="1.51951062679291" calcext:value-type="float">
            <text:p>1.51951062679291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63760733604431" calcext:value-type="float">
            <text:p>1.63760733604431</text:p>
          </table:table-cell>
          <table:table-cell office:value-type="float" office:value="1.26019740104675" calcext:value-type="float">
            <text:p>1.26019740104675</text:p>
          </table:table-cell>
          <table:table-cell office:value-type="float" office:value="1.5805811882019" calcext:value-type="float">
            <text:p>1.5805811882019</text:p>
          </table:table-cell>
          <table:table-cell office:value-type="float" office:value="1.40243697166443" calcext:value-type="float">
            <text:p>1.40243697166443</text:p>
          </table:table-cell>
          <table:table-cell office:value-type="float" office:value="1.82073509693146" calcext:value-type="float">
            <text:p>1.82073509693146</text:p>
          </table:table-cell>
          <table:table-cell office:value-type="float" office:value="1.5948588848114" calcext:value-type="float">
            <text:p>1.5948588848114</text:p>
          </table:table-cell>
          <table:table-cell office:value-type="float" office:value="1.65641582012177" calcext:value-type="float">
            <text:p>1.65641582012177</text:p>
          </table:table-cell>
          <table:table-cell office:value-type="float" office:value="1.48803317546844" calcext:value-type="float">
            <text:p>1.48803317546844</text:p>
          </table:table-cell>
          <table:table-cell office:value-type="float" office:value="1.5550844669342" calcext:value-type="float">
            <text:p>1.5550844669342</text:p>
          </table:table-cell>
          <table:table-cell office:value-type="float" office:value="1.39266288280487" calcext:value-type="float">
            <text:p>1.39266288280487</text:p>
          </table:table-cell>
          <table:table-cell office:value-type="float" office:value="1.61176300048828" calcext:value-type="float">
            <text:p>1.61176300048828</text:p>
          </table:table-cell>
          <table:table-cell office:value-type="float" office:value="1.72028827667236" calcext:value-type="float">
            <text:p>1.72028827667236</text:p>
          </table:table-cell>
          <table:table-cell office:value-type="float" office:value="1.60120165348053" calcext:value-type="float">
            <text:p>1.60120165348053</text:p>
          </table:table-cell>
          <table:table-cell office:value-type="float" office:value="1.54719078540802" calcext:value-type="float">
            <text:p>1.54719078540802</text:p>
          </table:table-cell>
          <table:table-cell office:value-type="float" office:value="1.62015998363495" calcext:value-type="float">
            <text:p>1.62015998363495</text:p>
          </table:table-cell>
          <table:table-cell office:value-type="float" office:value="1.72409629821777" calcext:value-type="float">
            <text:p>1.72409629821777</text:p>
          </table:table-cell>
          <table:table-cell office:value-type="float" office:value="1.50286448001862" calcext:value-type="float">
            <text:p>1.50286448001862</text:p>
          </table:table-cell>
          <table:table-cell office:value-type="float" office:value="1.4614030122757" calcext:value-type="float">
            <text:p>1.4614030122757</text:p>
          </table:table-cell>
          <table:table-cell office:value-type="float" office:value="1.48550343513489" calcext:value-type="float">
            <text:p>1.48550343513489</text:p>
          </table:table-cell>
          <table:table-cell office:value-type="float" office:value="1.35060179233551" calcext:value-type="float">
            <text:p>1.35060179233551</text:p>
          </table:table-cell>
          <table:table-cell office:value-type="float" office:value="1.47872734069824" calcext:value-type="float">
            <text:p>1.47872734069824</text:p>
          </table:table-cell>
          <table:table-cell office:value-type="float" office:value="1.45627307891846" calcext:value-type="float">
            <text:p>1.45627307891846</text:p>
          </table:table-cell>
          <table:table-cell office:value-type="float" office:value="1.59894895553589" calcext:value-type="float">
            <text:p>1.59894895553589</text:p>
          </table:table-cell>
          <table:table-cell office:value-type="float" office:value="1.52877748012543" calcext:value-type="float">
            <text:p>1.52877748012543</text:p>
          </table:table-cell>
          <table:table-cell office:value-type="float" office:value="1.37775611877441" calcext:value-type="float">
            <text:p>1.37775611877441</text:p>
          </table:table-cell>
          <table:table-cell office:value-type="float" office:value="1.5017386674881" calcext:value-type="float">
            <text:p>1.5017386674881</text:p>
          </table:table-cell>
          <table:table-cell office:value-type="float" office:value="1.45692265033722" calcext:value-type="float">
            <text:p>1.45692265033722</text:p>
          </table:table-cell>
          <table:table-cell office:value-type="float" office:value="1.47382318973541" calcext:value-type="float">
            <text:p>1.47382318973541</text:p>
          </table:table-cell>
          <table:table-cell office:value-type="float" office:value="1.6129469871521" calcext:value-type="float">
            <text:p>1.6129469871521</text:p>
          </table:table-cell>
          <table:table-cell office:value-type="float" office:value="1.58461105823517" calcext:value-type="float">
            <text:p>1.58461105823517</text:p>
          </table:table-cell>
          <table:table-cell office:value-type="float" office:value="1.62062835693359" calcext:value-type="float">
            <text:p>1.62062835693359</text:p>
          </table:table-cell>
          <table:table-cell office:value-type="float" office:value="1.48469340801239" calcext:value-type="float">
            <text:p>1.48469340801239</text:p>
          </table:table-cell>
          <table:table-cell office:value-type="float" office:value="1.51139283180237" calcext:value-type="float">
            <text:p>1.51139283180237</text:p>
          </table:table-cell>
          <table:table-cell office:value-type="float" office:value="1.53409898281097" calcext:value-type="float">
            <text:p>1.53409898281097</text:p>
          </table:table-cell>
          <table:table-cell office:value-type="float" office:value="1.59011769294739" calcext:value-type="float">
            <text:p>1.59011769294739</text:p>
          </table:table-cell>
          <table:table-cell office:value-type="float" office:value="1.51531982421875" calcext:value-type="float">
            <text:p>1.51531982421875</text:p>
          </table:table-cell>
          <table:table-cell office:value-type="float" office:value="1.45959830284119" calcext:value-type="float">
            <text:p>1.45959830284119</text:p>
          </table:table-cell>
          <table:table-cell office:value-type="float" office:value="1.55210173130035" calcext:value-type="float">
            <text:p>1.55210173130035</text:p>
          </table:table-cell>
          <table:table-cell office:value-type="float" office:value="1.61757683753967" calcext:value-type="float">
            <text:p>1.61757683753967</text:p>
          </table:table-cell>
          <table:table-cell office:value-type="float" office:value="1.48740029335022" calcext:value-type="float">
            <text:p>1.48740029335022</text:p>
          </table:table-cell>
          <table:table-cell office:value-type="float" office:value="1.44441652297974" calcext:value-type="float">
            <text:p>1.44441652297974</text:p>
          </table:table-cell>
          <table:table-cell office:value-type="float" office:value="1.44587624073029" calcext:value-type="float">
            <text:p>1.44587624073029</text:p>
          </table:table-cell>
          <table:table-cell office:value-type="float" office:value="1.52614295482636" calcext:value-type="float">
            <text:p>1.52614295482636</text:p>
          </table:table-cell>
          <table:table-cell office:value-type="float" office:value="1.48642349243164" calcext:value-type="float">
            <text:p>1.48642349243164</text:p>
          </table:table-cell>
          <table:table-cell office:value-type="float" office:value="1.19871091842651" calcext:value-type="float">
            <text:p>1.19871091842651</text:p>
          </table:table-cell>
          <table:table-cell office:value-type="float" office:value="1.62430644035339" calcext:value-type="float">
            <text:p>1.62430644035339</text:p>
          </table:table-cell>
          <table:table-cell office:value-type="float" office:value="1.52250647544861" calcext:value-type="float">
            <text:p>1.52250647544861</text:p>
          </table:table-cell>
          <table:table-cell office:value-type="float" office:value="1.73897659778595" calcext:value-type="float">
            <text:p>1.73897659778595</text:p>
          </table:table-cell>
          <table:table-cell office:value-type="float" office:value="1.567103266716" calcext:value-type="float">
            <text:p>1.567103266716</text:p>
          </table:table-cell>
          <table:table-cell office:value-type="float" office:value="1.39318680763245" calcext:value-type="float">
            <text:p>1.39318680763245</text:p>
          </table:table-cell>
          <table:table-cell office:value-type="float" office:value="1.45431590080261" calcext:value-type="float">
            <text:p>1.45431590080261</text:p>
          </table:table-cell>
          <table:table-cell office:value-type="float" office:value="1.24840188026428" calcext:value-type="float">
            <text:p>1.24840188026428</text:p>
          </table:table-cell>
          <table:table-cell office:value-type="float" office:value="1.42368292808533" calcext:value-type="float">
            <text:p>1.42368292808533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5152189731598" calcext:value-type="float">
            <text:p>1.55152189731598</text:p>
          </table:table-cell>
          <table:table-cell office:value-type="float" office:value="1.56882071495056" calcext:value-type="float">
            <text:p>1.56882071495056</text:p>
          </table:table-cell>
          <table:table-cell office:value-type="float" office:value="1.67091739177704" calcext:value-type="float">
            <text:p>1.67091739177704</text:p>
          </table:table-cell>
          <table:table-cell office:value-type="float" office:value="1.54829275608063" calcext:value-type="float">
            <text:p>1.54829275608063</text:p>
          </table:table-cell>
          <table:table-cell office:value-type="float" office:value="1.15919864177704" calcext:value-type="float">
            <text:p>1.15919864177704</text:p>
          </table:table-cell>
          <table:table-cell office:value-type="float" office:value="1.51938045024872" calcext:value-type="float">
            <text:p>1.51938045024872</text:p>
          </table:table-cell>
          <table:table-cell office:value-type="float" office:value="1.68624293804169" calcext:value-type="float">
            <text:p>1.68624293804169</text:p>
          </table:table-cell>
          <table:table-cell office:value-type="float" office:value="1.68634378910065" calcext:value-type="float">
            <text:p>1.68634378910065</text:p>
          </table:table-cell>
          <table:table-cell office:value-type="float" office:value="1.6399313211441" calcext:value-type="float">
            <text:p>1.6399313211441</text:p>
          </table:table-cell>
          <table:table-cell office:value-type="float" office:value="1.40190434455872" calcext:value-type="float">
            <text:p>1.40190434455872</text:p>
          </table:table-cell>
          <table:table-cell office:value-type="float" office:value="1.75069105625153" calcext:value-type="float">
            <text:p>1.75069105625153</text:p>
          </table:table-cell>
          <table:table-cell office:value-type="float" office:value="1.64064967632294" calcext:value-type="float">
            <text:p>1.64064967632294</text:p>
          </table:table-cell>
          <table:table-cell office:value-type="float" office:value="1.41274499893188" calcext:value-type="float">
            <text:p>1.41274499893188</text:p>
          </table:table-cell>
          <table:table-cell office:value-type="float" office:value="1.65363562107086" calcext:value-type="float">
            <text:p>1.65363562107086</text:p>
          </table:table-cell>
          <table:table-cell office:value-type="float" office:value="1.74166393280029" calcext:value-type="float">
            <text:p>1.74166393280029</text:p>
          </table:table-cell>
          <table:table-cell office:value-type="float" office:value="1.54826903343201" calcext:value-type="float">
            <text:p>1.54826903343201</text:p>
          </table:table-cell>
          <table:table-cell office:value-type="float" office:value="1.57092869281769" calcext:value-type="float">
            <text:p>1.57092869281769</text:p>
          </table:table-cell>
          <table:table-cell office:value-type="float" office:value="1.3164529800415" calcext:value-type="float">
            <text:p>1.3164529800415</text:p>
          </table:table-cell>
          <table:table-cell office:value-type="float" office:value="1.59158885478973" calcext:value-type="float">
            <text:p>1.59158885478973</text:p>
          </table:table-cell>
          <table:table-cell office:value-type="float" office:value="1.48637712001801" calcext:value-type="float">
            <text:p>1.48637712001801</text:p>
          </table:table-cell>
          <table:table-cell office:value-type="float" office:value="1.34806513786316" calcext:value-type="float">
            <text:p>1.34806513786316</text:p>
          </table:table-cell>
          <table:table-cell office:value-type="float" office:value="1.50635933876038" calcext:value-type="float">
            <text:p>1.50635933876038</text:p>
          </table:table-cell>
          <table:table-cell office:value-type="float" office:value="1.51947033405304" calcext:value-type="float">
            <text:p>1.51947033405304</text:p>
          </table:table-cell>
          <table:table-cell office:value-type="float" office:value="1.2927074432373" calcext:value-type="float">
            <text:p>1.2927074432373</text:p>
          </table:table-cell>
          <table:table-cell office:value-type="float" office:value="1.50392067432404" calcext:value-type="float">
            <text:p>1.50392067432404</text:p>
          </table:table-cell>
          <table:table-cell office:value-type="float" office:value="1.52642142772675" calcext:value-type="float">
            <text:p>1.52642142772675</text:p>
          </table:table-cell>
          <table:table-cell office:value-type="float" office:value="1.39641201496124" calcext:value-type="float">
            <text:p>1.396412014961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5093" calcext:value-type="float">
            <text:p>1.5093</text:p>
          </table:table-cell>
          <table:table-cell office:value-type="float" office:value="1.5194" calcext:value-type="float">
            <text:p>1.5194</text:p>
          </table:table-cell>
          <table:table-cell office:value-type="float" office:value="1.8207" calcext:value-type="float">
            <text:p>1.8207</text:p>
          </table:table-cell>
          <table:table-cell office:value-type="float" office:value="0.854" calcext:value-type="float">
            <text:p>0.854</text:p>
          </table:table-cell>
          <table:table-cell office:value-type="float" office:value="1.57242715358734" calcext:value-type="float">
            <text:p>1.57242715358734</text:p>
          </table:table-cell>
          <table:table-cell office:value-type="float" office:value="1.47808265686035" calcext:value-type="float">
            <text:p>1.47808265686035</text:p>
          </table:table-cell>
          <table:table-cell office:value-type="float" office:value="1.4889909029007" calcext:value-type="float">
            <text:p>1.4889909029007</text:p>
          </table:table-cell>
          <table:table-cell office:value-type="float" office:value="1.44464921951294" calcext:value-type="float">
            <text:p>1.44464921951294</text:p>
          </table:table-cell>
          <table:table-cell office:value-type="float" office:value="1.56041324138641" calcext:value-type="float">
            <text:p>1.56041324138641</text:p>
          </table:table-cell>
          <table:table-cell office:value-type="float" office:value="1.16458332538605" calcext:value-type="float">
            <text:p>1.16458332538605</text:p>
          </table:table-cell>
          <table:table-cell office:value-type="float" office:value="1.67052471637726" calcext:value-type="float">
            <text:p>1.67052471637726</text:p>
          </table:table-cell>
          <table:table-cell office:value-type="float" office:value="1.53696835041046" calcext:value-type="float">
            <text:p>1.53696835041046</text:p>
          </table:table-cell>
          <table:table-cell office:value-type="float" office:value="1.31998062133789" calcext:value-type="float">
            <text:p>1.31998062133789</text:p>
          </table:table-cell>
          <table:table-cell office:value-type="float" office:value="1.50549447536469" calcext:value-type="float">
            <text:p>1.50549447536469</text:p>
          </table:table-cell>
          <table:table-cell office:value-type="float" office:value="1.59426140785217" calcext:value-type="float">
            <text:p>1.59426140785217</text:p>
          </table:table-cell>
          <table:table-cell office:value-type="float" office:value="1.4886931180954" calcext:value-type="float">
            <text:p>1.4886931180954</text:p>
          </table:table-cell>
          <table:table-cell office:value-type="float" office:value="1.62668597698212" calcext:value-type="float">
            <text:p>1.62668597698212</text:p>
          </table:table-cell>
          <table:table-cell office:value-type="float" office:value="1.4536372423172" calcext:value-type="float">
            <text:p>1.4536372423172</text:p>
          </table:table-cell>
          <table:table-cell office:value-type="float" office:value="1.26650011539459" calcext:value-type="float">
            <text:p>1.26650011539459</text:p>
          </table:table-cell>
          <table:table-cell office:value-type="float" office:value="1.48059260845184" calcext:value-type="float">
            <text:p>1.48059260845184</text:p>
          </table:table-cell>
          <table:table-cell office:value-type="float" office:value="0.996568083763123" calcext:value-type="float">
            <text:p>0.996568083763123</text:p>
          </table:table-cell>
          <table:table-cell office:value-type="float" office:value="1.52608060836792" calcext:value-type="float">
            <text:p>1.52608060836792</text:p>
          </table:table-cell>
          <table:table-cell office:value-type="float" office:value="1.23818421363831" calcext:value-type="float">
            <text:p>1.23818421363831</text:p>
          </table:table-cell>
          <table:table-cell office:value-type="float" office:value="1.54305267333984" calcext:value-type="float">
            <text:p>1.54305267333984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62044990062714" calcext:value-type="float">
            <text:p>1.62044990062714</text:p>
          </table:table-cell>
          <table:table-cell office:value-type="float" office:value="1.48884224891663" calcext:value-type="float">
            <text:p>1.48884224891663</text:p>
          </table:table-cell>
          <table:table-cell office:value-type="float" office:value="1.5368869304657" calcext:value-type="float">
            <text:p>1.5368869304657</text:p>
          </table:table-cell>
          <table:table-cell office:value-type="float" office:value="1.48903548717499" calcext:value-type="float">
            <text:p>1.48903548717499</text:p>
          </table:table-cell>
          <table:table-cell office:value-type="float" office:value="1.46687436103821" calcext:value-type="float">
            <text:p>1.46687436103821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71969819068909" calcext:value-type="float">
            <text:p>1.71969819068909</text:p>
          </table:table-cell>
          <table:table-cell office:value-type="float" office:value="1.52719557285309" calcext:value-type="float">
            <text:p>1.52719557285309</text:p>
          </table:table-cell>
          <table:table-cell office:value-type="float" office:value="1.2465146780014" calcext:value-type="float">
            <text:p>1.2465146780014</text:p>
          </table:table-cell>
          <table:table-cell office:value-type="float" office:value="1.38896059989929" calcext:value-type="float">
            <text:p>1.38896059989929</text:p>
          </table:table-cell>
          <table:table-cell office:value-type="float" office:value="1.54919123649597" calcext:value-type="float">
            <text:p>1.54919123649597</text:p>
          </table:table-cell>
          <table:table-cell office:value-type="float" office:value="1.46904134750366" calcext:value-type="float">
            <text:p>1.46904134750366</text:p>
          </table:table-cell>
          <table:table-cell office:value-type="float" office:value="1.71628677845001" calcext:value-type="float">
            <text:p>1.71628677845001</text:p>
          </table:table-cell>
          <table:table-cell office:value-type="float" office:value="1.38141632080078" calcext:value-type="float">
            <text:p>1.38141632080078</text:p>
          </table:table-cell>
          <table:table-cell office:value-type="float" office:value="1.50345814228058" calcext:value-type="float">
            <text:p>1.50345814228058</text:p>
          </table:table-cell>
          <table:table-cell office:value-type="float" office:value="1.49694013595581" calcext:value-type="float">
            <text:p>1.49694013595581</text:p>
          </table:table-cell>
          <table:table-cell office:value-type="float" office:value="1.53707265853882" calcext:value-type="float">
            <text:p>1.53707265853882</text:p>
          </table:table-cell>
          <table:table-cell office:value-type="float" office:value="1.38027739524841" calcext:value-type="float">
            <text:p>1.38027739524841</text:p>
          </table:table-cell>
          <table:table-cell office:value-type="float" office:value="1.68781852722168" calcext:value-type="float">
            <text:p>1.68781852722168</text:p>
          </table:table-cell>
          <table:table-cell office:value-type="float" office:value="1.54225969314575" calcext:value-type="float">
            <text:p>1.54225969314575</text:p>
          </table:table-cell>
          <table:table-cell office:value-type="float" office:value="1.56447291374207" calcext:value-type="float">
            <text:p>1.56447291374207</text:p>
          </table:table-cell>
          <table:table-cell office:value-type="float" office:value="1.46129131317139" calcext:value-type="float">
            <text:p>1.46129131317139</text:p>
          </table:table-cell>
          <table:table-cell office:value-type="float" office:value="1.58735382556915" calcext:value-type="float">
            <text:p>1.58735382556915</text:p>
          </table:table-cell>
          <table:table-cell office:value-type="float" office:value="1.58475804328918" calcext:value-type="float">
            <text:p>1.58475804328918</text:p>
          </table:table-cell>
          <table:table-cell office:value-type="float" office:value="1.39899432659149" calcext:value-type="float">
            <text:p>1.39899432659149</text:p>
          </table:table-cell>
          <table:table-cell office:value-type="float" office:value="1.10174250602722" calcext:value-type="float">
            <text:p>1.10174250602722</text:p>
          </table:table-cell>
          <table:table-cell office:value-type="float" office:value="1.63391590118408" calcext:value-type="float">
            <text:p>1.63391590118408</text:p>
          </table:table-cell>
          <table:table-cell office:value-type="float" office:value="1.567103266716" calcext:value-type="float">
            <text:p>1.567103266716</text:p>
          </table:table-cell>
          <table:table-cell office:value-type="float" office:value="1.65641582012177" calcext:value-type="float">
            <text:p>1.65641582012177</text:p>
          </table:table-cell>
          <table:table-cell office:value-type="float" office:value="1.47382318973541" calcext:value-type="float">
            <text:p>1.47382318973541</text:p>
          </table:table-cell>
          <table:table-cell office:value-type="float" office:value="1.45959830284119" calcext:value-type="float">
            <text:p>1.45959830284119</text:p>
          </table:table-cell>
          <table:table-cell office:value-type="float" office:value="1.4614030122757" calcext:value-type="float">
            <text:p>1.4614030122757</text:p>
          </table:table-cell>
          <table:table-cell office:value-type="float" office:value="1.62430644035339" calcext:value-type="float">
            <text:p>1.62430644035339</text:p>
          </table:table-cell>
          <table:table-cell office:value-type="float" office:value="1.31875312328339" calcext:value-type="float">
            <text:p>1.31875312328339</text:p>
          </table:table-cell>
          <table:table-cell office:value-type="float" office:value="1.52250647544861" calcext:value-type="float">
            <text:p>1.52250647544861</text:p>
          </table:table-cell>
          <table:table-cell office:value-type="float" office:value="1.73897659778595" calcext:value-type="float">
            <text:p>1.73897659778595</text:p>
          </table:table-cell>
          <table:table-cell office:value-type="float" office:value="1.39318680763245" calcext:value-type="float">
            <text:p>1.39318680763245</text:p>
          </table:table-cell>
          <table:table-cell office:value-type="float" office:value="1.45431590080261" calcext:value-type="float">
            <text:p>1.45431590080261</text:p>
          </table:table-cell>
          <table:table-cell office:value-type="float" office:value="1.42368292808533" calcext:value-type="float">
            <text:p>1.42368292808533</text:p>
          </table:table-cell>
          <table:table-cell office:value-type="float" office:value="1.39278829097748" calcext:value-type="float">
            <text:p>1.39278829097748</text:p>
          </table:table-cell>
          <table:table-cell office:value-type="float" office:value="1.39908218383789" calcext:value-type="float">
            <text:p>1.39908218383789</text:p>
          </table:table-cell>
          <table:table-cell office:value-type="float" office:value="1.72693169116974" calcext:value-type="float">
            <text:p>1.72693169116974</text:p>
          </table:table-cell>
          <table:table-cell office:value-type="float" office:value="1.29368209838867" calcext:value-type="float">
            <text:p>1.29368209838867</text:p>
          </table:table-cell>
          <table:table-cell office:value-type="float" office:value="1.39504265785217" calcext:value-type="float">
            <text:p>1.39504265785217</text:p>
          </table:table-cell>
          <table:table-cell office:value-type="float" office:value="1.54149103164673" calcext:value-type="float">
            <text:p>1.54149103164673</text:p>
          </table:table-cell>
          <table:table-cell office:value-type="float" office:value="1.51665043830872" calcext:value-type="float">
            <text:p>1.51665043830872</text:p>
          </table:table-cell>
          <table:table-cell office:value-type="float" office:value="1.20235455036163" calcext:value-type="float">
            <text:p>1.20235455036163</text:p>
          </table:table-cell>
          <table:table-cell office:value-type="float" office:value="1.78724479675293" calcext:value-type="float">
            <text:p>1.78724479675293</text:p>
          </table:table-cell>
          <table:table-cell office:value-type="float" office:value="1.71074223518372" calcext:value-type="float">
            <text:p>1.71074223518372</text:p>
          </table:table-cell>
          <table:table-cell office:value-type="float" office:value="1.28190398216248" calcext:value-type="float">
            <text:p>1.28190398216248</text:p>
          </table:table-cell>
          <table:table-cell office:value-type="float" office:value="1.55004692077637" calcext:value-type="float">
            <text:p>1.55004692077637</text:p>
          </table:table-cell>
          <table:table-cell office:value-type="float" office:value="1.31573617458344" calcext:value-type="float">
            <text:p>1.31573617458344</text:p>
          </table:table-cell>
          <table:table-cell office:value-type="float" office:value="1.51951062679291" calcext:value-type="float">
            <text:p>1.51951062679291</text:p>
          </table:table-cell>
          <table:table-cell office:value-type="float" office:value="1.49824452400208" calcext:value-type="float">
            <text:p>1.49824452400208</text:p>
          </table:table-cell>
          <table:table-cell office:value-type="float" office:value="1.5608366727829" calcext:value-type="float">
            <text:p>1.5608366727829</text:p>
          </table:table-cell>
          <table:table-cell office:value-type="float" office:value="1.59108245372772" calcext:value-type="float">
            <text:p>1.59108245372772</text:p>
          </table:table-cell>
          <table:table-cell office:value-type="float" office:value="1.55496215820313" calcext:value-type="float">
            <text:p>1.55496215820313</text:p>
          </table:table-cell>
          <table:table-cell office:value-type="float" office:value="0.854019820690155" calcext:value-type="float">
            <text:p>0.854019820690155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565354347229" calcext:value-type="float">
            <text:p>1.565354347229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63760733604431" calcext:value-type="float">
            <text:p>1.63760733604431</text:p>
          </table:table-cell>
          <table:table-cell office:value-type="float" office:value="1.5805811882019" calcext:value-type="float">
            <text:p>1.5805811882019</text:p>
          </table:table-cell>
          <table:table-cell office:value-type="float" office:value="1.61176300048828" calcext:value-type="float">
            <text:p>1.61176300048828</text:p>
          </table:table-cell>
          <table:table-cell office:value-type="float" office:value="1.48469340801239" calcext:value-type="float">
            <text:p>1.48469340801239</text:p>
          </table:table-cell>
          <table:table-cell office:value-type="float" office:value="1.44441652297974" calcext:value-type="float">
            <text:p>1.44441652297974</text:p>
          </table:table-cell>
          <table:table-cell office:value-type="float" office:value="1.45627307891846" calcext:value-type="float">
            <text:p>1.45627307891846</text:p>
          </table:table-cell>
          <table:table-cell office:value-type="float" office:value="1.56882071495056" calcext:value-type="float">
            <text:p>1.56882071495056</text:p>
          </table:table-cell>
          <table:table-cell office:value-type="float" office:value="1.4379700422287" calcext:value-type="float">
            <text:p>1.4379700422287</text:p>
          </table:table-cell>
          <table:table-cell office:value-type="float" office:value="1.68634378910065" calcext:value-type="float">
            <text:p>1.68634378910065</text:p>
          </table:table-cell>
          <table:table-cell office:value-type="float" office:value="1.41274499893188" calcext:value-type="float">
            <text:p>1.41274499893188</text:p>
          </table:table-cell>
          <table:table-cell office:value-type="float" office:value="1.3164529800415" calcext:value-type="float">
            <text:p>1.3164529800415</text:p>
          </table:table-cell>
          <table:table-cell office:value-type="float" office:value="1.59158885478973" calcext:value-type="float">
            <text:p>1.59158885478973</text:p>
          </table:table-cell>
          <table:table-cell office:value-type="float" office:value="1.34806513786316" calcext:value-type="float">
            <text:p>1.34806513786316</text:p>
          </table:table-cell>
          <table:table-cell office:value-type="float" office:value="1.82073509693146" calcext:value-type="float">
            <text:p>1.82073509693146</text:p>
          </table:table-cell>
          <table:table-cell office:value-type="float" office:value="1.5948588848114" calcext:value-type="float">
            <text:p>1.5948588848114</text:p>
          </table:table-cell>
          <table:table-cell office:value-type="float" office:value="1.40243697166443" calcext:value-type="float">
            <text:p>1.40243697166443</text:p>
          </table:table-cell>
          <table:table-cell office:value-type="float" office:value="1.48803317546844" calcext:value-type="float">
            <text:p>1.48803317546844</text:p>
          </table:table-cell>
          <table:table-cell office:value-type="float" office:value="1.61146819591522" calcext:value-type="float">
            <text:p>1.61146819591522</text:p>
          </table:table-cell>
          <table:table-cell office:value-type="float" office:value="1.5550844669342" calcext:value-type="float">
            <text:p>1.5550844669342</text:p>
          </table:table-cell>
          <table:table-cell office:value-type="float" office:value="1.39266288280487" calcext:value-type="float">
            <text:p>1.39266288280487</text:p>
          </table:table-cell>
          <table:table-cell office:value-type="float" office:value="1.72028827667236" calcext:value-type="float">
            <text:p>1.72028827667236</text:p>
          </table:table-cell>
          <table:table-cell office:value-type="float" office:value="1.60120165348053" calcext:value-type="float">
            <text:p>1.60120165348053</text:p>
          </table:table-cell>
          <table:table-cell office:value-type="float" office:value="1.62015998363495" calcext:value-type="float">
            <text:p>1.62015998363495</text:p>
          </table:table-cell>
          <table:table-cell office:value-type="float" office:value="1.45692265033722" calcext:value-type="float">
            <text:p>1.45692265033722</text:p>
          </table:table-cell>
          <table:table-cell office:value-type="float" office:value="1.72409629821777" calcext:value-type="float">
            <text:p>1.72409629821777</text:p>
          </table:table-cell>
          <table:table-cell office:value-type="float" office:value="1.6129469871521" calcext:value-type="float">
            <text:p>1.6129469871521</text:p>
          </table:table-cell>
          <table:table-cell office:value-type="float" office:value="1.48859238624573" calcext:value-type="float">
            <text:p>1.48859238624573</text:p>
          </table:table-cell>
          <table:table-cell office:value-type="float" office:value="1.58461105823517" calcext:value-type="float">
            <text:p>1.58461105823517</text:p>
          </table:table-cell>
          <table:table-cell office:value-type="float" office:value="1.62062835693359" calcext:value-type="float">
            <text:p>1.62062835693359</text:p>
          </table:table-cell>
          <table:table-cell office:value-type="float" office:value="1.51139283180237" calcext:value-type="float">
            <text:p>1.51139283180237</text:p>
          </table:table-cell>
          <table:table-cell office:value-type="float" office:value="1.53409898281097" calcext:value-type="float">
            <text:p>1.53409898281097</text:p>
          </table:table-cell>
          <table:table-cell office:value-type="float" office:value="1.51531982421875" calcext:value-type="float">
            <text:p>1.51531982421875</text:p>
          </table:table-cell>
          <table:table-cell office:value-type="float" office:value="1.50286448001862" calcext:value-type="float">
            <text:p>1.50286448001862</text:p>
          </table:table-cell>
          <table:table-cell office:value-type="float" office:value="1.55210173130035" calcext:value-type="float">
            <text:p>1.55210173130035</text:p>
          </table:table-cell>
          <table:table-cell office:value-type="float" office:value="1.4830504655838" calcext:value-type="float">
            <text:p>1.4830504655838</text:p>
          </table:table-cell>
          <table:table-cell office:value-type="float" office:value="1.61757683753967" calcext:value-type="float">
            <text:p>1.61757683753967</text:p>
          </table:table-cell>
          <table:table-cell office:value-type="float" office:value="1.48740029335022" calcext:value-type="float">
            <text:p>1.48740029335022</text:p>
          </table:table-cell>
          <table:table-cell office:value-type="float" office:value="1.44587624073029" calcext:value-type="float">
            <text:p>1.44587624073029</text:p>
          </table:table-cell>
          <table:table-cell office:value-type="float" office:value="1.52614295482636" calcext:value-type="float">
            <text:p>1.52614295482636</text:p>
          </table:table-cell>
          <table:table-cell office:value-type="float" office:value="1.19871091842651" calcext:value-type="float">
            <text:p>1.19871091842651</text:p>
          </table:table-cell>
          <table:table-cell office:value-type="float" office:value="1.48550343513489" calcext:value-type="float">
            <text:p>1.48550343513489</text:p>
          </table:table-cell>
          <table:table-cell office:value-type="float" office:value="1.5303248167038" calcext:value-type="float">
            <text:p>1.5303248167038</text:p>
          </table:table-cell>
          <table:table-cell office:value-type="float" office:value="1.35060179233551" calcext:value-type="float">
            <text:p>1.35060179233551</text:p>
          </table:table-cell>
          <table:table-cell office:value-type="float" office:value="1.47872734069824" calcext:value-type="float">
            <text:p>1.47872734069824</text:p>
          </table:table-cell>
          <table:table-cell office:value-type="float" office:value="1.59894895553589" calcext:value-type="float">
            <text:p>1.59894895553589</text:p>
          </table:table-cell>
          <table:table-cell office:value-type="float" office:value="1.52877748012543" calcext:value-type="float">
            <text:p>1.52877748012543</text:p>
          </table:table-cell>
          <table:table-cell office:value-type="float" office:value="1.5017386674881" calcext:value-type="float">
            <text:p>1.5017386674881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5152189731598" calcext:value-type="float">
            <text:p>1.55152189731598</text:p>
          </table:table-cell>
          <table:table-cell office:value-type="float" office:value="1.67091739177704" calcext:value-type="float">
            <text:p>1.67091739177704</text:p>
          </table:table-cell>
          <table:table-cell office:value-type="float" office:value="1.54829275608063" calcext:value-type="float">
            <text:p>1.54829275608063</text:p>
          </table:table-cell>
          <table:table-cell office:value-type="float" office:value="1.51938045024872" calcext:value-type="float">
            <text:p>1.51938045024872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64489340782166" calcext:value-type="float">
            <text:p>1.64489340782166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51665234565735" calcext:value-type="float">
            <text:p>1.51665234565735</text:p>
          </table:table-cell>
          <table:table-cell office:value-type="float" office:value="1.46187686920166" calcext:value-type="float">
            <text:p>1.46187686920166</text:p>
          </table:table-cell>
          <table:table-cell office:value-type="float" office:value="1.68624293804169" calcext:value-type="float">
            <text:p>1.68624293804169</text:p>
          </table:table-cell>
          <table:table-cell office:value-type="float" office:value="1.6399313211441" calcext:value-type="float">
            <text:p>1.6399313211441</text:p>
          </table:table-cell>
          <table:table-cell office:value-type="float" office:value="1.40190434455872" calcext:value-type="float">
            <text:p>1.40190434455872</text:p>
          </table:table-cell>
          <table:table-cell office:value-type="float" office:value="1.64064967632294" calcext:value-type="float">
            <text:p>1.64064967632294</text:p>
          </table:table-cell>
          <table:table-cell office:value-type="float" office:value="1.65363562107086" calcext:value-type="float">
            <text:p>1.65363562107086</text:p>
          </table:table-cell>
          <table:table-cell office:value-type="float" office:value="1.74166393280029" calcext:value-type="float">
            <text:p>1.74166393280029</text:p>
          </table:table-cell>
          <table:table-cell office:value-type="float" office:value="1.57092869281769" calcext:value-type="float">
            <text:p>1.57092869281769</text:p>
          </table:table-cell>
          <table:table-cell office:value-type="float" office:value="1.50635933876038" calcext:value-type="float">
            <text:p>1.50635933876038</text:p>
          </table:table-cell>
          <table:table-cell office:value-type="float" office:value="1.2927074432373" calcext:value-type="float">
            <text:p>1.2927074432373</text:p>
          </table:table-cell>
          <table:table-cell office:value-type="float" office:value="1.52642142772675" calcext:value-type="float">
            <text:p>1.52642142772675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5098" calcext:value-type="float">
            <text:p>1.5098</text:p>
          </table:table-cell>
          <table:table-cell office:value-type="float" office:value="1.5299" calcext:value-type="float">
            <text:p>1.5299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0613" calcext:value-type="float">
            <text:p>1.0613</text:p>
          </table:table-cell>
          <table:table-cell office:value-type="float" office:value="1.55971443653107" calcext:value-type="float">
            <text:p>1.55971443653107</text:p>
          </table:table-cell>
          <table:table-cell office:value-type="float" office:value="1.55674242973328" calcext:value-type="float">
            <text:p>1.55674242973328</text:p>
          </table:table-cell>
          <table:table-cell office:value-type="float" office:value="1.56815266609192" calcext:value-type="float">
            <text:p>1.56815266609192</text:p>
          </table:table-cell>
          <table:table-cell office:value-type="float" office:value="1.43011975288391" calcext:value-type="float">
            <text:p>1.43011975288391</text:p>
          </table:table-cell>
          <table:table-cell office:value-type="float" office:value="1.55172049999237" calcext:value-type="float">
            <text:p>1.55172049999237</text:p>
          </table:table-cell>
          <table:table-cell office:value-type="float" office:value="1.47133851051331" calcext:value-type="float">
            <text:p>1.47133851051331</text:p>
          </table:table-cell>
          <table:table-cell office:value-type="float" office:value="1.48153936862946" calcext:value-type="float">
            <text:p>1.48153936862946</text:p>
          </table:table-cell>
          <table:table-cell office:value-type="float" office:value="1.42150020599365" calcext:value-type="float">
            <text:p>1.42150020599365</text:p>
          </table:table-cell>
          <table:table-cell office:value-type="float" office:value="1.52567934989929" calcext:value-type="float">
            <text:p>1.52567934989929</text:p>
          </table:table-cell>
          <table:table-cell office:value-type="float" office:value="1.54503297805786" calcext:value-type="float">
            <text:p>1.54503297805786</text:p>
          </table:table-cell>
          <table:table-cell office:value-type="float" office:value="1.41900706291199" calcext:value-type="float">
            <text:p>1.41900706291199</text:p>
          </table:table-cell>
          <table:table-cell office:value-type="float" office:value="1.64080226421356" calcext:value-type="float">
            <text:p>1.64080226421356</text:p>
          </table:table-cell>
          <table:table-cell office:value-type="float" office:value="1.33317816257477" calcext:value-type="float">
            <text:p>1.33317816257477</text:p>
          </table:table-cell>
          <table:table-cell office:value-type="float" office:value="1.38822746276855" calcext:value-type="float">
            <text:p>1.38822746276855</text:p>
          </table:table-cell>
          <table:table-cell office:value-type="float" office:value="1.58053267002106" calcext:value-type="float">
            <text:p>1.58053267002106</text:p>
          </table:table-cell>
          <table:table-cell office:value-type="float" office:value="1.23703467845917" calcext:value-type="float">
            <text:p>1.23703467845917</text:p>
          </table:table-cell>
          <table:table-cell office:value-type="float" office:value="1.47141540050507" calcext:value-type="float">
            <text:p>1.47141540050507</text:p>
          </table:table-cell>
          <table:table-cell office:value-type="float" office:value="1.3949693441391" calcext:value-type="float">
            <text:p>1.3949693441391</text:p>
          </table:table-cell>
          <table:table-cell office:value-type="float" office:value="1.56012618541718" calcext:value-type="float">
            <text:p>1.56012618541718</text:p>
          </table:table-cell>
          <table:table-cell office:value-type="float" office:value="1.33855509757996" calcext:value-type="float">
            <text:p>1.33855509757996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5798259973526" calcext:value-type="float">
            <text:p>1.5798259973526</text:p>
          </table:table-cell>
          <table:table-cell office:value-type="float" office:value="1.5031670331955" calcext:value-type="float">
            <text:p>1.5031670331955</text:p>
          </table:table-cell>
          <table:table-cell office:value-type="float" office:value="1.54008436203003" calcext:value-type="float">
            <text:p>1.54008436203003</text:p>
          </table:table-cell>
          <table:table-cell office:value-type="float" office:value="1.51221179962158" calcext:value-type="float">
            <text:p>1.51221179962158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49514162540436" calcext:value-type="float">
            <text:p>1.49514162540436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42606556415558" calcext:value-type="float">
            <text:p>1.42606556415558</text:p>
          </table:table-cell>
          <table:table-cell office:value-type="float" office:value="1.53561556339264" calcext:value-type="float">
            <text:p>1.53561556339264</text:p>
          </table:table-cell>
          <table:table-cell office:value-type="float" office:value="1.54418289661407" calcext:value-type="float">
            <text:p>1.54418289661407</text:p>
          </table:table-cell>
          <table:table-cell office:value-type="float" office:value="1.48265933990479" calcext:value-type="float">
            <text:p>1.48265933990479</text:p>
          </table:table-cell>
          <table:table-cell office:value-type="float" office:value="1.57785058021545" calcext:value-type="float">
            <text:p>1.57785058021545</text:p>
          </table:table-cell>
          <table:table-cell office:value-type="float" office:value="1.63774418830872" calcext:value-type="float">
            <text:p>1.63774418830872</text:p>
          </table:table-cell>
          <table:table-cell office:value-type="float" office:value="1.57651269435883" calcext:value-type="float">
            <text:p>1.57651269435883</text:p>
          </table:table-cell>
          <table:table-cell office:value-type="float" office:value="1.55874049663544" calcext:value-type="float">
            <text:p>1.55874049663544</text:p>
          </table:table-cell>
          <table:table-cell office:value-type="float" office:value="1.64335453510284" calcext:value-type="float">
            <text:p>1.64335453510284</text:p>
          </table:table-cell>
          <table:table-cell office:value-type="float" office:value="1.55761158466339" calcext:value-type="float">
            <text:p>1.55761158466339</text:p>
          </table:table-cell>
          <table:table-cell office:value-type="float" office:value="1.53807878494263" calcext:value-type="float">
            <text:p>1.53807878494263</text:p>
          </table:table-cell>
          <table:table-cell office:value-type="float" office:value="1.55348193645477" calcext:value-type="float">
            <text:p>1.55348193645477</text:p>
          </table:table-cell>
          <table:table-cell office:value-type="float" office:value="1.53589081764221" calcext:value-type="float">
            <text:p>1.53589081764221</text:p>
          </table:table-cell>
          <table:table-cell office:value-type="float" office:value="1.40416848659515" calcext:value-type="float">
            <text:p>1.40416848659515</text:p>
          </table:table-cell>
          <table:table-cell office:value-type="float" office:value="1.5088175535202" calcext:value-type="float">
            <text:p>1.5088175535202</text:p>
          </table:table-cell>
          <table:table-cell office:value-type="float" office:value="1.58115220069885" calcext:value-type="float">
            <text:p>1.58115220069885</text:p>
          </table:table-cell>
          <table:table-cell office:value-type="float" office:value="1.63563406467438" calcext:value-type="float">
            <text:p>1.63563406467438</text:p>
          </table:table-cell>
          <table:table-cell office:value-type="float" office:value="1.5322333574295" calcext:value-type="float">
            <text:p>1.5322333574295</text:p>
          </table:table-cell>
          <table:table-cell office:value-type="float" office:value="1.63524699211121" calcext:value-type="float">
            <text:p>1.63524699211121</text:p>
          </table:table-cell>
          <table:table-cell office:value-type="float" office:value="1.67556142807007" calcext:value-type="float">
            <text:p>1.67556142807007</text:p>
          </table:table-cell>
          <table:table-cell office:value-type="float" office:value="1.51401221752167" calcext:value-type="float">
            <text:p>1.51401221752167</text:p>
          </table:table-cell>
          <table:table-cell office:value-type="float" office:value="1.63605380058289" calcext:value-type="float">
            <text:p>1.63605380058289</text:p>
          </table:table-cell>
          <table:table-cell office:value-type="float" office:value="1.52218842506409" calcext:value-type="float">
            <text:p>1.52218842506409</text:p>
          </table:table-cell>
          <table:table-cell office:value-type="float" office:value="1.57707929611206" calcext:value-type="float">
            <text:p>1.57707929611206</text:p>
          </table:table-cell>
          <table:table-cell office:value-type="float" office:value="1.50148487091064" calcext:value-type="float">
            <text:p>1.50148487091064</text:p>
          </table:table-cell>
          <table:table-cell office:value-type="float" office:value="1.53805017471313" calcext:value-type="float">
            <text:p>1.53805017471313</text:p>
          </table:table-cell>
          <table:table-cell office:value-type="float" office:value="1.47882688045502" calcext:value-type="float">
            <text:p>1.47882688045502</text:p>
          </table:table-cell>
          <table:table-cell office:value-type="float" office:value="1.51530718803406" calcext:value-type="float">
            <text:p>1.51530718803406</text:p>
          </table:table-cell>
          <table:table-cell office:value-type="float" office:value="1.6421754360199" calcext:value-type="float">
            <text:p>1.6421754360199</text:p>
          </table:table-cell>
          <table:table-cell office:value-type="float" office:value="1.48882532119751" calcext:value-type="float">
            <text:p>1.48882532119751</text:p>
          </table:table-cell>
          <table:table-cell office:value-type="float" office:value="1.45794892311096" calcext:value-type="float">
            <text:p>1.45794892311096</text:p>
          </table:table-cell>
          <table:table-cell office:value-type="float" office:value="1.40817940235138" calcext:value-type="float">
            <text:p>1.40817940235138</text:p>
          </table:table-cell>
          <table:table-cell office:value-type="float" office:value="1.35944318771362" calcext:value-type="float">
            <text:p>1.35944318771362</text:p>
          </table:table-cell>
          <table:table-cell office:value-type="float" office:value="1.64676773548126" calcext:value-type="float">
            <text:p>1.64676773548126</text:p>
          </table:table-cell>
          <table:table-cell office:value-type="float" office:value="1.67547965049744" calcext:value-type="float">
            <text:p>1.67547965049744</text:p>
          </table:table-cell>
          <table:table-cell office:value-type="float" office:value="1.31466221809387" calcext:value-type="float">
            <text:p>1.31466221809387</text:p>
          </table:table-cell>
          <table:table-cell office:value-type="float" office:value="1.63290727138519" calcext:value-type="float">
            <text:p>1.63290727138519</text:p>
          </table:table-cell>
          <table:table-cell office:value-type="float" office:value="1.53468823432922" calcext:value-type="float">
            <text:p>1.53468823432922</text:p>
          </table:table-cell>
          <table:table-cell office:value-type="float" office:value="1.35027480125427" calcext:value-type="float">
            <text:p>1.35027480125427</text:p>
          </table:table-cell>
          <table:table-cell office:value-type="float" office:value="1.56015765666962" calcext:value-type="float">
            <text:p>1.56015765666962</text:p>
          </table:table-cell>
          <table:table-cell office:value-type="float" office:value="1.49018013477325" calcext:value-type="float">
            <text:p>1.49018013477325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48473179340363" calcext:value-type="float">
            <text:p>1.48473179340363</text:p>
          </table:table-cell>
          <table:table-cell office:value-type="float" office:value="1.49071097373962" calcext:value-type="float">
            <text:p>1.49071097373962</text:p>
          </table:table-cell>
          <table:table-cell office:value-type="float" office:value="1.76143252849579" calcext:value-type="float">
            <text:p>1.76143252849579</text:p>
          </table:table-cell>
          <table:table-cell office:value-type="float" office:value="1.5416886806488" calcext:value-type="float">
            <text:p>1.5416886806488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52581012248993" calcext:value-type="float">
            <text:p>1.52581012248993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62349009513855" calcext:value-type="float">
            <text:p>1.62349009513855</text:p>
          </table:table-cell>
          <table:table-cell office:value-type="float" office:value="1.64431798458099" calcext:value-type="float">
            <text:p>1.64431798458099</text:p>
          </table:table-cell>
          <table:table-cell office:value-type="float" office:value="1.66552436351776" calcext:value-type="float">
            <text:p>1.66552436351776</text:p>
          </table:table-cell>
          <table:table-cell office:value-type="float" office:value="1.46050560474396" calcext:value-type="float">
            <text:p>1.46050560474396</text:p>
          </table:table-cell>
          <table:table-cell office:value-type="float" office:value="1.62313163280487" calcext:value-type="float">
            <text:p>1.62313163280487</text:p>
          </table:table-cell>
          <table:table-cell office:value-type="float" office:value="1.76294505596161" calcext:value-type="float">
            <text:p>1.76294505596161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4819769859314" calcext:value-type="float">
            <text:p>1.4819769859314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65259861946106" calcext:value-type="float">
            <text:p>1.65259861946106</text:p>
          </table:table-cell>
          <table:table-cell office:value-type="float" office:value="1.55788624286652" calcext:value-type="float">
            <text:p>1.55788624286652</text:p>
          </table:table-cell>
          <table:table-cell office:value-type="float" office:value="1.40816009044647" calcext:value-type="float">
            <text:p>1.40816009044647</text:p>
          </table:table-cell>
          <table:table-cell office:value-type="float" office:value="1.58503580093384" calcext:value-type="float">
            <text:p>1.58503580093384</text:p>
          </table:table-cell>
          <table:table-cell office:value-type="float" office:value="1.57831788063049" calcext:value-type="float">
            <text:p>1.57831788063049</text:p>
          </table:table-cell>
          <table:table-cell office:value-type="float" office:value="1.57883310317993" calcext:value-type="float">
            <text:p>1.57883310317993</text:p>
          </table:table-cell>
          <table:table-cell office:value-type="float" office:value="1.60986816883087" calcext:value-type="float">
            <text:p>1.60986816883087</text:p>
          </table:table-cell>
          <table:table-cell office:value-type="float" office:value="1.53270959854126" calcext:value-type="float">
            <text:p>1.53270959854126</text:p>
          </table:table-cell>
          <table:table-cell office:value-type="float" office:value="1.52570986747742" calcext:value-type="float">
            <text:p>1.52570986747742</text:p>
          </table:table-cell>
          <table:table-cell office:value-type="float" office:value="1.49874687194824" calcext:value-type="float">
            <text:p>1.49874687194824</text:p>
          </table:table-cell>
          <table:table-cell office:value-type="float" office:value="1.53052163124084" calcext:value-type="float">
            <text:p>1.53052163124084</text:p>
          </table:table-cell>
          <table:table-cell office:value-type="float" office:value="1.55798983573914" calcext:value-type="float">
            <text:p>1.55798983573914</text:p>
          </table:table-cell>
          <table:table-cell office:value-type="float" office:value="1.58315551280975" calcext:value-type="float">
            <text:p>1.58315551280975</text:p>
          </table:table-cell>
          <table:table-cell office:value-type="float" office:value="1.36930096149445" calcext:value-type="float">
            <text:p>1.36930096149445</text:p>
          </table:table-cell>
          <table:table-cell office:value-type="float" office:value="1.56405031681061" calcext:value-type="float">
            <text:p>1.56405031681061</text:p>
          </table:table-cell>
          <table:table-cell office:value-type="float" office:value="1.45081949234009" calcext:value-type="float">
            <text:p>1.45081949234009</text:p>
          </table:table-cell>
          <table:table-cell office:value-type="float" office:value="1.28619456291199" calcext:value-type="float">
            <text:p>1.28619456291199</text:p>
          </table:table-cell>
          <table:table-cell office:value-type="float" office:value="1.4399402141571" calcext:value-type="float">
            <text:p>1.4399402141571</text:p>
          </table:table-cell>
          <table:table-cell office:value-type="float" office:value="1.40498304367065" calcext:value-type="float">
            <text:p>1.40498304367065</text:p>
          </table:table-cell>
          <table:table-cell office:value-type="float" office:value="1.51174509525299" calcext:value-type="float">
            <text:p>1.51174509525299</text:p>
          </table:table-cell>
          <table:table-cell office:value-type="float" office:value="1.5700306892395" calcext:value-type="float">
            <text:p>1.5700306892395</text:p>
          </table:table-cell>
          <table:table-cell office:value-type="float" office:value="1.56103932857513" calcext:value-type="float">
            <text:p>1.56103932857513</text:p>
          </table:table-cell>
          <table:table-cell office:value-type="float" office:value="1.55954372882843" calcext:value-type="float">
            <text:p>1.55954372882843</text:p>
          </table:table-cell>
          <table:table-cell office:value-type="float" office:value="1.76534020900726" calcext:value-type="float">
            <text:p>1.76534020900726</text:p>
          </table:table-cell>
          <table:table-cell office:value-type="float" office:value="1.06133627891541" calcext:value-type="float">
            <text:p>1.06133627891541</text:p>
          </table:table-cell>
          <table:table-cell office:value-type="float" office:value="1.35666966438293" calcext:value-type="float">
            <text:p>1.35666966438293</text:p>
          </table:table-cell>
          <table:table-cell office:value-type="float" office:value="1.55600237846375" calcext:value-type="float">
            <text:p>1.55600237846375</text:p>
          </table:table-cell>
          <table:table-cell office:value-type="float" office:value="1.20195746421814" calcext:value-type="float">
            <text:p>1.20195746421814</text:p>
          </table:table-cell>
          <table:table-cell office:value-type="float" office:value="1.45991599559784" calcext:value-type="float">
            <text:p>1.45991599559784</text:p>
          </table:table-cell>
          <table:table-cell office:value-type="float" office:value="1.46569836139679" calcext:value-type="float">
            <text:p>1.46569836139679</text:p>
          </table:table-cell>
          <table:table-cell office:value-type="float" office:value="1.53185880184174" calcext:value-type="float">
            <text:p>1.53185880184174</text:p>
          </table:table-cell>
          <table:table-cell office:value-type="float" office:value="1.46786916255951" calcext:value-type="float">
            <text:p>1.46786916255951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8333132266998" calcext:value-type="float">
            <text:p>1.48333132266998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57799351215363" calcext:value-type="float">
            <text:p>1.57799351215363</text:p>
          </table:table-cell>
          <table:table-cell office:value-type="float" office:value="1.46423542499542" calcext:value-type="float">
            <text:p>1.46423542499542</text:p>
          </table:table-cell>
          <table:table-cell office:value-type="float" office:value="1.51067209243774" calcext:value-type="float">
            <text:p>1.51067209243774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5291873216629" calcext:value-type="float">
            <text:p>1.5291873216629</text:p>
          </table:table-cell>
          <table:table-cell office:value-type="float" office:value="1.65161883831024" calcext:value-type="float">
            <text:p>1.65161883831024</text:p>
          </table:table-cell>
          <table:table-cell office:value-type="float" office:value="1.33013331890106" calcext:value-type="float">
            <text:p>1.33013331890106</text:p>
          </table:table-cell>
          <table:table-cell office:value-type="float" office:value="1.60897612571716" calcext:value-type="float">
            <text:p>1.60897612571716</text:p>
          </table:table-cell>
          <table:table-cell office:value-type="float" office:value="1.50143337249756" calcext:value-type="float">
            <text:p>1.50143337249756</text:p>
          </table:table-cell>
          <table:table-cell office:value-type="float" office:value="1.64331889152527" calcext:value-type="float">
            <text:p>1.64331889152527</text:p>
          </table:table-cell>
          <table:table-cell office:value-type="float" office:value="1.53228878974915" calcext:value-type="float">
            <text:p>1.53228878974915</text:p>
          </table:table-cell>
          <table:table-cell office:value-type="float" office:value="1.49162697792053" calcext:value-type="float">
            <text:p>1.49162697792053</text:p>
          </table:table-cell>
          <table:table-cell table:number-columns-repeated="3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5098" calcext:value-type="float">
            <text:p>1.5098</text:p>
          </table:table-cell>
          <table:table-cell office:value-type="float" office:value="1.5299" calcext:value-type="float">
            <text:p>1.5299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0613" calcext:value-type="float">
            <text:p>1.0613</text:p>
          </table:table-cell>
          <table:table-cell office:value-type="float" office:value="1.55971443653107" calcext:value-type="float">
            <text:p>1.55971443653107</text:p>
          </table:table-cell>
          <table:table-cell office:value-type="float" office:value="1.55674242973328" calcext:value-type="float">
            <text:p>1.55674242973328</text:p>
          </table:table-cell>
          <table:table-cell office:value-type="float" office:value="1.56815266609192" calcext:value-type="float">
            <text:p>1.56815266609192</text:p>
          </table:table-cell>
          <table:table-cell office:value-type="float" office:value="1.43011975288391" calcext:value-type="float">
            <text:p>1.43011975288391</text:p>
          </table:table-cell>
          <table:table-cell office:value-type="float" office:value="1.55172049999237" calcext:value-type="float">
            <text:p>1.55172049999237</text:p>
          </table:table-cell>
          <table:table-cell office:value-type="float" office:value="1.47133851051331" calcext:value-type="float">
            <text:p>1.47133851051331</text:p>
          </table:table-cell>
          <table:table-cell office:value-type="float" office:value="1.48153936862946" calcext:value-type="float">
            <text:p>1.48153936862946</text:p>
          </table:table-cell>
          <table:table-cell office:value-type="float" office:value="1.42150020599365" calcext:value-type="float">
            <text:p>1.42150020599365</text:p>
          </table:table-cell>
          <table:table-cell office:value-type="float" office:value="1.52567934989929" calcext:value-type="float">
            <text:p>1.52567934989929</text:p>
          </table:table-cell>
          <table:table-cell office:value-type="float" office:value="1.54503297805786" calcext:value-type="float">
            <text:p>1.54503297805786</text:p>
          </table:table-cell>
          <table:table-cell office:value-type="float" office:value="1.41900706291199" calcext:value-type="float">
            <text:p>1.41900706291199</text:p>
          </table:table-cell>
          <table:table-cell office:value-type="float" office:value="1.64080226421356" calcext:value-type="float">
            <text:p>1.64080226421356</text:p>
          </table:table-cell>
          <table:table-cell office:value-type="float" office:value="1.33317816257477" calcext:value-type="float">
            <text:p>1.33317816257477</text:p>
          </table:table-cell>
          <table:table-cell office:value-type="float" office:value="1.38822746276855" calcext:value-type="float">
            <text:p>1.38822746276855</text:p>
          </table:table-cell>
          <table:table-cell office:value-type="float" office:value="1.58053267002106" calcext:value-type="float">
            <text:p>1.58053267002106</text:p>
          </table:table-cell>
          <table:table-cell office:value-type="float" office:value="1.23703467845917" calcext:value-type="float">
            <text:p>1.23703467845917</text:p>
          </table:table-cell>
          <table:table-cell office:value-type="float" office:value="1.47141540050507" calcext:value-type="float">
            <text:p>1.47141540050507</text:p>
          </table:table-cell>
          <table:table-cell office:value-type="float" office:value="1.3949693441391" calcext:value-type="float">
            <text:p>1.3949693441391</text:p>
          </table:table-cell>
          <table:table-cell office:value-type="float" office:value="1.56012618541718" calcext:value-type="float">
            <text:p>1.56012618541718</text:p>
          </table:table-cell>
          <table:table-cell office:value-type="float" office:value="1.33855509757996" calcext:value-type="float">
            <text:p>1.33855509757996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5798259973526" calcext:value-type="float">
            <text:p>1.5798259973526</text:p>
          </table:table-cell>
          <table:table-cell office:value-type="float" office:value="1.5031670331955" calcext:value-type="float">
            <text:p>1.5031670331955</text:p>
          </table:table-cell>
          <table:table-cell office:value-type="float" office:value="1.54008436203003" calcext:value-type="float">
            <text:p>1.54008436203003</text:p>
          </table:table-cell>
          <table:table-cell office:value-type="float" office:value="1.51221179962158" calcext:value-type="float">
            <text:p>1.51221179962158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49514162540436" calcext:value-type="float">
            <text:p>1.49514162540436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42606556415558" calcext:value-type="float">
            <text:p>1.42606556415558</text:p>
          </table:table-cell>
          <table:table-cell office:value-type="float" office:value="1.53561556339264" calcext:value-type="float">
            <text:p>1.53561556339264</text:p>
          </table:table-cell>
          <table:table-cell office:value-type="float" office:value="1.54418289661407" calcext:value-type="float">
            <text:p>1.54418289661407</text:p>
          </table:table-cell>
          <table:table-cell office:value-type="float" office:value="1.48265933990479" calcext:value-type="float">
            <text:p>1.48265933990479</text:p>
          </table:table-cell>
          <table:table-cell office:value-type="float" office:value="1.57785058021545" calcext:value-type="float">
            <text:p>1.57785058021545</text:p>
          </table:table-cell>
          <table:table-cell office:value-type="float" office:value="1.63774418830872" calcext:value-type="float">
            <text:p>1.63774418830872</text:p>
          </table:table-cell>
          <table:table-cell office:value-type="float" office:value="1.57651269435883" calcext:value-type="float">
            <text:p>1.57651269435883</text:p>
          </table:table-cell>
          <table:table-cell office:value-type="float" office:value="1.55874049663544" calcext:value-type="float">
            <text:p>1.55874049663544</text:p>
          </table:table-cell>
          <table:table-cell office:value-type="float" office:value="1.64335453510284" calcext:value-type="float">
            <text:p>1.64335453510284</text:p>
          </table:table-cell>
          <table:table-cell office:value-type="float" office:value="1.55761158466339" calcext:value-type="float">
            <text:p>1.55761158466339</text:p>
          </table:table-cell>
          <table:table-cell office:value-type="float" office:value="1.53807878494263" calcext:value-type="float">
            <text:p>1.53807878494263</text:p>
          </table:table-cell>
          <table:table-cell office:value-type="float" office:value="1.55348193645477" calcext:value-type="float">
            <text:p>1.55348193645477</text:p>
          </table:table-cell>
          <table:table-cell office:value-type="float" office:value="1.53589081764221" calcext:value-type="float">
            <text:p>1.53589081764221</text:p>
          </table:table-cell>
          <table:table-cell office:value-type="float" office:value="1.40416848659515" calcext:value-type="float">
            <text:p>1.40416848659515</text:p>
          </table:table-cell>
          <table:table-cell office:value-type="float" office:value="1.5088175535202" calcext:value-type="float">
            <text:p>1.5088175535202</text:p>
          </table:table-cell>
          <table:table-cell office:value-type="float" office:value="1.58115220069885" calcext:value-type="float">
            <text:p>1.58115220069885</text:p>
          </table:table-cell>
          <table:table-cell office:value-type="float" office:value="1.63563406467438" calcext:value-type="float">
            <text:p>1.63563406467438</text:p>
          </table:table-cell>
          <table:table-cell office:value-type="float" office:value="1.5322333574295" calcext:value-type="float">
            <text:p>1.5322333574295</text:p>
          </table:table-cell>
          <table:table-cell office:value-type="float" office:value="1.63524699211121" calcext:value-type="float">
            <text:p>1.63524699211121</text:p>
          </table:table-cell>
          <table:table-cell office:value-type="float" office:value="1.67556142807007" calcext:value-type="float">
            <text:p>1.67556142807007</text:p>
          </table:table-cell>
          <table:table-cell office:value-type="float" office:value="1.51401221752167" calcext:value-type="float">
            <text:p>1.51401221752167</text:p>
          </table:table-cell>
          <table:table-cell office:value-type="float" office:value="1.63605380058289" calcext:value-type="float">
            <text:p>1.63605380058289</text:p>
          </table:table-cell>
          <table:table-cell office:value-type="float" office:value="1.52218842506409" calcext:value-type="float">
            <text:p>1.52218842506409</text:p>
          </table:table-cell>
          <table:table-cell office:value-type="float" office:value="1.57707929611206" calcext:value-type="float">
            <text:p>1.57707929611206</text:p>
          </table:table-cell>
          <table:table-cell office:value-type="float" office:value="1.50148487091064" calcext:value-type="float">
            <text:p>1.50148487091064</text:p>
          </table:table-cell>
          <table:table-cell office:value-type="float" office:value="1.53805017471313" calcext:value-type="float">
            <text:p>1.53805017471313</text:p>
          </table:table-cell>
          <table:table-cell office:value-type="float" office:value="1.47882688045502" calcext:value-type="float">
            <text:p>1.47882688045502</text:p>
          </table:table-cell>
          <table:table-cell office:value-type="float" office:value="1.51530718803406" calcext:value-type="float">
            <text:p>1.51530718803406</text:p>
          </table:table-cell>
          <table:table-cell office:value-type="float" office:value="1.6421754360199" calcext:value-type="float">
            <text:p>1.6421754360199</text:p>
          </table:table-cell>
          <table:table-cell office:value-type="float" office:value="1.48882532119751" calcext:value-type="float">
            <text:p>1.48882532119751</text:p>
          </table:table-cell>
          <table:table-cell office:value-type="float" office:value="1.45794892311096" calcext:value-type="float">
            <text:p>1.45794892311096</text:p>
          </table:table-cell>
          <table:table-cell office:value-type="float" office:value="1.40817940235138" calcext:value-type="float">
            <text:p>1.40817940235138</text:p>
          </table:table-cell>
          <table:table-cell office:value-type="float" office:value="1.35944318771362" calcext:value-type="float">
            <text:p>1.35944318771362</text:p>
          </table:table-cell>
          <table:table-cell office:value-type="float" office:value="1.64676773548126" calcext:value-type="float">
            <text:p>1.64676773548126</text:p>
          </table:table-cell>
          <table:table-cell office:value-type="float" office:value="1.67547965049744" calcext:value-type="float">
            <text:p>1.67547965049744</text:p>
          </table:table-cell>
          <table:table-cell office:value-type="float" office:value="1.31466221809387" calcext:value-type="float">
            <text:p>1.31466221809387</text:p>
          </table:table-cell>
          <table:table-cell office:value-type="float" office:value="1.63290727138519" calcext:value-type="float">
            <text:p>1.63290727138519</text:p>
          </table:table-cell>
          <table:table-cell office:value-type="float" office:value="1.53468823432922" calcext:value-type="float">
            <text:p>1.53468823432922</text:p>
          </table:table-cell>
          <table:table-cell office:value-type="float" office:value="1.35027480125427" calcext:value-type="float">
            <text:p>1.35027480125427</text:p>
          </table:table-cell>
          <table:table-cell office:value-type="float" office:value="1.56015765666962" calcext:value-type="float">
            <text:p>1.56015765666962</text:p>
          </table:table-cell>
          <table:table-cell office:value-type="float" office:value="1.49018013477325" calcext:value-type="float">
            <text:p>1.49018013477325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48473179340363" calcext:value-type="float">
            <text:p>1.48473179340363</text:p>
          </table:table-cell>
          <table:table-cell office:value-type="float" office:value="1.49071097373962" calcext:value-type="float">
            <text:p>1.49071097373962</text:p>
          </table:table-cell>
          <table:table-cell office:value-type="float" office:value="1.76143252849579" calcext:value-type="float">
            <text:p>1.76143252849579</text:p>
          </table:table-cell>
          <table:table-cell office:value-type="float" office:value="1.5416886806488" calcext:value-type="float">
            <text:p>1.5416886806488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52581012248993" calcext:value-type="float">
            <text:p>1.52581012248993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62349009513855" calcext:value-type="float">
            <text:p>1.62349009513855</text:p>
          </table:table-cell>
          <table:table-cell office:value-type="float" office:value="1.64431798458099" calcext:value-type="float">
            <text:p>1.64431798458099</text:p>
          </table:table-cell>
          <table:table-cell office:value-type="float" office:value="1.66552436351776" calcext:value-type="float">
            <text:p>1.66552436351776</text:p>
          </table:table-cell>
          <table:table-cell office:value-type="float" office:value="1.46050560474396" calcext:value-type="float">
            <text:p>1.46050560474396</text:p>
          </table:table-cell>
          <table:table-cell office:value-type="float" office:value="1.62313163280487" calcext:value-type="float">
            <text:p>1.62313163280487</text:p>
          </table:table-cell>
          <table:table-cell office:value-type="float" office:value="1.76294505596161" calcext:value-type="float">
            <text:p>1.76294505596161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4819769859314" calcext:value-type="float">
            <text:p>1.4819769859314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65259861946106" calcext:value-type="float">
            <text:p>1.65259861946106</text:p>
          </table:table-cell>
          <table:table-cell office:value-type="float" office:value="1.55788624286652" calcext:value-type="float">
            <text:p>1.55788624286652</text:p>
          </table:table-cell>
          <table:table-cell office:value-type="float" office:value="1.40816009044647" calcext:value-type="float">
            <text:p>1.40816009044647</text:p>
          </table:table-cell>
          <table:table-cell office:value-type="float" office:value="1.58503580093384" calcext:value-type="float">
            <text:p>1.58503580093384</text:p>
          </table:table-cell>
          <table:table-cell office:value-type="float" office:value="1.57831788063049" calcext:value-type="float">
            <text:p>1.57831788063049</text:p>
          </table:table-cell>
          <table:table-cell office:value-type="float" office:value="1.57883310317993" calcext:value-type="float">
            <text:p>1.57883310317993</text:p>
          </table:table-cell>
          <table:table-cell office:value-type="float" office:value="1.60986816883087" calcext:value-type="float">
            <text:p>1.60986816883087</text:p>
          </table:table-cell>
          <table:table-cell office:value-type="float" office:value="1.53270959854126" calcext:value-type="float">
            <text:p>1.53270959854126</text:p>
          </table:table-cell>
          <table:table-cell office:value-type="float" office:value="1.52570986747742" calcext:value-type="float">
            <text:p>1.52570986747742</text:p>
          </table:table-cell>
          <table:table-cell office:value-type="float" office:value="1.49874687194824" calcext:value-type="float">
            <text:p>1.49874687194824</text:p>
          </table:table-cell>
          <table:table-cell office:value-type="float" office:value="1.53052163124084" calcext:value-type="float">
            <text:p>1.53052163124084</text:p>
          </table:table-cell>
          <table:table-cell office:value-type="float" office:value="1.55798983573914" calcext:value-type="float">
            <text:p>1.55798983573914</text:p>
          </table:table-cell>
          <table:table-cell office:value-type="float" office:value="1.58315551280975" calcext:value-type="float">
            <text:p>1.58315551280975</text:p>
          </table:table-cell>
          <table:table-cell office:value-type="float" office:value="1.36930096149445" calcext:value-type="float">
            <text:p>1.36930096149445</text:p>
          </table:table-cell>
          <table:table-cell office:value-type="float" office:value="1.56405031681061" calcext:value-type="float">
            <text:p>1.56405031681061</text:p>
          </table:table-cell>
          <table:table-cell office:value-type="float" office:value="1.45081949234009" calcext:value-type="float">
            <text:p>1.45081949234009</text:p>
          </table:table-cell>
          <table:table-cell office:value-type="float" office:value="1.28619456291199" calcext:value-type="float">
            <text:p>1.28619456291199</text:p>
          </table:table-cell>
          <table:table-cell office:value-type="float" office:value="1.4399402141571" calcext:value-type="float">
            <text:p>1.4399402141571</text:p>
          </table:table-cell>
          <table:table-cell office:value-type="float" office:value="1.40498304367065" calcext:value-type="float">
            <text:p>1.40498304367065</text:p>
          </table:table-cell>
          <table:table-cell office:value-type="float" office:value="1.51174509525299" calcext:value-type="float">
            <text:p>1.51174509525299</text:p>
          </table:table-cell>
          <table:table-cell office:value-type="float" office:value="1.5700306892395" calcext:value-type="float">
            <text:p>1.5700306892395</text:p>
          </table:table-cell>
          <table:table-cell office:value-type="float" office:value="1.56103932857513" calcext:value-type="float">
            <text:p>1.56103932857513</text:p>
          </table:table-cell>
          <table:table-cell office:value-type="float" office:value="1.55954372882843" calcext:value-type="float">
            <text:p>1.55954372882843</text:p>
          </table:table-cell>
          <table:table-cell office:value-type="float" office:value="1.76534020900726" calcext:value-type="float">
            <text:p>1.76534020900726</text:p>
          </table:table-cell>
          <table:table-cell office:value-type="float" office:value="1.06133627891541" calcext:value-type="float">
            <text:p>1.06133627891541</text:p>
          </table:table-cell>
          <table:table-cell office:value-type="float" office:value="1.35666966438293" calcext:value-type="float">
            <text:p>1.35666966438293</text:p>
          </table:table-cell>
          <table:table-cell office:value-type="float" office:value="1.55600237846375" calcext:value-type="float">
            <text:p>1.55600237846375</text:p>
          </table:table-cell>
          <table:table-cell office:value-type="float" office:value="1.20195746421814" calcext:value-type="float">
            <text:p>1.20195746421814</text:p>
          </table:table-cell>
          <table:table-cell office:value-type="float" office:value="1.45991599559784" calcext:value-type="float">
            <text:p>1.45991599559784</text:p>
          </table:table-cell>
          <table:table-cell office:value-type="float" office:value="1.46569836139679" calcext:value-type="float">
            <text:p>1.46569836139679</text:p>
          </table:table-cell>
          <table:table-cell office:value-type="float" office:value="1.53185880184174" calcext:value-type="float">
            <text:p>1.53185880184174</text:p>
          </table:table-cell>
          <table:table-cell office:value-type="float" office:value="1.46786916255951" calcext:value-type="float">
            <text:p>1.46786916255951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8333132266998" calcext:value-type="float">
            <text:p>1.48333132266998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57799351215363" calcext:value-type="float">
            <text:p>1.57799351215363</text:p>
          </table:table-cell>
          <table:table-cell office:value-type="float" office:value="1.46423542499542" calcext:value-type="float">
            <text:p>1.46423542499542</text:p>
          </table:table-cell>
          <table:table-cell office:value-type="float" office:value="1.51067209243774" calcext:value-type="float">
            <text:p>1.51067209243774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5291873216629" calcext:value-type="float">
            <text:p>1.5291873216629</text:p>
          </table:table-cell>
          <table:table-cell office:value-type="float" office:value="1.65161883831024" calcext:value-type="float">
            <text:p>1.65161883831024</text:p>
          </table:table-cell>
          <table:table-cell office:value-type="float" office:value="1.33013331890106" calcext:value-type="float">
            <text:p>1.33013331890106</text:p>
          </table:table-cell>
          <table:table-cell office:value-type="float" office:value="1.60897612571716" calcext:value-type="float">
            <text:p>1.60897612571716</text:p>
          </table:table-cell>
          <table:table-cell office:value-type="float" office:value="1.50143337249756" calcext:value-type="float">
            <text:p>1.50143337249756</text:p>
          </table:table-cell>
          <table:table-cell office:value-type="float" office:value="1.64331889152527" calcext:value-type="float">
            <text:p>1.64331889152527</text:p>
          </table:table-cell>
          <table:table-cell office:value-type="float" office:value="1.53228878974915" calcext:value-type="float">
            <text:p>1.53228878974915</text:p>
          </table:table-cell>
          <table:table-cell office:value-type="float" office:value="1.49162697792053" calcext:value-type="float">
            <text:p>1.49162697792053</text:p>
          </table:table-cell>
          <table:table-cell table:number-columns-repeated="3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5005" calcext:value-type="float">
            <text:p>1.5005</text:p>
          </table:table-cell>
          <table:table-cell office:value-type="float" office:value="1.5015" calcext:value-type="float">
            <text:p>1.5015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1537" calcext:value-type="float">
            <text:p>1.1537</text:p>
          </table:table-cell>
          <table:table-cell office:value-type="float" office:value="1.45064973831177" calcext:value-type="float">
            <text:p>1.45064973831177</text:p>
          </table:table-cell>
          <table:table-cell office:value-type="float" office:value="1.46436703205109" calcext:value-type="float">
            <text:p>1.46436703205109</text:p>
          </table:table-cell>
          <table:table-cell office:value-type="float" office:value="1.57707929611206" calcext:value-type="float">
            <text:p>1.57707929611206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28247690200806" calcext:value-type="float">
            <text:p>1.28247690200806</text:p>
          </table:table-cell>
          <table:table-cell office:value-type="float" office:value="1.41900706291199" calcext:value-type="float">
            <text:p>1.41900706291199</text:p>
          </table:table-cell>
          <table:table-cell office:value-type="float" office:value="1.453169465065" calcext:value-type="float">
            <text:p>1.453169465065</text:p>
          </table:table-cell>
          <table:table-cell office:value-type="float" office:value="1.46105623245239" calcext:value-type="float">
            <text:p>1.46105623245239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6153593063355" calcext:value-type="float">
            <text:p>1.46153593063355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51671576499939" calcext:value-type="float">
            <text:p>1.51671576499939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4611896276474" calcext:value-type="float">
            <text:p>1.4611896276474</text:p>
          </table:table-cell>
          <table:table-cell office:value-type="float" office:value="1.3949693441391" calcext:value-type="float">
            <text:p>1.3949693441391</text:p>
          </table:table-cell>
          <table:table-cell office:value-type="float" office:value="1.33855509757996" calcext:value-type="float">
            <text:p>1.33855509757996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53931081295013" calcext:value-type="float">
            <text:p>1.53931081295013</text:p>
          </table:table-cell>
          <table:table-cell office:value-type="float" office:value="1.55971443653107" calcext:value-type="float">
            <text:p>1.55971443653107</text:p>
          </table:table-cell>
          <table:table-cell office:value-type="float" office:value="1.50071167945862" calcext:value-type="float">
            <text:p>1.50071167945862</text:p>
          </table:table-cell>
          <table:table-cell office:value-type="float" office:value="1.48480904102325" calcext:value-type="float">
            <text:p>1.48480904102325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47511410713196" calcext:value-type="float">
            <text:p>1.47511410713196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60990834236145" calcext:value-type="float">
            <text:p>1.60990834236145</text:p>
          </table:table-cell>
          <table:table-cell office:value-type="float" office:value="1.52719557285309" calcext:value-type="float">
            <text:p>1.52719557285309</text:p>
          </table:table-cell>
          <table:table-cell office:value-type="float" office:value="1.45800232887268" calcext:value-type="float">
            <text:p>1.45800232887268</text:p>
          </table:table-cell>
          <table:table-cell office:value-type="float" office:value="1.71389818191528" calcext:value-type="float">
            <text:p>1.71389818191528</text:p>
          </table:table-cell>
          <table:table-cell office:value-type="float" office:value="1.54632604122162" calcext:value-type="float">
            <text:p>1.54632604122162</text:p>
          </table:table-cell>
          <table:table-cell office:value-type="float" office:value="1.58820164203644" calcext:value-type="float">
            <text:p>1.58820164203644</text:p>
          </table:table-cell>
          <table:table-cell office:value-type="float" office:value="1.52359044551849" calcext:value-type="float">
            <text:p>1.52359044551849</text:p>
          </table:table-cell>
          <table:table-cell office:value-type="float" office:value="1.43096351623535" calcext:value-type="float">
            <text:p>1.43096351623535</text:p>
          </table:table-cell>
          <table:table-cell office:value-type="float" office:value="1.50630187988281" calcext:value-type="float">
            <text:p>1.50630187988281</text:p>
          </table:table-cell>
          <table:table-cell office:value-type="float" office:value="1.64000797271729" calcext:value-type="float">
            <text:p>1.64000797271729</text:p>
          </table:table-cell>
          <table:table-cell office:value-type="float" office:value="1.50464773178101" calcext:value-type="float">
            <text:p>1.50464773178101</text:p>
          </table:table-cell>
          <table:table-cell office:value-type="float" office:value="1.62969505786896" calcext:value-type="float">
            <text:p>1.62969505786896</text:p>
          </table:table-cell>
          <table:table-cell office:value-type="float" office:value="1.30848813056946" calcext:value-type="float">
            <text:p>1.30848813056946</text:p>
          </table:table-cell>
          <table:table-cell office:value-type="float" office:value="1.35069930553436" calcext:value-type="float">
            <text:p>1.35069930553436</text:p>
          </table:table-cell>
          <table:table-cell office:value-type="float" office:value="1.5322333574295" calcext:value-type="float">
            <text:p>1.5322333574295</text:p>
          </table:table-cell>
          <table:table-cell office:value-type="float" office:value="1.63524699211121" calcext:value-type="float">
            <text:p>1.63524699211121</text:p>
          </table:table-cell>
          <table:table-cell office:value-type="float" office:value="1.57922768592834" calcext:value-type="float">
            <text:p>1.57922768592834</text:p>
          </table:table-cell>
          <table:table-cell office:value-type="float" office:value="1.56815266609192" calcext:value-type="float">
            <text:p>1.56815266609192</text:p>
          </table:table-cell>
          <table:table-cell office:value-type="float" office:value="1.66031002998352" calcext:value-type="float">
            <text:p>1.66031002998352</text:p>
          </table:table-cell>
          <table:table-cell office:value-type="float" office:value="1.50552499294281" calcext:value-type="float">
            <text:p>1.50552499294281</text:p>
          </table:table-cell>
          <table:table-cell office:value-type="float" office:value="1.50148487091064" calcext:value-type="float">
            <text:p>1.50148487091064</text:p>
          </table:table-cell>
          <table:table-cell office:value-type="float" office:value="1.5643812417984" calcext:value-type="float">
            <text:p>1.5643812417984</text:p>
          </table:table-cell>
          <table:table-cell office:value-type="float" office:value="1.47882688045502" calcext:value-type="float">
            <text:p>1.47882688045502</text:p>
          </table:table-cell>
          <table:table-cell office:value-type="float" office:value="1.54175126552582" calcext:value-type="float">
            <text:p>1.54175126552582</text:p>
          </table:table-cell>
          <table:table-cell office:value-type="float" office:value="1.57067942619324" calcext:value-type="float">
            <text:p>1.57067942619324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54106974601746" calcext:value-type="float">
            <text:p>1.54106974601746</text:p>
          </table:table-cell>
          <table:table-cell office:value-type="float" office:value="1.55172049999237" calcext:value-type="float">
            <text:p>1.55172049999237</text:p>
          </table:table-cell>
          <table:table-cell office:value-type="float" office:value="1.52682590484619" calcext:value-type="float">
            <text:p>1.52682590484619</text:p>
          </table:table-cell>
          <table:table-cell office:value-type="float" office:value="1.56145262718201" calcext:value-type="float">
            <text:p>1.56145262718201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58035898208618" calcext:value-type="float">
            <text:p>1.58035898208618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71570801734924" calcext:value-type="float">
            <text:p>1.71570801734924</text:p>
          </table:table-cell>
          <table:table-cell office:value-type="float" office:value="1.64824116230011" calcext:value-type="float">
            <text:p>1.64824116230011</text:p>
          </table:table-cell>
          <table:table-cell office:value-type="float" office:value="1.4752242565155" calcext:value-type="float">
            <text:p>1.4752242565155</text:p>
          </table:table-cell>
          <table:table-cell office:value-type="float" office:value="1.47133851051331" calcext:value-type="float">
            <text:p>1.47133851051331</text:p>
          </table:table-cell>
          <table:table-cell office:value-type="float" office:value="1.56327688694" calcext:value-type="float">
            <text:p>1.56327688694</text:p>
          </table:table-cell>
          <table:table-cell office:value-type="float" office:value="1.48052406311035" calcext:value-type="float">
            <text:p>1.48052406311035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61843705177307" calcext:value-type="float">
            <text:p>1.61843705177307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61080420017242" calcext:value-type="float">
            <text:p>1.61080420017242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50203740596771" calcext:value-type="float">
            <text:p>1.50203740596771</text:p>
          </table:table-cell>
          <table:table-cell office:value-type="float" office:value="1.71733438968658" calcext:value-type="float">
            <text:p>1.71733438968658</text:p>
          </table:table-cell>
          <table:table-cell office:value-type="float" office:value="1.49216997623444" calcext:value-type="float">
            <text:p>1.49216997623444</text:p>
          </table:table-cell>
          <table:table-cell office:value-type="float" office:value="1.56771349906921" calcext:value-type="float">
            <text:p>1.56771349906921</text:p>
          </table:table-cell>
          <table:table-cell office:value-type="float" office:value="1.54594850540161" calcext:value-type="float">
            <text:p>1.54594850540161</text:p>
          </table:table-cell>
          <table:table-cell office:value-type="float" office:value="1.28908658027649" calcext:value-type="float">
            <text:p>1.28908658027649</text:p>
          </table:table-cell>
          <table:table-cell office:value-type="float" office:value="1.63488578796387" calcext:value-type="float">
            <text:p>1.63488578796387</text:p>
          </table:table-cell>
          <table:table-cell office:value-type="float" office:value="1.4827698469162" calcext:value-type="float">
            <text:p>1.4827698469162</text:p>
          </table:table-cell>
          <table:table-cell office:value-type="float" office:value="1.42064464092255" calcext:value-type="float">
            <text:p>1.42064464092255</text:p>
          </table:table-cell>
          <table:table-cell office:value-type="float" office:value="1.33454191684723" calcext:value-type="float">
            <text:p>1.33454191684723</text:p>
          </table:table-cell>
          <table:table-cell office:value-type="float" office:value="1.64080226421356" calcext:value-type="float">
            <text:p>1.64080226421356</text:p>
          </table:table-cell>
          <table:table-cell office:value-type="float" office:value="1.35957908630371" calcext:value-type="float">
            <text:p>1.35957908630371</text:p>
          </table:table-cell>
          <table:table-cell office:value-type="float" office:value="1.38822746276855" calcext:value-type="float">
            <text:p>1.38822746276855</text:p>
          </table:table-cell>
          <table:table-cell office:value-type="float" office:value="1.37067294120789" calcext:value-type="float">
            <text:p>1.37067294120789</text:p>
          </table:table-cell>
          <table:table-cell office:value-type="float" office:value="1.28977131843567" calcext:value-type="float">
            <text:p>1.28977131843567</text:p>
          </table:table-cell>
          <table:table-cell office:value-type="float" office:value="1.54585146903992" calcext:value-type="float">
            <text:p>1.54585146903992</text:p>
          </table:table-cell>
          <table:table-cell office:value-type="float" office:value="1.54016661643982" calcext:value-type="float">
            <text:p>1.54016661643982</text:p>
          </table:table-cell>
          <table:table-cell office:value-type="float" office:value="1.36630058288574" calcext:value-type="float">
            <text:p>1.36630058288574</text:p>
          </table:table-cell>
          <table:table-cell office:value-type="float" office:value="1.47526514530182" calcext:value-type="float">
            <text:p>1.47526514530182</text:p>
          </table:table-cell>
          <table:table-cell office:value-type="float" office:value="1.49831461906433" calcext:value-type="float">
            <text:p>1.49831461906433</text:p>
          </table:table-cell>
          <table:table-cell office:value-type="float" office:value="1.42295515537262" calcext:value-type="float">
            <text:p>1.42295515537262</text:p>
          </table:table-cell>
          <table:table-cell office:value-type="float" office:value="1.69256162643433" calcext:value-type="float">
            <text:p>1.69256162643433</text:p>
          </table:table-cell>
          <table:table-cell office:value-type="float" office:value="1.6358540058136" calcext:value-type="float">
            <text:p>1.6358540058136</text:p>
          </table:table-cell>
          <table:table-cell office:value-type="float" office:value="1.58614611625671" calcext:value-type="float">
            <text:p>1.58614611625671</text:p>
          </table:table-cell>
          <table:table-cell office:value-type="float" office:value="1.43414187431335" calcext:value-type="float">
            <text:p>1.43414187431335</text:p>
          </table:table-cell>
          <table:table-cell office:value-type="float" office:value="1.42268013954163" calcext:value-type="float">
            <text:p>1.42268013954163</text:p>
          </table:table-cell>
          <table:table-cell office:value-type="float" office:value="1.43989181518555" calcext:value-type="float">
            <text:p>1.43989181518555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53473091125488" calcext:value-type="float">
            <text:p>1.53473091125488</text:p>
          </table:table-cell>
          <table:table-cell office:value-type="float" office:value="1.6399313211441" calcext:value-type="float">
            <text:p>1.6399313211441</text:p>
          </table:table-cell>
          <table:table-cell office:value-type="float" office:value="1.46540355682373" calcext:value-type="float">
            <text:p>1.46540355682373</text:p>
          </table:table-cell>
          <table:table-cell office:value-type="float" office:value="1.49508559703827" calcext:value-type="float">
            <text:p>1.49508559703827</text:p>
          </table:table-cell>
          <table:table-cell office:value-type="float" office:value="1.45816254615784" calcext:value-type="float">
            <text:p>1.45816254615784</text:p>
          </table:table-cell>
          <table:table-cell office:value-type="float" office:value="1.64426779747009" calcext:value-type="float">
            <text:p>1.64426779747009</text:p>
          </table:table-cell>
          <table:table-cell office:value-type="float" office:value="1.57373011112213" calcext:value-type="float">
            <text:p>1.57373011112213</text:p>
          </table:table-cell>
          <table:table-cell office:value-type="float" office:value="1.43803131580353" calcext:value-type="float">
            <text:p>1.43803131580353</text:p>
          </table:table-cell>
          <table:table-cell table:number-columns-repeated="6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5209" calcext:value-type="float">
            <text:p>1.5209</text:p>
          </table:table-cell>
          <table:table-cell office:value-type="float" office:value="1.5276" calcext:value-type="float">
            <text:p>1.5276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1901" calcext:value-type="float">
            <text:p>1.1901</text:p>
          </table:table-cell>
          <table:table-cell office:value-type="float" office:value="1.3949693441391" calcext:value-type="float">
            <text:p>1.3949693441391</text:p>
          </table:table-cell>
          <table:table-cell office:value-type="float" office:value="1.56012618541718" calcext:value-type="float">
            <text:p>1.56012618541718</text:p>
          </table:table-cell>
          <table:table-cell office:value-type="float" office:value="1.44993150234222" calcext:value-type="float">
            <text:p>1.44993150234222</text:p>
          </table:table-cell>
          <table:table-cell office:value-type="float" office:value="1.33855509757996" calcext:value-type="float">
            <text:p>1.33855509757996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5798259973526" calcext:value-type="float">
            <text:p>1.5798259973526</text:p>
          </table:table-cell>
          <table:table-cell office:value-type="float" office:value="1.60990834236145" calcext:value-type="float">
            <text:p>1.60990834236145</text:p>
          </table:table-cell>
          <table:table-cell office:value-type="float" office:value="1.55971443653107" calcext:value-type="float">
            <text:p>1.55971443653107</text:p>
          </table:table-cell>
          <table:table-cell office:value-type="float" office:value="1.48480904102325" calcext:value-type="float">
            <text:p>1.48480904102325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42606556415558" calcext:value-type="float">
            <text:p>1.42606556415558</text:p>
          </table:table-cell>
          <table:table-cell office:value-type="float" office:value="1.52719557285309" calcext:value-type="float">
            <text:p>1.52719557285309</text:p>
          </table:table-cell>
          <table:table-cell office:value-type="float" office:value="1.63563406467438" calcext:value-type="float">
            <text:p>1.63563406467438</text:p>
          </table:table-cell>
          <table:table-cell office:value-type="float" office:value="1.48138380050659" calcext:value-type="float">
            <text:p>1.48138380050659</text:p>
          </table:table-cell>
          <table:table-cell office:value-type="float" office:value="1.5322333574295" calcext:value-type="float">
            <text:p>1.5322333574295</text:p>
          </table:table-cell>
          <table:table-cell office:value-type="float" office:value="1.63524699211121" calcext:value-type="float">
            <text:p>1.63524699211121</text:p>
          </table:table-cell>
          <table:table-cell office:value-type="float" office:value="1.67556142807007" calcext:value-type="float">
            <text:p>1.67556142807007</text:p>
          </table:table-cell>
          <table:table-cell office:value-type="float" office:value="1.54175126552582" calcext:value-type="float">
            <text:p>1.54175126552582</text:p>
          </table:table-cell>
          <table:table-cell office:value-type="float" office:value="1.56815266609192" calcext:value-type="float">
            <text:p>1.56815266609192</text:p>
          </table:table-cell>
          <table:table-cell office:value-type="float" office:value="1.50552499294281" calcext:value-type="float">
            <text:p>1.50552499294281</text:p>
          </table:table-cell>
          <table:table-cell office:value-type="float" office:value="1.50148487091064" calcext:value-type="float">
            <text:p>1.50148487091064</text:p>
          </table:table-cell>
          <table:table-cell office:value-type="float" office:value="1.47882688045502" calcext:value-type="float">
            <text:p>1.47882688045502</text:p>
          </table:table-cell>
          <table:table-cell office:value-type="float" office:value="1.51530718803406" calcext:value-type="float">
            <text:p>1.51530718803406</text:p>
          </table:table-cell>
          <table:table-cell office:value-type="float" office:value="1.57067942619324" calcext:value-type="float">
            <text:p>1.57067942619324</text:p>
          </table:table-cell>
          <table:table-cell office:value-type="float" office:value="1.6440657377243" calcext:value-type="float">
            <text:p>1.6440657377243</text:p>
          </table:table-cell>
          <table:table-cell office:value-type="float" office:value="1.48882532119751" calcext:value-type="float">
            <text:p>1.48882532119751</text:p>
          </table:table-cell>
          <table:table-cell office:value-type="float" office:value="1.45794892311096" calcext:value-type="float">
            <text:p>1.45794892311096</text:p>
          </table:table-cell>
          <table:table-cell office:value-type="float" office:value="1.40817940235138" calcext:value-type="float">
            <text:p>1.40817940235138</text:p>
          </table:table-cell>
          <table:table-cell office:value-type="float" office:value="1.64379692077637" calcext:value-type="float">
            <text:p>1.64379692077637</text:p>
          </table:table-cell>
          <table:table-cell office:value-type="float" office:value="1.43011975288391" calcext:value-type="float">
            <text:p>1.43011975288391</text:p>
          </table:table-cell>
          <table:table-cell office:value-type="float" office:value="1.48833572864532" calcext:value-type="float">
            <text:p>1.48833572864532</text:p>
          </table:table-cell>
          <table:table-cell office:value-type="float" office:value="1.63290727138519" calcext:value-type="float">
            <text:p>1.63290727138519</text:p>
          </table:table-cell>
          <table:table-cell office:value-type="float" office:value="1.35027480125427" calcext:value-type="float">
            <text:p>1.35027480125427</text:p>
          </table:table-cell>
          <table:table-cell office:value-type="float" office:value="1.56015765666962" calcext:value-type="float">
            <text:p>1.56015765666962</text:p>
          </table:table-cell>
          <table:table-cell office:value-type="float" office:value="1.50589501857758" calcext:value-type="float">
            <text:p>1.50589501857758</text:p>
          </table:table-cell>
          <table:table-cell office:value-type="float" office:value="1.59059154987335" calcext:value-type="float">
            <text:p>1.59059154987335</text:p>
          </table:table-cell>
          <table:table-cell office:value-type="float" office:value="1.60790276527405" calcext:value-type="float">
            <text:p>1.60790276527405</text:p>
          </table:table-cell>
          <table:table-cell office:value-type="float" office:value="1.62614905834198" calcext:value-type="float">
            <text:p>1.62614905834198</text:p>
          </table:table-cell>
          <table:table-cell office:value-type="float" office:value="1.52762997150421" calcext:value-type="float">
            <text:p>1.52762997150421</text:p>
          </table:table-cell>
          <table:table-cell office:value-type="float" office:value="1.40719258785248" calcext:value-type="float">
            <text:p>1.40719258785248</text:p>
          </table:table-cell>
          <table:table-cell office:value-type="float" office:value="1.58859801292419" calcext:value-type="float">
            <text:p>1.58859801292419</text:p>
          </table:table-cell>
          <table:table-cell office:value-type="float" office:value="1.48386025428772" calcext:value-type="float">
            <text:p>1.48386025428772</text:p>
          </table:table-cell>
          <table:table-cell office:value-type="float" office:value="1.49956345558167" calcext:value-type="float">
            <text:p>1.49956345558167</text:p>
          </table:table-cell>
          <table:table-cell office:value-type="float" office:value="1.40095543861389" calcext:value-type="float">
            <text:p>1.40095543861389</text:p>
          </table:table-cell>
          <table:table-cell office:value-type="float" office:value="1.42961549758911" calcext:value-type="float">
            <text:p>1.42961549758911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48473179340363" calcext:value-type="float">
            <text:p>1.48473179340363</text:p>
          </table:table-cell>
          <table:table-cell office:value-type="float" office:value="1.71570801734924" calcext:value-type="float">
            <text:p>1.71570801734924</text:p>
          </table:table-cell>
          <table:table-cell office:value-type="float" office:value="1.55172049999237" calcext:value-type="float">
            <text:p>1.55172049999237</text:p>
          </table:table-cell>
          <table:table-cell office:value-type="float" office:value="1.56145262718201" calcext:value-type="float">
            <text:p>1.56145262718201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62349009513855" calcext:value-type="float">
            <text:p>1.62349009513855</text:p>
          </table:table-cell>
          <table:table-cell office:value-type="float" office:value="1.64824116230011" calcext:value-type="float">
            <text:p>1.64824116230011</text:p>
          </table:table-cell>
          <table:table-cell office:value-type="float" office:value="1.66552436351776" calcext:value-type="float">
            <text:p>1.66552436351776</text:p>
          </table:table-cell>
          <table:table-cell office:value-type="float" office:value="1.61080420017242" calcext:value-type="float">
            <text:p>1.61080420017242</text:p>
          </table:table-cell>
          <table:table-cell office:value-type="float" office:value="1.47133851051331" calcext:value-type="float">
            <text:p>1.47133851051331</text:p>
          </table:table-cell>
          <table:table-cell office:value-type="float" office:value="1.48052406311035" calcext:value-type="float">
            <text:p>1.48052406311035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65259861946106" calcext:value-type="float">
            <text:p>1.65259861946106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57372033596039" calcext:value-type="float">
            <text:p>1.57372033596039</text:p>
          </table:table-cell>
          <table:table-cell office:value-type="float" office:value="1.48153936862946" calcext:value-type="float">
            <text:p>1.48153936862946</text:p>
          </table:table-cell>
          <table:table-cell office:value-type="float" office:value="1.51379132270813" calcext:value-type="float">
            <text:p>1.51379132270813</text:p>
          </table:table-cell>
          <table:table-cell office:value-type="float" office:value="1.60986816883087" calcext:value-type="float">
            <text:p>1.60986816883087</text:p>
          </table:table-cell>
          <table:table-cell office:value-type="float" office:value="1.52570986747742" calcext:value-type="float">
            <text:p>1.52570986747742</text:p>
          </table:table-cell>
          <table:table-cell office:value-type="float" office:value="1.49874687194824" calcext:value-type="float">
            <text:p>1.49874687194824</text:p>
          </table:table-cell>
          <table:table-cell office:value-type="float" office:value="1.61420321464539" calcext:value-type="float">
            <text:p>1.61420321464539</text:p>
          </table:table-cell>
          <table:table-cell office:value-type="float" office:value="1.37067294120789" calcext:value-type="float">
            <text:p>1.37067294120789</text:p>
          </table:table-cell>
          <table:table-cell office:value-type="float" office:value="1.43414187431335" calcext:value-type="float">
            <text:p>1.43414187431335</text:p>
          </table:table-cell>
          <table:table-cell office:value-type="float" office:value="1.53473091125488" calcext:value-type="float">
            <text:p>1.53473091125488</text:p>
          </table:table-cell>
          <table:table-cell office:value-type="float" office:value="1.64426779747009" calcext:value-type="float">
            <text:p>1.64426779747009</text:p>
          </table:table-cell>
          <table:table-cell office:value-type="float" office:value="1.50190401077271" calcext:value-type="float">
            <text:p>1.50190401077271</text:p>
          </table:table-cell>
          <table:table-cell office:value-type="float" office:value="1.43803131580353" calcext:value-type="float">
            <text:p>1.43803131580353</text:p>
          </table:table-cell>
          <table:table-cell office:value-type="float" office:value="1.33454191684723" calcext:value-type="float">
            <text:p>1.33454191684723</text:p>
          </table:table-cell>
          <table:table-cell office:value-type="float" office:value="1.64080226421356" calcext:value-type="float">
            <text:p>1.64080226421356</text:p>
          </table:table-cell>
          <table:table-cell office:value-type="float" office:value="1.38822746276855" calcext:value-type="float">
            <text:p>1.38822746276855</text:p>
          </table:table-cell>
          <table:table-cell office:value-type="float" office:value="1.58053267002106" calcext:value-type="float">
            <text:p>1.58053267002106</text:p>
          </table:table-cell>
          <table:table-cell office:value-type="float" office:value="1.28977131843567" calcext:value-type="float">
            <text:p>1.28977131843567</text:p>
          </table:table-cell>
          <table:table-cell office:value-type="float" office:value="1.69256162643433" calcext:value-type="float">
            <text:p>1.69256162643433</text:p>
          </table:table-cell>
          <table:table-cell office:value-type="float" office:value="1.58614611625671" calcext:value-type="float">
            <text:p>1.58614611625671</text:p>
          </table:table-cell>
          <table:table-cell office:value-type="float" office:value="1.53175461292267" calcext:value-type="float">
            <text:p>1.53175461292267</text:p>
          </table:table-cell>
          <table:table-cell office:value-type="float" office:value="1.42268013954163" calcext:value-type="float">
            <text:p>1.42268013954163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5291873216629" calcext:value-type="float">
            <text:p>1.5291873216629</text:p>
          </table:table-cell>
          <table:table-cell office:value-type="float" office:value="1.6399313211441" calcext:value-type="float">
            <text:p>1.6399313211441</text:p>
          </table:table-cell>
          <table:table-cell office:value-type="float" office:value="1.64331889152527" calcext:value-type="float">
            <text:p>1.64331889152527</text:p>
          </table:table-cell>
          <table:table-cell office:value-type="float" office:value="1.57373011112213" calcext:value-type="float">
            <text:p>1.57373011112213</text:p>
          </table:table-cell>
          <table:table-cell office:value-type="float" office:value="1.42979049682617" calcext:value-type="float">
            <text:p>1.42979049682617</text:p>
          </table:table-cell>
          <table:table-cell table:number-columns-repeated="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5209" calcext:value-type="float">
            <text:p>1.5209</text:p>
          </table:table-cell>
          <table:table-cell office:value-type="float" office:value="1.5276" calcext:value-type="float">
            <text:p>1.5276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1901" calcext:value-type="float">
            <text:p>1.1901</text:p>
          </table:table-cell>
          <table:table-cell office:value-type="float" office:value="1.3949693441391" calcext:value-type="float">
            <text:p>1.3949693441391</text:p>
          </table:table-cell>
          <table:table-cell office:value-type="float" office:value="1.56012618541718" calcext:value-type="float">
            <text:p>1.56012618541718</text:p>
          </table:table-cell>
          <table:table-cell office:value-type="float" office:value="1.44993150234222" calcext:value-type="float">
            <text:p>1.44993150234222</text:p>
          </table:table-cell>
          <table:table-cell office:value-type="float" office:value="1.33855509757996" calcext:value-type="float">
            <text:p>1.33855509757996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5798259973526" calcext:value-type="float">
            <text:p>1.5798259973526</text:p>
          </table:table-cell>
          <table:table-cell office:value-type="float" office:value="1.60990834236145" calcext:value-type="float">
            <text:p>1.60990834236145</text:p>
          </table:table-cell>
          <table:table-cell office:value-type="float" office:value="1.55971443653107" calcext:value-type="float">
            <text:p>1.55971443653107</text:p>
          </table:table-cell>
          <table:table-cell office:value-type="float" office:value="1.48480904102325" calcext:value-type="float">
            <text:p>1.48480904102325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42606556415558" calcext:value-type="float">
            <text:p>1.42606556415558</text:p>
          </table:table-cell>
          <table:table-cell office:value-type="float" office:value="1.52719557285309" calcext:value-type="float">
            <text:p>1.52719557285309</text:p>
          </table:table-cell>
          <table:table-cell office:value-type="float" office:value="1.63563406467438" calcext:value-type="float">
            <text:p>1.63563406467438</text:p>
          </table:table-cell>
          <table:table-cell office:value-type="float" office:value="1.48138380050659" calcext:value-type="float">
            <text:p>1.48138380050659</text:p>
          </table:table-cell>
          <table:table-cell office:value-type="float" office:value="1.5322333574295" calcext:value-type="float">
            <text:p>1.5322333574295</text:p>
          </table:table-cell>
          <table:table-cell office:value-type="float" office:value="1.63524699211121" calcext:value-type="float">
            <text:p>1.63524699211121</text:p>
          </table:table-cell>
          <table:table-cell office:value-type="float" office:value="1.67556142807007" calcext:value-type="float">
            <text:p>1.67556142807007</text:p>
          </table:table-cell>
          <table:table-cell office:value-type="float" office:value="1.54175126552582" calcext:value-type="float">
            <text:p>1.54175126552582</text:p>
          </table:table-cell>
          <table:table-cell office:value-type="float" office:value="1.56815266609192" calcext:value-type="float">
            <text:p>1.56815266609192</text:p>
          </table:table-cell>
          <table:table-cell office:value-type="float" office:value="1.50552499294281" calcext:value-type="float">
            <text:p>1.50552499294281</text:p>
          </table:table-cell>
          <table:table-cell office:value-type="float" office:value="1.50148487091064" calcext:value-type="float">
            <text:p>1.50148487091064</text:p>
          </table:table-cell>
          <table:table-cell office:value-type="float" office:value="1.47882688045502" calcext:value-type="float">
            <text:p>1.47882688045502</text:p>
          </table:table-cell>
          <table:table-cell office:value-type="float" office:value="1.51530718803406" calcext:value-type="float">
            <text:p>1.51530718803406</text:p>
          </table:table-cell>
          <table:table-cell office:value-type="float" office:value="1.57067942619324" calcext:value-type="float">
            <text:p>1.57067942619324</text:p>
          </table:table-cell>
          <table:table-cell office:value-type="float" office:value="1.6440657377243" calcext:value-type="float">
            <text:p>1.6440657377243</text:p>
          </table:table-cell>
          <table:table-cell office:value-type="float" office:value="1.48882532119751" calcext:value-type="float">
            <text:p>1.48882532119751</text:p>
          </table:table-cell>
          <table:table-cell office:value-type="float" office:value="1.45794892311096" calcext:value-type="float">
            <text:p>1.45794892311096</text:p>
          </table:table-cell>
          <table:table-cell office:value-type="float" office:value="1.40817940235138" calcext:value-type="float">
            <text:p>1.40817940235138</text:p>
          </table:table-cell>
          <table:table-cell office:value-type="float" office:value="1.64379692077637" calcext:value-type="float">
            <text:p>1.64379692077637</text:p>
          </table:table-cell>
          <table:table-cell office:value-type="float" office:value="1.43011975288391" calcext:value-type="float">
            <text:p>1.43011975288391</text:p>
          </table:table-cell>
          <table:table-cell office:value-type="float" office:value="1.48833572864532" calcext:value-type="float">
            <text:p>1.48833572864532</text:p>
          </table:table-cell>
          <table:table-cell office:value-type="float" office:value="1.63290727138519" calcext:value-type="float">
            <text:p>1.63290727138519</text:p>
          </table:table-cell>
          <table:table-cell office:value-type="float" office:value="1.35027480125427" calcext:value-type="float">
            <text:p>1.35027480125427</text:p>
          </table:table-cell>
          <table:table-cell office:value-type="float" office:value="1.56015765666962" calcext:value-type="float">
            <text:p>1.56015765666962</text:p>
          </table:table-cell>
          <table:table-cell office:value-type="float" office:value="1.50589501857758" calcext:value-type="float">
            <text:p>1.50589501857758</text:p>
          </table:table-cell>
          <table:table-cell office:value-type="float" office:value="1.59059154987335" calcext:value-type="float">
            <text:p>1.59059154987335</text:p>
          </table:table-cell>
          <table:table-cell office:value-type="float" office:value="1.60790276527405" calcext:value-type="float">
            <text:p>1.60790276527405</text:p>
          </table:table-cell>
          <table:table-cell office:value-type="float" office:value="1.62614905834198" calcext:value-type="float">
            <text:p>1.62614905834198</text:p>
          </table:table-cell>
          <table:table-cell office:value-type="float" office:value="1.52762997150421" calcext:value-type="float">
            <text:p>1.52762997150421</text:p>
          </table:table-cell>
          <table:table-cell office:value-type="float" office:value="1.40719258785248" calcext:value-type="float">
            <text:p>1.40719258785248</text:p>
          </table:table-cell>
          <table:table-cell office:value-type="float" office:value="1.58859801292419" calcext:value-type="float">
            <text:p>1.58859801292419</text:p>
          </table:table-cell>
          <table:table-cell office:value-type="float" office:value="1.48386025428772" calcext:value-type="float">
            <text:p>1.48386025428772</text:p>
          </table:table-cell>
          <table:table-cell office:value-type="float" office:value="1.49956345558167" calcext:value-type="float">
            <text:p>1.49956345558167</text:p>
          </table:table-cell>
          <table:table-cell office:value-type="float" office:value="1.40095543861389" calcext:value-type="float">
            <text:p>1.40095543861389</text:p>
          </table:table-cell>
          <table:table-cell office:value-type="float" office:value="1.42961549758911" calcext:value-type="float">
            <text:p>1.42961549758911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48473179340363" calcext:value-type="float">
            <text:p>1.48473179340363</text:p>
          </table:table-cell>
          <table:table-cell office:value-type="float" office:value="1.71570801734924" calcext:value-type="float">
            <text:p>1.71570801734924</text:p>
          </table:table-cell>
          <table:table-cell office:value-type="float" office:value="1.55172049999237" calcext:value-type="float">
            <text:p>1.55172049999237</text:p>
          </table:table-cell>
          <table:table-cell office:value-type="float" office:value="1.56145262718201" calcext:value-type="float">
            <text:p>1.56145262718201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62349009513855" calcext:value-type="float">
            <text:p>1.62349009513855</text:p>
          </table:table-cell>
          <table:table-cell office:value-type="float" office:value="1.64824116230011" calcext:value-type="float">
            <text:p>1.64824116230011</text:p>
          </table:table-cell>
          <table:table-cell office:value-type="float" office:value="1.66552436351776" calcext:value-type="float">
            <text:p>1.66552436351776</text:p>
          </table:table-cell>
          <table:table-cell office:value-type="float" office:value="1.61080420017242" calcext:value-type="float">
            <text:p>1.61080420017242</text:p>
          </table:table-cell>
          <table:table-cell office:value-type="float" office:value="1.47133851051331" calcext:value-type="float">
            <text:p>1.47133851051331</text:p>
          </table:table-cell>
          <table:table-cell office:value-type="float" office:value="1.48052406311035" calcext:value-type="float">
            <text:p>1.48052406311035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65259861946106" calcext:value-type="float">
            <text:p>1.65259861946106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57372033596039" calcext:value-type="float">
            <text:p>1.57372033596039</text:p>
          </table:table-cell>
          <table:table-cell office:value-type="float" office:value="1.48153936862946" calcext:value-type="float">
            <text:p>1.48153936862946</text:p>
          </table:table-cell>
          <table:table-cell office:value-type="float" office:value="1.51379132270813" calcext:value-type="float">
            <text:p>1.51379132270813</text:p>
          </table:table-cell>
          <table:table-cell office:value-type="float" office:value="1.60986816883087" calcext:value-type="float">
            <text:p>1.60986816883087</text:p>
          </table:table-cell>
          <table:table-cell office:value-type="float" office:value="1.52570986747742" calcext:value-type="float">
            <text:p>1.52570986747742</text:p>
          </table:table-cell>
          <table:table-cell office:value-type="float" office:value="1.49874687194824" calcext:value-type="float">
            <text:p>1.49874687194824</text:p>
          </table:table-cell>
          <table:table-cell office:value-type="float" office:value="1.61420321464539" calcext:value-type="float">
            <text:p>1.61420321464539</text:p>
          </table:table-cell>
          <table:table-cell office:value-type="float" office:value="1.37067294120789" calcext:value-type="float">
            <text:p>1.37067294120789</text:p>
          </table:table-cell>
          <table:table-cell office:value-type="float" office:value="1.43414187431335" calcext:value-type="float">
            <text:p>1.43414187431335</text:p>
          </table:table-cell>
          <table:table-cell office:value-type="float" office:value="1.53473091125488" calcext:value-type="float">
            <text:p>1.53473091125488</text:p>
          </table:table-cell>
          <table:table-cell office:value-type="float" office:value="1.64426779747009" calcext:value-type="float">
            <text:p>1.64426779747009</text:p>
          </table:table-cell>
          <table:table-cell office:value-type="float" office:value="1.50190401077271" calcext:value-type="float">
            <text:p>1.50190401077271</text:p>
          </table:table-cell>
          <table:table-cell office:value-type="float" office:value="1.43803131580353" calcext:value-type="float">
            <text:p>1.43803131580353</text:p>
          </table:table-cell>
          <table:table-cell office:value-type="float" office:value="1.33454191684723" calcext:value-type="float">
            <text:p>1.33454191684723</text:p>
          </table:table-cell>
          <table:table-cell office:value-type="float" office:value="1.64080226421356" calcext:value-type="float">
            <text:p>1.64080226421356</text:p>
          </table:table-cell>
          <table:table-cell office:value-type="float" office:value="1.38822746276855" calcext:value-type="float">
            <text:p>1.38822746276855</text:p>
          </table:table-cell>
          <table:table-cell office:value-type="float" office:value="1.58053267002106" calcext:value-type="float">
            <text:p>1.58053267002106</text:p>
          </table:table-cell>
          <table:table-cell office:value-type="float" office:value="1.28977131843567" calcext:value-type="float">
            <text:p>1.28977131843567</text:p>
          </table:table-cell>
          <table:table-cell office:value-type="float" office:value="1.69256162643433" calcext:value-type="float">
            <text:p>1.69256162643433</text:p>
          </table:table-cell>
          <table:table-cell office:value-type="float" office:value="1.58614611625671" calcext:value-type="float">
            <text:p>1.58614611625671</text:p>
          </table:table-cell>
          <table:table-cell office:value-type="float" office:value="1.53175461292267" calcext:value-type="float">
            <text:p>1.53175461292267</text:p>
          </table:table-cell>
          <table:table-cell office:value-type="float" office:value="1.42268013954163" calcext:value-type="float">
            <text:p>1.42268013954163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5291873216629" calcext:value-type="float">
            <text:p>1.5291873216629</text:p>
          </table:table-cell>
          <table:table-cell office:value-type="float" office:value="1.6399313211441" calcext:value-type="float">
            <text:p>1.6399313211441</text:p>
          </table:table-cell>
          <table:table-cell office:value-type="float" office:value="1.64331889152527" calcext:value-type="float">
            <text:p>1.64331889152527</text:p>
          </table:table-cell>
          <table:table-cell office:value-type="float" office:value="1.57373011112213" calcext:value-type="float">
            <text:p>1.57373011112213</text:p>
          </table:table-cell>
          <table:table-cell office:value-type="float" office:value="1.42979049682617" calcext:value-type="float">
            <text:p>1.42979049682617</text:p>
          </table:table-cell>
          <table:table-cell table:number-columns-repeated="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4938" calcext:value-type="float">
            <text:p>1.4938</text:p>
          </table:table-cell>
          <table:table-cell office:value-type="float" office:value="1.4898" calcext:value-type="float">
            <text:p>1.4898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1537" calcext:value-type="float">
            <text:p>1.1537</text:p>
          </table:table-cell>
          <table:table-cell office:value-type="float" office:value="1.45064973831177" calcext:value-type="float">
            <text:p>1.45064973831177</text:p>
          </table:table-cell>
          <table:table-cell office:value-type="float" office:value="1.57707929611206" calcext:value-type="float">
            <text:p>1.57707929611206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1900706291199" calcext:value-type="float">
            <text:p>1.41900706291199</text:p>
          </table:table-cell>
          <table:table-cell office:value-type="float" office:value="1.48526322841644" calcext:value-type="float">
            <text:p>1.48526322841644</text:p>
          </table:table-cell>
          <table:table-cell office:value-type="float" office:value="1.46105623245239" calcext:value-type="float">
            <text:p>1.46105623245239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6153593063355" calcext:value-type="float">
            <text:p>1.46153593063355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51671576499939" calcext:value-type="float">
            <text:p>1.51671576499939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3949693441391" calcext:value-type="float">
            <text:p>1.3949693441391</text:p>
          </table:table-cell>
          <table:table-cell office:value-type="float" office:value="1.33855509757996" calcext:value-type="float">
            <text:p>1.33855509757996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55971443653107" calcext:value-type="float">
            <text:p>1.55971443653107</text:p>
          </table:table-cell>
          <table:table-cell office:value-type="float" office:value="1.43538296222687" calcext:value-type="float">
            <text:p>1.43538296222687</text:p>
          </table:table-cell>
          <table:table-cell office:value-type="float" office:value="1.48480904102325" calcext:value-type="float">
            <text:p>1.48480904102325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47511410713196" calcext:value-type="float">
            <text:p>1.47511410713196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60990834236145" calcext:value-type="float">
            <text:p>1.60990834236145</text:p>
          </table:table-cell>
          <table:table-cell office:value-type="float" office:value="1.52719557285309" calcext:value-type="float">
            <text:p>1.52719557285309</text:p>
          </table:table-cell>
          <table:table-cell office:value-type="float" office:value="1.5322333574295" calcext:value-type="float">
            <text:p>1.5322333574295</text:p>
          </table:table-cell>
          <table:table-cell office:value-type="float" office:value="1.63524699211121" calcext:value-type="float">
            <text:p>1.63524699211121</text:p>
          </table:table-cell>
          <table:table-cell office:value-type="float" office:value="1.56815266609192" calcext:value-type="float">
            <text:p>1.56815266609192</text:p>
          </table:table-cell>
          <table:table-cell office:value-type="float" office:value="1.43742978572845" calcext:value-type="float">
            <text:p>1.43742978572845</text:p>
          </table:table-cell>
          <table:table-cell office:value-type="float" office:value="1.50552499294281" calcext:value-type="float">
            <text:p>1.50552499294281</text:p>
          </table:table-cell>
          <table:table-cell office:value-type="float" office:value="1.50148487091064" calcext:value-type="float">
            <text:p>1.50148487091064</text:p>
          </table:table-cell>
          <table:table-cell office:value-type="float" office:value="1.5643812417984" calcext:value-type="float">
            <text:p>1.5643812417984</text:p>
          </table:table-cell>
          <table:table-cell office:value-type="float" office:value="1.47882688045502" calcext:value-type="float">
            <text:p>1.47882688045502</text:p>
          </table:table-cell>
          <table:table-cell office:value-type="float" office:value="1.54175126552582" calcext:value-type="float">
            <text:p>1.54175126552582</text:p>
          </table:table-cell>
          <table:table-cell office:value-type="float" office:value="1.57067942619324" calcext:value-type="float">
            <text:p>1.57067942619324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55172049999237" calcext:value-type="float">
            <text:p>1.55172049999237</text:p>
          </table:table-cell>
          <table:table-cell office:value-type="float" office:value="1.64074301719666" calcext:value-type="float">
            <text:p>1.64074301719666</text:p>
          </table:table-cell>
          <table:table-cell office:value-type="float" office:value="1.56145262718201" calcext:value-type="float">
            <text:p>1.56145262718201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58035898208618" calcext:value-type="float">
            <text:p>1.58035898208618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71570801734924" calcext:value-type="float">
            <text:p>1.71570801734924</text:p>
          </table:table-cell>
          <table:table-cell office:value-type="float" office:value="1.64824116230011" calcext:value-type="float">
            <text:p>1.64824116230011</text:p>
          </table:table-cell>
          <table:table-cell office:value-type="float" office:value="1.47133851051331" calcext:value-type="float">
            <text:p>1.47133851051331</text:p>
          </table:table-cell>
          <table:table-cell office:value-type="float" office:value="1.63208770751953" calcext:value-type="float">
            <text:p>1.63208770751953</text:p>
          </table:table-cell>
          <table:table-cell office:value-type="float" office:value="1.48052406311035" calcext:value-type="float">
            <text:p>1.48052406311035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61843705177307" calcext:value-type="float">
            <text:p>1.61843705177307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61080420017242" calcext:value-type="float">
            <text:p>1.61080420017242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459068775177" calcext:value-type="float">
            <text:p>1.459068775177</text:p>
          </table:table-cell>
          <table:table-cell office:value-type="float" office:value="1.33454191684723" calcext:value-type="float">
            <text:p>1.33454191684723</text:p>
          </table:table-cell>
          <table:table-cell office:value-type="float" office:value="1.64080226421356" calcext:value-type="float">
            <text:p>1.64080226421356</text:p>
          </table:table-cell>
          <table:table-cell office:value-type="float" office:value="1.35957908630371" calcext:value-type="float">
            <text:p>1.35957908630371</text:p>
          </table:table-cell>
          <table:table-cell office:value-type="float" office:value="1.38822746276855" calcext:value-type="float">
            <text:p>1.38822746276855</text:p>
          </table:table-cell>
          <table:table-cell office:value-type="float" office:value="1.37067294120789" calcext:value-type="float">
            <text:p>1.37067294120789</text:p>
          </table:table-cell>
          <table:table-cell office:value-type="float" office:value="1.28977131843567" calcext:value-type="float">
            <text:p>1.28977131843567</text:p>
          </table:table-cell>
          <table:table-cell office:value-type="float" office:value="1.56426978111267" calcext:value-type="float">
            <text:p>1.56426978111267</text:p>
          </table:table-cell>
          <table:table-cell office:value-type="float" office:value="1.5098762512207" calcext:value-type="float">
            <text:p>1.5098762512207</text:p>
          </table:table-cell>
          <table:table-cell office:value-type="float" office:value="1.43455624580383" calcext:value-type="float">
            <text:p>1.43455624580383</text:p>
          </table:table-cell>
          <table:table-cell office:value-type="float" office:value="1.5224050283432" calcext:value-type="float">
            <text:p>1.5224050283432</text:p>
          </table:table-cell>
          <table:table-cell office:value-type="float" office:value="1.31833469867706" calcext:value-type="float">
            <text:p>1.31833469867706</text:p>
          </table:table-cell>
          <table:table-cell office:value-type="float" office:value="1.27722752094269" calcext:value-type="float">
            <text:p>1.27722752094269</text:p>
          </table:table-cell>
          <table:table-cell office:value-type="float" office:value="1.69256162643433" calcext:value-type="float">
            <text:p>1.69256162643433</text:p>
          </table:table-cell>
          <table:table-cell office:value-type="float" office:value="1.6358540058136" calcext:value-type="float">
            <text:p>1.6358540058136</text:p>
          </table:table-cell>
          <table:table-cell office:value-type="float" office:value="1.58614611625671" calcext:value-type="float">
            <text:p>1.58614611625671</text:p>
          </table:table-cell>
          <table:table-cell office:value-type="float" office:value="1.43414187431335" calcext:value-type="float">
            <text:p>1.43414187431335</text:p>
          </table:table-cell>
          <table:table-cell office:value-type="float" office:value="1.42268013954163" calcext:value-type="float">
            <text:p>1.42268013954163</text:p>
          </table:table-cell>
          <table:table-cell office:value-type="float" office:value="1.43989181518555" calcext:value-type="float">
            <text:p>1.43989181518555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53473091125488" calcext:value-type="float">
            <text:p>1.53473091125488</text:p>
          </table:table-cell>
          <table:table-cell office:value-type="float" office:value="1.6399313211441" calcext:value-type="float">
            <text:p>1.6399313211441</text:p>
          </table:table-cell>
          <table:table-cell office:value-type="float" office:value="1.46540355682373" calcext:value-type="float">
            <text:p>1.46540355682373</text:p>
          </table:table-cell>
          <table:table-cell office:value-type="float" office:value="1.49508559703827" calcext:value-type="float">
            <text:p>1.49508559703827</text:p>
          </table:table-cell>
          <table:table-cell office:value-type="float" office:value="1.45816254615784" calcext:value-type="float">
            <text:p>1.45816254615784</text:p>
          </table:table-cell>
          <table:table-cell office:value-type="float" office:value="1.64426779747009" calcext:value-type="float">
            <text:p>1.64426779747009</text:p>
          </table:table-cell>
          <table:table-cell office:value-type="float" office:value="1.57373011112213" calcext:value-type="float">
            <text:p>1.57373011112213</text:p>
          </table:table-cell>
          <table:table-cell office:value-type="float" office:value="1.43803131580353" calcext:value-type="float">
            <text:p>1.43803131580353</text:p>
          </table:table-cell>
          <table:table-cell table:number-columns-repeated="9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4909" calcext:value-type="float">
            <text:p>1.4909</text:p>
          </table:table-cell>
          <table:table-cell office:value-type="float" office:value="1.4943" calcext:value-type="float">
            <text:p>1.4943</text:p>
          </table:table-cell>
          <table:table-cell office:value-type="float" office:value="1.8489" calcext:value-type="float">
            <text:p>1.8489</text:p>
          </table:table-cell>
          <table:table-cell office:value-type="float" office:value="1.1195" calcext:value-type="float">
            <text:p>1.1195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54369759559631" calcext:value-type="float">
            <text:p>1.54369759559631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44139671325684" calcext:value-type="float">
            <text:p>1.44139671325684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43720972537994" calcext:value-type="float">
            <text:p>1.43720972537994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58614611625671" calcext:value-type="float">
            <text:p>1.58614611625671</text:p>
          </table:table-cell>
          <table:table-cell office:value-type="float" office:value="1.44859170913696" calcext:value-type="float">
            <text:p>1.44859170913696</text:p>
          </table:table-cell>
          <table:table-cell office:value-type="float" office:value="1.36467266082764" calcext:value-type="float">
            <text:p>1.36467266082764</text:p>
          </table:table-cell>
          <table:table-cell office:value-type="float" office:value="1.55486583709717" calcext:value-type="float">
            <text:p>1.55486583709717</text:p>
          </table:table-cell>
          <table:table-cell office:value-type="float" office:value="1.64426779747009" calcext:value-type="float">
            <text:p>1.64426779747009</text:p>
          </table:table-cell>
          <table:table-cell office:value-type="float" office:value="1.57373011112213" calcext:value-type="float">
            <text:p>1.57373011112213</text:p>
          </table:table-cell>
          <table:table-cell office:value-type="float" office:value="1.55037891864777" calcext:value-type="float">
            <text:p>1.55037891864777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47480130195618" calcext:value-type="float">
            <text:p>1.47480130195618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11948919296265" calcext:value-type="float">
            <text:p>1.11948919296265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48480904102325" calcext:value-type="float">
            <text:p>1.48480904102325</text:p>
          </table:table-cell>
          <table:table-cell office:value-type="float" office:value="1.49271082878113" calcext:value-type="float">
            <text:p>1.49271082878113</text:p>
          </table:table-cell>
          <table:table-cell office:value-type="float" office:value="1.37496066093445" calcext:value-type="float">
            <text:p>1.37496066093445</text:p>
          </table:table-cell>
          <table:table-cell office:value-type="float" office:value="1.52584171295166" calcext:value-type="float">
            <text:p>1.52584171295166</text:p>
          </table:table-cell>
          <table:table-cell office:value-type="float" office:value="1.60990834236145" calcext:value-type="float">
            <text:p>1.60990834236145</text:p>
          </table:table-cell>
          <table:table-cell office:value-type="float" office:value="1.52719557285309" calcext:value-type="float">
            <text:p>1.52719557285309</text:p>
          </table:table-cell>
          <table:table-cell office:value-type="float" office:value="1.45289254188538" calcext:value-type="float">
            <text:p>1.45289254188538</text:p>
          </table:table-cell>
          <table:table-cell office:value-type="float" office:value="1.44415187835693" calcext:value-type="float">
            <text:p>1.44415187835693</text:p>
          </table:table-cell>
          <table:table-cell office:value-type="float" office:value="1.60407781600952" calcext:value-type="float">
            <text:p>1.60407781600952</text:p>
          </table:table-cell>
          <table:table-cell office:value-type="float" office:value="1.55086779594421" calcext:value-type="float">
            <text:p>1.55086779594421</text:p>
          </table:table-cell>
          <table:table-cell office:value-type="float" office:value="1.53451657295227" calcext:value-type="float">
            <text:p>1.53451657295227</text:p>
          </table:table-cell>
          <table:table-cell office:value-type="float" office:value="1.59715533256531" calcext:value-type="float">
            <text:p>1.59715533256531</text:p>
          </table:table-cell>
          <table:table-cell office:value-type="float" office:value="1.49063038825989" calcext:value-type="float">
            <text:p>1.49063038825989</text:p>
          </table:table-cell>
          <table:table-cell office:value-type="float" office:value="1.59754502773285" calcext:value-type="float">
            <text:p>1.59754502773285</text:p>
          </table:table-cell>
          <table:table-cell office:value-type="float" office:value="1.16818428039551" calcext:value-type="float">
            <text:p>1.16818428039551</text:p>
          </table:table-cell>
          <table:table-cell office:value-type="float" office:value="1.25578248500824" calcext:value-type="float">
            <text:p>1.25578248500824</text:p>
          </table:table-cell>
          <table:table-cell office:value-type="float" office:value="1.57682311534882" calcext:value-type="float">
            <text:p>1.57682311534882</text:p>
          </table:table-cell>
          <table:table-cell office:value-type="float" office:value="1.57283556461334" calcext:value-type="float">
            <text:p>1.57283556461334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51490819454193" calcext:value-type="float">
            <text:p>1.51490819454193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69256162643433" calcext:value-type="float">
            <text:p>1.69256162643433</text:p>
          </table:table-cell>
          <table:table-cell office:value-type="float" office:value="1.56445837020874" calcext:value-type="float">
            <text:p>1.56445837020874</text:p>
          </table:table-cell>
          <table:table-cell office:value-type="float" office:value="1.34551525115967" calcext:value-type="float">
            <text:p>1.34551525115967</text:p>
          </table:table-cell>
          <table:table-cell office:value-type="float" office:value="1.59380686283112" calcext:value-type="float">
            <text:p>1.59380686283112</text:p>
          </table:table-cell>
          <table:table-cell office:value-type="float" office:value="1.53473091125488" calcext:value-type="float">
            <text:p>1.53473091125488</text:p>
          </table:table-cell>
          <table:table-cell office:value-type="float" office:value="1.6399313211441" calcext:value-type="float">
            <text:p>1.6399313211441</text:p>
          </table:table-cell>
          <table:table-cell office:value-type="float" office:value="1.62818968296051" calcext:value-type="float">
            <text:p>1.62818968296051</text:p>
          </table:table-cell>
          <table:table-cell office:value-type="float" office:value="1.39682984352112" calcext:value-type="float">
            <text:p>1.39682984352112</text:p>
          </table:table-cell>
          <table:table-cell office:value-type="float" office:value="1.50330924987793" calcext:value-type="float">
            <text:p>1.50330924987793</text:p>
          </table:table-cell>
          <table:table-cell office:value-type="float" office:value="1.48955464363098" calcext:value-type="float">
            <text:p>1.48955464363098</text:p>
          </table:table-cell>
          <table:table-cell office:value-type="float" office:value="1.48924517631531" calcext:value-type="float">
            <text:p>1.48924517631531</text:p>
          </table:table-cell>
          <table:table-cell office:value-type="float" office:value="1.52339887619019" calcext:value-type="float">
            <text:p>1.52339887619019</text:p>
          </table:table-cell>
          <table:table-cell office:value-type="float" office:value="1.30991148948669" calcext:value-type="float">
            <text:p>1.30991148948669</text:p>
          </table:table-cell>
          <table:table-cell office:value-type="float" office:value="1.34510409832001" calcext:value-type="float">
            <text:p>1.34510409832001</text:p>
          </table:table-cell>
          <table:table-cell office:value-type="float" office:value="1.31984567642212" calcext:value-type="float">
            <text:p>1.31984567642212</text:p>
          </table:table-cell>
          <table:table-cell office:value-type="float" office:value="1.84887433052063" calcext:value-type="float">
            <text:p>1.84887433052063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8052406311035" calcext:value-type="float">
            <text:p>1.48052406311035</text:p>
          </table:table-cell>
          <table:table-cell office:value-type="float" office:value="1.46704912185669" calcext:value-type="float">
            <text:p>1.46704912185669</text:p>
          </table:table-cell>
          <table:table-cell office:value-type="float" office:value="1.67433512210846" calcext:value-type="float">
            <text:p>1.67433512210846</text:p>
          </table:table-cell>
          <table:table-cell office:value-type="float" office:value="1.54420447349548" calcext:value-type="float">
            <text:p>1.54420447349548</text:p>
          </table:table-cell>
          <table:table-cell office:value-type="float" office:value="1.61080420017242" calcext:value-type="float">
            <text:p>1.61080420017242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43184781074524" calcext:value-type="float">
            <text:p>1.43184781074524</text:p>
          </table:table-cell>
          <table:table-cell office:value-type="float" office:value="1.44373977184296" calcext:value-type="float">
            <text:p>1.44373977184296</text:p>
          </table:table-cell>
          <table:table-cell office:value-type="float" office:value="1.62202894687653" calcext:value-type="float">
            <text:p>1.62202894687653</text:p>
          </table:table-cell>
          <table:table-cell office:value-type="float" office:value="1.53823947906494" calcext:value-type="float">
            <text:p>1.53823947906494</text:p>
          </table:table-cell>
          <table:table-cell office:value-type="float" office:value="1.54886603355408" calcext:value-type="float">
            <text:p>1.54886603355408</text:p>
          </table:table-cell>
          <table:table-cell office:value-type="float" office:value="1.58514606952667" calcext:value-type="float">
            <text:p>1.58514606952667</text:p>
          </table:table-cell>
          <table:table-cell office:value-type="float" office:value="1.30340099334717" calcext:value-type="float">
            <text:p>1.30340099334717</text:p>
          </table:table-cell>
          <table:table-cell office:value-type="float" office:value="1.46105623245239" calcext:value-type="float">
            <text:p>1.46105623245239</text:p>
          </table:table-cell>
          <table:table-cell office:value-type="float" office:value="1.4123637676239" calcext:value-type="float">
            <text:p>1.4123637676239</text:p>
          </table:table-cell>
          <table:table-cell office:value-type="float" office:value="1.45503008365631" calcext:value-type="float">
            <text:p>1.45503008365631</text:p>
          </table:table-cell>
          <table:table-cell office:value-type="float" office:value="1.40829920768738" calcext:value-type="float">
            <text:p>1.40829920768738</text:p>
          </table:table-cell>
          <table:table-cell office:value-type="float" office:value="1.51671576499939" calcext:value-type="float">
            <text:p>1.51671576499939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55007994174957" calcext:value-type="float">
            <text:p>1.55007994174957</text:p>
          </table:table-cell>
          <table:table-cell office:value-type="float" office:value="1.60284185409546" calcext:value-type="float">
            <text:p>1.60284185409546</text:p>
          </table:table-cell>
          <table:table-cell office:value-type="float" office:value="1.58887124061584" calcext:value-type="float">
            <text:p>1.58887124061584</text:p>
          </table:table-cell>
          <table:table-cell office:value-type="float" office:value="1.43414187431335" calcext:value-type="float">
            <text:p>1.43414187431335</text:p>
          </table:table-cell>
          <table:table-cell office:value-type="float" office:value="1.42268013954163" calcext:value-type="float">
            <text:p>1.42268013954163</text:p>
          </table:table-cell>
          <table:table-cell office:value-type="float" office:value="1.46438109874725" calcext:value-type="float">
            <text:p>1.46438109874725</text:p>
          </table:table-cell>
          <table:table-cell office:value-type="float" office:value="1.34848344326019" calcext:value-type="float">
            <text:p>1.34848344326019</text:p>
          </table:table-cell>
          <table:table-cell office:value-type="float" office:value="1.56031036376953" calcext:value-type="float">
            <text:p>1.56031036376953</text:p>
          </table:table-cell>
          <table:table-cell office:value-type="float" office:value="1.58827006816864" calcext:value-type="float">
            <text:p>1.58827006816864</text:p>
          </table:table-cell>
          <table:table-cell office:value-type="float" office:value="1.52084016799927" calcext:value-type="float">
            <text:p>1.52084016799927</text:p>
          </table:table-cell>
          <table:table-cell office:value-type="float" office:value="1.64520835876465" calcext:value-type="float">
            <text:p>1.64520835876465</text:p>
          </table:table-cell>
          <table:table-cell office:value-type="float" office:value="1.52234947681427" calcext:value-type="float">
            <text:p>1.52234947681427</text:p>
          </table:table-cell>
          <table:table-cell office:value-type="float" office:value="1.28355729579926" calcext:value-type="float">
            <text:p>1.28355729579926</text:p>
          </table:table-cell>
          <table:table-cell office:value-type="float" office:value="1.41626358032227" calcext:value-type="float">
            <text:p>1.41626358032227</text:p>
          </table:table-cell>
          <table:table-cell office:value-type="float" office:value="1.43803131580353" calcext:value-type="float">
            <text:p>1.43803131580353</text:p>
          </table:table-cell>
          <table:table-cell table:number-columns-repeated="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494" calcext:value-type="float">
            <text:p>1.494</text:p>
          </table:table-cell>
          <table:table-cell office:value-type="float" office:value="1.5045" calcext:value-type="float">
            <text:p>1.5045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2273" calcext:value-type="float">
            <text:p>1.2273</text:p>
          </table:table-cell>
          <table:table-cell office:value-type="float" office:value="1.43524599075317" calcext:value-type="float">
            <text:p>1.43524599075317</text:p>
          </table:table-cell>
          <table:table-cell office:value-type="float" office:value="1.5620893239975" calcext:value-type="float">
            <text:p>1.5620893239975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2491101026535" calcext:value-type="float">
            <text:p>1.2491101026535</text:p>
          </table:table-cell>
          <table:table-cell office:value-type="float" office:value="1.60702347755432" calcext:value-type="float">
            <text:p>1.60702347755432</text:p>
          </table:table-cell>
          <table:table-cell office:value-type="float" office:value="1.57328879833221" calcext:value-type="float">
            <text:p>1.57328879833221</text:p>
          </table:table-cell>
          <table:table-cell office:value-type="float" office:value="1.5700877904892" calcext:value-type="float">
            <text:p>1.5700877904892</text:p>
          </table:table-cell>
          <table:table-cell office:value-type="float" office:value="1.53992164134979" calcext:value-type="float">
            <text:p>1.53992164134979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42170345783234" calcext:value-type="float">
            <text:p>1.42170345783234</text:p>
          </table:table-cell>
          <table:table-cell office:value-type="float" office:value="1.45711135864258" calcext:value-type="float">
            <text:p>1.45711135864258</text:p>
          </table:table-cell>
          <table:table-cell office:value-type="float" office:value="1.53717458248138" calcext:value-type="float">
            <text:p>1.53717458248138</text:p>
          </table:table-cell>
          <table:table-cell office:value-type="float" office:value="1.56448781490326" calcext:value-type="float">
            <text:p>1.56448781490326</text:p>
          </table:table-cell>
          <table:table-cell office:value-type="float" office:value="1.55425620079041" calcext:value-type="float">
            <text:p>1.55425620079041</text:p>
          </table:table-cell>
          <table:table-cell office:value-type="float" office:value="1.51646065711975" calcext:value-type="float">
            <text:p>1.51646065711975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30225229263306" calcext:value-type="float">
            <text:p>1.30225229263306</text:p>
          </table:table-cell>
          <table:table-cell office:value-type="float" office:value="1.44920647144318" calcext:value-type="float">
            <text:p>1.44920647144318</text:p>
          </table:table-cell>
          <table:table-cell office:value-type="float" office:value="1.55971443653107" calcext:value-type="float">
            <text:p>1.55971443653107</text:p>
          </table:table-cell>
          <table:table-cell office:value-type="float" office:value="1.42438173294067" calcext:value-type="float">
            <text:p>1.42438173294067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51884305477142" calcext:value-type="float">
            <text:p>1.51884305477142</text:p>
          </table:table-cell>
          <table:table-cell office:value-type="float" office:value="1.49727690219879" calcext:value-type="float">
            <text:p>1.49727690219879</text:p>
          </table:table-cell>
          <table:table-cell office:value-type="float" office:value="1.54852509498596" calcext:value-type="float">
            <text:p>1.54852509498596</text:p>
          </table:table-cell>
          <table:table-cell office:value-type="float" office:value="1.53931081295013" calcext:value-type="float">
            <text:p>1.53931081295013</text:p>
          </table:table-cell>
          <table:table-cell office:value-type="float" office:value="1.52719557285309" calcext:value-type="float">
            <text:p>1.52719557285309</text:p>
          </table:table-cell>
          <table:table-cell office:value-type="float" office:value="1.65633893013001" calcext:value-type="float">
            <text:p>1.65633893013001</text:p>
          </table:table-cell>
          <table:table-cell office:value-type="float" office:value="1.68045389652252" calcext:value-type="float">
            <text:p>1.68045389652252</text:p>
          </table:table-cell>
          <table:table-cell office:value-type="float" office:value="1.34101116657257" calcext:value-type="float">
            <text:p>1.34101116657257</text:p>
          </table:table-cell>
          <table:table-cell office:value-type="float" office:value="1.58103060722351" calcext:value-type="float">
            <text:p>1.58103060722351</text:p>
          </table:table-cell>
          <table:table-cell office:value-type="float" office:value="1.4274777173996" calcext:value-type="float">
            <text:p>1.4274777173996</text:p>
          </table:table-cell>
          <table:table-cell office:value-type="float" office:value="1.45245885848999" calcext:value-type="float">
            <text:p>1.45245885848999</text:p>
          </table:table-cell>
          <table:table-cell office:value-type="float" office:value="1.45532584190369" calcext:value-type="float">
            <text:p>1.45532584190369</text:p>
          </table:table-cell>
          <table:table-cell office:value-type="float" office:value="1.51121723651886" calcext:value-type="float">
            <text:p>1.51121723651886</text:p>
          </table:table-cell>
          <table:table-cell office:value-type="float" office:value="1.6058212518692" calcext:value-type="float">
            <text:p>1.6058212518692</text:p>
          </table:table-cell>
          <table:table-cell office:value-type="float" office:value="1.56039190292358" calcext:value-type="float">
            <text:p>1.56039190292358</text:p>
          </table:table-cell>
          <table:table-cell office:value-type="float" office:value="1.58111310005188" calcext:value-type="float">
            <text:p>1.58111310005188</text:p>
          </table:table-cell>
          <table:table-cell office:value-type="float" office:value="1.39832293987274" calcext:value-type="float">
            <text:p>1.39832293987274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53556537628174" calcext:value-type="float">
            <text:p>1.53556537628174</text:p>
          </table:table-cell>
          <table:table-cell office:value-type="float" office:value="1.46367585659027" calcext:value-type="float">
            <text:p>1.46367585659027</text:p>
          </table:table-cell>
          <table:table-cell office:value-type="float" office:value="1.47133851051331" calcext:value-type="float">
            <text:p>1.47133851051331</text:p>
          </table:table-cell>
          <table:table-cell office:value-type="float" office:value="1.53141522407532" calcext:value-type="float">
            <text:p>1.53141522407532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29832303524017" calcext:value-type="float">
            <text:p>1.29832303524017</text:p>
          </table:table-cell>
          <table:table-cell office:value-type="float" office:value="1.50115013122559" calcext:value-type="float">
            <text:p>1.50115013122559</text:p>
          </table:table-cell>
          <table:table-cell office:value-type="float" office:value="1.51977622509003" calcext:value-type="float">
            <text:p>1.51977622509003</text:p>
          </table:table-cell>
          <table:table-cell office:value-type="float" office:value="1.4752242565155" calcext:value-type="float">
            <text:p>1.4752242565155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62977385520935" calcext:value-type="float">
            <text:p>1.62977385520935</text:p>
          </table:table-cell>
          <table:table-cell office:value-type="float" office:value="1.58131313323975" calcext:value-type="float">
            <text:p>1.58131313323975</text:p>
          </table:table-cell>
          <table:table-cell office:value-type="float" office:value="1.64080226421356" calcext:value-type="float">
            <text:p>1.64080226421356</text:p>
          </table:table-cell>
          <table:table-cell office:value-type="float" office:value="1.51471900939941" calcext:value-type="float">
            <text:p>1.51471900939941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57220530509949" calcext:value-type="float">
            <text:p>1.57220530509949</text:p>
          </table:table-cell>
          <table:table-cell office:value-type="float" office:value="1.49379885196686" calcext:value-type="float">
            <text:p>1.49379885196686</text:p>
          </table:table-cell>
          <table:table-cell office:value-type="float" office:value="1.51145887374878" calcext:value-type="float">
            <text:p>1.51145887374878</text:p>
          </table:table-cell>
          <table:table-cell office:value-type="float" office:value="1.56771349906921" calcext:value-type="float">
            <text:p>1.56771349906921</text:p>
          </table:table-cell>
          <table:table-cell office:value-type="float" office:value="1.6399313211441" calcext:value-type="float">
            <text:p>1.6399313211441</text:p>
          </table:table-cell>
          <table:table-cell office:value-type="float" office:value="1.39707124233246" calcext:value-type="float">
            <text:p>1.39707124233246</text:p>
          </table:table-cell>
          <table:table-cell office:value-type="float" office:value="1.55250728130341" calcext:value-type="float">
            <text:p>1.55250728130341</text:p>
          </table:table-cell>
          <table:table-cell office:value-type="float" office:value="1.3671989440918" calcext:value-type="float">
            <text:p>1.3671989440918</text:p>
          </table:table-cell>
          <table:table-cell office:value-type="float" office:value="1.50702130794525" calcext:value-type="float">
            <text:p>1.50702130794525</text:p>
          </table:table-cell>
          <table:table-cell office:value-type="float" office:value="1.31591439247131" calcext:value-type="float">
            <text:p>1.31591439247131</text:p>
          </table:table-cell>
          <table:table-cell office:value-type="float" office:value="1.55001056194305" calcext:value-type="float">
            <text:p>1.55001056194305</text:p>
          </table:table-cell>
          <table:table-cell office:value-type="float" office:value="1.65762829780579" calcext:value-type="float">
            <text:p>1.65762829780579</text:p>
          </table:table-cell>
          <table:table-cell office:value-type="float" office:value="1.51183998584747" calcext:value-type="float">
            <text:p>1.51183998584747</text:p>
          </table:table-cell>
          <table:table-cell office:value-type="float" office:value="1.67231571674347" calcext:value-type="float">
            <text:p>1.67231571674347</text:p>
          </table:table-cell>
          <table:table-cell office:value-type="float" office:value="1.36383366584778" calcext:value-type="float">
            <text:p>1.36383366584778</text:p>
          </table:table-cell>
          <table:table-cell office:value-type="float" office:value="1.3675411939621" calcext:value-type="float">
            <text:p>1.3675411939621</text:p>
          </table:table-cell>
          <table:table-cell office:value-type="float" office:value="1.47299587726593" calcext:value-type="float">
            <text:p>1.47299587726593</text:p>
          </table:table-cell>
          <table:table-cell office:value-type="float" office:value="1.32466208934784" calcext:value-type="float">
            <text:p>1.32466208934784</text:p>
          </table:table-cell>
          <table:table-cell office:value-type="float" office:value="1.36057436466217" calcext:value-type="float">
            <text:p>1.36057436466217</text:p>
          </table:table-cell>
          <table:table-cell office:value-type="float" office:value="1.61281704902649" calcext:value-type="float">
            <text:p>1.61281704902649</text:p>
          </table:table-cell>
          <table:table-cell office:value-type="float" office:value="1.54303812980652" calcext:value-type="float">
            <text:p>1.54303812980652</text:p>
          </table:table-cell>
          <table:table-cell office:value-type="float" office:value="1.48432397842407" calcext:value-type="float">
            <text:p>1.48432397842407</text:p>
          </table:table-cell>
          <table:table-cell office:value-type="float" office:value="1.41049242019653" calcext:value-type="float">
            <text:p>1.41049242019653</text:p>
          </table:table-cell>
          <table:table-cell office:value-type="float" office:value="1.41900706291199" calcext:value-type="float">
            <text:p>1.41900706291199</text:p>
          </table:table-cell>
          <table:table-cell office:value-type="float" office:value="1.29006612300873" calcext:value-type="float">
            <text:p>1.29006612300873</text:p>
          </table:table-cell>
          <table:table-cell office:value-type="float" office:value="1.5006777048111" calcext:value-type="float">
            <text:p>1.5006777048111</text:p>
          </table:table-cell>
          <table:table-cell office:value-type="float" office:value="1.28355038166046" calcext:value-type="float">
            <text:p>1.28355038166046</text:p>
          </table:table-cell>
          <table:table-cell office:value-type="float" office:value="1.50203740596771" calcext:value-type="float">
            <text:p>1.50203740596771</text:p>
          </table:table-cell>
          <table:table-cell office:value-type="float" office:value="1.28977131843567" calcext:value-type="float">
            <text:p>1.28977131843567</text:p>
          </table:table-cell>
          <table:table-cell office:value-type="float" office:value="1.43995881080627" calcext:value-type="float">
            <text:p>1.43995881080627</text:p>
          </table:table-cell>
          <table:table-cell office:value-type="float" office:value="1.22726547718048" calcext:value-type="float">
            <text:p>1.22726547718048</text:p>
          </table:table-cell>
          <table:table-cell office:value-type="float" office:value="1.51975810527802" calcext:value-type="float">
            <text:p>1.51975810527802</text:p>
          </table:table-cell>
          <table:table-cell office:value-type="float" office:value="1.52423250675201" calcext:value-type="float">
            <text:p>1.52423250675201</text:p>
          </table:table-cell>
          <table:table-cell office:value-type="float" office:value="1.5382536649704" calcext:value-type="float">
            <text:p>1.5382536649704</text:p>
          </table:table-cell>
          <table:table-cell office:value-type="float" office:value="1.61912190914154" calcext:value-type="float">
            <text:p>1.61912190914154</text:p>
          </table:table-cell>
          <table:table-cell office:value-type="float" office:value="1.42164289951324" calcext:value-type="float">
            <text:p>1.42164289951324</text:p>
          </table:table-cell>
          <table:table-cell office:value-type="float" office:value="1.42337989807129" calcext:value-type="float">
            <text:p>1.42337989807129</text:p>
          </table:table-cell>
          <table:table-cell office:value-type="float" office:value="1.50448060035706" calcext:value-type="float">
            <text:p>1.50448060035706</text:p>
          </table:table-cell>
          <table:table-cell office:value-type="float" office:value="1.28247690200806" calcext:value-type="float">
            <text:p>1.28247690200806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46918964385986" calcext:value-type="float">
            <text:p>1.46918964385986</text:p>
          </table:table-cell>
          <table:table-cell office:value-type="float" office:value="1.51563251018524" calcext:value-type="float">
            <text:p>1.51563251018524</text:p>
          </table:table-cell>
          <table:table-cell office:value-type="float" office:value="1.48778223991394" calcext:value-type="float">
            <text:p>1.48778223991394</text:p>
          </table:table-cell>
          <table:table-cell office:value-type="float" office:value="1.55149495601654" calcext:value-type="float">
            <text:p>1.55149495601654</text:p>
          </table:table-cell>
          <table:table-cell office:value-type="float" office:value="1.63722312450409" calcext:value-type="float">
            <text:p>1.63722312450409</text:p>
          </table:table-cell>
          <table:table-cell office:value-type="float" office:value="1.51987326145172" calcext:value-type="float">
            <text:p>1.51987326145172</text:p>
          </table:table-cell>
          <table:table-cell office:value-type="float" office:value="1.39426982402802" calcext:value-type="float">
            <text:p>1.39426982402802</text:p>
          </table:table-cell>
          <table:table-cell office:value-type="float" office:value="1.49693751335144" calcext:value-type="float">
            <text:p>1.49693751335144</text:p>
          </table:table-cell>
          <table:table-cell office:value-type="float" office:value="1.51935911178589" calcext:value-type="float">
            <text:p>1.51935911178589</text:p>
          </table:table-cell>
          <table:table-cell office:value-type="float" office:value="1.4827698469162" calcext:value-type="float">
            <text:p>1.4827698469162</text:p>
          </table:table-cell>
          <table:table-cell table:number-columns-repeated="6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4892" calcext:value-type="float">
            <text:p>1.4892</text:p>
          </table:table-cell>
          <table:table-cell office:value-type="float" office:value="1.5012" calcext:value-type="float">
            <text:p>1.5012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1773" calcext:value-type="float">
            <text:p>1.1773</text:p>
          </table:table-cell>
          <table:table-cell office:value-type="float" office:value="1.43524599075317" calcext:value-type="float">
            <text:p>1.43524599075317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2491101026535" calcext:value-type="float">
            <text:p>1.2491101026535</text:p>
          </table:table-cell>
          <table:table-cell office:value-type="float" office:value="1.60702347755432" calcext:value-type="float">
            <text:p>1.60702347755432</text:p>
          </table:table-cell>
          <table:table-cell office:value-type="float" office:value="1.57328879833221" calcext:value-type="float">
            <text:p>1.57328879833221</text:p>
          </table:table-cell>
          <table:table-cell office:value-type="float" office:value="1.5700877904892" calcext:value-type="float">
            <text:p>1.5700877904892</text:p>
          </table:table-cell>
          <table:table-cell office:value-type="float" office:value="1.53992164134979" calcext:value-type="float">
            <text:p>1.53992164134979</text:p>
          </table:table-cell>
          <table:table-cell office:value-type="float" office:value="1.53922772407532" calcext:value-type="float">
            <text:p>1.53922772407532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42170345783234" calcext:value-type="float">
            <text:p>1.42170345783234</text:p>
          </table:table-cell>
          <table:table-cell office:value-type="float" office:value="1.45711135864258" calcext:value-type="float">
            <text:p>1.45711135864258</text:p>
          </table:table-cell>
          <table:table-cell office:value-type="float" office:value="1.53717458248138" calcext:value-type="float">
            <text:p>1.53717458248138</text:p>
          </table:table-cell>
          <table:table-cell office:value-type="float" office:value="1.55425620079041" calcext:value-type="float">
            <text:p>1.55425620079041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30225229263306" calcext:value-type="float">
            <text:p>1.30225229263306</text:p>
          </table:table-cell>
          <table:table-cell office:value-type="float" office:value="1.44920647144318" calcext:value-type="float">
            <text:p>1.44920647144318</text:p>
          </table:table-cell>
          <table:table-cell office:value-type="float" office:value="1.55971443653107" calcext:value-type="float">
            <text:p>1.55971443653107</text:p>
          </table:table-cell>
          <table:table-cell office:value-type="float" office:value="1.42438173294067" calcext:value-type="float">
            <text:p>1.42438173294067</text:p>
          </table:table-cell>
          <table:table-cell office:value-type="float" office:value="1.52405726909637" calcext:value-type="float">
            <text:p>1.52405726909637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51884305477142" calcext:value-type="float">
            <text:p>1.51884305477142</text:p>
          </table:table-cell>
          <table:table-cell office:value-type="float" office:value="1.49727690219879" calcext:value-type="float">
            <text:p>1.49727690219879</text:p>
          </table:table-cell>
          <table:table-cell office:value-type="float" office:value="1.54852509498596" calcext:value-type="float">
            <text:p>1.54852509498596</text:p>
          </table:table-cell>
          <table:table-cell office:value-type="float" office:value="1.52719557285309" calcext:value-type="float">
            <text:p>1.52719557285309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53556537628174" calcext:value-type="float">
            <text:p>1.53556537628174</text:p>
          </table:table-cell>
          <table:table-cell office:value-type="float" office:value="1.46367585659027" calcext:value-type="float">
            <text:p>1.46367585659027</text:p>
          </table:table-cell>
          <table:table-cell office:value-type="float" office:value="1.47133851051331" calcext:value-type="float">
            <text:p>1.47133851051331</text:p>
          </table:table-cell>
          <table:table-cell office:value-type="float" office:value="1.53141522407532" calcext:value-type="float">
            <text:p>1.53141522407532</text:p>
          </table:table-cell>
          <table:table-cell office:value-type="float" office:value="1.51463735103607" calcext:value-type="float">
            <text:p>1.5146373510360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29832303524017" calcext:value-type="float">
            <text:p>1.29832303524017</text:p>
          </table:table-cell>
          <table:table-cell office:value-type="float" office:value="1.50115013122559" calcext:value-type="float">
            <text:p>1.50115013122559</text:p>
          </table:table-cell>
          <table:table-cell office:value-type="float" office:value="1.51977622509003" calcext:value-type="float">
            <text:p>1.51977622509003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62977385520935" calcext:value-type="float">
            <text:p>1.62977385520935</text:p>
          </table:table-cell>
          <table:table-cell office:value-type="float" office:value="1.58131313323975" calcext:value-type="float">
            <text:p>1.58131313323975</text:p>
          </table:table-cell>
          <table:table-cell office:value-type="float" office:value="1.64080226421356" calcext:value-type="float">
            <text:p>1.64080226421356</text:p>
          </table:table-cell>
          <table:table-cell office:value-type="float" office:value="1.51471900939941" calcext:value-type="float">
            <text:p>1.51471900939941</text:p>
          </table:table-cell>
          <table:table-cell office:value-type="float" office:value="1.65731978416443" calcext:value-type="float">
            <text:p>1.65731978416443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57220530509949" calcext:value-type="float">
            <text:p>1.57220530509949</text:p>
          </table:table-cell>
          <table:table-cell office:value-type="float" office:value="1.49379885196686" calcext:value-type="float">
            <text:p>1.49379885196686</text:p>
          </table:table-cell>
          <table:table-cell office:value-type="float" office:value="1.51145887374878" calcext:value-type="float">
            <text:p>1.51145887374878</text:p>
          </table:table-cell>
          <table:table-cell office:value-type="float" office:value="1.6399313211441" calcext:value-type="float">
            <text:p>1.6399313211441</text:p>
          </table:table-cell>
          <table:table-cell office:value-type="float" office:value="1.39707124233246" calcext:value-type="float">
            <text:p>1.39707124233246</text:p>
          </table:table-cell>
          <table:table-cell office:value-type="float" office:value="1.55250728130341" calcext:value-type="float">
            <text:p>1.55250728130341</text:p>
          </table:table-cell>
          <table:table-cell office:value-type="float" office:value="1.3671989440918" calcext:value-type="float">
            <text:p>1.3671989440918</text:p>
          </table:table-cell>
          <table:table-cell office:value-type="float" office:value="1.3679279088974" calcext:value-type="float">
            <text:p>1.3679279088974</text:p>
          </table:table-cell>
          <table:table-cell office:value-type="float" office:value="1.50702130794525" calcext:value-type="float">
            <text:p>1.50702130794525</text:p>
          </table:table-cell>
          <table:table-cell office:value-type="float" office:value="1.31591439247131" calcext:value-type="float">
            <text:p>1.31591439247131</text:p>
          </table:table-cell>
          <table:table-cell office:value-type="float" office:value="1.55001056194305" calcext:value-type="float">
            <text:p>1.55001056194305</text:p>
          </table:table-cell>
          <table:table-cell office:value-type="float" office:value="1.65762829780579" calcext:value-type="float">
            <text:p>1.65762829780579</text:p>
          </table:table-cell>
          <table:table-cell office:value-type="float" office:value="1.67231571674347" calcext:value-type="float">
            <text:p>1.67231571674347</text:p>
          </table:table-cell>
          <table:table-cell office:value-type="float" office:value="1.36383366584778" calcext:value-type="float">
            <text:p>1.36383366584778</text:p>
          </table:table-cell>
          <table:table-cell office:value-type="float" office:value="1.3675411939621" calcext:value-type="float">
            <text:p>1.3675411939621</text:p>
          </table:table-cell>
          <table:table-cell office:value-type="float" office:value="1.51858675479889" calcext:value-type="float">
            <text:p>1.51858675479889</text:p>
          </table:table-cell>
          <table:table-cell office:value-type="float" office:value="1.47299587726593" calcext:value-type="float">
            <text:p>1.47299587726593</text:p>
          </table:table-cell>
          <table:table-cell office:value-type="float" office:value="1.32466208934784" calcext:value-type="float">
            <text:p>1.32466208934784</text:p>
          </table:table-cell>
          <table:table-cell office:value-type="float" office:value="1.36057436466217" calcext:value-type="float">
            <text:p>1.36057436466217</text:p>
          </table:table-cell>
          <table:table-cell office:value-type="float" office:value="1.61281704902649" calcext:value-type="float">
            <text:p>1.61281704902649</text:p>
          </table:table-cell>
          <table:table-cell office:value-type="float" office:value="1.48432397842407" calcext:value-type="float">
            <text:p>1.48432397842407</text:p>
          </table:table-cell>
          <table:table-cell office:value-type="float" office:value="1.41049242019653" calcext:value-type="float">
            <text:p>1.41049242019653</text:p>
          </table:table-cell>
          <table:table-cell office:value-type="float" office:value="1.53683161735535" calcext:value-type="float">
            <text:p>1.53683161735535</text:p>
          </table:table-cell>
          <table:table-cell office:value-type="float" office:value="1.41900706291199" calcext:value-type="float">
            <text:p>1.41900706291199</text:p>
          </table:table-cell>
          <table:table-cell office:value-type="float" office:value="1.29006612300873" calcext:value-type="float">
            <text:p>1.29006612300873</text:p>
          </table:table-cell>
          <table:table-cell office:value-type="float" office:value="1.5006777048111" calcext:value-type="float">
            <text:p>1.5006777048111</text:p>
          </table:table-cell>
          <table:table-cell office:value-type="float" office:value="1.28355038166046" calcext:value-type="float">
            <text:p>1.28355038166046</text:p>
          </table:table-cell>
          <table:table-cell office:value-type="float" office:value="1.28977131843567" calcext:value-type="float">
            <text:p>1.28977131843567</text:p>
          </table:table-cell>
          <table:table-cell office:value-type="float" office:value="1.54783225059509" calcext:value-type="float">
            <text:p>1.54783225059509</text:p>
          </table:table-cell>
          <table:table-cell office:value-type="float" office:value="1.43995881080627" calcext:value-type="float">
            <text:p>1.43995881080627</text:p>
          </table:table-cell>
          <table:table-cell office:value-type="float" office:value="1.22726547718048" calcext:value-type="float">
            <text:p>1.22726547718048</text:p>
          </table:table-cell>
          <table:table-cell office:value-type="float" office:value="1.51975810527802" calcext:value-type="float">
            <text:p>1.51975810527802</text:p>
          </table:table-cell>
          <table:table-cell office:value-type="float" office:value="1.52423250675201" calcext:value-type="float">
            <text:p>1.52423250675201</text:p>
          </table:table-cell>
          <table:table-cell office:value-type="float" office:value="1.61912190914154" calcext:value-type="float">
            <text:p>1.61912190914154</text:p>
          </table:table-cell>
          <table:table-cell office:value-type="float" office:value="1.43489015102386" calcext:value-type="float">
            <text:p>1.43489015102386</text:p>
          </table:table-cell>
          <table:table-cell office:value-type="float" office:value="1.47583138942719" calcext:value-type="float">
            <text:p>1.47583138942719</text:p>
          </table:table-cell>
          <table:table-cell office:value-type="float" office:value="1.42959034442902" calcext:value-type="float">
            <text:p>1.42959034442902</text:p>
          </table:table-cell>
          <table:table-cell office:value-type="float" office:value="1.76070117950439" calcext:value-type="float">
            <text:p>1.76070117950439</text:p>
          </table:table-cell>
          <table:table-cell office:value-type="float" office:value="1.177250623703" calcext:value-type="float">
            <text:p>1.177250623703</text:p>
          </table:table-cell>
          <table:table-cell office:value-type="float" office:value="1.42164289951324" calcext:value-type="float">
            <text:p>1.42164289951324</text:p>
          </table:table-cell>
          <table:table-cell office:value-type="float" office:value="1.42337989807129" calcext:value-type="float">
            <text:p>1.42337989807129</text:p>
          </table:table-cell>
          <table:table-cell office:value-type="float" office:value="1.50448060035706" calcext:value-type="float">
            <text:p>1.50448060035706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46918964385986" calcext:value-type="float">
            <text:p>1.46918964385986</text:p>
          </table:table-cell>
          <table:table-cell office:value-type="float" office:value="1.51563251018524" calcext:value-type="float">
            <text:p>1.51563251018524</text:p>
          </table:table-cell>
          <table:table-cell office:value-type="float" office:value="1.55149495601654" calcext:value-type="float">
            <text:p>1.55149495601654</text:p>
          </table:table-cell>
          <table:table-cell office:value-type="float" office:value="1.63722312450409" calcext:value-type="float">
            <text:p>1.63722312450409</text:p>
          </table:table-cell>
          <table:table-cell office:value-type="float" office:value="1.39426982402802" calcext:value-type="float">
            <text:p>1.39426982402802</text:p>
          </table:table-cell>
          <table:table-cell office:value-type="float" office:value="1.51935911178589" calcext:value-type="float">
            <text:p>1.51935911178589</text:p>
          </table:table-cell>
          <table:table-cell table:number-columns-repeated="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4892" calcext:value-type="float">
            <text:p>1.4892</text:p>
          </table:table-cell>
          <table:table-cell office:value-type="float" office:value="1.5012" calcext:value-type="float">
            <text:p>1.5012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1773" calcext:value-type="float">
            <text:p>1.1773</text:p>
          </table:table-cell>
          <table:table-cell office:value-type="float" office:value="1.43524599075317" calcext:value-type="float">
            <text:p>1.43524599075317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2491101026535" calcext:value-type="float">
            <text:p>1.2491101026535</text:p>
          </table:table-cell>
          <table:table-cell office:value-type="float" office:value="1.60702347755432" calcext:value-type="float">
            <text:p>1.60702347755432</text:p>
          </table:table-cell>
          <table:table-cell office:value-type="float" office:value="1.57328879833221" calcext:value-type="float">
            <text:p>1.57328879833221</text:p>
          </table:table-cell>
          <table:table-cell office:value-type="float" office:value="1.5700877904892" calcext:value-type="float">
            <text:p>1.5700877904892</text:p>
          </table:table-cell>
          <table:table-cell office:value-type="float" office:value="1.53992164134979" calcext:value-type="float">
            <text:p>1.53992164134979</text:p>
          </table:table-cell>
          <table:table-cell office:value-type="float" office:value="1.53922772407532" calcext:value-type="float">
            <text:p>1.53922772407532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42170345783234" calcext:value-type="float">
            <text:p>1.42170345783234</text:p>
          </table:table-cell>
          <table:table-cell office:value-type="float" office:value="1.45711135864258" calcext:value-type="float">
            <text:p>1.45711135864258</text:p>
          </table:table-cell>
          <table:table-cell office:value-type="float" office:value="1.53717458248138" calcext:value-type="float">
            <text:p>1.53717458248138</text:p>
          </table:table-cell>
          <table:table-cell office:value-type="float" office:value="1.55425620079041" calcext:value-type="float">
            <text:p>1.55425620079041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30225229263306" calcext:value-type="float">
            <text:p>1.30225229263306</text:p>
          </table:table-cell>
          <table:table-cell office:value-type="float" office:value="1.44920647144318" calcext:value-type="float">
            <text:p>1.44920647144318</text:p>
          </table:table-cell>
          <table:table-cell office:value-type="float" office:value="1.55971443653107" calcext:value-type="float">
            <text:p>1.55971443653107</text:p>
          </table:table-cell>
          <table:table-cell office:value-type="float" office:value="1.42438173294067" calcext:value-type="float">
            <text:p>1.42438173294067</text:p>
          </table:table-cell>
          <table:table-cell office:value-type="float" office:value="1.52405726909637" calcext:value-type="float">
            <text:p>1.52405726909637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51884305477142" calcext:value-type="float">
            <text:p>1.51884305477142</text:p>
          </table:table-cell>
          <table:table-cell office:value-type="float" office:value="1.49727690219879" calcext:value-type="float">
            <text:p>1.49727690219879</text:p>
          </table:table-cell>
          <table:table-cell office:value-type="float" office:value="1.54852509498596" calcext:value-type="float">
            <text:p>1.54852509498596</text:p>
          </table:table-cell>
          <table:table-cell office:value-type="float" office:value="1.52719557285309" calcext:value-type="float">
            <text:p>1.52719557285309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53556537628174" calcext:value-type="float">
            <text:p>1.53556537628174</text:p>
          </table:table-cell>
          <table:table-cell office:value-type="float" office:value="1.46367585659027" calcext:value-type="float">
            <text:p>1.46367585659027</text:p>
          </table:table-cell>
          <table:table-cell office:value-type="float" office:value="1.47133851051331" calcext:value-type="float">
            <text:p>1.47133851051331</text:p>
          </table:table-cell>
          <table:table-cell office:value-type="float" office:value="1.53141522407532" calcext:value-type="float">
            <text:p>1.53141522407532</text:p>
          </table:table-cell>
          <table:table-cell office:value-type="float" office:value="1.51463735103607" calcext:value-type="float">
            <text:p>1.5146373510360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29832303524017" calcext:value-type="float">
            <text:p>1.29832303524017</text:p>
          </table:table-cell>
          <table:table-cell office:value-type="float" office:value="1.50115013122559" calcext:value-type="float">
            <text:p>1.50115013122559</text:p>
          </table:table-cell>
          <table:table-cell office:value-type="float" office:value="1.51977622509003" calcext:value-type="float">
            <text:p>1.51977622509003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62977385520935" calcext:value-type="float">
            <text:p>1.62977385520935</text:p>
          </table:table-cell>
          <table:table-cell office:value-type="float" office:value="1.58131313323975" calcext:value-type="float">
            <text:p>1.58131313323975</text:p>
          </table:table-cell>
          <table:table-cell office:value-type="float" office:value="1.64080226421356" calcext:value-type="float">
            <text:p>1.64080226421356</text:p>
          </table:table-cell>
          <table:table-cell office:value-type="float" office:value="1.51471900939941" calcext:value-type="float">
            <text:p>1.51471900939941</text:p>
          </table:table-cell>
          <table:table-cell office:value-type="float" office:value="1.65731978416443" calcext:value-type="float">
            <text:p>1.65731978416443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57220530509949" calcext:value-type="float">
            <text:p>1.57220530509949</text:p>
          </table:table-cell>
          <table:table-cell office:value-type="float" office:value="1.49379885196686" calcext:value-type="float">
            <text:p>1.49379885196686</text:p>
          </table:table-cell>
          <table:table-cell office:value-type="float" office:value="1.51145887374878" calcext:value-type="float">
            <text:p>1.51145887374878</text:p>
          </table:table-cell>
          <table:table-cell office:value-type="float" office:value="1.6399313211441" calcext:value-type="float">
            <text:p>1.6399313211441</text:p>
          </table:table-cell>
          <table:table-cell office:value-type="float" office:value="1.39707124233246" calcext:value-type="float">
            <text:p>1.39707124233246</text:p>
          </table:table-cell>
          <table:table-cell office:value-type="float" office:value="1.55250728130341" calcext:value-type="float">
            <text:p>1.55250728130341</text:p>
          </table:table-cell>
          <table:table-cell office:value-type="float" office:value="1.3671989440918" calcext:value-type="float">
            <text:p>1.3671989440918</text:p>
          </table:table-cell>
          <table:table-cell office:value-type="float" office:value="1.3679279088974" calcext:value-type="float">
            <text:p>1.3679279088974</text:p>
          </table:table-cell>
          <table:table-cell office:value-type="float" office:value="1.50702130794525" calcext:value-type="float">
            <text:p>1.50702130794525</text:p>
          </table:table-cell>
          <table:table-cell office:value-type="float" office:value="1.31591439247131" calcext:value-type="float">
            <text:p>1.31591439247131</text:p>
          </table:table-cell>
          <table:table-cell office:value-type="float" office:value="1.55001056194305" calcext:value-type="float">
            <text:p>1.55001056194305</text:p>
          </table:table-cell>
          <table:table-cell office:value-type="float" office:value="1.65762829780579" calcext:value-type="float">
            <text:p>1.65762829780579</text:p>
          </table:table-cell>
          <table:table-cell office:value-type="float" office:value="1.67231571674347" calcext:value-type="float">
            <text:p>1.67231571674347</text:p>
          </table:table-cell>
          <table:table-cell office:value-type="float" office:value="1.36383366584778" calcext:value-type="float">
            <text:p>1.36383366584778</text:p>
          </table:table-cell>
          <table:table-cell office:value-type="float" office:value="1.3675411939621" calcext:value-type="float">
            <text:p>1.3675411939621</text:p>
          </table:table-cell>
          <table:table-cell office:value-type="float" office:value="1.51858675479889" calcext:value-type="float">
            <text:p>1.51858675479889</text:p>
          </table:table-cell>
          <table:table-cell office:value-type="float" office:value="1.47299587726593" calcext:value-type="float">
            <text:p>1.47299587726593</text:p>
          </table:table-cell>
          <table:table-cell office:value-type="float" office:value="1.32466208934784" calcext:value-type="float">
            <text:p>1.32466208934784</text:p>
          </table:table-cell>
          <table:table-cell office:value-type="float" office:value="1.36057436466217" calcext:value-type="float">
            <text:p>1.36057436466217</text:p>
          </table:table-cell>
          <table:table-cell office:value-type="float" office:value="1.61281704902649" calcext:value-type="float">
            <text:p>1.61281704902649</text:p>
          </table:table-cell>
          <table:table-cell office:value-type="float" office:value="1.48432397842407" calcext:value-type="float">
            <text:p>1.48432397842407</text:p>
          </table:table-cell>
          <table:table-cell office:value-type="float" office:value="1.41049242019653" calcext:value-type="float">
            <text:p>1.41049242019653</text:p>
          </table:table-cell>
          <table:table-cell office:value-type="float" office:value="1.53683161735535" calcext:value-type="float">
            <text:p>1.53683161735535</text:p>
          </table:table-cell>
          <table:table-cell office:value-type="float" office:value="1.41900706291199" calcext:value-type="float">
            <text:p>1.41900706291199</text:p>
          </table:table-cell>
          <table:table-cell office:value-type="float" office:value="1.29006612300873" calcext:value-type="float">
            <text:p>1.29006612300873</text:p>
          </table:table-cell>
          <table:table-cell office:value-type="float" office:value="1.5006777048111" calcext:value-type="float">
            <text:p>1.5006777048111</text:p>
          </table:table-cell>
          <table:table-cell office:value-type="float" office:value="1.28355038166046" calcext:value-type="float">
            <text:p>1.28355038166046</text:p>
          </table:table-cell>
          <table:table-cell office:value-type="float" office:value="1.28977131843567" calcext:value-type="float">
            <text:p>1.28977131843567</text:p>
          </table:table-cell>
          <table:table-cell office:value-type="float" office:value="1.54783225059509" calcext:value-type="float">
            <text:p>1.54783225059509</text:p>
          </table:table-cell>
          <table:table-cell office:value-type="float" office:value="1.43995881080627" calcext:value-type="float">
            <text:p>1.43995881080627</text:p>
          </table:table-cell>
          <table:table-cell office:value-type="float" office:value="1.22726547718048" calcext:value-type="float">
            <text:p>1.22726547718048</text:p>
          </table:table-cell>
          <table:table-cell office:value-type="float" office:value="1.51975810527802" calcext:value-type="float">
            <text:p>1.51975810527802</text:p>
          </table:table-cell>
          <table:table-cell office:value-type="float" office:value="1.52423250675201" calcext:value-type="float">
            <text:p>1.52423250675201</text:p>
          </table:table-cell>
          <table:table-cell office:value-type="float" office:value="1.61912190914154" calcext:value-type="float">
            <text:p>1.61912190914154</text:p>
          </table:table-cell>
          <table:table-cell office:value-type="float" office:value="1.43489015102386" calcext:value-type="float">
            <text:p>1.43489015102386</text:p>
          </table:table-cell>
          <table:table-cell office:value-type="float" office:value="1.47583138942719" calcext:value-type="float">
            <text:p>1.47583138942719</text:p>
          </table:table-cell>
          <table:table-cell office:value-type="float" office:value="1.42959034442902" calcext:value-type="float">
            <text:p>1.42959034442902</text:p>
          </table:table-cell>
          <table:table-cell office:value-type="float" office:value="1.76070117950439" calcext:value-type="float">
            <text:p>1.76070117950439</text:p>
          </table:table-cell>
          <table:table-cell office:value-type="float" office:value="1.177250623703" calcext:value-type="float">
            <text:p>1.177250623703</text:p>
          </table:table-cell>
          <table:table-cell office:value-type="float" office:value="1.42164289951324" calcext:value-type="float">
            <text:p>1.42164289951324</text:p>
          </table:table-cell>
          <table:table-cell office:value-type="float" office:value="1.42337989807129" calcext:value-type="float">
            <text:p>1.42337989807129</text:p>
          </table:table-cell>
          <table:table-cell office:value-type="float" office:value="1.50448060035706" calcext:value-type="float">
            <text:p>1.50448060035706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46918964385986" calcext:value-type="float">
            <text:p>1.46918964385986</text:p>
          </table:table-cell>
          <table:table-cell office:value-type="float" office:value="1.51563251018524" calcext:value-type="float">
            <text:p>1.51563251018524</text:p>
          </table:table-cell>
          <table:table-cell office:value-type="float" office:value="1.55149495601654" calcext:value-type="float">
            <text:p>1.55149495601654</text:p>
          </table:table-cell>
          <table:table-cell office:value-type="float" office:value="1.63722312450409" calcext:value-type="float">
            <text:p>1.63722312450409</text:p>
          </table:table-cell>
          <table:table-cell office:value-type="float" office:value="1.39426982402802" calcext:value-type="float">
            <text:p>1.39426982402802</text:p>
          </table:table-cell>
          <table:table-cell office:value-type="float" office:value="1.51935911178589" calcext:value-type="float">
            <text:p>1.51935911178589</text:p>
          </table:table-cell>
          <table:table-cell table:number-columns-repeated="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5047" calcext:value-type="float">
            <text:p>1.5047</text:p>
          </table:table-cell>
          <table:table-cell office:value-type="float" office:value="1.5258" calcext:value-type="float">
            <text:p>1.5258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0613" calcext:value-type="float">
            <text:p>1.0613</text:p>
          </table:table-cell>
          <table:table-cell office:value-type="float" office:value="1.55971443653107" calcext:value-type="float">
            <text:p>1.55971443653107</text:p>
          </table:table-cell>
          <table:table-cell office:value-type="float" office:value="1.55674242973328" calcext:value-type="float">
            <text:p>1.55674242973328</text:p>
          </table:table-cell>
          <table:table-cell office:value-type="float" office:value="1.56815266609192" calcext:value-type="float">
            <text:p>1.56815266609192</text:p>
          </table:table-cell>
          <table:table-cell office:value-type="float" office:value="1.55172049999237" calcext:value-type="float">
            <text:p>1.55172049999237</text:p>
          </table:table-cell>
          <table:table-cell office:value-type="float" office:value="1.47133851051331" calcext:value-type="float">
            <text:p>1.47133851051331</text:p>
          </table:table-cell>
          <table:table-cell office:value-type="float" office:value="1.52567934989929" calcext:value-type="float">
            <text:p>1.52567934989929</text:p>
          </table:table-cell>
          <table:table-cell office:value-type="float" office:value="1.42150020599365" calcext:value-type="float">
            <text:p>1.42150020599365</text:p>
          </table:table-cell>
          <table:table-cell office:value-type="float" office:value="1.54503297805786" calcext:value-type="float">
            <text:p>1.54503297805786</text:p>
          </table:table-cell>
          <table:table-cell office:value-type="float" office:value="1.41900706291199" calcext:value-type="float">
            <text:p>1.41900706291199</text:p>
          </table:table-cell>
          <table:table-cell office:value-type="float" office:value="1.64080226421356" calcext:value-type="float">
            <text:p>1.64080226421356</text:p>
          </table:table-cell>
          <table:table-cell office:value-type="float" office:value="1.33317816257477" calcext:value-type="float">
            <text:p>1.33317816257477</text:p>
          </table:table-cell>
          <table:table-cell office:value-type="float" office:value="1.38822746276855" calcext:value-type="float">
            <text:p>1.38822746276855</text:p>
          </table:table-cell>
          <table:table-cell office:value-type="float" office:value="1.58053267002106" calcext:value-type="float">
            <text:p>1.58053267002106</text:p>
          </table:table-cell>
          <table:table-cell office:value-type="float" office:value="1.23703467845917" calcext:value-type="float">
            <text:p>1.23703467845917</text:p>
          </table:table-cell>
          <table:table-cell office:value-type="float" office:value="1.47141540050507" calcext:value-type="float">
            <text:p>1.47141540050507</text:p>
          </table:table-cell>
          <table:table-cell office:value-type="float" office:value="1.3949693441391" calcext:value-type="float">
            <text:p>1.3949693441391</text:p>
          </table:table-cell>
          <table:table-cell office:value-type="float" office:value="1.33855509757996" calcext:value-type="float">
            <text:p>1.33855509757996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54008436203003" calcext:value-type="float">
            <text:p>1.54008436203003</text:p>
          </table:table-cell>
          <table:table-cell office:value-type="float" office:value="1.5031670331955" calcext:value-type="float">
            <text:p>1.5031670331955</text:p>
          </table:table-cell>
          <table:table-cell office:value-type="float" office:value="1.51221179962158" calcext:value-type="float">
            <text:p>1.51221179962158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49514162540436" calcext:value-type="float">
            <text:p>1.49514162540436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42606556415558" calcext:value-type="float">
            <text:p>1.42606556415558</text:p>
          </table:table-cell>
          <table:table-cell office:value-type="float" office:value="1.53561556339264" calcext:value-type="float">
            <text:p>1.53561556339264</text:p>
          </table:table-cell>
          <table:table-cell office:value-type="float" office:value="1.54418289661407" calcext:value-type="float">
            <text:p>1.54418289661407</text:p>
          </table:table-cell>
          <table:table-cell office:value-type="float" office:value="1.57785058021545" calcext:value-type="float">
            <text:p>1.57785058021545</text:p>
          </table:table-cell>
          <table:table-cell office:value-type="float" office:value="1.63774418830872" calcext:value-type="float">
            <text:p>1.63774418830872</text:p>
          </table:table-cell>
          <table:table-cell office:value-type="float" office:value="1.64335453510284" calcext:value-type="float">
            <text:p>1.64335453510284</text:p>
          </table:table-cell>
          <table:table-cell office:value-type="float" office:value="1.55874049663544" calcext:value-type="float">
            <text:p>1.55874049663544</text:p>
          </table:table-cell>
          <table:table-cell office:value-type="float" office:value="1.55761158466339" calcext:value-type="float">
            <text:p>1.55761158466339</text:p>
          </table:table-cell>
          <table:table-cell office:value-type="float" office:value="1.53807878494263" calcext:value-type="float">
            <text:p>1.53807878494263</text:p>
          </table:table-cell>
          <table:table-cell office:value-type="float" office:value="1.55348193645477" calcext:value-type="float">
            <text:p>1.55348193645477</text:p>
          </table:table-cell>
          <table:table-cell office:value-type="float" office:value="1.53589081764221" calcext:value-type="float">
            <text:p>1.53589081764221</text:p>
          </table:table-cell>
          <table:table-cell office:value-type="float" office:value="1.40416848659515" calcext:value-type="float">
            <text:p>1.40416848659515</text:p>
          </table:table-cell>
          <table:table-cell office:value-type="float" office:value="1.5088175535202" calcext:value-type="float">
            <text:p>1.5088175535202</text:p>
          </table:table-cell>
          <table:table-cell office:value-type="float" office:value="1.58115220069885" calcext:value-type="float">
            <text:p>1.58115220069885</text:p>
          </table:table-cell>
          <table:table-cell office:value-type="float" office:value="1.5322333574295" calcext:value-type="float">
            <text:p>1.5322333574295</text:p>
          </table:table-cell>
          <table:table-cell office:value-type="float" office:value="1.63524699211121" calcext:value-type="float">
            <text:p>1.63524699211121</text:p>
          </table:table-cell>
          <table:table-cell office:value-type="float" office:value="1.63605380058289" calcext:value-type="float">
            <text:p>1.63605380058289</text:p>
          </table:table-cell>
          <table:table-cell office:value-type="float" office:value="1.51401221752167" calcext:value-type="float">
            <text:p>1.51401221752167</text:p>
          </table:table-cell>
          <table:table-cell office:value-type="float" office:value="1.52218842506409" calcext:value-type="float">
            <text:p>1.52218842506409</text:p>
          </table:table-cell>
          <table:table-cell office:value-type="float" office:value="1.57707929611206" calcext:value-type="float">
            <text:p>1.57707929611206</text:p>
          </table:table-cell>
          <table:table-cell office:value-type="float" office:value="1.50148487091064" calcext:value-type="float">
            <text:p>1.50148487091064</text:p>
          </table:table-cell>
          <table:table-cell office:value-type="float" office:value="1.53805017471313" calcext:value-type="float">
            <text:p>1.53805017471313</text:p>
          </table:table-cell>
          <table:table-cell office:value-type="float" office:value="1.47882688045502" calcext:value-type="float">
            <text:p>1.47882688045502</text:p>
          </table:table-cell>
          <table:table-cell office:value-type="float" office:value="1.51530718803406" calcext:value-type="float">
            <text:p>1.51530718803406</text:p>
          </table:table-cell>
          <table:table-cell office:value-type="float" office:value="1.6421754360199" calcext:value-type="float">
            <text:p>1.6421754360199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76143252849579" calcext:value-type="float">
            <text:p>1.76143252849579</text:p>
          </table:table-cell>
          <table:table-cell office:value-type="float" office:value="1.49071097373962" calcext:value-type="float">
            <text:p>1.49071097373962</text:p>
          </table:table-cell>
          <table:table-cell office:value-type="float" office:value="1.5416886806488" calcext:value-type="float">
            <text:p>1.5416886806488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52581012248993" calcext:value-type="float">
            <text:p>1.52581012248993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62349009513855" calcext:value-type="float">
            <text:p>1.62349009513855</text:p>
          </table:table-cell>
          <table:table-cell office:value-type="float" office:value="1.64431798458099" calcext:value-type="float">
            <text:p>1.64431798458099</text:p>
          </table:table-cell>
          <table:table-cell office:value-type="float" office:value="1.62313163280487" calcext:value-type="float">
            <text:p>1.62313163280487</text:p>
          </table:table-cell>
          <table:table-cell office:value-type="float" office:value="1.46050560474396" calcext:value-type="float">
            <text:p>1.46050560474396</text:p>
          </table:table-cell>
          <table:table-cell office:value-type="float" office:value="1.76294505596161" calcext:value-type="float">
            <text:p>1.76294505596161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4819769859314" calcext:value-type="float">
            <text:p>1.4819769859314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65259861946106" calcext:value-type="float">
            <text:p>1.65259861946106</text:p>
          </table:table-cell>
          <table:table-cell office:value-type="float" office:value="1.55788624286652" calcext:value-type="float">
            <text:p>1.55788624286652</text:p>
          </table:table-cell>
          <table:table-cell office:value-type="float" office:value="1.55798983573914" calcext:value-type="float">
            <text:p>1.55798983573914</text:p>
          </table:table-cell>
          <table:table-cell office:value-type="float" office:value="1.51174509525299" calcext:value-type="float">
            <text:p>1.51174509525299</text:p>
          </table:table-cell>
          <table:table-cell office:value-type="float" office:value="1.5700306892395" calcext:value-type="float">
            <text:p>1.5700306892395</text:p>
          </table:table-cell>
          <table:table-cell office:value-type="float" office:value="1.56103932857513" calcext:value-type="float">
            <text:p>1.56103932857513</text:p>
          </table:table-cell>
          <table:table-cell office:value-type="float" office:value="1.55954372882843" calcext:value-type="float">
            <text:p>1.55954372882843</text:p>
          </table:table-cell>
          <table:table-cell office:value-type="float" office:value="1.76534020900726" calcext:value-type="float">
            <text:p>1.76534020900726</text:p>
          </table:table-cell>
          <table:table-cell office:value-type="float" office:value="1.06133627891541" calcext:value-type="float">
            <text:p>1.06133627891541</text:p>
          </table:table-cell>
          <table:table-cell office:value-type="float" office:value="1.35666966438293" calcext:value-type="float">
            <text:p>1.35666966438293</text:p>
          </table:table-cell>
          <table:table-cell office:value-type="float" office:value="1.58315551280975" calcext:value-type="float">
            <text:p>1.58315551280975</text:p>
          </table:table-cell>
          <table:table-cell office:value-type="float" office:value="1.36930096149445" calcext:value-type="float">
            <text:p>1.36930096149445</text:p>
          </table:table-cell>
          <table:table-cell office:value-type="float" office:value="1.56405031681061" calcext:value-type="float">
            <text:p>1.56405031681061</text:p>
          </table:table-cell>
          <table:table-cell office:value-type="float" office:value="1.45081949234009" calcext:value-type="float">
            <text:p>1.45081949234009</text:p>
          </table:table-cell>
          <table:table-cell office:value-type="float" office:value="1.28619456291199" calcext:value-type="float">
            <text:p>1.28619456291199</text:p>
          </table:table-cell>
          <table:table-cell office:value-type="float" office:value="1.4399402141571" calcext:value-type="float">
            <text:p>1.4399402141571</text:p>
          </table:table-cell>
          <table:table-cell office:value-type="float" office:value="1.40498304367065" calcext:value-type="float">
            <text:p>1.40498304367065</text:p>
          </table:table-cell>
          <table:table-cell office:value-type="float" office:value="1.55600237846375" calcext:value-type="float">
            <text:p>1.55600237846375</text:p>
          </table:table-cell>
          <table:table-cell office:value-type="float" office:value="1.20195746421814" calcext:value-type="float">
            <text:p>1.20195746421814</text:p>
          </table:table-cell>
          <table:table-cell office:value-type="float" office:value="1.45991599559784" calcext:value-type="float">
            <text:p>1.45991599559784</text:p>
          </table:table-cell>
          <table:table-cell office:value-type="float" office:value="1.46569836139679" calcext:value-type="float">
            <text:p>1.46569836139679</text:p>
          </table:table-cell>
          <table:table-cell office:value-type="float" office:value="1.53185880184174" calcext:value-type="float">
            <text:p>1.53185880184174</text:p>
          </table:table-cell>
          <table:table-cell office:value-type="float" office:value="1.46786916255951" calcext:value-type="float">
            <text:p>1.46786916255951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8333132266998" calcext:value-type="float">
            <text:p>1.48333132266998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57799351215363" calcext:value-type="float">
            <text:p>1.57799351215363</text:p>
          </table:table-cell>
          <table:table-cell office:value-type="float" office:value="1.46423542499542" calcext:value-type="float">
            <text:p>1.46423542499542</text:p>
          </table:table-cell>
          <table:table-cell office:value-type="float" office:value="1.51067209243774" calcext:value-type="float">
            <text:p>1.51067209243774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5291873216629" calcext:value-type="float">
            <text:p>1.5291873216629</text:p>
          </table:table-cell>
          <table:table-cell office:value-type="float" office:value="1.65161883831024" calcext:value-type="float">
            <text:p>1.65161883831024</text:p>
          </table:table-cell>
          <table:table-cell office:value-type="float" office:value="1.33013331890106" calcext:value-type="float">
            <text:p>1.33013331890106</text:p>
          </table:table-cell>
          <table:table-cell office:value-type="float" office:value="1.60897612571716" calcext:value-type="float">
            <text:p>1.60897612571716</text:p>
          </table:table-cell>
          <table:table-cell office:value-type="float" office:value="1.50143337249756" calcext:value-type="float">
            <text:p>1.50143337249756</text:p>
          </table:table-cell>
          <table:table-cell office:value-type="float" office:value="1.64331889152527" calcext:value-type="float">
            <text:p>1.64331889152527</text:p>
          </table:table-cell>
          <table:table-cell office:value-type="float" office:value="1.53228878974915" calcext:value-type="float">
            <text:p>1.53228878974915</text:p>
          </table:table-cell>
          <table:table-cell office:value-type="float" office:value="1.49162697792053" calcext:value-type="float">
            <text:p>1.49162697792053</text:p>
          </table:table-cell>
          <table:table-cell table:number-columns-repeated="6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5099" calcext:value-type="float">
            <text:p>1.5099</text:p>
          </table:table-cell>
          <table:table-cell office:value-type="float" office:value="1.5323" calcext:value-type="float">
            <text:p>1.5323</text:p>
          </table:table-cell>
          <table:table-cell office:value-type="float" office:value="1.7856" calcext:value-type="float">
            <text:p>1.7856</text:p>
          </table:table-cell>
          <table:table-cell office:value-type="float" office:value="0.9895" calcext:value-type="float">
            <text:p>0.9895</text:p>
          </table:table-cell>
          <table:table-cell office:value-type="float" office:value="1.55971443653107" calcext:value-type="float">
            <text:p>1.55971443653107</text:p>
          </table:table-cell>
          <table:table-cell office:value-type="float" office:value="1.55674242973328" calcext:value-type="float">
            <text:p>1.55674242973328</text:p>
          </table:table-cell>
          <table:table-cell office:value-type="float" office:value="1.56815266609192" calcext:value-type="float">
            <text:p>1.56815266609192</text:p>
          </table:table-cell>
          <table:table-cell office:value-type="float" office:value="1.53933572769165" calcext:value-type="float">
            <text:p>1.53933572769165</text:p>
          </table:table-cell>
          <table:table-cell office:value-type="float" office:value="1.55172049999237" calcext:value-type="float">
            <text:p>1.55172049999237</text:p>
          </table:table-cell>
          <table:table-cell office:value-type="float" office:value="1.47133851051331" calcext:value-type="float">
            <text:p>1.47133851051331</text:p>
          </table:table-cell>
          <table:table-cell office:value-type="float" office:value="1.42150020599365" calcext:value-type="float">
            <text:p>1.42150020599365</text:p>
          </table:table-cell>
          <table:table-cell office:value-type="float" office:value="1.53613317012787" calcext:value-type="float">
            <text:p>1.53613317012787</text:p>
          </table:table-cell>
          <table:table-cell office:value-type="float" office:value="1.64080226421356" calcext:value-type="float">
            <text:p>1.64080226421356</text:p>
          </table:table-cell>
          <table:table-cell office:value-type="float" office:value="1.23703467845917" calcext:value-type="float">
            <text:p>1.23703467845917</text:p>
          </table:table-cell>
          <table:table-cell office:value-type="float" office:value="1.38822746276855" calcext:value-type="float">
            <text:p>1.38822746276855</text:p>
          </table:table-cell>
          <table:table-cell office:value-type="float" office:value="1.58053267002106" calcext:value-type="float">
            <text:p>1.58053267002106</text:p>
          </table:table-cell>
          <table:table-cell office:value-type="float" office:value="1.33317816257477" calcext:value-type="float">
            <text:p>1.33317816257477</text:p>
          </table:table-cell>
          <table:table-cell office:value-type="float" office:value="1.47141540050507" calcext:value-type="float">
            <text:p>1.47141540050507</text:p>
          </table:table-cell>
          <table:table-cell office:value-type="float" office:value="1.3949693441391" calcext:value-type="float">
            <text:p>1.3949693441391</text:p>
          </table:table-cell>
          <table:table-cell office:value-type="float" office:value="1.44803631305695" calcext:value-type="float">
            <text:p>1.44803631305695</text:p>
          </table:table-cell>
          <table:table-cell office:value-type="float" office:value="1.33855509757996" calcext:value-type="float">
            <text:p>1.33855509757996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5031670331955" calcext:value-type="float">
            <text:p>1.5031670331955</text:p>
          </table:table-cell>
          <table:table-cell office:value-type="float" office:value="1.62104070186615" calcext:value-type="float">
            <text:p>1.62104070186615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53561556339264" calcext:value-type="float">
            <text:p>1.53561556339264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42606556415558" calcext:value-type="float">
            <text:p>1.42606556415558</text:p>
          </table:table-cell>
          <table:table-cell office:value-type="float" office:value="1.49514162540436" calcext:value-type="float">
            <text:p>1.49514162540436</text:p>
          </table:table-cell>
          <table:table-cell office:value-type="float" office:value="1.54418289661407" calcext:value-type="float">
            <text:p>1.54418289661407</text:p>
          </table:table-cell>
          <table:table-cell office:value-type="float" office:value="1.43553423881531" calcext:value-type="float">
            <text:p>1.43553423881531</text:p>
          </table:table-cell>
          <table:table-cell office:value-type="float" office:value="1.57785058021545" calcext:value-type="float">
            <text:p>1.57785058021545</text:p>
          </table:table-cell>
          <table:table-cell office:value-type="float" office:value="1.63774418830872" calcext:value-type="float">
            <text:p>1.63774418830872</text:p>
          </table:table-cell>
          <table:table-cell office:value-type="float" office:value="1.55874049663544" calcext:value-type="float">
            <text:p>1.55874049663544</text:p>
          </table:table-cell>
          <table:table-cell office:value-type="float" office:value="1.67922008037567" calcext:value-type="float">
            <text:p>1.67922008037567</text:p>
          </table:table-cell>
          <table:table-cell office:value-type="float" office:value="1.55348193645477" calcext:value-type="float">
            <text:p>1.55348193645477</text:p>
          </table:table-cell>
          <table:table-cell office:value-type="float" office:value="1.58115220069885" calcext:value-type="float">
            <text:p>1.58115220069885</text:p>
          </table:table-cell>
          <table:table-cell office:value-type="float" office:value="1.40416848659515" calcext:value-type="float">
            <text:p>1.40416848659515</text:p>
          </table:table-cell>
          <table:table-cell office:value-type="float" office:value="1.5088175535202" calcext:value-type="float">
            <text:p>1.5088175535202</text:p>
          </table:table-cell>
          <table:table-cell office:value-type="float" office:value="1.53589081764221" calcext:value-type="float">
            <text:p>1.53589081764221</text:p>
          </table:table-cell>
          <table:table-cell office:value-type="float" office:value="1.44919550418854" calcext:value-type="float">
            <text:p>1.44919550418854</text:p>
          </table:table-cell>
          <table:table-cell office:value-type="float" office:value="1.5322333574295" calcext:value-type="float">
            <text:p>1.5322333574295</text:p>
          </table:table-cell>
          <table:table-cell office:value-type="float" office:value="1.63524699211121" calcext:value-type="float">
            <text:p>1.63524699211121</text:p>
          </table:table-cell>
          <table:table-cell office:value-type="float" office:value="1.51401221752167" calcext:value-type="float">
            <text:p>1.51401221752167</text:p>
          </table:table-cell>
          <table:table-cell office:value-type="float" office:value="1.67581689357758" calcext:value-type="float">
            <text:p>1.67581689357758</text:p>
          </table:table-cell>
          <table:table-cell office:value-type="float" office:value="1.50148487091064" calcext:value-type="float">
            <text:p>1.50148487091064</text:p>
          </table:table-cell>
          <table:table-cell office:value-type="float" office:value="1.6421754360199" calcext:value-type="float">
            <text:p>1.6421754360199</text:p>
          </table:table-cell>
          <table:table-cell office:value-type="float" office:value="1.47882688045502" calcext:value-type="float">
            <text:p>1.47882688045502</text:p>
          </table:table-cell>
          <table:table-cell office:value-type="float" office:value="1.51530718803406" calcext:value-type="float">
            <text:p>1.51530718803406</text:p>
          </table:table-cell>
          <table:table-cell office:value-type="float" office:value="1.53805017471313" calcext:value-type="float">
            <text:p>1.53805017471313</text:p>
          </table:table-cell>
          <table:table-cell office:value-type="float" office:value="1.56840300559998" calcext:value-type="float">
            <text:p>1.56840300559998</text:p>
          </table:table-cell>
          <table:table-cell office:value-type="float" office:value="1.55191791057587" calcext:value-type="float">
            <text:p>1.55191791057587</text:p>
          </table:table-cell>
          <table:table-cell office:value-type="float" office:value="1.48588085174561" calcext:value-type="float">
            <text:p>1.48588085174561</text:p>
          </table:table-cell>
          <table:table-cell office:value-type="float" office:value="1.71806573867798" calcext:value-type="float">
            <text:p>1.71806573867798</text:p>
          </table:table-cell>
          <table:table-cell office:value-type="float" office:value="1.60574567317963" calcext:value-type="float">
            <text:p>1.60574567317963</text:p>
          </table:table-cell>
          <table:table-cell office:value-type="float" office:value="1.46428430080414" calcext:value-type="float">
            <text:p>1.46428430080414</text:p>
          </table:table-cell>
          <table:table-cell office:value-type="float" office:value="1.51931416988373" calcext:value-type="float">
            <text:p>1.51931416988373</text:p>
          </table:table-cell>
          <table:table-cell office:value-type="float" office:value="0.989531755447388" calcext:value-type="float">
            <text:p>0.989531755447388</text:p>
          </table:table-cell>
          <table:table-cell office:value-type="float" office:value="1.6201239824295" calcext:value-type="float">
            <text:p>1.6201239824295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49071097373962" calcext:value-type="float">
            <text:p>1.49071097373962</text:p>
          </table:table-cell>
          <table:table-cell office:value-type="float" office:value="1.58011960983276" calcext:value-type="float">
            <text:p>1.58011960983276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64431798458099" calcext:value-type="float">
            <text:p>1.64431798458099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62349009513855" calcext:value-type="float">
            <text:p>1.62349009513855</text:p>
          </table:table-cell>
          <table:table-cell office:value-type="float" office:value="1.52581012248993" calcext:value-type="float">
            <text:p>1.52581012248993</text:p>
          </table:table-cell>
          <table:table-cell office:value-type="float" office:value="1.46050560474396" calcext:value-type="float">
            <text:p>1.46050560474396</text:p>
          </table:table-cell>
          <table:table-cell office:value-type="float" office:value="1.63514471054077" calcext:value-type="float">
            <text:p>1.63514471054077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55788624286652" calcext:value-type="float">
            <text:p>1.55788624286652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65259861946106" calcext:value-type="float">
            <text:p>1.65259861946106</text:p>
          </table:table-cell>
          <table:table-cell office:value-type="float" office:value="1.4819769859314" calcext:value-type="float">
            <text:p>1.4819769859314</text:p>
          </table:table-cell>
          <table:table-cell office:value-type="float" office:value="1.67655992507935" calcext:value-type="float">
            <text:p>1.67655992507935</text:p>
          </table:table-cell>
          <table:table-cell office:value-type="float" office:value="1.56405031681061" calcext:value-type="float">
            <text:p>1.56405031681061</text:p>
          </table:table-cell>
          <table:table-cell office:value-type="float" office:value="1.40498304367065" calcext:value-type="float">
            <text:p>1.40498304367065</text:p>
          </table:table-cell>
          <table:table-cell office:value-type="float" office:value="1.28619456291199" calcext:value-type="float">
            <text:p>1.28619456291199</text:p>
          </table:table-cell>
          <table:table-cell office:value-type="float" office:value="1.4399402141571" calcext:value-type="float">
            <text:p>1.4399402141571</text:p>
          </table:table-cell>
          <table:table-cell office:value-type="float" office:value="1.45081949234009" calcext:value-type="float">
            <text:p>1.45081949234009</text:p>
          </table:table-cell>
          <table:table-cell office:value-type="float" office:value="1.3359557390213" calcext:value-type="float">
            <text:p>1.3359557390213</text:p>
          </table:table-cell>
          <table:table-cell office:value-type="float" office:value="1.53337264060974" calcext:value-type="float">
            <text:p>1.53337264060974</text:p>
          </table:table-cell>
          <table:table-cell office:value-type="float" office:value="1.62873458862305" calcext:value-type="float">
            <text:p>1.62873458862305</text:p>
          </table:table-cell>
          <table:table-cell office:value-type="float" office:value="1.59074974060059" calcext:value-type="float">
            <text:p>1.59074974060059</text:p>
          </table:table-cell>
          <table:table-cell office:value-type="float" office:value="1.32686853408813" calcext:value-type="float">
            <text:p>1.32686853408813</text:p>
          </table:table-cell>
          <table:table-cell office:value-type="float" office:value="1.65161883831024" calcext:value-type="float">
            <text:p>1.65161883831024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5291873216629" calcext:value-type="float">
            <text:p>1.5291873216629</text:p>
          </table:table-cell>
          <table:table-cell office:value-type="float" office:value="1.51067209243774" calcext:value-type="float">
            <text:p>1.51067209243774</text:p>
          </table:table-cell>
          <table:table-cell office:value-type="float" office:value="1.53228878974915" calcext:value-type="float">
            <text:p>1.53228878974915</text:p>
          </table:table-cell>
          <table:table-cell office:value-type="float" office:value="1.49162697792053" calcext:value-type="float">
            <text:p>1.49162697792053</text:p>
          </table:table-cell>
          <table:table-cell office:value-type="float" office:value="1.50143337249756" calcext:value-type="float">
            <text:p>1.50143337249756</text:p>
          </table:table-cell>
          <table:table-cell office:value-type="float" office:value="1.64331889152527" calcext:value-type="float">
            <text:p>1.64331889152527</text:p>
          </table:table-cell>
          <table:table-cell office:value-type="float" office:value="1.33013331890106" calcext:value-type="float">
            <text:p>1.33013331890106</text:p>
          </table:table-cell>
          <table:table-cell office:value-type="float" office:value="1.60897612571716" calcext:value-type="float">
            <text:p>1.60897612571716</text:p>
          </table:table-cell>
          <table:table-cell table:number-columns-repeated="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5099" calcext:value-type="float">
            <text:p>1.5099</text:p>
          </table:table-cell>
          <table:table-cell office:value-type="float" office:value="1.5323" calcext:value-type="float">
            <text:p>1.5323</text:p>
          </table:table-cell>
          <table:table-cell office:value-type="float" office:value="1.7856" calcext:value-type="float">
            <text:p>1.7856</text:p>
          </table:table-cell>
          <table:table-cell office:value-type="float" office:value="0.9895" calcext:value-type="float">
            <text:p>0.9895</text:p>
          </table:table-cell>
          <table:table-cell office:value-type="float" office:value="1.55971443653107" calcext:value-type="float">
            <text:p>1.55971443653107</text:p>
          </table:table-cell>
          <table:table-cell office:value-type="float" office:value="1.55674242973328" calcext:value-type="float">
            <text:p>1.55674242973328</text:p>
          </table:table-cell>
          <table:table-cell office:value-type="float" office:value="1.56815266609192" calcext:value-type="float">
            <text:p>1.56815266609192</text:p>
          </table:table-cell>
          <table:table-cell office:value-type="float" office:value="1.53933572769165" calcext:value-type="float">
            <text:p>1.53933572769165</text:p>
          </table:table-cell>
          <table:table-cell office:value-type="float" office:value="1.55172049999237" calcext:value-type="float">
            <text:p>1.55172049999237</text:p>
          </table:table-cell>
          <table:table-cell office:value-type="float" office:value="1.47133851051331" calcext:value-type="float">
            <text:p>1.47133851051331</text:p>
          </table:table-cell>
          <table:table-cell office:value-type="float" office:value="1.42150020599365" calcext:value-type="float">
            <text:p>1.42150020599365</text:p>
          </table:table-cell>
          <table:table-cell office:value-type="float" office:value="1.53613317012787" calcext:value-type="float">
            <text:p>1.53613317012787</text:p>
          </table:table-cell>
          <table:table-cell office:value-type="float" office:value="1.64080226421356" calcext:value-type="float">
            <text:p>1.64080226421356</text:p>
          </table:table-cell>
          <table:table-cell office:value-type="float" office:value="1.23703467845917" calcext:value-type="float">
            <text:p>1.23703467845917</text:p>
          </table:table-cell>
          <table:table-cell office:value-type="float" office:value="1.38822746276855" calcext:value-type="float">
            <text:p>1.38822746276855</text:p>
          </table:table-cell>
          <table:table-cell office:value-type="float" office:value="1.58053267002106" calcext:value-type="float">
            <text:p>1.58053267002106</text:p>
          </table:table-cell>
          <table:table-cell office:value-type="float" office:value="1.33317816257477" calcext:value-type="float">
            <text:p>1.33317816257477</text:p>
          </table:table-cell>
          <table:table-cell office:value-type="float" office:value="1.47141540050507" calcext:value-type="float">
            <text:p>1.47141540050507</text:p>
          </table:table-cell>
          <table:table-cell office:value-type="float" office:value="1.3949693441391" calcext:value-type="float">
            <text:p>1.3949693441391</text:p>
          </table:table-cell>
          <table:table-cell office:value-type="float" office:value="1.44803631305695" calcext:value-type="float">
            <text:p>1.44803631305695</text:p>
          </table:table-cell>
          <table:table-cell office:value-type="float" office:value="1.33855509757996" calcext:value-type="float">
            <text:p>1.33855509757996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5031670331955" calcext:value-type="float">
            <text:p>1.5031670331955</text:p>
          </table:table-cell>
          <table:table-cell office:value-type="float" office:value="1.62104070186615" calcext:value-type="float">
            <text:p>1.62104070186615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53561556339264" calcext:value-type="float">
            <text:p>1.53561556339264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42606556415558" calcext:value-type="float">
            <text:p>1.42606556415558</text:p>
          </table:table-cell>
          <table:table-cell office:value-type="float" office:value="1.49514162540436" calcext:value-type="float">
            <text:p>1.49514162540436</text:p>
          </table:table-cell>
          <table:table-cell office:value-type="float" office:value="1.54418289661407" calcext:value-type="float">
            <text:p>1.54418289661407</text:p>
          </table:table-cell>
          <table:table-cell office:value-type="float" office:value="1.43553423881531" calcext:value-type="float">
            <text:p>1.43553423881531</text:p>
          </table:table-cell>
          <table:table-cell office:value-type="float" office:value="1.57785058021545" calcext:value-type="float">
            <text:p>1.57785058021545</text:p>
          </table:table-cell>
          <table:table-cell office:value-type="float" office:value="1.63774418830872" calcext:value-type="float">
            <text:p>1.63774418830872</text:p>
          </table:table-cell>
          <table:table-cell office:value-type="float" office:value="1.55874049663544" calcext:value-type="float">
            <text:p>1.55874049663544</text:p>
          </table:table-cell>
          <table:table-cell office:value-type="float" office:value="1.67922008037567" calcext:value-type="float">
            <text:p>1.67922008037567</text:p>
          </table:table-cell>
          <table:table-cell office:value-type="float" office:value="1.55348193645477" calcext:value-type="float">
            <text:p>1.55348193645477</text:p>
          </table:table-cell>
          <table:table-cell office:value-type="float" office:value="1.58115220069885" calcext:value-type="float">
            <text:p>1.58115220069885</text:p>
          </table:table-cell>
          <table:table-cell office:value-type="float" office:value="1.40416848659515" calcext:value-type="float">
            <text:p>1.40416848659515</text:p>
          </table:table-cell>
          <table:table-cell office:value-type="float" office:value="1.5088175535202" calcext:value-type="float">
            <text:p>1.5088175535202</text:p>
          </table:table-cell>
          <table:table-cell office:value-type="float" office:value="1.53589081764221" calcext:value-type="float">
            <text:p>1.53589081764221</text:p>
          </table:table-cell>
          <table:table-cell office:value-type="float" office:value="1.44919550418854" calcext:value-type="float">
            <text:p>1.44919550418854</text:p>
          </table:table-cell>
          <table:table-cell office:value-type="float" office:value="1.5322333574295" calcext:value-type="float">
            <text:p>1.5322333574295</text:p>
          </table:table-cell>
          <table:table-cell office:value-type="float" office:value="1.63524699211121" calcext:value-type="float">
            <text:p>1.63524699211121</text:p>
          </table:table-cell>
          <table:table-cell office:value-type="float" office:value="1.51401221752167" calcext:value-type="float">
            <text:p>1.51401221752167</text:p>
          </table:table-cell>
          <table:table-cell office:value-type="float" office:value="1.67581689357758" calcext:value-type="float">
            <text:p>1.67581689357758</text:p>
          </table:table-cell>
          <table:table-cell office:value-type="float" office:value="1.50148487091064" calcext:value-type="float">
            <text:p>1.50148487091064</text:p>
          </table:table-cell>
          <table:table-cell office:value-type="float" office:value="1.6421754360199" calcext:value-type="float">
            <text:p>1.6421754360199</text:p>
          </table:table-cell>
          <table:table-cell office:value-type="float" office:value="1.47882688045502" calcext:value-type="float">
            <text:p>1.47882688045502</text:p>
          </table:table-cell>
          <table:table-cell office:value-type="float" office:value="1.51530718803406" calcext:value-type="float">
            <text:p>1.51530718803406</text:p>
          </table:table-cell>
          <table:table-cell office:value-type="float" office:value="1.53805017471313" calcext:value-type="float">
            <text:p>1.53805017471313</text:p>
          </table:table-cell>
          <table:table-cell office:value-type="float" office:value="1.56840300559998" calcext:value-type="float">
            <text:p>1.56840300559998</text:p>
          </table:table-cell>
          <table:table-cell office:value-type="float" office:value="1.55191791057587" calcext:value-type="float">
            <text:p>1.55191791057587</text:p>
          </table:table-cell>
          <table:table-cell office:value-type="float" office:value="1.48588085174561" calcext:value-type="float">
            <text:p>1.48588085174561</text:p>
          </table:table-cell>
          <table:table-cell office:value-type="float" office:value="1.71806573867798" calcext:value-type="float">
            <text:p>1.71806573867798</text:p>
          </table:table-cell>
          <table:table-cell office:value-type="float" office:value="1.60574567317963" calcext:value-type="float">
            <text:p>1.60574567317963</text:p>
          </table:table-cell>
          <table:table-cell office:value-type="float" office:value="1.46428430080414" calcext:value-type="float">
            <text:p>1.46428430080414</text:p>
          </table:table-cell>
          <table:table-cell office:value-type="float" office:value="1.51931416988373" calcext:value-type="float">
            <text:p>1.51931416988373</text:p>
          </table:table-cell>
          <table:table-cell office:value-type="float" office:value="0.989531755447388" calcext:value-type="float">
            <text:p>0.989531755447388</text:p>
          </table:table-cell>
          <table:table-cell office:value-type="float" office:value="1.6201239824295" calcext:value-type="float">
            <text:p>1.6201239824295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49071097373962" calcext:value-type="float">
            <text:p>1.49071097373962</text:p>
          </table:table-cell>
          <table:table-cell office:value-type="float" office:value="1.58011960983276" calcext:value-type="float">
            <text:p>1.58011960983276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64431798458099" calcext:value-type="float">
            <text:p>1.64431798458099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62349009513855" calcext:value-type="float">
            <text:p>1.62349009513855</text:p>
          </table:table-cell>
          <table:table-cell office:value-type="float" office:value="1.52581012248993" calcext:value-type="float">
            <text:p>1.52581012248993</text:p>
          </table:table-cell>
          <table:table-cell office:value-type="float" office:value="1.46050560474396" calcext:value-type="float">
            <text:p>1.46050560474396</text:p>
          </table:table-cell>
          <table:table-cell office:value-type="float" office:value="1.63514471054077" calcext:value-type="float">
            <text:p>1.63514471054077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55788624286652" calcext:value-type="float">
            <text:p>1.55788624286652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65259861946106" calcext:value-type="float">
            <text:p>1.65259861946106</text:p>
          </table:table-cell>
          <table:table-cell office:value-type="float" office:value="1.4819769859314" calcext:value-type="float">
            <text:p>1.4819769859314</text:p>
          </table:table-cell>
          <table:table-cell office:value-type="float" office:value="1.67655992507935" calcext:value-type="float">
            <text:p>1.67655992507935</text:p>
          </table:table-cell>
          <table:table-cell office:value-type="float" office:value="1.56405031681061" calcext:value-type="float">
            <text:p>1.56405031681061</text:p>
          </table:table-cell>
          <table:table-cell office:value-type="float" office:value="1.40498304367065" calcext:value-type="float">
            <text:p>1.40498304367065</text:p>
          </table:table-cell>
          <table:table-cell office:value-type="float" office:value="1.28619456291199" calcext:value-type="float">
            <text:p>1.28619456291199</text:p>
          </table:table-cell>
          <table:table-cell office:value-type="float" office:value="1.4399402141571" calcext:value-type="float">
            <text:p>1.4399402141571</text:p>
          </table:table-cell>
          <table:table-cell office:value-type="float" office:value="1.45081949234009" calcext:value-type="float">
            <text:p>1.45081949234009</text:p>
          </table:table-cell>
          <table:table-cell office:value-type="float" office:value="1.3359557390213" calcext:value-type="float">
            <text:p>1.3359557390213</text:p>
          </table:table-cell>
          <table:table-cell office:value-type="float" office:value="1.53337264060974" calcext:value-type="float">
            <text:p>1.53337264060974</text:p>
          </table:table-cell>
          <table:table-cell office:value-type="float" office:value="1.62873458862305" calcext:value-type="float">
            <text:p>1.62873458862305</text:p>
          </table:table-cell>
          <table:table-cell office:value-type="float" office:value="1.59074974060059" calcext:value-type="float">
            <text:p>1.59074974060059</text:p>
          </table:table-cell>
          <table:table-cell office:value-type="float" office:value="1.32686853408813" calcext:value-type="float">
            <text:p>1.32686853408813</text:p>
          </table:table-cell>
          <table:table-cell office:value-type="float" office:value="1.65161883831024" calcext:value-type="float">
            <text:p>1.65161883831024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5291873216629" calcext:value-type="float">
            <text:p>1.5291873216629</text:p>
          </table:table-cell>
          <table:table-cell office:value-type="float" office:value="1.51067209243774" calcext:value-type="float">
            <text:p>1.51067209243774</text:p>
          </table:table-cell>
          <table:table-cell office:value-type="float" office:value="1.53228878974915" calcext:value-type="float">
            <text:p>1.53228878974915</text:p>
          </table:table-cell>
          <table:table-cell office:value-type="float" office:value="1.49162697792053" calcext:value-type="float">
            <text:p>1.49162697792053</text:p>
          </table:table-cell>
          <table:table-cell office:value-type="float" office:value="1.50143337249756" calcext:value-type="float">
            <text:p>1.50143337249756</text:p>
          </table:table-cell>
          <table:table-cell office:value-type="float" office:value="1.64331889152527" calcext:value-type="float">
            <text:p>1.64331889152527</text:p>
          </table:table-cell>
          <table:table-cell office:value-type="float" office:value="1.33013331890106" calcext:value-type="float">
            <text:p>1.33013331890106</text:p>
          </table:table-cell>
          <table:table-cell office:value-type="float" office:value="1.60897612571716" calcext:value-type="float">
            <text:p>1.60897612571716</text:p>
          </table:table-cell>
          <table:table-cell table:number-columns-repeated="8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913" calcext:value-type="float">
            <text:p>1.4913</text:p>
          </table:table-cell>
          <table:table-cell office:value-type="float" office:value="1.514" calcext:value-type="float">
            <text:p>1.514</text:p>
          </table:table-cell>
          <table:table-cell office:value-type="float" office:value="1.7542" calcext:value-type="float">
            <text:p>1.7542</text:p>
          </table:table-cell>
          <table:table-cell office:value-type="float" office:value="1.0165" calcext:value-type="float">
            <text:p>1.0165</text:p>
          </table:table-cell>
          <table:table-cell office:value-type="float" office:value="1.53451657295227" calcext:value-type="float">
            <text:p>1.53451657295227</text:p>
          </table:table-cell>
          <table:table-cell office:value-type="float" office:value="1.41221415996552" calcext:value-type="float">
            <text:p>1.41221415996552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4100798368454" calcext:value-type="float">
            <text:p>1.4100798368454</text:p>
          </table:table-cell>
          <table:table-cell office:value-type="float" office:value="1.35285019874573" calcext:value-type="float">
            <text:p>1.35285019874573</text:p>
          </table:table-cell>
          <table:table-cell office:value-type="float" office:value="1.62209749221802" calcext:value-type="float">
            <text:p>1.62209749221802</text:p>
          </table:table-cell>
          <table:table-cell office:value-type="float" office:value="1.53824710845947" calcext:value-type="float">
            <text:p>1.53824710845947</text:p>
          </table:table-cell>
          <table:table-cell office:value-type="float" office:value="1.51665234565735" calcext:value-type="float">
            <text:p>1.51665234565735</text:p>
          </table:table-cell>
          <table:table-cell office:value-type="float" office:value="1.50012111663818" calcext:value-type="float">
            <text:p>1.50012111663818</text:p>
          </table:table-cell>
          <table:table-cell office:value-type="float" office:value="1.47698199748993" calcext:value-type="float">
            <text:p>1.47698199748993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592444896698" calcext:value-type="float">
            <text:p>1.592444896698</text:p>
          </table:table-cell>
          <table:table-cell office:value-type="float" office:value="1.59148156642914" calcext:value-type="float">
            <text:p>1.59148156642914</text:p>
          </table:table-cell>
          <table:table-cell office:value-type="float" office:value="1.24681711196899" calcext:value-type="float">
            <text:p>1.24681711196899</text:p>
          </table:table-cell>
          <table:table-cell office:value-type="float" office:value="1.30752110481262" calcext:value-type="float">
            <text:p>1.30752110481262</text:p>
          </table:table-cell>
          <table:table-cell office:value-type="float" office:value="1.57143747806549" calcext:value-type="float">
            <text:p>1.57143747806549</text:p>
          </table:table-cell>
          <table:table-cell office:value-type="float" office:value="1.29552066326141" calcext:value-type="float">
            <text:p>1.29552066326141</text:p>
          </table:table-cell>
          <table:table-cell office:value-type="float" office:value="1.5491396188736" calcext:value-type="float">
            <text:p>1.5491396188736</text:p>
          </table:table-cell>
          <table:table-cell office:value-type="float" office:value="1.61230289936066" calcext:value-type="float">
            <text:p>1.61230289936066</text:p>
          </table:table-cell>
          <table:table-cell office:value-type="float" office:value="1.31035280227661" calcext:value-type="float">
            <text:p>1.31035280227661</text:p>
          </table:table-cell>
          <table:table-cell office:value-type="float" office:value="1.57682311534882" calcext:value-type="float">
            <text:p>1.57682311534882</text:p>
          </table:table-cell>
          <table:table-cell office:value-type="float" office:value="1.52545654773712" calcext:value-type="float">
            <text:p>1.52545654773712</text:p>
          </table:table-cell>
          <table:table-cell office:value-type="float" office:value="1.37103414535522" calcext:value-type="float">
            <text:p>1.37103414535522</text:p>
          </table:table-cell>
          <table:table-cell office:value-type="float" office:value="1.37879121303558" calcext:value-type="float">
            <text:p>1.37879121303558</text:p>
          </table:table-cell>
          <table:table-cell office:value-type="float" office:value="1.69554030895233" calcext:value-type="float">
            <text:p>1.69554030895233</text:p>
          </table:table-cell>
          <table:table-cell office:value-type="float" office:value="1.66017699241638" calcext:value-type="float">
            <text:p>1.66017699241638</text:p>
          </table:table-cell>
          <table:table-cell office:value-type="float" office:value="1.56370437145233" calcext:value-type="float">
            <text:p>1.56370437145233</text:p>
          </table:table-cell>
          <table:table-cell office:value-type="float" office:value="1.375941157341" calcext:value-type="float">
            <text:p>1.375941157341</text:p>
          </table:table-cell>
          <table:table-cell office:value-type="float" office:value="1.5354939699173" calcext:value-type="float">
            <text:p>1.5354939699173</text:p>
          </table:table-cell>
          <table:table-cell office:value-type="float" office:value="1.38202595710754" calcext:value-type="float">
            <text:p>1.38202595710754</text:p>
          </table:table-cell>
          <table:table-cell office:value-type="float" office:value="1.56557595729828" calcext:value-type="float">
            <text:p>1.56557595729828</text:p>
          </table:table-cell>
          <table:table-cell office:value-type="float" office:value="1.62298250198364" calcext:value-type="float">
            <text:p>1.62298250198364</text:p>
          </table:table-cell>
          <table:table-cell office:value-type="float" office:value="1.55165278911591" calcext:value-type="float">
            <text:p>1.55165278911591</text:p>
          </table:table-cell>
          <table:table-cell office:value-type="float" office:value="1.75418734550476" calcext:value-type="float">
            <text:p>1.75418734550476</text:p>
          </table:table-cell>
          <table:table-cell office:value-type="float" office:value="1.44742035865784" calcext:value-type="float">
            <text:p>1.44742035865784</text:p>
          </table:table-cell>
          <table:table-cell office:value-type="float" office:value="1.41230833530426" calcext:value-type="float">
            <text:p>1.41230833530426</text:p>
          </table:table-cell>
          <table:table-cell office:value-type="float" office:value="1.51132261753082" calcext:value-type="float">
            <text:p>1.51132261753082</text:p>
          </table:table-cell>
          <table:table-cell office:value-type="float" office:value="1.64824116230011" calcext:value-type="float">
            <text:p>1.64824116230011</text:p>
          </table:table-cell>
          <table:table-cell office:value-type="float" office:value="1.01654839515686" calcext:value-type="float">
            <text:p>1.01654839515686</text:p>
          </table:table-cell>
          <table:table-cell office:value-type="float" office:value="1.66105151176453" calcext:value-type="float">
            <text:p>1.66105151176453</text:p>
          </table:table-cell>
          <table:table-cell office:value-type="float" office:value="1.36283051967621" calcext:value-type="float">
            <text:p>1.36283051967621</text:p>
          </table:table-cell>
          <table:table-cell office:value-type="float" office:value="1.44221210479736" calcext:value-type="float">
            <text:p>1.44221210479736</text:p>
          </table:table-cell>
          <table:table-cell office:value-type="float" office:value="1.52630746364594" calcext:value-type="float">
            <text:p>1.52630746364594</text:p>
          </table:table-cell>
          <table:table-cell office:value-type="float" office:value="1.36358308792114" calcext:value-type="float">
            <text:p>1.36358308792114</text:p>
          </table:table-cell>
          <table:table-cell office:value-type="float" office:value="1.41783881187439" calcext:value-type="float">
            <text:p>1.41783881187439</text:p>
          </table:table-cell>
          <table:table-cell office:value-type="float" office:value="1.65939116477966" calcext:value-type="float">
            <text:p>1.65939116477966</text:p>
          </table:table-cell>
          <table:table-cell office:value-type="float" office:value="1.17286682128906" calcext:value-type="float">
            <text:p>1.17286682128906</text:p>
          </table:table-cell>
          <table:table-cell office:value-type="float" office:value="1.4523937702179" calcext:value-type="float">
            <text:p>1.4523937702179</text:p>
          </table:table-cell>
          <table:table-cell office:value-type="float" office:value="1.49164867401123" calcext:value-type="float">
            <text:p>1.49164867401123</text:p>
          </table:table-cell>
          <table:table-cell office:value-type="float" office:value="1.35450720787048" calcext:value-type="float">
            <text:p>1.35450720787048</text:p>
          </table:table-cell>
          <table:table-cell office:value-type="float" office:value="1.31485652923584" calcext:value-type="float">
            <text:p>1.31485652923584</text:p>
          </table:table-cell>
          <table:table-cell office:value-type="float" office:value="1.60543251037598" calcext:value-type="float">
            <text:p>1.60543251037598</text:p>
          </table:table-cell>
          <table:table-cell office:value-type="float" office:value="1.54774391651154" calcext:value-type="float">
            <text:p>1.54774391651154</text:p>
          </table:table-cell>
          <table:table-cell office:value-type="float" office:value="1.65001749992371" calcext:value-type="float">
            <text:p>1.65001749992371</text:p>
          </table:table-cell>
          <table:table-cell office:value-type="float" office:value="1.60172295570374" calcext:value-type="float">
            <text:p>1.60172295570374</text:p>
          </table:table-cell>
          <table:table-cell office:value-type="float" office:value="1.710529088974" calcext:value-type="float">
            <text:p>1.710529088974</text:p>
          </table:table-cell>
          <table:table-cell office:value-type="float" office:value="1.52562868595123" calcext:value-type="float">
            <text:p>1.52562868595123</text:p>
          </table:table-cell>
          <table:table-cell office:value-type="float" office:value="1.68726789951324" calcext:value-type="float">
            <text:p>1.68726789951324</text:p>
          </table:table-cell>
          <table:table-cell office:value-type="float" office:value="1.47648239135742" calcext:value-type="float">
            <text:p>1.47648239135742</text:p>
          </table:table-cell>
          <table:table-cell office:value-type="float" office:value="1.40660083293915" calcext:value-type="float">
            <text:p>1.40660083293915</text:p>
          </table:table-cell>
          <table:table-cell office:value-type="float" office:value="1.39922761917114" calcext:value-type="float">
            <text:p>1.39922761917114</text:p>
          </table:table-cell>
          <table:table-cell office:value-type="float" office:value="1.57216048240662" calcext:value-type="float">
            <text:p>1.57216048240662</text:p>
          </table:table-cell>
          <table:table-cell office:value-type="float" office:value="1.50635933876038" calcext:value-type="float">
            <text:p>1.50635933876038</text:p>
          </table:table-cell>
          <table:table-cell office:value-type="float" office:value="1.55390667915344" calcext:value-type="float">
            <text:p>1.55390667915344</text:p>
          </table:table-cell>
          <table:table-cell office:value-type="float" office:value="1.5586850643158" calcext:value-type="float">
            <text:p>1.5586850643158</text:p>
          </table:table-cell>
          <table:table-cell office:value-type="float" office:value="1.47690093517303" calcext:value-type="float">
            <text:p>1.47690093517303</text:p>
          </table:table-cell>
          <table:table-cell table:number-columns-repeated="10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913" calcext:value-type="float">
            <text:p>1.4913</text:p>
          </table:table-cell>
          <table:table-cell office:value-type="float" office:value="1.514" calcext:value-type="float">
            <text:p>1.514</text:p>
          </table:table-cell>
          <table:table-cell office:value-type="float" office:value="1.7542" calcext:value-type="float">
            <text:p>1.7542</text:p>
          </table:table-cell>
          <table:table-cell office:value-type="float" office:value="1.0165" calcext:value-type="float">
            <text:p>1.0165</text:p>
          </table:table-cell>
          <table:table-cell office:value-type="float" office:value="1.53451657295227" calcext:value-type="float">
            <text:p>1.53451657295227</text:p>
          </table:table-cell>
          <table:table-cell office:value-type="float" office:value="1.41221415996552" calcext:value-type="float">
            <text:p>1.41221415996552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4100798368454" calcext:value-type="float">
            <text:p>1.4100798368454</text:p>
          </table:table-cell>
          <table:table-cell office:value-type="float" office:value="1.35285019874573" calcext:value-type="float">
            <text:p>1.35285019874573</text:p>
          </table:table-cell>
          <table:table-cell office:value-type="float" office:value="1.62209749221802" calcext:value-type="float">
            <text:p>1.62209749221802</text:p>
          </table:table-cell>
          <table:table-cell office:value-type="float" office:value="1.53824710845947" calcext:value-type="float">
            <text:p>1.53824710845947</text:p>
          </table:table-cell>
          <table:table-cell office:value-type="float" office:value="1.51665234565735" calcext:value-type="float">
            <text:p>1.51665234565735</text:p>
          </table:table-cell>
          <table:table-cell office:value-type="float" office:value="1.50012111663818" calcext:value-type="float">
            <text:p>1.50012111663818</text:p>
          </table:table-cell>
          <table:table-cell office:value-type="float" office:value="1.47698199748993" calcext:value-type="float">
            <text:p>1.47698199748993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592444896698" calcext:value-type="float">
            <text:p>1.592444896698</text:p>
          </table:table-cell>
          <table:table-cell office:value-type="float" office:value="1.59148156642914" calcext:value-type="float">
            <text:p>1.59148156642914</text:p>
          </table:table-cell>
          <table:table-cell office:value-type="float" office:value="1.24681711196899" calcext:value-type="float">
            <text:p>1.24681711196899</text:p>
          </table:table-cell>
          <table:table-cell office:value-type="float" office:value="1.30752110481262" calcext:value-type="float">
            <text:p>1.30752110481262</text:p>
          </table:table-cell>
          <table:table-cell office:value-type="float" office:value="1.57143747806549" calcext:value-type="float">
            <text:p>1.57143747806549</text:p>
          </table:table-cell>
          <table:table-cell office:value-type="float" office:value="1.29552066326141" calcext:value-type="float">
            <text:p>1.29552066326141</text:p>
          </table:table-cell>
          <table:table-cell office:value-type="float" office:value="1.5491396188736" calcext:value-type="float">
            <text:p>1.5491396188736</text:p>
          </table:table-cell>
          <table:table-cell office:value-type="float" office:value="1.61230289936066" calcext:value-type="float">
            <text:p>1.61230289936066</text:p>
          </table:table-cell>
          <table:table-cell office:value-type="float" office:value="1.31035280227661" calcext:value-type="float">
            <text:p>1.31035280227661</text:p>
          </table:table-cell>
          <table:table-cell office:value-type="float" office:value="1.57682311534882" calcext:value-type="float">
            <text:p>1.57682311534882</text:p>
          </table:table-cell>
          <table:table-cell office:value-type="float" office:value="1.52545654773712" calcext:value-type="float">
            <text:p>1.52545654773712</text:p>
          </table:table-cell>
          <table:table-cell office:value-type="float" office:value="1.37103414535522" calcext:value-type="float">
            <text:p>1.37103414535522</text:p>
          </table:table-cell>
          <table:table-cell office:value-type="float" office:value="1.37879121303558" calcext:value-type="float">
            <text:p>1.37879121303558</text:p>
          </table:table-cell>
          <table:table-cell office:value-type="float" office:value="1.69554030895233" calcext:value-type="float">
            <text:p>1.69554030895233</text:p>
          </table:table-cell>
          <table:table-cell office:value-type="float" office:value="1.66017699241638" calcext:value-type="float">
            <text:p>1.66017699241638</text:p>
          </table:table-cell>
          <table:table-cell office:value-type="float" office:value="1.56370437145233" calcext:value-type="float">
            <text:p>1.56370437145233</text:p>
          </table:table-cell>
          <table:table-cell office:value-type="float" office:value="1.375941157341" calcext:value-type="float">
            <text:p>1.375941157341</text:p>
          </table:table-cell>
          <table:table-cell office:value-type="float" office:value="1.5354939699173" calcext:value-type="float">
            <text:p>1.5354939699173</text:p>
          </table:table-cell>
          <table:table-cell office:value-type="float" office:value="1.38202595710754" calcext:value-type="float">
            <text:p>1.38202595710754</text:p>
          </table:table-cell>
          <table:table-cell office:value-type="float" office:value="1.56557595729828" calcext:value-type="float">
            <text:p>1.56557595729828</text:p>
          </table:table-cell>
          <table:table-cell office:value-type="float" office:value="1.62298250198364" calcext:value-type="float">
            <text:p>1.62298250198364</text:p>
          </table:table-cell>
          <table:table-cell office:value-type="float" office:value="1.55165278911591" calcext:value-type="float">
            <text:p>1.55165278911591</text:p>
          </table:table-cell>
          <table:table-cell office:value-type="float" office:value="1.75418734550476" calcext:value-type="float">
            <text:p>1.75418734550476</text:p>
          </table:table-cell>
          <table:table-cell office:value-type="float" office:value="1.44742035865784" calcext:value-type="float">
            <text:p>1.44742035865784</text:p>
          </table:table-cell>
          <table:table-cell office:value-type="float" office:value="1.41230833530426" calcext:value-type="float">
            <text:p>1.41230833530426</text:p>
          </table:table-cell>
          <table:table-cell office:value-type="float" office:value="1.51132261753082" calcext:value-type="float">
            <text:p>1.51132261753082</text:p>
          </table:table-cell>
          <table:table-cell office:value-type="float" office:value="1.64824116230011" calcext:value-type="float">
            <text:p>1.64824116230011</text:p>
          </table:table-cell>
          <table:table-cell office:value-type="float" office:value="1.01654839515686" calcext:value-type="float">
            <text:p>1.01654839515686</text:p>
          </table:table-cell>
          <table:table-cell office:value-type="float" office:value="1.66105151176453" calcext:value-type="float">
            <text:p>1.66105151176453</text:p>
          </table:table-cell>
          <table:table-cell office:value-type="float" office:value="1.36283051967621" calcext:value-type="float">
            <text:p>1.36283051967621</text:p>
          </table:table-cell>
          <table:table-cell office:value-type="float" office:value="1.44221210479736" calcext:value-type="float">
            <text:p>1.44221210479736</text:p>
          </table:table-cell>
          <table:table-cell office:value-type="float" office:value="1.52630746364594" calcext:value-type="float">
            <text:p>1.52630746364594</text:p>
          </table:table-cell>
          <table:table-cell office:value-type="float" office:value="1.36358308792114" calcext:value-type="float">
            <text:p>1.36358308792114</text:p>
          </table:table-cell>
          <table:table-cell office:value-type="float" office:value="1.41783881187439" calcext:value-type="float">
            <text:p>1.41783881187439</text:p>
          </table:table-cell>
          <table:table-cell office:value-type="float" office:value="1.65939116477966" calcext:value-type="float">
            <text:p>1.65939116477966</text:p>
          </table:table-cell>
          <table:table-cell office:value-type="float" office:value="1.17286682128906" calcext:value-type="float">
            <text:p>1.17286682128906</text:p>
          </table:table-cell>
          <table:table-cell office:value-type="float" office:value="1.4523937702179" calcext:value-type="float">
            <text:p>1.4523937702179</text:p>
          </table:table-cell>
          <table:table-cell office:value-type="float" office:value="1.49164867401123" calcext:value-type="float">
            <text:p>1.49164867401123</text:p>
          </table:table-cell>
          <table:table-cell office:value-type="float" office:value="1.35450720787048" calcext:value-type="float">
            <text:p>1.35450720787048</text:p>
          </table:table-cell>
          <table:table-cell office:value-type="float" office:value="1.31485652923584" calcext:value-type="float">
            <text:p>1.31485652923584</text:p>
          </table:table-cell>
          <table:table-cell office:value-type="float" office:value="1.60543251037598" calcext:value-type="float">
            <text:p>1.60543251037598</text:p>
          </table:table-cell>
          <table:table-cell office:value-type="float" office:value="1.54774391651154" calcext:value-type="float">
            <text:p>1.54774391651154</text:p>
          </table:table-cell>
          <table:table-cell office:value-type="float" office:value="1.65001749992371" calcext:value-type="float">
            <text:p>1.65001749992371</text:p>
          </table:table-cell>
          <table:table-cell office:value-type="float" office:value="1.60172295570374" calcext:value-type="float">
            <text:p>1.60172295570374</text:p>
          </table:table-cell>
          <table:table-cell office:value-type="float" office:value="1.710529088974" calcext:value-type="float">
            <text:p>1.710529088974</text:p>
          </table:table-cell>
          <table:table-cell office:value-type="float" office:value="1.52562868595123" calcext:value-type="float">
            <text:p>1.52562868595123</text:p>
          </table:table-cell>
          <table:table-cell office:value-type="float" office:value="1.68726789951324" calcext:value-type="float">
            <text:p>1.68726789951324</text:p>
          </table:table-cell>
          <table:table-cell office:value-type="float" office:value="1.47648239135742" calcext:value-type="float">
            <text:p>1.47648239135742</text:p>
          </table:table-cell>
          <table:table-cell office:value-type="float" office:value="1.40660083293915" calcext:value-type="float">
            <text:p>1.40660083293915</text:p>
          </table:table-cell>
          <table:table-cell office:value-type="float" office:value="1.39922761917114" calcext:value-type="float">
            <text:p>1.39922761917114</text:p>
          </table:table-cell>
          <table:table-cell office:value-type="float" office:value="1.57216048240662" calcext:value-type="float">
            <text:p>1.57216048240662</text:p>
          </table:table-cell>
          <table:table-cell office:value-type="float" office:value="1.50635933876038" calcext:value-type="float">
            <text:p>1.50635933876038</text:p>
          </table:table-cell>
          <table:table-cell office:value-type="float" office:value="1.55390667915344" calcext:value-type="float">
            <text:p>1.55390667915344</text:p>
          </table:table-cell>
          <table:table-cell office:value-type="float" office:value="1.5586850643158" calcext:value-type="float">
            <text:p>1.5586850643158</text:p>
          </table:table-cell>
          <table:table-cell office:value-type="float" office:value="1.47690093517303" calcext:value-type="float">
            <text:p>1.47690093517303</text:p>
          </table:table-cell>
          <table:table-cell table:number-columns-repeated="10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85" calcext:value-type="float">
            <text:p>1.485</text:p>
          </table:table-cell>
          <table:table-cell office:value-type="float" office:value="1.5012" calcext:value-type="float">
            <text:p>1.5012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1773" calcext:value-type="float">
            <text:p>1.1773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31466221809387" calcext:value-type="float">
            <text:p>1.3146622180938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0702130794525" calcext:value-type="float">
            <text:p>1.50702130794525</text:p>
          </table:table-cell>
          <table:table-cell office:value-type="float" office:value="1.47299587726593" calcext:value-type="float">
            <text:p>1.47299587726593</text:p>
          </table:table-cell>
          <table:table-cell office:value-type="float" office:value="1.41900706291199" calcext:value-type="float">
            <text:p>1.41900706291199</text:p>
          </table:table-cell>
          <table:table-cell office:value-type="float" office:value="1.43995881080627" calcext:value-type="float">
            <text:p>1.43995881080627</text:p>
          </table:table-cell>
          <table:table-cell office:value-type="float" office:value="1.43489015102386" calcext:value-type="float">
            <text:p>1.43489015102386</text:p>
          </table:table-cell>
          <table:table-cell office:value-type="float" office:value="1.42164289951324" calcext:value-type="float">
            <text:p>1.42164289951324</text:p>
          </table:table-cell>
          <table:table-cell office:value-type="float" office:value="1.42337989807129" calcext:value-type="float">
            <text:p>1.42337989807129</text:p>
          </table:table-cell>
          <table:table-cell office:value-type="float" office:value="1.50448060035706" calcext:value-type="float">
            <text:p>1.50448060035706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2491101026535" calcext:value-type="float">
            <text:p>1.2491101026535</text:p>
          </table:table-cell>
          <table:table-cell office:value-type="float" office:value="1.50573122501373" calcext:value-type="float">
            <text:p>1.50573122501373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60702347755432" calcext:value-type="float">
            <text:p>1.60702347755432</text:p>
          </table:table-cell>
          <table:table-cell office:value-type="float" office:value="1.57328879833221" calcext:value-type="float">
            <text:p>1.57328879833221</text:p>
          </table:table-cell>
          <table:table-cell office:value-type="float" office:value="1.5700877904892" calcext:value-type="float">
            <text:p>1.5700877904892</text:p>
          </table:table-cell>
          <table:table-cell office:value-type="float" office:value="1.53992164134979" calcext:value-type="float">
            <text:p>1.53992164134979</text:p>
          </table:table-cell>
          <table:table-cell office:value-type="float" office:value="1.53922772407532" calcext:value-type="float">
            <text:p>1.53922772407532</text:p>
          </table:table-cell>
          <table:table-cell office:value-type="float" office:value="1.42170345783234" calcext:value-type="float">
            <text:p>1.42170345783234</text:p>
          </table:table-cell>
          <table:table-cell office:value-type="float" office:value="1.45711135864258" calcext:value-type="float">
            <text:p>1.45711135864258</text:p>
          </table:table-cell>
          <table:table-cell office:value-type="float" office:value="1.53717458248138" calcext:value-type="float">
            <text:p>1.53717458248138</text:p>
          </table:table-cell>
          <table:table-cell office:value-type="float" office:value="1.55425620079041" calcext:value-type="float">
            <text:p>1.55425620079041</text:p>
          </table:table-cell>
          <table:table-cell office:value-type="float" office:value="1.63290727138519" calcext:value-type="float">
            <text:p>1.63290727138519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62977385520935" calcext:value-type="float">
            <text:p>1.62977385520935</text:p>
          </table:table-cell>
          <table:table-cell office:value-type="float" office:value="1.58131313323975" calcext:value-type="float">
            <text:p>1.58131313323975</text:p>
          </table:table-cell>
          <table:table-cell office:value-type="float" office:value="1.64080226421356" calcext:value-type="float">
            <text:p>1.64080226421356</text:p>
          </table:table-cell>
          <table:table-cell office:value-type="float" office:value="1.51471900939941" calcext:value-type="float">
            <text:p>1.51471900939941</text:p>
          </table:table-cell>
          <table:table-cell office:value-type="float" office:value="1.65731978416443" calcext:value-type="float">
            <text:p>1.65731978416443</text:p>
          </table:table-cell>
          <table:table-cell office:value-type="float" office:value="1.57220530509949" calcext:value-type="float">
            <text:p>1.57220530509949</text:p>
          </table:table-cell>
          <table:table-cell office:value-type="float" office:value="1.49379885196686" calcext:value-type="float">
            <text:p>1.49379885196686</text:p>
          </table:table-cell>
          <table:table-cell office:value-type="float" office:value="1.51145887374878" calcext:value-type="float">
            <text:p>1.51145887374878</text:p>
          </table:table-cell>
          <table:table-cell office:value-type="float" office:value="1.6399313211441" calcext:value-type="float">
            <text:p>1.6399313211441</text:p>
          </table:table-cell>
          <table:table-cell office:value-type="float" office:value="1.45794892311096" calcext:value-type="float">
            <text:p>1.45794892311096</text:p>
          </table:table-cell>
          <table:table-cell office:value-type="float" office:value="1.22716248035431" calcext:value-type="float">
            <text:p>1.22716248035431</text:p>
          </table:table-cell>
          <table:table-cell office:value-type="float" office:value="1.52995729446411" calcext:value-type="float">
            <text:p>1.52995729446411</text:p>
          </table:table-cell>
          <table:table-cell office:value-type="float" office:value="1.43011975288391" calcext:value-type="float">
            <text:p>1.43011975288391</text:p>
          </table:table-cell>
          <table:table-cell office:value-type="float" office:value="1.49500250816345" calcext:value-type="float">
            <text:p>1.49500250816345</text:p>
          </table:table-cell>
          <table:table-cell office:value-type="float" office:value="1.42475128173828" calcext:value-type="float">
            <text:p>1.42475128173828</text:p>
          </table:table-cell>
          <table:table-cell office:value-type="float" office:value="1.31940364837646" calcext:value-type="float">
            <text:p>1.31940364837646</text:p>
          </table:table-cell>
          <table:table-cell office:value-type="float" office:value="1.57776212692261" calcext:value-type="float">
            <text:p>1.57776212692261</text:p>
          </table:table-cell>
          <table:table-cell office:value-type="float" office:value="1.54672753810883" calcext:value-type="float">
            <text:p>1.54672753810883</text:p>
          </table:table-cell>
          <table:table-cell office:value-type="float" office:value="1.50589501857758" calcext:value-type="float">
            <text:p>1.50589501857758</text:p>
          </table:table-cell>
          <table:table-cell office:value-type="float" office:value="1.53556537628174" calcext:value-type="float">
            <text:p>1.53556537628174</text:p>
          </table:table-cell>
          <table:table-cell office:value-type="float" office:value="1.46367585659027" calcext:value-type="float">
            <text:p>1.46367585659027</text:p>
          </table:table-cell>
          <table:table-cell office:value-type="float" office:value="1.47133851051331" calcext:value-type="float">
            <text:p>1.47133851051331</text:p>
          </table:table-cell>
          <table:table-cell office:value-type="float" office:value="1.53141522407532" calcext:value-type="float">
            <text:p>1.53141522407532</text:p>
          </table:table-cell>
          <table:table-cell office:value-type="float" office:value="1.51463735103607" calcext:value-type="float">
            <text:p>1.51463735103607</text:p>
          </table:table-cell>
          <table:table-cell office:value-type="float" office:value="1.29832303524017" calcext:value-type="float">
            <text:p>1.29832303524017</text:p>
          </table:table-cell>
          <table:table-cell office:value-type="float" office:value="1.50115013122559" calcext:value-type="float">
            <text:p>1.50115013122559</text:p>
          </table:table-cell>
          <table:table-cell office:value-type="float" office:value="1.51977622509003" calcext:value-type="float">
            <text:p>1.51977622509003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39707124233246" calcext:value-type="float">
            <text:p>1.39707124233246</text:p>
          </table:table-cell>
          <table:table-cell office:value-type="float" office:value="1.55250728130341" calcext:value-type="float">
            <text:p>1.55250728130341</text:p>
          </table:table-cell>
          <table:table-cell office:value-type="float" office:value="1.3671989440918" calcext:value-type="float">
            <text:p>1.3671989440918</text:p>
          </table:table-cell>
          <table:table-cell office:value-type="float" office:value="1.3679279088974" calcext:value-type="float">
            <text:p>1.3679279088974</text:p>
          </table:table-cell>
          <table:table-cell office:value-type="float" office:value="1.31591439247131" calcext:value-type="float">
            <text:p>1.31591439247131</text:p>
          </table:table-cell>
          <table:table-cell office:value-type="float" office:value="1.55001056194305" calcext:value-type="float">
            <text:p>1.55001056194305</text:p>
          </table:table-cell>
          <table:table-cell office:value-type="float" office:value="1.65762829780579" calcext:value-type="float">
            <text:p>1.65762829780579</text:p>
          </table:table-cell>
          <table:table-cell office:value-type="float" office:value="1.67231571674347" calcext:value-type="float">
            <text:p>1.67231571674347</text:p>
          </table:table-cell>
          <table:table-cell office:value-type="float" office:value="1.36383366584778" calcext:value-type="float">
            <text:p>1.36383366584778</text:p>
          </table:table-cell>
          <table:table-cell office:value-type="float" office:value="1.3675411939621" calcext:value-type="float">
            <text:p>1.3675411939621</text:p>
          </table:table-cell>
          <table:table-cell office:value-type="float" office:value="1.51858675479889" calcext:value-type="float">
            <text:p>1.51858675479889</text:p>
          </table:table-cell>
          <table:table-cell office:value-type="float" office:value="1.32466208934784" calcext:value-type="float">
            <text:p>1.32466208934784</text:p>
          </table:table-cell>
          <table:table-cell office:value-type="float" office:value="1.36057436466217" calcext:value-type="float">
            <text:p>1.36057436466217</text:p>
          </table:table-cell>
          <table:table-cell office:value-type="float" office:value="1.61281704902649" calcext:value-type="float">
            <text:p>1.61281704902649</text:p>
          </table:table-cell>
          <table:table-cell office:value-type="float" office:value="1.48432397842407" calcext:value-type="float">
            <text:p>1.48432397842407</text:p>
          </table:table-cell>
          <table:table-cell office:value-type="float" office:value="1.41049242019653" calcext:value-type="float">
            <text:p>1.41049242019653</text:p>
          </table:table-cell>
          <table:table-cell office:value-type="float" office:value="1.53683161735535" calcext:value-type="float">
            <text:p>1.53683161735535</text:p>
          </table:table-cell>
          <table:table-cell office:value-type="float" office:value="1.29006612300873" calcext:value-type="float">
            <text:p>1.29006612300873</text:p>
          </table:table-cell>
          <table:table-cell office:value-type="float" office:value="1.5006777048111" calcext:value-type="float">
            <text:p>1.5006777048111</text:p>
          </table:table-cell>
          <table:table-cell office:value-type="float" office:value="1.28355038166046" calcext:value-type="float">
            <text:p>1.28355038166046</text:p>
          </table:table-cell>
          <table:table-cell office:value-type="float" office:value="1.28977131843567" calcext:value-type="float">
            <text:p>1.28977131843567</text:p>
          </table:table-cell>
          <table:table-cell office:value-type="float" office:value="1.54783225059509" calcext:value-type="float">
            <text:p>1.54783225059509</text:p>
          </table:table-cell>
          <table:table-cell office:value-type="float" office:value="1.22726547718048" calcext:value-type="float">
            <text:p>1.22726547718048</text:p>
          </table:table-cell>
          <table:table-cell office:value-type="float" office:value="1.51975810527802" calcext:value-type="float">
            <text:p>1.51975810527802</text:p>
          </table:table-cell>
          <table:table-cell office:value-type="float" office:value="1.52423250675201" calcext:value-type="float">
            <text:p>1.52423250675201</text:p>
          </table:table-cell>
          <table:table-cell office:value-type="float" office:value="1.61912190914154" calcext:value-type="float">
            <text:p>1.61912190914154</text:p>
          </table:table-cell>
          <table:table-cell office:value-type="float" office:value="1.47583138942719" calcext:value-type="float">
            <text:p>1.47583138942719</text:p>
          </table:table-cell>
          <table:table-cell office:value-type="float" office:value="1.42959034442902" calcext:value-type="float">
            <text:p>1.42959034442902</text:p>
          </table:table-cell>
          <table:table-cell office:value-type="float" office:value="1.76070117950439" calcext:value-type="float">
            <text:p>1.76070117950439</text:p>
          </table:table-cell>
          <table:table-cell office:value-type="float" office:value="1.177250623703" calcext:value-type="float">
            <text:p>1.177250623703</text:p>
          </table:table-cell>
          <table:table-cell office:value-type="float" office:value="1.46918964385986" calcext:value-type="float">
            <text:p>1.46918964385986</text:p>
          </table:table-cell>
          <table:table-cell office:value-type="float" office:value="1.51563251018524" calcext:value-type="float">
            <text:p>1.51563251018524</text:p>
          </table:table-cell>
          <table:table-cell office:value-type="float" office:value="1.55149495601654" calcext:value-type="float">
            <text:p>1.55149495601654</text:p>
          </table:table-cell>
          <table:table-cell office:value-type="float" office:value="1.63722312450409" calcext:value-type="float">
            <text:p>1.63722312450409</text:p>
          </table:table-cell>
          <table:table-cell office:value-type="float" office:value="1.39426982402802" calcext:value-type="float">
            <text:p>1.39426982402802</text:p>
          </table:table-cell>
          <table:table-cell office:value-type="float" office:value="1.51935911178589" calcext:value-type="float">
            <text:p>1.51935911178589</text:p>
          </table:table-cell>
          <table:table-cell table:number-columns-repeated="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768" calcext:value-type="float">
            <text:p>1.4768</text:p>
          </table:table-cell>
          <table:table-cell office:value-type="float" office:value="1.5052" calcext:value-type="float">
            <text:p>1.5052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0164" calcext:value-type="float">
            <text:p>1.0164</text:p>
          </table:table-cell>
          <table:table-cell office:value-type="float" office:value="1.63622426986694" calcext:value-type="float">
            <text:p>1.63622426986694</text:p>
          </table:table-cell>
          <table:table-cell office:value-type="float" office:value="1.57721173763275" calcext:value-type="float">
            <text:p>1.57721173763275</text:p>
          </table:table-cell>
          <table:table-cell office:value-type="float" office:value="1.68942809104919" calcext:value-type="float">
            <text:p>1.68942809104919</text:p>
          </table:table-cell>
          <table:table-cell office:value-type="float" office:value="1.41268765926361" calcext:value-type="float">
            <text:p>1.41268765926361</text:p>
          </table:table-cell>
          <table:table-cell office:value-type="float" office:value="1.50783109664917" calcext:value-type="float">
            <text:p>1.50783109664917</text:p>
          </table:table-cell>
          <table:table-cell office:value-type="float" office:value="1.4526379108429" calcext:value-type="float">
            <text:p>1.4526379108429</text:p>
          </table:table-cell>
          <table:table-cell office:value-type="float" office:value="1.54501223564148" calcext:value-type="float">
            <text:p>1.54501223564148</text:p>
          </table:table-cell>
          <table:table-cell office:value-type="float" office:value="1.39211702346802" calcext:value-type="float">
            <text:p>1.39211702346802</text:p>
          </table:table-cell>
          <table:table-cell office:value-type="float" office:value="1.53328776359558" calcext:value-type="float">
            <text:p>1.53328776359558</text:p>
          </table:table-cell>
          <table:table-cell office:value-type="float" office:value="1.32901930809021" calcext:value-type="float">
            <text:p>1.32901930809021</text:p>
          </table:table-cell>
          <table:table-cell office:value-type="float" office:value="1.60348260402679" calcext:value-type="float">
            <text:p>1.60348260402679</text:p>
          </table:table-cell>
          <table:table-cell office:value-type="float" office:value="1.44454622268677" calcext:value-type="float">
            <text:p>1.44454622268677</text:p>
          </table:table-cell>
          <table:table-cell office:value-type="float" office:value="1.46576154232025" calcext:value-type="float">
            <text:p>1.46576154232025</text:p>
          </table:table-cell>
          <table:table-cell office:value-type="float" office:value="1.36372065544128" calcext:value-type="float">
            <text:p>1.36372065544128</text:p>
          </table:table-cell>
          <table:table-cell office:value-type="float" office:value="1.01639485359192" calcext:value-type="float">
            <text:p>1.01639485359192</text:p>
          </table:table-cell>
          <table:table-cell office:value-type="float" office:value="1.50752830505371" calcext:value-type="float">
            <text:p>1.50752830505371</text:p>
          </table:table-cell>
          <table:table-cell office:value-type="float" office:value="1.62337422370911" calcext:value-type="float">
            <text:p>1.62337422370911</text:p>
          </table:table-cell>
          <table:table-cell office:value-type="float" office:value="1.53113150596619" calcext:value-type="float">
            <text:p>1.53113150596619</text:p>
          </table:table-cell>
          <table:table-cell office:value-type="float" office:value="1.45100378990173" calcext:value-type="float">
            <text:p>1.45100378990173</text:p>
          </table:table-cell>
          <table:table-cell office:value-type="float" office:value="1.4973384141922" calcext:value-type="float">
            <text:p>1.4973384141922</text:p>
          </table:table-cell>
          <table:table-cell office:value-type="float" office:value="1.50390291213989" calcext:value-type="float">
            <text:p>1.50390291213989</text:p>
          </table:table-cell>
          <table:table-cell office:value-type="float" office:value="1.51036322116852" calcext:value-type="float">
            <text:p>1.51036322116852</text:p>
          </table:table-cell>
          <table:table-cell office:value-type="float" office:value="1.33132290840149" calcext:value-type="float">
            <text:p>1.33132290840149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69236350059509" calcext:value-type="float">
            <text:p>1.69236350059509</text:p>
          </table:table-cell>
          <table:table-cell office:value-type="float" office:value="1.51442325115204" calcext:value-type="float">
            <text:p>1.51442325115204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59743702411652" calcext:value-type="float">
            <text:p>1.59743702411652</text:p>
          </table:table-cell>
          <table:table-cell office:value-type="float" office:value="1.5636260509491" calcext:value-type="float">
            <text:p>1.5636260509491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70296394824982" calcext:value-type="float">
            <text:p>1.70296394824982</text:p>
          </table:table-cell>
          <table:table-cell office:value-type="float" office:value="1.56731736660004" calcext:value-type="float">
            <text:p>1.56731736660004</text:p>
          </table:table-cell>
          <table:table-cell office:value-type="float" office:value="1.64824116230011" calcext:value-type="float">
            <text:p>1.64824116230011</text:p>
          </table:table-cell>
          <table:table-cell office:value-type="float" office:value="1.46705293655396" calcext:value-type="float">
            <text:p>1.46705293655396</text:p>
          </table:table-cell>
          <table:table-cell office:value-type="float" office:value="1.48196983337402" calcext:value-type="float">
            <text:p>1.48196983337402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60277593135834" calcext:value-type="float">
            <text:p>1.60277593135834</text:p>
          </table:table-cell>
          <table:table-cell office:value-type="float" office:value="1.50640857219696" calcext:value-type="float">
            <text:p>1.50640857219696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53821587562561" calcext:value-type="float">
            <text:p>1.53821587562561</text:p>
          </table:table-cell>
          <table:table-cell office:value-type="float" office:value="1.64043402671814" calcext:value-type="float">
            <text:p>1.64043402671814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42106533050537" calcext:value-type="float">
            <text:p>1.42106533050537</text:p>
          </table:table-cell>
          <table:table-cell office:value-type="float" office:value="1.59907567501068" calcext:value-type="float">
            <text:p>1.59907567501068</text:p>
          </table:table-cell>
          <table:table-cell office:value-type="float" office:value="1.45294749736786" calcext:value-type="float">
            <text:p>1.45294749736786</text:p>
          </table:table-cell>
          <table:table-cell office:value-type="float" office:value="1.36581420898438" calcext:value-type="float">
            <text:p>1.36581420898438</text:p>
          </table:table-cell>
          <table:table-cell office:value-type="float" office:value="1.53984570503235" calcext:value-type="float">
            <text:p>1.53984570503235</text:p>
          </table:table-cell>
          <table:table-cell office:value-type="float" office:value="1.23539566993713" calcext:value-type="float">
            <text:p>1.23539566993713</text:p>
          </table:table-cell>
          <table:table-cell office:value-type="float" office:value="1.51138424873352" calcext:value-type="float">
            <text:p>1.51138424873352</text:p>
          </table:table-cell>
          <table:table-cell office:value-type="float" office:value="1.06341922283173" calcext:value-type="float">
            <text:p>1.06341922283173</text:p>
          </table:table-cell>
          <table:table-cell office:value-type="float" office:value="1.49493765830994" calcext:value-type="float">
            <text:p>1.49493765830994</text:p>
          </table:table-cell>
          <table:table-cell office:value-type="float" office:value="1.46620285511017" calcext:value-type="float">
            <text:p>1.46620285511017</text:p>
          </table:table-cell>
          <table:table-cell office:value-type="float" office:value="1.56426703929901" calcext:value-type="float">
            <text:p>1.56426703929901</text:p>
          </table:table-cell>
          <table:table-cell office:value-type="float" office:value="1.18339323997498" calcext:value-type="float">
            <text:p>1.18339323997498</text:p>
          </table:table-cell>
          <table:table-cell office:value-type="float" office:value="1.43820297718048" calcext:value-type="float">
            <text:p>1.43820297718048</text:p>
          </table:table-cell>
          <table:table-cell office:value-type="float" office:value="1.43799722194672" calcext:value-type="float">
            <text:p>1.43799722194672</text:p>
          </table:table-cell>
          <table:table-cell office:value-type="float" office:value="1.40537905693054" calcext:value-type="float">
            <text:p>1.40537905693054</text:p>
          </table:table-cell>
          <table:table-cell office:value-type="float" office:value="1.57183575630188" calcext:value-type="float">
            <text:p>1.57183575630188</text:p>
          </table:table-cell>
          <table:table-cell office:value-type="float" office:value="1.56695473194122" calcext:value-type="float">
            <text:p>1.56695473194122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60516214370728" calcext:value-type="float">
            <text:p>1.60516214370728</text:p>
          </table:table-cell>
          <table:table-cell office:value-type="float" office:value="1.62383496761322" calcext:value-type="float">
            <text:p>1.62383496761322</text:p>
          </table:table-cell>
          <table:table-cell office:value-type="float" office:value="1.6399313211441" calcext:value-type="float">
            <text:p>1.6399313211441</text:p>
          </table:table-cell>
          <table:table-cell office:value-type="float" office:value="1.30646502971649" calcext:value-type="float">
            <text:p>1.30646502971649</text:p>
          </table:table-cell>
          <table:table-cell office:value-type="float" office:value="1.29209172725678" calcext:value-type="float">
            <text:p>1.29209172725678</text:p>
          </table:table-cell>
          <table:table-cell office:value-type="float" office:value="1.35086917877197" calcext:value-type="float">
            <text:p>1.35086917877197</text:p>
          </table:table-cell>
          <table:table-cell office:value-type="float" office:value="1.28853487968445" calcext:value-type="float">
            <text:p>1.28853487968445</text:p>
          </table:table-cell>
          <table:table-cell office:value-type="float" office:value="1.4754741191864" calcext:value-type="float">
            <text:p>1.4754741191864</text:p>
          </table:table-cell>
          <table:table-cell office:value-type="float" office:value="1.55226171016693" calcext:value-type="float">
            <text:p>1.55226171016693</text:p>
          </table:table-cell>
          <table:table-cell office:value-type="float" office:value="1.34876310825348" calcext:value-type="float">
            <text:p>1.34876310825348</text:p>
          </table:table-cell>
          <table:table-cell office:value-type="float" office:value="1.55148375034332" calcext:value-type="float">
            <text:p>1.55148375034332</text:p>
          </table:table-cell>
          <table:table-cell office:value-type="float" office:value="1.30443739891052" calcext:value-type="float">
            <text:p>1.30443739891052</text:p>
          </table:table-cell>
          <table:table-cell office:value-type="float" office:value="1.51153302192688" calcext:value-type="float">
            <text:p>1.51153302192688</text:p>
          </table:table-cell>
          <table:table-cell office:value-type="float" office:value="1.45088183879852" calcext:value-type="float">
            <text:p>1.45088183879852</text:p>
          </table:table-cell>
          <table:table-cell office:value-type="float" office:value="1.57373011112213" calcext:value-type="float">
            <text:p>1.57373011112213</text:p>
          </table:table-cell>
          <table:table-cell office:value-type="float" office:value="1.51532733440399" calcext:value-type="float">
            <text:p>1.51532733440399</text:p>
          </table:table-cell>
          <table:table-cell office:value-type="float" office:value="1.32624363899231" calcext:value-type="float">
            <text:p>1.32624363899231</text:p>
          </table:table-cell>
          <table:table-cell office:value-type="float" office:value="1.47456753253937" calcext:value-type="float">
            <text:p>1.47456753253937</text:p>
          </table:table-cell>
          <table:table-cell table:number-columns-repeated="9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858" calcext:value-type="float">
            <text:p>1.4858</text:p>
          </table:table-cell>
          <table:table-cell office:value-type="float" office:value="1.4827" calcext:value-type="float">
            <text:p>1.4827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1537" calcext:value-type="float">
            <text:p>1.1537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59885454177856" calcext:value-type="float">
            <text:p>1.59885454177856</text:p>
          </table:table-cell>
          <table:table-cell office:value-type="float" office:value="1.47480130195618" calcext:value-type="float">
            <text:p>1.47480130195618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54140293598175" calcext:value-type="float">
            <text:p>1.54140293598175</text:p>
          </table:table-cell>
          <table:table-cell office:value-type="float" office:value="1.55037891864777" calcext:value-type="float">
            <text:p>1.55037891864777</text:p>
          </table:table-cell>
          <table:table-cell office:value-type="float" office:value="1.48480904102325" calcext:value-type="float">
            <text:p>1.48480904102325</text:p>
          </table:table-cell>
          <table:table-cell office:value-type="float" office:value="1.49271082878113" calcext:value-type="float">
            <text:p>1.49271082878113</text:p>
          </table:table-cell>
          <table:table-cell office:value-type="float" office:value="1.37496066093445" calcext:value-type="float">
            <text:p>1.37496066093445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41618669033051" calcext:value-type="float">
            <text:p>1.41618669033051</text:p>
          </table:table-cell>
          <table:table-cell office:value-type="float" office:value="1.50330924987793" calcext:value-type="float">
            <text:p>1.50330924987793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2624342441559" calcext:value-type="float">
            <text:p>1.42624342441559</text:p>
          </table:table-cell>
          <table:table-cell office:value-type="float" office:value="1.53451657295227" calcext:value-type="float">
            <text:p>1.53451657295227</text:p>
          </table:table-cell>
          <table:table-cell office:value-type="float" office:value="1.46105623245239" calcext:value-type="float">
            <text:p>1.46105623245239</text:p>
          </table:table-cell>
          <table:table-cell office:value-type="float" office:value="1.4123637676239" calcext:value-type="float">
            <text:p>1.4123637676239</text:p>
          </table:table-cell>
          <table:table-cell office:value-type="float" office:value="1.45503008365631" calcext:value-type="float">
            <text:p>1.45503008365631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29394507408142" calcext:value-type="float">
            <text:p>1.29394507408142</text:p>
          </table:table-cell>
          <table:table-cell office:value-type="float" office:value="1.47554194927216" calcext:value-type="float">
            <text:p>1.47554194927216</text:p>
          </table:table-cell>
          <table:table-cell office:value-type="float" office:value="1.68854236602783" calcext:value-type="float">
            <text:p>1.68854236602783</text:p>
          </table:table-cell>
          <table:table-cell office:value-type="float" office:value="1.32243764400482" calcext:value-type="float">
            <text:p>1.32243764400482</text:p>
          </table:table-cell>
          <table:table-cell office:value-type="float" office:value="1.16128444671631" calcext:value-type="float">
            <text:p>1.16128444671631</text:p>
          </table:table-cell>
          <table:table-cell office:value-type="float" office:value="1.56504333019257" calcext:value-type="float">
            <text:p>1.56504333019257</text:p>
          </table:table-cell>
          <table:table-cell office:value-type="float" office:value="1.45613253116608" calcext:value-type="float">
            <text:p>1.45613253116608</text:p>
          </table:table-cell>
          <table:table-cell office:value-type="float" office:value="1.54484128952026" calcext:value-type="float">
            <text:p>1.54484128952026</text:p>
          </table:table-cell>
          <table:table-cell office:value-type="float" office:value="1.54706811904907" calcext:value-type="float">
            <text:p>1.54706811904907</text:p>
          </table:table-cell>
          <table:table-cell office:value-type="float" office:value="1.62818968296051" calcext:value-type="float">
            <text:p>1.62818968296051</text:p>
          </table:table-cell>
          <table:table-cell office:value-type="float" office:value="1.57283556461334" calcext:value-type="float">
            <text:p>1.57283556461334</text:p>
          </table:table-cell>
          <table:table-cell office:value-type="float" office:value="1.42968261241913" calcext:value-type="float">
            <text:p>1.42968261241913</text:p>
          </table:table-cell>
          <table:table-cell office:value-type="float" office:value="1.44415187835693" calcext:value-type="float">
            <text:p>1.44415187835693</text:p>
          </table:table-cell>
          <table:table-cell office:value-type="float" office:value="1.48955464363098" calcext:value-type="float">
            <text:p>1.48955464363098</text:p>
          </table:table-cell>
          <table:table-cell office:value-type="float" office:value="1.48924517631531" calcext:value-type="float">
            <text:p>1.48924517631531</text:p>
          </table:table-cell>
          <table:table-cell office:value-type="float" office:value="1.52339887619019" calcext:value-type="float">
            <text:p>1.52339887619019</text:p>
          </table:table-cell>
          <table:table-cell office:value-type="float" office:value="1.44139671325684" calcext:value-type="float">
            <text:p>1.44139671325684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53457081317902" calcext:value-type="float">
            <text:p>1.53457081317902</text:p>
          </table:table-cell>
          <table:table-cell office:value-type="float" office:value="1.60407781600952" calcext:value-type="float">
            <text:p>1.60407781600952</text:p>
          </table:table-cell>
          <table:table-cell office:value-type="float" office:value="1.48052406311035" calcext:value-type="float">
            <text:p>1.48052406311035</text:p>
          </table:table-cell>
          <table:table-cell office:value-type="float" office:value="1.46704912185669" calcext:value-type="float">
            <text:p>1.46704912185669</text:p>
          </table:table-cell>
          <table:table-cell office:value-type="float" office:value="1.67433512210846" calcext:value-type="float">
            <text:p>1.67433512210846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52337324619293" calcext:value-type="float">
            <text:p>1.52337324619293</text:p>
          </table:table-cell>
          <table:table-cell office:value-type="float" office:value="1.45289254188538" calcext:value-type="float">
            <text:p>1.45289254188538</text:p>
          </table:table-cell>
          <table:table-cell office:value-type="float" office:value="1.69256162643433" calcext:value-type="float">
            <text:p>1.69256162643433</text:p>
          </table:table-cell>
          <table:table-cell office:value-type="float" office:value="1.56445837020874" calcext:value-type="float">
            <text:p>1.56445837020874</text:p>
          </table:table-cell>
          <table:table-cell office:value-type="float" office:value="1.34551525115967" calcext:value-type="float">
            <text:p>1.34551525115967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29934394359589" calcext:value-type="float">
            <text:p>1.29934394359589</text:p>
          </table:table-cell>
          <table:table-cell office:value-type="float" office:value="1.4793154001236" calcext:value-type="float">
            <text:p>1.4793154001236</text:p>
          </table:table-cell>
          <table:table-cell office:value-type="float" office:value="1.4170241355896" calcext:value-type="float">
            <text:p>1.4170241355896</text:p>
          </table:table-cell>
          <table:table-cell office:value-type="float" office:value="1.51621687412262" calcext:value-type="float">
            <text:p>1.51621687412262</text:p>
          </table:table-cell>
          <table:table-cell office:value-type="float" office:value="1.44627296924591" calcext:value-type="float">
            <text:p>1.44627296924591</text:p>
          </table:table-cell>
          <table:table-cell office:value-type="float" office:value="1.59715533256531" calcext:value-type="float">
            <text:p>1.59715533256531</text:p>
          </table:table-cell>
          <table:table-cell office:value-type="float" office:value="1.49063038825989" calcext:value-type="float">
            <text:p>1.49063038825989</text:p>
          </table:table-cell>
          <table:table-cell office:value-type="float" office:value="1.59754502773285" calcext:value-type="float">
            <text:p>1.59754502773285</text:p>
          </table:table-cell>
          <table:table-cell office:value-type="float" office:value="1.54369759559631" calcext:value-type="float">
            <text:p>1.54369759559631</text:p>
          </table:table-cell>
          <table:table-cell office:value-type="float" office:value="1.55007994174957" calcext:value-type="float">
            <text:p>1.55007994174957</text:p>
          </table:table-cell>
          <table:table-cell office:value-type="float" office:value="1.60284185409546" calcext:value-type="float">
            <text:p>1.60284185409546</text:p>
          </table:table-cell>
          <table:table-cell office:value-type="float" office:value="1.58614611625671" calcext:value-type="float">
            <text:p>1.58614611625671</text:p>
          </table:table-cell>
          <table:table-cell office:value-type="float" office:value="1.46438109874725" calcext:value-type="float">
            <text:p>1.46438109874725</text:p>
          </table:table-cell>
          <table:table-cell office:value-type="float" office:value="1.44859170913696" calcext:value-type="float">
            <text:p>1.44859170913696</text:p>
          </table:table-cell>
          <table:table-cell office:value-type="float" office:value="1.36467266082764" calcext:value-type="float">
            <text:p>1.36467266082764</text:p>
          </table:table-cell>
          <table:table-cell table:number-columns-repeated="1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858" calcext:value-type="float">
            <text:p>1.4858</text:p>
          </table:table-cell>
          <table:table-cell office:value-type="float" office:value="1.4827" calcext:value-type="float">
            <text:p>1.4827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1537" calcext:value-type="float">
            <text:p>1.1537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59885454177856" calcext:value-type="float">
            <text:p>1.59885454177856</text:p>
          </table:table-cell>
          <table:table-cell office:value-type="float" office:value="1.47480130195618" calcext:value-type="float">
            <text:p>1.47480130195618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54140293598175" calcext:value-type="float">
            <text:p>1.54140293598175</text:p>
          </table:table-cell>
          <table:table-cell office:value-type="float" office:value="1.55037891864777" calcext:value-type="float">
            <text:p>1.55037891864777</text:p>
          </table:table-cell>
          <table:table-cell office:value-type="float" office:value="1.48480904102325" calcext:value-type="float">
            <text:p>1.48480904102325</text:p>
          </table:table-cell>
          <table:table-cell office:value-type="float" office:value="1.49271082878113" calcext:value-type="float">
            <text:p>1.49271082878113</text:p>
          </table:table-cell>
          <table:table-cell office:value-type="float" office:value="1.37496066093445" calcext:value-type="float">
            <text:p>1.37496066093445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41618669033051" calcext:value-type="float">
            <text:p>1.41618669033051</text:p>
          </table:table-cell>
          <table:table-cell office:value-type="float" office:value="1.50330924987793" calcext:value-type="float">
            <text:p>1.50330924987793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2624342441559" calcext:value-type="float">
            <text:p>1.42624342441559</text:p>
          </table:table-cell>
          <table:table-cell office:value-type="float" office:value="1.53451657295227" calcext:value-type="float">
            <text:p>1.53451657295227</text:p>
          </table:table-cell>
          <table:table-cell office:value-type="float" office:value="1.46105623245239" calcext:value-type="float">
            <text:p>1.46105623245239</text:p>
          </table:table-cell>
          <table:table-cell office:value-type="float" office:value="1.4123637676239" calcext:value-type="float">
            <text:p>1.4123637676239</text:p>
          </table:table-cell>
          <table:table-cell office:value-type="float" office:value="1.45503008365631" calcext:value-type="float">
            <text:p>1.45503008365631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29394507408142" calcext:value-type="float">
            <text:p>1.29394507408142</text:p>
          </table:table-cell>
          <table:table-cell office:value-type="float" office:value="1.47554194927216" calcext:value-type="float">
            <text:p>1.47554194927216</text:p>
          </table:table-cell>
          <table:table-cell office:value-type="float" office:value="1.68854236602783" calcext:value-type="float">
            <text:p>1.68854236602783</text:p>
          </table:table-cell>
          <table:table-cell office:value-type="float" office:value="1.32243764400482" calcext:value-type="float">
            <text:p>1.32243764400482</text:p>
          </table:table-cell>
          <table:table-cell office:value-type="float" office:value="1.16128444671631" calcext:value-type="float">
            <text:p>1.16128444671631</text:p>
          </table:table-cell>
          <table:table-cell office:value-type="float" office:value="1.56504333019257" calcext:value-type="float">
            <text:p>1.56504333019257</text:p>
          </table:table-cell>
          <table:table-cell office:value-type="float" office:value="1.45613253116608" calcext:value-type="float">
            <text:p>1.45613253116608</text:p>
          </table:table-cell>
          <table:table-cell office:value-type="float" office:value="1.54484128952026" calcext:value-type="float">
            <text:p>1.54484128952026</text:p>
          </table:table-cell>
          <table:table-cell office:value-type="float" office:value="1.54706811904907" calcext:value-type="float">
            <text:p>1.54706811904907</text:p>
          </table:table-cell>
          <table:table-cell office:value-type="float" office:value="1.62818968296051" calcext:value-type="float">
            <text:p>1.62818968296051</text:p>
          </table:table-cell>
          <table:table-cell office:value-type="float" office:value="1.57283556461334" calcext:value-type="float">
            <text:p>1.57283556461334</text:p>
          </table:table-cell>
          <table:table-cell office:value-type="float" office:value="1.42968261241913" calcext:value-type="float">
            <text:p>1.42968261241913</text:p>
          </table:table-cell>
          <table:table-cell office:value-type="float" office:value="1.44415187835693" calcext:value-type="float">
            <text:p>1.44415187835693</text:p>
          </table:table-cell>
          <table:table-cell office:value-type="float" office:value="1.48955464363098" calcext:value-type="float">
            <text:p>1.48955464363098</text:p>
          </table:table-cell>
          <table:table-cell office:value-type="float" office:value="1.48924517631531" calcext:value-type="float">
            <text:p>1.48924517631531</text:p>
          </table:table-cell>
          <table:table-cell office:value-type="float" office:value="1.52339887619019" calcext:value-type="float">
            <text:p>1.52339887619019</text:p>
          </table:table-cell>
          <table:table-cell office:value-type="float" office:value="1.44139671325684" calcext:value-type="float">
            <text:p>1.44139671325684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53457081317902" calcext:value-type="float">
            <text:p>1.53457081317902</text:p>
          </table:table-cell>
          <table:table-cell office:value-type="float" office:value="1.60407781600952" calcext:value-type="float">
            <text:p>1.60407781600952</text:p>
          </table:table-cell>
          <table:table-cell office:value-type="float" office:value="1.48052406311035" calcext:value-type="float">
            <text:p>1.48052406311035</text:p>
          </table:table-cell>
          <table:table-cell office:value-type="float" office:value="1.46704912185669" calcext:value-type="float">
            <text:p>1.46704912185669</text:p>
          </table:table-cell>
          <table:table-cell office:value-type="float" office:value="1.67433512210846" calcext:value-type="float">
            <text:p>1.67433512210846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52337324619293" calcext:value-type="float">
            <text:p>1.52337324619293</text:p>
          </table:table-cell>
          <table:table-cell office:value-type="float" office:value="1.45289254188538" calcext:value-type="float">
            <text:p>1.45289254188538</text:p>
          </table:table-cell>
          <table:table-cell office:value-type="float" office:value="1.69256162643433" calcext:value-type="float">
            <text:p>1.69256162643433</text:p>
          </table:table-cell>
          <table:table-cell office:value-type="float" office:value="1.56445837020874" calcext:value-type="float">
            <text:p>1.56445837020874</text:p>
          </table:table-cell>
          <table:table-cell office:value-type="float" office:value="1.34551525115967" calcext:value-type="float">
            <text:p>1.34551525115967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29934394359589" calcext:value-type="float">
            <text:p>1.29934394359589</text:p>
          </table:table-cell>
          <table:table-cell office:value-type="float" office:value="1.4793154001236" calcext:value-type="float">
            <text:p>1.4793154001236</text:p>
          </table:table-cell>
          <table:table-cell office:value-type="float" office:value="1.4170241355896" calcext:value-type="float">
            <text:p>1.4170241355896</text:p>
          </table:table-cell>
          <table:table-cell office:value-type="float" office:value="1.51621687412262" calcext:value-type="float">
            <text:p>1.51621687412262</text:p>
          </table:table-cell>
          <table:table-cell office:value-type="float" office:value="1.44627296924591" calcext:value-type="float">
            <text:p>1.44627296924591</text:p>
          </table:table-cell>
          <table:table-cell office:value-type="float" office:value="1.59715533256531" calcext:value-type="float">
            <text:p>1.59715533256531</text:p>
          </table:table-cell>
          <table:table-cell office:value-type="float" office:value="1.49063038825989" calcext:value-type="float">
            <text:p>1.49063038825989</text:p>
          </table:table-cell>
          <table:table-cell office:value-type="float" office:value="1.59754502773285" calcext:value-type="float">
            <text:p>1.59754502773285</text:p>
          </table:table-cell>
          <table:table-cell office:value-type="float" office:value="1.54369759559631" calcext:value-type="float">
            <text:p>1.54369759559631</text:p>
          </table:table-cell>
          <table:table-cell office:value-type="float" office:value="1.55007994174957" calcext:value-type="float">
            <text:p>1.55007994174957</text:p>
          </table:table-cell>
          <table:table-cell office:value-type="float" office:value="1.60284185409546" calcext:value-type="float">
            <text:p>1.60284185409546</text:p>
          </table:table-cell>
          <table:table-cell office:value-type="float" office:value="1.58614611625671" calcext:value-type="float">
            <text:p>1.58614611625671</text:p>
          </table:table-cell>
          <table:table-cell office:value-type="float" office:value="1.46438109874725" calcext:value-type="float">
            <text:p>1.46438109874725</text:p>
          </table:table-cell>
          <table:table-cell office:value-type="float" office:value="1.44859170913696" calcext:value-type="float">
            <text:p>1.44859170913696</text:p>
          </table:table-cell>
          <table:table-cell office:value-type="float" office:value="1.36467266082764" calcext:value-type="float">
            <text:p>1.36467266082764</text:p>
          </table:table-cell>
          <table:table-cell table:number-columns-repeated="1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099" calcext:value-type="float">
            <text:p>1.5099</text:p>
          </table:table-cell>
          <table:table-cell office:value-type="float" office:value="1.5359" calcext:value-type="float">
            <text:p>1.5359</text:p>
          </table:table-cell>
          <table:table-cell office:value-type="float" office:value="1.775" calcext:value-type="float">
            <text:p>1.775</text:p>
          </table:table-cell>
          <table:table-cell office:value-type="float" office:value="1.1417" calcext:value-type="float">
            <text:p>1.1417</text:p>
          </table:table-cell>
          <table:table-cell office:value-type="float" office:value="1.4886931180954" calcext:value-type="float">
            <text:p>1.4886931180954</text:p>
          </table:table-cell>
          <table:table-cell office:value-type="float" office:value="1.44184386730194" calcext:value-type="float">
            <text:p>1.44184386730194</text:p>
          </table:table-cell>
          <table:table-cell office:value-type="float" office:value="1.57242715358734" calcext:value-type="float">
            <text:p>1.57242715358734</text:p>
          </table:table-cell>
          <table:table-cell office:value-type="float" office:value="1.625164270401" calcext:value-type="float">
            <text:p>1.625164270401</text:p>
          </table:table-cell>
          <table:table-cell office:value-type="float" office:value="1.14169800281525" calcext:value-type="float">
            <text:p>1.14169800281525</text:p>
          </table:table-cell>
          <table:table-cell office:value-type="float" office:value="1.54103863239288" calcext:value-type="float">
            <text:p>1.54103863239288</text:p>
          </table:table-cell>
          <table:table-cell office:value-type="float" office:value="1.30849480628967" calcext:value-type="float">
            <text:p>1.30849480628967</text:p>
          </table:table-cell>
          <table:table-cell office:value-type="float" office:value="1.59426140785217" calcext:value-type="float">
            <text:p>1.59426140785217</text:p>
          </table:table-cell>
          <table:table-cell office:value-type="float" office:value="1.62668597698212" calcext:value-type="float">
            <text:p>1.62668597698212</text:p>
          </table:table-cell>
          <table:table-cell office:value-type="float" office:value="1.58685159683228" calcext:value-type="float">
            <text:p>1.58685159683228</text:p>
          </table:table-cell>
          <table:table-cell office:value-type="float" office:value="1.59679555892944" calcext:value-type="float">
            <text:p>1.59679555892944</text:p>
          </table:table-cell>
          <table:table-cell office:value-type="float" office:value="1.64971935749054" calcext:value-type="float">
            <text:p>1.64971935749054</text:p>
          </table:table-cell>
          <table:table-cell office:value-type="float" office:value="1.45064973831177" calcext:value-type="float">
            <text:p>1.45064973831177</text:p>
          </table:table-cell>
          <table:table-cell office:value-type="float" office:value="1.54759204387665" calcext:value-type="float">
            <text:p>1.54759204387665</text:p>
          </table:table-cell>
          <table:table-cell office:value-type="float" office:value="1.54301726818085" calcext:value-type="float">
            <text:p>1.54301726818085</text:p>
          </table:table-cell>
          <table:table-cell office:value-type="float" office:value="1.29702723026276" calcext:value-type="float">
            <text:p>1.29702723026276</text:p>
          </table:table-cell>
          <table:table-cell office:value-type="float" office:value="1.49803972244263" calcext:value-type="float">
            <text:p>1.49803972244263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53793954849243" calcext:value-type="float">
            <text:p>1.53793954849243</text:p>
          </table:table-cell>
          <table:table-cell office:value-type="float" office:value="1.56752502918243" calcext:value-type="float">
            <text:p>1.56752502918243</text:p>
          </table:table-cell>
          <table:table-cell office:value-type="float" office:value="1.61253249645233" calcext:value-type="float">
            <text:p>1.61253249645233</text:p>
          </table:table-cell>
          <table:table-cell office:value-type="float" office:value="1.47540533542633" calcext:value-type="float">
            <text:p>1.47540533542633</text:p>
          </table:table-cell>
          <table:table-cell office:value-type="float" office:value="1.64102244377136" calcext:value-type="float">
            <text:p>1.64102244377136</text:p>
          </table:table-cell>
          <table:table-cell office:value-type="float" office:value="1.39095842838287" calcext:value-type="float">
            <text:p>1.39095842838287</text:p>
          </table:table-cell>
          <table:table-cell office:value-type="float" office:value="1.53483593463898" calcext:value-type="float">
            <text:p>1.53483593463898</text:p>
          </table:table-cell>
          <table:table-cell office:value-type="float" office:value="1.60211861133575" calcext:value-type="float">
            <text:p>1.60211861133575</text:p>
          </table:table-cell>
          <table:table-cell office:value-type="float" office:value="1.5452698469162" calcext:value-type="float">
            <text:p>1.5452698469162</text:p>
          </table:table-cell>
          <table:table-cell office:value-type="float" office:value="1.49618649482727" calcext:value-type="float">
            <text:p>1.49618649482727</text:p>
          </table:table-cell>
          <table:table-cell office:value-type="float" office:value="1.49917638301849" calcext:value-type="float">
            <text:p>1.49917638301849</text:p>
          </table:table-cell>
          <table:table-cell office:value-type="float" office:value="1.40820801258087" calcext:value-type="float">
            <text:p>1.40820801258087</text:p>
          </table:table-cell>
          <table:table-cell office:value-type="float" office:value="1.50555753707886" calcext:value-type="float">
            <text:p>1.50555753707886</text:p>
          </table:table-cell>
          <table:table-cell office:value-type="float" office:value="1.56985461711884" calcext:value-type="float">
            <text:p>1.56985461711884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45235931873322" calcext:value-type="float">
            <text:p>1.45235931873322</text:p>
          </table:table-cell>
          <table:table-cell office:value-type="float" office:value="1.4433319568634" calcext:value-type="float">
            <text:p>1.4433319568634</text:p>
          </table:table-cell>
          <table:table-cell office:value-type="float" office:value="1.55127799510956" calcext:value-type="float">
            <text:p>1.55127799510956</text:p>
          </table:table-cell>
          <table:table-cell office:value-type="float" office:value="1.51144134998322" calcext:value-type="float">
            <text:p>1.51144134998322</text:p>
          </table:table-cell>
          <table:table-cell office:value-type="float" office:value="1.53061270713806" calcext:value-type="float">
            <text:p>1.53061270713806</text:p>
          </table:table-cell>
          <table:table-cell office:value-type="float" office:value="1.66143560409546" calcext:value-type="float">
            <text:p>1.66143560409546</text:p>
          </table:table-cell>
          <table:table-cell office:value-type="float" office:value="1.46353304386139" calcext:value-type="float">
            <text:p>1.46353304386139</text:p>
          </table:table-cell>
          <table:table-cell office:value-type="float" office:value="1.55774366855621" calcext:value-type="float">
            <text:p>1.55774366855621</text:p>
          </table:table-cell>
          <table:table-cell office:value-type="float" office:value="1.49035048484802" calcext:value-type="float">
            <text:p>1.49035048484802</text:p>
          </table:table-cell>
          <table:table-cell office:value-type="float" office:value="1.45463919639587" calcext:value-type="float">
            <text:p>1.45463919639587</text:p>
          </table:table-cell>
          <table:table-cell office:value-type="float" office:value="1.46757757663727" calcext:value-type="float">
            <text:p>1.46757757663727</text:p>
          </table:table-cell>
          <table:table-cell office:value-type="float" office:value="1.60265839099884" calcext:value-type="float">
            <text:p>1.60265839099884</text:p>
          </table:table-cell>
          <table:table-cell office:value-type="float" office:value="1.53169822692871" calcext:value-type="float">
            <text:p>1.53169822692871</text:p>
          </table:table-cell>
          <table:table-cell office:value-type="float" office:value="1.56418740749359" calcext:value-type="float">
            <text:p>1.56418740749359</text:p>
          </table:table-cell>
          <table:table-cell office:value-type="float" office:value="1.4979532957077" calcext:value-type="float">
            <text:p>1.4979532957077</text:p>
          </table:table-cell>
          <table:table-cell office:value-type="float" office:value="1.46802616119385" calcext:value-type="float">
            <text:p>1.46802616119385</text:p>
          </table:table-cell>
          <table:table-cell office:value-type="float" office:value="1.55736672878265" calcext:value-type="float">
            <text:p>1.55736672878265</text:p>
          </table:table-cell>
          <table:table-cell office:value-type="float" office:value="1.31663691997528" calcext:value-type="float">
            <text:p>1.31663691997528</text:p>
          </table:table-cell>
          <table:table-cell office:value-type="float" office:value="1.59648275375366" calcext:value-type="float">
            <text:p>1.59648275375366</text:p>
          </table:table-cell>
          <table:table-cell office:value-type="float" office:value="1.54722809791565" calcext:value-type="float">
            <text:p>1.54722809791565</text:p>
          </table:table-cell>
          <table:table-cell office:value-type="float" office:value="1.76420676708221" calcext:value-type="float">
            <text:p>1.76420676708221</text:p>
          </table:table-cell>
          <table:table-cell office:value-type="float" office:value="1.6016583442688" calcext:value-type="float">
            <text:p>1.6016583442688</text:p>
          </table:table-cell>
          <table:table-cell office:value-type="float" office:value="1.55090045928955" calcext:value-type="float">
            <text:p>1.55090045928955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50314271450043" calcext:value-type="float">
            <text:p>1.50314271450043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5369576215744" calcext:value-type="float">
            <text:p>1.5369576215744</text:p>
          </table:table-cell>
          <table:table-cell office:value-type="float" office:value="1.47033321857452" calcext:value-type="float">
            <text:p>1.47033321857452</text:p>
          </table:table-cell>
          <table:table-cell table:number-columns-repeated="1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099" calcext:value-type="float">
            <text:p>1.5099</text:p>
          </table:table-cell>
          <table:table-cell office:value-type="float" office:value="1.5359" calcext:value-type="float">
            <text:p>1.5359</text:p>
          </table:table-cell>
          <table:table-cell office:value-type="float" office:value="1.775" calcext:value-type="float">
            <text:p>1.775</text:p>
          </table:table-cell>
          <table:table-cell office:value-type="float" office:value="1.1417" calcext:value-type="float">
            <text:p>1.1417</text:p>
          </table:table-cell>
          <table:table-cell office:value-type="float" office:value="1.4886931180954" calcext:value-type="float">
            <text:p>1.4886931180954</text:p>
          </table:table-cell>
          <table:table-cell office:value-type="float" office:value="1.44184386730194" calcext:value-type="float">
            <text:p>1.44184386730194</text:p>
          </table:table-cell>
          <table:table-cell office:value-type="float" office:value="1.57242715358734" calcext:value-type="float">
            <text:p>1.57242715358734</text:p>
          </table:table-cell>
          <table:table-cell office:value-type="float" office:value="1.625164270401" calcext:value-type="float">
            <text:p>1.625164270401</text:p>
          </table:table-cell>
          <table:table-cell office:value-type="float" office:value="1.14169800281525" calcext:value-type="float">
            <text:p>1.14169800281525</text:p>
          </table:table-cell>
          <table:table-cell office:value-type="float" office:value="1.54103863239288" calcext:value-type="float">
            <text:p>1.54103863239288</text:p>
          </table:table-cell>
          <table:table-cell office:value-type="float" office:value="1.30849480628967" calcext:value-type="float">
            <text:p>1.30849480628967</text:p>
          </table:table-cell>
          <table:table-cell office:value-type="float" office:value="1.59426140785217" calcext:value-type="float">
            <text:p>1.59426140785217</text:p>
          </table:table-cell>
          <table:table-cell office:value-type="float" office:value="1.62668597698212" calcext:value-type="float">
            <text:p>1.62668597698212</text:p>
          </table:table-cell>
          <table:table-cell office:value-type="float" office:value="1.58685159683228" calcext:value-type="float">
            <text:p>1.58685159683228</text:p>
          </table:table-cell>
          <table:table-cell office:value-type="float" office:value="1.59679555892944" calcext:value-type="float">
            <text:p>1.59679555892944</text:p>
          </table:table-cell>
          <table:table-cell office:value-type="float" office:value="1.64971935749054" calcext:value-type="float">
            <text:p>1.64971935749054</text:p>
          </table:table-cell>
          <table:table-cell office:value-type="float" office:value="1.45064973831177" calcext:value-type="float">
            <text:p>1.45064973831177</text:p>
          </table:table-cell>
          <table:table-cell office:value-type="float" office:value="1.54759204387665" calcext:value-type="float">
            <text:p>1.54759204387665</text:p>
          </table:table-cell>
          <table:table-cell office:value-type="float" office:value="1.54301726818085" calcext:value-type="float">
            <text:p>1.54301726818085</text:p>
          </table:table-cell>
          <table:table-cell office:value-type="float" office:value="1.29702723026276" calcext:value-type="float">
            <text:p>1.29702723026276</text:p>
          </table:table-cell>
          <table:table-cell office:value-type="float" office:value="1.49803972244263" calcext:value-type="float">
            <text:p>1.49803972244263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53793954849243" calcext:value-type="float">
            <text:p>1.53793954849243</text:p>
          </table:table-cell>
          <table:table-cell office:value-type="float" office:value="1.56752502918243" calcext:value-type="float">
            <text:p>1.56752502918243</text:p>
          </table:table-cell>
          <table:table-cell office:value-type="float" office:value="1.61253249645233" calcext:value-type="float">
            <text:p>1.61253249645233</text:p>
          </table:table-cell>
          <table:table-cell office:value-type="float" office:value="1.47540533542633" calcext:value-type="float">
            <text:p>1.47540533542633</text:p>
          </table:table-cell>
          <table:table-cell office:value-type="float" office:value="1.64102244377136" calcext:value-type="float">
            <text:p>1.64102244377136</text:p>
          </table:table-cell>
          <table:table-cell office:value-type="float" office:value="1.39095842838287" calcext:value-type="float">
            <text:p>1.39095842838287</text:p>
          </table:table-cell>
          <table:table-cell office:value-type="float" office:value="1.53483593463898" calcext:value-type="float">
            <text:p>1.53483593463898</text:p>
          </table:table-cell>
          <table:table-cell office:value-type="float" office:value="1.60211861133575" calcext:value-type="float">
            <text:p>1.60211861133575</text:p>
          </table:table-cell>
          <table:table-cell office:value-type="float" office:value="1.5452698469162" calcext:value-type="float">
            <text:p>1.5452698469162</text:p>
          </table:table-cell>
          <table:table-cell office:value-type="float" office:value="1.49618649482727" calcext:value-type="float">
            <text:p>1.49618649482727</text:p>
          </table:table-cell>
          <table:table-cell office:value-type="float" office:value="1.49917638301849" calcext:value-type="float">
            <text:p>1.49917638301849</text:p>
          </table:table-cell>
          <table:table-cell office:value-type="float" office:value="1.40820801258087" calcext:value-type="float">
            <text:p>1.40820801258087</text:p>
          </table:table-cell>
          <table:table-cell office:value-type="float" office:value="1.50555753707886" calcext:value-type="float">
            <text:p>1.50555753707886</text:p>
          </table:table-cell>
          <table:table-cell office:value-type="float" office:value="1.56985461711884" calcext:value-type="float">
            <text:p>1.56985461711884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45235931873322" calcext:value-type="float">
            <text:p>1.45235931873322</text:p>
          </table:table-cell>
          <table:table-cell office:value-type="float" office:value="1.4433319568634" calcext:value-type="float">
            <text:p>1.4433319568634</text:p>
          </table:table-cell>
          <table:table-cell office:value-type="float" office:value="1.55127799510956" calcext:value-type="float">
            <text:p>1.55127799510956</text:p>
          </table:table-cell>
          <table:table-cell office:value-type="float" office:value="1.51144134998322" calcext:value-type="float">
            <text:p>1.51144134998322</text:p>
          </table:table-cell>
          <table:table-cell office:value-type="float" office:value="1.53061270713806" calcext:value-type="float">
            <text:p>1.53061270713806</text:p>
          </table:table-cell>
          <table:table-cell office:value-type="float" office:value="1.66143560409546" calcext:value-type="float">
            <text:p>1.66143560409546</text:p>
          </table:table-cell>
          <table:table-cell office:value-type="float" office:value="1.46353304386139" calcext:value-type="float">
            <text:p>1.46353304386139</text:p>
          </table:table-cell>
          <table:table-cell office:value-type="float" office:value="1.55774366855621" calcext:value-type="float">
            <text:p>1.55774366855621</text:p>
          </table:table-cell>
          <table:table-cell office:value-type="float" office:value="1.49035048484802" calcext:value-type="float">
            <text:p>1.49035048484802</text:p>
          </table:table-cell>
          <table:table-cell office:value-type="float" office:value="1.45463919639587" calcext:value-type="float">
            <text:p>1.45463919639587</text:p>
          </table:table-cell>
          <table:table-cell office:value-type="float" office:value="1.46757757663727" calcext:value-type="float">
            <text:p>1.46757757663727</text:p>
          </table:table-cell>
          <table:table-cell office:value-type="float" office:value="1.60265839099884" calcext:value-type="float">
            <text:p>1.60265839099884</text:p>
          </table:table-cell>
          <table:table-cell office:value-type="float" office:value="1.53169822692871" calcext:value-type="float">
            <text:p>1.53169822692871</text:p>
          </table:table-cell>
          <table:table-cell office:value-type="float" office:value="1.56418740749359" calcext:value-type="float">
            <text:p>1.56418740749359</text:p>
          </table:table-cell>
          <table:table-cell office:value-type="float" office:value="1.4979532957077" calcext:value-type="float">
            <text:p>1.4979532957077</text:p>
          </table:table-cell>
          <table:table-cell office:value-type="float" office:value="1.46802616119385" calcext:value-type="float">
            <text:p>1.46802616119385</text:p>
          </table:table-cell>
          <table:table-cell office:value-type="float" office:value="1.55736672878265" calcext:value-type="float">
            <text:p>1.55736672878265</text:p>
          </table:table-cell>
          <table:table-cell office:value-type="float" office:value="1.31663691997528" calcext:value-type="float">
            <text:p>1.31663691997528</text:p>
          </table:table-cell>
          <table:table-cell office:value-type="float" office:value="1.59648275375366" calcext:value-type="float">
            <text:p>1.59648275375366</text:p>
          </table:table-cell>
          <table:table-cell office:value-type="float" office:value="1.54722809791565" calcext:value-type="float">
            <text:p>1.54722809791565</text:p>
          </table:table-cell>
          <table:table-cell office:value-type="float" office:value="1.76420676708221" calcext:value-type="float">
            <text:p>1.76420676708221</text:p>
          </table:table-cell>
          <table:table-cell office:value-type="float" office:value="1.6016583442688" calcext:value-type="float">
            <text:p>1.6016583442688</text:p>
          </table:table-cell>
          <table:table-cell office:value-type="float" office:value="1.55090045928955" calcext:value-type="float">
            <text:p>1.55090045928955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50314271450043" calcext:value-type="float">
            <text:p>1.50314271450043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5369576215744" calcext:value-type="float">
            <text:p>1.5369576215744</text:p>
          </table:table-cell>
          <table:table-cell office:value-type="float" office:value="1.47033321857452" calcext:value-type="float">
            <text:p>1.47033321857452</text:p>
          </table:table-cell>
          <table:table-cell table:number-columns-repeated="1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099" calcext:value-type="float">
            <text:p>1.5099</text:p>
          </table:table-cell>
          <table:table-cell office:value-type="float" office:value="1.5359" calcext:value-type="float">
            <text:p>1.5359</text:p>
          </table:table-cell>
          <table:table-cell office:value-type="float" office:value="1.775" calcext:value-type="float">
            <text:p>1.775</text:p>
          </table:table-cell>
          <table:table-cell office:value-type="float" office:value="1.1417" calcext:value-type="float">
            <text:p>1.1417</text:p>
          </table:table-cell>
          <table:table-cell office:value-type="float" office:value="1.4886931180954" calcext:value-type="float">
            <text:p>1.4886931180954</text:p>
          </table:table-cell>
          <table:table-cell office:value-type="float" office:value="1.44184386730194" calcext:value-type="float">
            <text:p>1.44184386730194</text:p>
          </table:table-cell>
          <table:table-cell office:value-type="float" office:value="1.57242715358734" calcext:value-type="float">
            <text:p>1.57242715358734</text:p>
          </table:table-cell>
          <table:table-cell office:value-type="float" office:value="1.625164270401" calcext:value-type="float">
            <text:p>1.625164270401</text:p>
          </table:table-cell>
          <table:table-cell office:value-type="float" office:value="1.14169800281525" calcext:value-type="float">
            <text:p>1.14169800281525</text:p>
          </table:table-cell>
          <table:table-cell office:value-type="float" office:value="1.54103863239288" calcext:value-type="float">
            <text:p>1.54103863239288</text:p>
          </table:table-cell>
          <table:table-cell office:value-type="float" office:value="1.30849480628967" calcext:value-type="float">
            <text:p>1.30849480628967</text:p>
          </table:table-cell>
          <table:table-cell office:value-type="float" office:value="1.59426140785217" calcext:value-type="float">
            <text:p>1.59426140785217</text:p>
          </table:table-cell>
          <table:table-cell office:value-type="float" office:value="1.62668597698212" calcext:value-type="float">
            <text:p>1.62668597698212</text:p>
          </table:table-cell>
          <table:table-cell office:value-type="float" office:value="1.58685159683228" calcext:value-type="float">
            <text:p>1.58685159683228</text:p>
          </table:table-cell>
          <table:table-cell office:value-type="float" office:value="1.59679555892944" calcext:value-type="float">
            <text:p>1.59679555892944</text:p>
          </table:table-cell>
          <table:table-cell office:value-type="float" office:value="1.64971935749054" calcext:value-type="float">
            <text:p>1.64971935749054</text:p>
          </table:table-cell>
          <table:table-cell office:value-type="float" office:value="1.45064973831177" calcext:value-type="float">
            <text:p>1.45064973831177</text:p>
          </table:table-cell>
          <table:table-cell office:value-type="float" office:value="1.54759204387665" calcext:value-type="float">
            <text:p>1.54759204387665</text:p>
          </table:table-cell>
          <table:table-cell office:value-type="float" office:value="1.54301726818085" calcext:value-type="float">
            <text:p>1.54301726818085</text:p>
          </table:table-cell>
          <table:table-cell office:value-type="float" office:value="1.29702723026276" calcext:value-type="float">
            <text:p>1.29702723026276</text:p>
          </table:table-cell>
          <table:table-cell office:value-type="float" office:value="1.49803972244263" calcext:value-type="float">
            <text:p>1.49803972244263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53793954849243" calcext:value-type="float">
            <text:p>1.53793954849243</text:p>
          </table:table-cell>
          <table:table-cell office:value-type="float" office:value="1.56752502918243" calcext:value-type="float">
            <text:p>1.56752502918243</text:p>
          </table:table-cell>
          <table:table-cell office:value-type="float" office:value="1.61253249645233" calcext:value-type="float">
            <text:p>1.61253249645233</text:p>
          </table:table-cell>
          <table:table-cell office:value-type="float" office:value="1.47540533542633" calcext:value-type="float">
            <text:p>1.47540533542633</text:p>
          </table:table-cell>
          <table:table-cell office:value-type="float" office:value="1.64102244377136" calcext:value-type="float">
            <text:p>1.64102244377136</text:p>
          </table:table-cell>
          <table:table-cell office:value-type="float" office:value="1.39095842838287" calcext:value-type="float">
            <text:p>1.39095842838287</text:p>
          </table:table-cell>
          <table:table-cell office:value-type="float" office:value="1.53483593463898" calcext:value-type="float">
            <text:p>1.53483593463898</text:p>
          </table:table-cell>
          <table:table-cell office:value-type="float" office:value="1.60211861133575" calcext:value-type="float">
            <text:p>1.60211861133575</text:p>
          </table:table-cell>
          <table:table-cell office:value-type="float" office:value="1.5452698469162" calcext:value-type="float">
            <text:p>1.5452698469162</text:p>
          </table:table-cell>
          <table:table-cell office:value-type="float" office:value="1.49618649482727" calcext:value-type="float">
            <text:p>1.49618649482727</text:p>
          </table:table-cell>
          <table:table-cell office:value-type="float" office:value="1.49917638301849" calcext:value-type="float">
            <text:p>1.49917638301849</text:p>
          </table:table-cell>
          <table:table-cell office:value-type="float" office:value="1.40820801258087" calcext:value-type="float">
            <text:p>1.40820801258087</text:p>
          </table:table-cell>
          <table:table-cell office:value-type="float" office:value="1.50555753707886" calcext:value-type="float">
            <text:p>1.50555753707886</text:p>
          </table:table-cell>
          <table:table-cell office:value-type="float" office:value="1.56985461711884" calcext:value-type="float">
            <text:p>1.56985461711884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45235931873322" calcext:value-type="float">
            <text:p>1.45235931873322</text:p>
          </table:table-cell>
          <table:table-cell office:value-type="float" office:value="1.4433319568634" calcext:value-type="float">
            <text:p>1.4433319568634</text:p>
          </table:table-cell>
          <table:table-cell office:value-type="float" office:value="1.55127799510956" calcext:value-type="float">
            <text:p>1.55127799510956</text:p>
          </table:table-cell>
          <table:table-cell office:value-type="float" office:value="1.51144134998322" calcext:value-type="float">
            <text:p>1.51144134998322</text:p>
          </table:table-cell>
          <table:table-cell office:value-type="float" office:value="1.53061270713806" calcext:value-type="float">
            <text:p>1.53061270713806</text:p>
          </table:table-cell>
          <table:table-cell office:value-type="float" office:value="1.66143560409546" calcext:value-type="float">
            <text:p>1.66143560409546</text:p>
          </table:table-cell>
          <table:table-cell office:value-type="float" office:value="1.46353304386139" calcext:value-type="float">
            <text:p>1.46353304386139</text:p>
          </table:table-cell>
          <table:table-cell office:value-type="float" office:value="1.55774366855621" calcext:value-type="float">
            <text:p>1.55774366855621</text:p>
          </table:table-cell>
          <table:table-cell office:value-type="float" office:value="1.49035048484802" calcext:value-type="float">
            <text:p>1.49035048484802</text:p>
          </table:table-cell>
          <table:table-cell office:value-type="float" office:value="1.45463919639587" calcext:value-type="float">
            <text:p>1.45463919639587</text:p>
          </table:table-cell>
          <table:table-cell office:value-type="float" office:value="1.46757757663727" calcext:value-type="float">
            <text:p>1.46757757663727</text:p>
          </table:table-cell>
          <table:table-cell office:value-type="float" office:value="1.60265839099884" calcext:value-type="float">
            <text:p>1.60265839099884</text:p>
          </table:table-cell>
          <table:table-cell office:value-type="float" office:value="1.53169822692871" calcext:value-type="float">
            <text:p>1.53169822692871</text:p>
          </table:table-cell>
          <table:table-cell office:value-type="float" office:value="1.56418740749359" calcext:value-type="float">
            <text:p>1.56418740749359</text:p>
          </table:table-cell>
          <table:table-cell office:value-type="float" office:value="1.4979532957077" calcext:value-type="float">
            <text:p>1.4979532957077</text:p>
          </table:table-cell>
          <table:table-cell office:value-type="float" office:value="1.46802616119385" calcext:value-type="float">
            <text:p>1.46802616119385</text:p>
          </table:table-cell>
          <table:table-cell office:value-type="float" office:value="1.55736672878265" calcext:value-type="float">
            <text:p>1.55736672878265</text:p>
          </table:table-cell>
          <table:table-cell office:value-type="float" office:value="1.31663691997528" calcext:value-type="float">
            <text:p>1.31663691997528</text:p>
          </table:table-cell>
          <table:table-cell office:value-type="float" office:value="1.59648275375366" calcext:value-type="float">
            <text:p>1.59648275375366</text:p>
          </table:table-cell>
          <table:table-cell office:value-type="float" office:value="1.54722809791565" calcext:value-type="float">
            <text:p>1.54722809791565</text:p>
          </table:table-cell>
          <table:table-cell office:value-type="float" office:value="1.76420676708221" calcext:value-type="float">
            <text:p>1.76420676708221</text:p>
          </table:table-cell>
          <table:table-cell office:value-type="float" office:value="1.6016583442688" calcext:value-type="float">
            <text:p>1.6016583442688</text:p>
          </table:table-cell>
          <table:table-cell office:value-type="float" office:value="1.55090045928955" calcext:value-type="float">
            <text:p>1.55090045928955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50314271450043" calcext:value-type="float">
            <text:p>1.50314271450043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5369576215744" calcext:value-type="float">
            <text:p>1.5369576215744</text:p>
          </table:table-cell>
          <table:table-cell office:value-type="float" office:value="1.47033321857452" calcext:value-type="float">
            <text:p>1.47033321857452</text:p>
          </table:table-cell>
          <table:table-cell table:number-columns-repeated="1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099" calcext:value-type="float">
            <text:p>1.5099</text:p>
          </table:table-cell>
          <table:table-cell office:value-type="float" office:value="1.5359" calcext:value-type="float">
            <text:p>1.5359</text:p>
          </table:table-cell>
          <table:table-cell office:value-type="float" office:value="1.775" calcext:value-type="float">
            <text:p>1.775</text:p>
          </table:table-cell>
          <table:table-cell office:value-type="float" office:value="1.1417" calcext:value-type="float">
            <text:p>1.1417</text:p>
          </table:table-cell>
          <table:table-cell office:value-type="float" office:value="1.4886931180954" calcext:value-type="float">
            <text:p>1.4886931180954</text:p>
          </table:table-cell>
          <table:table-cell office:value-type="float" office:value="1.44184386730194" calcext:value-type="float">
            <text:p>1.44184386730194</text:p>
          </table:table-cell>
          <table:table-cell office:value-type="float" office:value="1.57242715358734" calcext:value-type="float">
            <text:p>1.57242715358734</text:p>
          </table:table-cell>
          <table:table-cell office:value-type="float" office:value="1.625164270401" calcext:value-type="float">
            <text:p>1.625164270401</text:p>
          </table:table-cell>
          <table:table-cell office:value-type="float" office:value="1.14169800281525" calcext:value-type="float">
            <text:p>1.14169800281525</text:p>
          </table:table-cell>
          <table:table-cell office:value-type="float" office:value="1.54103863239288" calcext:value-type="float">
            <text:p>1.54103863239288</text:p>
          </table:table-cell>
          <table:table-cell office:value-type="float" office:value="1.30849480628967" calcext:value-type="float">
            <text:p>1.30849480628967</text:p>
          </table:table-cell>
          <table:table-cell office:value-type="float" office:value="1.59426140785217" calcext:value-type="float">
            <text:p>1.59426140785217</text:p>
          </table:table-cell>
          <table:table-cell office:value-type="float" office:value="1.62668597698212" calcext:value-type="float">
            <text:p>1.62668597698212</text:p>
          </table:table-cell>
          <table:table-cell office:value-type="float" office:value="1.58685159683228" calcext:value-type="float">
            <text:p>1.58685159683228</text:p>
          </table:table-cell>
          <table:table-cell office:value-type="float" office:value="1.59679555892944" calcext:value-type="float">
            <text:p>1.59679555892944</text:p>
          </table:table-cell>
          <table:table-cell office:value-type="float" office:value="1.64971935749054" calcext:value-type="float">
            <text:p>1.64971935749054</text:p>
          </table:table-cell>
          <table:table-cell office:value-type="float" office:value="1.45064973831177" calcext:value-type="float">
            <text:p>1.45064973831177</text:p>
          </table:table-cell>
          <table:table-cell office:value-type="float" office:value="1.54759204387665" calcext:value-type="float">
            <text:p>1.54759204387665</text:p>
          </table:table-cell>
          <table:table-cell office:value-type="float" office:value="1.54301726818085" calcext:value-type="float">
            <text:p>1.54301726818085</text:p>
          </table:table-cell>
          <table:table-cell office:value-type="float" office:value="1.29702723026276" calcext:value-type="float">
            <text:p>1.29702723026276</text:p>
          </table:table-cell>
          <table:table-cell office:value-type="float" office:value="1.49803972244263" calcext:value-type="float">
            <text:p>1.49803972244263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53793954849243" calcext:value-type="float">
            <text:p>1.53793954849243</text:p>
          </table:table-cell>
          <table:table-cell office:value-type="float" office:value="1.56752502918243" calcext:value-type="float">
            <text:p>1.56752502918243</text:p>
          </table:table-cell>
          <table:table-cell office:value-type="float" office:value="1.61253249645233" calcext:value-type="float">
            <text:p>1.61253249645233</text:p>
          </table:table-cell>
          <table:table-cell office:value-type="float" office:value="1.47540533542633" calcext:value-type="float">
            <text:p>1.47540533542633</text:p>
          </table:table-cell>
          <table:table-cell office:value-type="float" office:value="1.64102244377136" calcext:value-type="float">
            <text:p>1.64102244377136</text:p>
          </table:table-cell>
          <table:table-cell office:value-type="float" office:value="1.39095842838287" calcext:value-type="float">
            <text:p>1.39095842838287</text:p>
          </table:table-cell>
          <table:table-cell office:value-type="float" office:value="1.53483593463898" calcext:value-type="float">
            <text:p>1.53483593463898</text:p>
          </table:table-cell>
          <table:table-cell office:value-type="float" office:value="1.60211861133575" calcext:value-type="float">
            <text:p>1.60211861133575</text:p>
          </table:table-cell>
          <table:table-cell office:value-type="float" office:value="1.5452698469162" calcext:value-type="float">
            <text:p>1.5452698469162</text:p>
          </table:table-cell>
          <table:table-cell office:value-type="float" office:value="1.49618649482727" calcext:value-type="float">
            <text:p>1.49618649482727</text:p>
          </table:table-cell>
          <table:table-cell office:value-type="float" office:value="1.49917638301849" calcext:value-type="float">
            <text:p>1.49917638301849</text:p>
          </table:table-cell>
          <table:table-cell office:value-type="float" office:value="1.40820801258087" calcext:value-type="float">
            <text:p>1.40820801258087</text:p>
          </table:table-cell>
          <table:table-cell office:value-type="float" office:value="1.50555753707886" calcext:value-type="float">
            <text:p>1.50555753707886</text:p>
          </table:table-cell>
          <table:table-cell office:value-type="float" office:value="1.56985461711884" calcext:value-type="float">
            <text:p>1.56985461711884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45235931873322" calcext:value-type="float">
            <text:p>1.45235931873322</text:p>
          </table:table-cell>
          <table:table-cell office:value-type="float" office:value="1.4433319568634" calcext:value-type="float">
            <text:p>1.4433319568634</text:p>
          </table:table-cell>
          <table:table-cell office:value-type="float" office:value="1.55127799510956" calcext:value-type="float">
            <text:p>1.55127799510956</text:p>
          </table:table-cell>
          <table:table-cell office:value-type="float" office:value="1.51144134998322" calcext:value-type="float">
            <text:p>1.51144134998322</text:p>
          </table:table-cell>
          <table:table-cell office:value-type="float" office:value="1.53061270713806" calcext:value-type="float">
            <text:p>1.53061270713806</text:p>
          </table:table-cell>
          <table:table-cell office:value-type="float" office:value="1.66143560409546" calcext:value-type="float">
            <text:p>1.66143560409546</text:p>
          </table:table-cell>
          <table:table-cell office:value-type="float" office:value="1.46353304386139" calcext:value-type="float">
            <text:p>1.46353304386139</text:p>
          </table:table-cell>
          <table:table-cell office:value-type="float" office:value="1.55774366855621" calcext:value-type="float">
            <text:p>1.55774366855621</text:p>
          </table:table-cell>
          <table:table-cell office:value-type="float" office:value="1.49035048484802" calcext:value-type="float">
            <text:p>1.49035048484802</text:p>
          </table:table-cell>
          <table:table-cell office:value-type="float" office:value="1.45463919639587" calcext:value-type="float">
            <text:p>1.45463919639587</text:p>
          </table:table-cell>
          <table:table-cell office:value-type="float" office:value="1.46757757663727" calcext:value-type="float">
            <text:p>1.46757757663727</text:p>
          </table:table-cell>
          <table:table-cell office:value-type="float" office:value="1.60265839099884" calcext:value-type="float">
            <text:p>1.60265839099884</text:p>
          </table:table-cell>
          <table:table-cell office:value-type="float" office:value="1.53169822692871" calcext:value-type="float">
            <text:p>1.53169822692871</text:p>
          </table:table-cell>
          <table:table-cell office:value-type="float" office:value="1.56418740749359" calcext:value-type="float">
            <text:p>1.56418740749359</text:p>
          </table:table-cell>
          <table:table-cell office:value-type="float" office:value="1.4979532957077" calcext:value-type="float">
            <text:p>1.4979532957077</text:p>
          </table:table-cell>
          <table:table-cell office:value-type="float" office:value="1.46802616119385" calcext:value-type="float">
            <text:p>1.46802616119385</text:p>
          </table:table-cell>
          <table:table-cell office:value-type="float" office:value="1.55736672878265" calcext:value-type="float">
            <text:p>1.55736672878265</text:p>
          </table:table-cell>
          <table:table-cell office:value-type="float" office:value="1.31663691997528" calcext:value-type="float">
            <text:p>1.31663691997528</text:p>
          </table:table-cell>
          <table:table-cell office:value-type="float" office:value="1.59648275375366" calcext:value-type="float">
            <text:p>1.59648275375366</text:p>
          </table:table-cell>
          <table:table-cell office:value-type="float" office:value="1.54722809791565" calcext:value-type="float">
            <text:p>1.54722809791565</text:p>
          </table:table-cell>
          <table:table-cell office:value-type="float" office:value="1.76420676708221" calcext:value-type="float">
            <text:p>1.76420676708221</text:p>
          </table:table-cell>
          <table:table-cell office:value-type="float" office:value="1.6016583442688" calcext:value-type="float">
            <text:p>1.6016583442688</text:p>
          </table:table-cell>
          <table:table-cell office:value-type="float" office:value="1.55090045928955" calcext:value-type="float">
            <text:p>1.55090045928955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50314271450043" calcext:value-type="float">
            <text:p>1.50314271450043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5369576215744" calcext:value-type="float">
            <text:p>1.5369576215744</text:p>
          </table:table-cell>
          <table:table-cell office:value-type="float" office:value="1.47033321857452" calcext:value-type="float">
            <text:p>1.47033321857452</text:p>
          </table:table-cell>
          <table:table-cell table:number-columns-repeated="1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445" calcext:value-type="float">
            <text:p>1.4445</text:p>
          </table:table-cell>
          <table:table-cell office:value-type="float" office:value="1.4511" calcext:value-type="float">
            <text:p>1.4511</text:p>
          </table:table-cell>
          <table:table-cell office:value-type="float" office:value="1.7846" calcext:value-type="float">
            <text:p>1.7846</text:p>
          </table:table-cell>
          <table:table-cell office:value-type="float" office:value="0.5388" calcext:value-type="float">
            <text:p>0.5388</text:p>
          </table:table-cell>
          <table:table-cell office:value-type="float" office:value="1.43524599075317" calcext:value-type="float">
            <text:p>1.43524599075317</text:p>
          </table:table-cell>
          <table:table-cell office:value-type="float" office:value="1.39679849147797" calcext:value-type="float">
            <text:p>1.39679849147797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5700877904892" calcext:value-type="float">
            <text:p>1.5700877904892</text:p>
          </table:table-cell>
          <table:table-cell office:value-type="float" office:value="1.49443662166595" calcext:value-type="float">
            <text:p>1.49443662166595</text:p>
          </table:table-cell>
          <table:table-cell office:value-type="float" office:value="1.49926400184631" calcext:value-type="float">
            <text:p>1.49926400184631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51586353778839" calcext:value-type="float">
            <text:p>1.51586353778839</text:p>
          </table:table-cell>
          <table:table-cell office:value-type="float" office:value="1.60258114337921" calcext:value-type="float">
            <text:p>1.60258114337921</text:p>
          </table:table-cell>
          <table:table-cell office:value-type="float" office:value="1.46063983440399" calcext:value-type="float">
            <text:p>1.46063983440399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55971443653107" calcext:value-type="float">
            <text:p>1.55971443653107</text:p>
          </table:table-cell>
          <table:table-cell office:value-type="float" office:value="1.44969522953033" calcext:value-type="float">
            <text:p>1.44969522953033</text:p>
          </table:table-cell>
          <table:table-cell office:value-type="float" office:value="1.41850018501282" calcext:value-type="float">
            <text:p>1.41850018501282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43353700637817" calcext:value-type="float">
            <text:p>1.43353700637817</text:p>
          </table:table-cell>
          <table:table-cell office:value-type="float" office:value="1.60889327526093" calcext:value-type="float">
            <text:p>1.60889327526093</text:p>
          </table:table-cell>
          <table:table-cell office:value-type="float" office:value="1.47594594955444" calcext:value-type="float">
            <text:p>1.47594594955444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38822746276855" calcext:value-type="float">
            <text:p>1.38822746276855</text:p>
          </table:table-cell>
          <table:table-cell office:value-type="float" office:value="1.50650036334991" calcext:value-type="float">
            <text:p>1.50650036334991</text:p>
          </table:table-cell>
          <table:table-cell office:value-type="float" office:value="1.37145256996155" calcext:value-type="float">
            <text:p>1.37145256996155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36123585700989" calcext:value-type="float">
            <text:p>1.36123585700989</text:p>
          </table:table-cell>
          <table:table-cell office:value-type="float" office:value="1.51292252540588" calcext:value-type="float">
            <text:p>1.51292252540588</text:p>
          </table:table-cell>
          <table:table-cell office:value-type="float" office:value="1.39341521263123" calcext:value-type="float">
            <text:p>1.39341521263123</text:p>
          </table:table-cell>
          <table:table-cell office:value-type="float" office:value="1.47133851051331" calcext:value-type="float">
            <text:p>1.47133851051331</text:p>
          </table:table-cell>
          <table:table-cell office:value-type="float" office:value="1.49361407756805" calcext:value-type="float">
            <text:p>1.49361407756805</text:p>
          </table:table-cell>
          <table:table-cell office:value-type="float" office:value="1.60132575035095" calcext:value-type="float">
            <text:p>1.60132575035095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8375179767609" calcext:value-type="float">
            <text:p>1.58375179767609</text:p>
          </table:table-cell>
          <table:table-cell office:value-type="float" office:value="1.61758077144623" calcext:value-type="float">
            <text:p>1.61758077144623</text:p>
          </table:table-cell>
          <table:table-cell office:value-type="float" office:value="1.48236703872681" calcext:value-type="float">
            <text:p>1.48236703872681</text:p>
          </table:table-cell>
          <table:table-cell office:value-type="float" office:value="1.47774851322174" calcext:value-type="float">
            <text:p>1.47774851322174</text:p>
          </table:table-cell>
          <table:table-cell office:value-type="float" office:value="1.42222607135773" calcext:value-type="float">
            <text:p>1.42222607135773</text:p>
          </table:table-cell>
          <table:table-cell office:value-type="float" office:value="1.41900706291199" calcext:value-type="float">
            <text:p>1.41900706291199</text:p>
          </table:table-cell>
          <table:table-cell office:value-type="float" office:value="1.36240410804749" calcext:value-type="float">
            <text:p>1.36240410804749</text:p>
          </table:table-cell>
          <table:table-cell office:value-type="float" office:value="1.33661878108978" calcext:value-type="float">
            <text:p>1.33661878108978</text:p>
          </table:table-cell>
          <table:table-cell office:value-type="float" office:value="1.38455820083618" calcext:value-type="float">
            <text:p>1.38455820083618</text:p>
          </table:table-cell>
          <table:table-cell office:value-type="float" office:value="1.48591041564941" calcext:value-type="float">
            <text:p>1.48591041564941</text:p>
          </table:table-cell>
          <table:table-cell office:value-type="float" office:value="1.38934445381165" calcext:value-type="float">
            <text:p>1.38934445381165</text:p>
          </table:table-cell>
          <table:table-cell office:value-type="float" office:value="1.50654172897339" calcext:value-type="float">
            <text:p>1.50654172897339</text:p>
          </table:table-cell>
          <table:table-cell office:value-type="float" office:value="1.38952350616455" calcext:value-type="float">
            <text:p>1.38952350616455</text:p>
          </table:table-cell>
          <table:table-cell office:value-type="float" office:value="0.908761739730835" calcext:value-type="float">
            <text:p>0.908761739730835</text:p>
          </table:table-cell>
          <table:table-cell office:value-type="float" office:value="1.45105004310608" calcext:value-type="float">
            <text:p>1.45105004310608</text:p>
          </table:table-cell>
          <table:table-cell office:value-type="float" office:value="0.538759827613831" calcext:value-type="float">
            <text:p>0.538759827613831</text:p>
          </table:table-cell>
          <table:table-cell office:value-type="float" office:value="1.62906682491303" calcext:value-type="float">
            <text:p>1.62906682491303</text:p>
          </table:table-cell>
          <table:table-cell office:value-type="float" office:value="1.44748425483704" calcext:value-type="float">
            <text:p>1.44748425483704</text:p>
          </table:table-cell>
          <table:table-cell office:value-type="float" office:value="1.44515955448151" calcext:value-type="float">
            <text:p>1.44515955448151</text:p>
          </table:table-cell>
          <table:table-cell office:value-type="float" office:value="1.546067237854" calcext:value-type="float">
            <text:p>1.546067237854</text:p>
          </table:table-cell>
          <table:table-cell office:value-type="float" office:value="1.40677285194397" calcext:value-type="float">
            <text:p>1.40677285194397</text:p>
          </table:table-cell>
          <table:table-cell office:value-type="float" office:value="1.5372097492218" calcext:value-type="float">
            <text:p>1.5372097492218</text:p>
          </table:table-cell>
          <table:table-cell office:value-type="float" office:value="1.41237926483154" calcext:value-type="float">
            <text:p>1.41237926483154</text:p>
          </table:table-cell>
          <table:table-cell office:value-type="float" office:value="1.39640760421753" calcext:value-type="float">
            <text:p>1.39640760421753</text:p>
          </table:table-cell>
          <table:table-cell table:number-columns-repeated="1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309" calcext:value-type="float">
            <text:p>1.4309</text:p>
          </table:table-cell>
          <table:table-cell office:value-type="float" office:value="1.4473" calcext:value-type="float">
            <text:p>1.4473</text:p>
          </table:table-cell>
          <table:table-cell office:value-type="float" office:value="1.6378" calcext:value-type="float">
            <text:p>1.6378</text:p>
          </table:table-cell>
          <table:table-cell office:value-type="float" office:value="0.5396" calcext:value-type="float">
            <text:p>0.5396</text:p>
          </table:table-cell>
          <table:table-cell office:value-type="float" office:value="1.40349066257477" calcext:value-type="float">
            <text:p>1.40349066257477</text:p>
          </table:table-cell>
          <table:table-cell office:value-type="float" office:value="1.61819446086884" calcext:value-type="float">
            <text:p>1.61819446086884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4625890254974" calcext:value-type="float">
            <text:p>1.44625890254974</text:p>
          </table:table-cell>
          <table:table-cell office:value-type="float" office:value="1.55104470252991" calcext:value-type="float">
            <text:p>1.55104470252991</text:p>
          </table:table-cell>
          <table:table-cell office:value-type="float" office:value="1.41397595405579" calcext:value-type="float">
            <text:p>1.41397595405579</text:p>
          </table:table-cell>
          <table:table-cell office:value-type="float" office:value="1.46053326129913" calcext:value-type="float">
            <text:p>1.46053326129913</text:p>
          </table:table-cell>
          <table:table-cell office:value-type="float" office:value="1.48973596096039" calcext:value-type="float">
            <text:p>1.48973596096039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51665234565735" calcext:value-type="float">
            <text:p>1.51665234565735</text:p>
          </table:table-cell>
          <table:table-cell office:value-type="float" office:value="1.42069315910339" calcext:value-type="float">
            <text:p>1.42069315910339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39647722244263" calcext:value-type="float">
            <text:p>1.39647722244263</text:p>
          </table:table-cell>
          <table:table-cell office:value-type="float" office:value="1.51628232002258" calcext:value-type="float">
            <text:p>1.51628232002258</text:p>
          </table:table-cell>
          <table:table-cell office:value-type="float" office:value="1.26571393013" calcext:value-type="float">
            <text:p>1.26571393013</text:p>
          </table:table-cell>
          <table:table-cell office:value-type="float" office:value="1.45489847660065" calcext:value-type="float">
            <text:p>1.45489847660065</text:p>
          </table:table-cell>
          <table:table-cell office:value-type="float" office:value="1.34298181533813" calcext:value-type="float">
            <text:p>1.34298181533813</text:p>
          </table:table-cell>
          <table:table-cell office:value-type="float" office:value="1.20161294937134" calcext:value-type="float">
            <text:p>1.20161294937134</text:p>
          </table:table-cell>
          <table:table-cell office:value-type="float" office:value="1.37398207187653" calcext:value-type="float">
            <text:p>1.37398207187653</text:p>
          </table:table-cell>
          <table:table-cell office:value-type="float" office:value="1.41155588626862" calcext:value-type="float">
            <text:p>1.41155588626862</text:p>
          </table:table-cell>
          <table:table-cell office:value-type="float" office:value="1.47379076480865" calcext:value-type="float">
            <text:p>1.47379076480865</text:p>
          </table:table-cell>
          <table:table-cell office:value-type="float" office:value="1.24017453193665" calcext:value-type="float">
            <text:p>1.24017453193665</text:p>
          </table:table-cell>
          <table:table-cell office:value-type="float" office:value="1.33404183387756" calcext:value-type="float">
            <text:p>1.33404183387756</text:p>
          </table:table-cell>
          <table:table-cell office:value-type="float" office:value="1.6148020029068" calcext:value-type="float">
            <text:p>1.6148020029068</text:p>
          </table:table-cell>
          <table:table-cell office:value-type="float" office:value="1.15909552574158" calcext:value-type="float">
            <text:p>1.15909552574158</text:p>
          </table:table-cell>
          <table:table-cell office:value-type="float" office:value="1.48960113525391" calcext:value-type="float">
            <text:p>1.48960113525391</text:p>
          </table:table-cell>
          <table:table-cell office:value-type="float" office:value="1.60881388187408" calcext:value-type="float">
            <text:p>1.60881388187408</text:p>
          </table:table-cell>
          <table:table-cell office:value-type="float" office:value="1.53243911266327" calcext:value-type="float">
            <text:p>1.53243911266327</text:p>
          </table:table-cell>
          <table:table-cell office:value-type="float" office:value="1.39779245853424" calcext:value-type="float">
            <text:p>1.39779245853424</text:p>
          </table:table-cell>
          <table:table-cell office:value-type="float" office:value="1.63776624202728" calcext:value-type="float">
            <text:p>1.63776624202728</text:p>
          </table:table-cell>
          <table:table-cell office:value-type="float" office:value="1.57702553272247" calcext:value-type="float">
            <text:p>1.57702553272247</text:p>
          </table:table-cell>
          <table:table-cell office:value-type="float" office:value="1.1636016368866" calcext:value-type="float">
            <text:p>1.1636016368866</text:p>
          </table:table-cell>
          <table:table-cell office:value-type="float" office:value="1.51022303104401" calcext:value-type="float">
            <text:p>1.51022303104401</text:p>
          </table:table-cell>
          <table:table-cell office:value-type="float" office:value="1.55290579795837" calcext:value-type="float">
            <text:p>1.55290579795837</text:p>
          </table:table-cell>
          <table:table-cell office:value-type="float" office:value="1.52934372425079" calcext:value-type="float">
            <text:p>1.52934372425079</text:p>
          </table:table-cell>
          <table:table-cell office:value-type="float" office:value="1.62064063549042" calcext:value-type="float">
            <text:p>1.62064063549042</text:p>
          </table:table-cell>
          <table:table-cell office:value-type="float" office:value="1.53741240501404" calcext:value-type="float">
            <text:p>1.53741240501404</text:p>
          </table:table-cell>
          <table:table-cell office:value-type="float" office:value="1.56965124607086" calcext:value-type="float">
            <text:p>1.56965124607086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63760733604431" calcext:value-type="float">
            <text:p>1.63760733604431</text:p>
          </table:table-cell>
          <table:table-cell office:value-type="float" office:value="1.53652501106262" calcext:value-type="float">
            <text:p>1.53652501106262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44567680358887" calcext:value-type="float">
            <text:p>1.44567680358887</text:p>
          </table:table-cell>
          <table:table-cell office:value-type="float" office:value="1.42523074150085" calcext:value-type="float">
            <text:p>1.42523074150085</text:p>
          </table:table-cell>
          <table:table-cell office:value-type="float" office:value="1.489750623703" calcext:value-type="float">
            <text:p>1.489750623703</text:p>
          </table:table-cell>
          <table:table-cell office:value-type="float" office:value="1.39118313789368" calcext:value-type="float">
            <text:p>1.39118313789368</text:p>
          </table:table-cell>
          <table:table-cell office:value-type="float" office:value="1.3528665304184" calcext:value-type="float">
            <text:p>1.3528665304184</text:p>
          </table:table-cell>
          <table:table-cell office:value-type="float" office:value="1.45803487300873" calcext:value-type="float">
            <text:p>1.45803487300873</text:p>
          </table:table-cell>
          <table:table-cell office:value-type="float" office:value="0.539591312408447" calcext:value-type="float">
            <text:p>0.539591312408447</text:p>
          </table:table-cell>
          <table:table-cell office:value-type="float" office:value="1.44330632686615" calcext:value-type="float">
            <text:p>1.44330632686615</text:p>
          </table:table-cell>
          <table:table-cell office:value-type="float" office:value="1.40996587276459" calcext:value-type="float">
            <text:p>1.40996587276459</text:p>
          </table:table-cell>
          <table:table-cell office:value-type="float" office:value="1.27912759780884" calcext:value-type="float">
            <text:p>1.27912759780884</text:p>
          </table:table-cell>
          <table:table-cell office:value-type="float" office:value="1.32532024383545" calcext:value-type="float">
            <text:p>1.32532024383545</text:p>
          </table:table-cell>
          <table:table-cell office:value-type="float" office:value="1.44588732719421" calcext:value-type="float">
            <text:p>1.44588732719421</text:p>
          </table:table-cell>
          <table:table-cell office:value-type="float" office:value="1.52374708652496" calcext:value-type="float">
            <text:p>1.52374708652496</text:p>
          </table:table-cell>
          <table:table-cell office:value-type="float" office:value="1.40336465835571" calcext:value-type="float">
            <text:p>1.40336465835571</text:p>
          </table:table-cell>
          <table:table-cell office:value-type="float" office:value="1.60077261924744" calcext:value-type="float">
            <text:p>1.60077261924744</text:p>
          </table:table-cell>
          <table:table-cell office:value-type="float" office:value="1.45242846012115" calcext:value-type="float">
            <text:p>1.45242846012115</text:p>
          </table:table-cell>
          <table:table-cell office:value-type="float" office:value="1.47004282474518" calcext:value-type="float">
            <text:p>1.47004282474518</text:p>
          </table:table-cell>
          <table:table-cell office:value-type="float" office:value="1.34840130805969" calcext:value-type="float">
            <text:p>1.34840130805969</text:p>
          </table:table-cell>
          <table:table-cell office:value-type="float" office:value="1.44615721702576" calcext:value-type="float">
            <text:p>1.44615721702576</text:p>
          </table:table-cell>
          <table:table-cell office:value-type="float" office:value="1.34652197360992" calcext:value-type="float">
            <text:p>1.34652197360992</text:p>
          </table:table-cell>
          <table:table-cell office:value-type="float" office:value="1.36258316040039" calcext:value-type="float">
            <text:p>1.36258316040039</text:p>
          </table:table-cell>
          <table:table-cell office:value-type="float" office:value="1.05770754814148" calcext:value-type="float">
            <text:p>1.05770754814148</text:p>
          </table:table-cell>
          <table:table-cell office:value-type="float" office:value="1.47755885124207" calcext:value-type="float">
            <text:p>1.47755885124207</text:p>
          </table:table-cell>
          <table:table-cell office:value-type="float" office:value="1.50993204116821" calcext:value-type="float">
            <text:p>1.50993204116821</text:p>
          </table:table-cell>
          <table:table-cell office:value-type="float" office:value="1.46944391727448" calcext:value-type="float">
            <text:p>1.46944391727448</text:p>
          </table:table-cell>
          <table:table-cell office:value-type="float" office:value="1.41130411624908" calcext:value-type="float">
            <text:p>1.41130411624908</text:p>
          </table:table-cell>
          <table:table-cell office:value-type="float" office:value="1.53192937374115" calcext:value-type="float">
            <text:p>1.53192937374115</text:p>
          </table:table-cell>
          <table:table-cell office:value-type="float" office:value="1.5288792848587" calcext:value-type="float">
            <text:p>1.5288792848587</text:p>
          </table:table-cell>
          <table:table-cell office:value-type="float" office:value="1.38917219638824" calcext:value-type="float">
            <text:p>1.38917219638824</text:p>
          </table:table-cell>
          <table:table-cell office:value-type="float" office:value="1.44773876667023" calcext:value-type="float">
            <text:p>1.44773876667023</text:p>
          </table:table-cell>
          <table:table-cell office:value-type="float" office:value="1.43406283855438" calcext:value-type="float">
            <text:p>1.43406283855438</text:p>
          </table:table-cell>
          <table:table-cell office:value-type="float" office:value="1.31469738483429" calcext:value-type="float">
            <text:p>1.31469738483429</text:p>
          </table:table-cell>
          <table:table-cell office:value-type="float" office:value="1.57373011112213" calcext:value-type="float">
            <text:p>1.57373011112213</text:p>
          </table:table-cell>
          <table:table-cell office:value-type="float" office:value="1.44681072235107" calcext:value-type="float">
            <text:p>1.44681072235107</text:p>
          </table:table-cell>
          <table:table-cell office:value-type="float" office:value="1.50635933876038" calcext:value-type="float">
            <text:p>1.50635933876038</text:p>
          </table:table-cell>
          <table:table-cell office:value-type="float" office:value="1.40997469425201" calcext:value-type="float">
            <text:p>1.40997469425201</text:p>
          </table:table-cell>
          <table:table-cell table:number-columns-repeated="9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309" calcext:value-type="float">
            <text:p>1.4309</text:p>
          </table:table-cell>
          <table:table-cell office:value-type="float" office:value="1.4473" calcext:value-type="float">
            <text:p>1.4473</text:p>
          </table:table-cell>
          <table:table-cell office:value-type="float" office:value="1.6378" calcext:value-type="float">
            <text:p>1.6378</text:p>
          </table:table-cell>
          <table:table-cell office:value-type="float" office:value="0.5396" calcext:value-type="float">
            <text:p>0.5396</text:p>
          </table:table-cell>
          <table:table-cell office:value-type="float" office:value="1.40349066257477" calcext:value-type="float">
            <text:p>1.40349066257477</text:p>
          </table:table-cell>
          <table:table-cell office:value-type="float" office:value="1.61819446086884" calcext:value-type="float">
            <text:p>1.61819446086884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4625890254974" calcext:value-type="float">
            <text:p>1.44625890254974</text:p>
          </table:table-cell>
          <table:table-cell office:value-type="float" office:value="1.55104470252991" calcext:value-type="float">
            <text:p>1.55104470252991</text:p>
          </table:table-cell>
          <table:table-cell office:value-type="float" office:value="1.41397595405579" calcext:value-type="float">
            <text:p>1.41397595405579</text:p>
          </table:table-cell>
          <table:table-cell office:value-type="float" office:value="1.46053326129913" calcext:value-type="float">
            <text:p>1.46053326129913</text:p>
          </table:table-cell>
          <table:table-cell office:value-type="float" office:value="1.48973596096039" calcext:value-type="float">
            <text:p>1.48973596096039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51665234565735" calcext:value-type="float">
            <text:p>1.51665234565735</text:p>
          </table:table-cell>
          <table:table-cell office:value-type="float" office:value="1.42069315910339" calcext:value-type="float">
            <text:p>1.42069315910339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39647722244263" calcext:value-type="float">
            <text:p>1.39647722244263</text:p>
          </table:table-cell>
          <table:table-cell office:value-type="float" office:value="1.51628232002258" calcext:value-type="float">
            <text:p>1.51628232002258</text:p>
          </table:table-cell>
          <table:table-cell office:value-type="float" office:value="1.26571393013" calcext:value-type="float">
            <text:p>1.26571393013</text:p>
          </table:table-cell>
          <table:table-cell office:value-type="float" office:value="1.45489847660065" calcext:value-type="float">
            <text:p>1.45489847660065</text:p>
          </table:table-cell>
          <table:table-cell office:value-type="float" office:value="1.34298181533813" calcext:value-type="float">
            <text:p>1.34298181533813</text:p>
          </table:table-cell>
          <table:table-cell office:value-type="float" office:value="1.20161294937134" calcext:value-type="float">
            <text:p>1.20161294937134</text:p>
          </table:table-cell>
          <table:table-cell office:value-type="float" office:value="1.37398207187653" calcext:value-type="float">
            <text:p>1.37398207187653</text:p>
          </table:table-cell>
          <table:table-cell office:value-type="float" office:value="1.41155588626862" calcext:value-type="float">
            <text:p>1.41155588626862</text:p>
          </table:table-cell>
          <table:table-cell office:value-type="float" office:value="1.47379076480865" calcext:value-type="float">
            <text:p>1.47379076480865</text:p>
          </table:table-cell>
          <table:table-cell office:value-type="float" office:value="1.24017453193665" calcext:value-type="float">
            <text:p>1.24017453193665</text:p>
          </table:table-cell>
          <table:table-cell office:value-type="float" office:value="1.33404183387756" calcext:value-type="float">
            <text:p>1.33404183387756</text:p>
          </table:table-cell>
          <table:table-cell office:value-type="float" office:value="1.6148020029068" calcext:value-type="float">
            <text:p>1.6148020029068</text:p>
          </table:table-cell>
          <table:table-cell office:value-type="float" office:value="1.15909552574158" calcext:value-type="float">
            <text:p>1.15909552574158</text:p>
          </table:table-cell>
          <table:table-cell office:value-type="float" office:value="1.48960113525391" calcext:value-type="float">
            <text:p>1.48960113525391</text:p>
          </table:table-cell>
          <table:table-cell office:value-type="float" office:value="1.60881388187408" calcext:value-type="float">
            <text:p>1.60881388187408</text:p>
          </table:table-cell>
          <table:table-cell office:value-type="float" office:value="1.53243911266327" calcext:value-type="float">
            <text:p>1.53243911266327</text:p>
          </table:table-cell>
          <table:table-cell office:value-type="float" office:value="1.39779245853424" calcext:value-type="float">
            <text:p>1.39779245853424</text:p>
          </table:table-cell>
          <table:table-cell office:value-type="float" office:value="1.63776624202728" calcext:value-type="float">
            <text:p>1.63776624202728</text:p>
          </table:table-cell>
          <table:table-cell office:value-type="float" office:value="1.57702553272247" calcext:value-type="float">
            <text:p>1.57702553272247</text:p>
          </table:table-cell>
          <table:table-cell office:value-type="float" office:value="1.1636016368866" calcext:value-type="float">
            <text:p>1.1636016368866</text:p>
          </table:table-cell>
          <table:table-cell office:value-type="float" office:value="1.51022303104401" calcext:value-type="float">
            <text:p>1.51022303104401</text:p>
          </table:table-cell>
          <table:table-cell office:value-type="float" office:value="1.55290579795837" calcext:value-type="float">
            <text:p>1.55290579795837</text:p>
          </table:table-cell>
          <table:table-cell office:value-type="float" office:value="1.52934372425079" calcext:value-type="float">
            <text:p>1.52934372425079</text:p>
          </table:table-cell>
          <table:table-cell office:value-type="float" office:value="1.62064063549042" calcext:value-type="float">
            <text:p>1.62064063549042</text:p>
          </table:table-cell>
          <table:table-cell office:value-type="float" office:value="1.53741240501404" calcext:value-type="float">
            <text:p>1.53741240501404</text:p>
          </table:table-cell>
          <table:table-cell office:value-type="float" office:value="1.56965124607086" calcext:value-type="float">
            <text:p>1.56965124607086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63760733604431" calcext:value-type="float">
            <text:p>1.63760733604431</text:p>
          </table:table-cell>
          <table:table-cell office:value-type="float" office:value="1.53652501106262" calcext:value-type="float">
            <text:p>1.53652501106262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44567680358887" calcext:value-type="float">
            <text:p>1.44567680358887</text:p>
          </table:table-cell>
          <table:table-cell office:value-type="float" office:value="1.42523074150085" calcext:value-type="float">
            <text:p>1.42523074150085</text:p>
          </table:table-cell>
          <table:table-cell office:value-type="float" office:value="1.489750623703" calcext:value-type="float">
            <text:p>1.489750623703</text:p>
          </table:table-cell>
          <table:table-cell office:value-type="float" office:value="1.39118313789368" calcext:value-type="float">
            <text:p>1.39118313789368</text:p>
          </table:table-cell>
          <table:table-cell office:value-type="float" office:value="1.3528665304184" calcext:value-type="float">
            <text:p>1.3528665304184</text:p>
          </table:table-cell>
          <table:table-cell office:value-type="float" office:value="1.45803487300873" calcext:value-type="float">
            <text:p>1.45803487300873</text:p>
          </table:table-cell>
          <table:table-cell office:value-type="float" office:value="0.539591312408447" calcext:value-type="float">
            <text:p>0.539591312408447</text:p>
          </table:table-cell>
          <table:table-cell office:value-type="float" office:value="1.44330632686615" calcext:value-type="float">
            <text:p>1.44330632686615</text:p>
          </table:table-cell>
          <table:table-cell office:value-type="float" office:value="1.40996587276459" calcext:value-type="float">
            <text:p>1.40996587276459</text:p>
          </table:table-cell>
          <table:table-cell office:value-type="float" office:value="1.27912759780884" calcext:value-type="float">
            <text:p>1.27912759780884</text:p>
          </table:table-cell>
          <table:table-cell office:value-type="float" office:value="1.32532024383545" calcext:value-type="float">
            <text:p>1.32532024383545</text:p>
          </table:table-cell>
          <table:table-cell office:value-type="float" office:value="1.44588732719421" calcext:value-type="float">
            <text:p>1.44588732719421</text:p>
          </table:table-cell>
          <table:table-cell office:value-type="float" office:value="1.52374708652496" calcext:value-type="float">
            <text:p>1.52374708652496</text:p>
          </table:table-cell>
          <table:table-cell office:value-type="float" office:value="1.40336465835571" calcext:value-type="float">
            <text:p>1.40336465835571</text:p>
          </table:table-cell>
          <table:table-cell office:value-type="float" office:value="1.60077261924744" calcext:value-type="float">
            <text:p>1.60077261924744</text:p>
          </table:table-cell>
          <table:table-cell office:value-type="float" office:value="1.45242846012115" calcext:value-type="float">
            <text:p>1.45242846012115</text:p>
          </table:table-cell>
          <table:table-cell office:value-type="float" office:value="1.47004282474518" calcext:value-type="float">
            <text:p>1.47004282474518</text:p>
          </table:table-cell>
          <table:table-cell office:value-type="float" office:value="1.34840130805969" calcext:value-type="float">
            <text:p>1.34840130805969</text:p>
          </table:table-cell>
          <table:table-cell office:value-type="float" office:value="1.44615721702576" calcext:value-type="float">
            <text:p>1.44615721702576</text:p>
          </table:table-cell>
          <table:table-cell office:value-type="float" office:value="1.34652197360992" calcext:value-type="float">
            <text:p>1.34652197360992</text:p>
          </table:table-cell>
          <table:table-cell office:value-type="float" office:value="1.36258316040039" calcext:value-type="float">
            <text:p>1.36258316040039</text:p>
          </table:table-cell>
          <table:table-cell office:value-type="float" office:value="1.05770754814148" calcext:value-type="float">
            <text:p>1.05770754814148</text:p>
          </table:table-cell>
          <table:table-cell office:value-type="float" office:value="1.47755885124207" calcext:value-type="float">
            <text:p>1.47755885124207</text:p>
          </table:table-cell>
          <table:table-cell office:value-type="float" office:value="1.50993204116821" calcext:value-type="float">
            <text:p>1.50993204116821</text:p>
          </table:table-cell>
          <table:table-cell office:value-type="float" office:value="1.46944391727448" calcext:value-type="float">
            <text:p>1.46944391727448</text:p>
          </table:table-cell>
          <table:table-cell office:value-type="float" office:value="1.41130411624908" calcext:value-type="float">
            <text:p>1.41130411624908</text:p>
          </table:table-cell>
          <table:table-cell office:value-type="float" office:value="1.53192937374115" calcext:value-type="float">
            <text:p>1.53192937374115</text:p>
          </table:table-cell>
          <table:table-cell office:value-type="float" office:value="1.5288792848587" calcext:value-type="float">
            <text:p>1.5288792848587</text:p>
          </table:table-cell>
          <table:table-cell office:value-type="float" office:value="1.38917219638824" calcext:value-type="float">
            <text:p>1.38917219638824</text:p>
          </table:table-cell>
          <table:table-cell office:value-type="float" office:value="1.44773876667023" calcext:value-type="float">
            <text:p>1.44773876667023</text:p>
          </table:table-cell>
          <table:table-cell office:value-type="float" office:value="1.43406283855438" calcext:value-type="float">
            <text:p>1.43406283855438</text:p>
          </table:table-cell>
          <table:table-cell office:value-type="float" office:value="1.31469738483429" calcext:value-type="float">
            <text:p>1.31469738483429</text:p>
          </table:table-cell>
          <table:table-cell office:value-type="float" office:value="1.57373011112213" calcext:value-type="float">
            <text:p>1.57373011112213</text:p>
          </table:table-cell>
          <table:table-cell office:value-type="float" office:value="1.44681072235107" calcext:value-type="float">
            <text:p>1.44681072235107</text:p>
          </table:table-cell>
          <table:table-cell office:value-type="float" office:value="1.50635933876038" calcext:value-type="float">
            <text:p>1.50635933876038</text:p>
          </table:table-cell>
          <table:table-cell office:value-type="float" office:value="1.40997469425201" calcext:value-type="float">
            <text:p>1.40997469425201</text:p>
          </table:table-cell>
          <table:table-cell table:number-columns-repeated="9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256" calcext:value-type="float">
            <text:p>1.5256</text:p>
          </table:table-cell>
          <table:table-cell office:value-type="float" office:value="1.5158" calcext:value-type="float">
            <text:p>1.5158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2747" calcext:value-type="float">
            <text:p>1.2747</text:p>
          </table:table-cell>
          <table:table-cell office:value-type="float" office:value="1.45064973831177" calcext:value-type="float">
            <text:p>1.45064973831177</text:p>
          </table:table-cell>
          <table:table-cell office:value-type="float" office:value="1.52968668937683" calcext:value-type="float">
            <text:p>1.52968668937683</text:p>
          </table:table-cell>
          <table:table-cell office:value-type="float" office:value="1.40781712532043" calcext:value-type="float">
            <text:p>1.40781712532043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8022902011871" calcext:value-type="float">
            <text:p>1.48022902011871</text:p>
          </table:table-cell>
          <table:table-cell office:value-type="float" office:value="1.60573196411133" calcext:value-type="float">
            <text:p>1.60573196411133</text:p>
          </table:table-cell>
          <table:table-cell office:value-type="float" office:value="1.46179533004761" calcext:value-type="float">
            <text:p>1.46179533004761</text:p>
          </table:table-cell>
          <table:table-cell office:value-type="float" office:value="1.67104530334473" calcext:value-type="float">
            <text:p>1.67104530334473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51671576499939" calcext:value-type="float">
            <text:p>1.51671576499939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51485145092011" calcext:value-type="float">
            <text:p>1.51485145092011</text:p>
          </table:table-cell>
          <table:table-cell office:value-type="float" office:value="1.42555642127991" calcext:value-type="float">
            <text:p>1.42555642127991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9469995498657" calcext:value-type="float">
            <text:p>1.49469995498657</text:p>
          </table:table-cell>
          <table:table-cell office:value-type="float" office:value="1.54788196086884" calcext:value-type="float">
            <text:p>1.54788196086884</text:p>
          </table:table-cell>
          <table:table-cell office:value-type="float" office:value="1.4079852104187" calcext:value-type="float">
            <text:p>1.4079852104187</text:p>
          </table:table-cell>
          <table:table-cell office:value-type="float" office:value="1.45786845684052" calcext:value-type="float">
            <text:p>1.45786845684052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60990834236145" calcext:value-type="float">
            <text:p>1.60990834236145</text:p>
          </table:table-cell>
          <table:table-cell office:value-type="float" office:value="1.52719557285309" calcext:value-type="float">
            <text:p>1.52719557285309</text:p>
          </table:table-cell>
          <table:table-cell office:value-type="float" office:value="1.62622964382172" calcext:value-type="float">
            <text:p>1.62622964382172</text:p>
          </table:table-cell>
          <table:table-cell office:value-type="float" office:value="1.5811333656311" calcext:value-type="float">
            <text:p>1.5811333656311</text:p>
          </table:table-cell>
          <table:table-cell office:value-type="float" office:value="1.49049091339111" calcext:value-type="float">
            <text:p>1.49049091339111</text:p>
          </table:table-cell>
          <table:table-cell office:value-type="float" office:value="1.56347239017487" calcext:value-type="float">
            <text:p>1.56347239017487</text:p>
          </table:table-cell>
          <table:table-cell office:value-type="float" office:value="1.57061278820038" calcext:value-type="float">
            <text:p>1.57061278820038</text:p>
          </table:table-cell>
          <table:table-cell office:value-type="float" office:value="1.50727522373199" calcext:value-type="float">
            <text:p>1.50727522373199</text:p>
          </table:table-cell>
          <table:table-cell office:value-type="float" office:value="1.44999587535858" calcext:value-type="float">
            <text:p>1.44999587535858</text:p>
          </table:table-cell>
          <table:table-cell office:value-type="float" office:value="1.27469539642334" calcext:value-type="float">
            <text:p>1.27469539642334</text:p>
          </table:table-cell>
          <table:table-cell office:value-type="float" office:value="1.59445750713348" calcext:value-type="float">
            <text:p>1.59445750713348</text:p>
          </table:table-cell>
          <table:table-cell office:value-type="float" office:value="1.47518944740295" calcext:value-type="float">
            <text:p>1.47518944740295</text:p>
          </table:table-cell>
          <table:table-cell office:value-type="float" office:value="1.44226717948914" calcext:value-type="float">
            <text:p>1.44226717948914</text:p>
          </table:table-cell>
          <table:table-cell office:value-type="float" office:value="1.58672904968262" calcext:value-type="float">
            <text:p>1.58672904968262</text:p>
          </table:table-cell>
          <table:table-cell office:value-type="float" office:value="1.3219313621521" calcext:value-type="float">
            <text:p>1.3219313621521</text:p>
          </table:table-cell>
          <table:table-cell office:value-type="float" office:value="1.45031177997589" calcext:value-type="float">
            <text:p>1.45031177997589</text:p>
          </table:table-cell>
          <table:table-cell office:value-type="float" office:value="1.55156230926514" calcext:value-type="float">
            <text:p>1.55156230926514</text:p>
          </table:table-cell>
          <table:table-cell office:value-type="float" office:value="1.53214824199677" calcext:value-type="float">
            <text:p>1.53214824199677</text:p>
          </table:table-cell>
          <table:table-cell office:value-type="float" office:value="1.3867871761322" calcext:value-type="float">
            <text:p>1.3867871761322</text:p>
          </table:table-cell>
          <table:table-cell office:value-type="float" office:value="1.493492603302" calcext:value-type="float">
            <text:p>1.493492603302</text:p>
          </table:table-cell>
          <table:table-cell office:value-type="float" office:value="1.75000178813934" calcext:value-type="float">
            <text:p>1.75000178813934</text:p>
          </table:table-cell>
          <table:table-cell office:value-type="float" office:value="1.50868678092957" calcext:value-type="float">
            <text:p>1.50868678092957</text:p>
          </table:table-cell>
          <table:table-cell office:value-type="float" office:value="1.55205929279327" calcext:value-type="float">
            <text:p>1.55205929279327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61080420017242" calcext:value-type="float">
            <text:p>1.61080420017242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62108469009399" calcext:value-type="float">
            <text:p>1.62108469009399</text:p>
          </table:table-cell>
          <table:table-cell office:value-type="float" office:value="1.34469747543335" calcext:value-type="float">
            <text:p>1.34469747543335</text:p>
          </table:table-cell>
          <table:table-cell office:value-type="float" office:value="1.44771456718445" calcext:value-type="float">
            <text:p>1.44771456718445</text:p>
          </table:table-cell>
          <table:table-cell office:value-type="float" office:value="1.59562110900879" calcext:value-type="float">
            <text:p>1.59562110900879</text:p>
          </table:table-cell>
          <table:table-cell office:value-type="float" office:value="1.53566932678223" calcext:value-type="float">
            <text:p>1.53566932678223</text:p>
          </table:table-cell>
          <table:table-cell office:value-type="float" office:value="1.65604853630066" calcext:value-type="float">
            <text:p>1.65604853630066</text:p>
          </table:table-cell>
          <table:table-cell office:value-type="float" office:value="1.68159902095795" calcext:value-type="float">
            <text:p>1.68159902095795</text:p>
          </table:table-cell>
          <table:table-cell office:value-type="float" office:value="1.6543550491333" calcext:value-type="float">
            <text:p>1.6543550491333</text:p>
          </table:table-cell>
          <table:table-cell office:value-type="float" office:value="1.43473672866821" calcext:value-type="float">
            <text:p>1.43473672866821</text:p>
          </table:table-cell>
          <table:table-cell office:value-type="float" office:value="1.57511675357819" calcext:value-type="float">
            <text:p>1.57511675357819</text:p>
          </table:table-cell>
          <table:table-cell office:value-type="float" office:value="1.498694896698" calcext:value-type="float">
            <text:p>1.498694896698</text:p>
          </table:table-cell>
          <table:table-cell office:value-type="float" office:value="1.39667439460754" calcext:value-type="float">
            <text:p>1.39667439460754</text:p>
          </table:table-cell>
          <table:table-cell office:value-type="float" office:value="1.5179477930069" calcext:value-type="float">
            <text:p>1.5179477930069</text:p>
          </table:table-cell>
          <table:table-cell office:value-type="float" office:value="1.63876903057098" calcext:value-type="float">
            <text:p>1.63876903057098</text:p>
          </table:table-cell>
          <table:table-cell office:value-type="float" office:value="1.67446970939636" calcext:value-type="float">
            <text:p>1.67446970939636</text:p>
          </table:table-cell>
          <table:table-cell office:value-type="float" office:value="1.68031418323517" calcext:value-type="float">
            <text:p>1.68031418323517</text:p>
          </table:table-cell>
          <table:table-cell office:value-type="float" office:value="1.4872282743454" calcext:value-type="float">
            <text:p>1.4872282743454</text:p>
          </table:table-cell>
          <table:table-cell office:value-type="float" office:value="1.45420956611633" calcext:value-type="float">
            <text:p>1.45420956611633</text:p>
          </table:table-cell>
          <table:table-cell office:value-type="float" office:value="1.53473091125488" calcext:value-type="float">
            <text:p>1.53473091125488</text:p>
          </table:table-cell>
          <table:table-cell office:value-type="float" office:value="1.6399313211441" calcext:value-type="float">
            <text:p>1.6399313211441</text:p>
          </table:table-cell>
          <table:table-cell office:value-type="float" office:value="1.43803131580353" calcext:value-type="float">
            <text:p>1.43803131580353</text:p>
          </table:table-cell>
          <table:table-cell table:number-columns-repeated="1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256" calcext:value-type="float">
            <text:p>1.5256</text:p>
          </table:table-cell>
          <table:table-cell office:value-type="float" office:value="1.5158" calcext:value-type="float">
            <text:p>1.5158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2747" calcext:value-type="float">
            <text:p>1.2747</text:p>
          </table:table-cell>
          <table:table-cell office:value-type="float" office:value="1.45064973831177" calcext:value-type="float">
            <text:p>1.45064973831177</text:p>
          </table:table-cell>
          <table:table-cell office:value-type="float" office:value="1.52968668937683" calcext:value-type="float">
            <text:p>1.52968668937683</text:p>
          </table:table-cell>
          <table:table-cell office:value-type="float" office:value="1.40781712532043" calcext:value-type="float">
            <text:p>1.40781712532043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8022902011871" calcext:value-type="float">
            <text:p>1.48022902011871</text:p>
          </table:table-cell>
          <table:table-cell office:value-type="float" office:value="1.60573196411133" calcext:value-type="float">
            <text:p>1.60573196411133</text:p>
          </table:table-cell>
          <table:table-cell office:value-type="float" office:value="1.46179533004761" calcext:value-type="float">
            <text:p>1.46179533004761</text:p>
          </table:table-cell>
          <table:table-cell office:value-type="float" office:value="1.67104530334473" calcext:value-type="float">
            <text:p>1.67104530334473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51671576499939" calcext:value-type="float">
            <text:p>1.51671576499939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51485145092011" calcext:value-type="float">
            <text:p>1.51485145092011</text:p>
          </table:table-cell>
          <table:table-cell office:value-type="float" office:value="1.42555642127991" calcext:value-type="float">
            <text:p>1.42555642127991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9469995498657" calcext:value-type="float">
            <text:p>1.49469995498657</text:p>
          </table:table-cell>
          <table:table-cell office:value-type="float" office:value="1.54788196086884" calcext:value-type="float">
            <text:p>1.54788196086884</text:p>
          </table:table-cell>
          <table:table-cell office:value-type="float" office:value="1.4079852104187" calcext:value-type="float">
            <text:p>1.4079852104187</text:p>
          </table:table-cell>
          <table:table-cell office:value-type="float" office:value="1.45786845684052" calcext:value-type="float">
            <text:p>1.45786845684052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60990834236145" calcext:value-type="float">
            <text:p>1.60990834236145</text:p>
          </table:table-cell>
          <table:table-cell office:value-type="float" office:value="1.52719557285309" calcext:value-type="float">
            <text:p>1.52719557285309</text:p>
          </table:table-cell>
          <table:table-cell office:value-type="float" office:value="1.62622964382172" calcext:value-type="float">
            <text:p>1.62622964382172</text:p>
          </table:table-cell>
          <table:table-cell office:value-type="float" office:value="1.5811333656311" calcext:value-type="float">
            <text:p>1.5811333656311</text:p>
          </table:table-cell>
          <table:table-cell office:value-type="float" office:value="1.49049091339111" calcext:value-type="float">
            <text:p>1.49049091339111</text:p>
          </table:table-cell>
          <table:table-cell office:value-type="float" office:value="1.56347239017487" calcext:value-type="float">
            <text:p>1.56347239017487</text:p>
          </table:table-cell>
          <table:table-cell office:value-type="float" office:value="1.57061278820038" calcext:value-type="float">
            <text:p>1.57061278820038</text:p>
          </table:table-cell>
          <table:table-cell office:value-type="float" office:value="1.50727522373199" calcext:value-type="float">
            <text:p>1.50727522373199</text:p>
          </table:table-cell>
          <table:table-cell office:value-type="float" office:value="1.44999587535858" calcext:value-type="float">
            <text:p>1.44999587535858</text:p>
          </table:table-cell>
          <table:table-cell office:value-type="float" office:value="1.27469539642334" calcext:value-type="float">
            <text:p>1.27469539642334</text:p>
          </table:table-cell>
          <table:table-cell office:value-type="float" office:value="1.59445750713348" calcext:value-type="float">
            <text:p>1.59445750713348</text:p>
          </table:table-cell>
          <table:table-cell office:value-type="float" office:value="1.47518944740295" calcext:value-type="float">
            <text:p>1.47518944740295</text:p>
          </table:table-cell>
          <table:table-cell office:value-type="float" office:value="1.44226717948914" calcext:value-type="float">
            <text:p>1.44226717948914</text:p>
          </table:table-cell>
          <table:table-cell office:value-type="float" office:value="1.58672904968262" calcext:value-type="float">
            <text:p>1.58672904968262</text:p>
          </table:table-cell>
          <table:table-cell office:value-type="float" office:value="1.3219313621521" calcext:value-type="float">
            <text:p>1.3219313621521</text:p>
          </table:table-cell>
          <table:table-cell office:value-type="float" office:value="1.45031177997589" calcext:value-type="float">
            <text:p>1.45031177997589</text:p>
          </table:table-cell>
          <table:table-cell office:value-type="float" office:value="1.55156230926514" calcext:value-type="float">
            <text:p>1.55156230926514</text:p>
          </table:table-cell>
          <table:table-cell office:value-type="float" office:value="1.53214824199677" calcext:value-type="float">
            <text:p>1.53214824199677</text:p>
          </table:table-cell>
          <table:table-cell office:value-type="float" office:value="1.3867871761322" calcext:value-type="float">
            <text:p>1.3867871761322</text:p>
          </table:table-cell>
          <table:table-cell office:value-type="float" office:value="1.493492603302" calcext:value-type="float">
            <text:p>1.493492603302</text:p>
          </table:table-cell>
          <table:table-cell office:value-type="float" office:value="1.75000178813934" calcext:value-type="float">
            <text:p>1.75000178813934</text:p>
          </table:table-cell>
          <table:table-cell office:value-type="float" office:value="1.50868678092957" calcext:value-type="float">
            <text:p>1.50868678092957</text:p>
          </table:table-cell>
          <table:table-cell office:value-type="float" office:value="1.55205929279327" calcext:value-type="float">
            <text:p>1.55205929279327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61080420017242" calcext:value-type="float">
            <text:p>1.61080420017242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62108469009399" calcext:value-type="float">
            <text:p>1.62108469009399</text:p>
          </table:table-cell>
          <table:table-cell office:value-type="float" office:value="1.34469747543335" calcext:value-type="float">
            <text:p>1.34469747543335</text:p>
          </table:table-cell>
          <table:table-cell office:value-type="float" office:value="1.44771456718445" calcext:value-type="float">
            <text:p>1.44771456718445</text:p>
          </table:table-cell>
          <table:table-cell office:value-type="float" office:value="1.59562110900879" calcext:value-type="float">
            <text:p>1.59562110900879</text:p>
          </table:table-cell>
          <table:table-cell office:value-type="float" office:value="1.53566932678223" calcext:value-type="float">
            <text:p>1.53566932678223</text:p>
          </table:table-cell>
          <table:table-cell office:value-type="float" office:value="1.65604853630066" calcext:value-type="float">
            <text:p>1.65604853630066</text:p>
          </table:table-cell>
          <table:table-cell office:value-type="float" office:value="1.68159902095795" calcext:value-type="float">
            <text:p>1.68159902095795</text:p>
          </table:table-cell>
          <table:table-cell office:value-type="float" office:value="1.6543550491333" calcext:value-type="float">
            <text:p>1.6543550491333</text:p>
          </table:table-cell>
          <table:table-cell office:value-type="float" office:value="1.43473672866821" calcext:value-type="float">
            <text:p>1.43473672866821</text:p>
          </table:table-cell>
          <table:table-cell office:value-type="float" office:value="1.57511675357819" calcext:value-type="float">
            <text:p>1.57511675357819</text:p>
          </table:table-cell>
          <table:table-cell office:value-type="float" office:value="1.498694896698" calcext:value-type="float">
            <text:p>1.498694896698</text:p>
          </table:table-cell>
          <table:table-cell office:value-type="float" office:value="1.39667439460754" calcext:value-type="float">
            <text:p>1.39667439460754</text:p>
          </table:table-cell>
          <table:table-cell office:value-type="float" office:value="1.5179477930069" calcext:value-type="float">
            <text:p>1.5179477930069</text:p>
          </table:table-cell>
          <table:table-cell office:value-type="float" office:value="1.63876903057098" calcext:value-type="float">
            <text:p>1.63876903057098</text:p>
          </table:table-cell>
          <table:table-cell office:value-type="float" office:value="1.67446970939636" calcext:value-type="float">
            <text:p>1.67446970939636</text:p>
          </table:table-cell>
          <table:table-cell office:value-type="float" office:value="1.68031418323517" calcext:value-type="float">
            <text:p>1.68031418323517</text:p>
          </table:table-cell>
          <table:table-cell office:value-type="float" office:value="1.4872282743454" calcext:value-type="float">
            <text:p>1.4872282743454</text:p>
          </table:table-cell>
          <table:table-cell office:value-type="float" office:value="1.45420956611633" calcext:value-type="float">
            <text:p>1.45420956611633</text:p>
          </table:table-cell>
          <table:table-cell office:value-type="float" office:value="1.53473091125488" calcext:value-type="float">
            <text:p>1.53473091125488</text:p>
          </table:table-cell>
          <table:table-cell office:value-type="float" office:value="1.6399313211441" calcext:value-type="float">
            <text:p>1.6399313211441</text:p>
          </table:table-cell>
          <table:table-cell office:value-type="float" office:value="1.43803131580353" calcext:value-type="float">
            <text:p>1.43803131580353</text:p>
          </table:table-cell>
          <table:table-cell table:number-columns-repeated="1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256" calcext:value-type="float">
            <text:p>1.5256</text:p>
          </table:table-cell>
          <table:table-cell office:value-type="float" office:value="1.5158" calcext:value-type="float">
            <text:p>1.5158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2747" calcext:value-type="float">
            <text:p>1.2747</text:p>
          </table:table-cell>
          <table:table-cell office:value-type="float" office:value="1.45064973831177" calcext:value-type="float">
            <text:p>1.45064973831177</text:p>
          </table:table-cell>
          <table:table-cell office:value-type="float" office:value="1.52968668937683" calcext:value-type="float">
            <text:p>1.52968668937683</text:p>
          </table:table-cell>
          <table:table-cell office:value-type="float" office:value="1.40781712532043" calcext:value-type="float">
            <text:p>1.40781712532043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8022902011871" calcext:value-type="float">
            <text:p>1.48022902011871</text:p>
          </table:table-cell>
          <table:table-cell office:value-type="float" office:value="1.60573196411133" calcext:value-type="float">
            <text:p>1.60573196411133</text:p>
          </table:table-cell>
          <table:table-cell office:value-type="float" office:value="1.46179533004761" calcext:value-type="float">
            <text:p>1.46179533004761</text:p>
          </table:table-cell>
          <table:table-cell office:value-type="float" office:value="1.67104530334473" calcext:value-type="float">
            <text:p>1.67104530334473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51671576499939" calcext:value-type="float">
            <text:p>1.51671576499939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51485145092011" calcext:value-type="float">
            <text:p>1.51485145092011</text:p>
          </table:table-cell>
          <table:table-cell office:value-type="float" office:value="1.42555642127991" calcext:value-type="float">
            <text:p>1.42555642127991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9469995498657" calcext:value-type="float">
            <text:p>1.49469995498657</text:p>
          </table:table-cell>
          <table:table-cell office:value-type="float" office:value="1.54788196086884" calcext:value-type="float">
            <text:p>1.54788196086884</text:p>
          </table:table-cell>
          <table:table-cell office:value-type="float" office:value="1.4079852104187" calcext:value-type="float">
            <text:p>1.4079852104187</text:p>
          </table:table-cell>
          <table:table-cell office:value-type="float" office:value="1.45786845684052" calcext:value-type="float">
            <text:p>1.45786845684052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60990834236145" calcext:value-type="float">
            <text:p>1.60990834236145</text:p>
          </table:table-cell>
          <table:table-cell office:value-type="float" office:value="1.52719557285309" calcext:value-type="float">
            <text:p>1.52719557285309</text:p>
          </table:table-cell>
          <table:table-cell office:value-type="float" office:value="1.62622964382172" calcext:value-type="float">
            <text:p>1.62622964382172</text:p>
          </table:table-cell>
          <table:table-cell office:value-type="float" office:value="1.5811333656311" calcext:value-type="float">
            <text:p>1.5811333656311</text:p>
          </table:table-cell>
          <table:table-cell office:value-type="float" office:value="1.49049091339111" calcext:value-type="float">
            <text:p>1.49049091339111</text:p>
          </table:table-cell>
          <table:table-cell office:value-type="float" office:value="1.56347239017487" calcext:value-type="float">
            <text:p>1.56347239017487</text:p>
          </table:table-cell>
          <table:table-cell office:value-type="float" office:value="1.57061278820038" calcext:value-type="float">
            <text:p>1.57061278820038</text:p>
          </table:table-cell>
          <table:table-cell office:value-type="float" office:value="1.50727522373199" calcext:value-type="float">
            <text:p>1.50727522373199</text:p>
          </table:table-cell>
          <table:table-cell office:value-type="float" office:value="1.44999587535858" calcext:value-type="float">
            <text:p>1.44999587535858</text:p>
          </table:table-cell>
          <table:table-cell office:value-type="float" office:value="1.27469539642334" calcext:value-type="float">
            <text:p>1.27469539642334</text:p>
          </table:table-cell>
          <table:table-cell office:value-type="float" office:value="1.59445750713348" calcext:value-type="float">
            <text:p>1.59445750713348</text:p>
          </table:table-cell>
          <table:table-cell office:value-type="float" office:value="1.47518944740295" calcext:value-type="float">
            <text:p>1.47518944740295</text:p>
          </table:table-cell>
          <table:table-cell office:value-type="float" office:value="1.44226717948914" calcext:value-type="float">
            <text:p>1.44226717948914</text:p>
          </table:table-cell>
          <table:table-cell office:value-type="float" office:value="1.58672904968262" calcext:value-type="float">
            <text:p>1.58672904968262</text:p>
          </table:table-cell>
          <table:table-cell office:value-type="float" office:value="1.3219313621521" calcext:value-type="float">
            <text:p>1.3219313621521</text:p>
          </table:table-cell>
          <table:table-cell office:value-type="float" office:value="1.45031177997589" calcext:value-type="float">
            <text:p>1.45031177997589</text:p>
          </table:table-cell>
          <table:table-cell office:value-type="float" office:value="1.55156230926514" calcext:value-type="float">
            <text:p>1.55156230926514</text:p>
          </table:table-cell>
          <table:table-cell office:value-type="float" office:value="1.53214824199677" calcext:value-type="float">
            <text:p>1.53214824199677</text:p>
          </table:table-cell>
          <table:table-cell office:value-type="float" office:value="1.3867871761322" calcext:value-type="float">
            <text:p>1.3867871761322</text:p>
          </table:table-cell>
          <table:table-cell office:value-type="float" office:value="1.493492603302" calcext:value-type="float">
            <text:p>1.493492603302</text:p>
          </table:table-cell>
          <table:table-cell office:value-type="float" office:value="1.75000178813934" calcext:value-type="float">
            <text:p>1.75000178813934</text:p>
          </table:table-cell>
          <table:table-cell office:value-type="float" office:value="1.50868678092957" calcext:value-type="float">
            <text:p>1.50868678092957</text:p>
          </table:table-cell>
          <table:table-cell office:value-type="float" office:value="1.55205929279327" calcext:value-type="float">
            <text:p>1.55205929279327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61080420017242" calcext:value-type="float">
            <text:p>1.61080420017242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62108469009399" calcext:value-type="float">
            <text:p>1.62108469009399</text:p>
          </table:table-cell>
          <table:table-cell office:value-type="float" office:value="1.34469747543335" calcext:value-type="float">
            <text:p>1.34469747543335</text:p>
          </table:table-cell>
          <table:table-cell office:value-type="float" office:value="1.44771456718445" calcext:value-type="float">
            <text:p>1.44771456718445</text:p>
          </table:table-cell>
          <table:table-cell office:value-type="float" office:value="1.59562110900879" calcext:value-type="float">
            <text:p>1.59562110900879</text:p>
          </table:table-cell>
          <table:table-cell office:value-type="float" office:value="1.53566932678223" calcext:value-type="float">
            <text:p>1.53566932678223</text:p>
          </table:table-cell>
          <table:table-cell office:value-type="float" office:value="1.65604853630066" calcext:value-type="float">
            <text:p>1.65604853630066</text:p>
          </table:table-cell>
          <table:table-cell office:value-type="float" office:value="1.68159902095795" calcext:value-type="float">
            <text:p>1.68159902095795</text:p>
          </table:table-cell>
          <table:table-cell office:value-type="float" office:value="1.6543550491333" calcext:value-type="float">
            <text:p>1.6543550491333</text:p>
          </table:table-cell>
          <table:table-cell office:value-type="float" office:value="1.43473672866821" calcext:value-type="float">
            <text:p>1.43473672866821</text:p>
          </table:table-cell>
          <table:table-cell office:value-type="float" office:value="1.57511675357819" calcext:value-type="float">
            <text:p>1.57511675357819</text:p>
          </table:table-cell>
          <table:table-cell office:value-type="float" office:value="1.498694896698" calcext:value-type="float">
            <text:p>1.498694896698</text:p>
          </table:table-cell>
          <table:table-cell office:value-type="float" office:value="1.39667439460754" calcext:value-type="float">
            <text:p>1.39667439460754</text:p>
          </table:table-cell>
          <table:table-cell office:value-type="float" office:value="1.5179477930069" calcext:value-type="float">
            <text:p>1.5179477930069</text:p>
          </table:table-cell>
          <table:table-cell office:value-type="float" office:value="1.63876903057098" calcext:value-type="float">
            <text:p>1.63876903057098</text:p>
          </table:table-cell>
          <table:table-cell office:value-type="float" office:value="1.67446970939636" calcext:value-type="float">
            <text:p>1.67446970939636</text:p>
          </table:table-cell>
          <table:table-cell office:value-type="float" office:value="1.68031418323517" calcext:value-type="float">
            <text:p>1.68031418323517</text:p>
          </table:table-cell>
          <table:table-cell office:value-type="float" office:value="1.4872282743454" calcext:value-type="float">
            <text:p>1.4872282743454</text:p>
          </table:table-cell>
          <table:table-cell office:value-type="float" office:value="1.45420956611633" calcext:value-type="float">
            <text:p>1.45420956611633</text:p>
          </table:table-cell>
          <table:table-cell office:value-type="float" office:value="1.53473091125488" calcext:value-type="float">
            <text:p>1.53473091125488</text:p>
          </table:table-cell>
          <table:table-cell office:value-type="float" office:value="1.6399313211441" calcext:value-type="float">
            <text:p>1.6399313211441</text:p>
          </table:table-cell>
          <table:table-cell office:value-type="float" office:value="1.43803131580353" calcext:value-type="float">
            <text:p>1.43803131580353</text:p>
          </table:table-cell>
          <table:table-cell table:number-columns-repeated="1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145" calcext:value-type="float">
            <text:p>1.5145</text:p>
          </table:table-cell>
          <table:table-cell office:value-type="float" office:value="1.5307" calcext:value-type="float">
            <text:p>1.5307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1537" calcext:value-type="float">
            <text:p>1.1537</text:p>
          </table:table-cell>
          <table:table-cell office:value-type="float" office:value="1.4758437871933" calcext:value-type="float">
            <text:p>1.4758437871933</text:p>
          </table:table-cell>
          <table:table-cell office:value-type="float" office:value="1.4900689125061" calcext:value-type="float">
            <text:p>1.4900689125061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3886901140213" calcext:value-type="float">
            <text:p>1.3886901140213</text:p>
          </table:table-cell>
          <table:table-cell office:value-type="float" office:value="1.58788013458252" calcext:value-type="float">
            <text:p>1.58788013458252</text:p>
          </table:table-cell>
          <table:table-cell office:value-type="float" office:value="1.45105004310608" calcext:value-type="float">
            <text:p>1.45105004310608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57959675788879" calcext:value-type="float">
            <text:p>1.57959675788879</text:p>
          </table:table-cell>
          <table:table-cell office:value-type="float" office:value="1.6374671459198" calcext:value-type="float">
            <text:p>1.6374671459198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2776266336441" calcext:value-type="float">
            <text:p>1.2776266336441</text:p>
          </table:table-cell>
          <table:table-cell office:value-type="float" office:value="1.67097580432892" calcext:value-type="float">
            <text:p>1.67097580432892</text:p>
          </table:table-cell>
          <table:table-cell office:value-type="float" office:value="1.4868026971817" calcext:value-type="float">
            <text:p>1.4868026971817</text:p>
          </table:table-cell>
          <table:table-cell office:value-type="float" office:value="1.33816349506378" calcext:value-type="float">
            <text:p>1.33816349506378</text:p>
          </table:table-cell>
          <table:table-cell office:value-type="float" office:value="1.49104142189026" calcext:value-type="float">
            <text:p>1.49104142189026</text:p>
          </table:table-cell>
          <table:table-cell office:value-type="float" office:value="1.35069465637207" calcext:value-type="float">
            <text:p>1.35069465637207</text:p>
          </table:table-cell>
          <table:table-cell office:value-type="float" office:value="1.57938086986542" calcext:value-type="float">
            <text:p>1.57938086986542</text:p>
          </table:table-cell>
          <table:table-cell office:value-type="float" office:value="1.49092972278595" calcext:value-type="float">
            <text:p>1.49092972278595</text:p>
          </table:table-cell>
          <table:table-cell office:value-type="float" office:value="1.66075527667999" calcext:value-type="float">
            <text:p>1.66075527667999</text:p>
          </table:table-cell>
          <table:table-cell office:value-type="float" office:value="1.58514308929443" calcext:value-type="float">
            <text:p>1.58514308929443</text:p>
          </table:table-cell>
          <table:table-cell office:value-type="float" office:value="1.53810083866119" calcext:value-type="float">
            <text:p>1.53810083866119</text:p>
          </table:table-cell>
          <table:table-cell office:value-type="float" office:value="1.48749911785126" calcext:value-type="float">
            <text:p>1.48749911785126</text:p>
          </table:table-cell>
          <table:table-cell office:value-type="float" office:value="1.54505932331085" calcext:value-type="float">
            <text:p>1.54505932331085</text:p>
          </table:table-cell>
          <table:table-cell office:value-type="float" office:value="1.59893047809601" calcext:value-type="float">
            <text:p>1.59893047809601</text:p>
          </table:table-cell>
          <table:table-cell office:value-type="float" office:value="1.53604400157928" calcext:value-type="float">
            <text:p>1.53604400157928</text:p>
          </table:table-cell>
          <table:table-cell office:value-type="float" office:value="1.64088141918182" calcext:value-type="float">
            <text:p>1.64088141918182</text:p>
          </table:table-cell>
          <table:table-cell office:value-type="float" office:value="1.47536897659302" calcext:value-type="float">
            <text:p>1.47536897659302</text:p>
          </table:table-cell>
          <table:table-cell office:value-type="float" office:value="1.39809012413025" calcext:value-type="float">
            <text:p>1.39809012413025</text:p>
          </table:table-cell>
          <table:table-cell office:value-type="float" office:value="1.48703634738922" calcext:value-type="float">
            <text:p>1.48703634738922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66977393627167" calcext:value-type="float">
            <text:p>1.66977393627167</text:p>
          </table:table-cell>
          <table:table-cell office:value-type="float" office:value="1.57190585136414" calcext:value-type="float">
            <text:p>1.57190585136414</text:p>
          </table:table-cell>
          <table:table-cell office:value-type="float" office:value="1.45156359672546" calcext:value-type="float">
            <text:p>1.45156359672546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72576427459717" calcext:value-type="float">
            <text:p>1.72576427459717</text:p>
          </table:table-cell>
          <table:table-cell office:value-type="float" office:value="1.44053077697754" calcext:value-type="float">
            <text:p>1.44053077697754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49794769287109" calcext:value-type="float">
            <text:p>1.49794769287109</text:p>
          </table:table-cell>
          <table:table-cell office:value-type="float" office:value="1.61219334602356" calcext:value-type="float">
            <text:p>1.61219334602356</text:p>
          </table:table-cell>
          <table:table-cell office:value-type="float" office:value="1.60132575035095" calcext:value-type="float">
            <text:p>1.60132575035095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68907916545868" calcext:value-type="float">
            <text:p>1.68907916545868</text:p>
          </table:table-cell>
          <table:table-cell office:value-type="float" office:value="1.60009956359863" calcext:value-type="float">
            <text:p>1.60009956359863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17282509803772" calcext:value-type="float">
            <text:p>1.17282509803772</text:p>
          </table:table-cell>
          <table:table-cell office:value-type="float" office:value="1.36947214603424" calcext:value-type="float">
            <text:p>1.36947214603424</text:p>
          </table:table-cell>
          <table:table-cell office:value-type="float" office:value="1.63482105731964" calcext:value-type="float">
            <text:p>1.63482105731964</text:p>
          </table:table-cell>
          <table:table-cell office:value-type="float" office:value="1.56730926036835" calcext:value-type="float">
            <text:p>1.56730926036835</text:p>
          </table:table-cell>
          <table:table-cell office:value-type="float" office:value="1.61306273937225" calcext:value-type="float">
            <text:p>1.61306273937225</text:p>
          </table:table-cell>
          <table:table-cell office:value-type="float" office:value="1.48170328140259" calcext:value-type="float">
            <text:p>1.48170328140259</text:p>
          </table:table-cell>
          <table:table-cell office:value-type="float" office:value="1.43638098239899" calcext:value-type="float">
            <text:p>1.43638098239899</text:p>
          </table:table-cell>
          <table:table-cell office:value-type="float" office:value="1.65864849090576" calcext:value-type="float">
            <text:p>1.65864849090576</text:p>
          </table:table-cell>
          <table:table-cell office:value-type="float" office:value="1.53917527198792" calcext:value-type="float">
            <text:p>1.53917527198792</text:p>
          </table:table-cell>
          <table:table-cell office:value-type="float" office:value="1.65034806728363" calcext:value-type="float">
            <text:p>1.65034806728363</text:p>
          </table:table-cell>
          <table:table-cell office:value-type="float" office:value="1.63948225975037" calcext:value-type="float">
            <text:p>1.63948225975037</text:p>
          </table:table-cell>
          <table:table-cell office:value-type="float" office:value="1.52462065219879" calcext:value-type="float">
            <text:p>1.52462065219879</text:p>
          </table:table-cell>
          <table:table-cell office:value-type="float" office:value="1.52533388137817" calcext:value-type="float">
            <text:p>1.52533388137817</text:p>
          </table:table-cell>
          <table:table-cell office:value-type="float" office:value="1.48936641216278" calcext:value-type="float">
            <text:p>1.48936641216278</text:p>
          </table:table-cell>
          <table:table-cell office:value-type="float" office:value="1.37145256996155" calcext:value-type="float">
            <text:p>1.37145256996155</text:p>
          </table:table-cell>
          <table:table-cell office:value-type="float" office:value="1.64678871631622" calcext:value-type="float">
            <text:p>1.64678871631622</text:p>
          </table:table-cell>
          <table:table-cell office:value-type="float" office:value="1.54912912845612" calcext:value-type="float">
            <text:p>1.54912912845612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62066745758057" calcext:value-type="float">
            <text:p>1.62066745758057</text:p>
          </table:table-cell>
          <table:table-cell office:value-type="float" office:value="1.62656688690186" calcext:value-type="float">
            <text:p>1.62656688690186</text:p>
          </table:table-cell>
          <table:table-cell office:value-type="float" office:value="1.44582939147949" calcext:value-type="float">
            <text:p>1.44582939147949</text:p>
          </table:table-cell>
          <table:table-cell table:number-columns-repeated="1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878" calcext:value-type="float">
            <text:p>1.4878</text:p>
          </table:table-cell>
          <table:table-cell office:value-type="float" office:value="1.4942" calcext:value-type="float">
            <text:p>1.4942</text:p>
          </table:table-cell>
          <table:table-cell office:value-type="float" office:value="1.7856" calcext:value-type="float">
            <text:p>1.7856</text:p>
          </table:table-cell>
          <table:table-cell office:value-type="float" office:value="0.9459" calcext:value-type="float">
            <text:p>0.9459</text:p>
          </table:table-cell>
          <table:table-cell office:value-type="float" office:value="1.53605151176453" calcext:value-type="float">
            <text:p>1.53605151176453</text:p>
          </table:table-cell>
          <table:table-cell office:value-type="float" office:value="1.58269870281219" calcext:value-type="float">
            <text:p>1.58269870281219</text:p>
          </table:table-cell>
          <table:table-cell office:value-type="float" office:value="1.33855509757996" calcext:value-type="float">
            <text:p>1.33855509757996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4568765163422" calcext:value-type="float">
            <text:p>1.44568765163422</text:p>
          </table:table-cell>
          <table:table-cell office:value-type="float" office:value="1.41479229927063" calcext:value-type="float">
            <text:p>1.41479229927063</text:p>
          </table:table-cell>
          <table:table-cell office:value-type="float" office:value="1.47883319854736" calcext:value-type="float">
            <text:p>1.47883319854736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56813621520996" calcext:value-type="float">
            <text:p>1.56813621520996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50551211833954" calcext:value-type="float">
            <text:p>1.50551211833954</text:p>
          </table:table-cell>
          <table:table-cell office:value-type="float" office:value="1.41803467273712" calcext:value-type="float">
            <text:p>1.41803467273712</text:p>
          </table:table-cell>
          <table:table-cell office:value-type="float" office:value="1.26122260093689" calcext:value-type="float">
            <text:p>1.26122260093689</text:p>
          </table:table-cell>
          <table:table-cell office:value-type="float" office:value="1.69615828990936" calcext:value-type="float">
            <text:p>1.69615828990936</text:p>
          </table:table-cell>
          <table:table-cell office:value-type="float" office:value="1.62347090244293" calcext:value-type="float">
            <text:p>1.62347090244293</text:p>
          </table:table-cell>
          <table:table-cell office:value-type="float" office:value="1.22464025020599" calcext:value-type="float">
            <text:p>1.22464025020599</text:p>
          </table:table-cell>
          <table:table-cell office:value-type="float" office:value="1.56025767326355" calcext:value-type="float">
            <text:p>1.56025767326355</text:p>
          </table:table-cell>
          <table:table-cell office:value-type="float" office:value="1.41486942768097" calcext:value-type="float">
            <text:p>1.41486942768097</text:p>
          </table:table-cell>
          <table:table-cell office:value-type="float" office:value="1.53128218650818" calcext:value-type="float">
            <text:p>1.53128218650818</text:p>
          </table:table-cell>
          <table:table-cell office:value-type="float" office:value="1.45155549049377" calcext:value-type="float">
            <text:p>1.45155549049377</text:p>
          </table:table-cell>
          <table:table-cell office:value-type="float" office:value="1.66516292095184" calcext:value-type="float">
            <text:p>1.66516292095184</text:p>
          </table:table-cell>
          <table:table-cell office:value-type="float" office:value="1.52305459976196" calcext:value-type="float">
            <text:p>1.52305459976196</text:p>
          </table:table-cell>
          <table:table-cell office:value-type="float" office:value="1.75828313827515" calcext:value-type="float">
            <text:p>1.75828313827515</text:p>
          </table:table-cell>
          <table:table-cell office:value-type="float" office:value="1.48902153968811" calcext:value-type="float">
            <text:p>1.48902153968811</text:p>
          </table:table-cell>
          <table:table-cell office:value-type="float" office:value="1.52360582351685" calcext:value-type="float">
            <text:p>1.52360582351685</text:p>
          </table:table-cell>
          <table:table-cell office:value-type="float" office:value="1.56372225284576" calcext:value-type="float">
            <text:p>1.56372225284576</text:p>
          </table:table-cell>
          <table:table-cell office:value-type="float" office:value="1.61725246906281" calcext:value-type="float">
            <text:p>1.61725246906281</text:p>
          </table:table-cell>
          <table:table-cell office:value-type="float" office:value="1.49339759349823" calcext:value-type="float">
            <text:p>1.49339759349823</text:p>
          </table:table-cell>
          <table:table-cell office:value-type="float" office:value="1.51348435878754" calcext:value-type="float">
            <text:p>1.51348435878754</text:p>
          </table:table-cell>
          <table:table-cell office:value-type="float" office:value="1.540846824646" calcext:value-type="float">
            <text:p>1.540846824646</text:p>
          </table:table-cell>
          <table:table-cell office:value-type="float" office:value="1.57699453830719" calcext:value-type="float">
            <text:p>1.57699453830719</text:p>
          </table:table-cell>
          <table:table-cell office:value-type="float" office:value="1.54700100421906" calcext:value-type="float">
            <text:p>1.54700100421906</text:p>
          </table:table-cell>
          <table:table-cell office:value-type="float" office:value="1.57278597354889" calcext:value-type="float">
            <text:p>1.57278597354889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69236350059509" calcext:value-type="float">
            <text:p>1.69236350059509</text:p>
          </table:table-cell>
          <table:table-cell office:value-type="float" office:value="1.52980387210846" calcext:value-type="float">
            <text:p>1.52980387210846</text:p>
          </table:table-cell>
          <table:table-cell office:value-type="float" office:value="1.66729354858398" calcext:value-type="float">
            <text:p>1.66729354858398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51442325115204" calcext:value-type="float">
            <text:p>1.51442325115204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65664517879486" calcext:value-type="float">
            <text:p>1.65664517879486</text:p>
          </table:table-cell>
          <table:table-cell office:value-type="float" office:value="1.17951416969299" calcext:value-type="float">
            <text:p>1.17951416969299</text:p>
          </table:table-cell>
          <table:table-cell office:value-type="float" office:value="1.46705293655396" calcext:value-type="float">
            <text:p>1.46705293655396</text:p>
          </table:table-cell>
          <table:table-cell office:value-type="float" office:value="1.56743109226227" calcext:value-type="float">
            <text:p>1.56743109226227</text:p>
          </table:table-cell>
          <table:table-cell office:value-type="float" office:value="1.46289336681366" calcext:value-type="float">
            <text:p>1.46289336681366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8196983337402" calcext:value-type="float">
            <text:p>1.48196983337402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36601567268372" calcext:value-type="float">
            <text:p>1.36601567268372</text:p>
          </table:table-cell>
          <table:table-cell office:value-type="float" office:value="1.45237362384796" calcext:value-type="float">
            <text:p>1.45237362384796</text:p>
          </table:table-cell>
          <table:table-cell office:value-type="float" office:value="1.43550086021423" calcext:value-type="float">
            <text:p>1.43550086021423</text:p>
          </table:table-cell>
          <table:table-cell office:value-type="float" office:value="1.26767218112946" calcext:value-type="float">
            <text:p>1.26767218112946</text:p>
          </table:table-cell>
          <table:table-cell office:value-type="float" office:value="1.4151496887207" calcext:value-type="float">
            <text:p>1.4151496887207</text:p>
          </table:table-cell>
          <table:table-cell office:value-type="float" office:value="1.42106533050537" calcext:value-type="float">
            <text:p>1.42106533050537</text:p>
          </table:table-cell>
          <table:table-cell office:value-type="float" office:value="1.59907567501068" calcext:value-type="float">
            <text:p>1.59907567501068</text:p>
          </table:table-cell>
          <table:table-cell office:value-type="float" office:value="1.33948028087616" calcext:value-type="float">
            <text:p>1.33948028087616</text:p>
          </table:table-cell>
          <table:table-cell office:value-type="float" office:value="1.64660465717316" calcext:value-type="float">
            <text:p>1.64660465717316</text:p>
          </table:table-cell>
          <table:table-cell office:value-type="float" office:value="1.44811153411865" calcext:value-type="float">
            <text:p>1.44811153411865</text:p>
          </table:table-cell>
          <table:table-cell office:value-type="float" office:value="1.48807513713837" calcext:value-type="float">
            <text:p>1.48807513713837</text:p>
          </table:table-cell>
          <table:table-cell office:value-type="float" office:value="1.51678574085236" calcext:value-type="float">
            <text:p>1.51678574085236</text:p>
          </table:table-cell>
          <table:table-cell office:value-type="float" office:value="1.53075695037842" calcext:value-type="float">
            <text:p>1.53075695037842</text:p>
          </table:table-cell>
          <table:table-cell office:value-type="float" office:value="1.28334379196167" calcext:value-type="float">
            <text:p>1.28334379196167</text:p>
          </table:table-cell>
          <table:table-cell office:value-type="float" office:value="1.510174036026" calcext:value-type="float">
            <text:p>1.510174036026</text:p>
          </table:table-cell>
          <table:table-cell office:value-type="float" office:value="1.43220853805542" calcext:value-type="float">
            <text:p>1.43220853805542</text:p>
          </table:table-cell>
          <table:table-cell office:value-type="float" office:value="1.48171055316925" calcext:value-type="float">
            <text:p>1.48171055316925</text:p>
          </table:table-cell>
          <table:table-cell office:value-type="float" office:value="1.61548459529877" calcext:value-type="float">
            <text:p>1.61548459529877</text:p>
          </table:table-cell>
          <table:table-cell office:value-type="float" office:value="1.33222913742065" calcext:value-type="float">
            <text:p>1.33222913742065</text:p>
          </table:table-cell>
          <table:table-cell office:value-type="float" office:value="1.57677364349365" calcext:value-type="float">
            <text:p>1.57677364349365</text:p>
          </table:table-cell>
          <table:table-cell office:value-type="float" office:value="0.945922017097473" calcext:value-type="float">
            <text:p>0.945922017097473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33903706073761" calcext:value-type="float">
            <text:p>1.33903706073761</text:p>
          </table:table-cell>
          <table:table-cell office:value-type="float" office:value="1.38750302791595" calcext:value-type="float">
            <text:p>1.38750302791595</text:p>
          </table:table-cell>
          <table:table-cell office:value-type="float" office:value="1.49493765830994" calcext:value-type="float">
            <text:p>1.49493765830994</text:p>
          </table:table-cell>
          <table:table-cell office:value-type="float" office:value="1.35271894931793" calcext:value-type="float">
            <text:p>1.35271894931793</text:p>
          </table:table-cell>
          <table:table-cell office:value-type="float" office:value="1.4704772233963" calcext:value-type="float">
            <text:p>1.4704772233963</text:p>
          </table:table-cell>
          <table:table-cell office:value-type="float" office:value="1.61150062084198" calcext:value-type="float">
            <text:p>1.61150062084198</text:p>
          </table:table-cell>
          <table:table-cell office:value-type="float" office:value="1.49553060531616" calcext:value-type="float">
            <text:p>1.49553060531616</text:p>
          </table:table-cell>
          <table:table-cell office:value-type="float" office:value="1.50169515609741" calcext:value-type="float">
            <text:p>1.50169515609741</text:p>
          </table:table-cell>
          <table:table-cell table:number-columns-repeated="9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214" calcext:value-type="float">
            <text:p>1.5214</text:p>
          </table:table-cell>
          <table:table-cell office:value-type="float" office:value="1.5195" calcext:value-type="float">
            <text:p>1.5195</text:p>
          </table:table-cell>
          <table:table-cell office:value-type="float" office:value="1.8207" calcext:value-type="float">
            <text:p>1.8207</text:p>
          </table:table-cell>
          <table:table-cell office:value-type="float" office:value="1.1987" calcext:value-type="float">
            <text:p>1.1987</text:p>
          </table:table-cell>
          <table:table-cell office:value-type="float" office:value="1.54225969314575" calcext:value-type="float">
            <text:p>1.54225969314575</text:p>
          </table:table-cell>
          <table:table-cell office:value-type="float" office:value="1.4379700422287" calcext:value-type="float">
            <text:p>1.437970042228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61146819591522" calcext:value-type="float">
            <text:p>1.61146819591522</text:p>
          </table:table-cell>
          <table:table-cell office:value-type="float" office:value="1.48859238624573" calcext:value-type="float">
            <text:p>1.48859238624573</text:p>
          </table:table-cell>
          <table:table-cell office:value-type="float" office:value="1.4830504655838" calcext:value-type="float">
            <text:p>1.4830504655838</text:p>
          </table:table-cell>
          <table:table-cell office:value-type="float" office:value="1.5303248167038" calcext:value-type="float">
            <text:p>1.5303248167038</text:p>
          </table:table-cell>
          <table:table-cell office:value-type="float" office:value="1.20235455036163" calcext:value-type="float">
            <text:p>1.20235455036163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64489340782166" calcext:value-type="float">
            <text:p>1.64489340782166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51665234565735" calcext:value-type="float">
            <text:p>1.51665234565735</text:p>
          </table:table-cell>
          <table:table-cell office:value-type="float" office:value="1.46187686920166" calcext:value-type="float">
            <text:p>1.46187686920166</text:p>
          </table:table-cell>
          <table:table-cell office:value-type="float" office:value="1.38141632080078" calcext:value-type="float">
            <text:p>1.38141632080078</text:p>
          </table:table-cell>
          <table:table-cell office:value-type="float" office:value="1.71628677845001" calcext:value-type="float">
            <text:p>1.71628677845001</text:p>
          </table:table-cell>
          <table:table-cell office:value-type="float" office:value="1.50345814228058" calcext:value-type="float">
            <text:p>1.50345814228058</text:p>
          </table:table-cell>
          <table:table-cell office:value-type="float" office:value="1.49694013595581" calcext:value-type="float">
            <text:p>1.49694013595581</text:p>
          </table:table-cell>
          <table:table-cell office:value-type="float" office:value="1.53707265853882" calcext:value-type="float">
            <text:p>1.53707265853882</text:p>
          </table:table-cell>
          <table:table-cell office:value-type="float" office:value="1.38027739524841" calcext:value-type="float">
            <text:p>1.38027739524841</text:p>
          </table:table-cell>
          <table:table-cell office:value-type="float" office:value="1.46904134750366" calcext:value-type="float">
            <text:p>1.46904134750366</text:p>
          </table:table-cell>
          <table:table-cell office:value-type="float" office:value="1.56447291374207" calcext:value-type="float">
            <text:p>1.56447291374207</text:p>
          </table:table-cell>
          <table:table-cell office:value-type="float" office:value="1.46129131317139" calcext:value-type="float">
            <text:p>1.46129131317139</text:p>
          </table:table-cell>
          <table:table-cell office:value-type="float" office:value="1.58735382556915" calcext:value-type="float">
            <text:p>1.58735382556915</text:p>
          </table:table-cell>
          <table:table-cell office:value-type="float" office:value="1.58475804328918" calcext:value-type="float">
            <text:p>1.58475804328918</text:p>
          </table:table-cell>
          <table:table-cell office:value-type="float" office:value="1.39899432659149" calcext:value-type="float">
            <text:p>1.39899432659149</text:p>
          </table:table-cell>
          <table:table-cell office:value-type="float" office:value="1.51951062679291" calcext:value-type="float">
            <text:p>1.51951062679291</text:p>
          </table:table-cell>
          <table:table-cell office:value-type="float" office:value="1.61176300048828" calcext:value-type="float">
            <text:p>1.61176300048828</text:p>
          </table:table-cell>
          <table:table-cell office:value-type="float" office:value="1.48469340801239" calcext:value-type="float">
            <text:p>1.48469340801239</text:p>
          </table:table-cell>
          <table:table-cell office:value-type="float" office:value="1.44441652297974" calcext:value-type="float">
            <text:p>1.44441652297974</text:p>
          </table:table-cell>
          <table:table-cell office:value-type="float" office:value="1.45627307891846" calcext:value-type="float">
            <text:p>1.45627307891846</text:p>
          </table:table-cell>
          <table:table-cell office:value-type="float" office:value="1.39908218383789" calcext:value-type="float">
            <text:p>1.39908218383789</text:p>
          </table:table-cell>
          <table:table-cell office:value-type="float" office:value="1.68634378910065" calcext:value-type="float">
            <text:p>1.68634378910065</text:p>
          </table:table-cell>
          <table:table-cell office:value-type="float" office:value="1.41274499893188" calcext:value-type="float">
            <text:p>1.41274499893188</text:p>
          </table:table-cell>
          <table:table-cell office:value-type="float" office:value="1.3164529800415" calcext:value-type="float">
            <text:p>1.3164529800415</text:p>
          </table:table-cell>
          <table:table-cell office:value-type="float" office:value="1.59158885478973" calcext:value-type="float">
            <text:p>1.59158885478973</text:p>
          </table:table-cell>
          <table:table-cell office:value-type="float" office:value="1.34806513786316" calcext:value-type="float">
            <text:p>1.34806513786316</text:p>
          </table:table-cell>
          <table:table-cell office:value-type="float" office:value="1.49824452400208" calcext:value-type="float">
            <text:p>1.49824452400208</text:p>
          </table:table-cell>
          <table:table-cell office:value-type="float" office:value="1.5608366727829" calcext:value-type="float">
            <text:p>1.5608366727829</text:p>
          </table:table-cell>
          <table:table-cell office:value-type="float" office:value="1.59108245372772" calcext:value-type="float">
            <text:p>1.59108245372772</text:p>
          </table:table-cell>
          <table:table-cell office:value-type="float" office:value="1.55496215820313" calcext:value-type="float">
            <text:p>1.55496215820313</text:p>
          </table:table-cell>
          <table:table-cell office:value-type="float" office:value="1.39278829097748" calcext:value-type="float">
            <text:p>1.39278829097748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565354347229" calcext:value-type="float">
            <text:p>1.565354347229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63760733604431" calcext:value-type="float">
            <text:p>1.63760733604431</text:p>
          </table:table-cell>
          <table:table-cell office:value-type="float" office:value="1.5805811882019" calcext:value-type="float">
            <text:p>1.5805811882019</text:p>
          </table:table-cell>
          <table:table-cell office:value-type="float" office:value="1.82073509693146" calcext:value-type="float">
            <text:p>1.82073509693146</text:p>
          </table:table-cell>
          <table:table-cell office:value-type="float" office:value="1.5948588848114" calcext:value-type="float">
            <text:p>1.5948588848114</text:p>
          </table:table-cell>
          <table:table-cell office:value-type="float" office:value="1.40243697166443" calcext:value-type="float">
            <text:p>1.40243697166443</text:p>
          </table:table-cell>
          <table:table-cell office:value-type="float" office:value="1.72693169116974" calcext:value-type="float">
            <text:p>1.72693169116974</text:p>
          </table:table-cell>
          <table:table-cell office:value-type="float" office:value="1.5550844669342" calcext:value-type="float">
            <text:p>1.5550844669342</text:p>
          </table:table-cell>
          <table:table-cell office:value-type="float" office:value="1.39266288280487" calcext:value-type="float">
            <text:p>1.39266288280487</text:p>
          </table:table-cell>
          <table:table-cell office:value-type="float" office:value="1.72028827667236" calcext:value-type="float">
            <text:p>1.72028827667236</text:p>
          </table:table-cell>
          <table:table-cell office:value-type="float" office:value="1.60120165348053" calcext:value-type="float">
            <text:p>1.60120165348053</text:p>
          </table:table-cell>
          <table:table-cell office:value-type="float" office:value="1.62015998363495" calcext:value-type="float">
            <text:p>1.62015998363495</text:p>
          </table:table-cell>
          <table:table-cell office:value-type="float" office:value="1.45692265033722" calcext:value-type="float">
            <text:p>1.45692265033722</text:p>
          </table:table-cell>
          <table:table-cell office:value-type="float" office:value="1.72409629821777" calcext:value-type="float">
            <text:p>1.72409629821777</text:p>
          </table:table-cell>
          <table:table-cell office:value-type="float" office:value="1.29368209838867" calcext:value-type="float">
            <text:p>1.29368209838867</text:p>
          </table:table-cell>
          <table:table-cell office:value-type="float" office:value="1.58461105823517" calcext:value-type="float">
            <text:p>1.58461105823517</text:p>
          </table:table-cell>
          <table:table-cell office:value-type="float" office:value="1.62062835693359" calcext:value-type="float">
            <text:p>1.62062835693359</text:p>
          </table:table-cell>
          <table:table-cell office:value-type="float" office:value="1.51139283180237" calcext:value-type="float">
            <text:p>1.51139283180237</text:p>
          </table:table-cell>
          <table:table-cell office:value-type="float" office:value="1.53409898281097" calcext:value-type="float">
            <text:p>1.53409898281097</text:p>
          </table:table-cell>
          <table:table-cell office:value-type="float" office:value="1.51531982421875" calcext:value-type="float">
            <text:p>1.51531982421875</text:p>
          </table:table-cell>
          <table:table-cell office:value-type="float" office:value="1.50286448001862" calcext:value-type="float">
            <text:p>1.50286448001862</text:p>
          </table:table-cell>
          <table:table-cell office:value-type="float" office:value="1.39504265785217" calcext:value-type="float">
            <text:p>1.39504265785217</text:p>
          </table:table-cell>
          <table:table-cell office:value-type="float" office:value="1.61757683753967" calcext:value-type="float">
            <text:p>1.61757683753967</text:p>
          </table:table-cell>
          <table:table-cell office:value-type="float" office:value="1.48740029335022" calcext:value-type="float">
            <text:p>1.48740029335022</text:p>
          </table:table-cell>
          <table:table-cell office:value-type="float" office:value="1.44587624073029" calcext:value-type="float">
            <text:p>1.44587624073029</text:p>
          </table:table-cell>
          <table:table-cell office:value-type="float" office:value="1.52614295482636" calcext:value-type="float">
            <text:p>1.52614295482636</text:p>
          </table:table-cell>
          <table:table-cell office:value-type="float" office:value="1.19871091842651" calcext:value-type="float">
            <text:p>1.19871091842651</text:p>
          </table:table-cell>
          <table:table-cell office:value-type="float" office:value="1.54149103164673" calcext:value-type="float">
            <text:p>1.54149103164673</text:p>
          </table:table-cell>
          <table:table-cell office:value-type="float" office:value="1.35060179233551" calcext:value-type="float">
            <text:p>1.35060179233551</text:p>
          </table:table-cell>
          <table:table-cell office:value-type="float" office:value="1.47872734069824" calcext:value-type="float">
            <text:p>1.47872734069824</text:p>
          </table:table-cell>
          <table:table-cell office:value-type="float" office:value="1.59894895553589" calcext:value-type="float">
            <text:p>1.59894895553589</text:p>
          </table:table-cell>
          <table:table-cell office:value-type="float" office:value="1.52877748012543" calcext:value-type="float">
            <text:p>1.52877748012543</text:p>
          </table:table-cell>
          <table:table-cell office:value-type="float" office:value="1.5017386674881" calcext:value-type="float">
            <text:p>1.5017386674881</text:p>
          </table:table-cell>
          <table:table-cell office:value-type="float" office:value="1.78724479675293" calcext:value-type="float">
            <text:p>1.78724479675293</text:p>
          </table:table-cell>
          <table:table-cell office:value-type="float" office:value="1.71074223518372" calcext:value-type="float">
            <text:p>1.71074223518372</text:p>
          </table:table-cell>
          <table:table-cell office:value-type="float" office:value="1.28190398216248" calcext:value-type="float">
            <text:p>1.28190398216248</text:p>
          </table:table-cell>
          <table:table-cell office:value-type="float" office:value="1.55004692077637" calcext:value-type="float">
            <text:p>1.55004692077637</text:p>
          </table:table-cell>
          <table:table-cell office:value-type="float" office:value="1.31573617458344" calcext:value-type="float">
            <text:p>1.31573617458344</text:p>
          </table:table-cell>
          <table:table-cell office:value-type="float" office:value="1.68624293804169" calcext:value-type="float">
            <text:p>1.68624293804169</text:p>
          </table:table-cell>
          <table:table-cell office:value-type="float" office:value="1.6399313211441" calcext:value-type="float">
            <text:p>1.6399313211441</text:p>
          </table:table-cell>
          <table:table-cell office:value-type="float" office:value="1.40190434455872" calcext:value-type="float">
            <text:p>1.40190434455872</text:p>
          </table:table-cell>
          <table:table-cell office:value-type="float" office:value="1.64064967632294" calcext:value-type="float">
            <text:p>1.64064967632294</text:p>
          </table:table-cell>
          <table:table-cell office:value-type="float" office:value="1.65363562107086" calcext:value-type="float">
            <text:p>1.65363562107086</text:p>
          </table:table-cell>
          <table:table-cell office:value-type="float" office:value="1.74166393280029" calcext:value-type="float">
            <text:p>1.74166393280029</text:p>
          </table:table-cell>
          <table:table-cell office:value-type="float" office:value="1.57092869281769" calcext:value-type="float">
            <text:p>1.57092869281769</text:p>
          </table:table-cell>
          <table:table-cell office:value-type="float" office:value="1.50635933876038" calcext:value-type="float">
            <text:p>1.50635933876038</text:p>
          </table:table-cell>
          <table:table-cell office:value-type="float" office:value="1.2927074432373" calcext:value-type="float">
            <text:p>1.2927074432373</text:p>
          </table:table-cell>
          <table:table-cell office:value-type="float" office:value="1.52642142772675" calcext:value-type="float">
            <text:p>1.52642142772675</text:p>
          </table:table-cell>
          <table:table-cell table:number-columns-repeated="8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806" calcext:value-type="float">
            <text:p>1.4806</text:p>
          </table:table-cell>
          <table:table-cell office:value-type="float" office:value="1.5057" calcext:value-type="float">
            <text:p>1.5057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0164" calcext:value-type="float">
            <text:p>1.0164</text:p>
          </table:table-cell>
          <table:table-cell office:value-type="float" office:value="1.63622426986694" calcext:value-type="float">
            <text:p>1.63622426986694</text:p>
          </table:table-cell>
          <table:table-cell office:value-type="float" office:value="1.57721173763275" calcext:value-type="float">
            <text:p>1.57721173763275</text:p>
          </table:table-cell>
          <table:table-cell office:value-type="float" office:value="1.68942809104919" calcext:value-type="float">
            <text:p>1.68942809104919</text:p>
          </table:table-cell>
          <table:table-cell office:value-type="float" office:value="1.41268765926361" calcext:value-type="float">
            <text:p>1.41268765926361</text:p>
          </table:table-cell>
          <table:table-cell office:value-type="float" office:value="1.50783109664917" calcext:value-type="float">
            <text:p>1.50783109664917</text:p>
          </table:table-cell>
          <table:table-cell office:value-type="float" office:value="1.4526379108429" calcext:value-type="float">
            <text:p>1.4526379108429</text:p>
          </table:table-cell>
          <table:table-cell office:value-type="float" office:value="1.54501223564148" calcext:value-type="float">
            <text:p>1.54501223564148</text:p>
          </table:table-cell>
          <table:table-cell office:value-type="float" office:value="1.53328776359558" calcext:value-type="float">
            <text:p>1.53328776359558</text:p>
          </table:table-cell>
          <table:table-cell office:value-type="float" office:value="1.32901930809021" calcext:value-type="float">
            <text:p>1.32901930809021</text:p>
          </table:table-cell>
          <table:table-cell office:value-type="float" office:value="1.60348260402679" calcext:value-type="float">
            <text:p>1.60348260402679</text:p>
          </table:table-cell>
          <table:table-cell office:value-type="float" office:value="1.44454622268677" calcext:value-type="float">
            <text:p>1.44454622268677</text:p>
          </table:table-cell>
          <table:table-cell office:value-type="float" office:value="1.46576154232025" calcext:value-type="float">
            <text:p>1.46576154232025</text:p>
          </table:table-cell>
          <table:table-cell office:value-type="float" office:value="1.36372065544128" calcext:value-type="float">
            <text:p>1.36372065544128</text:p>
          </table:table-cell>
          <table:table-cell office:value-type="float" office:value="1.01639485359192" calcext:value-type="float">
            <text:p>1.01639485359192</text:p>
          </table:table-cell>
          <table:table-cell office:value-type="float" office:value="1.50752830505371" calcext:value-type="float">
            <text:p>1.50752830505371</text:p>
          </table:table-cell>
          <table:table-cell office:value-type="float" office:value="1.62337422370911" calcext:value-type="float">
            <text:p>1.62337422370911</text:p>
          </table:table-cell>
          <table:table-cell office:value-type="float" office:value="1.53113150596619" calcext:value-type="float">
            <text:p>1.53113150596619</text:p>
          </table:table-cell>
          <table:table-cell office:value-type="float" office:value="1.4973384141922" calcext:value-type="float">
            <text:p>1.4973384141922</text:p>
          </table:table-cell>
          <table:table-cell office:value-type="float" office:value="1.50390291213989" calcext:value-type="float">
            <text:p>1.50390291213989</text:p>
          </table:table-cell>
          <table:table-cell office:value-type="float" office:value="1.51036322116852" calcext:value-type="float">
            <text:p>1.51036322116852</text:p>
          </table:table-cell>
          <table:table-cell office:value-type="float" office:value="1.33132290840149" calcext:value-type="float">
            <text:p>1.33132290840149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69236350059509" calcext:value-type="float">
            <text:p>1.69236350059509</text:p>
          </table:table-cell>
          <table:table-cell office:value-type="float" office:value="1.51442325115204" calcext:value-type="float">
            <text:p>1.51442325115204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59743702411652" calcext:value-type="float">
            <text:p>1.59743702411652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70296394824982" calcext:value-type="float">
            <text:p>1.70296394824982</text:p>
          </table:table-cell>
          <table:table-cell office:value-type="float" office:value="1.56731736660004" calcext:value-type="float">
            <text:p>1.56731736660004</text:p>
          </table:table-cell>
          <table:table-cell office:value-type="float" office:value="1.64824116230011" calcext:value-type="float">
            <text:p>1.64824116230011</text:p>
          </table:table-cell>
          <table:table-cell office:value-type="float" office:value="1.46705293655396" calcext:value-type="float">
            <text:p>1.46705293655396</text:p>
          </table:table-cell>
          <table:table-cell office:value-type="float" office:value="1.48196983337402" calcext:value-type="float">
            <text:p>1.48196983337402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60277593135834" calcext:value-type="float">
            <text:p>1.60277593135834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53821587562561" calcext:value-type="float">
            <text:p>1.53821587562561</text:p>
          </table:table-cell>
          <table:table-cell office:value-type="float" office:value="1.64043402671814" calcext:value-type="float">
            <text:p>1.64043402671814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42106533050537" calcext:value-type="float">
            <text:p>1.42106533050537</text:p>
          </table:table-cell>
          <table:table-cell office:value-type="float" office:value="1.59907567501068" calcext:value-type="float">
            <text:p>1.59907567501068</text:p>
          </table:table-cell>
          <table:table-cell office:value-type="float" office:value="1.45294749736786" calcext:value-type="float">
            <text:p>1.45294749736786</text:p>
          </table:table-cell>
          <table:table-cell office:value-type="float" office:value="1.53984570503235" calcext:value-type="float">
            <text:p>1.53984570503235</text:p>
          </table:table-cell>
          <table:table-cell office:value-type="float" office:value="1.23539566993713" calcext:value-type="float">
            <text:p>1.23539566993713</text:p>
          </table:table-cell>
          <table:table-cell office:value-type="float" office:value="1.51138424873352" calcext:value-type="float">
            <text:p>1.51138424873352</text:p>
          </table:table-cell>
          <table:table-cell office:value-type="float" office:value="1.06341922283173" calcext:value-type="float">
            <text:p>1.06341922283173</text:p>
          </table:table-cell>
          <table:table-cell office:value-type="float" office:value="1.49493765830994" calcext:value-type="float">
            <text:p>1.49493765830994</text:p>
          </table:table-cell>
          <table:table-cell office:value-type="float" office:value="1.46620285511017" calcext:value-type="float">
            <text:p>1.46620285511017</text:p>
          </table:table-cell>
          <table:table-cell office:value-type="float" office:value="1.18339323997498" calcext:value-type="float">
            <text:p>1.18339323997498</text:p>
          </table:table-cell>
          <table:table-cell office:value-type="float" office:value="1.43820297718048" calcext:value-type="float">
            <text:p>1.43820297718048</text:p>
          </table:table-cell>
          <table:table-cell office:value-type="float" office:value="1.43799722194672" calcext:value-type="float">
            <text:p>1.43799722194672</text:p>
          </table:table-cell>
          <table:table-cell office:value-type="float" office:value="1.40537905693054" calcext:value-type="float">
            <text:p>1.40537905693054</text:p>
          </table:table-cell>
          <table:table-cell office:value-type="float" office:value="1.57183575630188" calcext:value-type="float">
            <text:p>1.57183575630188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60516214370728" calcext:value-type="float">
            <text:p>1.60516214370728</text:p>
          </table:table-cell>
          <table:table-cell office:value-type="float" office:value="1.62383496761322" calcext:value-type="float">
            <text:p>1.62383496761322</text:p>
          </table:table-cell>
          <table:table-cell office:value-type="float" office:value="1.6399313211441" calcext:value-type="float">
            <text:p>1.6399313211441</text:p>
          </table:table-cell>
          <table:table-cell office:value-type="float" office:value="1.29209172725678" calcext:value-type="float">
            <text:p>1.29209172725678</text:p>
          </table:table-cell>
          <table:table-cell office:value-type="float" office:value="1.35086917877197" calcext:value-type="float">
            <text:p>1.35086917877197</text:p>
          </table:table-cell>
          <table:table-cell office:value-type="float" office:value="1.28853487968445" calcext:value-type="float">
            <text:p>1.28853487968445</text:p>
          </table:table-cell>
          <table:table-cell office:value-type="float" office:value="1.4754741191864" calcext:value-type="float">
            <text:p>1.4754741191864</text:p>
          </table:table-cell>
          <table:table-cell office:value-type="float" office:value="1.51153302192688" calcext:value-type="float">
            <text:p>1.51153302192688</text:p>
          </table:table-cell>
          <table:table-cell office:value-type="float" office:value="1.45088183879852" calcext:value-type="float">
            <text:p>1.45088183879852</text:p>
          </table:table-cell>
          <table:table-cell office:value-type="float" office:value="1.57373011112213" calcext:value-type="float">
            <text:p>1.57373011112213</text:p>
          </table:table-cell>
          <table:table-cell office:value-type="float" office:value="1.51532733440399" calcext:value-type="float">
            <text:p>1.51532733440399</text:p>
          </table:table-cell>
          <table:table-cell office:value-type="float" office:value="1.32624363899231" calcext:value-type="float">
            <text:p>1.32624363899231</text:p>
          </table:table-cell>
          <table:table-cell office:value-type="float" office:value="1.47456753253937" calcext:value-type="float">
            <text:p>1.47456753253937</text:p>
          </table:table-cell>
          <table:table-cell table:number-columns-repeated="10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806" calcext:value-type="float">
            <text:p>1.4806</text:p>
          </table:table-cell>
          <table:table-cell office:value-type="float" office:value="1.5057" calcext:value-type="float">
            <text:p>1.5057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0164" calcext:value-type="float">
            <text:p>1.0164</text:p>
          </table:table-cell>
          <table:table-cell office:value-type="float" office:value="1.63622426986694" calcext:value-type="float">
            <text:p>1.63622426986694</text:p>
          </table:table-cell>
          <table:table-cell office:value-type="float" office:value="1.57721173763275" calcext:value-type="float">
            <text:p>1.57721173763275</text:p>
          </table:table-cell>
          <table:table-cell office:value-type="float" office:value="1.68942809104919" calcext:value-type="float">
            <text:p>1.68942809104919</text:p>
          </table:table-cell>
          <table:table-cell office:value-type="float" office:value="1.41268765926361" calcext:value-type="float">
            <text:p>1.41268765926361</text:p>
          </table:table-cell>
          <table:table-cell office:value-type="float" office:value="1.50783109664917" calcext:value-type="float">
            <text:p>1.50783109664917</text:p>
          </table:table-cell>
          <table:table-cell office:value-type="float" office:value="1.4526379108429" calcext:value-type="float">
            <text:p>1.4526379108429</text:p>
          </table:table-cell>
          <table:table-cell office:value-type="float" office:value="1.54501223564148" calcext:value-type="float">
            <text:p>1.54501223564148</text:p>
          </table:table-cell>
          <table:table-cell office:value-type="float" office:value="1.53328776359558" calcext:value-type="float">
            <text:p>1.53328776359558</text:p>
          </table:table-cell>
          <table:table-cell office:value-type="float" office:value="1.32901930809021" calcext:value-type="float">
            <text:p>1.32901930809021</text:p>
          </table:table-cell>
          <table:table-cell office:value-type="float" office:value="1.60348260402679" calcext:value-type="float">
            <text:p>1.60348260402679</text:p>
          </table:table-cell>
          <table:table-cell office:value-type="float" office:value="1.44454622268677" calcext:value-type="float">
            <text:p>1.44454622268677</text:p>
          </table:table-cell>
          <table:table-cell office:value-type="float" office:value="1.46576154232025" calcext:value-type="float">
            <text:p>1.46576154232025</text:p>
          </table:table-cell>
          <table:table-cell office:value-type="float" office:value="1.36372065544128" calcext:value-type="float">
            <text:p>1.36372065544128</text:p>
          </table:table-cell>
          <table:table-cell office:value-type="float" office:value="1.01639485359192" calcext:value-type="float">
            <text:p>1.01639485359192</text:p>
          </table:table-cell>
          <table:table-cell office:value-type="float" office:value="1.50752830505371" calcext:value-type="float">
            <text:p>1.50752830505371</text:p>
          </table:table-cell>
          <table:table-cell office:value-type="float" office:value="1.62337422370911" calcext:value-type="float">
            <text:p>1.62337422370911</text:p>
          </table:table-cell>
          <table:table-cell office:value-type="float" office:value="1.53113150596619" calcext:value-type="float">
            <text:p>1.53113150596619</text:p>
          </table:table-cell>
          <table:table-cell office:value-type="float" office:value="1.4973384141922" calcext:value-type="float">
            <text:p>1.4973384141922</text:p>
          </table:table-cell>
          <table:table-cell office:value-type="float" office:value="1.50390291213989" calcext:value-type="float">
            <text:p>1.50390291213989</text:p>
          </table:table-cell>
          <table:table-cell office:value-type="float" office:value="1.51036322116852" calcext:value-type="float">
            <text:p>1.51036322116852</text:p>
          </table:table-cell>
          <table:table-cell office:value-type="float" office:value="1.33132290840149" calcext:value-type="float">
            <text:p>1.33132290840149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69236350059509" calcext:value-type="float">
            <text:p>1.69236350059509</text:p>
          </table:table-cell>
          <table:table-cell office:value-type="float" office:value="1.51442325115204" calcext:value-type="float">
            <text:p>1.51442325115204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59743702411652" calcext:value-type="float">
            <text:p>1.59743702411652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70296394824982" calcext:value-type="float">
            <text:p>1.70296394824982</text:p>
          </table:table-cell>
          <table:table-cell office:value-type="float" office:value="1.56731736660004" calcext:value-type="float">
            <text:p>1.56731736660004</text:p>
          </table:table-cell>
          <table:table-cell office:value-type="float" office:value="1.64824116230011" calcext:value-type="float">
            <text:p>1.64824116230011</text:p>
          </table:table-cell>
          <table:table-cell office:value-type="float" office:value="1.46705293655396" calcext:value-type="float">
            <text:p>1.46705293655396</text:p>
          </table:table-cell>
          <table:table-cell office:value-type="float" office:value="1.48196983337402" calcext:value-type="float">
            <text:p>1.48196983337402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60277593135834" calcext:value-type="float">
            <text:p>1.60277593135834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53821587562561" calcext:value-type="float">
            <text:p>1.53821587562561</text:p>
          </table:table-cell>
          <table:table-cell office:value-type="float" office:value="1.64043402671814" calcext:value-type="float">
            <text:p>1.64043402671814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42106533050537" calcext:value-type="float">
            <text:p>1.42106533050537</text:p>
          </table:table-cell>
          <table:table-cell office:value-type="float" office:value="1.59907567501068" calcext:value-type="float">
            <text:p>1.59907567501068</text:p>
          </table:table-cell>
          <table:table-cell office:value-type="float" office:value="1.45294749736786" calcext:value-type="float">
            <text:p>1.45294749736786</text:p>
          </table:table-cell>
          <table:table-cell office:value-type="float" office:value="1.53984570503235" calcext:value-type="float">
            <text:p>1.53984570503235</text:p>
          </table:table-cell>
          <table:table-cell office:value-type="float" office:value="1.23539566993713" calcext:value-type="float">
            <text:p>1.23539566993713</text:p>
          </table:table-cell>
          <table:table-cell office:value-type="float" office:value="1.51138424873352" calcext:value-type="float">
            <text:p>1.51138424873352</text:p>
          </table:table-cell>
          <table:table-cell office:value-type="float" office:value="1.06341922283173" calcext:value-type="float">
            <text:p>1.06341922283173</text:p>
          </table:table-cell>
          <table:table-cell office:value-type="float" office:value="1.49493765830994" calcext:value-type="float">
            <text:p>1.49493765830994</text:p>
          </table:table-cell>
          <table:table-cell office:value-type="float" office:value="1.46620285511017" calcext:value-type="float">
            <text:p>1.46620285511017</text:p>
          </table:table-cell>
          <table:table-cell office:value-type="float" office:value="1.18339323997498" calcext:value-type="float">
            <text:p>1.18339323997498</text:p>
          </table:table-cell>
          <table:table-cell office:value-type="float" office:value="1.43820297718048" calcext:value-type="float">
            <text:p>1.43820297718048</text:p>
          </table:table-cell>
          <table:table-cell office:value-type="float" office:value="1.43799722194672" calcext:value-type="float">
            <text:p>1.43799722194672</text:p>
          </table:table-cell>
          <table:table-cell office:value-type="float" office:value="1.40537905693054" calcext:value-type="float">
            <text:p>1.40537905693054</text:p>
          </table:table-cell>
          <table:table-cell office:value-type="float" office:value="1.57183575630188" calcext:value-type="float">
            <text:p>1.57183575630188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60516214370728" calcext:value-type="float">
            <text:p>1.60516214370728</text:p>
          </table:table-cell>
          <table:table-cell office:value-type="float" office:value="1.62383496761322" calcext:value-type="float">
            <text:p>1.62383496761322</text:p>
          </table:table-cell>
          <table:table-cell office:value-type="float" office:value="1.6399313211441" calcext:value-type="float">
            <text:p>1.6399313211441</text:p>
          </table:table-cell>
          <table:table-cell office:value-type="float" office:value="1.29209172725678" calcext:value-type="float">
            <text:p>1.29209172725678</text:p>
          </table:table-cell>
          <table:table-cell office:value-type="float" office:value="1.35086917877197" calcext:value-type="float">
            <text:p>1.35086917877197</text:p>
          </table:table-cell>
          <table:table-cell office:value-type="float" office:value="1.28853487968445" calcext:value-type="float">
            <text:p>1.28853487968445</text:p>
          </table:table-cell>
          <table:table-cell office:value-type="float" office:value="1.4754741191864" calcext:value-type="float">
            <text:p>1.4754741191864</text:p>
          </table:table-cell>
          <table:table-cell office:value-type="float" office:value="1.51153302192688" calcext:value-type="float">
            <text:p>1.51153302192688</text:p>
          </table:table-cell>
          <table:table-cell office:value-type="float" office:value="1.45088183879852" calcext:value-type="float">
            <text:p>1.45088183879852</text:p>
          </table:table-cell>
          <table:table-cell office:value-type="float" office:value="1.57373011112213" calcext:value-type="float">
            <text:p>1.57373011112213</text:p>
          </table:table-cell>
          <table:table-cell office:value-type="float" office:value="1.51532733440399" calcext:value-type="float">
            <text:p>1.51532733440399</text:p>
          </table:table-cell>
          <table:table-cell office:value-type="float" office:value="1.32624363899231" calcext:value-type="float">
            <text:p>1.32624363899231</text:p>
          </table:table-cell>
          <table:table-cell office:value-type="float" office:value="1.47456753253937" calcext:value-type="float">
            <text:p>1.47456753253937</text:p>
          </table:table-cell>
          <table:table-cell table:number-columns-repeated="10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806" calcext:value-type="float">
            <text:p>1.4806</text:p>
          </table:table-cell>
          <table:table-cell office:value-type="float" office:value="1.5057" calcext:value-type="float">
            <text:p>1.5057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0164" calcext:value-type="float">
            <text:p>1.0164</text:p>
          </table:table-cell>
          <table:table-cell office:value-type="float" office:value="1.63622426986694" calcext:value-type="float">
            <text:p>1.63622426986694</text:p>
          </table:table-cell>
          <table:table-cell office:value-type="float" office:value="1.57721173763275" calcext:value-type="float">
            <text:p>1.57721173763275</text:p>
          </table:table-cell>
          <table:table-cell office:value-type="float" office:value="1.68942809104919" calcext:value-type="float">
            <text:p>1.68942809104919</text:p>
          </table:table-cell>
          <table:table-cell office:value-type="float" office:value="1.41268765926361" calcext:value-type="float">
            <text:p>1.41268765926361</text:p>
          </table:table-cell>
          <table:table-cell office:value-type="float" office:value="1.50783109664917" calcext:value-type="float">
            <text:p>1.50783109664917</text:p>
          </table:table-cell>
          <table:table-cell office:value-type="float" office:value="1.4526379108429" calcext:value-type="float">
            <text:p>1.4526379108429</text:p>
          </table:table-cell>
          <table:table-cell office:value-type="float" office:value="1.54501223564148" calcext:value-type="float">
            <text:p>1.54501223564148</text:p>
          </table:table-cell>
          <table:table-cell office:value-type="float" office:value="1.53328776359558" calcext:value-type="float">
            <text:p>1.53328776359558</text:p>
          </table:table-cell>
          <table:table-cell office:value-type="float" office:value="1.32901930809021" calcext:value-type="float">
            <text:p>1.32901930809021</text:p>
          </table:table-cell>
          <table:table-cell office:value-type="float" office:value="1.60348260402679" calcext:value-type="float">
            <text:p>1.60348260402679</text:p>
          </table:table-cell>
          <table:table-cell office:value-type="float" office:value="1.44454622268677" calcext:value-type="float">
            <text:p>1.44454622268677</text:p>
          </table:table-cell>
          <table:table-cell office:value-type="float" office:value="1.46576154232025" calcext:value-type="float">
            <text:p>1.46576154232025</text:p>
          </table:table-cell>
          <table:table-cell office:value-type="float" office:value="1.36372065544128" calcext:value-type="float">
            <text:p>1.36372065544128</text:p>
          </table:table-cell>
          <table:table-cell office:value-type="float" office:value="1.01639485359192" calcext:value-type="float">
            <text:p>1.01639485359192</text:p>
          </table:table-cell>
          <table:table-cell office:value-type="float" office:value="1.50752830505371" calcext:value-type="float">
            <text:p>1.50752830505371</text:p>
          </table:table-cell>
          <table:table-cell office:value-type="float" office:value="1.62337422370911" calcext:value-type="float">
            <text:p>1.62337422370911</text:p>
          </table:table-cell>
          <table:table-cell office:value-type="float" office:value="1.53113150596619" calcext:value-type="float">
            <text:p>1.53113150596619</text:p>
          </table:table-cell>
          <table:table-cell office:value-type="float" office:value="1.4973384141922" calcext:value-type="float">
            <text:p>1.4973384141922</text:p>
          </table:table-cell>
          <table:table-cell office:value-type="float" office:value="1.50390291213989" calcext:value-type="float">
            <text:p>1.50390291213989</text:p>
          </table:table-cell>
          <table:table-cell office:value-type="float" office:value="1.51036322116852" calcext:value-type="float">
            <text:p>1.51036322116852</text:p>
          </table:table-cell>
          <table:table-cell office:value-type="float" office:value="1.33132290840149" calcext:value-type="float">
            <text:p>1.33132290840149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69236350059509" calcext:value-type="float">
            <text:p>1.69236350059509</text:p>
          </table:table-cell>
          <table:table-cell office:value-type="float" office:value="1.51442325115204" calcext:value-type="float">
            <text:p>1.51442325115204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59743702411652" calcext:value-type="float">
            <text:p>1.59743702411652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70296394824982" calcext:value-type="float">
            <text:p>1.70296394824982</text:p>
          </table:table-cell>
          <table:table-cell office:value-type="float" office:value="1.56731736660004" calcext:value-type="float">
            <text:p>1.56731736660004</text:p>
          </table:table-cell>
          <table:table-cell office:value-type="float" office:value="1.64824116230011" calcext:value-type="float">
            <text:p>1.64824116230011</text:p>
          </table:table-cell>
          <table:table-cell office:value-type="float" office:value="1.46705293655396" calcext:value-type="float">
            <text:p>1.46705293655396</text:p>
          </table:table-cell>
          <table:table-cell office:value-type="float" office:value="1.48196983337402" calcext:value-type="float">
            <text:p>1.48196983337402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60277593135834" calcext:value-type="float">
            <text:p>1.60277593135834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53821587562561" calcext:value-type="float">
            <text:p>1.53821587562561</text:p>
          </table:table-cell>
          <table:table-cell office:value-type="float" office:value="1.64043402671814" calcext:value-type="float">
            <text:p>1.64043402671814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42106533050537" calcext:value-type="float">
            <text:p>1.42106533050537</text:p>
          </table:table-cell>
          <table:table-cell office:value-type="float" office:value="1.59907567501068" calcext:value-type="float">
            <text:p>1.59907567501068</text:p>
          </table:table-cell>
          <table:table-cell office:value-type="float" office:value="1.45294749736786" calcext:value-type="float">
            <text:p>1.45294749736786</text:p>
          </table:table-cell>
          <table:table-cell office:value-type="float" office:value="1.53984570503235" calcext:value-type="float">
            <text:p>1.53984570503235</text:p>
          </table:table-cell>
          <table:table-cell office:value-type="float" office:value="1.23539566993713" calcext:value-type="float">
            <text:p>1.23539566993713</text:p>
          </table:table-cell>
          <table:table-cell office:value-type="float" office:value="1.51138424873352" calcext:value-type="float">
            <text:p>1.51138424873352</text:p>
          </table:table-cell>
          <table:table-cell office:value-type="float" office:value="1.06341922283173" calcext:value-type="float">
            <text:p>1.06341922283173</text:p>
          </table:table-cell>
          <table:table-cell office:value-type="float" office:value="1.49493765830994" calcext:value-type="float">
            <text:p>1.49493765830994</text:p>
          </table:table-cell>
          <table:table-cell office:value-type="float" office:value="1.46620285511017" calcext:value-type="float">
            <text:p>1.46620285511017</text:p>
          </table:table-cell>
          <table:table-cell office:value-type="float" office:value="1.18339323997498" calcext:value-type="float">
            <text:p>1.18339323997498</text:p>
          </table:table-cell>
          <table:table-cell office:value-type="float" office:value="1.43820297718048" calcext:value-type="float">
            <text:p>1.43820297718048</text:p>
          </table:table-cell>
          <table:table-cell office:value-type="float" office:value="1.43799722194672" calcext:value-type="float">
            <text:p>1.43799722194672</text:p>
          </table:table-cell>
          <table:table-cell office:value-type="float" office:value="1.40537905693054" calcext:value-type="float">
            <text:p>1.40537905693054</text:p>
          </table:table-cell>
          <table:table-cell office:value-type="float" office:value="1.57183575630188" calcext:value-type="float">
            <text:p>1.57183575630188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60516214370728" calcext:value-type="float">
            <text:p>1.60516214370728</text:p>
          </table:table-cell>
          <table:table-cell office:value-type="float" office:value="1.62383496761322" calcext:value-type="float">
            <text:p>1.62383496761322</text:p>
          </table:table-cell>
          <table:table-cell office:value-type="float" office:value="1.6399313211441" calcext:value-type="float">
            <text:p>1.6399313211441</text:p>
          </table:table-cell>
          <table:table-cell office:value-type="float" office:value="1.29209172725678" calcext:value-type="float">
            <text:p>1.29209172725678</text:p>
          </table:table-cell>
          <table:table-cell office:value-type="float" office:value="1.35086917877197" calcext:value-type="float">
            <text:p>1.35086917877197</text:p>
          </table:table-cell>
          <table:table-cell office:value-type="float" office:value="1.28853487968445" calcext:value-type="float">
            <text:p>1.28853487968445</text:p>
          </table:table-cell>
          <table:table-cell office:value-type="float" office:value="1.4754741191864" calcext:value-type="float">
            <text:p>1.4754741191864</text:p>
          </table:table-cell>
          <table:table-cell office:value-type="float" office:value="1.51153302192688" calcext:value-type="float">
            <text:p>1.51153302192688</text:p>
          </table:table-cell>
          <table:table-cell office:value-type="float" office:value="1.45088183879852" calcext:value-type="float">
            <text:p>1.45088183879852</text:p>
          </table:table-cell>
          <table:table-cell office:value-type="float" office:value="1.57373011112213" calcext:value-type="float">
            <text:p>1.57373011112213</text:p>
          </table:table-cell>
          <table:table-cell office:value-type="float" office:value="1.51532733440399" calcext:value-type="float">
            <text:p>1.51532733440399</text:p>
          </table:table-cell>
          <table:table-cell office:value-type="float" office:value="1.32624363899231" calcext:value-type="float">
            <text:p>1.32624363899231</text:p>
          </table:table-cell>
          <table:table-cell office:value-type="float" office:value="1.47456753253937" calcext:value-type="float">
            <text:p>1.47456753253937</text:p>
          </table:table-cell>
          <table:table-cell table:number-columns-repeated="10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806" calcext:value-type="float">
            <text:p>1.4806</text:p>
          </table:table-cell>
          <table:table-cell office:value-type="float" office:value="1.5057" calcext:value-type="float">
            <text:p>1.5057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0164" calcext:value-type="float">
            <text:p>1.0164</text:p>
          </table:table-cell>
          <table:table-cell office:value-type="float" office:value="1.63622426986694" calcext:value-type="float">
            <text:p>1.63622426986694</text:p>
          </table:table-cell>
          <table:table-cell office:value-type="float" office:value="1.57721173763275" calcext:value-type="float">
            <text:p>1.57721173763275</text:p>
          </table:table-cell>
          <table:table-cell office:value-type="float" office:value="1.68942809104919" calcext:value-type="float">
            <text:p>1.68942809104919</text:p>
          </table:table-cell>
          <table:table-cell office:value-type="float" office:value="1.41268765926361" calcext:value-type="float">
            <text:p>1.41268765926361</text:p>
          </table:table-cell>
          <table:table-cell office:value-type="float" office:value="1.50783109664917" calcext:value-type="float">
            <text:p>1.50783109664917</text:p>
          </table:table-cell>
          <table:table-cell office:value-type="float" office:value="1.4526379108429" calcext:value-type="float">
            <text:p>1.4526379108429</text:p>
          </table:table-cell>
          <table:table-cell office:value-type="float" office:value="1.54501223564148" calcext:value-type="float">
            <text:p>1.54501223564148</text:p>
          </table:table-cell>
          <table:table-cell office:value-type="float" office:value="1.53328776359558" calcext:value-type="float">
            <text:p>1.53328776359558</text:p>
          </table:table-cell>
          <table:table-cell office:value-type="float" office:value="1.32901930809021" calcext:value-type="float">
            <text:p>1.32901930809021</text:p>
          </table:table-cell>
          <table:table-cell office:value-type="float" office:value="1.60348260402679" calcext:value-type="float">
            <text:p>1.60348260402679</text:p>
          </table:table-cell>
          <table:table-cell office:value-type="float" office:value="1.44454622268677" calcext:value-type="float">
            <text:p>1.44454622268677</text:p>
          </table:table-cell>
          <table:table-cell office:value-type="float" office:value="1.46576154232025" calcext:value-type="float">
            <text:p>1.46576154232025</text:p>
          </table:table-cell>
          <table:table-cell office:value-type="float" office:value="1.36372065544128" calcext:value-type="float">
            <text:p>1.36372065544128</text:p>
          </table:table-cell>
          <table:table-cell office:value-type="float" office:value="1.01639485359192" calcext:value-type="float">
            <text:p>1.01639485359192</text:p>
          </table:table-cell>
          <table:table-cell office:value-type="float" office:value="1.50752830505371" calcext:value-type="float">
            <text:p>1.50752830505371</text:p>
          </table:table-cell>
          <table:table-cell office:value-type="float" office:value="1.62337422370911" calcext:value-type="float">
            <text:p>1.62337422370911</text:p>
          </table:table-cell>
          <table:table-cell office:value-type="float" office:value="1.53113150596619" calcext:value-type="float">
            <text:p>1.53113150596619</text:p>
          </table:table-cell>
          <table:table-cell office:value-type="float" office:value="1.4973384141922" calcext:value-type="float">
            <text:p>1.4973384141922</text:p>
          </table:table-cell>
          <table:table-cell office:value-type="float" office:value="1.50390291213989" calcext:value-type="float">
            <text:p>1.50390291213989</text:p>
          </table:table-cell>
          <table:table-cell office:value-type="float" office:value="1.51036322116852" calcext:value-type="float">
            <text:p>1.51036322116852</text:p>
          </table:table-cell>
          <table:table-cell office:value-type="float" office:value="1.33132290840149" calcext:value-type="float">
            <text:p>1.33132290840149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69236350059509" calcext:value-type="float">
            <text:p>1.69236350059509</text:p>
          </table:table-cell>
          <table:table-cell office:value-type="float" office:value="1.51442325115204" calcext:value-type="float">
            <text:p>1.51442325115204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59743702411652" calcext:value-type="float">
            <text:p>1.59743702411652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70296394824982" calcext:value-type="float">
            <text:p>1.70296394824982</text:p>
          </table:table-cell>
          <table:table-cell office:value-type="float" office:value="1.56731736660004" calcext:value-type="float">
            <text:p>1.56731736660004</text:p>
          </table:table-cell>
          <table:table-cell office:value-type="float" office:value="1.64824116230011" calcext:value-type="float">
            <text:p>1.64824116230011</text:p>
          </table:table-cell>
          <table:table-cell office:value-type="float" office:value="1.46705293655396" calcext:value-type="float">
            <text:p>1.46705293655396</text:p>
          </table:table-cell>
          <table:table-cell office:value-type="float" office:value="1.48196983337402" calcext:value-type="float">
            <text:p>1.48196983337402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60277593135834" calcext:value-type="float">
            <text:p>1.60277593135834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53821587562561" calcext:value-type="float">
            <text:p>1.53821587562561</text:p>
          </table:table-cell>
          <table:table-cell office:value-type="float" office:value="1.64043402671814" calcext:value-type="float">
            <text:p>1.64043402671814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42106533050537" calcext:value-type="float">
            <text:p>1.42106533050537</text:p>
          </table:table-cell>
          <table:table-cell office:value-type="float" office:value="1.59907567501068" calcext:value-type="float">
            <text:p>1.59907567501068</text:p>
          </table:table-cell>
          <table:table-cell office:value-type="float" office:value="1.45294749736786" calcext:value-type="float">
            <text:p>1.45294749736786</text:p>
          </table:table-cell>
          <table:table-cell office:value-type="float" office:value="1.53984570503235" calcext:value-type="float">
            <text:p>1.53984570503235</text:p>
          </table:table-cell>
          <table:table-cell office:value-type="float" office:value="1.23539566993713" calcext:value-type="float">
            <text:p>1.23539566993713</text:p>
          </table:table-cell>
          <table:table-cell office:value-type="float" office:value="1.51138424873352" calcext:value-type="float">
            <text:p>1.51138424873352</text:p>
          </table:table-cell>
          <table:table-cell office:value-type="float" office:value="1.06341922283173" calcext:value-type="float">
            <text:p>1.06341922283173</text:p>
          </table:table-cell>
          <table:table-cell office:value-type="float" office:value="1.49493765830994" calcext:value-type="float">
            <text:p>1.49493765830994</text:p>
          </table:table-cell>
          <table:table-cell office:value-type="float" office:value="1.46620285511017" calcext:value-type="float">
            <text:p>1.46620285511017</text:p>
          </table:table-cell>
          <table:table-cell office:value-type="float" office:value="1.18339323997498" calcext:value-type="float">
            <text:p>1.18339323997498</text:p>
          </table:table-cell>
          <table:table-cell office:value-type="float" office:value="1.43820297718048" calcext:value-type="float">
            <text:p>1.43820297718048</text:p>
          </table:table-cell>
          <table:table-cell office:value-type="float" office:value="1.43799722194672" calcext:value-type="float">
            <text:p>1.43799722194672</text:p>
          </table:table-cell>
          <table:table-cell office:value-type="float" office:value="1.40537905693054" calcext:value-type="float">
            <text:p>1.40537905693054</text:p>
          </table:table-cell>
          <table:table-cell office:value-type="float" office:value="1.57183575630188" calcext:value-type="float">
            <text:p>1.57183575630188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60516214370728" calcext:value-type="float">
            <text:p>1.60516214370728</text:p>
          </table:table-cell>
          <table:table-cell office:value-type="float" office:value="1.62383496761322" calcext:value-type="float">
            <text:p>1.62383496761322</text:p>
          </table:table-cell>
          <table:table-cell office:value-type="float" office:value="1.6399313211441" calcext:value-type="float">
            <text:p>1.6399313211441</text:p>
          </table:table-cell>
          <table:table-cell office:value-type="float" office:value="1.29209172725678" calcext:value-type="float">
            <text:p>1.29209172725678</text:p>
          </table:table-cell>
          <table:table-cell office:value-type="float" office:value="1.35086917877197" calcext:value-type="float">
            <text:p>1.35086917877197</text:p>
          </table:table-cell>
          <table:table-cell office:value-type="float" office:value="1.28853487968445" calcext:value-type="float">
            <text:p>1.28853487968445</text:p>
          </table:table-cell>
          <table:table-cell office:value-type="float" office:value="1.4754741191864" calcext:value-type="float">
            <text:p>1.4754741191864</text:p>
          </table:table-cell>
          <table:table-cell office:value-type="float" office:value="1.51153302192688" calcext:value-type="float">
            <text:p>1.51153302192688</text:p>
          </table:table-cell>
          <table:table-cell office:value-type="float" office:value="1.45088183879852" calcext:value-type="float">
            <text:p>1.45088183879852</text:p>
          </table:table-cell>
          <table:table-cell office:value-type="float" office:value="1.57373011112213" calcext:value-type="float">
            <text:p>1.57373011112213</text:p>
          </table:table-cell>
          <table:table-cell office:value-type="float" office:value="1.51532733440399" calcext:value-type="float">
            <text:p>1.51532733440399</text:p>
          </table:table-cell>
          <table:table-cell office:value-type="float" office:value="1.32624363899231" calcext:value-type="float">
            <text:p>1.32624363899231</text:p>
          </table:table-cell>
          <table:table-cell office:value-type="float" office:value="1.47456753253937" calcext:value-type="float">
            <text:p>1.47456753253937</text:p>
          </table:table-cell>
          <table:table-cell table:number-columns-repeated="10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5107" calcext:value-type="float">
            <text:p>1.5107</text:p>
          </table:table-cell>
          <table:table-cell office:value-type="float" office:value="1.5357" calcext:value-type="float">
            <text:p>1.5357</text:p>
          </table:table-cell>
          <table:table-cell office:value-type="float" office:value="1.7139" calcext:value-type="float">
            <text:p>1.7139</text:p>
          </table:table-cell>
          <table:table-cell office:value-type="float" office:value="1.1537" calcext:value-type="float">
            <text:p>1.1537</text:p>
          </table:table-cell>
          <table:table-cell office:value-type="float" office:value="1.55971443653107" calcext:value-type="float">
            <text:p>1.55971443653107</text:p>
          </table:table-cell>
          <table:table-cell office:value-type="float" office:value="1.53856945037842" calcext:value-type="float">
            <text:p>1.53856945037842</text:p>
          </table:table-cell>
          <table:table-cell office:value-type="float" office:value="1.52359044551849" calcext:value-type="float">
            <text:p>1.52359044551849</text:p>
          </table:table-cell>
          <table:table-cell office:value-type="float" office:value="1.55172049999237" calcext:value-type="float">
            <text:p>1.55172049999237</text:p>
          </table:table-cell>
          <table:table-cell office:value-type="float" office:value="1.39844834804535" calcext:value-type="float">
            <text:p>1.39844834804535</text:p>
          </table:table-cell>
          <table:table-cell office:value-type="float" office:value="1.60777401924133" calcext:value-type="float">
            <text:p>1.60777401924133</text:p>
          </table:table-cell>
          <table:table-cell office:value-type="float" office:value="1.5230678319931" calcext:value-type="float">
            <text:p>1.5230678319931</text:p>
          </table:table-cell>
          <table:table-cell office:value-type="float" office:value="1.41900706291199" calcext:value-type="float">
            <text:p>1.41900706291199</text:p>
          </table:table-cell>
          <table:table-cell office:value-type="float" office:value="1.48548460006714" calcext:value-type="float">
            <text:p>1.48548460006714</text:p>
          </table:table-cell>
          <table:table-cell office:value-type="float" office:value="1.38822746276855" calcext:value-type="float">
            <text:p>1.38822746276855</text:p>
          </table:table-cell>
          <table:table-cell office:value-type="float" office:value="1.60545265674591" calcext:value-type="float">
            <text:p>1.60545265674591</text:p>
          </table:table-cell>
          <table:table-cell office:value-type="float" office:value="1.5346862077713" calcext:value-type="float">
            <text:p>1.5346862077713</text:p>
          </table:table-cell>
          <table:table-cell office:value-type="float" office:value="1.4611896276474" calcext:value-type="float">
            <text:p>1.4611896276474</text:p>
          </table:table-cell>
          <table:table-cell office:value-type="float" office:value="1.33855509757996" calcext:value-type="float">
            <text:p>1.33855509757996</text:p>
          </table:table-cell>
          <table:table-cell office:value-type="float" office:value="1.41456687450409" calcext:value-type="float">
            <text:p>1.41456687450409</text:p>
          </table:table-cell>
          <table:table-cell office:value-type="float" office:value="1.33470010757446" calcext:value-type="float">
            <text:p>1.33470010757446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55311810970306" calcext:value-type="float">
            <text:p>1.55311810970306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61512458324432" calcext:value-type="float">
            <text:p>1.61512458324432</text:p>
          </table:table-cell>
          <table:table-cell office:value-type="float" office:value="1.52231049537659" calcext:value-type="float">
            <text:p>1.52231049537659</text:p>
          </table:table-cell>
          <table:table-cell office:value-type="float" office:value="1.62762856483459" calcext:value-type="float">
            <text:p>1.62762856483459</text:p>
          </table:table-cell>
          <table:table-cell office:value-type="float" office:value="1.53802561759949" calcext:value-type="float">
            <text:p>1.53802561759949</text:p>
          </table:table-cell>
          <table:table-cell office:value-type="float" office:value="1.55771350860596" calcext:value-type="float">
            <text:p>1.55771350860596</text:p>
          </table:table-cell>
          <table:table-cell office:value-type="float" office:value="1.47358334064484" calcext:value-type="float">
            <text:p>1.47358334064484</text:p>
          </table:table-cell>
          <table:table-cell office:value-type="float" office:value="1.58524394035339" calcext:value-type="float">
            <text:p>1.58524394035339</text:p>
          </table:table-cell>
          <table:table-cell office:value-type="float" office:value="1.50356316566467" calcext:value-type="float">
            <text:p>1.50356316566467</text:p>
          </table:table-cell>
          <table:table-cell office:value-type="float" office:value="1.46728575229645" calcext:value-type="float">
            <text:p>1.46728575229645</text:p>
          </table:table-cell>
          <table:table-cell office:value-type="float" office:value="1.58269262313843" calcext:value-type="float">
            <text:p>1.58269262313843</text:p>
          </table:table-cell>
          <table:table-cell office:value-type="float" office:value="1.71389818191528" calcext:value-type="float">
            <text:p>1.71389818191528</text:p>
          </table:table-cell>
          <table:table-cell office:value-type="float" office:value="1.48949980735779" calcext:value-type="float">
            <text:p>1.48949980735779</text:p>
          </table:table-cell>
          <table:table-cell office:value-type="float" office:value="1.31925284862518" calcext:value-type="float">
            <text:p>1.31925284862518</text:p>
          </table:table-cell>
          <table:table-cell office:value-type="float" office:value="1.52380561828613" calcext:value-type="float">
            <text:p>1.52380561828613</text:p>
          </table:table-cell>
          <table:table-cell office:value-type="float" office:value="1.46436703205109" calcext:value-type="float">
            <text:p>1.46436703205109</text:p>
          </table:table-cell>
          <table:table-cell office:value-type="float" office:value="1.58352637290955" calcext:value-type="float">
            <text:p>1.58352637290955</text:p>
          </table:table-cell>
          <table:table-cell office:value-type="float" office:value="1.62969505786896" calcext:value-type="float">
            <text:p>1.62969505786896</text:p>
          </table:table-cell>
          <table:table-cell office:value-type="float" office:value="1.56211066246033" calcext:value-type="float">
            <text:p>1.56211066246033</text:p>
          </table:table-cell>
          <table:table-cell office:value-type="float" office:value="1.55812704563141" calcext:value-type="float">
            <text:p>1.55812704563141</text:p>
          </table:table-cell>
          <table:table-cell office:value-type="float" office:value="1.53868699073792" calcext:value-type="float">
            <text:p>1.53868699073792</text:p>
          </table:table-cell>
          <table:table-cell office:value-type="float" office:value="1.48871982097626" calcext:value-type="float">
            <text:p>1.48871982097626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61187589168549" calcext:value-type="float">
            <text:p>1.61187589168549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56106734275818" calcext:value-type="float">
            <text:p>1.56106734275818</text:p>
          </table:table-cell>
          <table:table-cell office:value-type="float" office:value="1.54539620876312" calcext:value-type="float">
            <text:p>1.54539620876312</text:p>
          </table:table-cell>
          <table:table-cell office:value-type="float" office:value="1.62070631980896" calcext:value-type="float">
            <text:p>1.62070631980896</text:p>
          </table:table-cell>
          <table:table-cell office:value-type="float" office:value="1.43678295612335" calcext:value-type="float">
            <text:p>1.43678295612335</text:p>
          </table:table-cell>
          <table:table-cell office:value-type="float" office:value="1.4507417678833" calcext:value-type="float">
            <text:p>1.4507417678833</text:p>
          </table:table-cell>
          <table:table-cell office:value-type="float" office:value="1.41335272789001" calcext:value-type="float">
            <text:p>1.41335272789001</text:p>
          </table:table-cell>
          <table:table-cell office:value-type="float" office:value="1.61603796482086" calcext:value-type="float">
            <text:p>1.61603796482086</text:p>
          </table:table-cell>
          <table:table-cell office:value-type="float" office:value="1.50143587589264" calcext:value-type="float">
            <text:p>1.50143587589264</text:p>
          </table:table-cell>
          <table:table-cell office:value-type="float" office:value="1.52528023719788" calcext:value-type="float">
            <text:p>1.52528023719788</text:p>
          </table:table-cell>
          <table:table-cell office:value-type="float" office:value="1.40302681922913" calcext:value-type="float">
            <text:p>1.40302681922913</text:p>
          </table:table-cell>
          <table:table-cell office:value-type="float" office:value="1.53665363788605" calcext:value-type="float">
            <text:p>1.53665363788605</text:p>
          </table:table-cell>
          <table:table-cell office:value-type="float" office:value="1.59527099132538" calcext:value-type="float">
            <text:p>1.59527099132538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61007606983185" calcext:value-type="float">
            <text:p>1.61007606983185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37728595733643" calcext:value-type="float">
            <text:p>1.37728595733643</text:p>
          </table:table-cell>
          <table:table-cell office:value-type="float" office:value="1.5578066110611" calcext:value-type="float">
            <text:p>1.5578066110611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60699486732483" calcext:value-type="float">
            <text:p>1.60699486732483</text:p>
          </table:table-cell>
          <table:table-cell office:value-type="float" office:value="1.49880063533783" calcext:value-type="float">
            <text:p>1.49880063533783</text:p>
          </table:table-cell>
          <table:table-cell office:value-type="float" office:value="1.63275015354157" calcext:value-type="float">
            <text:p>1.63275015354157</text:p>
          </table:table-cell>
          <table:table-cell office:value-type="float" office:value="1.69883835315704" calcext:value-type="float">
            <text:p>1.69883835315704</text:p>
          </table:table-cell>
          <table:table-cell table:number-columns-repeated="10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804" calcext:value-type="float">
            <text:p>1.4804</text:p>
          </table:table-cell>
          <table:table-cell office:value-type="float" office:value="1.4877" calcext:value-type="float">
            <text:p>1.4877</text:p>
          </table:table-cell>
          <table:table-cell office:value-type="float" office:value="1.7949" calcext:value-type="float">
            <text:p>1.7949</text:p>
          </table:table-cell>
          <table:table-cell office:value-type="float" office:value="0.761" calcext:value-type="float">
            <text:p>0.761</text:p>
          </table:table-cell>
          <table:table-cell office:value-type="float" office:value="1.41620123386383" calcext:value-type="float">
            <text:p>1.41620123386383</text:p>
          </table:table-cell>
          <table:table-cell office:value-type="float" office:value="1.48461258411407" calcext:value-type="float">
            <text:p>1.48461258411407</text:p>
          </table:table-cell>
          <table:table-cell office:value-type="float" office:value="1.4900689125061" calcext:value-type="float">
            <text:p>1.4900689125061</text:p>
          </table:table-cell>
          <table:table-cell office:value-type="float" office:value="1.45219171047211" calcext:value-type="float">
            <text:p>1.45219171047211</text:p>
          </table:table-cell>
          <table:table-cell office:value-type="float" office:value="1.39184296131134" calcext:value-type="float">
            <text:p>1.39184296131134</text:p>
          </table:table-cell>
          <table:table-cell office:value-type="float" office:value="1.53636932373047" calcext:value-type="float">
            <text:p>1.53636932373047</text:p>
          </table:table-cell>
          <table:table-cell office:value-type="float" office:value="1.55670058727264" calcext:value-type="float">
            <text:p>1.55670058727264</text:p>
          </table:table-cell>
          <table:table-cell office:value-type="float" office:value="1.55600237846375" calcext:value-type="float">
            <text:p>1.55600237846375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51665234565735" calcext:value-type="float">
            <text:p>1.51665234565735</text:p>
          </table:table-cell>
          <table:table-cell office:value-type="float" office:value="1.42069315910339" calcext:value-type="float">
            <text:p>1.42069315910339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45806288719177" calcext:value-type="float">
            <text:p>1.45806288719177</text:p>
          </table:table-cell>
          <table:table-cell office:value-type="float" office:value="1.50249981880188" calcext:value-type="float">
            <text:p>1.50249981880188</text:p>
          </table:table-cell>
          <table:table-cell office:value-type="float" office:value="1.48177540302277" calcext:value-type="float">
            <text:p>1.48177540302277</text:p>
          </table:table-cell>
          <table:table-cell office:value-type="float" office:value="1.26885867118835" calcext:value-type="float">
            <text:p>1.26885867118835</text:p>
          </table:table-cell>
          <table:table-cell office:value-type="float" office:value="1.52398645877838" calcext:value-type="float">
            <text:p>1.52398645877838</text:p>
          </table:table-cell>
          <table:table-cell office:value-type="float" office:value="1.44392812252045" calcext:value-type="float">
            <text:p>1.44392812252045</text:p>
          </table:table-cell>
          <table:table-cell office:value-type="float" office:value="1.58629143238068" calcext:value-type="float">
            <text:p>1.58629143238068</text:p>
          </table:table-cell>
          <table:table-cell office:value-type="float" office:value="1.55235147476196" calcext:value-type="float">
            <text:p>1.55235147476196</text:p>
          </table:table-cell>
          <table:table-cell office:value-type="float" office:value="1.46042597293854" calcext:value-type="float">
            <text:p>1.46042597293854</text:p>
          </table:table-cell>
          <table:table-cell office:value-type="float" office:value="1.42042422294617" calcext:value-type="float">
            <text:p>1.42042422294617</text:p>
          </table:table-cell>
          <table:table-cell office:value-type="float" office:value="1.29799246788025" calcext:value-type="float">
            <text:p>1.29799246788025</text:p>
          </table:table-cell>
          <table:table-cell office:value-type="float" office:value="1.3934839963913" calcext:value-type="float">
            <text:p>1.3934839963913</text:p>
          </table:table-cell>
          <table:table-cell office:value-type="float" office:value="1.43400573730469" calcext:value-type="float">
            <text:p>1.43400573730469</text:p>
          </table:table-cell>
          <table:table-cell office:value-type="float" office:value="1.48237490653992" calcext:value-type="float">
            <text:p>1.48237490653992</text:p>
          </table:table-cell>
          <table:table-cell office:value-type="float" office:value="1.35263991355896" calcext:value-type="float">
            <text:p>1.35263991355896</text:p>
          </table:table-cell>
          <table:table-cell office:value-type="float" office:value="1.25809931755066" calcext:value-type="float">
            <text:p>1.25809931755066</text:p>
          </table:table-cell>
          <table:table-cell office:value-type="float" office:value="1.60644197463989" calcext:value-type="float">
            <text:p>1.60644197463989</text:p>
          </table:table-cell>
          <table:table-cell office:value-type="float" office:value="1.69654858112335" calcext:value-type="float">
            <text:p>1.69654858112335</text:p>
          </table:table-cell>
          <table:table-cell office:value-type="float" office:value="1.51517653465271" calcext:value-type="float">
            <text:p>1.51517653465271</text:p>
          </table:table-cell>
          <table:table-cell office:value-type="float" office:value="1.45511531829834" calcext:value-type="float">
            <text:p>1.45511531829834</text:p>
          </table:table-cell>
          <table:table-cell office:value-type="float" office:value="1.4693204164505" calcext:value-type="float">
            <text:p>1.4693204164505</text:p>
          </table:table-cell>
          <table:table-cell office:value-type="float" office:value="1.58555841445923" calcext:value-type="float">
            <text:p>1.58555841445923</text:p>
          </table:table-cell>
          <table:table-cell office:value-type="float" office:value="1.44848871231079" calcext:value-type="float">
            <text:p>1.44848871231079</text:p>
          </table:table-cell>
          <table:table-cell office:value-type="float" office:value="1.37569546699524" calcext:value-type="float">
            <text:p>1.37569546699524</text:p>
          </table:table-cell>
          <table:table-cell office:value-type="float" office:value="1.60659563541412" calcext:value-type="float">
            <text:p>1.60659563541412</text:p>
          </table:table-cell>
          <table:table-cell office:value-type="float" office:value="1.70015835762024" calcext:value-type="float">
            <text:p>1.70015835762024</text:p>
          </table:table-cell>
          <table:table-cell office:value-type="float" office:value="1.64088141918182" calcext:value-type="float">
            <text:p>1.64088141918182</text:p>
          </table:table-cell>
          <table:table-cell office:value-type="float" office:value="1.59614741802216" calcext:value-type="float">
            <text:p>1.59614741802216</text:p>
          </table:table-cell>
          <table:table-cell office:value-type="float" office:value="1.61348485946655" calcext:value-type="float">
            <text:p>1.61348485946655</text:p>
          </table:table-cell>
          <table:table-cell office:value-type="float" office:value="1.43491244316101" calcext:value-type="float">
            <text:p>1.43491244316101</text:p>
          </table:table-cell>
          <table:table-cell office:value-type="float" office:value="1.25860381126404" calcext:value-type="float">
            <text:p>1.25860381126404</text:p>
          </table:table-cell>
          <table:table-cell office:value-type="float" office:value="1.52564918994904" calcext:value-type="float">
            <text:p>1.52564918994904</text:p>
          </table:table-cell>
          <table:table-cell office:value-type="float" office:value="1.55685615539551" calcext:value-type="float">
            <text:p>1.55685615539551</text:p>
          </table:table-cell>
          <table:table-cell office:value-type="float" office:value="1.50781810283661" calcext:value-type="float">
            <text:p>1.50781810283661</text:p>
          </table:table-cell>
          <table:table-cell office:value-type="float" office:value="1.55419850349426" calcext:value-type="float">
            <text:p>1.55419850349426</text:p>
          </table:table-cell>
          <table:table-cell office:value-type="float" office:value="1.48084461688995" calcext:value-type="float">
            <text:p>1.48084461688995</text:p>
          </table:table-cell>
          <table:table-cell office:value-type="float" office:value="0.760973811149597" calcext:value-type="float">
            <text:p>0.760973811149597</text:p>
          </table:table-cell>
          <table:table-cell office:value-type="float" office:value="1.51981115341187" calcext:value-type="float">
            <text:p>1.51981115341187</text:p>
          </table:table-cell>
          <table:table-cell office:value-type="float" office:value="1.31304705142975" calcext:value-type="float">
            <text:p>1.31304705142975</text:p>
          </table:table-cell>
          <table:table-cell office:value-type="float" office:value="1.43945467472076" calcext:value-type="float">
            <text:p>1.43945467472076</text:p>
          </table:table-cell>
          <table:table-cell office:value-type="float" office:value="1.46340250968933" calcext:value-type="float">
            <text:p>1.46340250968933</text:p>
          </table:table-cell>
          <table:table-cell office:value-type="float" office:value="1.51816082000732" calcext:value-type="float">
            <text:p>1.51816082000732</text:p>
          </table:table-cell>
          <table:table-cell office:value-type="float" office:value="1.46941530704498" calcext:value-type="float">
            <text:p>1.46941530704498</text:p>
          </table:table-cell>
          <table:table-cell office:value-type="float" office:value="1.13698363304138" calcext:value-type="float">
            <text:p>1.13698363304138</text:p>
          </table:table-cell>
          <table:table-cell office:value-type="float" office:value="1.4946084022522" calcext:value-type="float">
            <text:p>1.4946084022522</text:p>
          </table:table-cell>
          <table:table-cell office:value-type="float" office:value="1.42556083202362" calcext:value-type="float">
            <text:p>1.42556083202362</text:p>
          </table:table-cell>
          <table:table-cell office:value-type="float" office:value="1.49219465255737" calcext:value-type="float">
            <text:p>1.49219465255737</text:p>
          </table:table-cell>
          <table:table-cell office:value-type="float" office:value="1.57878363132477" calcext:value-type="float">
            <text:p>1.57878363132477</text:p>
          </table:table-cell>
          <table:table-cell office:value-type="float" office:value="1.55353176593781" calcext:value-type="float">
            <text:p>1.55353176593781</text:p>
          </table:table-cell>
          <table:table-cell office:value-type="float" office:value="1.52094614505768" calcext:value-type="float">
            <text:p>1.52094614505768</text:p>
          </table:table-cell>
          <table:table-cell office:value-type="float" office:value="1.53245568275452" calcext:value-type="float">
            <text:p>1.53245568275452</text:p>
          </table:table-cell>
          <table:table-cell office:value-type="float" office:value="1.43409705162048" calcext:value-type="float">
            <text:p>1.43409705162048</text:p>
          </table:table-cell>
          <table:table-cell office:value-type="float" office:value="1.50386297702789" calcext:value-type="float">
            <text:p>1.50386297702789</text:p>
          </table:table-cell>
          <table:table-cell office:value-type="float" office:value="1.52728366851807" calcext:value-type="float">
            <text:p>1.52728366851807</text:p>
          </table:table-cell>
          <table:table-cell office:value-type="float" office:value="1.48215126991272" calcext:value-type="float">
            <text:p>1.48215126991272</text:p>
          </table:table-cell>
          <table:table-cell office:value-type="float" office:value="1.59579193592072" calcext:value-type="float">
            <text:p>1.59579193592072</text:p>
          </table:table-cell>
          <table:table-cell office:value-type="float" office:value="1.20195746421814" calcext:value-type="float">
            <text:p>1.20195746421814</text:p>
          </table:table-cell>
          <table:table-cell office:value-type="float" office:value="1.48155784606934" calcext:value-type="float">
            <text:p>1.48155784606934</text:p>
          </table:table-cell>
          <table:table-cell office:value-type="float" office:value="1.54231882095337" calcext:value-type="float">
            <text:p>1.54231882095337</text:p>
          </table:table-cell>
          <table:table-cell office:value-type="float" office:value="1.79489707946777" calcext:value-type="float">
            <text:p>1.79489707946777</text:p>
          </table:table-cell>
          <table:table-cell office:value-type="float" office:value="1.40190434455872" calcext:value-type="float">
            <text:p>1.40190434455872</text:p>
          </table:table-cell>
          <table:table-cell office:value-type="float" office:value="1.4853503704071" calcext:value-type="float">
            <text:p>1.4853503704071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44681072235107" calcext:value-type="float">
            <text:p>1.44681072235107</text:p>
          </table:table-cell>
          <table:table-cell office:value-type="float" office:value="1.54829275608063" calcext:value-type="float">
            <text:p>1.54829275608063</text:p>
          </table:table-cell>
          <table:table-cell office:value-type="float" office:value="1.51462805271149" calcext:value-type="float">
            <text:p>1.51462805271149</text:p>
          </table:table-cell>
          <table:table-cell table:number-columns-repeated="9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804" calcext:value-type="float">
            <text:p>1.4804</text:p>
          </table:table-cell>
          <table:table-cell office:value-type="float" office:value="1.4877" calcext:value-type="float">
            <text:p>1.4877</text:p>
          </table:table-cell>
          <table:table-cell office:value-type="float" office:value="1.7949" calcext:value-type="float">
            <text:p>1.7949</text:p>
          </table:table-cell>
          <table:table-cell office:value-type="float" office:value="0.761" calcext:value-type="float">
            <text:p>0.761</text:p>
          </table:table-cell>
          <table:table-cell office:value-type="float" office:value="1.41620123386383" calcext:value-type="float">
            <text:p>1.41620123386383</text:p>
          </table:table-cell>
          <table:table-cell office:value-type="float" office:value="1.48461258411407" calcext:value-type="float">
            <text:p>1.48461258411407</text:p>
          </table:table-cell>
          <table:table-cell office:value-type="float" office:value="1.4900689125061" calcext:value-type="float">
            <text:p>1.4900689125061</text:p>
          </table:table-cell>
          <table:table-cell office:value-type="float" office:value="1.45219171047211" calcext:value-type="float">
            <text:p>1.45219171047211</text:p>
          </table:table-cell>
          <table:table-cell office:value-type="float" office:value="1.39184296131134" calcext:value-type="float">
            <text:p>1.39184296131134</text:p>
          </table:table-cell>
          <table:table-cell office:value-type="float" office:value="1.53636932373047" calcext:value-type="float">
            <text:p>1.53636932373047</text:p>
          </table:table-cell>
          <table:table-cell office:value-type="float" office:value="1.55670058727264" calcext:value-type="float">
            <text:p>1.55670058727264</text:p>
          </table:table-cell>
          <table:table-cell office:value-type="float" office:value="1.55600237846375" calcext:value-type="float">
            <text:p>1.55600237846375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51665234565735" calcext:value-type="float">
            <text:p>1.51665234565735</text:p>
          </table:table-cell>
          <table:table-cell office:value-type="float" office:value="1.42069315910339" calcext:value-type="float">
            <text:p>1.42069315910339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45806288719177" calcext:value-type="float">
            <text:p>1.45806288719177</text:p>
          </table:table-cell>
          <table:table-cell office:value-type="float" office:value="1.50249981880188" calcext:value-type="float">
            <text:p>1.50249981880188</text:p>
          </table:table-cell>
          <table:table-cell office:value-type="float" office:value="1.48177540302277" calcext:value-type="float">
            <text:p>1.48177540302277</text:p>
          </table:table-cell>
          <table:table-cell office:value-type="float" office:value="1.26885867118835" calcext:value-type="float">
            <text:p>1.26885867118835</text:p>
          </table:table-cell>
          <table:table-cell office:value-type="float" office:value="1.52398645877838" calcext:value-type="float">
            <text:p>1.52398645877838</text:p>
          </table:table-cell>
          <table:table-cell office:value-type="float" office:value="1.44392812252045" calcext:value-type="float">
            <text:p>1.44392812252045</text:p>
          </table:table-cell>
          <table:table-cell office:value-type="float" office:value="1.58629143238068" calcext:value-type="float">
            <text:p>1.58629143238068</text:p>
          </table:table-cell>
          <table:table-cell office:value-type="float" office:value="1.55235147476196" calcext:value-type="float">
            <text:p>1.55235147476196</text:p>
          </table:table-cell>
          <table:table-cell office:value-type="float" office:value="1.46042597293854" calcext:value-type="float">
            <text:p>1.46042597293854</text:p>
          </table:table-cell>
          <table:table-cell office:value-type="float" office:value="1.42042422294617" calcext:value-type="float">
            <text:p>1.42042422294617</text:p>
          </table:table-cell>
          <table:table-cell office:value-type="float" office:value="1.29799246788025" calcext:value-type="float">
            <text:p>1.29799246788025</text:p>
          </table:table-cell>
          <table:table-cell office:value-type="float" office:value="1.3934839963913" calcext:value-type="float">
            <text:p>1.3934839963913</text:p>
          </table:table-cell>
          <table:table-cell office:value-type="float" office:value="1.43400573730469" calcext:value-type="float">
            <text:p>1.43400573730469</text:p>
          </table:table-cell>
          <table:table-cell office:value-type="float" office:value="1.48237490653992" calcext:value-type="float">
            <text:p>1.48237490653992</text:p>
          </table:table-cell>
          <table:table-cell office:value-type="float" office:value="1.35263991355896" calcext:value-type="float">
            <text:p>1.35263991355896</text:p>
          </table:table-cell>
          <table:table-cell office:value-type="float" office:value="1.25809931755066" calcext:value-type="float">
            <text:p>1.25809931755066</text:p>
          </table:table-cell>
          <table:table-cell office:value-type="float" office:value="1.60644197463989" calcext:value-type="float">
            <text:p>1.60644197463989</text:p>
          </table:table-cell>
          <table:table-cell office:value-type="float" office:value="1.69654858112335" calcext:value-type="float">
            <text:p>1.69654858112335</text:p>
          </table:table-cell>
          <table:table-cell office:value-type="float" office:value="1.51517653465271" calcext:value-type="float">
            <text:p>1.51517653465271</text:p>
          </table:table-cell>
          <table:table-cell office:value-type="float" office:value="1.45511531829834" calcext:value-type="float">
            <text:p>1.45511531829834</text:p>
          </table:table-cell>
          <table:table-cell office:value-type="float" office:value="1.4693204164505" calcext:value-type="float">
            <text:p>1.4693204164505</text:p>
          </table:table-cell>
          <table:table-cell office:value-type="float" office:value="1.58555841445923" calcext:value-type="float">
            <text:p>1.58555841445923</text:p>
          </table:table-cell>
          <table:table-cell office:value-type="float" office:value="1.44848871231079" calcext:value-type="float">
            <text:p>1.44848871231079</text:p>
          </table:table-cell>
          <table:table-cell office:value-type="float" office:value="1.37569546699524" calcext:value-type="float">
            <text:p>1.37569546699524</text:p>
          </table:table-cell>
          <table:table-cell office:value-type="float" office:value="1.60659563541412" calcext:value-type="float">
            <text:p>1.60659563541412</text:p>
          </table:table-cell>
          <table:table-cell office:value-type="float" office:value="1.70015835762024" calcext:value-type="float">
            <text:p>1.70015835762024</text:p>
          </table:table-cell>
          <table:table-cell office:value-type="float" office:value="1.64088141918182" calcext:value-type="float">
            <text:p>1.64088141918182</text:p>
          </table:table-cell>
          <table:table-cell office:value-type="float" office:value="1.59614741802216" calcext:value-type="float">
            <text:p>1.59614741802216</text:p>
          </table:table-cell>
          <table:table-cell office:value-type="float" office:value="1.61348485946655" calcext:value-type="float">
            <text:p>1.61348485946655</text:p>
          </table:table-cell>
          <table:table-cell office:value-type="float" office:value="1.43491244316101" calcext:value-type="float">
            <text:p>1.43491244316101</text:p>
          </table:table-cell>
          <table:table-cell office:value-type="float" office:value="1.25860381126404" calcext:value-type="float">
            <text:p>1.25860381126404</text:p>
          </table:table-cell>
          <table:table-cell office:value-type="float" office:value="1.52564918994904" calcext:value-type="float">
            <text:p>1.52564918994904</text:p>
          </table:table-cell>
          <table:table-cell office:value-type="float" office:value="1.55685615539551" calcext:value-type="float">
            <text:p>1.55685615539551</text:p>
          </table:table-cell>
          <table:table-cell office:value-type="float" office:value="1.50781810283661" calcext:value-type="float">
            <text:p>1.50781810283661</text:p>
          </table:table-cell>
          <table:table-cell office:value-type="float" office:value="1.55419850349426" calcext:value-type="float">
            <text:p>1.55419850349426</text:p>
          </table:table-cell>
          <table:table-cell office:value-type="float" office:value="1.48084461688995" calcext:value-type="float">
            <text:p>1.48084461688995</text:p>
          </table:table-cell>
          <table:table-cell office:value-type="float" office:value="0.760973811149597" calcext:value-type="float">
            <text:p>0.760973811149597</text:p>
          </table:table-cell>
          <table:table-cell office:value-type="float" office:value="1.51981115341187" calcext:value-type="float">
            <text:p>1.51981115341187</text:p>
          </table:table-cell>
          <table:table-cell office:value-type="float" office:value="1.31304705142975" calcext:value-type="float">
            <text:p>1.31304705142975</text:p>
          </table:table-cell>
          <table:table-cell office:value-type="float" office:value="1.43945467472076" calcext:value-type="float">
            <text:p>1.43945467472076</text:p>
          </table:table-cell>
          <table:table-cell office:value-type="float" office:value="1.46340250968933" calcext:value-type="float">
            <text:p>1.46340250968933</text:p>
          </table:table-cell>
          <table:table-cell office:value-type="float" office:value="1.51816082000732" calcext:value-type="float">
            <text:p>1.51816082000732</text:p>
          </table:table-cell>
          <table:table-cell office:value-type="float" office:value="1.46941530704498" calcext:value-type="float">
            <text:p>1.46941530704498</text:p>
          </table:table-cell>
          <table:table-cell office:value-type="float" office:value="1.13698363304138" calcext:value-type="float">
            <text:p>1.13698363304138</text:p>
          </table:table-cell>
          <table:table-cell office:value-type="float" office:value="1.4946084022522" calcext:value-type="float">
            <text:p>1.4946084022522</text:p>
          </table:table-cell>
          <table:table-cell office:value-type="float" office:value="1.42556083202362" calcext:value-type="float">
            <text:p>1.42556083202362</text:p>
          </table:table-cell>
          <table:table-cell office:value-type="float" office:value="1.49219465255737" calcext:value-type="float">
            <text:p>1.49219465255737</text:p>
          </table:table-cell>
          <table:table-cell office:value-type="float" office:value="1.57878363132477" calcext:value-type="float">
            <text:p>1.57878363132477</text:p>
          </table:table-cell>
          <table:table-cell office:value-type="float" office:value="1.55353176593781" calcext:value-type="float">
            <text:p>1.55353176593781</text:p>
          </table:table-cell>
          <table:table-cell office:value-type="float" office:value="1.52094614505768" calcext:value-type="float">
            <text:p>1.52094614505768</text:p>
          </table:table-cell>
          <table:table-cell office:value-type="float" office:value="1.53245568275452" calcext:value-type="float">
            <text:p>1.53245568275452</text:p>
          </table:table-cell>
          <table:table-cell office:value-type="float" office:value="1.43409705162048" calcext:value-type="float">
            <text:p>1.43409705162048</text:p>
          </table:table-cell>
          <table:table-cell office:value-type="float" office:value="1.50386297702789" calcext:value-type="float">
            <text:p>1.50386297702789</text:p>
          </table:table-cell>
          <table:table-cell office:value-type="float" office:value="1.52728366851807" calcext:value-type="float">
            <text:p>1.52728366851807</text:p>
          </table:table-cell>
          <table:table-cell office:value-type="float" office:value="1.48215126991272" calcext:value-type="float">
            <text:p>1.48215126991272</text:p>
          </table:table-cell>
          <table:table-cell office:value-type="float" office:value="1.59579193592072" calcext:value-type="float">
            <text:p>1.59579193592072</text:p>
          </table:table-cell>
          <table:table-cell office:value-type="float" office:value="1.20195746421814" calcext:value-type="float">
            <text:p>1.20195746421814</text:p>
          </table:table-cell>
          <table:table-cell office:value-type="float" office:value="1.48155784606934" calcext:value-type="float">
            <text:p>1.48155784606934</text:p>
          </table:table-cell>
          <table:table-cell office:value-type="float" office:value="1.54231882095337" calcext:value-type="float">
            <text:p>1.54231882095337</text:p>
          </table:table-cell>
          <table:table-cell office:value-type="float" office:value="1.79489707946777" calcext:value-type="float">
            <text:p>1.79489707946777</text:p>
          </table:table-cell>
          <table:table-cell office:value-type="float" office:value="1.40190434455872" calcext:value-type="float">
            <text:p>1.40190434455872</text:p>
          </table:table-cell>
          <table:table-cell office:value-type="float" office:value="1.4853503704071" calcext:value-type="float">
            <text:p>1.4853503704071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44681072235107" calcext:value-type="float">
            <text:p>1.44681072235107</text:p>
          </table:table-cell>
          <table:table-cell office:value-type="float" office:value="1.54829275608063" calcext:value-type="float">
            <text:p>1.54829275608063</text:p>
          </table:table-cell>
          <table:table-cell office:value-type="float" office:value="1.51462805271149" calcext:value-type="float">
            <text:p>1.51462805271149</text:p>
          </table:table-cell>
          <table:table-cell table:number-columns-repeated="9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615" calcext:value-type="float">
            <text:p>1.4615</text:p>
          </table:table-cell>
          <table:table-cell office:value-type="float" office:value="1.4713" calcext:value-type="float">
            <text:p>1.4713</text:p>
          </table:table-cell>
          <table:table-cell office:value-type="float" office:value="1.7846" calcext:value-type="float">
            <text:p>1.7846</text:p>
          </table:table-cell>
          <table:table-cell office:value-type="float" office:value="0.5388" calcext:value-type="float">
            <text:p>0.5388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45064973831177" calcext:value-type="float">
            <text:p>1.4506497383117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1900706291199" calcext:value-type="float">
            <text:p>1.41900706291199</text:p>
          </table:table-cell>
          <table:table-cell office:value-type="float" office:value="1.45105004310608" calcext:value-type="float">
            <text:p>1.45105004310608</text:p>
          </table:table-cell>
          <table:table-cell office:value-type="float" office:value="1.46053326129913" calcext:value-type="float">
            <text:p>1.46053326129913</text:p>
          </table:table-cell>
          <table:table-cell office:value-type="float" office:value="1.44515955448151" calcext:value-type="float">
            <text:p>1.44515955448151</text:p>
          </table:table-cell>
          <table:table-cell office:value-type="float" office:value="1.546067237854" calcext:value-type="float">
            <text:p>1.546067237854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43524599075317" calcext:value-type="float">
            <text:p>1.43524599075317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5700877904892" calcext:value-type="float">
            <text:p>1.5700877904892</text:p>
          </table:table-cell>
          <table:table-cell office:value-type="float" office:value="1.49926400184631" calcext:value-type="float">
            <text:p>1.49926400184631</text:p>
          </table:table-cell>
          <table:table-cell office:value-type="float" office:value="1.53383219242096" calcext:value-type="float">
            <text:p>1.53383219242096</text:p>
          </table:table-cell>
          <table:table-cell office:value-type="float" office:value="1.51586353778839" calcext:value-type="float">
            <text:p>1.51586353778839</text:p>
          </table:table-cell>
          <table:table-cell office:value-type="float" office:value="1.60258114337921" calcext:value-type="float">
            <text:p>1.60258114337921</text:p>
          </table:table-cell>
          <table:table-cell office:value-type="float" office:value="1.39679849147797" calcext:value-type="float">
            <text:p>1.39679849147797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55971443653107" calcext:value-type="float">
            <text:p>1.55971443653107</text:p>
          </table:table-cell>
          <table:table-cell office:value-type="float" office:value="1.41850018501282" calcext:value-type="float">
            <text:p>1.41850018501282</text:p>
          </table:table-cell>
          <table:table-cell office:value-type="float" office:value="1.45780098438263" calcext:value-type="float">
            <text:p>1.45780098438263</text:p>
          </table:table-cell>
          <table:table-cell office:value-type="float" office:value="1.43353700637817" calcext:value-type="float">
            <text:p>1.43353700637817</text:p>
          </table:table-cell>
          <table:table-cell office:value-type="float" office:value="1.60889327526093" calcext:value-type="float">
            <text:p>1.60889327526093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47133851051331" calcext:value-type="float">
            <text:p>1.47133851051331</text:p>
          </table:table-cell>
          <table:table-cell office:value-type="float" office:value="1.60132575035095" calcext:value-type="float">
            <text:p>1.60132575035095</text:p>
          </table:table-cell>
          <table:table-cell office:value-type="float" office:value="1.53741240501404" calcext:value-type="float">
            <text:p>1.53741240501404</text:p>
          </table:table-cell>
          <table:table-cell office:value-type="float" office:value="1.58375179767609" calcext:value-type="float">
            <text:p>1.58375179767609</text:p>
          </table:table-cell>
          <table:table-cell office:value-type="float" office:value="1.61758077144623" calcext:value-type="float">
            <text:p>1.61758077144623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42222607135773" calcext:value-type="float">
            <text:p>1.42222607135773</text:p>
          </table:table-cell>
          <table:table-cell office:value-type="float" office:value="1.49345982074738" calcext:value-type="float">
            <text:p>1.49345982074738</text:p>
          </table:table-cell>
          <table:table-cell office:value-type="float" office:value="1.36240410804749" calcext:value-type="float">
            <text:p>1.36240410804749</text:p>
          </table:table-cell>
          <table:table-cell office:value-type="float" office:value="1.33661878108978" calcext:value-type="float">
            <text:p>1.33661878108978</text:p>
          </table:table-cell>
          <table:table-cell office:value-type="float" office:value="1.38822746276855" calcext:value-type="float">
            <text:p>1.38822746276855</text:p>
          </table:table-cell>
          <table:table-cell office:value-type="float" office:value="1.44922125339508" calcext:value-type="float">
            <text:p>1.44922125339508</text:p>
          </table:table-cell>
          <table:table-cell office:value-type="float" office:value="0.538759827613831" calcext:value-type="float">
            <text:p>0.538759827613831</text:p>
          </table:table-cell>
          <table:table-cell office:value-type="float" office:value="1.62906682491303" calcext:value-type="float">
            <text:p>1.62906682491303</text:p>
          </table:table-cell>
          <table:table-cell office:value-type="float" office:value="1.37145256996155" calcext:value-type="float">
            <text:p>1.37145256996155</text:p>
          </table:table-cell>
          <table:table-cell office:value-type="float" office:value="1.4771443605423" calcext:value-type="float">
            <text:p>1.4771443605423</text:p>
          </table:table-cell>
          <table:table-cell office:value-type="float" office:value="1.39429044723511" calcext:value-type="float">
            <text:p>1.39429044723511</text:p>
          </table:table-cell>
          <table:table-cell office:value-type="float" office:value="1.47755885124207" calcext:value-type="float">
            <text:p>1.47755885124207</text:p>
          </table:table-cell>
          <table:table-cell office:value-type="float" office:value="1.5372097492218" calcext:value-type="float">
            <text:p>1.5372097492218</text:p>
          </table:table-cell>
          <table:table-cell office:value-type="float" office:value="1.36123585700989" calcext:value-type="float">
            <text:p>1.36123585700989</text:p>
          </table:table-cell>
          <table:table-cell office:value-type="float" office:value="1.51292252540588" calcext:value-type="float">
            <text:p>1.51292252540588</text:p>
          </table:table-cell>
          <table:table-cell table:number-columns-repeated="12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615" calcext:value-type="float">
            <text:p>1.4615</text:p>
          </table:table-cell>
          <table:table-cell office:value-type="float" office:value="1.4713" calcext:value-type="float">
            <text:p>1.4713</text:p>
          </table:table-cell>
          <table:table-cell office:value-type="float" office:value="1.7846" calcext:value-type="float">
            <text:p>1.7846</text:p>
          </table:table-cell>
          <table:table-cell office:value-type="float" office:value="0.5388" calcext:value-type="float">
            <text:p>0.5388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45064973831177" calcext:value-type="float">
            <text:p>1.4506497383117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1900706291199" calcext:value-type="float">
            <text:p>1.41900706291199</text:p>
          </table:table-cell>
          <table:table-cell office:value-type="float" office:value="1.45105004310608" calcext:value-type="float">
            <text:p>1.45105004310608</text:p>
          </table:table-cell>
          <table:table-cell office:value-type="float" office:value="1.46053326129913" calcext:value-type="float">
            <text:p>1.46053326129913</text:p>
          </table:table-cell>
          <table:table-cell office:value-type="float" office:value="1.44515955448151" calcext:value-type="float">
            <text:p>1.44515955448151</text:p>
          </table:table-cell>
          <table:table-cell office:value-type="float" office:value="1.546067237854" calcext:value-type="float">
            <text:p>1.546067237854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43524599075317" calcext:value-type="float">
            <text:p>1.43524599075317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5700877904892" calcext:value-type="float">
            <text:p>1.5700877904892</text:p>
          </table:table-cell>
          <table:table-cell office:value-type="float" office:value="1.49926400184631" calcext:value-type="float">
            <text:p>1.49926400184631</text:p>
          </table:table-cell>
          <table:table-cell office:value-type="float" office:value="1.53383219242096" calcext:value-type="float">
            <text:p>1.53383219242096</text:p>
          </table:table-cell>
          <table:table-cell office:value-type="float" office:value="1.51586353778839" calcext:value-type="float">
            <text:p>1.51586353778839</text:p>
          </table:table-cell>
          <table:table-cell office:value-type="float" office:value="1.60258114337921" calcext:value-type="float">
            <text:p>1.60258114337921</text:p>
          </table:table-cell>
          <table:table-cell office:value-type="float" office:value="1.39679849147797" calcext:value-type="float">
            <text:p>1.39679849147797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55971443653107" calcext:value-type="float">
            <text:p>1.55971443653107</text:p>
          </table:table-cell>
          <table:table-cell office:value-type="float" office:value="1.41850018501282" calcext:value-type="float">
            <text:p>1.41850018501282</text:p>
          </table:table-cell>
          <table:table-cell office:value-type="float" office:value="1.45780098438263" calcext:value-type="float">
            <text:p>1.45780098438263</text:p>
          </table:table-cell>
          <table:table-cell office:value-type="float" office:value="1.43353700637817" calcext:value-type="float">
            <text:p>1.43353700637817</text:p>
          </table:table-cell>
          <table:table-cell office:value-type="float" office:value="1.60889327526093" calcext:value-type="float">
            <text:p>1.60889327526093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47133851051331" calcext:value-type="float">
            <text:p>1.47133851051331</text:p>
          </table:table-cell>
          <table:table-cell office:value-type="float" office:value="1.60132575035095" calcext:value-type="float">
            <text:p>1.60132575035095</text:p>
          </table:table-cell>
          <table:table-cell office:value-type="float" office:value="1.53741240501404" calcext:value-type="float">
            <text:p>1.53741240501404</text:p>
          </table:table-cell>
          <table:table-cell office:value-type="float" office:value="1.58375179767609" calcext:value-type="float">
            <text:p>1.58375179767609</text:p>
          </table:table-cell>
          <table:table-cell office:value-type="float" office:value="1.61758077144623" calcext:value-type="float">
            <text:p>1.61758077144623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42222607135773" calcext:value-type="float">
            <text:p>1.42222607135773</text:p>
          </table:table-cell>
          <table:table-cell office:value-type="float" office:value="1.49345982074738" calcext:value-type="float">
            <text:p>1.49345982074738</text:p>
          </table:table-cell>
          <table:table-cell office:value-type="float" office:value="1.36240410804749" calcext:value-type="float">
            <text:p>1.36240410804749</text:p>
          </table:table-cell>
          <table:table-cell office:value-type="float" office:value="1.33661878108978" calcext:value-type="float">
            <text:p>1.33661878108978</text:p>
          </table:table-cell>
          <table:table-cell office:value-type="float" office:value="1.38822746276855" calcext:value-type="float">
            <text:p>1.38822746276855</text:p>
          </table:table-cell>
          <table:table-cell office:value-type="float" office:value="1.44922125339508" calcext:value-type="float">
            <text:p>1.44922125339508</text:p>
          </table:table-cell>
          <table:table-cell office:value-type="float" office:value="0.538759827613831" calcext:value-type="float">
            <text:p>0.538759827613831</text:p>
          </table:table-cell>
          <table:table-cell office:value-type="float" office:value="1.62906682491303" calcext:value-type="float">
            <text:p>1.62906682491303</text:p>
          </table:table-cell>
          <table:table-cell office:value-type="float" office:value="1.37145256996155" calcext:value-type="float">
            <text:p>1.37145256996155</text:p>
          </table:table-cell>
          <table:table-cell office:value-type="float" office:value="1.4771443605423" calcext:value-type="float">
            <text:p>1.4771443605423</text:p>
          </table:table-cell>
          <table:table-cell office:value-type="float" office:value="1.39429044723511" calcext:value-type="float">
            <text:p>1.39429044723511</text:p>
          </table:table-cell>
          <table:table-cell office:value-type="float" office:value="1.47755885124207" calcext:value-type="float">
            <text:p>1.47755885124207</text:p>
          </table:table-cell>
          <table:table-cell office:value-type="float" office:value="1.5372097492218" calcext:value-type="float">
            <text:p>1.5372097492218</text:p>
          </table:table-cell>
          <table:table-cell office:value-type="float" office:value="1.36123585700989" calcext:value-type="float">
            <text:p>1.36123585700989</text:p>
          </table:table-cell>
          <table:table-cell office:value-type="float" office:value="1.51292252540588" calcext:value-type="float">
            <text:p>1.51292252540588</text:p>
          </table:table-cell>
          <table:table-cell table:number-columns-repeated="12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615" calcext:value-type="float">
            <text:p>1.4615</text:p>
          </table:table-cell>
          <table:table-cell office:value-type="float" office:value="1.4713" calcext:value-type="float">
            <text:p>1.4713</text:p>
          </table:table-cell>
          <table:table-cell office:value-type="float" office:value="1.7846" calcext:value-type="float">
            <text:p>1.7846</text:p>
          </table:table-cell>
          <table:table-cell office:value-type="float" office:value="0.5388" calcext:value-type="float">
            <text:p>0.5388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45064973831177" calcext:value-type="float">
            <text:p>1.4506497383117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1900706291199" calcext:value-type="float">
            <text:p>1.41900706291199</text:p>
          </table:table-cell>
          <table:table-cell office:value-type="float" office:value="1.45105004310608" calcext:value-type="float">
            <text:p>1.45105004310608</text:p>
          </table:table-cell>
          <table:table-cell office:value-type="float" office:value="1.46053326129913" calcext:value-type="float">
            <text:p>1.46053326129913</text:p>
          </table:table-cell>
          <table:table-cell office:value-type="float" office:value="1.44515955448151" calcext:value-type="float">
            <text:p>1.44515955448151</text:p>
          </table:table-cell>
          <table:table-cell office:value-type="float" office:value="1.546067237854" calcext:value-type="float">
            <text:p>1.546067237854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43524599075317" calcext:value-type="float">
            <text:p>1.43524599075317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5700877904892" calcext:value-type="float">
            <text:p>1.5700877904892</text:p>
          </table:table-cell>
          <table:table-cell office:value-type="float" office:value="1.49926400184631" calcext:value-type="float">
            <text:p>1.49926400184631</text:p>
          </table:table-cell>
          <table:table-cell office:value-type="float" office:value="1.53383219242096" calcext:value-type="float">
            <text:p>1.53383219242096</text:p>
          </table:table-cell>
          <table:table-cell office:value-type="float" office:value="1.51586353778839" calcext:value-type="float">
            <text:p>1.51586353778839</text:p>
          </table:table-cell>
          <table:table-cell office:value-type="float" office:value="1.60258114337921" calcext:value-type="float">
            <text:p>1.60258114337921</text:p>
          </table:table-cell>
          <table:table-cell office:value-type="float" office:value="1.39679849147797" calcext:value-type="float">
            <text:p>1.39679849147797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55971443653107" calcext:value-type="float">
            <text:p>1.55971443653107</text:p>
          </table:table-cell>
          <table:table-cell office:value-type="float" office:value="1.41850018501282" calcext:value-type="float">
            <text:p>1.41850018501282</text:p>
          </table:table-cell>
          <table:table-cell office:value-type="float" office:value="1.45780098438263" calcext:value-type="float">
            <text:p>1.45780098438263</text:p>
          </table:table-cell>
          <table:table-cell office:value-type="float" office:value="1.43353700637817" calcext:value-type="float">
            <text:p>1.43353700637817</text:p>
          </table:table-cell>
          <table:table-cell office:value-type="float" office:value="1.60889327526093" calcext:value-type="float">
            <text:p>1.60889327526093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47133851051331" calcext:value-type="float">
            <text:p>1.47133851051331</text:p>
          </table:table-cell>
          <table:table-cell office:value-type="float" office:value="1.60132575035095" calcext:value-type="float">
            <text:p>1.60132575035095</text:p>
          </table:table-cell>
          <table:table-cell office:value-type="float" office:value="1.53741240501404" calcext:value-type="float">
            <text:p>1.53741240501404</text:p>
          </table:table-cell>
          <table:table-cell office:value-type="float" office:value="1.58375179767609" calcext:value-type="float">
            <text:p>1.58375179767609</text:p>
          </table:table-cell>
          <table:table-cell office:value-type="float" office:value="1.61758077144623" calcext:value-type="float">
            <text:p>1.61758077144623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42222607135773" calcext:value-type="float">
            <text:p>1.42222607135773</text:p>
          </table:table-cell>
          <table:table-cell office:value-type="float" office:value="1.49345982074738" calcext:value-type="float">
            <text:p>1.49345982074738</text:p>
          </table:table-cell>
          <table:table-cell office:value-type="float" office:value="1.36240410804749" calcext:value-type="float">
            <text:p>1.36240410804749</text:p>
          </table:table-cell>
          <table:table-cell office:value-type="float" office:value="1.33661878108978" calcext:value-type="float">
            <text:p>1.33661878108978</text:p>
          </table:table-cell>
          <table:table-cell office:value-type="float" office:value="1.38822746276855" calcext:value-type="float">
            <text:p>1.38822746276855</text:p>
          </table:table-cell>
          <table:table-cell office:value-type="float" office:value="1.44922125339508" calcext:value-type="float">
            <text:p>1.44922125339508</text:p>
          </table:table-cell>
          <table:table-cell office:value-type="float" office:value="0.538759827613831" calcext:value-type="float">
            <text:p>0.538759827613831</text:p>
          </table:table-cell>
          <table:table-cell office:value-type="float" office:value="1.62906682491303" calcext:value-type="float">
            <text:p>1.62906682491303</text:p>
          </table:table-cell>
          <table:table-cell office:value-type="float" office:value="1.37145256996155" calcext:value-type="float">
            <text:p>1.37145256996155</text:p>
          </table:table-cell>
          <table:table-cell office:value-type="float" office:value="1.4771443605423" calcext:value-type="float">
            <text:p>1.4771443605423</text:p>
          </table:table-cell>
          <table:table-cell office:value-type="float" office:value="1.39429044723511" calcext:value-type="float">
            <text:p>1.39429044723511</text:p>
          </table:table-cell>
          <table:table-cell office:value-type="float" office:value="1.47755885124207" calcext:value-type="float">
            <text:p>1.47755885124207</text:p>
          </table:table-cell>
          <table:table-cell office:value-type="float" office:value="1.5372097492218" calcext:value-type="float">
            <text:p>1.5372097492218</text:p>
          </table:table-cell>
          <table:table-cell office:value-type="float" office:value="1.36123585700989" calcext:value-type="float">
            <text:p>1.36123585700989</text:p>
          </table:table-cell>
          <table:table-cell office:value-type="float" office:value="1.51292252540588" calcext:value-type="float">
            <text:p>1.51292252540588</text:p>
          </table:table-cell>
          <table:table-cell table:number-columns-repeated="12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615" calcext:value-type="float">
            <text:p>1.4615</text:p>
          </table:table-cell>
          <table:table-cell office:value-type="float" office:value="1.4713" calcext:value-type="float">
            <text:p>1.4713</text:p>
          </table:table-cell>
          <table:table-cell office:value-type="float" office:value="1.7846" calcext:value-type="float">
            <text:p>1.7846</text:p>
          </table:table-cell>
          <table:table-cell office:value-type="float" office:value="0.5388" calcext:value-type="float">
            <text:p>0.5388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45064973831177" calcext:value-type="float">
            <text:p>1.4506497383117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1900706291199" calcext:value-type="float">
            <text:p>1.41900706291199</text:p>
          </table:table-cell>
          <table:table-cell office:value-type="float" office:value="1.45105004310608" calcext:value-type="float">
            <text:p>1.45105004310608</text:p>
          </table:table-cell>
          <table:table-cell office:value-type="float" office:value="1.46053326129913" calcext:value-type="float">
            <text:p>1.46053326129913</text:p>
          </table:table-cell>
          <table:table-cell office:value-type="float" office:value="1.44515955448151" calcext:value-type="float">
            <text:p>1.44515955448151</text:p>
          </table:table-cell>
          <table:table-cell office:value-type="float" office:value="1.546067237854" calcext:value-type="float">
            <text:p>1.546067237854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43524599075317" calcext:value-type="float">
            <text:p>1.43524599075317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5700877904892" calcext:value-type="float">
            <text:p>1.5700877904892</text:p>
          </table:table-cell>
          <table:table-cell office:value-type="float" office:value="1.49926400184631" calcext:value-type="float">
            <text:p>1.49926400184631</text:p>
          </table:table-cell>
          <table:table-cell office:value-type="float" office:value="1.53383219242096" calcext:value-type="float">
            <text:p>1.53383219242096</text:p>
          </table:table-cell>
          <table:table-cell office:value-type="float" office:value="1.51586353778839" calcext:value-type="float">
            <text:p>1.51586353778839</text:p>
          </table:table-cell>
          <table:table-cell office:value-type="float" office:value="1.60258114337921" calcext:value-type="float">
            <text:p>1.60258114337921</text:p>
          </table:table-cell>
          <table:table-cell office:value-type="float" office:value="1.39679849147797" calcext:value-type="float">
            <text:p>1.39679849147797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55971443653107" calcext:value-type="float">
            <text:p>1.55971443653107</text:p>
          </table:table-cell>
          <table:table-cell office:value-type="float" office:value="1.41850018501282" calcext:value-type="float">
            <text:p>1.41850018501282</text:p>
          </table:table-cell>
          <table:table-cell office:value-type="float" office:value="1.45780098438263" calcext:value-type="float">
            <text:p>1.45780098438263</text:p>
          </table:table-cell>
          <table:table-cell office:value-type="float" office:value="1.43353700637817" calcext:value-type="float">
            <text:p>1.43353700637817</text:p>
          </table:table-cell>
          <table:table-cell office:value-type="float" office:value="1.60889327526093" calcext:value-type="float">
            <text:p>1.60889327526093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47133851051331" calcext:value-type="float">
            <text:p>1.47133851051331</text:p>
          </table:table-cell>
          <table:table-cell office:value-type="float" office:value="1.60132575035095" calcext:value-type="float">
            <text:p>1.60132575035095</text:p>
          </table:table-cell>
          <table:table-cell office:value-type="float" office:value="1.53741240501404" calcext:value-type="float">
            <text:p>1.53741240501404</text:p>
          </table:table-cell>
          <table:table-cell office:value-type="float" office:value="1.58375179767609" calcext:value-type="float">
            <text:p>1.58375179767609</text:p>
          </table:table-cell>
          <table:table-cell office:value-type="float" office:value="1.61758077144623" calcext:value-type="float">
            <text:p>1.61758077144623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42222607135773" calcext:value-type="float">
            <text:p>1.42222607135773</text:p>
          </table:table-cell>
          <table:table-cell office:value-type="float" office:value="1.49345982074738" calcext:value-type="float">
            <text:p>1.49345982074738</text:p>
          </table:table-cell>
          <table:table-cell office:value-type="float" office:value="1.36240410804749" calcext:value-type="float">
            <text:p>1.36240410804749</text:p>
          </table:table-cell>
          <table:table-cell office:value-type="float" office:value="1.33661878108978" calcext:value-type="float">
            <text:p>1.33661878108978</text:p>
          </table:table-cell>
          <table:table-cell office:value-type="float" office:value="1.38822746276855" calcext:value-type="float">
            <text:p>1.38822746276855</text:p>
          </table:table-cell>
          <table:table-cell office:value-type="float" office:value="1.44922125339508" calcext:value-type="float">
            <text:p>1.44922125339508</text:p>
          </table:table-cell>
          <table:table-cell office:value-type="float" office:value="0.538759827613831" calcext:value-type="float">
            <text:p>0.538759827613831</text:p>
          </table:table-cell>
          <table:table-cell office:value-type="float" office:value="1.62906682491303" calcext:value-type="float">
            <text:p>1.62906682491303</text:p>
          </table:table-cell>
          <table:table-cell office:value-type="float" office:value="1.37145256996155" calcext:value-type="float">
            <text:p>1.37145256996155</text:p>
          </table:table-cell>
          <table:table-cell office:value-type="float" office:value="1.4771443605423" calcext:value-type="float">
            <text:p>1.4771443605423</text:p>
          </table:table-cell>
          <table:table-cell office:value-type="float" office:value="1.39429044723511" calcext:value-type="float">
            <text:p>1.39429044723511</text:p>
          </table:table-cell>
          <table:table-cell office:value-type="float" office:value="1.47755885124207" calcext:value-type="float">
            <text:p>1.47755885124207</text:p>
          </table:table-cell>
          <table:table-cell office:value-type="float" office:value="1.5372097492218" calcext:value-type="float">
            <text:p>1.5372097492218</text:p>
          </table:table-cell>
          <table:table-cell office:value-type="float" office:value="1.36123585700989" calcext:value-type="float">
            <text:p>1.36123585700989</text:p>
          </table:table-cell>
          <table:table-cell office:value-type="float" office:value="1.51292252540588" calcext:value-type="float">
            <text:p>1.51292252540588</text:p>
          </table:table-cell>
          <table:table-cell table:number-columns-repeated="12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123" calcext:value-type="float">
            <text:p>1.4123</text:p>
          </table:table-cell>
          <table:table-cell office:value-type="float" office:value="1.4465" calcext:value-type="float">
            <text:p>1.4465</text:p>
          </table:table-cell>
          <table:table-cell office:value-type="float" office:value="1.6376" calcext:value-type="float">
            <text:p>1.6376</text:p>
          </table:table-cell>
          <table:table-cell office:value-type="float" office:value="0.5396" calcext:value-type="float">
            <text:p>0.5396</text:p>
          </table:table-cell>
          <table:table-cell office:value-type="float" office:value="1.48078465461731" calcext:value-type="float">
            <text:p>1.48078465461731</text:p>
          </table:table-cell>
          <table:table-cell office:value-type="float" office:value="1.40349066257477" calcext:value-type="float">
            <text:p>1.4034906625747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4625890254974" calcext:value-type="float">
            <text:p>1.44625890254974</text:p>
          </table:table-cell>
          <table:table-cell office:value-type="float" office:value="1.55104470252991" calcext:value-type="float">
            <text:p>1.55104470252991</text:p>
          </table:table-cell>
          <table:table-cell office:value-type="float" office:value="1.41397595405579" calcext:value-type="float">
            <text:p>1.41397595405579</text:p>
          </table:table-cell>
          <table:table-cell office:value-type="float" office:value="1.46053326129913" calcext:value-type="float">
            <text:p>1.46053326129913</text:p>
          </table:table-cell>
          <table:table-cell office:value-type="float" office:value="1.48973596096039" calcext:value-type="float">
            <text:p>1.48973596096039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51665234565735" calcext:value-type="float">
            <text:p>1.51665234565735</text:p>
          </table:table-cell>
          <table:table-cell office:value-type="float" office:value="1.42069315910339" calcext:value-type="float">
            <text:p>1.42069315910339</text:p>
          </table:table-cell>
          <table:table-cell office:value-type="float" office:value="1.25267958641052" calcext:value-type="float">
            <text:p>1.25267958641052</text:p>
          </table:table-cell>
          <table:table-cell office:value-type="float" office:value="1.59773516654968" calcext:value-type="float">
            <text:p>1.59773516654968</text:p>
          </table:table-cell>
          <table:table-cell office:value-type="float" office:value="1.47825527191162" calcext:value-type="float">
            <text:p>1.47825527191162</text:p>
          </table:table-cell>
          <table:table-cell office:value-type="float" office:value="1.39874577522278" calcext:value-type="float">
            <text:p>1.39874577522278</text:p>
          </table:table-cell>
          <table:table-cell office:value-type="float" office:value="1.40784502029419" calcext:value-type="float">
            <text:p>1.40784502029419</text:p>
          </table:table-cell>
          <table:table-cell office:value-type="float" office:value="0.891985595226288" calcext:value-type="float">
            <text:p>0.891985595226288</text:p>
          </table:table-cell>
          <table:table-cell office:value-type="float" office:value="1.17258477210999" calcext:value-type="float">
            <text:p>1.17258477210999</text:p>
          </table:table-cell>
          <table:table-cell office:value-type="float" office:value="1.61913430690765" calcext:value-type="float">
            <text:p>1.61913430690765</text:p>
          </table:table-cell>
          <table:table-cell office:value-type="float" office:value="1.57044911384583" calcext:value-type="float">
            <text:p>1.57044911384583</text:p>
          </table:table-cell>
          <table:table-cell office:value-type="float" office:value="1.45169425010681" calcext:value-type="float">
            <text:p>1.45169425010681</text:p>
          </table:table-cell>
          <table:table-cell office:value-type="float" office:value="1.51628232002258" calcext:value-type="float">
            <text:p>1.51628232002258</text:p>
          </table:table-cell>
          <table:table-cell office:value-type="float" office:value="1.26571393013" calcext:value-type="float">
            <text:p>1.26571393013</text:p>
          </table:table-cell>
          <table:table-cell office:value-type="float" office:value="1.45489847660065" calcext:value-type="float">
            <text:p>1.45489847660065</text:p>
          </table:table-cell>
          <table:table-cell office:value-type="float" office:value="1.34298181533813" calcext:value-type="float">
            <text:p>1.34298181533813</text:p>
          </table:table-cell>
          <table:table-cell office:value-type="float" office:value="1.20161294937134" calcext:value-type="float">
            <text:p>1.20161294937134</text:p>
          </table:table-cell>
          <table:table-cell office:value-type="float" office:value="1.37398207187653" calcext:value-type="float">
            <text:p>1.37398207187653</text:p>
          </table:table-cell>
          <table:table-cell office:value-type="float" office:value="1.41155588626862" calcext:value-type="float">
            <text:p>1.41155588626862</text:p>
          </table:table-cell>
          <table:table-cell office:value-type="float" office:value="1.47379076480865" calcext:value-type="float">
            <text:p>1.47379076480865</text:p>
          </table:table-cell>
          <table:table-cell office:value-type="float" office:value="1.24017453193665" calcext:value-type="float">
            <text:p>1.24017453193665</text:p>
          </table:table-cell>
          <table:table-cell office:value-type="float" office:value="1.55290579795837" calcext:value-type="float">
            <text:p>1.55290579795837</text:p>
          </table:table-cell>
          <table:table-cell office:value-type="float" office:value="1.52934372425079" calcext:value-type="float">
            <text:p>1.52934372425079</text:p>
          </table:table-cell>
          <table:table-cell office:value-type="float" office:value="1.62064063549042" calcext:value-type="float">
            <text:p>1.62064063549042</text:p>
          </table:table-cell>
          <table:table-cell office:value-type="float" office:value="1.53741240501404" calcext:value-type="float">
            <text:p>1.53741240501404</text:p>
          </table:table-cell>
          <table:table-cell office:value-type="float" office:value="1.56965124607086" calcext:value-type="float">
            <text:p>1.56965124607086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63760733604431" calcext:value-type="float">
            <text:p>1.63760733604431</text:p>
          </table:table-cell>
          <table:table-cell office:value-type="float" office:value="1.53652501106262" calcext:value-type="float">
            <text:p>1.53652501106262</text:p>
          </table:table-cell>
          <table:table-cell office:value-type="float" office:value="1.44567680358887" calcext:value-type="float">
            <text:p>1.44567680358887</text:p>
          </table:table-cell>
          <table:table-cell office:value-type="float" office:value="1.42523074150085" calcext:value-type="float">
            <text:p>1.42523074150085</text:p>
          </table:table-cell>
          <table:table-cell office:value-type="float" office:value="1.489750623703" calcext:value-type="float">
            <text:p>1.489750623703</text:p>
          </table:table-cell>
          <table:table-cell office:value-type="float" office:value="1.39118313789368" calcext:value-type="float">
            <text:p>1.39118313789368</text:p>
          </table:table-cell>
          <table:table-cell office:value-type="float" office:value="1.3528665304184" calcext:value-type="float">
            <text:p>1.3528665304184</text:p>
          </table:table-cell>
          <table:table-cell office:value-type="float" office:value="1.45803487300873" calcext:value-type="float">
            <text:p>1.45803487300873</text:p>
          </table:table-cell>
          <table:table-cell office:value-type="float" office:value="0.539591312408447" calcext:value-type="float">
            <text:p>0.539591312408447</text:p>
          </table:table-cell>
          <table:table-cell office:value-type="float" office:value="1.40996587276459" calcext:value-type="float">
            <text:p>1.40996587276459</text:p>
          </table:table-cell>
          <table:table-cell office:value-type="float" office:value="1.27912759780884" calcext:value-type="float">
            <text:p>1.27912759780884</text:p>
          </table:table-cell>
          <table:table-cell office:value-type="float" office:value="1.32532024383545" calcext:value-type="float">
            <text:p>1.32532024383545</text:p>
          </table:table-cell>
          <table:table-cell office:value-type="float" office:value="1.44588732719421" calcext:value-type="float">
            <text:p>1.44588732719421</text:p>
          </table:table-cell>
          <table:table-cell office:value-type="float" office:value="1.52374708652496" calcext:value-type="float">
            <text:p>1.52374708652496</text:p>
          </table:table-cell>
          <table:table-cell office:value-type="float" office:value="1.40336465835571" calcext:value-type="float">
            <text:p>1.40336465835571</text:p>
          </table:table-cell>
          <table:table-cell office:value-type="float" office:value="1.45242846012115" calcext:value-type="float">
            <text:p>1.45242846012115</text:p>
          </table:table-cell>
          <table:table-cell office:value-type="float" office:value="1.47004282474518" calcext:value-type="float">
            <text:p>1.47004282474518</text:p>
          </table:table-cell>
          <table:table-cell office:value-type="float" office:value="1.34840130805969" calcext:value-type="float">
            <text:p>1.34840130805969</text:p>
          </table:table-cell>
          <table:table-cell office:value-type="float" office:value="1.44615721702576" calcext:value-type="float">
            <text:p>1.44615721702576</text:p>
          </table:table-cell>
          <table:table-cell office:value-type="float" office:value="1.34652197360992" calcext:value-type="float">
            <text:p>1.34652197360992</text:p>
          </table:table-cell>
          <table:table-cell office:value-type="float" office:value="1.05770754814148" calcext:value-type="float">
            <text:p>1.05770754814148</text:p>
          </table:table-cell>
          <table:table-cell office:value-type="float" office:value="1.47755885124207" calcext:value-type="float">
            <text:p>1.47755885124207</text:p>
          </table:table-cell>
          <table:table-cell office:value-type="float" office:value="1.50993204116821" calcext:value-type="float">
            <text:p>1.50993204116821</text:p>
          </table:table-cell>
          <table:table-cell office:value-type="float" office:value="1.46944391727448" calcext:value-type="float">
            <text:p>1.46944391727448</text:p>
          </table:table-cell>
          <table:table-cell office:value-type="float" office:value="1.53192937374115" calcext:value-type="float">
            <text:p>1.53192937374115</text:p>
          </table:table-cell>
          <table:table-cell office:value-type="float" office:value="1.5288792848587" calcext:value-type="float">
            <text:p>1.5288792848587</text:p>
          </table:table-cell>
          <table:table-cell office:value-type="float" office:value="1.38917219638824" calcext:value-type="float">
            <text:p>1.38917219638824</text:p>
          </table:table-cell>
          <table:table-cell office:value-type="float" office:value="1.43406283855438" calcext:value-type="float">
            <text:p>1.43406283855438</text:p>
          </table:table-cell>
          <table:table-cell office:value-type="float" office:value="1.31469738483429" calcext:value-type="float">
            <text:p>1.31469738483429</text:p>
          </table:table-cell>
          <table:table-cell office:value-type="float" office:value="1.44681072235107" calcext:value-type="float">
            <text:p>1.44681072235107</text:p>
          </table:table-cell>
          <table:table-cell table:number-columns-repeated="10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805" calcext:value-type="float">
            <text:p>1.4805</text:p>
          </table:table-cell>
          <table:table-cell office:value-type="float" office:value="1.4935" calcext:value-type="float">
            <text:p>1.4935</text:p>
          </table:table-cell>
          <table:table-cell office:value-type="float" office:value="1.6895" calcext:value-type="float">
            <text:p>1.6895</text:p>
          </table:table-cell>
          <table:table-cell office:value-type="float" office:value="0.892" calcext:value-type="float">
            <text:p>0.892</text:p>
          </table:table-cell>
          <table:table-cell office:value-type="float" office:value="1.48078465461731" calcext:value-type="float">
            <text:p>1.48078465461731</text:p>
          </table:table-cell>
          <table:table-cell office:value-type="float" office:value="1.40349066257477" calcext:value-type="float">
            <text:p>1.4034906625747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4625890254974" calcext:value-type="float">
            <text:p>1.44625890254974</text:p>
          </table:table-cell>
          <table:table-cell office:value-type="float" office:value="1.63700103759766" calcext:value-type="float">
            <text:p>1.63700103759766</text:p>
          </table:table-cell>
          <table:table-cell office:value-type="float" office:value="1.48127901554108" calcext:value-type="float">
            <text:p>1.48127901554108</text:p>
          </table:table-cell>
          <table:table-cell office:value-type="float" office:value="1.48762917518616" calcext:value-type="float">
            <text:p>1.48762917518616</text:p>
          </table:table-cell>
          <table:table-cell office:value-type="float" office:value="1.46053326129913" calcext:value-type="float">
            <text:p>1.46053326129913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55104470252991" calcext:value-type="float">
            <text:p>1.55104470252991</text:p>
          </table:table-cell>
          <table:table-cell office:value-type="float" office:value="1.25267958641052" calcext:value-type="float">
            <text:p>1.25267958641052</text:p>
          </table:table-cell>
          <table:table-cell office:value-type="float" office:value="1.59773516654968" calcext:value-type="float">
            <text:p>1.59773516654968</text:p>
          </table:table-cell>
          <table:table-cell office:value-type="float" office:value="1.47825527191162" calcext:value-type="float">
            <text:p>1.47825527191162</text:p>
          </table:table-cell>
          <table:table-cell office:value-type="float" office:value="1.5305300951004" calcext:value-type="float">
            <text:p>1.5305300951004</text:p>
          </table:table-cell>
          <table:table-cell office:value-type="float" office:value="1.56193208694458" calcext:value-type="float">
            <text:p>1.56193208694458</text:p>
          </table:table-cell>
          <table:table-cell office:value-type="float" office:value="1.56517839431763" calcext:value-type="float">
            <text:p>1.56517839431763</text:p>
          </table:table-cell>
          <table:table-cell office:value-type="float" office:value="0.891985595226288" calcext:value-type="float">
            <text:p>0.891985595226288</text:p>
          </table:table-cell>
          <table:table-cell office:value-type="float" office:value="1.61913430690765" calcext:value-type="float">
            <text:p>1.61913430690765</text:p>
          </table:table-cell>
          <table:table-cell office:value-type="float" office:value="1.49199426174164" calcext:value-type="float">
            <text:p>1.49199426174164</text:p>
          </table:table-cell>
          <table:table-cell office:value-type="float" office:value="1.39874577522278" calcext:value-type="float">
            <text:p>1.39874577522278</text:p>
          </table:table-cell>
          <table:table-cell office:value-type="float" office:value="1.51628232002258" calcext:value-type="float">
            <text:p>1.51628232002258</text:p>
          </table:table-cell>
          <table:table-cell office:value-type="float" office:value="1.26571393013" calcext:value-type="float">
            <text:p>1.26571393013</text:p>
          </table:table-cell>
          <table:table-cell office:value-type="float" office:value="1.60850954055786" calcext:value-type="float">
            <text:p>1.60850954055786</text:p>
          </table:table-cell>
          <table:table-cell office:value-type="float" office:value="1.54185521602631" calcext:value-type="float">
            <text:p>1.54185521602631</text:p>
          </table:table-cell>
          <table:table-cell office:value-type="float" office:value="1.47899973392487" calcext:value-type="float">
            <text:p>1.47899973392487</text:p>
          </table:table-cell>
          <table:table-cell office:value-type="float" office:value="1.20161294937134" calcext:value-type="float">
            <text:p>1.20161294937134</text:p>
          </table:table-cell>
          <table:table-cell office:value-type="float" office:value="1.41155588626862" calcext:value-type="float">
            <text:p>1.41155588626862</text:p>
          </table:table-cell>
          <table:table-cell office:value-type="float" office:value="1.52902698516846" calcext:value-type="float">
            <text:p>1.52902698516846</text:p>
          </table:table-cell>
          <table:table-cell office:value-type="float" office:value="1.45489847660065" calcext:value-type="float">
            <text:p>1.45489847660065</text:p>
          </table:table-cell>
          <table:table-cell office:value-type="float" office:value="1.55290579795837" calcext:value-type="float">
            <text:p>1.55290579795837</text:p>
          </table:table-cell>
          <table:table-cell office:value-type="float" office:value="1.63514471054077" calcext:value-type="float">
            <text:p>1.63514471054077</text:p>
          </table:table-cell>
          <table:table-cell office:value-type="float" office:value="1.67202246189117" calcext:value-type="float">
            <text:p>1.67202246189117</text:p>
          </table:table-cell>
          <table:table-cell office:value-type="float" office:value="1.56104385852814" calcext:value-type="float">
            <text:p>1.56104385852814</text:p>
          </table:table-cell>
          <table:table-cell office:value-type="float" office:value="1.53741240501404" calcext:value-type="float">
            <text:p>1.53741240501404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52934372425079" calcext:value-type="float">
            <text:p>1.52934372425079</text:p>
          </table:table-cell>
          <table:table-cell office:value-type="float" office:value="1.49501383304596" calcext:value-type="float">
            <text:p>1.49501383304596</text:p>
          </table:table-cell>
          <table:table-cell office:value-type="float" office:value="1.46516299247742" calcext:value-type="float">
            <text:p>1.46516299247742</text:p>
          </table:table-cell>
          <table:table-cell office:value-type="float" office:value="1.62165689468384" calcext:value-type="float">
            <text:p>1.62165689468384</text:p>
          </table:table-cell>
          <table:table-cell office:value-type="float" office:value="1.489750623703" calcext:value-type="float">
            <text:p>1.489750623703</text:p>
          </table:table-cell>
          <table:table-cell office:value-type="float" office:value="1.3528665304184" calcext:value-type="float">
            <text:p>1.3528665304184</text:p>
          </table:table-cell>
          <table:table-cell office:value-type="float" office:value="1.42364549636841" calcext:value-type="float">
            <text:p>1.42364549636841</text:p>
          </table:table-cell>
          <table:table-cell office:value-type="float" office:value="1.44567680358887" calcext:value-type="float">
            <text:p>1.44567680358887</text:p>
          </table:table-cell>
          <table:table-cell office:value-type="float" office:value="1.46244096755981" calcext:value-type="float">
            <text:p>1.46244096755981</text:p>
          </table:table-cell>
          <table:table-cell office:value-type="float" office:value="1.67582523822784" calcext:value-type="float">
            <text:p>1.67582523822784</text:p>
          </table:table-cell>
          <table:table-cell office:value-type="float" office:value="1.57853806018829" calcext:value-type="float">
            <text:p>1.57853806018829</text:p>
          </table:table-cell>
          <table:table-cell office:value-type="float" office:value="1.62873458862305" calcext:value-type="float">
            <text:p>1.62873458862305</text:p>
          </table:table-cell>
          <table:table-cell office:value-type="float" office:value="1.39056515693665" calcext:value-type="float">
            <text:p>1.39056515693665</text:p>
          </table:table-cell>
          <table:table-cell office:value-type="float" office:value="1.18300366401672" calcext:value-type="float">
            <text:p>1.18300366401672</text:p>
          </table:table-cell>
          <table:table-cell office:value-type="float" office:value="1.48717045783997" calcext:value-type="float">
            <text:p>1.48717045783997</text:p>
          </table:table-cell>
          <table:table-cell office:value-type="float" office:value="1.52614259719849" calcext:value-type="float">
            <text:p>1.52614259719849</text:p>
          </table:table-cell>
          <table:table-cell office:value-type="float" office:value="1.51228785514832" calcext:value-type="float">
            <text:p>1.51228785514832</text:p>
          </table:table-cell>
          <table:table-cell office:value-type="float" office:value="1.49702227115631" calcext:value-type="float">
            <text:p>1.49702227115631</text:p>
          </table:table-cell>
          <table:table-cell office:value-type="float" office:value="1.54494535923004" calcext:value-type="float">
            <text:p>1.54494535923004</text:p>
          </table:table-cell>
          <table:table-cell office:value-type="float" office:value="1.54432559013367" calcext:value-type="float">
            <text:p>1.54432559013367</text:p>
          </table:table-cell>
          <table:table-cell office:value-type="float" office:value="1.4140841960907" calcext:value-type="float">
            <text:p>1.4140841960907</text:p>
          </table:table-cell>
          <table:table-cell office:value-type="float" office:value="1.41727769374847" calcext:value-type="float">
            <text:p>1.41727769374847</text:p>
          </table:table-cell>
          <table:table-cell office:value-type="float" office:value="1.66369545459747" calcext:value-type="float">
            <text:p>1.66369545459747</text:p>
          </table:table-cell>
          <table:table-cell office:value-type="float" office:value="1.47755885124207" calcext:value-type="float">
            <text:p>1.47755885124207</text:p>
          </table:table-cell>
          <table:table-cell office:value-type="float" office:value="1.53383219242096" calcext:value-type="float">
            <text:p>1.53383219242096</text:p>
          </table:table-cell>
          <table:table-cell office:value-type="float" office:value="1.27912759780884" calcext:value-type="float">
            <text:p>1.27912759780884</text:p>
          </table:table-cell>
          <table:table-cell office:value-type="float" office:value="1.39679849147797" calcext:value-type="float">
            <text:p>1.39679849147797</text:p>
          </table:table-cell>
          <table:table-cell office:value-type="float" office:value="1.44588732719421" calcext:value-type="float">
            <text:p>1.44588732719421</text:p>
          </table:table-cell>
          <table:table-cell office:value-type="float" office:value="1.53375911712646" calcext:value-type="float">
            <text:p>1.53375911712646</text:p>
          </table:table-cell>
          <table:table-cell table:number-columns-repeated="10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123" calcext:value-type="float">
            <text:p>1.4123</text:p>
          </table:table-cell>
          <table:table-cell office:value-type="float" office:value="1.4465" calcext:value-type="float">
            <text:p>1.4465</text:p>
          </table:table-cell>
          <table:table-cell office:value-type="float" office:value="1.6376" calcext:value-type="float">
            <text:p>1.6376</text:p>
          </table:table-cell>
          <table:table-cell office:value-type="float" office:value="0.5396" calcext:value-type="float">
            <text:p>0.5396</text:p>
          </table:table-cell>
          <table:table-cell office:value-type="float" office:value="1.48078465461731" calcext:value-type="float">
            <text:p>1.48078465461731</text:p>
          </table:table-cell>
          <table:table-cell office:value-type="float" office:value="1.40349066257477" calcext:value-type="float">
            <text:p>1.4034906625747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4625890254974" calcext:value-type="float">
            <text:p>1.44625890254974</text:p>
          </table:table-cell>
          <table:table-cell office:value-type="float" office:value="1.55104470252991" calcext:value-type="float">
            <text:p>1.55104470252991</text:p>
          </table:table-cell>
          <table:table-cell office:value-type="float" office:value="1.41397595405579" calcext:value-type="float">
            <text:p>1.41397595405579</text:p>
          </table:table-cell>
          <table:table-cell office:value-type="float" office:value="1.46053326129913" calcext:value-type="float">
            <text:p>1.46053326129913</text:p>
          </table:table-cell>
          <table:table-cell office:value-type="float" office:value="1.48973596096039" calcext:value-type="float">
            <text:p>1.48973596096039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51665234565735" calcext:value-type="float">
            <text:p>1.51665234565735</text:p>
          </table:table-cell>
          <table:table-cell office:value-type="float" office:value="1.42069315910339" calcext:value-type="float">
            <text:p>1.42069315910339</text:p>
          </table:table-cell>
          <table:table-cell office:value-type="float" office:value="1.25267958641052" calcext:value-type="float">
            <text:p>1.25267958641052</text:p>
          </table:table-cell>
          <table:table-cell office:value-type="float" office:value="1.59773516654968" calcext:value-type="float">
            <text:p>1.59773516654968</text:p>
          </table:table-cell>
          <table:table-cell office:value-type="float" office:value="1.47825527191162" calcext:value-type="float">
            <text:p>1.47825527191162</text:p>
          </table:table-cell>
          <table:table-cell office:value-type="float" office:value="1.39874577522278" calcext:value-type="float">
            <text:p>1.39874577522278</text:p>
          </table:table-cell>
          <table:table-cell office:value-type="float" office:value="1.40784502029419" calcext:value-type="float">
            <text:p>1.40784502029419</text:p>
          </table:table-cell>
          <table:table-cell office:value-type="float" office:value="0.891985595226288" calcext:value-type="float">
            <text:p>0.891985595226288</text:p>
          </table:table-cell>
          <table:table-cell office:value-type="float" office:value="1.17258477210999" calcext:value-type="float">
            <text:p>1.17258477210999</text:p>
          </table:table-cell>
          <table:table-cell office:value-type="float" office:value="1.61913430690765" calcext:value-type="float">
            <text:p>1.61913430690765</text:p>
          </table:table-cell>
          <table:table-cell office:value-type="float" office:value="1.57044911384583" calcext:value-type="float">
            <text:p>1.57044911384583</text:p>
          </table:table-cell>
          <table:table-cell office:value-type="float" office:value="1.45169425010681" calcext:value-type="float">
            <text:p>1.45169425010681</text:p>
          </table:table-cell>
          <table:table-cell office:value-type="float" office:value="1.51628232002258" calcext:value-type="float">
            <text:p>1.51628232002258</text:p>
          </table:table-cell>
          <table:table-cell office:value-type="float" office:value="1.26571393013" calcext:value-type="float">
            <text:p>1.26571393013</text:p>
          </table:table-cell>
          <table:table-cell office:value-type="float" office:value="1.45489847660065" calcext:value-type="float">
            <text:p>1.45489847660065</text:p>
          </table:table-cell>
          <table:table-cell office:value-type="float" office:value="1.34298181533813" calcext:value-type="float">
            <text:p>1.34298181533813</text:p>
          </table:table-cell>
          <table:table-cell office:value-type="float" office:value="1.20161294937134" calcext:value-type="float">
            <text:p>1.20161294937134</text:p>
          </table:table-cell>
          <table:table-cell office:value-type="float" office:value="1.37398207187653" calcext:value-type="float">
            <text:p>1.37398207187653</text:p>
          </table:table-cell>
          <table:table-cell office:value-type="float" office:value="1.41155588626862" calcext:value-type="float">
            <text:p>1.41155588626862</text:p>
          </table:table-cell>
          <table:table-cell office:value-type="float" office:value="1.47379076480865" calcext:value-type="float">
            <text:p>1.47379076480865</text:p>
          </table:table-cell>
          <table:table-cell office:value-type="float" office:value="1.24017453193665" calcext:value-type="float">
            <text:p>1.24017453193665</text:p>
          </table:table-cell>
          <table:table-cell office:value-type="float" office:value="1.55290579795837" calcext:value-type="float">
            <text:p>1.55290579795837</text:p>
          </table:table-cell>
          <table:table-cell office:value-type="float" office:value="1.52934372425079" calcext:value-type="float">
            <text:p>1.52934372425079</text:p>
          </table:table-cell>
          <table:table-cell office:value-type="float" office:value="1.62064063549042" calcext:value-type="float">
            <text:p>1.62064063549042</text:p>
          </table:table-cell>
          <table:table-cell office:value-type="float" office:value="1.53741240501404" calcext:value-type="float">
            <text:p>1.53741240501404</text:p>
          </table:table-cell>
          <table:table-cell office:value-type="float" office:value="1.56965124607086" calcext:value-type="float">
            <text:p>1.56965124607086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63760733604431" calcext:value-type="float">
            <text:p>1.63760733604431</text:p>
          </table:table-cell>
          <table:table-cell office:value-type="float" office:value="1.53652501106262" calcext:value-type="float">
            <text:p>1.53652501106262</text:p>
          </table:table-cell>
          <table:table-cell office:value-type="float" office:value="1.44567680358887" calcext:value-type="float">
            <text:p>1.44567680358887</text:p>
          </table:table-cell>
          <table:table-cell office:value-type="float" office:value="1.42523074150085" calcext:value-type="float">
            <text:p>1.42523074150085</text:p>
          </table:table-cell>
          <table:table-cell office:value-type="float" office:value="1.489750623703" calcext:value-type="float">
            <text:p>1.489750623703</text:p>
          </table:table-cell>
          <table:table-cell office:value-type="float" office:value="1.39118313789368" calcext:value-type="float">
            <text:p>1.39118313789368</text:p>
          </table:table-cell>
          <table:table-cell office:value-type="float" office:value="1.3528665304184" calcext:value-type="float">
            <text:p>1.3528665304184</text:p>
          </table:table-cell>
          <table:table-cell office:value-type="float" office:value="1.45803487300873" calcext:value-type="float">
            <text:p>1.45803487300873</text:p>
          </table:table-cell>
          <table:table-cell office:value-type="float" office:value="0.539591312408447" calcext:value-type="float">
            <text:p>0.539591312408447</text:p>
          </table:table-cell>
          <table:table-cell office:value-type="float" office:value="1.40996587276459" calcext:value-type="float">
            <text:p>1.40996587276459</text:p>
          </table:table-cell>
          <table:table-cell office:value-type="float" office:value="1.27912759780884" calcext:value-type="float">
            <text:p>1.27912759780884</text:p>
          </table:table-cell>
          <table:table-cell office:value-type="float" office:value="1.32532024383545" calcext:value-type="float">
            <text:p>1.32532024383545</text:p>
          </table:table-cell>
          <table:table-cell office:value-type="float" office:value="1.44588732719421" calcext:value-type="float">
            <text:p>1.44588732719421</text:p>
          </table:table-cell>
          <table:table-cell office:value-type="float" office:value="1.52374708652496" calcext:value-type="float">
            <text:p>1.52374708652496</text:p>
          </table:table-cell>
          <table:table-cell office:value-type="float" office:value="1.40336465835571" calcext:value-type="float">
            <text:p>1.40336465835571</text:p>
          </table:table-cell>
          <table:table-cell office:value-type="float" office:value="1.45242846012115" calcext:value-type="float">
            <text:p>1.45242846012115</text:p>
          </table:table-cell>
          <table:table-cell office:value-type="float" office:value="1.47004282474518" calcext:value-type="float">
            <text:p>1.47004282474518</text:p>
          </table:table-cell>
          <table:table-cell office:value-type="float" office:value="1.34840130805969" calcext:value-type="float">
            <text:p>1.34840130805969</text:p>
          </table:table-cell>
          <table:table-cell office:value-type="float" office:value="1.44615721702576" calcext:value-type="float">
            <text:p>1.44615721702576</text:p>
          </table:table-cell>
          <table:table-cell office:value-type="float" office:value="1.34652197360992" calcext:value-type="float">
            <text:p>1.34652197360992</text:p>
          </table:table-cell>
          <table:table-cell office:value-type="float" office:value="1.05770754814148" calcext:value-type="float">
            <text:p>1.05770754814148</text:p>
          </table:table-cell>
          <table:table-cell office:value-type="float" office:value="1.47755885124207" calcext:value-type="float">
            <text:p>1.47755885124207</text:p>
          </table:table-cell>
          <table:table-cell office:value-type="float" office:value="1.50993204116821" calcext:value-type="float">
            <text:p>1.50993204116821</text:p>
          </table:table-cell>
          <table:table-cell office:value-type="float" office:value="1.46944391727448" calcext:value-type="float">
            <text:p>1.46944391727448</text:p>
          </table:table-cell>
          <table:table-cell office:value-type="float" office:value="1.53192937374115" calcext:value-type="float">
            <text:p>1.53192937374115</text:p>
          </table:table-cell>
          <table:table-cell office:value-type="float" office:value="1.5288792848587" calcext:value-type="float">
            <text:p>1.5288792848587</text:p>
          </table:table-cell>
          <table:table-cell office:value-type="float" office:value="1.38917219638824" calcext:value-type="float">
            <text:p>1.38917219638824</text:p>
          </table:table-cell>
          <table:table-cell office:value-type="float" office:value="1.43406283855438" calcext:value-type="float">
            <text:p>1.43406283855438</text:p>
          </table:table-cell>
          <table:table-cell office:value-type="float" office:value="1.31469738483429" calcext:value-type="float">
            <text:p>1.31469738483429</text:p>
          </table:table-cell>
          <table:table-cell office:value-type="float" office:value="1.44681072235107" calcext:value-type="float">
            <text:p>1.44681072235107</text:p>
          </table:table-cell>
          <table:table-cell table:number-columns-repeated="10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123" calcext:value-type="float">
            <text:p>1.4123</text:p>
          </table:table-cell>
          <table:table-cell office:value-type="float" office:value="1.4465" calcext:value-type="float">
            <text:p>1.4465</text:p>
          </table:table-cell>
          <table:table-cell office:value-type="float" office:value="1.6376" calcext:value-type="float">
            <text:p>1.6376</text:p>
          </table:table-cell>
          <table:table-cell office:value-type="float" office:value="0.5396" calcext:value-type="float">
            <text:p>0.5396</text:p>
          </table:table-cell>
          <table:table-cell office:value-type="float" office:value="1.48078465461731" calcext:value-type="float">
            <text:p>1.48078465461731</text:p>
          </table:table-cell>
          <table:table-cell office:value-type="float" office:value="1.40349066257477" calcext:value-type="float">
            <text:p>1.4034906625747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4625890254974" calcext:value-type="float">
            <text:p>1.44625890254974</text:p>
          </table:table-cell>
          <table:table-cell office:value-type="float" office:value="1.55104470252991" calcext:value-type="float">
            <text:p>1.55104470252991</text:p>
          </table:table-cell>
          <table:table-cell office:value-type="float" office:value="1.41397595405579" calcext:value-type="float">
            <text:p>1.41397595405579</text:p>
          </table:table-cell>
          <table:table-cell office:value-type="float" office:value="1.46053326129913" calcext:value-type="float">
            <text:p>1.46053326129913</text:p>
          </table:table-cell>
          <table:table-cell office:value-type="float" office:value="1.48973596096039" calcext:value-type="float">
            <text:p>1.48973596096039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51665234565735" calcext:value-type="float">
            <text:p>1.51665234565735</text:p>
          </table:table-cell>
          <table:table-cell office:value-type="float" office:value="1.42069315910339" calcext:value-type="float">
            <text:p>1.42069315910339</text:p>
          </table:table-cell>
          <table:table-cell office:value-type="float" office:value="1.25267958641052" calcext:value-type="float">
            <text:p>1.25267958641052</text:p>
          </table:table-cell>
          <table:table-cell office:value-type="float" office:value="1.59773516654968" calcext:value-type="float">
            <text:p>1.59773516654968</text:p>
          </table:table-cell>
          <table:table-cell office:value-type="float" office:value="1.47825527191162" calcext:value-type="float">
            <text:p>1.47825527191162</text:p>
          </table:table-cell>
          <table:table-cell office:value-type="float" office:value="1.39874577522278" calcext:value-type="float">
            <text:p>1.39874577522278</text:p>
          </table:table-cell>
          <table:table-cell office:value-type="float" office:value="1.40784502029419" calcext:value-type="float">
            <text:p>1.40784502029419</text:p>
          </table:table-cell>
          <table:table-cell office:value-type="float" office:value="0.891985595226288" calcext:value-type="float">
            <text:p>0.891985595226288</text:p>
          </table:table-cell>
          <table:table-cell office:value-type="float" office:value="1.17258477210999" calcext:value-type="float">
            <text:p>1.17258477210999</text:p>
          </table:table-cell>
          <table:table-cell office:value-type="float" office:value="1.61913430690765" calcext:value-type="float">
            <text:p>1.61913430690765</text:p>
          </table:table-cell>
          <table:table-cell office:value-type="float" office:value="1.57044911384583" calcext:value-type="float">
            <text:p>1.57044911384583</text:p>
          </table:table-cell>
          <table:table-cell office:value-type="float" office:value="1.45169425010681" calcext:value-type="float">
            <text:p>1.45169425010681</text:p>
          </table:table-cell>
          <table:table-cell office:value-type="float" office:value="1.51628232002258" calcext:value-type="float">
            <text:p>1.51628232002258</text:p>
          </table:table-cell>
          <table:table-cell office:value-type="float" office:value="1.26571393013" calcext:value-type="float">
            <text:p>1.26571393013</text:p>
          </table:table-cell>
          <table:table-cell office:value-type="float" office:value="1.45489847660065" calcext:value-type="float">
            <text:p>1.45489847660065</text:p>
          </table:table-cell>
          <table:table-cell office:value-type="float" office:value="1.34298181533813" calcext:value-type="float">
            <text:p>1.34298181533813</text:p>
          </table:table-cell>
          <table:table-cell office:value-type="float" office:value="1.20161294937134" calcext:value-type="float">
            <text:p>1.20161294937134</text:p>
          </table:table-cell>
          <table:table-cell office:value-type="float" office:value="1.37398207187653" calcext:value-type="float">
            <text:p>1.37398207187653</text:p>
          </table:table-cell>
          <table:table-cell office:value-type="float" office:value="1.41155588626862" calcext:value-type="float">
            <text:p>1.41155588626862</text:p>
          </table:table-cell>
          <table:table-cell office:value-type="float" office:value="1.47379076480865" calcext:value-type="float">
            <text:p>1.47379076480865</text:p>
          </table:table-cell>
          <table:table-cell office:value-type="float" office:value="1.24017453193665" calcext:value-type="float">
            <text:p>1.24017453193665</text:p>
          </table:table-cell>
          <table:table-cell office:value-type="float" office:value="1.55290579795837" calcext:value-type="float">
            <text:p>1.55290579795837</text:p>
          </table:table-cell>
          <table:table-cell office:value-type="float" office:value="1.52934372425079" calcext:value-type="float">
            <text:p>1.52934372425079</text:p>
          </table:table-cell>
          <table:table-cell office:value-type="float" office:value="1.62064063549042" calcext:value-type="float">
            <text:p>1.62064063549042</text:p>
          </table:table-cell>
          <table:table-cell office:value-type="float" office:value="1.53741240501404" calcext:value-type="float">
            <text:p>1.53741240501404</text:p>
          </table:table-cell>
          <table:table-cell office:value-type="float" office:value="1.56965124607086" calcext:value-type="float">
            <text:p>1.56965124607086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63760733604431" calcext:value-type="float">
            <text:p>1.63760733604431</text:p>
          </table:table-cell>
          <table:table-cell office:value-type="float" office:value="1.53652501106262" calcext:value-type="float">
            <text:p>1.53652501106262</text:p>
          </table:table-cell>
          <table:table-cell office:value-type="float" office:value="1.44567680358887" calcext:value-type="float">
            <text:p>1.44567680358887</text:p>
          </table:table-cell>
          <table:table-cell office:value-type="float" office:value="1.42523074150085" calcext:value-type="float">
            <text:p>1.42523074150085</text:p>
          </table:table-cell>
          <table:table-cell office:value-type="float" office:value="1.489750623703" calcext:value-type="float">
            <text:p>1.489750623703</text:p>
          </table:table-cell>
          <table:table-cell office:value-type="float" office:value="1.39118313789368" calcext:value-type="float">
            <text:p>1.39118313789368</text:p>
          </table:table-cell>
          <table:table-cell office:value-type="float" office:value="1.3528665304184" calcext:value-type="float">
            <text:p>1.3528665304184</text:p>
          </table:table-cell>
          <table:table-cell office:value-type="float" office:value="1.45803487300873" calcext:value-type="float">
            <text:p>1.45803487300873</text:p>
          </table:table-cell>
          <table:table-cell office:value-type="float" office:value="0.539591312408447" calcext:value-type="float">
            <text:p>0.539591312408447</text:p>
          </table:table-cell>
          <table:table-cell office:value-type="float" office:value="1.40996587276459" calcext:value-type="float">
            <text:p>1.40996587276459</text:p>
          </table:table-cell>
          <table:table-cell office:value-type="float" office:value="1.27912759780884" calcext:value-type="float">
            <text:p>1.27912759780884</text:p>
          </table:table-cell>
          <table:table-cell office:value-type="float" office:value="1.32532024383545" calcext:value-type="float">
            <text:p>1.32532024383545</text:p>
          </table:table-cell>
          <table:table-cell office:value-type="float" office:value="1.44588732719421" calcext:value-type="float">
            <text:p>1.44588732719421</text:p>
          </table:table-cell>
          <table:table-cell office:value-type="float" office:value="1.52374708652496" calcext:value-type="float">
            <text:p>1.52374708652496</text:p>
          </table:table-cell>
          <table:table-cell office:value-type="float" office:value="1.40336465835571" calcext:value-type="float">
            <text:p>1.40336465835571</text:p>
          </table:table-cell>
          <table:table-cell office:value-type="float" office:value="1.45242846012115" calcext:value-type="float">
            <text:p>1.45242846012115</text:p>
          </table:table-cell>
          <table:table-cell office:value-type="float" office:value="1.47004282474518" calcext:value-type="float">
            <text:p>1.47004282474518</text:p>
          </table:table-cell>
          <table:table-cell office:value-type="float" office:value="1.34840130805969" calcext:value-type="float">
            <text:p>1.34840130805969</text:p>
          </table:table-cell>
          <table:table-cell office:value-type="float" office:value="1.44615721702576" calcext:value-type="float">
            <text:p>1.44615721702576</text:p>
          </table:table-cell>
          <table:table-cell office:value-type="float" office:value="1.34652197360992" calcext:value-type="float">
            <text:p>1.34652197360992</text:p>
          </table:table-cell>
          <table:table-cell office:value-type="float" office:value="1.05770754814148" calcext:value-type="float">
            <text:p>1.05770754814148</text:p>
          </table:table-cell>
          <table:table-cell office:value-type="float" office:value="1.47755885124207" calcext:value-type="float">
            <text:p>1.47755885124207</text:p>
          </table:table-cell>
          <table:table-cell office:value-type="float" office:value="1.50993204116821" calcext:value-type="float">
            <text:p>1.50993204116821</text:p>
          </table:table-cell>
          <table:table-cell office:value-type="float" office:value="1.46944391727448" calcext:value-type="float">
            <text:p>1.46944391727448</text:p>
          </table:table-cell>
          <table:table-cell office:value-type="float" office:value="1.53192937374115" calcext:value-type="float">
            <text:p>1.53192937374115</text:p>
          </table:table-cell>
          <table:table-cell office:value-type="float" office:value="1.5288792848587" calcext:value-type="float">
            <text:p>1.5288792848587</text:p>
          </table:table-cell>
          <table:table-cell office:value-type="float" office:value="1.38917219638824" calcext:value-type="float">
            <text:p>1.38917219638824</text:p>
          </table:table-cell>
          <table:table-cell office:value-type="float" office:value="1.43406283855438" calcext:value-type="float">
            <text:p>1.43406283855438</text:p>
          </table:table-cell>
          <table:table-cell office:value-type="float" office:value="1.31469738483429" calcext:value-type="float">
            <text:p>1.31469738483429</text:p>
          </table:table-cell>
          <table:table-cell office:value-type="float" office:value="1.44681072235107" calcext:value-type="float">
            <text:p>1.44681072235107</text:p>
          </table:table-cell>
          <table:table-cell table:number-columns-repeated="10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957" calcext:value-type="float">
            <text:p>1.4957</text:p>
          </table:table-cell>
          <table:table-cell office:value-type="float" office:value="1.4952" calcext:value-type="float">
            <text:p>1.4952</text:p>
          </table:table-cell>
          <table:table-cell office:value-type="float" office:value="1.7846" calcext:value-type="float">
            <text:p>1.7846</text:p>
          </table:table-cell>
          <table:table-cell office:value-type="float" office:value="1.1097" calcext:value-type="float">
            <text:p>1.1097</text:p>
          </table:table-cell>
          <table:table-cell office:value-type="float" office:value="1.43524599075317" calcext:value-type="float">
            <text:p>1.43524599075317</text:p>
          </table:table-cell>
          <table:table-cell office:value-type="float" office:value="1.56244027614594" calcext:value-type="float">
            <text:p>1.56244027614594</text:p>
          </table:table-cell>
          <table:table-cell office:value-type="float" office:value="1.56078732013702" calcext:value-type="float">
            <text:p>1.56078732013702</text:p>
          </table:table-cell>
          <table:table-cell office:value-type="float" office:value="1.47709035873413" calcext:value-type="float">
            <text:p>1.47709035873413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55368053913116" calcext:value-type="float">
            <text:p>1.55368053913116</text:p>
          </table:table-cell>
          <table:table-cell office:value-type="float" office:value="1.49336290359497" calcext:value-type="float">
            <text:p>1.49336290359497</text:p>
          </table:table-cell>
          <table:table-cell office:value-type="float" office:value="1.53202104568481" calcext:value-type="float">
            <text:p>1.53202104568481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39679849147797" calcext:value-type="float">
            <text:p>1.39679849147797</text:p>
          </table:table-cell>
          <table:table-cell office:value-type="float" office:value="1.46289670467377" calcext:value-type="float">
            <text:p>1.46289670467377</text:p>
          </table:table-cell>
          <table:table-cell office:value-type="float" office:value="1.47339522838593" calcext:value-type="float">
            <text:p>1.47339522838593</text:p>
          </table:table-cell>
          <table:table-cell office:value-type="float" office:value="1.5972101688385" calcext:value-type="float">
            <text:p>1.5972101688385</text:p>
          </table:table-cell>
          <table:table-cell office:value-type="float" office:value="1.33855509757996" calcext:value-type="float">
            <text:p>1.33855509757996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9485421180725" calcext:value-type="float">
            <text:p>1.49485421180725</text:p>
          </table:table-cell>
          <table:table-cell office:value-type="float" office:value="1.51924324035645" calcext:value-type="float">
            <text:p>1.51924324035645</text:p>
          </table:table-cell>
          <table:table-cell office:value-type="float" office:value="1.43807625770569" calcext:value-type="float">
            <text:p>1.43807625770569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494464635849" calcext:value-type="float">
            <text:p>1.494464635849</text:p>
          </table:table-cell>
          <table:table-cell office:value-type="float" office:value="1.66310393810272" calcext:value-type="float">
            <text:p>1.66310393810272</text:p>
          </table:table-cell>
          <table:table-cell office:value-type="float" office:value="1.51787638664246" calcext:value-type="float">
            <text:p>1.51787638664246</text:p>
          </table:table-cell>
          <table:table-cell office:value-type="float" office:value="1.49885332584381" calcext:value-type="float">
            <text:p>1.49885332584381</text:p>
          </table:table-cell>
          <table:table-cell office:value-type="float" office:value="1.51240992546082" calcext:value-type="float">
            <text:p>1.51240992546082</text:p>
          </table:table-cell>
          <table:table-cell office:value-type="float" office:value="1.1096670627594" calcext:value-type="float">
            <text:p>1.1096670627594</text:p>
          </table:table-cell>
          <table:table-cell office:value-type="float" office:value="1.49539828300476" calcext:value-type="float">
            <text:p>1.49539828300476</text:p>
          </table:table-cell>
          <table:table-cell office:value-type="float" office:value="1.52230644226074" calcext:value-type="float">
            <text:p>1.52230644226074</text:p>
          </table:table-cell>
          <table:table-cell office:value-type="float" office:value="1.4388085603714" calcext:value-type="float">
            <text:p>1.4388085603714</text:p>
          </table:table-cell>
          <table:table-cell office:value-type="float" office:value="1.31754446029663" calcext:value-type="float">
            <text:p>1.31754446029663</text:p>
          </table:table-cell>
          <table:table-cell office:value-type="float" office:value="1.73730838298798" calcext:value-type="float">
            <text:p>1.73730838298798</text:p>
          </table:table-cell>
          <table:table-cell office:value-type="float" office:value="1.55927503108978" calcext:value-type="float">
            <text:p>1.55927503108978</text:p>
          </table:table-cell>
          <table:table-cell office:value-type="float" office:value="1.42546665668488" calcext:value-type="float">
            <text:p>1.42546665668488</text:p>
          </table:table-cell>
          <table:table-cell office:value-type="float" office:value="1.60831439495087" calcext:value-type="float">
            <text:p>1.60831439495087</text:p>
          </table:table-cell>
          <table:table-cell office:value-type="float" office:value="1.42978918552399" calcext:value-type="float">
            <text:p>1.42978918552399</text:p>
          </table:table-cell>
          <table:table-cell office:value-type="float" office:value="1.61377334594727" calcext:value-type="float">
            <text:p>1.61377334594727</text:p>
          </table:table-cell>
          <table:table-cell office:value-type="float" office:value="1.76438879966736" calcext:value-type="float">
            <text:p>1.76438879966736</text:p>
          </table:table-cell>
          <table:table-cell office:value-type="float" office:value="1.57141208648682" calcext:value-type="float">
            <text:p>1.57141208648682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49507081508636" calcext:value-type="float">
            <text:p>1.49507081508636</text:p>
          </table:table-cell>
          <table:table-cell office:value-type="float" office:value="1.67463517189026" calcext:value-type="float">
            <text:p>1.67463517189026</text:p>
          </table:table-cell>
          <table:table-cell office:value-type="float" office:value="1.58100843429565" calcext:value-type="float">
            <text:p>1.58100843429565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63145983219147" calcext:value-type="float">
            <text:p>1.63145983219147</text:p>
          </table:table-cell>
          <table:table-cell office:value-type="float" office:value="1.54246020317078" calcext:value-type="float">
            <text:p>1.54246020317078</text:p>
          </table:table-cell>
          <table:table-cell office:value-type="float" office:value="1.45934045314789" calcext:value-type="float">
            <text:p>1.45934045314789</text:p>
          </table:table-cell>
          <table:table-cell office:value-type="float" office:value="1.54912555217743" calcext:value-type="float">
            <text:p>1.54912555217743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57892680168152" calcext:value-type="float">
            <text:p>1.57892680168152</text:p>
          </table:table-cell>
          <table:table-cell office:value-type="float" office:value="1.44108951091766" calcext:value-type="float">
            <text:p>1.44108951091766</text:p>
          </table:table-cell>
          <table:table-cell office:value-type="float" office:value="1.32179236412048" calcext:value-type="float">
            <text:p>1.32179236412048</text:p>
          </table:table-cell>
          <table:table-cell office:value-type="float" office:value="1.51570796966553" calcext:value-type="float">
            <text:p>1.51570796966553</text:p>
          </table:table-cell>
          <table:table-cell office:value-type="float" office:value="1.55511677265167" calcext:value-type="float">
            <text:p>1.55511677265167</text:p>
          </table:table-cell>
          <table:table-cell office:value-type="float" office:value="1.62696576118469" calcext:value-type="float">
            <text:p>1.62696576118469</text:p>
          </table:table-cell>
          <table:table-cell office:value-type="float" office:value="1.48001837730408" calcext:value-type="float">
            <text:p>1.48001837730408</text:p>
          </table:table-cell>
          <table:table-cell office:value-type="float" office:value="1.472407579422" calcext:value-type="float">
            <text:p>1.472407579422</text:p>
          </table:table-cell>
          <table:table-cell office:value-type="float" office:value="1.55055356025696" calcext:value-type="float">
            <text:p>1.55055356025696</text:p>
          </table:table-cell>
          <table:table-cell office:value-type="float" office:value="1.42991101741791" calcext:value-type="float">
            <text:p>1.42991101741791</text:p>
          </table:table-cell>
          <table:table-cell office:value-type="float" office:value="1.46592020988464" calcext:value-type="float">
            <text:p>1.46592020988464</text:p>
          </table:table-cell>
          <table:table-cell office:value-type="float" office:value="1.49054324626923" calcext:value-type="float">
            <text:p>1.49054324626923</text:p>
          </table:table-cell>
          <table:table-cell office:value-type="float" office:value="1.34307360649109" calcext:value-type="float">
            <text:p>1.34307360649109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44177317619324" calcext:value-type="float">
            <text:p>1.44177317619324</text:p>
          </table:table-cell>
          <table:table-cell office:value-type="float" office:value="1.38918316364288" calcext:value-type="float">
            <text:p>1.38918316364288</text:p>
          </table:table-cell>
          <table:table-cell table:number-columns-repeated="10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535" calcext:value-type="float">
            <text:p>1.535</text:p>
          </table:table-cell>
          <table:table-cell office:value-type="float" office:value="1.5297" calcext:value-type="float">
            <text:p>1.5297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1176" calcext:value-type="float">
            <text:p>1.1176</text:p>
          </table:table-cell>
          <table:table-cell office:value-type="float" office:value="1.45064973831177" calcext:value-type="float">
            <text:p>1.45064973831177</text:p>
          </table:table-cell>
          <table:table-cell office:value-type="float" office:value="1.52968668937683" calcext:value-type="float">
            <text:p>1.52968668937683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8022902011871" calcext:value-type="float">
            <text:p>1.48022902011871</text:p>
          </table:table-cell>
          <table:table-cell office:value-type="float" office:value="1.60573196411133" calcext:value-type="float">
            <text:p>1.60573196411133</text:p>
          </table:table-cell>
          <table:table-cell office:value-type="float" office:value="1.67104530334473" calcext:value-type="float">
            <text:p>1.67104530334473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51671576499939" calcext:value-type="float">
            <text:p>1.51671576499939</text:p>
          </table:table-cell>
          <table:table-cell office:value-type="float" office:value="1.53959405422211" calcext:value-type="float">
            <text:p>1.53959405422211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51485145092011" calcext:value-type="float">
            <text:p>1.51485145092011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9469995498657" calcext:value-type="float">
            <text:p>1.49469995498657</text:p>
          </table:table-cell>
          <table:table-cell office:value-type="float" office:value="1.54788196086884" calcext:value-type="float">
            <text:p>1.54788196086884</text:p>
          </table:table-cell>
          <table:table-cell office:value-type="float" office:value="1.45786845684052" calcext:value-type="float">
            <text:p>1.45786845684052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60990834236145" calcext:value-type="float">
            <text:p>1.60990834236145</text:p>
          </table:table-cell>
          <table:table-cell office:value-type="float" office:value="1.60062146186829" calcext:value-type="float">
            <text:p>1.60062146186829</text:p>
          </table:table-cell>
          <table:table-cell office:value-type="float" office:value="1.52719557285309" calcext:value-type="float">
            <text:p>1.52719557285309</text:p>
          </table:table-cell>
          <table:table-cell office:value-type="float" office:value="1.5811333656311" calcext:value-type="float">
            <text:p>1.5811333656311</text:p>
          </table:table-cell>
          <table:table-cell office:value-type="float" office:value="1.49049091339111" calcext:value-type="float">
            <text:p>1.49049091339111</text:p>
          </table:table-cell>
          <table:table-cell office:value-type="float" office:value="1.56347239017487" calcext:value-type="float">
            <text:p>1.56347239017487</text:p>
          </table:table-cell>
          <table:table-cell office:value-type="float" office:value="1.50727522373199" calcext:value-type="float">
            <text:p>1.50727522373199</text:p>
          </table:table-cell>
          <table:table-cell office:value-type="float" office:value="1.44999587535858" calcext:value-type="float">
            <text:p>1.44999587535858</text:p>
          </table:table-cell>
          <table:table-cell office:value-type="float" office:value="1.27469539642334" calcext:value-type="float">
            <text:p>1.27469539642334</text:p>
          </table:table-cell>
          <table:table-cell office:value-type="float" office:value="1.48369467258453" calcext:value-type="float">
            <text:p>1.48369467258453</text:p>
          </table:table-cell>
          <table:table-cell office:value-type="float" office:value="1.59445750713348" calcext:value-type="float">
            <text:p>1.59445750713348</text:p>
          </table:table-cell>
          <table:table-cell office:value-type="float" office:value="1.493492603302" calcext:value-type="float">
            <text:p>1.493492603302</text:p>
          </table:table-cell>
          <table:table-cell office:value-type="float" office:value="1.75000178813934" calcext:value-type="float">
            <text:p>1.75000178813934</text:p>
          </table:table-cell>
          <table:table-cell office:value-type="float" office:value="1.55205929279327" calcext:value-type="float">
            <text:p>1.55205929279327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61080420017242" calcext:value-type="float">
            <text:p>1.61080420017242</text:p>
          </table:table-cell>
          <table:table-cell office:value-type="float" office:value="1.64627599716187" calcext:value-type="float">
            <text:p>1.64627599716187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62108469009399" calcext:value-type="float">
            <text:p>1.62108469009399</text:p>
          </table:table-cell>
          <table:table-cell office:value-type="float" office:value="1.44771456718445" calcext:value-type="float">
            <text:p>1.44771456718445</text:p>
          </table:table-cell>
          <table:table-cell office:value-type="float" office:value="1.59562110900879" calcext:value-type="float">
            <text:p>1.59562110900879</text:p>
          </table:table-cell>
          <table:table-cell office:value-type="float" office:value="1.53566932678223" calcext:value-type="float">
            <text:p>1.53566932678223</text:p>
          </table:table-cell>
          <table:table-cell office:value-type="float" office:value="1.67720019817352" calcext:value-type="float">
            <text:p>1.67720019817352</text:p>
          </table:table-cell>
          <table:table-cell office:value-type="float" office:value="1.65604853630066" calcext:value-type="float">
            <text:p>1.65604853630066</text:p>
          </table:table-cell>
          <table:table-cell office:value-type="float" office:value="1.6543550491333" calcext:value-type="float">
            <text:p>1.6543550491333</text:p>
          </table:table-cell>
          <table:table-cell office:value-type="float" office:value="1.43473672866821" calcext:value-type="float">
            <text:p>1.43473672866821</text:p>
          </table:table-cell>
          <table:table-cell office:value-type="float" office:value="1.57511675357819" calcext:value-type="float">
            <text:p>1.57511675357819</text:p>
          </table:table-cell>
          <table:table-cell office:value-type="float" office:value="1.55150580406189" calcext:value-type="float">
            <text:p>1.55150580406189</text:p>
          </table:table-cell>
          <table:table-cell office:value-type="float" office:value="1.498694896698" calcext:value-type="float">
            <text:p>1.498694896698</text:p>
          </table:table-cell>
          <table:table-cell office:value-type="float" office:value="1.68031418323517" calcext:value-type="float">
            <text:p>1.68031418323517</text:p>
          </table:table-cell>
          <table:table-cell office:value-type="float" office:value="1.4872282743454" calcext:value-type="float">
            <text:p>1.4872282743454</text:p>
          </table:table-cell>
          <table:table-cell office:value-type="float" office:value="1.42004597187042" calcext:value-type="float">
            <text:p>1.42004597187042</text:p>
          </table:table-cell>
          <table:table-cell office:value-type="float" office:value="1.45420956611633" calcext:value-type="float">
            <text:p>1.45420956611633</text:p>
          </table:table-cell>
          <table:table-cell office:value-type="float" office:value="1.53473091125488" calcext:value-type="float">
            <text:p>1.53473091125488</text:p>
          </table:table-cell>
          <table:table-cell office:value-type="float" office:value="1.66552603244782" calcext:value-type="float">
            <text:p>1.66552603244782</text:p>
          </table:table-cell>
          <table:table-cell office:value-type="float" office:value="1.6399313211441" calcext:value-type="float">
            <text:p>1.6399313211441</text:p>
          </table:table-cell>
          <table:table-cell office:value-type="float" office:value="1.44058227539063" calcext:value-type="float">
            <text:p>1.44058227539063</text:p>
          </table:table-cell>
          <table:table-cell office:value-type="float" office:value="1.43803131580353" calcext:value-type="float">
            <text:p>1.43803131580353</text:p>
          </table:table-cell>
          <table:table-cell office:value-type="float" office:value="1.11762177944183" calcext:value-type="float">
            <text:p>1.11762177944183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886" calcext:value-type="float">
            <text:p>1.4886</text:p>
          </table:table-cell>
          <table:table-cell office:value-type="float" office:value="1.4987" calcext:value-type="float">
            <text:p>1.4987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2491" calcext:value-type="float">
            <text:p>1.2491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44420027732849" calcext:value-type="float">
            <text:p>1.44420027732849</text:p>
          </table:table-cell>
          <table:table-cell office:value-type="float" office:value="1.31466221809387" calcext:value-type="float">
            <text:p>1.31466221809387</text:p>
          </table:table-cell>
          <table:table-cell office:value-type="float" office:value="1.61377334594727" calcext:value-type="float">
            <text:p>1.6137733459472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36827003955841" calcext:value-type="float">
            <text:p>1.36827003955841</text:p>
          </table:table-cell>
          <table:table-cell office:value-type="float" office:value="1.45105004310608" calcext:value-type="float">
            <text:p>1.45105004310608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36875426769257" calcext:value-type="float">
            <text:p>1.36875426769257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53107154369354" calcext:value-type="float">
            <text:p>1.53107154369354</text:p>
          </table:table-cell>
          <table:table-cell office:value-type="float" office:value="1.50573122501373" calcext:value-type="float">
            <text:p>1.50573122501373</text:p>
          </table:table-cell>
          <table:table-cell office:value-type="float" office:value="1.56078732013702" calcext:value-type="float">
            <text:p>1.56078732013702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50286662578583" calcext:value-type="float">
            <text:p>1.50286662578583</text:p>
          </table:table-cell>
          <table:table-cell office:value-type="float" office:value="1.49926400184631" calcext:value-type="float">
            <text:p>1.49926400184631</text:p>
          </table:table-cell>
          <table:table-cell office:value-type="float" office:value="1.2491101026535" calcext:value-type="float">
            <text:p>1.2491101026535</text:p>
          </table:table-cell>
          <table:table-cell office:value-type="float" office:value="1.5602068901062" calcext:value-type="float">
            <text:p>1.5602068901062</text:p>
          </table:table-cell>
          <table:table-cell office:value-type="float" office:value="1.55425620079041" calcext:value-type="float">
            <text:p>1.55425620079041</text:p>
          </table:table-cell>
          <table:table-cell office:value-type="float" office:value="1.59481835365295" calcext:value-type="float">
            <text:p>1.59481835365295</text:p>
          </table:table-cell>
          <table:table-cell office:value-type="float" office:value="1.4402871131897" calcext:value-type="float">
            <text:p>1.4402871131897</text:p>
          </table:table-cell>
          <table:table-cell office:value-type="float" office:value="1.55697190761566" calcext:value-type="float">
            <text:p>1.55697190761566</text:p>
          </table:table-cell>
          <table:table-cell office:value-type="float" office:value="1.29105401039124" calcext:value-type="float">
            <text:p>1.29105401039124</text:p>
          </table:table-cell>
          <table:table-cell office:value-type="float" office:value="1.50328183174133" calcext:value-type="float">
            <text:p>1.50328183174133</text:p>
          </table:table-cell>
          <table:table-cell office:value-type="float" office:value="1.54868042469025" calcext:value-type="float">
            <text:p>1.54868042469025</text:p>
          </table:table-cell>
          <table:table-cell office:value-type="float" office:value="1.31466770172119" calcext:value-type="float">
            <text:p>1.31466770172119</text:p>
          </table:table-cell>
          <table:table-cell office:value-type="float" office:value="1.33591735363007" calcext:value-type="float">
            <text:p>1.33591735363007</text:p>
          </table:table-cell>
          <table:table-cell office:value-type="float" office:value="1.4986754655838" calcext:value-type="float">
            <text:p>1.4986754655838</text:p>
          </table:table-cell>
          <table:table-cell office:value-type="float" office:value="1.45794892311096" calcext:value-type="float">
            <text:p>1.45794892311096</text:p>
          </table:table-cell>
          <table:table-cell office:value-type="float" office:value="1.49528682231903" calcext:value-type="float">
            <text:p>1.49528682231903</text:p>
          </table:table-cell>
          <table:table-cell office:value-type="float" office:value="1.52011585235596" calcext:value-type="float">
            <text:p>1.52011585235596</text:p>
          </table:table-cell>
          <table:table-cell office:value-type="float" office:value="1.63290727138519" calcext:value-type="float">
            <text:p>1.63290727138519</text:p>
          </table:table-cell>
          <table:table-cell office:value-type="float" office:value="1.4870023727417" calcext:value-type="float">
            <text:p>1.4870023727417</text:p>
          </table:table-cell>
          <table:table-cell office:value-type="float" office:value="1.50589501857758" calcext:value-type="float">
            <text:p>1.50589501857758</text:p>
          </table:table-cell>
          <table:table-cell office:value-type="float" office:value="1.55927503108978" calcext:value-type="float">
            <text:p>1.55927503108978</text:p>
          </table:table-cell>
          <table:table-cell office:value-type="float" office:value="1.51192820072174" calcext:value-type="float">
            <text:p>1.51192820072174</text:p>
          </table:table-cell>
          <table:table-cell office:value-type="float" office:value="1.5784227848053" calcext:value-type="float">
            <text:p>1.5784227848053</text:p>
          </table:table-cell>
          <table:table-cell office:value-type="float" office:value="1.73860168457031" calcext:value-type="float">
            <text:p>1.73860168457031</text:p>
          </table:table-cell>
          <table:table-cell office:value-type="float" office:value="1.33395206928253" calcext:value-type="float">
            <text:p>1.33395206928253</text:p>
          </table:table-cell>
          <table:table-cell office:value-type="float" office:value="1.46840476989746" calcext:value-type="float">
            <text:p>1.46840476989746</text:p>
          </table:table-cell>
          <table:table-cell office:value-type="float" office:value="1.52090668678284" calcext:value-type="float">
            <text:p>1.52090668678284</text:p>
          </table:table-cell>
          <table:table-cell office:value-type="float" office:value="1.60132575035095" calcext:value-type="float">
            <text:p>1.60132575035095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47226405143738" calcext:value-type="float">
            <text:p>1.47226405143738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28554129600525" calcext:value-type="float">
            <text:p>1.28554129600525</text:p>
          </table:table-cell>
          <table:table-cell office:value-type="float" office:value="1.56417989730835" calcext:value-type="float">
            <text:p>1.56417989730835</text:p>
          </table:table-cell>
          <table:table-cell office:value-type="float" office:value="1.44825983047485" calcext:value-type="float">
            <text:p>1.44825983047485</text:p>
          </table:table-cell>
          <table:table-cell office:value-type="float" office:value="1.27810704708099" calcext:value-type="float">
            <text:p>1.27810704708099</text:p>
          </table:table-cell>
          <table:table-cell office:value-type="float" office:value="1.52462065219879" calcext:value-type="float">
            <text:p>1.52462065219879</text:p>
          </table:table-cell>
          <table:table-cell office:value-type="float" office:value="1.4612432718277" calcext:value-type="float">
            <text:p>1.4612432718277</text:p>
          </table:table-cell>
          <table:table-cell office:value-type="float" office:value="1.3192400932312" calcext:value-type="float">
            <text:p>1.3192400932312</text:p>
          </table:table-cell>
          <table:table-cell office:value-type="float" office:value="1.69919180870056" calcext:value-type="float">
            <text:p>1.69919180870056</text:p>
          </table:table-cell>
          <table:table-cell office:value-type="float" office:value="1.6399313211441" calcext:value-type="float">
            <text:p>1.6399313211441</text:p>
          </table:table-cell>
          <table:table-cell office:value-type="float" office:value="1.33221316337585" calcext:value-type="float">
            <text:p>1.33221316337585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454" calcext:value-type="float">
            <text:p>1.4454</text:p>
          </table:table-cell>
          <table:table-cell office:value-type="float" office:value="1.4524" calcext:value-type="float">
            <text:p>1.4524</text:p>
          </table:table-cell>
          <table:table-cell office:value-type="float" office:value="1.7629" calcext:value-type="float">
            <text:p>1.7629</text:p>
          </table:table-cell>
          <table:table-cell office:value-type="float" office:value="1.0165" calcext:value-type="float">
            <text:p>1.0165</text:p>
          </table:table-cell>
          <table:table-cell office:value-type="float" office:value="1.41618669033051" calcext:value-type="float">
            <text:p>1.41618669033051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100798368454" calcext:value-type="float">
            <text:p>1.4100798368454</text:p>
          </table:table-cell>
          <table:table-cell office:value-type="float" office:value="1.35285019874573" calcext:value-type="float">
            <text:p>1.35285019874573</text:p>
          </table:table-cell>
          <table:table-cell office:value-type="float" office:value="1.55600237846375" calcext:value-type="float">
            <text:p>1.55600237846375</text:p>
          </table:table-cell>
          <table:table-cell office:value-type="float" office:value="1.53451657295227" calcext:value-type="float">
            <text:p>1.53451657295227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51665234565735" calcext:value-type="float">
            <text:p>1.51665234565735</text:p>
          </table:table-cell>
          <table:table-cell office:value-type="float" office:value="1.47698199748993" calcext:value-type="float">
            <text:p>1.47698199748993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47554194927216" calcext:value-type="float">
            <text:p>1.47554194927216</text:p>
          </table:table-cell>
          <table:table-cell office:value-type="float" office:value="1.2581924200058" calcext:value-type="float">
            <text:p>1.2581924200058</text:p>
          </table:table-cell>
          <table:table-cell office:value-type="float" office:value="1.16366147994995" calcext:value-type="float">
            <text:p>1.16366147994995</text:p>
          </table:table-cell>
          <table:table-cell office:value-type="float" office:value="1.5964423418045" calcext:value-type="float">
            <text:p>1.5964423418045</text:p>
          </table:table-cell>
          <table:table-cell office:value-type="float" office:value="1.16128444671631" calcext:value-type="float">
            <text:p>1.16128444671631</text:p>
          </table:table-cell>
          <table:table-cell office:value-type="float" office:value="1.54706811904907" calcext:value-type="float">
            <text:p>1.54706811904907</text:p>
          </table:table-cell>
          <table:table-cell office:value-type="float" office:value="1.56781804561615" calcext:value-type="float">
            <text:p>1.56781804561615</text:p>
          </table:table-cell>
          <table:table-cell office:value-type="float" office:value="1.39058816432953" calcext:value-type="float">
            <text:p>1.39058816432953</text:p>
          </table:table-cell>
          <table:table-cell office:value-type="float" office:value="1.3861997127533" calcext:value-type="float">
            <text:p>1.3861997127533</text:p>
          </table:table-cell>
          <table:table-cell office:value-type="float" office:value="1.54259359836578" calcext:value-type="float">
            <text:p>1.54259359836578</text:p>
          </table:table-cell>
          <table:table-cell office:value-type="float" office:value="1.49287641048431" calcext:value-type="float">
            <text:p>1.49287641048431</text:p>
          </table:table-cell>
          <table:table-cell office:value-type="float" office:value="1.76294505596161" calcext:value-type="float">
            <text:p>1.76294505596161</text:p>
          </table:table-cell>
          <table:table-cell office:value-type="float" office:value="1.60407781600952" calcext:value-type="float">
            <text:p>1.60407781600952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63760733604431" calcext:value-type="float">
            <text:p>1.63760733604431</text:p>
          </table:table-cell>
          <table:table-cell office:value-type="float" office:value="1.60192763805389" calcext:value-type="float">
            <text:p>1.60192763805389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01654839515686" calcext:value-type="float">
            <text:p>1.01654839515686</text:p>
          </table:table-cell>
          <table:table-cell office:value-type="float" office:value="1.50289106369019" calcext:value-type="float">
            <text:p>1.50289106369019</text:p>
          </table:table-cell>
          <table:table-cell office:value-type="float" office:value="1.24681711196899" calcext:value-type="float">
            <text:p>1.24681711196899</text:p>
          </table:table-cell>
          <table:table-cell office:value-type="float" office:value="1.3219141960144" calcext:value-type="float">
            <text:p>1.3219141960144</text:p>
          </table:table-cell>
          <table:table-cell office:value-type="float" office:value="1.44221210479736" calcext:value-type="float">
            <text:p>1.44221210479736</text:p>
          </table:table-cell>
          <table:table-cell office:value-type="float" office:value="1.36358308792114" calcext:value-type="float">
            <text:p>1.36358308792114</text:p>
          </table:table-cell>
          <table:table-cell office:value-type="float" office:value="1.41783881187439" calcext:value-type="float">
            <text:p>1.41783881187439</text:p>
          </table:table-cell>
          <table:table-cell office:value-type="float" office:value="1.43347156047821" calcext:value-type="float">
            <text:p>1.43347156047821</text:p>
          </table:table-cell>
          <table:table-cell office:value-type="float" office:value="1.30752110481262" calcext:value-type="float">
            <text:p>1.30752110481262</text:p>
          </table:table-cell>
          <table:table-cell office:value-type="float" office:value="1.36282455921173" calcext:value-type="float">
            <text:p>1.36282455921173</text:p>
          </table:table-cell>
          <table:table-cell office:value-type="float" office:value="1.4523937702179" calcext:value-type="float">
            <text:p>1.4523937702179</text:p>
          </table:table-cell>
          <table:table-cell office:value-type="float" office:value="1.35450720787048" calcext:value-type="float">
            <text:p>1.35450720787048</text:p>
          </table:table-cell>
          <table:table-cell office:value-type="float" office:value="1.31485652923584" calcext:value-type="float">
            <text:p>1.31485652923584</text:p>
          </table:table-cell>
          <table:table-cell office:value-type="float" office:value="1.4380716085434" calcext:value-type="float">
            <text:p>1.4380716085434</text:p>
          </table:table-cell>
          <table:table-cell office:value-type="float" office:value="1.46569836139679" calcext:value-type="float">
            <text:p>1.46569836139679</text:p>
          </table:table-cell>
          <table:table-cell office:value-type="float" office:value="1.48155784606934" calcext:value-type="float">
            <text:p>1.48155784606934</text:p>
          </table:table-cell>
          <table:table-cell office:value-type="float" office:value="1.42348396778107" calcext:value-type="float">
            <text:p>1.42348396778107</text:p>
          </table:table-cell>
          <table:table-cell office:value-type="float" office:value="1.60750949382782" calcext:value-type="float">
            <text:p>1.60750949382782</text:p>
          </table:table-cell>
          <table:table-cell office:value-type="float" office:value="1.54369759559631" calcext:value-type="float">
            <text:p>1.54369759559631</text:p>
          </table:table-cell>
          <table:table-cell office:value-type="float" office:value="1.5491396188736" calcext:value-type="float">
            <text:p>1.5491396188736</text:p>
          </table:table-cell>
          <table:table-cell office:value-type="float" office:value="1.31035280227661" calcext:value-type="float">
            <text:p>1.31035280227661</text:p>
          </table:table-cell>
          <table:table-cell office:value-type="float" office:value="1.57682311534882" calcext:value-type="float">
            <text:p>1.57682311534882</text:p>
          </table:table-cell>
          <table:table-cell office:value-type="float" office:value="1.43406283855438" calcext:value-type="float">
            <text:p>1.43406283855438</text:p>
          </table:table-cell>
          <table:table-cell office:value-type="float" office:value="1.41436862945557" calcext:value-type="float">
            <text:p>1.41436862945557</text:p>
          </table:table-cell>
          <table:table-cell office:value-type="float" office:value="1.57373011112213" calcext:value-type="float">
            <text:p>1.57373011112213</text:p>
          </table:table-cell>
          <table:table-cell office:value-type="float" office:value="1.57216048240662" calcext:value-type="float">
            <text:p>1.57216048240662</text:p>
          </table:table-cell>
          <table:table-cell office:value-type="float" office:value="1.50635933876038" calcext:value-type="float">
            <text:p>1.50635933876038</text:p>
          </table:table-cell>
          <table:table-cell office:value-type="float" office:value="1.47690093517303" calcext:value-type="float">
            <text:p>1.47690093517303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454" calcext:value-type="float">
            <text:p>1.4454</text:p>
          </table:table-cell>
          <table:table-cell office:value-type="float" office:value="1.4524" calcext:value-type="float">
            <text:p>1.4524</text:p>
          </table:table-cell>
          <table:table-cell office:value-type="float" office:value="1.7629" calcext:value-type="float">
            <text:p>1.7629</text:p>
          </table:table-cell>
          <table:table-cell office:value-type="float" office:value="1.0165" calcext:value-type="float">
            <text:p>1.0165</text:p>
          </table:table-cell>
          <table:table-cell office:value-type="float" office:value="1.41618669033051" calcext:value-type="float">
            <text:p>1.41618669033051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100798368454" calcext:value-type="float">
            <text:p>1.4100798368454</text:p>
          </table:table-cell>
          <table:table-cell office:value-type="float" office:value="1.35285019874573" calcext:value-type="float">
            <text:p>1.35285019874573</text:p>
          </table:table-cell>
          <table:table-cell office:value-type="float" office:value="1.55600237846375" calcext:value-type="float">
            <text:p>1.55600237846375</text:p>
          </table:table-cell>
          <table:table-cell office:value-type="float" office:value="1.53451657295227" calcext:value-type="float">
            <text:p>1.53451657295227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51665234565735" calcext:value-type="float">
            <text:p>1.51665234565735</text:p>
          </table:table-cell>
          <table:table-cell office:value-type="float" office:value="1.47698199748993" calcext:value-type="float">
            <text:p>1.47698199748993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47554194927216" calcext:value-type="float">
            <text:p>1.47554194927216</text:p>
          </table:table-cell>
          <table:table-cell office:value-type="float" office:value="1.2581924200058" calcext:value-type="float">
            <text:p>1.2581924200058</text:p>
          </table:table-cell>
          <table:table-cell office:value-type="float" office:value="1.16366147994995" calcext:value-type="float">
            <text:p>1.16366147994995</text:p>
          </table:table-cell>
          <table:table-cell office:value-type="float" office:value="1.5964423418045" calcext:value-type="float">
            <text:p>1.5964423418045</text:p>
          </table:table-cell>
          <table:table-cell office:value-type="float" office:value="1.16128444671631" calcext:value-type="float">
            <text:p>1.16128444671631</text:p>
          </table:table-cell>
          <table:table-cell office:value-type="float" office:value="1.54706811904907" calcext:value-type="float">
            <text:p>1.54706811904907</text:p>
          </table:table-cell>
          <table:table-cell office:value-type="float" office:value="1.56781804561615" calcext:value-type="float">
            <text:p>1.56781804561615</text:p>
          </table:table-cell>
          <table:table-cell office:value-type="float" office:value="1.39058816432953" calcext:value-type="float">
            <text:p>1.39058816432953</text:p>
          </table:table-cell>
          <table:table-cell office:value-type="float" office:value="1.3861997127533" calcext:value-type="float">
            <text:p>1.3861997127533</text:p>
          </table:table-cell>
          <table:table-cell office:value-type="float" office:value="1.54259359836578" calcext:value-type="float">
            <text:p>1.54259359836578</text:p>
          </table:table-cell>
          <table:table-cell office:value-type="float" office:value="1.49287641048431" calcext:value-type="float">
            <text:p>1.49287641048431</text:p>
          </table:table-cell>
          <table:table-cell office:value-type="float" office:value="1.76294505596161" calcext:value-type="float">
            <text:p>1.76294505596161</text:p>
          </table:table-cell>
          <table:table-cell office:value-type="float" office:value="1.60407781600952" calcext:value-type="float">
            <text:p>1.60407781600952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63760733604431" calcext:value-type="float">
            <text:p>1.63760733604431</text:p>
          </table:table-cell>
          <table:table-cell office:value-type="float" office:value="1.60192763805389" calcext:value-type="float">
            <text:p>1.60192763805389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01654839515686" calcext:value-type="float">
            <text:p>1.01654839515686</text:p>
          </table:table-cell>
          <table:table-cell office:value-type="float" office:value="1.50289106369019" calcext:value-type="float">
            <text:p>1.50289106369019</text:p>
          </table:table-cell>
          <table:table-cell office:value-type="float" office:value="1.24681711196899" calcext:value-type="float">
            <text:p>1.24681711196899</text:p>
          </table:table-cell>
          <table:table-cell office:value-type="float" office:value="1.3219141960144" calcext:value-type="float">
            <text:p>1.3219141960144</text:p>
          </table:table-cell>
          <table:table-cell office:value-type="float" office:value="1.44221210479736" calcext:value-type="float">
            <text:p>1.44221210479736</text:p>
          </table:table-cell>
          <table:table-cell office:value-type="float" office:value="1.36358308792114" calcext:value-type="float">
            <text:p>1.36358308792114</text:p>
          </table:table-cell>
          <table:table-cell office:value-type="float" office:value="1.41783881187439" calcext:value-type="float">
            <text:p>1.41783881187439</text:p>
          </table:table-cell>
          <table:table-cell office:value-type="float" office:value="1.43347156047821" calcext:value-type="float">
            <text:p>1.43347156047821</text:p>
          </table:table-cell>
          <table:table-cell office:value-type="float" office:value="1.30752110481262" calcext:value-type="float">
            <text:p>1.30752110481262</text:p>
          </table:table-cell>
          <table:table-cell office:value-type="float" office:value="1.36282455921173" calcext:value-type="float">
            <text:p>1.36282455921173</text:p>
          </table:table-cell>
          <table:table-cell office:value-type="float" office:value="1.4523937702179" calcext:value-type="float">
            <text:p>1.4523937702179</text:p>
          </table:table-cell>
          <table:table-cell office:value-type="float" office:value="1.35450720787048" calcext:value-type="float">
            <text:p>1.35450720787048</text:p>
          </table:table-cell>
          <table:table-cell office:value-type="float" office:value="1.31485652923584" calcext:value-type="float">
            <text:p>1.31485652923584</text:p>
          </table:table-cell>
          <table:table-cell office:value-type="float" office:value="1.4380716085434" calcext:value-type="float">
            <text:p>1.4380716085434</text:p>
          </table:table-cell>
          <table:table-cell office:value-type="float" office:value="1.46569836139679" calcext:value-type="float">
            <text:p>1.46569836139679</text:p>
          </table:table-cell>
          <table:table-cell office:value-type="float" office:value="1.48155784606934" calcext:value-type="float">
            <text:p>1.48155784606934</text:p>
          </table:table-cell>
          <table:table-cell office:value-type="float" office:value="1.42348396778107" calcext:value-type="float">
            <text:p>1.42348396778107</text:p>
          </table:table-cell>
          <table:table-cell office:value-type="float" office:value="1.60750949382782" calcext:value-type="float">
            <text:p>1.60750949382782</text:p>
          </table:table-cell>
          <table:table-cell office:value-type="float" office:value="1.54369759559631" calcext:value-type="float">
            <text:p>1.54369759559631</text:p>
          </table:table-cell>
          <table:table-cell office:value-type="float" office:value="1.5491396188736" calcext:value-type="float">
            <text:p>1.5491396188736</text:p>
          </table:table-cell>
          <table:table-cell office:value-type="float" office:value="1.31035280227661" calcext:value-type="float">
            <text:p>1.31035280227661</text:p>
          </table:table-cell>
          <table:table-cell office:value-type="float" office:value="1.57682311534882" calcext:value-type="float">
            <text:p>1.57682311534882</text:p>
          </table:table-cell>
          <table:table-cell office:value-type="float" office:value="1.43406283855438" calcext:value-type="float">
            <text:p>1.43406283855438</text:p>
          </table:table-cell>
          <table:table-cell office:value-type="float" office:value="1.41436862945557" calcext:value-type="float">
            <text:p>1.41436862945557</text:p>
          </table:table-cell>
          <table:table-cell office:value-type="float" office:value="1.57373011112213" calcext:value-type="float">
            <text:p>1.57373011112213</text:p>
          </table:table-cell>
          <table:table-cell office:value-type="float" office:value="1.57216048240662" calcext:value-type="float">
            <text:p>1.57216048240662</text:p>
          </table:table-cell>
          <table:table-cell office:value-type="float" office:value="1.50635933876038" calcext:value-type="float">
            <text:p>1.50635933876038</text:p>
          </table:table-cell>
          <table:table-cell office:value-type="float" office:value="1.47690093517303" calcext:value-type="float">
            <text:p>1.47690093517303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454" calcext:value-type="float">
            <text:p>1.4454</text:p>
          </table:table-cell>
          <table:table-cell office:value-type="float" office:value="1.4524" calcext:value-type="float">
            <text:p>1.4524</text:p>
          </table:table-cell>
          <table:table-cell office:value-type="float" office:value="1.7629" calcext:value-type="float">
            <text:p>1.7629</text:p>
          </table:table-cell>
          <table:table-cell office:value-type="float" office:value="1.0165" calcext:value-type="float">
            <text:p>1.0165</text:p>
          </table:table-cell>
          <table:table-cell office:value-type="float" office:value="1.41618669033051" calcext:value-type="float">
            <text:p>1.41618669033051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100798368454" calcext:value-type="float">
            <text:p>1.4100798368454</text:p>
          </table:table-cell>
          <table:table-cell office:value-type="float" office:value="1.35285019874573" calcext:value-type="float">
            <text:p>1.35285019874573</text:p>
          </table:table-cell>
          <table:table-cell office:value-type="float" office:value="1.55600237846375" calcext:value-type="float">
            <text:p>1.55600237846375</text:p>
          </table:table-cell>
          <table:table-cell office:value-type="float" office:value="1.53451657295227" calcext:value-type="float">
            <text:p>1.53451657295227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51665234565735" calcext:value-type="float">
            <text:p>1.51665234565735</text:p>
          </table:table-cell>
          <table:table-cell office:value-type="float" office:value="1.47698199748993" calcext:value-type="float">
            <text:p>1.47698199748993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47554194927216" calcext:value-type="float">
            <text:p>1.47554194927216</text:p>
          </table:table-cell>
          <table:table-cell office:value-type="float" office:value="1.2581924200058" calcext:value-type="float">
            <text:p>1.2581924200058</text:p>
          </table:table-cell>
          <table:table-cell office:value-type="float" office:value="1.16366147994995" calcext:value-type="float">
            <text:p>1.16366147994995</text:p>
          </table:table-cell>
          <table:table-cell office:value-type="float" office:value="1.5964423418045" calcext:value-type="float">
            <text:p>1.5964423418045</text:p>
          </table:table-cell>
          <table:table-cell office:value-type="float" office:value="1.16128444671631" calcext:value-type="float">
            <text:p>1.16128444671631</text:p>
          </table:table-cell>
          <table:table-cell office:value-type="float" office:value="1.54706811904907" calcext:value-type="float">
            <text:p>1.54706811904907</text:p>
          </table:table-cell>
          <table:table-cell office:value-type="float" office:value="1.56781804561615" calcext:value-type="float">
            <text:p>1.56781804561615</text:p>
          </table:table-cell>
          <table:table-cell office:value-type="float" office:value="1.39058816432953" calcext:value-type="float">
            <text:p>1.39058816432953</text:p>
          </table:table-cell>
          <table:table-cell office:value-type="float" office:value="1.3861997127533" calcext:value-type="float">
            <text:p>1.3861997127533</text:p>
          </table:table-cell>
          <table:table-cell office:value-type="float" office:value="1.54259359836578" calcext:value-type="float">
            <text:p>1.54259359836578</text:p>
          </table:table-cell>
          <table:table-cell office:value-type="float" office:value="1.49287641048431" calcext:value-type="float">
            <text:p>1.49287641048431</text:p>
          </table:table-cell>
          <table:table-cell office:value-type="float" office:value="1.76294505596161" calcext:value-type="float">
            <text:p>1.76294505596161</text:p>
          </table:table-cell>
          <table:table-cell office:value-type="float" office:value="1.60407781600952" calcext:value-type="float">
            <text:p>1.60407781600952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63760733604431" calcext:value-type="float">
            <text:p>1.63760733604431</text:p>
          </table:table-cell>
          <table:table-cell office:value-type="float" office:value="1.60192763805389" calcext:value-type="float">
            <text:p>1.60192763805389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01654839515686" calcext:value-type="float">
            <text:p>1.01654839515686</text:p>
          </table:table-cell>
          <table:table-cell office:value-type="float" office:value="1.50289106369019" calcext:value-type="float">
            <text:p>1.50289106369019</text:p>
          </table:table-cell>
          <table:table-cell office:value-type="float" office:value="1.24681711196899" calcext:value-type="float">
            <text:p>1.24681711196899</text:p>
          </table:table-cell>
          <table:table-cell office:value-type="float" office:value="1.3219141960144" calcext:value-type="float">
            <text:p>1.3219141960144</text:p>
          </table:table-cell>
          <table:table-cell office:value-type="float" office:value="1.44221210479736" calcext:value-type="float">
            <text:p>1.44221210479736</text:p>
          </table:table-cell>
          <table:table-cell office:value-type="float" office:value="1.36358308792114" calcext:value-type="float">
            <text:p>1.36358308792114</text:p>
          </table:table-cell>
          <table:table-cell office:value-type="float" office:value="1.41783881187439" calcext:value-type="float">
            <text:p>1.41783881187439</text:p>
          </table:table-cell>
          <table:table-cell office:value-type="float" office:value="1.43347156047821" calcext:value-type="float">
            <text:p>1.43347156047821</text:p>
          </table:table-cell>
          <table:table-cell office:value-type="float" office:value="1.30752110481262" calcext:value-type="float">
            <text:p>1.30752110481262</text:p>
          </table:table-cell>
          <table:table-cell office:value-type="float" office:value="1.36282455921173" calcext:value-type="float">
            <text:p>1.36282455921173</text:p>
          </table:table-cell>
          <table:table-cell office:value-type="float" office:value="1.4523937702179" calcext:value-type="float">
            <text:p>1.4523937702179</text:p>
          </table:table-cell>
          <table:table-cell office:value-type="float" office:value="1.35450720787048" calcext:value-type="float">
            <text:p>1.35450720787048</text:p>
          </table:table-cell>
          <table:table-cell office:value-type="float" office:value="1.31485652923584" calcext:value-type="float">
            <text:p>1.31485652923584</text:p>
          </table:table-cell>
          <table:table-cell office:value-type="float" office:value="1.4380716085434" calcext:value-type="float">
            <text:p>1.4380716085434</text:p>
          </table:table-cell>
          <table:table-cell office:value-type="float" office:value="1.46569836139679" calcext:value-type="float">
            <text:p>1.46569836139679</text:p>
          </table:table-cell>
          <table:table-cell office:value-type="float" office:value="1.48155784606934" calcext:value-type="float">
            <text:p>1.48155784606934</text:p>
          </table:table-cell>
          <table:table-cell office:value-type="float" office:value="1.42348396778107" calcext:value-type="float">
            <text:p>1.42348396778107</text:p>
          </table:table-cell>
          <table:table-cell office:value-type="float" office:value="1.60750949382782" calcext:value-type="float">
            <text:p>1.60750949382782</text:p>
          </table:table-cell>
          <table:table-cell office:value-type="float" office:value="1.54369759559631" calcext:value-type="float">
            <text:p>1.54369759559631</text:p>
          </table:table-cell>
          <table:table-cell office:value-type="float" office:value="1.5491396188736" calcext:value-type="float">
            <text:p>1.5491396188736</text:p>
          </table:table-cell>
          <table:table-cell office:value-type="float" office:value="1.31035280227661" calcext:value-type="float">
            <text:p>1.31035280227661</text:p>
          </table:table-cell>
          <table:table-cell office:value-type="float" office:value="1.57682311534882" calcext:value-type="float">
            <text:p>1.57682311534882</text:p>
          </table:table-cell>
          <table:table-cell office:value-type="float" office:value="1.43406283855438" calcext:value-type="float">
            <text:p>1.43406283855438</text:p>
          </table:table-cell>
          <table:table-cell office:value-type="float" office:value="1.41436862945557" calcext:value-type="float">
            <text:p>1.41436862945557</text:p>
          </table:table-cell>
          <table:table-cell office:value-type="float" office:value="1.57373011112213" calcext:value-type="float">
            <text:p>1.57373011112213</text:p>
          </table:table-cell>
          <table:table-cell office:value-type="float" office:value="1.57216048240662" calcext:value-type="float">
            <text:p>1.57216048240662</text:p>
          </table:table-cell>
          <table:table-cell office:value-type="float" office:value="1.50635933876038" calcext:value-type="float">
            <text:p>1.50635933876038</text:p>
          </table:table-cell>
          <table:table-cell office:value-type="float" office:value="1.47690093517303" calcext:value-type="float">
            <text:p>1.47690093517303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454" calcext:value-type="float">
            <text:p>1.4454</text:p>
          </table:table-cell>
          <table:table-cell office:value-type="float" office:value="1.4524" calcext:value-type="float">
            <text:p>1.4524</text:p>
          </table:table-cell>
          <table:table-cell office:value-type="float" office:value="1.7629" calcext:value-type="float">
            <text:p>1.7629</text:p>
          </table:table-cell>
          <table:table-cell office:value-type="float" office:value="1.0165" calcext:value-type="float">
            <text:p>1.0165</text:p>
          </table:table-cell>
          <table:table-cell office:value-type="float" office:value="1.41618669033051" calcext:value-type="float">
            <text:p>1.41618669033051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100798368454" calcext:value-type="float">
            <text:p>1.4100798368454</text:p>
          </table:table-cell>
          <table:table-cell office:value-type="float" office:value="1.35285019874573" calcext:value-type="float">
            <text:p>1.35285019874573</text:p>
          </table:table-cell>
          <table:table-cell office:value-type="float" office:value="1.55600237846375" calcext:value-type="float">
            <text:p>1.55600237846375</text:p>
          </table:table-cell>
          <table:table-cell office:value-type="float" office:value="1.53451657295227" calcext:value-type="float">
            <text:p>1.53451657295227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51665234565735" calcext:value-type="float">
            <text:p>1.51665234565735</text:p>
          </table:table-cell>
          <table:table-cell office:value-type="float" office:value="1.47698199748993" calcext:value-type="float">
            <text:p>1.47698199748993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47554194927216" calcext:value-type="float">
            <text:p>1.47554194927216</text:p>
          </table:table-cell>
          <table:table-cell office:value-type="float" office:value="1.2581924200058" calcext:value-type="float">
            <text:p>1.2581924200058</text:p>
          </table:table-cell>
          <table:table-cell office:value-type="float" office:value="1.16366147994995" calcext:value-type="float">
            <text:p>1.16366147994995</text:p>
          </table:table-cell>
          <table:table-cell office:value-type="float" office:value="1.5964423418045" calcext:value-type="float">
            <text:p>1.5964423418045</text:p>
          </table:table-cell>
          <table:table-cell office:value-type="float" office:value="1.16128444671631" calcext:value-type="float">
            <text:p>1.16128444671631</text:p>
          </table:table-cell>
          <table:table-cell office:value-type="float" office:value="1.54706811904907" calcext:value-type="float">
            <text:p>1.54706811904907</text:p>
          </table:table-cell>
          <table:table-cell office:value-type="float" office:value="1.56781804561615" calcext:value-type="float">
            <text:p>1.56781804561615</text:p>
          </table:table-cell>
          <table:table-cell office:value-type="float" office:value="1.39058816432953" calcext:value-type="float">
            <text:p>1.39058816432953</text:p>
          </table:table-cell>
          <table:table-cell office:value-type="float" office:value="1.3861997127533" calcext:value-type="float">
            <text:p>1.3861997127533</text:p>
          </table:table-cell>
          <table:table-cell office:value-type="float" office:value="1.54259359836578" calcext:value-type="float">
            <text:p>1.54259359836578</text:p>
          </table:table-cell>
          <table:table-cell office:value-type="float" office:value="1.49287641048431" calcext:value-type="float">
            <text:p>1.49287641048431</text:p>
          </table:table-cell>
          <table:table-cell office:value-type="float" office:value="1.76294505596161" calcext:value-type="float">
            <text:p>1.76294505596161</text:p>
          </table:table-cell>
          <table:table-cell office:value-type="float" office:value="1.60407781600952" calcext:value-type="float">
            <text:p>1.60407781600952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63760733604431" calcext:value-type="float">
            <text:p>1.63760733604431</text:p>
          </table:table-cell>
          <table:table-cell office:value-type="float" office:value="1.60192763805389" calcext:value-type="float">
            <text:p>1.60192763805389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01654839515686" calcext:value-type="float">
            <text:p>1.01654839515686</text:p>
          </table:table-cell>
          <table:table-cell office:value-type="float" office:value="1.50289106369019" calcext:value-type="float">
            <text:p>1.50289106369019</text:p>
          </table:table-cell>
          <table:table-cell office:value-type="float" office:value="1.24681711196899" calcext:value-type="float">
            <text:p>1.24681711196899</text:p>
          </table:table-cell>
          <table:table-cell office:value-type="float" office:value="1.3219141960144" calcext:value-type="float">
            <text:p>1.3219141960144</text:p>
          </table:table-cell>
          <table:table-cell office:value-type="float" office:value="1.44221210479736" calcext:value-type="float">
            <text:p>1.44221210479736</text:p>
          </table:table-cell>
          <table:table-cell office:value-type="float" office:value="1.36358308792114" calcext:value-type="float">
            <text:p>1.36358308792114</text:p>
          </table:table-cell>
          <table:table-cell office:value-type="float" office:value="1.41783881187439" calcext:value-type="float">
            <text:p>1.41783881187439</text:p>
          </table:table-cell>
          <table:table-cell office:value-type="float" office:value="1.43347156047821" calcext:value-type="float">
            <text:p>1.43347156047821</text:p>
          </table:table-cell>
          <table:table-cell office:value-type="float" office:value="1.30752110481262" calcext:value-type="float">
            <text:p>1.30752110481262</text:p>
          </table:table-cell>
          <table:table-cell office:value-type="float" office:value="1.36282455921173" calcext:value-type="float">
            <text:p>1.36282455921173</text:p>
          </table:table-cell>
          <table:table-cell office:value-type="float" office:value="1.4523937702179" calcext:value-type="float">
            <text:p>1.4523937702179</text:p>
          </table:table-cell>
          <table:table-cell office:value-type="float" office:value="1.35450720787048" calcext:value-type="float">
            <text:p>1.35450720787048</text:p>
          </table:table-cell>
          <table:table-cell office:value-type="float" office:value="1.31485652923584" calcext:value-type="float">
            <text:p>1.31485652923584</text:p>
          </table:table-cell>
          <table:table-cell office:value-type="float" office:value="1.4380716085434" calcext:value-type="float">
            <text:p>1.4380716085434</text:p>
          </table:table-cell>
          <table:table-cell office:value-type="float" office:value="1.46569836139679" calcext:value-type="float">
            <text:p>1.46569836139679</text:p>
          </table:table-cell>
          <table:table-cell office:value-type="float" office:value="1.48155784606934" calcext:value-type="float">
            <text:p>1.48155784606934</text:p>
          </table:table-cell>
          <table:table-cell office:value-type="float" office:value="1.42348396778107" calcext:value-type="float">
            <text:p>1.42348396778107</text:p>
          </table:table-cell>
          <table:table-cell office:value-type="float" office:value="1.60750949382782" calcext:value-type="float">
            <text:p>1.60750949382782</text:p>
          </table:table-cell>
          <table:table-cell office:value-type="float" office:value="1.54369759559631" calcext:value-type="float">
            <text:p>1.54369759559631</text:p>
          </table:table-cell>
          <table:table-cell office:value-type="float" office:value="1.5491396188736" calcext:value-type="float">
            <text:p>1.5491396188736</text:p>
          </table:table-cell>
          <table:table-cell office:value-type="float" office:value="1.31035280227661" calcext:value-type="float">
            <text:p>1.31035280227661</text:p>
          </table:table-cell>
          <table:table-cell office:value-type="float" office:value="1.57682311534882" calcext:value-type="float">
            <text:p>1.57682311534882</text:p>
          </table:table-cell>
          <table:table-cell office:value-type="float" office:value="1.43406283855438" calcext:value-type="float">
            <text:p>1.43406283855438</text:p>
          </table:table-cell>
          <table:table-cell office:value-type="float" office:value="1.41436862945557" calcext:value-type="float">
            <text:p>1.41436862945557</text:p>
          </table:table-cell>
          <table:table-cell office:value-type="float" office:value="1.57373011112213" calcext:value-type="float">
            <text:p>1.57373011112213</text:p>
          </table:table-cell>
          <table:table-cell office:value-type="float" office:value="1.57216048240662" calcext:value-type="float">
            <text:p>1.57216048240662</text:p>
          </table:table-cell>
          <table:table-cell office:value-type="float" office:value="1.50635933876038" calcext:value-type="float">
            <text:p>1.50635933876038</text:p>
          </table:table-cell>
          <table:table-cell office:value-type="float" office:value="1.47690093517303" calcext:value-type="float">
            <text:p>1.47690093517303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958" calcext:value-type="float">
            <text:p>1.4958</text:p>
          </table:table-cell>
          <table:table-cell office:value-type="float" office:value="1.5019" calcext:value-type="float">
            <text:p>1.5019</text:p>
          </table:table-cell>
          <table:table-cell office:value-type="float" office:value="1.775" calcext:value-type="float">
            <text:p>1.775</text:p>
          </table:table-cell>
          <table:table-cell office:value-type="float" office:value="1.2219" calcext:value-type="float">
            <text:p>1.2219</text:p>
          </table:table-cell>
          <table:table-cell office:value-type="float" office:value="1.44736731052399" calcext:value-type="float">
            <text:p>1.44736731052399</text:p>
          </table:table-cell>
          <table:table-cell office:value-type="float" office:value="1.50083339214325" calcext:value-type="float">
            <text:p>1.50083339214325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48824048042297" calcext:value-type="float">
            <text:p>1.48824048042297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43596494197845" calcext:value-type="float">
            <text:p>1.43596494197845</text:p>
          </table:table-cell>
          <table:table-cell office:value-type="float" office:value="1.54377341270447" calcext:value-type="float">
            <text:p>1.54377341270447</text:p>
          </table:table-cell>
          <table:table-cell office:value-type="float" office:value="1.54038739204407" calcext:value-type="float">
            <text:p>1.54038739204407</text:p>
          </table:table-cell>
          <table:table-cell office:value-type="float" office:value="1.43491244316101" calcext:value-type="float">
            <text:p>1.43491244316101</text:p>
          </table:table-cell>
          <table:table-cell office:value-type="float" office:value="1.64088141918182" calcext:value-type="float">
            <text:p>1.64088141918182</text:p>
          </table:table-cell>
          <table:table-cell office:value-type="float" office:value="1.48242151737213" calcext:value-type="float">
            <text:p>1.48242151737213</text:p>
          </table:table-cell>
          <table:table-cell office:value-type="float" office:value="1.48703634738922" calcext:value-type="float">
            <text:p>1.48703634738922</text:p>
          </table:table-cell>
          <table:table-cell office:value-type="float" office:value="1.48187935352325" calcext:value-type="float">
            <text:p>1.48187935352325</text:p>
          </table:table-cell>
          <table:table-cell office:value-type="float" office:value="1.45628440380096" calcext:value-type="float">
            <text:p>1.45628440380096</text:p>
          </table:table-cell>
          <table:table-cell office:value-type="float" office:value="1.50396919250488" calcext:value-type="float">
            <text:p>1.50396919250488</text:p>
          </table:table-cell>
          <table:table-cell office:value-type="float" office:value="1.50374555587769" calcext:value-type="float">
            <text:p>1.50374555587769</text:p>
          </table:table-cell>
          <table:table-cell office:value-type="float" office:value="1.52056646347046" calcext:value-type="float">
            <text:p>1.52056646347046</text:p>
          </table:table-cell>
          <table:table-cell office:value-type="float" office:value="1.44477987289429" calcext:value-type="float">
            <text:p>1.44477987289429</text:p>
          </table:table-cell>
          <table:table-cell office:value-type="float" office:value="1.40374755859375" calcext:value-type="float">
            <text:p>1.40374755859375</text:p>
          </table:table-cell>
          <table:table-cell office:value-type="float" office:value="1.3608900308609" calcext:value-type="float">
            <text:p>1.3608900308609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0294971466064" calcext:value-type="float">
            <text:p>1.50294971466064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54216492176056" calcext:value-type="float">
            <text:p>1.54216492176056</text:p>
          </table:table-cell>
          <table:table-cell office:value-type="float" office:value="1.55116415023804" calcext:value-type="float">
            <text:p>1.55116415023804</text:p>
          </table:table-cell>
          <table:table-cell office:value-type="float" office:value="1.59668970108032" calcext:value-type="float">
            <text:p>1.59668970108032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47866570949554" calcext:value-type="float">
            <text:p>1.47866570949554</text:p>
          </table:table-cell>
          <table:table-cell office:value-type="float" office:value="1.73799800872803" calcext:value-type="float">
            <text:p>1.73799800872803</text:p>
          </table:table-cell>
          <table:table-cell office:value-type="float" office:value="1.56073725223541" calcext:value-type="float">
            <text:p>1.56073725223541</text:p>
          </table:table-cell>
          <table:table-cell office:value-type="float" office:value="1.5433464050293" calcext:value-type="float">
            <text:p>1.5433464050293</text:p>
          </table:table-cell>
          <table:table-cell office:value-type="float" office:value="1.51002669334412" calcext:value-type="float">
            <text:p>1.51002669334412</text:p>
          </table:table-cell>
          <table:table-cell office:value-type="float" office:value="1.38449800014496" calcext:value-type="float">
            <text:p>1.38449800014496</text:p>
          </table:table-cell>
          <table:table-cell office:value-type="float" office:value="1.50844764709473" calcext:value-type="float">
            <text:p>1.50844764709473</text:p>
          </table:table-cell>
          <table:table-cell office:value-type="float" office:value="1.49566400051117" calcext:value-type="float">
            <text:p>1.49566400051117</text:p>
          </table:table-cell>
          <table:table-cell table:number-columns-repeated="13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958" calcext:value-type="float">
            <text:p>1.4958</text:p>
          </table:table-cell>
          <table:table-cell office:value-type="float" office:value="1.5019" calcext:value-type="float">
            <text:p>1.5019</text:p>
          </table:table-cell>
          <table:table-cell office:value-type="float" office:value="1.775" calcext:value-type="float">
            <text:p>1.775</text:p>
          </table:table-cell>
          <table:table-cell office:value-type="float" office:value="1.2219" calcext:value-type="float">
            <text:p>1.2219</text:p>
          </table:table-cell>
          <table:table-cell office:value-type="float" office:value="1.44736731052399" calcext:value-type="float">
            <text:p>1.44736731052399</text:p>
          </table:table-cell>
          <table:table-cell office:value-type="float" office:value="1.50083339214325" calcext:value-type="float">
            <text:p>1.50083339214325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48824048042297" calcext:value-type="float">
            <text:p>1.48824048042297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43596494197845" calcext:value-type="float">
            <text:p>1.43596494197845</text:p>
          </table:table-cell>
          <table:table-cell office:value-type="float" office:value="1.54377341270447" calcext:value-type="float">
            <text:p>1.54377341270447</text:p>
          </table:table-cell>
          <table:table-cell office:value-type="float" office:value="1.54038739204407" calcext:value-type="float">
            <text:p>1.54038739204407</text:p>
          </table:table-cell>
          <table:table-cell office:value-type="float" office:value="1.43491244316101" calcext:value-type="float">
            <text:p>1.43491244316101</text:p>
          </table:table-cell>
          <table:table-cell office:value-type="float" office:value="1.64088141918182" calcext:value-type="float">
            <text:p>1.64088141918182</text:p>
          </table:table-cell>
          <table:table-cell office:value-type="float" office:value="1.48242151737213" calcext:value-type="float">
            <text:p>1.48242151737213</text:p>
          </table:table-cell>
          <table:table-cell office:value-type="float" office:value="1.48703634738922" calcext:value-type="float">
            <text:p>1.48703634738922</text:p>
          </table:table-cell>
          <table:table-cell office:value-type="float" office:value="1.48187935352325" calcext:value-type="float">
            <text:p>1.48187935352325</text:p>
          </table:table-cell>
          <table:table-cell office:value-type="float" office:value="1.45628440380096" calcext:value-type="float">
            <text:p>1.45628440380096</text:p>
          </table:table-cell>
          <table:table-cell office:value-type="float" office:value="1.50396919250488" calcext:value-type="float">
            <text:p>1.50396919250488</text:p>
          </table:table-cell>
          <table:table-cell office:value-type="float" office:value="1.50374555587769" calcext:value-type="float">
            <text:p>1.50374555587769</text:p>
          </table:table-cell>
          <table:table-cell office:value-type="float" office:value="1.52056646347046" calcext:value-type="float">
            <text:p>1.52056646347046</text:p>
          </table:table-cell>
          <table:table-cell office:value-type="float" office:value="1.44477987289429" calcext:value-type="float">
            <text:p>1.44477987289429</text:p>
          </table:table-cell>
          <table:table-cell office:value-type="float" office:value="1.40374755859375" calcext:value-type="float">
            <text:p>1.40374755859375</text:p>
          </table:table-cell>
          <table:table-cell office:value-type="float" office:value="1.3608900308609" calcext:value-type="float">
            <text:p>1.3608900308609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0294971466064" calcext:value-type="float">
            <text:p>1.50294971466064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54216492176056" calcext:value-type="float">
            <text:p>1.54216492176056</text:p>
          </table:table-cell>
          <table:table-cell office:value-type="float" office:value="1.55116415023804" calcext:value-type="float">
            <text:p>1.55116415023804</text:p>
          </table:table-cell>
          <table:table-cell office:value-type="float" office:value="1.59668970108032" calcext:value-type="float">
            <text:p>1.59668970108032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47866570949554" calcext:value-type="float">
            <text:p>1.47866570949554</text:p>
          </table:table-cell>
          <table:table-cell office:value-type="float" office:value="1.73799800872803" calcext:value-type="float">
            <text:p>1.73799800872803</text:p>
          </table:table-cell>
          <table:table-cell office:value-type="float" office:value="1.56073725223541" calcext:value-type="float">
            <text:p>1.56073725223541</text:p>
          </table:table-cell>
          <table:table-cell office:value-type="float" office:value="1.5433464050293" calcext:value-type="float">
            <text:p>1.5433464050293</text:p>
          </table:table-cell>
          <table:table-cell office:value-type="float" office:value="1.51002669334412" calcext:value-type="float">
            <text:p>1.51002669334412</text:p>
          </table:table-cell>
          <table:table-cell office:value-type="float" office:value="1.38449800014496" calcext:value-type="float">
            <text:p>1.38449800014496</text:p>
          </table:table-cell>
          <table:table-cell office:value-type="float" office:value="1.50844764709473" calcext:value-type="float">
            <text:p>1.50844764709473</text:p>
          </table:table-cell>
          <table:table-cell office:value-type="float" office:value="1.49566400051117" calcext:value-type="float">
            <text:p>1.49566400051117</text:p>
          </table:table-cell>
          <table:table-cell table:number-columns-repeated="13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5344" calcext:value-type="float">
            <text:p>1.5344</text:p>
          </table:table-cell>
          <table:table-cell office:value-type="float" office:value="1.5472" calcext:value-type="float">
            <text:p>1.5472</text:p>
          </table:table-cell>
          <table:table-cell office:value-type="float" office:value="1.8065" calcext:value-type="float">
            <text:p>1.8065</text:p>
          </table:table-cell>
          <table:table-cell office:value-type="float" office:value="1.1901" calcext:value-type="float">
            <text:p>1.1901</text:p>
          </table:table-cell>
          <table:table-cell office:value-type="float" office:value="1.47142171859741" calcext:value-type="float">
            <text:p>1.47142171859741</text:p>
          </table:table-cell>
          <table:table-cell office:value-type="float" office:value="1.55627310276032" calcext:value-type="float">
            <text:p>1.55627310276032</text:p>
          </table:table-cell>
          <table:table-cell office:value-type="float" office:value="1.55841588973999" calcext:value-type="float">
            <text:p>1.55841588973999</text:p>
          </table:table-cell>
          <table:table-cell office:value-type="float" office:value="1.56418740749359" calcext:value-type="float">
            <text:p>1.56418740749359</text:p>
          </table:table-cell>
          <table:table-cell office:value-type="float" office:value="1.29775619506836" calcext:value-type="float">
            <text:p>1.29775619506836</text:p>
          </table:table-cell>
          <table:table-cell office:value-type="float" office:value="1.55090045928955" calcext:value-type="float">
            <text:p>1.55090045928955</text:p>
          </table:table-cell>
          <table:table-cell office:value-type="float" office:value="1.55220937728882" calcext:value-type="float">
            <text:p>1.55220937728882</text:p>
          </table:table-cell>
          <table:table-cell office:value-type="float" office:value="1.5369576215744" calcext:value-type="float">
            <text:p>1.5369576215744</text:p>
          </table:table-cell>
          <table:table-cell office:value-type="float" office:value="1.47033321857452" calcext:value-type="float">
            <text:p>1.47033321857452</text:p>
          </table:table-cell>
          <table:table-cell office:value-type="float" office:value="1.50314271450043" calcext:value-type="float">
            <text:p>1.50314271450043</text:p>
          </table:table-cell>
          <table:table-cell office:value-type="float" office:value="1.54353988170624" calcext:value-type="float">
            <text:p>1.54353988170624</text:p>
          </table:table-cell>
          <table:table-cell office:value-type="float" office:value="1.43242585659027" calcext:value-type="float">
            <text:p>1.43242585659027</text:p>
          </table:table-cell>
          <table:table-cell office:value-type="float" office:value="1.57562613487244" calcext:value-type="float">
            <text:p>1.57562613487244</text:p>
          </table:table-cell>
          <table:table-cell office:value-type="float" office:value="1.68294525146484" calcext:value-type="float">
            <text:p>1.68294525146484</text:p>
          </table:table-cell>
          <table:table-cell office:value-type="float" office:value="1.69425547122955" calcext:value-type="float">
            <text:p>1.69425547122955</text:p>
          </table:table-cell>
          <table:table-cell office:value-type="float" office:value="1.5416886806488" calcext:value-type="float">
            <text:p>1.5416886806488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48871982097626" calcext:value-type="float">
            <text:p>1.48871982097626</text:p>
          </table:table-cell>
          <table:table-cell office:value-type="float" office:value="1.55237948894501" calcext:value-type="float">
            <text:p>1.55237948894501</text:p>
          </table:table-cell>
          <table:table-cell office:value-type="float" office:value="1.51719272136688" calcext:value-type="float">
            <text:p>1.51719272136688</text:p>
          </table:table-cell>
          <table:table-cell office:value-type="float" office:value="1.43981504440308" calcext:value-type="float">
            <text:p>1.43981504440308</text:p>
          </table:table-cell>
          <table:table-cell office:value-type="float" office:value="1.37070393562317" calcext:value-type="float">
            <text:p>1.37070393562317</text:p>
          </table:table-cell>
          <table:table-cell office:value-type="float" office:value="1.62368679046631" calcext:value-type="float">
            <text:p>1.62368679046631</text:p>
          </table:table-cell>
          <table:table-cell office:value-type="float" office:value="1.80651199817657" calcext:value-type="float">
            <text:p>1.80651199817657</text:p>
          </table:table-cell>
          <table:table-cell office:value-type="float" office:value="1.71666610240936" calcext:value-type="float">
            <text:p>1.71666610240936</text:p>
          </table:table-cell>
          <table:table-cell office:value-type="float" office:value="1.5594927072525" calcext:value-type="float">
            <text:p>1.5594927072525</text:p>
          </table:table-cell>
          <table:table-cell office:value-type="float" office:value="1.41641736030579" calcext:value-type="float">
            <text:p>1.41641736030579</text:p>
          </table:table-cell>
          <table:table-cell office:value-type="float" office:value="1.54399704933167" calcext:value-type="float">
            <text:p>1.54399704933167</text:p>
          </table:table-cell>
          <table:table-cell office:value-type="float" office:value="1.41728723049164" calcext:value-type="float">
            <text:p>1.41728723049164</text:p>
          </table:table-cell>
          <table:table-cell office:value-type="float" office:value="1.70351314544678" calcext:value-type="float">
            <text:p>1.70351314544678</text:p>
          </table:table-cell>
          <table:table-cell office:value-type="float" office:value="1.62977385520935" calcext:value-type="float">
            <text:p>1.62977385520935</text:p>
          </table:table-cell>
          <table:table-cell office:value-type="float" office:value="1.34911489486694" calcext:value-type="float">
            <text:p>1.34911489486694</text:p>
          </table:table-cell>
          <table:table-cell office:value-type="float" office:value="1.28580808639526" calcext:value-type="float">
            <text:p>1.28580808639526</text:p>
          </table:table-cell>
          <table:table-cell office:value-type="float" office:value="1.64835298061371" calcext:value-type="float">
            <text:p>1.64835298061371</text:p>
          </table:table-cell>
          <table:table-cell office:value-type="float" office:value="1.45463919639587" calcext:value-type="float">
            <text:p>1.45463919639587</text:p>
          </table:table-cell>
          <table:table-cell office:value-type="float" office:value="1.63481605052948" calcext:value-type="float">
            <text:p>1.63481605052948</text:p>
          </table:table-cell>
          <table:table-cell office:value-type="float" office:value="1.60265839099884" calcext:value-type="float">
            <text:p>1.60265839099884</text:p>
          </table:table-cell>
          <table:table-cell office:value-type="float" office:value="1.53169822692871" calcext:value-type="float">
            <text:p>1.53169822692871</text:p>
          </table:table-cell>
          <table:table-cell office:value-type="float" office:value="1.46757757663727" calcext:value-type="float">
            <text:p>1.46757757663727</text:p>
          </table:table-cell>
          <table:table-cell office:value-type="float" office:value="1.66234600543976" calcext:value-type="float">
            <text:p>1.66234600543976</text:p>
          </table:table-cell>
          <table:table-cell office:value-type="float" office:value="1.37692046165466" calcext:value-type="float">
            <text:p>1.37692046165466</text:p>
          </table:table-cell>
          <table:table-cell office:value-type="float" office:value="1.6255943775177" calcext:value-type="float">
            <text:p>1.6255943775177</text:p>
          </table:table-cell>
          <table:table-cell office:value-type="float" office:value="1.62787878513336" calcext:value-type="float">
            <text:p>1.62787878513336</text:p>
          </table:table-cell>
          <table:table-cell office:value-type="float" office:value="1.52019834518433" calcext:value-type="float">
            <text:p>1.52019834518433</text:p>
          </table:table-cell>
          <table:table-cell office:value-type="float" office:value="1.7733428478241" calcext:value-type="float">
            <text:p>1.7733428478241</text:p>
          </table:table-cell>
          <table:table-cell office:value-type="float" office:value="1.76420676708221" calcext:value-type="float">
            <text:p>1.76420676708221</text:p>
          </table:table-cell>
          <table:table-cell office:value-type="float" office:value="1.6016583442688" calcext:value-type="float">
            <text:p>1.6016583442688</text:p>
          </table:table-cell>
          <table:table-cell office:value-type="float" office:value="1.54722809791565" calcext:value-type="float">
            <text:p>1.54722809791565</text:p>
          </table:table-cell>
          <table:table-cell office:value-type="float" office:value="1.20195746421814" calcext:value-type="float">
            <text:p>1.20195746421814</text:p>
          </table:table-cell>
          <table:table-cell office:value-type="float" office:value="1.46569836139679" calcext:value-type="float">
            <text:p>1.46569836139679</text:p>
          </table:table-cell>
          <table:table-cell office:value-type="float" office:value="1.79489707946777" calcext:value-type="float">
            <text:p>1.79489707946777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8016467094421" calcext:value-type="float">
            <text:p>1.58016467094421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843" calcext:value-type="float">
            <text:p>1.4843</text:p>
          </table:table-cell>
          <table:table-cell office:value-type="float" office:value="1.4929" calcext:value-type="float">
            <text:p>1.4929</text:p>
          </table:table-cell>
          <table:table-cell office:value-type="float" office:value="1.8489" calcext:value-type="float">
            <text:p>1.8489</text:p>
          </table:table-cell>
          <table:table-cell office:value-type="float" office:value="1.2319" calcext:value-type="float">
            <text:p>1.2319</text:p>
          </table:table-cell>
          <table:table-cell office:value-type="float" office:value="1.23189663887024" calcext:value-type="float">
            <text:p>1.23189663887024</text:p>
          </table:table-cell>
          <table:table-cell office:value-type="float" office:value="1.61339354515076" calcext:value-type="float">
            <text:p>1.61339354515076</text:p>
          </table:table-cell>
          <table:table-cell office:value-type="float" office:value="1.35432529449463" calcext:value-type="float">
            <text:p>1.35432529449463</text:p>
          </table:table-cell>
          <table:table-cell office:value-type="float" office:value="1.52035737037659" calcext:value-type="float">
            <text:p>1.52035737037659</text:p>
          </table:table-cell>
          <table:table-cell office:value-type="float" office:value="1.43304061889648" calcext:value-type="float">
            <text:p>1.43304061889648</text:p>
          </table:table-cell>
          <table:table-cell office:value-type="float" office:value="1.66100811958313" calcext:value-type="float">
            <text:p>1.66100811958313</text:p>
          </table:table-cell>
          <table:table-cell office:value-type="float" office:value="1.44253158569336" calcext:value-type="float">
            <text:p>1.44253158569336</text:p>
          </table:table-cell>
          <table:table-cell office:value-type="float" office:value="1.45660758018494" calcext:value-type="float">
            <text:p>1.45660758018494</text:p>
          </table:table-cell>
          <table:table-cell office:value-type="float" office:value="1.53836226463318" calcext:value-type="float">
            <text:p>1.53836226463318</text:p>
          </table:table-cell>
          <table:table-cell office:value-type="float" office:value="1.31617474555969" calcext:value-type="float">
            <text:p>1.31617474555969</text:p>
          </table:table-cell>
          <table:table-cell office:value-type="float" office:value="1.49287641048431" calcext:value-type="float">
            <text:p>1.49287641048431</text:p>
          </table:table-cell>
          <table:table-cell office:value-type="float" office:value="1.46236324310303" calcext:value-type="float">
            <text:p>1.46236324310303</text:p>
          </table:table-cell>
          <table:table-cell office:value-type="float" office:value="1.32583582401276" calcext:value-type="float">
            <text:p>1.32583582401276</text:p>
          </table:table-cell>
          <table:table-cell office:value-type="float" office:value="1.41606175899506" calcext:value-type="float">
            <text:p>1.41606175899506</text:p>
          </table:table-cell>
          <table:table-cell office:value-type="float" office:value="1.53204345703125" calcext:value-type="float">
            <text:p>1.53204345703125</text:p>
          </table:table-cell>
          <table:table-cell office:value-type="float" office:value="1.36282455921173" calcext:value-type="float">
            <text:p>1.36282455921173</text:p>
          </table:table-cell>
          <table:table-cell office:value-type="float" office:value="1.4523937702179" calcext:value-type="float">
            <text:p>1.4523937702179</text:p>
          </table:table-cell>
          <table:table-cell office:value-type="float" office:value="1.27322769165039" calcext:value-type="float">
            <text:p>1.27322769165039</text:p>
          </table:table-cell>
          <table:table-cell office:value-type="float" office:value="1.31485652923584" calcext:value-type="float">
            <text:p>1.31485652923584</text:p>
          </table:table-cell>
          <table:table-cell office:value-type="float" office:value="1.84887433052063" calcext:value-type="float">
            <text:p>1.84887433052063</text:p>
          </table:table-cell>
          <table:table-cell office:value-type="float" office:value="1.54423594474792" calcext:value-type="float">
            <text:p>1.54423594474792</text:p>
          </table:table-cell>
          <table:table-cell office:value-type="float" office:value="1.73213982582092" calcext:value-type="float">
            <text:p>1.73213982582092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63760733604431" calcext:value-type="float">
            <text:p>1.63760733604431</text:p>
          </table:table-cell>
          <table:table-cell office:value-type="float" office:value="1.61080420017242" calcext:value-type="float">
            <text:p>1.61080420017242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65450668334961" calcext:value-type="float">
            <text:p>1.65450668334961</text:p>
          </table:table-cell>
          <table:table-cell office:value-type="float" office:value="1.33750629425049" calcext:value-type="float">
            <text:p>1.33750629425049</text:p>
          </table:table-cell>
          <table:table-cell office:value-type="float" office:value="1.51490819454193" calcext:value-type="float">
            <text:p>1.51490819454193</text:p>
          </table:table-cell>
          <table:table-cell office:value-type="float" office:value="1.43720972537994" calcext:value-type="float">
            <text:p>1.43720972537994</text:p>
          </table:table-cell>
          <table:table-cell office:value-type="float" office:value="1.45189845561981" calcext:value-type="float">
            <text:p>1.45189845561981</text:p>
          </table:table-cell>
          <table:table-cell office:value-type="float" office:value="1.58514606952667" calcext:value-type="float">
            <text:p>1.58514606952667</text:p>
          </table:table-cell>
          <table:table-cell office:value-type="float" office:value="1.30340099334717" calcext:value-type="float">
            <text:p>1.30340099334717</text:p>
          </table:table-cell>
          <table:table-cell office:value-type="float" office:value="1.56490695476532" calcext:value-type="float">
            <text:p>1.56490695476532</text:p>
          </table:table-cell>
          <table:table-cell office:value-type="float" office:value="1.56146240234375" calcext:value-type="float">
            <text:p>1.56146240234375</text:p>
          </table:table-cell>
          <table:table-cell office:value-type="float" office:value="1.43463468551636" calcext:value-type="float">
            <text:p>1.43463468551636</text:p>
          </table:table-cell>
          <table:table-cell office:value-type="float" office:value="1.51178061962128" calcext:value-type="float">
            <text:p>1.51178061962128</text:p>
          </table:table-cell>
          <table:table-cell office:value-type="float" office:value="1.25826871395111" calcext:value-type="float">
            <text:p>1.25826871395111</text:p>
          </table:table-cell>
          <table:table-cell office:value-type="float" office:value="1.50786674022675" calcext:value-type="float">
            <text:p>1.50786674022675</text:p>
          </table:table-cell>
          <table:table-cell office:value-type="float" office:value="1.48699808120728" calcext:value-type="float">
            <text:p>1.48699808120728</text:p>
          </table:table-cell>
          <table:table-cell office:value-type="float" office:value="1.45188939571381" calcext:value-type="float">
            <text:p>1.45188939571381</text:p>
          </table:table-cell>
          <table:table-cell office:value-type="float" office:value="1.50274348258972" calcext:value-type="float">
            <text:p>1.50274348258972</text:p>
          </table:table-cell>
          <table:table-cell office:value-type="float" office:value="1.38456952571869" calcext:value-type="float">
            <text:p>1.38456952571869</text:p>
          </table:table-cell>
          <table:table-cell office:value-type="float" office:value="1.25523352622986" calcext:value-type="float">
            <text:p>1.25523352622986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40190434455872" calcext:value-type="float">
            <text:p>1.40190434455872</text:p>
          </table:table-cell>
          <table:table-cell office:value-type="float" office:value="1.53473091125488" calcext:value-type="float">
            <text:p>1.53473091125488</text:p>
          </table:table-cell>
          <table:table-cell office:value-type="float" office:value="1.6399313211441" calcext:value-type="float">
            <text:p>1.6399313211441</text:p>
          </table:table-cell>
          <table:table-cell office:value-type="float" office:value="1.43406283855438" calcext:value-type="float">
            <text:p>1.43406283855438</text:p>
          </table:table-cell>
          <table:table-cell office:value-type="float" office:value="1.64426779747009" calcext:value-type="float">
            <text:p>1.64426779747009</text:p>
          </table:table-cell>
          <table:table-cell office:value-type="float" office:value="1.57373011112213" calcext:value-type="float">
            <text:p>1.57373011112213</text:p>
          </table:table-cell>
          <table:table-cell office:value-type="float" office:value="1.53903877735138" calcext:value-type="float">
            <text:p>1.53903877735138</text:p>
          </table:table-cell>
          <table:table-cell office:value-type="float" office:value="1.50635933876038" calcext:value-type="float">
            <text:p>1.50635933876038</text:p>
          </table:table-cell>
          <table:table-cell office:value-type="float" office:value="1.43803131580353" calcext:value-type="float">
            <text:p>1.43803131580353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5383" calcext:value-type="float">
            <text:p>1.5383</text:p>
          </table:table-cell>
          <table:table-cell office:value-type="float" office:value="1.5322" calcext:value-type="float">
            <text:p>1.5322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2115" calcext:value-type="float">
            <text:p>1.2115</text:p>
          </table:table-cell>
          <table:table-cell office:value-type="float" office:value="1.56534898281097" calcext:value-type="float">
            <text:p>1.56534898281097</text:p>
          </table:table-cell>
          <table:table-cell office:value-type="float" office:value="1.57707929611206" calcext:value-type="float">
            <text:p>1.57707929611206</text:p>
          </table:table-cell>
          <table:table-cell office:value-type="float" office:value="1.41221415996552" calcext:value-type="float">
            <text:p>1.41221415996552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6871268749237" calcext:value-type="float">
            <text:p>1.46871268749237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6219563484192" calcext:value-type="float">
            <text:p>1.46219563484192</text:p>
          </table:table-cell>
          <table:table-cell office:value-type="float" office:value="1.53553152084351" calcext:value-type="float">
            <text:p>1.53553152084351</text:p>
          </table:table-cell>
          <table:table-cell office:value-type="float" office:value="1.50012111663818" calcext:value-type="float">
            <text:p>1.50012111663818</text:p>
          </table:table-cell>
          <table:table-cell office:value-type="float" office:value="1.62255489826202" calcext:value-type="float">
            <text:p>1.62255489826202</text:p>
          </table:table-cell>
          <table:table-cell office:value-type="float" office:value="1.61189579963684" calcext:value-type="float">
            <text:p>1.61189579963684</text:p>
          </table:table-cell>
          <table:table-cell office:value-type="float" office:value="1.61484944820404" calcext:value-type="float">
            <text:p>1.61484944820404</text:p>
          </table:table-cell>
          <table:table-cell office:value-type="float" office:value="1.59059643745422" calcext:value-type="float">
            <text:p>1.59059643745422</text:p>
          </table:table-cell>
          <table:table-cell office:value-type="float" office:value="1.62224805355072" calcext:value-type="float">
            <text:p>1.62224805355072</text:p>
          </table:table-cell>
          <table:table-cell office:value-type="float" office:value="1.68152451515198" calcext:value-type="float">
            <text:p>1.68152451515198</text:p>
          </table:table-cell>
          <table:table-cell office:value-type="float" office:value="1.49734318256378" calcext:value-type="float">
            <text:p>1.49734318256378</text:p>
          </table:table-cell>
          <table:table-cell office:value-type="float" office:value="1.48942840099335" calcext:value-type="float">
            <text:p>1.48942840099335</text:p>
          </table:table-cell>
          <table:table-cell office:value-type="float" office:value="1.71171712875366" calcext:value-type="float">
            <text:p>1.71171712875366</text:p>
          </table:table-cell>
          <table:table-cell office:value-type="float" office:value="1.50233685970306" calcext:value-type="float">
            <text:p>1.50233685970306</text:p>
          </table:table-cell>
          <table:table-cell office:value-type="float" office:value="1.5322333574295" calcext:value-type="float">
            <text:p>1.5322333574295</text:p>
          </table:table-cell>
          <table:table-cell office:value-type="float" office:value="1.63524699211121" calcext:value-type="float">
            <text:p>1.63524699211121</text:p>
          </table:table-cell>
          <table:table-cell office:value-type="float" office:value="1.52937090396881" calcext:value-type="float">
            <text:p>1.52937090396881</text:p>
          </table:table-cell>
          <table:table-cell office:value-type="float" office:value="1.50148487091064" calcext:value-type="float">
            <text:p>1.50148487091064</text:p>
          </table:table-cell>
          <table:table-cell office:value-type="float" office:value="1.46337592601776" calcext:value-type="float">
            <text:p>1.46337592601776</text:p>
          </table:table-cell>
          <table:table-cell office:value-type="float" office:value="1.40311515331268" calcext:value-type="float">
            <text:p>1.40311515331268</text:p>
          </table:table-cell>
          <table:table-cell office:value-type="float" office:value="1.4562748670578" calcext:value-type="float">
            <text:p>1.4562748670578</text:p>
          </table:table-cell>
          <table:table-cell office:value-type="float" office:value="1.52545654773712" calcext:value-type="float">
            <text:p>1.52545654773712</text:p>
          </table:table-cell>
          <table:table-cell office:value-type="float" office:value="1.21147859096527" calcext:value-type="float">
            <text:p>1.21147859096527</text:p>
          </table:table-cell>
          <table:table-cell office:value-type="float" office:value="1.57083809375763" calcext:value-type="float">
            <text:p>1.57083809375763</text:p>
          </table:table-cell>
          <table:table-cell office:value-type="float" office:value="1.49693989753723" calcext:value-type="float">
            <text:p>1.49693989753723</text:p>
          </table:table-cell>
          <table:table-cell office:value-type="float" office:value="1.48277604579926" calcext:value-type="float">
            <text:p>1.48277604579926</text:p>
          </table:table-cell>
          <table:table-cell office:value-type="float" office:value="1.60641598701477" calcext:value-type="float">
            <text:p>1.60641598701477</text:p>
          </table:table-cell>
          <table:table-cell office:value-type="float" office:value="1.375941157341" calcext:value-type="float">
            <text:p>1.375941157341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32336926460266" calcext:value-type="float">
            <text:p>1.32336926460266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6411360502243" calcext:value-type="float">
            <text:p>1.6411360502243</text:p>
          </table:table-cell>
          <table:table-cell office:value-type="float" office:value="1.7535525560379" calcext:value-type="float">
            <text:p>1.7535525560379</text:p>
          </table:table-cell>
          <table:table-cell office:value-type="float" office:value="1.41230833530426" calcext:value-type="float">
            <text:p>1.41230833530426</text:p>
          </table:table-cell>
          <table:table-cell office:value-type="float" office:value="1.42825412750244" calcext:value-type="float">
            <text:p>1.42825412750244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61358022689819" calcext:value-type="float">
            <text:p>1.61358022689819</text:p>
          </table:table-cell>
          <table:table-cell office:value-type="float" office:value="1.71400284767151" calcext:value-type="float">
            <text:p>1.71400284767151</text:p>
          </table:table-cell>
          <table:table-cell office:value-type="float" office:value="1.69928348064423" calcext:value-type="float">
            <text:p>1.69928348064423</text:p>
          </table:table-cell>
          <table:table-cell office:value-type="float" office:value="1.5735969543457" calcext:value-type="float">
            <text:p>1.5735969543457</text:p>
          </table:table-cell>
          <table:table-cell office:value-type="float" office:value="1.63921558856964" calcext:value-type="float">
            <text:p>1.63921558856964</text:p>
          </table:table-cell>
          <table:table-cell office:value-type="float" office:value="1.76306962966919" calcext:value-type="float">
            <text:p>1.76306962966919</text:p>
          </table:table-cell>
          <table:table-cell office:value-type="float" office:value="1.53408217430115" calcext:value-type="float">
            <text:p>1.53408217430115</text:p>
          </table:table-cell>
          <table:table-cell office:value-type="float" office:value="1.61294221878052" calcext:value-type="float">
            <text:p>1.61294221878052</text:p>
          </table:table-cell>
          <table:table-cell office:value-type="float" office:value="1.60402154922485" calcext:value-type="float">
            <text:p>1.60402154922485</text:p>
          </table:table-cell>
          <table:table-cell office:value-type="float" office:value="1.32295858860016" calcext:value-type="float">
            <text:p>1.32295858860016</text:p>
          </table:table-cell>
          <table:table-cell office:value-type="float" office:value="1.46749210357666" calcext:value-type="float">
            <text:p>1.46749210357666</text:p>
          </table:table-cell>
          <table:table-cell office:value-type="float" office:value="1.53008270263672" calcext:value-type="float">
            <text:p>1.53008270263672</text:p>
          </table:table-cell>
          <table:table-cell office:value-type="float" office:value="1.64344251155853" calcext:value-type="float">
            <text:p>1.64344251155853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5383" calcext:value-type="float">
            <text:p>1.5383</text:p>
          </table:table-cell>
          <table:table-cell office:value-type="float" office:value="1.5322" calcext:value-type="float">
            <text:p>1.5322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2115" calcext:value-type="float">
            <text:p>1.2115</text:p>
          </table:table-cell>
          <table:table-cell office:value-type="float" office:value="1.56534898281097" calcext:value-type="float">
            <text:p>1.56534898281097</text:p>
          </table:table-cell>
          <table:table-cell office:value-type="float" office:value="1.57707929611206" calcext:value-type="float">
            <text:p>1.57707929611206</text:p>
          </table:table-cell>
          <table:table-cell office:value-type="float" office:value="1.41221415996552" calcext:value-type="float">
            <text:p>1.41221415996552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6871268749237" calcext:value-type="float">
            <text:p>1.46871268749237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6219563484192" calcext:value-type="float">
            <text:p>1.46219563484192</text:p>
          </table:table-cell>
          <table:table-cell office:value-type="float" office:value="1.53553152084351" calcext:value-type="float">
            <text:p>1.53553152084351</text:p>
          </table:table-cell>
          <table:table-cell office:value-type="float" office:value="1.50012111663818" calcext:value-type="float">
            <text:p>1.50012111663818</text:p>
          </table:table-cell>
          <table:table-cell office:value-type="float" office:value="1.62255489826202" calcext:value-type="float">
            <text:p>1.62255489826202</text:p>
          </table:table-cell>
          <table:table-cell office:value-type="float" office:value="1.61189579963684" calcext:value-type="float">
            <text:p>1.61189579963684</text:p>
          </table:table-cell>
          <table:table-cell office:value-type="float" office:value="1.61484944820404" calcext:value-type="float">
            <text:p>1.61484944820404</text:p>
          </table:table-cell>
          <table:table-cell office:value-type="float" office:value="1.59059643745422" calcext:value-type="float">
            <text:p>1.59059643745422</text:p>
          </table:table-cell>
          <table:table-cell office:value-type="float" office:value="1.62224805355072" calcext:value-type="float">
            <text:p>1.62224805355072</text:p>
          </table:table-cell>
          <table:table-cell office:value-type="float" office:value="1.68152451515198" calcext:value-type="float">
            <text:p>1.68152451515198</text:p>
          </table:table-cell>
          <table:table-cell office:value-type="float" office:value="1.49734318256378" calcext:value-type="float">
            <text:p>1.49734318256378</text:p>
          </table:table-cell>
          <table:table-cell office:value-type="float" office:value="1.48942840099335" calcext:value-type="float">
            <text:p>1.48942840099335</text:p>
          </table:table-cell>
          <table:table-cell office:value-type="float" office:value="1.71171712875366" calcext:value-type="float">
            <text:p>1.71171712875366</text:p>
          </table:table-cell>
          <table:table-cell office:value-type="float" office:value="1.50233685970306" calcext:value-type="float">
            <text:p>1.50233685970306</text:p>
          </table:table-cell>
          <table:table-cell office:value-type="float" office:value="1.5322333574295" calcext:value-type="float">
            <text:p>1.5322333574295</text:p>
          </table:table-cell>
          <table:table-cell office:value-type="float" office:value="1.63524699211121" calcext:value-type="float">
            <text:p>1.63524699211121</text:p>
          </table:table-cell>
          <table:table-cell office:value-type="float" office:value="1.52937090396881" calcext:value-type="float">
            <text:p>1.52937090396881</text:p>
          </table:table-cell>
          <table:table-cell office:value-type="float" office:value="1.50148487091064" calcext:value-type="float">
            <text:p>1.50148487091064</text:p>
          </table:table-cell>
          <table:table-cell office:value-type="float" office:value="1.46337592601776" calcext:value-type="float">
            <text:p>1.46337592601776</text:p>
          </table:table-cell>
          <table:table-cell office:value-type="float" office:value="1.40311515331268" calcext:value-type="float">
            <text:p>1.40311515331268</text:p>
          </table:table-cell>
          <table:table-cell office:value-type="float" office:value="1.4562748670578" calcext:value-type="float">
            <text:p>1.4562748670578</text:p>
          </table:table-cell>
          <table:table-cell office:value-type="float" office:value="1.52545654773712" calcext:value-type="float">
            <text:p>1.52545654773712</text:p>
          </table:table-cell>
          <table:table-cell office:value-type="float" office:value="1.21147859096527" calcext:value-type="float">
            <text:p>1.21147859096527</text:p>
          </table:table-cell>
          <table:table-cell office:value-type="float" office:value="1.57083809375763" calcext:value-type="float">
            <text:p>1.57083809375763</text:p>
          </table:table-cell>
          <table:table-cell office:value-type="float" office:value="1.49693989753723" calcext:value-type="float">
            <text:p>1.49693989753723</text:p>
          </table:table-cell>
          <table:table-cell office:value-type="float" office:value="1.48277604579926" calcext:value-type="float">
            <text:p>1.48277604579926</text:p>
          </table:table-cell>
          <table:table-cell office:value-type="float" office:value="1.60641598701477" calcext:value-type="float">
            <text:p>1.60641598701477</text:p>
          </table:table-cell>
          <table:table-cell office:value-type="float" office:value="1.375941157341" calcext:value-type="float">
            <text:p>1.375941157341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32336926460266" calcext:value-type="float">
            <text:p>1.32336926460266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6411360502243" calcext:value-type="float">
            <text:p>1.6411360502243</text:p>
          </table:table-cell>
          <table:table-cell office:value-type="float" office:value="1.7535525560379" calcext:value-type="float">
            <text:p>1.7535525560379</text:p>
          </table:table-cell>
          <table:table-cell office:value-type="float" office:value="1.41230833530426" calcext:value-type="float">
            <text:p>1.41230833530426</text:p>
          </table:table-cell>
          <table:table-cell office:value-type="float" office:value="1.42825412750244" calcext:value-type="float">
            <text:p>1.42825412750244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61358022689819" calcext:value-type="float">
            <text:p>1.61358022689819</text:p>
          </table:table-cell>
          <table:table-cell office:value-type="float" office:value="1.71400284767151" calcext:value-type="float">
            <text:p>1.71400284767151</text:p>
          </table:table-cell>
          <table:table-cell office:value-type="float" office:value="1.69928348064423" calcext:value-type="float">
            <text:p>1.69928348064423</text:p>
          </table:table-cell>
          <table:table-cell office:value-type="float" office:value="1.5735969543457" calcext:value-type="float">
            <text:p>1.5735969543457</text:p>
          </table:table-cell>
          <table:table-cell office:value-type="float" office:value="1.63921558856964" calcext:value-type="float">
            <text:p>1.63921558856964</text:p>
          </table:table-cell>
          <table:table-cell office:value-type="float" office:value="1.76306962966919" calcext:value-type="float">
            <text:p>1.76306962966919</text:p>
          </table:table-cell>
          <table:table-cell office:value-type="float" office:value="1.53408217430115" calcext:value-type="float">
            <text:p>1.53408217430115</text:p>
          </table:table-cell>
          <table:table-cell office:value-type="float" office:value="1.61294221878052" calcext:value-type="float">
            <text:p>1.61294221878052</text:p>
          </table:table-cell>
          <table:table-cell office:value-type="float" office:value="1.60402154922485" calcext:value-type="float">
            <text:p>1.60402154922485</text:p>
          </table:table-cell>
          <table:table-cell office:value-type="float" office:value="1.32295858860016" calcext:value-type="float">
            <text:p>1.32295858860016</text:p>
          </table:table-cell>
          <table:table-cell office:value-type="float" office:value="1.46749210357666" calcext:value-type="float">
            <text:p>1.46749210357666</text:p>
          </table:table-cell>
          <table:table-cell office:value-type="float" office:value="1.53008270263672" calcext:value-type="float">
            <text:p>1.53008270263672</text:p>
          </table:table-cell>
          <table:table-cell office:value-type="float" office:value="1.64344251155853" calcext:value-type="float">
            <text:p>1.64344251155853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5153" calcext:value-type="float">
            <text:p>1.5153</text:p>
          </table:table-cell>
          <table:table-cell office:value-type="float" office:value="1.5174" calcext:value-type="float">
            <text:p>1.5174</text:p>
          </table:table-cell>
          <table:table-cell office:value-type="float" office:value="1.8396" calcext:value-type="float">
            <text:p>1.8396</text:p>
          </table:table-cell>
          <table:table-cell office:value-type="float" office:value="0.854" calcext:value-type="float">
            <text:p>0.854</text:p>
          </table:table-cell>
          <table:table-cell office:value-type="float" office:value="1.57624018192291" calcext:value-type="float">
            <text:p>1.57624018192291</text:p>
          </table:table-cell>
          <table:table-cell office:value-type="float" office:value="1.4900689125061" calcext:value-type="float">
            <text:p>1.4900689125061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9684190750122" calcext:value-type="float">
            <text:p>1.49684190750122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2586909532547" calcext:value-type="float">
            <text:p>1.2586909532547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1059005260468" calcext:value-type="float">
            <text:p>1.41059005260468</text:p>
          </table:table-cell>
          <table:table-cell office:value-type="float" office:value="1.64489340782166" calcext:value-type="float">
            <text:p>1.64489340782166</text:p>
          </table:table-cell>
          <table:table-cell office:value-type="float" office:value="1.50012111663818" calcext:value-type="float">
            <text:p>1.50012111663818</text:p>
          </table:table-cell>
          <table:table-cell office:value-type="float" office:value="1.59859454631805" calcext:value-type="float">
            <text:p>1.59859454631805</text:p>
          </table:table-cell>
          <table:table-cell office:value-type="float" office:value="1.47077405452728" calcext:value-type="float">
            <text:p>1.47077405452728</text:p>
          </table:table-cell>
          <table:table-cell office:value-type="float" office:value="1.55352807044983" calcext:value-type="float">
            <text:p>1.55352807044983</text:p>
          </table:table-cell>
          <table:table-cell office:value-type="float" office:value="1.51765704154968" calcext:value-type="float">
            <text:p>1.51765704154968</text:p>
          </table:table-cell>
          <table:table-cell office:value-type="float" office:value="1.56646513938904" calcext:value-type="float">
            <text:p>1.56646513938904</text:p>
          </table:table-cell>
          <table:table-cell office:value-type="float" office:value="1.42929780483246" calcext:value-type="float">
            <text:p>1.42929780483246</text:p>
          </table:table-cell>
          <table:table-cell office:value-type="float" office:value="1.47439122200012" calcext:value-type="float">
            <text:p>1.47439122200012</text:p>
          </table:table-cell>
          <table:table-cell office:value-type="float" office:value="1.42648947238922" calcext:value-type="float">
            <text:p>1.42648947238922</text:p>
          </table:table-cell>
          <table:table-cell office:value-type="float" office:value="1.54298996925354" calcext:value-type="float">
            <text:p>1.54298996925354</text:p>
          </table:table-cell>
          <table:table-cell office:value-type="float" office:value="1.4872978925705" calcext:value-type="float">
            <text:p>1.4872978925705</text:p>
          </table:table-cell>
          <table:table-cell office:value-type="float" office:value="1.53810083866119" calcext:value-type="float">
            <text:p>1.53810083866119</text:p>
          </table:table-cell>
          <table:table-cell office:value-type="float" office:value="1.48749911785126" calcext:value-type="float">
            <text:p>1.48749911785126</text:p>
          </table:table-cell>
          <table:table-cell office:value-type="float" office:value="1.45329427719116" calcext:value-type="float">
            <text:p>1.45329427719116</text:p>
          </table:table-cell>
          <table:table-cell office:value-type="float" office:value="1.43491244316101" calcext:value-type="float">
            <text:p>1.43491244316101</text:p>
          </table:table-cell>
          <table:table-cell office:value-type="float" office:value="1.44845354557037" calcext:value-type="float">
            <text:p>1.44845354557037</text:p>
          </table:table-cell>
          <table:table-cell office:value-type="float" office:value="1.64088141918182" calcext:value-type="float">
            <text:p>1.64088141918182</text:p>
          </table:table-cell>
          <table:table-cell office:value-type="float" office:value="1.55984950065613" calcext:value-type="float">
            <text:p>1.55984950065613</text:p>
          </table:table-cell>
          <table:table-cell office:value-type="float" office:value="1.58258581161499" calcext:value-type="float">
            <text:p>1.58258581161499</text:p>
          </table:table-cell>
          <table:table-cell office:value-type="float" office:value="1.66832256317139" calcext:value-type="float">
            <text:p>1.66832256317139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48442804813385" calcext:value-type="float">
            <text:p>1.48442804813385</text:p>
          </table:table-cell>
          <table:table-cell office:value-type="float" office:value="1.48871982097626" calcext:value-type="float">
            <text:p>1.48871982097626</text:p>
          </table:table-cell>
          <table:table-cell office:value-type="float" office:value="1.29860353469849" calcext:value-type="float">
            <text:p>1.29860353469849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59743702411652" calcext:value-type="float">
            <text:p>1.59743702411652</text:p>
          </table:table-cell>
          <table:table-cell office:value-type="float" office:value="1.51716315746307" calcext:value-type="float">
            <text:p>1.51716315746307</text:p>
          </table:table-cell>
          <table:table-cell office:value-type="float" office:value="1.41230833530426" calcext:value-type="float">
            <text:p>1.41230833530426</text:p>
          </table:table-cell>
          <table:table-cell office:value-type="float" office:value="1.50689625740051" calcext:value-type="float">
            <text:p>1.50689625740051</text:p>
          </table:table-cell>
          <table:table-cell office:value-type="float" office:value="0.854019820690155" calcext:value-type="float">
            <text:p>0.854019820690155</text:p>
          </table:table-cell>
          <table:table-cell office:value-type="float" office:value="1.77655434608459" calcext:value-type="float">
            <text:p>1.77655434608459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60277593135834" calcext:value-type="float">
            <text:p>1.60277593135834</text:p>
          </table:table-cell>
          <table:table-cell office:value-type="float" office:value="1.565354347229" calcext:value-type="float">
            <text:p>1.565354347229</text:p>
          </table:table-cell>
          <table:table-cell office:value-type="float" office:value="1.69928348064423" calcext:value-type="float">
            <text:p>1.69928348064423</text:p>
          </table:table-cell>
          <table:table-cell office:value-type="float" office:value="1.41237950325012" calcext:value-type="float">
            <text:p>1.41237950325012</text:p>
          </table:table-cell>
          <table:table-cell office:value-type="float" office:value="1.36597180366516" calcext:value-type="float">
            <text:p>1.36597180366516</text:p>
          </table:table-cell>
          <table:table-cell office:value-type="float" office:value="1.54860711097717" calcext:value-type="float">
            <text:p>1.54860711097717</text:p>
          </table:table-cell>
          <table:table-cell office:value-type="float" office:value="1.44824647903442" calcext:value-type="float">
            <text:p>1.44824647903442</text:p>
          </table:table-cell>
          <table:table-cell office:value-type="float" office:value="1.56001150608063" calcext:value-type="float">
            <text:p>1.56001150608063</text:p>
          </table:table-cell>
          <table:table-cell office:value-type="float" office:value="1.5372679233551" calcext:value-type="float">
            <text:p>1.5372679233551</text:p>
          </table:table-cell>
          <table:table-cell office:value-type="float" office:value="1.69784593582153" calcext:value-type="float">
            <text:p>1.69784593582153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7648658752441" calcext:value-type="float">
            <text:p>1.57648658752441</text:p>
          </table:table-cell>
          <table:table-cell office:value-type="float" office:value="1.55152189731598" calcext:value-type="float">
            <text:p>1.55152189731598</text:p>
          </table:table-cell>
          <table:table-cell office:value-type="float" office:value="1.64082181453705" calcext:value-type="float">
            <text:p>1.64082181453705</text:p>
          </table:table-cell>
          <table:table-cell office:value-type="float" office:value="1.30622279644012" calcext:value-type="float">
            <text:p>1.30622279644012</text:p>
          </table:table-cell>
          <table:table-cell office:value-type="float" office:value="1.43021440505981" calcext:value-type="float">
            <text:p>1.43021440505981</text:p>
          </table:table-cell>
          <table:table-cell office:value-type="float" office:value="1.69177937507629" calcext:value-type="float">
            <text:p>1.69177937507629</text:p>
          </table:table-cell>
          <table:table-cell office:value-type="float" office:value="1.20336723327637" calcext:value-type="float">
            <text:p>1.20336723327637</text:p>
          </table:table-cell>
          <table:table-cell office:value-type="float" office:value="1.57183575630188" calcext:value-type="float">
            <text:p>1.57183575630188</text:p>
          </table:table-cell>
          <table:table-cell office:value-type="float" office:value="1.68624293804169" calcext:value-type="float">
            <text:p>1.68624293804169</text:p>
          </table:table-cell>
          <table:table-cell office:value-type="float" office:value="1.32295858860016" calcext:value-type="float">
            <text:p>1.32295858860016</text:p>
          </table:table-cell>
          <table:table-cell office:value-type="float" office:value="1.55782675743103" calcext:value-type="float">
            <text:p>1.55782675743103</text:p>
          </table:table-cell>
          <table:table-cell office:value-type="float" office:value="1.47684121131897" calcext:value-type="float">
            <text:p>1.47684121131897</text:p>
          </table:table-cell>
          <table:table-cell office:value-type="float" office:value="1.83955860137939" calcext:value-type="float">
            <text:p>1.83955860137939</text:p>
          </table:table-cell>
          <table:table-cell table:number-columns-repeated="10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5153" calcext:value-type="float">
            <text:p>1.5153</text:p>
          </table:table-cell>
          <table:table-cell office:value-type="float" office:value="1.5174" calcext:value-type="float">
            <text:p>1.5174</text:p>
          </table:table-cell>
          <table:table-cell office:value-type="float" office:value="1.8396" calcext:value-type="float">
            <text:p>1.8396</text:p>
          </table:table-cell>
          <table:table-cell office:value-type="float" office:value="0.854" calcext:value-type="float">
            <text:p>0.854</text:p>
          </table:table-cell>
          <table:table-cell office:value-type="float" office:value="1.57624018192291" calcext:value-type="float">
            <text:p>1.57624018192291</text:p>
          </table:table-cell>
          <table:table-cell office:value-type="float" office:value="1.4900689125061" calcext:value-type="float">
            <text:p>1.4900689125061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9684190750122" calcext:value-type="float">
            <text:p>1.49684190750122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2586909532547" calcext:value-type="float">
            <text:p>1.2586909532547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1059005260468" calcext:value-type="float">
            <text:p>1.41059005260468</text:p>
          </table:table-cell>
          <table:table-cell office:value-type="float" office:value="1.64489340782166" calcext:value-type="float">
            <text:p>1.64489340782166</text:p>
          </table:table-cell>
          <table:table-cell office:value-type="float" office:value="1.50012111663818" calcext:value-type="float">
            <text:p>1.50012111663818</text:p>
          </table:table-cell>
          <table:table-cell office:value-type="float" office:value="1.59859454631805" calcext:value-type="float">
            <text:p>1.59859454631805</text:p>
          </table:table-cell>
          <table:table-cell office:value-type="float" office:value="1.47077405452728" calcext:value-type="float">
            <text:p>1.47077405452728</text:p>
          </table:table-cell>
          <table:table-cell office:value-type="float" office:value="1.55352807044983" calcext:value-type="float">
            <text:p>1.55352807044983</text:p>
          </table:table-cell>
          <table:table-cell office:value-type="float" office:value="1.51765704154968" calcext:value-type="float">
            <text:p>1.51765704154968</text:p>
          </table:table-cell>
          <table:table-cell office:value-type="float" office:value="1.56646513938904" calcext:value-type="float">
            <text:p>1.56646513938904</text:p>
          </table:table-cell>
          <table:table-cell office:value-type="float" office:value="1.42929780483246" calcext:value-type="float">
            <text:p>1.42929780483246</text:p>
          </table:table-cell>
          <table:table-cell office:value-type="float" office:value="1.47439122200012" calcext:value-type="float">
            <text:p>1.47439122200012</text:p>
          </table:table-cell>
          <table:table-cell office:value-type="float" office:value="1.42648947238922" calcext:value-type="float">
            <text:p>1.42648947238922</text:p>
          </table:table-cell>
          <table:table-cell office:value-type="float" office:value="1.54298996925354" calcext:value-type="float">
            <text:p>1.54298996925354</text:p>
          </table:table-cell>
          <table:table-cell office:value-type="float" office:value="1.4872978925705" calcext:value-type="float">
            <text:p>1.4872978925705</text:p>
          </table:table-cell>
          <table:table-cell office:value-type="float" office:value="1.53810083866119" calcext:value-type="float">
            <text:p>1.53810083866119</text:p>
          </table:table-cell>
          <table:table-cell office:value-type="float" office:value="1.48749911785126" calcext:value-type="float">
            <text:p>1.48749911785126</text:p>
          </table:table-cell>
          <table:table-cell office:value-type="float" office:value="1.45329427719116" calcext:value-type="float">
            <text:p>1.45329427719116</text:p>
          </table:table-cell>
          <table:table-cell office:value-type="float" office:value="1.43491244316101" calcext:value-type="float">
            <text:p>1.43491244316101</text:p>
          </table:table-cell>
          <table:table-cell office:value-type="float" office:value="1.44845354557037" calcext:value-type="float">
            <text:p>1.44845354557037</text:p>
          </table:table-cell>
          <table:table-cell office:value-type="float" office:value="1.64088141918182" calcext:value-type="float">
            <text:p>1.64088141918182</text:p>
          </table:table-cell>
          <table:table-cell office:value-type="float" office:value="1.55984950065613" calcext:value-type="float">
            <text:p>1.55984950065613</text:p>
          </table:table-cell>
          <table:table-cell office:value-type="float" office:value="1.58258581161499" calcext:value-type="float">
            <text:p>1.58258581161499</text:p>
          </table:table-cell>
          <table:table-cell office:value-type="float" office:value="1.66832256317139" calcext:value-type="float">
            <text:p>1.66832256317139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48442804813385" calcext:value-type="float">
            <text:p>1.48442804813385</text:p>
          </table:table-cell>
          <table:table-cell office:value-type="float" office:value="1.48871982097626" calcext:value-type="float">
            <text:p>1.48871982097626</text:p>
          </table:table-cell>
          <table:table-cell office:value-type="float" office:value="1.29860353469849" calcext:value-type="float">
            <text:p>1.29860353469849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59743702411652" calcext:value-type="float">
            <text:p>1.59743702411652</text:p>
          </table:table-cell>
          <table:table-cell office:value-type="float" office:value="1.51716315746307" calcext:value-type="float">
            <text:p>1.51716315746307</text:p>
          </table:table-cell>
          <table:table-cell office:value-type="float" office:value="1.41230833530426" calcext:value-type="float">
            <text:p>1.41230833530426</text:p>
          </table:table-cell>
          <table:table-cell office:value-type="float" office:value="1.50689625740051" calcext:value-type="float">
            <text:p>1.50689625740051</text:p>
          </table:table-cell>
          <table:table-cell office:value-type="float" office:value="0.854019820690155" calcext:value-type="float">
            <text:p>0.854019820690155</text:p>
          </table:table-cell>
          <table:table-cell office:value-type="float" office:value="1.77655434608459" calcext:value-type="float">
            <text:p>1.77655434608459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60277593135834" calcext:value-type="float">
            <text:p>1.60277593135834</text:p>
          </table:table-cell>
          <table:table-cell office:value-type="float" office:value="1.565354347229" calcext:value-type="float">
            <text:p>1.565354347229</text:p>
          </table:table-cell>
          <table:table-cell office:value-type="float" office:value="1.69928348064423" calcext:value-type="float">
            <text:p>1.69928348064423</text:p>
          </table:table-cell>
          <table:table-cell office:value-type="float" office:value="1.41237950325012" calcext:value-type="float">
            <text:p>1.41237950325012</text:p>
          </table:table-cell>
          <table:table-cell office:value-type="float" office:value="1.36597180366516" calcext:value-type="float">
            <text:p>1.36597180366516</text:p>
          </table:table-cell>
          <table:table-cell office:value-type="float" office:value="1.54860711097717" calcext:value-type="float">
            <text:p>1.54860711097717</text:p>
          </table:table-cell>
          <table:table-cell office:value-type="float" office:value="1.44824647903442" calcext:value-type="float">
            <text:p>1.44824647903442</text:p>
          </table:table-cell>
          <table:table-cell office:value-type="float" office:value="1.56001150608063" calcext:value-type="float">
            <text:p>1.56001150608063</text:p>
          </table:table-cell>
          <table:table-cell office:value-type="float" office:value="1.5372679233551" calcext:value-type="float">
            <text:p>1.5372679233551</text:p>
          </table:table-cell>
          <table:table-cell office:value-type="float" office:value="1.69784593582153" calcext:value-type="float">
            <text:p>1.69784593582153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7648658752441" calcext:value-type="float">
            <text:p>1.57648658752441</text:p>
          </table:table-cell>
          <table:table-cell office:value-type="float" office:value="1.55152189731598" calcext:value-type="float">
            <text:p>1.55152189731598</text:p>
          </table:table-cell>
          <table:table-cell office:value-type="float" office:value="1.64082181453705" calcext:value-type="float">
            <text:p>1.64082181453705</text:p>
          </table:table-cell>
          <table:table-cell office:value-type="float" office:value="1.30622279644012" calcext:value-type="float">
            <text:p>1.30622279644012</text:p>
          </table:table-cell>
          <table:table-cell office:value-type="float" office:value="1.43021440505981" calcext:value-type="float">
            <text:p>1.43021440505981</text:p>
          </table:table-cell>
          <table:table-cell office:value-type="float" office:value="1.69177937507629" calcext:value-type="float">
            <text:p>1.69177937507629</text:p>
          </table:table-cell>
          <table:table-cell office:value-type="float" office:value="1.20336723327637" calcext:value-type="float">
            <text:p>1.20336723327637</text:p>
          </table:table-cell>
          <table:table-cell office:value-type="float" office:value="1.57183575630188" calcext:value-type="float">
            <text:p>1.57183575630188</text:p>
          </table:table-cell>
          <table:table-cell office:value-type="float" office:value="1.68624293804169" calcext:value-type="float">
            <text:p>1.68624293804169</text:p>
          </table:table-cell>
          <table:table-cell office:value-type="float" office:value="1.32295858860016" calcext:value-type="float">
            <text:p>1.32295858860016</text:p>
          </table:table-cell>
          <table:table-cell office:value-type="float" office:value="1.55782675743103" calcext:value-type="float">
            <text:p>1.55782675743103</text:p>
          </table:table-cell>
          <table:table-cell office:value-type="float" office:value="1.47684121131897" calcext:value-type="float">
            <text:p>1.47684121131897</text:p>
          </table:table-cell>
          <table:table-cell office:value-type="float" office:value="1.83955860137939" calcext:value-type="float">
            <text:p>1.83955860137939</text:p>
          </table:table-cell>
          <table:table-cell table:number-columns-repeated="10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916" calcext:value-type="float">
            <text:p>1.4916</text:p>
          </table:table-cell>
          <table:table-cell office:value-type="float" office:value="1.5023" calcext:value-type="float">
            <text:p>1.5023</text:p>
          </table:table-cell>
          <table:table-cell office:value-type="float" office:value="1.7007" calcext:value-type="float">
            <text:p>1.7007</text:p>
          </table:table-cell>
          <table:table-cell office:value-type="float" office:value="0.761" calcext:value-type="float">
            <text:p>0.761</text:p>
          </table:table-cell>
          <table:table-cell office:value-type="float" office:value="1.55913126468658" calcext:value-type="float">
            <text:p>1.55913126468658</text:p>
          </table:table-cell>
          <table:table-cell office:value-type="float" office:value="1.48605227470398" calcext:value-type="float">
            <text:p>1.48605227470398</text:p>
          </table:table-cell>
          <table:table-cell office:value-type="float" office:value="1.61007761955261" calcext:value-type="float">
            <text:p>1.61007761955261</text:p>
          </table:table-cell>
          <table:table-cell office:value-type="float" office:value="1.48756730556488" calcext:value-type="float">
            <text:p>1.48756730556488</text:p>
          </table:table-cell>
          <table:table-cell office:value-type="float" office:value="1.47709035873413" calcext:value-type="float">
            <text:p>1.47709035873413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50507187843323" calcext:value-type="float">
            <text:p>1.50507187843323</text:p>
          </table:table-cell>
          <table:table-cell office:value-type="float" office:value="1.52155721187592" calcext:value-type="float">
            <text:p>1.52155721187592</text:p>
          </table:table-cell>
          <table:table-cell office:value-type="float" office:value="1.58350229263306" calcext:value-type="float">
            <text:p>1.58350229263306</text:p>
          </table:table-cell>
          <table:table-cell office:value-type="float" office:value="1.5309591293335" calcext:value-type="float">
            <text:p>1.5309591293335</text:p>
          </table:table-cell>
          <table:table-cell office:value-type="float" office:value="1.43326377868652" calcext:value-type="float">
            <text:p>1.43326377868652</text:p>
          </table:table-cell>
          <table:table-cell office:value-type="float" office:value="1.39847791194916" calcext:value-type="float">
            <text:p>1.39847791194916</text:p>
          </table:table-cell>
          <table:table-cell office:value-type="float" office:value="1.3934839963913" calcext:value-type="float">
            <text:p>1.3934839963913</text:p>
          </table:table-cell>
          <table:table-cell office:value-type="float" office:value="1.43400573730469" calcext:value-type="float">
            <text:p>1.43400573730469</text:p>
          </table:table-cell>
          <table:table-cell office:value-type="float" office:value="1.63830959796906" calcext:value-type="float">
            <text:p>1.63830959796906</text:p>
          </table:table-cell>
          <table:table-cell office:value-type="float" office:value="1.46804475784302" calcext:value-type="float">
            <text:p>1.46804475784302</text:p>
          </table:table-cell>
          <table:table-cell office:value-type="float" office:value="1.25809931755066" calcext:value-type="float">
            <text:p>1.25809931755066</text:p>
          </table:table-cell>
          <table:table-cell office:value-type="float" office:value="1.36885535717011" calcext:value-type="float">
            <text:p>1.36885535717011</text:p>
          </table:table-cell>
          <table:table-cell office:value-type="float" office:value="1.54179978370667" calcext:value-type="float">
            <text:p>1.54179978370667</text:p>
          </table:table-cell>
          <table:table-cell office:value-type="float" office:value="1.45806288719177" calcext:value-type="float">
            <text:p>1.45806288719177</text:p>
          </table:table-cell>
          <table:table-cell office:value-type="float" office:value="1.45511531829834" calcext:value-type="float">
            <text:p>1.45511531829834</text:p>
          </table:table-cell>
          <table:table-cell office:value-type="float" office:value="1.32699036598206" calcext:value-type="float">
            <text:p>1.32699036598206</text:p>
          </table:table-cell>
          <table:table-cell office:value-type="float" office:value="1.51045572757721" calcext:value-type="float">
            <text:p>1.51045572757721</text:p>
          </table:table-cell>
          <table:table-cell office:value-type="float" office:value="1.64757204055786" calcext:value-type="float">
            <text:p>1.64757204055786</text:p>
          </table:table-cell>
          <table:table-cell office:value-type="float" office:value="1.62818968296051" calcext:value-type="float">
            <text:p>1.62818968296051</text:p>
          </table:table-cell>
          <table:table-cell office:value-type="float" office:value="1.47562539577484" calcext:value-type="float">
            <text:p>1.47562539577484</text:p>
          </table:table-cell>
          <table:table-cell office:value-type="float" office:value="1.42414951324463" calcext:value-type="float">
            <text:p>1.42414951324463</text:p>
          </table:table-cell>
          <table:table-cell office:value-type="float" office:value="1.64432740211487" calcext:value-type="float">
            <text:p>1.64432740211487</text:p>
          </table:table-cell>
          <table:table-cell office:value-type="float" office:value="1.51186347007751" calcext:value-type="float">
            <text:p>1.51186347007751</text:p>
          </table:table-cell>
          <table:table-cell office:value-type="float" office:value="1.47832798957825" calcext:value-type="float">
            <text:p>1.47832798957825</text:p>
          </table:table-cell>
          <table:table-cell office:value-type="float" office:value="1.58555841445923" calcext:value-type="float">
            <text:p>1.58555841445923</text:p>
          </table:table-cell>
          <table:table-cell office:value-type="float" office:value="1.53810083866119" calcext:value-type="float">
            <text:p>1.53810083866119</text:p>
          </table:table-cell>
          <table:table-cell office:value-type="float" office:value="1.48749911785126" calcext:value-type="float">
            <text:p>1.48749911785126</text:p>
          </table:table-cell>
          <table:table-cell office:value-type="float" office:value="1.60659563541412" calcext:value-type="float">
            <text:p>1.60659563541412</text:p>
          </table:table-cell>
          <table:table-cell office:value-type="float" office:value="1.53294396400452" calcext:value-type="float">
            <text:p>1.53294396400452</text:p>
          </table:table-cell>
          <table:table-cell office:value-type="float" office:value="1.56737375259399" calcext:value-type="float">
            <text:p>1.56737375259399</text:p>
          </table:table-cell>
          <table:table-cell office:value-type="float" office:value="1.50249981880188" calcext:value-type="float">
            <text:p>1.50249981880188</text:p>
          </table:table-cell>
          <table:table-cell office:value-type="float" office:value="1.61348485946655" calcext:value-type="float">
            <text:p>1.61348485946655</text:p>
          </table:table-cell>
          <table:table-cell office:value-type="float" office:value="1.51613867282867" calcext:value-type="float">
            <text:p>1.51613867282867</text:p>
          </table:table-cell>
          <table:table-cell office:value-type="float" office:value="1.54068064689636" calcext:value-type="float">
            <text:p>1.54068064689636</text:p>
          </table:table-cell>
          <table:table-cell office:value-type="float" office:value="1.55685615539551" calcext:value-type="float">
            <text:p>1.55685615539551</text:p>
          </table:table-cell>
          <table:table-cell office:value-type="float" office:value="1.270015001297" calcext:value-type="float">
            <text:p>1.270015001297</text:p>
          </table:table-cell>
          <table:table-cell office:value-type="float" office:value="1.49784791469574" calcext:value-type="float">
            <text:p>1.49784791469574</text:p>
          </table:table-cell>
          <table:table-cell office:value-type="float" office:value="1.48177540302277" calcext:value-type="float">
            <text:p>1.48177540302277</text:p>
          </table:table-cell>
          <table:table-cell office:value-type="float" office:value="0.760973811149597" calcext:value-type="float">
            <text:p>0.760973811149597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68020594120026" calcext:value-type="float">
            <text:p>1.68020594120026</text:p>
          </table:table-cell>
          <table:table-cell office:value-type="float" office:value="1.57625341415405" calcext:value-type="float">
            <text:p>1.57625341415405</text:p>
          </table:table-cell>
          <table:table-cell office:value-type="float" office:value="1.3591833114624" calcext:value-type="float">
            <text:p>1.3591833114624</text:p>
          </table:table-cell>
          <table:table-cell office:value-type="float" office:value="1.49314320087433" calcext:value-type="float">
            <text:p>1.49314320087433</text:p>
          </table:table-cell>
          <table:table-cell office:value-type="float" office:value="1.48625993728638" calcext:value-type="float">
            <text:p>1.48625993728638</text:p>
          </table:table-cell>
          <table:table-cell office:value-type="float" office:value="1.53188133239746" calcext:value-type="float">
            <text:p>1.53188133239746</text:p>
          </table:table-cell>
          <table:table-cell office:value-type="float" office:value="1.52756834030151" calcext:value-type="float">
            <text:p>1.52756834030151</text:p>
          </table:table-cell>
          <table:table-cell office:value-type="float" office:value="1.70068538188934" calcext:value-type="float">
            <text:p>1.70068538188934</text:p>
          </table:table-cell>
          <table:table-cell office:value-type="float" office:value="1.47692656517029" calcext:value-type="float">
            <text:p>1.47692656517029</text:p>
          </table:table-cell>
          <table:table-cell office:value-type="float" office:value="1.53652501106262" calcext:value-type="float">
            <text:p>1.53652501106262</text:p>
          </table:table-cell>
          <table:table-cell office:value-type="float" office:value="1.41205620765686" calcext:value-type="float">
            <text:p>1.41205620765686</text:p>
          </table:table-cell>
          <table:table-cell office:value-type="float" office:value="1.61693143844605" calcext:value-type="float">
            <text:p>1.61693143844605</text:p>
          </table:table-cell>
          <table:table-cell office:value-type="float" office:value="1.44392812252045" calcext:value-type="float">
            <text:p>1.44392812252045</text:p>
          </table:table-cell>
          <table:table-cell office:value-type="float" office:value="1.48215126991272" calcext:value-type="float">
            <text:p>1.48215126991272</text:p>
          </table:table-cell>
          <table:table-cell office:value-type="float" office:value="1.62692058086395" calcext:value-type="float">
            <text:p>1.62692058086395</text:p>
          </table:table-cell>
          <table:table-cell office:value-type="float" office:value="1.40991735458374" calcext:value-type="float">
            <text:p>1.40991735458374</text:p>
          </table:table-cell>
          <table:table-cell office:value-type="float" office:value="1.19153475761414" calcext:value-type="float">
            <text:p>1.19153475761414</text:p>
          </table:table-cell>
          <table:table-cell office:value-type="float" office:value="1.3983793258667" calcext:value-type="float">
            <text:p>1.3983793258667</text:p>
          </table:table-cell>
          <table:table-cell office:value-type="float" office:value="1.50212168693542" calcext:value-type="float">
            <text:p>1.50212168693542</text:p>
          </table:table-cell>
          <table:table-cell office:value-type="float" office:value="1.42042422294617" calcext:value-type="float">
            <text:p>1.42042422294617</text:p>
          </table:table-cell>
          <table:table-cell table:number-columns-repeated="10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916" calcext:value-type="float">
            <text:p>1.4916</text:p>
          </table:table-cell>
          <table:table-cell office:value-type="float" office:value="1.5023" calcext:value-type="float">
            <text:p>1.5023</text:p>
          </table:table-cell>
          <table:table-cell office:value-type="float" office:value="1.7007" calcext:value-type="float">
            <text:p>1.7007</text:p>
          </table:table-cell>
          <table:table-cell office:value-type="float" office:value="0.761" calcext:value-type="float">
            <text:p>0.761</text:p>
          </table:table-cell>
          <table:table-cell office:value-type="float" office:value="1.55913126468658" calcext:value-type="float">
            <text:p>1.55913126468658</text:p>
          </table:table-cell>
          <table:table-cell office:value-type="float" office:value="1.48605227470398" calcext:value-type="float">
            <text:p>1.48605227470398</text:p>
          </table:table-cell>
          <table:table-cell office:value-type="float" office:value="1.61007761955261" calcext:value-type="float">
            <text:p>1.61007761955261</text:p>
          </table:table-cell>
          <table:table-cell office:value-type="float" office:value="1.48756730556488" calcext:value-type="float">
            <text:p>1.48756730556488</text:p>
          </table:table-cell>
          <table:table-cell office:value-type="float" office:value="1.47709035873413" calcext:value-type="float">
            <text:p>1.47709035873413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50507187843323" calcext:value-type="float">
            <text:p>1.50507187843323</text:p>
          </table:table-cell>
          <table:table-cell office:value-type="float" office:value="1.52155721187592" calcext:value-type="float">
            <text:p>1.52155721187592</text:p>
          </table:table-cell>
          <table:table-cell office:value-type="float" office:value="1.58350229263306" calcext:value-type="float">
            <text:p>1.58350229263306</text:p>
          </table:table-cell>
          <table:table-cell office:value-type="float" office:value="1.5309591293335" calcext:value-type="float">
            <text:p>1.5309591293335</text:p>
          </table:table-cell>
          <table:table-cell office:value-type="float" office:value="1.43326377868652" calcext:value-type="float">
            <text:p>1.43326377868652</text:p>
          </table:table-cell>
          <table:table-cell office:value-type="float" office:value="1.39847791194916" calcext:value-type="float">
            <text:p>1.39847791194916</text:p>
          </table:table-cell>
          <table:table-cell office:value-type="float" office:value="1.3934839963913" calcext:value-type="float">
            <text:p>1.3934839963913</text:p>
          </table:table-cell>
          <table:table-cell office:value-type="float" office:value="1.43400573730469" calcext:value-type="float">
            <text:p>1.43400573730469</text:p>
          </table:table-cell>
          <table:table-cell office:value-type="float" office:value="1.63830959796906" calcext:value-type="float">
            <text:p>1.63830959796906</text:p>
          </table:table-cell>
          <table:table-cell office:value-type="float" office:value="1.46804475784302" calcext:value-type="float">
            <text:p>1.46804475784302</text:p>
          </table:table-cell>
          <table:table-cell office:value-type="float" office:value="1.25809931755066" calcext:value-type="float">
            <text:p>1.25809931755066</text:p>
          </table:table-cell>
          <table:table-cell office:value-type="float" office:value="1.36885535717011" calcext:value-type="float">
            <text:p>1.36885535717011</text:p>
          </table:table-cell>
          <table:table-cell office:value-type="float" office:value="1.54179978370667" calcext:value-type="float">
            <text:p>1.54179978370667</text:p>
          </table:table-cell>
          <table:table-cell office:value-type="float" office:value="1.45806288719177" calcext:value-type="float">
            <text:p>1.45806288719177</text:p>
          </table:table-cell>
          <table:table-cell office:value-type="float" office:value="1.45511531829834" calcext:value-type="float">
            <text:p>1.45511531829834</text:p>
          </table:table-cell>
          <table:table-cell office:value-type="float" office:value="1.32699036598206" calcext:value-type="float">
            <text:p>1.32699036598206</text:p>
          </table:table-cell>
          <table:table-cell office:value-type="float" office:value="1.51045572757721" calcext:value-type="float">
            <text:p>1.51045572757721</text:p>
          </table:table-cell>
          <table:table-cell office:value-type="float" office:value="1.64757204055786" calcext:value-type="float">
            <text:p>1.64757204055786</text:p>
          </table:table-cell>
          <table:table-cell office:value-type="float" office:value="1.62818968296051" calcext:value-type="float">
            <text:p>1.62818968296051</text:p>
          </table:table-cell>
          <table:table-cell office:value-type="float" office:value="1.47562539577484" calcext:value-type="float">
            <text:p>1.47562539577484</text:p>
          </table:table-cell>
          <table:table-cell office:value-type="float" office:value="1.42414951324463" calcext:value-type="float">
            <text:p>1.42414951324463</text:p>
          </table:table-cell>
          <table:table-cell office:value-type="float" office:value="1.64432740211487" calcext:value-type="float">
            <text:p>1.64432740211487</text:p>
          </table:table-cell>
          <table:table-cell office:value-type="float" office:value="1.51186347007751" calcext:value-type="float">
            <text:p>1.51186347007751</text:p>
          </table:table-cell>
          <table:table-cell office:value-type="float" office:value="1.47832798957825" calcext:value-type="float">
            <text:p>1.47832798957825</text:p>
          </table:table-cell>
          <table:table-cell office:value-type="float" office:value="1.58555841445923" calcext:value-type="float">
            <text:p>1.58555841445923</text:p>
          </table:table-cell>
          <table:table-cell office:value-type="float" office:value="1.53810083866119" calcext:value-type="float">
            <text:p>1.53810083866119</text:p>
          </table:table-cell>
          <table:table-cell office:value-type="float" office:value="1.48749911785126" calcext:value-type="float">
            <text:p>1.48749911785126</text:p>
          </table:table-cell>
          <table:table-cell office:value-type="float" office:value="1.60659563541412" calcext:value-type="float">
            <text:p>1.60659563541412</text:p>
          </table:table-cell>
          <table:table-cell office:value-type="float" office:value="1.53294396400452" calcext:value-type="float">
            <text:p>1.53294396400452</text:p>
          </table:table-cell>
          <table:table-cell office:value-type="float" office:value="1.56737375259399" calcext:value-type="float">
            <text:p>1.56737375259399</text:p>
          </table:table-cell>
          <table:table-cell office:value-type="float" office:value="1.50249981880188" calcext:value-type="float">
            <text:p>1.50249981880188</text:p>
          </table:table-cell>
          <table:table-cell office:value-type="float" office:value="1.61348485946655" calcext:value-type="float">
            <text:p>1.61348485946655</text:p>
          </table:table-cell>
          <table:table-cell office:value-type="float" office:value="1.51613867282867" calcext:value-type="float">
            <text:p>1.51613867282867</text:p>
          </table:table-cell>
          <table:table-cell office:value-type="float" office:value="1.54068064689636" calcext:value-type="float">
            <text:p>1.54068064689636</text:p>
          </table:table-cell>
          <table:table-cell office:value-type="float" office:value="1.55685615539551" calcext:value-type="float">
            <text:p>1.55685615539551</text:p>
          </table:table-cell>
          <table:table-cell office:value-type="float" office:value="1.270015001297" calcext:value-type="float">
            <text:p>1.270015001297</text:p>
          </table:table-cell>
          <table:table-cell office:value-type="float" office:value="1.49784791469574" calcext:value-type="float">
            <text:p>1.49784791469574</text:p>
          </table:table-cell>
          <table:table-cell office:value-type="float" office:value="1.48177540302277" calcext:value-type="float">
            <text:p>1.48177540302277</text:p>
          </table:table-cell>
          <table:table-cell office:value-type="float" office:value="0.760973811149597" calcext:value-type="float">
            <text:p>0.760973811149597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68020594120026" calcext:value-type="float">
            <text:p>1.68020594120026</text:p>
          </table:table-cell>
          <table:table-cell office:value-type="float" office:value="1.57625341415405" calcext:value-type="float">
            <text:p>1.57625341415405</text:p>
          </table:table-cell>
          <table:table-cell office:value-type="float" office:value="1.3591833114624" calcext:value-type="float">
            <text:p>1.3591833114624</text:p>
          </table:table-cell>
          <table:table-cell office:value-type="float" office:value="1.49314320087433" calcext:value-type="float">
            <text:p>1.49314320087433</text:p>
          </table:table-cell>
          <table:table-cell office:value-type="float" office:value="1.48625993728638" calcext:value-type="float">
            <text:p>1.48625993728638</text:p>
          </table:table-cell>
          <table:table-cell office:value-type="float" office:value="1.53188133239746" calcext:value-type="float">
            <text:p>1.53188133239746</text:p>
          </table:table-cell>
          <table:table-cell office:value-type="float" office:value="1.52756834030151" calcext:value-type="float">
            <text:p>1.52756834030151</text:p>
          </table:table-cell>
          <table:table-cell office:value-type="float" office:value="1.70068538188934" calcext:value-type="float">
            <text:p>1.70068538188934</text:p>
          </table:table-cell>
          <table:table-cell office:value-type="float" office:value="1.47692656517029" calcext:value-type="float">
            <text:p>1.47692656517029</text:p>
          </table:table-cell>
          <table:table-cell office:value-type="float" office:value="1.53652501106262" calcext:value-type="float">
            <text:p>1.53652501106262</text:p>
          </table:table-cell>
          <table:table-cell office:value-type="float" office:value="1.41205620765686" calcext:value-type="float">
            <text:p>1.41205620765686</text:p>
          </table:table-cell>
          <table:table-cell office:value-type="float" office:value="1.61693143844605" calcext:value-type="float">
            <text:p>1.61693143844605</text:p>
          </table:table-cell>
          <table:table-cell office:value-type="float" office:value="1.44392812252045" calcext:value-type="float">
            <text:p>1.44392812252045</text:p>
          </table:table-cell>
          <table:table-cell office:value-type="float" office:value="1.48215126991272" calcext:value-type="float">
            <text:p>1.48215126991272</text:p>
          </table:table-cell>
          <table:table-cell office:value-type="float" office:value="1.62692058086395" calcext:value-type="float">
            <text:p>1.62692058086395</text:p>
          </table:table-cell>
          <table:table-cell office:value-type="float" office:value="1.40991735458374" calcext:value-type="float">
            <text:p>1.40991735458374</text:p>
          </table:table-cell>
          <table:table-cell office:value-type="float" office:value="1.19153475761414" calcext:value-type="float">
            <text:p>1.19153475761414</text:p>
          </table:table-cell>
          <table:table-cell office:value-type="float" office:value="1.3983793258667" calcext:value-type="float">
            <text:p>1.3983793258667</text:p>
          </table:table-cell>
          <table:table-cell office:value-type="float" office:value="1.50212168693542" calcext:value-type="float">
            <text:p>1.50212168693542</text:p>
          </table:table-cell>
          <table:table-cell office:value-type="float" office:value="1.42042422294617" calcext:value-type="float">
            <text:p>1.42042422294617</text:p>
          </table:table-cell>
          <table:table-cell table:number-columns-repeated="10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674" calcext:value-type="float">
            <text:p>1.4674</text:p>
          </table:table-cell>
          <table:table-cell office:value-type="float" office:value="1.4771" calcext:value-type="float">
            <text:p>1.4771</text:p>
          </table:table-cell>
          <table:table-cell office:value-type="float" office:value="1.6895" calcext:value-type="float">
            <text:p>1.6895</text:p>
          </table:table-cell>
          <table:table-cell office:value-type="float" office:value="1.0381" calcext:value-type="float">
            <text:p>1.0381</text:p>
          </table:table-cell>
          <table:table-cell office:value-type="float" office:value="1.5700877904892" calcext:value-type="float">
            <text:p>1.5700877904892</text:p>
          </table:table-cell>
          <table:table-cell office:value-type="float" office:value="1.55172049999237" calcext:value-type="float">
            <text:p>1.55172049999237</text:p>
          </table:table-cell>
          <table:table-cell office:value-type="float" office:value="1.47133851051331" calcext:value-type="float">
            <text:p>1.47133851051331</text:p>
          </table:table-cell>
          <table:table-cell office:value-type="float" office:value="1.36240410804749" calcext:value-type="float">
            <text:p>1.36240410804749</text:p>
          </table:table-cell>
          <table:table-cell office:value-type="float" office:value="1.5033323764801" calcext:value-type="float">
            <text:p>1.5033323764801</text:p>
          </table:table-cell>
          <table:table-cell office:value-type="float" office:value="1.33661878108978" calcext:value-type="float">
            <text:p>1.33661878108978</text:p>
          </table:table-cell>
          <table:table-cell office:value-type="float" office:value="1.49345982074738" calcext:value-type="float">
            <text:p>1.49345982074738</text:p>
          </table:table-cell>
          <table:table-cell office:value-type="float" office:value="1.41900706291199" calcext:value-type="float">
            <text:p>1.41900706291199</text:p>
          </table:table-cell>
          <table:table-cell office:value-type="float" office:value="1.38822746276855" calcext:value-type="float">
            <text:p>1.38822746276855</text:p>
          </table:table-cell>
          <table:table-cell office:value-type="float" office:value="1.38455820083618" calcext:value-type="float">
            <text:p>1.38455820083618</text:p>
          </table:table-cell>
          <table:table-cell office:value-type="float" office:value="1.47709035873413" calcext:value-type="float">
            <text:p>1.47709035873413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51586353778839" calcext:value-type="float">
            <text:p>1.51586353778839</text:p>
          </table:table-cell>
          <table:table-cell office:value-type="float" office:value="1.38407790660858" calcext:value-type="float">
            <text:p>1.38407790660858</text:p>
          </table:table-cell>
          <table:table-cell office:value-type="float" office:value="1.60258114337921" calcext:value-type="float">
            <text:p>1.60258114337921</text:p>
          </table:table-cell>
          <table:table-cell office:value-type="float" office:value="1.53383219242096" calcext:value-type="float">
            <text:p>1.53383219242096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39679849147797" calcext:value-type="float">
            <text:p>1.39679849147797</text:p>
          </table:table-cell>
          <table:table-cell office:value-type="float" office:value="1.46063983440399" calcext:value-type="float">
            <text:p>1.46063983440399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46701788902283" calcext:value-type="float">
            <text:p>1.46701788902283</text:p>
          </table:table-cell>
          <table:table-cell office:value-type="float" office:value="1.59675240516663" calcext:value-type="float">
            <text:p>1.59675240516663</text:p>
          </table:table-cell>
          <table:table-cell office:value-type="float" office:value="1.63931131362915" calcext:value-type="float">
            <text:p>1.63931131362915</text:p>
          </table:table-cell>
          <table:table-cell office:value-type="float" office:value="1.60517275333405" calcext:value-type="float">
            <text:p>1.60517275333405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57841610908508" calcext:value-type="float">
            <text:p>1.57841610908508</text:p>
          </table:table-cell>
          <table:table-cell office:value-type="float" office:value="1.58375179767609" calcext:value-type="float">
            <text:p>1.58375179767609</text:p>
          </table:table-cell>
          <table:table-cell office:value-type="float" office:value="1.65118110179901" calcext:value-type="float">
            <text:p>1.65118110179901</text:p>
          </table:table-cell>
          <table:table-cell office:value-type="float" office:value="1.61758077144623" calcext:value-type="float">
            <text:p>1.61758077144623</text:p>
          </table:table-cell>
          <table:table-cell office:value-type="float" office:value="1.53741240501404" calcext:value-type="float">
            <text:p>1.53741240501404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48236703872681" calcext:value-type="float">
            <text:p>1.48236703872681</text:p>
          </table:table-cell>
          <table:table-cell office:value-type="float" office:value="1.49159955978394" calcext:value-type="float">
            <text:p>1.49159955978394</text:p>
          </table:table-cell>
          <table:table-cell office:value-type="float" office:value="1.5372097492218" calcext:value-type="float">
            <text:p>1.5372097492218</text:p>
          </table:table-cell>
          <table:table-cell office:value-type="float" office:value="1.4771443605423" calcext:value-type="float">
            <text:p>1.4771443605423</text:p>
          </table:table-cell>
          <table:table-cell office:value-type="float" office:value="1.44515955448151" calcext:value-type="float">
            <text:p>1.44515955448151</text:p>
          </table:table-cell>
          <table:table-cell office:value-type="float" office:value="1.36123585700989" calcext:value-type="float">
            <text:p>1.36123585700989</text:p>
          </table:table-cell>
          <table:table-cell office:value-type="float" office:value="1.41237926483154" calcext:value-type="float">
            <text:p>1.41237926483154</text:p>
          </table:table-cell>
          <table:table-cell office:value-type="float" office:value="1.50067210197449" calcext:value-type="float">
            <text:p>1.50067210197449</text:p>
          </table:table-cell>
          <table:table-cell office:value-type="float" office:value="1.46337032318115" calcext:value-type="float">
            <text:p>1.46337032318115</text:p>
          </table:table-cell>
          <table:table-cell office:value-type="float" office:value="1.38256478309631" calcext:value-type="float">
            <text:p>1.38256478309631</text:p>
          </table:table-cell>
          <table:table-cell office:value-type="float" office:value="1.36678969860077" calcext:value-type="float">
            <text:p>1.36678969860077</text:p>
          </table:table-cell>
          <table:table-cell office:value-type="float" office:value="1.42275679111481" calcext:value-type="float">
            <text:p>1.42275679111481</text:p>
          </table:table-cell>
          <table:table-cell office:value-type="float" office:value="1.39429044723511" calcext:value-type="float">
            <text:p>1.39429044723511</text:p>
          </table:table-cell>
          <table:table-cell office:value-type="float" office:value="1.546067237854" calcext:value-type="float">
            <text:p>1.546067237854</text:p>
          </table:table-cell>
          <table:table-cell office:value-type="float" office:value="1.51292252540588" calcext:value-type="float">
            <text:p>1.51292252540588</text:p>
          </table:table-cell>
          <table:table-cell office:value-type="float" office:value="1.39640760421753" calcext:value-type="float">
            <text:p>1.39640760421753</text:p>
          </table:table-cell>
          <table:table-cell office:value-type="float" office:value="1.46053326129913" calcext:value-type="float">
            <text:p>1.46053326129913</text:p>
          </table:table-cell>
          <table:table-cell office:value-type="float" office:value="1.47755885124207" calcext:value-type="float">
            <text:p>1.47755885124207</text:p>
          </table:table-cell>
          <table:table-cell office:value-type="float" office:value="1.03809583187103" calcext:value-type="float">
            <text:p>1.03809583187103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40677285194397" calcext:value-type="float">
            <text:p>1.40677285194397</text:p>
          </table:table-cell>
          <table:table-cell office:value-type="float" office:value="1.39341521263123" calcext:value-type="float">
            <text:p>1.39341521263123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674" calcext:value-type="float">
            <text:p>1.4674</text:p>
          </table:table-cell>
          <table:table-cell office:value-type="float" office:value="1.4771" calcext:value-type="float">
            <text:p>1.4771</text:p>
          </table:table-cell>
          <table:table-cell office:value-type="float" office:value="1.6895" calcext:value-type="float">
            <text:p>1.6895</text:p>
          </table:table-cell>
          <table:table-cell office:value-type="float" office:value="1.0381" calcext:value-type="float">
            <text:p>1.0381</text:p>
          </table:table-cell>
          <table:table-cell office:value-type="float" office:value="1.5700877904892" calcext:value-type="float">
            <text:p>1.5700877904892</text:p>
          </table:table-cell>
          <table:table-cell office:value-type="float" office:value="1.55172049999237" calcext:value-type="float">
            <text:p>1.55172049999237</text:p>
          </table:table-cell>
          <table:table-cell office:value-type="float" office:value="1.47133851051331" calcext:value-type="float">
            <text:p>1.47133851051331</text:p>
          </table:table-cell>
          <table:table-cell office:value-type="float" office:value="1.36240410804749" calcext:value-type="float">
            <text:p>1.36240410804749</text:p>
          </table:table-cell>
          <table:table-cell office:value-type="float" office:value="1.5033323764801" calcext:value-type="float">
            <text:p>1.5033323764801</text:p>
          </table:table-cell>
          <table:table-cell office:value-type="float" office:value="1.33661878108978" calcext:value-type="float">
            <text:p>1.33661878108978</text:p>
          </table:table-cell>
          <table:table-cell office:value-type="float" office:value="1.49345982074738" calcext:value-type="float">
            <text:p>1.49345982074738</text:p>
          </table:table-cell>
          <table:table-cell office:value-type="float" office:value="1.41900706291199" calcext:value-type="float">
            <text:p>1.41900706291199</text:p>
          </table:table-cell>
          <table:table-cell office:value-type="float" office:value="1.38822746276855" calcext:value-type="float">
            <text:p>1.38822746276855</text:p>
          </table:table-cell>
          <table:table-cell office:value-type="float" office:value="1.38455820083618" calcext:value-type="float">
            <text:p>1.38455820083618</text:p>
          </table:table-cell>
          <table:table-cell office:value-type="float" office:value="1.47709035873413" calcext:value-type="float">
            <text:p>1.47709035873413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51586353778839" calcext:value-type="float">
            <text:p>1.51586353778839</text:p>
          </table:table-cell>
          <table:table-cell office:value-type="float" office:value="1.38407790660858" calcext:value-type="float">
            <text:p>1.38407790660858</text:p>
          </table:table-cell>
          <table:table-cell office:value-type="float" office:value="1.60258114337921" calcext:value-type="float">
            <text:p>1.60258114337921</text:p>
          </table:table-cell>
          <table:table-cell office:value-type="float" office:value="1.53383219242096" calcext:value-type="float">
            <text:p>1.53383219242096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39679849147797" calcext:value-type="float">
            <text:p>1.39679849147797</text:p>
          </table:table-cell>
          <table:table-cell office:value-type="float" office:value="1.46063983440399" calcext:value-type="float">
            <text:p>1.46063983440399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46701788902283" calcext:value-type="float">
            <text:p>1.46701788902283</text:p>
          </table:table-cell>
          <table:table-cell office:value-type="float" office:value="1.59675240516663" calcext:value-type="float">
            <text:p>1.59675240516663</text:p>
          </table:table-cell>
          <table:table-cell office:value-type="float" office:value="1.63931131362915" calcext:value-type="float">
            <text:p>1.63931131362915</text:p>
          </table:table-cell>
          <table:table-cell office:value-type="float" office:value="1.60517275333405" calcext:value-type="float">
            <text:p>1.60517275333405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57841610908508" calcext:value-type="float">
            <text:p>1.57841610908508</text:p>
          </table:table-cell>
          <table:table-cell office:value-type="float" office:value="1.58375179767609" calcext:value-type="float">
            <text:p>1.58375179767609</text:p>
          </table:table-cell>
          <table:table-cell office:value-type="float" office:value="1.65118110179901" calcext:value-type="float">
            <text:p>1.65118110179901</text:p>
          </table:table-cell>
          <table:table-cell office:value-type="float" office:value="1.61758077144623" calcext:value-type="float">
            <text:p>1.61758077144623</text:p>
          </table:table-cell>
          <table:table-cell office:value-type="float" office:value="1.53741240501404" calcext:value-type="float">
            <text:p>1.53741240501404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48236703872681" calcext:value-type="float">
            <text:p>1.48236703872681</text:p>
          </table:table-cell>
          <table:table-cell office:value-type="float" office:value="1.49159955978394" calcext:value-type="float">
            <text:p>1.49159955978394</text:p>
          </table:table-cell>
          <table:table-cell office:value-type="float" office:value="1.5372097492218" calcext:value-type="float">
            <text:p>1.5372097492218</text:p>
          </table:table-cell>
          <table:table-cell office:value-type="float" office:value="1.4771443605423" calcext:value-type="float">
            <text:p>1.4771443605423</text:p>
          </table:table-cell>
          <table:table-cell office:value-type="float" office:value="1.44515955448151" calcext:value-type="float">
            <text:p>1.44515955448151</text:p>
          </table:table-cell>
          <table:table-cell office:value-type="float" office:value="1.36123585700989" calcext:value-type="float">
            <text:p>1.36123585700989</text:p>
          </table:table-cell>
          <table:table-cell office:value-type="float" office:value="1.41237926483154" calcext:value-type="float">
            <text:p>1.41237926483154</text:p>
          </table:table-cell>
          <table:table-cell office:value-type="float" office:value="1.50067210197449" calcext:value-type="float">
            <text:p>1.50067210197449</text:p>
          </table:table-cell>
          <table:table-cell office:value-type="float" office:value="1.46337032318115" calcext:value-type="float">
            <text:p>1.46337032318115</text:p>
          </table:table-cell>
          <table:table-cell office:value-type="float" office:value="1.38256478309631" calcext:value-type="float">
            <text:p>1.38256478309631</text:p>
          </table:table-cell>
          <table:table-cell office:value-type="float" office:value="1.36678969860077" calcext:value-type="float">
            <text:p>1.36678969860077</text:p>
          </table:table-cell>
          <table:table-cell office:value-type="float" office:value="1.42275679111481" calcext:value-type="float">
            <text:p>1.42275679111481</text:p>
          </table:table-cell>
          <table:table-cell office:value-type="float" office:value="1.39429044723511" calcext:value-type="float">
            <text:p>1.39429044723511</text:p>
          </table:table-cell>
          <table:table-cell office:value-type="float" office:value="1.546067237854" calcext:value-type="float">
            <text:p>1.546067237854</text:p>
          </table:table-cell>
          <table:table-cell office:value-type="float" office:value="1.51292252540588" calcext:value-type="float">
            <text:p>1.51292252540588</text:p>
          </table:table-cell>
          <table:table-cell office:value-type="float" office:value="1.39640760421753" calcext:value-type="float">
            <text:p>1.39640760421753</text:p>
          </table:table-cell>
          <table:table-cell office:value-type="float" office:value="1.46053326129913" calcext:value-type="float">
            <text:p>1.46053326129913</text:p>
          </table:table-cell>
          <table:table-cell office:value-type="float" office:value="1.47755885124207" calcext:value-type="float">
            <text:p>1.47755885124207</text:p>
          </table:table-cell>
          <table:table-cell office:value-type="float" office:value="1.03809583187103" calcext:value-type="float">
            <text:p>1.03809583187103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40677285194397" calcext:value-type="float">
            <text:p>1.40677285194397</text:p>
          </table:table-cell>
          <table:table-cell office:value-type="float" office:value="1.39341521263123" calcext:value-type="float">
            <text:p>1.39341521263123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603" calcext:value-type="float">
            <text:p>1.4603</text:p>
          </table:table-cell>
          <table:table-cell office:value-type="float" office:value="1.4741" calcext:value-type="float">
            <text:p>1.4741</text:p>
          </table:table-cell>
          <table:table-cell office:value-type="float" office:value="1.7856" calcext:value-type="float">
            <text:p>1.7856</text:p>
          </table:table-cell>
          <table:table-cell office:value-type="float" office:value="0.9459" calcext:value-type="float">
            <text:p>0.9459</text:p>
          </table:table-cell>
          <table:table-cell office:value-type="float" office:value="1.45064973831177" calcext:value-type="float">
            <text:p>1.45064973831177</text:p>
          </table:table-cell>
          <table:table-cell office:value-type="float" office:value="1.55114662647247" calcext:value-type="float">
            <text:p>1.5511466264724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151496887207" calcext:value-type="float">
            <text:p>1.4151496887207</text:p>
          </table:table-cell>
          <table:table-cell office:value-type="float" office:value="1.44390761852264" calcext:value-type="float">
            <text:p>1.44390761852264</text:p>
          </table:table-cell>
          <table:table-cell office:value-type="float" office:value="1.51012051105499" calcext:value-type="float">
            <text:p>1.51012051105499</text:p>
          </table:table-cell>
          <table:table-cell office:value-type="float" office:value="1.38619756698608" calcext:value-type="float">
            <text:p>1.38619756698608</text:p>
          </table:table-cell>
          <table:table-cell office:value-type="float" office:value="0.945922017097473" calcext:value-type="float">
            <text:p>0.945922017097473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59278774261475" calcext:value-type="float">
            <text:p>1.59278774261475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4568765163422" calcext:value-type="float">
            <text:p>1.44568765163422</text:p>
          </table:table-cell>
          <table:table-cell office:value-type="float" office:value="1.3946807384491" calcext:value-type="float">
            <text:p>1.3946807384491</text:p>
          </table:table-cell>
          <table:table-cell office:value-type="float" office:value="1.53570210933685" calcext:value-type="float">
            <text:p>1.53570210933685</text:p>
          </table:table-cell>
          <table:table-cell office:value-type="float" office:value="1.49482071399689" calcext:value-type="float">
            <text:p>1.49482071399689</text:p>
          </table:table-cell>
          <table:table-cell office:value-type="float" office:value="1.56813621520996" calcext:value-type="float">
            <text:p>1.56813621520996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620849609375" calcext:value-type="float">
            <text:p>1.620849609375</text:p>
          </table:table-cell>
          <table:table-cell office:value-type="float" office:value="1.29125738143921" calcext:value-type="float">
            <text:p>1.29125738143921</text:p>
          </table:table-cell>
          <table:table-cell office:value-type="float" office:value="1.57464909553528" calcext:value-type="float">
            <text:p>1.57464909553528</text:p>
          </table:table-cell>
          <table:table-cell office:value-type="float" office:value="1.17692303657532" calcext:value-type="float">
            <text:p>1.17692303657532</text:p>
          </table:table-cell>
          <table:table-cell office:value-type="float" office:value="1.40164864063263" calcext:value-type="float">
            <text:p>1.40164864063263</text:p>
          </table:table-cell>
          <table:table-cell office:value-type="float" office:value="1.50443255901337" calcext:value-type="float">
            <text:p>1.50443255901337</text:p>
          </table:table-cell>
          <table:table-cell office:value-type="float" office:value="1.69185841083527" calcext:value-type="float">
            <text:p>1.69185841083527</text:p>
          </table:table-cell>
          <table:table-cell office:value-type="float" office:value="1.66132128238678" calcext:value-type="float">
            <text:p>1.66132128238678</text:p>
          </table:table-cell>
          <table:table-cell office:value-type="float" office:value="1.46705293655396" calcext:value-type="float">
            <text:p>1.46705293655396</text:p>
          </table:table-cell>
          <table:table-cell office:value-type="float" office:value="1.5701357126236" calcext:value-type="float">
            <text:p>1.5701357126236</text:p>
          </table:table-cell>
          <table:table-cell office:value-type="float" office:value="1.56511521339417" calcext:value-type="float">
            <text:p>1.56511521339417</text:p>
          </table:table-cell>
          <table:table-cell office:value-type="float" office:value="1.46515440940857" calcext:value-type="float">
            <text:p>1.46515440940857</text:p>
          </table:table-cell>
          <table:table-cell office:value-type="float" office:value="1.48196983337402" calcext:value-type="float">
            <text:p>1.48196983337402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47195541858673" calcext:value-type="float">
            <text:p>1.47195541858673</text:p>
          </table:table-cell>
          <table:table-cell office:value-type="float" office:value="1.37457346916199" calcext:value-type="float">
            <text:p>1.37457346916199</text:p>
          </table:table-cell>
          <table:table-cell office:value-type="float" office:value="1.21789658069611" calcext:value-type="float">
            <text:p>1.21789658069611</text:p>
          </table:table-cell>
          <table:table-cell office:value-type="float" office:value="1.42106533050537" calcext:value-type="float">
            <text:p>1.42106533050537</text:p>
          </table:table-cell>
          <table:table-cell office:value-type="float" office:value="1.59907567501068" calcext:value-type="float">
            <text:p>1.59907567501068</text:p>
          </table:table-cell>
          <table:table-cell office:value-type="float" office:value="1.53984570503235" calcext:value-type="float">
            <text:p>1.53984570503235</text:p>
          </table:table-cell>
          <table:table-cell office:value-type="float" office:value="1.51961863040924" calcext:value-type="float">
            <text:p>1.51961863040924</text:p>
          </table:table-cell>
          <table:table-cell office:value-type="float" office:value="1.41062939167023" calcext:value-type="float">
            <text:p>1.41062939167023</text:p>
          </table:table-cell>
          <table:table-cell office:value-type="float" office:value="1.49256193637848" calcext:value-type="float">
            <text:p>1.49256193637848</text:p>
          </table:table-cell>
          <table:table-cell office:value-type="float" office:value="1.4876583814621" calcext:value-type="float">
            <text:p>1.4876583814621</text:p>
          </table:table-cell>
          <table:table-cell office:value-type="float" office:value="1.31359827518463" calcext:value-type="float">
            <text:p>1.31359827518463</text:p>
          </table:table-cell>
          <table:table-cell office:value-type="float" office:value="1.24920344352722" calcext:value-type="float">
            <text:p>1.24920344352722</text:p>
          </table:table-cell>
          <table:table-cell office:value-type="float" office:value="1.4702410697937" calcext:value-type="float">
            <text:p>1.4702410697937</text:p>
          </table:table-cell>
          <table:table-cell office:value-type="float" office:value="1.6958714723587" calcext:value-type="float">
            <text:p>1.6958714723587</text:p>
          </table:table-cell>
          <table:table-cell office:value-type="float" office:value="1.58886635303497" calcext:value-type="float">
            <text:p>1.58886635303497</text:p>
          </table:table-cell>
          <table:table-cell office:value-type="float" office:value="1.33762669563293" calcext:value-type="float">
            <text:p>1.33762669563293</text:p>
          </table:table-cell>
          <table:table-cell office:value-type="float" office:value="1.69718527793884" calcext:value-type="float">
            <text:p>1.69718527793884</text:p>
          </table:table-cell>
          <table:table-cell office:value-type="float" office:value="1.47409021854401" calcext:value-type="float">
            <text:p>1.47409021854401</text:p>
          </table:table-cell>
          <table:table-cell office:value-type="float" office:value="1.49493765830994" calcext:value-type="float">
            <text:p>1.49493765830994</text:p>
          </table:table-cell>
          <table:table-cell office:value-type="float" office:value="1.18339323997498" calcext:value-type="float">
            <text:p>1.18339323997498</text:p>
          </table:table-cell>
          <table:table-cell office:value-type="float" office:value="1.26373648643494" calcext:value-type="float">
            <text:p>1.26373648643494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5062" calcext:value-type="float">
            <text:p>1.5062</text:p>
          </table:table-cell>
          <table:table-cell office:value-type="float" office:value="1.529" calcext:value-type="float">
            <text:p>1.529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239" calcext:value-type="float">
            <text:p>1.239</text:p>
          </table:table-cell>
          <table:table-cell office:value-type="float" office:value="1.38247156143188" calcext:value-type="float">
            <text:p>1.38247156143188</text:p>
          </table:table-cell>
          <table:table-cell office:value-type="float" office:value="1.46429562568665" calcext:value-type="float">
            <text:p>1.46429562568665</text:p>
          </table:table-cell>
          <table:table-cell office:value-type="float" office:value="1.50257527828217" calcext:value-type="float">
            <text:p>1.50257527828217</text:p>
          </table:table-cell>
          <table:table-cell office:value-type="float" office:value="1.33795201778412" calcext:value-type="float">
            <text:p>1.33795201778412</text:p>
          </table:table-cell>
          <table:table-cell office:value-type="float" office:value="1.3756730556488" calcext:value-type="float">
            <text:p>1.3756730556488</text:p>
          </table:table-cell>
          <table:table-cell office:value-type="float" office:value="1.5972363948822" calcext:value-type="float">
            <text:p>1.5972363948822</text:p>
          </table:table-cell>
          <table:table-cell office:value-type="float" office:value="1.33229279518127" calcext:value-type="float">
            <text:p>1.33229279518127</text:p>
          </table:table-cell>
          <table:table-cell office:value-type="float" office:value="1.53999376296997" calcext:value-type="float">
            <text:p>1.53999376296997</text:p>
          </table:table-cell>
          <table:table-cell office:value-type="float" office:value="1.5236908197403" calcext:value-type="float">
            <text:p>1.5236908197403</text:p>
          </table:table-cell>
          <table:table-cell office:value-type="float" office:value="1.39205884933472" calcext:value-type="float">
            <text:p>1.39205884933472</text:p>
          </table:table-cell>
          <table:table-cell office:value-type="float" office:value="1.4494092464447" calcext:value-type="float">
            <text:p>1.4494092464447</text:p>
          </table:table-cell>
          <table:table-cell office:value-type="float" office:value="1.59651553630829" calcext:value-type="float">
            <text:p>1.59651553630829</text:p>
          </table:table-cell>
          <table:table-cell office:value-type="float" office:value="1.24394619464874" calcext:value-type="float">
            <text:p>1.24394619464874</text:p>
          </table:table-cell>
          <table:table-cell office:value-type="float" office:value="1.41330921649933" calcext:value-type="float">
            <text:p>1.41330921649933</text:p>
          </table:table-cell>
          <table:table-cell office:value-type="float" office:value="1.63635790348053" calcext:value-type="float">
            <text:p>1.63635790348053</text:p>
          </table:table-cell>
          <table:table-cell office:value-type="float" office:value="1.29673326015472" calcext:value-type="float">
            <text:p>1.29673326015472</text:p>
          </table:table-cell>
          <table:table-cell office:value-type="float" office:value="1.51599562168121" calcext:value-type="float">
            <text:p>1.51599562168121</text:p>
          </table:table-cell>
          <table:table-cell office:value-type="float" office:value="1.4257504940033" calcext:value-type="float">
            <text:p>1.4257504940033</text:p>
          </table:table-cell>
          <table:table-cell office:value-type="float" office:value="1.52022159099579" calcext:value-type="float">
            <text:p>1.52022159099579</text:p>
          </table:table-cell>
          <table:table-cell office:value-type="float" office:value="1.53810083866119" calcext:value-type="float">
            <text:p>1.53810083866119</text:p>
          </table:table-cell>
          <table:table-cell office:value-type="float" office:value="1.52475190162659" calcext:value-type="float">
            <text:p>1.52475190162659</text:p>
          </table:table-cell>
          <table:table-cell office:value-type="float" office:value="1.52904176712036" calcext:value-type="float">
            <text:p>1.52904176712036</text:p>
          </table:table-cell>
          <table:table-cell office:value-type="float" office:value="1.64088141918182" calcext:value-type="float">
            <text:p>1.64088141918182</text:p>
          </table:table-cell>
          <table:table-cell office:value-type="float" office:value="1.55984950065613" calcext:value-type="float">
            <text:p>1.55984950065613</text:p>
          </table:table-cell>
          <table:table-cell office:value-type="float" office:value="1.39809012413025" calcext:value-type="float">
            <text:p>1.39809012413025</text:p>
          </table:table-cell>
          <table:table-cell office:value-type="float" office:value="1.5141407251358" calcext:value-type="float">
            <text:p>1.5141407251358</text:p>
          </table:table-cell>
          <table:table-cell office:value-type="float" office:value="1.48749911785126" calcext:value-type="float">
            <text:p>1.48749911785126</text:p>
          </table:table-cell>
          <table:table-cell office:value-type="float" office:value="1.61678528785706" calcext:value-type="float">
            <text:p>1.61678528785706</text:p>
          </table:table-cell>
          <table:table-cell office:value-type="float" office:value="1.65069532394409" calcext:value-type="float">
            <text:p>1.65069532394409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59743702411652" calcext:value-type="float">
            <text:p>1.59743702411652</text:p>
          </table:table-cell>
          <table:table-cell office:value-type="float" office:value="1.44053077697754" calcext:value-type="float">
            <text:p>1.44053077697754</text:p>
          </table:table-cell>
          <table:table-cell office:value-type="float" office:value="1.64818120002747" calcext:value-type="float">
            <text:p>1.64818120002747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23899674415588" calcext:value-type="float">
            <text:p>1.23899674415588</text:p>
          </table:table-cell>
          <table:table-cell office:value-type="float" office:value="1.57053685188293" calcext:value-type="float">
            <text:p>1.57053685188293</text:p>
          </table:table-cell>
          <table:table-cell office:value-type="float" office:value="1.36706864833832" calcext:value-type="float">
            <text:p>1.36706864833832</text:p>
          </table:table-cell>
          <table:table-cell office:value-type="float" office:value="1.5438551902771" calcext:value-type="float">
            <text:p>1.5438551902771</text:p>
          </table:table-cell>
          <table:table-cell office:value-type="float" office:value="1.31400918960571" calcext:value-type="float">
            <text:p>1.31400918960571</text:p>
          </table:table-cell>
          <table:table-cell office:value-type="float" office:value="1.56125676631928" calcext:value-type="float">
            <text:p>1.56125676631928</text:p>
          </table:table-cell>
          <table:table-cell office:value-type="float" office:value="1.61757683753967" calcext:value-type="float">
            <text:p>1.61757683753967</text:p>
          </table:table-cell>
          <table:table-cell office:value-type="float" office:value="1.45622503757477" calcext:value-type="float">
            <text:p>1.45622503757477</text:p>
          </table:table-cell>
          <table:table-cell office:value-type="float" office:value="1.50556540489197" calcext:value-type="float">
            <text:p>1.50556540489197</text:p>
          </table:table-cell>
          <table:table-cell office:value-type="float" office:value="1.45580649375916" calcext:value-type="float">
            <text:p>1.45580649375916</text:p>
          </table:table-cell>
          <table:table-cell office:value-type="float" office:value="1.59108245372772" calcext:value-type="float">
            <text:p>1.59108245372772</text:p>
          </table:table-cell>
          <table:table-cell office:value-type="float" office:value="1.57183575630188" calcext:value-type="float">
            <text:p>1.57183575630188</text:p>
          </table:table-cell>
          <table:table-cell office:value-type="float" office:value="1.54912912845612" calcext:value-type="float">
            <text:p>1.54912912845612</text:p>
          </table:table-cell>
          <table:table-cell office:value-type="float" office:value="1.55557441711426" calcext:value-type="float">
            <text:p>1.55557441711426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59094762802124" calcext:value-type="float">
            <text:p>1.59094762802124</text:p>
          </table:table-cell>
          <table:table-cell office:value-type="float" office:value="1.54715096950531" calcext:value-type="float">
            <text:p>1.54715096950531</text:p>
          </table:table-cell>
          <table:table-cell office:value-type="float" office:value="1.60277593135834" calcext:value-type="float">
            <text:p>1.60277593135834</text:p>
          </table:table-cell>
          <table:table-cell office:value-type="float" office:value="1.66043221950531" calcext:value-type="float">
            <text:p>1.66043221950531</text:p>
          </table:table-cell>
          <table:table-cell office:value-type="float" office:value="1.60009956359863" calcext:value-type="float">
            <text:p>1.60009956359863</text:p>
          </table:table-cell>
          <table:table-cell office:value-type="float" office:value="1.56683933734894" calcext:value-type="float">
            <text:p>1.56683933734894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808" calcext:value-type="float">
            <text:p>1.4808</text:p>
          </table:table-cell>
          <table:table-cell office:value-type="float" office:value="1.4831" calcext:value-type="float">
            <text:p>1.4831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1556" calcext:value-type="float">
            <text:p>1.1556</text:p>
          </table:table-cell>
          <table:table-cell office:value-type="float" office:value="1.42314600944519" calcext:value-type="float">
            <text:p>1.42314600944519</text:p>
          </table:table-cell>
          <table:table-cell office:value-type="float" office:value="1.50330924987793" calcext:value-type="float">
            <text:p>1.50330924987793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46575212478638" calcext:value-type="float">
            <text:p>1.46575212478638</text:p>
          </table:table-cell>
          <table:table-cell office:value-type="float" office:value="1.40572392940521" calcext:value-type="float">
            <text:p>1.40572392940521</text:p>
          </table:table-cell>
          <table:table-cell office:value-type="float" office:value="1.4830504655838" calcext:value-type="float">
            <text:p>1.4830504655838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1059005260468" calcext:value-type="float">
            <text:p>1.41059005260468</text:p>
          </table:table-cell>
          <table:table-cell office:value-type="float" office:value="1.53494608402252" calcext:value-type="float">
            <text:p>1.53494608402252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28935873508453" calcext:value-type="float">
            <text:p>1.28935873508453</text:p>
          </table:table-cell>
          <table:table-cell office:value-type="float" office:value="1.59651553630829" calcext:value-type="float">
            <text:p>1.59651553630829</text:p>
          </table:table-cell>
          <table:table-cell office:value-type="float" office:value="1.24394619464874" calcext:value-type="float">
            <text:p>1.24394619464874</text:p>
          </table:table-cell>
          <table:table-cell office:value-type="float" office:value="1.38247156143188" calcext:value-type="float">
            <text:p>1.38247156143188</text:p>
          </table:table-cell>
          <table:table-cell office:value-type="float" office:value="1.41330921649933" calcext:value-type="float">
            <text:p>1.41330921649933</text:p>
          </table:table-cell>
          <table:table-cell office:value-type="float" office:value="1.63635790348053" calcext:value-type="float">
            <text:p>1.63635790348053</text:p>
          </table:table-cell>
          <table:table-cell office:value-type="float" office:value="1.29673326015472" calcext:value-type="float">
            <text:p>1.29673326015472</text:p>
          </table:table-cell>
          <table:table-cell office:value-type="float" office:value="1.4257504940033" calcext:value-type="float">
            <text:p>1.4257504940033</text:p>
          </table:table-cell>
          <table:table-cell office:value-type="float" office:value="1.52022159099579" calcext:value-type="float">
            <text:p>1.52022159099579</text:p>
          </table:table-cell>
          <table:table-cell office:value-type="float" office:value="1.64757204055786" calcext:value-type="float">
            <text:p>1.64757204055786</text:p>
          </table:table-cell>
          <table:table-cell office:value-type="float" office:value="1.37325966358185" calcext:value-type="float">
            <text:p>1.37325966358185</text:p>
          </table:table-cell>
          <table:table-cell office:value-type="float" office:value="1.45257687568665" calcext:value-type="float">
            <text:p>1.45257687568665</text:p>
          </table:table-cell>
          <table:table-cell office:value-type="float" office:value="1.50169777870178" calcext:value-type="float">
            <text:p>1.50169777870178</text:p>
          </table:table-cell>
          <table:table-cell office:value-type="float" office:value="1.57283556461334" calcext:value-type="float">
            <text:p>1.57283556461334</text:p>
          </table:table-cell>
          <table:table-cell office:value-type="float" office:value="1.15562391281128" calcext:value-type="float">
            <text:p>1.15562391281128</text:p>
          </table:table-cell>
          <table:table-cell office:value-type="float" office:value="1.41991209983826" calcext:value-type="float">
            <text:p>1.41991209983826</text:p>
          </table:table-cell>
          <table:table-cell office:value-type="float" office:value="1.62818968296051" calcext:value-type="float">
            <text:p>1.62818968296051</text:p>
          </table:table-cell>
          <table:table-cell office:value-type="float" office:value="1.61678528785706" calcext:value-type="float">
            <text:p>1.61678528785706</text:p>
          </table:table-cell>
          <table:table-cell office:value-type="float" office:value="1.50257527828217" calcext:value-type="float">
            <text:p>1.50257527828217</text:p>
          </table:table-cell>
          <table:table-cell office:value-type="float" office:value="1.65069532394409" calcext:value-type="float">
            <text:p>1.65069532394409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59743702411652" calcext:value-type="float">
            <text:p>1.59743702411652</text:p>
          </table:table-cell>
          <table:table-cell office:value-type="float" office:value="1.64818120002747" calcext:value-type="float">
            <text:p>1.64818120002747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33795201778412" calcext:value-type="float">
            <text:p>1.33795201778412</text:p>
          </table:table-cell>
          <table:table-cell office:value-type="float" office:value="1.23899674415588" calcext:value-type="float">
            <text:p>1.23899674415588</text:p>
          </table:table-cell>
          <table:table-cell office:value-type="float" office:value="1.57053685188293" calcext:value-type="float">
            <text:p>1.57053685188293</text:p>
          </table:table-cell>
          <table:table-cell office:value-type="float" office:value="1.36706864833832" calcext:value-type="float">
            <text:p>1.36706864833832</text:p>
          </table:table-cell>
          <table:table-cell office:value-type="float" office:value="1.31400918960571" calcext:value-type="float">
            <text:p>1.31400918960571</text:p>
          </table:table-cell>
          <table:table-cell office:value-type="float" office:value="1.56125676631928" calcext:value-type="float">
            <text:p>1.56125676631928</text:p>
          </table:table-cell>
          <table:table-cell office:value-type="float" office:value="1.3756730556488" calcext:value-type="float">
            <text:p>1.3756730556488</text:p>
          </table:table-cell>
          <table:table-cell office:value-type="float" office:value="1.5972363948822" calcext:value-type="float">
            <text:p>1.5972363948822</text:p>
          </table:table-cell>
          <table:table-cell office:value-type="float" office:value="1.33229279518127" calcext:value-type="float">
            <text:p>1.33229279518127</text:p>
          </table:table-cell>
          <table:table-cell office:value-type="float" office:value="1.5236908197403" calcext:value-type="float">
            <text:p>1.5236908197403</text:p>
          </table:table-cell>
          <table:table-cell office:value-type="float" office:value="1.39205884933472" calcext:value-type="float">
            <text:p>1.39205884933472</text:p>
          </table:table-cell>
          <table:table-cell office:value-type="float" office:value="1.61757683753967" calcext:value-type="float">
            <text:p>1.61757683753967</text:p>
          </table:table-cell>
          <table:table-cell office:value-type="float" office:value="1.45622503757477" calcext:value-type="float">
            <text:p>1.45622503757477</text:p>
          </table:table-cell>
          <table:table-cell office:value-type="float" office:value="1.45580649375916" calcext:value-type="float">
            <text:p>1.45580649375916</text:p>
          </table:table-cell>
          <table:table-cell office:value-type="float" office:value="1.59108245372772" calcext:value-type="float">
            <text:p>1.59108245372772</text:p>
          </table:table-cell>
          <table:table-cell office:value-type="float" office:value="1.57183575630188" calcext:value-type="float">
            <text:p>1.57183575630188</text:p>
          </table:table-cell>
          <table:table-cell office:value-type="float" office:value="1.55557441711426" calcext:value-type="float">
            <text:p>1.55557441711426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54715096950531" calcext:value-type="float">
            <text:p>1.54715096950531</text:p>
          </table:table-cell>
          <table:table-cell office:value-type="float" office:value="1.60277593135834" calcext:value-type="float">
            <text:p>1.60277593135834</text:p>
          </table:table-cell>
          <table:table-cell office:value-type="float" office:value="1.56683933734894" calcext:value-type="float">
            <text:p>1.56683933734894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808" calcext:value-type="float">
            <text:p>1.4808</text:p>
          </table:table-cell>
          <table:table-cell office:value-type="float" office:value="1.4831" calcext:value-type="float">
            <text:p>1.4831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1556" calcext:value-type="float">
            <text:p>1.1556</text:p>
          </table:table-cell>
          <table:table-cell office:value-type="float" office:value="1.42314600944519" calcext:value-type="float">
            <text:p>1.42314600944519</text:p>
          </table:table-cell>
          <table:table-cell office:value-type="float" office:value="1.50330924987793" calcext:value-type="float">
            <text:p>1.50330924987793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46575212478638" calcext:value-type="float">
            <text:p>1.46575212478638</text:p>
          </table:table-cell>
          <table:table-cell office:value-type="float" office:value="1.40572392940521" calcext:value-type="float">
            <text:p>1.40572392940521</text:p>
          </table:table-cell>
          <table:table-cell office:value-type="float" office:value="1.4830504655838" calcext:value-type="float">
            <text:p>1.4830504655838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1059005260468" calcext:value-type="float">
            <text:p>1.41059005260468</text:p>
          </table:table-cell>
          <table:table-cell office:value-type="float" office:value="1.53494608402252" calcext:value-type="float">
            <text:p>1.53494608402252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28935873508453" calcext:value-type="float">
            <text:p>1.28935873508453</text:p>
          </table:table-cell>
          <table:table-cell office:value-type="float" office:value="1.59651553630829" calcext:value-type="float">
            <text:p>1.59651553630829</text:p>
          </table:table-cell>
          <table:table-cell office:value-type="float" office:value="1.24394619464874" calcext:value-type="float">
            <text:p>1.24394619464874</text:p>
          </table:table-cell>
          <table:table-cell office:value-type="float" office:value="1.38247156143188" calcext:value-type="float">
            <text:p>1.38247156143188</text:p>
          </table:table-cell>
          <table:table-cell office:value-type="float" office:value="1.41330921649933" calcext:value-type="float">
            <text:p>1.41330921649933</text:p>
          </table:table-cell>
          <table:table-cell office:value-type="float" office:value="1.63635790348053" calcext:value-type="float">
            <text:p>1.63635790348053</text:p>
          </table:table-cell>
          <table:table-cell office:value-type="float" office:value="1.29673326015472" calcext:value-type="float">
            <text:p>1.29673326015472</text:p>
          </table:table-cell>
          <table:table-cell office:value-type="float" office:value="1.4257504940033" calcext:value-type="float">
            <text:p>1.4257504940033</text:p>
          </table:table-cell>
          <table:table-cell office:value-type="float" office:value="1.52022159099579" calcext:value-type="float">
            <text:p>1.52022159099579</text:p>
          </table:table-cell>
          <table:table-cell office:value-type="float" office:value="1.64757204055786" calcext:value-type="float">
            <text:p>1.64757204055786</text:p>
          </table:table-cell>
          <table:table-cell office:value-type="float" office:value="1.37325966358185" calcext:value-type="float">
            <text:p>1.37325966358185</text:p>
          </table:table-cell>
          <table:table-cell office:value-type="float" office:value="1.45257687568665" calcext:value-type="float">
            <text:p>1.45257687568665</text:p>
          </table:table-cell>
          <table:table-cell office:value-type="float" office:value="1.50169777870178" calcext:value-type="float">
            <text:p>1.50169777870178</text:p>
          </table:table-cell>
          <table:table-cell office:value-type="float" office:value="1.57283556461334" calcext:value-type="float">
            <text:p>1.57283556461334</text:p>
          </table:table-cell>
          <table:table-cell office:value-type="float" office:value="1.15562391281128" calcext:value-type="float">
            <text:p>1.15562391281128</text:p>
          </table:table-cell>
          <table:table-cell office:value-type="float" office:value="1.41991209983826" calcext:value-type="float">
            <text:p>1.41991209983826</text:p>
          </table:table-cell>
          <table:table-cell office:value-type="float" office:value="1.62818968296051" calcext:value-type="float">
            <text:p>1.62818968296051</text:p>
          </table:table-cell>
          <table:table-cell office:value-type="float" office:value="1.61678528785706" calcext:value-type="float">
            <text:p>1.61678528785706</text:p>
          </table:table-cell>
          <table:table-cell office:value-type="float" office:value="1.50257527828217" calcext:value-type="float">
            <text:p>1.50257527828217</text:p>
          </table:table-cell>
          <table:table-cell office:value-type="float" office:value="1.65069532394409" calcext:value-type="float">
            <text:p>1.65069532394409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59743702411652" calcext:value-type="float">
            <text:p>1.59743702411652</text:p>
          </table:table-cell>
          <table:table-cell office:value-type="float" office:value="1.64818120002747" calcext:value-type="float">
            <text:p>1.64818120002747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33795201778412" calcext:value-type="float">
            <text:p>1.33795201778412</text:p>
          </table:table-cell>
          <table:table-cell office:value-type="float" office:value="1.23899674415588" calcext:value-type="float">
            <text:p>1.23899674415588</text:p>
          </table:table-cell>
          <table:table-cell office:value-type="float" office:value="1.57053685188293" calcext:value-type="float">
            <text:p>1.57053685188293</text:p>
          </table:table-cell>
          <table:table-cell office:value-type="float" office:value="1.36706864833832" calcext:value-type="float">
            <text:p>1.36706864833832</text:p>
          </table:table-cell>
          <table:table-cell office:value-type="float" office:value="1.31400918960571" calcext:value-type="float">
            <text:p>1.31400918960571</text:p>
          </table:table-cell>
          <table:table-cell office:value-type="float" office:value="1.56125676631928" calcext:value-type="float">
            <text:p>1.56125676631928</text:p>
          </table:table-cell>
          <table:table-cell office:value-type="float" office:value="1.3756730556488" calcext:value-type="float">
            <text:p>1.3756730556488</text:p>
          </table:table-cell>
          <table:table-cell office:value-type="float" office:value="1.5972363948822" calcext:value-type="float">
            <text:p>1.5972363948822</text:p>
          </table:table-cell>
          <table:table-cell office:value-type="float" office:value="1.33229279518127" calcext:value-type="float">
            <text:p>1.33229279518127</text:p>
          </table:table-cell>
          <table:table-cell office:value-type="float" office:value="1.5236908197403" calcext:value-type="float">
            <text:p>1.5236908197403</text:p>
          </table:table-cell>
          <table:table-cell office:value-type="float" office:value="1.39205884933472" calcext:value-type="float">
            <text:p>1.39205884933472</text:p>
          </table:table-cell>
          <table:table-cell office:value-type="float" office:value="1.61757683753967" calcext:value-type="float">
            <text:p>1.61757683753967</text:p>
          </table:table-cell>
          <table:table-cell office:value-type="float" office:value="1.45622503757477" calcext:value-type="float">
            <text:p>1.45622503757477</text:p>
          </table:table-cell>
          <table:table-cell office:value-type="float" office:value="1.45580649375916" calcext:value-type="float">
            <text:p>1.45580649375916</text:p>
          </table:table-cell>
          <table:table-cell office:value-type="float" office:value="1.59108245372772" calcext:value-type="float">
            <text:p>1.59108245372772</text:p>
          </table:table-cell>
          <table:table-cell office:value-type="float" office:value="1.57183575630188" calcext:value-type="float">
            <text:p>1.57183575630188</text:p>
          </table:table-cell>
          <table:table-cell office:value-type="float" office:value="1.55557441711426" calcext:value-type="float">
            <text:p>1.55557441711426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54715096950531" calcext:value-type="float">
            <text:p>1.54715096950531</text:p>
          </table:table-cell>
          <table:table-cell office:value-type="float" office:value="1.60277593135834" calcext:value-type="float">
            <text:p>1.60277593135834</text:p>
          </table:table-cell>
          <table:table-cell office:value-type="float" office:value="1.56683933734894" calcext:value-type="float">
            <text:p>1.56683933734894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808" calcext:value-type="float">
            <text:p>1.4808</text:p>
          </table:table-cell>
          <table:table-cell office:value-type="float" office:value="1.4831" calcext:value-type="float">
            <text:p>1.4831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1556" calcext:value-type="float">
            <text:p>1.1556</text:p>
          </table:table-cell>
          <table:table-cell office:value-type="float" office:value="1.42314600944519" calcext:value-type="float">
            <text:p>1.42314600944519</text:p>
          </table:table-cell>
          <table:table-cell office:value-type="float" office:value="1.50330924987793" calcext:value-type="float">
            <text:p>1.50330924987793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46575212478638" calcext:value-type="float">
            <text:p>1.46575212478638</text:p>
          </table:table-cell>
          <table:table-cell office:value-type="float" office:value="1.40572392940521" calcext:value-type="float">
            <text:p>1.40572392940521</text:p>
          </table:table-cell>
          <table:table-cell office:value-type="float" office:value="1.4830504655838" calcext:value-type="float">
            <text:p>1.4830504655838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1059005260468" calcext:value-type="float">
            <text:p>1.41059005260468</text:p>
          </table:table-cell>
          <table:table-cell office:value-type="float" office:value="1.53494608402252" calcext:value-type="float">
            <text:p>1.53494608402252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28935873508453" calcext:value-type="float">
            <text:p>1.28935873508453</text:p>
          </table:table-cell>
          <table:table-cell office:value-type="float" office:value="1.59651553630829" calcext:value-type="float">
            <text:p>1.59651553630829</text:p>
          </table:table-cell>
          <table:table-cell office:value-type="float" office:value="1.24394619464874" calcext:value-type="float">
            <text:p>1.24394619464874</text:p>
          </table:table-cell>
          <table:table-cell office:value-type="float" office:value="1.38247156143188" calcext:value-type="float">
            <text:p>1.38247156143188</text:p>
          </table:table-cell>
          <table:table-cell office:value-type="float" office:value="1.41330921649933" calcext:value-type="float">
            <text:p>1.41330921649933</text:p>
          </table:table-cell>
          <table:table-cell office:value-type="float" office:value="1.63635790348053" calcext:value-type="float">
            <text:p>1.63635790348053</text:p>
          </table:table-cell>
          <table:table-cell office:value-type="float" office:value="1.29673326015472" calcext:value-type="float">
            <text:p>1.29673326015472</text:p>
          </table:table-cell>
          <table:table-cell office:value-type="float" office:value="1.4257504940033" calcext:value-type="float">
            <text:p>1.4257504940033</text:p>
          </table:table-cell>
          <table:table-cell office:value-type="float" office:value="1.52022159099579" calcext:value-type="float">
            <text:p>1.52022159099579</text:p>
          </table:table-cell>
          <table:table-cell office:value-type="float" office:value="1.64757204055786" calcext:value-type="float">
            <text:p>1.64757204055786</text:p>
          </table:table-cell>
          <table:table-cell office:value-type="float" office:value="1.37325966358185" calcext:value-type="float">
            <text:p>1.37325966358185</text:p>
          </table:table-cell>
          <table:table-cell office:value-type="float" office:value="1.45257687568665" calcext:value-type="float">
            <text:p>1.45257687568665</text:p>
          </table:table-cell>
          <table:table-cell office:value-type="float" office:value="1.50169777870178" calcext:value-type="float">
            <text:p>1.50169777870178</text:p>
          </table:table-cell>
          <table:table-cell office:value-type="float" office:value="1.57283556461334" calcext:value-type="float">
            <text:p>1.57283556461334</text:p>
          </table:table-cell>
          <table:table-cell office:value-type="float" office:value="1.15562391281128" calcext:value-type="float">
            <text:p>1.15562391281128</text:p>
          </table:table-cell>
          <table:table-cell office:value-type="float" office:value="1.41991209983826" calcext:value-type="float">
            <text:p>1.41991209983826</text:p>
          </table:table-cell>
          <table:table-cell office:value-type="float" office:value="1.62818968296051" calcext:value-type="float">
            <text:p>1.62818968296051</text:p>
          </table:table-cell>
          <table:table-cell office:value-type="float" office:value="1.61678528785706" calcext:value-type="float">
            <text:p>1.61678528785706</text:p>
          </table:table-cell>
          <table:table-cell office:value-type="float" office:value="1.50257527828217" calcext:value-type="float">
            <text:p>1.50257527828217</text:p>
          </table:table-cell>
          <table:table-cell office:value-type="float" office:value="1.65069532394409" calcext:value-type="float">
            <text:p>1.65069532394409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59743702411652" calcext:value-type="float">
            <text:p>1.59743702411652</text:p>
          </table:table-cell>
          <table:table-cell office:value-type="float" office:value="1.64818120002747" calcext:value-type="float">
            <text:p>1.64818120002747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33795201778412" calcext:value-type="float">
            <text:p>1.33795201778412</text:p>
          </table:table-cell>
          <table:table-cell office:value-type="float" office:value="1.23899674415588" calcext:value-type="float">
            <text:p>1.23899674415588</text:p>
          </table:table-cell>
          <table:table-cell office:value-type="float" office:value="1.57053685188293" calcext:value-type="float">
            <text:p>1.57053685188293</text:p>
          </table:table-cell>
          <table:table-cell office:value-type="float" office:value="1.36706864833832" calcext:value-type="float">
            <text:p>1.36706864833832</text:p>
          </table:table-cell>
          <table:table-cell office:value-type="float" office:value="1.31400918960571" calcext:value-type="float">
            <text:p>1.31400918960571</text:p>
          </table:table-cell>
          <table:table-cell office:value-type="float" office:value="1.56125676631928" calcext:value-type="float">
            <text:p>1.56125676631928</text:p>
          </table:table-cell>
          <table:table-cell office:value-type="float" office:value="1.3756730556488" calcext:value-type="float">
            <text:p>1.3756730556488</text:p>
          </table:table-cell>
          <table:table-cell office:value-type="float" office:value="1.5972363948822" calcext:value-type="float">
            <text:p>1.5972363948822</text:p>
          </table:table-cell>
          <table:table-cell office:value-type="float" office:value="1.33229279518127" calcext:value-type="float">
            <text:p>1.33229279518127</text:p>
          </table:table-cell>
          <table:table-cell office:value-type="float" office:value="1.5236908197403" calcext:value-type="float">
            <text:p>1.5236908197403</text:p>
          </table:table-cell>
          <table:table-cell office:value-type="float" office:value="1.39205884933472" calcext:value-type="float">
            <text:p>1.39205884933472</text:p>
          </table:table-cell>
          <table:table-cell office:value-type="float" office:value="1.61757683753967" calcext:value-type="float">
            <text:p>1.61757683753967</text:p>
          </table:table-cell>
          <table:table-cell office:value-type="float" office:value="1.45622503757477" calcext:value-type="float">
            <text:p>1.45622503757477</text:p>
          </table:table-cell>
          <table:table-cell office:value-type="float" office:value="1.45580649375916" calcext:value-type="float">
            <text:p>1.45580649375916</text:p>
          </table:table-cell>
          <table:table-cell office:value-type="float" office:value="1.59108245372772" calcext:value-type="float">
            <text:p>1.59108245372772</text:p>
          </table:table-cell>
          <table:table-cell office:value-type="float" office:value="1.57183575630188" calcext:value-type="float">
            <text:p>1.57183575630188</text:p>
          </table:table-cell>
          <table:table-cell office:value-type="float" office:value="1.55557441711426" calcext:value-type="float">
            <text:p>1.55557441711426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54715096950531" calcext:value-type="float">
            <text:p>1.54715096950531</text:p>
          </table:table-cell>
          <table:table-cell office:value-type="float" office:value="1.60277593135834" calcext:value-type="float">
            <text:p>1.60277593135834</text:p>
          </table:table-cell>
          <table:table-cell office:value-type="float" office:value="1.56683933734894" calcext:value-type="float">
            <text:p>1.56683933734894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5013" calcext:value-type="float">
            <text:p>1.5013</text:p>
          </table:table-cell>
          <table:table-cell office:value-type="float" office:value="1.5033" calcext:value-type="float">
            <text:p>1.5033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1556" calcext:value-type="float">
            <text:p>1.1556</text:p>
          </table:table-cell>
          <table:table-cell office:value-type="float" office:value="1.40572392940521" calcext:value-type="float">
            <text:p>1.40572392940521</text:p>
          </table:table-cell>
          <table:table-cell office:value-type="float" office:value="1.38247156143188" calcext:value-type="float">
            <text:p>1.38247156143188</text:p>
          </table:table-cell>
          <table:table-cell office:value-type="float" office:value="1.45257687568665" calcext:value-type="float">
            <text:p>1.45257687568665</text:p>
          </table:table-cell>
          <table:table-cell office:value-type="float" office:value="1.44480156898499" calcext:value-type="float">
            <text:p>1.44480156898499</text:p>
          </table:table-cell>
          <table:table-cell office:value-type="float" office:value="1.50257527828217" calcext:value-type="float">
            <text:p>1.50257527828217</text:p>
          </table:table-cell>
          <table:table-cell office:value-type="float" office:value="1.39205884933472" calcext:value-type="float">
            <text:p>1.39205884933472</text:p>
          </table:table-cell>
          <table:table-cell office:value-type="float" office:value="1.3756730556488" calcext:value-type="float">
            <text:p>1.3756730556488</text:p>
          </table:table-cell>
          <table:table-cell office:value-type="float" office:value="1.5972363948822" calcext:value-type="float">
            <text:p>1.5972363948822</text:p>
          </table:table-cell>
          <table:table-cell office:value-type="float" office:value="1.33229279518127" calcext:value-type="float">
            <text:p>1.33229279518127</text:p>
          </table:table-cell>
          <table:table-cell office:value-type="float" office:value="1.5236908197403" calcext:value-type="float">
            <text:p>1.5236908197403</text:p>
          </table:table-cell>
          <table:table-cell office:value-type="float" office:value="1.42314600944519" calcext:value-type="float">
            <text:p>1.42314600944519</text:p>
          </table:table-cell>
          <table:table-cell office:value-type="float" office:value="1.50330924987793" calcext:value-type="float">
            <text:p>1.50330924987793</text:p>
          </table:table-cell>
          <table:table-cell office:value-type="float" office:value="1.31466221809387" calcext:value-type="float">
            <text:p>1.31466221809387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830504655838" calcext:value-type="float">
            <text:p>1.4830504655838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1059005260468" calcext:value-type="float">
            <text:p>1.41059005260468</text:p>
          </table:table-cell>
          <table:table-cell office:value-type="float" office:value="1.53494608402252" calcext:value-type="float">
            <text:p>1.53494608402252</text:p>
          </table:table-cell>
          <table:table-cell office:value-type="float" office:value="1.28935873508453" calcext:value-type="float">
            <text:p>1.28935873508453</text:p>
          </table:table-cell>
          <table:table-cell office:value-type="float" office:value="1.54141891002655" calcext:value-type="float">
            <text:p>1.54141891002655</text:p>
          </table:table-cell>
          <table:table-cell office:value-type="float" office:value="1.59651553630829" calcext:value-type="float">
            <text:p>1.59651553630829</text:p>
          </table:table-cell>
          <table:table-cell office:value-type="float" office:value="1.52022159099579" calcext:value-type="float">
            <text:p>1.52022159099579</text:p>
          </table:table-cell>
          <table:table-cell office:value-type="float" office:value="1.41330921649933" calcext:value-type="float">
            <text:p>1.41330921649933</text:p>
          </table:table-cell>
          <table:table-cell office:value-type="float" office:value="1.63635790348053" calcext:value-type="float">
            <text:p>1.63635790348053</text:p>
          </table:table-cell>
          <table:table-cell office:value-type="float" office:value="1.29673326015472" calcext:value-type="float">
            <text:p>1.29673326015472</text:p>
          </table:table-cell>
          <table:table-cell office:value-type="float" office:value="1.4257504940033" calcext:value-type="float">
            <text:p>1.4257504940033</text:p>
          </table:table-cell>
          <table:table-cell office:value-type="float" office:value="1.5781581401825" calcext:value-type="float">
            <text:p>1.5781581401825</text:p>
          </table:table-cell>
          <table:table-cell office:value-type="float" office:value="1.64757204055786" calcext:value-type="float">
            <text:p>1.64757204055786</text:p>
          </table:table-cell>
          <table:table-cell office:value-type="float" office:value="1.62818968296051" calcext:value-type="float">
            <text:p>1.62818968296051</text:p>
          </table:table-cell>
          <table:table-cell office:value-type="float" office:value="1.50169777870178" calcext:value-type="float">
            <text:p>1.50169777870178</text:p>
          </table:table-cell>
          <table:table-cell office:value-type="float" office:value="1.57283556461334" calcext:value-type="float">
            <text:p>1.57283556461334</text:p>
          </table:table-cell>
          <table:table-cell office:value-type="float" office:value="1.15562391281128" calcext:value-type="float">
            <text:p>1.15562391281128</text:p>
          </table:table-cell>
          <table:table-cell office:value-type="float" office:value="1.41991209983826" calcext:value-type="float">
            <text:p>1.41991209983826</text:p>
          </table:table-cell>
          <table:table-cell office:value-type="float" office:value="1.48882532119751" calcext:value-type="float">
            <text:p>1.48882532119751</text:p>
          </table:table-cell>
          <table:table-cell office:value-type="float" office:value="1.45794892311096" calcext:value-type="float">
            <text:p>1.45794892311096</text:p>
          </table:table-cell>
          <table:table-cell office:value-type="float" office:value="1.57335424423218" calcext:value-type="float">
            <text:p>1.57335424423218</text:p>
          </table:table-cell>
          <table:table-cell office:value-type="float" office:value="1.63290727138519" calcext:value-type="float">
            <text:p>1.63290727138519</text:p>
          </table:table-cell>
          <table:table-cell office:value-type="float" office:value="1.56986439228058" calcext:value-type="float">
            <text:p>1.56986439228058</text:p>
          </table:table-cell>
          <table:table-cell office:value-type="float" office:value="1.61127305030823" calcext:value-type="float">
            <text:p>1.61127305030823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65069532394409" calcext:value-type="float">
            <text:p>1.65069532394409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59743702411652" calcext:value-type="float">
            <text:p>1.59743702411652</text:p>
          </table:table-cell>
          <table:table-cell office:value-type="float" office:value="1.64818120002747" calcext:value-type="float">
            <text:p>1.64818120002747</text:p>
          </table:table-cell>
          <table:table-cell office:value-type="float" office:value="1.59108245372772" calcext:value-type="float">
            <text:p>1.59108245372772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60277593135834" calcext:value-type="float">
            <text:p>1.60277593135834</text:p>
          </table:table-cell>
          <table:table-cell office:value-type="float" office:value="1.56683933734894" calcext:value-type="float">
            <text:p>1.56683933734894</text:p>
          </table:table-cell>
          <table:table-cell office:value-type="float" office:value="1.61757683753967" calcext:value-type="float">
            <text:p>1.61757683753967</text:p>
          </table:table-cell>
          <table:table-cell office:value-type="float" office:value="1.45622503757477" calcext:value-type="float">
            <text:p>1.45622503757477</text:p>
          </table:table-cell>
          <table:table-cell office:value-type="float" office:value="1.45580649375916" calcext:value-type="float">
            <text:p>1.45580649375916</text:p>
          </table:table-cell>
          <table:table-cell office:value-type="float" office:value="1.57183575630188" calcext:value-type="float">
            <text:p>1.57183575630188</text:p>
          </table:table-cell>
          <table:table-cell office:value-type="float" office:value="1.55557441711426" calcext:value-type="float">
            <text:p>1.55557441711426</text:p>
          </table:table-cell>
          <table:table-cell office:value-type="float" office:value="1.54715096950531" calcext:value-type="float">
            <text:p>1.54715096950531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808" calcext:value-type="float">
            <text:p>1.4808</text:p>
          </table:table-cell>
          <table:table-cell office:value-type="float" office:value="1.4831" calcext:value-type="float">
            <text:p>1.4831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1556" calcext:value-type="float">
            <text:p>1.1556</text:p>
          </table:table-cell>
          <table:table-cell office:value-type="float" office:value="1.38247156143188" calcext:value-type="float">
            <text:p>1.38247156143188</text:p>
          </table:table-cell>
          <table:table-cell office:value-type="float" office:value="1.45257687568665" calcext:value-type="float">
            <text:p>1.45257687568665</text:p>
          </table:table-cell>
          <table:table-cell office:value-type="float" office:value="1.50257527828217" calcext:value-type="float">
            <text:p>1.50257527828217</text:p>
          </table:table-cell>
          <table:table-cell office:value-type="float" office:value="1.33795201778412" calcext:value-type="float">
            <text:p>1.33795201778412</text:p>
          </table:table-cell>
          <table:table-cell office:value-type="float" office:value="1.3756730556488" calcext:value-type="float">
            <text:p>1.3756730556488</text:p>
          </table:table-cell>
          <table:table-cell office:value-type="float" office:value="1.40572392940521" calcext:value-type="float">
            <text:p>1.40572392940521</text:p>
          </table:table-cell>
          <table:table-cell office:value-type="float" office:value="1.5972363948822" calcext:value-type="float">
            <text:p>1.5972363948822</text:p>
          </table:table-cell>
          <table:table-cell office:value-type="float" office:value="1.33229279518127" calcext:value-type="float">
            <text:p>1.33229279518127</text:p>
          </table:table-cell>
          <table:table-cell office:value-type="float" office:value="1.5236908197403" calcext:value-type="float">
            <text:p>1.5236908197403</text:p>
          </table:table-cell>
          <table:table-cell office:value-type="float" office:value="1.39205884933472" calcext:value-type="float">
            <text:p>1.39205884933472</text:p>
          </table:table-cell>
          <table:table-cell office:value-type="float" office:value="1.28935873508453" calcext:value-type="float">
            <text:p>1.28935873508453</text:p>
          </table:table-cell>
          <table:table-cell office:value-type="float" office:value="1.59651553630829" calcext:value-type="float">
            <text:p>1.59651553630829</text:p>
          </table:table-cell>
          <table:table-cell office:value-type="float" office:value="1.24394619464874" calcext:value-type="float">
            <text:p>1.24394619464874</text:p>
          </table:table-cell>
          <table:table-cell office:value-type="float" office:value="1.41330921649933" calcext:value-type="float">
            <text:p>1.41330921649933</text:p>
          </table:table-cell>
          <table:table-cell office:value-type="float" office:value="1.42314600944519" calcext:value-type="float">
            <text:p>1.42314600944519</text:p>
          </table:table-cell>
          <table:table-cell office:value-type="float" office:value="1.63635790348053" calcext:value-type="float">
            <text:p>1.63635790348053</text:p>
          </table:table-cell>
          <table:table-cell office:value-type="float" office:value="1.29673326015472" calcext:value-type="float">
            <text:p>1.29673326015472</text:p>
          </table:table-cell>
          <table:table-cell office:value-type="float" office:value="1.4257504940033" calcext:value-type="float">
            <text:p>1.4257504940033</text:p>
          </table:table-cell>
          <table:table-cell office:value-type="float" office:value="1.52022159099579" calcext:value-type="float">
            <text:p>1.52022159099579</text:p>
          </table:table-cell>
          <table:table-cell office:value-type="float" office:value="1.64757204055786" calcext:value-type="float">
            <text:p>1.64757204055786</text:p>
          </table:table-cell>
          <table:table-cell office:value-type="float" office:value="1.37325966358185" calcext:value-type="float">
            <text:p>1.37325966358185</text:p>
          </table:table-cell>
          <table:table-cell office:value-type="float" office:value="1.50169777870178" calcext:value-type="float">
            <text:p>1.50169777870178</text:p>
          </table:table-cell>
          <table:table-cell office:value-type="float" office:value="1.50330924987793" calcext:value-type="float">
            <text:p>1.50330924987793</text:p>
          </table:table-cell>
          <table:table-cell office:value-type="float" office:value="1.57283556461334" calcext:value-type="float">
            <text:p>1.57283556461334</text:p>
          </table:table-cell>
          <table:table-cell office:value-type="float" office:value="1.15562391281128" calcext:value-type="float">
            <text:p>1.15562391281128</text:p>
          </table:table-cell>
          <table:table-cell office:value-type="float" office:value="1.41991209983826" calcext:value-type="float">
            <text:p>1.41991209983826</text:p>
          </table:table-cell>
          <table:table-cell office:value-type="float" office:value="1.62818968296051" calcext:value-type="float">
            <text:p>1.62818968296051</text:p>
          </table:table-cell>
          <table:table-cell office:value-type="float" office:value="1.61678528785706" calcext:value-type="float">
            <text:p>1.61678528785706</text:p>
          </table:table-cell>
          <table:table-cell office:value-type="float" office:value="1.65069532394409" calcext:value-type="float">
            <text:p>1.65069532394409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59743702411652" calcext:value-type="float">
            <text:p>1.59743702411652</text:p>
          </table:table-cell>
          <table:table-cell office:value-type="float" office:value="1.64818120002747" calcext:value-type="float">
            <text:p>1.64818120002747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23899674415588" calcext:value-type="float">
            <text:p>1.23899674415588</text:p>
          </table:table-cell>
          <table:table-cell office:value-type="float" office:value="1.46575212478638" calcext:value-type="float">
            <text:p>1.46575212478638</text:p>
          </table:table-cell>
          <table:table-cell office:value-type="float" office:value="1.57053685188293" calcext:value-type="float">
            <text:p>1.57053685188293</text:p>
          </table:table-cell>
          <table:table-cell office:value-type="float" office:value="1.36706864833832" calcext:value-type="float">
            <text:p>1.36706864833832</text:p>
          </table:table-cell>
          <table:table-cell office:value-type="float" office:value="1.31400918960571" calcext:value-type="float">
            <text:p>1.31400918960571</text:p>
          </table:table-cell>
          <table:table-cell office:value-type="float" office:value="1.56125676631928" calcext:value-type="float">
            <text:p>1.56125676631928</text:p>
          </table:table-cell>
          <table:table-cell office:value-type="float" office:value="1.4830504655838" calcext:value-type="float">
            <text:p>1.4830504655838</text:p>
          </table:table-cell>
          <table:table-cell office:value-type="float" office:value="1.61757683753967" calcext:value-type="float">
            <text:p>1.61757683753967</text:p>
          </table:table-cell>
          <table:table-cell office:value-type="float" office:value="1.45622503757477" calcext:value-type="float">
            <text:p>1.45622503757477</text:p>
          </table:table-cell>
          <table:table-cell office:value-type="float" office:value="1.45580649375916" calcext:value-type="float">
            <text:p>1.45580649375916</text:p>
          </table:table-cell>
          <table:table-cell office:value-type="float" office:value="1.59108245372772" calcext:value-type="float">
            <text:p>1.59108245372772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1059005260468" calcext:value-type="float">
            <text:p>1.41059005260468</text:p>
          </table:table-cell>
          <table:table-cell office:value-type="float" office:value="1.53494608402252" calcext:value-type="float">
            <text:p>1.53494608402252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7183575630188" calcext:value-type="float">
            <text:p>1.57183575630188</text:p>
          </table:table-cell>
          <table:table-cell office:value-type="float" office:value="1.55557441711426" calcext:value-type="float">
            <text:p>1.55557441711426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54715096950531" calcext:value-type="float">
            <text:p>1.54715096950531</text:p>
          </table:table-cell>
          <table:table-cell office:value-type="float" office:value="1.60277593135834" calcext:value-type="float">
            <text:p>1.60277593135834</text:p>
          </table:table-cell>
          <table:table-cell office:value-type="float" office:value="1.56683933734894" calcext:value-type="float">
            <text:p>1.56683933734894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808" calcext:value-type="float">
            <text:p>1.4808</text:p>
          </table:table-cell>
          <table:table-cell office:value-type="float" office:value="1.4831" calcext:value-type="float">
            <text:p>1.4831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1556" calcext:value-type="float">
            <text:p>1.1556</text:p>
          </table:table-cell>
          <table:table-cell office:value-type="float" office:value="1.42314600944519" calcext:value-type="float">
            <text:p>1.42314600944519</text:p>
          </table:table-cell>
          <table:table-cell office:value-type="float" office:value="1.50330924987793" calcext:value-type="float">
            <text:p>1.50330924987793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46575212478638" calcext:value-type="float">
            <text:p>1.46575212478638</text:p>
          </table:table-cell>
          <table:table-cell office:value-type="float" office:value="1.40572392940521" calcext:value-type="float">
            <text:p>1.40572392940521</text:p>
          </table:table-cell>
          <table:table-cell office:value-type="float" office:value="1.4830504655838" calcext:value-type="float">
            <text:p>1.4830504655838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1059005260468" calcext:value-type="float">
            <text:p>1.41059005260468</text:p>
          </table:table-cell>
          <table:table-cell office:value-type="float" office:value="1.53494608402252" calcext:value-type="float">
            <text:p>1.53494608402252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28935873508453" calcext:value-type="float">
            <text:p>1.28935873508453</text:p>
          </table:table-cell>
          <table:table-cell office:value-type="float" office:value="1.59651553630829" calcext:value-type="float">
            <text:p>1.59651553630829</text:p>
          </table:table-cell>
          <table:table-cell office:value-type="float" office:value="1.24394619464874" calcext:value-type="float">
            <text:p>1.24394619464874</text:p>
          </table:table-cell>
          <table:table-cell office:value-type="float" office:value="1.38247156143188" calcext:value-type="float">
            <text:p>1.38247156143188</text:p>
          </table:table-cell>
          <table:table-cell office:value-type="float" office:value="1.41330921649933" calcext:value-type="float">
            <text:p>1.41330921649933</text:p>
          </table:table-cell>
          <table:table-cell office:value-type="float" office:value="1.63635790348053" calcext:value-type="float">
            <text:p>1.63635790348053</text:p>
          </table:table-cell>
          <table:table-cell office:value-type="float" office:value="1.29673326015472" calcext:value-type="float">
            <text:p>1.29673326015472</text:p>
          </table:table-cell>
          <table:table-cell office:value-type="float" office:value="1.4257504940033" calcext:value-type="float">
            <text:p>1.4257504940033</text:p>
          </table:table-cell>
          <table:table-cell office:value-type="float" office:value="1.52022159099579" calcext:value-type="float">
            <text:p>1.52022159099579</text:p>
          </table:table-cell>
          <table:table-cell office:value-type="float" office:value="1.64757204055786" calcext:value-type="float">
            <text:p>1.64757204055786</text:p>
          </table:table-cell>
          <table:table-cell office:value-type="float" office:value="1.37325966358185" calcext:value-type="float">
            <text:p>1.37325966358185</text:p>
          </table:table-cell>
          <table:table-cell office:value-type="float" office:value="1.45257687568665" calcext:value-type="float">
            <text:p>1.45257687568665</text:p>
          </table:table-cell>
          <table:table-cell office:value-type="float" office:value="1.50169777870178" calcext:value-type="float">
            <text:p>1.50169777870178</text:p>
          </table:table-cell>
          <table:table-cell office:value-type="float" office:value="1.57283556461334" calcext:value-type="float">
            <text:p>1.57283556461334</text:p>
          </table:table-cell>
          <table:table-cell office:value-type="float" office:value="1.15562391281128" calcext:value-type="float">
            <text:p>1.15562391281128</text:p>
          </table:table-cell>
          <table:table-cell office:value-type="float" office:value="1.41991209983826" calcext:value-type="float">
            <text:p>1.41991209983826</text:p>
          </table:table-cell>
          <table:table-cell office:value-type="float" office:value="1.62818968296051" calcext:value-type="float">
            <text:p>1.62818968296051</text:p>
          </table:table-cell>
          <table:table-cell office:value-type="float" office:value="1.61678528785706" calcext:value-type="float">
            <text:p>1.61678528785706</text:p>
          </table:table-cell>
          <table:table-cell office:value-type="float" office:value="1.50257527828217" calcext:value-type="float">
            <text:p>1.50257527828217</text:p>
          </table:table-cell>
          <table:table-cell office:value-type="float" office:value="1.65069532394409" calcext:value-type="float">
            <text:p>1.65069532394409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59743702411652" calcext:value-type="float">
            <text:p>1.59743702411652</text:p>
          </table:table-cell>
          <table:table-cell office:value-type="float" office:value="1.64818120002747" calcext:value-type="float">
            <text:p>1.64818120002747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33795201778412" calcext:value-type="float">
            <text:p>1.33795201778412</text:p>
          </table:table-cell>
          <table:table-cell office:value-type="float" office:value="1.23899674415588" calcext:value-type="float">
            <text:p>1.23899674415588</text:p>
          </table:table-cell>
          <table:table-cell office:value-type="float" office:value="1.57053685188293" calcext:value-type="float">
            <text:p>1.57053685188293</text:p>
          </table:table-cell>
          <table:table-cell office:value-type="float" office:value="1.36706864833832" calcext:value-type="float">
            <text:p>1.36706864833832</text:p>
          </table:table-cell>
          <table:table-cell office:value-type="float" office:value="1.31400918960571" calcext:value-type="float">
            <text:p>1.31400918960571</text:p>
          </table:table-cell>
          <table:table-cell office:value-type="float" office:value="1.56125676631928" calcext:value-type="float">
            <text:p>1.56125676631928</text:p>
          </table:table-cell>
          <table:table-cell office:value-type="float" office:value="1.3756730556488" calcext:value-type="float">
            <text:p>1.3756730556488</text:p>
          </table:table-cell>
          <table:table-cell office:value-type="float" office:value="1.5972363948822" calcext:value-type="float">
            <text:p>1.5972363948822</text:p>
          </table:table-cell>
          <table:table-cell office:value-type="float" office:value="1.33229279518127" calcext:value-type="float">
            <text:p>1.33229279518127</text:p>
          </table:table-cell>
          <table:table-cell office:value-type="float" office:value="1.5236908197403" calcext:value-type="float">
            <text:p>1.5236908197403</text:p>
          </table:table-cell>
          <table:table-cell office:value-type="float" office:value="1.39205884933472" calcext:value-type="float">
            <text:p>1.39205884933472</text:p>
          </table:table-cell>
          <table:table-cell office:value-type="float" office:value="1.61757683753967" calcext:value-type="float">
            <text:p>1.61757683753967</text:p>
          </table:table-cell>
          <table:table-cell office:value-type="float" office:value="1.45622503757477" calcext:value-type="float">
            <text:p>1.45622503757477</text:p>
          </table:table-cell>
          <table:table-cell office:value-type="float" office:value="1.45580649375916" calcext:value-type="float">
            <text:p>1.45580649375916</text:p>
          </table:table-cell>
          <table:table-cell office:value-type="float" office:value="1.59108245372772" calcext:value-type="float">
            <text:p>1.59108245372772</text:p>
          </table:table-cell>
          <table:table-cell office:value-type="float" office:value="1.57183575630188" calcext:value-type="float">
            <text:p>1.57183575630188</text:p>
          </table:table-cell>
          <table:table-cell office:value-type="float" office:value="1.55557441711426" calcext:value-type="float">
            <text:p>1.55557441711426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54715096950531" calcext:value-type="float">
            <text:p>1.54715096950531</text:p>
          </table:table-cell>
          <table:table-cell office:value-type="float" office:value="1.60277593135834" calcext:value-type="float">
            <text:p>1.60277593135834</text:p>
          </table:table-cell>
          <table:table-cell office:value-type="float" office:value="1.56683933734894" calcext:value-type="float">
            <text:p>1.56683933734894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763" calcext:value-type="float">
            <text:p>1.4763</text:p>
          </table:table-cell>
          <table:table-cell office:value-type="float" office:value="1.4803" calcext:value-type="float">
            <text:p>1.4803</text:p>
          </table:table-cell>
          <table:table-cell office:value-type="float" office:value="1.7856" calcext:value-type="float">
            <text:p>1.7856</text:p>
          </table:table-cell>
          <table:table-cell office:value-type="float" office:value="0.9459" calcext:value-type="float">
            <text:p>0.9459</text:p>
          </table:table-cell>
          <table:table-cell office:value-type="float" office:value="1.53605151176453" calcext:value-type="float">
            <text:p>1.53605151176453</text:p>
          </table:table-cell>
          <table:table-cell office:value-type="float" office:value="1.58269870281219" calcext:value-type="float">
            <text:p>1.58269870281219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4568765163422" calcext:value-type="float">
            <text:p>1.44568765163422</text:p>
          </table:table-cell>
          <table:table-cell office:value-type="float" office:value="1.47883319854736" calcext:value-type="float">
            <text:p>1.47883319854736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56813621520996" calcext:value-type="float">
            <text:p>1.56813621520996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41803467273712" calcext:value-type="float">
            <text:p>1.41803467273712</text:p>
          </table:table-cell>
          <table:table-cell office:value-type="float" office:value="1.49482071399689" calcext:value-type="float">
            <text:p>1.49482071399689</text:p>
          </table:table-cell>
          <table:table-cell office:value-type="float" office:value="1.26122260093689" calcext:value-type="float">
            <text:p>1.26122260093689</text:p>
          </table:table-cell>
          <table:table-cell office:value-type="float" office:value="1.62347090244293" calcext:value-type="float">
            <text:p>1.62347090244293</text:p>
          </table:table-cell>
          <table:table-cell office:value-type="float" office:value="1.22464025020599" calcext:value-type="float">
            <text:p>1.22464025020599</text:p>
          </table:table-cell>
          <table:table-cell office:value-type="float" office:value="1.41486942768097" calcext:value-type="float">
            <text:p>1.41486942768097</text:p>
          </table:table-cell>
          <table:table-cell office:value-type="float" office:value="1.53128218650818" calcext:value-type="float">
            <text:p>1.53128218650818</text:p>
          </table:table-cell>
          <table:table-cell office:value-type="float" office:value="1.45155549049377" calcext:value-type="float">
            <text:p>1.45155549049377</text:p>
          </table:table-cell>
          <table:table-cell office:value-type="float" office:value="1.66516292095184" calcext:value-type="float">
            <text:p>1.66516292095184</text:p>
          </table:table-cell>
          <table:table-cell office:value-type="float" office:value="1.75828313827515" calcext:value-type="float">
            <text:p>1.75828313827515</text:p>
          </table:table-cell>
          <table:table-cell office:value-type="float" office:value="1.31918120384216" calcext:value-type="float">
            <text:p>1.31918120384216</text:p>
          </table:table-cell>
          <table:table-cell office:value-type="float" office:value="1.52360582351685" calcext:value-type="float">
            <text:p>1.52360582351685</text:p>
          </table:table-cell>
          <table:table-cell office:value-type="float" office:value="1.56372225284576" calcext:value-type="float">
            <text:p>1.56372225284576</text:p>
          </table:table-cell>
          <table:table-cell office:value-type="float" office:value="1.49339759349823" calcext:value-type="float">
            <text:p>1.49339759349823</text:p>
          </table:table-cell>
          <table:table-cell office:value-type="float" office:value="1.51348435878754" calcext:value-type="float">
            <text:p>1.51348435878754</text:p>
          </table:table-cell>
          <table:table-cell office:value-type="float" office:value="1.540846824646" calcext:value-type="float">
            <text:p>1.540846824646</text:p>
          </table:table-cell>
          <table:table-cell office:value-type="float" office:value="1.57699453830719" calcext:value-type="float">
            <text:p>1.57699453830719</text:p>
          </table:table-cell>
          <table:table-cell office:value-type="float" office:value="1.57278597354889" calcext:value-type="float">
            <text:p>1.57278597354889</text:p>
          </table:table-cell>
          <table:table-cell office:value-type="float" office:value="1.36102998256683" calcext:value-type="float">
            <text:p>1.36102998256683</text:p>
          </table:table-cell>
          <table:table-cell office:value-type="float" office:value="1.46705293655396" calcext:value-type="float">
            <text:p>1.46705293655396</text:p>
          </table:table-cell>
          <table:table-cell office:value-type="float" office:value="1.46289336681366" calcext:value-type="float">
            <text:p>1.46289336681366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8196983337402" calcext:value-type="float">
            <text:p>1.48196983337402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45237362384796" calcext:value-type="float">
            <text:p>1.45237362384796</text:p>
          </table:table-cell>
          <table:table-cell office:value-type="float" office:value="1.46515440940857" calcext:value-type="float">
            <text:p>1.46515440940857</text:p>
          </table:table-cell>
          <table:table-cell office:value-type="float" office:value="1.26767218112946" calcext:value-type="float">
            <text:p>1.26767218112946</text:p>
          </table:table-cell>
          <table:table-cell office:value-type="float" office:value="1.4151496887207" calcext:value-type="float">
            <text:p>1.4151496887207</text:p>
          </table:table-cell>
          <table:table-cell office:value-type="float" office:value="1.42106533050537" calcext:value-type="float">
            <text:p>1.42106533050537</text:p>
          </table:table-cell>
          <table:table-cell office:value-type="float" office:value="1.59907567501068" calcext:value-type="float">
            <text:p>1.59907567501068</text:p>
          </table:table-cell>
          <table:table-cell office:value-type="float" office:value="1.64660465717316" calcext:value-type="float">
            <text:p>1.64660465717316</text:p>
          </table:table-cell>
          <table:table-cell office:value-type="float" office:value="1.21789658069611" calcext:value-type="float">
            <text:p>1.21789658069611</text:p>
          </table:table-cell>
          <table:table-cell office:value-type="float" office:value="1.43220853805542" calcext:value-type="float">
            <text:p>1.43220853805542</text:p>
          </table:table-cell>
          <table:table-cell office:value-type="float" office:value="1.48171055316925" calcext:value-type="float">
            <text:p>1.48171055316925</text:p>
          </table:table-cell>
          <table:table-cell office:value-type="float" office:value="1.61548459529877" calcext:value-type="float">
            <text:p>1.61548459529877</text:p>
          </table:table-cell>
          <table:table-cell office:value-type="float" office:value="1.57677364349365" calcext:value-type="float">
            <text:p>1.57677364349365</text:p>
          </table:table-cell>
          <table:table-cell office:value-type="float" office:value="1.20104682445526" calcext:value-type="float">
            <text:p>1.20104682445526</text:p>
          </table:table-cell>
          <table:table-cell office:value-type="float" office:value="0.945922017097473" calcext:value-type="float">
            <text:p>0.945922017097473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38750302791595" calcext:value-type="float">
            <text:p>1.38750302791595</text:p>
          </table:table-cell>
          <table:table-cell office:value-type="float" office:value="1.38619756698608" calcext:value-type="float">
            <text:p>1.38619756698608</text:p>
          </table:table-cell>
          <table:table-cell office:value-type="float" office:value="1.49493765830994" calcext:value-type="float">
            <text:p>1.49493765830994</text:p>
          </table:table-cell>
          <table:table-cell office:value-type="float" office:value="1.4704772233963" calcext:value-type="float">
            <text:p>1.4704772233963</text:p>
          </table:table-cell>
          <table:table-cell office:value-type="float" office:value="1.33762669563293" calcext:value-type="float">
            <text:p>1.33762669563293</text:p>
          </table:table-cell>
          <table:table-cell office:value-type="float" office:value="1.49553060531616" calcext:value-type="float">
            <text:p>1.49553060531616</text:p>
          </table:table-cell>
          <table:table-cell office:value-type="float" office:value="1.69718527793884" calcext:value-type="float">
            <text:p>1.69718527793884</text:p>
          </table:table-cell>
          <table:table-cell office:value-type="float" office:value="1.58073675632477" calcext:value-type="float">
            <text:p>1.58073675632477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603" calcext:value-type="float">
            <text:p>1.4603</text:p>
          </table:table-cell>
          <table:table-cell office:value-type="float" office:value="1.4661" calcext:value-type="float">
            <text:p>1.4661</text:p>
          </table:table-cell>
          <table:table-cell office:value-type="float" office:value="1.7856" calcext:value-type="float">
            <text:p>1.7856</text:p>
          </table:table-cell>
          <table:table-cell office:value-type="float" office:value="0.9459" calcext:value-type="float">
            <text:p>0.9459</text:p>
          </table:table-cell>
          <table:table-cell office:value-type="float" office:value="1.53128218650818" calcext:value-type="float">
            <text:p>1.53128218650818</text:p>
          </table:table-cell>
          <table:table-cell office:value-type="float" office:value="1.51348435878754" calcext:value-type="float">
            <text:p>1.51348435878754</text:p>
          </table:table-cell>
          <table:table-cell office:value-type="float" office:value="1.31466221809387" calcext:value-type="float">
            <text:p>1.3146622180938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151496887207" calcext:value-type="float">
            <text:p>1.4151496887207</text:p>
          </table:table-cell>
          <table:table-cell office:value-type="float" office:value="1.38750302791595" calcext:value-type="float">
            <text:p>1.38750302791595</text:p>
          </table:table-cell>
          <table:table-cell office:value-type="float" office:value="1.43220853805542" calcext:value-type="float">
            <text:p>1.43220853805542</text:p>
          </table:table-cell>
          <table:table-cell office:value-type="float" office:value="1.38619756698608" calcext:value-type="float">
            <text:p>1.38619756698608</text:p>
          </table:table-cell>
          <table:table-cell office:value-type="float" office:value="0.945922017097473" calcext:value-type="float">
            <text:p>0.945922017097473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38325417041779" calcext:value-type="float">
            <text:p>1.38325417041779</text:p>
          </table:table-cell>
          <table:table-cell office:value-type="float" office:value="1.26122260093689" calcext:value-type="float">
            <text:p>1.26122260093689</text:p>
          </table:table-cell>
          <table:table-cell office:value-type="float" office:value="1.56992924213409" calcext:value-type="float">
            <text:p>1.56992924213409</text:p>
          </table:table-cell>
          <table:table-cell office:value-type="float" office:value="1.62347090244293" calcext:value-type="float">
            <text:p>1.62347090244293</text:p>
          </table:table-cell>
          <table:table-cell office:value-type="float" office:value="1.22464025020599" calcext:value-type="float">
            <text:p>1.22464025020599</text:p>
          </table:table-cell>
          <table:table-cell office:value-type="float" office:value="1.75828313827515" calcext:value-type="float">
            <text:p>1.75828313827515</text:p>
          </table:table-cell>
          <table:table-cell office:value-type="float" office:value="1.41486942768097" calcext:value-type="float">
            <text:p>1.41486942768097</text:p>
          </table:table-cell>
          <table:table-cell office:value-type="float" office:value="1.31918120384216" calcext:value-type="float">
            <text:p>1.31918120384216</text:p>
          </table:table-cell>
          <table:table-cell office:value-type="float" office:value="1.45155549049377" calcext:value-type="float">
            <text:p>1.45155549049377</text:p>
          </table:table-cell>
          <table:table-cell office:value-type="float" office:value="1.66516292095184" calcext:value-type="float">
            <text:p>1.66516292095184</text:p>
          </table:table-cell>
          <table:table-cell office:value-type="float" office:value="1.57528400421143" calcext:value-type="float">
            <text:p>1.57528400421143</text:p>
          </table:table-cell>
          <table:table-cell office:value-type="float" office:value="1.56856906414032" calcext:value-type="float">
            <text:p>1.56856906414032</text:p>
          </table:table-cell>
          <table:table-cell office:value-type="float" office:value="1.52360582351685" calcext:value-type="float">
            <text:p>1.52360582351685</text:p>
          </table:table-cell>
          <table:table-cell office:value-type="float" office:value="1.56372225284576" calcext:value-type="float">
            <text:p>1.56372225284576</text:p>
          </table:table-cell>
          <table:table-cell office:value-type="float" office:value="1.57278597354889" calcext:value-type="float">
            <text:p>1.57278597354889</text:p>
          </table:table-cell>
          <table:table-cell office:value-type="float" office:value="1.49339759349823" calcext:value-type="float">
            <text:p>1.49339759349823</text:p>
          </table:table-cell>
          <table:table-cell office:value-type="float" office:value="1.36102998256683" calcext:value-type="float">
            <text:p>1.36102998256683</text:p>
          </table:table-cell>
          <table:table-cell office:value-type="float" office:value="1.540846824646" calcext:value-type="float">
            <text:p>1.540846824646</text:p>
          </table:table-cell>
          <table:table-cell office:value-type="float" office:value="1.57699453830719" calcext:value-type="float">
            <text:p>1.57699453830719</text:p>
          </table:table-cell>
          <table:table-cell office:value-type="float" office:value="1.48683393001556" calcext:value-type="float">
            <text:p>1.48683393001556</text:p>
          </table:table-cell>
          <table:table-cell office:value-type="float" office:value="1.45794892311096" calcext:value-type="float">
            <text:p>1.45794892311096</text:p>
          </table:table-cell>
          <table:table-cell office:value-type="float" office:value="1.51104247570038" calcext:value-type="float">
            <text:p>1.51104247570038</text:p>
          </table:table-cell>
          <table:table-cell office:value-type="float" office:value="1.45531761646271" calcext:value-type="float">
            <text:p>1.45531761646271</text:p>
          </table:table-cell>
          <table:table-cell office:value-type="float" office:value="1.51239609718323" calcext:value-type="float">
            <text:p>1.51239609718323</text:p>
          </table:table-cell>
          <table:table-cell office:value-type="float" office:value="1.41463470458984" calcext:value-type="float">
            <text:p>1.41463470458984</text:p>
          </table:table-cell>
          <table:table-cell office:value-type="float" office:value="1.1974710226059" calcext:value-type="float">
            <text:p>1.1974710226059</text:p>
          </table:table-cell>
          <table:table-cell office:value-type="float" office:value="1.63290727138519" calcext:value-type="float">
            <text:p>1.63290727138519</text:p>
          </table:table-cell>
          <table:table-cell office:value-type="float" office:value="1.24514853954315" calcext:value-type="float">
            <text:p>1.24514853954315</text:p>
          </table:table-cell>
          <table:table-cell office:value-type="float" office:value="1.46705293655396" calcext:value-type="float">
            <text:p>1.46705293655396</text:p>
          </table:table-cell>
          <table:table-cell office:value-type="float" office:value="1.45237362384796" calcext:value-type="float">
            <text:p>1.45237362384796</text:p>
          </table:table-cell>
          <table:table-cell office:value-type="float" office:value="1.46289336681366" calcext:value-type="float">
            <text:p>1.46289336681366</text:p>
          </table:table-cell>
          <table:table-cell office:value-type="float" office:value="1.46515440940857" calcext:value-type="float">
            <text:p>1.46515440940857</text:p>
          </table:table-cell>
          <table:table-cell office:value-type="float" office:value="1.48196983337402" calcext:value-type="float">
            <text:p>1.48196983337402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26019740104675" calcext:value-type="float">
            <text:p>1.26019740104675</text:p>
          </table:table-cell>
          <table:table-cell office:value-type="float" office:value="1.64660465717316" calcext:value-type="float">
            <text:p>1.64660465717316</text:p>
          </table:table-cell>
          <table:table-cell office:value-type="float" office:value="1.26767218112946" calcext:value-type="float">
            <text:p>1.26767218112946</text:p>
          </table:table-cell>
          <table:table-cell office:value-type="float" office:value="1.21789658069611" calcext:value-type="float">
            <text:p>1.21789658069611</text:p>
          </table:table-cell>
          <table:table-cell office:value-type="float" office:value="1.42106533050537" calcext:value-type="float">
            <text:p>1.42106533050537</text:p>
          </table:table-cell>
          <table:table-cell office:value-type="float" office:value="1.59907567501068" calcext:value-type="float">
            <text:p>1.59907567501068</text:p>
          </table:table-cell>
          <table:table-cell office:value-type="float" office:value="1.40441334247589" calcext:value-type="float">
            <text:p>1.40441334247589</text:p>
          </table:table-cell>
          <table:table-cell office:value-type="float" office:value="1.57677364349365" calcext:value-type="float">
            <text:p>1.57677364349365</text:p>
          </table:table-cell>
          <table:table-cell office:value-type="float" office:value="1.58073675632477" calcext:value-type="float">
            <text:p>1.58073675632477</text:p>
          </table:table-cell>
          <table:table-cell office:value-type="float" office:value="1.4704772233963" calcext:value-type="float">
            <text:p>1.4704772233963</text:p>
          </table:table-cell>
          <table:table-cell office:value-type="float" office:value="1.49553060531616" calcext:value-type="float">
            <text:p>1.49553060531616</text:p>
          </table:table-cell>
          <table:table-cell office:value-type="float" office:value="1.42320370674133" calcext:value-type="float">
            <text:p>1.42320370674133</text:p>
          </table:table-cell>
          <table:table-cell office:value-type="float" office:value="1.20104682445526" calcext:value-type="float">
            <text:p>1.20104682445526</text:p>
          </table:table-cell>
          <table:table-cell office:value-type="float" office:value="1.48171055316925" calcext:value-type="float">
            <text:p>1.48171055316925</text:p>
          </table:table-cell>
          <table:table-cell office:value-type="float" office:value="1.61548459529877" calcext:value-type="float">
            <text:p>1.61548459529877</text:p>
          </table:table-cell>
          <table:table-cell office:value-type="float" office:value="1.42928993701935" calcext:value-type="float">
            <text:p>1.42928993701935</text:p>
          </table:table-cell>
          <table:table-cell office:value-type="float" office:value="1.33762669563293" calcext:value-type="float">
            <text:p>1.33762669563293</text:p>
          </table:table-cell>
          <table:table-cell office:value-type="float" office:value="1.69718527793884" calcext:value-type="float">
            <text:p>1.69718527793884</text:p>
          </table:table-cell>
          <table:table-cell office:value-type="float" office:value="1.30711197853088" calcext:value-type="float">
            <text:p>1.30711197853088</text:p>
          </table:table-cell>
          <table:table-cell office:value-type="float" office:value="1.49493765830994" calcext:value-type="float">
            <text:p>1.49493765830994</text:p>
          </table:table-cell>
          <table:table-cell office:value-type="float" office:value="1.36476397514343" calcext:value-type="float">
            <text:p>1.36476397514343</text:p>
          </table:table-cell>
          <table:table-cell office:value-type="float" office:value="1.75069105625153" calcext:value-type="float">
            <text:p>1.75069105625153</text:p>
          </table:table-cell>
          <table:table-cell table:number-columns-repeated="10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763" calcext:value-type="float">
            <text:p>1.4763</text:p>
          </table:table-cell>
          <table:table-cell office:value-type="float" office:value="1.4803" calcext:value-type="float">
            <text:p>1.4803</text:p>
          </table:table-cell>
          <table:table-cell office:value-type="float" office:value="1.7856" calcext:value-type="float">
            <text:p>1.7856</text:p>
          </table:table-cell>
          <table:table-cell office:value-type="float" office:value="0.9459" calcext:value-type="float">
            <text:p>0.9459</text:p>
          </table:table-cell>
          <table:table-cell office:value-type="float" office:value="1.53605151176453" calcext:value-type="float">
            <text:p>1.53605151176453</text:p>
          </table:table-cell>
          <table:table-cell office:value-type="float" office:value="1.58269870281219" calcext:value-type="float">
            <text:p>1.58269870281219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4568765163422" calcext:value-type="float">
            <text:p>1.44568765163422</text:p>
          </table:table-cell>
          <table:table-cell office:value-type="float" office:value="1.47883319854736" calcext:value-type="float">
            <text:p>1.47883319854736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56813621520996" calcext:value-type="float">
            <text:p>1.56813621520996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41803467273712" calcext:value-type="float">
            <text:p>1.41803467273712</text:p>
          </table:table-cell>
          <table:table-cell office:value-type="float" office:value="1.49482071399689" calcext:value-type="float">
            <text:p>1.49482071399689</text:p>
          </table:table-cell>
          <table:table-cell office:value-type="float" office:value="1.26122260093689" calcext:value-type="float">
            <text:p>1.26122260093689</text:p>
          </table:table-cell>
          <table:table-cell office:value-type="float" office:value="1.62347090244293" calcext:value-type="float">
            <text:p>1.62347090244293</text:p>
          </table:table-cell>
          <table:table-cell office:value-type="float" office:value="1.22464025020599" calcext:value-type="float">
            <text:p>1.22464025020599</text:p>
          </table:table-cell>
          <table:table-cell office:value-type="float" office:value="1.41486942768097" calcext:value-type="float">
            <text:p>1.41486942768097</text:p>
          </table:table-cell>
          <table:table-cell office:value-type="float" office:value="1.53128218650818" calcext:value-type="float">
            <text:p>1.53128218650818</text:p>
          </table:table-cell>
          <table:table-cell office:value-type="float" office:value="1.45155549049377" calcext:value-type="float">
            <text:p>1.45155549049377</text:p>
          </table:table-cell>
          <table:table-cell office:value-type="float" office:value="1.66516292095184" calcext:value-type="float">
            <text:p>1.66516292095184</text:p>
          </table:table-cell>
          <table:table-cell office:value-type="float" office:value="1.75828313827515" calcext:value-type="float">
            <text:p>1.75828313827515</text:p>
          </table:table-cell>
          <table:table-cell office:value-type="float" office:value="1.31918120384216" calcext:value-type="float">
            <text:p>1.31918120384216</text:p>
          </table:table-cell>
          <table:table-cell office:value-type="float" office:value="1.52360582351685" calcext:value-type="float">
            <text:p>1.52360582351685</text:p>
          </table:table-cell>
          <table:table-cell office:value-type="float" office:value="1.56372225284576" calcext:value-type="float">
            <text:p>1.56372225284576</text:p>
          </table:table-cell>
          <table:table-cell office:value-type="float" office:value="1.49339759349823" calcext:value-type="float">
            <text:p>1.49339759349823</text:p>
          </table:table-cell>
          <table:table-cell office:value-type="float" office:value="1.51348435878754" calcext:value-type="float">
            <text:p>1.51348435878754</text:p>
          </table:table-cell>
          <table:table-cell office:value-type="float" office:value="1.540846824646" calcext:value-type="float">
            <text:p>1.540846824646</text:p>
          </table:table-cell>
          <table:table-cell office:value-type="float" office:value="1.57699453830719" calcext:value-type="float">
            <text:p>1.57699453830719</text:p>
          </table:table-cell>
          <table:table-cell office:value-type="float" office:value="1.57278597354889" calcext:value-type="float">
            <text:p>1.57278597354889</text:p>
          </table:table-cell>
          <table:table-cell office:value-type="float" office:value="1.36102998256683" calcext:value-type="float">
            <text:p>1.36102998256683</text:p>
          </table:table-cell>
          <table:table-cell office:value-type="float" office:value="1.46705293655396" calcext:value-type="float">
            <text:p>1.46705293655396</text:p>
          </table:table-cell>
          <table:table-cell office:value-type="float" office:value="1.46289336681366" calcext:value-type="float">
            <text:p>1.46289336681366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8196983337402" calcext:value-type="float">
            <text:p>1.48196983337402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45237362384796" calcext:value-type="float">
            <text:p>1.45237362384796</text:p>
          </table:table-cell>
          <table:table-cell office:value-type="float" office:value="1.46515440940857" calcext:value-type="float">
            <text:p>1.46515440940857</text:p>
          </table:table-cell>
          <table:table-cell office:value-type="float" office:value="1.26767218112946" calcext:value-type="float">
            <text:p>1.26767218112946</text:p>
          </table:table-cell>
          <table:table-cell office:value-type="float" office:value="1.4151496887207" calcext:value-type="float">
            <text:p>1.4151496887207</text:p>
          </table:table-cell>
          <table:table-cell office:value-type="float" office:value="1.42106533050537" calcext:value-type="float">
            <text:p>1.42106533050537</text:p>
          </table:table-cell>
          <table:table-cell office:value-type="float" office:value="1.59907567501068" calcext:value-type="float">
            <text:p>1.59907567501068</text:p>
          </table:table-cell>
          <table:table-cell office:value-type="float" office:value="1.64660465717316" calcext:value-type="float">
            <text:p>1.64660465717316</text:p>
          </table:table-cell>
          <table:table-cell office:value-type="float" office:value="1.21789658069611" calcext:value-type="float">
            <text:p>1.21789658069611</text:p>
          </table:table-cell>
          <table:table-cell office:value-type="float" office:value="1.43220853805542" calcext:value-type="float">
            <text:p>1.43220853805542</text:p>
          </table:table-cell>
          <table:table-cell office:value-type="float" office:value="1.48171055316925" calcext:value-type="float">
            <text:p>1.48171055316925</text:p>
          </table:table-cell>
          <table:table-cell office:value-type="float" office:value="1.61548459529877" calcext:value-type="float">
            <text:p>1.61548459529877</text:p>
          </table:table-cell>
          <table:table-cell office:value-type="float" office:value="1.57677364349365" calcext:value-type="float">
            <text:p>1.57677364349365</text:p>
          </table:table-cell>
          <table:table-cell office:value-type="float" office:value="1.20104682445526" calcext:value-type="float">
            <text:p>1.20104682445526</text:p>
          </table:table-cell>
          <table:table-cell office:value-type="float" office:value="0.945922017097473" calcext:value-type="float">
            <text:p>0.945922017097473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38750302791595" calcext:value-type="float">
            <text:p>1.38750302791595</text:p>
          </table:table-cell>
          <table:table-cell office:value-type="float" office:value="1.38619756698608" calcext:value-type="float">
            <text:p>1.38619756698608</text:p>
          </table:table-cell>
          <table:table-cell office:value-type="float" office:value="1.49493765830994" calcext:value-type="float">
            <text:p>1.49493765830994</text:p>
          </table:table-cell>
          <table:table-cell office:value-type="float" office:value="1.4704772233963" calcext:value-type="float">
            <text:p>1.4704772233963</text:p>
          </table:table-cell>
          <table:table-cell office:value-type="float" office:value="1.33762669563293" calcext:value-type="float">
            <text:p>1.33762669563293</text:p>
          </table:table-cell>
          <table:table-cell office:value-type="float" office:value="1.49553060531616" calcext:value-type="float">
            <text:p>1.49553060531616</text:p>
          </table:table-cell>
          <table:table-cell office:value-type="float" office:value="1.69718527793884" calcext:value-type="float">
            <text:p>1.69718527793884</text:p>
          </table:table-cell>
          <table:table-cell office:value-type="float" office:value="1.58073675632477" calcext:value-type="float">
            <text:p>1.58073675632477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603" calcext:value-type="float">
            <text:p>1.4603</text:p>
          </table:table-cell>
          <table:table-cell office:value-type="float" office:value="1.4661" calcext:value-type="float">
            <text:p>1.4661</text:p>
          </table:table-cell>
          <table:table-cell office:value-type="float" office:value="1.7856" calcext:value-type="float">
            <text:p>1.7856</text:p>
          </table:table-cell>
          <table:table-cell office:value-type="float" office:value="0.9459" calcext:value-type="float">
            <text:p>0.9459</text:p>
          </table:table-cell>
          <table:table-cell office:value-type="float" office:value="1.53128218650818" calcext:value-type="float">
            <text:p>1.53128218650818</text:p>
          </table:table-cell>
          <table:table-cell office:value-type="float" office:value="1.51348435878754" calcext:value-type="float">
            <text:p>1.51348435878754</text:p>
          </table:table-cell>
          <table:table-cell office:value-type="float" office:value="1.31466221809387" calcext:value-type="float">
            <text:p>1.3146622180938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151496887207" calcext:value-type="float">
            <text:p>1.4151496887207</text:p>
          </table:table-cell>
          <table:table-cell office:value-type="float" office:value="1.38750302791595" calcext:value-type="float">
            <text:p>1.38750302791595</text:p>
          </table:table-cell>
          <table:table-cell office:value-type="float" office:value="1.43220853805542" calcext:value-type="float">
            <text:p>1.43220853805542</text:p>
          </table:table-cell>
          <table:table-cell office:value-type="float" office:value="1.38619756698608" calcext:value-type="float">
            <text:p>1.38619756698608</text:p>
          </table:table-cell>
          <table:table-cell office:value-type="float" office:value="0.945922017097473" calcext:value-type="float">
            <text:p>0.945922017097473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38325417041779" calcext:value-type="float">
            <text:p>1.38325417041779</text:p>
          </table:table-cell>
          <table:table-cell office:value-type="float" office:value="1.26122260093689" calcext:value-type="float">
            <text:p>1.26122260093689</text:p>
          </table:table-cell>
          <table:table-cell office:value-type="float" office:value="1.56992924213409" calcext:value-type="float">
            <text:p>1.56992924213409</text:p>
          </table:table-cell>
          <table:table-cell office:value-type="float" office:value="1.62347090244293" calcext:value-type="float">
            <text:p>1.62347090244293</text:p>
          </table:table-cell>
          <table:table-cell office:value-type="float" office:value="1.22464025020599" calcext:value-type="float">
            <text:p>1.22464025020599</text:p>
          </table:table-cell>
          <table:table-cell office:value-type="float" office:value="1.75828313827515" calcext:value-type="float">
            <text:p>1.75828313827515</text:p>
          </table:table-cell>
          <table:table-cell office:value-type="float" office:value="1.41486942768097" calcext:value-type="float">
            <text:p>1.41486942768097</text:p>
          </table:table-cell>
          <table:table-cell office:value-type="float" office:value="1.31918120384216" calcext:value-type="float">
            <text:p>1.31918120384216</text:p>
          </table:table-cell>
          <table:table-cell office:value-type="float" office:value="1.45155549049377" calcext:value-type="float">
            <text:p>1.45155549049377</text:p>
          </table:table-cell>
          <table:table-cell office:value-type="float" office:value="1.66516292095184" calcext:value-type="float">
            <text:p>1.66516292095184</text:p>
          </table:table-cell>
          <table:table-cell office:value-type="float" office:value="1.57528400421143" calcext:value-type="float">
            <text:p>1.57528400421143</text:p>
          </table:table-cell>
          <table:table-cell office:value-type="float" office:value="1.56856906414032" calcext:value-type="float">
            <text:p>1.56856906414032</text:p>
          </table:table-cell>
          <table:table-cell office:value-type="float" office:value="1.52360582351685" calcext:value-type="float">
            <text:p>1.52360582351685</text:p>
          </table:table-cell>
          <table:table-cell office:value-type="float" office:value="1.56372225284576" calcext:value-type="float">
            <text:p>1.56372225284576</text:p>
          </table:table-cell>
          <table:table-cell office:value-type="float" office:value="1.57278597354889" calcext:value-type="float">
            <text:p>1.57278597354889</text:p>
          </table:table-cell>
          <table:table-cell office:value-type="float" office:value="1.49339759349823" calcext:value-type="float">
            <text:p>1.49339759349823</text:p>
          </table:table-cell>
          <table:table-cell office:value-type="float" office:value="1.36102998256683" calcext:value-type="float">
            <text:p>1.36102998256683</text:p>
          </table:table-cell>
          <table:table-cell office:value-type="float" office:value="1.540846824646" calcext:value-type="float">
            <text:p>1.540846824646</text:p>
          </table:table-cell>
          <table:table-cell office:value-type="float" office:value="1.57699453830719" calcext:value-type="float">
            <text:p>1.57699453830719</text:p>
          </table:table-cell>
          <table:table-cell office:value-type="float" office:value="1.48683393001556" calcext:value-type="float">
            <text:p>1.48683393001556</text:p>
          </table:table-cell>
          <table:table-cell office:value-type="float" office:value="1.45794892311096" calcext:value-type="float">
            <text:p>1.45794892311096</text:p>
          </table:table-cell>
          <table:table-cell office:value-type="float" office:value="1.51104247570038" calcext:value-type="float">
            <text:p>1.51104247570038</text:p>
          </table:table-cell>
          <table:table-cell office:value-type="float" office:value="1.45531761646271" calcext:value-type="float">
            <text:p>1.45531761646271</text:p>
          </table:table-cell>
          <table:table-cell office:value-type="float" office:value="1.51239609718323" calcext:value-type="float">
            <text:p>1.51239609718323</text:p>
          </table:table-cell>
          <table:table-cell office:value-type="float" office:value="1.41463470458984" calcext:value-type="float">
            <text:p>1.41463470458984</text:p>
          </table:table-cell>
          <table:table-cell office:value-type="float" office:value="1.1974710226059" calcext:value-type="float">
            <text:p>1.1974710226059</text:p>
          </table:table-cell>
          <table:table-cell office:value-type="float" office:value="1.63290727138519" calcext:value-type="float">
            <text:p>1.63290727138519</text:p>
          </table:table-cell>
          <table:table-cell office:value-type="float" office:value="1.24514853954315" calcext:value-type="float">
            <text:p>1.24514853954315</text:p>
          </table:table-cell>
          <table:table-cell office:value-type="float" office:value="1.46705293655396" calcext:value-type="float">
            <text:p>1.46705293655396</text:p>
          </table:table-cell>
          <table:table-cell office:value-type="float" office:value="1.45237362384796" calcext:value-type="float">
            <text:p>1.45237362384796</text:p>
          </table:table-cell>
          <table:table-cell office:value-type="float" office:value="1.46289336681366" calcext:value-type="float">
            <text:p>1.46289336681366</text:p>
          </table:table-cell>
          <table:table-cell office:value-type="float" office:value="1.46515440940857" calcext:value-type="float">
            <text:p>1.46515440940857</text:p>
          </table:table-cell>
          <table:table-cell office:value-type="float" office:value="1.48196983337402" calcext:value-type="float">
            <text:p>1.48196983337402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26019740104675" calcext:value-type="float">
            <text:p>1.26019740104675</text:p>
          </table:table-cell>
          <table:table-cell office:value-type="float" office:value="1.64660465717316" calcext:value-type="float">
            <text:p>1.64660465717316</text:p>
          </table:table-cell>
          <table:table-cell office:value-type="float" office:value="1.26767218112946" calcext:value-type="float">
            <text:p>1.26767218112946</text:p>
          </table:table-cell>
          <table:table-cell office:value-type="float" office:value="1.21789658069611" calcext:value-type="float">
            <text:p>1.21789658069611</text:p>
          </table:table-cell>
          <table:table-cell office:value-type="float" office:value="1.42106533050537" calcext:value-type="float">
            <text:p>1.42106533050537</text:p>
          </table:table-cell>
          <table:table-cell office:value-type="float" office:value="1.59907567501068" calcext:value-type="float">
            <text:p>1.59907567501068</text:p>
          </table:table-cell>
          <table:table-cell office:value-type="float" office:value="1.40441334247589" calcext:value-type="float">
            <text:p>1.40441334247589</text:p>
          </table:table-cell>
          <table:table-cell office:value-type="float" office:value="1.57677364349365" calcext:value-type="float">
            <text:p>1.57677364349365</text:p>
          </table:table-cell>
          <table:table-cell office:value-type="float" office:value="1.58073675632477" calcext:value-type="float">
            <text:p>1.58073675632477</text:p>
          </table:table-cell>
          <table:table-cell office:value-type="float" office:value="1.4704772233963" calcext:value-type="float">
            <text:p>1.4704772233963</text:p>
          </table:table-cell>
          <table:table-cell office:value-type="float" office:value="1.49553060531616" calcext:value-type="float">
            <text:p>1.49553060531616</text:p>
          </table:table-cell>
          <table:table-cell office:value-type="float" office:value="1.42320370674133" calcext:value-type="float">
            <text:p>1.42320370674133</text:p>
          </table:table-cell>
          <table:table-cell office:value-type="float" office:value="1.20104682445526" calcext:value-type="float">
            <text:p>1.20104682445526</text:p>
          </table:table-cell>
          <table:table-cell office:value-type="float" office:value="1.48171055316925" calcext:value-type="float">
            <text:p>1.48171055316925</text:p>
          </table:table-cell>
          <table:table-cell office:value-type="float" office:value="1.61548459529877" calcext:value-type="float">
            <text:p>1.61548459529877</text:p>
          </table:table-cell>
          <table:table-cell office:value-type="float" office:value="1.42928993701935" calcext:value-type="float">
            <text:p>1.42928993701935</text:p>
          </table:table-cell>
          <table:table-cell office:value-type="float" office:value="1.33762669563293" calcext:value-type="float">
            <text:p>1.33762669563293</text:p>
          </table:table-cell>
          <table:table-cell office:value-type="float" office:value="1.69718527793884" calcext:value-type="float">
            <text:p>1.69718527793884</text:p>
          </table:table-cell>
          <table:table-cell office:value-type="float" office:value="1.30711197853088" calcext:value-type="float">
            <text:p>1.30711197853088</text:p>
          </table:table-cell>
          <table:table-cell office:value-type="float" office:value="1.49493765830994" calcext:value-type="float">
            <text:p>1.49493765830994</text:p>
          </table:table-cell>
          <table:table-cell office:value-type="float" office:value="1.36476397514343" calcext:value-type="float">
            <text:p>1.36476397514343</text:p>
          </table:table-cell>
          <table:table-cell office:value-type="float" office:value="1.75069105625153" calcext:value-type="float">
            <text:p>1.75069105625153</text:p>
          </table:table-cell>
          <table:table-cell table:number-columns-repeated="10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763" calcext:value-type="float">
            <text:p>1.4763</text:p>
          </table:table-cell>
          <table:table-cell office:value-type="float" office:value="1.4803" calcext:value-type="float">
            <text:p>1.4803</text:p>
          </table:table-cell>
          <table:table-cell office:value-type="float" office:value="1.7856" calcext:value-type="float">
            <text:p>1.7856</text:p>
          </table:table-cell>
          <table:table-cell office:value-type="float" office:value="0.9459" calcext:value-type="float">
            <text:p>0.9459</text:p>
          </table:table-cell>
          <table:table-cell office:value-type="float" office:value="1.53605151176453" calcext:value-type="float">
            <text:p>1.53605151176453</text:p>
          </table:table-cell>
          <table:table-cell office:value-type="float" office:value="1.58269870281219" calcext:value-type="float">
            <text:p>1.58269870281219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4568765163422" calcext:value-type="float">
            <text:p>1.44568765163422</text:p>
          </table:table-cell>
          <table:table-cell office:value-type="float" office:value="1.47883319854736" calcext:value-type="float">
            <text:p>1.47883319854736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56813621520996" calcext:value-type="float">
            <text:p>1.56813621520996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41803467273712" calcext:value-type="float">
            <text:p>1.41803467273712</text:p>
          </table:table-cell>
          <table:table-cell office:value-type="float" office:value="1.49482071399689" calcext:value-type="float">
            <text:p>1.49482071399689</text:p>
          </table:table-cell>
          <table:table-cell office:value-type="float" office:value="1.26122260093689" calcext:value-type="float">
            <text:p>1.26122260093689</text:p>
          </table:table-cell>
          <table:table-cell office:value-type="float" office:value="1.62347090244293" calcext:value-type="float">
            <text:p>1.62347090244293</text:p>
          </table:table-cell>
          <table:table-cell office:value-type="float" office:value="1.22464025020599" calcext:value-type="float">
            <text:p>1.22464025020599</text:p>
          </table:table-cell>
          <table:table-cell office:value-type="float" office:value="1.41486942768097" calcext:value-type="float">
            <text:p>1.41486942768097</text:p>
          </table:table-cell>
          <table:table-cell office:value-type="float" office:value="1.53128218650818" calcext:value-type="float">
            <text:p>1.53128218650818</text:p>
          </table:table-cell>
          <table:table-cell office:value-type="float" office:value="1.45155549049377" calcext:value-type="float">
            <text:p>1.45155549049377</text:p>
          </table:table-cell>
          <table:table-cell office:value-type="float" office:value="1.66516292095184" calcext:value-type="float">
            <text:p>1.66516292095184</text:p>
          </table:table-cell>
          <table:table-cell office:value-type="float" office:value="1.75828313827515" calcext:value-type="float">
            <text:p>1.75828313827515</text:p>
          </table:table-cell>
          <table:table-cell office:value-type="float" office:value="1.31918120384216" calcext:value-type="float">
            <text:p>1.31918120384216</text:p>
          </table:table-cell>
          <table:table-cell office:value-type="float" office:value="1.52360582351685" calcext:value-type="float">
            <text:p>1.52360582351685</text:p>
          </table:table-cell>
          <table:table-cell office:value-type="float" office:value="1.56372225284576" calcext:value-type="float">
            <text:p>1.56372225284576</text:p>
          </table:table-cell>
          <table:table-cell office:value-type="float" office:value="1.49339759349823" calcext:value-type="float">
            <text:p>1.49339759349823</text:p>
          </table:table-cell>
          <table:table-cell office:value-type="float" office:value="1.51348435878754" calcext:value-type="float">
            <text:p>1.51348435878754</text:p>
          </table:table-cell>
          <table:table-cell office:value-type="float" office:value="1.540846824646" calcext:value-type="float">
            <text:p>1.540846824646</text:p>
          </table:table-cell>
          <table:table-cell office:value-type="float" office:value="1.57699453830719" calcext:value-type="float">
            <text:p>1.57699453830719</text:p>
          </table:table-cell>
          <table:table-cell office:value-type="float" office:value="1.57278597354889" calcext:value-type="float">
            <text:p>1.57278597354889</text:p>
          </table:table-cell>
          <table:table-cell office:value-type="float" office:value="1.36102998256683" calcext:value-type="float">
            <text:p>1.36102998256683</text:p>
          </table:table-cell>
          <table:table-cell office:value-type="float" office:value="1.46705293655396" calcext:value-type="float">
            <text:p>1.46705293655396</text:p>
          </table:table-cell>
          <table:table-cell office:value-type="float" office:value="1.46289336681366" calcext:value-type="float">
            <text:p>1.46289336681366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8196983337402" calcext:value-type="float">
            <text:p>1.48196983337402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45237362384796" calcext:value-type="float">
            <text:p>1.45237362384796</text:p>
          </table:table-cell>
          <table:table-cell office:value-type="float" office:value="1.46515440940857" calcext:value-type="float">
            <text:p>1.46515440940857</text:p>
          </table:table-cell>
          <table:table-cell office:value-type="float" office:value="1.26767218112946" calcext:value-type="float">
            <text:p>1.26767218112946</text:p>
          </table:table-cell>
          <table:table-cell office:value-type="float" office:value="1.4151496887207" calcext:value-type="float">
            <text:p>1.4151496887207</text:p>
          </table:table-cell>
          <table:table-cell office:value-type="float" office:value="1.42106533050537" calcext:value-type="float">
            <text:p>1.42106533050537</text:p>
          </table:table-cell>
          <table:table-cell office:value-type="float" office:value="1.59907567501068" calcext:value-type="float">
            <text:p>1.59907567501068</text:p>
          </table:table-cell>
          <table:table-cell office:value-type="float" office:value="1.64660465717316" calcext:value-type="float">
            <text:p>1.64660465717316</text:p>
          </table:table-cell>
          <table:table-cell office:value-type="float" office:value="1.21789658069611" calcext:value-type="float">
            <text:p>1.21789658069611</text:p>
          </table:table-cell>
          <table:table-cell office:value-type="float" office:value="1.43220853805542" calcext:value-type="float">
            <text:p>1.43220853805542</text:p>
          </table:table-cell>
          <table:table-cell office:value-type="float" office:value="1.48171055316925" calcext:value-type="float">
            <text:p>1.48171055316925</text:p>
          </table:table-cell>
          <table:table-cell office:value-type="float" office:value="1.61548459529877" calcext:value-type="float">
            <text:p>1.61548459529877</text:p>
          </table:table-cell>
          <table:table-cell office:value-type="float" office:value="1.57677364349365" calcext:value-type="float">
            <text:p>1.57677364349365</text:p>
          </table:table-cell>
          <table:table-cell office:value-type="float" office:value="1.20104682445526" calcext:value-type="float">
            <text:p>1.20104682445526</text:p>
          </table:table-cell>
          <table:table-cell office:value-type="float" office:value="0.945922017097473" calcext:value-type="float">
            <text:p>0.945922017097473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38750302791595" calcext:value-type="float">
            <text:p>1.38750302791595</text:p>
          </table:table-cell>
          <table:table-cell office:value-type="float" office:value="1.38619756698608" calcext:value-type="float">
            <text:p>1.38619756698608</text:p>
          </table:table-cell>
          <table:table-cell office:value-type="float" office:value="1.49493765830994" calcext:value-type="float">
            <text:p>1.49493765830994</text:p>
          </table:table-cell>
          <table:table-cell office:value-type="float" office:value="1.4704772233963" calcext:value-type="float">
            <text:p>1.4704772233963</text:p>
          </table:table-cell>
          <table:table-cell office:value-type="float" office:value="1.33762669563293" calcext:value-type="float">
            <text:p>1.33762669563293</text:p>
          </table:table-cell>
          <table:table-cell office:value-type="float" office:value="1.49553060531616" calcext:value-type="float">
            <text:p>1.49553060531616</text:p>
          </table:table-cell>
          <table:table-cell office:value-type="float" office:value="1.69718527793884" calcext:value-type="float">
            <text:p>1.69718527793884</text:p>
          </table:table-cell>
          <table:table-cell office:value-type="float" office:value="1.58073675632477" calcext:value-type="float">
            <text:p>1.58073675632477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734" calcext:value-type="float">
            <text:p>1.4734</text:p>
          </table:table-cell>
          <table:table-cell office:value-type="float" office:value="1.4919" calcext:value-type="float">
            <text:p>1.4919</text:p>
          </table:table-cell>
          <table:table-cell office:value-type="float" office:value="1.7846" calcext:value-type="float">
            <text:p>1.7846</text:p>
          </table:table-cell>
          <table:table-cell office:value-type="float" office:value="1.058" calcext:value-type="float">
            <text:p>1.058</text:p>
          </table:table-cell>
          <table:table-cell office:value-type="float" office:value="1.4694219827652" calcext:value-type="float">
            <text:p>1.4694219827652</text:p>
          </table:table-cell>
          <table:table-cell office:value-type="float" office:value="1.60511863231659" calcext:value-type="float">
            <text:p>1.60511863231659</text:p>
          </table:table-cell>
          <table:table-cell office:value-type="float" office:value="1.54066634178162" calcext:value-type="float">
            <text:p>1.54066634178162</text:p>
          </table:table-cell>
          <table:table-cell office:value-type="float" office:value="1.28830862045288" calcext:value-type="float">
            <text:p>1.28830862045288</text:p>
          </table:table-cell>
          <table:table-cell office:value-type="float" office:value="1.41297399997711" calcext:value-type="float">
            <text:p>1.41297399997711</text:p>
          </table:table-cell>
          <table:table-cell office:value-type="float" office:value="1.50934708118439" calcext:value-type="float">
            <text:p>1.50934708118439</text:p>
          </table:table-cell>
          <table:table-cell office:value-type="float" office:value="1.50277924537659" calcext:value-type="float">
            <text:p>1.50277924537659</text:p>
          </table:table-cell>
          <table:table-cell office:value-type="float" office:value="1.37435305118561" calcext:value-type="float">
            <text:p>1.37435305118561</text:p>
          </table:table-cell>
          <table:table-cell office:value-type="float" office:value="1.50102984905243" calcext:value-type="float">
            <text:p>1.50102984905243</text:p>
          </table:table-cell>
          <table:table-cell office:value-type="float" office:value="1.38280034065247" calcext:value-type="float">
            <text:p>1.38280034065247</text:p>
          </table:table-cell>
          <table:table-cell office:value-type="float" office:value="1.43524599075317" calcext:value-type="float">
            <text:p>1.43524599075317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51722049713135" calcext:value-type="float">
            <text:p>1.51722049713135</text:p>
          </table:table-cell>
          <table:table-cell office:value-type="float" office:value="1.53935039043427" calcext:value-type="float">
            <text:p>1.53935039043427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58269870281219" calcext:value-type="float">
            <text:p>1.58269870281219</text:p>
          </table:table-cell>
          <table:table-cell office:value-type="float" office:value="1.44259536266327" calcext:value-type="float">
            <text:p>1.44259536266327</text:p>
          </table:table-cell>
          <table:table-cell office:value-type="float" office:value="1.2465146780014" calcext:value-type="float">
            <text:p>1.2465146780014</text:p>
          </table:table-cell>
          <table:table-cell office:value-type="float" office:value="1.52719557285309" calcext:value-type="float">
            <text:p>1.52719557285309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47970068454742" calcext:value-type="float">
            <text:p>1.47970068454742</text:p>
          </table:table-cell>
          <table:table-cell office:value-type="float" office:value="1.58086574077606" calcext:value-type="float">
            <text:p>1.58086574077606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53748333454132" calcext:value-type="float">
            <text:p>1.53748333454132</text:p>
          </table:table-cell>
          <table:table-cell office:value-type="float" office:value="1.52301776409149" calcext:value-type="float">
            <text:p>1.52301776409149</text:p>
          </table:table-cell>
          <table:table-cell office:value-type="float" office:value="1.43470931053162" calcext:value-type="float">
            <text:p>1.43470931053162</text:p>
          </table:table-cell>
          <table:table-cell office:value-type="float" office:value="1.55425620079041" calcext:value-type="float">
            <text:p>1.55425620079041</text:p>
          </table:table-cell>
          <table:table-cell office:value-type="float" office:value="1.49229168891907" calcext:value-type="float">
            <text:p>1.49229168891907</text:p>
          </table:table-cell>
          <table:table-cell office:value-type="float" office:value="1.53486275672913" calcext:value-type="float">
            <text:p>1.53486275672913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2360582351685" calcext:value-type="float">
            <text:p>1.52360582351685</text:p>
          </table:table-cell>
          <table:table-cell office:value-type="float" office:value="1.54489517211914" calcext:value-type="float">
            <text:p>1.54489517211914</text:p>
          </table:table-cell>
          <table:table-cell office:value-type="float" office:value="1.63760733604431" calcext:value-type="float">
            <text:p>1.63760733604431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49192798137665" calcext:value-type="float">
            <text:p>1.49192798137665</text:p>
          </table:table-cell>
          <table:table-cell office:value-type="float" office:value="1.39328837394714" calcext:value-type="float">
            <text:p>1.39328837394714</text:p>
          </table:table-cell>
          <table:table-cell office:value-type="float" office:value="1.42150545120239" calcext:value-type="float">
            <text:p>1.42150545120239</text:p>
          </table:table-cell>
          <table:table-cell office:value-type="float" office:value="1.36016464233398" calcext:value-type="float">
            <text:p>1.36016464233398</text:p>
          </table:table-cell>
          <table:table-cell office:value-type="float" office:value="1.50103354454041" calcext:value-type="float">
            <text:p>1.50103354454041</text:p>
          </table:table-cell>
          <table:table-cell office:value-type="float" office:value="1.39969635009766" calcext:value-type="float">
            <text:p>1.39969635009766</text:p>
          </table:table-cell>
          <table:table-cell office:value-type="float" office:value="1.48414242267609" calcext:value-type="float">
            <text:p>1.48414242267609</text:p>
          </table:table-cell>
          <table:table-cell office:value-type="float" office:value="1.35036909580231" calcext:value-type="float">
            <text:p>1.35036909580231</text:p>
          </table:table-cell>
          <table:table-cell office:value-type="float" office:value="1.05796813964844" calcext:value-type="float">
            <text:p>1.05796813964844</text:p>
          </table:table-cell>
          <table:table-cell office:value-type="float" office:value="1.5294429063797" calcext:value-type="float">
            <text:p>1.5294429063797</text:p>
          </table:table-cell>
          <table:table-cell office:value-type="float" office:value="1.38766944408417" calcext:value-type="float">
            <text:p>1.38766944408417</text:p>
          </table:table-cell>
          <table:table-cell office:value-type="float" office:value="1.51348435878754" calcext:value-type="float">
            <text:p>1.51348435878754</text:p>
          </table:table-cell>
          <table:table-cell office:value-type="float" office:value="1.47032642364502" calcext:value-type="float">
            <text:p>1.47032642364502</text:p>
          </table:table-cell>
          <table:table-cell office:value-type="float" office:value="1.51665234565735" calcext:value-type="float">
            <text:p>1.51665234565735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4167914390564" calcext:value-type="float">
            <text:p>1.4167914390564</text:p>
          </table:table-cell>
          <table:table-cell office:value-type="float" office:value="1.49015867710114" calcext:value-type="float">
            <text:p>1.49015867710114</text:p>
          </table:table-cell>
          <table:table-cell office:value-type="float" office:value="1.48346865177155" calcext:value-type="float">
            <text:p>1.48346865177155</text:p>
          </table:table-cell>
          <table:table-cell office:value-type="float" office:value="1.45460975170136" calcext:value-type="float">
            <text:p>1.45460975170136</text:p>
          </table:table-cell>
          <table:table-cell office:value-type="float" office:value="1.29318749904633" calcext:value-type="float">
            <text:p>1.29318749904633</text:p>
          </table:table-cell>
          <table:table-cell office:value-type="float" office:value="1.50635933876038" calcext:value-type="float">
            <text:p>1.50635933876038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734" calcext:value-type="float">
            <text:p>1.4734</text:p>
          </table:table-cell>
          <table:table-cell office:value-type="float" office:value="1.4919" calcext:value-type="float">
            <text:p>1.4919</text:p>
          </table:table-cell>
          <table:table-cell office:value-type="float" office:value="1.7846" calcext:value-type="float">
            <text:p>1.7846</text:p>
          </table:table-cell>
          <table:table-cell office:value-type="float" office:value="1.058" calcext:value-type="float">
            <text:p>1.058</text:p>
          </table:table-cell>
          <table:table-cell office:value-type="float" office:value="1.4694219827652" calcext:value-type="float">
            <text:p>1.4694219827652</text:p>
          </table:table-cell>
          <table:table-cell office:value-type="float" office:value="1.60511863231659" calcext:value-type="float">
            <text:p>1.60511863231659</text:p>
          </table:table-cell>
          <table:table-cell office:value-type="float" office:value="1.54066634178162" calcext:value-type="float">
            <text:p>1.54066634178162</text:p>
          </table:table-cell>
          <table:table-cell office:value-type="float" office:value="1.28830862045288" calcext:value-type="float">
            <text:p>1.28830862045288</text:p>
          </table:table-cell>
          <table:table-cell office:value-type="float" office:value="1.41297399997711" calcext:value-type="float">
            <text:p>1.41297399997711</text:p>
          </table:table-cell>
          <table:table-cell office:value-type="float" office:value="1.50934708118439" calcext:value-type="float">
            <text:p>1.50934708118439</text:p>
          </table:table-cell>
          <table:table-cell office:value-type="float" office:value="1.50277924537659" calcext:value-type="float">
            <text:p>1.50277924537659</text:p>
          </table:table-cell>
          <table:table-cell office:value-type="float" office:value="1.37435305118561" calcext:value-type="float">
            <text:p>1.37435305118561</text:p>
          </table:table-cell>
          <table:table-cell office:value-type="float" office:value="1.50102984905243" calcext:value-type="float">
            <text:p>1.50102984905243</text:p>
          </table:table-cell>
          <table:table-cell office:value-type="float" office:value="1.38280034065247" calcext:value-type="float">
            <text:p>1.38280034065247</text:p>
          </table:table-cell>
          <table:table-cell office:value-type="float" office:value="1.43524599075317" calcext:value-type="float">
            <text:p>1.43524599075317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51722049713135" calcext:value-type="float">
            <text:p>1.51722049713135</text:p>
          </table:table-cell>
          <table:table-cell office:value-type="float" office:value="1.53935039043427" calcext:value-type="float">
            <text:p>1.53935039043427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58269870281219" calcext:value-type="float">
            <text:p>1.58269870281219</text:p>
          </table:table-cell>
          <table:table-cell office:value-type="float" office:value="1.44259536266327" calcext:value-type="float">
            <text:p>1.44259536266327</text:p>
          </table:table-cell>
          <table:table-cell office:value-type="float" office:value="1.2465146780014" calcext:value-type="float">
            <text:p>1.2465146780014</text:p>
          </table:table-cell>
          <table:table-cell office:value-type="float" office:value="1.52719557285309" calcext:value-type="float">
            <text:p>1.52719557285309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47970068454742" calcext:value-type="float">
            <text:p>1.47970068454742</text:p>
          </table:table-cell>
          <table:table-cell office:value-type="float" office:value="1.58086574077606" calcext:value-type="float">
            <text:p>1.58086574077606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53748333454132" calcext:value-type="float">
            <text:p>1.53748333454132</text:p>
          </table:table-cell>
          <table:table-cell office:value-type="float" office:value="1.52301776409149" calcext:value-type="float">
            <text:p>1.52301776409149</text:p>
          </table:table-cell>
          <table:table-cell office:value-type="float" office:value="1.43470931053162" calcext:value-type="float">
            <text:p>1.43470931053162</text:p>
          </table:table-cell>
          <table:table-cell office:value-type="float" office:value="1.55425620079041" calcext:value-type="float">
            <text:p>1.55425620079041</text:p>
          </table:table-cell>
          <table:table-cell office:value-type="float" office:value="1.49229168891907" calcext:value-type="float">
            <text:p>1.49229168891907</text:p>
          </table:table-cell>
          <table:table-cell office:value-type="float" office:value="1.53486275672913" calcext:value-type="float">
            <text:p>1.53486275672913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2360582351685" calcext:value-type="float">
            <text:p>1.52360582351685</text:p>
          </table:table-cell>
          <table:table-cell office:value-type="float" office:value="1.54489517211914" calcext:value-type="float">
            <text:p>1.54489517211914</text:p>
          </table:table-cell>
          <table:table-cell office:value-type="float" office:value="1.63760733604431" calcext:value-type="float">
            <text:p>1.63760733604431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49192798137665" calcext:value-type="float">
            <text:p>1.49192798137665</text:p>
          </table:table-cell>
          <table:table-cell office:value-type="float" office:value="1.39328837394714" calcext:value-type="float">
            <text:p>1.39328837394714</text:p>
          </table:table-cell>
          <table:table-cell office:value-type="float" office:value="1.42150545120239" calcext:value-type="float">
            <text:p>1.42150545120239</text:p>
          </table:table-cell>
          <table:table-cell office:value-type="float" office:value="1.36016464233398" calcext:value-type="float">
            <text:p>1.36016464233398</text:p>
          </table:table-cell>
          <table:table-cell office:value-type="float" office:value="1.50103354454041" calcext:value-type="float">
            <text:p>1.50103354454041</text:p>
          </table:table-cell>
          <table:table-cell office:value-type="float" office:value="1.39969635009766" calcext:value-type="float">
            <text:p>1.39969635009766</text:p>
          </table:table-cell>
          <table:table-cell office:value-type="float" office:value="1.48414242267609" calcext:value-type="float">
            <text:p>1.48414242267609</text:p>
          </table:table-cell>
          <table:table-cell office:value-type="float" office:value="1.35036909580231" calcext:value-type="float">
            <text:p>1.35036909580231</text:p>
          </table:table-cell>
          <table:table-cell office:value-type="float" office:value="1.05796813964844" calcext:value-type="float">
            <text:p>1.05796813964844</text:p>
          </table:table-cell>
          <table:table-cell office:value-type="float" office:value="1.5294429063797" calcext:value-type="float">
            <text:p>1.5294429063797</text:p>
          </table:table-cell>
          <table:table-cell office:value-type="float" office:value="1.38766944408417" calcext:value-type="float">
            <text:p>1.38766944408417</text:p>
          </table:table-cell>
          <table:table-cell office:value-type="float" office:value="1.51348435878754" calcext:value-type="float">
            <text:p>1.51348435878754</text:p>
          </table:table-cell>
          <table:table-cell office:value-type="float" office:value="1.47032642364502" calcext:value-type="float">
            <text:p>1.47032642364502</text:p>
          </table:table-cell>
          <table:table-cell office:value-type="float" office:value="1.51665234565735" calcext:value-type="float">
            <text:p>1.51665234565735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4167914390564" calcext:value-type="float">
            <text:p>1.4167914390564</text:p>
          </table:table-cell>
          <table:table-cell office:value-type="float" office:value="1.49015867710114" calcext:value-type="float">
            <text:p>1.49015867710114</text:p>
          </table:table-cell>
          <table:table-cell office:value-type="float" office:value="1.48346865177155" calcext:value-type="float">
            <text:p>1.48346865177155</text:p>
          </table:table-cell>
          <table:table-cell office:value-type="float" office:value="1.45460975170136" calcext:value-type="float">
            <text:p>1.45460975170136</text:p>
          </table:table-cell>
          <table:table-cell office:value-type="float" office:value="1.29318749904633" calcext:value-type="float">
            <text:p>1.29318749904633</text:p>
          </table:table-cell>
          <table:table-cell office:value-type="float" office:value="1.50635933876038" calcext:value-type="float">
            <text:p>1.50635933876038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734" calcext:value-type="float">
            <text:p>1.4734</text:p>
          </table:table-cell>
          <table:table-cell office:value-type="float" office:value="1.4919" calcext:value-type="float">
            <text:p>1.4919</text:p>
          </table:table-cell>
          <table:table-cell office:value-type="float" office:value="1.7846" calcext:value-type="float">
            <text:p>1.7846</text:p>
          </table:table-cell>
          <table:table-cell office:value-type="float" office:value="1.058" calcext:value-type="float">
            <text:p>1.058</text:p>
          </table:table-cell>
          <table:table-cell office:value-type="float" office:value="1.4694219827652" calcext:value-type="float">
            <text:p>1.4694219827652</text:p>
          </table:table-cell>
          <table:table-cell office:value-type="float" office:value="1.60511863231659" calcext:value-type="float">
            <text:p>1.60511863231659</text:p>
          </table:table-cell>
          <table:table-cell office:value-type="float" office:value="1.54066634178162" calcext:value-type="float">
            <text:p>1.54066634178162</text:p>
          </table:table-cell>
          <table:table-cell office:value-type="float" office:value="1.28830862045288" calcext:value-type="float">
            <text:p>1.28830862045288</text:p>
          </table:table-cell>
          <table:table-cell office:value-type="float" office:value="1.41297399997711" calcext:value-type="float">
            <text:p>1.41297399997711</text:p>
          </table:table-cell>
          <table:table-cell office:value-type="float" office:value="1.50934708118439" calcext:value-type="float">
            <text:p>1.50934708118439</text:p>
          </table:table-cell>
          <table:table-cell office:value-type="float" office:value="1.50277924537659" calcext:value-type="float">
            <text:p>1.50277924537659</text:p>
          </table:table-cell>
          <table:table-cell office:value-type="float" office:value="1.37435305118561" calcext:value-type="float">
            <text:p>1.37435305118561</text:p>
          </table:table-cell>
          <table:table-cell office:value-type="float" office:value="1.50102984905243" calcext:value-type="float">
            <text:p>1.50102984905243</text:p>
          </table:table-cell>
          <table:table-cell office:value-type="float" office:value="1.38280034065247" calcext:value-type="float">
            <text:p>1.38280034065247</text:p>
          </table:table-cell>
          <table:table-cell office:value-type="float" office:value="1.43524599075317" calcext:value-type="float">
            <text:p>1.43524599075317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51722049713135" calcext:value-type="float">
            <text:p>1.51722049713135</text:p>
          </table:table-cell>
          <table:table-cell office:value-type="float" office:value="1.53935039043427" calcext:value-type="float">
            <text:p>1.53935039043427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58269870281219" calcext:value-type="float">
            <text:p>1.58269870281219</text:p>
          </table:table-cell>
          <table:table-cell office:value-type="float" office:value="1.44259536266327" calcext:value-type="float">
            <text:p>1.44259536266327</text:p>
          </table:table-cell>
          <table:table-cell office:value-type="float" office:value="1.2465146780014" calcext:value-type="float">
            <text:p>1.2465146780014</text:p>
          </table:table-cell>
          <table:table-cell office:value-type="float" office:value="1.52719557285309" calcext:value-type="float">
            <text:p>1.52719557285309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47970068454742" calcext:value-type="float">
            <text:p>1.47970068454742</text:p>
          </table:table-cell>
          <table:table-cell office:value-type="float" office:value="1.58086574077606" calcext:value-type="float">
            <text:p>1.58086574077606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53748333454132" calcext:value-type="float">
            <text:p>1.53748333454132</text:p>
          </table:table-cell>
          <table:table-cell office:value-type="float" office:value="1.52301776409149" calcext:value-type="float">
            <text:p>1.52301776409149</text:p>
          </table:table-cell>
          <table:table-cell office:value-type="float" office:value="1.43470931053162" calcext:value-type="float">
            <text:p>1.43470931053162</text:p>
          </table:table-cell>
          <table:table-cell office:value-type="float" office:value="1.55425620079041" calcext:value-type="float">
            <text:p>1.55425620079041</text:p>
          </table:table-cell>
          <table:table-cell office:value-type="float" office:value="1.49229168891907" calcext:value-type="float">
            <text:p>1.49229168891907</text:p>
          </table:table-cell>
          <table:table-cell office:value-type="float" office:value="1.53486275672913" calcext:value-type="float">
            <text:p>1.53486275672913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2360582351685" calcext:value-type="float">
            <text:p>1.52360582351685</text:p>
          </table:table-cell>
          <table:table-cell office:value-type="float" office:value="1.54489517211914" calcext:value-type="float">
            <text:p>1.54489517211914</text:p>
          </table:table-cell>
          <table:table-cell office:value-type="float" office:value="1.63760733604431" calcext:value-type="float">
            <text:p>1.63760733604431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49192798137665" calcext:value-type="float">
            <text:p>1.49192798137665</text:p>
          </table:table-cell>
          <table:table-cell office:value-type="float" office:value="1.39328837394714" calcext:value-type="float">
            <text:p>1.39328837394714</text:p>
          </table:table-cell>
          <table:table-cell office:value-type="float" office:value="1.42150545120239" calcext:value-type="float">
            <text:p>1.42150545120239</text:p>
          </table:table-cell>
          <table:table-cell office:value-type="float" office:value="1.36016464233398" calcext:value-type="float">
            <text:p>1.36016464233398</text:p>
          </table:table-cell>
          <table:table-cell office:value-type="float" office:value="1.50103354454041" calcext:value-type="float">
            <text:p>1.50103354454041</text:p>
          </table:table-cell>
          <table:table-cell office:value-type="float" office:value="1.39969635009766" calcext:value-type="float">
            <text:p>1.39969635009766</text:p>
          </table:table-cell>
          <table:table-cell office:value-type="float" office:value="1.48414242267609" calcext:value-type="float">
            <text:p>1.48414242267609</text:p>
          </table:table-cell>
          <table:table-cell office:value-type="float" office:value="1.35036909580231" calcext:value-type="float">
            <text:p>1.35036909580231</text:p>
          </table:table-cell>
          <table:table-cell office:value-type="float" office:value="1.05796813964844" calcext:value-type="float">
            <text:p>1.05796813964844</text:p>
          </table:table-cell>
          <table:table-cell office:value-type="float" office:value="1.5294429063797" calcext:value-type="float">
            <text:p>1.5294429063797</text:p>
          </table:table-cell>
          <table:table-cell office:value-type="float" office:value="1.38766944408417" calcext:value-type="float">
            <text:p>1.38766944408417</text:p>
          </table:table-cell>
          <table:table-cell office:value-type="float" office:value="1.51348435878754" calcext:value-type="float">
            <text:p>1.51348435878754</text:p>
          </table:table-cell>
          <table:table-cell office:value-type="float" office:value="1.47032642364502" calcext:value-type="float">
            <text:p>1.47032642364502</text:p>
          </table:table-cell>
          <table:table-cell office:value-type="float" office:value="1.51665234565735" calcext:value-type="float">
            <text:p>1.51665234565735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4167914390564" calcext:value-type="float">
            <text:p>1.4167914390564</text:p>
          </table:table-cell>
          <table:table-cell office:value-type="float" office:value="1.49015867710114" calcext:value-type="float">
            <text:p>1.49015867710114</text:p>
          </table:table-cell>
          <table:table-cell office:value-type="float" office:value="1.48346865177155" calcext:value-type="float">
            <text:p>1.48346865177155</text:p>
          </table:table-cell>
          <table:table-cell office:value-type="float" office:value="1.45460975170136" calcext:value-type="float">
            <text:p>1.45460975170136</text:p>
          </table:table-cell>
          <table:table-cell office:value-type="float" office:value="1.29318749904633" calcext:value-type="float">
            <text:p>1.29318749904633</text:p>
          </table:table-cell>
          <table:table-cell office:value-type="float" office:value="1.50635933876038" calcext:value-type="float">
            <text:p>1.50635933876038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734" calcext:value-type="float">
            <text:p>1.4734</text:p>
          </table:table-cell>
          <table:table-cell office:value-type="float" office:value="1.4919" calcext:value-type="float">
            <text:p>1.4919</text:p>
          </table:table-cell>
          <table:table-cell office:value-type="float" office:value="1.7846" calcext:value-type="float">
            <text:p>1.7846</text:p>
          </table:table-cell>
          <table:table-cell office:value-type="float" office:value="1.058" calcext:value-type="float">
            <text:p>1.058</text:p>
          </table:table-cell>
          <table:table-cell office:value-type="float" office:value="1.4694219827652" calcext:value-type="float">
            <text:p>1.4694219827652</text:p>
          </table:table-cell>
          <table:table-cell office:value-type="float" office:value="1.60511863231659" calcext:value-type="float">
            <text:p>1.60511863231659</text:p>
          </table:table-cell>
          <table:table-cell office:value-type="float" office:value="1.54066634178162" calcext:value-type="float">
            <text:p>1.54066634178162</text:p>
          </table:table-cell>
          <table:table-cell office:value-type="float" office:value="1.28830862045288" calcext:value-type="float">
            <text:p>1.28830862045288</text:p>
          </table:table-cell>
          <table:table-cell office:value-type="float" office:value="1.41297399997711" calcext:value-type="float">
            <text:p>1.41297399997711</text:p>
          </table:table-cell>
          <table:table-cell office:value-type="float" office:value="1.50934708118439" calcext:value-type="float">
            <text:p>1.50934708118439</text:p>
          </table:table-cell>
          <table:table-cell office:value-type="float" office:value="1.50277924537659" calcext:value-type="float">
            <text:p>1.50277924537659</text:p>
          </table:table-cell>
          <table:table-cell office:value-type="float" office:value="1.37435305118561" calcext:value-type="float">
            <text:p>1.37435305118561</text:p>
          </table:table-cell>
          <table:table-cell office:value-type="float" office:value="1.50102984905243" calcext:value-type="float">
            <text:p>1.50102984905243</text:p>
          </table:table-cell>
          <table:table-cell office:value-type="float" office:value="1.38280034065247" calcext:value-type="float">
            <text:p>1.38280034065247</text:p>
          </table:table-cell>
          <table:table-cell office:value-type="float" office:value="1.43524599075317" calcext:value-type="float">
            <text:p>1.43524599075317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51722049713135" calcext:value-type="float">
            <text:p>1.51722049713135</text:p>
          </table:table-cell>
          <table:table-cell office:value-type="float" office:value="1.53935039043427" calcext:value-type="float">
            <text:p>1.53935039043427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58269870281219" calcext:value-type="float">
            <text:p>1.58269870281219</text:p>
          </table:table-cell>
          <table:table-cell office:value-type="float" office:value="1.44259536266327" calcext:value-type="float">
            <text:p>1.44259536266327</text:p>
          </table:table-cell>
          <table:table-cell office:value-type="float" office:value="1.2465146780014" calcext:value-type="float">
            <text:p>1.2465146780014</text:p>
          </table:table-cell>
          <table:table-cell office:value-type="float" office:value="1.52719557285309" calcext:value-type="float">
            <text:p>1.52719557285309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47970068454742" calcext:value-type="float">
            <text:p>1.47970068454742</text:p>
          </table:table-cell>
          <table:table-cell office:value-type="float" office:value="1.58086574077606" calcext:value-type="float">
            <text:p>1.58086574077606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53748333454132" calcext:value-type="float">
            <text:p>1.53748333454132</text:p>
          </table:table-cell>
          <table:table-cell office:value-type="float" office:value="1.52301776409149" calcext:value-type="float">
            <text:p>1.52301776409149</text:p>
          </table:table-cell>
          <table:table-cell office:value-type="float" office:value="1.43470931053162" calcext:value-type="float">
            <text:p>1.43470931053162</text:p>
          </table:table-cell>
          <table:table-cell office:value-type="float" office:value="1.55425620079041" calcext:value-type="float">
            <text:p>1.55425620079041</text:p>
          </table:table-cell>
          <table:table-cell office:value-type="float" office:value="1.49229168891907" calcext:value-type="float">
            <text:p>1.49229168891907</text:p>
          </table:table-cell>
          <table:table-cell office:value-type="float" office:value="1.53486275672913" calcext:value-type="float">
            <text:p>1.53486275672913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2360582351685" calcext:value-type="float">
            <text:p>1.52360582351685</text:p>
          </table:table-cell>
          <table:table-cell office:value-type="float" office:value="1.54489517211914" calcext:value-type="float">
            <text:p>1.54489517211914</text:p>
          </table:table-cell>
          <table:table-cell office:value-type="float" office:value="1.63760733604431" calcext:value-type="float">
            <text:p>1.63760733604431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49192798137665" calcext:value-type="float">
            <text:p>1.49192798137665</text:p>
          </table:table-cell>
          <table:table-cell office:value-type="float" office:value="1.39328837394714" calcext:value-type="float">
            <text:p>1.39328837394714</text:p>
          </table:table-cell>
          <table:table-cell office:value-type="float" office:value="1.42150545120239" calcext:value-type="float">
            <text:p>1.42150545120239</text:p>
          </table:table-cell>
          <table:table-cell office:value-type="float" office:value="1.36016464233398" calcext:value-type="float">
            <text:p>1.36016464233398</text:p>
          </table:table-cell>
          <table:table-cell office:value-type="float" office:value="1.50103354454041" calcext:value-type="float">
            <text:p>1.50103354454041</text:p>
          </table:table-cell>
          <table:table-cell office:value-type="float" office:value="1.39969635009766" calcext:value-type="float">
            <text:p>1.39969635009766</text:p>
          </table:table-cell>
          <table:table-cell office:value-type="float" office:value="1.48414242267609" calcext:value-type="float">
            <text:p>1.48414242267609</text:p>
          </table:table-cell>
          <table:table-cell office:value-type="float" office:value="1.35036909580231" calcext:value-type="float">
            <text:p>1.35036909580231</text:p>
          </table:table-cell>
          <table:table-cell office:value-type="float" office:value="1.05796813964844" calcext:value-type="float">
            <text:p>1.05796813964844</text:p>
          </table:table-cell>
          <table:table-cell office:value-type="float" office:value="1.5294429063797" calcext:value-type="float">
            <text:p>1.5294429063797</text:p>
          </table:table-cell>
          <table:table-cell office:value-type="float" office:value="1.38766944408417" calcext:value-type="float">
            <text:p>1.38766944408417</text:p>
          </table:table-cell>
          <table:table-cell office:value-type="float" office:value="1.51348435878754" calcext:value-type="float">
            <text:p>1.51348435878754</text:p>
          </table:table-cell>
          <table:table-cell office:value-type="float" office:value="1.47032642364502" calcext:value-type="float">
            <text:p>1.47032642364502</text:p>
          </table:table-cell>
          <table:table-cell office:value-type="float" office:value="1.51665234565735" calcext:value-type="float">
            <text:p>1.51665234565735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4167914390564" calcext:value-type="float">
            <text:p>1.4167914390564</text:p>
          </table:table-cell>
          <table:table-cell office:value-type="float" office:value="1.49015867710114" calcext:value-type="float">
            <text:p>1.49015867710114</text:p>
          </table:table-cell>
          <table:table-cell office:value-type="float" office:value="1.48346865177155" calcext:value-type="float">
            <text:p>1.48346865177155</text:p>
          </table:table-cell>
          <table:table-cell office:value-type="float" office:value="1.45460975170136" calcext:value-type="float">
            <text:p>1.45460975170136</text:p>
          </table:table-cell>
          <table:table-cell office:value-type="float" office:value="1.29318749904633" calcext:value-type="float">
            <text:p>1.29318749904633</text:p>
          </table:table-cell>
          <table:table-cell office:value-type="float" office:value="1.50635933876038" calcext:value-type="float">
            <text:p>1.50635933876038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379" calcext:value-type="float">
            <text:p>1.4379</text:p>
          </table:table-cell>
          <table:table-cell office:value-type="float" office:value="1.4419" calcext:value-type="float">
            <text:p>1.4419</text:p>
          </table:table-cell>
          <table:table-cell office:value-type="float" office:value="1.7846" calcext:value-type="float">
            <text:p>1.7846</text:p>
          </table:table-cell>
          <table:table-cell office:value-type="float" office:value="1.0543" calcext:value-type="float">
            <text:p>1.0543</text:p>
          </table:table-cell>
          <table:table-cell office:value-type="float" office:value="1.42653608322144" calcext:value-type="float">
            <text:p>1.42653608322144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4568765163422" calcext:value-type="float">
            <text:p>1.44568765163422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52269446849823" calcext:value-type="float">
            <text:p>1.52269446849823</text:p>
          </table:table-cell>
          <table:table-cell office:value-type="float" office:value="1.28782975673676" calcext:value-type="float">
            <text:p>1.28782975673676</text:p>
          </table:table-cell>
          <table:table-cell office:value-type="float" office:value="1.52265620231628" calcext:value-type="float">
            <text:p>1.52265620231628</text:p>
          </table:table-cell>
          <table:table-cell office:value-type="float" office:value="1.43353700637817" calcext:value-type="float">
            <text:p>1.43353700637817</text:p>
          </table:table-cell>
          <table:table-cell office:value-type="float" office:value="1.43746900558472" calcext:value-type="float">
            <text:p>1.43746900558472</text:p>
          </table:table-cell>
          <table:table-cell office:value-type="float" office:value="1.47832763195038" calcext:value-type="float">
            <text:p>1.47832763195038</text:p>
          </table:table-cell>
          <table:table-cell office:value-type="float" office:value="1.53060376644135" calcext:value-type="float">
            <text:p>1.53060376644135</text:p>
          </table:table-cell>
          <table:table-cell office:value-type="float" office:value="1.43086671829224" calcext:value-type="float">
            <text:p>1.43086671829224</text:p>
          </table:table-cell>
          <table:table-cell office:value-type="float" office:value="1.38812804222107" calcext:value-type="float">
            <text:p>1.38812804222107</text:p>
          </table:table-cell>
          <table:table-cell office:value-type="float" office:value="1.3882327079773" calcext:value-type="float">
            <text:p>1.3882327079773</text:p>
          </table:table-cell>
          <table:table-cell office:value-type="float" office:value="1.46484088897705" calcext:value-type="float">
            <text:p>1.46484088897705</text:p>
          </table:table-cell>
          <table:table-cell office:value-type="float" office:value="1.31769323348999" calcext:value-type="float">
            <text:p>1.31769323348999</text:p>
          </table:table-cell>
          <table:table-cell office:value-type="float" office:value="1.05426383018494" calcext:value-type="float">
            <text:p>1.05426383018494</text:p>
          </table:table-cell>
          <table:table-cell office:value-type="float" office:value="1.2174825668335" calcext:value-type="float">
            <text:p>1.2174825668335</text:p>
          </table:table-cell>
          <table:table-cell office:value-type="float" office:value="1.1960301399231" calcext:value-type="float">
            <text:p>1.1960301399231</text:p>
          </table:table-cell>
          <table:table-cell office:value-type="float" office:value="1.46705293655396" calcext:value-type="float">
            <text:p>1.46705293655396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54423594474792" calcext:value-type="float">
            <text:p>1.54423594474792</text:p>
          </table:table-cell>
          <table:table-cell office:value-type="float" office:value="1.68001627922058" calcext:value-type="float">
            <text:p>1.68001627922058</text:p>
          </table:table-cell>
          <table:table-cell office:value-type="float" office:value="1.50640857219696" calcext:value-type="float">
            <text:p>1.50640857219696</text:p>
          </table:table-cell>
          <table:table-cell office:value-type="float" office:value="1.58375179767609" calcext:value-type="float">
            <text:p>1.58375179767609</text:p>
          </table:table-cell>
          <table:table-cell office:value-type="float" office:value="1.53430986404419" calcext:value-type="float">
            <text:p>1.53430986404419</text:p>
          </table:table-cell>
          <table:table-cell office:value-type="float" office:value="1.53506112098694" calcext:value-type="float">
            <text:p>1.53506112098694</text:p>
          </table:table-cell>
          <table:table-cell office:value-type="float" office:value="1.53984570503235" calcext:value-type="float">
            <text:p>1.53984570503235</text:p>
          </table:table-cell>
          <table:table-cell office:value-type="float" office:value="1.40729284286499" calcext:value-type="float">
            <text:p>1.40729284286499</text:p>
          </table:table-cell>
          <table:table-cell office:value-type="float" office:value="1.53024685382843" calcext:value-type="float">
            <text:p>1.53024685382843</text:p>
          </table:table-cell>
          <table:table-cell office:value-type="float" office:value="1.36581420898438" calcext:value-type="float">
            <text:p>1.36581420898438</text:p>
          </table:table-cell>
          <table:table-cell office:value-type="float" office:value="1.33954966068268" calcext:value-type="float">
            <text:p>1.33954966068268</text:p>
          </table:table-cell>
          <table:table-cell office:value-type="float" office:value="1.304438829422" calcext:value-type="float">
            <text:p>1.304438829422</text:p>
          </table:table-cell>
          <table:table-cell office:value-type="float" office:value="1.34875154495239" calcext:value-type="float">
            <text:p>1.34875154495239</text:p>
          </table:table-cell>
          <table:table-cell office:value-type="float" office:value="1.43463468551636" calcext:value-type="float">
            <text:p>1.43463468551636</text:p>
          </table:table-cell>
          <table:table-cell office:value-type="float" office:value="1.38510704040527" calcext:value-type="float">
            <text:p>1.38510704040527</text:p>
          </table:table-cell>
          <table:table-cell office:value-type="float" office:value="1.55226171016693" calcext:value-type="float">
            <text:p>1.55226171016693</text:p>
          </table:table-cell>
          <table:table-cell office:value-type="float" office:value="1.36123585700989" calcext:value-type="float">
            <text:p>1.36123585700989</text:p>
          </table:table-cell>
          <table:table-cell office:value-type="float" office:value="1.44188570976257" calcext:value-type="float">
            <text:p>1.44188570976257</text:p>
          </table:table-cell>
          <table:table-cell office:value-type="float" office:value="1.58893096446991" calcext:value-type="float">
            <text:p>1.58893096446991</text:p>
          </table:table-cell>
          <table:table-cell office:value-type="float" office:value="1.54325580596924" calcext:value-type="float">
            <text:p>1.54325580596924</text:p>
          </table:table-cell>
          <table:table-cell office:value-type="float" office:value="1.4776668548584" calcext:value-type="float">
            <text:p>1.4776668548584</text:p>
          </table:table-cell>
          <table:table-cell office:value-type="float" office:value="1.48860430717468" calcext:value-type="float">
            <text:p>1.48860430717468</text:p>
          </table:table-cell>
          <table:table-cell office:value-type="float" office:value="1.34919261932373" calcext:value-type="float">
            <text:p>1.34919261932373</text:p>
          </table:table-cell>
          <table:table-cell office:value-type="float" office:value="1.48980724811554" calcext:value-type="float">
            <text:p>1.48980724811554</text:p>
          </table:table-cell>
          <table:table-cell office:value-type="float" office:value="1.61437106132507" calcext:value-type="float">
            <text:p>1.61437106132507</text:p>
          </table:table-cell>
          <table:table-cell office:value-type="float" office:value="1.57369923591614" calcext:value-type="float">
            <text:p>1.57369923591614</text:p>
          </table:table-cell>
          <table:table-cell office:value-type="float" office:value="1.46693062782288" calcext:value-type="float">
            <text:p>1.46693062782288</text:p>
          </table:table-cell>
          <table:table-cell office:value-type="float" office:value="1.59269678592682" calcext:value-type="float">
            <text:p>1.59269678592682</text:p>
          </table:table-cell>
          <table:table-cell office:value-type="float" office:value="1.27556955814362" calcext:value-type="float">
            <text:p>1.27556955814362</text:p>
          </table:table-cell>
          <table:table-cell office:value-type="float" office:value="1.25541925430298" calcext:value-type="float">
            <text:p>1.25541925430298</text:p>
          </table:table-cell>
          <table:table-cell office:value-type="float" office:value="1.43565797805786" calcext:value-type="float">
            <text:p>1.43565797805786</text:p>
          </table:table-cell>
          <table:table-cell office:value-type="float" office:value="1.36775922775269" calcext:value-type="float">
            <text:p>1.36775922775269</text:p>
          </table:table-cell>
          <table:table-cell office:value-type="float" office:value="1.16348028182983" calcext:value-type="float">
            <text:p>1.16348028182983</text:p>
          </table:table-cell>
          <table:table-cell office:value-type="float" office:value="1.38967490196228" calcext:value-type="float">
            <text:p>1.38967490196228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493" calcext:value-type="float">
            <text:p>1.4493</text:p>
          </table:table-cell>
          <table:table-cell office:value-type="float" office:value="1.4527" calcext:value-type="float">
            <text:p>1.4527</text:p>
          </table:table-cell>
          <table:table-cell office:value-type="float" office:value="1.7846" calcext:value-type="float">
            <text:p>1.7846</text:p>
          </table:table-cell>
          <table:table-cell office:value-type="float" office:value="1.108" calcext:value-type="float">
            <text:p>1.108</text:p>
          </table:table-cell>
          <table:table-cell office:value-type="float" office:value="1.42653608322144" calcext:value-type="float">
            <text:p>1.42653608322144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4568765163422" calcext:value-type="float">
            <text:p>1.44568765163422</text:p>
          </table:table-cell>
          <table:table-cell office:value-type="float" office:value="1.52269446849823" calcext:value-type="float">
            <text:p>1.52269446849823</text:p>
          </table:table-cell>
          <table:table-cell office:value-type="float" office:value="1.41850018501282" calcext:value-type="float">
            <text:p>1.41850018501282</text:p>
          </table:table-cell>
          <table:table-cell office:value-type="float" office:value="1.46914803981781" calcext:value-type="float">
            <text:p>1.46914803981781</text:p>
          </table:table-cell>
          <table:table-cell office:value-type="float" office:value="1.28782975673676" calcext:value-type="float">
            <text:p>1.28782975673676</text:p>
          </table:table-cell>
          <table:table-cell office:value-type="float" office:value="1.47832763195038" calcext:value-type="float">
            <text:p>1.47832763195038</text:p>
          </table:table-cell>
          <table:table-cell office:value-type="float" office:value="1.43746900558472" calcext:value-type="float">
            <text:p>1.43746900558472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53060376644135" calcext:value-type="float">
            <text:p>1.53060376644135</text:p>
          </table:table-cell>
          <table:table-cell office:value-type="float" office:value="1.43086671829224" calcext:value-type="float">
            <text:p>1.43086671829224</text:p>
          </table:table-cell>
          <table:table-cell office:value-type="float" office:value="1.3882327079773" calcext:value-type="float">
            <text:p>1.3882327079773</text:p>
          </table:table-cell>
          <table:table-cell office:value-type="float" office:value="1.10803711414337" calcext:value-type="float">
            <text:p>1.10803711414337</text:p>
          </table:table-cell>
          <table:table-cell office:value-type="float" office:value="1.46811318397522" calcext:value-type="float">
            <text:p>1.46811318397522</text:p>
          </table:table-cell>
          <table:table-cell office:value-type="float" office:value="1.46484088897705" calcext:value-type="float">
            <text:p>1.46484088897705</text:p>
          </table:table-cell>
          <table:table-cell office:value-type="float" office:value="1.1960301399231" calcext:value-type="float">
            <text:p>1.1960301399231</text:p>
          </table:table-cell>
          <table:table-cell office:value-type="float" office:value="1.2174825668335" calcext:value-type="float">
            <text:p>1.2174825668335</text:p>
          </table:table-cell>
          <table:table-cell office:value-type="float" office:value="1.38812804222107" calcext:value-type="float">
            <text:p>1.38812804222107</text:p>
          </table:table-cell>
          <table:table-cell office:value-type="float" office:value="1.46705293655396" calcext:value-type="float">
            <text:p>1.46705293655396</text:p>
          </table:table-cell>
          <table:table-cell office:value-type="float" office:value="1.54423594474792" calcext:value-type="float">
            <text:p>1.54423594474792</text:p>
          </table:table-cell>
          <table:table-cell office:value-type="float" office:value="1.60132575035095" calcext:value-type="float">
            <text:p>1.60132575035095</text:p>
          </table:table-cell>
          <table:table-cell office:value-type="float" office:value="1.52070677280426" calcext:value-type="float">
            <text:p>1.52070677280426</text:p>
          </table:table-cell>
          <table:table-cell office:value-type="float" office:value="1.68001627922058" calcext:value-type="float">
            <text:p>1.68001627922058</text:p>
          </table:table-cell>
          <table:table-cell office:value-type="float" office:value="1.53506112098694" calcext:value-type="float">
            <text:p>1.53506112098694</text:p>
          </table:table-cell>
          <table:table-cell office:value-type="float" office:value="1.53430986404419" calcext:value-type="float">
            <text:p>1.53430986404419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40729284286499" calcext:value-type="float">
            <text:p>1.40729284286499</text:p>
          </table:table-cell>
          <table:table-cell office:value-type="float" office:value="1.33657789230347" calcext:value-type="float">
            <text:p>1.33657789230347</text:p>
          </table:table-cell>
          <table:table-cell office:value-type="float" office:value="1.58595192432404" calcext:value-type="float">
            <text:p>1.58595192432404</text:p>
          </table:table-cell>
          <table:table-cell office:value-type="float" office:value="1.53024685382843" calcext:value-type="float">
            <text:p>1.53024685382843</text:p>
          </table:table-cell>
          <table:table-cell office:value-type="float" office:value="1.34875154495239" calcext:value-type="float">
            <text:p>1.34875154495239</text:p>
          </table:table-cell>
          <table:table-cell office:value-type="float" office:value="1.304438829422" calcext:value-type="float">
            <text:p>1.304438829422</text:p>
          </table:table-cell>
          <table:table-cell office:value-type="float" office:value="1.53984570503235" calcext:value-type="float">
            <text:p>1.53984570503235</text:p>
          </table:table-cell>
          <table:table-cell office:value-type="float" office:value="1.52503824234009" calcext:value-type="float">
            <text:p>1.52503824234009</text:p>
          </table:table-cell>
          <table:table-cell office:value-type="float" office:value="1.43888378143311" calcext:value-type="float">
            <text:p>1.43888378143311</text:p>
          </table:table-cell>
          <table:table-cell office:value-type="float" office:value="1.54325580596924" calcext:value-type="float">
            <text:p>1.54325580596924</text:p>
          </table:table-cell>
          <table:table-cell office:value-type="float" office:value="1.48980724811554" calcext:value-type="float">
            <text:p>1.48980724811554</text:p>
          </table:table-cell>
          <table:table-cell office:value-type="float" office:value="1.34919261932373" calcext:value-type="float">
            <text:p>1.34919261932373</text:p>
          </table:table-cell>
          <table:table-cell office:value-type="float" office:value="1.43463468551636" calcext:value-type="float">
            <text:p>1.43463468551636</text:p>
          </table:table-cell>
          <table:table-cell office:value-type="float" office:value="1.47803640365601" calcext:value-type="float">
            <text:p>1.47803640365601</text:p>
          </table:table-cell>
          <table:table-cell office:value-type="float" office:value="1.53208351135254" calcext:value-type="float">
            <text:p>1.53208351135254</text:p>
          </table:table-cell>
          <table:table-cell office:value-type="float" office:value="1.20083510875702" calcext:value-type="float">
            <text:p>1.20083510875702</text:p>
          </table:table-cell>
          <table:table-cell office:value-type="float" office:value="1.45265364646912" calcext:value-type="float">
            <text:p>1.45265364646912</text:p>
          </table:table-cell>
          <table:table-cell office:value-type="float" office:value="1.37145256996155" calcext:value-type="float">
            <text:p>1.37145256996155</text:p>
          </table:table-cell>
          <table:table-cell office:value-type="float" office:value="1.4515368938446" calcext:value-type="float">
            <text:p>1.4515368938446</text:p>
          </table:table-cell>
          <table:table-cell office:value-type="float" office:value="1.56572425365448" calcext:value-type="float">
            <text:p>1.56572425365448</text:p>
          </table:table-cell>
          <table:table-cell office:value-type="float" office:value="1.37747728824615" calcext:value-type="float">
            <text:p>1.37747728824615</text:p>
          </table:table-cell>
          <table:table-cell office:value-type="float" office:value="1.40959513187408" calcext:value-type="float">
            <text:p>1.40959513187408</text:p>
          </table:table-cell>
          <table:table-cell office:value-type="float" office:value="1.59269678592682" calcext:value-type="float">
            <text:p>1.59269678592682</text:p>
          </table:table-cell>
          <table:table-cell office:value-type="float" office:value="1.46693062782288" calcext:value-type="float">
            <text:p>1.46693062782288</text:p>
          </table:table-cell>
          <table:table-cell office:value-type="float" office:value="1.38510704040527" calcext:value-type="float">
            <text:p>1.38510704040527</text:p>
          </table:table-cell>
          <table:table-cell office:value-type="float" office:value="1.38967490196228" calcext:value-type="float">
            <text:p>1.38967490196228</text:p>
          </table:table-cell>
          <table:table-cell office:value-type="float" office:value="1.58893096446991" calcext:value-type="float">
            <text:p>1.58893096446991</text:p>
          </table:table-cell>
          <table:table-cell office:value-type="float" office:value="1.44188570976257" calcext:value-type="float">
            <text:p>1.44188570976257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379" calcext:value-type="float">
            <text:p>1.4379</text:p>
          </table:table-cell>
          <table:table-cell office:value-type="float" office:value="1.4419" calcext:value-type="float">
            <text:p>1.4419</text:p>
          </table:table-cell>
          <table:table-cell office:value-type="float" office:value="1.7846" calcext:value-type="float">
            <text:p>1.7846</text:p>
          </table:table-cell>
          <table:table-cell office:value-type="float" office:value="1.0543" calcext:value-type="float">
            <text:p>1.0543</text:p>
          </table:table-cell>
          <table:table-cell office:value-type="float" office:value="1.42653608322144" calcext:value-type="float">
            <text:p>1.42653608322144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4568765163422" calcext:value-type="float">
            <text:p>1.44568765163422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52269446849823" calcext:value-type="float">
            <text:p>1.52269446849823</text:p>
          </table:table-cell>
          <table:table-cell office:value-type="float" office:value="1.28782975673676" calcext:value-type="float">
            <text:p>1.28782975673676</text:p>
          </table:table-cell>
          <table:table-cell office:value-type="float" office:value="1.52265620231628" calcext:value-type="float">
            <text:p>1.52265620231628</text:p>
          </table:table-cell>
          <table:table-cell office:value-type="float" office:value="1.43353700637817" calcext:value-type="float">
            <text:p>1.43353700637817</text:p>
          </table:table-cell>
          <table:table-cell office:value-type="float" office:value="1.43746900558472" calcext:value-type="float">
            <text:p>1.43746900558472</text:p>
          </table:table-cell>
          <table:table-cell office:value-type="float" office:value="1.47832763195038" calcext:value-type="float">
            <text:p>1.47832763195038</text:p>
          </table:table-cell>
          <table:table-cell office:value-type="float" office:value="1.53060376644135" calcext:value-type="float">
            <text:p>1.53060376644135</text:p>
          </table:table-cell>
          <table:table-cell office:value-type="float" office:value="1.43086671829224" calcext:value-type="float">
            <text:p>1.43086671829224</text:p>
          </table:table-cell>
          <table:table-cell office:value-type="float" office:value="1.38812804222107" calcext:value-type="float">
            <text:p>1.38812804222107</text:p>
          </table:table-cell>
          <table:table-cell office:value-type="float" office:value="1.3882327079773" calcext:value-type="float">
            <text:p>1.3882327079773</text:p>
          </table:table-cell>
          <table:table-cell office:value-type="float" office:value="1.46484088897705" calcext:value-type="float">
            <text:p>1.46484088897705</text:p>
          </table:table-cell>
          <table:table-cell office:value-type="float" office:value="1.31769323348999" calcext:value-type="float">
            <text:p>1.31769323348999</text:p>
          </table:table-cell>
          <table:table-cell office:value-type="float" office:value="1.05426383018494" calcext:value-type="float">
            <text:p>1.05426383018494</text:p>
          </table:table-cell>
          <table:table-cell office:value-type="float" office:value="1.2174825668335" calcext:value-type="float">
            <text:p>1.2174825668335</text:p>
          </table:table-cell>
          <table:table-cell office:value-type="float" office:value="1.1960301399231" calcext:value-type="float">
            <text:p>1.1960301399231</text:p>
          </table:table-cell>
          <table:table-cell office:value-type="float" office:value="1.46705293655396" calcext:value-type="float">
            <text:p>1.46705293655396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54423594474792" calcext:value-type="float">
            <text:p>1.54423594474792</text:p>
          </table:table-cell>
          <table:table-cell office:value-type="float" office:value="1.68001627922058" calcext:value-type="float">
            <text:p>1.68001627922058</text:p>
          </table:table-cell>
          <table:table-cell office:value-type="float" office:value="1.50640857219696" calcext:value-type="float">
            <text:p>1.50640857219696</text:p>
          </table:table-cell>
          <table:table-cell office:value-type="float" office:value="1.58375179767609" calcext:value-type="float">
            <text:p>1.58375179767609</text:p>
          </table:table-cell>
          <table:table-cell office:value-type="float" office:value="1.53430986404419" calcext:value-type="float">
            <text:p>1.53430986404419</text:p>
          </table:table-cell>
          <table:table-cell office:value-type="float" office:value="1.53506112098694" calcext:value-type="float">
            <text:p>1.53506112098694</text:p>
          </table:table-cell>
          <table:table-cell office:value-type="float" office:value="1.53984570503235" calcext:value-type="float">
            <text:p>1.53984570503235</text:p>
          </table:table-cell>
          <table:table-cell office:value-type="float" office:value="1.40729284286499" calcext:value-type="float">
            <text:p>1.40729284286499</text:p>
          </table:table-cell>
          <table:table-cell office:value-type="float" office:value="1.53024685382843" calcext:value-type="float">
            <text:p>1.53024685382843</text:p>
          </table:table-cell>
          <table:table-cell office:value-type="float" office:value="1.36581420898438" calcext:value-type="float">
            <text:p>1.36581420898438</text:p>
          </table:table-cell>
          <table:table-cell office:value-type="float" office:value="1.33954966068268" calcext:value-type="float">
            <text:p>1.33954966068268</text:p>
          </table:table-cell>
          <table:table-cell office:value-type="float" office:value="1.304438829422" calcext:value-type="float">
            <text:p>1.304438829422</text:p>
          </table:table-cell>
          <table:table-cell office:value-type="float" office:value="1.34875154495239" calcext:value-type="float">
            <text:p>1.34875154495239</text:p>
          </table:table-cell>
          <table:table-cell office:value-type="float" office:value="1.43463468551636" calcext:value-type="float">
            <text:p>1.43463468551636</text:p>
          </table:table-cell>
          <table:table-cell office:value-type="float" office:value="1.38510704040527" calcext:value-type="float">
            <text:p>1.38510704040527</text:p>
          </table:table-cell>
          <table:table-cell office:value-type="float" office:value="1.55226171016693" calcext:value-type="float">
            <text:p>1.55226171016693</text:p>
          </table:table-cell>
          <table:table-cell office:value-type="float" office:value="1.36123585700989" calcext:value-type="float">
            <text:p>1.36123585700989</text:p>
          </table:table-cell>
          <table:table-cell office:value-type="float" office:value="1.44188570976257" calcext:value-type="float">
            <text:p>1.44188570976257</text:p>
          </table:table-cell>
          <table:table-cell office:value-type="float" office:value="1.58893096446991" calcext:value-type="float">
            <text:p>1.58893096446991</text:p>
          </table:table-cell>
          <table:table-cell office:value-type="float" office:value="1.54325580596924" calcext:value-type="float">
            <text:p>1.54325580596924</text:p>
          </table:table-cell>
          <table:table-cell office:value-type="float" office:value="1.4776668548584" calcext:value-type="float">
            <text:p>1.4776668548584</text:p>
          </table:table-cell>
          <table:table-cell office:value-type="float" office:value="1.48860430717468" calcext:value-type="float">
            <text:p>1.48860430717468</text:p>
          </table:table-cell>
          <table:table-cell office:value-type="float" office:value="1.34919261932373" calcext:value-type="float">
            <text:p>1.34919261932373</text:p>
          </table:table-cell>
          <table:table-cell office:value-type="float" office:value="1.48980724811554" calcext:value-type="float">
            <text:p>1.48980724811554</text:p>
          </table:table-cell>
          <table:table-cell office:value-type="float" office:value="1.61437106132507" calcext:value-type="float">
            <text:p>1.61437106132507</text:p>
          </table:table-cell>
          <table:table-cell office:value-type="float" office:value="1.57369923591614" calcext:value-type="float">
            <text:p>1.57369923591614</text:p>
          </table:table-cell>
          <table:table-cell office:value-type="float" office:value="1.46693062782288" calcext:value-type="float">
            <text:p>1.46693062782288</text:p>
          </table:table-cell>
          <table:table-cell office:value-type="float" office:value="1.59269678592682" calcext:value-type="float">
            <text:p>1.59269678592682</text:p>
          </table:table-cell>
          <table:table-cell office:value-type="float" office:value="1.27556955814362" calcext:value-type="float">
            <text:p>1.27556955814362</text:p>
          </table:table-cell>
          <table:table-cell office:value-type="float" office:value="1.25541925430298" calcext:value-type="float">
            <text:p>1.25541925430298</text:p>
          </table:table-cell>
          <table:table-cell office:value-type="float" office:value="1.43565797805786" calcext:value-type="float">
            <text:p>1.43565797805786</text:p>
          </table:table-cell>
          <table:table-cell office:value-type="float" office:value="1.36775922775269" calcext:value-type="float">
            <text:p>1.36775922775269</text:p>
          </table:table-cell>
          <table:table-cell office:value-type="float" office:value="1.16348028182983" calcext:value-type="float">
            <text:p>1.16348028182983</text:p>
          </table:table-cell>
          <table:table-cell office:value-type="float" office:value="1.38967490196228" calcext:value-type="float">
            <text:p>1.38967490196228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379" calcext:value-type="float">
            <text:p>1.4379</text:p>
          </table:table-cell>
          <table:table-cell office:value-type="float" office:value="1.4419" calcext:value-type="float">
            <text:p>1.4419</text:p>
          </table:table-cell>
          <table:table-cell office:value-type="float" office:value="1.7846" calcext:value-type="float">
            <text:p>1.7846</text:p>
          </table:table-cell>
          <table:table-cell office:value-type="float" office:value="1.0543" calcext:value-type="float">
            <text:p>1.0543</text:p>
          </table:table-cell>
          <table:table-cell office:value-type="float" office:value="1.42653608322144" calcext:value-type="float">
            <text:p>1.42653608322144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4568765163422" calcext:value-type="float">
            <text:p>1.44568765163422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52269446849823" calcext:value-type="float">
            <text:p>1.52269446849823</text:p>
          </table:table-cell>
          <table:table-cell office:value-type="float" office:value="1.28782975673676" calcext:value-type="float">
            <text:p>1.28782975673676</text:p>
          </table:table-cell>
          <table:table-cell office:value-type="float" office:value="1.52265620231628" calcext:value-type="float">
            <text:p>1.52265620231628</text:p>
          </table:table-cell>
          <table:table-cell office:value-type="float" office:value="1.43353700637817" calcext:value-type="float">
            <text:p>1.43353700637817</text:p>
          </table:table-cell>
          <table:table-cell office:value-type="float" office:value="1.43746900558472" calcext:value-type="float">
            <text:p>1.43746900558472</text:p>
          </table:table-cell>
          <table:table-cell office:value-type="float" office:value="1.47832763195038" calcext:value-type="float">
            <text:p>1.47832763195038</text:p>
          </table:table-cell>
          <table:table-cell office:value-type="float" office:value="1.53060376644135" calcext:value-type="float">
            <text:p>1.53060376644135</text:p>
          </table:table-cell>
          <table:table-cell office:value-type="float" office:value="1.43086671829224" calcext:value-type="float">
            <text:p>1.43086671829224</text:p>
          </table:table-cell>
          <table:table-cell office:value-type="float" office:value="1.38812804222107" calcext:value-type="float">
            <text:p>1.38812804222107</text:p>
          </table:table-cell>
          <table:table-cell office:value-type="float" office:value="1.3882327079773" calcext:value-type="float">
            <text:p>1.3882327079773</text:p>
          </table:table-cell>
          <table:table-cell office:value-type="float" office:value="1.46484088897705" calcext:value-type="float">
            <text:p>1.46484088897705</text:p>
          </table:table-cell>
          <table:table-cell office:value-type="float" office:value="1.31769323348999" calcext:value-type="float">
            <text:p>1.31769323348999</text:p>
          </table:table-cell>
          <table:table-cell office:value-type="float" office:value="1.05426383018494" calcext:value-type="float">
            <text:p>1.05426383018494</text:p>
          </table:table-cell>
          <table:table-cell office:value-type="float" office:value="1.2174825668335" calcext:value-type="float">
            <text:p>1.2174825668335</text:p>
          </table:table-cell>
          <table:table-cell office:value-type="float" office:value="1.1960301399231" calcext:value-type="float">
            <text:p>1.1960301399231</text:p>
          </table:table-cell>
          <table:table-cell office:value-type="float" office:value="1.46705293655396" calcext:value-type="float">
            <text:p>1.46705293655396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54423594474792" calcext:value-type="float">
            <text:p>1.54423594474792</text:p>
          </table:table-cell>
          <table:table-cell office:value-type="float" office:value="1.68001627922058" calcext:value-type="float">
            <text:p>1.68001627922058</text:p>
          </table:table-cell>
          <table:table-cell office:value-type="float" office:value="1.50640857219696" calcext:value-type="float">
            <text:p>1.50640857219696</text:p>
          </table:table-cell>
          <table:table-cell office:value-type="float" office:value="1.58375179767609" calcext:value-type="float">
            <text:p>1.58375179767609</text:p>
          </table:table-cell>
          <table:table-cell office:value-type="float" office:value="1.53430986404419" calcext:value-type="float">
            <text:p>1.53430986404419</text:p>
          </table:table-cell>
          <table:table-cell office:value-type="float" office:value="1.53506112098694" calcext:value-type="float">
            <text:p>1.53506112098694</text:p>
          </table:table-cell>
          <table:table-cell office:value-type="float" office:value="1.53984570503235" calcext:value-type="float">
            <text:p>1.53984570503235</text:p>
          </table:table-cell>
          <table:table-cell office:value-type="float" office:value="1.40729284286499" calcext:value-type="float">
            <text:p>1.40729284286499</text:p>
          </table:table-cell>
          <table:table-cell office:value-type="float" office:value="1.53024685382843" calcext:value-type="float">
            <text:p>1.53024685382843</text:p>
          </table:table-cell>
          <table:table-cell office:value-type="float" office:value="1.36581420898438" calcext:value-type="float">
            <text:p>1.36581420898438</text:p>
          </table:table-cell>
          <table:table-cell office:value-type="float" office:value="1.33954966068268" calcext:value-type="float">
            <text:p>1.33954966068268</text:p>
          </table:table-cell>
          <table:table-cell office:value-type="float" office:value="1.304438829422" calcext:value-type="float">
            <text:p>1.304438829422</text:p>
          </table:table-cell>
          <table:table-cell office:value-type="float" office:value="1.34875154495239" calcext:value-type="float">
            <text:p>1.34875154495239</text:p>
          </table:table-cell>
          <table:table-cell office:value-type="float" office:value="1.43463468551636" calcext:value-type="float">
            <text:p>1.43463468551636</text:p>
          </table:table-cell>
          <table:table-cell office:value-type="float" office:value="1.38510704040527" calcext:value-type="float">
            <text:p>1.38510704040527</text:p>
          </table:table-cell>
          <table:table-cell office:value-type="float" office:value="1.55226171016693" calcext:value-type="float">
            <text:p>1.55226171016693</text:p>
          </table:table-cell>
          <table:table-cell office:value-type="float" office:value="1.36123585700989" calcext:value-type="float">
            <text:p>1.36123585700989</text:p>
          </table:table-cell>
          <table:table-cell office:value-type="float" office:value="1.44188570976257" calcext:value-type="float">
            <text:p>1.44188570976257</text:p>
          </table:table-cell>
          <table:table-cell office:value-type="float" office:value="1.58893096446991" calcext:value-type="float">
            <text:p>1.58893096446991</text:p>
          </table:table-cell>
          <table:table-cell office:value-type="float" office:value="1.54325580596924" calcext:value-type="float">
            <text:p>1.54325580596924</text:p>
          </table:table-cell>
          <table:table-cell office:value-type="float" office:value="1.4776668548584" calcext:value-type="float">
            <text:p>1.4776668548584</text:p>
          </table:table-cell>
          <table:table-cell office:value-type="float" office:value="1.48860430717468" calcext:value-type="float">
            <text:p>1.48860430717468</text:p>
          </table:table-cell>
          <table:table-cell office:value-type="float" office:value="1.34919261932373" calcext:value-type="float">
            <text:p>1.34919261932373</text:p>
          </table:table-cell>
          <table:table-cell office:value-type="float" office:value="1.48980724811554" calcext:value-type="float">
            <text:p>1.48980724811554</text:p>
          </table:table-cell>
          <table:table-cell office:value-type="float" office:value="1.61437106132507" calcext:value-type="float">
            <text:p>1.61437106132507</text:p>
          </table:table-cell>
          <table:table-cell office:value-type="float" office:value="1.57369923591614" calcext:value-type="float">
            <text:p>1.57369923591614</text:p>
          </table:table-cell>
          <table:table-cell office:value-type="float" office:value="1.46693062782288" calcext:value-type="float">
            <text:p>1.46693062782288</text:p>
          </table:table-cell>
          <table:table-cell office:value-type="float" office:value="1.59269678592682" calcext:value-type="float">
            <text:p>1.59269678592682</text:p>
          </table:table-cell>
          <table:table-cell office:value-type="float" office:value="1.27556955814362" calcext:value-type="float">
            <text:p>1.27556955814362</text:p>
          </table:table-cell>
          <table:table-cell office:value-type="float" office:value="1.25541925430298" calcext:value-type="float">
            <text:p>1.25541925430298</text:p>
          </table:table-cell>
          <table:table-cell office:value-type="float" office:value="1.43565797805786" calcext:value-type="float">
            <text:p>1.43565797805786</text:p>
          </table:table-cell>
          <table:table-cell office:value-type="float" office:value="1.36775922775269" calcext:value-type="float">
            <text:p>1.36775922775269</text:p>
          </table:table-cell>
          <table:table-cell office:value-type="float" office:value="1.16348028182983" calcext:value-type="float">
            <text:p>1.16348028182983</text:p>
          </table:table-cell>
          <table:table-cell office:value-type="float" office:value="1.38967490196228" calcext:value-type="float">
            <text:p>1.38967490196228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5563" calcext:value-type="float">
            <text:p>1.5563</text:p>
          </table:table-cell>
          <table:table-cell office:value-type="float" office:value="1.5598" calcext:value-type="float">
            <text:p>1.5598</text:p>
          </table:table-cell>
          <table:table-cell office:value-type="float" office:value="1.8396" calcext:value-type="float">
            <text:p>1.8396</text:p>
          </table:table-cell>
          <table:table-cell office:value-type="float" office:value="1.2819" calcext:value-type="float">
            <text:p>1.2819</text:p>
          </table:table-cell>
          <table:table-cell office:value-type="float" office:value="1.38141632080078" calcext:value-type="float">
            <text:p>1.38141632080078</text:p>
          </table:table-cell>
          <table:table-cell office:value-type="float" office:value="1.71628677845001" calcext:value-type="float">
            <text:p>1.71628677845001</text:p>
          </table:table-cell>
          <table:table-cell office:value-type="float" office:value="1.50345814228058" calcext:value-type="float">
            <text:p>1.50345814228058</text:p>
          </table:table-cell>
          <table:table-cell office:value-type="float" office:value="1.49694013595581" calcext:value-type="float">
            <text:p>1.49694013595581</text:p>
          </table:table-cell>
          <table:table-cell office:value-type="float" office:value="1.53707265853882" calcext:value-type="float">
            <text:p>1.53707265853882</text:p>
          </table:table-cell>
          <table:table-cell office:value-type="float" office:value="1.46904134750366" calcext:value-type="float">
            <text:p>1.46904134750366</text:p>
          </table:table-cell>
          <table:table-cell office:value-type="float" office:value="1.56447291374207" calcext:value-type="float">
            <text:p>1.56447291374207</text:p>
          </table:table-cell>
          <table:table-cell office:value-type="float" office:value="1.46129131317139" calcext:value-type="float">
            <text:p>1.46129131317139</text:p>
          </table:table-cell>
          <table:table-cell office:value-type="float" office:value="1.61815142631531" calcext:value-type="float">
            <text:p>1.61815142631531</text:p>
          </table:table-cell>
          <table:table-cell office:value-type="float" office:value="1.71278667449951" calcext:value-type="float">
            <text:p>1.71278667449951</text:p>
          </table:table-cell>
          <table:table-cell office:value-type="float" office:value="1.58735382556915" calcext:value-type="float">
            <text:p>1.58735382556915</text:p>
          </table:table-cell>
          <table:table-cell office:value-type="float" office:value="1.51951062679291" calcext:value-type="float">
            <text:p>1.51951062679291</text:p>
          </table:table-cell>
          <table:table-cell office:value-type="float" office:value="1.61176300048828" calcext:value-type="float">
            <text:p>1.61176300048828</text:p>
          </table:table-cell>
          <table:table-cell office:value-type="float" office:value="1.48469340801239" calcext:value-type="float">
            <text:p>1.48469340801239</text:p>
          </table:table-cell>
          <table:table-cell office:value-type="float" office:value="1.44441652297974" calcext:value-type="float">
            <text:p>1.44441652297974</text:p>
          </table:table-cell>
          <table:table-cell office:value-type="float" office:value="1.39908218383789" calcext:value-type="float">
            <text:p>1.39908218383789</text:p>
          </table:table-cell>
          <table:table-cell office:value-type="float" office:value="1.68634378910065" calcext:value-type="float">
            <text:p>1.68634378910065</text:p>
          </table:table-cell>
          <table:table-cell office:value-type="float" office:value="1.41274499893188" calcext:value-type="float">
            <text:p>1.41274499893188</text:p>
          </table:table-cell>
          <table:table-cell office:value-type="float" office:value="1.5663081407547" calcext:value-type="float">
            <text:p>1.5663081407547</text:p>
          </table:table-cell>
          <table:table-cell office:value-type="float" office:value="1.671027302742" calcext:value-type="float">
            <text:p>1.671027302742</text:p>
          </table:table-cell>
          <table:table-cell office:value-type="float" office:value="1.3164529800415" calcext:value-type="float">
            <text:p>1.3164529800415</text:p>
          </table:table-cell>
          <table:table-cell office:value-type="float" office:value="1.49824452400208" calcext:value-type="float">
            <text:p>1.49824452400208</text:p>
          </table:table-cell>
          <table:table-cell office:value-type="float" office:value="1.5608366727829" calcext:value-type="float">
            <text:p>1.5608366727829</text:p>
          </table:table-cell>
          <table:table-cell office:value-type="float" office:value="1.59108245372772" calcext:value-type="float">
            <text:p>1.59108245372772</text:p>
          </table:table-cell>
          <table:table-cell office:value-type="float" office:value="1.39278829097748" calcext:value-type="float">
            <text:p>1.39278829097748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565354347229" calcext:value-type="float">
            <text:p>1.565354347229</text:p>
          </table:table-cell>
          <table:table-cell office:value-type="float" office:value="1.4752242565155" calcext:value-type="float">
            <text:p>1.4752242565155</text:p>
          </table:table-cell>
          <table:table-cell office:value-type="float" office:value="1.69928348064423" calcext:value-type="float">
            <text:p>1.69928348064423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82073509693146" calcext:value-type="float">
            <text:p>1.82073509693146</text:p>
          </table:table-cell>
          <table:table-cell office:value-type="float" office:value="1.5948588848114" calcext:value-type="float">
            <text:p>1.5948588848114</text:p>
          </table:table-cell>
          <table:table-cell office:value-type="float" office:value="1.72693169116974" calcext:value-type="float">
            <text:p>1.72693169116974</text:p>
          </table:table-cell>
          <table:table-cell office:value-type="float" office:value="1.5550844669342" calcext:value-type="float">
            <text:p>1.5550844669342</text:p>
          </table:table-cell>
          <table:table-cell office:value-type="float" office:value="1.39266288280487" calcext:value-type="float">
            <text:p>1.39266288280487</text:p>
          </table:table-cell>
          <table:table-cell office:value-type="float" office:value="1.70791947841644" calcext:value-type="float">
            <text:p>1.70791947841644</text:p>
          </table:table-cell>
          <table:table-cell office:value-type="float" office:value="1.5515022277832" calcext:value-type="float">
            <text:p>1.5515022277832</text:p>
          </table:table-cell>
          <table:table-cell office:value-type="float" office:value="1.72028827667236" calcext:value-type="float">
            <text:p>1.72028827667236</text:p>
          </table:table-cell>
          <table:table-cell office:value-type="float" office:value="1.45692265033722" calcext:value-type="float">
            <text:p>1.45692265033722</text:p>
          </table:table-cell>
          <table:table-cell office:value-type="float" office:value="1.29368209838867" calcext:value-type="float">
            <text:p>1.29368209838867</text:p>
          </table:table-cell>
          <table:table-cell office:value-type="float" office:value="1.58461105823517" calcext:value-type="float">
            <text:p>1.58461105823517</text:p>
          </table:table-cell>
          <table:table-cell office:value-type="float" office:value="1.62062835693359" calcext:value-type="float">
            <text:p>1.62062835693359</text:p>
          </table:table-cell>
          <table:table-cell office:value-type="float" office:value="1.53227543830872" calcext:value-type="float">
            <text:p>1.53227543830872</text:p>
          </table:table-cell>
          <table:table-cell office:value-type="float" office:value="1.64709937572479" calcext:value-type="float">
            <text:p>1.64709937572479</text:p>
          </table:table-cell>
          <table:table-cell office:value-type="float" office:value="1.51139283180237" calcext:value-type="float">
            <text:p>1.51139283180237</text:p>
          </table:table-cell>
          <table:table-cell office:value-type="float" office:value="1.39504265785217" calcext:value-type="float">
            <text:p>1.39504265785217</text:p>
          </table:table-cell>
          <table:table-cell office:value-type="float" office:value="1.61757683753967" calcext:value-type="float">
            <text:p>1.61757683753967</text:p>
          </table:table-cell>
          <table:table-cell office:value-type="float" office:value="1.48740029335022" calcext:value-type="float">
            <text:p>1.48740029335022</text:p>
          </table:table-cell>
          <table:table-cell office:value-type="float" office:value="1.54485595226288" calcext:value-type="float">
            <text:p>1.54485595226288</text:p>
          </table:table-cell>
          <table:table-cell office:value-type="float" office:value="1.56823813915253" calcext:value-type="float">
            <text:p>1.56823813915253</text:p>
          </table:table-cell>
          <table:table-cell office:value-type="float" office:value="1.44587624073029" calcext:value-type="float">
            <text:p>1.44587624073029</text:p>
          </table:table-cell>
          <table:table-cell office:value-type="float" office:value="1.78724479675293" calcext:value-type="float">
            <text:p>1.78724479675293</text:p>
          </table:table-cell>
          <table:table-cell office:value-type="float" office:value="1.71074223518372" calcext:value-type="float">
            <text:p>1.71074223518372</text:p>
          </table:table-cell>
          <table:table-cell office:value-type="float" office:value="1.3436963558197" calcext:value-type="float">
            <text:p>1.3436963558197</text:p>
          </table:table-cell>
          <table:table-cell office:value-type="float" office:value="1.64465034008026" calcext:value-type="float">
            <text:p>1.64465034008026</text:p>
          </table:table-cell>
          <table:table-cell office:value-type="float" office:value="1.28190398216248" calcext:value-type="float">
            <text:p>1.28190398216248</text:p>
          </table:table-cell>
          <table:table-cell office:value-type="float" office:value="1.68624293804169" calcext:value-type="float">
            <text:p>1.68624293804169</text:p>
          </table:table-cell>
          <table:table-cell office:value-type="float" office:value="1.56771349906921" calcext:value-type="float">
            <text:p>1.56771349906921</text:p>
          </table:table-cell>
          <table:table-cell office:value-type="float" office:value="1.32295858860016" calcext:value-type="float">
            <text:p>1.32295858860016</text:p>
          </table:table-cell>
          <table:table-cell office:value-type="float" office:value="1.6399313211441" calcext:value-type="float">
            <text:p>1.6399313211441</text:p>
          </table:table-cell>
          <table:table-cell office:value-type="float" office:value="1.68003559112549" calcext:value-type="float">
            <text:p>1.68003559112549</text:p>
          </table:table-cell>
          <table:table-cell office:value-type="float" office:value="1.83955860137939" calcext:value-type="float">
            <text:p>1.83955860137939</text:p>
          </table:table-cell>
          <table:table-cell office:value-type="float" office:value="1.65363562107086" calcext:value-type="float">
            <text:p>1.65363562107086</text:p>
          </table:table-cell>
          <table:table-cell office:value-type="float" office:value="1.51500189304352" calcext:value-type="float">
            <text:p>1.51500189304352</text:p>
          </table:table-cell>
          <table:table-cell office:value-type="float" office:value="1.4827698469162" calcext:value-type="float">
            <text:p>1.4827698469162</text:p>
          </table:table-cell>
          <table:table-cell office:value-type="float" office:value="1.5586850643158" calcext:value-type="float">
            <text:p>1.5586850643158</text:p>
          </table:table-cell>
          <table:table-cell table:number-columns-repeated="10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969" calcext:value-type="float">
            <text:p>1.4969</text:p>
          </table:table-cell>
          <table:table-cell office:value-type="float" office:value="1.5272" calcext:value-type="float">
            <text:p>1.5272</text:p>
          </table:table-cell>
          <table:table-cell office:value-type="float" office:value="1.7846" calcext:value-type="float">
            <text:p>1.7846</text:p>
          </table:table-cell>
          <table:table-cell office:value-type="float" office:value="0.854" calcext:value-type="float">
            <text:p>0.854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49258637428284" calcext:value-type="float">
            <text:p>1.49258637428284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7501122951508" calcext:value-type="float">
            <text:p>1.47501122951508</text:p>
          </table:table-cell>
          <table:table-cell office:value-type="float" office:value="1.43538296222687" calcext:value-type="float">
            <text:p>1.43538296222687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44857585430145" calcext:value-type="float">
            <text:p>1.44857585430145</text:p>
          </table:table-cell>
          <table:table-cell office:value-type="float" office:value="1.47879159450531" calcext:value-type="float">
            <text:p>1.47879159450531</text:p>
          </table:table-cell>
          <table:table-cell office:value-type="float" office:value="1.60990834236145" calcext:value-type="float">
            <text:p>1.60990834236145</text:p>
          </table:table-cell>
          <table:table-cell office:value-type="float" office:value="1.52719557285309" calcext:value-type="float">
            <text:p>1.52719557285309</text:p>
          </table:table-cell>
          <table:table-cell office:value-type="float" office:value="1.53457236289978" calcext:value-type="float">
            <text:p>1.53457236289978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68979918956757" calcext:value-type="float">
            <text:p>1.68979918956757</text:p>
          </table:table-cell>
          <table:table-cell office:value-type="float" office:value="1.5224050283432" calcext:value-type="float">
            <text:p>1.5224050283432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57308793067932" calcext:value-type="float">
            <text:p>1.57308793067932</text:p>
          </table:table-cell>
          <table:table-cell office:value-type="float" office:value="1.56890642642975" calcext:value-type="float">
            <text:p>1.56890642642975</text:p>
          </table:table-cell>
          <table:table-cell office:value-type="float" office:value="1.64426779747009" calcext:value-type="float">
            <text:p>1.64426779747009</text:p>
          </table:table-cell>
          <table:table-cell office:value-type="float" office:value="1.57373011112213" calcext:value-type="float">
            <text:p>1.57373011112213</text:p>
          </table:table-cell>
          <table:table-cell office:value-type="float" office:value="1.53784132003784" calcext:value-type="float">
            <text:p>1.53784132003784</text:p>
          </table:table-cell>
          <table:table-cell office:value-type="float" office:value="1.35036540031433" calcext:value-type="float">
            <text:p>1.35036540031433</text:p>
          </table:table-cell>
          <table:table-cell office:value-type="float" office:value="1.3983142375946" calcext:value-type="float">
            <text:p>1.3983142375946</text:p>
          </table:table-cell>
          <table:table-cell office:value-type="float" office:value="1.57897865772247" calcext:value-type="float">
            <text:p>1.57897865772247</text:p>
          </table:table-cell>
          <table:table-cell office:value-type="float" office:value="1.4438784122467" calcext:value-type="float">
            <text:p>1.4438784122467</text:p>
          </table:table-cell>
          <table:table-cell office:value-type="float" office:value="1.55976343154907" calcext:value-type="float">
            <text:p>1.55976343154907</text:p>
          </table:table-cell>
          <table:table-cell office:value-type="float" office:value="1.33905494213104" calcext:value-type="float">
            <text:p>1.33905494213104</text:p>
          </table:table-cell>
          <table:table-cell office:value-type="float" office:value="1.20661616325378" calcext:value-type="float">
            <text:p>1.20661616325378</text:p>
          </table:table-cell>
          <table:table-cell office:value-type="float" office:value="1.68427515029907" calcext:value-type="float">
            <text:p>1.68427515029907</text:p>
          </table:table-cell>
          <table:table-cell office:value-type="float" office:value="1.63208770751953" calcext:value-type="float">
            <text:p>1.63208770751953</text:p>
          </table:table-cell>
          <table:table-cell office:value-type="float" office:value="0.854019820690155" calcext:value-type="float">
            <text:p>0.854019820690155</text:p>
          </table:table-cell>
          <table:table-cell office:value-type="float" office:value="1.53869581222534" calcext:value-type="float">
            <text:p>1.53869581222534</text:p>
          </table:table-cell>
          <table:table-cell office:value-type="float" office:value="1.68289172649384" calcext:value-type="float">
            <text:p>1.68289172649384</text:p>
          </table:table-cell>
          <table:table-cell office:value-type="float" office:value="1.61080420017242" calcext:value-type="float">
            <text:p>1.61080420017242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11273384094238" calcext:value-type="float">
            <text:p>1.11273384094238</text:p>
          </table:table-cell>
          <table:table-cell office:value-type="float" office:value="1.66155505180359" calcext:value-type="float">
            <text:p>1.66155505180359</text:p>
          </table:table-cell>
          <table:table-cell office:value-type="float" office:value="1.44877409934998" calcext:value-type="float">
            <text:p>1.44877409934998</text:p>
          </table:table-cell>
          <table:table-cell office:value-type="float" office:value="1.56000435352325" calcext:value-type="float">
            <text:p>1.56000435352325</text:p>
          </table:table-cell>
          <table:table-cell office:value-type="float" office:value="1.35801696777344" calcext:value-type="float">
            <text:p>1.35801696777344</text:p>
          </table:table-cell>
          <table:table-cell office:value-type="float" office:value="1.385005235672" calcext:value-type="float">
            <text:p>1.385005235672</text:p>
          </table:table-cell>
          <table:table-cell office:value-type="float" office:value="1.59273076057434" calcext:value-type="float">
            <text:p>1.59273076057434</text:p>
          </table:table-cell>
          <table:table-cell office:value-type="float" office:value="1.48095548152924" calcext:value-type="float">
            <text:p>1.48095548152924</text:p>
          </table:table-cell>
          <table:table-cell office:value-type="float" office:value="1.46855103969574" calcext:value-type="float">
            <text:p>1.46855103969574</text:p>
          </table:table-cell>
          <table:table-cell office:value-type="float" office:value="1.31833469867706" calcext:value-type="float">
            <text:p>1.31833469867706</text:p>
          </table:table-cell>
          <table:table-cell office:value-type="float" office:value="1.27722752094269" calcext:value-type="float">
            <text:p>1.27722752094269</text:p>
          </table:table-cell>
          <table:table-cell office:value-type="float" office:value="1.48377907276154" calcext:value-type="float">
            <text:p>1.48377907276154</text:p>
          </table:table-cell>
          <table:table-cell office:value-type="float" office:value="1.61623966693878" calcext:value-type="float">
            <text:p>1.61623966693878</text:p>
          </table:table-cell>
          <table:table-cell office:value-type="float" office:value="1.62988269329071" calcext:value-type="float">
            <text:p>1.62988269329071</text:p>
          </table:table-cell>
          <table:table-cell office:value-type="float" office:value="1.67091739177704" calcext:value-type="float">
            <text:p>1.67091739177704</text:p>
          </table:table-cell>
          <table:table-cell office:value-type="float" office:value="1.35435211658478" calcext:value-type="float">
            <text:p>1.35435211658478</text:p>
          </table:table-cell>
          <table:table-cell office:value-type="float" office:value="1.4255782365799" calcext:value-type="float">
            <text:p>1.4255782365799</text:p>
          </table:table-cell>
          <table:table-cell office:value-type="float" office:value="1.50810408592224" calcext:value-type="float">
            <text:p>1.50810408592224</text:p>
          </table:table-cell>
          <table:table-cell office:value-type="float" office:value="1.63905370235443" calcext:value-type="float">
            <text:p>1.63905370235443</text:p>
          </table:table-cell>
          <table:table-cell office:value-type="float" office:value="1.62899911403656" calcext:value-type="float">
            <text:p>1.62899911403656</text:p>
          </table:table-cell>
          <table:table-cell office:value-type="float" office:value="1.43803131580353" calcext:value-type="float">
            <text:p>1.43803131580353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969" calcext:value-type="float">
            <text:p>1.4969</text:p>
          </table:table-cell>
          <table:table-cell office:value-type="float" office:value="1.5272" calcext:value-type="float">
            <text:p>1.5272</text:p>
          </table:table-cell>
          <table:table-cell office:value-type="float" office:value="1.7846" calcext:value-type="float">
            <text:p>1.7846</text:p>
          </table:table-cell>
          <table:table-cell office:value-type="float" office:value="0.854" calcext:value-type="float">
            <text:p>0.854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49258637428284" calcext:value-type="float">
            <text:p>1.49258637428284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7501122951508" calcext:value-type="float">
            <text:p>1.47501122951508</text:p>
          </table:table-cell>
          <table:table-cell office:value-type="float" office:value="1.43538296222687" calcext:value-type="float">
            <text:p>1.43538296222687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44857585430145" calcext:value-type="float">
            <text:p>1.44857585430145</text:p>
          </table:table-cell>
          <table:table-cell office:value-type="float" office:value="1.47879159450531" calcext:value-type="float">
            <text:p>1.47879159450531</text:p>
          </table:table-cell>
          <table:table-cell office:value-type="float" office:value="1.60990834236145" calcext:value-type="float">
            <text:p>1.60990834236145</text:p>
          </table:table-cell>
          <table:table-cell office:value-type="float" office:value="1.52719557285309" calcext:value-type="float">
            <text:p>1.52719557285309</text:p>
          </table:table-cell>
          <table:table-cell office:value-type="float" office:value="1.53457236289978" calcext:value-type="float">
            <text:p>1.53457236289978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68979918956757" calcext:value-type="float">
            <text:p>1.68979918956757</text:p>
          </table:table-cell>
          <table:table-cell office:value-type="float" office:value="1.5224050283432" calcext:value-type="float">
            <text:p>1.5224050283432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57308793067932" calcext:value-type="float">
            <text:p>1.57308793067932</text:p>
          </table:table-cell>
          <table:table-cell office:value-type="float" office:value="1.56890642642975" calcext:value-type="float">
            <text:p>1.56890642642975</text:p>
          </table:table-cell>
          <table:table-cell office:value-type="float" office:value="1.64426779747009" calcext:value-type="float">
            <text:p>1.64426779747009</text:p>
          </table:table-cell>
          <table:table-cell office:value-type="float" office:value="1.57373011112213" calcext:value-type="float">
            <text:p>1.57373011112213</text:p>
          </table:table-cell>
          <table:table-cell office:value-type="float" office:value="1.53784132003784" calcext:value-type="float">
            <text:p>1.53784132003784</text:p>
          </table:table-cell>
          <table:table-cell office:value-type="float" office:value="1.35036540031433" calcext:value-type="float">
            <text:p>1.35036540031433</text:p>
          </table:table-cell>
          <table:table-cell office:value-type="float" office:value="1.3983142375946" calcext:value-type="float">
            <text:p>1.3983142375946</text:p>
          </table:table-cell>
          <table:table-cell office:value-type="float" office:value="1.57897865772247" calcext:value-type="float">
            <text:p>1.57897865772247</text:p>
          </table:table-cell>
          <table:table-cell office:value-type="float" office:value="1.4438784122467" calcext:value-type="float">
            <text:p>1.4438784122467</text:p>
          </table:table-cell>
          <table:table-cell office:value-type="float" office:value="1.55976343154907" calcext:value-type="float">
            <text:p>1.55976343154907</text:p>
          </table:table-cell>
          <table:table-cell office:value-type="float" office:value="1.33905494213104" calcext:value-type="float">
            <text:p>1.33905494213104</text:p>
          </table:table-cell>
          <table:table-cell office:value-type="float" office:value="1.20661616325378" calcext:value-type="float">
            <text:p>1.20661616325378</text:p>
          </table:table-cell>
          <table:table-cell office:value-type="float" office:value="1.68427515029907" calcext:value-type="float">
            <text:p>1.68427515029907</text:p>
          </table:table-cell>
          <table:table-cell office:value-type="float" office:value="1.63208770751953" calcext:value-type="float">
            <text:p>1.63208770751953</text:p>
          </table:table-cell>
          <table:table-cell office:value-type="float" office:value="0.854019820690155" calcext:value-type="float">
            <text:p>0.854019820690155</text:p>
          </table:table-cell>
          <table:table-cell office:value-type="float" office:value="1.53869581222534" calcext:value-type="float">
            <text:p>1.53869581222534</text:p>
          </table:table-cell>
          <table:table-cell office:value-type="float" office:value="1.68289172649384" calcext:value-type="float">
            <text:p>1.68289172649384</text:p>
          </table:table-cell>
          <table:table-cell office:value-type="float" office:value="1.61080420017242" calcext:value-type="float">
            <text:p>1.61080420017242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11273384094238" calcext:value-type="float">
            <text:p>1.11273384094238</text:p>
          </table:table-cell>
          <table:table-cell office:value-type="float" office:value="1.66155505180359" calcext:value-type="float">
            <text:p>1.66155505180359</text:p>
          </table:table-cell>
          <table:table-cell office:value-type="float" office:value="1.44877409934998" calcext:value-type="float">
            <text:p>1.44877409934998</text:p>
          </table:table-cell>
          <table:table-cell office:value-type="float" office:value="1.56000435352325" calcext:value-type="float">
            <text:p>1.56000435352325</text:p>
          </table:table-cell>
          <table:table-cell office:value-type="float" office:value="1.35801696777344" calcext:value-type="float">
            <text:p>1.35801696777344</text:p>
          </table:table-cell>
          <table:table-cell office:value-type="float" office:value="1.385005235672" calcext:value-type="float">
            <text:p>1.385005235672</text:p>
          </table:table-cell>
          <table:table-cell office:value-type="float" office:value="1.59273076057434" calcext:value-type="float">
            <text:p>1.59273076057434</text:p>
          </table:table-cell>
          <table:table-cell office:value-type="float" office:value="1.48095548152924" calcext:value-type="float">
            <text:p>1.48095548152924</text:p>
          </table:table-cell>
          <table:table-cell office:value-type="float" office:value="1.46855103969574" calcext:value-type="float">
            <text:p>1.46855103969574</text:p>
          </table:table-cell>
          <table:table-cell office:value-type="float" office:value="1.31833469867706" calcext:value-type="float">
            <text:p>1.31833469867706</text:p>
          </table:table-cell>
          <table:table-cell office:value-type="float" office:value="1.27722752094269" calcext:value-type="float">
            <text:p>1.27722752094269</text:p>
          </table:table-cell>
          <table:table-cell office:value-type="float" office:value="1.48377907276154" calcext:value-type="float">
            <text:p>1.48377907276154</text:p>
          </table:table-cell>
          <table:table-cell office:value-type="float" office:value="1.61623966693878" calcext:value-type="float">
            <text:p>1.61623966693878</text:p>
          </table:table-cell>
          <table:table-cell office:value-type="float" office:value="1.62988269329071" calcext:value-type="float">
            <text:p>1.62988269329071</text:p>
          </table:table-cell>
          <table:table-cell office:value-type="float" office:value="1.67091739177704" calcext:value-type="float">
            <text:p>1.67091739177704</text:p>
          </table:table-cell>
          <table:table-cell office:value-type="float" office:value="1.35435211658478" calcext:value-type="float">
            <text:p>1.35435211658478</text:p>
          </table:table-cell>
          <table:table-cell office:value-type="float" office:value="1.4255782365799" calcext:value-type="float">
            <text:p>1.4255782365799</text:p>
          </table:table-cell>
          <table:table-cell office:value-type="float" office:value="1.50810408592224" calcext:value-type="float">
            <text:p>1.50810408592224</text:p>
          </table:table-cell>
          <table:table-cell office:value-type="float" office:value="1.63905370235443" calcext:value-type="float">
            <text:p>1.63905370235443</text:p>
          </table:table-cell>
          <table:table-cell office:value-type="float" office:value="1.62899911403656" calcext:value-type="float">
            <text:p>1.62899911403656</text:p>
          </table:table-cell>
          <table:table-cell office:value-type="float" office:value="1.43803131580353" calcext:value-type="float">
            <text:p>1.43803131580353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912" calcext:value-type="float">
            <text:p>1.4912</text:p>
          </table:table-cell>
          <table:table-cell office:value-type="float" office:value="1.5241" calcext:value-type="float">
            <text:p>1.5241</text:p>
          </table:table-cell>
          <table:table-cell office:value-type="float" office:value="1.7846" calcext:value-type="float">
            <text:p>1.7846</text:p>
          </table:table-cell>
          <table:table-cell office:value-type="float" office:value="0.8653" calcext:value-type="float">
            <text:p>0.8653</text:p>
          </table:table-cell>
          <table:table-cell office:value-type="float" office:value="1.5324547290802" calcext:value-type="float">
            <text:p>1.5324547290802</text:p>
          </table:table-cell>
          <table:table-cell office:value-type="float" office:value="1.5798259973526" calcext:value-type="float">
            <text:p>1.5798259973526</text:p>
          </table:table-cell>
          <table:table-cell office:value-type="float" office:value="1.56012618541718" calcext:value-type="float">
            <text:p>1.56012618541718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4857585430145" calcext:value-type="float">
            <text:p>1.44857585430145</text:p>
          </table:table-cell>
          <table:table-cell office:value-type="float" office:value="1.49258637428284" calcext:value-type="float">
            <text:p>1.49258637428284</text:p>
          </table:table-cell>
          <table:table-cell office:value-type="float" office:value="1.60990834236145" calcext:value-type="float">
            <text:p>1.60990834236145</text:p>
          </table:table-cell>
          <table:table-cell office:value-type="float" office:value="1.52719557285309" calcext:value-type="float">
            <text:p>1.52719557285309</text:p>
          </table:table-cell>
          <table:table-cell office:value-type="float" office:value="1.60295903682709" calcext:value-type="float">
            <text:p>1.60295903682709</text:p>
          </table:table-cell>
          <table:table-cell office:value-type="float" office:value="1.57291841506958" calcext:value-type="float">
            <text:p>1.57291841506958</text:p>
          </table:table-cell>
          <table:table-cell office:value-type="float" office:value="1.58298635482788" calcext:value-type="float">
            <text:p>1.58298635482788</text:p>
          </table:table-cell>
          <table:table-cell office:value-type="float" office:value="1.52097916603088" calcext:value-type="float">
            <text:p>1.52097916603088</text:p>
          </table:table-cell>
          <table:table-cell office:value-type="float" office:value="1.19337546825409" calcext:value-type="float">
            <text:p>1.19337546825409</text:p>
          </table:table-cell>
          <table:table-cell office:value-type="float" office:value="1.30229616165161" calcext:value-type="float">
            <text:p>1.30229616165161</text:p>
          </table:table-cell>
          <table:table-cell office:value-type="float" office:value="0.865263283252716" calcext:value-type="float">
            <text:p>0.865263283252716</text:p>
          </table:table-cell>
          <table:table-cell office:value-type="float" office:value="1.40817940235138" calcext:value-type="float">
            <text:p>1.40817940235138</text:p>
          </table:table-cell>
          <table:table-cell office:value-type="float" office:value="1.66552436351776" calcext:value-type="float">
            <text:p>1.66552436351776</text:p>
          </table:table-cell>
          <table:table-cell office:value-type="float" office:value="1.51700091362" calcext:value-type="float">
            <text:p>1.51700091362</text:p>
          </table:table-cell>
          <table:table-cell office:value-type="float" office:value="1.53993618488312" calcext:value-type="float">
            <text:p>1.53993618488312</text:p>
          </table:table-cell>
          <table:table-cell office:value-type="float" office:value="1.57372033596039" calcext:value-type="float">
            <text:p>1.57372033596039</text:p>
          </table:table-cell>
          <table:table-cell office:value-type="float" office:value="1.61420321464539" calcext:value-type="float">
            <text:p>1.61420321464539</text:p>
          </table:table-cell>
          <table:table-cell office:value-type="float" office:value="1.45794892311096" calcext:value-type="float">
            <text:p>1.45794892311096</text:p>
          </table:table-cell>
          <table:table-cell office:value-type="float" office:value="1.59235405921936" calcext:value-type="float">
            <text:p>1.59235405921936</text:p>
          </table:table-cell>
          <table:table-cell office:value-type="float" office:value="1.4446747303009" calcext:value-type="float">
            <text:p>1.4446747303009</text:p>
          </table:table-cell>
          <table:table-cell office:value-type="float" office:value="1.64379692077637" calcext:value-type="float">
            <text:p>1.64379692077637</text:p>
          </table:table-cell>
          <table:table-cell office:value-type="float" office:value="1.50589501857758" calcext:value-type="float">
            <text:p>1.50589501857758</text:p>
          </table:table-cell>
          <table:table-cell office:value-type="float" office:value="1.53869581222534" calcext:value-type="float">
            <text:p>1.53869581222534</text:p>
          </table:table-cell>
          <table:table-cell office:value-type="float" office:value="1.53784132003784" calcext:value-type="float">
            <text:p>1.53784132003784</text:p>
          </table:table-cell>
          <table:table-cell office:value-type="float" office:value="1.61080420017242" calcext:value-type="float">
            <text:p>1.61080420017242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4438784122467" calcext:value-type="float">
            <text:p>1.4438784122467</text:p>
          </table:table-cell>
          <table:table-cell office:value-type="float" office:value="1.4255782365799" calcext:value-type="float">
            <text:p>1.4255782365799</text:p>
          </table:table-cell>
          <table:table-cell office:value-type="float" office:value="1.50810408592224" calcext:value-type="float">
            <text:p>1.50810408592224</text:p>
          </table:table-cell>
          <table:table-cell office:value-type="float" office:value="1.33905494213104" calcext:value-type="float">
            <text:p>1.33905494213104</text:p>
          </table:table-cell>
          <table:table-cell office:value-type="float" office:value="1.20661616325378" calcext:value-type="float">
            <text:p>1.20661616325378</text:p>
          </table:table-cell>
          <table:table-cell office:value-type="float" office:value="1.43803131580353" calcext:value-type="float">
            <text:p>1.43803131580353</text:p>
          </table:table-cell>
          <table:table-cell table:number-columns-repeated="13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969" calcext:value-type="float">
            <text:p>1.4969</text:p>
          </table:table-cell>
          <table:table-cell office:value-type="float" office:value="1.5272" calcext:value-type="float">
            <text:p>1.5272</text:p>
          </table:table-cell>
          <table:table-cell office:value-type="float" office:value="1.7846" calcext:value-type="float">
            <text:p>1.7846</text:p>
          </table:table-cell>
          <table:table-cell office:value-type="float" office:value="0.854" calcext:value-type="float">
            <text:p>0.854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49258637428284" calcext:value-type="float">
            <text:p>1.49258637428284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7501122951508" calcext:value-type="float">
            <text:p>1.47501122951508</text:p>
          </table:table-cell>
          <table:table-cell office:value-type="float" office:value="1.43538296222687" calcext:value-type="float">
            <text:p>1.43538296222687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44857585430145" calcext:value-type="float">
            <text:p>1.44857585430145</text:p>
          </table:table-cell>
          <table:table-cell office:value-type="float" office:value="1.47879159450531" calcext:value-type="float">
            <text:p>1.47879159450531</text:p>
          </table:table-cell>
          <table:table-cell office:value-type="float" office:value="1.60990834236145" calcext:value-type="float">
            <text:p>1.60990834236145</text:p>
          </table:table-cell>
          <table:table-cell office:value-type="float" office:value="1.52719557285309" calcext:value-type="float">
            <text:p>1.52719557285309</text:p>
          </table:table-cell>
          <table:table-cell office:value-type="float" office:value="1.53457236289978" calcext:value-type="float">
            <text:p>1.53457236289978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68979918956757" calcext:value-type="float">
            <text:p>1.68979918956757</text:p>
          </table:table-cell>
          <table:table-cell office:value-type="float" office:value="1.5224050283432" calcext:value-type="float">
            <text:p>1.5224050283432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57308793067932" calcext:value-type="float">
            <text:p>1.57308793067932</text:p>
          </table:table-cell>
          <table:table-cell office:value-type="float" office:value="1.56890642642975" calcext:value-type="float">
            <text:p>1.56890642642975</text:p>
          </table:table-cell>
          <table:table-cell office:value-type="float" office:value="1.64426779747009" calcext:value-type="float">
            <text:p>1.64426779747009</text:p>
          </table:table-cell>
          <table:table-cell office:value-type="float" office:value="1.57373011112213" calcext:value-type="float">
            <text:p>1.57373011112213</text:p>
          </table:table-cell>
          <table:table-cell office:value-type="float" office:value="1.53784132003784" calcext:value-type="float">
            <text:p>1.53784132003784</text:p>
          </table:table-cell>
          <table:table-cell office:value-type="float" office:value="1.35036540031433" calcext:value-type="float">
            <text:p>1.35036540031433</text:p>
          </table:table-cell>
          <table:table-cell office:value-type="float" office:value="1.3983142375946" calcext:value-type="float">
            <text:p>1.3983142375946</text:p>
          </table:table-cell>
          <table:table-cell office:value-type="float" office:value="1.57897865772247" calcext:value-type="float">
            <text:p>1.57897865772247</text:p>
          </table:table-cell>
          <table:table-cell office:value-type="float" office:value="1.4438784122467" calcext:value-type="float">
            <text:p>1.4438784122467</text:p>
          </table:table-cell>
          <table:table-cell office:value-type="float" office:value="1.55976343154907" calcext:value-type="float">
            <text:p>1.55976343154907</text:p>
          </table:table-cell>
          <table:table-cell office:value-type="float" office:value="1.33905494213104" calcext:value-type="float">
            <text:p>1.33905494213104</text:p>
          </table:table-cell>
          <table:table-cell office:value-type="float" office:value="1.20661616325378" calcext:value-type="float">
            <text:p>1.20661616325378</text:p>
          </table:table-cell>
          <table:table-cell office:value-type="float" office:value="1.68427515029907" calcext:value-type="float">
            <text:p>1.68427515029907</text:p>
          </table:table-cell>
          <table:table-cell office:value-type="float" office:value="1.63208770751953" calcext:value-type="float">
            <text:p>1.63208770751953</text:p>
          </table:table-cell>
          <table:table-cell office:value-type="float" office:value="0.854019820690155" calcext:value-type="float">
            <text:p>0.854019820690155</text:p>
          </table:table-cell>
          <table:table-cell office:value-type="float" office:value="1.53869581222534" calcext:value-type="float">
            <text:p>1.53869581222534</text:p>
          </table:table-cell>
          <table:table-cell office:value-type="float" office:value="1.68289172649384" calcext:value-type="float">
            <text:p>1.68289172649384</text:p>
          </table:table-cell>
          <table:table-cell office:value-type="float" office:value="1.61080420017242" calcext:value-type="float">
            <text:p>1.61080420017242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11273384094238" calcext:value-type="float">
            <text:p>1.11273384094238</text:p>
          </table:table-cell>
          <table:table-cell office:value-type="float" office:value="1.66155505180359" calcext:value-type="float">
            <text:p>1.66155505180359</text:p>
          </table:table-cell>
          <table:table-cell office:value-type="float" office:value="1.44877409934998" calcext:value-type="float">
            <text:p>1.44877409934998</text:p>
          </table:table-cell>
          <table:table-cell office:value-type="float" office:value="1.56000435352325" calcext:value-type="float">
            <text:p>1.56000435352325</text:p>
          </table:table-cell>
          <table:table-cell office:value-type="float" office:value="1.35801696777344" calcext:value-type="float">
            <text:p>1.35801696777344</text:p>
          </table:table-cell>
          <table:table-cell office:value-type="float" office:value="1.385005235672" calcext:value-type="float">
            <text:p>1.385005235672</text:p>
          </table:table-cell>
          <table:table-cell office:value-type="float" office:value="1.59273076057434" calcext:value-type="float">
            <text:p>1.59273076057434</text:p>
          </table:table-cell>
          <table:table-cell office:value-type="float" office:value="1.48095548152924" calcext:value-type="float">
            <text:p>1.48095548152924</text:p>
          </table:table-cell>
          <table:table-cell office:value-type="float" office:value="1.46855103969574" calcext:value-type="float">
            <text:p>1.46855103969574</text:p>
          </table:table-cell>
          <table:table-cell office:value-type="float" office:value="1.31833469867706" calcext:value-type="float">
            <text:p>1.31833469867706</text:p>
          </table:table-cell>
          <table:table-cell office:value-type="float" office:value="1.27722752094269" calcext:value-type="float">
            <text:p>1.27722752094269</text:p>
          </table:table-cell>
          <table:table-cell office:value-type="float" office:value="1.48377907276154" calcext:value-type="float">
            <text:p>1.48377907276154</text:p>
          </table:table-cell>
          <table:table-cell office:value-type="float" office:value="1.61623966693878" calcext:value-type="float">
            <text:p>1.61623966693878</text:p>
          </table:table-cell>
          <table:table-cell office:value-type="float" office:value="1.62988269329071" calcext:value-type="float">
            <text:p>1.62988269329071</text:p>
          </table:table-cell>
          <table:table-cell office:value-type="float" office:value="1.67091739177704" calcext:value-type="float">
            <text:p>1.67091739177704</text:p>
          </table:table-cell>
          <table:table-cell office:value-type="float" office:value="1.35435211658478" calcext:value-type="float">
            <text:p>1.35435211658478</text:p>
          </table:table-cell>
          <table:table-cell office:value-type="float" office:value="1.4255782365799" calcext:value-type="float">
            <text:p>1.4255782365799</text:p>
          </table:table-cell>
          <table:table-cell office:value-type="float" office:value="1.50810408592224" calcext:value-type="float">
            <text:p>1.50810408592224</text:p>
          </table:table-cell>
          <table:table-cell office:value-type="float" office:value="1.63905370235443" calcext:value-type="float">
            <text:p>1.63905370235443</text:p>
          </table:table-cell>
          <table:table-cell office:value-type="float" office:value="1.62899911403656" calcext:value-type="float">
            <text:p>1.62899911403656</text:p>
          </table:table-cell>
          <table:table-cell office:value-type="float" office:value="1.43803131580353" calcext:value-type="float">
            <text:p>1.43803131580353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919" calcext:value-type="float">
            <text:p>1.4919</text:p>
          </table:table-cell>
          <table:table-cell office:value-type="float" office:value="1.4993" calcext:value-type="float">
            <text:p>1.4993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2491" calcext:value-type="float">
            <text:p>1.2491</text:p>
          </table:table-cell>
          <table:table-cell office:value-type="float" office:value="1.44420027732849" calcext:value-type="float">
            <text:p>1.44420027732849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61377334594727" calcext:value-type="float">
            <text:p>1.6137733459472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36827003955841" calcext:value-type="float">
            <text:p>1.36827003955841</text:p>
          </table:table-cell>
          <table:table-cell office:value-type="float" office:value="1.43754875659943" calcext:value-type="float">
            <text:p>1.43754875659943</text:p>
          </table:table-cell>
          <table:table-cell office:value-type="float" office:value="1.45105004310608" calcext:value-type="float">
            <text:p>1.45105004310608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36875426769257" calcext:value-type="float">
            <text:p>1.36875426769257</text:p>
          </table:table-cell>
          <table:table-cell office:value-type="float" office:value="1.53107154369354" calcext:value-type="float">
            <text:p>1.53107154369354</text:p>
          </table:table-cell>
          <table:table-cell office:value-type="float" office:value="1.4402871131897" calcext:value-type="float">
            <text:p>1.4402871131897</text:p>
          </table:table-cell>
          <table:table-cell office:value-type="float" office:value="1.55697190761566" calcext:value-type="float">
            <text:p>1.55697190761566</text:p>
          </table:table-cell>
          <table:table-cell office:value-type="float" office:value="1.29105401039124" calcext:value-type="float">
            <text:p>1.29105401039124</text:p>
          </table:table-cell>
          <table:table-cell office:value-type="float" office:value="1.43129765987396" calcext:value-type="float">
            <text:p>1.43129765987396</text:p>
          </table:table-cell>
          <table:table-cell office:value-type="float" office:value="1.50328183174133" calcext:value-type="float">
            <text:p>1.50328183174133</text:p>
          </table:table-cell>
          <table:table-cell office:value-type="float" office:value="1.54868042469025" calcext:value-type="float">
            <text:p>1.54868042469025</text:p>
          </table:table-cell>
          <table:table-cell office:value-type="float" office:value="1.31466770172119" calcext:value-type="float">
            <text:p>1.31466770172119</text:p>
          </table:table-cell>
          <table:table-cell office:value-type="float" office:value="1.56078732013702" calcext:value-type="float">
            <text:p>1.56078732013702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50286662578583" calcext:value-type="float">
            <text:p>1.50286662578583</text:p>
          </table:table-cell>
          <table:table-cell office:value-type="float" office:value="1.58561861515045" calcext:value-type="float">
            <text:p>1.58561861515045</text:p>
          </table:table-cell>
          <table:table-cell office:value-type="float" office:value="1.49926400184631" calcext:value-type="float">
            <text:p>1.49926400184631</text:p>
          </table:table-cell>
          <table:table-cell office:value-type="float" office:value="1.2491101026535" calcext:value-type="float">
            <text:p>1.2491101026535</text:p>
          </table:table-cell>
          <table:table-cell office:value-type="float" office:value="1.5602068901062" calcext:value-type="float">
            <text:p>1.5602068901062</text:p>
          </table:table-cell>
          <table:table-cell office:value-type="float" office:value="1.55927503108978" calcext:value-type="float">
            <text:p>1.55927503108978</text:p>
          </table:table-cell>
          <table:table-cell office:value-type="float" office:value="1.51192820072174" calcext:value-type="float">
            <text:p>1.51192820072174</text:p>
          </table:table-cell>
          <table:table-cell office:value-type="float" office:value="1.39365756511688" calcext:value-type="float">
            <text:p>1.39365756511688</text:p>
          </table:table-cell>
          <table:table-cell office:value-type="float" office:value="1.5784227848053" calcext:value-type="float">
            <text:p>1.5784227848053</text:p>
          </table:table-cell>
          <table:table-cell office:value-type="float" office:value="1.73860168457031" calcext:value-type="float">
            <text:p>1.73860168457031</text:p>
          </table:table-cell>
          <table:table-cell office:value-type="float" office:value="1.33395206928253" calcext:value-type="float">
            <text:p>1.33395206928253</text:p>
          </table:table-cell>
          <table:table-cell office:value-type="float" office:value="1.52090668678284" calcext:value-type="float">
            <text:p>1.52090668678284</text:p>
          </table:table-cell>
          <table:table-cell office:value-type="float" office:value="1.28592658042908" calcext:value-type="float">
            <text:p>1.28592658042908</text:p>
          </table:table-cell>
          <table:table-cell office:value-type="float" office:value="1.60132575035095" calcext:value-type="float">
            <text:p>1.60132575035095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47226405143738" calcext:value-type="float">
            <text:p>1.47226405143738</text:p>
          </table:table-cell>
          <table:table-cell office:value-type="float" office:value="1.43039500713348" calcext:value-type="float">
            <text:p>1.43039500713348</text:p>
          </table:table-cell>
          <table:table-cell office:value-type="float" office:value="1.28554129600525" calcext:value-type="float">
            <text:p>1.28554129600525</text:p>
          </table:table-cell>
          <table:table-cell office:value-type="float" office:value="1.56417989730835" calcext:value-type="float">
            <text:p>1.56417989730835</text:p>
          </table:table-cell>
          <table:table-cell office:value-type="float" office:value="1.44825983047485" calcext:value-type="float">
            <text:p>1.44825983047485</text:p>
          </table:table-cell>
          <table:table-cell office:value-type="float" office:value="1.53775548934937" calcext:value-type="float">
            <text:p>1.53775548934937</text:p>
          </table:table-cell>
          <table:table-cell office:value-type="float" office:value="1.70080947875977" calcext:value-type="float">
            <text:p>1.70080947875977</text:p>
          </table:table-cell>
          <table:table-cell office:value-type="float" office:value="1.32928240299225" calcext:value-type="float">
            <text:p>1.32928240299225</text:p>
          </table:table-cell>
          <table:table-cell office:value-type="float" office:value="1.52462065219879" calcext:value-type="float">
            <text:p>1.52462065219879</text:p>
          </table:table-cell>
          <table:table-cell office:value-type="float" office:value="1.4612432718277" calcext:value-type="float">
            <text:p>1.4612432718277</text:p>
          </table:table-cell>
          <table:table-cell office:value-type="float" office:value="1.69919180870056" calcext:value-type="float">
            <text:p>1.69919180870056</text:p>
          </table:table-cell>
          <table:table-cell table:number-columns-repeated="1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919" calcext:value-type="float">
            <text:p>1.4919</text:p>
          </table:table-cell>
          <table:table-cell office:value-type="float" office:value="1.4993" calcext:value-type="float">
            <text:p>1.4993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2491" calcext:value-type="float">
            <text:p>1.2491</text:p>
          </table:table-cell>
          <table:table-cell office:value-type="float" office:value="1.44420027732849" calcext:value-type="float">
            <text:p>1.44420027732849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61377334594727" calcext:value-type="float">
            <text:p>1.6137733459472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36827003955841" calcext:value-type="float">
            <text:p>1.36827003955841</text:p>
          </table:table-cell>
          <table:table-cell office:value-type="float" office:value="1.43754875659943" calcext:value-type="float">
            <text:p>1.43754875659943</text:p>
          </table:table-cell>
          <table:table-cell office:value-type="float" office:value="1.45105004310608" calcext:value-type="float">
            <text:p>1.45105004310608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36875426769257" calcext:value-type="float">
            <text:p>1.36875426769257</text:p>
          </table:table-cell>
          <table:table-cell office:value-type="float" office:value="1.53107154369354" calcext:value-type="float">
            <text:p>1.53107154369354</text:p>
          </table:table-cell>
          <table:table-cell office:value-type="float" office:value="1.4402871131897" calcext:value-type="float">
            <text:p>1.4402871131897</text:p>
          </table:table-cell>
          <table:table-cell office:value-type="float" office:value="1.55697190761566" calcext:value-type="float">
            <text:p>1.55697190761566</text:p>
          </table:table-cell>
          <table:table-cell office:value-type="float" office:value="1.29105401039124" calcext:value-type="float">
            <text:p>1.29105401039124</text:p>
          </table:table-cell>
          <table:table-cell office:value-type="float" office:value="1.43129765987396" calcext:value-type="float">
            <text:p>1.43129765987396</text:p>
          </table:table-cell>
          <table:table-cell office:value-type="float" office:value="1.50328183174133" calcext:value-type="float">
            <text:p>1.50328183174133</text:p>
          </table:table-cell>
          <table:table-cell office:value-type="float" office:value="1.54868042469025" calcext:value-type="float">
            <text:p>1.54868042469025</text:p>
          </table:table-cell>
          <table:table-cell office:value-type="float" office:value="1.31466770172119" calcext:value-type="float">
            <text:p>1.31466770172119</text:p>
          </table:table-cell>
          <table:table-cell office:value-type="float" office:value="1.56078732013702" calcext:value-type="float">
            <text:p>1.56078732013702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50286662578583" calcext:value-type="float">
            <text:p>1.50286662578583</text:p>
          </table:table-cell>
          <table:table-cell office:value-type="float" office:value="1.58561861515045" calcext:value-type="float">
            <text:p>1.58561861515045</text:p>
          </table:table-cell>
          <table:table-cell office:value-type="float" office:value="1.49926400184631" calcext:value-type="float">
            <text:p>1.49926400184631</text:p>
          </table:table-cell>
          <table:table-cell office:value-type="float" office:value="1.2491101026535" calcext:value-type="float">
            <text:p>1.2491101026535</text:p>
          </table:table-cell>
          <table:table-cell office:value-type="float" office:value="1.5602068901062" calcext:value-type="float">
            <text:p>1.5602068901062</text:p>
          </table:table-cell>
          <table:table-cell office:value-type="float" office:value="1.55927503108978" calcext:value-type="float">
            <text:p>1.55927503108978</text:p>
          </table:table-cell>
          <table:table-cell office:value-type="float" office:value="1.51192820072174" calcext:value-type="float">
            <text:p>1.51192820072174</text:p>
          </table:table-cell>
          <table:table-cell office:value-type="float" office:value="1.39365756511688" calcext:value-type="float">
            <text:p>1.39365756511688</text:p>
          </table:table-cell>
          <table:table-cell office:value-type="float" office:value="1.5784227848053" calcext:value-type="float">
            <text:p>1.5784227848053</text:p>
          </table:table-cell>
          <table:table-cell office:value-type="float" office:value="1.73860168457031" calcext:value-type="float">
            <text:p>1.73860168457031</text:p>
          </table:table-cell>
          <table:table-cell office:value-type="float" office:value="1.33395206928253" calcext:value-type="float">
            <text:p>1.33395206928253</text:p>
          </table:table-cell>
          <table:table-cell office:value-type="float" office:value="1.52090668678284" calcext:value-type="float">
            <text:p>1.52090668678284</text:p>
          </table:table-cell>
          <table:table-cell office:value-type="float" office:value="1.28592658042908" calcext:value-type="float">
            <text:p>1.28592658042908</text:p>
          </table:table-cell>
          <table:table-cell office:value-type="float" office:value="1.60132575035095" calcext:value-type="float">
            <text:p>1.60132575035095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47226405143738" calcext:value-type="float">
            <text:p>1.47226405143738</text:p>
          </table:table-cell>
          <table:table-cell office:value-type="float" office:value="1.43039500713348" calcext:value-type="float">
            <text:p>1.43039500713348</text:p>
          </table:table-cell>
          <table:table-cell office:value-type="float" office:value="1.28554129600525" calcext:value-type="float">
            <text:p>1.28554129600525</text:p>
          </table:table-cell>
          <table:table-cell office:value-type="float" office:value="1.56417989730835" calcext:value-type="float">
            <text:p>1.56417989730835</text:p>
          </table:table-cell>
          <table:table-cell office:value-type="float" office:value="1.44825983047485" calcext:value-type="float">
            <text:p>1.44825983047485</text:p>
          </table:table-cell>
          <table:table-cell office:value-type="float" office:value="1.53775548934937" calcext:value-type="float">
            <text:p>1.53775548934937</text:p>
          </table:table-cell>
          <table:table-cell office:value-type="float" office:value="1.70080947875977" calcext:value-type="float">
            <text:p>1.70080947875977</text:p>
          </table:table-cell>
          <table:table-cell office:value-type="float" office:value="1.32928240299225" calcext:value-type="float">
            <text:p>1.32928240299225</text:p>
          </table:table-cell>
          <table:table-cell office:value-type="float" office:value="1.52462065219879" calcext:value-type="float">
            <text:p>1.52462065219879</text:p>
          </table:table-cell>
          <table:table-cell office:value-type="float" office:value="1.4612432718277" calcext:value-type="float">
            <text:p>1.4612432718277</text:p>
          </table:table-cell>
          <table:table-cell office:value-type="float" office:value="1.69919180870056" calcext:value-type="float">
            <text:p>1.69919180870056</text:p>
          </table:table-cell>
          <table:table-cell table:number-columns-repeated="1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919" calcext:value-type="float">
            <text:p>1.4919</text:p>
          </table:table-cell>
          <table:table-cell office:value-type="float" office:value="1.4993" calcext:value-type="float">
            <text:p>1.4993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2491" calcext:value-type="float">
            <text:p>1.2491</text:p>
          </table:table-cell>
          <table:table-cell office:value-type="float" office:value="1.44420027732849" calcext:value-type="float">
            <text:p>1.44420027732849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61377334594727" calcext:value-type="float">
            <text:p>1.6137733459472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36827003955841" calcext:value-type="float">
            <text:p>1.36827003955841</text:p>
          </table:table-cell>
          <table:table-cell office:value-type="float" office:value="1.43754875659943" calcext:value-type="float">
            <text:p>1.43754875659943</text:p>
          </table:table-cell>
          <table:table-cell office:value-type="float" office:value="1.45105004310608" calcext:value-type="float">
            <text:p>1.45105004310608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36875426769257" calcext:value-type="float">
            <text:p>1.36875426769257</text:p>
          </table:table-cell>
          <table:table-cell office:value-type="float" office:value="1.53107154369354" calcext:value-type="float">
            <text:p>1.53107154369354</text:p>
          </table:table-cell>
          <table:table-cell office:value-type="float" office:value="1.4402871131897" calcext:value-type="float">
            <text:p>1.4402871131897</text:p>
          </table:table-cell>
          <table:table-cell office:value-type="float" office:value="1.55697190761566" calcext:value-type="float">
            <text:p>1.55697190761566</text:p>
          </table:table-cell>
          <table:table-cell office:value-type="float" office:value="1.29105401039124" calcext:value-type="float">
            <text:p>1.29105401039124</text:p>
          </table:table-cell>
          <table:table-cell office:value-type="float" office:value="1.43129765987396" calcext:value-type="float">
            <text:p>1.43129765987396</text:p>
          </table:table-cell>
          <table:table-cell office:value-type="float" office:value="1.50328183174133" calcext:value-type="float">
            <text:p>1.50328183174133</text:p>
          </table:table-cell>
          <table:table-cell office:value-type="float" office:value="1.54868042469025" calcext:value-type="float">
            <text:p>1.54868042469025</text:p>
          </table:table-cell>
          <table:table-cell office:value-type="float" office:value="1.31466770172119" calcext:value-type="float">
            <text:p>1.31466770172119</text:p>
          </table:table-cell>
          <table:table-cell office:value-type="float" office:value="1.56078732013702" calcext:value-type="float">
            <text:p>1.56078732013702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50286662578583" calcext:value-type="float">
            <text:p>1.50286662578583</text:p>
          </table:table-cell>
          <table:table-cell office:value-type="float" office:value="1.58561861515045" calcext:value-type="float">
            <text:p>1.58561861515045</text:p>
          </table:table-cell>
          <table:table-cell office:value-type="float" office:value="1.49926400184631" calcext:value-type="float">
            <text:p>1.49926400184631</text:p>
          </table:table-cell>
          <table:table-cell office:value-type="float" office:value="1.2491101026535" calcext:value-type="float">
            <text:p>1.2491101026535</text:p>
          </table:table-cell>
          <table:table-cell office:value-type="float" office:value="1.5602068901062" calcext:value-type="float">
            <text:p>1.5602068901062</text:p>
          </table:table-cell>
          <table:table-cell office:value-type="float" office:value="1.55927503108978" calcext:value-type="float">
            <text:p>1.55927503108978</text:p>
          </table:table-cell>
          <table:table-cell office:value-type="float" office:value="1.51192820072174" calcext:value-type="float">
            <text:p>1.51192820072174</text:p>
          </table:table-cell>
          <table:table-cell office:value-type="float" office:value="1.39365756511688" calcext:value-type="float">
            <text:p>1.39365756511688</text:p>
          </table:table-cell>
          <table:table-cell office:value-type="float" office:value="1.5784227848053" calcext:value-type="float">
            <text:p>1.5784227848053</text:p>
          </table:table-cell>
          <table:table-cell office:value-type="float" office:value="1.73860168457031" calcext:value-type="float">
            <text:p>1.73860168457031</text:p>
          </table:table-cell>
          <table:table-cell office:value-type="float" office:value="1.33395206928253" calcext:value-type="float">
            <text:p>1.33395206928253</text:p>
          </table:table-cell>
          <table:table-cell office:value-type="float" office:value="1.52090668678284" calcext:value-type="float">
            <text:p>1.52090668678284</text:p>
          </table:table-cell>
          <table:table-cell office:value-type="float" office:value="1.28592658042908" calcext:value-type="float">
            <text:p>1.28592658042908</text:p>
          </table:table-cell>
          <table:table-cell office:value-type="float" office:value="1.60132575035095" calcext:value-type="float">
            <text:p>1.60132575035095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47226405143738" calcext:value-type="float">
            <text:p>1.47226405143738</text:p>
          </table:table-cell>
          <table:table-cell office:value-type="float" office:value="1.43039500713348" calcext:value-type="float">
            <text:p>1.43039500713348</text:p>
          </table:table-cell>
          <table:table-cell office:value-type="float" office:value="1.28554129600525" calcext:value-type="float">
            <text:p>1.28554129600525</text:p>
          </table:table-cell>
          <table:table-cell office:value-type="float" office:value="1.56417989730835" calcext:value-type="float">
            <text:p>1.56417989730835</text:p>
          </table:table-cell>
          <table:table-cell office:value-type="float" office:value="1.44825983047485" calcext:value-type="float">
            <text:p>1.44825983047485</text:p>
          </table:table-cell>
          <table:table-cell office:value-type="float" office:value="1.53775548934937" calcext:value-type="float">
            <text:p>1.53775548934937</text:p>
          </table:table-cell>
          <table:table-cell office:value-type="float" office:value="1.70080947875977" calcext:value-type="float">
            <text:p>1.70080947875977</text:p>
          </table:table-cell>
          <table:table-cell office:value-type="float" office:value="1.32928240299225" calcext:value-type="float">
            <text:p>1.32928240299225</text:p>
          </table:table-cell>
          <table:table-cell office:value-type="float" office:value="1.52462065219879" calcext:value-type="float">
            <text:p>1.52462065219879</text:p>
          </table:table-cell>
          <table:table-cell office:value-type="float" office:value="1.4612432718277" calcext:value-type="float">
            <text:p>1.4612432718277</text:p>
          </table:table-cell>
          <table:table-cell office:value-type="float" office:value="1.69919180870056" calcext:value-type="float">
            <text:p>1.69919180870056</text:p>
          </table:table-cell>
          <table:table-cell table:number-columns-repeated="1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778" calcext:value-type="float">
            <text:p>1.4778</text:p>
          </table:table-cell>
          <table:table-cell office:value-type="float" office:value="1.4856" calcext:value-type="float">
            <text:p>1.4856</text:p>
          </table:table-cell>
          <table:table-cell office:value-type="float" office:value="1.6895" calcext:value-type="float">
            <text:p>1.6895</text:p>
          </table:table-cell>
          <table:table-cell office:value-type="float" office:value="1.2855" calcext:value-type="float">
            <text:p>1.2855</text:p>
          </table:table-cell>
          <table:table-cell office:value-type="float" office:value="1.44420027732849" calcext:value-type="float">
            <text:p>1.44420027732849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61377334594727" calcext:value-type="float">
            <text:p>1.6137733459472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36827003955841" calcext:value-type="float">
            <text:p>1.36827003955841</text:p>
          </table:table-cell>
          <table:table-cell office:value-type="float" office:value="1.43754875659943" calcext:value-type="float">
            <text:p>1.43754875659943</text:p>
          </table:table-cell>
          <table:table-cell office:value-type="float" office:value="1.45105004310608" calcext:value-type="float">
            <text:p>1.45105004310608</text:p>
          </table:table-cell>
          <table:table-cell office:value-type="float" office:value="1.51665234565735" calcext:value-type="float">
            <text:p>1.51665234565735</text:p>
          </table:table-cell>
          <table:table-cell office:value-type="float" office:value="1.36875426769257" calcext:value-type="float">
            <text:p>1.36875426769257</text:p>
          </table:table-cell>
          <table:table-cell office:value-type="float" office:value="1.53107154369354" calcext:value-type="float">
            <text:p>1.53107154369354</text:p>
          </table:table-cell>
          <table:table-cell office:value-type="float" office:value="1.4402871131897" calcext:value-type="float">
            <text:p>1.4402871131897</text:p>
          </table:table-cell>
          <table:table-cell office:value-type="float" office:value="1.55697190761566" calcext:value-type="float">
            <text:p>1.55697190761566</text:p>
          </table:table-cell>
          <table:table-cell office:value-type="float" office:value="1.29105401039124" calcext:value-type="float">
            <text:p>1.29105401039124</text:p>
          </table:table-cell>
          <table:table-cell office:value-type="float" office:value="1.43129765987396" calcext:value-type="float">
            <text:p>1.43129765987396</text:p>
          </table:table-cell>
          <table:table-cell office:value-type="float" office:value="1.50328183174133" calcext:value-type="float">
            <text:p>1.50328183174133</text:p>
          </table:table-cell>
          <table:table-cell office:value-type="float" office:value="1.47518360614777" calcext:value-type="float">
            <text:p>1.47518360614777</text:p>
          </table:table-cell>
          <table:table-cell office:value-type="float" office:value="1.31466770172119" calcext:value-type="float">
            <text:p>1.31466770172119</text:p>
          </table:table-cell>
          <table:table-cell office:value-type="float" office:value="1.56078732013702" calcext:value-type="float">
            <text:p>1.56078732013702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50286662578583" calcext:value-type="float">
            <text:p>1.50286662578583</text:p>
          </table:table-cell>
          <table:table-cell office:value-type="float" office:value="1.58561861515045" calcext:value-type="float">
            <text:p>1.58561861515045</text:p>
          </table:table-cell>
          <table:table-cell office:value-type="float" office:value="1.49926400184631" calcext:value-type="float">
            <text:p>1.49926400184631</text:p>
          </table:table-cell>
          <table:table-cell office:value-type="float" office:value="1.43470931053162" calcext:value-type="float">
            <text:p>1.43470931053162</text:p>
          </table:table-cell>
          <table:table-cell office:value-type="float" office:value="1.5602068901062" calcext:value-type="float">
            <text:p>1.5602068901062</text:p>
          </table:table-cell>
          <table:table-cell office:value-type="float" office:value="1.55927503108978" calcext:value-type="float">
            <text:p>1.55927503108978</text:p>
          </table:table-cell>
          <table:table-cell office:value-type="float" office:value="1.51192820072174" calcext:value-type="float">
            <text:p>1.51192820072174</text:p>
          </table:table-cell>
          <table:table-cell office:value-type="float" office:value="1.39365756511688" calcext:value-type="float">
            <text:p>1.39365756511688</text:p>
          </table:table-cell>
          <table:table-cell office:value-type="float" office:value="1.5784227848053" calcext:value-type="float">
            <text:p>1.5784227848053</text:p>
          </table:table-cell>
          <table:table-cell office:value-type="float" office:value="1.5981525182724" calcext:value-type="float">
            <text:p>1.5981525182724</text:p>
          </table:table-cell>
          <table:table-cell office:value-type="float" office:value="1.33395206928253" calcext:value-type="float">
            <text:p>1.33395206928253</text:p>
          </table:table-cell>
          <table:table-cell office:value-type="float" office:value="1.52090668678284" calcext:value-type="float">
            <text:p>1.52090668678284</text:p>
          </table:table-cell>
          <table:table-cell office:value-type="float" office:value="1.28592658042908" calcext:value-type="float">
            <text:p>1.28592658042908</text:p>
          </table:table-cell>
          <table:table-cell office:value-type="float" office:value="1.60132575035095" calcext:value-type="float">
            <text:p>1.60132575035095</text:p>
          </table:table-cell>
          <table:table-cell office:value-type="float" office:value="1.63760733604431" calcext:value-type="float">
            <text:p>1.63760733604431</text:p>
          </table:table-cell>
          <table:table-cell office:value-type="float" office:value="1.47226405143738" calcext:value-type="float">
            <text:p>1.47226405143738</text:p>
          </table:table-cell>
          <table:table-cell office:value-type="float" office:value="1.43039500713348" calcext:value-type="float">
            <text:p>1.43039500713348</text:p>
          </table:table-cell>
          <table:table-cell office:value-type="float" office:value="1.28554129600525" calcext:value-type="float">
            <text:p>1.28554129600525</text:p>
          </table:table-cell>
          <table:table-cell office:value-type="float" office:value="1.48556423187256" calcext:value-type="float">
            <text:p>1.48556423187256</text:p>
          </table:table-cell>
          <table:table-cell office:value-type="float" office:value="1.44825983047485" calcext:value-type="float">
            <text:p>1.44825983047485</text:p>
          </table:table-cell>
          <table:table-cell office:value-type="float" office:value="1.53775548934937" calcext:value-type="float">
            <text:p>1.53775548934937</text:p>
          </table:table-cell>
          <table:table-cell office:value-type="float" office:value="1.57729685306549" calcext:value-type="float">
            <text:p>1.57729685306549</text:p>
          </table:table-cell>
          <table:table-cell office:value-type="float" office:value="1.32928240299225" calcext:value-type="float">
            <text:p>1.32928240299225</text:p>
          </table:table-cell>
          <table:table-cell office:value-type="float" office:value="1.48996245861053" calcext:value-type="float">
            <text:p>1.48996245861053</text:p>
          </table:table-cell>
          <table:table-cell office:value-type="float" office:value="1.4612432718277" calcext:value-type="float">
            <text:p>1.4612432718277</text:p>
          </table:table-cell>
          <table:table-cell office:value-type="float" office:value="1.43837010860443" calcext:value-type="float">
            <text:p>1.43837010860443</text:p>
          </table:table-cell>
          <table:table-cell table:number-columns-repeated="1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912" calcext:value-type="float">
            <text:p>1.4912</text:p>
          </table:table-cell>
          <table:table-cell office:value-type="float" office:value="1.4896" calcext:value-type="float">
            <text:p>1.4896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1537" calcext:value-type="float">
            <text:p>1.1537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47480130195618" calcext:value-type="float">
            <text:p>1.47480130195618</text:p>
          </table:table-cell>
          <table:table-cell office:value-type="float" office:value="1.61686611175537" calcext:value-type="float">
            <text:p>1.61686611175537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54140293598175" calcext:value-type="float">
            <text:p>1.54140293598175</text:p>
          </table:table-cell>
          <table:table-cell office:value-type="float" office:value="1.48480904102325" calcext:value-type="float">
            <text:p>1.48480904102325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43727970123291" calcext:value-type="float">
            <text:p>1.43727970123291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50330924987793" calcext:value-type="float">
            <text:p>1.50330924987793</text:p>
          </table:table-cell>
          <table:table-cell office:value-type="float" office:value="1.51651632785797" calcext:value-type="float">
            <text:p>1.5165163278579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2624342441559" calcext:value-type="float">
            <text:p>1.42624342441559</text:p>
          </table:table-cell>
          <table:table-cell office:value-type="float" office:value="1.46105623245239" calcext:value-type="float">
            <text:p>1.46105623245239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39727246761322" calcext:value-type="float">
            <text:p>1.39727246761322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56694138050079" calcext:value-type="float">
            <text:p>1.56694138050079</text:p>
          </table:table-cell>
          <table:table-cell office:value-type="float" office:value="1.62818968296051" calcext:value-type="float">
            <text:p>1.62818968296051</text:p>
          </table:table-cell>
          <table:table-cell office:value-type="float" office:value="1.42968261241913" calcext:value-type="float">
            <text:p>1.42968261241913</text:p>
          </table:table-cell>
          <table:table-cell office:value-type="float" office:value="1.48955464363098" calcext:value-type="float">
            <text:p>1.48955464363098</text:p>
          </table:table-cell>
          <table:table-cell office:value-type="float" office:value="1.57283556461334" calcext:value-type="float">
            <text:p>1.57283556461334</text:p>
          </table:table-cell>
          <table:table-cell office:value-type="float" office:value="1.37725400924683" calcext:value-type="float">
            <text:p>1.37725400924683</text:p>
          </table:table-cell>
          <table:table-cell office:value-type="float" office:value="1.44139671325684" calcext:value-type="float">
            <text:p>1.44139671325684</text:p>
          </table:table-cell>
          <table:table-cell office:value-type="float" office:value="1.61012005805969" calcext:value-type="float">
            <text:p>1.61012005805969</text:p>
          </table:table-cell>
          <table:table-cell office:value-type="float" office:value="1.4626669883728" calcext:value-type="float">
            <text:p>1.4626669883728</text:p>
          </table:table-cell>
          <table:table-cell office:value-type="float" office:value="1.53060042858124" calcext:value-type="float">
            <text:p>1.53060042858124</text:p>
          </table:table-cell>
          <table:table-cell office:value-type="float" office:value="1.57719492912292" calcext:value-type="float">
            <text:p>1.57719492912292</text:p>
          </table:table-cell>
          <table:table-cell office:value-type="float" office:value="1.50223290920258" calcext:value-type="float">
            <text:p>1.50223290920258</text:p>
          </table:table-cell>
          <table:table-cell office:value-type="float" office:value="1.50530529022217" calcext:value-type="float">
            <text:p>1.50530529022217</text:p>
          </table:table-cell>
          <table:table-cell office:value-type="float" office:value="1.53457081317902" calcext:value-type="float">
            <text:p>1.53457081317902</text:p>
          </table:table-cell>
          <table:table-cell office:value-type="float" office:value="1.48052406311035" calcext:value-type="float">
            <text:p>1.48052406311035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49426758289337" calcext:value-type="float">
            <text:p>1.49426758289337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4793154001236" calcext:value-type="float">
            <text:p>1.4793154001236</text:p>
          </table:table-cell>
          <table:table-cell office:value-type="float" office:value="1.52337324619293" calcext:value-type="float">
            <text:p>1.52337324619293</text:p>
          </table:table-cell>
          <table:table-cell office:value-type="float" office:value="1.32259607315063" calcext:value-type="float">
            <text:p>1.32259607315063</text:p>
          </table:table-cell>
          <table:table-cell office:value-type="float" office:value="1.44627296924591" calcext:value-type="float">
            <text:p>1.44627296924591</text:p>
          </table:table-cell>
          <table:table-cell office:value-type="float" office:value="1.69256162643433" calcext:value-type="float">
            <text:p>1.69256162643433</text:p>
          </table:table-cell>
          <table:table-cell office:value-type="float" office:value="1.52842926979065" calcext:value-type="float">
            <text:p>1.52842926979065</text:p>
          </table:table-cell>
          <table:table-cell office:value-type="float" office:value="1.58614611625671" calcext:value-type="float">
            <text:p>1.58614611625671</text:p>
          </table:table-cell>
          <table:table-cell office:value-type="float" office:value="1.53806519508362" calcext:value-type="float">
            <text:p>1.53806519508362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40511047840118" calcext:value-type="float">
            <text:p>1.40511047840118</text:p>
          </table:table-cell>
          <table:table-cell table:number-columns-repeated="1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036" calcext:value-type="float">
            <text:p>1.5036</text:p>
          </table:table-cell>
          <table:table-cell office:value-type="float" office:value="1.5092" calcext:value-type="float">
            <text:p>1.5092</text:p>
          </table:table-cell>
          <table:table-cell office:value-type="float" office:value="1.775" calcext:value-type="float">
            <text:p>1.775</text:p>
          </table:table-cell>
          <table:table-cell office:value-type="float" office:value="1.2219" calcext:value-type="float">
            <text:p>1.2219</text:p>
          </table:table-cell>
          <table:table-cell office:value-type="float" office:value="1.50083339214325" calcext:value-type="float">
            <text:p>1.50083339214325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48824048042297" calcext:value-type="float">
            <text:p>1.48824048042297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43596494197845" calcext:value-type="float">
            <text:p>1.43596494197845</text:p>
          </table:table-cell>
          <table:table-cell office:value-type="float" office:value="1.42606556415558" calcext:value-type="float">
            <text:p>1.42606556415558</text:p>
          </table:table-cell>
          <table:table-cell office:value-type="float" office:value="1.54377341270447" calcext:value-type="float">
            <text:p>1.54377341270447</text:p>
          </table:table-cell>
          <table:table-cell office:value-type="float" office:value="1.50396919250488" calcext:value-type="float">
            <text:p>1.50396919250488</text:p>
          </table:table-cell>
          <table:table-cell office:value-type="float" office:value="1.50374555587769" calcext:value-type="float">
            <text:p>1.50374555587769</text:p>
          </table:table-cell>
          <table:table-cell office:value-type="float" office:value="1.52056646347046" calcext:value-type="float">
            <text:p>1.52056646347046</text:p>
          </table:table-cell>
          <table:table-cell office:value-type="float" office:value="1.44477987289429" calcext:value-type="float">
            <text:p>1.44477987289429</text:p>
          </table:table-cell>
          <table:table-cell office:value-type="float" office:value="1.40374755859375" calcext:value-type="float">
            <text:p>1.40374755859375</text:p>
          </table:table-cell>
          <table:table-cell office:value-type="float" office:value="1.54114806652069" calcext:value-type="float">
            <text:p>1.54114806652069</text:p>
          </table:table-cell>
          <table:table-cell office:value-type="float" office:value="1.3608900308609" calcext:value-type="float">
            <text:p>1.3608900308609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0294971466064" calcext:value-type="float">
            <text:p>1.50294971466064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54216492176056" calcext:value-type="float">
            <text:p>1.54216492176056</text:p>
          </table:table-cell>
          <table:table-cell office:value-type="float" office:value="1.56190299987793" calcext:value-type="float">
            <text:p>1.56190299987793</text:p>
          </table:table-cell>
          <table:table-cell office:value-type="float" office:value="1.55116415023804" calcext:value-type="float">
            <text:p>1.55116415023804</text:p>
          </table:table-cell>
          <table:table-cell office:value-type="float" office:value="1.59668970108032" calcext:value-type="float">
            <text:p>1.59668970108032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47866570949554" calcext:value-type="float">
            <text:p>1.47866570949554</text:p>
          </table:table-cell>
          <table:table-cell office:value-type="float" office:value="1.5291873216629" calcext:value-type="float">
            <text:p>1.5291873216629</text:p>
          </table:table-cell>
          <table:table-cell office:value-type="float" office:value="1.73799800872803" calcext:value-type="float">
            <text:p>1.73799800872803</text:p>
          </table:table-cell>
          <table:table-cell office:value-type="float" office:value="1.56073725223541" calcext:value-type="float">
            <text:p>1.56073725223541</text:p>
          </table:table-cell>
          <table:table-cell office:value-type="float" office:value="1.5433464050293" calcext:value-type="float">
            <text:p>1.5433464050293</text:p>
          </table:table-cell>
          <table:table-cell office:value-type="float" office:value="1.60410118103027" calcext:value-type="float">
            <text:p>1.60410118103027</text:p>
          </table:table-cell>
          <table:table-cell office:value-type="float" office:value="1.51002669334412" calcext:value-type="float">
            <text:p>1.51002669334412</text:p>
          </table:table-cell>
          <table:table-cell office:value-type="float" office:value="1.38449800014496" calcext:value-type="float">
            <text:p>1.38449800014496</text:p>
          </table:table-cell>
          <table:table-cell office:value-type="float" office:value="1.64331889152527" calcext:value-type="float">
            <text:p>1.64331889152527</text:p>
          </table:table-cell>
          <table:table-cell office:value-type="float" office:value="1.50844764709473" calcext:value-type="float">
            <text:p>1.50844764709473</text:p>
          </table:table-cell>
          <table:table-cell office:value-type="float" office:value="1.35199451446533" calcext:value-type="float">
            <text:p>1.35199451446533</text:p>
          </table:table-cell>
          <table:table-cell office:value-type="float" office:value="1.49566400051117" calcext:value-type="float">
            <text:p>1.49566400051117</text:p>
          </table:table-cell>
          <table:table-cell office:value-type="float" office:value="1.59164226055145" calcext:value-type="float">
            <text:p>1.59164226055145</text:p>
          </table:table-cell>
          <table:table-cell table:number-columns-repeated="13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036" calcext:value-type="float">
            <text:p>1.5036</text:p>
          </table:table-cell>
          <table:table-cell office:value-type="float" office:value="1.5092" calcext:value-type="float">
            <text:p>1.5092</text:p>
          </table:table-cell>
          <table:table-cell office:value-type="float" office:value="1.775" calcext:value-type="float">
            <text:p>1.775</text:p>
          </table:table-cell>
          <table:table-cell office:value-type="float" office:value="1.2219" calcext:value-type="float">
            <text:p>1.2219</text:p>
          </table:table-cell>
          <table:table-cell office:value-type="float" office:value="1.50083339214325" calcext:value-type="float">
            <text:p>1.50083339214325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48824048042297" calcext:value-type="float">
            <text:p>1.48824048042297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43596494197845" calcext:value-type="float">
            <text:p>1.43596494197845</text:p>
          </table:table-cell>
          <table:table-cell office:value-type="float" office:value="1.42606556415558" calcext:value-type="float">
            <text:p>1.42606556415558</text:p>
          </table:table-cell>
          <table:table-cell office:value-type="float" office:value="1.54377341270447" calcext:value-type="float">
            <text:p>1.54377341270447</text:p>
          </table:table-cell>
          <table:table-cell office:value-type="float" office:value="1.50396919250488" calcext:value-type="float">
            <text:p>1.50396919250488</text:p>
          </table:table-cell>
          <table:table-cell office:value-type="float" office:value="1.50374555587769" calcext:value-type="float">
            <text:p>1.50374555587769</text:p>
          </table:table-cell>
          <table:table-cell office:value-type="float" office:value="1.52056646347046" calcext:value-type="float">
            <text:p>1.52056646347046</text:p>
          </table:table-cell>
          <table:table-cell office:value-type="float" office:value="1.44477987289429" calcext:value-type="float">
            <text:p>1.44477987289429</text:p>
          </table:table-cell>
          <table:table-cell office:value-type="float" office:value="1.40374755859375" calcext:value-type="float">
            <text:p>1.40374755859375</text:p>
          </table:table-cell>
          <table:table-cell office:value-type="float" office:value="1.54114806652069" calcext:value-type="float">
            <text:p>1.54114806652069</text:p>
          </table:table-cell>
          <table:table-cell office:value-type="float" office:value="1.3608900308609" calcext:value-type="float">
            <text:p>1.3608900308609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0294971466064" calcext:value-type="float">
            <text:p>1.50294971466064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54216492176056" calcext:value-type="float">
            <text:p>1.54216492176056</text:p>
          </table:table-cell>
          <table:table-cell office:value-type="float" office:value="1.56190299987793" calcext:value-type="float">
            <text:p>1.56190299987793</text:p>
          </table:table-cell>
          <table:table-cell office:value-type="float" office:value="1.55116415023804" calcext:value-type="float">
            <text:p>1.55116415023804</text:p>
          </table:table-cell>
          <table:table-cell office:value-type="float" office:value="1.59668970108032" calcext:value-type="float">
            <text:p>1.59668970108032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47866570949554" calcext:value-type="float">
            <text:p>1.47866570949554</text:p>
          </table:table-cell>
          <table:table-cell office:value-type="float" office:value="1.5291873216629" calcext:value-type="float">
            <text:p>1.5291873216629</text:p>
          </table:table-cell>
          <table:table-cell office:value-type="float" office:value="1.73799800872803" calcext:value-type="float">
            <text:p>1.73799800872803</text:p>
          </table:table-cell>
          <table:table-cell office:value-type="float" office:value="1.56073725223541" calcext:value-type="float">
            <text:p>1.56073725223541</text:p>
          </table:table-cell>
          <table:table-cell office:value-type="float" office:value="1.5433464050293" calcext:value-type="float">
            <text:p>1.5433464050293</text:p>
          </table:table-cell>
          <table:table-cell office:value-type="float" office:value="1.60410118103027" calcext:value-type="float">
            <text:p>1.60410118103027</text:p>
          </table:table-cell>
          <table:table-cell office:value-type="float" office:value="1.51002669334412" calcext:value-type="float">
            <text:p>1.51002669334412</text:p>
          </table:table-cell>
          <table:table-cell office:value-type="float" office:value="1.38449800014496" calcext:value-type="float">
            <text:p>1.38449800014496</text:p>
          </table:table-cell>
          <table:table-cell office:value-type="float" office:value="1.64331889152527" calcext:value-type="float">
            <text:p>1.64331889152527</text:p>
          </table:table-cell>
          <table:table-cell office:value-type="float" office:value="1.50844764709473" calcext:value-type="float">
            <text:p>1.50844764709473</text:p>
          </table:table-cell>
          <table:table-cell office:value-type="float" office:value="1.35199451446533" calcext:value-type="float">
            <text:p>1.35199451446533</text:p>
          </table:table-cell>
          <table:table-cell office:value-type="float" office:value="1.49566400051117" calcext:value-type="float">
            <text:p>1.49566400051117</text:p>
          </table:table-cell>
          <table:table-cell office:value-type="float" office:value="1.59164226055145" calcext:value-type="float">
            <text:p>1.59164226055145</text:p>
          </table:table-cell>
          <table:table-cell table:number-columns-repeated="13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036" calcext:value-type="float">
            <text:p>1.5036</text:p>
          </table:table-cell>
          <table:table-cell office:value-type="float" office:value="1.5092" calcext:value-type="float">
            <text:p>1.5092</text:p>
          </table:table-cell>
          <table:table-cell office:value-type="float" office:value="1.775" calcext:value-type="float">
            <text:p>1.775</text:p>
          </table:table-cell>
          <table:table-cell office:value-type="float" office:value="1.2219" calcext:value-type="float">
            <text:p>1.2219</text:p>
          </table:table-cell>
          <table:table-cell office:value-type="float" office:value="1.50083339214325" calcext:value-type="float">
            <text:p>1.50083339214325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48824048042297" calcext:value-type="float">
            <text:p>1.48824048042297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43596494197845" calcext:value-type="float">
            <text:p>1.43596494197845</text:p>
          </table:table-cell>
          <table:table-cell office:value-type="float" office:value="1.42606556415558" calcext:value-type="float">
            <text:p>1.42606556415558</text:p>
          </table:table-cell>
          <table:table-cell office:value-type="float" office:value="1.54377341270447" calcext:value-type="float">
            <text:p>1.54377341270447</text:p>
          </table:table-cell>
          <table:table-cell office:value-type="float" office:value="1.50396919250488" calcext:value-type="float">
            <text:p>1.50396919250488</text:p>
          </table:table-cell>
          <table:table-cell office:value-type="float" office:value="1.50374555587769" calcext:value-type="float">
            <text:p>1.50374555587769</text:p>
          </table:table-cell>
          <table:table-cell office:value-type="float" office:value="1.52056646347046" calcext:value-type="float">
            <text:p>1.52056646347046</text:p>
          </table:table-cell>
          <table:table-cell office:value-type="float" office:value="1.44477987289429" calcext:value-type="float">
            <text:p>1.44477987289429</text:p>
          </table:table-cell>
          <table:table-cell office:value-type="float" office:value="1.40374755859375" calcext:value-type="float">
            <text:p>1.40374755859375</text:p>
          </table:table-cell>
          <table:table-cell office:value-type="float" office:value="1.54114806652069" calcext:value-type="float">
            <text:p>1.54114806652069</text:p>
          </table:table-cell>
          <table:table-cell office:value-type="float" office:value="1.3608900308609" calcext:value-type="float">
            <text:p>1.3608900308609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0294971466064" calcext:value-type="float">
            <text:p>1.50294971466064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54216492176056" calcext:value-type="float">
            <text:p>1.54216492176056</text:p>
          </table:table-cell>
          <table:table-cell office:value-type="float" office:value="1.56190299987793" calcext:value-type="float">
            <text:p>1.56190299987793</text:p>
          </table:table-cell>
          <table:table-cell office:value-type="float" office:value="1.55116415023804" calcext:value-type="float">
            <text:p>1.55116415023804</text:p>
          </table:table-cell>
          <table:table-cell office:value-type="float" office:value="1.59668970108032" calcext:value-type="float">
            <text:p>1.59668970108032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47866570949554" calcext:value-type="float">
            <text:p>1.47866570949554</text:p>
          </table:table-cell>
          <table:table-cell office:value-type="float" office:value="1.5291873216629" calcext:value-type="float">
            <text:p>1.5291873216629</text:p>
          </table:table-cell>
          <table:table-cell office:value-type="float" office:value="1.73799800872803" calcext:value-type="float">
            <text:p>1.73799800872803</text:p>
          </table:table-cell>
          <table:table-cell office:value-type="float" office:value="1.56073725223541" calcext:value-type="float">
            <text:p>1.56073725223541</text:p>
          </table:table-cell>
          <table:table-cell office:value-type="float" office:value="1.5433464050293" calcext:value-type="float">
            <text:p>1.5433464050293</text:p>
          </table:table-cell>
          <table:table-cell office:value-type="float" office:value="1.60410118103027" calcext:value-type="float">
            <text:p>1.60410118103027</text:p>
          </table:table-cell>
          <table:table-cell office:value-type="float" office:value="1.51002669334412" calcext:value-type="float">
            <text:p>1.51002669334412</text:p>
          </table:table-cell>
          <table:table-cell office:value-type="float" office:value="1.38449800014496" calcext:value-type="float">
            <text:p>1.38449800014496</text:p>
          </table:table-cell>
          <table:table-cell office:value-type="float" office:value="1.64331889152527" calcext:value-type="float">
            <text:p>1.64331889152527</text:p>
          </table:table-cell>
          <table:table-cell office:value-type="float" office:value="1.50844764709473" calcext:value-type="float">
            <text:p>1.50844764709473</text:p>
          </table:table-cell>
          <table:table-cell office:value-type="float" office:value="1.35199451446533" calcext:value-type="float">
            <text:p>1.35199451446533</text:p>
          </table:table-cell>
          <table:table-cell office:value-type="float" office:value="1.49566400051117" calcext:value-type="float">
            <text:p>1.49566400051117</text:p>
          </table:table-cell>
          <table:table-cell office:value-type="float" office:value="1.59164226055145" calcext:value-type="float">
            <text:p>1.59164226055145</text:p>
          </table:table-cell>
          <table:table-cell table:number-columns-repeated="13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028" calcext:value-type="float">
            <text:p>1.5028</text:p>
          </table:table-cell>
          <table:table-cell office:value-type="float" office:value="1.5037" calcext:value-type="float">
            <text:p>1.5037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2219" calcext:value-type="float">
            <text:p>1.2219</text:p>
          </table:table-cell>
          <table:table-cell office:value-type="float" office:value="1.51031410694122" calcext:value-type="float">
            <text:p>1.51031410694122</text:p>
          </table:table-cell>
          <table:table-cell office:value-type="float" office:value="1.56012618541718" calcext:value-type="float">
            <text:p>1.56012618541718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50083339214325" calcext:value-type="float">
            <text:p>1.50083339214325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48824048042297" calcext:value-type="float">
            <text:p>1.48824048042297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43596494197845" calcext:value-type="float">
            <text:p>1.43596494197845</text:p>
          </table:table-cell>
          <table:table-cell office:value-type="float" office:value="1.54377341270447" calcext:value-type="float">
            <text:p>1.54377341270447</text:p>
          </table:table-cell>
          <table:table-cell office:value-type="float" office:value="1.51132249832153" calcext:value-type="float">
            <text:p>1.51132249832153</text:p>
          </table:table-cell>
          <table:table-cell office:value-type="float" office:value="1.52289021015167" calcext:value-type="float">
            <text:p>1.52289021015167</text:p>
          </table:table-cell>
          <table:table-cell office:value-type="float" office:value="1.50363278388977" calcext:value-type="float">
            <text:p>1.50363278388977</text:p>
          </table:table-cell>
          <table:table-cell office:value-type="float" office:value="1.56376421451569" calcext:value-type="float">
            <text:p>1.56376421451569</text:p>
          </table:table-cell>
          <table:table-cell office:value-type="float" office:value="1.58124113082886" calcext:value-type="float">
            <text:p>1.58124113082886</text:p>
          </table:table-cell>
          <table:table-cell office:value-type="float" office:value="1.63267314434052" calcext:value-type="float">
            <text:p>1.63267314434052</text:p>
          </table:table-cell>
          <table:table-cell office:value-type="float" office:value="1.38861429691315" calcext:value-type="float">
            <text:p>1.38861429691315</text:p>
          </table:table-cell>
          <table:table-cell office:value-type="float" office:value="1.47721791267395" calcext:value-type="float">
            <text:p>1.47721791267395</text:p>
          </table:table-cell>
          <table:table-cell office:value-type="float" office:value="1.45794892311096" calcext:value-type="float">
            <text:p>1.45794892311096</text:p>
          </table:table-cell>
          <table:table-cell office:value-type="float" office:value="1.46349310874939" calcext:value-type="float">
            <text:p>1.46349310874939</text:p>
          </table:table-cell>
          <table:table-cell office:value-type="float" office:value="1.63290727138519" calcext:value-type="float">
            <text:p>1.63290727138519</text:p>
          </table:table-cell>
          <table:table-cell office:value-type="float" office:value="1.48383450508118" calcext:value-type="float">
            <text:p>1.48383450508118</text:p>
          </table:table-cell>
          <table:table-cell office:value-type="float" office:value="1.35027480125427" calcext:value-type="float">
            <text:p>1.35027480125427</text:p>
          </table:table-cell>
          <table:table-cell office:value-type="float" office:value="1.51007342338562" calcext:value-type="float">
            <text:p>1.51007342338562</text:p>
          </table:table-cell>
          <table:table-cell office:value-type="float" office:value="1.48520314693451" calcext:value-type="float">
            <text:p>1.48520314693451</text:p>
          </table:table-cell>
          <table:table-cell office:value-type="float" office:value="1.5170339345932" calcext:value-type="float">
            <text:p>1.5170339345932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42166233062744" calcext:value-type="float">
            <text:p>1.42166233062744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57542490959167" calcext:value-type="float">
            <text:p>1.57542490959167</text:p>
          </table:table-cell>
          <table:table-cell office:value-type="float" office:value="1.47090995311737" calcext:value-type="float">
            <text:p>1.47090995311737</text:p>
          </table:table-cell>
          <table:table-cell office:value-type="float" office:value="1.50374555587769" calcext:value-type="float">
            <text:p>1.50374555587769</text:p>
          </table:table-cell>
          <table:table-cell office:value-type="float" office:value="1.52056646347046" calcext:value-type="float">
            <text:p>1.52056646347046</text:p>
          </table:table-cell>
          <table:table-cell office:value-type="float" office:value="1.44477987289429" calcext:value-type="float">
            <text:p>1.44477987289429</text:p>
          </table:table-cell>
          <table:table-cell office:value-type="float" office:value="1.40374755859375" calcext:value-type="float">
            <text:p>1.40374755859375</text:p>
          </table:table-cell>
          <table:table-cell office:value-type="float" office:value="1.3608900308609" calcext:value-type="float">
            <text:p>1.3608900308609</text:p>
          </table:table-cell>
          <table:table-cell office:value-type="float" office:value="1.59668970108032" calcext:value-type="float">
            <text:p>1.59668970108032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47866570949554" calcext:value-type="float">
            <text:p>1.47866570949554</text:p>
          </table:table-cell>
          <table:table-cell office:value-type="float" office:value="1.73799800872803" calcext:value-type="float">
            <text:p>1.73799800872803</text:p>
          </table:table-cell>
          <table:table-cell office:value-type="float" office:value="1.56073725223541" calcext:value-type="float">
            <text:p>1.56073725223541</text:p>
          </table:table-cell>
          <table:table-cell office:value-type="float" office:value="1.5433464050293" calcext:value-type="float">
            <text:p>1.5433464050293</text:p>
          </table:table-cell>
          <table:table-cell office:value-type="float" office:value="1.51002669334412" calcext:value-type="float">
            <text:p>1.51002669334412</text:p>
          </table:table-cell>
          <table:table-cell office:value-type="float" office:value="1.38449800014496" calcext:value-type="float">
            <text:p>1.38449800014496</text:p>
          </table:table-cell>
          <table:table-cell office:value-type="float" office:value="1.50844764709473" calcext:value-type="float">
            <text:p>1.50844764709473</text:p>
          </table:table-cell>
          <table:table-cell office:value-type="float" office:value="1.49566400051117" calcext:value-type="float">
            <text:p>1.49566400051117</text:p>
          </table:table-cell>
          <table:table-cell table:number-columns-repeated="1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036" calcext:value-type="float">
            <text:p>1.5036</text:p>
          </table:table-cell>
          <table:table-cell office:value-type="float" office:value="1.5092" calcext:value-type="float">
            <text:p>1.5092</text:p>
          </table:table-cell>
          <table:table-cell office:value-type="float" office:value="1.775" calcext:value-type="float">
            <text:p>1.775</text:p>
          </table:table-cell>
          <table:table-cell office:value-type="float" office:value="1.2219" calcext:value-type="float">
            <text:p>1.2219</text:p>
          </table:table-cell>
          <table:table-cell office:value-type="float" office:value="1.50083339214325" calcext:value-type="float">
            <text:p>1.50083339214325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48824048042297" calcext:value-type="float">
            <text:p>1.48824048042297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43596494197845" calcext:value-type="float">
            <text:p>1.43596494197845</text:p>
          </table:table-cell>
          <table:table-cell office:value-type="float" office:value="1.42606556415558" calcext:value-type="float">
            <text:p>1.42606556415558</text:p>
          </table:table-cell>
          <table:table-cell office:value-type="float" office:value="1.54377341270447" calcext:value-type="float">
            <text:p>1.54377341270447</text:p>
          </table:table-cell>
          <table:table-cell office:value-type="float" office:value="1.50396919250488" calcext:value-type="float">
            <text:p>1.50396919250488</text:p>
          </table:table-cell>
          <table:table-cell office:value-type="float" office:value="1.50374555587769" calcext:value-type="float">
            <text:p>1.50374555587769</text:p>
          </table:table-cell>
          <table:table-cell office:value-type="float" office:value="1.52056646347046" calcext:value-type="float">
            <text:p>1.52056646347046</text:p>
          </table:table-cell>
          <table:table-cell office:value-type="float" office:value="1.44477987289429" calcext:value-type="float">
            <text:p>1.44477987289429</text:p>
          </table:table-cell>
          <table:table-cell office:value-type="float" office:value="1.40374755859375" calcext:value-type="float">
            <text:p>1.40374755859375</text:p>
          </table:table-cell>
          <table:table-cell office:value-type="float" office:value="1.54114806652069" calcext:value-type="float">
            <text:p>1.54114806652069</text:p>
          </table:table-cell>
          <table:table-cell office:value-type="float" office:value="1.3608900308609" calcext:value-type="float">
            <text:p>1.3608900308609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0294971466064" calcext:value-type="float">
            <text:p>1.50294971466064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54216492176056" calcext:value-type="float">
            <text:p>1.54216492176056</text:p>
          </table:table-cell>
          <table:table-cell office:value-type="float" office:value="1.56190299987793" calcext:value-type="float">
            <text:p>1.56190299987793</text:p>
          </table:table-cell>
          <table:table-cell office:value-type="float" office:value="1.55116415023804" calcext:value-type="float">
            <text:p>1.55116415023804</text:p>
          </table:table-cell>
          <table:table-cell office:value-type="float" office:value="1.59668970108032" calcext:value-type="float">
            <text:p>1.59668970108032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47866570949554" calcext:value-type="float">
            <text:p>1.47866570949554</text:p>
          </table:table-cell>
          <table:table-cell office:value-type="float" office:value="1.5291873216629" calcext:value-type="float">
            <text:p>1.5291873216629</text:p>
          </table:table-cell>
          <table:table-cell office:value-type="float" office:value="1.73799800872803" calcext:value-type="float">
            <text:p>1.73799800872803</text:p>
          </table:table-cell>
          <table:table-cell office:value-type="float" office:value="1.56073725223541" calcext:value-type="float">
            <text:p>1.56073725223541</text:p>
          </table:table-cell>
          <table:table-cell office:value-type="float" office:value="1.5433464050293" calcext:value-type="float">
            <text:p>1.5433464050293</text:p>
          </table:table-cell>
          <table:table-cell office:value-type="float" office:value="1.60410118103027" calcext:value-type="float">
            <text:p>1.60410118103027</text:p>
          </table:table-cell>
          <table:table-cell office:value-type="float" office:value="1.51002669334412" calcext:value-type="float">
            <text:p>1.51002669334412</text:p>
          </table:table-cell>
          <table:table-cell office:value-type="float" office:value="1.38449800014496" calcext:value-type="float">
            <text:p>1.38449800014496</text:p>
          </table:table-cell>
          <table:table-cell office:value-type="float" office:value="1.64331889152527" calcext:value-type="float">
            <text:p>1.64331889152527</text:p>
          </table:table-cell>
          <table:table-cell office:value-type="float" office:value="1.50844764709473" calcext:value-type="float">
            <text:p>1.50844764709473</text:p>
          </table:table-cell>
          <table:table-cell office:value-type="float" office:value="1.35199451446533" calcext:value-type="float">
            <text:p>1.35199451446533</text:p>
          </table:table-cell>
          <table:table-cell office:value-type="float" office:value="1.49566400051117" calcext:value-type="float">
            <text:p>1.49566400051117</text:p>
          </table:table-cell>
          <table:table-cell office:value-type="float" office:value="1.59164226055145" calcext:value-type="float">
            <text:p>1.59164226055145</text:p>
          </table:table-cell>
          <table:table-cell table:number-columns-repeated="13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963" calcext:value-type="float">
            <text:p>1.4963</text:p>
          </table:table-cell>
          <table:table-cell office:value-type="float" office:value="1.5228" calcext:value-type="float">
            <text:p>1.5228</text:p>
          </table:table-cell>
          <table:table-cell office:value-type="float" office:value="1.6885" calcext:value-type="float">
            <text:p>1.6885</text:p>
          </table:table-cell>
          <table:table-cell office:value-type="float" office:value="0.852" calcext:value-type="float">
            <text:p>0.852</text:p>
          </table:table-cell>
          <table:table-cell office:value-type="float" office:value="1.55971443653107" calcext:value-type="float">
            <text:p>1.55971443653107</text:p>
          </table:table-cell>
          <table:table-cell office:value-type="float" office:value="1.52359044551849" calcext:value-type="float">
            <text:p>1.52359044551849</text:p>
          </table:table-cell>
          <table:table-cell office:value-type="float" office:value="1.39844834804535" calcext:value-type="float">
            <text:p>1.39844834804535</text:p>
          </table:table-cell>
          <table:table-cell office:value-type="float" office:value="1.60777401924133" calcext:value-type="float">
            <text:p>1.60777401924133</text:p>
          </table:table-cell>
          <table:table-cell office:value-type="float" office:value="1.42150020599365" calcext:value-type="float">
            <text:p>1.42150020599365</text:p>
          </table:table-cell>
          <table:table-cell office:value-type="float" office:value="1.5230678319931" calcext:value-type="float">
            <text:p>1.5230678319931</text:p>
          </table:table-cell>
          <table:table-cell office:value-type="float" office:value="1.41900706291199" calcext:value-type="float">
            <text:p>1.41900706291199</text:p>
          </table:table-cell>
          <table:table-cell office:value-type="float" office:value="1.48548460006714" calcext:value-type="float">
            <text:p>1.48548460006714</text:p>
          </table:table-cell>
          <table:table-cell office:value-type="float" office:value="1.60545265674591" calcext:value-type="float">
            <text:p>1.60545265674591</text:p>
          </table:table-cell>
          <table:table-cell office:value-type="float" office:value="1.52706146240234" calcext:value-type="float">
            <text:p>1.52706146240234</text:p>
          </table:table-cell>
          <table:table-cell office:value-type="float" office:value="1.4611896276474" calcext:value-type="float">
            <text:p>1.4611896276474</text:p>
          </table:table-cell>
          <table:table-cell office:value-type="float" office:value="1.41456687450409" calcext:value-type="float">
            <text:p>1.41456687450409</text:p>
          </table:table-cell>
          <table:table-cell office:value-type="float" office:value="1.33470010757446" calcext:value-type="float">
            <text:p>1.33470010757446</text:p>
          </table:table-cell>
          <table:table-cell office:value-type="float" office:value="1.5031670331955" calcext:value-type="float">
            <text:p>1.5031670331955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55311810970306" calcext:value-type="float">
            <text:p>1.55311810970306</text:p>
          </table:table-cell>
          <table:table-cell office:value-type="float" office:value="1.61512458324432" calcext:value-type="float">
            <text:p>1.61512458324432</text:p>
          </table:table-cell>
          <table:table-cell office:value-type="float" office:value="1.5703946352005" calcext:value-type="float">
            <text:p>1.5703946352005</text:p>
          </table:table-cell>
          <table:table-cell office:value-type="float" office:value="1.48949980735779" calcext:value-type="float">
            <text:p>1.48949980735779</text:p>
          </table:table-cell>
          <table:table-cell office:value-type="float" office:value="1.31925284862518" calcext:value-type="float">
            <text:p>1.31925284862518</text:p>
          </table:table-cell>
          <table:table-cell office:value-type="float" office:value="1.42752587795258" calcext:value-type="float">
            <text:p>1.42752587795258</text:p>
          </table:table-cell>
          <table:table-cell office:value-type="float" office:value="1.52380561828613" calcext:value-type="float">
            <text:p>1.52380561828613</text:p>
          </table:table-cell>
          <table:table-cell office:value-type="float" office:value="1.46436703205109" calcext:value-type="float">
            <text:p>1.46436703205109</text:p>
          </table:table-cell>
          <table:table-cell office:value-type="float" office:value="1.58352637290955" calcext:value-type="float">
            <text:p>1.58352637290955</text:p>
          </table:table-cell>
          <table:table-cell office:value-type="float" office:value="1.56211066246033" calcext:value-type="float">
            <text:p>1.56211066246033</text:p>
          </table:table-cell>
          <table:table-cell office:value-type="float" office:value="0.85201358795166" calcext:value-type="float">
            <text:p>0.85201358795166</text:p>
          </table:table-cell>
          <table:table-cell office:value-type="float" office:value="1.54539620876312" calcext:value-type="float">
            <text:p>1.54539620876312</text:p>
          </table:table-cell>
          <table:table-cell office:value-type="float" office:value="1.43162083625793" calcext:value-type="float">
            <text:p>1.43162083625793</text:p>
          </table:table-cell>
          <table:table-cell office:value-type="float" office:value="1.62070631980896" calcext:value-type="float">
            <text:p>1.62070631980896</text:p>
          </table:table-cell>
          <table:table-cell office:value-type="float" office:value="1.43678295612335" calcext:value-type="float">
            <text:p>1.43678295612335</text:p>
          </table:table-cell>
          <table:table-cell office:value-type="float" office:value="1.4507417678833" calcext:value-type="float">
            <text:p>1.4507417678833</text:p>
          </table:table-cell>
          <table:table-cell office:value-type="float" office:value="1.61603796482086" calcext:value-type="float">
            <text:p>1.61603796482086</text:p>
          </table:table-cell>
          <table:table-cell office:value-type="float" office:value="1.31232869625092" calcext:value-type="float">
            <text:p>1.31232869625092</text:p>
          </table:table-cell>
          <table:table-cell office:value-type="float" office:value="1.47961163520813" calcext:value-type="float">
            <text:p>1.47961163520813</text:p>
          </table:table-cell>
          <table:table-cell office:value-type="float" office:value="1.50143587589264" calcext:value-type="float">
            <text:p>1.50143587589264</text:p>
          </table:table-cell>
          <table:table-cell office:value-type="float" office:value="1.52528023719788" calcext:value-type="float">
            <text:p>1.52528023719788</text:p>
          </table:table-cell>
          <table:table-cell office:value-type="float" office:value="1.40302681922913" calcext:value-type="float">
            <text:p>1.40302681922913</text:p>
          </table:table-cell>
          <table:table-cell office:value-type="float" office:value="1.59527099132538" calcext:value-type="float">
            <text:p>1.59527099132538</text:p>
          </table:table-cell>
          <table:table-cell office:value-type="float" office:value="1.50990283489227" calcext:value-type="float">
            <text:p>1.50990283489227</text:p>
          </table:table-cell>
          <table:table-cell office:value-type="float" office:value="1.35541939735413" calcext:value-type="float">
            <text:p>1.35541939735413</text:p>
          </table:table-cell>
          <table:table-cell office:value-type="float" office:value="1.36930096149445" calcext:value-type="float">
            <text:p>1.36930096149445</text:p>
          </table:table-cell>
          <table:table-cell office:value-type="float" office:value="1.52279031276703" calcext:value-type="float">
            <text:p>1.52279031276703</text:p>
          </table:table-cell>
          <table:table-cell office:value-type="float" office:value="1.59255707263947" calcext:value-type="float">
            <text:p>1.59255707263947</text:p>
          </table:table-cell>
          <table:table-cell office:value-type="float" office:value="1.46362400054932" calcext:value-type="float">
            <text:p>1.46362400054932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61007606983185" calcext:value-type="float">
            <text:p>1.61007606983185</text:p>
          </table:table-cell>
          <table:table-cell office:value-type="float" office:value="1.37728595733643" calcext:value-type="float">
            <text:p>1.37728595733643</text:p>
          </table:table-cell>
          <table:table-cell office:value-type="float" office:value="1.68852543830872" calcext:value-type="float">
            <text:p>1.68852543830872</text:p>
          </table:table-cell>
          <table:table-cell office:value-type="float" office:value="1.5578066110611" calcext:value-type="float">
            <text:p>1.5578066110611</text:p>
          </table:table-cell>
          <table:table-cell office:value-type="float" office:value="1.60699486732483" calcext:value-type="float">
            <text:p>1.60699486732483</text:p>
          </table:table-cell>
          <table:table-cell office:value-type="float" office:value="1.46100056171417" calcext:value-type="float">
            <text:p>1.46100056171417</text:p>
          </table:table-cell>
          <table:table-cell office:value-type="float" office:value="1.63275015354157" calcext:value-type="float">
            <text:p>1.63275015354157</text:p>
          </table:table-cell>
          <table:table-cell office:value-type="float" office:value="1.60788536071777" calcext:value-type="float">
            <text:p>1.60788536071777</text:p>
          </table:table-cell>
          <table:table-cell office:value-type="float" office:value="1.56301188468933" calcext:value-type="float">
            <text:p>1.56301188468933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963" calcext:value-type="float">
            <text:p>1.4963</text:p>
          </table:table-cell>
          <table:table-cell office:value-type="float" office:value="1.5228" calcext:value-type="float">
            <text:p>1.5228</text:p>
          </table:table-cell>
          <table:table-cell office:value-type="float" office:value="1.6885" calcext:value-type="float">
            <text:p>1.6885</text:p>
          </table:table-cell>
          <table:table-cell office:value-type="float" office:value="0.852" calcext:value-type="float">
            <text:p>0.852</text:p>
          </table:table-cell>
          <table:table-cell office:value-type="float" office:value="1.55971443653107" calcext:value-type="float">
            <text:p>1.55971443653107</text:p>
          </table:table-cell>
          <table:table-cell office:value-type="float" office:value="1.52359044551849" calcext:value-type="float">
            <text:p>1.52359044551849</text:p>
          </table:table-cell>
          <table:table-cell office:value-type="float" office:value="1.39844834804535" calcext:value-type="float">
            <text:p>1.39844834804535</text:p>
          </table:table-cell>
          <table:table-cell office:value-type="float" office:value="1.60777401924133" calcext:value-type="float">
            <text:p>1.60777401924133</text:p>
          </table:table-cell>
          <table:table-cell office:value-type="float" office:value="1.42150020599365" calcext:value-type="float">
            <text:p>1.42150020599365</text:p>
          </table:table-cell>
          <table:table-cell office:value-type="float" office:value="1.5230678319931" calcext:value-type="float">
            <text:p>1.5230678319931</text:p>
          </table:table-cell>
          <table:table-cell office:value-type="float" office:value="1.41900706291199" calcext:value-type="float">
            <text:p>1.41900706291199</text:p>
          </table:table-cell>
          <table:table-cell office:value-type="float" office:value="1.48548460006714" calcext:value-type="float">
            <text:p>1.48548460006714</text:p>
          </table:table-cell>
          <table:table-cell office:value-type="float" office:value="1.60545265674591" calcext:value-type="float">
            <text:p>1.60545265674591</text:p>
          </table:table-cell>
          <table:table-cell office:value-type="float" office:value="1.52706146240234" calcext:value-type="float">
            <text:p>1.52706146240234</text:p>
          </table:table-cell>
          <table:table-cell office:value-type="float" office:value="1.4611896276474" calcext:value-type="float">
            <text:p>1.4611896276474</text:p>
          </table:table-cell>
          <table:table-cell office:value-type="float" office:value="1.41456687450409" calcext:value-type="float">
            <text:p>1.41456687450409</text:p>
          </table:table-cell>
          <table:table-cell office:value-type="float" office:value="1.33470010757446" calcext:value-type="float">
            <text:p>1.33470010757446</text:p>
          </table:table-cell>
          <table:table-cell office:value-type="float" office:value="1.5031670331955" calcext:value-type="float">
            <text:p>1.5031670331955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55311810970306" calcext:value-type="float">
            <text:p>1.55311810970306</text:p>
          </table:table-cell>
          <table:table-cell office:value-type="float" office:value="1.61512458324432" calcext:value-type="float">
            <text:p>1.61512458324432</text:p>
          </table:table-cell>
          <table:table-cell office:value-type="float" office:value="1.5703946352005" calcext:value-type="float">
            <text:p>1.5703946352005</text:p>
          </table:table-cell>
          <table:table-cell office:value-type="float" office:value="1.48949980735779" calcext:value-type="float">
            <text:p>1.48949980735779</text:p>
          </table:table-cell>
          <table:table-cell office:value-type="float" office:value="1.31925284862518" calcext:value-type="float">
            <text:p>1.31925284862518</text:p>
          </table:table-cell>
          <table:table-cell office:value-type="float" office:value="1.42752587795258" calcext:value-type="float">
            <text:p>1.42752587795258</text:p>
          </table:table-cell>
          <table:table-cell office:value-type="float" office:value="1.52380561828613" calcext:value-type="float">
            <text:p>1.52380561828613</text:p>
          </table:table-cell>
          <table:table-cell office:value-type="float" office:value="1.46436703205109" calcext:value-type="float">
            <text:p>1.46436703205109</text:p>
          </table:table-cell>
          <table:table-cell office:value-type="float" office:value="1.58352637290955" calcext:value-type="float">
            <text:p>1.58352637290955</text:p>
          </table:table-cell>
          <table:table-cell office:value-type="float" office:value="1.56211066246033" calcext:value-type="float">
            <text:p>1.56211066246033</text:p>
          </table:table-cell>
          <table:table-cell office:value-type="float" office:value="0.85201358795166" calcext:value-type="float">
            <text:p>0.85201358795166</text:p>
          </table:table-cell>
          <table:table-cell office:value-type="float" office:value="1.54539620876312" calcext:value-type="float">
            <text:p>1.54539620876312</text:p>
          </table:table-cell>
          <table:table-cell office:value-type="float" office:value="1.43162083625793" calcext:value-type="float">
            <text:p>1.43162083625793</text:p>
          </table:table-cell>
          <table:table-cell office:value-type="float" office:value="1.62070631980896" calcext:value-type="float">
            <text:p>1.62070631980896</text:p>
          </table:table-cell>
          <table:table-cell office:value-type="float" office:value="1.43678295612335" calcext:value-type="float">
            <text:p>1.43678295612335</text:p>
          </table:table-cell>
          <table:table-cell office:value-type="float" office:value="1.4507417678833" calcext:value-type="float">
            <text:p>1.4507417678833</text:p>
          </table:table-cell>
          <table:table-cell office:value-type="float" office:value="1.61603796482086" calcext:value-type="float">
            <text:p>1.61603796482086</text:p>
          </table:table-cell>
          <table:table-cell office:value-type="float" office:value="1.31232869625092" calcext:value-type="float">
            <text:p>1.31232869625092</text:p>
          </table:table-cell>
          <table:table-cell office:value-type="float" office:value="1.47961163520813" calcext:value-type="float">
            <text:p>1.47961163520813</text:p>
          </table:table-cell>
          <table:table-cell office:value-type="float" office:value="1.50143587589264" calcext:value-type="float">
            <text:p>1.50143587589264</text:p>
          </table:table-cell>
          <table:table-cell office:value-type="float" office:value="1.52528023719788" calcext:value-type="float">
            <text:p>1.52528023719788</text:p>
          </table:table-cell>
          <table:table-cell office:value-type="float" office:value="1.40302681922913" calcext:value-type="float">
            <text:p>1.40302681922913</text:p>
          </table:table-cell>
          <table:table-cell office:value-type="float" office:value="1.59527099132538" calcext:value-type="float">
            <text:p>1.59527099132538</text:p>
          </table:table-cell>
          <table:table-cell office:value-type="float" office:value="1.50990283489227" calcext:value-type="float">
            <text:p>1.50990283489227</text:p>
          </table:table-cell>
          <table:table-cell office:value-type="float" office:value="1.35541939735413" calcext:value-type="float">
            <text:p>1.35541939735413</text:p>
          </table:table-cell>
          <table:table-cell office:value-type="float" office:value="1.36930096149445" calcext:value-type="float">
            <text:p>1.36930096149445</text:p>
          </table:table-cell>
          <table:table-cell office:value-type="float" office:value="1.52279031276703" calcext:value-type="float">
            <text:p>1.52279031276703</text:p>
          </table:table-cell>
          <table:table-cell office:value-type="float" office:value="1.59255707263947" calcext:value-type="float">
            <text:p>1.59255707263947</text:p>
          </table:table-cell>
          <table:table-cell office:value-type="float" office:value="1.46362400054932" calcext:value-type="float">
            <text:p>1.46362400054932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61007606983185" calcext:value-type="float">
            <text:p>1.61007606983185</text:p>
          </table:table-cell>
          <table:table-cell office:value-type="float" office:value="1.37728595733643" calcext:value-type="float">
            <text:p>1.37728595733643</text:p>
          </table:table-cell>
          <table:table-cell office:value-type="float" office:value="1.68852543830872" calcext:value-type="float">
            <text:p>1.68852543830872</text:p>
          </table:table-cell>
          <table:table-cell office:value-type="float" office:value="1.5578066110611" calcext:value-type="float">
            <text:p>1.5578066110611</text:p>
          </table:table-cell>
          <table:table-cell office:value-type="float" office:value="1.60699486732483" calcext:value-type="float">
            <text:p>1.60699486732483</text:p>
          </table:table-cell>
          <table:table-cell office:value-type="float" office:value="1.46100056171417" calcext:value-type="float">
            <text:p>1.46100056171417</text:p>
          </table:table-cell>
          <table:table-cell office:value-type="float" office:value="1.63275015354157" calcext:value-type="float">
            <text:p>1.63275015354157</text:p>
          </table:table-cell>
          <table:table-cell office:value-type="float" office:value="1.60788536071777" calcext:value-type="float">
            <text:p>1.60788536071777</text:p>
          </table:table-cell>
          <table:table-cell office:value-type="float" office:value="1.56301188468933" calcext:value-type="float">
            <text:p>1.56301188468933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314" calcext:value-type="float">
            <text:p>1.5314</text:p>
          </table:table-cell>
          <table:table-cell office:value-type="float" office:value="1.5517" calcext:value-type="float">
            <text:p>1.5517</text:p>
          </table:table-cell>
          <table:table-cell office:value-type="float" office:value="1.775" calcext:value-type="float">
            <text:p>1.775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41900706291199" calcext:value-type="float">
            <text:p>1.41900706291199</text:p>
          </table:table-cell>
          <table:table-cell office:value-type="float" office:value="1.44613265991211" calcext:value-type="float">
            <text:p>1.44613265991211</text:p>
          </table:table-cell>
          <table:table-cell office:value-type="float" office:value="1.55172049999237" calcext:value-type="float">
            <text:p>1.55172049999237</text:p>
          </table:table-cell>
          <table:table-cell office:value-type="float" office:value="1.3002804517746" calcext:value-type="float">
            <text:p>1.3002804517746</text:p>
          </table:table-cell>
          <table:table-cell office:value-type="float" office:value="1.47465085983276" calcext:value-type="float">
            <text:p>1.47465085983276</text:p>
          </table:table-cell>
          <table:table-cell office:value-type="float" office:value="1.5230678319931" calcext:value-type="float">
            <text:p>1.5230678319931</text:p>
          </table:table-cell>
          <table:table-cell office:value-type="float" office:value="1.64080226421356" calcext:value-type="float">
            <text:p>1.64080226421356</text:p>
          </table:table-cell>
          <table:table-cell office:value-type="float" office:value="1.1392810344696" calcext:value-type="float">
            <text:p>1.1392810344696</text:p>
          </table:table-cell>
          <table:table-cell office:value-type="float" office:value="1.58053267002106" calcext:value-type="float">
            <text:p>1.58053267002106</text:p>
          </table:table-cell>
          <table:table-cell office:value-type="float" office:value="1.64960551261902" calcext:value-type="float">
            <text:p>1.64960551261902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50662136077881" calcext:value-type="float">
            <text:p>1.50662136077881</text:p>
          </table:table-cell>
          <table:table-cell office:value-type="float" office:value="1.48807513713837" calcext:value-type="float">
            <text:p>1.48807513713837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1059005260468" calcext:value-type="float">
            <text:p>1.41059005260468</text:p>
          </table:table-cell>
          <table:table-cell office:value-type="float" office:value="1.57799351215363" calcext:value-type="float">
            <text:p>1.57799351215363</text:p>
          </table:table-cell>
          <table:table-cell office:value-type="float" office:value="1.6115574836731" calcext:value-type="float">
            <text:p>1.6115574836731</text:p>
          </table:table-cell>
          <table:table-cell office:value-type="float" office:value="1.52987957000732" calcext:value-type="float">
            <text:p>1.52987957000732</text:p>
          </table:table-cell>
          <table:table-cell office:value-type="float" office:value="1.56749832630157" calcext:value-type="float">
            <text:p>1.56749832630157</text:p>
          </table:table-cell>
          <table:table-cell office:value-type="float" office:value="1.66093444824219" calcext:value-type="float">
            <text:p>1.66093444824219</text:p>
          </table:table-cell>
          <table:table-cell office:value-type="float" office:value="1.68005299568176" calcext:value-type="float">
            <text:p>1.68005299568176</text:p>
          </table:table-cell>
          <table:table-cell office:value-type="float" office:value="1.5830899477005" calcext:value-type="float">
            <text:p>1.5830899477005</text:p>
          </table:table-cell>
          <table:table-cell office:value-type="float" office:value="1.62498259544373" calcext:value-type="float">
            <text:p>1.62498259544373</text:p>
          </table:table-cell>
          <table:table-cell office:value-type="float" office:value="1.65646874904633" calcext:value-type="float">
            <text:p>1.65646874904633</text:p>
          </table:table-cell>
          <table:table-cell office:value-type="float" office:value="1.52980387210846" calcext:value-type="float">
            <text:p>1.52980387210846</text:p>
          </table:table-cell>
          <table:table-cell office:value-type="float" office:value="1.48871982097626" calcext:value-type="float">
            <text:p>1.48871982097626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59743702411652" calcext:value-type="float">
            <text:p>1.59743702411652</text:p>
          </table:table-cell>
          <table:table-cell office:value-type="float" office:value="1.62349009513855" calcext:value-type="float">
            <text:p>1.62349009513855</text:p>
          </table:table-cell>
          <table:table-cell office:value-type="float" office:value="1.28155505657196" calcext:value-type="float">
            <text:p>1.28155505657196</text:p>
          </table:table-cell>
          <table:table-cell office:value-type="float" office:value="1.56958377361298" calcext:value-type="float">
            <text:p>1.56958377361298</text:p>
          </table:table-cell>
          <table:table-cell office:value-type="float" office:value="1.59224593639374" calcext:value-type="float">
            <text:p>1.59224593639374</text:p>
          </table:table-cell>
          <table:table-cell office:value-type="float" office:value="1.37307918071747" calcext:value-type="float">
            <text:p>1.37307918071747</text:p>
          </table:table-cell>
          <table:table-cell office:value-type="float" office:value="1.49496757984161" calcext:value-type="float">
            <text:p>1.49496757984161</text:p>
          </table:table-cell>
          <table:table-cell office:value-type="float" office:value="1.55425429344177" calcext:value-type="float">
            <text:p>1.55425429344177</text:p>
          </table:table-cell>
          <table:table-cell office:value-type="float" office:value="1.53075695037842" calcext:value-type="float">
            <text:p>1.53075695037842</text:p>
          </table:table-cell>
          <table:table-cell office:value-type="float" office:value="1.49555540084839" calcext:value-type="float">
            <text:p>1.49555540084839</text:p>
          </table:table-cell>
          <table:table-cell office:value-type="float" office:value="1.53608024120331" calcext:value-type="float">
            <text:p>1.53608024120331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7648658752441" calcext:value-type="float">
            <text:p>1.57648658752441</text:p>
          </table:table-cell>
          <table:table-cell office:value-type="float" office:value="1.56190299987793" calcext:value-type="float">
            <text:p>1.56190299987793</text:p>
          </table:table-cell>
          <table:table-cell office:value-type="float" office:value="1.57183575630188" calcext:value-type="float">
            <text:p>1.57183575630188</text:p>
          </table:table-cell>
          <table:table-cell office:value-type="float" office:value="1.5291873216629" calcext:value-type="float">
            <text:p>1.5291873216629</text:p>
          </table:table-cell>
          <table:table-cell office:value-type="float" office:value="1.66728949546814" calcext:value-type="float">
            <text:p>1.66728949546814</text:p>
          </table:table-cell>
          <table:table-cell table:number-columns-repeated="1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526" calcext:value-type="float">
            <text:p>1.4526</text:p>
          </table:table-cell>
          <table:table-cell office:value-type="float" office:value="1.4597" calcext:value-type="float">
            <text:p>1.4597</text:p>
          </table:table-cell>
          <table:table-cell office:value-type="float" office:value="1.7846" calcext:value-type="float">
            <text:p>1.7846</text:p>
          </table:table-cell>
          <table:table-cell office:value-type="float" office:value="0.9007" calcext:value-type="float">
            <text:p>0.9007</text:p>
          </table:table-cell>
          <table:table-cell office:value-type="float" office:value="1.57242715358734" calcext:value-type="float">
            <text:p>1.57242715358734</text:p>
          </table:table-cell>
          <table:table-cell office:value-type="float" office:value="1.41545236110687" calcext:value-type="float">
            <text:p>1.41545236110687</text:p>
          </table:table-cell>
          <table:table-cell office:value-type="float" office:value="1.16458332538605" calcext:value-type="float">
            <text:p>1.16458332538605</text:p>
          </table:table-cell>
          <table:table-cell office:value-type="float" office:value="1.56041324138641" calcext:value-type="float">
            <text:p>1.56041324138641</text:p>
          </table:table-cell>
          <table:table-cell office:value-type="float" office:value="1.4199743270874" calcext:value-type="float">
            <text:p>1.4199743270874</text:p>
          </table:table-cell>
          <table:table-cell office:value-type="float" office:value="1.4886931180954" calcext:value-type="float">
            <text:p>1.4886931180954</text:p>
          </table:table-cell>
          <table:table-cell office:value-type="float" office:value="1.58685159683228" calcext:value-type="float">
            <text:p>1.58685159683228</text:p>
          </table:table-cell>
          <table:table-cell office:value-type="float" office:value="1.50358664989471" calcext:value-type="float">
            <text:p>1.50358664989471</text:p>
          </table:table-cell>
          <table:table-cell office:value-type="float" office:value="0.900684237480164" calcext:value-type="float">
            <text:p>0.900684237480164</text:p>
          </table:table-cell>
          <table:table-cell office:value-type="float" office:value="1.43746900558472" calcext:value-type="float">
            <text:p>1.43746900558472</text:p>
          </table:table-cell>
          <table:table-cell office:value-type="float" office:value="1.62044990062714" calcext:value-type="float">
            <text:p>1.62044990062714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60356509685516" calcext:value-type="float">
            <text:p>1.60356509685516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43524599075317" calcext:value-type="float">
            <text:p>1.43524599075317</text:p>
          </table:table-cell>
          <table:table-cell office:value-type="float" office:value="1.52887725830078" calcext:value-type="float">
            <text:p>1.52887725830078</text:p>
          </table:table-cell>
          <table:table-cell office:value-type="float" office:value="1.33091259002686" calcext:value-type="float">
            <text:p>1.33091259002686</text:p>
          </table:table-cell>
          <table:table-cell office:value-type="float" office:value="1.53430986404419" calcext:value-type="float">
            <text:p>1.53430986404419</text:p>
          </table:table-cell>
          <table:table-cell office:value-type="float" office:value="1.57230472564697" calcext:value-type="float">
            <text:p>1.57230472564697</text:p>
          </table:table-cell>
          <table:table-cell office:value-type="float" office:value="1.41807150840759" calcext:value-type="float">
            <text:p>1.41807150840759</text:p>
          </table:table-cell>
          <table:table-cell office:value-type="float" office:value="1.44188570976257" calcext:value-type="float">
            <text:p>1.44188570976257</text:p>
          </table:table-cell>
          <table:table-cell office:value-type="float" office:value="1.49708962440491" calcext:value-type="float">
            <text:p>1.49708962440491</text:p>
          </table:table-cell>
          <table:table-cell office:value-type="float" office:value="1.31469571590424" calcext:value-type="float">
            <text:p>1.31469571590424</text:p>
          </table:table-cell>
          <table:table-cell office:value-type="float" office:value="1.51951062679291" calcext:value-type="float">
            <text:p>1.51951062679291</text:p>
          </table:table-cell>
          <table:table-cell office:value-type="float" office:value="1.35317707061768" calcext:value-type="float">
            <text:p>1.35317707061768</text:p>
          </table:table-cell>
          <table:table-cell office:value-type="float" office:value="1.4379700422287" calcext:value-type="float">
            <text:p>1.4379700422287</text:p>
          </table:table-cell>
          <table:table-cell office:value-type="float" office:value="1.50912594795227" calcext:value-type="float">
            <text:p>1.50912594795227</text:p>
          </table:table-cell>
          <table:table-cell office:value-type="float" office:value="1.53412973880768" calcext:value-type="float">
            <text:p>1.53412973880768</text:p>
          </table:table-cell>
          <table:table-cell office:value-type="float" office:value="1.30873739719391" calcext:value-type="float">
            <text:p>1.30873739719391</text:p>
          </table:table-cell>
          <table:table-cell office:value-type="float" office:value="1.28592658042908" calcext:value-type="float">
            <text:p>1.28592658042908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49317419528961" calcext:value-type="float">
            <text:p>1.49317419528961</text:p>
          </table:table-cell>
          <table:table-cell office:value-type="float" office:value="1.43754875659943" calcext:value-type="float">
            <text:p>1.43754875659943</text:p>
          </table:table-cell>
          <table:table-cell office:value-type="float" office:value="1.52959442138672" calcext:value-type="float">
            <text:p>1.52959442138672</text:p>
          </table:table-cell>
          <table:table-cell office:value-type="float" office:value="1.58561861515045" calcext:value-type="float">
            <text:p>1.58561861515045</text:p>
          </table:table-cell>
          <table:table-cell office:value-type="float" office:value="1.43171572685242" calcext:value-type="float">
            <text:p>1.43171572685242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36011362075806" calcext:value-type="float">
            <text:p>1.36011362075806</text:p>
          </table:table-cell>
          <table:table-cell office:value-type="float" office:value="1.39679849147797" calcext:value-type="float">
            <text:p>1.39679849147797</text:p>
          </table:table-cell>
          <table:table-cell office:value-type="float" office:value="1.45973408222199" calcext:value-type="float">
            <text:p>1.45973408222199</text:p>
          </table:table-cell>
          <table:table-cell office:value-type="float" office:value="1.52822613716126" calcext:value-type="float">
            <text:p>1.52822613716126</text:p>
          </table:table-cell>
          <table:table-cell table:number-columns-repeated="1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526" calcext:value-type="float">
            <text:p>1.4526</text:p>
          </table:table-cell>
          <table:table-cell office:value-type="float" office:value="1.4597" calcext:value-type="float">
            <text:p>1.4597</text:p>
          </table:table-cell>
          <table:table-cell office:value-type="float" office:value="1.7846" calcext:value-type="float">
            <text:p>1.7846</text:p>
          </table:table-cell>
          <table:table-cell office:value-type="float" office:value="0.9007" calcext:value-type="float">
            <text:p>0.9007</text:p>
          </table:table-cell>
          <table:table-cell office:value-type="float" office:value="1.57242715358734" calcext:value-type="float">
            <text:p>1.57242715358734</text:p>
          </table:table-cell>
          <table:table-cell office:value-type="float" office:value="1.41545236110687" calcext:value-type="float">
            <text:p>1.41545236110687</text:p>
          </table:table-cell>
          <table:table-cell office:value-type="float" office:value="1.16458332538605" calcext:value-type="float">
            <text:p>1.16458332538605</text:p>
          </table:table-cell>
          <table:table-cell office:value-type="float" office:value="1.56041324138641" calcext:value-type="float">
            <text:p>1.56041324138641</text:p>
          </table:table-cell>
          <table:table-cell office:value-type="float" office:value="1.4199743270874" calcext:value-type="float">
            <text:p>1.4199743270874</text:p>
          </table:table-cell>
          <table:table-cell office:value-type="float" office:value="1.4886931180954" calcext:value-type="float">
            <text:p>1.4886931180954</text:p>
          </table:table-cell>
          <table:table-cell office:value-type="float" office:value="1.58685159683228" calcext:value-type="float">
            <text:p>1.58685159683228</text:p>
          </table:table-cell>
          <table:table-cell office:value-type="float" office:value="1.50358664989471" calcext:value-type="float">
            <text:p>1.50358664989471</text:p>
          </table:table-cell>
          <table:table-cell office:value-type="float" office:value="0.900684237480164" calcext:value-type="float">
            <text:p>0.900684237480164</text:p>
          </table:table-cell>
          <table:table-cell office:value-type="float" office:value="1.43746900558472" calcext:value-type="float">
            <text:p>1.43746900558472</text:p>
          </table:table-cell>
          <table:table-cell office:value-type="float" office:value="1.62044990062714" calcext:value-type="float">
            <text:p>1.62044990062714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60356509685516" calcext:value-type="float">
            <text:p>1.60356509685516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43524599075317" calcext:value-type="float">
            <text:p>1.43524599075317</text:p>
          </table:table-cell>
          <table:table-cell office:value-type="float" office:value="1.52887725830078" calcext:value-type="float">
            <text:p>1.52887725830078</text:p>
          </table:table-cell>
          <table:table-cell office:value-type="float" office:value="1.33091259002686" calcext:value-type="float">
            <text:p>1.33091259002686</text:p>
          </table:table-cell>
          <table:table-cell office:value-type="float" office:value="1.53430986404419" calcext:value-type="float">
            <text:p>1.53430986404419</text:p>
          </table:table-cell>
          <table:table-cell office:value-type="float" office:value="1.57230472564697" calcext:value-type="float">
            <text:p>1.57230472564697</text:p>
          </table:table-cell>
          <table:table-cell office:value-type="float" office:value="1.41807150840759" calcext:value-type="float">
            <text:p>1.41807150840759</text:p>
          </table:table-cell>
          <table:table-cell office:value-type="float" office:value="1.44188570976257" calcext:value-type="float">
            <text:p>1.44188570976257</text:p>
          </table:table-cell>
          <table:table-cell office:value-type="float" office:value="1.49708962440491" calcext:value-type="float">
            <text:p>1.49708962440491</text:p>
          </table:table-cell>
          <table:table-cell office:value-type="float" office:value="1.31469571590424" calcext:value-type="float">
            <text:p>1.31469571590424</text:p>
          </table:table-cell>
          <table:table-cell office:value-type="float" office:value="1.51951062679291" calcext:value-type="float">
            <text:p>1.51951062679291</text:p>
          </table:table-cell>
          <table:table-cell office:value-type="float" office:value="1.35317707061768" calcext:value-type="float">
            <text:p>1.35317707061768</text:p>
          </table:table-cell>
          <table:table-cell office:value-type="float" office:value="1.4379700422287" calcext:value-type="float">
            <text:p>1.4379700422287</text:p>
          </table:table-cell>
          <table:table-cell office:value-type="float" office:value="1.50912594795227" calcext:value-type="float">
            <text:p>1.50912594795227</text:p>
          </table:table-cell>
          <table:table-cell office:value-type="float" office:value="1.53412973880768" calcext:value-type="float">
            <text:p>1.53412973880768</text:p>
          </table:table-cell>
          <table:table-cell office:value-type="float" office:value="1.30873739719391" calcext:value-type="float">
            <text:p>1.30873739719391</text:p>
          </table:table-cell>
          <table:table-cell office:value-type="float" office:value="1.28592658042908" calcext:value-type="float">
            <text:p>1.28592658042908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49317419528961" calcext:value-type="float">
            <text:p>1.49317419528961</text:p>
          </table:table-cell>
          <table:table-cell office:value-type="float" office:value="1.43754875659943" calcext:value-type="float">
            <text:p>1.43754875659943</text:p>
          </table:table-cell>
          <table:table-cell office:value-type="float" office:value="1.52959442138672" calcext:value-type="float">
            <text:p>1.52959442138672</text:p>
          </table:table-cell>
          <table:table-cell office:value-type="float" office:value="1.58561861515045" calcext:value-type="float">
            <text:p>1.58561861515045</text:p>
          </table:table-cell>
          <table:table-cell office:value-type="float" office:value="1.43171572685242" calcext:value-type="float">
            <text:p>1.43171572685242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36011362075806" calcext:value-type="float">
            <text:p>1.36011362075806</text:p>
          </table:table-cell>
          <table:table-cell office:value-type="float" office:value="1.39679849147797" calcext:value-type="float">
            <text:p>1.39679849147797</text:p>
          </table:table-cell>
          <table:table-cell office:value-type="float" office:value="1.45973408222199" calcext:value-type="float">
            <text:p>1.45973408222199</text:p>
          </table:table-cell>
          <table:table-cell office:value-type="float" office:value="1.52822613716126" calcext:value-type="float">
            <text:p>1.52822613716126</text:p>
          </table:table-cell>
          <table:table-cell table:number-columns-repeated="1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865" calcext:value-type="float">
            <text:p>1.4865</text:p>
          </table:table-cell>
          <table:table-cell office:value-type="float" office:value="1.495" calcext:value-type="float">
            <text:p>1.495</text:p>
          </table:table-cell>
          <table:table-cell office:value-type="float" office:value="1.7856" calcext:value-type="float">
            <text:p>1.7856</text:p>
          </table:table-cell>
          <table:table-cell office:value-type="float" office:value="0.9007" calcext:value-type="float">
            <text:p>0.9007</text:p>
          </table:table-cell>
          <table:table-cell office:value-type="float" office:value="1.45064973831177" calcext:value-type="float">
            <text:p>1.45064973831177</text:p>
          </table:table-cell>
          <table:table-cell office:value-type="float" office:value="1.4379700422287" calcext:value-type="float">
            <text:p>1.4379700422287</text:p>
          </table:table-cell>
          <table:table-cell office:value-type="float" office:value="1.4886931180954" calcext:value-type="float">
            <text:p>1.4886931180954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3754875659943" calcext:value-type="float">
            <text:p>1.43754875659943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50103712081909" calcext:value-type="float">
            <text:p>1.50103712081909</text:p>
          </table:table-cell>
          <table:table-cell office:value-type="float" office:value="1.36011362075806" calcext:value-type="float">
            <text:p>1.36011362075806</text:p>
          </table:table-cell>
          <table:table-cell office:value-type="float" office:value="1.62044990062714" calcext:value-type="float">
            <text:p>1.62044990062714</text:p>
          </table:table-cell>
          <table:table-cell office:value-type="float" office:value="1.57242715358734" calcext:value-type="float">
            <text:p>1.57242715358734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60356509685516" calcext:value-type="float">
            <text:p>1.60356509685516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42856574058533" calcext:value-type="float">
            <text:p>1.42856574058533</text:p>
          </table:table-cell>
          <table:table-cell office:value-type="float" office:value="1.52887725830078" calcext:value-type="float">
            <text:p>1.52887725830078</text:p>
          </table:table-cell>
          <table:table-cell office:value-type="float" office:value="1.16458332538605" calcext:value-type="float">
            <text:p>1.16458332538605</text:p>
          </table:table-cell>
          <table:table-cell office:value-type="float" office:value="1.51951062679291" calcext:value-type="float">
            <text:p>1.51951062679291</text:p>
          </table:table-cell>
          <table:table-cell office:value-type="float" office:value="1.35317707061768" calcext:value-type="float">
            <text:p>1.35317707061768</text:p>
          </table:table-cell>
          <table:table-cell office:value-type="float" office:value="1.68634378910065" calcext:value-type="float">
            <text:p>1.68634378910065</text:p>
          </table:table-cell>
          <table:table-cell office:value-type="float" office:value="1.49675941467285" calcext:value-type="float">
            <text:p>1.49675941467285</text:p>
          </table:table-cell>
          <table:table-cell office:value-type="float" office:value="1.30873739719391" calcext:value-type="float">
            <text:p>1.30873739719391</text:p>
          </table:table-cell>
          <table:table-cell office:value-type="float" office:value="1.56041324138641" calcext:value-type="float">
            <text:p>1.56041324138641</text:p>
          </table:table-cell>
          <table:table-cell office:value-type="float" office:value="1.4199743270874" calcext:value-type="float">
            <text:p>1.4199743270874</text:p>
          </table:table-cell>
          <table:table-cell office:value-type="float" office:value="1.62668597698212" calcext:value-type="float">
            <text:p>1.62668597698212</text:p>
          </table:table-cell>
          <table:table-cell office:value-type="float" office:value="1.56338131427765" calcext:value-type="float">
            <text:p>1.56338131427765</text:p>
          </table:table-cell>
          <table:table-cell office:value-type="float" office:value="0.900684237480164" calcext:value-type="float">
            <text:p>0.900684237480164</text:p>
          </table:table-cell>
          <table:table-cell office:value-type="float" office:value="1.28592658042908" calcext:value-type="float">
            <text:p>1.28592658042908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55070614814758" calcext:value-type="float">
            <text:p>1.55070614814758</text:p>
          </table:table-cell>
          <table:table-cell office:value-type="float" office:value="1.49317419528961" calcext:value-type="float">
            <text:p>1.49317419528961</text:p>
          </table:table-cell>
          <table:table-cell office:value-type="float" office:value="1.70080947875977" calcext:value-type="float">
            <text:p>1.70080947875977</text:p>
          </table:table-cell>
          <table:table-cell office:value-type="float" office:value="1.59409308433533" calcext:value-type="float">
            <text:p>1.59409308433533</text:p>
          </table:table-cell>
          <table:table-cell office:value-type="float" office:value="1.43171572685242" calcext:value-type="float">
            <text:p>1.43171572685242</text:p>
          </table:table-cell>
          <table:table-cell office:value-type="float" office:value="1.50795197486877" calcext:value-type="float">
            <text:p>1.50795197486877</text:p>
          </table:table-cell>
          <table:table-cell office:value-type="float" office:value="1.61392712593079" calcext:value-type="float">
            <text:p>1.61392712593079</text:p>
          </table:table-cell>
          <table:table-cell office:value-type="float" office:value="1.47790479660034" calcext:value-type="float">
            <text:p>1.47790479660034</text:p>
          </table:table-cell>
          <table:table-cell table:number-columns-repeated="13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526" calcext:value-type="float">
            <text:p>1.4526</text:p>
          </table:table-cell>
          <table:table-cell office:value-type="float" office:value="1.4597" calcext:value-type="float">
            <text:p>1.4597</text:p>
          </table:table-cell>
          <table:table-cell office:value-type="float" office:value="1.7846" calcext:value-type="float">
            <text:p>1.7846</text:p>
          </table:table-cell>
          <table:table-cell office:value-type="float" office:value="0.9007" calcext:value-type="float">
            <text:p>0.9007</text:p>
          </table:table-cell>
          <table:table-cell office:value-type="float" office:value="1.57242715358734" calcext:value-type="float">
            <text:p>1.57242715358734</text:p>
          </table:table-cell>
          <table:table-cell office:value-type="float" office:value="1.41545236110687" calcext:value-type="float">
            <text:p>1.41545236110687</text:p>
          </table:table-cell>
          <table:table-cell office:value-type="float" office:value="1.16458332538605" calcext:value-type="float">
            <text:p>1.16458332538605</text:p>
          </table:table-cell>
          <table:table-cell office:value-type="float" office:value="1.56041324138641" calcext:value-type="float">
            <text:p>1.56041324138641</text:p>
          </table:table-cell>
          <table:table-cell office:value-type="float" office:value="1.4199743270874" calcext:value-type="float">
            <text:p>1.4199743270874</text:p>
          </table:table-cell>
          <table:table-cell office:value-type="float" office:value="1.4886931180954" calcext:value-type="float">
            <text:p>1.4886931180954</text:p>
          </table:table-cell>
          <table:table-cell office:value-type="float" office:value="1.58685159683228" calcext:value-type="float">
            <text:p>1.58685159683228</text:p>
          </table:table-cell>
          <table:table-cell office:value-type="float" office:value="1.50358664989471" calcext:value-type="float">
            <text:p>1.50358664989471</text:p>
          </table:table-cell>
          <table:table-cell office:value-type="float" office:value="0.900684237480164" calcext:value-type="float">
            <text:p>0.900684237480164</text:p>
          </table:table-cell>
          <table:table-cell office:value-type="float" office:value="1.43746900558472" calcext:value-type="float">
            <text:p>1.43746900558472</text:p>
          </table:table-cell>
          <table:table-cell office:value-type="float" office:value="1.62044990062714" calcext:value-type="float">
            <text:p>1.62044990062714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60356509685516" calcext:value-type="float">
            <text:p>1.60356509685516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43524599075317" calcext:value-type="float">
            <text:p>1.43524599075317</text:p>
          </table:table-cell>
          <table:table-cell office:value-type="float" office:value="1.52887725830078" calcext:value-type="float">
            <text:p>1.52887725830078</text:p>
          </table:table-cell>
          <table:table-cell office:value-type="float" office:value="1.33091259002686" calcext:value-type="float">
            <text:p>1.33091259002686</text:p>
          </table:table-cell>
          <table:table-cell office:value-type="float" office:value="1.53430986404419" calcext:value-type="float">
            <text:p>1.53430986404419</text:p>
          </table:table-cell>
          <table:table-cell office:value-type="float" office:value="1.57230472564697" calcext:value-type="float">
            <text:p>1.57230472564697</text:p>
          </table:table-cell>
          <table:table-cell office:value-type="float" office:value="1.41807150840759" calcext:value-type="float">
            <text:p>1.41807150840759</text:p>
          </table:table-cell>
          <table:table-cell office:value-type="float" office:value="1.44188570976257" calcext:value-type="float">
            <text:p>1.44188570976257</text:p>
          </table:table-cell>
          <table:table-cell office:value-type="float" office:value="1.49708962440491" calcext:value-type="float">
            <text:p>1.49708962440491</text:p>
          </table:table-cell>
          <table:table-cell office:value-type="float" office:value="1.31469571590424" calcext:value-type="float">
            <text:p>1.31469571590424</text:p>
          </table:table-cell>
          <table:table-cell office:value-type="float" office:value="1.51951062679291" calcext:value-type="float">
            <text:p>1.51951062679291</text:p>
          </table:table-cell>
          <table:table-cell office:value-type="float" office:value="1.35317707061768" calcext:value-type="float">
            <text:p>1.35317707061768</text:p>
          </table:table-cell>
          <table:table-cell office:value-type="float" office:value="1.4379700422287" calcext:value-type="float">
            <text:p>1.4379700422287</text:p>
          </table:table-cell>
          <table:table-cell office:value-type="float" office:value="1.50912594795227" calcext:value-type="float">
            <text:p>1.50912594795227</text:p>
          </table:table-cell>
          <table:table-cell office:value-type="float" office:value="1.53412973880768" calcext:value-type="float">
            <text:p>1.53412973880768</text:p>
          </table:table-cell>
          <table:table-cell office:value-type="float" office:value="1.30873739719391" calcext:value-type="float">
            <text:p>1.30873739719391</text:p>
          </table:table-cell>
          <table:table-cell office:value-type="float" office:value="1.28592658042908" calcext:value-type="float">
            <text:p>1.28592658042908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49317419528961" calcext:value-type="float">
            <text:p>1.49317419528961</text:p>
          </table:table-cell>
          <table:table-cell office:value-type="float" office:value="1.43754875659943" calcext:value-type="float">
            <text:p>1.43754875659943</text:p>
          </table:table-cell>
          <table:table-cell office:value-type="float" office:value="1.52959442138672" calcext:value-type="float">
            <text:p>1.52959442138672</text:p>
          </table:table-cell>
          <table:table-cell office:value-type="float" office:value="1.58561861515045" calcext:value-type="float">
            <text:p>1.58561861515045</text:p>
          </table:table-cell>
          <table:table-cell office:value-type="float" office:value="1.43171572685242" calcext:value-type="float">
            <text:p>1.43171572685242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36011362075806" calcext:value-type="float">
            <text:p>1.36011362075806</text:p>
          </table:table-cell>
          <table:table-cell office:value-type="float" office:value="1.39679849147797" calcext:value-type="float">
            <text:p>1.39679849147797</text:p>
          </table:table-cell>
          <table:table-cell office:value-type="float" office:value="1.45973408222199" calcext:value-type="float">
            <text:p>1.45973408222199</text:p>
          </table:table-cell>
          <table:table-cell office:value-type="float" office:value="1.52822613716126" calcext:value-type="float">
            <text:p>1.52822613716126</text:p>
          </table:table-cell>
          <table:table-cell table:number-columns-repeated="1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084" calcext:value-type="float">
            <text:p>1.5084</text:p>
          </table:table-cell>
          <table:table-cell office:value-type="float" office:value="1.5207" calcext:value-type="float">
            <text:p>1.5207</text:p>
          </table:table-cell>
          <table:table-cell office:value-type="float" office:value="1.6779" calcext:value-type="float">
            <text:p>1.6779</text:p>
          </table:table-cell>
          <table:table-cell office:value-type="float" office:value="1.0329" calcext:value-type="float">
            <text:p>1.0329</text:p>
          </table:table-cell>
          <table:table-cell office:value-type="float" office:value="1.57624018192291" calcext:value-type="float">
            <text:p>1.57624018192291</text:p>
          </table:table-cell>
          <table:table-cell office:value-type="float" office:value="1.42314600944519" calcext:value-type="float">
            <text:p>1.42314600944519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6374671459198" calcext:value-type="float">
            <text:p>1.6374671459198</text:p>
          </table:table-cell>
          <table:table-cell office:value-type="float" office:value="1.31875312328339" calcext:value-type="float">
            <text:p>1.31875312328339</text:p>
          </table:table-cell>
          <table:table-cell office:value-type="float" office:value="1.24094021320343" calcext:value-type="float">
            <text:p>1.24094021320343</text:p>
          </table:table-cell>
          <table:table-cell office:value-type="float" office:value="1.5303248167038" calcext:value-type="float">
            <text:p>1.5303248167038</text:p>
          </table:table-cell>
          <table:table-cell office:value-type="float" office:value="1.581618309021" calcext:value-type="float">
            <text:p>1.581618309021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60699486732483" calcext:value-type="float">
            <text:p>1.60699486732483</text:p>
          </table:table-cell>
          <table:table-cell office:value-type="float" office:value="1.52074825763702" calcext:value-type="float">
            <text:p>1.52074825763702</text:p>
          </table:table-cell>
          <table:table-cell office:value-type="float" office:value="1.55870521068573" calcext:value-type="float">
            <text:p>1.55870521068573</text:p>
          </table:table-cell>
          <table:table-cell office:value-type="float" office:value="1.57469594478607" calcext:value-type="float">
            <text:p>1.57469594478607</text:p>
          </table:table-cell>
          <table:table-cell office:value-type="float" office:value="1.61101233959198" calcext:value-type="float">
            <text:p>1.61101233959198</text:p>
          </table:table-cell>
          <table:table-cell office:value-type="float" office:value="1.38996076583862" calcext:value-type="float">
            <text:p>1.38996076583862</text:p>
          </table:table-cell>
          <table:table-cell office:value-type="float" office:value="1.4779440164566" calcext:value-type="float">
            <text:p>1.4779440164566</text:p>
          </table:table-cell>
          <table:table-cell office:value-type="float" office:value="1.23764944076538" calcext:value-type="float">
            <text:p>1.23764944076538</text:p>
          </table:table-cell>
          <table:table-cell office:value-type="float" office:value="1.56646513938904" calcext:value-type="float">
            <text:p>1.56646513938904</text:p>
          </table:table-cell>
          <table:table-cell office:value-type="float" office:value="1.58852171897888" calcext:value-type="float">
            <text:p>1.58852171897888</text:p>
          </table:table-cell>
          <table:table-cell office:value-type="float" office:value="1.48425114154816" calcext:value-type="float">
            <text:p>1.48425114154816</text:p>
          </table:table-cell>
          <table:table-cell office:value-type="float" office:value="1.51599562168121" calcext:value-type="float">
            <text:p>1.51599562168121</text:p>
          </table:table-cell>
          <table:table-cell office:value-type="float" office:value="1.52890539169312" calcext:value-type="float">
            <text:p>1.52890539169312</text:p>
          </table:table-cell>
          <table:table-cell office:value-type="float" office:value="1.51562345027924" calcext:value-type="float">
            <text:p>1.51562345027924</text:p>
          </table:table-cell>
          <table:table-cell office:value-type="float" office:value="1.40776669979095" calcext:value-type="float">
            <text:p>1.40776669979095</text:p>
          </table:table-cell>
          <table:table-cell office:value-type="float" office:value="1.50923013687134" calcext:value-type="float">
            <text:p>1.50923013687134</text:p>
          </table:table-cell>
          <table:table-cell office:value-type="float" office:value="1.51691138744354" calcext:value-type="float">
            <text:p>1.51691138744354</text:p>
          </table:table-cell>
          <table:table-cell office:value-type="float" office:value="1.59449505805969" calcext:value-type="float">
            <text:p>1.59449505805969</text:p>
          </table:table-cell>
          <table:table-cell office:value-type="float" office:value="1.64634573459625" calcext:value-type="float">
            <text:p>1.64634573459625</text:p>
          </table:table-cell>
          <table:table-cell office:value-type="float" office:value="1.45514464378357" calcext:value-type="float">
            <text:p>1.45514464378357</text:p>
          </table:table-cell>
          <table:table-cell office:value-type="float" office:value="1.52987337112427" calcext:value-type="float">
            <text:p>1.52987337112427</text:p>
          </table:table-cell>
          <table:table-cell office:value-type="float" office:value="1.44201266765594" calcext:value-type="float">
            <text:p>1.44201266765594</text:p>
          </table:table-cell>
          <table:table-cell office:value-type="float" office:value="1.66145050525665" calcext:value-type="float">
            <text:p>1.66145050525665</text:p>
          </table:table-cell>
          <table:table-cell office:value-type="float" office:value="1.67794716358185" calcext:value-type="float">
            <text:p>1.67794716358185</text:p>
          </table:table-cell>
          <table:table-cell office:value-type="float" office:value="1.60252952575684" calcext:value-type="float">
            <text:p>1.60252952575684</text:p>
          </table:table-cell>
          <table:table-cell office:value-type="float" office:value="1.36957824230194" calcext:value-type="float">
            <text:p>1.36957824230194</text:p>
          </table:table-cell>
          <table:table-cell office:value-type="float" office:value="1.43434536457062" calcext:value-type="float">
            <text:p>1.43434536457062</text:p>
          </table:table-cell>
          <table:table-cell office:value-type="float" office:value="1.43135952949524" calcext:value-type="float">
            <text:p>1.43135952949524</text:p>
          </table:table-cell>
          <table:table-cell office:value-type="float" office:value="1.51614034175873" calcext:value-type="float">
            <text:p>1.51614034175873</text:p>
          </table:table-cell>
          <table:table-cell office:value-type="float" office:value="1.33871173858643" calcext:value-type="float">
            <text:p>1.33871173858643</text:p>
          </table:table-cell>
          <table:table-cell office:value-type="float" office:value="1.57635617256165" calcext:value-type="float">
            <text:p>1.57635617256165</text:p>
          </table:table-cell>
          <table:table-cell office:value-type="float" office:value="1.03292989730835" calcext:value-type="float">
            <text:p>1.03292989730835</text:p>
          </table:table-cell>
          <table:table-cell office:value-type="float" office:value="1.4614030122757" calcext:value-type="float">
            <text:p>1.4614030122757</text:p>
          </table:table-cell>
          <table:table-cell office:value-type="float" office:value="1.65217280387878" calcext:value-type="float">
            <text:p>1.65217280387878</text:p>
          </table:table-cell>
          <table:table-cell office:value-type="float" office:value="1.62430644035339" calcext:value-type="float">
            <text:p>1.62430644035339</text:p>
          </table:table-cell>
          <table:table-cell office:value-type="float" office:value="1.64210629463196" calcext:value-type="float">
            <text:p>1.64210629463196</text:p>
          </table:table-cell>
          <table:table-cell office:value-type="float" office:value="1.46210193634033" calcext:value-type="float">
            <text:p>1.46210193634033</text:p>
          </table:table-cell>
          <table:table-cell office:value-type="float" office:value="1.64578449726105" calcext:value-type="float">
            <text:p>1.64578449726105</text:p>
          </table:table-cell>
          <table:table-cell office:value-type="float" office:value="1.4692702293396" calcext:value-type="float">
            <text:p>1.4692702293396</text:p>
          </table:table-cell>
          <table:table-cell office:value-type="float" office:value="1.56935501098633" calcext:value-type="float">
            <text:p>1.56935501098633</text:p>
          </table:table-cell>
          <table:table-cell office:value-type="float" office:value="1.51210105419159" calcext:value-type="float">
            <text:p>1.51210105419159</text:p>
          </table:table-cell>
          <table:table-cell office:value-type="float" office:value="1.48550343513489" calcext:value-type="float">
            <text:p>1.48550343513489</text:p>
          </table:table-cell>
          <table:table-cell office:value-type="float" office:value="1.54967141151428" calcext:value-type="float">
            <text:p>1.54967141151428</text:p>
          </table:table-cell>
          <table:table-cell office:value-type="float" office:value="1.52363932132721" calcext:value-type="float">
            <text:p>1.52363932132721</text:p>
          </table:table-cell>
          <table:table-cell office:value-type="float" office:value="1.59163355827332" calcext:value-type="float">
            <text:p>1.59163355827332</text:p>
          </table:table-cell>
          <table:table-cell office:value-type="float" office:value="1.37728595733643" calcext:value-type="float">
            <text:p>1.37728595733643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003" calcext:value-type="float">
            <text:p>1.5003</text:p>
          </table:table-cell>
          <table:table-cell office:value-type="float" office:value="1.5207" calcext:value-type="float">
            <text:p>1.5207</text:p>
          </table:table-cell>
          <table:table-cell office:value-type="float" office:value="1.6779" calcext:value-type="float">
            <text:p>1.6779</text:p>
          </table:table-cell>
          <table:table-cell office:value-type="float" office:value="1.0329" calcext:value-type="float">
            <text:p>1.0329</text:p>
          </table:table-cell>
          <table:table-cell office:value-type="float" office:value="1.57624018192291" calcext:value-type="float">
            <text:p>1.57624018192291</text:p>
          </table:table-cell>
          <table:table-cell office:value-type="float" office:value="1.42314600944519" calcext:value-type="float">
            <text:p>1.42314600944519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6374671459198" calcext:value-type="float">
            <text:p>1.6374671459198</text:p>
          </table:table-cell>
          <table:table-cell office:value-type="float" office:value="1.41871762275696" calcext:value-type="float">
            <text:p>1.41871762275696</text:p>
          </table:table-cell>
          <table:table-cell office:value-type="float" office:value="1.31875312328339" calcext:value-type="float">
            <text:p>1.31875312328339</text:p>
          </table:table-cell>
          <table:table-cell office:value-type="float" office:value="1.24094021320343" calcext:value-type="float">
            <text:p>1.24094021320343</text:p>
          </table:table-cell>
          <table:table-cell office:value-type="float" office:value="1.581618309021" calcext:value-type="float">
            <text:p>1.581618309021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60699486732483" calcext:value-type="float">
            <text:p>1.60699486732483</text:p>
          </table:table-cell>
          <table:table-cell office:value-type="float" office:value="1.52074825763702" calcext:value-type="float">
            <text:p>1.52074825763702</text:p>
          </table:table-cell>
          <table:table-cell office:value-type="float" office:value="1.55870521068573" calcext:value-type="float">
            <text:p>1.55870521068573</text:p>
          </table:table-cell>
          <table:table-cell office:value-type="float" office:value="1.57469594478607" calcext:value-type="float">
            <text:p>1.57469594478607</text:p>
          </table:table-cell>
          <table:table-cell office:value-type="float" office:value="1.43082213401794" calcext:value-type="float">
            <text:p>1.43082213401794</text:p>
          </table:table-cell>
          <table:table-cell office:value-type="float" office:value="1.61101233959198" calcext:value-type="float">
            <text:p>1.61101233959198</text:p>
          </table:table-cell>
          <table:table-cell office:value-type="float" office:value="1.38996076583862" calcext:value-type="float">
            <text:p>1.38996076583862</text:p>
          </table:table-cell>
          <table:table-cell office:value-type="float" office:value="1.23764944076538" calcext:value-type="float">
            <text:p>1.23764944076538</text:p>
          </table:table-cell>
          <table:table-cell office:value-type="float" office:value="1.56646513938904" calcext:value-type="float">
            <text:p>1.56646513938904</text:p>
          </table:table-cell>
          <table:table-cell office:value-type="float" office:value="1.58852171897888" calcext:value-type="float">
            <text:p>1.58852171897888</text:p>
          </table:table-cell>
          <table:table-cell office:value-type="float" office:value="1.48425114154816" calcext:value-type="float">
            <text:p>1.48425114154816</text:p>
          </table:table-cell>
          <table:table-cell office:value-type="float" office:value="1.51599562168121" calcext:value-type="float">
            <text:p>1.51599562168121</text:p>
          </table:table-cell>
          <table:table-cell office:value-type="float" office:value="1.26200413703918" calcext:value-type="float">
            <text:p>1.26200413703918</text:p>
          </table:table-cell>
          <table:table-cell office:value-type="float" office:value="1.52890539169312" calcext:value-type="float">
            <text:p>1.52890539169312</text:p>
          </table:table-cell>
          <table:table-cell office:value-type="float" office:value="1.51562345027924" calcext:value-type="float">
            <text:p>1.51562345027924</text:p>
          </table:table-cell>
          <table:table-cell office:value-type="float" office:value="1.50923013687134" calcext:value-type="float">
            <text:p>1.50923013687134</text:p>
          </table:table-cell>
          <table:table-cell office:value-type="float" office:value="1.51691138744354" calcext:value-type="float">
            <text:p>1.51691138744354</text:p>
          </table:table-cell>
          <table:table-cell office:value-type="float" office:value="1.59449505805969" calcext:value-type="float">
            <text:p>1.59449505805969</text:p>
          </table:table-cell>
          <table:table-cell office:value-type="float" office:value="1.64634573459625" calcext:value-type="float">
            <text:p>1.64634573459625</text:p>
          </table:table-cell>
          <table:table-cell office:value-type="float" office:value="1.36361908912659" calcext:value-type="float">
            <text:p>1.36361908912659</text:p>
          </table:table-cell>
          <table:table-cell office:value-type="float" office:value="1.45514464378357" calcext:value-type="float">
            <text:p>1.45514464378357</text:p>
          </table:table-cell>
          <table:table-cell office:value-type="float" office:value="1.52987337112427" calcext:value-type="float">
            <text:p>1.52987337112427</text:p>
          </table:table-cell>
          <table:table-cell office:value-type="float" office:value="1.66145050525665" calcext:value-type="float">
            <text:p>1.66145050525665</text:p>
          </table:table-cell>
          <table:table-cell office:value-type="float" office:value="1.67794716358185" calcext:value-type="float">
            <text:p>1.67794716358185</text:p>
          </table:table-cell>
          <table:table-cell office:value-type="float" office:value="1.60252952575684" calcext:value-type="float">
            <text:p>1.60252952575684</text:p>
          </table:table-cell>
          <table:table-cell office:value-type="float" office:value="1.53654587268829" calcext:value-type="float">
            <text:p>1.53654587268829</text:p>
          </table:table-cell>
          <table:table-cell office:value-type="float" office:value="1.36957824230194" calcext:value-type="float">
            <text:p>1.36957824230194</text:p>
          </table:table-cell>
          <table:table-cell office:value-type="float" office:value="1.43434536457062" calcext:value-type="float">
            <text:p>1.43434536457062</text:p>
          </table:table-cell>
          <table:table-cell office:value-type="float" office:value="1.51614034175873" calcext:value-type="float">
            <text:p>1.51614034175873</text:p>
          </table:table-cell>
          <table:table-cell office:value-type="float" office:value="1.33871173858643" calcext:value-type="float">
            <text:p>1.33871173858643</text:p>
          </table:table-cell>
          <table:table-cell office:value-type="float" office:value="1.57635617256165" calcext:value-type="float">
            <text:p>1.57635617256165</text:p>
          </table:table-cell>
          <table:table-cell office:value-type="float" office:value="1.36749053001404" calcext:value-type="float">
            <text:p>1.36749053001404</text:p>
          </table:table-cell>
          <table:table-cell office:value-type="float" office:value="1.41823208332062" calcext:value-type="float">
            <text:p>1.41823208332062</text:p>
          </table:table-cell>
          <table:table-cell office:value-type="float" office:value="1.45195007324219" calcext:value-type="float">
            <text:p>1.45195007324219</text:p>
          </table:table-cell>
          <table:table-cell office:value-type="float" office:value="1.48685121536255" calcext:value-type="float">
            <text:p>1.48685121536255</text:p>
          </table:table-cell>
          <table:table-cell office:value-type="float" office:value="1.57581877708435" calcext:value-type="float">
            <text:p>1.57581877708435</text:p>
          </table:table-cell>
          <table:table-cell office:value-type="float" office:value="1.03292989730835" calcext:value-type="float">
            <text:p>1.03292989730835</text:p>
          </table:table-cell>
          <table:table-cell office:value-type="float" office:value="1.65217280387878" calcext:value-type="float">
            <text:p>1.65217280387878</text:p>
          </table:table-cell>
          <table:table-cell office:value-type="float" office:value="1.62430644035339" calcext:value-type="float">
            <text:p>1.62430644035339</text:p>
          </table:table-cell>
          <table:table-cell office:value-type="float" office:value="1.64210629463196" calcext:value-type="float">
            <text:p>1.64210629463196</text:p>
          </table:table-cell>
          <table:table-cell office:value-type="float" office:value="1.64578449726105" calcext:value-type="float">
            <text:p>1.64578449726105</text:p>
          </table:table-cell>
          <table:table-cell office:value-type="float" office:value="1.4692702293396" calcext:value-type="float">
            <text:p>1.4692702293396</text:p>
          </table:table-cell>
          <table:table-cell office:value-type="float" office:value="1.56935501098633" calcext:value-type="float">
            <text:p>1.56935501098633</text:p>
          </table:table-cell>
          <table:table-cell office:value-type="float" office:value="1.52363932132721" calcext:value-type="float">
            <text:p>1.52363932132721</text:p>
          </table:table-cell>
          <table:table-cell office:value-type="float" office:value="1.59163355827332" calcext:value-type="float">
            <text:p>1.59163355827332</text:p>
          </table:table-cell>
          <table:table-cell office:value-type="float" office:value="1.37728595733643" calcext:value-type="float">
            <text:p>1.37728595733643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084" calcext:value-type="float">
            <text:p>1.5084</text:p>
          </table:table-cell>
          <table:table-cell office:value-type="float" office:value="1.5207" calcext:value-type="float">
            <text:p>1.5207</text:p>
          </table:table-cell>
          <table:table-cell office:value-type="float" office:value="1.6779" calcext:value-type="float">
            <text:p>1.6779</text:p>
          </table:table-cell>
          <table:table-cell office:value-type="float" office:value="1.0329" calcext:value-type="float">
            <text:p>1.0329</text:p>
          </table:table-cell>
          <table:table-cell office:value-type="float" office:value="1.57624018192291" calcext:value-type="float">
            <text:p>1.57624018192291</text:p>
          </table:table-cell>
          <table:table-cell office:value-type="float" office:value="1.42314600944519" calcext:value-type="float">
            <text:p>1.42314600944519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6374671459198" calcext:value-type="float">
            <text:p>1.6374671459198</text:p>
          </table:table-cell>
          <table:table-cell office:value-type="float" office:value="1.31875312328339" calcext:value-type="float">
            <text:p>1.31875312328339</text:p>
          </table:table-cell>
          <table:table-cell office:value-type="float" office:value="1.24094021320343" calcext:value-type="float">
            <text:p>1.24094021320343</text:p>
          </table:table-cell>
          <table:table-cell office:value-type="float" office:value="1.5303248167038" calcext:value-type="float">
            <text:p>1.5303248167038</text:p>
          </table:table-cell>
          <table:table-cell office:value-type="float" office:value="1.581618309021" calcext:value-type="float">
            <text:p>1.581618309021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60699486732483" calcext:value-type="float">
            <text:p>1.60699486732483</text:p>
          </table:table-cell>
          <table:table-cell office:value-type="float" office:value="1.52074825763702" calcext:value-type="float">
            <text:p>1.52074825763702</text:p>
          </table:table-cell>
          <table:table-cell office:value-type="float" office:value="1.55870521068573" calcext:value-type="float">
            <text:p>1.55870521068573</text:p>
          </table:table-cell>
          <table:table-cell office:value-type="float" office:value="1.57469594478607" calcext:value-type="float">
            <text:p>1.57469594478607</text:p>
          </table:table-cell>
          <table:table-cell office:value-type="float" office:value="1.61101233959198" calcext:value-type="float">
            <text:p>1.61101233959198</text:p>
          </table:table-cell>
          <table:table-cell office:value-type="float" office:value="1.38996076583862" calcext:value-type="float">
            <text:p>1.38996076583862</text:p>
          </table:table-cell>
          <table:table-cell office:value-type="float" office:value="1.4779440164566" calcext:value-type="float">
            <text:p>1.4779440164566</text:p>
          </table:table-cell>
          <table:table-cell office:value-type="float" office:value="1.23764944076538" calcext:value-type="float">
            <text:p>1.23764944076538</text:p>
          </table:table-cell>
          <table:table-cell office:value-type="float" office:value="1.56646513938904" calcext:value-type="float">
            <text:p>1.56646513938904</text:p>
          </table:table-cell>
          <table:table-cell office:value-type="float" office:value="1.58852171897888" calcext:value-type="float">
            <text:p>1.58852171897888</text:p>
          </table:table-cell>
          <table:table-cell office:value-type="float" office:value="1.48425114154816" calcext:value-type="float">
            <text:p>1.48425114154816</text:p>
          </table:table-cell>
          <table:table-cell office:value-type="float" office:value="1.51599562168121" calcext:value-type="float">
            <text:p>1.51599562168121</text:p>
          </table:table-cell>
          <table:table-cell office:value-type="float" office:value="1.52890539169312" calcext:value-type="float">
            <text:p>1.52890539169312</text:p>
          </table:table-cell>
          <table:table-cell office:value-type="float" office:value="1.51562345027924" calcext:value-type="float">
            <text:p>1.51562345027924</text:p>
          </table:table-cell>
          <table:table-cell office:value-type="float" office:value="1.40776669979095" calcext:value-type="float">
            <text:p>1.40776669979095</text:p>
          </table:table-cell>
          <table:table-cell office:value-type="float" office:value="1.50923013687134" calcext:value-type="float">
            <text:p>1.50923013687134</text:p>
          </table:table-cell>
          <table:table-cell office:value-type="float" office:value="1.51691138744354" calcext:value-type="float">
            <text:p>1.51691138744354</text:p>
          </table:table-cell>
          <table:table-cell office:value-type="float" office:value="1.59449505805969" calcext:value-type="float">
            <text:p>1.59449505805969</text:p>
          </table:table-cell>
          <table:table-cell office:value-type="float" office:value="1.64634573459625" calcext:value-type="float">
            <text:p>1.64634573459625</text:p>
          </table:table-cell>
          <table:table-cell office:value-type="float" office:value="1.45514464378357" calcext:value-type="float">
            <text:p>1.45514464378357</text:p>
          </table:table-cell>
          <table:table-cell office:value-type="float" office:value="1.52987337112427" calcext:value-type="float">
            <text:p>1.52987337112427</text:p>
          </table:table-cell>
          <table:table-cell office:value-type="float" office:value="1.44201266765594" calcext:value-type="float">
            <text:p>1.44201266765594</text:p>
          </table:table-cell>
          <table:table-cell office:value-type="float" office:value="1.66145050525665" calcext:value-type="float">
            <text:p>1.66145050525665</text:p>
          </table:table-cell>
          <table:table-cell office:value-type="float" office:value="1.67794716358185" calcext:value-type="float">
            <text:p>1.67794716358185</text:p>
          </table:table-cell>
          <table:table-cell office:value-type="float" office:value="1.60252952575684" calcext:value-type="float">
            <text:p>1.60252952575684</text:p>
          </table:table-cell>
          <table:table-cell office:value-type="float" office:value="1.36957824230194" calcext:value-type="float">
            <text:p>1.36957824230194</text:p>
          </table:table-cell>
          <table:table-cell office:value-type="float" office:value="1.43434536457062" calcext:value-type="float">
            <text:p>1.43434536457062</text:p>
          </table:table-cell>
          <table:table-cell office:value-type="float" office:value="1.43135952949524" calcext:value-type="float">
            <text:p>1.43135952949524</text:p>
          </table:table-cell>
          <table:table-cell office:value-type="float" office:value="1.51614034175873" calcext:value-type="float">
            <text:p>1.51614034175873</text:p>
          </table:table-cell>
          <table:table-cell office:value-type="float" office:value="1.33871173858643" calcext:value-type="float">
            <text:p>1.33871173858643</text:p>
          </table:table-cell>
          <table:table-cell office:value-type="float" office:value="1.57635617256165" calcext:value-type="float">
            <text:p>1.57635617256165</text:p>
          </table:table-cell>
          <table:table-cell office:value-type="float" office:value="1.03292989730835" calcext:value-type="float">
            <text:p>1.03292989730835</text:p>
          </table:table-cell>
          <table:table-cell office:value-type="float" office:value="1.4614030122757" calcext:value-type="float">
            <text:p>1.4614030122757</text:p>
          </table:table-cell>
          <table:table-cell office:value-type="float" office:value="1.65217280387878" calcext:value-type="float">
            <text:p>1.65217280387878</text:p>
          </table:table-cell>
          <table:table-cell office:value-type="float" office:value="1.62430644035339" calcext:value-type="float">
            <text:p>1.62430644035339</text:p>
          </table:table-cell>
          <table:table-cell office:value-type="float" office:value="1.64210629463196" calcext:value-type="float">
            <text:p>1.64210629463196</text:p>
          </table:table-cell>
          <table:table-cell office:value-type="float" office:value="1.46210193634033" calcext:value-type="float">
            <text:p>1.46210193634033</text:p>
          </table:table-cell>
          <table:table-cell office:value-type="float" office:value="1.64578449726105" calcext:value-type="float">
            <text:p>1.64578449726105</text:p>
          </table:table-cell>
          <table:table-cell office:value-type="float" office:value="1.4692702293396" calcext:value-type="float">
            <text:p>1.4692702293396</text:p>
          </table:table-cell>
          <table:table-cell office:value-type="float" office:value="1.56935501098633" calcext:value-type="float">
            <text:p>1.56935501098633</text:p>
          </table:table-cell>
          <table:table-cell office:value-type="float" office:value="1.51210105419159" calcext:value-type="float">
            <text:p>1.51210105419159</text:p>
          </table:table-cell>
          <table:table-cell office:value-type="float" office:value="1.48550343513489" calcext:value-type="float">
            <text:p>1.48550343513489</text:p>
          </table:table-cell>
          <table:table-cell office:value-type="float" office:value="1.54967141151428" calcext:value-type="float">
            <text:p>1.54967141151428</text:p>
          </table:table-cell>
          <table:table-cell office:value-type="float" office:value="1.52363932132721" calcext:value-type="float">
            <text:p>1.52363932132721</text:p>
          </table:table-cell>
          <table:table-cell office:value-type="float" office:value="1.59163355827332" calcext:value-type="float">
            <text:p>1.59163355827332</text:p>
          </table:table-cell>
          <table:table-cell office:value-type="float" office:value="1.37728595733643" calcext:value-type="float">
            <text:p>1.37728595733643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039" calcext:value-type="float">
            <text:p>1.5039</text:p>
          </table:table-cell>
          <table:table-cell office:value-type="float" office:value="1.5207" calcext:value-type="float">
            <text:p>1.5207</text:p>
          </table:table-cell>
          <table:table-cell office:value-type="float" office:value="1.6988" calcext:value-type="float">
            <text:p>1.6988</text:p>
          </table:table-cell>
          <table:table-cell office:value-type="float" office:value="1.0329" calcext:value-type="float">
            <text:p>1.0329</text:p>
          </table:table-cell>
          <table:table-cell office:value-type="float" office:value="1.55870521068573" calcext:value-type="float">
            <text:p>1.55870521068573</text:p>
          </table:table-cell>
          <table:table-cell office:value-type="float" office:value="1.52074825763702" calcext:value-type="float">
            <text:p>1.52074825763702</text:p>
          </table:table-cell>
          <table:table-cell office:value-type="float" office:value="1.55431473255157" calcext:value-type="float">
            <text:p>1.55431473255157</text:p>
          </table:table-cell>
          <table:table-cell office:value-type="float" office:value="1.61101233959198" calcext:value-type="float">
            <text:p>1.61101233959198</text:p>
          </table:table-cell>
          <table:table-cell office:value-type="float" office:value="1.38996076583862" calcext:value-type="float">
            <text:p>1.38996076583862</text:p>
          </table:table-cell>
          <table:table-cell office:value-type="float" office:value="1.4779440164566" calcext:value-type="float">
            <text:p>1.4779440164566</text:p>
          </table:table-cell>
          <table:table-cell office:value-type="float" office:value="1.23764944076538" calcext:value-type="float">
            <text:p>1.23764944076538</text:p>
          </table:table-cell>
          <table:table-cell office:value-type="float" office:value="1.56646513938904" calcext:value-type="float">
            <text:p>1.56646513938904</text:p>
          </table:table-cell>
          <table:table-cell office:value-type="float" office:value="1.36845791339874" calcext:value-type="float">
            <text:p>1.36845791339874</text:p>
          </table:table-cell>
          <table:table-cell office:value-type="float" office:value="1.58852171897888" calcext:value-type="float">
            <text:p>1.58852171897888</text:p>
          </table:table-cell>
          <table:table-cell office:value-type="float" office:value="1.48425114154816" calcext:value-type="float">
            <text:p>1.48425114154816</text:p>
          </table:table-cell>
          <table:table-cell office:value-type="float" office:value="1.54942452907562" calcext:value-type="float">
            <text:p>1.54942452907562</text:p>
          </table:table-cell>
          <table:table-cell office:value-type="float" office:value="1.45514464378357" calcext:value-type="float">
            <text:p>1.45514464378357</text:p>
          </table:table-cell>
          <table:table-cell office:value-type="float" office:value="1.52987337112427" calcext:value-type="float">
            <text:p>1.52987337112427</text:p>
          </table:table-cell>
          <table:table-cell office:value-type="float" office:value="1.44201266765594" calcext:value-type="float">
            <text:p>1.44201266765594</text:p>
          </table:table-cell>
          <table:table-cell office:value-type="float" office:value="1.66145050525665" calcext:value-type="float">
            <text:p>1.66145050525665</text:p>
          </table:table-cell>
          <table:table-cell office:value-type="float" office:value="1.67794716358185" calcext:value-type="float">
            <text:p>1.67794716358185</text:p>
          </table:table-cell>
          <table:table-cell office:value-type="float" office:value="1.39679849147797" calcext:value-type="float">
            <text:p>1.39679849147797</text:p>
          </table:table-cell>
          <table:table-cell office:value-type="float" office:value="1.60252952575684" calcext:value-type="float">
            <text:p>1.60252952575684</text:p>
          </table:table-cell>
          <table:table-cell office:value-type="float" office:value="1.50162577629089" calcext:value-type="float">
            <text:p>1.50162577629089</text:p>
          </table:table-cell>
          <table:table-cell office:value-type="float" office:value="1.52890539169312" calcext:value-type="float">
            <text:p>1.52890539169312</text:p>
          </table:table-cell>
          <table:table-cell office:value-type="float" office:value="1.51562345027924" calcext:value-type="float">
            <text:p>1.51562345027924</text:p>
          </table:table-cell>
          <table:table-cell office:value-type="float" office:value="1.40776669979095" calcext:value-type="float">
            <text:p>1.40776669979095</text:p>
          </table:table-cell>
          <table:table-cell office:value-type="float" office:value="1.50923013687134" calcext:value-type="float">
            <text:p>1.50923013687134</text:p>
          </table:table-cell>
          <table:table-cell office:value-type="float" office:value="1.51691138744354" calcext:value-type="float">
            <text:p>1.51691138744354</text:p>
          </table:table-cell>
          <table:table-cell office:value-type="float" office:value="1.52611923217773" calcext:value-type="float">
            <text:p>1.52611923217773</text:p>
          </table:table-cell>
          <table:table-cell office:value-type="float" office:value="1.59449505805969" calcext:value-type="float">
            <text:p>1.59449505805969</text:p>
          </table:table-cell>
          <table:table-cell office:value-type="float" office:value="1.50958693027496" calcext:value-type="float">
            <text:p>1.50958693027496</text:p>
          </table:table-cell>
          <table:table-cell office:value-type="float" office:value="1.64426946640015" calcext:value-type="float">
            <text:p>1.64426946640015</text:p>
          </table:table-cell>
          <table:table-cell office:value-type="float" office:value="1.48801898956299" calcext:value-type="float">
            <text:p>1.48801898956299</text:p>
          </table:table-cell>
          <table:table-cell office:value-type="float" office:value="1.52182722091675" calcext:value-type="float">
            <text:p>1.52182722091675</text:p>
          </table:table-cell>
          <table:table-cell office:value-type="float" office:value="1.49419724941254" calcext:value-type="float">
            <text:p>1.49419724941254</text:p>
          </table:table-cell>
          <table:table-cell office:value-type="float" office:value="1.45820832252502" calcext:value-type="float">
            <text:p>1.45820832252502</text:p>
          </table:table-cell>
          <table:table-cell office:value-type="float" office:value="1.62457180023193" calcext:value-type="float">
            <text:p>1.62457180023193</text:p>
          </table:table-cell>
          <table:table-cell office:value-type="float" office:value="1.03292989730835" calcext:value-type="float">
            <text:p>1.03292989730835</text:p>
          </table:table-cell>
          <table:table-cell office:value-type="float" office:value="1.4614030122757" calcext:value-type="float">
            <text:p>1.4614030122757</text:p>
          </table:table-cell>
          <table:table-cell office:value-type="float" office:value="1.65217280387878" calcext:value-type="float">
            <text:p>1.65217280387878</text:p>
          </table:table-cell>
          <table:table-cell office:value-type="float" office:value="1.62430644035339" calcext:value-type="float">
            <text:p>1.62430644035339</text:p>
          </table:table-cell>
          <table:table-cell office:value-type="float" office:value="1.20136308670044" calcext:value-type="float">
            <text:p>1.20136308670044</text:p>
          </table:table-cell>
          <table:table-cell office:value-type="float" office:value="1.64210629463196" calcext:value-type="float">
            <text:p>1.64210629463196</text:p>
          </table:table-cell>
          <table:table-cell office:value-type="float" office:value="1.46210193634033" calcext:value-type="float">
            <text:p>1.46210193634033</text:p>
          </table:table-cell>
          <table:table-cell office:value-type="float" office:value="1.64578449726105" calcext:value-type="float">
            <text:p>1.64578449726105</text:p>
          </table:table-cell>
          <table:table-cell office:value-type="float" office:value="1.4692702293396" calcext:value-type="float">
            <text:p>1.4692702293396</text:p>
          </table:table-cell>
          <table:table-cell office:value-type="float" office:value="1.15656995773315" calcext:value-type="float">
            <text:p>1.15656995773315</text:p>
          </table:table-cell>
          <table:table-cell office:value-type="float" office:value="1.56935501098633" calcext:value-type="float">
            <text:p>1.56935501098633</text:p>
          </table:table-cell>
          <table:table-cell office:value-type="float" office:value="1.51210105419159" calcext:value-type="float">
            <text:p>1.51210105419159</text:p>
          </table:table-cell>
          <table:table-cell office:value-type="float" office:value="1.48550343513489" calcext:value-type="float">
            <text:p>1.48550343513489</text:p>
          </table:table-cell>
          <table:table-cell office:value-type="float" office:value="1.41127288341522" calcext:value-type="float">
            <text:p>1.41127288341522</text:p>
          </table:table-cell>
          <table:table-cell office:value-type="float" office:value="1.54967141151428" calcext:value-type="float">
            <text:p>1.54967141151428</text:p>
          </table:table-cell>
          <table:table-cell office:value-type="float" office:value="1.52363932132721" calcext:value-type="float">
            <text:p>1.52363932132721</text:p>
          </table:table-cell>
          <table:table-cell office:value-type="float" office:value="1.55472993850708" calcext:value-type="float">
            <text:p>1.55472993850708</text:p>
          </table:table-cell>
          <table:table-cell office:value-type="float" office:value="1.59163355827332" calcext:value-type="float">
            <text:p>1.59163355827332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37728595733643" calcext:value-type="float">
            <text:p>1.37728595733643</text:p>
          </table:table-cell>
          <table:table-cell office:value-type="float" office:value="1.69883835315704" calcext:value-type="float">
            <text:p>1.69883835315704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084" calcext:value-type="float">
            <text:p>1.5084</text:p>
          </table:table-cell>
          <table:table-cell office:value-type="float" office:value="1.5207" calcext:value-type="float">
            <text:p>1.5207</text:p>
          </table:table-cell>
          <table:table-cell office:value-type="float" office:value="1.6779" calcext:value-type="float">
            <text:p>1.6779</text:p>
          </table:table-cell>
          <table:table-cell office:value-type="float" office:value="1.0329" calcext:value-type="float">
            <text:p>1.0329</text:p>
          </table:table-cell>
          <table:table-cell office:value-type="float" office:value="1.57624018192291" calcext:value-type="float">
            <text:p>1.57624018192291</text:p>
          </table:table-cell>
          <table:table-cell office:value-type="float" office:value="1.42314600944519" calcext:value-type="float">
            <text:p>1.42314600944519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6374671459198" calcext:value-type="float">
            <text:p>1.6374671459198</text:p>
          </table:table-cell>
          <table:table-cell office:value-type="float" office:value="1.31875312328339" calcext:value-type="float">
            <text:p>1.31875312328339</text:p>
          </table:table-cell>
          <table:table-cell office:value-type="float" office:value="1.24094021320343" calcext:value-type="float">
            <text:p>1.24094021320343</text:p>
          </table:table-cell>
          <table:table-cell office:value-type="float" office:value="1.5303248167038" calcext:value-type="float">
            <text:p>1.5303248167038</text:p>
          </table:table-cell>
          <table:table-cell office:value-type="float" office:value="1.581618309021" calcext:value-type="float">
            <text:p>1.581618309021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60699486732483" calcext:value-type="float">
            <text:p>1.60699486732483</text:p>
          </table:table-cell>
          <table:table-cell office:value-type="float" office:value="1.52074825763702" calcext:value-type="float">
            <text:p>1.52074825763702</text:p>
          </table:table-cell>
          <table:table-cell office:value-type="float" office:value="1.55870521068573" calcext:value-type="float">
            <text:p>1.55870521068573</text:p>
          </table:table-cell>
          <table:table-cell office:value-type="float" office:value="1.57469594478607" calcext:value-type="float">
            <text:p>1.57469594478607</text:p>
          </table:table-cell>
          <table:table-cell office:value-type="float" office:value="1.61101233959198" calcext:value-type="float">
            <text:p>1.61101233959198</text:p>
          </table:table-cell>
          <table:table-cell office:value-type="float" office:value="1.38996076583862" calcext:value-type="float">
            <text:p>1.38996076583862</text:p>
          </table:table-cell>
          <table:table-cell office:value-type="float" office:value="1.4779440164566" calcext:value-type="float">
            <text:p>1.4779440164566</text:p>
          </table:table-cell>
          <table:table-cell office:value-type="float" office:value="1.23764944076538" calcext:value-type="float">
            <text:p>1.23764944076538</text:p>
          </table:table-cell>
          <table:table-cell office:value-type="float" office:value="1.56646513938904" calcext:value-type="float">
            <text:p>1.56646513938904</text:p>
          </table:table-cell>
          <table:table-cell office:value-type="float" office:value="1.58852171897888" calcext:value-type="float">
            <text:p>1.58852171897888</text:p>
          </table:table-cell>
          <table:table-cell office:value-type="float" office:value="1.48425114154816" calcext:value-type="float">
            <text:p>1.48425114154816</text:p>
          </table:table-cell>
          <table:table-cell office:value-type="float" office:value="1.51599562168121" calcext:value-type="float">
            <text:p>1.51599562168121</text:p>
          </table:table-cell>
          <table:table-cell office:value-type="float" office:value="1.52890539169312" calcext:value-type="float">
            <text:p>1.52890539169312</text:p>
          </table:table-cell>
          <table:table-cell office:value-type="float" office:value="1.51562345027924" calcext:value-type="float">
            <text:p>1.51562345027924</text:p>
          </table:table-cell>
          <table:table-cell office:value-type="float" office:value="1.40776669979095" calcext:value-type="float">
            <text:p>1.40776669979095</text:p>
          </table:table-cell>
          <table:table-cell office:value-type="float" office:value="1.50923013687134" calcext:value-type="float">
            <text:p>1.50923013687134</text:p>
          </table:table-cell>
          <table:table-cell office:value-type="float" office:value="1.51691138744354" calcext:value-type="float">
            <text:p>1.51691138744354</text:p>
          </table:table-cell>
          <table:table-cell office:value-type="float" office:value="1.59449505805969" calcext:value-type="float">
            <text:p>1.59449505805969</text:p>
          </table:table-cell>
          <table:table-cell office:value-type="float" office:value="1.64634573459625" calcext:value-type="float">
            <text:p>1.64634573459625</text:p>
          </table:table-cell>
          <table:table-cell office:value-type="float" office:value="1.45514464378357" calcext:value-type="float">
            <text:p>1.45514464378357</text:p>
          </table:table-cell>
          <table:table-cell office:value-type="float" office:value="1.52987337112427" calcext:value-type="float">
            <text:p>1.52987337112427</text:p>
          </table:table-cell>
          <table:table-cell office:value-type="float" office:value="1.44201266765594" calcext:value-type="float">
            <text:p>1.44201266765594</text:p>
          </table:table-cell>
          <table:table-cell office:value-type="float" office:value="1.66145050525665" calcext:value-type="float">
            <text:p>1.66145050525665</text:p>
          </table:table-cell>
          <table:table-cell office:value-type="float" office:value="1.67794716358185" calcext:value-type="float">
            <text:p>1.67794716358185</text:p>
          </table:table-cell>
          <table:table-cell office:value-type="float" office:value="1.60252952575684" calcext:value-type="float">
            <text:p>1.60252952575684</text:p>
          </table:table-cell>
          <table:table-cell office:value-type="float" office:value="1.36957824230194" calcext:value-type="float">
            <text:p>1.36957824230194</text:p>
          </table:table-cell>
          <table:table-cell office:value-type="float" office:value="1.43434536457062" calcext:value-type="float">
            <text:p>1.43434536457062</text:p>
          </table:table-cell>
          <table:table-cell office:value-type="float" office:value="1.43135952949524" calcext:value-type="float">
            <text:p>1.43135952949524</text:p>
          </table:table-cell>
          <table:table-cell office:value-type="float" office:value="1.51614034175873" calcext:value-type="float">
            <text:p>1.51614034175873</text:p>
          </table:table-cell>
          <table:table-cell office:value-type="float" office:value="1.33871173858643" calcext:value-type="float">
            <text:p>1.33871173858643</text:p>
          </table:table-cell>
          <table:table-cell office:value-type="float" office:value="1.57635617256165" calcext:value-type="float">
            <text:p>1.57635617256165</text:p>
          </table:table-cell>
          <table:table-cell office:value-type="float" office:value="1.03292989730835" calcext:value-type="float">
            <text:p>1.03292989730835</text:p>
          </table:table-cell>
          <table:table-cell office:value-type="float" office:value="1.4614030122757" calcext:value-type="float">
            <text:p>1.4614030122757</text:p>
          </table:table-cell>
          <table:table-cell office:value-type="float" office:value="1.65217280387878" calcext:value-type="float">
            <text:p>1.65217280387878</text:p>
          </table:table-cell>
          <table:table-cell office:value-type="float" office:value="1.62430644035339" calcext:value-type="float">
            <text:p>1.62430644035339</text:p>
          </table:table-cell>
          <table:table-cell office:value-type="float" office:value="1.64210629463196" calcext:value-type="float">
            <text:p>1.64210629463196</text:p>
          </table:table-cell>
          <table:table-cell office:value-type="float" office:value="1.46210193634033" calcext:value-type="float">
            <text:p>1.46210193634033</text:p>
          </table:table-cell>
          <table:table-cell office:value-type="float" office:value="1.64578449726105" calcext:value-type="float">
            <text:p>1.64578449726105</text:p>
          </table:table-cell>
          <table:table-cell office:value-type="float" office:value="1.4692702293396" calcext:value-type="float">
            <text:p>1.4692702293396</text:p>
          </table:table-cell>
          <table:table-cell office:value-type="float" office:value="1.56935501098633" calcext:value-type="float">
            <text:p>1.56935501098633</text:p>
          </table:table-cell>
          <table:table-cell office:value-type="float" office:value="1.51210105419159" calcext:value-type="float">
            <text:p>1.51210105419159</text:p>
          </table:table-cell>
          <table:table-cell office:value-type="float" office:value="1.48550343513489" calcext:value-type="float">
            <text:p>1.48550343513489</text:p>
          </table:table-cell>
          <table:table-cell office:value-type="float" office:value="1.54967141151428" calcext:value-type="float">
            <text:p>1.54967141151428</text:p>
          </table:table-cell>
          <table:table-cell office:value-type="float" office:value="1.52363932132721" calcext:value-type="float">
            <text:p>1.52363932132721</text:p>
          </table:table-cell>
          <table:table-cell office:value-type="float" office:value="1.59163355827332" calcext:value-type="float">
            <text:p>1.59163355827332</text:p>
          </table:table-cell>
          <table:table-cell office:value-type="float" office:value="1.37728595733643" calcext:value-type="float">
            <text:p>1.37728595733643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782" calcext:value-type="float">
            <text:p>1.4782</text:p>
          </table:table-cell>
          <table:table-cell office:value-type="float" office:value="1.4622" calcext:value-type="float">
            <text:p>1.4622</text:p>
          </table:table-cell>
          <table:table-cell office:value-type="float" office:value="1.8489" calcext:value-type="float">
            <text:p>1.8489</text:p>
          </table:table-cell>
          <table:table-cell office:value-type="float" office:value="1.2808" calcext:value-type="float">
            <text:p>1.2808</text:p>
          </table:table-cell>
          <table:table-cell office:value-type="float" office:value="1.43817627429962" calcext:value-type="float">
            <text:p>1.43817627429962</text:p>
          </table:table-cell>
          <table:table-cell office:value-type="float" office:value="1.43184781074524" calcext:value-type="float">
            <text:p>1.43184781074524</text:p>
          </table:table-cell>
          <table:table-cell office:value-type="float" office:value="1.63633143901825" calcext:value-type="float">
            <text:p>1.63633143901825</text:p>
          </table:table-cell>
          <table:table-cell office:value-type="float" office:value="1.55114662647247" calcext:value-type="float">
            <text:p>1.5511466264724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2184567451477" calcext:value-type="float">
            <text:p>1.42184567451477</text:p>
          </table:table-cell>
          <table:table-cell office:value-type="float" office:value="1.46306884288788" calcext:value-type="float">
            <text:p>1.46306884288788</text:p>
          </table:table-cell>
          <table:table-cell office:value-type="float" office:value="1.46131467819214" calcext:value-type="float">
            <text:p>1.46131467819214</text:p>
          </table:table-cell>
          <table:table-cell office:value-type="float" office:value="1.45495581626892" calcext:value-type="float">
            <text:p>1.45495581626892</text:p>
          </table:table-cell>
          <table:table-cell office:value-type="float" office:value="1.56412708759308" calcext:value-type="float">
            <text:p>1.56412708759308</text:p>
          </table:table-cell>
          <table:table-cell office:value-type="float" office:value="1.35906004905701" calcext:value-type="float">
            <text:p>1.35906004905701</text:p>
          </table:table-cell>
          <table:table-cell office:value-type="float" office:value="1.51018881797791" calcext:value-type="float">
            <text:p>1.51018881797791</text:p>
          </table:table-cell>
          <table:table-cell office:value-type="float" office:value="1.30286347866058" calcext:value-type="float">
            <text:p>1.30286347866058</text:p>
          </table:table-cell>
          <table:table-cell office:value-type="float" office:value="1.46416592597961" calcext:value-type="float">
            <text:p>1.46416592597961</text:p>
          </table:table-cell>
          <table:table-cell office:value-type="float" office:value="1.49125468730927" calcext:value-type="float">
            <text:p>1.49125468730927</text:p>
          </table:table-cell>
          <table:table-cell office:value-type="float" office:value="1.33140182495117" calcext:value-type="float">
            <text:p>1.33140182495117</text:p>
          </table:table-cell>
          <table:table-cell office:value-type="float" office:value="1.43902480602264" calcext:value-type="float">
            <text:p>1.43902480602264</text:p>
          </table:table-cell>
          <table:table-cell office:value-type="float" office:value="1.84887433052063" calcext:value-type="float">
            <text:p>1.84887433052063</text:p>
          </table:table-cell>
          <table:table-cell office:value-type="float" office:value="1.28703784942627" calcext:value-type="float">
            <text:p>1.28703784942627</text:p>
          </table:table-cell>
          <table:table-cell office:value-type="float" office:value="1.6309118270874" calcext:value-type="float">
            <text:p>1.6309118270874</text:p>
          </table:table-cell>
          <table:table-cell office:value-type="float" office:value="1.47664308547974" calcext:value-type="float">
            <text:p>1.47664308547974</text:p>
          </table:table-cell>
          <table:table-cell office:value-type="float" office:value="1.55541610717773" calcext:value-type="float">
            <text:p>1.55541610717773</text:p>
          </table:table-cell>
          <table:table-cell office:value-type="float" office:value="1.63304543495178" calcext:value-type="float">
            <text:p>1.63304543495178</text:p>
          </table:table-cell>
          <table:table-cell office:value-type="float" office:value="1.31353569030762" calcext:value-type="float">
            <text:p>1.31353569030762</text:p>
          </table:table-cell>
          <table:table-cell office:value-type="float" office:value="1.6396951675415" calcext:value-type="float">
            <text:p>1.6396951675415</text:p>
          </table:table-cell>
          <table:table-cell office:value-type="float" office:value="1.56899404525757" calcext:value-type="float">
            <text:p>1.56899404525757</text:p>
          </table:table-cell>
          <table:table-cell office:value-type="float" office:value="1.620849609375" calcext:value-type="float">
            <text:p>1.620849609375</text:p>
          </table:table-cell>
          <table:table-cell office:value-type="float" office:value="1.28078615665436" calcext:value-type="float">
            <text:p>1.28078615665436</text:p>
          </table:table-cell>
          <table:table-cell office:value-type="float" office:value="1.31385183334351" calcext:value-type="float">
            <text:p>1.31385183334351</text:p>
          </table:table-cell>
          <table:table-cell office:value-type="float" office:value="1.44843935966492" calcext:value-type="float">
            <text:p>1.44843935966492</text:p>
          </table:table-cell>
          <table:table-cell office:value-type="float" office:value="1.58298635482788" calcext:value-type="float">
            <text:p>1.58298635482788</text:p>
          </table:table-cell>
          <table:table-cell office:value-type="float" office:value="1.54562675952911" calcext:value-type="float">
            <text:p>1.54562675952911</text:p>
          </table:table-cell>
          <table:table-cell office:value-type="float" office:value="1.56339931488037" calcext:value-type="float">
            <text:p>1.56339931488037</text:p>
          </table:table-cell>
          <table:table-cell office:value-type="float" office:value="1.41275238990784" calcext:value-type="float">
            <text:p>1.41275238990784</text:p>
          </table:table-cell>
          <table:table-cell office:value-type="float" office:value="1.40859758853912" calcext:value-type="float">
            <text:p>1.40859758853912</text:p>
          </table:table-cell>
          <table:table-cell office:value-type="float" office:value="1.31252431869507" calcext:value-type="float">
            <text:p>1.31252431869507</text:p>
          </table:table-cell>
          <table:table-cell table:number-columns-repeated="13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782" calcext:value-type="float">
            <text:p>1.4782</text:p>
          </table:table-cell>
          <table:table-cell office:value-type="float" office:value="1.4622" calcext:value-type="float">
            <text:p>1.4622</text:p>
          </table:table-cell>
          <table:table-cell office:value-type="float" office:value="1.8489" calcext:value-type="float">
            <text:p>1.8489</text:p>
          </table:table-cell>
          <table:table-cell office:value-type="float" office:value="1.2808" calcext:value-type="float">
            <text:p>1.2808</text:p>
          </table:table-cell>
          <table:table-cell office:value-type="float" office:value="1.43817627429962" calcext:value-type="float">
            <text:p>1.43817627429962</text:p>
          </table:table-cell>
          <table:table-cell office:value-type="float" office:value="1.43184781074524" calcext:value-type="float">
            <text:p>1.43184781074524</text:p>
          </table:table-cell>
          <table:table-cell office:value-type="float" office:value="1.63633143901825" calcext:value-type="float">
            <text:p>1.63633143901825</text:p>
          </table:table-cell>
          <table:table-cell office:value-type="float" office:value="1.55114662647247" calcext:value-type="float">
            <text:p>1.5511466264724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2184567451477" calcext:value-type="float">
            <text:p>1.42184567451477</text:p>
          </table:table-cell>
          <table:table-cell office:value-type="float" office:value="1.46306884288788" calcext:value-type="float">
            <text:p>1.46306884288788</text:p>
          </table:table-cell>
          <table:table-cell office:value-type="float" office:value="1.46131467819214" calcext:value-type="float">
            <text:p>1.46131467819214</text:p>
          </table:table-cell>
          <table:table-cell office:value-type="float" office:value="1.45495581626892" calcext:value-type="float">
            <text:p>1.45495581626892</text:p>
          </table:table-cell>
          <table:table-cell office:value-type="float" office:value="1.56412708759308" calcext:value-type="float">
            <text:p>1.56412708759308</text:p>
          </table:table-cell>
          <table:table-cell office:value-type="float" office:value="1.35906004905701" calcext:value-type="float">
            <text:p>1.35906004905701</text:p>
          </table:table-cell>
          <table:table-cell office:value-type="float" office:value="1.51018881797791" calcext:value-type="float">
            <text:p>1.51018881797791</text:p>
          </table:table-cell>
          <table:table-cell office:value-type="float" office:value="1.30286347866058" calcext:value-type="float">
            <text:p>1.30286347866058</text:p>
          </table:table-cell>
          <table:table-cell office:value-type="float" office:value="1.46416592597961" calcext:value-type="float">
            <text:p>1.46416592597961</text:p>
          </table:table-cell>
          <table:table-cell office:value-type="float" office:value="1.49125468730927" calcext:value-type="float">
            <text:p>1.49125468730927</text:p>
          </table:table-cell>
          <table:table-cell office:value-type="float" office:value="1.33140182495117" calcext:value-type="float">
            <text:p>1.33140182495117</text:p>
          </table:table-cell>
          <table:table-cell office:value-type="float" office:value="1.43902480602264" calcext:value-type="float">
            <text:p>1.43902480602264</text:p>
          </table:table-cell>
          <table:table-cell office:value-type="float" office:value="1.84887433052063" calcext:value-type="float">
            <text:p>1.84887433052063</text:p>
          </table:table-cell>
          <table:table-cell office:value-type="float" office:value="1.28703784942627" calcext:value-type="float">
            <text:p>1.28703784942627</text:p>
          </table:table-cell>
          <table:table-cell office:value-type="float" office:value="1.6309118270874" calcext:value-type="float">
            <text:p>1.6309118270874</text:p>
          </table:table-cell>
          <table:table-cell office:value-type="float" office:value="1.47664308547974" calcext:value-type="float">
            <text:p>1.47664308547974</text:p>
          </table:table-cell>
          <table:table-cell office:value-type="float" office:value="1.55541610717773" calcext:value-type="float">
            <text:p>1.55541610717773</text:p>
          </table:table-cell>
          <table:table-cell office:value-type="float" office:value="1.63304543495178" calcext:value-type="float">
            <text:p>1.63304543495178</text:p>
          </table:table-cell>
          <table:table-cell office:value-type="float" office:value="1.31353569030762" calcext:value-type="float">
            <text:p>1.31353569030762</text:p>
          </table:table-cell>
          <table:table-cell office:value-type="float" office:value="1.6396951675415" calcext:value-type="float">
            <text:p>1.6396951675415</text:p>
          </table:table-cell>
          <table:table-cell office:value-type="float" office:value="1.56899404525757" calcext:value-type="float">
            <text:p>1.56899404525757</text:p>
          </table:table-cell>
          <table:table-cell office:value-type="float" office:value="1.620849609375" calcext:value-type="float">
            <text:p>1.620849609375</text:p>
          </table:table-cell>
          <table:table-cell office:value-type="float" office:value="1.28078615665436" calcext:value-type="float">
            <text:p>1.28078615665436</text:p>
          </table:table-cell>
          <table:table-cell office:value-type="float" office:value="1.31385183334351" calcext:value-type="float">
            <text:p>1.31385183334351</text:p>
          </table:table-cell>
          <table:table-cell office:value-type="float" office:value="1.44843935966492" calcext:value-type="float">
            <text:p>1.44843935966492</text:p>
          </table:table-cell>
          <table:table-cell office:value-type="float" office:value="1.58298635482788" calcext:value-type="float">
            <text:p>1.58298635482788</text:p>
          </table:table-cell>
          <table:table-cell office:value-type="float" office:value="1.54562675952911" calcext:value-type="float">
            <text:p>1.54562675952911</text:p>
          </table:table-cell>
          <table:table-cell office:value-type="float" office:value="1.56339931488037" calcext:value-type="float">
            <text:p>1.56339931488037</text:p>
          </table:table-cell>
          <table:table-cell office:value-type="float" office:value="1.41275238990784" calcext:value-type="float">
            <text:p>1.41275238990784</text:p>
          </table:table-cell>
          <table:table-cell office:value-type="float" office:value="1.40859758853912" calcext:value-type="float">
            <text:p>1.40859758853912</text:p>
          </table:table-cell>
          <table:table-cell office:value-type="float" office:value="1.31252431869507" calcext:value-type="float">
            <text:p>1.31252431869507</text:p>
          </table:table-cell>
          <table:table-cell table:number-columns-repeated="13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791" calcext:value-type="float">
            <text:p>1.4791</text:p>
          </table:table-cell>
          <table:table-cell office:value-type="float" office:value="1.4762" calcext:value-type="float">
            <text:p>1.4762</text:p>
          </table:table-cell>
          <table:table-cell office:value-type="float" office:value="1.6397" calcext:value-type="float">
            <text:p>1.6397</text:p>
          </table:table-cell>
          <table:table-cell office:value-type="float" office:value="1.2808" calcext:value-type="float">
            <text:p>1.2808</text:p>
          </table:table-cell>
          <table:table-cell office:value-type="float" office:value="1.30286347866058" calcext:value-type="float">
            <text:p>1.30286347866058</text:p>
          </table:table-cell>
          <table:table-cell office:value-type="float" office:value="1.31353569030762" calcext:value-type="float">
            <text:p>1.31353569030762</text:p>
          </table:table-cell>
          <table:table-cell office:value-type="float" office:value="1.28078615665436" calcext:value-type="float">
            <text:p>1.28078615665436</text:p>
          </table:table-cell>
          <table:table-cell office:value-type="float" office:value="1.58298635482788" calcext:value-type="float">
            <text:p>1.58298635482788</text:p>
          </table:table-cell>
          <table:table-cell office:value-type="float" office:value="1.47910726070404" calcext:value-type="float">
            <text:p>1.47910726070404</text:p>
          </table:table-cell>
          <table:table-cell office:value-type="float" office:value="1.41275238990784" calcext:value-type="float">
            <text:p>1.41275238990784</text:p>
          </table:table-cell>
          <table:table-cell office:value-type="float" office:value="1.40859758853912" calcext:value-type="float">
            <text:p>1.40859758853912</text:p>
          </table:table-cell>
          <table:table-cell office:value-type="float" office:value="1.42184567451477" calcext:value-type="float">
            <text:p>1.42184567451477</text:p>
          </table:table-cell>
          <table:table-cell office:value-type="float" office:value="1.56412708759308" calcext:value-type="float">
            <text:p>1.56412708759308</text:p>
          </table:table-cell>
          <table:table-cell office:value-type="float" office:value="1.35906004905701" calcext:value-type="float">
            <text:p>1.35906004905701</text:p>
          </table:table-cell>
          <table:table-cell office:value-type="float" office:value="1.51018881797791" calcext:value-type="float">
            <text:p>1.51018881797791</text:p>
          </table:table-cell>
          <table:table-cell office:value-type="float" office:value="1.36486923694611" calcext:value-type="float">
            <text:p>1.36486923694611</text:p>
          </table:table-cell>
          <table:table-cell office:value-type="float" office:value="1.46416592597961" calcext:value-type="float">
            <text:p>1.46416592597961</text:p>
          </table:table-cell>
          <table:table-cell office:value-type="float" office:value="1.49125468730927" calcext:value-type="float">
            <text:p>1.49125468730927</text:p>
          </table:table-cell>
          <table:table-cell office:value-type="float" office:value="1.43817627429962" calcext:value-type="float">
            <text:p>1.43817627429962</text:p>
          </table:table-cell>
          <table:table-cell office:value-type="float" office:value="1.55541610717773" calcext:value-type="float">
            <text:p>1.55541610717773</text:p>
          </table:table-cell>
          <table:table-cell office:value-type="float" office:value="1.63304543495178" calcext:value-type="float">
            <text:p>1.63304543495178</text:p>
          </table:table-cell>
          <table:table-cell office:value-type="float" office:value="1.60496771335602" calcext:value-type="float">
            <text:p>1.60496771335602</text:p>
          </table:table-cell>
          <table:table-cell office:value-type="float" office:value="1.6396951675415" calcext:value-type="float">
            <text:p>1.6396951675415</text:p>
          </table:table-cell>
          <table:table-cell office:value-type="float" office:value="1.56899404525757" calcext:value-type="float">
            <text:p>1.56899404525757</text:p>
          </table:table-cell>
          <table:table-cell office:value-type="float" office:value="1.63633143901825" calcext:value-type="float">
            <text:p>1.63633143901825</text:p>
          </table:table-cell>
          <table:table-cell office:value-type="float" office:value="1.620849609375" calcext:value-type="float">
            <text:p>1.620849609375</text:p>
          </table:table-cell>
          <table:table-cell office:value-type="float" office:value="1.47329688072205" calcext:value-type="float">
            <text:p>1.47329688072205</text:p>
          </table:table-cell>
          <table:table-cell office:value-type="float" office:value="1.31385183334351" calcext:value-type="float">
            <text:p>1.31385183334351</text:p>
          </table:table-cell>
          <table:table-cell office:value-type="float" office:value="1.44843935966492" calcext:value-type="float">
            <text:p>1.44843935966492</text:p>
          </table:table-cell>
          <table:table-cell office:value-type="float" office:value="1.55114662647247" calcext:value-type="float">
            <text:p>1.55114662647247</text:p>
          </table:table-cell>
          <table:table-cell office:value-type="float" office:value="1.63391590118408" calcext:value-type="float">
            <text:p>1.63391590118408</text:p>
          </table:table-cell>
          <table:table-cell office:value-type="float" office:value="1.54562675952911" calcext:value-type="float">
            <text:p>1.54562675952911</text:p>
          </table:table-cell>
          <table:table-cell office:value-type="float" office:value="1.56339931488037" calcext:value-type="float">
            <text:p>1.5633993148803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5940043926239" calcext:value-type="float">
            <text:p>1.55940043926239</text:p>
          </table:table-cell>
          <table:table-cell office:value-type="float" office:value="1.4976954460144" calcext:value-type="float">
            <text:p>1.4976954460144</text:p>
          </table:table-cell>
          <table:table-cell office:value-type="float" office:value="1.31875312328339" calcext:value-type="float">
            <text:p>1.31875312328339</text:p>
          </table:table-cell>
          <table:table-cell office:value-type="float" office:value="1.31252431869507" calcext:value-type="float">
            <text:p>1.31252431869507</text:p>
          </table:table-cell>
          <table:table-cell office:value-type="float" office:value="1.46306884288788" calcext:value-type="float">
            <text:p>1.46306884288788</text:p>
          </table:table-cell>
          <table:table-cell office:value-type="float" office:value="1.46131467819214" calcext:value-type="float">
            <text:p>1.46131467819214</text:p>
          </table:table-cell>
          <table:table-cell table:number-columns-repeated="13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791" calcext:value-type="float">
            <text:p>1.4791</text:p>
          </table:table-cell>
          <table:table-cell office:value-type="float" office:value="1.4762" calcext:value-type="float">
            <text:p>1.4762</text:p>
          </table:table-cell>
          <table:table-cell office:value-type="float" office:value="1.6397" calcext:value-type="float">
            <text:p>1.6397</text:p>
          </table:table-cell>
          <table:table-cell office:value-type="float" office:value="1.2808" calcext:value-type="float">
            <text:p>1.2808</text:p>
          </table:table-cell>
          <table:table-cell office:value-type="float" office:value="1.30286347866058" calcext:value-type="float">
            <text:p>1.30286347866058</text:p>
          </table:table-cell>
          <table:table-cell office:value-type="float" office:value="1.31353569030762" calcext:value-type="float">
            <text:p>1.31353569030762</text:p>
          </table:table-cell>
          <table:table-cell office:value-type="float" office:value="1.28078615665436" calcext:value-type="float">
            <text:p>1.28078615665436</text:p>
          </table:table-cell>
          <table:table-cell office:value-type="float" office:value="1.58298635482788" calcext:value-type="float">
            <text:p>1.58298635482788</text:p>
          </table:table-cell>
          <table:table-cell office:value-type="float" office:value="1.47910726070404" calcext:value-type="float">
            <text:p>1.47910726070404</text:p>
          </table:table-cell>
          <table:table-cell office:value-type="float" office:value="1.41275238990784" calcext:value-type="float">
            <text:p>1.41275238990784</text:p>
          </table:table-cell>
          <table:table-cell office:value-type="float" office:value="1.40859758853912" calcext:value-type="float">
            <text:p>1.40859758853912</text:p>
          </table:table-cell>
          <table:table-cell office:value-type="float" office:value="1.42184567451477" calcext:value-type="float">
            <text:p>1.42184567451477</text:p>
          </table:table-cell>
          <table:table-cell office:value-type="float" office:value="1.56412708759308" calcext:value-type="float">
            <text:p>1.56412708759308</text:p>
          </table:table-cell>
          <table:table-cell office:value-type="float" office:value="1.35906004905701" calcext:value-type="float">
            <text:p>1.35906004905701</text:p>
          </table:table-cell>
          <table:table-cell office:value-type="float" office:value="1.51018881797791" calcext:value-type="float">
            <text:p>1.51018881797791</text:p>
          </table:table-cell>
          <table:table-cell office:value-type="float" office:value="1.36486923694611" calcext:value-type="float">
            <text:p>1.36486923694611</text:p>
          </table:table-cell>
          <table:table-cell office:value-type="float" office:value="1.46416592597961" calcext:value-type="float">
            <text:p>1.46416592597961</text:p>
          </table:table-cell>
          <table:table-cell office:value-type="float" office:value="1.49125468730927" calcext:value-type="float">
            <text:p>1.49125468730927</text:p>
          </table:table-cell>
          <table:table-cell office:value-type="float" office:value="1.43817627429962" calcext:value-type="float">
            <text:p>1.43817627429962</text:p>
          </table:table-cell>
          <table:table-cell office:value-type="float" office:value="1.55541610717773" calcext:value-type="float">
            <text:p>1.55541610717773</text:p>
          </table:table-cell>
          <table:table-cell office:value-type="float" office:value="1.63304543495178" calcext:value-type="float">
            <text:p>1.63304543495178</text:p>
          </table:table-cell>
          <table:table-cell office:value-type="float" office:value="1.60496771335602" calcext:value-type="float">
            <text:p>1.60496771335602</text:p>
          </table:table-cell>
          <table:table-cell office:value-type="float" office:value="1.6396951675415" calcext:value-type="float">
            <text:p>1.6396951675415</text:p>
          </table:table-cell>
          <table:table-cell office:value-type="float" office:value="1.56899404525757" calcext:value-type="float">
            <text:p>1.56899404525757</text:p>
          </table:table-cell>
          <table:table-cell office:value-type="float" office:value="1.63633143901825" calcext:value-type="float">
            <text:p>1.63633143901825</text:p>
          </table:table-cell>
          <table:table-cell office:value-type="float" office:value="1.620849609375" calcext:value-type="float">
            <text:p>1.620849609375</text:p>
          </table:table-cell>
          <table:table-cell office:value-type="float" office:value="1.47329688072205" calcext:value-type="float">
            <text:p>1.47329688072205</text:p>
          </table:table-cell>
          <table:table-cell office:value-type="float" office:value="1.31385183334351" calcext:value-type="float">
            <text:p>1.31385183334351</text:p>
          </table:table-cell>
          <table:table-cell office:value-type="float" office:value="1.44843935966492" calcext:value-type="float">
            <text:p>1.44843935966492</text:p>
          </table:table-cell>
          <table:table-cell office:value-type="float" office:value="1.55114662647247" calcext:value-type="float">
            <text:p>1.55114662647247</text:p>
          </table:table-cell>
          <table:table-cell office:value-type="float" office:value="1.63391590118408" calcext:value-type="float">
            <text:p>1.63391590118408</text:p>
          </table:table-cell>
          <table:table-cell office:value-type="float" office:value="1.54562675952911" calcext:value-type="float">
            <text:p>1.54562675952911</text:p>
          </table:table-cell>
          <table:table-cell office:value-type="float" office:value="1.56339931488037" calcext:value-type="float">
            <text:p>1.5633993148803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5940043926239" calcext:value-type="float">
            <text:p>1.55940043926239</text:p>
          </table:table-cell>
          <table:table-cell office:value-type="float" office:value="1.4976954460144" calcext:value-type="float">
            <text:p>1.4976954460144</text:p>
          </table:table-cell>
          <table:table-cell office:value-type="float" office:value="1.31875312328339" calcext:value-type="float">
            <text:p>1.31875312328339</text:p>
          </table:table-cell>
          <table:table-cell office:value-type="float" office:value="1.31252431869507" calcext:value-type="float">
            <text:p>1.31252431869507</text:p>
          </table:table-cell>
          <table:table-cell office:value-type="float" office:value="1.46306884288788" calcext:value-type="float">
            <text:p>1.46306884288788</text:p>
          </table:table-cell>
          <table:table-cell office:value-type="float" office:value="1.46131467819214" calcext:value-type="float">
            <text:p>1.46131467819214</text:p>
          </table:table-cell>
          <table:table-cell table:number-columns-repeated="13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782" calcext:value-type="float">
            <text:p>1.4782</text:p>
          </table:table-cell>
          <table:table-cell office:value-type="float" office:value="1.4622" calcext:value-type="float">
            <text:p>1.4622</text:p>
          </table:table-cell>
          <table:table-cell office:value-type="float" office:value="1.8489" calcext:value-type="float">
            <text:p>1.8489</text:p>
          </table:table-cell>
          <table:table-cell office:value-type="float" office:value="1.2808" calcext:value-type="float">
            <text:p>1.2808</text:p>
          </table:table-cell>
          <table:table-cell office:value-type="float" office:value="1.43817627429962" calcext:value-type="float">
            <text:p>1.43817627429962</text:p>
          </table:table-cell>
          <table:table-cell office:value-type="float" office:value="1.43184781074524" calcext:value-type="float">
            <text:p>1.43184781074524</text:p>
          </table:table-cell>
          <table:table-cell office:value-type="float" office:value="1.63633143901825" calcext:value-type="float">
            <text:p>1.63633143901825</text:p>
          </table:table-cell>
          <table:table-cell office:value-type="float" office:value="1.55114662647247" calcext:value-type="float">
            <text:p>1.5511466264724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2184567451477" calcext:value-type="float">
            <text:p>1.42184567451477</text:p>
          </table:table-cell>
          <table:table-cell office:value-type="float" office:value="1.46306884288788" calcext:value-type="float">
            <text:p>1.46306884288788</text:p>
          </table:table-cell>
          <table:table-cell office:value-type="float" office:value="1.46131467819214" calcext:value-type="float">
            <text:p>1.46131467819214</text:p>
          </table:table-cell>
          <table:table-cell office:value-type="float" office:value="1.45495581626892" calcext:value-type="float">
            <text:p>1.45495581626892</text:p>
          </table:table-cell>
          <table:table-cell office:value-type="float" office:value="1.56412708759308" calcext:value-type="float">
            <text:p>1.56412708759308</text:p>
          </table:table-cell>
          <table:table-cell office:value-type="float" office:value="1.35906004905701" calcext:value-type="float">
            <text:p>1.35906004905701</text:p>
          </table:table-cell>
          <table:table-cell office:value-type="float" office:value="1.51018881797791" calcext:value-type="float">
            <text:p>1.51018881797791</text:p>
          </table:table-cell>
          <table:table-cell office:value-type="float" office:value="1.30286347866058" calcext:value-type="float">
            <text:p>1.30286347866058</text:p>
          </table:table-cell>
          <table:table-cell office:value-type="float" office:value="1.46416592597961" calcext:value-type="float">
            <text:p>1.46416592597961</text:p>
          </table:table-cell>
          <table:table-cell office:value-type="float" office:value="1.49125468730927" calcext:value-type="float">
            <text:p>1.49125468730927</text:p>
          </table:table-cell>
          <table:table-cell office:value-type="float" office:value="1.33140182495117" calcext:value-type="float">
            <text:p>1.33140182495117</text:p>
          </table:table-cell>
          <table:table-cell office:value-type="float" office:value="1.43902480602264" calcext:value-type="float">
            <text:p>1.43902480602264</text:p>
          </table:table-cell>
          <table:table-cell office:value-type="float" office:value="1.84887433052063" calcext:value-type="float">
            <text:p>1.84887433052063</text:p>
          </table:table-cell>
          <table:table-cell office:value-type="float" office:value="1.28703784942627" calcext:value-type="float">
            <text:p>1.28703784942627</text:p>
          </table:table-cell>
          <table:table-cell office:value-type="float" office:value="1.6309118270874" calcext:value-type="float">
            <text:p>1.6309118270874</text:p>
          </table:table-cell>
          <table:table-cell office:value-type="float" office:value="1.47664308547974" calcext:value-type="float">
            <text:p>1.47664308547974</text:p>
          </table:table-cell>
          <table:table-cell office:value-type="float" office:value="1.55541610717773" calcext:value-type="float">
            <text:p>1.55541610717773</text:p>
          </table:table-cell>
          <table:table-cell office:value-type="float" office:value="1.63304543495178" calcext:value-type="float">
            <text:p>1.63304543495178</text:p>
          </table:table-cell>
          <table:table-cell office:value-type="float" office:value="1.31353569030762" calcext:value-type="float">
            <text:p>1.31353569030762</text:p>
          </table:table-cell>
          <table:table-cell office:value-type="float" office:value="1.6396951675415" calcext:value-type="float">
            <text:p>1.6396951675415</text:p>
          </table:table-cell>
          <table:table-cell office:value-type="float" office:value="1.56899404525757" calcext:value-type="float">
            <text:p>1.56899404525757</text:p>
          </table:table-cell>
          <table:table-cell office:value-type="float" office:value="1.620849609375" calcext:value-type="float">
            <text:p>1.620849609375</text:p>
          </table:table-cell>
          <table:table-cell office:value-type="float" office:value="1.28078615665436" calcext:value-type="float">
            <text:p>1.28078615665436</text:p>
          </table:table-cell>
          <table:table-cell office:value-type="float" office:value="1.31385183334351" calcext:value-type="float">
            <text:p>1.31385183334351</text:p>
          </table:table-cell>
          <table:table-cell office:value-type="float" office:value="1.44843935966492" calcext:value-type="float">
            <text:p>1.44843935966492</text:p>
          </table:table-cell>
          <table:table-cell office:value-type="float" office:value="1.58298635482788" calcext:value-type="float">
            <text:p>1.58298635482788</text:p>
          </table:table-cell>
          <table:table-cell office:value-type="float" office:value="1.54562675952911" calcext:value-type="float">
            <text:p>1.54562675952911</text:p>
          </table:table-cell>
          <table:table-cell office:value-type="float" office:value="1.56339931488037" calcext:value-type="float">
            <text:p>1.56339931488037</text:p>
          </table:table-cell>
          <table:table-cell office:value-type="float" office:value="1.41275238990784" calcext:value-type="float">
            <text:p>1.41275238990784</text:p>
          </table:table-cell>
          <table:table-cell office:value-type="float" office:value="1.40859758853912" calcext:value-type="float">
            <text:p>1.40859758853912</text:p>
          </table:table-cell>
          <table:table-cell office:value-type="float" office:value="1.31252431869507" calcext:value-type="float">
            <text:p>1.31252431869507</text:p>
          </table:table-cell>
          <table:table-cell table:number-columns-repeated="13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782" calcext:value-type="float">
            <text:p>1.4782</text:p>
          </table:table-cell>
          <table:table-cell office:value-type="float" office:value="1.4622" calcext:value-type="float">
            <text:p>1.4622</text:p>
          </table:table-cell>
          <table:table-cell office:value-type="float" office:value="1.8489" calcext:value-type="float">
            <text:p>1.8489</text:p>
          </table:table-cell>
          <table:table-cell office:value-type="float" office:value="1.2808" calcext:value-type="float">
            <text:p>1.2808</text:p>
          </table:table-cell>
          <table:table-cell office:value-type="float" office:value="1.43817627429962" calcext:value-type="float">
            <text:p>1.43817627429962</text:p>
          </table:table-cell>
          <table:table-cell office:value-type="float" office:value="1.43184781074524" calcext:value-type="float">
            <text:p>1.43184781074524</text:p>
          </table:table-cell>
          <table:table-cell office:value-type="float" office:value="1.63633143901825" calcext:value-type="float">
            <text:p>1.63633143901825</text:p>
          </table:table-cell>
          <table:table-cell office:value-type="float" office:value="1.55114662647247" calcext:value-type="float">
            <text:p>1.5511466264724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2184567451477" calcext:value-type="float">
            <text:p>1.42184567451477</text:p>
          </table:table-cell>
          <table:table-cell office:value-type="float" office:value="1.46306884288788" calcext:value-type="float">
            <text:p>1.46306884288788</text:p>
          </table:table-cell>
          <table:table-cell office:value-type="float" office:value="1.46131467819214" calcext:value-type="float">
            <text:p>1.46131467819214</text:p>
          </table:table-cell>
          <table:table-cell office:value-type="float" office:value="1.45495581626892" calcext:value-type="float">
            <text:p>1.45495581626892</text:p>
          </table:table-cell>
          <table:table-cell office:value-type="float" office:value="1.56412708759308" calcext:value-type="float">
            <text:p>1.56412708759308</text:p>
          </table:table-cell>
          <table:table-cell office:value-type="float" office:value="1.35906004905701" calcext:value-type="float">
            <text:p>1.35906004905701</text:p>
          </table:table-cell>
          <table:table-cell office:value-type="float" office:value="1.51018881797791" calcext:value-type="float">
            <text:p>1.51018881797791</text:p>
          </table:table-cell>
          <table:table-cell office:value-type="float" office:value="1.30286347866058" calcext:value-type="float">
            <text:p>1.30286347866058</text:p>
          </table:table-cell>
          <table:table-cell office:value-type="float" office:value="1.46416592597961" calcext:value-type="float">
            <text:p>1.46416592597961</text:p>
          </table:table-cell>
          <table:table-cell office:value-type="float" office:value="1.49125468730927" calcext:value-type="float">
            <text:p>1.49125468730927</text:p>
          </table:table-cell>
          <table:table-cell office:value-type="float" office:value="1.33140182495117" calcext:value-type="float">
            <text:p>1.33140182495117</text:p>
          </table:table-cell>
          <table:table-cell office:value-type="float" office:value="1.43902480602264" calcext:value-type="float">
            <text:p>1.43902480602264</text:p>
          </table:table-cell>
          <table:table-cell office:value-type="float" office:value="1.84887433052063" calcext:value-type="float">
            <text:p>1.84887433052063</text:p>
          </table:table-cell>
          <table:table-cell office:value-type="float" office:value="1.28703784942627" calcext:value-type="float">
            <text:p>1.28703784942627</text:p>
          </table:table-cell>
          <table:table-cell office:value-type="float" office:value="1.6309118270874" calcext:value-type="float">
            <text:p>1.6309118270874</text:p>
          </table:table-cell>
          <table:table-cell office:value-type="float" office:value="1.47664308547974" calcext:value-type="float">
            <text:p>1.47664308547974</text:p>
          </table:table-cell>
          <table:table-cell office:value-type="float" office:value="1.55541610717773" calcext:value-type="float">
            <text:p>1.55541610717773</text:p>
          </table:table-cell>
          <table:table-cell office:value-type="float" office:value="1.63304543495178" calcext:value-type="float">
            <text:p>1.63304543495178</text:p>
          </table:table-cell>
          <table:table-cell office:value-type="float" office:value="1.31353569030762" calcext:value-type="float">
            <text:p>1.31353569030762</text:p>
          </table:table-cell>
          <table:table-cell office:value-type="float" office:value="1.6396951675415" calcext:value-type="float">
            <text:p>1.6396951675415</text:p>
          </table:table-cell>
          <table:table-cell office:value-type="float" office:value="1.56899404525757" calcext:value-type="float">
            <text:p>1.56899404525757</text:p>
          </table:table-cell>
          <table:table-cell office:value-type="float" office:value="1.620849609375" calcext:value-type="float">
            <text:p>1.620849609375</text:p>
          </table:table-cell>
          <table:table-cell office:value-type="float" office:value="1.28078615665436" calcext:value-type="float">
            <text:p>1.28078615665436</text:p>
          </table:table-cell>
          <table:table-cell office:value-type="float" office:value="1.31385183334351" calcext:value-type="float">
            <text:p>1.31385183334351</text:p>
          </table:table-cell>
          <table:table-cell office:value-type="float" office:value="1.44843935966492" calcext:value-type="float">
            <text:p>1.44843935966492</text:p>
          </table:table-cell>
          <table:table-cell office:value-type="float" office:value="1.58298635482788" calcext:value-type="float">
            <text:p>1.58298635482788</text:p>
          </table:table-cell>
          <table:table-cell office:value-type="float" office:value="1.54562675952911" calcext:value-type="float">
            <text:p>1.54562675952911</text:p>
          </table:table-cell>
          <table:table-cell office:value-type="float" office:value="1.56339931488037" calcext:value-type="float">
            <text:p>1.56339931488037</text:p>
          </table:table-cell>
          <table:table-cell office:value-type="float" office:value="1.41275238990784" calcext:value-type="float">
            <text:p>1.41275238990784</text:p>
          </table:table-cell>
          <table:table-cell office:value-type="float" office:value="1.40859758853912" calcext:value-type="float">
            <text:p>1.40859758853912</text:p>
          </table:table-cell>
          <table:table-cell office:value-type="float" office:value="1.31252431869507" calcext:value-type="float">
            <text:p>1.31252431869507</text:p>
          </table:table-cell>
          <table:table-cell table:number-columns-repeated="13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01" calcext:value-type="float">
            <text:p>1.501</text:p>
          </table:table-cell>
          <table:table-cell office:value-type="float" office:value="1.4889" calcext:value-type="float">
            <text:p>1.4889</text:p>
          </table:table-cell>
          <table:table-cell office:value-type="float" office:value="1.7949" calcext:value-type="float">
            <text:p>1.7949</text:p>
          </table:table-cell>
          <table:table-cell office:value-type="float" office:value="1.137" calcext:value-type="float">
            <text:p>1.137</text:p>
          </table:table-cell>
          <table:table-cell office:value-type="float" office:value="1.41620123386383" calcext:value-type="float">
            <text:p>1.41620123386383</text:p>
          </table:table-cell>
          <table:table-cell office:value-type="float" office:value="1.48461258411407" calcext:value-type="float">
            <text:p>1.48461258411407</text:p>
          </table:table-cell>
          <table:table-cell office:value-type="float" office:value="1.4900689125061" calcext:value-type="float">
            <text:p>1.4900689125061</text:p>
          </table:table-cell>
          <table:table-cell office:value-type="float" office:value="1.39184296131134" calcext:value-type="float">
            <text:p>1.39184296131134</text:p>
          </table:table-cell>
          <table:table-cell office:value-type="float" office:value="1.55670058727264" calcext:value-type="float">
            <text:p>1.55670058727264</text:p>
          </table:table-cell>
          <table:table-cell office:value-type="float" office:value="1.48762917518616" calcext:value-type="float">
            <text:p>1.48762917518616</text:p>
          </table:table-cell>
          <table:table-cell office:value-type="float" office:value="1.55600237846375" calcext:value-type="float">
            <text:p>1.55600237846375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2069315910339" calcext:value-type="float">
            <text:p>1.42069315910339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45806288719177" calcext:value-type="float">
            <text:p>1.45806288719177</text:p>
          </table:table-cell>
          <table:table-cell office:value-type="float" office:value="1.50249981880188" calcext:value-type="float">
            <text:p>1.50249981880188</text:p>
          </table:table-cell>
          <table:table-cell office:value-type="float" office:value="1.26885867118835" calcext:value-type="float">
            <text:p>1.26885867118835</text:p>
          </table:table-cell>
          <table:table-cell office:value-type="float" office:value="1.44392812252045" calcext:value-type="float">
            <text:p>1.44392812252045</text:p>
          </table:table-cell>
          <table:table-cell office:value-type="float" office:value="1.48707830905914" calcext:value-type="float">
            <text:p>1.48707830905914</text:p>
          </table:table-cell>
          <table:table-cell office:value-type="float" office:value="1.58629143238068" calcext:value-type="float">
            <text:p>1.58629143238068</text:p>
          </table:table-cell>
          <table:table-cell office:value-type="float" office:value="1.55235147476196" calcext:value-type="float">
            <text:p>1.55235147476196</text:p>
          </table:table-cell>
          <table:table-cell office:value-type="float" office:value="1.42042422294617" calcext:value-type="float">
            <text:p>1.42042422294617</text:p>
          </table:table-cell>
          <table:table-cell office:value-type="float" office:value="1.29799246788025" calcext:value-type="float">
            <text:p>1.29799246788025</text:p>
          </table:table-cell>
          <table:table-cell office:value-type="float" office:value="1.3934839963913" calcext:value-type="float">
            <text:p>1.3934839963913</text:p>
          </table:table-cell>
          <table:table-cell office:value-type="float" office:value="1.48237490653992" calcext:value-type="float">
            <text:p>1.48237490653992</text:p>
          </table:table-cell>
          <table:table-cell office:value-type="float" office:value="1.25809931755066" calcext:value-type="float">
            <text:p>1.25809931755066</text:p>
          </table:table-cell>
          <table:table-cell office:value-type="float" office:value="1.48891448974609" calcext:value-type="float">
            <text:p>1.48891448974609</text:p>
          </table:table-cell>
          <table:table-cell office:value-type="float" office:value="1.60644197463989" calcext:value-type="float">
            <text:p>1.60644197463989</text:p>
          </table:table-cell>
          <table:table-cell office:value-type="float" office:value="1.69654858112335" calcext:value-type="float">
            <text:p>1.69654858112335</text:p>
          </table:table-cell>
          <table:table-cell office:value-type="float" office:value="1.45511531829834" calcext:value-type="float">
            <text:p>1.45511531829834</text:p>
          </table:table-cell>
          <table:table-cell office:value-type="float" office:value="1.4693204164505" calcext:value-type="float">
            <text:p>1.4693204164505</text:p>
          </table:table-cell>
          <table:table-cell office:value-type="float" office:value="1.44848871231079" calcext:value-type="float">
            <text:p>1.44848871231079</text:p>
          </table:table-cell>
          <table:table-cell office:value-type="float" office:value="1.60659563541412" calcext:value-type="float">
            <text:p>1.60659563541412</text:p>
          </table:table-cell>
          <table:table-cell office:value-type="float" office:value="1.43009698390961" calcext:value-type="float">
            <text:p>1.43009698390961</text:p>
          </table:table-cell>
          <table:table-cell office:value-type="float" office:value="1.70015835762024" calcext:value-type="float">
            <text:p>1.70015835762024</text:p>
          </table:table-cell>
          <table:table-cell office:value-type="float" office:value="1.64088141918182" calcext:value-type="float">
            <text:p>1.64088141918182</text:p>
          </table:table-cell>
          <table:table-cell office:value-type="float" office:value="1.61348485946655" calcext:value-type="float">
            <text:p>1.61348485946655</text:p>
          </table:table-cell>
          <table:table-cell office:value-type="float" office:value="1.43491244316101" calcext:value-type="float">
            <text:p>1.43491244316101</text:p>
          </table:table-cell>
          <table:table-cell office:value-type="float" office:value="1.43945467472076" calcext:value-type="float">
            <text:p>1.43945467472076</text:p>
          </table:table-cell>
          <table:table-cell office:value-type="float" office:value="1.51246047019959" calcext:value-type="float">
            <text:p>1.51246047019959</text:p>
          </table:table-cell>
          <table:table-cell office:value-type="float" office:value="1.46340250968933" calcext:value-type="float">
            <text:p>1.46340250968933</text:p>
          </table:table-cell>
          <table:table-cell office:value-type="float" office:value="1.51816082000732" calcext:value-type="float">
            <text:p>1.51816082000732</text:p>
          </table:table-cell>
          <table:table-cell office:value-type="float" office:value="1.13698363304138" calcext:value-type="float">
            <text:p>1.13698363304138</text:p>
          </table:table-cell>
          <table:table-cell office:value-type="float" office:value="1.4946084022522" calcext:value-type="float">
            <text:p>1.4946084022522</text:p>
          </table:table-cell>
          <table:table-cell office:value-type="float" office:value="1.65861105918884" calcext:value-type="float">
            <text:p>1.65861105918884</text:p>
          </table:table-cell>
          <table:table-cell office:value-type="float" office:value="1.43409705162048" calcext:value-type="float">
            <text:p>1.43409705162048</text:p>
          </table:table-cell>
          <table:table-cell office:value-type="float" office:value="1.50386297702789" calcext:value-type="float">
            <text:p>1.50386297702789</text:p>
          </table:table-cell>
          <table:table-cell office:value-type="float" office:value="1.48215126991272" calcext:value-type="float">
            <text:p>1.48215126991272</text:p>
          </table:table-cell>
          <table:table-cell office:value-type="float" office:value="1.59579193592072" calcext:value-type="float">
            <text:p>1.59579193592072</text:p>
          </table:table-cell>
          <table:table-cell office:value-type="float" office:value="1.59438323974609" calcext:value-type="float">
            <text:p>1.59438323974609</text:p>
          </table:table-cell>
          <table:table-cell office:value-type="float" office:value="1.54352760314941" calcext:value-type="float">
            <text:p>1.54352760314941</text:p>
          </table:table-cell>
          <table:table-cell office:value-type="float" office:value="1.6156759262085" calcext:value-type="float">
            <text:p>1.6156759262085</text:p>
          </table:table-cell>
          <table:table-cell office:value-type="float" office:value="1.54738140106201" calcext:value-type="float">
            <text:p>1.54738140106201</text:p>
          </table:table-cell>
          <table:table-cell office:value-type="float" office:value="1.20195746421814" calcext:value-type="float">
            <text:p>1.20195746421814</text:p>
          </table:table-cell>
          <table:table-cell office:value-type="float" office:value="1.54231882095337" calcext:value-type="float">
            <text:p>1.54231882095337</text:p>
          </table:table-cell>
          <table:table-cell office:value-type="float" office:value="1.79489707946777" calcext:value-type="float">
            <text:p>1.79489707946777</text:p>
          </table:table-cell>
          <table:table-cell office:value-type="float" office:value="1.4853503704071" calcext:value-type="float">
            <text:p>1.4853503704071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1462805271149" calcext:value-type="float">
            <text:p>1.51462805271149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01" calcext:value-type="float">
            <text:p>1.501</text:p>
          </table:table-cell>
          <table:table-cell office:value-type="float" office:value="1.4889" calcext:value-type="float">
            <text:p>1.4889</text:p>
          </table:table-cell>
          <table:table-cell office:value-type="float" office:value="1.7949" calcext:value-type="float">
            <text:p>1.7949</text:p>
          </table:table-cell>
          <table:table-cell office:value-type="float" office:value="1.137" calcext:value-type="float">
            <text:p>1.137</text:p>
          </table:table-cell>
          <table:table-cell office:value-type="float" office:value="1.41620123386383" calcext:value-type="float">
            <text:p>1.41620123386383</text:p>
          </table:table-cell>
          <table:table-cell office:value-type="float" office:value="1.48461258411407" calcext:value-type="float">
            <text:p>1.48461258411407</text:p>
          </table:table-cell>
          <table:table-cell office:value-type="float" office:value="1.4900689125061" calcext:value-type="float">
            <text:p>1.4900689125061</text:p>
          </table:table-cell>
          <table:table-cell office:value-type="float" office:value="1.39184296131134" calcext:value-type="float">
            <text:p>1.39184296131134</text:p>
          </table:table-cell>
          <table:table-cell office:value-type="float" office:value="1.55670058727264" calcext:value-type="float">
            <text:p>1.55670058727264</text:p>
          </table:table-cell>
          <table:table-cell office:value-type="float" office:value="1.48762917518616" calcext:value-type="float">
            <text:p>1.48762917518616</text:p>
          </table:table-cell>
          <table:table-cell office:value-type="float" office:value="1.55600237846375" calcext:value-type="float">
            <text:p>1.55600237846375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2069315910339" calcext:value-type="float">
            <text:p>1.42069315910339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45806288719177" calcext:value-type="float">
            <text:p>1.45806288719177</text:p>
          </table:table-cell>
          <table:table-cell office:value-type="float" office:value="1.50249981880188" calcext:value-type="float">
            <text:p>1.50249981880188</text:p>
          </table:table-cell>
          <table:table-cell office:value-type="float" office:value="1.26885867118835" calcext:value-type="float">
            <text:p>1.26885867118835</text:p>
          </table:table-cell>
          <table:table-cell office:value-type="float" office:value="1.44392812252045" calcext:value-type="float">
            <text:p>1.44392812252045</text:p>
          </table:table-cell>
          <table:table-cell office:value-type="float" office:value="1.48707830905914" calcext:value-type="float">
            <text:p>1.48707830905914</text:p>
          </table:table-cell>
          <table:table-cell office:value-type="float" office:value="1.58629143238068" calcext:value-type="float">
            <text:p>1.58629143238068</text:p>
          </table:table-cell>
          <table:table-cell office:value-type="float" office:value="1.55235147476196" calcext:value-type="float">
            <text:p>1.55235147476196</text:p>
          </table:table-cell>
          <table:table-cell office:value-type="float" office:value="1.42042422294617" calcext:value-type="float">
            <text:p>1.42042422294617</text:p>
          </table:table-cell>
          <table:table-cell office:value-type="float" office:value="1.29799246788025" calcext:value-type="float">
            <text:p>1.29799246788025</text:p>
          </table:table-cell>
          <table:table-cell office:value-type="float" office:value="1.3934839963913" calcext:value-type="float">
            <text:p>1.3934839963913</text:p>
          </table:table-cell>
          <table:table-cell office:value-type="float" office:value="1.48237490653992" calcext:value-type="float">
            <text:p>1.48237490653992</text:p>
          </table:table-cell>
          <table:table-cell office:value-type="float" office:value="1.25809931755066" calcext:value-type="float">
            <text:p>1.25809931755066</text:p>
          </table:table-cell>
          <table:table-cell office:value-type="float" office:value="1.48891448974609" calcext:value-type="float">
            <text:p>1.48891448974609</text:p>
          </table:table-cell>
          <table:table-cell office:value-type="float" office:value="1.60644197463989" calcext:value-type="float">
            <text:p>1.60644197463989</text:p>
          </table:table-cell>
          <table:table-cell office:value-type="float" office:value="1.69654858112335" calcext:value-type="float">
            <text:p>1.69654858112335</text:p>
          </table:table-cell>
          <table:table-cell office:value-type="float" office:value="1.45511531829834" calcext:value-type="float">
            <text:p>1.45511531829834</text:p>
          </table:table-cell>
          <table:table-cell office:value-type="float" office:value="1.4693204164505" calcext:value-type="float">
            <text:p>1.4693204164505</text:p>
          </table:table-cell>
          <table:table-cell office:value-type="float" office:value="1.44848871231079" calcext:value-type="float">
            <text:p>1.44848871231079</text:p>
          </table:table-cell>
          <table:table-cell office:value-type="float" office:value="1.60659563541412" calcext:value-type="float">
            <text:p>1.60659563541412</text:p>
          </table:table-cell>
          <table:table-cell office:value-type="float" office:value="1.43009698390961" calcext:value-type="float">
            <text:p>1.43009698390961</text:p>
          </table:table-cell>
          <table:table-cell office:value-type="float" office:value="1.70015835762024" calcext:value-type="float">
            <text:p>1.70015835762024</text:p>
          </table:table-cell>
          <table:table-cell office:value-type="float" office:value="1.64088141918182" calcext:value-type="float">
            <text:p>1.64088141918182</text:p>
          </table:table-cell>
          <table:table-cell office:value-type="float" office:value="1.61348485946655" calcext:value-type="float">
            <text:p>1.61348485946655</text:p>
          </table:table-cell>
          <table:table-cell office:value-type="float" office:value="1.43491244316101" calcext:value-type="float">
            <text:p>1.43491244316101</text:p>
          </table:table-cell>
          <table:table-cell office:value-type="float" office:value="1.43945467472076" calcext:value-type="float">
            <text:p>1.43945467472076</text:p>
          </table:table-cell>
          <table:table-cell office:value-type="float" office:value="1.51246047019959" calcext:value-type="float">
            <text:p>1.51246047019959</text:p>
          </table:table-cell>
          <table:table-cell office:value-type="float" office:value="1.46340250968933" calcext:value-type="float">
            <text:p>1.46340250968933</text:p>
          </table:table-cell>
          <table:table-cell office:value-type="float" office:value="1.51816082000732" calcext:value-type="float">
            <text:p>1.51816082000732</text:p>
          </table:table-cell>
          <table:table-cell office:value-type="float" office:value="1.13698363304138" calcext:value-type="float">
            <text:p>1.13698363304138</text:p>
          </table:table-cell>
          <table:table-cell office:value-type="float" office:value="1.4946084022522" calcext:value-type="float">
            <text:p>1.4946084022522</text:p>
          </table:table-cell>
          <table:table-cell office:value-type="float" office:value="1.65861105918884" calcext:value-type="float">
            <text:p>1.65861105918884</text:p>
          </table:table-cell>
          <table:table-cell office:value-type="float" office:value="1.43409705162048" calcext:value-type="float">
            <text:p>1.43409705162048</text:p>
          </table:table-cell>
          <table:table-cell office:value-type="float" office:value="1.50386297702789" calcext:value-type="float">
            <text:p>1.50386297702789</text:p>
          </table:table-cell>
          <table:table-cell office:value-type="float" office:value="1.48215126991272" calcext:value-type="float">
            <text:p>1.48215126991272</text:p>
          </table:table-cell>
          <table:table-cell office:value-type="float" office:value="1.59579193592072" calcext:value-type="float">
            <text:p>1.59579193592072</text:p>
          </table:table-cell>
          <table:table-cell office:value-type="float" office:value="1.59438323974609" calcext:value-type="float">
            <text:p>1.59438323974609</text:p>
          </table:table-cell>
          <table:table-cell office:value-type="float" office:value="1.54352760314941" calcext:value-type="float">
            <text:p>1.54352760314941</text:p>
          </table:table-cell>
          <table:table-cell office:value-type="float" office:value="1.6156759262085" calcext:value-type="float">
            <text:p>1.6156759262085</text:p>
          </table:table-cell>
          <table:table-cell office:value-type="float" office:value="1.54738140106201" calcext:value-type="float">
            <text:p>1.54738140106201</text:p>
          </table:table-cell>
          <table:table-cell office:value-type="float" office:value="1.20195746421814" calcext:value-type="float">
            <text:p>1.20195746421814</text:p>
          </table:table-cell>
          <table:table-cell office:value-type="float" office:value="1.54231882095337" calcext:value-type="float">
            <text:p>1.54231882095337</text:p>
          </table:table-cell>
          <table:table-cell office:value-type="float" office:value="1.79489707946777" calcext:value-type="float">
            <text:p>1.79489707946777</text:p>
          </table:table-cell>
          <table:table-cell office:value-type="float" office:value="1.4853503704071" calcext:value-type="float">
            <text:p>1.4853503704071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1462805271149" calcext:value-type="float">
            <text:p>1.51462805271149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817" calcext:value-type="float">
            <text:p>1.4817</text:p>
          </table:table-cell>
          <table:table-cell office:value-type="float" office:value="1.4877" calcext:value-type="float">
            <text:p>1.4877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1674" calcext:value-type="float">
            <text:p>1.1674</text:p>
          </table:table-cell>
          <table:table-cell office:value-type="float" office:value="1.59278774261475" calcext:value-type="float">
            <text:p>1.59278774261475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4568765163422" calcext:value-type="float">
            <text:p>1.44568765163422</text:p>
          </table:table-cell>
          <table:table-cell office:value-type="float" office:value="1.46450281143188" calcext:value-type="float">
            <text:p>1.46450281143188</text:p>
          </table:table-cell>
          <table:table-cell office:value-type="float" office:value="1.42438173294067" calcext:value-type="float">
            <text:p>1.42438173294067</text:p>
          </table:table-cell>
          <table:table-cell office:value-type="float" office:value="1.56813621520996" calcext:value-type="float">
            <text:p>1.56813621520996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3946807384491" calcext:value-type="float">
            <text:p>1.3946807384491</text:p>
          </table:table-cell>
          <table:table-cell office:value-type="float" office:value="1.620849609375" calcext:value-type="float">
            <text:p>1.620849609375</text:p>
          </table:table-cell>
          <table:table-cell office:value-type="float" office:value="1.29125738143921" calcext:value-type="float">
            <text:p>1.29125738143921</text:p>
          </table:table-cell>
          <table:table-cell office:value-type="float" office:value="1.16744089126587" calcext:value-type="float">
            <text:p>1.16744089126587</text:p>
          </table:table-cell>
          <table:table-cell office:value-type="float" office:value="1.60123574733734" calcext:value-type="float">
            <text:p>1.60123574733734</text:p>
          </table:table-cell>
          <table:table-cell office:value-type="float" office:value="1.50443255901337" calcext:value-type="float">
            <text:p>1.50443255901337</text:p>
          </table:table-cell>
          <table:table-cell office:value-type="float" office:value="1.69185841083527" calcext:value-type="float">
            <text:p>1.69185841083527</text:p>
          </table:table-cell>
          <table:table-cell office:value-type="float" office:value="1.66132128238678" calcext:value-type="float">
            <text:p>1.66132128238678</text:p>
          </table:table-cell>
          <table:table-cell office:value-type="float" office:value="1.57464909553528" calcext:value-type="float">
            <text:p>1.57464909553528</text:p>
          </table:table-cell>
          <table:table-cell office:value-type="float" office:value="1.46705293655396" calcext:value-type="float">
            <text:p>1.46705293655396</text:p>
          </table:table-cell>
          <table:table-cell office:value-type="float" office:value="1.52071177959442" calcext:value-type="float">
            <text:p>1.52071177959442</text:p>
          </table:table-cell>
          <table:table-cell office:value-type="float" office:value="1.53141522407532" calcext:value-type="float">
            <text:p>1.53141522407532</text:p>
          </table:table-cell>
          <table:table-cell office:value-type="float" office:value="1.48196983337402" calcext:value-type="float">
            <text:p>1.48196983337402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5701357126236" calcext:value-type="float">
            <text:p>1.5701357126236</text:p>
          </table:table-cell>
          <table:table-cell office:value-type="float" office:value="1.29090774059296" calcext:value-type="float">
            <text:p>1.29090774059296</text:p>
          </table:table-cell>
          <table:table-cell office:value-type="float" office:value="1.57544565200806" calcext:value-type="float">
            <text:p>1.57544565200806</text:p>
          </table:table-cell>
          <table:table-cell office:value-type="float" office:value="1.42106533050537" calcext:value-type="float">
            <text:p>1.42106533050537</text:p>
          </table:table-cell>
          <table:table-cell office:value-type="float" office:value="1.59907567501068" calcext:value-type="float">
            <text:p>1.59907567501068</text:p>
          </table:table-cell>
          <table:table-cell office:value-type="float" office:value="1.53984570503235" calcext:value-type="float">
            <text:p>1.53984570503235</text:p>
          </table:table-cell>
          <table:table-cell office:value-type="float" office:value="1.47195541858673" calcext:value-type="float">
            <text:p>1.47195541858673</text:p>
          </table:table-cell>
          <table:table-cell office:value-type="float" office:value="1.44121563434601" calcext:value-type="float">
            <text:p>1.44121563434601</text:p>
          </table:table-cell>
          <table:table-cell office:value-type="float" office:value="1.42326676845551" calcext:value-type="float">
            <text:p>1.42326676845551</text:p>
          </table:table-cell>
          <table:table-cell office:value-type="float" office:value="1.64436793327332" calcext:value-type="float">
            <text:p>1.64436793327332</text:p>
          </table:table-cell>
          <table:table-cell office:value-type="float" office:value="1.44470906257629" calcext:value-type="float">
            <text:p>1.44470906257629</text:p>
          </table:table-cell>
          <table:table-cell office:value-type="float" office:value="1.36304140090942" calcext:value-type="float">
            <text:p>1.36304140090942</text:p>
          </table:table-cell>
          <table:table-cell office:value-type="float" office:value="1.59465575218201" calcext:value-type="float">
            <text:p>1.59465575218201</text:p>
          </table:table-cell>
          <table:table-cell office:value-type="float" office:value="1.51471900939941" calcext:value-type="float">
            <text:p>1.51471900939941</text:p>
          </table:table-cell>
          <table:table-cell office:value-type="float" office:value="1.38878524303436" calcext:value-type="float">
            <text:p>1.38878524303436</text:p>
          </table:table-cell>
          <table:table-cell office:value-type="float" office:value="1.43079400062561" calcext:value-type="float">
            <text:p>1.43079400062561</text:p>
          </table:table-cell>
          <table:table-cell office:value-type="float" office:value="1.49493765830994" calcext:value-type="float">
            <text:p>1.49493765830994</text:p>
          </table:table-cell>
          <table:table-cell office:value-type="float" office:value="1.18339323997498" calcext:value-type="float">
            <text:p>1.18339323997498</text:p>
          </table:table-cell>
          <table:table-cell office:value-type="float" office:value="1.49256193637848" calcext:value-type="float">
            <text:p>1.49256193637848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4876583814621" calcext:value-type="float">
            <text:p>1.4876583814621</text:p>
          </table:table-cell>
          <table:table-cell office:value-type="float" office:value="1.31359815597534" calcext:value-type="float">
            <text:p>1.31359815597534</text:p>
          </table:table-cell>
          <table:table-cell table:number-columns-repeated="1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817" calcext:value-type="float">
            <text:p>1.4817</text:p>
          </table:table-cell>
          <table:table-cell office:value-type="float" office:value="1.4877" calcext:value-type="float">
            <text:p>1.4877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1674" calcext:value-type="float">
            <text:p>1.1674</text:p>
          </table:table-cell>
          <table:table-cell office:value-type="float" office:value="1.59278774261475" calcext:value-type="float">
            <text:p>1.59278774261475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4568765163422" calcext:value-type="float">
            <text:p>1.44568765163422</text:p>
          </table:table-cell>
          <table:table-cell office:value-type="float" office:value="1.46450281143188" calcext:value-type="float">
            <text:p>1.46450281143188</text:p>
          </table:table-cell>
          <table:table-cell office:value-type="float" office:value="1.42438173294067" calcext:value-type="float">
            <text:p>1.42438173294067</text:p>
          </table:table-cell>
          <table:table-cell office:value-type="float" office:value="1.56813621520996" calcext:value-type="float">
            <text:p>1.56813621520996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3946807384491" calcext:value-type="float">
            <text:p>1.3946807384491</text:p>
          </table:table-cell>
          <table:table-cell office:value-type="float" office:value="1.620849609375" calcext:value-type="float">
            <text:p>1.620849609375</text:p>
          </table:table-cell>
          <table:table-cell office:value-type="float" office:value="1.29125738143921" calcext:value-type="float">
            <text:p>1.29125738143921</text:p>
          </table:table-cell>
          <table:table-cell office:value-type="float" office:value="1.16744089126587" calcext:value-type="float">
            <text:p>1.16744089126587</text:p>
          </table:table-cell>
          <table:table-cell office:value-type="float" office:value="1.60123574733734" calcext:value-type="float">
            <text:p>1.60123574733734</text:p>
          </table:table-cell>
          <table:table-cell office:value-type="float" office:value="1.50443255901337" calcext:value-type="float">
            <text:p>1.50443255901337</text:p>
          </table:table-cell>
          <table:table-cell office:value-type="float" office:value="1.69185841083527" calcext:value-type="float">
            <text:p>1.69185841083527</text:p>
          </table:table-cell>
          <table:table-cell office:value-type="float" office:value="1.66132128238678" calcext:value-type="float">
            <text:p>1.66132128238678</text:p>
          </table:table-cell>
          <table:table-cell office:value-type="float" office:value="1.57464909553528" calcext:value-type="float">
            <text:p>1.57464909553528</text:p>
          </table:table-cell>
          <table:table-cell office:value-type="float" office:value="1.46705293655396" calcext:value-type="float">
            <text:p>1.46705293655396</text:p>
          </table:table-cell>
          <table:table-cell office:value-type="float" office:value="1.52071177959442" calcext:value-type="float">
            <text:p>1.52071177959442</text:p>
          </table:table-cell>
          <table:table-cell office:value-type="float" office:value="1.53141522407532" calcext:value-type="float">
            <text:p>1.53141522407532</text:p>
          </table:table-cell>
          <table:table-cell office:value-type="float" office:value="1.48196983337402" calcext:value-type="float">
            <text:p>1.48196983337402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5701357126236" calcext:value-type="float">
            <text:p>1.5701357126236</text:p>
          </table:table-cell>
          <table:table-cell office:value-type="float" office:value="1.29090774059296" calcext:value-type="float">
            <text:p>1.29090774059296</text:p>
          </table:table-cell>
          <table:table-cell office:value-type="float" office:value="1.57544565200806" calcext:value-type="float">
            <text:p>1.57544565200806</text:p>
          </table:table-cell>
          <table:table-cell office:value-type="float" office:value="1.42106533050537" calcext:value-type="float">
            <text:p>1.42106533050537</text:p>
          </table:table-cell>
          <table:table-cell office:value-type="float" office:value="1.59907567501068" calcext:value-type="float">
            <text:p>1.59907567501068</text:p>
          </table:table-cell>
          <table:table-cell office:value-type="float" office:value="1.53984570503235" calcext:value-type="float">
            <text:p>1.53984570503235</text:p>
          </table:table-cell>
          <table:table-cell office:value-type="float" office:value="1.47195541858673" calcext:value-type="float">
            <text:p>1.47195541858673</text:p>
          </table:table-cell>
          <table:table-cell office:value-type="float" office:value="1.44121563434601" calcext:value-type="float">
            <text:p>1.44121563434601</text:p>
          </table:table-cell>
          <table:table-cell office:value-type="float" office:value="1.42326676845551" calcext:value-type="float">
            <text:p>1.42326676845551</text:p>
          </table:table-cell>
          <table:table-cell office:value-type="float" office:value="1.64436793327332" calcext:value-type="float">
            <text:p>1.64436793327332</text:p>
          </table:table-cell>
          <table:table-cell office:value-type="float" office:value="1.44470906257629" calcext:value-type="float">
            <text:p>1.44470906257629</text:p>
          </table:table-cell>
          <table:table-cell office:value-type="float" office:value="1.36304140090942" calcext:value-type="float">
            <text:p>1.36304140090942</text:p>
          </table:table-cell>
          <table:table-cell office:value-type="float" office:value="1.59465575218201" calcext:value-type="float">
            <text:p>1.59465575218201</text:p>
          </table:table-cell>
          <table:table-cell office:value-type="float" office:value="1.51471900939941" calcext:value-type="float">
            <text:p>1.51471900939941</text:p>
          </table:table-cell>
          <table:table-cell office:value-type="float" office:value="1.38878524303436" calcext:value-type="float">
            <text:p>1.38878524303436</text:p>
          </table:table-cell>
          <table:table-cell office:value-type="float" office:value="1.43079400062561" calcext:value-type="float">
            <text:p>1.43079400062561</text:p>
          </table:table-cell>
          <table:table-cell office:value-type="float" office:value="1.49493765830994" calcext:value-type="float">
            <text:p>1.49493765830994</text:p>
          </table:table-cell>
          <table:table-cell office:value-type="float" office:value="1.18339323997498" calcext:value-type="float">
            <text:p>1.18339323997498</text:p>
          </table:table-cell>
          <table:table-cell office:value-type="float" office:value="1.49256193637848" calcext:value-type="float">
            <text:p>1.49256193637848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4876583814621" calcext:value-type="float">
            <text:p>1.4876583814621</text:p>
          </table:table-cell>
          <table:table-cell office:value-type="float" office:value="1.31359815597534" calcext:value-type="float">
            <text:p>1.31359815597534</text:p>
          </table:table-cell>
          <table:table-cell table:number-columns-repeated="1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549" calcext:value-type="float">
            <text:p>1.4549</text:p>
          </table:table-cell>
          <table:table-cell office:value-type="float" office:value="1.472" calcext:value-type="float">
            <text:p>1.472</text:p>
          </table:table-cell>
          <table:table-cell office:value-type="float" office:value="1.7846" calcext:value-type="float">
            <text:p>1.7846</text:p>
          </table:table-cell>
          <table:table-cell office:value-type="float" office:value="1.0496" calcext:value-type="float">
            <text:p>1.0496</text:p>
          </table:table-cell>
          <table:table-cell office:value-type="float" office:value="1.43485260009766" calcext:value-type="float">
            <text:p>1.43485260009766</text:p>
          </table:table-cell>
          <table:table-cell office:value-type="float" office:value="1.45064973831177" calcext:value-type="float">
            <text:p>1.45064973831177</text:p>
          </table:table-cell>
          <table:table-cell office:value-type="float" office:value="1.46963453292847" calcext:value-type="float">
            <text:p>1.46963453292847</text:p>
          </table:table-cell>
          <table:table-cell office:value-type="float" office:value="1.48359084129334" calcext:value-type="float">
            <text:p>1.48359084129334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8117828369141" calcext:value-type="float">
            <text:p>1.48117828369141</text:p>
          </table:table-cell>
          <table:table-cell office:value-type="float" office:value="1.48973596096039" calcext:value-type="float">
            <text:p>1.48973596096039</text:p>
          </table:table-cell>
          <table:table-cell office:value-type="float" office:value="1.35314226150513" calcext:value-type="float">
            <text:p>1.35314226150513</text:p>
          </table:table-cell>
          <table:table-cell office:value-type="float" office:value="1.45072865486145" calcext:value-type="float">
            <text:p>1.45072865486145</text:p>
          </table:table-cell>
          <table:table-cell office:value-type="float" office:value="1.48936533927917" calcext:value-type="float">
            <text:p>1.48936533927917</text:p>
          </table:table-cell>
          <table:table-cell office:value-type="float" office:value="1.27553927898407" calcext:value-type="float">
            <text:p>1.27553927898407</text:p>
          </table:table-cell>
          <table:table-cell office:value-type="float" office:value="1.53897595405579" calcext:value-type="float">
            <text:p>1.53897595405579</text:p>
          </table:table-cell>
          <table:table-cell office:value-type="float" office:value="1.34283554553986" calcext:value-type="float">
            <text:p>1.34283554553986</text:p>
          </table:table-cell>
          <table:table-cell office:value-type="float" office:value="1.04960322380066" calcext:value-type="float">
            <text:p>1.04960322380066</text:p>
          </table:table-cell>
          <table:table-cell office:value-type="float" office:value="1.3107305765152" calcext:value-type="float">
            <text:p>1.3107305765152</text:p>
          </table:table-cell>
          <table:table-cell office:value-type="float" office:value="1.4254709482193" calcext:value-type="float">
            <text:p>1.4254709482193</text:p>
          </table:table-cell>
          <table:table-cell office:value-type="float" office:value="1.4860212802887" calcext:value-type="float">
            <text:p>1.4860212802887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4687390327454" calcext:value-type="float">
            <text:p>1.44687390327454</text:p>
          </table:table-cell>
          <table:table-cell office:value-type="float" office:value="1.49569129943848" calcext:value-type="float">
            <text:p>1.49569129943848</text:p>
          </table:table-cell>
          <table:table-cell office:value-type="float" office:value="1.42066669464111" calcext:value-type="float">
            <text:p>1.42066669464111</text:p>
          </table:table-cell>
          <table:table-cell office:value-type="float" office:value="1.44465744495392" calcext:value-type="float">
            <text:p>1.44465744495392</text:p>
          </table:table-cell>
          <table:table-cell office:value-type="float" office:value="1.68942809104919" calcext:value-type="float">
            <text:p>1.68942809104919</text:p>
          </table:table-cell>
          <table:table-cell office:value-type="float" office:value="1.627725481987" calcext:value-type="float">
            <text:p>1.627725481987</text:p>
          </table:table-cell>
          <table:table-cell office:value-type="float" office:value="1.50980544090271" calcext:value-type="float">
            <text:p>1.50980544090271</text:p>
          </table:table-cell>
          <table:table-cell office:value-type="float" office:value="1.56137692928314" calcext:value-type="float">
            <text:p>1.56137692928314</text:p>
          </table:table-cell>
          <table:table-cell office:value-type="float" office:value="1.58424377441406" calcext:value-type="float">
            <text:p>1.58424377441406</text:p>
          </table:table-cell>
          <table:table-cell office:value-type="float" office:value="1.4943755865097" calcext:value-type="float">
            <text:p>1.4943755865097</text:p>
          </table:table-cell>
          <table:table-cell office:value-type="float" office:value="1.29135012626648" calcext:value-type="float">
            <text:p>1.29135012626648</text:p>
          </table:table-cell>
          <table:table-cell office:value-type="float" office:value="1.43982684612274" calcext:value-type="float">
            <text:p>1.43982684612274</text:p>
          </table:table-cell>
          <table:table-cell office:value-type="float" office:value="1.49427843093872" calcext:value-type="float">
            <text:p>1.49427843093872</text:p>
          </table:table-cell>
          <table:table-cell office:value-type="float" office:value="1.56965124607086" calcext:value-type="float">
            <text:p>1.56965124607086</text:p>
          </table:table-cell>
          <table:table-cell office:value-type="float" office:value="1.47924602031708" calcext:value-type="float">
            <text:p>1.47924602031708</text:p>
          </table:table-cell>
          <table:table-cell office:value-type="float" office:value="1.26226830482483" calcext:value-type="float">
            <text:p>1.26226830482483</text:p>
          </table:table-cell>
          <table:table-cell office:value-type="float" office:value="1.32429373264313" calcext:value-type="float">
            <text:p>1.32429373264313</text:p>
          </table:table-cell>
          <table:table-cell office:value-type="float" office:value="1.47443616390228" calcext:value-type="float">
            <text:p>1.47443616390228</text:p>
          </table:table-cell>
          <table:table-cell table:number-columns-repeated="13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598" calcext:value-type="float">
            <text:p>1.4598</text:p>
          </table:table-cell>
          <table:table-cell office:value-type="float" office:value="1.4803" calcext:value-type="float">
            <text:p>1.4803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0496" calcext:value-type="float">
            <text:p>1.0496</text:p>
          </table:table-cell>
          <table:table-cell office:value-type="float" office:value="1.43485260009766" calcext:value-type="float">
            <text:p>1.43485260009766</text:p>
          </table:table-cell>
          <table:table-cell office:value-type="float" office:value="1.48359084129334" calcext:value-type="float">
            <text:p>1.48359084129334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63700103759766" calcext:value-type="float">
            <text:p>1.63700103759766</text:p>
          </table:table-cell>
          <table:table-cell office:value-type="float" office:value="1.48611569404602" calcext:value-type="float">
            <text:p>1.48611569404602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8973596096039" calcext:value-type="float">
            <text:p>1.48973596096039</text:p>
          </table:table-cell>
          <table:table-cell office:value-type="float" office:value="1.35314226150513" calcext:value-type="float">
            <text:p>1.35314226150513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27553927898407" calcext:value-type="float">
            <text:p>1.27553927898407</text:p>
          </table:table-cell>
          <table:table-cell office:value-type="float" office:value="1.53897595405579" calcext:value-type="float">
            <text:p>1.53897595405579</text:p>
          </table:table-cell>
          <table:table-cell office:value-type="float" office:value="1.47137796878815" calcext:value-type="float">
            <text:p>1.47137796878815</text:p>
          </table:table-cell>
          <table:table-cell office:value-type="float" office:value="1.38160037994385" calcext:value-type="float">
            <text:p>1.38160037994385</text:p>
          </table:table-cell>
          <table:table-cell office:value-type="float" office:value="1.51354098320007" calcext:value-type="float">
            <text:p>1.51354098320007</text:p>
          </table:table-cell>
          <table:table-cell office:value-type="float" office:value="1.04960322380066" calcext:value-type="float">
            <text:p>1.04960322380066</text:p>
          </table:table-cell>
          <table:table-cell office:value-type="float" office:value="1.3107305765152" calcext:value-type="float">
            <text:p>1.3107305765152</text:p>
          </table:table-cell>
          <table:table-cell office:value-type="float" office:value="1.43472838401794" calcext:value-type="float">
            <text:p>1.43472838401794</text:p>
          </table:table-cell>
          <table:table-cell office:value-type="float" office:value="1.58424377441406" calcext:value-type="float">
            <text:p>1.58424377441406</text:p>
          </table:table-cell>
          <table:table-cell office:value-type="float" office:value="1.63227832317352" calcext:value-type="float">
            <text:p>1.63227832317352</text:p>
          </table:table-cell>
          <table:table-cell office:value-type="float" office:value="1.49855637550354" calcext:value-type="float">
            <text:p>1.49855637550354</text:p>
          </table:table-cell>
          <table:table-cell office:value-type="float" office:value="1.53052771091461" calcext:value-type="float">
            <text:p>1.53052771091461</text:p>
          </table:table-cell>
          <table:table-cell office:value-type="float" office:value="1.29135012626648" calcext:value-type="float">
            <text:p>1.29135012626648</text:p>
          </table:table-cell>
          <table:table-cell office:value-type="float" office:value="1.43982684612274" calcext:value-type="float">
            <text:p>1.43982684612274</text:p>
          </table:table-cell>
          <table:table-cell office:value-type="float" office:value="1.56069123744965" calcext:value-type="float">
            <text:p>1.56069123744965</text:p>
          </table:table-cell>
          <table:table-cell office:value-type="float" office:value="1.63514471054077" calcext:value-type="float">
            <text:p>1.63514471054077</text:p>
          </table:table-cell>
          <table:table-cell office:value-type="float" office:value="1.50326704978943" calcext:value-type="float">
            <text:p>1.50326704978943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56965124607086" calcext:value-type="float">
            <text:p>1.56965124607086</text:p>
          </table:table-cell>
          <table:table-cell office:value-type="float" office:value="1.47924602031708" calcext:value-type="float">
            <text:p>1.47924602031708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28715252876282" calcext:value-type="float">
            <text:p>1.28715252876282</text:p>
          </table:table-cell>
          <table:table-cell office:value-type="float" office:value="1.3359557390213" calcext:value-type="float">
            <text:p>1.3359557390213</text:p>
          </table:table-cell>
          <table:table-cell office:value-type="float" office:value="1.47402477264404" calcext:value-type="float">
            <text:p>1.47402477264404</text:p>
          </table:table-cell>
          <table:table-cell office:value-type="float" office:value="1.56331753730774" calcext:value-type="float">
            <text:p>1.56331753730774</text:p>
          </table:table-cell>
          <table:table-cell office:value-type="float" office:value="1.62873458862305" calcext:value-type="float">
            <text:p>1.62873458862305</text:p>
          </table:table-cell>
          <table:table-cell office:value-type="float" office:value="1.54317450523376" calcext:value-type="float">
            <text:p>1.54317450523376</text:p>
          </table:table-cell>
          <table:table-cell office:value-type="float" office:value="1.31066942214966" calcext:value-type="float">
            <text:p>1.31066942214966</text:p>
          </table:table-cell>
          <table:table-cell office:value-type="float" office:value="1.35979247093201" calcext:value-type="float">
            <text:p>1.35979247093201</text:p>
          </table:table-cell>
          <table:table-cell office:value-type="float" office:value="1.47887635231018" calcext:value-type="float">
            <text:p>1.47887635231018</text:p>
          </table:table-cell>
          <table:table-cell office:value-type="float" office:value="1.55690729618073" calcext:value-type="float">
            <text:p>1.55690729618073</text:p>
          </table:table-cell>
          <table:table-cell office:value-type="float" office:value="1.5216897726059" calcext:value-type="float">
            <text:p>1.5216897726059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47443616390228" calcext:value-type="float">
            <text:p>1.47443616390228</text:p>
          </table:table-cell>
          <table:table-cell office:value-type="float" office:value="1.53192937374115" calcext:value-type="float">
            <text:p>1.53192937374115</text:p>
          </table:table-cell>
          <table:table-cell office:value-type="float" office:value="1.30151391029358" calcext:value-type="float">
            <text:p>1.30151391029358</text:p>
          </table:table-cell>
          <table:table-cell table:number-columns-repeated="1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812" calcext:value-type="float">
            <text:p>1.4812</text:p>
          </table:table-cell>
          <table:table-cell office:value-type="float" office:value="1.4834" calcext:value-type="float">
            <text:p>1.4834</text:p>
          </table:table-cell>
          <table:table-cell office:value-type="float" office:value="1.7629" calcext:value-type="float">
            <text:p>1.7629</text:p>
          </table:table-cell>
          <table:table-cell office:value-type="float" office:value="1.0366" calcext:value-type="float">
            <text:p>1.0366</text:p>
          </table:table-cell>
          <table:table-cell office:value-type="float" office:value="1.46963453292847" calcext:value-type="float">
            <text:p>1.46963453292847</text:p>
          </table:table-cell>
          <table:table-cell office:value-type="float" office:value="1.43485260009766" calcext:value-type="float">
            <text:p>1.43485260009766</text:p>
          </table:table-cell>
          <table:table-cell office:value-type="float" office:value="1.36441135406494" calcext:value-type="float">
            <text:p>1.36441135406494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7834625244141" calcext:value-type="float">
            <text:p>1.57834625244141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63700103759766" calcext:value-type="float">
            <text:p>1.63700103759766</text:p>
          </table:table-cell>
          <table:table-cell office:value-type="float" office:value="1.55600237846375" calcext:value-type="float">
            <text:p>1.55600237846375</text:p>
          </table:table-cell>
          <table:table-cell office:value-type="float" office:value="1.35314226150513" calcext:value-type="float">
            <text:p>1.35314226150513</text:p>
          </table:table-cell>
          <table:table-cell office:value-type="float" office:value="1.42069315910339" calcext:value-type="float">
            <text:p>1.42069315910339</text:p>
          </table:table-cell>
          <table:table-cell office:value-type="float" office:value="1.48936533927917" calcext:value-type="float">
            <text:p>1.48936533927917</text:p>
          </table:table-cell>
          <table:table-cell office:value-type="float" office:value="1.6667560338974" calcext:value-type="float">
            <text:p>1.6667560338974</text:p>
          </table:table-cell>
          <table:table-cell office:value-type="float" office:value="1.68942809104919" calcext:value-type="float">
            <text:p>1.68942809104919</text:p>
          </table:table-cell>
          <table:table-cell office:value-type="float" office:value="1.49443101882935" calcext:value-type="float">
            <text:p>1.49443101882935</text:p>
          </table:table-cell>
          <table:table-cell office:value-type="float" office:value="1.53328776359558" calcext:value-type="float">
            <text:p>1.53328776359558</text:p>
          </table:table-cell>
          <table:table-cell office:value-type="float" office:value="1.60201382637024" calcext:value-type="float">
            <text:p>1.60201382637024</text:p>
          </table:table-cell>
          <table:table-cell office:value-type="float" office:value="1.44862234592438" calcext:value-type="float">
            <text:p>1.44862234592438</text:p>
          </table:table-cell>
          <table:table-cell office:value-type="float" office:value="1.56137692928314" calcext:value-type="float">
            <text:p>1.56137692928314</text:p>
          </table:table-cell>
          <table:table-cell office:value-type="float" office:value="1.20599484443665" calcext:value-type="float">
            <text:p>1.20599484443665</text:p>
          </table:table-cell>
          <table:table-cell office:value-type="float" office:value="1.46661925315857" calcext:value-type="float">
            <text:p>1.46661925315857</text:p>
          </table:table-cell>
          <table:table-cell office:value-type="float" office:value="1.53897595405579" calcext:value-type="float">
            <text:p>1.53897595405579</text:p>
          </table:table-cell>
          <table:table-cell office:value-type="float" office:value="1.16096353530884" calcext:value-type="float">
            <text:p>1.16096353530884</text:p>
          </table:table-cell>
          <table:table-cell office:value-type="float" office:value="1.43472838401794" calcext:value-type="float">
            <text:p>1.43472838401794</text:p>
          </table:table-cell>
          <table:table-cell office:value-type="float" office:value="1.47137796878815" calcext:value-type="float">
            <text:p>1.47137796878815</text:p>
          </table:table-cell>
          <table:table-cell office:value-type="float" office:value="1.48335754871368" calcext:value-type="float">
            <text:p>1.48335754871368</text:p>
          </table:table-cell>
          <table:table-cell office:value-type="float" office:value="1.3107305765152" calcext:value-type="float">
            <text:p>1.3107305765152</text:p>
          </table:table-cell>
          <table:table-cell office:value-type="float" office:value="1.34775066375732" calcext:value-type="float">
            <text:p>1.34775066375732</text:p>
          </table:table-cell>
          <table:table-cell office:value-type="float" office:value="1.40059292316437" calcext:value-type="float">
            <text:p>1.40059292316437</text:p>
          </table:table-cell>
          <table:table-cell office:value-type="float" office:value="1.6145486831665" calcext:value-type="float">
            <text:p>1.6145486831665</text:p>
          </table:table-cell>
          <table:table-cell office:value-type="float" office:value="1.53563630580902" calcext:value-type="float">
            <text:p>1.53563630580902</text:p>
          </table:table-cell>
          <table:table-cell office:value-type="float" office:value="1.66195547580719" calcext:value-type="float">
            <text:p>1.66195547580719</text:p>
          </table:table-cell>
          <table:table-cell office:value-type="float" office:value="1.64341950416565" calcext:value-type="float">
            <text:p>1.64341950416565</text:p>
          </table:table-cell>
          <table:table-cell office:value-type="float" office:value="1.47367250919342" calcext:value-type="float">
            <text:p>1.47367250919342</text:p>
          </table:table-cell>
          <table:table-cell office:value-type="float" office:value="1.56740295886993" calcext:value-type="float">
            <text:p>1.56740295886993</text:p>
          </table:table-cell>
          <table:table-cell office:value-type="float" office:value="1.59752035140991" calcext:value-type="float">
            <text:p>1.59752035140991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63514471054077" calcext:value-type="float">
            <text:p>1.63514471054077</text:p>
          </table:table-cell>
          <table:table-cell office:value-type="float" office:value="1.76294505596161" calcext:value-type="float">
            <text:p>1.76294505596161</text:p>
          </table:table-cell>
          <table:table-cell office:value-type="float" office:value="1.47924602031708" calcext:value-type="float">
            <text:p>1.47924602031708</text:p>
          </table:table-cell>
          <table:table-cell office:value-type="float" office:value="1.53652501106262" calcext:value-type="float">
            <text:p>1.53652501106262</text:p>
          </table:table-cell>
          <table:table-cell office:value-type="float" office:value="1.50677931308746" calcext:value-type="float">
            <text:p>1.50677931308746</text:p>
          </table:table-cell>
          <table:table-cell office:value-type="float" office:value="1.53310561180115" calcext:value-type="float">
            <text:p>1.53310561180115</text:p>
          </table:table-cell>
          <table:table-cell office:value-type="float" office:value="1.46556305885315" calcext:value-type="float">
            <text:p>1.46556305885315</text:p>
          </table:table-cell>
          <table:table-cell office:value-type="float" office:value="1.40911984443665" calcext:value-type="float">
            <text:p>1.40911984443665</text:p>
          </table:table-cell>
          <table:table-cell office:value-type="float" office:value="1.46527409553528" calcext:value-type="float">
            <text:p>1.46527409553528</text:p>
          </table:table-cell>
          <table:table-cell office:value-type="float" office:value="1.62873458862305" calcext:value-type="float">
            <text:p>1.62873458862305</text:p>
          </table:table-cell>
          <table:table-cell office:value-type="float" office:value="1.46569836139679" calcext:value-type="float">
            <text:p>1.46569836139679</text:p>
          </table:table-cell>
          <table:table-cell office:value-type="float" office:value="1.30151391029358" calcext:value-type="float">
            <text:p>1.30151391029358</text:p>
          </table:table-cell>
          <table:table-cell office:value-type="float" office:value="1.31469738483429" calcext:value-type="float">
            <text:p>1.31469738483429</text:p>
          </table:table-cell>
          <table:table-cell office:value-type="float" office:value="1.03664183616638" calcext:value-type="float">
            <text:p>1.03664183616638</text:p>
          </table:table-cell>
          <table:table-cell office:value-type="float" office:value="1.56331753730774" calcext:value-type="float">
            <text:p>1.56331753730774</text:p>
          </table:table-cell>
          <table:table-cell office:value-type="float" office:value="1.4397519826889" calcext:value-type="float">
            <text:p>1.4397519826889</text:p>
          </table:table-cell>
          <table:table-cell office:value-type="float" office:value="1.53889012336731" calcext:value-type="float">
            <text:p>1.53889012336731</text:p>
          </table:table-cell>
          <table:table-cell office:value-type="float" office:value="1.54231882095337" calcext:value-type="float">
            <text:p>1.54231882095337</text:p>
          </table:table-cell>
          <table:table-cell office:value-type="float" office:value="1.41933214664459" calcext:value-type="float">
            <text:p>1.41933214664459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812" calcext:value-type="float">
            <text:p>1.4812</text:p>
          </table:table-cell>
          <table:table-cell office:value-type="float" office:value="1.4834" calcext:value-type="float">
            <text:p>1.4834</text:p>
          </table:table-cell>
          <table:table-cell office:value-type="float" office:value="1.7629" calcext:value-type="float">
            <text:p>1.7629</text:p>
          </table:table-cell>
          <table:table-cell office:value-type="float" office:value="1.0366" calcext:value-type="float">
            <text:p>1.0366</text:p>
          </table:table-cell>
          <table:table-cell office:value-type="float" office:value="1.46963453292847" calcext:value-type="float">
            <text:p>1.46963453292847</text:p>
          </table:table-cell>
          <table:table-cell office:value-type="float" office:value="1.43485260009766" calcext:value-type="float">
            <text:p>1.43485260009766</text:p>
          </table:table-cell>
          <table:table-cell office:value-type="float" office:value="1.36441135406494" calcext:value-type="float">
            <text:p>1.36441135406494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7834625244141" calcext:value-type="float">
            <text:p>1.57834625244141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63700103759766" calcext:value-type="float">
            <text:p>1.63700103759766</text:p>
          </table:table-cell>
          <table:table-cell office:value-type="float" office:value="1.55600237846375" calcext:value-type="float">
            <text:p>1.55600237846375</text:p>
          </table:table-cell>
          <table:table-cell office:value-type="float" office:value="1.35314226150513" calcext:value-type="float">
            <text:p>1.35314226150513</text:p>
          </table:table-cell>
          <table:table-cell office:value-type="float" office:value="1.42069315910339" calcext:value-type="float">
            <text:p>1.42069315910339</text:p>
          </table:table-cell>
          <table:table-cell office:value-type="float" office:value="1.48936533927917" calcext:value-type="float">
            <text:p>1.48936533927917</text:p>
          </table:table-cell>
          <table:table-cell office:value-type="float" office:value="1.6667560338974" calcext:value-type="float">
            <text:p>1.6667560338974</text:p>
          </table:table-cell>
          <table:table-cell office:value-type="float" office:value="1.68942809104919" calcext:value-type="float">
            <text:p>1.68942809104919</text:p>
          </table:table-cell>
          <table:table-cell office:value-type="float" office:value="1.49443101882935" calcext:value-type="float">
            <text:p>1.49443101882935</text:p>
          </table:table-cell>
          <table:table-cell office:value-type="float" office:value="1.53328776359558" calcext:value-type="float">
            <text:p>1.53328776359558</text:p>
          </table:table-cell>
          <table:table-cell office:value-type="float" office:value="1.60201382637024" calcext:value-type="float">
            <text:p>1.60201382637024</text:p>
          </table:table-cell>
          <table:table-cell office:value-type="float" office:value="1.44862234592438" calcext:value-type="float">
            <text:p>1.44862234592438</text:p>
          </table:table-cell>
          <table:table-cell office:value-type="float" office:value="1.56137692928314" calcext:value-type="float">
            <text:p>1.56137692928314</text:p>
          </table:table-cell>
          <table:table-cell office:value-type="float" office:value="1.20599484443665" calcext:value-type="float">
            <text:p>1.20599484443665</text:p>
          </table:table-cell>
          <table:table-cell office:value-type="float" office:value="1.46661925315857" calcext:value-type="float">
            <text:p>1.46661925315857</text:p>
          </table:table-cell>
          <table:table-cell office:value-type="float" office:value="1.53897595405579" calcext:value-type="float">
            <text:p>1.53897595405579</text:p>
          </table:table-cell>
          <table:table-cell office:value-type="float" office:value="1.16096353530884" calcext:value-type="float">
            <text:p>1.16096353530884</text:p>
          </table:table-cell>
          <table:table-cell office:value-type="float" office:value="1.43472838401794" calcext:value-type="float">
            <text:p>1.43472838401794</text:p>
          </table:table-cell>
          <table:table-cell office:value-type="float" office:value="1.47137796878815" calcext:value-type="float">
            <text:p>1.47137796878815</text:p>
          </table:table-cell>
          <table:table-cell office:value-type="float" office:value="1.48335754871368" calcext:value-type="float">
            <text:p>1.48335754871368</text:p>
          </table:table-cell>
          <table:table-cell office:value-type="float" office:value="1.3107305765152" calcext:value-type="float">
            <text:p>1.3107305765152</text:p>
          </table:table-cell>
          <table:table-cell office:value-type="float" office:value="1.34775066375732" calcext:value-type="float">
            <text:p>1.34775066375732</text:p>
          </table:table-cell>
          <table:table-cell office:value-type="float" office:value="1.40059292316437" calcext:value-type="float">
            <text:p>1.40059292316437</text:p>
          </table:table-cell>
          <table:table-cell office:value-type="float" office:value="1.6145486831665" calcext:value-type="float">
            <text:p>1.6145486831665</text:p>
          </table:table-cell>
          <table:table-cell office:value-type="float" office:value="1.53563630580902" calcext:value-type="float">
            <text:p>1.53563630580902</text:p>
          </table:table-cell>
          <table:table-cell office:value-type="float" office:value="1.66195547580719" calcext:value-type="float">
            <text:p>1.66195547580719</text:p>
          </table:table-cell>
          <table:table-cell office:value-type="float" office:value="1.64341950416565" calcext:value-type="float">
            <text:p>1.64341950416565</text:p>
          </table:table-cell>
          <table:table-cell office:value-type="float" office:value="1.47367250919342" calcext:value-type="float">
            <text:p>1.47367250919342</text:p>
          </table:table-cell>
          <table:table-cell office:value-type="float" office:value="1.56740295886993" calcext:value-type="float">
            <text:p>1.56740295886993</text:p>
          </table:table-cell>
          <table:table-cell office:value-type="float" office:value="1.59752035140991" calcext:value-type="float">
            <text:p>1.59752035140991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63514471054077" calcext:value-type="float">
            <text:p>1.63514471054077</text:p>
          </table:table-cell>
          <table:table-cell office:value-type="float" office:value="1.76294505596161" calcext:value-type="float">
            <text:p>1.76294505596161</text:p>
          </table:table-cell>
          <table:table-cell office:value-type="float" office:value="1.47924602031708" calcext:value-type="float">
            <text:p>1.47924602031708</text:p>
          </table:table-cell>
          <table:table-cell office:value-type="float" office:value="1.53652501106262" calcext:value-type="float">
            <text:p>1.53652501106262</text:p>
          </table:table-cell>
          <table:table-cell office:value-type="float" office:value="1.50677931308746" calcext:value-type="float">
            <text:p>1.50677931308746</text:p>
          </table:table-cell>
          <table:table-cell office:value-type="float" office:value="1.53310561180115" calcext:value-type="float">
            <text:p>1.53310561180115</text:p>
          </table:table-cell>
          <table:table-cell office:value-type="float" office:value="1.46556305885315" calcext:value-type="float">
            <text:p>1.46556305885315</text:p>
          </table:table-cell>
          <table:table-cell office:value-type="float" office:value="1.40911984443665" calcext:value-type="float">
            <text:p>1.40911984443665</text:p>
          </table:table-cell>
          <table:table-cell office:value-type="float" office:value="1.46527409553528" calcext:value-type="float">
            <text:p>1.46527409553528</text:p>
          </table:table-cell>
          <table:table-cell office:value-type="float" office:value="1.62873458862305" calcext:value-type="float">
            <text:p>1.62873458862305</text:p>
          </table:table-cell>
          <table:table-cell office:value-type="float" office:value="1.46569836139679" calcext:value-type="float">
            <text:p>1.46569836139679</text:p>
          </table:table-cell>
          <table:table-cell office:value-type="float" office:value="1.30151391029358" calcext:value-type="float">
            <text:p>1.30151391029358</text:p>
          </table:table-cell>
          <table:table-cell office:value-type="float" office:value="1.31469738483429" calcext:value-type="float">
            <text:p>1.31469738483429</text:p>
          </table:table-cell>
          <table:table-cell office:value-type="float" office:value="1.03664183616638" calcext:value-type="float">
            <text:p>1.03664183616638</text:p>
          </table:table-cell>
          <table:table-cell office:value-type="float" office:value="1.56331753730774" calcext:value-type="float">
            <text:p>1.56331753730774</text:p>
          </table:table-cell>
          <table:table-cell office:value-type="float" office:value="1.4397519826889" calcext:value-type="float">
            <text:p>1.4397519826889</text:p>
          </table:table-cell>
          <table:table-cell office:value-type="float" office:value="1.53889012336731" calcext:value-type="float">
            <text:p>1.53889012336731</text:p>
          </table:table-cell>
          <table:table-cell office:value-type="float" office:value="1.54231882095337" calcext:value-type="float">
            <text:p>1.54231882095337</text:p>
          </table:table-cell>
          <table:table-cell office:value-type="float" office:value="1.41933214664459" calcext:value-type="float">
            <text:p>1.41933214664459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852" calcext:value-type="float">
            <text:p>1.4852</text:p>
          </table:table-cell>
          <table:table-cell office:value-type="float" office:value="1.4834" calcext:value-type="float">
            <text:p>1.4834</text:p>
          </table:table-cell>
          <table:table-cell office:value-type="float" office:value="1.7629" calcext:value-type="float">
            <text:p>1.7629</text:p>
          </table:table-cell>
          <table:table-cell office:value-type="float" office:value="1.1537" calcext:value-type="float">
            <text:p>1.1537</text:p>
          </table:table-cell>
          <table:table-cell office:value-type="float" office:value="1.46963453292847" calcext:value-type="float">
            <text:p>1.46963453292847</text:p>
          </table:table-cell>
          <table:table-cell office:value-type="float" office:value="1.43485260009766" calcext:value-type="float">
            <text:p>1.43485260009766</text:p>
          </table:table-cell>
          <table:table-cell office:value-type="float" office:value="1.57332909107208" calcext:value-type="float">
            <text:p>1.57332909107208</text:p>
          </table:table-cell>
          <table:table-cell office:value-type="float" office:value="1.51171684265137" calcext:value-type="float">
            <text:p>1.5117168426513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57834625244141" calcext:value-type="float">
            <text:p>1.57834625244141</text:p>
          </table:table-cell>
          <table:table-cell office:value-type="float" office:value="1.55600237846375" calcext:value-type="float">
            <text:p>1.55600237846375</text:p>
          </table:table-cell>
          <table:table-cell office:value-type="float" office:value="1.35314226150513" calcext:value-type="float">
            <text:p>1.35314226150513</text:p>
          </table:table-cell>
          <table:table-cell office:value-type="float" office:value="1.42069315910339" calcext:value-type="float">
            <text:p>1.42069315910339</text:p>
          </table:table-cell>
          <table:table-cell office:value-type="float" office:value="1.48936533927917" calcext:value-type="float">
            <text:p>1.48936533927917</text:p>
          </table:table-cell>
          <table:table-cell office:value-type="float" office:value="1.55636882781982" calcext:value-type="float">
            <text:p>1.55636882781982</text:p>
          </table:table-cell>
          <table:table-cell office:value-type="float" office:value="1.701984167099" calcext:value-type="float">
            <text:p>1.701984167099</text:p>
          </table:table-cell>
          <table:table-cell office:value-type="float" office:value="1.68942809104919" calcext:value-type="float">
            <text:p>1.68942809104919</text:p>
          </table:table-cell>
          <table:table-cell office:value-type="float" office:value="1.53328776359558" calcext:value-type="float">
            <text:p>1.53328776359558</text:p>
          </table:table-cell>
          <table:table-cell office:value-type="float" office:value="1.49443101882935" calcext:value-type="float">
            <text:p>1.49443101882935</text:p>
          </table:table-cell>
          <table:table-cell office:value-type="float" office:value="1.44862234592438" calcext:value-type="float">
            <text:p>1.44862234592438</text:p>
          </table:table-cell>
          <table:table-cell office:value-type="float" office:value="1.56137692928314" calcext:value-type="float">
            <text:p>1.56137692928314</text:p>
          </table:table-cell>
          <table:table-cell office:value-type="float" office:value="1.20599484443665" calcext:value-type="float">
            <text:p>1.20599484443665</text:p>
          </table:table-cell>
          <table:table-cell office:value-type="float" office:value="1.492147564888" calcext:value-type="float">
            <text:p>1.492147564888</text:p>
          </table:table-cell>
          <table:table-cell office:value-type="float" office:value="1.46566545963287" calcext:value-type="float">
            <text:p>1.46566545963287</text:p>
          </table:table-cell>
          <table:table-cell office:value-type="float" office:value="1.53897595405579" calcext:value-type="float">
            <text:p>1.53897595405579</text:p>
          </table:table-cell>
          <table:table-cell office:value-type="float" office:value="1.43472838401794" calcext:value-type="float">
            <text:p>1.43472838401794</text:p>
          </table:table-cell>
          <table:table-cell office:value-type="float" office:value="1.16096353530884" calcext:value-type="float">
            <text:p>1.16096353530884</text:p>
          </table:table-cell>
          <table:table-cell office:value-type="float" office:value="1.48335754871368" calcext:value-type="float">
            <text:p>1.48335754871368</text:p>
          </table:table-cell>
          <table:table-cell office:value-type="float" office:value="1.3107305765152" calcext:value-type="float">
            <text:p>1.3107305765152</text:p>
          </table:table-cell>
          <table:table-cell office:value-type="float" office:value="1.34775066375732" calcext:value-type="float">
            <text:p>1.34775066375732</text:p>
          </table:table-cell>
          <table:table-cell office:value-type="float" office:value="1.61975002288818" calcext:value-type="float">
            <text:p>1.61975002288818</text:p>
          </table:table-cell>
          <table:table-cell office:value-type="float" office:value="1.73041641712189" calcext:value-type="float">
            <text:p>1.73041641712189</text:p>
          </table:table-cell>
          <table:table-cell office:value-type="float" office:value="1.45132625102997" calcext:value-type="float">
            <text:p>1.45132625102997</text:p>
          </table:table-cell>
          <table:table-cell office:value-type="float" office:value="1.53846776485443" calcext:value-type="float">
            <text:p>1.53846776485443</text:p>
          </table:table-cell>
          <table:table-cell office:value-type="float" office:value="1.40573263168335" calcext:value-type="float">
            <text:p>1.40573263168335</text:p>
          </table:table-cell>
          <table:table-cell office:value-type="float" office:value="1.48340284824371" calcext:value-type="float">
            <text:p>1.48340284824371</text:p>
          </table:table-cell>
          <table:table-cell office:value-type="float" office:value="1.47568726539612" calcext:value-type="float">
            <text:p>1.47568726539612</text:p>
          </table:table-cell>
          <table:table-cell office:value-type="float" office:value="1.46009731292725" calcext:value-type="float">
            <text:p>1.46009731292725</text:p>
          </table:table-cell>
          <table:table-cell office:value-type="float" office:value="1.45428323745728" calcext:value-type="float">
            <text:p>1.45428323745728</text:p>
          </table:table-cell>
          <table:table-cell office:value-type="float" office:value="1.55019891262054" calcext:value-type="float">
            <text:p>1.55019891262054</text:p>
          </table:table-cell>
          <table:table-cell office:value-type="float" office:value="1.62102103233337" calcext:value-type="float">
            <text:p>1.62102103233337</text:p>
          </table:table-cell>
          <table:table-cell office:value-type="float" office:value="1.50586199760437" calcext:value-type="float">
            <text:p>1.50586199760437</text:p>
          </table:table-cell>
          <table:table-cell office:value-type="float" office:value="1.56623220443726" calcext:value-type="float">
            <text:p>1.56623220443726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59752035140991" calcext:value-type="float">
            <text:p>1.59752035140991</text:p>
          </table:table-cell>
          <table:table-cell office:value-type="float" office:value="1.76294505596161" calcext:value-type="float">
            <text:p>1.76294505596161</text:p>
          </table:table-cell>
          <table:table-cell office:value-type="float" office:value="1.47924602031708" calcext:value-type="float">
            <text:p>1.47924602031708</text:p>
          </table:table-cell>
          <table:table-cell office:value-type="float" office:value="1.53652501106262" calcext:value-type="float">
            <text:p>1.53652501106262</text:p>
          </table:table-cell>
          <table:table-cell office:value-type="float" office:value="1.50677931308746" calcext:value-type="float">
            <text:p>1.50677931308746</text:p>
          </table:table-cell>
          <table:table-cell office:value-type="float" office:value="1.46569836139679" calcext:value-type="float">
            <text:p>1.46569836139679</text:p>
          </table:table-cell>
          <table:table-cell office:value-type="float" office:value="1.30151391029358" calcext:value-type="float">
            <text:p>1.30151391029358</text:p>
          </table:table-cell>
          <table:table-cell office:value-type="float" office:value="1.31469738483429" calcext:value-type="float">
            <text:p>1.31469738483429</text:p>
          </table:table-cell>
          <table:table-cell office:value-type="float" office:value="1.46556305885315" calcext:value-type="float">
            <text:p>1.46556305885315</text:p>
          </table:table-cell>
          <table:table-cell office:value-type="float" office:value="1.40911984443665" calcext:value-type="float">
            <text:p>1.40911984443665</text:p>
          </table:table-cell>
          <table:table-cell office:value-type="float" office:value="1.46527409553528" calcext:value-type="float">
            <text:p>1.46527409553528</text:p>
          </table:table-cell>
          <table:table-cell office:value-type="float" office:value="1.53889012336731" calcext:value-type="float">
            <text:p>1.53889012336731</text:p>
          </table:table-cell>
          <table:table-cell office:value-type="float" office:value="1.54231882095337" calcext:value-type="float">
            <text:p>1.54231882095337</text:p>
          </table:table-cell>
          <table:table-cell office:value-type="float" office:value="1.41933214664459" calcext:value-type="float">
            <text:p>1.41933214664459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549" calcext:value-type="float">
            <text:p>1.4549</text:p>
          </table:table-cell>
          <table:table-cell office:value-type="float" office:value="1.472" calcext:value-type="float">
            <text:p>1.472</text:p>
          </table:table-cell>
          <table:table-cell office:value-type="float" office:value="1.7846" calcext:value-type="float">
            <text:p>1.7846</text:p>
          </table:table-cell>
          <table:table-cell office:value-type="float" office:value="1.0496" calcext:value-type="float">
            <text:p>1.0496</text:p>
          </table:table-cell>
          <table:table-cell office:value-type="float" office:value="1.43485260009766" calcext:value-type="float">
            <text:p>1.43485260009766</text:p>
          </table:table-cell>
          <table:table-cell office:value-type="float" office:value="1.45064973831177" calcext:value-type="float">
            <text:p>1.45064973831177</text:p>
          </table:table-cell>
          <table:table-cell office:value-type="float" office:value="1.46963453292847" calcext:value-type="float">
            <text:p>1.46963453292847</text:p>
          </table:table-cell>
          <table:table-cell office:value-type="float" office:value="1.48359084129334" calcext:value-type="float">
            <text:p>1.48359084129334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8117828369141" calcext:value-type="float">
            <text:p>1.48117828369141</text:p>
          </table:table-cell>
          <table:table-cell office:value-type="float" office:value="1.48973596096039" calcext:value-type="float">
            <text:p>1.48973596096039</text:p>
          </table:table-cell>
          <table:table-cell office:value-type="float" office:value="1.35314226150513" calcext:value-type="float">
            <text:p>1.35314226150513</text:p>
          </table:table-cell>
          <table:table-cell office:value-type="float" office:value="1.45072865486145" calcext:value-type="float">
            <text:p>1.45072865486145</text:p>
          </table:table-cell>
          <table:table-cell office:value-type="float" office:value="1.48936533927917" calcext:value-type="float">
            <text:p>1.48936533927917</text:p>
          </table:table-cell>
          <table:table-cell office:value-type="float" office:value="1.27553927898407" calcext:value-type="float">
            <text:p>1.27553927898407</text:p>
          </table:table-cell>
          <table:table-cell office:value-type="float" office:value="1.53897595405579" calcext:value-type="float">
            <text:p>1.53897595405579</text:p>
          </table:table-cell>
          <table:table-cell office:value-type="float" office:value="1.34283554553986" calcext:value-type="float">
            <text:p>1.34283554553986</text:p>
          </table:table-cell>
          <table:table-cell office:value-type="float" office:value="1.04960322380066" calcext:value-type="float">
            <text:p>1.04960322380066</text:p>
          </table:table-cell>
          <table:table-cell office:value-type="float" office:value="1.3107305765152" calcext:value-type="float">
            <text:p>1.3107305765152</text:p>
          </table:table-cell>
          <table:table-cell office:value-type="float" office:value="1.4254709482193" calcext:value-type="float">
            <text:p>1.4254709482193</text:p>
          </table:table-cell>
          <table:table-cell office:value-type="float" office:value="1.4860212802887" calcext:value-type="float">
            <text:p>1.4860212802887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4687390327454" calcext:value-type="float">
            <text:p>1.44687390327454</text:p>
          </table:table-cell>
          <table:table-cell office:value-type="float" office:value="1.49569129943848" calcext:value-type="float">
            <text:p>1.49569129943848</text:p>
          </table:table-cell>
          <table:table-cell office:value-type="float" office:value="1.42066669464111" calcext:value-type="float">
            <text:p>1.42066669464111</text:p>
          </table:table-cell>
          <table:table-cell office:value-type="float" office:value="1.44465744495392" calcext:value-type="float">
            <text:p>1.44465744495392</text:p>
          </table:table-cell>
          <table:table-cell office:value-type="float" office:value="1.68942809104919" calcext:value-type="float">
            <text:p>1.68942809104919</text:p>
          </table:table-cell>
          <table:table-cell office:value-type="float" office:value="1.627725481987" calcext:value-type="float">
            <text:p>1.627725481987</text:p>
          </table:table-cell>
          <table:table-cell office:value-type="float" office:value="1.50980544090271" calcext:value-type="float">
            <text:p>1.50980544090271</text:p>
          </table:table-cell>
          <table:table-cell office:value-type="float" office:value="1.56137692928314" calcext:value-type="float">
            <text:p>1.56137692928314</text:p>
          </table:table-cell>
          <table:table-cell office:value-type="float" office:value="1.58424377441406" calcext:value-type="float">
            <text:p>1.58424377441406</text:p>
          </table:table-cell>
          <table:table-cell office:value-type="float" office:value="1.4943755865097" calcext:value-type="float">
            <text:p>1.4943755865097</text:p>
          </table:table-cell>
          <table:table-cell office:value-type="float" office:value="1.29135012626648" calcext:value-type="float">
            <text:p>1.29135012626648</text:p>
          </table:table-cell>
          <table:table-cell office:value-type="float" office:value="1.43982684612274" calcext:value-type="float">
            <text:p>1.43982684612274</text:p>
          </table:table-cell>
          <table:table-cell office:value-type="float" office:value="1.49427843093872" calcext:value-type="float">
            <text:p>1.49427843093872</text:p>
          </table:table-cell>
          <table:table-cell office:value-type="float" office:value="1.56965124607086" calcext:value-type="float">
            <text:p>1.56965124607086</text:p>
          </table:table-cell>
          <table:table-cell office:value-type="float" office:value="1.47924602031708" calcext:value-type="float">
            <text:p>1.47924602031708</text:p>
          </table:table-cell>
          <table:table-cell office:value-type="float" office:value="1.26226830482483" calcext:value-type="float">
            <text:p>1.26226830482483</text:p>
          </table:table-cell>
          <table:table-cell office:value-type="float" office:value="1.32429373264313" calcext:value-type="float">
            <text:p>1.32429373264313</text:p>
          </table:table-cell>
          <table:table-cell office:value-type="float" office:value="1.47443616390228" calcext:value-type="float">
            <text:p>1.47443616390228</text:p>
          </table:table-cell>
          <table:table-cell table:number-columns-repeated="13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777" calcext:value-type="float">
            <text:p>1.4777</text:p>
          </table:table-cell>
          <table:table-cell office:value-type="float" office:value="1.5023" calcext:value-type="float">
            <text:p>1.5023</text:p>
          </table:table-cell>
          <table:table-cell office:value-type="float" office:value="1.7846" calcext:value-type="float">
            <text:p>1.7846</text:p>
          </table:table-cell>
          <table:table-cell office:value-type="float" office:value="1.0282" calcext:value-type="float">
            <text:p>1.0282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4807612895966" calcext:value-type="float">
            <text:p>1.44807612895966</text:p>
          </table:table-cell>
          <table:table-cell office:value-type="float" office:value="1.60990834236145" calcext:value-type="float">
            <text:p>1.60990834236145</text:p>
          </table:table-cell>
          <table:table-cell office:value-type="float" office:value="1.43610382080078" calcext:value-type="float">
            <text:p>1.43610382080078</text:p>
          </table:table-cell>
          <table:table-cell office:value-type="float" office:value="1.60356509685516" calcext:value-type="float">
            <text:p>1.60356509685516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50652241706848" calcext:value-type="float">
            <text:p>1.50652241706848</text:p>
          </table:table-cell>
          <table:table-cell office:value-type="float" office:value="1.61512458324432" calcext:value-type="float">
            <text:p>1.61512458324432</text:p>
          </table:table-cell>
          <table:table-cell office:value-type="float" office:value="1.52506339550018" calcext:value-type="float">
            <text:p>1.52506339550018</text:p>
          </table:table-cell>
          <table:table-cell office:value-type="float" office:value="1.54685854911804" calcext:value-type="float">
            <text:p>1.54685854911804</text:p>
          </table:table-cell>
          <table:table-cell office:value-type="float" office:value="1.61080420017242" calcext:value-type="float">
            <text:p>1.61080420017242</text:p>
          </table:table-cell>
          <table:table-cell office:value-type="float" office:value="1.50201761722565" calcext:value-type="float">
            <text:p>1.50201761722565</text:p>
          </table:table-cell>
          <table:table-cell office:value-type="float" office:value="1.28592658042908" calcext:value-type="float">
            <text:p>1.28592658042908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2602016925812" calcext:value-type="float">
            <text:p>1.52602016925812</text:p>
          </table:table-cell>
          <table:table-cell office:value-type="float" office:value="1.20754027366638" calcext:value-type="float">
            <text:p>1.20754027366638</text:p>
          </table:table-cell>
          <table:table-cell office:value-type="float" office:value="1.53681778907776" calcext:value-type="float">
            <text:p>1.53681778907776</text:p>
          </table:table-cell>
          <table:table-cell office:value-type="float" office:value="1.23389768600464" calcext:value-type="float">
            <text:p>1.23389768600464</text:p>
          </table:table-cell>
          <table:table-cell office:value-type="float" office:value="1.34075379371643" calcext:value-type="float">
            <text:p>1.34075379371643</text:p>
          </table:table-cell>
          <table:table-cell office:value-type="float" office:value="1.53916251659393" calcext:value-type="float">
            <text:p>1.53916251659393</text:p>
          </table:table-cell>
          <table:table-cell office:value-type="float" office:value="1.50618314743042" calcext:value-type="float">
            <text:p>1.50618314743042</text:p>
          </table:table-cell>
          <table:table-cell office:value-type="float" office:value="1.29714357852936" calcext:value-type="float">
            <text:p>1.29714357852936</text:p>
          </table:table-cell>
          <table:table-cell office:value-type="float" office:value="1.52792346477509" calcext:value-type="float">
            <text:p>1.52792346477509</text:p>
          </table:table-cell>
          <table:table-cell office:value-type="float" office:value="1.46415579319" calcext:value-type="float">
            <text:p>1.46415579319</text:p>
          </table:table-cell>
          <table:table-cell office:value-type="float" office:value="1.44403731822968" calcext:value-type="float">
            <text:p>1.44403731822968</text:p>
          </table:table-cell>
          <table:table-cell office:value-type="float" office:value="1.5862478017807" calcext:value-type="float">
            <text:p>1.5862478017807</text:p>
          </table:table-cell>
          <table:table-cell office:value-type="float" office:value="1.51671576499939" calcext:value-type="float">
            <text:p>1.51671576499939</text:p>
          </table:table-cell>
          <table:table-cell office:value-type="float" office:value="1.35256731510162" calcext:value-type="float">
            <text:p>1.35256731510162</text:p>
          </table:table-cell>
          <table:table-cell office:value-type="float" office:value="1.51317965984344" calcext:value-type="float">
            <text:p>1.51317965984344</text:p>
          </table:table-cell>
          <table:table-cell office:value-type="float" office:value="1.47613966464996" calcext:value-type="float">
            <text:p>1.47613966464996</text:p>
          </table:table-cell>
          <table:table-cell office:value-type="float" office:value="1.40805172920227" calcext:value-type="float">
            <text:p>1.40805172920227</text:p>
          </table:table-cell>
          <table:table-cell office:value-type="float" office:value="1.40545070171356" calcext:value-type="float">
            <text:p>1.40545070171356</text:p>
          </table:table-cell>
          <table:table-cell office:value-type="float" office:value="1.02819800376892" calcext:value-type="float">
            <text:p>1.02819800376892</text:p>
          </table:table-cell>
          <table:table-cell office:value-type="float" office:value="1.57341206073761" calcext:value-type="float">
            <text:p>1.57341206073761</text:p>
          </table:table-cell>
          <table:table-cell office:value-type="float" office:value="1.50227761268616" calcext:value-type="float">
            <text:p>1.50227761268616</text:p>
          </table:table-cell>
          <table:table-cell office:value-type="float" office:value="1.43754875659943" calcext:value-type="float">
            <text:p>1.43754875659943</text:p>
          </table:table-cell>
          <table:table-cell office:value-type="float" office:value="1.45753693580627" calcext:value-type="float">
            <text:p>1.45753693580627</text:p>
          </table:table-cell>
          <table:table-cell office:value-type="float" office:value="1.52782583236694" calcext:value-type="float">
            <text:p>1.52782583236694</text:p>
          </table:table-cell>
          <table:table-cell office:value-type="float" office:value="1.65672659873962" calcext:value-type="float">
            <text:p>1.65672659873962</text:p>
          </table:table-cell>
          <table:table-cell office:value-type="float" office:value="1.41638672351837" calcext:value-type="float">
            <text:p>1.41638672351837</text:p>
          </table:table-cell>
          <table:table-cell office:value-type="float" office:value="1.60699486732483" calcext:value-type="float">
            <text:p>1.60699486732483</text:p>
          </table:table-cell>
          <table:table-cell office:value-type="float" office:value="1.53397643566132" calcext:value-type="float">
            <text:p>1.53397643566132</text:p>
          </table:table-cell>
          <table:table-cell office:value-type="float" office:value="1.55636835098267" calcext:value-type="float">
            <text:p>1.55636835098267</text:p>
          </table:table-cell>
          <table:table-cell office:value-type="float" office:value="1.44403266906738" calcext:value-type="float">
            <text:p>1.44403266906738</text:p>
          </table:table-cell>
          <table:table-cell office:value-type="float" office:value="1.49767780303955" calcext:value-type="float">
            <text:p>1.49767780303955</text:p>
          </table:table-cell>
          <table:table-cell table:number-columns-repeated="1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632" calcext:value-type="float">
            <text:p>1.4632</text:p>
          </table:table-cell>
          <table:table-cell office:value-type="float" office:value="1.4742" calcext:value-type="float">
            <text:p>1.4742</text:p>
          </table:table-cell>
          <table:table-cell office:value-type="float" office:value="1.6779" calcext:value-type="float">
            <text:p>1.6779</text:p>
          </table:table-cell>
          <table:table-cell office:value-type="float" office:value="1.1537" calcext:value-type="float">
            <text:p>1.1537</text:p>
          </table:table-cell>
          <table:table-cell office:value-type="float" office:value="1.45064973831177" calcext:value-type="float">
            <text:p>1.45064973831177</text:p>
          </table:table-cell>
          <table:table-cell office:value-type="float" office:value="1.4758437871933" calcext:value-type="float">
            <text:p>1.4758437871933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50867319107056" calcext:value-type="float">
            <text:p>1.50867319107056</text:p>
          </table:table-cell>
          <table:table-cell office:value-type="float" office:value="1.46057045459747" calcext:value-type="float">
            <text:p>1.46057045459747</text:p>
          </table:table-cell>
          <table:table-cell office:value-type="float" office:value="1.55988264083862" calcext:value-type="float">
            <text:p>1.55988264083862</text:p>
          </table:table-cell>
          <table:table-cell office:value-type="float" office:value="1.42314600944519" calcext:value-type="float">
            <text:p>1.42314600944519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54226624965668" calcext:value-type="float">
            <text:p>1.54226624965668</text:p>
          </table:table-cell>
          <table:table-cell office:value-type="float" office:value="1.43524599075317" calcext:value-type="float">
            <text:p>1.43524599075317</text:p>
          </table:table-cell>
          <table:table-cell office:value-type="float" office:value="1.4634735584259" calcext:value-type="float">
            <text:p>1.4634735584259</text:p>
          </table:table-cell>
          <table:table-cell office:value-type="float" office:value="1.3764580488205" calcext:value-type="float">
            <text:p>1.3764580488205</text:p>
          </table:table-cell>
          <table:table-cell office:value-type="float" office:value="1.2717217206955" calcext:value-type="float">
            <text:p>1.2717217206955</text:p>
          </table:table-cell>
          <table:table-cell office:value-type="float" office:value="1.51120519638062" calcext:value-type="float">
            <text:p>1.51120519638062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58658814430237" calcext:value-type="float">
            <text:p>1.58658814430237</text:p>
          </table:table-cell>
          <table:table-cell office:value-type="float" office:value="1.47110414505005" calcext:value-type="float">
            <text:p>1.47110414505005</text:p>
          </table:table-cell>
          <table:table-cell office:value-type="float" office:value="1.16214513778687" calcext:value-type="float">
            <text:p>1.16214513778687</text:p>
          </table:table-cell>
          <table:table-cell office:value-type="float" office:value="1.54039263725281" calcext:value-type="float">
            <text:p>1.54039263725281</text:p>
          </table:table-cell>
          <table:table-cell office:value-type="float" office:value="1.34246873855591" calcext:value-type="float">
            <text:p>1.34246873855591</text:p>
          </table:table-cell>
          <table:table-cell office:value-type="float" office:value="1.66844129562378" calcext:value-type="float">
            <text:p>1.66844129562378</text:p>
          </table:table-cell>
          <table:table-cell office:value-type="float" office:value="1.58514308929443" calcext:value-type="float">
            <text:p>1.58514308929443</text:p>
          </table:table-cell>
          <table:table-cell office:value-type="float" office:value="1.57545256614685" calcext:value-type="float">
            <text:p>1.57545256614685</text:p>
          </table:table-cell>
          <table:table-cell office:value-type="float" office:value="1.55038249492645" calcext:value-type="float">
            <text:p>1.55038249492645</text:p>
          </table:table-cell>
          <table:table-cell office:value-type="float" office:value="1.45538997650146" calcext:value-type="float">
            <text:p>1.45538997650146</text:p>
          </table:table-cell>
          <table:table-cell office:value-type="float" office:value="1.48425114154816" calcext:value-type="float">
            <text:p>1.48425114154816</text:p>
          </table:table-cell>
          <table:table-cell office:value-type="float" office:value="1.67794716358185" calcext:value-type="float">
            <text:p>1.67794716358185</text:p>
          </table:table-cell>
          <table:table-cell office:value-type="float" office:value="1.39679849147797" calcext:value-type="float">
            <text:p>1.39679849147797</text:p>
          </table:table-cell>
          <table:table-cell office:value-type="float" office:value="1.36896598339081" calcext:value-type="float">
            <text:p>1.36896598339081</text:p>
          </table:table-cell>
          <table:table-cell office:value-type="float" office:value="1.45215117931366" calcext:value-type="float">
            <text:p>1.45215117931366</text:p>
          </table:table-cell>
          <table:table-cell office:value-type="float" office:value="1.18502235412598" calcext:value-type="float">
            <text:p>1.18502235412598</text:p>
          </table:table-cell>
          <table:table-cell office:value-type="float" office:value="1.54749536514282" calcext:value-type="float">
            <text:p>1.54749536514282</text:p>
          </table:table-cell>
          <table:table-cell office:value-type="float" office:value="1.50319623947144" calcext:value-type="float">
            <text:p>1.50319623947144</text:p>
          </table:table-cell>
          <table:table-cell office:value-type="float" office:value="1.42136096954346" calcext:value-type="float">
            <text:p>1.42136096954346</text:p>
          </table:table-cell>
          <table:table-cell office:value-type="float" office:value="1.36528837680817" calcext:value-type="float">
            <text:p>1.36528837680817</text:p>
          </table:table-cell>
          <table:table-cell office:value-type="float" office:value="1.53368449211121" calcext:value-type="float">
            <text:p>1.53368449211121</text:p>
          </table:table-cell>
          <table:table-cell office:value-type="float" office:value="1.47374308109283" calcext:value-type="float">
            <text:p>1.47374308109283</text:p>
          </table:table-cell>
          <table:table-cell office:value-type="float" office:value="1.47417783737183" calcext:value-type="float">
            <text:p>1.47417783737183</text:p>
          </table:table-cell>
          <table:table-cell office:value-type="float" office:value="1.45569312572479" calcext:value-type="float">
            <text:p>1.45569312572479</text:p>
          </table:table-cell>
          <table:table-cell office:value-type="float" office:value="1.32655453681946" calcext:value-type="float">
            <text:p>1.32655453681946</text:p>
          </table:table-cell>
          <table:table-cell office:value-type="float" office:value="1.51691138744354" calcext:value-type="float">
            <text:p>1.51691138744354</text:p>
          </table:table-cell>
          <table:table-cell office:value-type="float" office:value="1.52611923217773" calcext:value-type="float">
            <text:p>1.52611923217773</text:p>
          </table:table-cell>
          <table:table-cell office:value-type="float" office:value="1.58016467094421" calcext:value-type="float">
            <text:p>1.58016467094421</text:p>
          </table:table-cell>
          <table:table-cell table:number-columns-repeated="1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632" calcext:value-type="float">
            <text:p>1.4632</text:p>
          </table:table-cell>
          <table:table-cell office:value-type="float" office:value="1.4742" calcext:value-type="float">
            <text:p>1.4742</text:p>
          </table:table-cell>
          <table:table-cell office:value-type="float" office:value="1.6779" calcext:value-type="float">
            <text:p>1.6779</text:p>
          </table:table-cell>
          <table:table-cell office:value-type="float" office:value="1.1537" calcext:value-type="float">
            <text:p>1.1537</text:p>
          </table:table-cell>
          <table:table-cell office:value-type="float" office:value="1.45064973831177" calcext:value-type="float">
            <text:p>1.45064973831177</text:p>
          </table:table-cell>
          <table:table-cell office:value-type="float" office:value="1.4758437871933" calcext:value-type="float">
            <text:p>1.4758437871933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50867319107056" calcext:value-type="float">
            <text:p>1.50867319107056</text:p>
          </table:table-cell>
          <table:table-cell office:value-type="float" office:value="1.46057045459747" calcext:value-type="float">
            <text:p>1.46057045459747</text:p>
          </table:table-cell>
          <table:table-cell office:value-type="float" office:value="1.55988264083862" calcext:value-type="float">
            <text:p>1.55988264083862</text:p>
          </table:table-cell>
          <table:table-cell office:value-type="float" office:value="1.42314600944519" calcext:value-type="float">
            <text:p>1.42314600944519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54226624965668" calcext:value-type="float">
            <text:p>1.54226624965668</text:p>
          </table:table-cell>
          <table:table-cell office:value-type="float" office:value="1.43524599075317" calcext:value-type="float">
            <text:p>1.43524599075317</text:p>
          </table:table-cell>
          <table:table-cell office:value-type="float" office:value="1.4634735584259" calcext:value-type="float">
            <text:p>1.4634735584259</text:p>
          </table:table-cell>
          <table:table-cell office:value-type="float" office:value="1.3764580488205" calcext:value-type="float">
            <text:p>1.3764580488205</text:p>
          </table:table-cell>
          <table:table-cell office:value-type="float" office:value="1.2717217206955" calcext:value-type="float">
            <text:p>1.2717217206955</text:p>
          </table:table-cell>
          <table:table-cell office:value-type="float" office:value="1.51120519638062" calcext:value-type="float">
            <text:p>1.51120519638062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58658814430237" calcext:value-type="float">
            <text:p>1.58658814430237</text:p>
          </table:table-cell>
          <table:table-cell office:value-type="float" office:value="1.47110414505005" calcext:value-type="float">
            <text:p>1.47110414505005</text:p>
          </table:table-cell>
          <table:table-cell office:value-type="float" office:value="1.16214513778687" calcext:value-type="float">
            <text:p>1.16214513778687</text:p>
          </table:table-cell>
          <table:table-cell office:value-type="float" office:value="1.54039263725281" calcext:value-type="float">
            <text:p>1.54039263725281</text:p>
          </table:table-cell>
          <table:table-cell office:value-type="float" office:value="1.34246873855591" calcext:value-type="float">
            <text:p>1.34246873855591</text:p>
          </table:table-cell>
          <table:table-cell office:value-type="float" office:value="1.66844129562378" calcext:value-type="float">
            <text:p>1.66844129562378</text:p>
          </table:table-cell>
          <table:table-cell office:value-type="float" office:value="1.58514308929443" calcext:value-type="float">
            <text:p>1.58514308929443</text:p>
          </table:table-cell>
          <table:table-cell office:value-type="float" office:value="1.57545256614685" calcext:value-type="float">
            <text:p>1.57545256614685</text:p>
          </table:table-cell>
          <table:table-cell office:value-type="float" office:value="1.55038249492645" calcext:value-type="float">
            <text:p>1.55038249492645</text:p>
          </table:table-cell>
          <table:table-cell office:value-type="float" office:value="1.45538997650146" calcext:value-type="float">
            <text:p>1.45538997650146</text:p>
          </table:table-cell>
          <table:table-cell office:value-type="float" office:value="1.48425114154816" calcext:value-type="float">
            <text:p>1.48425114154816</text:p>
          </table:table-cell>
          <table:table-cell office:value-type="float" office:value="1.67794716358185" calcext:value-type="float">
            <text:p>1.67794716358185</text:p>
          </table:table-cell>
          <table:table-cell office:value-type="float" office:value="1.39679849147797" calcext:value-type="float">
            <text:p>1.39679849147797</text:p>
          </table:table-cell>
          <table:table-cell office:value-type="float" office:value="1.36896598339081" calcext:value-type="float">
            <text:p>1.36896598339081</text:p>
          </table:table-cell>
          <table:table-cell office:value-type="float" office:value="1.45215117931366" calcext:value-type="float">
            <text:p>1.45215117931366</text:p>
          </table:table-cell>
          <table:table-cell office:value-type="float" office:value="1.18502235412598" calcext:value-type="float">
            <text:p>1.18502235412598</text:p>
          </table:table-cell>
          <table:table-cell office:value-type="float" office:value="1.54749536514282" calcext:value-type="float">
            <text:p>1.54749536514282</text:p>
          </table:table-cell>
          <table:table-cell office:value-type="float" office:value="1.50319623947144" calcext:value-type="float">
            <text:p>1.50319623947144</text:p>
          </table:table-cell>
          <table:table-cell office:value-type="float" office:value="1.42136096954346" calcext:value-type="float">
            <text:p>1.42136096954346</text:p>
          </table:table-cell>
          <table:table-cell office:value-type="float" office:value="1.36528837680817" calcext:value-type="float">
            <text:p>1.36528837680817</text:p>
          </table:table-cell>
          <table:table-cell office:value-type="float" office:value="1.53368449211121" calcext:value-type="float">
            <text:p>1.53368449211121</text:p>
          </table:table-cell>
          <table:table-cell office:value-type="float" office:value="1.47374308109283" calcext:value-type="float">
            <text:p>1.47374308109283</text:p>
          </table:table-cell>
          <table:table-cell office:value-type="float" office:value="1.47417783737183" calcext:value-type="float">
            <text:p>1.47417783737183</text:p>
          </table:table-cell>
          <table:table-cell office:value-type="float" office:value="1.45569312572479" calcext:value-type="float">
            <text:p>1.45569312572479</text:p>
          </table:table-cell>
          <table:table-cell office:value-type="float" office:value="1.32655453681946" calcext:value-type="float">
            <text:p>1.32655453681946</text:p>
          </table:table-cell>
          <table:table-cell office:value-type="float" office:value="1.51691138744354" calcext:value-type="float">
            <text:p>1.51691138744354</text:p>
          </table:table-cell>
          <table:table-cell office:value-type="float" office:value="1.52611923217773" calcext:value-type="float">
            <text:p>1.52611923217773</text:p>
          </table:table-cell>
          <table:table-cell office:value-type="float" office:value="1.58016467094421" calcext:value-type="float">
            <text:p>1.58016467094421</text:p>
          </table:table-cell>
          <table:table-cell table:number-columns-repeated="1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721" calcext:value-type="float">
            <text:p>1.4721</text:p>
          </table:table-cell>
          <table:table-cell office:value-type="float" office:value="1.4737" calcext:value-type="float">
            <text:p>1.4737</text:p>
          </table:table-cell>
          <table:table-cell office:value-type="float" office:value="1.6779" calcext:value-type="float">
            <text:p>1.6779</text:p>
          </table:table-cell>
          <table:table-cell office:value-type="float" office:value="1.1537" calcext:value-type="float">
            <text:p>1.1537</text:p>
          </table:table-cell>
          <table:table-cell office:value-type="float" office:value="1.45064973831177" calcext:value-type="float">
            <text:p>1.45064973831177</text:p>
          </table:table-cell>
          <table:table-cell office:value-type="float" office:value="1.4758437871933" calcext:value-type="float">
            <text:p>1.4758437871933</text:p>
          </table:table-cell>
          <table:table-cell office:value-type="float" office:value="1.4379700422287" calcext:value-type="float">
            <text:p>1.4379700422287</text:p>
          </table:table-cell>
          <table:table-cell office:value-type="float" office:value="1.50867319107056" calcext:value-type="float">
            <text:p>1.50867319107056</text:p>
          </table:table-cell>
          <table:table-cell office:value-type="float" office:value="1.46057045459747" calcext:value-type="float">
            <text:p>1.46057045459747</text:p>
          </table:table-cell>
          <table:table-cell office:value-type="float" office:value="1.55988264083862" calcext:value-type="float">
            <text:p>1.55988264083862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54226624965668" calcext:value-type="float">
            <text:p>1.54226624965668</text:p>
          </table:table-cell>
          <table:table-cell office:value-type="float" office:value="1.62044990062714" calcext:value-type="float">
            <text:p>1.62044990062714</text:p>
          </table:table-cell>
          <table:table-cell office:value-type="float" office:value="1.4634735584259" calcext:value-type="float">
            <text:p>1.4634735584259</text:p>
          </table:table-cell>
          <table:table-cell office:value-type="float" office:value="1.3764580488205" calcext:value-type="float">
            <text:p>1.3764580488205</text:p>
          </table:table-cell>
          <table:table-cell office:value-type="float" office:value="1.2717217206955" calcext:value-type="float">
            <text:p>1.2717217206955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43524599075317" calcext:value-type="float">
            <text:p>1.43524599075317</text:p>
          </table:table-cell>
          <table:table-cell office:value-type="float" office:value="1.30889642238617" calcext:value-type="float">
            <text:p>1.30889642238617</text:p>
          </table:table-cell>
          <table:table-cell office:value-type="float" office:value="1.47110414505005" calcext:value-type="float">
            <text:p>1.47110414505005</text:p>
          </table:table-cell>
          <table:table-cell office:value-type="float" office:value="1.16214513778687" calcext:value-type="float">
            <text:p>1.16214513778687</text:p>
          </table:table-cell>
          <table:table-cell office:value-type="float" office:value="1.54039263725281" calcext:value-type="float">
            <text:p>1.54039263725281</text:p>
          </table:table-cell>
          <table:table-cell office:value-type="float" office:value="1.66844129562378" calcext:value-type="float">
            <text:p>1.66844129562378</text:p>
          </table:table-cell>
          <table:table-cell office:value-type="float" office:value="1.58514308929443" calcext:value-type="float">
            <text:p>1.58514308929443</text:p>
          </table:table-cell>
          <table:table-cell office:value-type="float" office:value="1.58658814430237" calcext:value-type="float">
            <text:p>1.58658814430237</text:p>
          </table:table-cell>
          <table:table-cell office:value-type="float" office:value="1.35826230049133" calcext:value-type="float">
            <text:p>1.35826230049133</text:p>
          </table:table-cell>
          <table:table-cell office:value-type="float" office:value="1.44174206256866" calcext:value-type="float">
            <text:p>1.44174206256866</text:p>
          </table:table-cell>
          <table:table-cell office:value-type="float" office:value="1.4534695148468" calcext:value-type="float">
            <text:p>1.4534695148468</text:p>
          </table:table-cell>
          <table:table-cell office:value-type="float" office:value="1.56882071495056" calcext:value-type="float">
            <text:p>1.56882071495056</text:p>
          </table:table-cell>
          <table:table-cell office:value-type="float" office:value="1.50912594795227" calcext:value-type="float">
            <text:p>1.50912594795227</text:p>
          </table:table-cell>
          <table:table-cell office:value-type="float" office:value="1.53412973880768" calcext:value-type="float">
            <text:p>1.53412973880768</text:p>
          </table:table-cell>
          <table:table-cell office:value-type="float" office:value="1.36896598339081" calcext:value-type="float">
            <text:p>1.36896598339081</text:p>
          </table:table-cell>
          <table:table-cell office:value-type="float" office:value="1.45215117931366" calcext:value-type="float">
            <text:p>1.45215117931366</text:p>
          </table:table-cell>
          <table:table-cell office:value-type="float" office:value="1.54749536514282" calcext:value-type="float">
            <text:p>1.54749536514282</text:p>
          </table:table-cell>
          <table:table-cell office:value-type="float" office:value="1.50319623947144" calcext:value-type="float">
            <text:p>1.50319623947144</text:p>
          </table:table-cell>
          <table:table-cell office:value-type="float" office:value="1.57545256614685" calcext:value-type="float">
            <text:p>1.57545256614685</text:p>
          </table:table-cell>
          <table:table-cell office:value-type="float" office:value="1.42136096954346" calcext:value-type="float">
            <text:p>1.42136096954346</text:p>
          </table:table-cell>
          <table:table-cell office:value-type="float" office:value="1.53368449211121" calcext:value-type="float">
            <text:p>1.53368449211121</text:p>
          </table:table-cell>
          <table:table-cell office:value-type="float" office:value="1.47374308109283" calcext:value-type="float">
            <text:p>1.47374308109283</text:p>
          </table:table-cell>
          <table:table-cell office:value-type="float" office:value="1.55038249492645" calcext:value-type="float">
            <text:p>1.55038249492645</text:p>
          </table:table-cell>
          <table:table-cell office:value-type="float" office:value="1.45569312572479" calcext:value-type="float">
            <text:p>1.45569312572479</text:p>
          </table:table-cell>
          <table:table-cell office:value-type="float" office:value="1.32655453681946" calcext:value-type="float">
            <text:p>1.32655453681946</text:p>
          </table:table-cell>
          <table:table-cell office:value-type="float" office:value="1.45538997650146" calcext:value-type="float">
            <text:p>1.45538997650146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67794716358185" calcext:value-type="float">
            <text:p>1.67794716358185</text:p>
          </table:table-cell>
          <table:table-cell office:value-type="float" office:value="1.39679849147797" calcext:value-type="float">
            <text:p>1.39679849147797</text:p>
          </table:table-cell>
          <table:table-cell table:number-columns-repeated="1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632" calcext:value-type="float">
            <text:p>1.4632</text:p>
          </table:table-cell>
          <table:table-cell office:value-type="float" office:value="1.4742" calcext:value-type="float">
            <text:p>1.4742</text:p>
          </table:table-cell>
          <table:table-cell office:value-type="float" office:value="1.6779" calcext:value-type="float">
            <text:p>1.6779</text:p>
          </table:table-cell>
          <table:table-cell office:value-type="float" office:value="1.1537" calcext:value-type="float">
            <text:p>1.1537</text:p>
          </table:table-cell>
          <table:table-cell office:value-type="float" office:value="1.45064973831177" calcext:value-type="float">
            <text:p>1.45064973831177</text:p>
          </table:table-cell>
          <table:table-cell office:value-type="float" office:value="1.4758437871933" calcext:value-type="float">
            <text:p>1.4758437871933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50867319107056" calcext:value-type="float">
            <text:p>1.50867319107056</text:p>
          </table:table-cell>
          <table:table-cell office:value-type="float" office:value="1.46057045459747" calcext:value-type="float">
            <text:p>1.46057045459747</text:p>
          </table:table-cell>
          <table:table-cell office:value-type="float" office:value="1.55988264083862" calcext:value-type="float">
            <text:p>1.55988264083862</text:p>
          </table:table-cell>
          <table:table-cell office:value-type="float" office:value="1.42314600944519" calcext:value-type="float">
            <text:p>1.42314600944519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54226624965668" calcext:value-type="float">
            <text:p>1.54226624965668</text:p>
          </table:table-cell>
          <table:table-cell office:value-type="float" office:value="1.43524599075317" calcext:value-type="float">
            <text:p>1.43524599075317</text:p>
          </table:table-cell>
          <table:table-cell office:value-type="float" office:value="1.4634735584259" calcext:value-type="float">
            <text:p>1.4634735584259</text:p>
          </table:table-cell>
          <table:table-cell office:value-type="float" office:value="1.3764580488205" calcext:value-type="float">
            <text:p>1.3764580488205</text:p>
          </table:table-cell>
          <table:table-cell office:value-type="float" office:value="1.2717217206955" calcext:value-type="float">
            <text:p>1.2717217206955</text:p>
          </table:table-cell>
          <table:table-cell office:value-type="float" office:value="1.51120519638062" calcext:value-type="float">
            <text:p>1.51120519638062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58658814430237" calcext:value-type="float">
            <text:p>1.58658814430237</text:p>
          </table:table-cell>
          <table:table-cell office:value-type="float" office:value="1.47110414505005" calcext:value-type="float">
            <text:p>1.47110414505005</text:p>
          </table:table-cell>
          <table:table-cell office:value-type="float" office:value="1.16214513778687" calcext:value-type="float">
            <text:p>1.16214513778687</text:p>
          </table:table-cell>
          <table:table-cell office:value-type="float" office:value="1.54039263725281" calcext:value-type="float">
            <text:p>1.54039263725281</text:p>
          </table:table-cell>
          <table:table-cell office:value-type="float" office:value="1.34246873855591" calcext:value-type="float">
            <text:p>1.34246873855591</text:p>
          </table:table-cell>
          <table:table-cell office:value-type="float" office:value="1.66844129562378" calcext:value-type="float">
            <text:p>1.66844129562378</text:p>
          </table:table-cell>
          <table:table-cell office:value-type="float" office:value="1.58514308929443" calcext:value-type="float">
            <text:p>1.58514308929443</text:p>
          </table:table-cell>
          <table:table-cell office:value-type="float" office:value="1.57545256614685" calcext:value-type="float">
            <text:p>1.57545256614685</text:p>
          </table:table-cell>
          <table:table-cell office:value-type="float" office:value="1.55038249492645" calcext:value-type="float">
            <text:p>1.55038249492645</text:p>
          </table:table-cell>
          <table:table-cell office:value-type="float" office:value="1.45538997650146" calcext:value-type="float">
            <text:p>1.45538997650146</text:p>
          </table:table-cell>
          <table:table-cell office:value-type="float" office:value="1.48425114154816" calcext:value-type="float">
            <text:p>1.48425114154816</text:p>
          </table:table-cell>
          <table:table-cell office:value-type="float" office:value="1.67794716358185" calcext:value-type="float">
            <text:p>1.67794716358185</text:p>
          </table:table-cell>
          <table:table-cell office:value-type="float" office:value="1.39679849147797" calcext:value-type="float">
            <text:p>1.39679849147797</text:p>
          </table:table-cell>
          <table:table-cell office:value-type="float" office:value="1.36896598339081" calcext:value-type="float">
            <text:p>1.36896598339081</text:p>
          </table:table-cell>
          <table:table-cell office:value-type="float" office:value="1.45215117931366" calcext:value-type="float">
            <text:p>1.45215117931366</text:p>
          </table:table-cell>
          <table:table-cell office:value-type="float" office:value="1.18502235412598" calcext:value-type="float">
            <text:p>1.18502235412598</text:p>
          </table:table-cell>
          <table:table-cell office:value-type="float" office:value="1.54749536514282" calcext:value-type="float">
            <text:p>1.54749536514282</text:p>
          </table:table-cell>
          <table:table-cell office:value-type="float" office:value="1.50319623947144" calcext:value-type="float">
            <text:p>1.50319623947144</text:p>
          </table:table-cell>
          <table:table-cell office:value-type="float" office:value="1.42136096954346" calcext:value-type="float">
            <text:p>1.42136096954346</text:p>
          </table:table-cell>
          <table:table-cell office:value-type="float" office:value="1.36528837680817" calcext:value-type="float">
            <text:p>1.36528837680817</text:p>
          </table:table-cell>
          <table:table-cell office:value-type="float" office:value="1.53368449211121" calcext:value-type="float">
            <text:p>1.53368449211121</text:p>
          </table:table-cell>
          <table:table-cell office:value-type="float" office:value="1.47374308109283" calcext:value-type="float">
            <text:p>1.47374308109283</text:p>
          </table:table-cell>
          <table:table-cell office:value-type="float" office:value="1.47417783737183" calcext:value-type="float">
            <text:p>1.47417783737183</text:p>
          </table:table-cell>
          <table:table-cell office:value-type="float" office:value="1.45569312572479" calcext:value-type="float">
            <text:p>1.45569312572479</text:p>
          </table:table-cell>
          <table:table-cell office:value-type="float" office:value="1.32655453681946" calcext:value-type="float">
            <text:p>1.32655453681946</text:p>
          </table:table-cell>
          <table:table-cell office:value-type="float" office:value="1.51691138744354" calcext:value-type="float">
            <text:p>1.51691138744354</text:p>
          </table:table-cell>
          <table:table-cell office:value-type="float" office:value="1.52611923217773" calcext:value-type="float">
            <text:p>1.52611923217773</text:p>
          </table:table-cell>
          <table:table-cell office:value-type="float" office:value="1.58016467094421" calcext:value-type="float">
            <text:p>1.58016467094421</text:p>
          </table:table-cell>
          <table:table-cell table:number-columns-repeated="1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632" calcext:value-type="float">
            <text:p>1.4632</text:p>
          </table:table-cell>
          <table:table-cell office:value-type="float" office:value="1.4742" calcext:value-type="float">
            <text:p>1.4742</text:p>
          </table:table-cell>
          <table:table-cell office:value-type="float" office:value="1.6779" calcext:value-type="float">
            <text:p>1.6779</text:p>
          </table:table-cell>
          <table:table-cell office:value-type="float" office:value="1.1537" calcext:value-type="float">
            <text:p>1.1537</text:p>
          </table:table-cell>
          <table:table-cell office:value-type="float" office:value="1.45064973831177" calcext:value-type="float">
            <text:p>1.45064973831177</text:p>
          </table:table-cell>
          <table:table-cell office:value-type="float" office:value="1.4758437871933" calcext:value-type="float">
            <text:p>1.4758437871933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50867319107056" calcext:value-type="float">
            <text:p>1.50867319107056</text:p>
          </table:table-cell>
          <table:table-cell office:value-type="float" office:value="1.46057045459747" calcext:value-type="float">
            <text:p>1.46057045459747</text:p>
          </table:table-cell>
          <table:table-cell office:value-type="float" office:value="1.55988264083862" calcext:value-type="float">
            <text:p>1.55988264083862</text:p>
          </table:table-cell>
          <table:table-cell office:value-type="float" office:value="1.42314600944519" calcext:value-type="float">
            <text:p>1.42314600944519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54226624965668" calcext:value-type="float">
            <text:p>1.54226624965668</text:p>
          </table:table-cell>
          <table:table-cell office:value-type="float" office:value="1.43524599075317" calcext:value-type="float">
            <text:p>1.43524599075317</text:p>
          </table:table-cell>
          <table:table-cell office:value-type="float" office:value="1.4634735584259" calcext:value-type="float">
            <text:p>1.4634735584259</text:p>
          </table:table-cell>
          <table:table-cell office:value-type="float" office:value="1.3764580488205" calcext:value-type="float">
            <text:p>1.3764580488205</text:p>
          </table:table-cell>
          <table:table-cell office:value-type="float" office:value="1.2717217206955" calcext:value-type="float">
            <text:p>1.2717217206955</text:p>
          </table:table-cell>
          <table:table-cell office:value-type="float" office:value="1.51120519638062" calcext:value-type="float">
            <text:p>1.51120519638062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58658814430237" calcext:value-type="float">
            <text:p>1.58658814430237</text:p>
          </table:table-cell>
          <table:table-cell office:value-type="float" office:value="1.47110414505005" calcext:value-type="float">
            <text:p>1.47110414505005</text:p>
          </table:table-cell>
          <table:table-cell office:value-type="float" office:value="1.16214513778687" calcext:value-type="float">
            <text:p>1.16214513778687</text:p>
          </table:table-cell>
          <table:table-cell office:value-type="float" office:value="1.54039263725281" calcext:value-type="float">
            <text:p>1.54039263725281</text:p>
          </table:table-cell>
          <table:table-cell office:value-type="float" office:value="1.34246873855591" calcext:value-type="float">
            <text:p>1.34246873855591</text:p>
          </table:table-cell>
          <table:table-cell office:value-type="float" office:value="1.66844129562378" calcext:value-type="float">
            <text:p>1.66844129562378</text:p>
          </table:table-cell>
          <table:table-cell office:value-type="float" office:value="1.58514308929443" calcext:value-type="float">
            <text:p>1.58514308929443</text:p>
          </table:table-cell>
          <table:table-cell office:value-type="float" office:value="1.57545256614685" calcext:value-type="float">
            <text:p>1.57545256614685</text:p>
          </table:table-cell>
          <table:table-cell office:value-type="float" office:value="1.55038249492645" calcext:value-type="float">
            <text:p>1.55038249492645</text:p>
          </table:table-cell>
          <table:table-cell office:value-type="float" office:value="1.45538997650146" calcext:value-type="float">
            <text:p>1.45538997650146</text:p>
          </table:table-cell>
          <table:table-cell office:value-type="float" office:value="1.48425114154816" calcext:value-type="float">
            <text:p>1.48425114154816</text:p>
          </table:table-cell>
          <table:table-cell office:value-type="float" office:value="1.67794716358185" calcext:value-type="float">
            <text:p>1.67794716358185</text:p>
          </table:table-cell>
          <table:table-cell office:value-type="float" office:value="1.39679849147797" calcext:value-type="float">
            <text:p>1.39679849147797</text:p>
          </table:table-cell>
          <table:table-cell office:value-type="float" office:value="1.36896598339081" calcext:value-type="float">
            <text:p>1.36896598339081</text:p>
          </table:table-cell>
          <table:table-cell office:value-type="float" office:value="1.45215117931366" calcext:value-type="float">
            <text:p>1.45215117931366</text:p>
          </table:table-cell>
          <table:table-cell office:value-type="float" office:value="1.18502235412598" calcext:value-type="float">
            <text:p>1.18502235412598</text:p>
          </table:table-cell>
          <table:table-cell office:value-type="float" office:value="1.54749536514282" calcext:value-type="float">
            <text:p>1.54749536514282</text:p>
          </table:table-cell>
          <table:table-cell office:value-type="float" office:value="1.50319623947144" calcext:value-type="float">
            <text:p>1.50319623947144</text:p>
          </table:table-cell>
          <table:table-cell office:value-type="float" office:value="1.42136096954346" calcext:value-type="float">
            <text:p>1.42136096954346</text:p>
          </table:table-cell>
          <table:table-cell office:value-type="float" office:value="1.36528837680817" calcext:value-type="float">
            <text:p>1.36528837680817</text:p>
          </table:table-cell>
          <table:table-cell office:value-type="float" office:value="1.53368449211121" calcext:value-type="float">
            <text:p>1.53368449211121</text:p>
          </table:table-cell>
          <table:table-cell office:value-type="float" office:value="1.47374308109283" calcext:value-type="float">
            <text:p>1.47374308109283</text:p>
          </table:table-cell>
          <table:table-cell office:value-type="float" office:value="1.47417783737183" calcext:value-type="float">
            <text:p>1.47417783737183</text:p>
          </table:table-cell>
          <table:table-cell office:value-type="float" office:value="1.45569312572479" calcext:value-type="float">
            <text:p>1.45569312572479</text:p>
          </table:table-cell>
          <table:table-cell office:value-type="float" office:value="1.32655453681946" calcext:value-type="float">
            <text:p>1.32655453681946</text:p>
          </table:table-cell>
          <table:table-cell office:value-type="float" office:value="1.51691138744354" calcext:value-type="float">
            <text:p>1.51691138744354</text:p>
          </table:table-cell>
          <table:table-cell office:value-type="float" office:value="1.52611923217773" calcext:value-type="float">
            <text:p>1.52611923217773</text:p>
          </table:table-cell>
          <table:table-cell office:value-type="float" office:value="1.58016467094421" calcext:value-type="float">
            <text:p>1.58016467094421</text:p>
          </table:table-cell>
          <table:table-cell table:number-columns-repeated="1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632" calcext:value-type="float">
            <text:p>1.4632</text:p>
          </table:table-cell>
          <table:table-cell office:value-type="float" office:value="1.4742" calcext:value-type="float">
            <text:p>1.4742</text:p>
          </table:table-cell>
          <table:table-cell office:value-type="float" office:value="1.6779" calcext:value-type="float">
            <text:p>1.6779</text:p>
          </table:table-cell>
          <table:table-cell office:value-type="float" office:value="1.1537" calcext:value-type="float">
            <text:p>1.1537</text:p>
          </table:table-cell>
          <table:table-cell office:value-type="float" office:value="1.45064973831177" calcext:value-type="float">
            <text:p>1.45064973831177</text:p>
          </table:table-cell>
          <table:table-cell office:value-type="float" office:value="1.4758437871933" calcext:value-type="float">
            <text:p>1.4758437871933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50867319107056" calcext:value-type="float">
            <text:p>1.50867319107056</text:p>
          </table:table-cell>
          <table:table-cell office:value-type="float" office:value="1.46057045459747" calcext:value-type="float">
            <text:p>1.46057045459747</text:p>
          </table:table-cell>
          <table:table-cell office:value-type="float" office:value="1.55988264083862" calcext:value-type="float">
            <text:p>1.55988264083862</text:p>
          </table:table-cell>
          <table:table-cell office:value-type="float" office:value="1.42314600944519" calcext:value-type="float">
            <text:p>1.42314600944519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54226624965668" calcext:value-type="float">
            <text:p>1.54226624965668</text:p>
          </table:table-cell>
          <table:table-cell office:value-type="float" office:value="1.43524599075317" calcext:value-type="float">
            <text:p>1.43524599075317</text:p>
          </table:table-cell>
          <table:table-cell office:value-type="float" office:value="1.4634735584259" calcext:value-type="float">
            <text:p>1.4634735584259</text:p>
          </table:table-cell>
          <table:table-cell office:value-type="float" office:value="1.3764580488205" calcext:value-type="float">
            <text:p>1.3764580488205</text:p>
          </table:table-cell>
          <table:table-cell office:value-type="float" office:value="1.2717217206955" calcext:value-type="float">
            <text:p>1.2717217206955</text:p>
          </table:table-cell>
          <table:table-cell office:value-type="float" office:value="1.51120519638062" calcext:value-type="float">
            <text:p>1.51120519638062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58658814430237" calcext:value-type="float">
            <text:p>1.58658814430237</text:p>
          </table:table-cell>
          <table:table-cell office:value-type="float" office:value="1.47110414505005" calcext:value-type="float">
            <text:p>1.47110414505005</text:p>
          </table:table-cell>
          <table:table-cell office:value-type="float" office:value="1.16214513778687" calcext:value-type="float">
            <text:p>1.16214513778687</text:p>
          </table:table-cell>
          <table:table-cell office:value-type="float" office:value="1.54039263725281" calcext:value-type="float">
            <text:p>1.54039263725281</text:p>
          </table:table-cell>
          <table:table-cell office:value-type="float" office:value="1.34246873855591" calcext:value-type="float">
            <text:p>1.34246873855591</text:p>
          </table:table-cell>
          <table:table-cell office:value-type="float" office:value="1.66844129562378" calcext:value-type="float">
            <text:p>1.66844129562378</text:p>
          </table:table-cell>
          <table:table-cell office:value-type="float" office:value="1.58514308929443" calcext:value-type="float">
            <text:p>1.58514308929443</text:p>
          </table:table-cell>
          <table:table-cell office:value-type="float" office:value="1.57545256614685" calcext:value-type="float">
            <text:p>1.57545256614685</text:p>
          </table:table-cell>
          <table:table-cell office:value-type="float" office:value="1.55038249492645" calcext:value-type="float">
            <text:p>1.55038249492645</text:p>
          </table:table-cell>
          <table:table-cell office:value-type="float" office:value="1.45538997650146" calcext:value-type="float">
            <text:p>1.45538997650146</text:p>
          </table:table-cell>
          <table:table-cell office:value-type="float" office:value="1.48425114154816" calcext:value-type="float">
            <text:p>1.48425114154816</text:p>
          </table:table-cell>
          <table:table-cell office:value-type="float" office:value="1.67794716358185" calcext:value-type="float">
            <text:p>1.67794716358185</text:p>
          </table:table-cell>
          <table:table-cell office:value-type="float" office:value="1.39679849147797" calcext:value-type="float">
            <text:p>1.39679849147797</text:p>
          </table:table-cell>
          <table:table-cell office:value-type="float" office:value="1.36896598339081" calcext:value-type="float">
            <text:p>1.36896598339081</text:p>
          </table:table-cell>
          <table:table-cell office:value-type="float" office:value="1.45215117931366" calcext:value-type="float">
            <text:p>1.45215117931366</text:p>
          </table:table-cell>
          <table:table-cell office:value-type="float" office:value="1.18502235412598" calcext:value-type="float">
            <text:p>1.18502235412598</text:p>
          </table:table-cell>
          <table:table-cell office:value-type="float" office:value="1.54749536514282" calcext:value-type="float">
            <text:p>1.54749536514282</text:p>
          </table:table-cell>
          <table:table-cell office:value-type="float" office:value="1.50319623947144" calcext:value-type="float">
            <text:p>1.50319623947144</text:p>
          </table:table-cell>
          <table:table-cell office:value-type="float" office:value="1.42136096954346" calcext:value-type="float">
            <text:p>1.42136096954346</text:p>
          </table:table-cell>
          <table:table-cell office:value-type="float" office:value="1.36528837680817" calcext:value-type="float">
            <text:p>1.36528837680817</text:p>
          </table:table-cell>
          <table:table-cell office:value-type="float" office:value="1.53368449211121" calcext:value-type="float">
            <text:p>1.53368449211121</text:p>
          </table:table-cell>
          <table:table-cell office:value-type="float" office:value="1.47374308109283" calcext:value-type="float">
            <text:p>1.47374308109283</text:p>
          </table:table-cell>
          <table:table-cell office:value-type="float" office:value="1.47417783737183" calcext:value-type="float">
            <text:p>1.47417783737183</text:p>
          </table:table-cell>
          <table:table-cell office:value-type="float" office:value="1.45569312572479" calcext:value-type="float">
            <text:p>1.45569312572479</text:p>
          </table:table-cell>
          <table:table-cell office:value-type="float" office:value="1.32655453681946" calcext:value-type="float">
            <text:p>1.32655453681946</text:p>
          </table:table-cell>
          <table:table-cell office:value-type="float" office:value="1.51691138744354" calcext:value-type="float">
            <text:p>1.51691138744354</text:p>
          </table:table-cell>
          <table:table-cell office:value-type="float" office:value="1.52611923217773" calcext:value-type="float">
            <text:p>1.52611923217773</text:p>
          </table:table-cell>
          <table:table-cell office:value-type="float" office:value="1.58016467094421" calcext:value-type="float">
            <text:p>1.58016467094421</text:p>
          </table:table-cell>
          <table:table-cell table:number-columns-repeated="1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927" calcext:value-type="float">
            <text:p>1.4927</text:p>
          </table:table-cell>
          <table:table-cell office:value-type="float" office:value="1.5012" calcext:value-type="float">
            <text:p>1.5012</text:p>
          </table:table-cell>
          <table:table-cell office:value-type="float" office:value="1.6895" calcext:value-type="float">
            <text:p>1.6895</text:p>
          </table:table-cell>
          <table:table-cell office:value-type="float" office:value="1.281" calcext:value-type="float">
            <text:p>1.281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31466221809387" calcext:value-type="float">
            <text:p>1.3146622180938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3886901140213" calcext:value-type="float">
            <text:p>1.3886901140213</text:p>
          </table:table-cell>
          <table:table-cell office:value-type="float" office:value="1.49480843544006" calcext:value-type="float">
            <text:p>1.49480843544006</text:p>
          </table:table-cell>
          <table:table-cell office:value-type="float" office:value="1.45105004310608" calcext:value-type="float">
            <text:p>1.45105004310608</text:p>
          </table:table-cell>
          <table:table-cell office:value-type="float" office:value="1.53636932373047" calcext:value-type="float">
            <text:p>1.53636932373047</text:p>
          </table:table-cell>
          <table:table-cell office:value-type="float" office:value="1.42875611782074" calcext:value-type="float">
            <text:p>1.42875611782074</text:p>
          </table:table-cell>
          <table:table-cell office:value-type="float" office:value="1.51665234565735" calcext:value-type="float">
            <text:p>1.51665234565735</text:p>
          </table:table-cell>
          <table:table-cell office:value-type="float" office:value="1.50573122501373" calcext:value-type="float">
            <text:p>1.50573122501373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47766900062561" calcext:value-type="float">
            <text:p>1.47766900062561</text:p>
          </table:table-cell>
          <table:table-cell office:value-type="float" office:value="1.48191845417023" calcext:value-type="float">
            <text:p>1.48191845417023</text:p>
          </table:table-cell>
          <table:table-cell office:value-type="float" office:value="1.49926400184631" calcext:value-type="float">
            <text:p>1.49926400184631</text:p>
          </table:table-cell>
          <table:table-cell office:value-type="float" office:value="1.51099097728729" calcext:value-type="float">
            <text:p>1.51099097728729</text:p>
          </table:table-cell>
          <table:table-cell office:value-type="float" office:value="1.55319702625275" calcext:value-type="float">
            <text:p>1.55319702625275</text:p>
          </table:table-cell>
          <table:table-cell office:value-type="float" office:value="1.43470931053162" calcext:value-type="float">
            <text:p>1.43470931053162</text:p>
          </table:table-cell>
          <table:table-cell office:value-type="float" office:value="1.45794892311096" calcext:value-type="float">
            <text:p>1.45794892311096</text:p>
          </table:table-cell>
          <table:table-cell office:value-type="float" office:value="1.47615003585815" calcext:value-type="float">
            <text:p>1.47615003585815</text:p>
          </table:table-cell>
          <table:table-cell office:value-type="float" office:value="1.53141844272614" calcext:value-type="float">
            <text:p>1.53141844272614</text:p>
          </table:table-cell>
          <table:table-cell office:value-type="float" office:value="1.52011585235596" calcext:value-type="float">
            <text:p>1.52011585235596</text:p>
          </table:table-cell>
          <table:table-cell office:value-type="float" office:value="1.58510601520538" calcext:value-type="float">
            <text:p>1.58510601520538</text:p>
          </table:table-cell>
          <table:table-cell office:value-type="float" office:value="1.54407918453217" calcext:value-type="float">
            <text:p>1.54407918453217</text:p>
          </table:table-cell>
          <table:table-cell office:value-type="float" office:value="1.55215215682983" calcext:value-type="float">
            <text:p>1.55215215682983</text:p>
          </table:table-cell>
          <table:table-cell office:value-type="float" office:value="1.49794769287109" calcext:value-type="float">
            <text:p>1.49794769287109</text:p>
          </table:table-cell>
          <table:table-cell office:value-type="float" office:value="1.62080824375153" calcext:value-type="float">
            <text:p>1.62080824375153</text:p>
          </table:table-cell>
          <table:table-cell office:value-type="float" office:value="1.60132575035095" calcext:value-type="float">
            <text:p>1.60132575035095</text:p>
          </table:table-cell>
          <table:table-cell office:value-type="float" office:value="1.64824283123016" calcext:value-type="float">
            <text:p>1.64824283123016</text:p>
          </table:table-cell>
          <table:table-cell office:value-type="float" office:value="1.51506948471069" calcext:value-type="float">
            <text:p>1.51506948471069</text:p>
          </table:table-cell>
          <table:table-cell office:value-type="float" office:value="1.63760733604431" calcext:value-type="float">
            <text:p>1.63760733604431</text:p>
          </table:table-cell>
          <table:table-cell office:value-type="float" office:value="1.2977739572525" calcext:value-type="float">
            <text:p>1.2977739572525</text:p>
          </table:table-cell>
          <table:table-cell office:value-type="float" office:value="1.36947214603424" calcext:value-type="float">
            <text:p>1.36947214603424</text:p>
          </table:table-cell>
          <table:table-cell office:value-type="float" office:value="1.50118899345398" calcext:value-type="float">
            <text:p>1.50118899345398</text:p>
          </table:table-cell>
          <table:table-cell office:value-type="float" office:value="1.28101754188538" calcext:value-type="float">
            <text:p>1.28101754188538</text:p>
          </table:table-cell>
          <table:table-cell office:value-type="float" office:value="1.44157576560974" calcext:value-type="float">
            <text:p>1.44157576560974</text:p>
          </table:table-cell>
          <table:table-cell office:value-type="float" office:value="1.52771532535553" calcext:value-type="float">
            <text:p>1.52771532535553</text:p>
          </table:table-cell>
          <table:table-cell office:value-type="float" office:value="1.40282106399536" calcext:value-type="float">
            <text:p>1.40282106399536</text:p>
          </table:table-cell>
          <table:table-cell office:value-type="float" office:value="1.43544125556946" calcext:value-type="float">
            <text:p>1.43544125556946</text:p>
          </table:table-cell>
          <table:table-cell office:value-type="float" office:value="1.50922787189484" calcext:value-type="float">
            <text:p>1.50922787189484</text:p>
          </table:table-cell>
          <table:table-cell office:value-type="float" office:value="1.50907766819" calcext:value-type="float">
            <text:p>1.50907766819</text:p>
          </table:table-cell>
          <table:table-cell office:value-type="float" office:value="1.39218807220459" calcext:value-type="float">
            <text:p>1.39218807220459</text:p>
          </table:table-cell>
          <table:table-cell office:value-type="float" office:value="1.48996245861053" calcext:value-type="float">
            <text:p>1.48996245861053</text:p>
          </table:table-cell>
          <table:table-cell office:value-type="float" office:value="1.53254365921021" calcext:value-type="float">
            <text:p>1.53254365921021</text:p>
          </table:table-cell>
          <table:table-cell office:value-type="float" office:value="1.55353176593781" calcext:value-type="float">
            <text:p>1.55353176593781</text:p>
          </table:table-cell>
          <table:table-cell office:value-type="float" office:value="1.50828957557678" calcext:value-type="float">
            <text:p>1.50828957557678</text:p>
          </table:table-cell>
          <table:table-cell table:number-columns-repeated="1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993" calcext:value-type="float">
            <text:p>1.4993</text:p>
          </table:table-cell>
          <table:table-cell office:value-type="float" office:value="1.4889" calcext:value-type="float">
            <text:p>1.4889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1728" calcext:value-type="float">
            <text:p>1.1728</text:p>
          </table:table-cell>
          <table:table-cell office:value-type="float" office:value="1.4758437871933" calcext:value-type="float">
            <text:p>1.4758437871933</text:p>
          </table:table-cell>
          <table:table-cell office:value-type="float" office:value="1.50330924987793" calcext:value-type="float">
            <text:p>1.50330924987793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3886901140213" calcext:value-type="float">
            <text:p>1.3886901140213</text:p>
          </table:table-cell>
          <table:table-cell office:value-type="float" office:value="1.58788013458252" calcext:value-type="float">
            <text:p>1.58788013458252</text:p>
          </table:table-cell>
          <table:table-cell office:value-type="float" office:value="1.45105004310608" calcext:value-type="float">
            <text:p>1.45105004310608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5262408256531" calcext:value-type="float">
            <text:p>1.45262408256531</text:p>
          </table:table-cell>
          <table:table-cell office:value-type="float" office:value="1.38294684886932" calcext:value-type="float">
            <text:p>1.38294684886932</text:p>
          </table:table-cell>
          <table:table-cell office:value-type="float" office:value="1.4868026971817" calcext:value-type="float">
            <text:p>1.4868026971817</text:p>
          </table:table-cell>
          <table:table-cell office:value-type="float" office:value="1.33816349506378" calcext:value-type="float">
            <text:p>1.33816349506378</text:p>
          </table:table-cell>
          <table:table-cell office:value-type="float" office:value="1.49104142189026" calcext:value-type="float">
            <text:p>1.49104142189026</text:p>
          </table:table-cell>
          <table:table-cell office:value-type="float" office:value="1.35069465637207" calcext:value-type="float">
            <text:p>1.35069465637207</text:p>
          </table:table-cell>
          <table:table-cell office:value-type="float" office:value="1.57938086986542" calcext:value-type="float">
            <text:p>1.57938086986542</text:p>
          </table:table-cell>
          <table:table-cell office:value-type="float" office:value="1.46449792385101" calcext:value-type="float">
            <text:p>1.46449792385101</text:p>
          </table:table-cell>
          <table:table-cell office:value-type="float" office:value="1.62818968296051" calcext:value-type="float">
            <text:p>1.62818968296051</text:p>
          </table:table-cell>
          <table:table-cell office:value-type="float" office:value="1.31289052963257" calcext:value-type="float">
            <text:p>1.31289052963257</text:p>
          </table:table-cell>
          <table:table-cell office:value-type="float" office:value="1.43297135829926" calcext:value-type="float">
            <text:p>1.43297135829926</text:p>
          </table:table-cell>
          <table:table-cell office:value-type="float" office:value="1.44573318958282" calcext:value-type="float">
            <text:p>1.44573318958282</text:p>
          </table:table-cell>
          <table:table-cell office:value-type="float" office:value="1.57283556461334" calcext:value-type="float">
            <text:p>1.57283556461334</text:p>
          </table:table-cell>
          <table:table-cell office:value-type="float" office:value="1.57766854763031" calcext:value-type="float">
            <text:p>1.57766854763031</text:p>
          </table:table-cell>
          <table:table-cell office:value-type="float" office:value="1.49794769287109" calcext:value-type="float">
            <text:p>1.49794769287109</text:p>
          </table:table-cell>
          <table:table-cell office:value-type="float" office:value="1.61219334602356" calcext:value-type="float">
            <text:p>1.61219334602356</text:p>
          </table:table-cell>
          <table:table-cell office:value-type="float" office:value="1.60132575035095" calcext:value-type="float">
            <text:p>1.60132575035095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42375552654266" calcext:value-type="float">
            <text:p>1.42375552654266</text:p>
          </table:table-cell>
          <table:table-cell office:value-type="float" office:value="1.17282509803772" calcext:value-type="float">
            <text:p>1.17282509803772</text:p>
          </table:table-cell>
          <table:table-cell office:value-type="float" office:value="1.36947214603424" calcext:value-type="float">
            <text:p>1.36947214603424</text:p>
          </table:table-cell>
          <table:table-cell office:value-type="float" office:value="1.63482105731964" calcext:value-type="float">
            <text:p>1.63482105731964</text:p>
          </table:table-cell>
          <table:table-cell office:value-type="float" office:value="1.52024340629578" calcext:value-type="float">
            <text:p>1.52024340629578</text:p>
          </table:table-cell>
          <table:table-cell office:value-type="float" office:value="1.43638098239899" calcext:value-type="float">
            <text:p>1.43638098239899</text:p>
          </table:table-cell>
          <table:table-cell office:value-type="float" office:value="1.65864849090576" calcext:value-type="float">
            <text:p>1.65864849090576</text:p>
          </table:table-cell>
          <table:table-cell office:value-type="float" office:value="1.63516247272491" calcext:value-type="float">
            <text:p>1.63516247272491</text:p>
          </table:table-cell>
          <table:table-cell office:value-type="float" office:value="1.52462065219879" calcext:value-type="float">
            <text:p>1.52462065219879</text:p>
          </table:table-cell>
          <table:table-cell office:value-type="float" office:value="1.56235432624817" calcext:value-type="float">
            <text:p>1.56235432624817</text:p>
          </table:table-cell>
          <table:table-cell office:value-type="float" office:value="1.68401479721069" calcext:value-type="float">
            <text:p>1.68401479721069</text:p>
          </table:table-cell>
          <table:table-cell table:number-columns-repeated="13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927" calcext:value-type="float">
            <text:p>1.4927</text:p>
          </table:table-cell>
          <table:table-cell office:value-type="float" office:value="1.5012" calcext:value-type="float">
            <text:p>1.5012</text:p>
          </table:table-cell>
          <table:table-cell office:value-type="float" office:value="1.6895" calcext:value-type="float">
            <text:p>1.6895</text:p>
          </table:table-cell>
          <table:table-cell office:value-type="float" office:value="1.281" calcext:value-type="float">
            <text:p>1.281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31466221809387" calcext:value-type="float">
            <text:p>1.3146622180938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3886901140213" calcext:value-type="float">
            <text:p>1.3886901140213</text:p>
          </table:table-cell>
          <table:table-cell office:value-type="float" office:value="1.49480843544006" calcext:value-type="float">
            <text:p>1.49480843544006</text:p>
          </table:table-cell>
          <table:table-cell office:value-type="float" office:value="1.45105004310608" calcext:value-type="float">
            <text:p>1.45105004310608</text:p>
          </table:table-cell>
          <table:table-cell office:value-type="float" office:value="1.53636932373047" calcext:value-type="float">
            <text:p>1.53636932373047</text:p>
          </table:table-cell>
          <table:table-cell office:value-type="float" office:value="1.42875611782074" calcext:value-type="float">
            <text:p>1.42875611782074</text:p>
          </table:table-cell>
          <table:table-cell office:value-type="float" office:value="1.51665234565735" calcext:value-type="float">
            <text:p>1.51665234565735</text:p>
          </table:table-cell>
          <table:table-cell office:value-type="float" office:value="1.50573122501373" calcext:value-type="float">
            <text:p>1.50573122501373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47766900062561" calcext:value-type="float">
            <text:p>1.47766900062561</text:p>
          </table:table-cell>
          <table:table-cell office:value-type="float" office:value="1.48191845417023" calcext:value-type="float">
            <text:p>1.48191845417023</text:p>
          </table:table-cell>
          <table:table-cell office:value-type="float" office:value="1.49926400184631" calcext:value-type="float">
            <text:p>1.49926400184631</text:p>
          </table:table-cell>
          <table:table-cell office:value-type="float" office:value="1.51099097728729" calcext:value-type="float">
            <text:p>1.51099097728729</text:p>
          </table:table-cell>
          <table:table-cell office:value-type="float" office:value="1.55319702625275" calcext:value-type="float">
            <text:p>1.55319702625275</text:p>
          </table:table-cell>
          <table:table-cell office:value-type="float" office:value="1.43470931053162" calcext:value-type="float">
            <text:p>1.43470931053162</text:p>
          </table:table-cell>
          <table:table-cell office:value-type="float" office:value="1.45794892311096" calcext:value-type="float">
            <text:p>1.45794892311096</text:p>
          </table:table-cell>
          <table:table-cell office:value-type="float" office:value="1.47615003585815" calcext:value-type="float">
            <text:p>1.47615003585815</text:p>
          </table:table-cell>
          <table:table-cell office:value-type="float" office:value="1.53141844272614" calcext:value-type="float">
            <text:p>1.53141844272614</text:p>
          </table:table-cell>
          <table:table-cell office:value-type="float" office:value="1.52011585235596" calcext:value-type="float">
            <text:p>1.52011585235596</text:p>
          </table:table-cell>
          <table:table-cell office:value-type="float" office:value="1.58510601520538" calcext:value-type="float">
            <text:p>1.58510601520538</text:p>
          </table:table-cell>
          <table:table-cell office:value-type="float" office:value="1.54407918453217" calcext:value-type="float">
            <text:p>1.54407918453217</text:p>
          </table:table-cell>
          <table:table-cell office:value-type="float" office:value="1.55215215682983" calcext:value-type="float">
            <text:p>1.55215215682983</text:p>
          </table:table-cell>
          <table:table-cell office:value-type="float" office:value="1.49794769287109" calcext:value-type="float">
            <text:p>1.49794769287109</text:p>
          </table:table-cell>
          <table:table-cell office:value-type="float" office:value="1.62080824375153" calcext:value-type="float">
            <text:p>1.62080824375153</text:p>
          </table:table-cell>
          <table:table-cell office:value-type="float" office:value="1.60132575035095" calcext:value-type="float">
            <text:p>1.60132575035095</text:p>
          </table:table-cell>
          <table:table-cell office:value-type="float" office:value="1.64824283123016" calcext:value-type="float">
            <text:p>1.64824283123016</text:p>
          </table:table-cell>
          <table:table-cell office:value-type="float" office:value="1.51506948471069" calcext:value-type="float">
            <text:p>1.51506948471069</text:p>
          </table:table-cell>
          <table:table-cell office:value-type="float" office:value="1.63760733604431" calcext:value-type="float">
            <text:p>1.63760733604431</text:p>
          </table:table-cell>
          <table:table-cell office:value-type="float" office:value="1.2977739572525" calcext:value-type="float">
            <text:p>1.2977739572525</text:p>
          </table:table-cell>
          <table:table-cell office:value-type="float" office:value="1.36947214603424" calcext:value-type="float">
            <text:p>1.36947214603424</text:p>
          </table:table-cell>
          <table:table-cell office:value-type="float" office:value="1.50118899345398" calcext:value-type="float">
            <text:p>1.50118899345398</text:p>
          </table:table-cell>
          <table:table-cell office:value-type="float" office:value="1.28101754188538" calcext:value-type="float">
            <text:p>1.28101754188538</text:p>
          </table:table-cell>
          <table:table-cell office:value-type="float" office:value="1.44157576560974" calcext:value-type="float">
            <text:p>1.44157576560974</text:p>
          </table:table-cell>
          <table:table-cell office:value-type="float" office:value="1.52771532535553" calcext:value-type="float">
            <text:p>1.52771532535553</text:p>
          </table:table-cell>
          <table:table-cell office:value-type="float" office:value="1.40282106399536" calcext:value-type="float">
            <text:p>1.40282106399536</text:p>
          </table:table-cell>
          <table:table-cell office:value-type="float" office:value="1.43544125556946" calcext:value-type="float">
            <text:p>1.43544125556946</text:p>
          </table:table-cell>
          <table:table-cell office:value-type="float" office:value="1.50922787189484" calcext:value-type="float">
            <text:p>1.50922787189484</text:p>
          </table:table-cell>
          <table:table-cell office:value-type="float" office:value="1.50907766819" calcext:value-type="float">
            <text:p>1.50907766819</text:p>
          </table:table-cell>
          <table:table-cell office:value-type="float" office:value="1.39218807220459" calcext:value-type="float">
            <text:p>1.39218807220459</text:p>
          </table:table-cell>
          <table:table-cell office:value-type="float" office:value="1.48996245861053" calcext:value-type="float">
            <text:p>1.48996245861053</text:p>
          </table:table-cell>
          <table:table-cell office:value-type="float" office:value="1.53254365921021" calcext:value-type="float">
            <text:p>1.53254365921021</text:p>
          </table:table-cell>
          <table:table-cell office:value-type="float" office:value="1.55353176593781" calcext:value-type="float">
            <text:p>1.55353176593781</text:p>
          </table:table-cell>
          <table:table-cell office:value-type="float" office:value="1.50828957557678" calcext:value-type="float">
            <text:p>1.50828957557678</text:p>
          </table:table-cell>
          <table:table-cell table:number-columns-repeated="1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095" calcext:value-type="float">
            <text:p>1.5095</text:p>
          </table:table-cell>
          <table:table-cell office:value-type="float" office:value="1.5107" calcext:value-type="float">
            <text:p>1.5107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2677" calcext:value-type="float">
            <text:p>1.2677</text:p>
          </table:table-cell>
          <table:table-cell office:value-type="float" office:value="1.48028552532196" calcext:value-type="float">
            <text:p>1.48028552532196</text:p>
          </table:table-cell>
          <table:table-cell office:value-type="float" office:value="1.56012618541718" calcext:value-type="float">
            <text:p>1.56012618541718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4568765163422" calcext:value-type="float">
            <text:p>1.44568765163422</text:p>
          </table:table-cell>
          <table:table-cell office:value-type="float" office:value="1.53931081295013" calcext:value-type="float">
            <text:p>1.53931081295013</text:p>
          </table:table-cell>
          <table:table-cell office:value-type="float" office:value="1.52269446849823" calcext:value-type="float">
            <text:p>1.52269446849823</text:p>
          </table:table-cell>
          <table:table-cell office:value-type="float" office:value="1.62087285518646" calcext:value-type="float">
            <text:p>1.62087285518646</text:p>
          </table:table-cell>
          <table:table-cell office:value-type="float" office:value="1.47883319854736" calcext:value-type="float">
            <text:p>1.47883319854736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41803467273712" calcext:value-type="float">
            <text:p>1.41803467273712</text:p>
          </table:table-cell>
          <table:table-cell office:value-type="float" office:value="1.35274791717529" calcext:value-type="float">
            <text:p>1.35274791717529</text:p>
          </table:table-cell>
          <table:table-cell office:value-type="float" office:value="1.29919028282166" calcext:value-type="float">
            <text:p>1.29919028282166</text:p>
          </table:table-cell>
          <table:table-cell office:value-type="float" office:value="1.31851923465729" calcext:value-type="float">
            <text:p>1.31851923465729</text:p>
          </table:table-cell>
          <table:table-cell office:value-type="float" office:value="1.49243140220642" calcext:value-type="float">
            <text:p>1.49243140220642</text:p>
          </table:table-cell>
          <table:table-cell office:value-type="float" office:value="1.58658266067505" calcext:value-type="float">
            <text:p>1.58658266067505</text:p>
          </table:table-cell>
          <table:table-cell office:value-type="float" office:value="1.55831229686737" calcext:value-type="float">
            <text:p>1.55831229686737</text:p>
          </table:table-cell>
          <table:table-cell office:value-type="float" office:value="1.34550642967224" calcext:value-type="float">
            <text:p>1.34550642967224</text:p>
          </table:table-cell>
          <table:table-cell office:value-type="float" office:value="1.6537401676178" calcext:value-type="float">
            <text:p>1.6537401676178</text:p>
          </table:table-cell>
          <table:table-cell office:value-type="float" office:value="1.38518536090851" calcext:value-type="float">
            <text:p>1.38518536090851</text:p>
          </table:table-cell>
          <table:table-cell office:value-type="float" office:value="1.45794892311096" calcext:value-type="float">
            <text:p>1.45794892311096</text:p>
          </table:table-cell>
          <table:table-cell office:value-type="float" office:value="1.51104247570038" calcext:value-type="float">
            <text:p>1.51104247570038</text:p>
          </table:table-cell>
          <table:table-cell office:value-type="float" office:value="1.38446664810181" calcext:value-type="float">
            <text:p>1.38446664810181</text:p>
          </table:table-cell>
          <table:table-cell office:value-type="float" office:value="1.53576350212097" calcext:value-type="float">
            <text:p>1.53576350212097</text:p>
          </table:table-cell>
          <table:table-cell office:value-type="float" office:value="1.61413276195526" calcext:value-type="float">
            <text:p>1.61413276195526</text:p>
          </table:table-cell>
          <table:table-cell office:value-type="float" office:value="1.51239609718323" calcext:value-type="float">
            <text:p>1.51239609718323</text:p>
          </table:table-cell>
          <table:table-cell office:value-type="float" office:value="1.63290727138519" calcext:value-type="float">
            <text:p>1.63290727138519</text:p>
          </table:table-cell>
          <table:table-cell office:value-type="float" office:value="1.45531761646271" calcext:value-type="float">
            <text:p>1.45531761646271</text:p>
          </table:table-cell>
          <table:table-cell office:value-type="float" office:value="1.46705293655396" calcext:value-type="float">
            <text:p>1.46705293655396</text:p>
          </table:table-cell>
          <table:table-cell office:value-type="float" office:value="1.4752242565155" calcext:value-type="float">
            <text:p>1.4752242565155</text:p>
          </table:table-cell>
          <table:table-cell office:value-type="float" office:value="1.54423594474792" calcext:value-type="float">
            <text:p>1.54423594474792</text:p>
          </table:table-cell>
          <table:table-cell office:value-type="float" office:value="1.61219334602356" calcext:value-type="float">
            <text:p>1.61219334602356</text:p>
          </table:table-cell>
          <table:table-cell office:value-type="float" office:value="1.46289336681366" calcext:value-type="float">
            <text:p>1.46289336681366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45237362384796" calcext:value-type="float">
            <text:p>1.45237362384796</text:p>
          </table:table-cell>
          <table:table-cell office:value-type="float" office:value="1.51004195213318" calcext:value-type="float">
            <text:p>1.51004195213318</text:p>
          </table:table-cell>
          <table:table-cell office:value-type="float" office:value="1.40729284286499" calcext:value-type="float">
            <text:p>1.40729284286499</text:p>
          </table:table-cell>
          <table:table-cell office:value-type="float" office:value="1.45622551441193" calcext:value-type="float">
            <text:p>1.45622551441193</text:p>
          </table:table-cell>
          <table:table-cell office:value-type="float" office:value="1.26767218112946" calcext:value-type="float">
            <text:p>1.26767218112946</text:p>
          </table:table-cell>
          <table:table-cell office:value-type="float" office:value="1.59907567501068" calcext:value-type="float">
            <text:p>1.59907567501068</text:p>
          </table:table-cell>
          <table:table-cell office:value-type="float" office:value="1.64660465717316" calcext:value-type="float">
            <text:p>1.64660465717316</text:p>
          </table:table-cell>
          <table:table-cell office:value-type="float" office:value="1.57719945907593" calcext:value-type="float">
            <text:p>1.57719945907593</text:p>
          </table:table-cell>
          <table:table-cell office:value-type="float" office:value="1.66738951206207" calcext:value-type="float">
            <text:p>1.66738951206207</text:p>
          </table:table-cell>
          <table:table-cell office:value-type="float" office:value="1.53876924514771" calcext:value-type="float">
            <text:p>1.53876924514771</text:p>
          </table:table-cell>
          <table:table-cell office:value-type="float" office:value="1.56771349906921" calcext:value-type="float">
            <text:p>1.56771349906921</text:p>
          </table:table-cell>
          <table:table-cell office:value-type="float" office:value="1.42255222797394" calcext:value-type="float">
            <text:p>1.42255222797394</text:p>
          </table:table-cell>
          <table:table-cell office:value-type="float" office:value="1.27216863632202" calcext:value-type="float">
            <text:p>1.27216863632202</text:p>
          </table:table-cell>
          <table:table-cell office:value-type="float" office:value="1.5106737613678" calcext:value-type="float">
            <text:p>1.5106737613678</text:p>
          </table:table-cell>
          <table:table-cell office:value-type="float" office:value="1.56146240234375" calcext:value-type="float">
            <text:p>1.56146240234375</text:p>
          </table:table-cell>
          <table:table-cell office:value-type="float" office:value="1.48894214630127" calcext:value-type="float">
            <text:p>1.48894214630127</text:p>
          </table:table-cell>
          <table:table-cell office:value-type="float" office:value="1.41432464122772" calcext:value-type="float">
            <text:p>1.41432464122772</text:p>
          </table:table-cell>
          <table:table-cell office:value-type="float" office:value="1.65864849090576" calcext:value-type="float">
            <text:p>1.65864849090576</text:p>
          </table:table-cell>
          <table:table-cell office:value-type="float" office:value="1.69690525531769" calcext:value-type="float">
            <text:p>1.69690525531769</text:p>
          </table:table-cell>
          <table:table-cell office:value-type="float" office:value="1.61548459529877" calcext:value-type="float">
            <text:p>1.61548459529877</text:p>
          </table:table-cell>
          <table:table-cell office:value-type="float" office:value="1.57677364349365" calcext:value-type="float">
            <text:p>1.57677364349365</text:p>
          </table:table-cell>
          <table:table-cell office:value-type="float" office:value="1.49553060531616" calcext:value-type="float">
            <text:p>1.49553060531616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095" calcext:value-type="float">
            <text:p>1.5095</text:p>
          </table:table-cell>
          <table:table-cell office:value-type="float" office:value="1.5107" calcext:value-type="float">
            <text:p>1.5107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2677" calcext:value-type="float">
            <text:p>1.2677</text:p>
          </table:table-cell>
          <table:table-cell office:value-type="float" office:value="1.48028552532196" calcext:value-type="float">
            <text:p>1.48028552532196</text:p>
          </table:table-cell>
          <table:table-cell office:value-type="float" office:value="1.56012618541718" calcext:value-type="float">
            <text:p>1.56012618541718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4568765163422" calcext:value-type="float">
            <text:p>1.44568765163422</text:p>
          </table:table-cell>
          <table:table-cell office:value-type="float" office:value="1.53931081295013" calcext:value-type="float">
            <text:p>1.53931081295013</text:p>
          </table:table-cell>
          <table:table-cell office:value-type="float" office:value="1.52269446849823" calcext:value-type="float">
            <text:p>1.52269446849823</text:p>
          </table:table-cell>
          <table:table-cell office:value-type="float" office:value="1.62087285518646" calcext:value-type="float">
            <text:p>1.62087285518646</text:p>
          </table:table-cell>
          <table:table-cell office:value-type="float" office:value="1.47883319854736" calcext:value-type="float">
            <text:p>1.47883319854736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41803467273712" calcext:value-type="float">
            <text:p>1.41803467273712</text:p>
          </table:table-cell>
          <table:table-cell office:value-type="float" office:value="1.35274791717529" calcext:value-type="float">
            <text:p>1.35274791717529</text:p>
          </table:table-cell>
          <table:table-cell office:value-type="float" office:value="1.29919028282166" calcext:value-type="float">
            <text:p>1.29919028282166</text:p>
          </table:table-cell>
          <table:table-cell office:value-type="float" office:value="1.31851923465729" calcext:value-type="float">
            <text:p>1.31851923465729</text:p>
          </table:table-cell>
          <table:table-cell office:value-type="float" office:value="1.49243140220642" calcext:value-type="float">
            <text:p>1.49243140220642</text:p>
          </table:table-cell>
          <table:table-cell office:value-type="float" office:value="1.58658266067505" calcext:value-type="float">
            <text:p>1.58658266067505</text:p>
          </table:table-cell>
          <table:table-cell office:value-type="float" office:value="1.55831229686737" calcext:value-type="float">
            <text:p>1.55831229686737</text:p>
          </table:table-cell>
          <table:table-cell office:value-type="float" office:value="1.34550642967224" calcext:value-type="float">
            <text:p>1.34550642967224</text:p>
          </table:table-cell>
          <table:table-cell office:value-type="float" office:value="1.6537401676178" calcext:value-type="float">
            <text:p>1.6537401676178</text:p>
          </table:table-cell>
          <table:table-cell office:value-type="float" office:value="1.38518536090851" calcext:value-type="float">
            <text:p>1.38518536090851</text:p>
          </table:table-cell>
          <table:table-cell office:value-type="float" office:value="1.45794892311096" calcext:value-type="float">
            <text:p>1.45794892311096</text:p>
          </table:table-cell>
          <table:table-cell office:value-type="float" office:value="1.51104247570038" calcext:value-type="float">
            <text:p>1.51104247570038</text:p>
          </table:table-cell>
          <table:table-cell office:value-type="float" office:value="1.38446664810181" calcext:value-type="float">
            <text:p>1.38446664810181</text:p>
          </table:table-cell>
          <table:table-cell office:value-type="float" office:value="1.53576350212097" calcext:value-type="float">
            <text:p>1.53576350212097</text:p>
          </table:table-cell>
          <table:table-cell office:value-type="float" office:value="1.61413276195526" calcext:value-type="float">
            <text:p>1.61413276195526</text:p>
          </table:table-cell>
          <table:table-cell office:value-type="float" office:value="1.51239609718323" calcext:value-type="float">
            <text:p>1.51239609718323</text:p>
          </table:table-cell>
          <table:table-cell office:value-type="float" office:value="1.63290727138519" calcext:value-type="float">
            <text:p>1.63290727138519</text:p>
          </table:table-cell>
          <table:table-cell office:value-type="float" office:value="1.45531761646271" calcext:value-type="float">
            <text:p>1.45531761646271</text:p>
          </table:table-cell>
          <table:table-cell office:value-type="float" office:value="1.46705293655396" calcext:value-type="float">
            <text:p>1.46705293655396</text:p>
          </table:table-cell>
          <table:table-cell office:value-type="float" office:value="1.4752242565155" calcext:value-type="float">
            <text:p>1.4752242565155</text:p>
          </table:table-cell>
          <table:table-cell office:value-type="float" office:value="1.54423594474792" calcext:value-type="float">
            <text:p>1.54423594474792</text:p>
          </table:table-cell>
          <table:table-cell office:value-type="float" office:value="1.61219334602356" calcext:value-type="float">
            <text:p>1.61219334602356</text:p>
          </table:table-cell>
          <table:table-cell office:value-type="float" office:value="1.46289336681366" calcext:value-type="float">
            <text:p>1.46289336681366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45237362384796" calcext:value-type="float">
            <text:p>1.45237362384796</text:p>
          </table:table-cell>
          <table:table-cell office:value-type="float" office:value="1.51004195213318" calcext:value-type="float">
            <text:p>1.51004195213318</text:p>
          </table:table-cell>
          <table:table-cell office:value-type="float" office:value="1.40729284286499" calcext:value-type="float">
            <text:p>1.40729284286499</text:p>
          </table:table-cell>
          <table:table-cell office:value-type="float" office:value="1.45622551441193" calcext:value-type="float">
            <text:p>1.45622551441193</text:p>
          </table:table-cell>
          <table:table-cell office:value-type="float" office:value="1.26767218112946" calcext:value-type="float">
            <text:p>1.26767218112946</text:p>
          </table:table-cell>
          <table:table-cell office:value-type="float" office:value="1.59907567501068" calcext:value-type="float">
            <text:p>1.59907567501068</text:p>
          </table:table-cell>
          <table:table-cell office:value-type="float" office:value="1.64660465717316" calcext:value-type="float">
            <text:p>1.64660465717316</text:p>
          </table:table-cell>
          <table:table-cell office:value-type="float" office:value="1.57719945907593" calcext:value-type="float">
            <text:p>1.57719945907593</text:p>
          </table:table-cell>
          <table:table-cell office:value-type="float" office:value="1.66738951206207" calcext:value-type="float">
            <text:p>1.66738951206207</text:p>
          </table:table-cell>
          <table:table-cell office:value-type="float" office:value="1.53876924514771" calcext:value-type="float">
            <text:p>1.53876924514771</text:p>
          </table:table-cell>
          <table:table-cell office:value-type="float" office:value="1.56771349906921" calcext:value-type="float">
            <text:p>1.56771349906921</text:p>
          </table:table-cell>
          <table:table-cell office:value-type="float" office:value="1.42255222797394" calcext:value-type="float">
            <text:p>1.42255222797394</text:p>
          </table:table-cell>
          <table:table-cell office:value-type="float" office:value="1.27216863632202" calcext:value-type="float">
            <text:p>1.27216863632202</text:p>
          </table:table-cell>
          <table:table-cell office:value-type="float" office:value="1.5106737613678" calcext:value-type="float">
            <text:p>1.5106737613678</text:p>
          </table:table-cell>
          <table:table-cell office:value-type="float" office:value="1.56146240234375" calcext:value-type="float">
            <text:p>1.56146240234375</text:p>
          </table:table-cell>
          <table:table-cell office:value-type="float" office:value="1.48894214630127" calcext:value-type="float">
            <text:p>1.48894214630127</text:p>
          </table:table-cell>
          <table:table-cell office:value-type="float" office:value="1.41432464122772" calcext:value-type="float">
            <text:p>1.41432464122772</text:p>
          </table:table-cell>
          <table:table-cell office:value-type="float" office:value="1.65864849090576" calcext:value-type="float">
            <text:p>1.65864849090576</text:p>
          </table:table-cell>
          <table:table-cell office:value-type="float" office:value="1.69690525531769" calcext:value-type="float">
            <text:p>1.69690525531769</text:p>
          </table:table-cell>
          <table:table-cell office:value-type="float" office:value="1.61548459529877" calcext:value-type="float">
            <text:p>1.61548459529877</text:p>
          </table:table-cell>
          <table:table-cell office:value-type="float" office:value="1.57677364349365" calcext:value-type="float">
            <text:p>1.57677364349365</text:p>
          </table:table-cell>
          <table:table-cell office:value-type="float" office:value="1.49553060531616" calcext:value-type="float">
            <text:p>1.49553060531616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64" calcext:value-type="float">
            <text:p>1.464</text:p>
          </table:table-cell>
          <table:table-cell office:value-type="float" office:value="1.4624" calcext:value-type="float">
            <text:p>1.4624</text:p>
          </table:table-cell>
          <table:table-cell office:value-type="float" office:value="1.8489" calcext:value-type="float">
            <text:p>1.8489</text:p>
          </table:table-cell>
          <table:table-cell office:value-type="float" office:value="0.9274" calcext:value-type="float">
            <text:p>0.9274</text:p>
          </table:table-cell>
          <table:table-cell office:value-type="float" office:value="1.35285019874573" calcext:value-type="float">
            <text:p>1.35285019874573</text:p>
          </table:table-cell>
          <table:table-cell office:value-type="float" office:value="1.52179253101349" calcext:value-type="float">
            <text:p>1.52179253101349</text:p>
          </table:table-cell>
          <table:table-cell office:value-type="float" office:value="1.51724314689636" calcext:value-type="float">
            <text:p>1.51724314689636</text:p>
          </table:table-cell>
          <table:table-cell office:value-type="float" office:value="1.40065455436707" calcext:value-type="float">
            <text:p>1.4006545543670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3184781074524" calcext:value-type="float">
            <text:p>1.43184781074524</text:p>
          </table:table-cell>
          <table:table-cell office:value-type="float" office:value="1.43754875659943" calcext:value-type="float">
            <text:p>1.43754875659943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52838802337646" calcext:value-type="float">
            <text:p>1.52838802337646</text:p>
          </table:table-cell>
          <table:table-cell office:value-type="float" office:value="1.45503008365631" calcext:value-type="float">
            <text:p>1.45503008365631</text:p>
          </table:table-cell>
          <table:table-cell office:value-type="float" office:value="1.36190211772919" calcext:value-type="float">
            <text:p>1.36190211772919</text:p>
          </table:table-cell>
          <table:table-cell office:value-type="float" office:value="1.25162696838379" calcext:value-type="float">
            <text:p>1.25162696838379</text:p>
          </table:table-cell>
          <table:table-cell office:value-type="float" office:value="0.927382349967956" calcext:value-type="float">
            <text:p>0.927382349967956</text:p>
          </table:table-cell>
          <table:table-cell office:value-type="float" office:value="1.49287641048431" calcext:value-type="float">
            <text:p>1.49287641048431</text:p>
          </table:table-cell>
          <table:table-cell office:value-type="float" office:value="1.46236324310303" calcext:value-type="float">
            <text:p>1.46236324310303</text:p>
          </table:table-cell>
          <table:table-cell office:value-type="float" office:value="1.3747946023941" calcext:value-type="float">
            <text:p>1.3747946023941</text:p>
          </table:table-cell>
          <table:table-cell office:value-type="float" office:value="1.36282455921173" calcext:value-type="float">
            <text:p>1.36282455921173</text:p>
          </table:table-cell>
          <table:table-cell office:value-type="float" office:value="1.28259003162384" calcext:value-type="float">
            <text:p>1.28259003162384</text:p>
          </table:table-cell>
          <table:table-cell office:value-type="float" office:value="1.36521744728088" calcext:value-type="float">
            <text:p>1.36521744728088</text:p>
          </table:table-cell>
          <table:table-cell office:value-type="float" office:value="1.59676516056061" calcext:value-type="float">
            <text:p>1.59676516056061</text:p>
          </table:table-cell>
          <table:table-cell office:value-type="float" office:value="1.31953513622284" calcext:value-type="float">
            <text:p>1.31953513622284</text:p>
          </table:table-cell>
          <table:table-cell office:value-type="float" office:value="1.35074508190155" calcext:value-type="float">
            <text:p>1.35074508190155</text:p>
          </table:table-cell>
          <table:table-cell office:value-type="float" office:value="1.69896936416626" calcext:value-type="float">
            <text:p>1.69896936416626</text:p>
          </table:table-cell>
          <table:table-cell office:value-type="float" office:value="1.52581834793091" calcext:value-type="float">
            <text:p>1.52581834793091</text:p>
          </table:table-cell>
          <table:table-cell office:value-type="float" office:value="1.72156691551209" calcext:value-type="float">
            <text:p>1.72156691551209</text:p>
          </table:table-cell>
          <table:table-cell office:value-type="float" office:value="1.41286039352417" calcext:value-type="float">
            <text:p>1.41286039352417</text:p>
          </table:table-cell>
          <table:table-cell office:value-type="float" office:value="1.6601699590683" calcext:value-type="float">
            <text:p>1.6601699590683</text:p>
          </table:table-cell>
          <table:table-cell office:value-type="float" office:value="1.335533618927" calcext:value-type="float">
            <text:p>1.335533618927</text:p>
          </table:table-cell>
          <table:table-cell office:value-type="float" office:value="1.55142569541931" calcext:value-type="float">
            <text:p>1.55142569541931</text:p>
          </table:table-cell>
          <table:table-cell office:value-type="float" office:value="1.57682418823242" calcext:value-type="float">
            <text:p>1.57682418823242</text:p>
          </table:table-cell>
          <table:table-cell office:value-type="float" office:value="1.38110399246216" calcext:value-type="float">
            <text:p>1.38110399246216</text:p>
          </table:table-cell>
          <table:table-cell office:value-type="float" office:value="1.4537034034729" calcext:value-type="float">
            <text:p>1.4537034034729</text:p>
          </table:table-cell>
          <table:table-cell office:value-type="float" office:value="1.3728996515274" calcext:value-type="float">
            <text:p>1.3728996515274</text:p>
          </table:table-cell>
          <table:table-cell office:value-type="float" office:value="1.53368711471558" calcext:value-type="float">
            <text:p>1.53368711471558</text:p>
          </table:table-cell>
          <table:table-cell office:value-type="float" office:value="1.51871311664581" calcext:value-type="float">
            <text:p>1.51871311664581</text:p>
          </table:table-cell>
          <table:table-cell office:value-type="float" office:value="1.48880505561829" calcext:value-type="float">
            <text:p>1.48880505561829</text:p>
          </table:table-cell>
          <table:table-cell office:value-type="float" office:value="1.44183039665222" calcext:value-type="float">
            <text:p>1.44183039665222</text:p>
          </table:table-cell>
          <table:table-cell office:value-type="float" office:value="1.50117301940918" calcext:value-type="float">
            <text:p>1.50117301940918</text:p>
          </table:table-cell>
          <table:table-cell office:value-type="float" office:value="1.31522846221924" calcext:value-type="float">
            <text:p>1.31522846221924</text:p>
          </table:table-cell>
          <table:table-cell office:value-type="float" office:value="1.49100136756897" calcext:value-type="float">
            <text:p>1.49100136756897</text:p>
          </table:table-cell>
          <table:table-cell office:value-type="float" office:value="1.84887433052063" calcext:value-type="float">
            <text:p>1.84887433052063</text:p>
          </table:table-cell>
          <table:table-cell office:value-type="float" office:value="1.28592658042908" calcext:value-type="float">
            <text:p>1.28592658042908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58526074886322" calcext:value-type="float">
            <text:p>1.58526074886322</text:p>
          </table:table-cell>
          <table:table-cell office:value-type="float" office:value="1.67433512210846" calcext:value-type="float">
            <text:p>1.67433512210846</text:p>
          </table:table-cell>
          <table:table-cell office:value-type="float" office:value="1.3436142206192" calcext:value-type="float">
            <text:p>1.3436142206192</text:p>
          </table:table-cell>
          <table:table-cell office:value-type="float" office:value="1.43720972537994" calcext:value-type="float">
            <text:p>1.43720972537994</text:p>
          </table:table-cell>
          <table:table-cell office:value-type="float" office:value="1.53510522842407" calcext:value-type="float">
            <text:p>1.53510522842407</text:p>
          </table:table-cell>
          <table:table-cell office:value-type="float" office:value="1.53823947906494" calcext:value-type="float">
            <text:p>1.53823947906494</text:p>
          </table:table-cell>
          <table:table-cell office:value-type="float" office:value="1.52959442138672" calcext:value-type="float">
            <text:p>1.52959442138672</text:p>
          </table:table-cell>
          <table:table-cell office:value-type="float" office:value="1.64323687553406" calcext:value-type="float">
            <text:p>1.64323687553406</text:p>
          </table:table-cell>
          <table:table-cell office:value-type="float" office:value="1.61501491069794" calcext:value-type="float">
            <text:p>1.61501491069794</text:p>
          </table:table-cell>
          <table:table-cell office:value-type="float" office:value="1.537433385849" calcext:value-type="float">
            <text:p>1.537433385849</text:p>
          </table:table-cell>
          <table:table-cell office:value-type="float" office:value="1.36467266082764" calcext:value-type="float">
            <text:p>1.36467266082764</text:p>
          </table:table-cell>
          <table:table-cell office:value-type="float" office:value="1.59716212749481" calcext:value-type="float">
            <text:p>1.59716212749481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64" calcext:value-type="float">
            <text:p>1.464</text:p>
          </table:table-cell>
          <table:table-cell office:value-type="float" office:value="1.4624" calcext:value-type="float">
            <text:p>1.4624</text:p>
          </table:table-cell>
          <table:table-cell office:value-type="float" office:value="1.8489" calcext:value-type="float">
            <text:p>1.8489</text:p>
          </table:table-cell>
          <table:table-cell office:value-type="float" office:value="0.9274" calcext:value-type="float">
            <text:p>0.9274</text:p>
          </table:table-cell>
          <table:table-cell office:value-type="float" office:value="1.35285019874573" calcext:value-type="float">
            <text:p>1.35285019874573</text:p>
          </table:table-cell>
          <table:table-cell office:value-type="float" office:value="1.52179253101349" calcext:value-type="float">
            <text:p>1.52179253101349</text:p>
          </table:table-cell>
          <table:table-cell office:value-type="float" office:value="1.51724314689636" calcext:value-type="float">
            <text:p>1.51724314689636</text:p>
          </table:table-cell>
          <table:table-cell office:value-type="float" office:value="1.40065455436707" calcext:value-type="float">
            <text:p>1.4006545543670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3184781074524" calcext:value-type="float">
            <text:p>1.43184781074524</text:p>
          </table:table-cell>
          <table:table-cell office:value-type="float" office:value="1.43754875659943" calcext:value-type="float">
            <text:p>1.43754875659943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52838802337646" calcext:value-type="float">
            <text:p>1.52838802337646</text:p>
          </table:table-cell>
          <table:table-cell office:value-type="float" office:value="1.45503008365631" calcext:value-type="float">
            <text:p>1.45503008365631</text:p>
          </table:table-cell>
          <table:table-cell office:value-type="float" office:value="1.36190211772919" calcext:value-type="float">
            <text:p>1.36190211772919</text:p>
          </table:table-cell>
          <table:table-cell office:value-type="float" office:value="1.25162696838379" calcext:value-type="float">
            <text:p>1.25162696838379</text:p>
          </table:table-cell>
          <table:table-cell office:value-type="float" office:value="0.927382349967956" calcext:value-type="float">
            <text:p>0.927382349967956</text:p>
          </table:table-cell>
          <table:table-cell office:value-type="float" office:value="1.49287641048431" calcext:value-type="float">
            <text:p>1.49287641048431</text:p>
          </table:table-cell>
          <table:table-cell office:value-type="float" office:value="1.46236324310303" calcext:value-type="float">
            <text:p>1.46236324310303</text:p>
          </table:table-cell>
          <table:table-cell office:value-type="float" office:value="1.3747946023941" calcext:value-type="float">
            <text:p>1.3747946023941</text:p>
          </table:table-cell>
          <table:table-cell office:value-type="float" office:value="1.36282455921173" calcext:value-type="float">
            <text:p>1.36282455921173</text:p>
          </table:table-cell>
          <table:table-cell office:value-type="float" office:value="1.28259003162384" calcext:value-type="float">
            <text:p>1.28259003162384</text:p>
          </table:table-cell>
          <table:table-cell office:value-type="float" office:value="1.36521744728088" calcext:value-type="float">
            <text:p>1.36521744728088</text:p>
          </table:table-cell>
          <table:table-cell office:value-type="float" office:value="1.59676516056061" calcext:value-type="float">
            <text:p>1.59676516056061</text:p>
          </table:table-cell>
          <table:table-cell office:value-type="float" office:value="1.31953513622284" calcext:value-type="float">
            <text:p>1.31953513622284</text:p>
          </table:table-cell>
          <table:table-cell office:value-type="float" office:value="1.35074508190155" calcext:value-type="float">
            <text:p>1.35074508190155</text:p>
          </table:table-cell>
          <table:table-cell office:value-type="float" office:value="1.69896936416626" calcext:value-type="float">
            <text:p>1.69896936416626</text:p>
          </table:table-cell>
          <table:table-cell office:value-type="float" office:value="1.52581834793091" calcext:value-type="float">
            <text:p>1.52581834793091</text:p>
          </table:table-cell>
          <table:table-cell office:value-type="float" office:value="1.72156691551209" calcext:value-type="float">
            <text:p>1.72156691551209</text:p>
          </table:table-cell>
          <table:table-cell office:value-type="float" office:value="1.41286039352417" calcext:value-type="float">
            <text:p>1.41286039352417</text:p>
          </table:table-cell>
          <table:table-cell office:value-type="float" office:value="1.6601699590683" calcext:value-type="float">
            <text:p>1.6601699590683</text:p>
          </table:table-cell>
          <table:table-cell office:value-type="float" office:value="1.335533618927" calcext:value-type="float">
            <text:p>1.335533618927</text:p>
          </table:table-cell>
          <table:table-cell office:value-type="float" office:value="1.55142569541931" calcext:value-type="float">
            <text:p>1.55142569541931</text:p>
          </table:table-cell>
          <table:table-cell office:value-type="float" office:value="1.57682418823242" calcext:value-type="float">
            <text:p>1.57682418823242</text:p>
          </table:table-cell>
          <table:table-cell office:value-type="float" office:value="1.38110399246216" calcext:value-type="float">
            <text:p>1.38110399246216</text:p>
          </table:table-cell>
          <table:table-cell office:value-type="float" office:value="1.4537034034729" calcext:value-type="float">
            <text:p>1.4537034034729</text:p>
          </table:table-cell>
          <table:table-cell office:value-type="float" office:value="1.3728996515274" calcext:value-type="float">
            <text:p>1.3728996515274</text:p>
          </table:table-cell>
          <table:table-cell office:value-type="float" office:value="1.53368711471558" calcext:value-type="float">
            <text:p>1.53368711471558</text:p>
          </table:table-cell>
          <table:table-cell office:value-type="float" office:value="1.51871311664581" calcext:value-type="float">
            <text:p>1.51871311664581</text:p>
          </table:table-cell>
          <table:table-cell office:value-type="float" office:value="1.48880505561829" calcext:value-type="float">
            <text:p>1.48880505561829</text:p>
          </table:table-cell>
          <table:table-cell office:value-type="float" office:value="1.44183039665222" calcext:value-type="float">
            <text:p>1.44183039665222</text:p>
          </table:table-cell>
          <table:table-cell office:value-type="float" office:value="1.50117301940918" calcext:value-type="float">
            <text:p>1.50117301940918</text:p>
          </table:table-cell>
          <table:table-cell office:value-type="float" office:value="1.31522846221924" calcext:value-type="float">
            <text:p>1.31522846221924</text:p>
          </table:table-cell>
          <table:table-cell office:value-type="float" office:value="1.49100136756897" calcext:value-type="float">
            <text:p>1.49100136756897</text:p>
          </table:table-cell>
          <table:table-cell office:value-type="float" office:value="1.84887433052063" calcext:value-type="float">
            <text:p>1.84887433052063</text:p>
          </table:table-cell>
          <table:table-cell office:value-type="float" office:value="1.28592658042908" calcext:value-type="float">
            <text:p>1.28592658042908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58526074886322" calcext:value-type="float">
            <text:p>1.58526074886322</text:p>
          </table:table-cell>
          <table:table-cell office:value-type="float" office:value="1.67433512210846" calcext:value-type="float">
            <text:p>1.67433512210846</text:p>
          </table:table-cell>
          <table:table-cell office:value-type="float" office:value="1.3436142206192" calcext:value-type="float">
            <text:p>1.3436142206192</text:p>
          </table:table-cell>
          <table:table-cell office:value-type="float" office:value="1.43720972537994" calcext:value-type="float">
            <text:p>1.43720972537994</text:p>
          </table:table-cell>
          <table:table-cell office:value-type="float" office:value="1.53510522842407" calcext:value-type="float">
            <text:p>1.53510522842407</text:p>
          </table:table-cell>
          <table:table-cell office:value-type="float" office:value="1.53823947906494" calcext:value-type="float">
            <text:p>1.53823947906494</text:p>
          </table:table-cell>
          <table:table-cell office:value-type="float" office:value="1.52959442138672" calcext:value-type="float">
            <text:p>1.52959442138672</text:p>
          </table:table-cell>
          <table:table-cell office:value-type="float" office:value="1.64323687553406" calcext:value-type="float">
            <text:p>1.64323687553406</text:p>
          </table:table-cell>
          <table:table-cell office:value-type="float" office:value="1.61501491069794" calcext:value-type="float">
            <text:p>1.61501491069794</text:p>
          </table:table-cell>
          <table:table-cell office:value-type="float" office:value="1.537433385849" calcext:value-type="float">
            <text:p>1.537433385849</text:p>
          </table:table-cell>
          <table:table-cell office:value-type="float" office:value="1.36467266082764" calcext:value-type="float">
            <text:p>1.36467266082764</text:p>
          </table:table-cell>
          <table:table-cell office:value-type="float" office:value="1.59716212749481" calcext:value-type="float">
            <text:p>1.59716212749481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271" calcext:value-type="float">
            <text:p>1.5271</text:p>
          </table:table-cell>
          <table:table-cell office:value-type="float" office:value="1.5112" calcext:value-type="float">
            <text:p>1.5112</text:p>
          </table:table-cell>
          <table:table-cell office:value-type="float" office:value="1.8594" calcext:value-type="float">
            <text:p>1.8594</text:p>
          </table:table-cell>
          <table:table-cell office:value-type="float" office:value="1.3165" calcext:value-type="float">
            <text:p>1.3165</text:p>
          </table:table-cell>
          <table:table-cell office:value-type="float" office:value="1.45064973831177" calcext:value-type="float">
            <text:p>1.45064973831177</text:p>
          </table:table-cell>
          <table:table-cell office:value-type="float" office:value="1.4379700422287" calcext:value-type="float">
            <text:p>1.437970042228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8859238624573" calcext:value-type="float">
            <text:p>1.48859238624573</text:p>
          </table:table-cell>
          <table:table-cell office:value-type="float" office:value="1.46942806243896" calcext:value-type="float">
            <text:p>1.46942806243896</text:p>
          </table:table-cell>
          <table:table-cell office:value-type="float" office:value="1.63700103759766" calcext:value-type="float">
            <text:p>1.63700103759766</text:p>
          </table:table-cell>
          <table:table-cell office:value-type="float" office:value="1.38934445381165" calcext:value-type="float">
            <text:p>1.38934445381165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62044990062714" calcext:value-type="float">
            <text:p>1.62044990062714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5368869304657" calcext:value-type="float">
            <text:p>1.5368869304657</text:p>
          </table:table-cell>
          <table:table-cell office:value-type="float" office:value="1.63270092010498" calcext:value-type="float">
            <text:p>1.63270092010498</text:p>
          </table:table-cell>
          <table:table-cell office:value-type="float" office:value="1.62104070186615" calcext:value-type="float">
            <text:p>1.62104070186615</text:p>
          </table:table-cell>
          <table:table-cell office:value-type="float" office:value="1.44969522953033" calcext:value-type="float">
            <text:p>1.44969522953033</text:p>
          </table:table-cell>
          <table:table-cell office:value-type="float" office:value="1.52719557285309" calcext:value-type="float">
            <text:p>1.52719557285309</text:p>
          </table:table-cell>
          <table:table-cell office:value-type="float" office:value="1.51951062679291" calcext:value-type="float">
            <text:p>1.51951062679291</text:p>
          </table:table-cell>
          <table:table-cell office:value-type="float" office:value="1.48469340801239" calcext:value-type="float">
            <text:p>1.48469340801239</text:p>
          </table:table-cell>
          <table:table-cell office:value-type="float" office:value="1.50643241405487" calcext:value-type="float">
            <text:p>1.50643241405487</text:p>
          </table:table-cell>
          <table:table-cell office:value-type="float" office:value="1.51094841957092" calcext:value-type="float">
            <text:p>1.51094841957092</text:p>
          </table:table-cell>
          <table:table-cell office:value-type="float" office:value="1.4477447271347" calcext:value-type="float">
            <text:p>1.4477447271347</text:p>
          </table:table-cell>
          <table:table-cell office:value-type="float" office:value="1.3164529800415" calcext:value-type="float">
            <text:p>1.3164529800415</text:p>
          </table:table-cell>
          <table:table-cell office:value-type="float" office:value="1.5608366727829" calcext:value-type="float">
            <text:p>1.5608366727829</text:p>
          </table:table-cell>
          <table:table-cell office:value-type="float" office:value="1.32278668880463" calcext:value-type="float">
            <text:p>1.32278668880463</text:p>
          </table:table-cell>
          <table:table-cell office:value-type="float" office:value="1.63514471054077" calcext:value-type="float">
            <text:p>1.63514471054077</text:p>
          </table:table-cell>
          <table:table-cell office:value-type="float" office:value="1.49361407756805" calcext:value-type="float">
            <text:p>1.49361407756805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40867304801941" calcext:value-type="float">
            <text:p>1.40867304801941</text:p>
          </table:table-cell>
          <table:table-cell office:value-type="float" office:value="1.85936486721039" calcext:value-type="float">
            <text:p>1.85936486721039</text:p>
          </table:table-cell>
          <table:table-cell office:value-type="float" office:value="1.55880928039551" calcext:value-type="float">
            <text:p>1.55880928039551</text:p>
          </table:table-cell>
          <table:table-cell office:value-type="float" office:value="1.51139283180237" calcext:value-type="float">
            <text:p>1.51139283180237</text:p>
          </table:table-cell>
          <table:table-cell office:value-type="float" office:value="1.75723838806152" calcext:value-type="float">
            <text:p>1.75723838806152</text:p>
          </table:table-cell>
          <table:table-cell office:value-type="float" office:value="1.55290329456329" calcext:value-type="float">
            <text:p>1.55290329456329</text:p>
          </table:table-cell>
          <table:table-cell office:value-type="float" office:value="1.53026509284973" calcext:value-type="float">
            <text:p>1.53026509284973</text:p>
          </table:table-cell>
          <table:table-cell office:value-type="float" office:value="1.55557227134705" calcext:value-type="float">
            <text:p>1.55557227134705</text:p>
          </table:table-cell>
          <table:table-cell office:value-type="float" office:value="1.61883139610291" calcext:value-type="float">
            <text:p>1.61883139610291</text:p>
          </table:table-cell>
          <table:table-cell office:value-type="float" office:value="1.40439677238464" calcext:value-type="float">
            <text:p>1.40439677238464</text:p>
          </table:table-cell>
          <table:table-cell table:number-columns-repeated="13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271" calcext:value-type="float">
            <text:p>1.5271</text:p>
          </table:table-cell>
          <table:table-cell office:value-type="float" office:value="1.5112" calcext:value-type="float">
            <text:p>1.5112</text:p>
          </table:table-cell>
          <table:table-cell office:value-type="float" office:value="1.8594" calcext:value-type="float">
            <text:p>1.8594</text:p>
          </table:table-cell>
          <table:table-cell office:value-type="float" office:value="1.3165" calcext:value-type="float">
            <text:p>1.3165</text:p>
          </table:table-cell>
          <table:table-cell office:value-type="float" office:value="1.45064973831177" calcext:value-type="float">
            <text:p>1.45064973831177</text:p>
          </table:table-cell>
          <table:table-cell office:value-type="float" office:value="1.4379700422287" calcext:value-type="float">
            <text:p>1.437970042228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8859238624573" calcext:value-type="float">
            <text:p>1.48859238624573</text:p>
          </table:table-cell>
          <table:table-cell office:value-type="float" office:value="1.46942806243896" calcext:value-type="float">
            <text:p>1.46942806243896</text:p>
          </table:table-cell>
          <table:table-cell office:value-type="float" office:value="1.63700103759766" calcext:value-type="float">
            <text:p>1.63700103759766</text:p>
          </table:table-cell>
          <table:table-cell office:value-type="float" office:value="1.38934445381165" calcext:value-type="float">
            <text:p>1.38934445381165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62044990062714" calcext:value-type="float">
            <text:p>1.62044990062714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5368869304657" calcext:value-type="float">
            <text:p>1.5368869304657</text:p>
          </table:table-cell>
          <table:table-cell office:value-type="float" office:value="1.63270092010498" calcext:value-type="float">
            <text:p>1.63270092010498</text:p>
          </table:table-cell>
          <table:table-cell office:value-type="float" office:value="1.62104070186615" calcext:value-type="float">
            <text:p>1.62104070186615</text:p>
          </table:table-cell>
          <table:table-cell office:value-type="float" office:value="1.44969522953033" calcext:value-type="float">
            <text:p>1.44969522953033</text:p>
          </table:table-cell>
          <table:table-cell office:value-type="float" office:value="1.52719557285309" calcext:value-type="float">
            <text:p>1.52719557285309</text:p>
          </table:table-cell>
          <table:table-cell office:value-type="float" office:value="1.51951062679291" calcext:value-type="float">
            <text:p>1.51951062679291</text:p>
          </table:table-cell>
          <table:table-cell office:value-type="float" office:value="1.48469340801239" calcext:value-type="float">
            <text:p>1.48469340801239</text:p>
          </table:table-cell>
          <table:table-cell office:value-type="float" office:value="1.50643241405487" calcext:value-type="float">
            <text:p>1.50643241405487</text:p>
          </table:table-cell>
          <table:table-cell office:value-type="float" office:value="1.51094841957092" calcext:value-type="float">
            <text:p>1.51094841957092</text:p>
          </table:table-cell>
          <table:table-cell office:value-type="float" office:value="1.4477447271347" calcext:value-type="float">
            <text:p>1.4477447271347</text:p>
          </table:table-cell>
          <table:table-cell office:value-type="float" office:value="1.3164529800415" calcext:value-type="float">
            <text:p>1.3164529800415</text:p>
          </table:table-cell>
          <table:table-cell office:value-type="float" office:value="1.5608366727829" calcext:value-type="float">
            <text:p>1.5608366727829</text:p>
          </table:table-cell>
          <table:table-cell office:value-type="float" office:value="1.32278668880463" calcext:value-type="float">
            <text:p>1.32278668880463</text:p>
          </table:table-cell>
          <table:table-cell office:value-type="float" office:value="1.63514471054077" calcext:value-type="float">
            <text:p>1.63514471054077</text:p>
          </table:table-cell>
          <table:table-cell office:value-type="float" office:value="1.49361407756805" calcext:value-type="float">
            <text:p>1.49361407756805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40867304801941" calcext:value-type="float">
            <text:p>1.40867304801941</text:p>
          </table:table-cell>
          <table:table-cell office:value-type="float" office:value="1.85936486721039" calcext:value-type="float">
            <text:p>1.85936486721039</text:p>
          </table:table-cell>
          <table:table-cell office:value-type="float" office:value="1.55880928039551" calcext:value-type="float">
            <text:p>1.55880928039551</text:p>
          </table:table-cell>
          <table:table-cell office:value-type="float" office:value="1.51139283180237" calcext:value-type="float">
            <text:p>1.51139283180237</text:p>
          </table:table-cell>
          <table:table-cell office:value-type="float" office:value="1.75723838806152" calcext:value-type="float">
            <text:p>1.75723838806152</text:p>
          </table:table-cell>
          <table:table-cell office:value-type="float" office:value="1.55290329456329" calcext:value-type="float">
            <text:p>1.55290329456329</text:p>
          </table:table-cell>
          <table:table-cell office:value-type="float" office:value="1.53026509284973" calcext:value-type="float">
            <text:p>1.53026509284973</text:p>
          </table:table-cell>
          <table:table-cell office:value-type="float" office:value="1.55557227134705" calcext:value-type="float">
            <text:p>1.55557227134705</text:p>
          </table:table-cell>
          <table:table-cell office:value-type="float" office:value="1.61883139610291" calcext:value-type="float">
            <text:p>1.61883139610291</text:p>
          </table:table-cell>
          <table:table-cell office:value-type="float" office:value="1.40439677238464" calcext:value-type="float">
            <text:p>1.40439677238464</text:p>
          </table:table-cell>
          <table:table-cell table:number-columns-repeated="13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271" calcext:value-type="float">
            <text:p>1.5271</text:p>
          </table:table-cell>
          <table:table-cell office:value-type="float" office:value="1.5112" calcext:value-type="float">
            <text:p>1.5112</text:p>
          </table:table-cell>
          <table:table-cell office:value-type="float" office:value="1.8594" calcext:value-type="float">
            <text:p>1.8594</text:p>
          </table:table-cell>
          <table:table-cell office:value-type="float" office:value="1.3165" calcext:value-type="float">
            <text:p>1.3165</text:p>
          </table:table-cell>
          <table:table-cell office:value-type="float" office:value="1.45064973831177" calcext:value-type="float">
            <text:p>1.45064973831177</text:p>
          </table:table-cell>
          <table:table-cell office:value-type="float" office:value="1.4379700422287" calcext:value-type="float">
            <text:p>1.437970042228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8859238624573" calcext:value-type="float">
            <text:p>1.48859238624573</text:p>
          </table:table-cell>
          <table:table-cell office:value-type="float" office:value="1.46942806243896" calcext:value-type="float">
            <text:p>1.46942806243896</text:p>
          </table:table-cell>
          <table:table-cell office:value-type="float" office:value="1.63700103759766" calcext:value-type="float">
            <text:p>1.63700103759766</text:p>
          </table:table-cell>
          <table:table-cell office:value-type="float" office:value="1.38934445381165" calcext:value-type="float">
            <text:p>1.38934445381165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62044990062714" calcext:value-type="float">
            <text:p>1.62044990062714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5368869304657" calcext:value-type="float">
            <text:p>1.5368869304657</text:p>
          </table:table-cell>
          <table:table-cell office:value-type="float" office:value="1.63270092010498" calcext:value-type="float">
            <text:p>1.63270092010498</text:p>
          </table:table-cell>
          <table:table-cell office:value-type="float" office:value="1.62104070186615" calcext:value-type="float">
            <text:p>1.62104070186615</text:p>
          </table:table-cell>
          <table:table-cell office:value-type="float" office:value="1.44969522953033" calcext:value-type="float">
            <text:p>1.44969522953033</text:p>
          </table:table-cell>
          <table:table-cell office:value-type="float" office:value="1.52719557285309" calcext:value-type="float">
            <text:p>1.52719557285309</text:p>
          </table:table-cell>
          <table:table-cell office:value-type="float" office:value="1.51951062679291" calcext:value-type="float">
            <text:p>1.51951062679291</text:p>
          </table:table-cell>
          <table:table-cell office:value-type="float" office:value="1.48469340801239" calcext:value-type="float">
            <text:p>1.48469340801239</text:p>
          </table:table-cell>
          <table:table-cell office:value-type="float" office:value="1.50643241405487" calcext:value-type="float">
            <text:p>1.50643241405487</text:p>
          </table:table-cell>
          <table:table-cell office:value-type="float" office:value="1.51094841957092" calcext:value-type="float">
            <text:p>1.51094841957092</text:p>
          </table:table-cell>
          <table:table-cell office:value-type="float" office:value="1.4477447271347" calcext:value-type="float">
            <text:p>1.4477447271347</text:p>
          </table:table-cell>
          <table:table-cell office:value-type="float" office:value="1.3164529800415" calcext:value-type="float">
            <text:p>1.3164529800415</text:p>
          </table:table-cell>
          <table:table-cell office:value-type="float" office:value="1.5608366727829" calcext:value-type="float">
            <text:p>1.5608366727829</text:p>
          </table:table-cell>
          <table:table-cell office:value-type="float" office:value="1.32278668880463" calcext:value-type="float">
            <text:p>1.32278668880463</text:p>
          </table:table-cell>
          <table:table-cell office:value-type="float" office:value="1.63514471054077" calcext:value-type="float">
            <text:p>1.63514471054077</text:p>
          </table:table-cell>
          <table:table-cell office:value-type="float" office:value="1.49361407756805" calcext:value-type="float">
            <text:p>1.49361407756805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40867304801941" calcext:value-type="float">
            <text:p>1.40867304801941</text:p>
          </table:table-cell>
          <table:table-cell office:value-type="float" office:value="1.85936486721039" calcext:value-type="float">
            <text:p>1.85936486721039</text:p>
          </table:table-cell>
          <table:table-cell office:value-type="float" office:value="1.55880928039551" calcext:value-type="float">
            <text:p>1.55880928039551</text:p>
          </table:table-cell>
          <table:table-cell office:value-type="float" office:value="1.51139283180237" calcext:value-type="float">
            <text:p>1.51139283180237</text:p>
          </table:table-cell>
          <table:table-cell office:value-type="float" office:value="1.75723838806152" calcext:value-type="float">
            <text:p>1.75723838806152</text:p>
          </table:table-cell>
          <table:table-cell office:value-type="float" office:value="1.55290329456329" calcext:value-type="float">
            <text:p>1.55290329456329</text:p>
          </table:table-cell>
          <table:table-cell office:value-type="float" office:value="1.53026509284973" calcext:value-type="float">
            <text:p>1.53026509284973</text:p>
          </table:table-cell>
          <table:table-cell office:value-type="float" office:value="1.55557227134705" calcext:value-type="float">
            <text:p>1.55557227134705</text:p>
          </table:table-cell>
          <table:table-cell office:value-type="float" office:value="1.61883139610291" calcext:value-type="float">
            <text:p>1.61883139610291</text:p>
          </table:table-cell>
          <table:table-cell office:value-type="float" office:value="1.40439677238464" calcext:value-type="float">
            <text:p>1.40439677238464</text:p>
          </table:table-cell>
          <table:table-cell table:number-columns-repeated="13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271" calcext:value-type="float">
            <text:p>1.5271</text:p>
          </table:table-cell>
          <table:table-cell office:value-type="float" office:value="1.5112" calcext:value-type="float">
            <text:p>1.5112</text:p>
          </table:table-cell>
          <table:table-cell office:value-type="float" office:value="1.8594" calcext:value-type="float">
            <text:p>1.8594</text:p>
          </table:table-cell>
          <table:table-cell office:value-type="float" office:value="1.3165" calcext:value-type="float">
            <text:p>1.3165</text:p>
          </table:table-cell>
          <table:table-cell office:value-type="float" office:value="1.45064973831177" calcext:value-type="float">
            <text:p>1.45064973831177</text:p>
          </table:table-cell>
          <table:table-cell office:value-type="float" office:value="1.4379700422287" calcext:value-type="float">
            <text:p>1.437970042228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8859238624573" calcext:value-type="float">
            <text:p>1.48859238624573</text:p>
          </table:table-cell>
          <table:table-cell office:value-type="float" office:value="1.46942806243896" calcext:value-type="float">
            <text:p>1.46942806243896</text:p>
          </table:table-cell>
          <table:table-cell office:value-type="float" office:value="1.63700103759766" calcext:value-type="float">
            <text:p>1.63700103759766</text:p>
          </table:table-cell>
          <table:table-cell office:value-type="float" office:value="1.38934445381165" calcext:value-type="float">
            <text:p>1.38934445381165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62044990062714" calcext:value-type="float">
            <text:p>1.62044990062714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5368869304657" calcext:value-type="float">
            <text:p>1.5368869304657</text:p>
          </table:table-cell>
          <table:table-cell office:value-type="float" office:value="1.63270092010498" calcext:value-type="float">
            <text:p>1.63270092010498</text:p>
          </table:table-cell>
          <table:table-cell office:value-type="float" office:value="1.62104070186615" calcext:value-type="float">
            <text:p>1.62104070186615</text:p>
          </table:table-cell>
          <table:table-cell office:value-type="float" office:value="1.44969522953033" calcext:value-type="float">
            <text:p>1.44969522953033</text:p>
          </table:table-cell>
          <table:table-cell office:value-type="float" office:value="1.52719557285309" calcext:value-type="float">
            <text:p>1.52719557285309</text:p>
          </table:table-cell>
          <table:table-cell office:value-type="float" office:value="1.51951062679291" calcext:value-type="float">
            <text:p>1.51951062679291</text:p>
          </table:table-cell>
          <table:table-cell office:value-type="float" office:value="1.48469340801239" calcext:value-type="float">
            <text:p>1.48469340801239</text:p>
          </table:table-cell>
          <table:table-cell office:value-type="float" office:value="1.50643241405487" calcext:value-type="float">
            <text:p>1.50643241405487</text:p>
          </table:table-cell>
          <table:table-cell office:value-type="float" office:value="1.51094841957092" calcext:value-type="float">
            <text:p>1.51094841957092</text:p>
          </table:table-cell>
          <table:table-cell office:value-type="float" office:value="1.4477447271347" calcext:value-type="float">
            <text:p>1.4477447271347</text:p>
          </table:table-cell>
          <table:table-cell office:value-type="float" office:value="1.3164529800415" calcext:value-type="float">
            <text:p>1.3164529800415</text:p>
          </table:table-cell>
          <table:table-cell office:value-type="float" office:value="1.5608366727829" calcext:value-type="float">
            <text:p>1.5608366727829</text:p>
          </table:table-cell>
          <table:table-cell office:value-type="float" office:value="1.32278668880463" calcext:value-type="float">
            <text:p>1.32278668880463</text:p>
          </table:table-cell>
          <table:table-cell office:value-type="float" office:value="1.63514471054077" calcext:value-type="float">
            <text:p>1.63514471054077</text:p>
          </table:table-cell>
          <table:table-cell office:value-type="float" office:value="1.49361407756805" calcext:value-type="float">
            <text:p>1.49361407756805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40867304801941" calcext:value-type="float">
            <text:p>1.40867304801941</text:p>
          </table:table-cell>
          <table:table-cell office:value-type="float" office:value="1.85936486721039" calcext:value-type="float">
            <text:p>1.85936486721039</text:p>
          </table:table-cell>
          <table:table-cell office:value-type="float" office:value="1.55880928039551" calcext:value-type="float">
            <text:p>1.55880928039551</text:p>
          </table:table-cell>
          <table:table-cell office:value-type="float" office:value="1.51139283180237" calcext:value-type="float">
            <text:p>1.51139283180237</text:p>
          </table:table-cell>
          <table:table-cell office:value-type="float" office:value="1.75723838806152" calcext:value-type="float">
            <text:p>1.75723838806152</text:p>
          </table:table-cell>
          <table:table-cell office:value-type="float" office:value="1.55290329456329" calcext:value-type="float">
            <text:p>1.55290329456329</text:p>
          </table:table-cell>
          <table:table-cell office:value-type="float" office:value="1.53026509284973" calcext:value-type="float">
            <text:p>1.53026509284973</text:p>
          </table:table-cell>
          <table:table-cell office:value-type="float" office:value="1.55557227134705" calcext:value-type="float">
            <text:p>1.55557227134705</text:p>
          </table:table-cell>
          <table:table-cell office:value-type="float" office:value="1.61883139610291" calcext:value-type="float">
            <text:p>1.61883139610291</text:p>
          </table:table-cell>
          <table:table-cell office:value-type="float" office:value="1.40439677238464" calcext:value-type="float">
            <text:p>1.40439677238464</text:p>
          </table:table-cell>
          <table:table-cell table:number-columns-repeated="1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045" calcext:value-type="float">
            <text:p>1.5045</text:p>
          </table:table-cell>
          <table:table-cell office:value-type="float" office:value="1.5126" calcext:value-type="float">
            <text:p>1.5126</text:p>
          </table:table-cell>
          <table:table-cell office:value-type="float" office:value="1.6914" calcext:value-type="float">
            <text:p>1.6914</text:p>
          </table:table-cell>
          <table:table-cell office:value-type="float" office:value="1.1631" calcext:value-type="float">
            <text:p>1.1631</text:p>
          </table:table-cell>
          <table:table-cell office:value-type="float" office:value="1.46436703205109" calcext:value-type="float">
            <text:p>1.46436703205109</text:p>
          </table:table-cell>
          <table:table-cell office:value-type="float" office:value="1.63700103759766" calcext:value-type="float">
            <text:p>1.63700103759766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50856053829193" calcext:value-type="float">
            <text:p>1.50856053829193</text:p>
          </table:table-cell>
          <table:table-cell office:value-type="float" office:value="1.40465891361237" calcext:value-type="float">
            <text:p>1.40465891361237</text:p>
          </table:table-cell>
          <table:table-cell office:value-type="float" office:value="1.51665234565735" calcext:value-type="float">
            <text:p>1.51665234565735</text:p>
          </table:table-cell>
          <table:table-cell office:value-type="float" office:value="1.51671576499939" calcext:value-type="float">
            <text:p>1.51671576499939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67757940292358" calcext:value-type="float">
            <text:p>1.67757940292358</text:p>
          </table:table-cell>
          <table:table-cell office:value-type="float" office:value="1.52380561828613" calcext:value-type="float">
            <text:p>1.52380561828613</text:p>
          </table:table-cell>
          <table:table-cell office:value-type="float" office:value="1.34473311901093" calcext:value-type="float">
            <text:p>1.34473311901093</text:p>
          </table:table-cell>
          <table:table-cell office:value-type="float" office:value="1.21703898906708" calcext:value-type="float">
            <text:p>1.21703898906708</text:p>
          </table:table-cell>
          <table:table-cell office:value-type="float" office:value="1.52285194396973" calcext:value-type="float">
            <text:p>1.52285194396973</text:p>
          </table:table-cell>
          <table:table-cell office:value-type="float" office:value="1.30848813056946" calcext:value-type="float">
            <text:p>1.30848813056946</text:p>
          </table:table-cell>
          <table:table-cell office:value-type="float" office:value="1.35069930553436" calcext:value-type="float">
            <text:p>1.35069930553436</text:p>
          </table:table-cell>
          <table:table-cell office:value-type="float" office:value="1.69140481948853" calcext:value-type="float">
            <text:p>1.69140481948853</text:p>
          </table:table-cell>
          <table:table-cell office:value-type="float" office:value="1.44909012317657" calcext:value-type="float">
            <text:p>1.44909012317657</text:p>
          </table:table-cell>
          <table:table-cell office:value-type="float" office:value="1.68809497356415" calcext:value-type="float">
            <text:p>1.68809497356415</text:p>
          </table:table-cell>
          <table:table-cell office:value-type="float" office:value="1.61679661273956" calcext:value-type="float">
            <text:p>1.61679661273956</text:p>
          </table:table-cell>
          <table:table-cell office:value-type="float" office:value="1.63797211647034" calcext:value-type="float">
            <text:p>1.63797211647034</text:p>
          </table:table-cell>
          <table:table-cell office:value-type="float" office:value="1.61883139610291" calcext:value-type="float">
            <text:p>1.61883139610291</text:p>
          </table:table-cell>
          <table:table-cell office:value-type="float" office:value="1.48377907276154" calcext:value-type="float">
            <text:p>1.48377907276154</text:p>
          </table:table-cell>
          <table:table-cell office:value-type="float" office:value="1.5668408870697" calcext:value-type="float">
            <text:p>1.5668408870697</text:p>
          </table:table-cell>
          <table:table-cell office:value-type="float" office:value="1.54829275608063" calcext:value-type="float">
            <text:p>1.54829275608063</text:p>
          </table:table-cell>
          <table:table-cell office:value-type="float" office:value="1.62988269329071" calcext:value-type="float">
            <text:p>1.62988269329071</text:p>
          </table:table-cell>
          <table:table-cell office:value-type="float" office:value="1.67091739177704" calcext:value-type="float">
            <text:p>1.67091739177704</text:p>
          </table:table-cell>
          <table:table-cell office:value-type="float" office:value="1.53242957592011" calcext:value-type="float">
            <text:p>1.53242957592011</text:p>
          </table:table-cell>
          <table:table-cell office:value-type="float" office:value="1.49733591079712" calcext:value-type="float">
            <text:p>1.49733591079712</text:p>
          </table:table-cell>
          <table:table-cell office:value-type="float" office:value="1.4255782365799" calcext:value-type="float">
            <text:p>1.4255782365799</text:p>
          </table:table-cell>
          <table:table-cell office:value-type="float" office:value="1.50810408592224" calcext:value-type="float">
            <text:p>1.50810408592224</text:p>
          </table:table-cell>
          <table:table-cell office:value-type="float" office:value="1.47016549110413" calcext:value-type="float">
            <text:p>1.47016549110413</text:p>
          </table:table-cell>
          <table:table-cell office:value-type="float" office:value="1.38376784324646" calcext:value-type="float">
            <text:p>1.38376784324646</text:p>
          </table:table-cell>
          <table:table-cell office:value-type="float" office:value="1.16311275959015" calcext:value-type="float">
            <text:p>1.16311275959015</text:p>
          </table:table-cell>
          <table:table-cell office:value-type="float" office:value="1.53903877735138" calcext:value-type="float">
            <text:p>1.53903877735138</text:p>
          </table:table-cell>
          <table:table-cell office:value-type="float" office:value="1.50635933876038" calcext:value-type="float">
            <text:p>1.50635933876038</text:p>
          </table:table-cell>
          <table:table-cell office:value-type="float" office:value="1.43803131580353" calcext:value-type="float">
            <text:p>1.43803131580353</text:p>
          </table:table-cell>
          <table:table-cell table:number-columns-repeated="1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421" calcext:value-type="float">
            <text:p>1.4421</text:p>
          </table:table-cell>
          <table:table-cell office:value-type="float" office:value="1.4579" calcext:value-type="float">
            <text:p>1.4579</text:p>
          </table:table-cell>
          <table:table-cell office:value-type="float" office:value="1.7629" calcext:value-type="float">
            <text:p>1.7629</text:p>
          </table:table-cell>
          <table:table-cell office:value-type="float" office:value="1.0165" calcext:value-type="float">
            <text:p>1.0165</text:p>
          </table:table-cell>
          <table:table-cell office:value-type="float" office:value="1.41618669033051" calcext:value-type="float">
            <text:p>1.41618669033051</text:p>
          </table:table-cell>
          <table:table-cell office:value-type="float" office:value="1.31466221809387" calcext:value-type="float">
            <text:p>1.3146622180938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100798368454" calcext:value-type="float">
            <text:p>1.4100798368454</text:p>
          </table:table-cell>
          <table:table-cell office:value-type="float" office:value="1.35285019874573" calcext:value-type="float">
            <text:p>1.35285019874573</text:p>
          </table:table-cell>
          <table:table-cell office:value-type="float" office:value="1.55600237846375" calcext:value-type="float">
            <text:p>1.55600237846375</text:p>
          </table:table-cell>
          <table:table-cell office:value-type="float" office:value="1.53451657295227" calcext:value-type="float">
            <text:p>1.53451657295227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51575922966003" calcext:value-type="float">
            <text:p>1.51575922966003</text:p>
          </table:table-cell>
          <table:table-cell office:value-type="float" office:value="1.47554194927216" calcext:value-type="float">
            <text:p>1.47554194927216</text:p>
          </table:table-cell>
          <table:table-cell office:value-type="float" office:value="1.2581924200058" calcext:value-type="float">
            <text:p>1.2581924200058</text:p>
          </table:table-cell>
          <table:table-cell office:value-type="float" office:value="1.16366147994995" calcext:value-type="float">
            <text:p>1.16366147994995</text:p>
          </table:table-cell>
          <table:table-cell office:value-type="float" office:value="1.5964423418045" calcext:value-type="float">
            <text:p>1.5964423418045</text:p>
          </table:table-cell>
          <table:table-cell office:value-type="float" office:value="1.16128444671631" calcext:value-type="float">
            <text:p>1.16128444671631</text:p>
          </table:table-cell>
          <table:table-cell office:value-type="float" office:value="1.54706811904907" calcext:value-type="float">
            <text:p>1.54706811904907</text:p>
          </table:table-cell>
          <table:table-cell office:value-type="float" office:value="1.3861997127533" calcext:value-type="float">
            <text:p>1.3861997127533</text:p>
          </table:table-cell>
          <table:table-cell office:value-type="float" office:value="1.45794892311096" calcext:value-type="float">
            <text:p>1.45794892311096</text:p>
          </table:table-cell>
          <table:table-cell office:value-type="float" office:value="1.45020806789398" calcext:value-type="float">
            <text:p>1.45020806789398</text:p>
          </table:table-cell>
          <table:table-cell office:value-type="float" office:value="1.4730476140976" calcext:value-type="float">
            <text:p>1.4730476140976</text:p>
          </table:table-cell>
          <table:table-cell office:value-type="float" office:value="1.67547965049744" calcext:value-type="float">
            <text:p>1.67547965049744</text:p>
          </table:table-cell>
          <table:table-cell office:value-type="float" office:value="1.62853908538818" calcext:value-type="float">
            <text:p>1.62853908538818</text:p>
          </table:table-cell>
          <table:table-cell office:value-type="float" office:value="1.35027480125427" calcext:value-type="float">
            <text:p>1.35027480125427</text:p>
          </table:table-cell>
          <table:table-cell office:value-type="float" office:value="1.50589501857758" calcext:value-type="float">
            <text:p>1.50589501857758</text:p>
          </table:table-cell>
          <table:table-cell office:value-type="float" office:value="1.54259359836578" calcext:value-type="float">
            <text:p>1.54259359836578</text:p>
          </table:table-cell>
          <table:table-cell office:value-type="float" office:value="1.49287641048431" calcext:value-type="float">
            <text:p>1.49287641048431</text:p>
          </table:table-cell>
          <table:table-cell office:value-type="float" office:value="1.76294505596161" calcext:value-type="float">
            <text:p>1.76294505596161</text:p>
          </table:table-cell>
          <table:table-cell office:value-type="float" office:value="1.60407781600952" calcext:value-type="float">
            <text:p>1.60407781600952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01654839515686" calcext:value-type="float">
            <text:p>1.01654839515686</text:p>
          </table:table-cell>
          <table:table-cell office:value-type="float" office:value="1.50289106369019" calcext:value-type="float">
            <text:p>1.50289106369019</text:p>
          </table:table-cell>
          <table:table-cell office:value-type="float" office:value="1.24681711196899" calcext:value-type="float">
            <text:p>1.24681711196899</text:p>
          </table:table-cell>
          <table:table-cell office:value-type="float" office:value="1.3219141960144" calcext:value-type="float">
            <text:p>1.3219141960144</text:p>
          </table:table-cell>
          <table:table-cell office:value-type="float" office:value="1.41783881187439" calcext:value-type="float">
            <text:p>1.41783881187439</text:p>
          </table:table-cell>
          <table:table-cell office:value-type="float" office:value="1.43347156047821" calcext:value-type="float">
            <text:p>1.43347156047821</text:p>
          </table:table-cell>
          <table:table-cell office:value-type="float" office:value="1.30752110481262" calcext:value-type="float">
            <text:p>1.30752110481262</text:p>
          </table:table-cell>
          <table:table-cell office:value-type="float" office:value="1.36282455921173" calcext:value-type="float">
            <text:p>1.36282455921173</text:p>
          </table:table-cell>
          <table:table-cell office:value-type="float" office:value="1.31485652923584" calcext:value-type="float">
            <text:p>1.31485652923584</text:p>
          </table:table-cell>
          <table:table-cell office:value-type="float" office:value="1.4380716085434" calcext:value-type="float">
            <text:p>1.4380716085434</text:p>
          </table:table-cell>
          <table:table-cell office:value-type="float" office:value="1.46569836139679" calcext:value-type="float">
            <text:p>1.46569836139679</text:p>
          </table:table-cell>
          <table:table-cell office:value-type="float" office:value="1.60750949382782" calcext:value-type="float">
            <text:p>1.60750949382782</text:p>
          </table:table-cell>
          <table:table-cell office:value-type="float" office:value="1.54369759559631" calcext:value-type="float">
            <text:p>1.54369759559631</text:p>
          </table:table-cell>
          <table:table-cell office:value-type="float" office:value="1.57682311534882" calcext:value-type="float">
            <text:p>1.57682311534882</text:p>
          </table:table-cell>
          <table:table-cell office:value-type="float" office:value="1.57373011112213" calcext:value-type="float">
            <text:p>1.57373011112213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016" calcext:value-type="float">
            <text:p>1.5016</text:p>
          </table:table-cell>
          <table:table-cell office:value-type="float" office:value="1.5122" calcext:value-type="float">
            <text:p>1.5122</text:p>
          </table:table-cell>
          <table:table-cell office:value-type="float" office:value="1.775" calcext:value-type="float">
            <text:p>1.775</text:p>
          </table:table-cell>
          <table:table-cell office:value-type="float" office:value="1.2219" calcext:value-type="float">
            <text:p>1.2219</text:p>
          </table:table-cell>
          <table:table-cell office:value-type="float" office:value="1.50083339214325" calcext:value-type="float">
            <text:p>1.50083339214325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50992655754089" calcext:value-type="float">
            <text:p>1.50992655754089</text:p>
          </table:table-cell>
          <table:table-cell office:value-type="float" office:value="1.43596494197845" calcext:value-type="float">
            <text:p>1.43596494197845</text:p>
          </table:table-cell>
          <table:table-cell office:value-type="float" office:value="1.42606556415558" calcext:value-type="float">
            <text:p>1.42606556415558</text:p>
          </table:table-cell>
          <table:table-cell office:value-type="float" office:value="1.54377341270447" calcext:value-type="float">
            <text:p>1.54377341270447</text:p>
          </table:table-cell>
          <table:table-cell office:value-type="float" office:value="1.50396919250488" calcext:value-type="float">
            <text:p>1.50396919250488</text:p>
          </table:table-cell>
          <table:table-cell office:value-type="float" office:value="1.50374555587769" calcext:value-type="float">
            <text:p>1.50374555587769</text:p>
          </table:table-cell>
          <table:table-cell office:value-type="float" office:value="1.44477987289429" calcext:value-type="float">
            <text:p>1.44477987289429</text:p>
          </table:table-cell>
          <table:table-cell office:value-type="float" office:value="1.57168519496918" calcext:value-type="float">
            <text:p>1.57168519496918</text:p>
          </table:table-cell>
          <table:table-cell office:value-type="float" office:value="1.40374755859375" calcext:value-type="float">
            <text:p>1.40374755859375</text:p>
          </table:table-cell>
          <table:table-cell office:value-type="float" office:value="1.54114806652069" calcext:value-type="float">
            <text:p>1.54114806652069</text:p>
          </table:table-cell>
          <table:table-cell office:value-type="float" office:value="1.3608900308609" calcext:value-type="float">
            <text:p>1.3608900308609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53859972953796" calcext:value-type="float">
            <text:p>1.53859972953796</text:p>
          </table:table-cell>
          <table:table-cell office:value-type="float" office:value="1.54216492176056" calcext:value-type="float">
            <text:p>1.54216492176056</text:p>
          </table:table-cell>
          <table:table-cell office:value-type="float" office:value="1.56190299987793" calcext:value-type="float">
            <text:p>1.56190299987793</text:p>
          </table:table-cell>
          <table:table-cell office:value-type="float" office:value="1.55116415023804" calcext:value-type="float">
            <text:p>1.55116415023804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59299719333649" calcext:value-type="float">
            <text:p>1.59299719333649</text:p>
          </table:table-cell>
          <table:table-cell office:value-type="float" office:value="1.47866570949554" calcext:value-type="float">
            <text:p>1.47866570949554</text:p>
          </table:table-cell>
          <table:table-cell office:value-type="float" office:value="1.5291873216629" calcext:value-type="float">
            <text:p>1.5291873216629</text:p>
          </table:table-cell>
          <table:table-cell office:value-type="float" office:value="1.73799800872803" calcext:value-type="float">
            <text:p>1.73799800872803</text:p>
          </table:table-cell>
          <table:table-cell office:value-type="float" office:value="1.53574228286743" calcext:value-type="float">
            <text:p>1.53574228286743</text:p>
          </table:table-cell>
          <table:table-cell office:value-type="float" office:value="1.38449800014496" calcext:value-type="float">
            <text:p>1.38449800014496</text:p>
          </table:table-cell>
          <table:table-cell office:value-type="float" office:value="1.64331889152527" calcext:value-type="float">
            <text:p>1.64331889152527</text:p>
          </table:table-cell>
          <table:table-cell office:value-type="float" office:value="1.50844764709473" calcext:value-type="float">
            <text:p>1.50844764709473</text:p>
          </table:table-cell>
          <table:table-cell office:value-type="float" office:value="1.51728987693787" calcext:value-type="float">
            <text:p>1.51728987693787</text:p>
          </table:table-cell>
          <table:table-cell office:value-type="float" office:value="1.51449155807495" calcext:value-type="float">
            <text:p>1.51449155807495</text:p>
          </table:table-cell>
          <table:table-cell office:value-type="float" office:value="1.47419393062592" calcext:value-type="float">
            <text:p>1.47419393062592</text:p>
          </table:table-cell>
          <table:table-cell office:value-type="float" office:value="1.35199451446533" calcext:value-type="float">
            <text:p>1.35199451446533</text:p>
          </table:table-cell>
          <table:table-cell office:value-type="float" office:value="1.49566400051117" calcext:value-type="float">
            <text:p>1.49566400051117</text:p>
          </table:table-cell>
          <table:table-cell office:value-type="float" office:value="1.59164226055145" calcext:value-type="float">
            <text:p>1.59164226055145</text:p>
          </table:table-cell>
          <table:table-cell table:number-columns-repeated="1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953" calcext:value-type="float">
            <text:p>1.4953</text:p>
          </table:table-cell>
          <table:table-cell office:value-type="float" office:value="1.5033" calcext:value-type="float">
            <text:p>1.5033</text:p>
          </table:table-cell>
          <table:table-cell office:value-type="float" office:value="1.6779" calcext:value-type="float">
            <text:p>1.6779</text:p>
          </table:table-cell>
          <table:table-cell office:value-type="float" office:value="1.2127" calcext:value-type="float">
            <text:p>1.2127</text:p>
          </table:table-cell>
          <table:table-cell office:value-type="float" office:value="1.50358664989471" calcext:value-type="float">
            <text:p>1.50358664989471</text:p>
          </table:table-cell>
          <table:table-cell office:value-type="float" office:value="1.57317852973938" calcext:value-type="float">
            <text:p>1.57317852973938</text:p>
          </table:table-cell>
          <table:table-cell office:value-type="float" office:value="1.4330997467041" calcext:value-type="float">
            <text:p>1.4330997467041</text:p>
          </table:table-cell>
          <table:table-cell office:value-type="float" office:value="1.59426140785217" calcext:value-type="float">
            <text:p>1.59426140785217</text:p>
          </table:table-cell>
          <table:table-cell office:value-type="float" office:value="1.47351789474487" calcext:value-type="float">
            <text:p>1.47351789474487</text:p>
          </table:table-cell>
          <table:table-cell office:value-type="float" office:value="1.58685159683228" calcext:value-type="float">
            <text:p>1.58685159683228</text:p>
          </table:table-cell>
          <table:table-cell office:value-type="float" office:value="1.46988153457642" calcext:value-type="float">
            <text:p>1.46988153457642</text:p>
          </table:table-cell>
          <table:table-cell office:value-type="float" office:value="1.5649836063385" calcext:value-type="float">
            <text:p>1.5649836063385</text:p>
          </table:table-cell>
          <table:table-cell office:value-type="float" office:value="1.61007761955261" calcext:value-type="float">
            <text:p>1.61007761955261</text:p>
          </table:table-cell>
          <table:table-cell office:value-type="float" office:value="1.43374574184418" calcext:value-type="float">
            <text:p>1.43374574184418</text:p>
          </table:table-cell>
          <table:table-cell office:value-type="float" office:value="1.67794716358185" calcext:value-type="float">
            <text:p>1.67794716358185</text:p>
          </table:table-cell>
          <table:table-cell office:value-type="float" office:value="1.54271304607391" calcext:value-type="float">
            <text:p>1.54271304607391</text:p>
          </table:table-cell>
          <table:table-cell office:value-type="float" office:value="1.39679849147797" calcext:value-type="float">
            <text:p>1.39679849147797</text:p>
          </table:table-cell>
          <table:table-cell office:value-type="float" office:value="1.48448812961578" calcext:value-type="float">
            <text:p>1.48448812961578</text:p>
          </table:table-cell>
          <table:table-cell office:value-type="float" office:value="1.51829183101654" calcext:value-type="float">
            <text:p>1.51829183101654</text:p>
          </table:table-cell>
          <table:table-cell office:value-type="float" office:value="1.54038739204407" calcext:value-type="float">
            <text:p>1.54038739204407</text:p>
          </table:table-cell>
          <table:table-cell office:value-type="float" office:value="1.43491244316101" calcext:value-type="float">
            <text:p>1.43491244316101</text:p>
          </table:table-cell>
          <table:table-cell office:value-type="float" office:value="1.48242151737213" calcext:value-type="float">
            <text:p>1.48242151737213</text:p>
          </table:table-cell>
          <table:table-cell office:value-type="float" office:value="1.48703634738922" calcext:value-type="float">
            <text:p>1.48703634738922</text:p>
          </table:table-cell>
          <table:table-cell office:value-type="float" office:value="1.48187935352325" calcext:value-type="float">
            <text:p>1.48187935352325</text:p>
          </table:table-cell>
          <table:table-cell office:value-type="float" office:value="1.54340660572052" calcext:value-type="float">
            <text:p>1.54340660572052</text:p>
          </table:table-cell>
          <table:table-cell office:value-type="float" office:value="1.50396919250488" calcext:value-type="float">
            <text:p>1.50396919250488</text:p>
          </table:table-cell>
          <table:table-cell office:value-type="float" office:value="1.52056646347046" calcext:value-type="float">
            <text:p>1.52056646347046</text:p>
          </table:table-cell>
          <table:table-cell office:value-type="float" office:value="1.44477987289429" calcext:value-type="float">
            <text:p>1.44477987289429</text:p>
          </table:table-cell>
          <table:table-cell office:value-type="float" office:value="1.40374755859375" calcext:value-type="float">
            <text:p>1.40374755859375</text:p>
          </table:table-cell>
          <table:table-cell office:value-type="float" office:value="1.21267700195313" calcext:value-type="float">
            <text:p>1.21267700195313</text:p>
          </table:table-cell>
          <table:table-cell office:value-type="float" office:value="1.50294971466064" calcext:value-type="float">
            <text:p>1.50294971466064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54216492176056" calcext:value-type="float">
            <text:p>1.54216492176056</text:p>
          </table:table-cell>
          <table:table-cell office:value-type="float" office:value="1.47032868862152" calcext:value-type="float">
            <text:p>1.47032868862152</text:p>
          </table:table-cell>
          <table:table-cell office:value-type="float" office:value="1.56073725223541" calcext:value-type="float">
            <text:p>1.56073725223541</text:p>
          </table:table-cell>
          <table:table-cell office:value-type="float" office:value="1.5433464050293" calcext:value-type="float">
            <text:p>1.5433464050293</text:p>
          </table:table-cell>
          <table:table-cell office:value-type="float" office:value="1.54175746440887" calcext:value-type="float">
            <text:p>1.54175746440887</text:p>
          </table:table-cell>
          <table:table-cell office:value-type="float" office:value="1.38449800014496" calcext:value-type="float">
            <text:p>1.38449800014496</text:p>
          </table:table-cell>
          <table:table-cell office:value-type="float" office:value="1.32966542243958" calcext:value-type="float">
            <text:p>1.32966542243958</text:p>
          </table:table-cell>
          <table:table-cell office:value-type="float" office:value="1.45745849609375" calcext:value-type="float">
            <text:p>1.45745849609375</text:p>
          </table:table-cell>
          <table:table-cell table:number-columns-repeated="1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016" calcext:value-type="float">
            <text:p>1.5016</text:p>
          </table:table-cell>
          <table:table-cell office:value-type="float" office:value="1.5122" calcext:value-type="float">
            <text:p>1.5122</text:p>
          </table:table-cell>
          <table:table-cell office:value-type="float" office:value="1.775" calcext:value-type="float">
            <text:p>1.775</text:p>
          </table:table-cell>
          <table:table-cell office:value-type="float" office:value="1.2219" calcext:value-type="float">
            <text:p>1.2219</text:p>
          </table:table-cell>
          <table:table-cell office:value-type="float" office:value="1.50083339214325" calcext:value-type="float">
            <text:p>1.50083339214325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50992655754089" calcext:value-type="float">
            <text:p>1.50992655754089</text:p>
          </table:table-cell>
          <table:table-cell office:value-type="float" office:value="1.43596494197845" calcext:value-type="float">
            <text:p>1.43596494197845</text:p>
          </table:table-cell>
          <table:table-cell office:value-type="float" office:value="1.42606556415558" calcext:value-type="float">
            <text:p>1.42606556415558</text:p>
          </table:table-cell>
          <table:table-cell office:value-type="float" office:value="1.54377341270447" calcext:value-type="float">
            <text:p>1.54377341270447</text:p>
          </table:table-cell>
          <table:table-cell office:value-type="float" office:value="1.50396919250488" calcext:value-type="float">
            <text:p>1.50396919250488</text:p>
          </table:table-cell>
          <table:table-cell office:value-type="float" office:value="1.50374555587769" calcext:value-type="float">
            <text:p>1.50374555587769</text:p>
          </table:table-cell>
          <table:table-cell office:value-type="float" office:value="1.44477987289429" calcext:value-type="float">
            <text:p>1.44477987289429</text:p>
          </table:table-cell>
          <table:table-cell office:value-type="float" office:value="1.57168519496918" calcext:value-type="float">
            <text:p>1.57168519496918</text:p>
          </table:table-cell>
          <table:table-cell office:value-type="float" office:value="1.40374755859375" calcext:value-type="float">
            <text:p>1.40374755859375</text:p>
          </table:table-cell>
          <table:table-cell office:value-type="float" office:value="1.54114806652069" calcext:value-type="float">
            <text:p>1.54114806652069</text:p>
          </table:table-cell>
          <table:table-cell office:value-type="float" office:value="1.3608900308609" calcext:value-type="float">
            <text:p>1.3608900308609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53859972953796" calcext:value-type="float">
            <text:p>1.53859972953796</text:p>
          </table:table-cell>
          <table:table-cell office:value-type="float" office:value="1.54216492176056" calcext:value-type="float">
            <text:p>1.54216492176056</text:p>
          </table:table-cell>
          <table:table-cell office:value-type="float" office:value="1.56190299987793" calcext:value-type="float">
            <text:p>1.56190299987793</text:p>
          </table:table-cell>
          <table:table-cell office:value-type="float" office:value="1.55116415023804" calcext:value-type="float">
            <text:p>1.55116415023804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59299719333649" calcext:value-type="float">
            <text:p>1.59299719333649</text:p>
          </table:table-cell>
          <table:table-cell office:value-type="float" office:value="1.47866570949554" calcext:value-type="float">
            <text:p>1.47866570949554</text:p>
          </table:table-cell>
          <table:table-cell office:value-type="float" office:value="1.5291873216629" calcext:value-type="float">
            <text:p>1.5291873216629</text:p>
          </table:table-cell>
          <table:table-cell office:value-type="float" office:value="1.73799800872803" calcext:value-type="float">
            <text:p>1.73799800872803</text:p>
          </table:table-cell>
          <table:table-cell office:value-type="float" office:value="1.53574228286743" calcext:value-type="float">
            <text:p>1.53574228286743</text:p>
          </table:table-cell>
          <table:table-cell office:value-type="float" office:value="1.38449800014496" calcext:value-type="float">
            <text:p>1.38449800014496</text:p>
          </table:table-cell>
          <table:table-cell office:value-type="float" office:value="1.64331889152527" calcext:value-type="float">
            <text:p>1.64331889152527</text:p>
          </table:table-cell>
          <table:table-cell office:value-type="float" office:value="1.50844764709473" calcext:value-type="float">
            <text:p>1.50844764709473</text:p>
          </table:table-cell>
          <table:table-cell office:value-type="float" office:value="1.51728987693787" calcext:value-type="float">
            <text:p>1.51728987693787</text:p>
          </table:table-cell>
          <table:table-cell office:value-type="float" office:value="1.51449155807495" calcext:value-type="float">
            <text:p>1.51449155807495</text:p>
          </table:table-cell>
          <table:table-cell office:value-type="float" office:value="1.47419393062592" calcext:value-type="float">
            <text:p>1.47419393062592</text:p>
          </table:table-cell>
          <table:table-cell office:value-type="float" office:value="1.35199451446533" calcext:value-type="float">
            <text:p>1.35199451446533</text:p>
          </table:table-cell>
          <table:table-cell office:value-type="float" office:value="1.49566400051117" calcext:value-type="float">
            <text:p>1.49566400051117</text:p>
          </table:table-cell>
          <table:table-cell office:value-type="float" office:value="1.59164226055145" calcext:value-type="float">
            <text:p>1.59164226055145</text:p>
          </table:table-cell>
          <table:table-cell table:number-columns-repeated="1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157" calcext:value-type="float">
            <text:p>1.5157</text:p>
          </table:table-cell>
          <table:table-cell office:value-type="float" office:value="1.5236" calcext:value-type="float">
            <text:p>1.5236</text:p>
          </table:table-cell>
          <table:table-cell office:value-type="float" office:value="1.775" calcext:value-type="float">
            <text:p>1.775</text:p>
          </table:table-cell>
          <table:table-cell office:value-type="float" office:value="1.1537" calcext:value-type="float">
            <text:p>1.1537</text:p>
          </table:table-cell>
          <table:table-cell office:value-type="float" office:value="1.54759204387665" calcext:value-type="float">
            <text:p>1.54759204387665</text:p>
          </table:table-cell>
          <table:table-cell office:value-type="float" office:value="1.4900689125061" calcext:value-type="float">
            <text:p>1.4900689125061</text:p>
          </table:table-cell>
          <table:table-cell office:value-type="float" office:value="1.53793954849243" calcext:value-type="float">
            <text:p>1.53793954849243</text:p>
          </table:table-cell>
          <table:table-cell office:value-type="float" office:value="1.29702723026276" calcext:value-type="float">
            <text:p>1.29702723026276</text:p>
          </table:table-cell>
          <table:table-cell office:value-type="float" office:value="1.49803972244263" calcext:value-type="float">
            <text:p>1.49803972244263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58390498161316" calcext:value-type="float">
            <text:p>1.58390498161316</text:p>
          </table:table-cell>
          <table:table-cell office:value-type="float" office:value="1.55774366855621" calcext:value-type="float">
            <text:p>1.55774366855621</text:p>
          </table:table-cell>
          <table:table-cell office:value-type="float" office:value="1.55127799510956" calcext:value-type="float">
            <text:p>1.55127799510956</text:p>
          </table:table-cell>
          <table:table-cell office:value-type="float" office:value="1.51144134998322" calcext:value-type="float">
            <text:p>1.51144134998322</text:p>
          </table:table-cell>
          <table:table-cell office:value-type="float" office:value="1.53061270713806" calcext:value-type="float">
            <text:p>1.53061270713806</text:p>
          </table:table-cell>
          <table:table-cell office:value-type="float" office:value="1.66143560409546" calcext:value-type="float">
            <text:p>1.66143560409546</text:p>
          </table:table-cell>
          <table:table-cell office:value-type="float" office:value="1.46353304386139" calcext:value-type="float">
            <text:p>1.46353304386139</text:p>
          </table:table-cell>
          <table:table-cell office:value-type="float" office:value="1.51662170886993" calcext:value-type="float">
            <text:p>1.51662170886993</text:p>
          </table:table-cell>
          <table:table-cell office:value-type="float" office:value="1.47264170646667" calcext:value-type="float">
            <text:p>1.47264170646667</text:p>
          </table:table-cell>
          <table:table-cell office:value-type="float" office:value="1.44703435897827" calcext:value-type="float">
            <text:p>1.44703435897827</text:p>
          </table:table-cell>
          <table:table-cell office:value-type="float" office:value="1.43491244316101" calcext:value-type="float">
            <text:p>1.43491244316101</text:p>
          </table:table-cell>
          <table:table-cell office:value-type="float" office:value="1.64088141918182" calcext:value-type="float">
            <text:p>1.64088141918182</text:p>
          </table:table-cell>
          <table:table-cell office:value-type="float" office:value="1.48703634738922" calcext:value-type="float">
            <text:p>1.48703634738922</text:p>
          </table:table-cell>
          <table:table-cell office:value-type="float" office:value="1.59648275375366" calcext:value-type="float">
            <text:p>1.59648275375366</text:p>
          </table:table-cell>
          <table:table-cell office:value-type="float" office:value="1.55090045928955" calcext:value-type="float">
            <text:p>1.55090045928955</text:p>
          </table:table-cell>
          <table:table-cell office:value-type="float" office:value="1.50314271450043" calcext:value-type="float">
            <text:p>1.50314271450043</text:p>
          </table:table-cell>
          <table:table-cell office:value-type="float" office:value="1.5369576215744" calcext:value-type="float">
            <text:p>1.5369576215744</text:p>
          </table:table-cell>
          <table:table-cell office:value-type="float" office:value="1.47033321857452" calcext:value-type="float">
            <text:p>1.47033321857452</text:p>
          </table:table-cell>
          <table:table-cell office:value-type="float" office:value="1.4979532957077" calcext:value-type="float">
            <text:p>1.4979532957077</text:p>
          </table:table-cell>
          <table:table-cell office:value-type="float" office:value="1.46802616119385" calcext:value-type="float">
            <text:p>1.46802616119385</text:p>
          </table:table-cell>
          <table:table-cell office:value-type="float" office:value="1.55736672878265" calcext:value-type="float">
            <text:p>1.55736672878265</text:p>
          </table:table-cell>
          <table:table-cell office:value-type="float" office:value="1.31663691997528" calcext:value-type="float">
            <text:p>1.31663691997528</text:p>
          </table:table-cell>
          <table:table-cell office:value-type="float" office:value="1.54722809791565" calcext:value-type="float">
            <text:p>1.54722809791565</text:p>
          </table:table-cell>
          <table:table-cell office:value-type="float" office:value="1.76420676708221" calcext:value-type="float">
            <text:p>1.76420676708221</text:p>
          </table:table-cell>
          <table:table-cell office:value-type="float" office:value="1.6016583442688" calcext:value-type="float">
            <text:p>1.6016583442688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26373648643494" calcext:value-type="float">
            <text:p>1.26373648643494</text:p>
          </table:table-cell>
          <table:table-cell table:number-columns-repeated="1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163" calcext:value-type="float">
            <text:p>1.5163</text:p>
          </table:table-cell>
          <table:table-cell office:value-type="float" office:value="1.5319" calcext:value-type="float">
            <text:p>1.5319</text:p>
          </table:table-cell>
          <table:table-cell office:value-type="float" office:value="1.775" calcext:value-type="float">
            <text:p>1.775</text:p>
          </table:table-cell>
          <table:table-cell office:value-type="float" office:value="1.1537" calcext:value-type="float">
            <text:p>1.1537</text:p>
          </table:table-cell>
          <table:table-cell office:value-type="float" office:value="1.57707929611206" calcext:value-type="float">
            <text:p>1.57707929611206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46871268749237" calcext:value-type="float">
            <text:p>1.46871268749237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8973596096039" calcext:value-type="float">
            <text:p>1.48973596096039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53553152084351" calcext:value-type="float">
            <text:p>1.53553152084351</text:p>
          </table:table-cell>
          <table:table-cell office:value-type="float" office:value="1.46219563484192" calcext:value-type="float">
            <text:p>1.46219563484192</text:p>
          </table:table-cell>
          <table:table-cell office:value-type="float" office:value="1.5322333574295" calcext:value-type="float">
            <text:p>1.5322333574295</text:p>
          </table:table-cell>
          <table:table-cell office:value-type="float" office:value="1.52937090396881" calcext:value-type="float">
            <text:p>1.52937090396881</text:p>
          </table:table-cell>
          <table:table-cell office:value-type="float" office:value="1.55292797088623" calcext:value-type="float">
            <text:p>1.55292797088623</text:p>
          </table:table-cell>
          <table:table-cell office:value-type="float" office:value="1.50148487091064" calcext:value-type="float">
            <text:p>1.50148487091064</text:p>
          </table:table-cell>
          <table:table-cell office:value-type="float" office:value="1.53528416156769" calcext:value-type="float">
            <text:p>1.53528416156769</text:p>
          </table:table-cell>
          <table:table-cell office:value-type="float" office:value="1.47882688045502" calcext:value-type="float">
            <text:p>1.47882688045502</text:p>
          </table:table-cell>
          <table:table-cell office:value-type="float" office:value="1.40311515331268" calcext:value-type="float">
            <text:p>1.40311515331268</text:p>
          </table:table-cell>
          <table:table-cell office:value-type="float" office:value="1.46337592601776" calcext:value-type="float">
            <text:p>1.46337592601776</text:p>
          </table:table-cell>
          <table:table-cell office:value-type="float" office:value="1.32336926460266" calcext:value-type="float">
            <text:p>1.32336926460266</text:p>
          </table:table-cell>
          <table:table-cell office:value-type="float" office:value="1.48871982097626" calcext:value-type="float">
            <text:p>1.48871982097626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63011455535889" calcext:value-type="float">
            <text:p>1.63011455535889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7535525560379" calcext:value-type="float">
            <text:p>1.7535525560379</text:p>
          </table:table-cell>
          <table:table-cell office:value-type="float" office:value="1.6411360502243" calcext:value-type="float">
            <text:p>1.6411360502243</text:p>
          </table:table-cell>
          <table:table-cell office:value-type="float" office:value="1.42886292934418" calcext:value-type="float">
            <text:p>1.42886292934418</text:p>
          </table:table-cell>
          <table:table-cell office:value-type="float" office:value="1.5735969543457" calcext:value-type="float">
            <text:p>1.5735969543457</text:p>
          </table:table-cell>
          <table:table-cell office:value-type="float" office:value="1.62843823432922" calcext:value-type="float">
            <text:p>1.62843823432922</text:p>
          </table:table-cell>
          <table:table-cell office:value-type="float" office:value="1.34378671646118" calcext:value-type="float">
            <text:p>1.34378671646118</text:p>
          </table:table-cell>
          <table:table-cell office:value-type="float" office:value="1.76306962966919" calcext:value-type="float">
            <text:p>1.76306962966919</text:p>
          </table:table-cell>
          <table:table-cell office:value-type="float" office:value="1.63921558856964" calcext:value-type="float">
            <text:p>1.63921558856964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60357880592346" calcext:value-type="float">
            <text:p>1.60357880592346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63780498504639" calcext:value-type="float">
            <text:p>1.63780498504639</text:p>
          </table:table-cell>
          <table:table-cell office:value-type="float" office:value="1.56785118579865" calcext:value-type="float">
            <text:p>1.56785118579865</text:p>
          </table:table-cell>
          <table:table-cell office:value-type="float" office:value="1.55690729618073" calcext:value-type="float">
            <text:p>1.55690729618073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60402154922485" calcext:value-type="float">
            <text:p>1.60402154922485</text:p>
          </table:table-cell>
          <table:table-cell office:value-type="float" office:value="1.61294221878052" calcext:value-type="float">
            <text:p>1.61294221878052</text:p>
          </table:table-cell>
          <table:table-cell office:value-type="float" office:value="1.53192937374115" calcext:value-type="float">
            <text:p>1.53192937374115</text:p>
          </table:table-cell>
          <table:table-cell office:value-type="float" office:value="1.46315264701843" calcext:value-type="float">
            <text:p>1.46315264701843</text:p>
          </table:table-cell>
          <table:table-cell office:value-type="float" office:value="1.40027856826782" calcext:value-type="float">
            <text:p>1.40027856826782</text:p>
          </table:table-cell>
          <table:table-cell office:value-type="float" office:value="1.68853330612183" calcext:value-type="float">
            <text:p>1.68853330612183</text:p>
          </table:table-cell>
          <table:table-cell office:value-type="float" office:value="1.45304822921753" calcext:value-type="float">
            <text:p>1.45304822921753</text:p>
          </table:table-cell>
          <table:table-cell office:value-type="float" office:value="1.46749210357666" calcext:value-type="float">
            <text:p>1.46749210357666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289" calcext:value-type="float">
            <text:p>1.5289</text:p>
          </table:table-cell>
          <table:table-cell office:value-type="float" office:value="1.5322" calcext:value-type="float">
            <text:p>1.5322</text:p>
          </table:table-cell>
          <table:table-cell office:value-type="float" office:value="1.7846" calcext:value-type="float">
            <text:p>1.7846</text:p>
          </table:table-cell>
          <table:table-cell office:value-type="float" office:value="1.3124" calcext:value-type="float">
            <text:p>1.3124</text:p>
          </table:table-cell>
          <table:table-cell office:value-type="float" office:value="1.57242715358734" calcext:value-type="float">
            <text:p>1.57242715358734</text:p>
          </table:table-cell>
          <table:table-cell office:value-type="float" office:value="1.55581450462341" calcext:value-type="float">
            <text:p>1.55581450462341</text:p>
          </table:table-cell>
          <table:table-cell office:value-type="float" office:value="1.44736731052399" calcext:value-type="float">
            <text:p>1.44736731052399</text:p>
          </table:table-cell>
          <table:table-cell office:value-type="float" office:value="1.33855509757996" calcext:value-type="float">
            <text:p>1.33855509757996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50131249427795" calcext:value-type="float">
            <text:p>1.50131249427795</text:p>
          </table:table-cell>
          <table:table-cell office:value-type="float" office:value="1.41855919361115" calcext:value-type="float">
            <text:p>1.41855919361115</text:p>
          </table:table-cell>
          <table:table-cell office:value-type="float" office:value="1.41025018692017" calcext:value-type="float">
            <text:p>1.41025018692017</text:p>
          </table:table-cell>
          <table:table-cell office:value-type="float" office:value="1.3949693441391" calcext:value-type="float">
            <text:p>1.3949693441391</text:p>
          </table:table-cell>
          <table:table-cell office:value-type="float" office:value="1.34286487102509" calcext:value-type="float">
            <text:p>1.34286487102509</text:p>
          </table:table-cell>
          <table:table-cell office:value-type="float" office:value="1.57317852973938" calcext:value-type="float">
            <text:p>1.57317852973938</text:p>
          </table:table-cell>
          <table:table-cell office:value-type="float" office:value="1.64203500747681" calcext:value-type="float">
            <text:p>1.64203500747681</text:p>
          </table:table-cell>
          <table:table-cell office:value-type="float" office:value="1.56041324138641" calcext:value-type="float">
            <text:p>1.56041324138641</text:p>
          </table:table-cell>
          <table:table-cell office:value-type="float" office:value="1.49073147773743" calcext:value-type="float">
            <text:p>1.49073147773743</text:p>
          </table:table-cell>
          <table:table-cell office:value-type="float" office:value="1.60206842422485" calcext:value-type="float">
            <text:p>1.60206842422485</text:p>
          </table:table-cell>
          <table:table-cell office:value-type="float" office:value="1.53060102462769" calcext:value-type="float">
            <text:p>1.53060102462769</text:p>
          </table:table-cell>
          <table:table-cell office:value-type="float" office:value="1.56857562065125" calcext:value-type="float">
            <text:p>1.56857562065125</text:p>
          </table:table-cell>
          <table:table-cell office:value-type="float" office:value="1.47429168224335" calcext:value-type="float">
            <text:p>1.47429168224335</text:p>
          </table:table-cell>
          <table:table-cell office:value-type="float" office:value="1.65072619915009" calcext:value-type="float">
            <text:p>1.65072619915009</text:p>
          </table:table-cell>
          <table:table-cell office:value-type="float" office:value="1.61278104782105" calcext:value-type="float">
            <text:p>1.61278104782105</text:p>
          </table:table-cell>
          <table:table-cell office:value-type="float" office:value="1.45630240440369" calcext:value-type="float">
            <text:p>1.45630240440369</text:p>
          </table:table-cell>
          <table:table-cell office:value-type="float" office:value="1.62231171131134" calcext:value-type="float">
            <text:p>1.62231171131134</text:p>
          </table:table-cell>
          <table:table-cell office:value-type="float" office:value="1.56770324707031" calcext:value-type="float">
            <text:p>1.56770324707031</text:p>
          </table:table-cell>
          <table:table-cell office:value-type="float" office:value="1.54284834861755" calcext:value-type="float">
            <text:p>1.54284834861755</text:p>
          </table:table-cell>
          <table:table-cell office:value-type="float" office:value="1.53810083866119" calcext:value-type="float">
            <text:p>1.53810083866119</text:p>
          </table:table-cell>
          <table:table-cell office:value-type="float" office:value="1.48749911785126" calcext:value-type="float">
            <text:p>1.48749911785126</text:p>
          </table:table-cell>
          <table:table-cell office:value-type="float" office:value="1.50308382511139" calcext:value-type="float">
            <text:p>1.50308382511139</text:p>
          </table:table-cell>
          <table:table-cell office:value-type="float" office:value="1.4482913017273" calcext:value-type="float">
            <text:p>1.4482913017273</text:p>
          </table:table-cell>
          <table:table-cell office:value-type="float" office:value="1.56029939651489" calcext:value-type="float">
            <text:p>1.56029939651489</text:p>
          </table:table-cell>
          <table:table-cell office:value-type="float" office:value="1.52480113506317" calcext:value-type="float">
            <text:p>1.52480113506317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52473783493042" calcext:value-type="float">
            <text:p>1.52473783493042</text:p>
          </table:table-cell>
          <table:table-cell office:value-type="float" office:value="1.50995659828186" calcext:value-type="float">
            <text:p>1.50995659828186</text:p>
          </table:table-cell>
          <table:table-cell office:value-type="float" office:value="1.51987159252167" calcext:value-type="float">
            <text:p>1.51987159252167</text:p>
          </table:table-cell>
          <table:table-cell office:value-type="float" office:value="1.5322333574295" calcext:value-type="float">
            <text:p>1.5322333574295</text:p>
          </table:table-cell>
          <table:table-cell office:value-type="float" office:value="1.51708054542542" calcext:value-type="float">
            <text:p>1.51708054542542</text:p>
          </table:table-cell>
          <table:table-cell office:value-type="float" office:value="1.47297561168671" calcext:value-type="float">
            <text:p>1.47297561168671</text:p>
          </table:table-cell>
          <table:table-cell office:value-type="float" office:value="1.60102641582489" calcext:value-type="float">
            <text:p>1.60102641582489</text:p>
          </table:table-cell>
          <table:table-cell office:value-type="float" office:value="1.63524699211121" calcext:value-type="float">
            <text:p>1.63524699211121</text:p>
          </table:table-cell>
          <table:table-cell office:value-type="float" office:value="1.60396718978882" calcext:value-type="float">
            <text:p>1.60396718978882</text:p>
          </table:table-cell>
          <table:table-cell office:value-type="float" office:value="1.59339416027069" calcext:value-type="float">
            <text:p>1.59339416027069</text:p>
          </table:table-cell>
          <table:table-cell office:value-type="float" office:value="1.47305393218994" calcext:value-type="float">
            <text:p>1.47305393218994</text:p>
          </table:table-cell>
          <table:table-cell office:value-type="float" office:value="1.31244301795959" calcext:value-type="float">
            <text:p>1.31244301795959</text:p>
          </table:table-cell>
          <table:table-cell office:value-type="float" office:value="1.65515303611755" calcext:value-type="float">
            <text:p>1.65515303611755</text:p>
          </table:table-cell>
          <table:table-cell office:value-type="float" office:value="1.55713999271393" calcext:value-type="float">
            <text:p>1.55713999271393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163" calcext:value-type="float">
            <text:p>1.5163</text:p>
          </table:table-cell>
          <table:table-cell office:value-type="float" office:value="1.5319" calcext:value-type="float">
            <text:p>1.5319</text:p>
          </table:table-cell>
          <table:table-cell office:value-type="float" office:value="1.775" calcext:value-type="float">
            <text:p>1.775</text:p>
          </table:table-cell>
          <table:table-cell office:value-type="float" office:value="1.1537" calcext:value-type="float">
            <text:p>1.1537</text:p>
          </table:table-cell>
          <table:table-cell office:value-type="float" office:value="1.57707929611206" calcext:value-type="float">
            <text:p>1.57707929611206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46871268749237" calcext:value-type="float">
            <text:p>1.46871268749237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8973596096039" calcext:value-type="float">
            <text:p>1.48973596096039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53553152084351" calcext:value-type="float">
            <text:p>1.53553152084351</text:p>
          </table:table-cell>
          <table:table-cell office:value-type="float" office:value="1.46219563484192" calcext:value-type="float">
            <text:p>1.46219563484192</text:p>
          </table:table-cell>
          <table:table-cell office:value-type="float" office:value="1.5322333574295" calcext:value-type="float">
            <text:p>1.5322333574295</text:p>
          </table:table-cell>
          <table:table-cell office:value-type="float" office:value="1.52937090396881" calcext:value-type="float">
            <text:p>1.52937090396881</text:p>
          </table:table-cell>
          <table:table-cell office:value-type="float" office:value="1.55292797088623" calcext:value-type="float">
            <text:p>1.55292797088623</text:p>
          </table:table-cell>
          <table:table-cell office:value-type="float" office:value="1.50148487091064" calcext:value-type="float">
            <text:p>1.50148487091064</text:p>
          </table:table-cell>
          <table:table-cell office:value-type="float" office:value="1.53528416156769" calcext:value-type="float">
            <text:p>1.53528416156769</text:p>
          </table:table-cell>
          <table:table-cell office:value-type="float" office:value="1.47882688045502" calcext:value-type="float">
            <text:p>1.47882688045502</text:p>
          </table:table-cell>
          <table:table-cell office:value-type="float" office:value="1.40311515331268" calcext:value-type="float">
            <text:p>1.40311515331268</text:p>
          </table:table-cell>
          <table:table-cell office:value-type="float" office:value="1.46337592601776" calcext:value-type="float">
            <text:p>1.46337592601776</text:p>
          </table:table-cell>
          <table:table-cell office:value-type="float" office:value="1.32336926460266" calcext:value-type="float">
            <text:p>1.32336926460266</text:p>
          </table:table-cell>
          <table:table-cell office:value-type="float" office:value="1.48871982097626" calcext:value-type="float">
            <text:p>1.48871982097626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63011455535889" calcext:value-type="float">
            <text:p>1.63011455535889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7535525560379" calcext:value-type="float">
            <text:p>1.7535525560379</text:p>
          </table:table-cell>
          <table:table-cell office:value-type="float" office:value="1.6411360502243" calcext:value-type="float">
            <text:p>1.6411360502243</text:p>
          </table:table-cell>
          <table:table-cell office:value-type="float" office:value="1.42886292934418" calcext:value-type="float">
            <text:p>1.42886292934418</text:p>
          </table:table-cell>
          <table:table-cell office:value-type="float" office:value="1.5735969543457" calcext:value-type="float">
            <text:p>1.5735969543457</text:p>
          </table:table-cell>
          <table:table-cell office:value-type="float" office:value="1.62843823432922" calcext:value-type="float">
            <text:p>1.62843823432922</text:p>
          </table:table-cell>
          <table:table-cell office:value-type="float" office:value="1.34378671646118" calcext:value-type="float">
            <text:p>1.34378671646118</text:p>
          </table:table-cell>
          <table:table-cell office:value-type="float" office:value="1.76306962966919" calcext:value-type="float">
            <text:p>1.76306962966919</text:p>
          </table:table-cell>
          <table:table-cell office:value-type="float" office:value="1.63921558856964" calcext:value-type="float">
            <text:p>1.63921558856964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60357880592346" calcext:value-type="float">
            <text:p>1.60357880592346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63780498504639" calcext:value-type="float">
            <text:p>1.63780498504639</text:p>
          </table:table-cell>
          <table:table-cell office:value-type="float" office:value="1.56785118579865" calcext:value-type="float">
            <text:p>1.56785118579865</text:p>
          </table:table-cell>
          <table:table-cell office:value-type="float" office:value="1.55690729618073" calcext:value-type="float">
            <text:p>1.55690729618073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60402154922485" calcext:value-type="float">
            <text:p>1.60402154922485</text:p>
          </table:table-cell>
          <table:table-cell office:value-type="float" office:value="1.61294221878052" calcext:value-type="float">
            <text:p>1.61294221878052</text:p>
          </table:table-cell>
          <table:table-cell office:value-type="float" office:value="1.53192937374115" calcext:value-type="float">
            <text:p>1.53192937374115</text:p>
          </table:table-cell>
          <table:table-cell office:value-type="float" office:value="1.46315264701843" calcext:value-type="float">
            <text:p>1.46315264701843</text:p>
          </table:table-cell>
          <table:table-cell office:value-type="float" office:value="1.40027856826782" calcext:value-type="float">
            <text:p>1.40027856826782</text:p>
          </table:table-cell>
          <table:table-cell office:value-type="float" office:value="1.68853330612183" calcext:value-type="float">
            <text:p>1.68853330612183</text:p>
          </table:table-cell>
          <table:table-cell office:value-type="float" office:value="1.45304822921753" calcext:value-type="float">
            <text:p>1.45304822921753</text:p>
          </table:table-cell>
          <table:table-cell office:value-type="float" office:value="1.46749210357666" calcext:value-type="float">
            <text:p>1.46749210357666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163" calcext:value-type="float">
            <text:p>1.5163</text:p>
          </table:table-cell>
          <table:table-cell office:value-type="float" office:value="1.5319" calcext:value-type="float">
            <text:p>1.5319</text:p>
          </table:table-cell>
          <table:table-cell office:value-type="float" office:value="1.775" calcext:value-type="float">
            <text:p>1.775</text:p>
          </table:table-cell>
          <table:table-cell office:value-type="float" office:value="1.1537" calcext:value-type="float">
            <text:p>1.1537</text:p>
          </table:table-cell>
          <table:table-cell office:value-type="float" office:value="1.57707929611206" calcext:value-type="float">
            <text:p>1.57707929611206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46871268749237" calcext:value-type="float">
            <text:p>1.46871268749237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8973596096039" calcext:value-type="float">
            <text:p>1.48973596096039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53553152084351" calcext:value-type="float">
            <text:p>1.53553152084351</text:p>
          </table:table-cell>
          <table:table-cell office:value-type="float" office:value="1.46219563484192" calcext:value-type="float">
            <text:p>1.46219563484192</text:p>
          </table:table-cell>
          <table:table-cell office:value-type="float" office:value="1.5322333574295" calcext:value-type="float">
            <text:p>1.5322333574295</text:p>
          </table:table-cell>
          <table:table-cell office:value-type="float" office:value="1.52937090396881" calcext:value-type="float">
            <text:p>1.52937090396881</text:p>
          </table:table-cell>
          <table:table-cell office:value-type="float" office:value="1.55292797088623" calcext:value-type="float">
            <text:p>1.55292797088623</text:p>
          </table:table-cell>
          <table:table-cell office:value-type="float" office:value="1.50148487091064" calcext:value-type="float">
            <text:p>1.50148487091064</text:p>
          </table:table-cell>
          <table:table-cell office:value-type="float" office:value="1.53528416156769" calcext:value-type="float">
            <text:p>1.53528416156769</text:p>
          </table:table-cell>
          <table:table-cell office:value-type="float" office:value="1.47882688045502" calcext:value-type="float">
            <text:p>1.47882688045502</text:p>
          </table:table-cell>
          <table:table-cell office:value-type="float" office:value="1.40311515331268" calcext:value-type="float">
            <text:p>1.40311515331268</text:p>
          </table:table-cell>
          <table:table-cell office:value-type="float" office:value="1.46337592601776" calcext:value-type="float">
            <text:p>1.46337592601776</text:p>
          </table:table-cell>
          <table:table-cell office:value-type="float" office:value="1.32336926460266" calcext:value-type="float">
            <text:p>1.32336926460266</text:p>
          </table:table-cell>
          <table:table-cell office:value-type="float" office:value="1.48871982097626" calcext:value-type="float">
            <text:p>1.48871982097626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63011455535889" calcext:value-type="float">
            <text:p>1.63011455535889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7535525560379" calcext:value-type="float">
            <text:p>1.7535525560379</text:p>
          </table:table-cell>
          <table:table-cell office:value-type="float" office:value="1.6411360502243" calcext:value-type="float">
            <text:p>1.6411360502243</text:p>
          </table:table-cell>
          <table:table-cell office:value-type="float" office:value="1.42886292934418" calcext:value-type="float">
            <text:p>1.42886292934418</text:p>
          </table:table-cell>
          <table:table-cell office:value-type="float" office:value="1.5735969543457" calcext:value-type="float">
            <text:p>1.5735969543457</text:p>
          </table:table-cell>
          <table:table-cell office:value-type="float" office:value="1.62843823432922" calcext:value-type="float">
            <text:p>1.62843823432922</text:p>
          </table:table-cell>
          <table:table-cell office:value-type="float" office:value="1.34378671646118" calcext:value-type="float">
            <text:p>1.34378671646118</text:p>
          </table:table-cell>
          <table:table-cell office:value-type="float" office:value="1.76306962966919" calcext:value-type="float">
            <text:p>1.76306962966919</text:p>
          </table:table-cell>
          <table:table-cell office:value-type="float" office:value="1.63921558856964" calcext:value-type="float">
            <text:p>1.63921558856964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60357880592346" calcext:value-type="float">
            <text:p>1.60357880592346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63780498504639" calcext:value-type="float">
            <text:p>1.63780498504639</text:p>
          </table:table-cell>
          <table:table-cell office:value-type="float" office:value="1.56785118579865" calcext:value-type="float">
            <text:p>1.56785118579865</text:p>
          </table:table-cell>
          <table:table-cell office:value-type="float" office:value="1.55690729618073" calcext:value-type="float">
            <text:p>1.55690729618073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60402154922485" calcext:value-type="float">
            <text:p>1.60402154922485</text:p>
          </table:table-cell>
          <table:table-cell office:value-type="float" office:value="1.61294221878052" calcext:value-type="float">
            <text:p>1.61294221878052</text:p>
          </table:table-cell>
          <table:table-cell office:value-type="float" office:value="1.53192937374115" calcext:value-type="float">
            <text:p>1.53192937374115</text:p>
          </table:table-cell>
          <table:table-cell office:value-type="float" office:value="1.46315264701843" calcext:value-type="float">
            <text:p>1.46315264701843</text:p>
          </table:table-cell>
          <table:table-cell office:value-type="float" office:value="1.40027856826782" calcext:value-type="float">
            <text:p>1.40027856826782</text:p>
          </table:table-cell>
          <table:table-cell office:value-type="float" office:value="1.68853330612183" calcext:value-type="float">
            <text:p>1.68853330612183</text:p>
          </table:table-cell>
          <table:table-cell office:value-type="float" office:value="1.45304822921753" calcext:value-type="float">
            <text:p>1.45304822921753</text:p>
          </table:table-cell>
          <table:table-cell office:value-type="float" office:value="1.46749210357666" calcext:value-type="float">
            <text:p>1.46749210357666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868" calcext:value-type="float">
            <text:p>1.4868</text:p>
          </table:table-cell>
          <table:table-cell office:value-type="float" office:value="1.4622" calcext:value-type="float">
            <text:p>1.4622</text:p>
          </table:table-cell>
          <table:table-cell office:value-type="float" office:value="1.8489" calcext:value-type="float">
            <text:p>1.8489</text:p>
          </table:table-cell>
          <table:table-cell office:value-type="float" office:value="1.2808" calcext:value-type="float">
            <text:p>1.2808</text:p>
          </table:table-cell>
          <table:table-cell office:value-type="float" office:value="1.43184781074524" calcext:value-type="float">
            <text:p>1.43184781074524</text:p>
          </table:table-cell>
          <table:table-cell office:value-type="float" office:value="1.63633143901825" calcext:value-type="float">
            <text:p>1.63633143901825</text:p>
          </table:table-cell>
          <table:table-cell office:value-type="float" office:value="1.42184567451477" calcext:value-type="float">
            <text:p>1.4218456745147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5114662647247" calcext:value-type="float">
            <text:p>1.55114662647247</text:p>
          </table:table-cell>
          <table:table-cell office:value-type="float" office:value="1.46306884288788" calcext:value-type="float">
            <text:p>1.46306884288788</text:p>
          </table:table-cell>
          <table:table-cell office:value-type="float" office:value="1.46131467819214" calcext:value-type="float">
            <text:p>1.46131467819214</text:p>
          </table:table-cell>
          <table:table-cell office:value-type="float" office:value="1.33140182495117" calcext:value-type="float">
            <text:p>1.33140182495117</text:p>
          </table:table-cell>
          <table:table-cell office:value-type="float" office:value="1.28703784942627" calcext:value-type="float">
            <text:p>1.28703784942627</text:p>
          </table:table-cell>
          <table:table-cell office:value-type="float" office:value="1.84887433052063" calcext:value-type="float">
            <text:p>1.84887433052063</text:p>
          </table:table-cell>
          <table:table-cell office:value-type="float" office:value="1.43902480602264" calcext:value-type="float">
            <text:p>1.43902480602264</text:p>
          </table:table-cell>
          <table:table-cell office:value-type="float" office:value="1.6309118270874" calcext:value-type="float">
            <text:p>1.6309118270874</text:p>
          </table:table-cell>
          <table:table-cell office:value-type="float" office:value="1.47664308547974" calcext:value-type="float">
            <text:p>1.47664308547974</text:p>
          </table:table-cell>
          <table:table-cell office:value-type="float" office:value="1.31353569030762" calcext:value-type="float">
            <text:p>1.31353569030762</text:p>
          </table:table-cell>
          <table:table-cell office:value-type="float" office:value="1.63304543495178" calcext:value-type="float">
            <text:p>1.63304543495178</text:p>
          </table:table-cell>
          <table:table-cell office:value-type="float" office:value="1.55541610717773" calcext:value-type="float">
            <text:p>1.55541610717773</text:p>
          </table:table-cell>
          <table:table-cell office:value-type="float" office:value="1.6396951675415" calcext:value-type="float">
            <text:p>1.6396951675415</text:p>
          </table:table-cell>
          <table:table-cell office:value-type="float" office:value="1.56899404525757" calcext:value-type="float">
            <text:p>1.56899404525757</text:p>
          </table:table-cell>
          <table:table-cell office:value-type="float" office:value="1.58298635482788" calcext:value-type="float">
            <text:p>1.58298635482788</text:p>
          </table:table-cell>
          <table:table-cell office:value-type="float" office:value="1.28078615665436" calcext:value-type="float">
            <text:p>1.28078615665436</text:p>
          </table:table-cell>
          <table:table-cell office:value-type="float" office:value="1.41275238990784" calcext:value-type="float">
            <text:p>1.41275238990784</text:p>
          </table:table-cell>
          <table:table-cell office:value-type="float" office:value="1.40859758853912" calcext:value-type="float">
            <text:p>1.40859758853912</text:p>
          </table:table-cell>
          <table:table-cell office:value-type="float" office:value="1.620849609375" calcext:value-type="float">
            <text:p>1.620849609375</text:p>
          </table:table-cell>
          <table:table-cell office:value-type="float" office:value="1.54562675952911" calcext:value-type="float">
            <text:p>1.54562675952911</text:p>
          </table:table-cell>
          <table:table-cell office:value-type="float" office:value="1.56339931488037" calcext:value-type="float">
            <text:p>1.56339931488037</text:p>
          </table:table-cell>
          <table:table-cell office:value-type="float" office:value="1.31385183334351" calcext:value-type="float">
            <text:p>1.31385183334351</text:p>
          </table:table-cell>
          <table:table-cell office:value-type="float" office:value="1.44843935966492" calcext:value-type="float">
            <text:p>1.44843935966492</text:p>
          </table:table-cell>
          <table:table-cell office:value-type="float" office:value="1.31252431869507" calcext:value-type="float">
            <text:p>1.31252431869507</text:p>
          </table:table-cell>
          <table:table-cell table:number-columns-repeated="14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295" calcext:value-type="float">
            <text:p>1.5295</text:p>
          </table:table-cell>
          <table:table-cell office:value-type="float" office:value="1.5283" calcext:value-type="float">
            <text:p>1.5283</text:p>
          </table:table-cell>
          <table:table-cell office:value-type="float" office:value="1.7629" calcext:value-type="float">
            <text:p>1.7629</text:p>
          </table:table-cell>
          <table:table-cell office:value-type="float" office:value="1.2581" calcext:value-type="float">
            <text:p>1.2581</text:p>
          </table:table-cell>
          <table:table-cell office:value-type="float" office:value="1.57707929611206" calcext:value-type="float">
            <text:p>1.57707929611206</text:p>
          </table:table-cell>
          <table:table-cell office:value-type="float" office:value="1.4900689125061" calcext:value-type="float">
            <text:p>1.4900689125061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5670058727264" calcext:value-type="float">
            <text:p>1.55670058727264</text:p>
          </table:table-cell>
          <table:table-cell office:value-type="float" office:value="1.46179533004761" calcext:value-type="float">
            <text:p>1.46179533004761</text:p>
          </table:table-cell>
          <table:table-cell office:value-type="float" office:value="1.48461258411407" calcext:value-type="float">
            <text:p>1.48461258411407</text:p>
          </table:table-cell>
          <table:table-cell office:value-type="float" office:value="1.55600237846375" calcext:value-type="float">
            <text:p>1.55600237846375</text:p>
          </table:table-cell>
          <table:table-cell office:value-type="float" office:value="1.52480113506317" calcext:value-type="float">
            <text:p>1.52480113506317</text:p>
          </table:table-cell>
          <table:table-cell office:value-type="float" office:value="1.5322333574295" calcext:value-type="float">
            <text:p>1.5322333574295</text:p>
          </table:table-cell>
          <table:table-cell office:value-type="float" office:value="1.63524699211121" calcext:value-type="float">
            <text:p>1.63524699211121</text:p>
          </table:table-cell>
          <table:table-cell office:value-type="float" office:value="1.43757843971252" calcext:value-type="float">
            <text:p>1.43757843971252</text:p>
          </table:table-cell>
          <table:table-cell office:value-type="float" office:value="1.54117488861084" calcext:value-type="float">
            <text:p>1.54117488861084</text:p>
          </table:table-cell>
          <table:table-cell office:value-type="float" office:value="1.62231886386871" calcext:value-type="float">
            <text:p>1.62231886386871</text:p>
          </table:table-cell>
          <table:table-cell office:value-type="float" office:value="1.52218842506409" calcext:value-type="float">
            <text:p>1.52218842506409</text:p>
          </table:table-cell>
          <table:table-cell office:value-type="float" office:value="1.53810083866119" calcext:value-type="float">
            <text:p>1.53810083866119</text:p>
          </table:table-cell>
          <table:table-cell office:value-type="float" office:value="1.48749911785126" calcext:value-type="float">
            <text:p>1.48749911785126</text:p>
          </table:table-cell>
          <table:table-cell office:value-type="float" office:value="1.60659563541412" calcext:value-type="float">
            <text:p>1.60659563541412</text:p>
          </table:table-cell>
          <table:table-cell office:value-type="float" office:value="1.47832500934601" calcext:value-type="float">
            <text:p>1.47832500934601</text:p>
          </table:table-cell>
          <table:table-cell office:value-type="float" office:value="1.3934839963913" calcext:value-type="float">
            <text:p>1.3934839963913</text:p>
          </table:table-cell>
          <table:table-cell office:value-type="float" office:value="1.70015835762024" calcext:value-type="float">
            <text:p>1.70015835762024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68020594120026" calcext:value-type="float">
            <text:p>1.68020594120026</text:p>
          </table:table-cell>
          <table:table-cell office:value-type="float" office:value="1.34766733646393" calcext:value-type="float">
            <text:p>1.34766733646393</text:p>
          </table:table-cell>
          <table:table-cell office:value-type="float" office:value="1.63830959796906" calcext:value-type="float">
            <text:p>1.63830959796906</text:p>
          </table:table-cell>
          <table:table-cell office:value-type="float" office:value="1.5416886806488" calcext:value-type="float">
            <text:p>1.5416886806488</text:p>
          </table:table-cell>
          <table:table-cell office:value-type="float" office:value="1.53188133239746" calcext:value-type="float">
            <text:p>1.53188133239746</text:p>
          </table:table-cell>
          <table:table-cell office:value-type="float" office:value="1.50868678092957" calcext:value-type="float">
            <text:p>1.50868678092957</text:p>
          </table:table-cell>
          <table:table-cell office:value-type="float" office:value="1.46804475784302" calcext:value-type="float">
            <text:p>1.46804475784302</text:p>
          </table:table-cell>
          <table:table-cell office:value-type="float" office:value="1.76294505596161" calcext:value-type="float">
            <text:p>1.76294505596161</text:p>
          </table:table-cell>
          <table:table-cell office:value-type="float" office:value="1.50927317142487" calcext:value-type="float">
            <text:p>1.50927317142487</text:p>
          </table:table-cell>
          <table:table-cell office:value-type="float" office:value="1.25809931755066" calcext:value-type="float">
            <text:p>1.25809931755066</text:p>
          </table:table-cell>
          <table:table-cell office:value-type="float" office:value="1.43409705162048" calcext:value-type="float">
            <text:p>1.43409705162048</text:p>
          </table:table-cell>
          <table:table-cell office:value-type="float" office:value="1.49009478092194" calcext:value-type="float">
            <text:p>1.49009478092194</text:p>
          </table:table-cell>
          <table:table-cell office:value-type="float" office:value="1.65841805934906" calcext:value-type="float">
            <text:p>1.65841805934906</text:p>
          </table:table-cell>
          <table:table-cell office:value-type="float" office:value="1.60644197463989" calcext:value-type="float">
            <text:p>1.60644197463989</text:p>
          </table:table-cell>
          <table:table-cell table:number-columns-repeated="1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295" calcext:value-type="float">
            <text:p>1.5295</text:p>
          </table:table-cell>
          <table:table-cell office:value-type="float" office:value="1.5283" calcext:value-type="float">
            <text:p>1.5283</text:p>
          </table:table-cell>
          <table:table-cell office:value-type="float" office:value="1.7629" calcext:value-type="float">
            <text:p>1.7629</text:p>
          </table:table-cell>
          <table:table-cell office:value-type="float" office:value="1.2581" calcext:value-type="float">
            <text:p>1.2581</text:p>
          </table:table-cell>
          <table:table-cell office:value-type="float" office:value="1.57707929611206" calcext:value-type="float">
            <text:p>1.57707929611206</text:p>
          </table:table-cell>
          <table:table-cell office:value-type="float" office:value="1.4900689125061" calcext:value-type="float">
            <text:p>1.4900689125061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5670058727264" calcext:value-type="float">
            <text:p>1.55670058727264</text:p>
          </table:table-cell>
          <table:table-cell office:value-type="float" office:value="1.46179533004761" calcext:value-type="float">
            <text:p>1.46179533004761</text:p>
          </table:table-cell>
          <table:table-cell office:value-type="float" office:value="1.48461258411407" calcext:value-type="float">
            <text:p>1.48461258411407</text:p>
          </table:table-cell>
          <table:table-cell office:value-type="float" office:value="1.55600237846375" calcext:value-type="float">
            <text:p>1.55600237846375</text:p>
          </table:table-cell>
          <table:table-cell office:value-type="float" office:value="1.52480113506317" calcext:value-type="float">
            <text:p>1.52480113506317</text:p>
          </table:table-cell>
          <table:table-cell office:value-type="float" office:value="1.5322333574295" calcext:value-type="float">
            <text:p>1.5322333574295</text:p>
          </table:table-cell>
          <table:table-cell office:value-type="float" office:value="1.63524699211121" calcext:value-type="float">
            <text:p>1.63524699211121</text:p>
          </table:table-cell>
          <table:table-cell office:value-type="float" office:value="1.43757843971252" calcext:value-type="float">
            <text:p>1.43757843971252</text:p>
          </table:table-cell>
          <table:table-cell office:value-type="float" office:value="1.54117488861084" calcext:value-type="float">
            <text:p>1.54117488861084</text:p>
          </table:table-cell>
          <table:table-cell office:value-type="float" office:value="1.62231886386871" calcext:value-type="float">
            <text:p>1.62231886386871</text:p>
          </table:table-cell>
          <table:table-cell office:value-type="float" office:value="1.52218842506409" calcext:value-type="float">
            <text:p>1.52218842506409</text:p>
          </table:table-cell>
          <table:table-cell office:value-type="float" office:value="1.53810083866119" calcext:value-type="float">
            <text:p>1.53810083866119</text:p>
          </table:table-cell>
          <table:table-cell office:value-type="float" office:value="1.48749911785126" calcext:value-type="float">
            <text:p>1.48749911785126</text:p>
          </table:table-cell>
          <table:table-cell office:value-type="float" office:value="1.60659563541412" calcext:value-type="float">
            <text:p>1.60659563541412</text:p>
          </table:table-cell>
          <table:table-cell office:value-type="float" office:value="1.47832500934601" calcext:value-type="float">
            <text:p>1.47832500934601</text:p>
          </table:table-cell>
          <table:table-cell office:value-type="float" office:value="1.3934839963913" calcext:value-type="float">
            <text:p>1.3934839963913</text:p>
          </table:table-cell>
          <table:table-cell office:value-type="float" office:value="1.70015835762024" calcext:value-type="float">
            <text:p>1.70015835762024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68020594120026" calcext:value-type="float">
            <text:p>1.68020594120026</text:p>
          </table:table-cell>
          <table:table-cell office:value-type="float" office:value="1.34766733646393" calcext:value-type="float">
            <text:p>1.34766733646393</text:p>
          </table:table-cell>
          <table:table-cell office:value-type="float" office:value="1.63830959796906" calcext:value-type="float">
            <text:p>1.63830959796906</text:p>
          </table:table-cell>
          <table:table-cell office:value-type="float" office:value="1.5416886806488" calcext:value-type="float">
            <text:p>1.5416886806488</text:p>
          </table:table-cell>
          <table:table-cell office:value-type="float" office:value="1.53188133239746" calcext:value-type="float">
            <text:p>1.53188133239746</text:p>
          </table:table-cell>
          <table:table-cell office:value-type="float" office:value="1.50868678092957" calcext:value-type="float">
            <text:p>1.50868678092957</text:p>
          </table:table-cell>
          <table:table-cell office:value-type="float" office:value="1.46804475784302" calcext:value-type="float">
            <text:p>1.46804475784302</text:p>
          </table:table-cell>
          <table:table-cell office:value-type="float" office:value="1.76294505596161" calcext:value-type="float">
            <text:p>1.76294505596161</text:p>
          </table:table-cell>
          <table:table-cell office:value-type="float" office:value="1.50927317142487" calcext:value-type="float">
            <text:p>1.50927317142487</text:p>
          </table:table-cell>
          <table:table-cell office:value-type="float" office:value="1.25809931755066" calcext:value-type="float">
            <text:p>1.25809931755066</text:p>
          </table:table-cell>
          <table:table-cell office:value-type="float" office:value="1.43409705162048" calcext:value-type="float">
            <text:p>1.43409705162048</text:p>
          </table:table-cell>
          <table:table-cell office:value-type="float" office:value="1.49009478092194" calcext:value-type="float">
            <text:p>1.49009478092194</text:p>
          </table:table-cell>
          <table:table-cell office:value-type="float" office:value="1.65841805934906" calcext:value-type="float">
            <text:p>1.65841805934906</text:p>
          </table:table-cell>
          <table:table-cell office:value-type="float" office:value="1.60644197463989" calcext:value-type="float">
            <text:p>1.60644197463989</text:p>
          </table:table-cell>
          <table:table-cell table:number-columns-repeated="1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295" calcext:value-type="float">
            <text:p>1.5295</text:p>
          </table:table-cell>
          <table:table-cell office:value-type="float" office:value="1.5283" calcext:value-type="float">
            <text:p>1.5283</text:p>
          </table:table-cell>
          <table:table-cell office:value-type="float" office:value="1.7629" calcext:value-type="float">
            <text:p>1.7629</text:p>
          </table:table-cell>
          <table:table-cell office:value-type="float" office:value="1.2581" calcext:value-type="float">
            <text:p>1.2581</text:p>
          </table:table-cell>
          <table:table-cell office:value-type="float" office:value="1.57707929611206" calcext:value-type="float">
            <text:p>1.57707929611206</text:p>
          </table:table-cell>
          <table:table-cell office:value-type="float" office:value="1.4900689125061" calcext:value-type="float">
            <text:p>1.4900689125061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5670058727264" calcext:value-type="float">
            <text:p>1.55670058727264</text:p>
          </table:table-cell>
          <table:table-cell office:value-type="float" office:value="1.46179533004761" calcext:value-type="float">
            <text:p>1.46179533004761</text:p>
          </table:table-cell>
          <table:table-cell office:value-type="float" office:value="1.48461258411407" calcext:value-type="float">
            <text:p>1.48461258411407</text:p>
          </table:table-cell>
          <table:table-cell office:value-type="float" office:value="1.55600237846375" calcext:value-type="float">
            <text:p>1.55600237846375</text:p>
          </table:table-cell>
          <table:table-cell office:value-type="float" office:value="1.52480113506317" calcext:value-type="float">
            <text:p>1.52480113506317</text:p>
          </table:table-cell>
          <table:table-cell office:value-type="float" office:value="1.5322333574295" calcext:value-type="float">
            <text:p>1.5322333574295</text:p>
          </table:table-cell>
          <table:table-cell office:value-type="float" office:value="1.63524699211121" calcext:value-type="float">
            <text:p>1.63524699211121</text:p>
          </table:table-cell>
          <table:table-cell office:value-type="float" office:value="1.43757843971252" calcext:value-type="float">
            <text:p>1.43757843971252</text:p>
          </table:table-cell>
          <table:table-cell office:value-type="float" office:value="1.54117488861084" calcext:value-type="float">
            <text:p>1.54117488861084</text:p>
          </table:table-cell>
          <table:table-cell office:value-type="float" office:value="1.62231886386871" calcext:value-type="float">
            <text:p>1.62231886386871</text:p>
          </table:table-cell>
          <table:table-cell office:value-type="float" office:value="1.52218842506409" calcext:value-type="float">
            <text:p>1.52218842506409</text:p>
          </table:table-cell>
          <table:table-cell office:value-type="float" office:value="1.53810083866119" calcext:value-type="float">
            <text:p>1.53810083866119</text:p>
          </table:table-cell>
          <table:table-cell office:value-type="float" office:value="1.48749911785126" calcext:value-type="float">
            <text:p>1.48749911785126</text:p>
          </table:table-cell>
          <table:table-cell office:value-type="float" office:value="1.60659563541412" calcext:value-type="float">
            <text:p>1.60659563541412</text:p>
          </table:table-cell>
          <table:table-cell office:value-type="float" office:value="1.47832500934601" calcext:value-type="float">
            <text:p>1.47832500934601</text:p>
          </table:table-cell>
          <table:table-cell office:value-type="float" office:value="1.3934839963913" calcext:value-type="float">
            <text:p>1.3934839963913</text:p>
          </table:table-cell>
          <table:table-cell office:value-type="float" office:value="1.70015835762024" calcext:value-type="float">
            <text:p>1.70015835762024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68020594120026" calcext:value-type="float">
            <text:p>1.68020594120026</text:p>
          </table:table-cell>
          <table:table-cell office:value-type="float" office:value="1.34766733646393" calcext:value-type="float">
            <text:p>1.34766733646393</text:p>
          </table:table-cell>
          <table:table-cell office:value-type="float" office:value="1.63830959796906" calcext:value-type="float">
            <text:p>1.63830959796906</text:p>
          </table:table-cell>
          <table:table-cell office:value-type="float" office:value="1.5416886806488" calcext:value-type="float">
            <text:p>1.5416886806488</text:p>
          </table:table-cell>
          <table:table-cell office:value-type="float" office:value="1.53188133239746" calcext:value-type="float">
            <text:p>1.53188133239746</text:p>
          </table:table-cell>
          <table:table-cell office:value-type="float" office:value="1.50868678092957" calcext:value-type="float">
            <text:p>1.50868678092957</text:p>
          </table:table-cell>
          <table:table-cell office:value-type="float" office:value="1.46804475784302" calcext:value-type="float">
            <text:p>1.46804475784302</text:p>
          </table:table-cell>
          <table:table-cell office:value-type="float" office:value="1.76294505596161" calcext:value-type="float">
            <text:p>1.76294505596161</text:p>
          </table:table-cell>
          <table:table-cell office:value-type="float" office:value="1.50927317142487" calcext:value-type="float">
            <text:p>1.50927317142487</text:p>
          </table:table-cell>
          <table:table-cell office:value-type="float" office:value="1.25809931755066" calcext:value-type="float">
            <text:p>1.25809931755066</text:p>
          </table:table-cell>
          <table:table-cell office:value-type="float" office:value="1.43409705162048" calcext:value-type="float">
            <text:p>1.43409705162048</text:p>
          </table:table-cell>
          <table:table-cell office:value-type="float" office:value="1.49009478092194" calcext:value-type="float">
            <text:p>1.49009478092194</text:p>
          </table:table-cell>
          <table:table-cell office:value-type="float" office:value="1.65841805934906" calcext:value-type="float">
            <text:p>1.65841805934906</text:p>
          </table:table-cell>
          <table:table-cell office:value-type="float" office:value="1.60644197463989" calcext:value-type="float">
            <text:p>1.60644197463989</text:p>
          </table:table-cell>
          <table:table-cell table:number-columns-repeated="1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295" calcext:value-type="float">
            <text:p>1.5295</text:p>
          </table:table-cell>
          <table:table-cell office:value-type="float" office:value="1.5283" calcext:value-type="float">
            <text:p>1.5283</text:p>
          </table:table-cell>
          <table:table-cell office:value-type="float" office:value="1.7629" calcext:value-type="float">
            <text:p>1.7629</text:p>
          </table:table-cell>
          <table:table-cell office:value-type="float" office:value="1.2581" calcext:value-type="float">
            <text:p>1.2581</text:p>
          </table:table-cell>
          <table:table-cell office:value-type="float" office:value="1.57707929611206" calcext:value-type="float">
            <text:p>1.57707929611206</text:p>
          </table:table-cell>
          <table:table-cell office:value-type="float" office:value="1.4900689125061" calcext:value-type="float">
            <text:p>1.4900689125061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5670058727264" calcext:value-type="float">
            <text:p>1.55670058727264</text:p>
          </table:table-cell>
          <table:table-cell office:value-type="float" office:value="1.46179533004761" calcext:value-type="float">
            <text:p>1.46179533004761</text:p>
          </table:table-cell>
          <table:table-cell office:value-type="float" office:value="1.48461258411407" calcext:value-type="float">
            <text:p>1.48461258411407</text:p>
          </table:table-cell>
          <table:table-cell office:value-type="float" office:value="1.55600237846375" calcext:value-type="float">
            <text:p>1.55600237846375</text:p>
          </table:table-cell>
          <table:table-cell office:value-type="float" office:value="1.52480113506317" calcext:value-type="float">
            <text:p>1.52480113506317</text:p>
          </table:table-cell>
          <table:table-cell office:value-type="float" office:value="1.5322333574295" calcext:value-type="float">
            <text:p>1.5322333574295</text:p>
          </table:table-cell>
          <table:table-cell office:value-type="float" office:value="1.63524699211121" calcext:value-type="float">
            <text:p>1.63524699211121</text:p>
          </table:table-cell>
          <table:table-cell office:value-type="float" office:value="1.43757843971252" calcext:value-type="float">
            <text:p>1.43757843971252</text:p>
          </table:table-cell>
          <table:table-cell office:value-type="float" office:value="1.54117488861084" calcext:value-type="float">
            <text:p>1.54117488861084</text:p>
          </table:table-cell>
          <table:table-cell office:value-type="float" office:value="1.62231886386871" calcext:value-type="float">
            <text:p>1.62231886386871</text:p>
          </table:table-cell>
          <table:table-cell office:value-type="float" office:value="1.52218842506409" calcext:value-type="float">
            <text:p>1.52218842506409</text:p>
          </table:table-cell>
          <table:table-cell office:value-type="float" office:value="1.53810083866119" calcext:value-type="float">
            <text:p>1.53810083866119</text:p>
          </table:table-cell>
          <table:table-cell office:value-type="float" office:value="1.48749911785126" calcext:value-type="float">
            <text:p>1.48749911785126</text:p>
          </table:table-cell>
          <table:table-cell office:value-type="float" office:value="1.60659563541412" calcext:value-type="float">
            <text:p>1.60659563541412</text:p>
          </table:table-cell>
          <table:table-cell office:value-type="float" office:value="1.47832500934601" calcext:value-type="float">
            <text:p>1.47832500934601</text:p>
          </table:table-cell>
          <table:table-cell office:value-type="float" office:value="1.3934839963913" calcext:value-type="float">
            <text:p>1.3934839963913</text:p>
          </table:table-cell>
          <table:table-cell office:value-type="float" office:value="1.70015835762024" calcext:value-type="float">
            <text:p>1.70015835762024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68020594120026" calcext:value-type="float">
            <text:p>1.68020594120026</text:p>
          </table:table-cell>
          <table:table-cell office:value-type="float" office:value="1.34766733646393" calcext:value-type="float">
            <text:p>1.34766733646393</text:p>
          </table:table-cell>
          <table:table-cell office:value-type="float" office:value="1.63830959796906" calcext:value-type="float">
            <text:p>1.63830959796906</text:p>
          </table:table-cell>
          <table:table-cell office:value-type="float" office:value="1.5416886806488" calcext:value-type="float">
            <text:p>1.5416886806488</text:p>
          </table:table-cell>
          <table:table-cell office:value-type="float" office:value="1.53188133239746" calcext:value-type="float">
            <text:p>1.53188133239746</text:p>
          </table:table-cell>
          <table:table-cell office:value-type="float" office:value="1.50868678092957" calcext:value-type="float">
            <text:p>1.50868678092957</text:p>
          </table:table-cell>
          <table:table-cell office:value-type="float" office:value="1.46804475784302" calcext:value-type="float">
            <text:p>1.46804475784302</text:p>
          </table:table-cell>
          <table:table-cell office:value-type="float" office:value="1.76294505596161" calcext:value-type="float">
            <text:p>1.76294505596161</text:p>
          </table:table-cell>
          <table:table-cell office:value-type="float" office:value="1.50927317142487" calcext:value-type="float">
            <text:p>1.50927317142487</text:p>
          </table:table-cell>
          <table:table-cell office:value-type="float" office:value="1.25809931755066" calcext:value-type="float">
            <text:p>1.25809931755066</text:p>
          </table:table-cell>
          <table:table-cell office:value-type="float" office:value="1.43409705162048" calcext:value-type="float">
            <text:p>1.43409705162048</text:p>
          </table:table-cell>
          <table:table-cell office:value-type="float" office:value="1.49009478092194" calcext:value-type="float">
            <text:p>1.49009478092194</text:p>
          </table:table-cell>
          <table:table-cell office:value-type="float" office:value="1.65841805934906" calcext:value-type="float">
            <text:p>1.65841805934906</text:p>
          </table:table-cell>
          <table:table-cell office:value-type="float" office:value="1.60644197463989" calcext:value-type="float">
            <text:p>1.60644197463989</text:p>
          </table:table-cell>
          <table:table-cell table:number-columns-repeated="1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439" calcext:value-type="float">
            <text:p>1.5439</text:p>
          </table:table-cell>
          <table:table-cell office:value-type="float" office:value="1.5424" calcext:value-type="float">
            <text:p>1.5424</text:p>
          </table:table-cell>
          <table:table-cell office:value-type="float" office:value="1.7629" calcext:value-type="float">
            <text:p>1.7629</text:p>
          </table:table-cell>
          <table:table-cell office:value-type="float" office:value="1.2581" calcext:value-type="float">
            <text:p>1.2581</text:p>
          </table:table-cell>
          <table:table-cell office:value-type="float" office:value="1.57332909107208" calcext:value-type="float">
            <text:p>1.57332909107208</text:p>
          </table:table-cell>
          <table:table-cell office:value-type="float" office:value="1.4900689125061" calcext:value-type="float">
            <text:p>1.4900689125061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5670058727264" calcext:value-type="float">
            <text:p>1.55670058727264</text:p>
          </table:table-cell>
          <table:table-cell office:value-type="float" office:value="1.48461258411407" calcext:value-type="float">
            <text:p>1.48461258411407</text:p>
          </table:table-cell>
          <table:table-cell office:value-type="float" office:value="1.55600237846375" calcext:value-type="float">
            <text:p>1.55600237846375</text:p>
          </table:table-cell>
          <table:table-cell office:value-type="float" office:value="1.57707929611206" calcext:value-type="float">
            <text:p>1.57707929611206</text:p>
          </table:table-cell>
          <table:table-cell office:value-type="float" office:value="1.61991810798645" calcext:value-type="float">
            <text:p>1.61991810798645</text:p>
          </table:table-cell>
          <table:table-cell office:value-type="float" office:value="1.46755027770996" calcext:value-type="float">
            <text:p>1.46755027770996</text:p>
          </table:table-cell>
          <table:table-cell office:value-type="float" office:value="1.73041641712189" calcext:value-type="float">
            <text:p>1.73041641712189</text:p>
          </table:table-cell>
          <table:table-cell office:value-type="float" office:value="1.56613314151764" calcext:value-type="float">
            <text:p>1.56613314151764</text:p>
          </table:table-cell>
          <table:table-cell office:value-type="float" office:value="1.60836601257324" calcext:value-type="float">
            <text:p>1.60836601257324</text:p>
          </table:table-cell>
          <table:table-cell office:value-type="float" office:value="1.40573263168335" calcext:value-type="float">
            <text:p>1.40573263168335</text:p>
          </table:table-cell>
          <table:table-cell office:value-type="float" office:value="1.54301774501801" calcext:value-type="float">
            <text:p>1.54301774501801</text:p>
          </table:table-cell>
          <table:table-cell office:value-type="float" office:value="1.53810083866119" calcext:value-type="float">
            <text:p>1.53810083866119</text:p>
          </table:table-cell>
          <table:table-cell office:value-type="float" office:value="1.48749911785126" calcext:value-type="float">
            <text:p>1.48749911785126</text:p>
          </table:table-cell>
          <table:table-cell office:value-type="float" office:value="1.60659563541412" calcext:value-type="float">
            <text:p>1.60659563541412</text:p>
          </table:table-cell>
          <table:table-cell office:value-type="float" office:value="1.3934839963913" calcext:value-type="float">
            <text:p>1.3934839963913</text:p>
          </table:table-cell>
          <table:table-cell office:value-type="float" office:value="1.70015835762024" calcext:value-type="float">
            <text:p>1.70015835762024</text:p>
          </table:table-cell>
          <table:table-cell office:value-type="float" office:value="1.52480113506317" calcext:value-type="float">
            <text:p>1.52480113506317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68020594120026" calcext:value-type="float">
            <text:p>1.68020594120026</text:p>
          </table:table-cell>
          <table:table-cell office:value-type="float" office:value="1.63830959796906" calcext:value-type="float">
            <text:p>1.63830959796906</text:p>
          </table:table-cell>
          <table:table-cell office:value-type="float" office:value="1.5416886806488" calcext:value-type="float">
            <text:p>1.5416886806488</text:p>
          </table:table-cell>
          <table:table-cell office:value-type="float" office:value="1.5322333574295" calcext:value-type="float">
            <text:p>1.5322333574295</text:p>
          </table:table-cell>
          <table:table-cell office:value-type="float" office:value="1.53188133239746" calcext:value-type="float">
            <text:p>1.53188133239746</text:p>
          </table:table-cell>
          <table:table-cell office:value-type="float" office:value="1.46804475784302" calcext:value-type="float">
            <text:p>1.46804475784302</text:p>
          </table:table-cell>
          <table:table-cell office:value-type="float" office:value="1.76294505596161" calcext:value-type="float">
            <text:p>1.76294505596161</text:p>
          </table:table-cell>
          <table:table-cell office:value-type="float" office:value="1.63524699211121" calcext:value-type="float">
            <text:p>1.63524699211121</text:p>
          </table:table-cell>
          <table:table-cell office:value-type="float" office:value="1.25809931755066" calcext:value-type="float">
            <text:p>1.25809931755066</text:p>
          </table:table-cell>
          <table:table-cell office:value-type="float" office:value="1.43409705162048" calcext:value-type="float">
            <text:p>1.43409705162048</text:p>
          </table:table-cell>
          <table:table-cell office:value-type="float" office:value="1.43757843971252" calcext:value-type="float">
            <text:p>1.43757843971252</text:p>
          </table:table-cell>
          <table:table-cell office:value-type="float" office:value="1.60644197463989" calcext:value-type="float">
            <text:p>1.60644197463989</text:p>
          </table:table-cell>
          <table:table-cell office:value-type="float" office:value="1.62231886386871" calcext:value-type="float">
            <text:p>1.62231886386871</text:p>
          </table:table-cell>
          <table:table-cell office:value-type="float" office:value="1.52218842506409" calcext:value-type="float">
            <text:p>1.52218842506409</text:p>
          </table:table-cell>
          <table:table-cell table:number-columns-repeated="1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204" calcext:value-type="float">
            <text:p>1.5204</text:p>
          </table:table-cell>
          <table:table-cell office:value-type="float" office:value="1.509" calcext:value-type="float">
            <text:p>1.509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2581" calcext:value-type="float">
            <text:p>1.2581</text:p>
          </table:table-cell>
          <table:table-cell office:value-type="float" office:value="1.57707929611206" calcext:value-type="float">
            <text:p>1.57707929611206</text:p>
          </table:table-cell>
          <table:table-cell office:value-type="float" office:value="1.4900689125061" calcext:value-type="float">
            <text:p>1.4900689125061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5670058727264" calcext:value-type="float">
            <text:p>1.55670058727264</text:p>
          </table:table-cell>
          <table:table-cell office:value-type="float" office:value="1.46179533004761" calcext:value-type="float">
            <text:p>1.46179533004761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8461258411407" calcext:value-type="float">
            <text:p>1.48461258411407</text:p>
          </table:table-cell>
          <table:table-cell office:value-type="float" office:value="1.52480113506317" calcext:value-type="float">
            <text:p>1.52480113506317</text:p>
          </table:table-cell>
          <table:table-cell office:value-type="float" office:value="1.5322333574295" calcext:value-type="float">
            <text:p>1.5322333574295</text:p>
          </table:table-cell>
          <table:table-cell office:value-type="float" office:value="1.63524699211121" calcext:value-type="float">
            <text:p>1.63524699211121</text:p>
          </table:table-cell>
          <table:table-cell office:value-type="float" office:value="1.43757843971252" calcext:value-type="float">
            <text:p>1.43757843971252</text:p>
          </table:table-cell>
          <table:table-cell office:value-type="float" office:value="1.54117488861084" calcext:value-type="float">
            <text:p>1.54117488861084</text:p>
          </table:table-cell>
          <table:table-cell office:value-type="float" office:value="1.50148487091064" calcext:value-type="float">
            <text:p>1.50148487091064</text:p>
          </table:table-cell>
          <table:table-cell office:value-type="float" office:value="1.62231886386871" calcext:value-type="float">
            <text:p>1.62231886386871</text:p>
          </table:table-cell>
          <table:table-cell office:value-type="float" office:value="1.53810083866119" calcext:value-type="float">
            <text:p>1.53810083866119</text:p>
          </table:table-cell>
          <table:table-cell office:value-type="float" office:value="1.48749911785126" calcext:value-type="float">
            <text:p>1.48749911785126</text:p>
          </table:table-cell>
          <table:table-cell office:value-type="float" office:value="1.60659563541412" calcext:value-type="float">
            <text:p>1.60659563541412</text:p>
          </table:table-cell>
          <table:table-cell office:value-type="float" office:value="1.47832500934601" calcext:value-type="float">
            <text:p>1.47832500934601</text:p>
          </table:table-cell>
          <table:table-cell office:value-type="float" office:value="1.64088141918182" calcext:value-type="float">
            <text:p>1.64088141918182</text:p>
          </table:table-cell>
          <table:table-cell office:value-type="float" office:value="1.3934839963913" calcext:value-type="float">
            <text:p>1.3934839963913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68020594120026" calcext:value-type="float">
            <text:p>1.68020594120026</text:p>
          </table:table-cell>
          <table:table-cell office:value-type="float" office:value="1.34766733646393" calcext:value-type="float">
            <text:p>1.34766733646393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63830959796906" calcext:value-type="float">
            <text:p>1.63830959796906</text:p>
          </table:table-cell>
          <table:table-cell office:value-type="float" office:value="1.53188133239746" calcext:value-type="float">
            <text:p>1.53188133239746</text:p>
          </table:table-cell>
          <table:table-cell office:value-type="float" office:value="1.50868678092957" calcext:value-type="float">
            <text:p>1.50868678092957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46804475784302" calcext:value-type="float">
            <text:p>1.46804475784302</text:p>
          </table:table-cell>
          <table:table-cell office:value-type="float" office:value="1.50927317142487" calcext:value-type="float">
            <text:p>1.50927317142487</text:p>
          </table:table-cell>
          <table:table-cell office:value-type="float" office:value="1.50386297702789" calcext:value-type="float">
            <text:p>1.50386297702789</text:p>
          </table:table-cell>
          <table:table-cell office:value-type="float" office:value="1.25809931755066" calcext:value-type="float">
            <text:p>1.25809931755066</text:p>
          </table:table-cell>
          <table:table-cell office:value-type="float" office:value="1.5179477930069" calcext:value-type="float">
            <text:p>1.5179477930069</text:p>
          </table:table-cell>
          <table:table-cell office:value-type="float" office:value="1.49009478092194" calcext:value-type="float">
            <text:p>1.49009478092194</text:p>
          </table:table-cell>
          <table:table-cell office:value-type="float" office:value="1.69654858112335" calcext:value-type="float">
            <text:p>1.69654858112335</text:p>
          </table:table-cell>
          <table:table-cell table:number-columns-repeated="1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295" calcext:value-type="float">
            <text:p>1.5295</text:p>
          </table:table-cell>
          <table:table-cell office:value-type="float" office:value="1.5283" calcext:value-type="float">
            <text:p>1.5283</text:p>
          </table:table-cell>
          <table:table-cell office:value-type="float" office:value="1.7629" calcext:value-type="float">
            <text:p>1.7629</text:p>
          </table:table-cell>
          <table:table-cell office:value-type="float" office:value="1.2581" calcext:value-type="float">
            <text:p>1.2581</text:p>
          </table:table-cell>
          <table:table-cell office:value-type="float" office:value="1.57707929611206" calcext:value-type="float">
            <text:p>1.57707929611206</text:p>
          </table:table-cell>
          <table:table-cell office:value-type="float" office:value="1.4900689125061" calcext:value-type="float">
            <text:p>1.4900689125061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5670058727264" calcext:value-type="float">
            <text:p>1.55670058727264</text:p>
          </table:table-cell>
          <table:table-cell office:value-type="float" office:value="1.46179533004761" calcext:value-type="float">
            <text:p>1.46179533004761</text:p>
          </table:table-cell>
          <table:table-cell office:value-type="float" office:value="1.48461258411407" calcext:value-type="float">
            <text:p>1.48461258411407</text:p>
          </table:table-cell>
          <table:table-cell office:value-type="float" office:value="1.55600237846375" calcext:value-type="float">
            <text:p>1.55600237846375</text:p>
          </table:table-cell>
          <table:table-cell office:value-type="float" office:value="1.52480113506317" calcext:value-type="float">
            <text:p>1.52480113506317</text:p>
          </table:table-cell>
          <table:table-cell office:value-type="float" office:value="1.5322333574295" calcext:value-type="float">
            <text:p>1.5322333574295</text:p>
          </table:table-cell>
          <table:table-cell office:value-type="float" office:value="1.63524699211121" calcext:value-type="float">
            <text:p>1.63524699211121</text:p>
          </table:table-cell>
          <table:table-cell office:value-type="float" office:value="1.43757843971252" calcext:value-type="float">
            <text:p>1.43757843971252</text:p>
          </table:table-cell>
          <table:table-cell office:value-type="float" office:value="1.54117488861084" calcext:value-type="float">
            <text:p>1.54117488861084</text:p>
          </table:table-cell>
          <table:table-cell office:value-type="float" office:value="1.62231886386871" calcext:value-type="float">
            <text:p>1.62231886386871</text:p>
          </table:table-cell>
          <table:table-cell office:value-type="float" office:value="1.52218842506409" calcext:value-type="float">
            <text:p>1.52218842506409</text:p>
          </table:table-cell>
          <table:table-cell office:value-type="float" office:value="1.53810083866119" calcext:value-type="float">
            <text:p>1.53810083866119</text:p>
          </table:table-cell>
          <table:table-cell office:value-type="float" office:value="1.48749911785126" calcext:value-type="float">
            <text:p>1.48749911785126</text:p>
          </table:table-cell>
          <table:table-cell office:value-type="float" office:value="1.60659563541412" calcext:value-type="float">
            <text:p>1.60659563541412</text:p>
          </table:table-cell>
          <table:table-cell office:value-type="float" office:value="1.47832500934601" calcext:value-type="float">
            <text:p>1.47832500934601</text:p>
          </table:table-cell>
          <table:table-cell office:value-type="float" office:value="1.3934839963913" calcext:value-type="float">
            <text:p>1.3934839963913</text:p>
          </table:table-cell>
          <table:table-cell office:value-type="float" office:value="1.70015835762024" calcext:value-type="float">
            <text:p>1.70015835762024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68020594120026" calcext:value-type="float">
            <text:p>1.68020594120026</text:p>
          </table:table-cell>
          <table:table-cell office:value-type="float" office:value="1.34766733646393" calcext:value-type="float">
            <text:p>1.34766733646393</text:p>
          </table:table-cell>
          <table:table-cell office:value-type="float" office:value="1.63830959796906" calcext:value-type="float">
            <text:p>1.63830959796906</text:p>
          </table:table-cell>
          <table:table-cell office:value-type="float" office:value="1.5416886806488" calcext:value-type="float">
            <text:p>1.5416886806488</text:p>
          </table:table-cell>
          <table:table-cell office:value-type="float" office:value="1.53188133239746" calcext:value-type="float">
            <text:p>1.53188133239746</text:p>
          </table:table-cell>
          <table:table-cell office:value-type="float" office:value="1.50868678092957" calcext:value-type="float">
            <text:p>1.50868678092957</text:p>
          </table:table-cell>
          <table:table-cell office:value-type="float" office:value="1.46804475784302" calcext:value-type="float">
            <text:p>1.46804475784302</text:p>
          </table:table-cell>
          <table:table-cell office:value-type="float" office:value="1.76294505596161" calcext:value-type="float">
            <text:p>1.76294505596161</text:p>
          </table:table-cell>
          <table:table-cell office:value-type="float" office:value="1.50927317142487" calcext:value-type="float">
            <text:p>1.50927317142487</text:p>
          </table:table-cell>
          <table:table-cell office:value-type="float" office:value="1.25809931755066" calcext:value-type="float">
            <text:p>1.25809931755066</text:p>
          </table:table-cell>
          <table:table-cell office:value-type="float" office:value="1.43409705162048" calcext:value-type="float">
            <text:p>1.43409705162048</text:p>
          </table:table-cell>
          <table:table-cell office:value-type="float" office:value="1.49009478092194" calcext:value-type="float">
            <text:p>1.49009478092194</text:p>
          </table:table-cell>
          <table:table-cell office:value-type="float" office:value="1.65841805934906" calcext:value-type="float">
            <text:p>1.65841805934906</text:p>
          </table:table-cell>
          <table:table-cell office:value-type="float" office:value="1.60644197463989" calcext:value-type="float">
            <text:p>1.60644197463989</text:p>
          </table:table-cell>
          <table:table-cell table:number-columns-repeated="1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882" calcext:value-type="float">
            <text:p>1.4882</text:p>
          </table:table-cell>
          <table:table-cell office:value-type="float" office:value="1.4855" calcext:value-type="float">
            <text:p>1.4855</text:p>
          </table:table-cell>
          <table:table-cell office:value-type="float" office:value="1.7846" calcext:value-type="float">
            <text:p>1.7846</text:p>
          </table:table-cell>
          <table:table-cell office:value-type="float" office:value="1.1537" calcext:value-type="float">
            <text:p>1.1537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45064973831177" calcext:value-type="float">
            <text:p>1.4506497383117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1900706291199" calcext:value-type="float">
            <text:p>1.41900706291199</text:p>
          </table:table-cell>
          <table:table-cell office:value-type="float" office:value="1.46053326129913" calcext:value-type="float">
            <text:p>1.46053326129913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546067237854" calcext:value-type="float">
            <text:p>1.546067237854</text:p>
          </table:table-cell>
          <table:table-cell office:value-type="float" office:value="1.43524599075317" calcext:value-type="float">
            <text:p>1.43524599075317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5700877904892" calcext:value-type="float">
            <text:p>1.5700877904892</text:p>
          </table:table-cell>
          <table:table-cell office:value-type="float" office:value="1.53383219242096" calcext:value-type="float">
            <text:p>1.53383219242096</text:p>
          </table:table-cell>
          <table:table-cell office:value-type="float" office:value="1.39679849147797" calcext:value-type="float">
            <text:p>1.39679849147797</text:p>
          </table:table-cell>
          <table:table-cell office:value-type="float" office:value="1.60258114337921" calcext:value-type="float">
            <text:p>1.60258114337921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55971443653107" calcext:value-type="float">
            <text:p>1.55971443653107</text:p>
          </table:table-cell>
          <table:table-cell office:value-type="float" office:value="1.45780098438263" calcext:value-type="float">
            <text:p>1.45780098438263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60889327526093" calcext:value-type="float">
            <text:p>1.60889327526093</text:p>
          </table:table-cell>
          <table:table-cell office:value-type="float" office:value="1.47133851051331" calcext:value-type="float">
            <text:p>1.47133851051331</text:p>
          </table:table-cell>
          <table:table-cell office:value-type="float" office:value="1.53741240501404" calcext:value-type="float">
            <text:p>1.53741240501404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61758077144623" calcext:value-type="float">
            <text:p>1.61758077144623</text:p>
          </table:table-cell>
          <table:table-cell office:value-type="float" office:value="1.49345982074738" calcext:value-type="float">
            <text:p>1.49345982074738</text:p>
          </table:table-cell>
          <table:table-cell office:value-type="float" office:value="1.38822746276855" calcext:value-type="float">
            <text:p>1.38822746276855</text:p>
          </table:table-cell>
          <table:table-cell office:value-type="float" office:value="1.33661878108978" calcext:value-type="float">
            <text:p>1.33661878108978</text:p>
          </table:table-cell>
          <table:table-cell office:value-type="float" office:value="1.47755885124207" calcext:value-type="float">
            <text:p>1.47755885124207</text:p>
          </table:table-cell>
          <table:table-cell office:value-type="float" office:value="1.39429044723511" calcext:value-type="float">
            <text:p>1.39429044723511</text:p>
          </table:table-cell>
          <table:table-cell office:value-type="float" office:value="1.51292252540588" calcext:value-type="float">
            <text:p>1.51292252540588</text:p>
          </table:table-cell>
          <table:table-cell table:number-columns-repeated="14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882" calcext:value-type="float">
            <text:p>1.4882</text:p>
          </table:table-cell>
          <table:table-cell office:value-type="float" office:value="1.4855" calcext:value-type="float">
            <text:p>1.4855</text:p>
          </table:table-cell>
          <table:table-cell office:value-type="float" office:value="1.7846" calcext:value-type="float">
            <text:p>1.7846</text:p>
          </table:table-cell>
          <table:table-cell office:value-type="float" office:value="1.1537" calcext:value-type="float">
            <text:p>1.1537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45064973831177" calcext:value-type="float">
            <text:p>1.4506497383117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1900706291199" calcext:value-type="float">
            <text:p>1.41900706291199</text:p>
          </table:table-cell>
          <table:table-cell office:value-type="float" office:value="1.46053326129913" calcext:value-type="float">
            <text:p>1.46053326129913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546067237854" calcext:value-type="float">
            <text:p>1.546067237854</text:p>
          </table:table-cell>
          <table:table-cell office:value-type="float" office:value="1.43524599075317" calcext:value-type="float">
            <text:p>1.43524599075317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5700877904892" calcext:value-type="float">
            <text:p>1.5700877904892</text:p>
          </table:table-cell>
          <table:table-cell office:value-type="float" office:value="1.53383219242096" calcext:value-type="float">
            <text:p>1.53383219242096</text:p>
          </table:table-cell>
          <table:table-cell office:value-type="float" office:value="1.39679849147797" calcext:value-type="float">
            <text:p>1.39679849147797</text:p>
          </table:table-cell>
          <table:table-cell office:value-type="float" office:value="1.60258114337921" calcext:value-type="float">
            <text:p>1.60258114337921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55971443653107" calcext:value-type="float">
            <text:p>1.55971443653107</text:p>
          </table:table-cell>
          <table:table-cell office:value-type="float" office:value="1.45780098438263" calcext:value-type="float">
            <text:p>1.45780098438263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60889327526093" calcext:value-type="float">
            <text:p>1.60889327526093</text:p>
          </table:table-cell>
          <table:table-cell office:value-type="float" office:value="1.47133851051331" calcext:value-type="float">
            <text:p>1.47133851051331</text:p>
          </table:table-cell>
          <table:table-cell office:value-type="float" office:value="1.53741240501404" calcext:value-type="float">
            <text:p>1.53741240501404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61758077144623" calcext:value-type="float">
            <text:p>1.61758077144623</text:p>
          </table:table-cell>
          <table:table-cell office:value-type="float" office:value="1.49345982074738" calcext:value-type="float">
            <text:p>1.49345982074738</text:p>
          </table:table-cell>
          <table:table-cell office:value-type="float" office:value="1.38822746276855" calcext:value-type="float">
            <text:p>1.38822746276855</text:p>
          </table:table-cell>
          <table:table-cell office:value-type="float" office:value="1.33661878108978" calcext:value-type="float">
            <text:p>1.33661878108978</text:p>
          </table:table-cell>
          <table:table-cell office:value-type="float" office:value="1.47755885124207" calcext:value-type="float">
            <text:p>1.47755885124207</text:p>
          </table:table-cell>
          <table:table-cell office:value-type="float" office:value="1.39429044723511" calcext:value-type="float">
            <text:p>1.39429044723511</text:p>
          </table:table-cell>
          <table:table-cell office:value-type="float" office:value="1.51292252540588" calcext:value-type="float">
            <text:p>1.51292252540588</text:p>
          </table:table-cell>
          <table:table-cell table:number-columns-repeated="14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024" calcext:value-type="float">
            <text:p>1.5024</text:p>
          </table:table-cell>
          <table:table-cell office:value-type="float" office:value="1.5296" calcext:value-type="float">
            <text:p>1.5296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1173" calcext:value-type="float">
            <text:p>1.1173</text:p>
          </table:table-cell>
          <table:table-cell office:value-type="float" office:value="1.41351616382599" calcext:value-type="float">
            <text:p>1.41351616382599</text:p>
          </table:table-cell>
          <table:table-cell office:value-type="float" office:value="1.42832446098328" calcext:value-type="float">
            <text:p>1.42832446098328</text:p>
          </table:table-cell>
          <table:table-cell office:value-type="float" office:value="1.58945679664612" calcext:value-type="float">
            <text:p>1.58945679664612</text:p>
          </table:table-cell>
          <table:table-cell office:value-type="float" office:value="1.43311023712158" calcext:value-type="float">
            <text:p>1.43311023712158</text:p>
          </table:table-cell>
          <table:table-cell office:value-type="float" office:value="1.34695672988892" calcext:value-type="float">
            <text:p>1.34695672988892</text:p>
          </table:table-cell>
          <table:table-cell office:value-type="float" office:value="1.45836317539215" calcext:value-type="float">
            <text:p>1.45836317539215</text:p>
          </table:table-cell>
          <table:table-cell office:value-type="float" office:value="1.62094211578369" calcext:value-type="float">
            <text:p>1.62094211578369</text:p>
          </table:table-cell>
          <table:table-cell office:value-type="float" office:value="1.44912314414978" calcext:value-type="float">
            <text:p>1.44912314414978</text:p>
          </table:table-cell>
          <table:table-cell office:value-type="float" office:value="1.44540286064148" calcext:value-type="float">
            <text:p>1.44540286064148</text:p>
          </table:table-cell>
          <table:table-cell office:value-type="float" office:value="1.52876675128937" calcext:value-type="float">
            <text:p>1.52876675128937</text:p>
          </table:table-cell>
          <table:table-cell office:value-type="float" office:value="1.19005286693573" calcext:value-type="float">
            <text:p>1.19005286693573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39860963821411" calcext:value-type="float">
            <text:p>1.39860963821411</text:p>
          </table:table-cell>
          <table:table-cell office:value-type="float" office:value="1.61673104763031" calcext:value-type="float">
            <text:p>1.61673104763031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29209172725678" calcext:value-type="float">
            <text:p>1.29209172725678</text:p>
          </table:table-cell>
          <table:table-cell office:value-type="float" office:value="1.64363563060761" calcext:value-type="float">
            <text:p>1.64363563060761</text:p>
          </table:table-cell>
          <table:table-cell office:value-type="float" office:value="1.60658669471741" calcext:value-type="float">
            <text:p>1.60658669471741</text:p>
          </table:table-cell>
          <table:table-cell office:value-type="float" office:value="1.60659754276276" calcext:value-type="float">
            <text:p>1.60659754276276</text:p>
          </table:table-cell>
          <table:table-cell office:value-type="float" office:value="1.60323429107666" calcext:value-type="float">
            <text:p>1.60323429107666</text:p>
          </table:table-cell>
          <table:table-cell office:value-type="float" office:value="1.32730877399445" calcext:value-type="float">
            <text:p>1.32730877399445</text:p>
          </table:table-cell>
          <table:table-cell office:value-type="float" office:value="1.51302194595337" calcext:value-type="float">
            <text:p>1.51302194595337</text:p>
          </table:table-cell>
          <table:table-cell office:value-type="float" office:value="1.35344648361206" calcext:value-type="float">
            <text:p>1.35344648361206</text:p>
          </table:table-cell>
          <table:table-cell office:value-type="float" office:value="1.1584666967392" calcext:value-type="float">
            <text:p>1.1584666967392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53173243999481" calcext:value-type="float">
            <text:p>1.53173243999481</text:p>
          </table:table-cell>
          <table:table-cell office:value-type="float" office:value="1.62999904155731" calcext:value-type="float">
            <text:p>1.62999904155731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59743702411652" calcext:value-type="float">
            <text:p>1.59743702411652</text:p>
          </table:table-cell>
          <table:table-cell office:value-type="float" office:value="1.7477992773056" calcext:value-type="float">
            <text:p>1.7477992773056</text:p>
          </table:table-cell>
          <table:table-cell office:value-type="float" office:value="1.57927262783051" calcext:value-type="float">
            <text:p>1.57927262783051</text:p>
          </table:table-cell>
          <table:table-cell office:value-type="float" office:value="1.53481483459473" calcext:value-type="float">
            <text:p>1.53481483459473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60277593135834" calcext:value-type="float">
            <text:p>1.60277593135834</text:p>
          </table:table-cell>
          <table:table-cell office:value-type="float" office:value="1.51506948471069" calcext:value-type="float">
            <text:p>1.51506948471069</text:p>
          </table:table-cell>
          <table:table-cell office:value-type="float" office:value="1.68298554420471" calcext:value-type="float">
            <text:p>1.68298554420471</text:p>
          </table:table-cell>
          <table:table-cell office:value-type="float" office:value="1.52955913543701" calcext:value-type="float">
            <text:p>1.52955913543701</text:p>
          </table:table-cell>
          <table:table-cell office:value-type="float" office:value="1.4443633556366" calcext:value-type="float">
            <text:p>1.4443633556366</text:p>
          </table:table-cell>
          <table:table-cell office:value-type="float" office:value="1.71440839767456" calcext:value-type="float">
            <text:p>1.71440839767456</text:p>
          </table:table-cell>
          <table:table-cell office:value-type="float" office:value="1.60772657394409" calcext:value-type="float">
            <text:p>1.60772657394409</text:p>
          </table:table-cell>
          <table:table-cell office:value-type="float" office:value="1.51208412647247" calcext:value-type="float">
            <text:p>1.51208412647247</text:p>
          </table:table-cell>
          <table:table-cell office:value-type="float" office:value="1.11730468273163" calcext:value-type="float">
            <text:p>1.11730468273163</text:p>
          </table:table-cell>
          <table:table-cell office:value-type="float" office:value="1.57183575630188" calcext:value-type="float">
            <text:p>1.57183575630188</text:p>
          </table:table-cell>
          <table:table-cell office:value-type="float" office:value="1.62185573577881" calcext:value-type="float">
            <text:p>1.62185573577881</text:p>
          </table:table-cell>
          <table:table-cell office:value-type="float" office:value="1.49621307849884" calcext:value-type="float">
            <text:p>1.49621307849884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024" calcext:value-type="float">
            <text:p>1.5024</text:p>
          </table:table-cell>
          <table:table-cell office:value-type="float" office:value="1.5296" calcext:value-type="float">
            <text:p>1.5296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1173" calcext:value-type="float">
            <text:p>1.1173</text:p>
          </table:table-cell>
          <table:table-cell office:value-type="float" office:value="1.44540286064148" calcext:value-type="float">
            <text:p>1.44540286064148</text:p>
          </table:table-cell>
          <table:table-cell office:value-type="float" office:value="1.42832446098328" calcext:value-type="float">
            <text:p>1.42832446098328</text:p>
          </table:table-cell>
          <table:table-cell office:value-type="float" office:value="1.58945679664612" calcext:value-type="float">
            <text:p>1.58945679664612</text:p>
          </table:table-cell>
          <table:table-cell office:value-type="float" office:value="1.43311023712158" calcext:value-type="float">
            <text:p>1.43311023712158</text:p>
          </table:table-cell>
          <table:table-cell office:value-type="float" office:value="1.34695672988892" calcext:value-type="float">
            <text:p>1.34695672988892</text:p>
          </table:table-cell>
          <table:table-cell office:value-type="float" office:value="1.45836317539215" calcext:value-type="float">
            <text:p>1.45836317539215</text:p>
          </table:table-cell>
          <table:table-cell office:value-type="float" office:value="1.62094211578369" calcext:value-type="float">
            <text:p>1.62094211578369</text:p>
          </table:table-cell>
          <table:table-cell office:value-type="float" office:value="1.44912314414978" calcext:value-type="float">
            <text:p>1.44912314414978</text:p>
          </table:table-cell>
          <table:table-cell office:value-type="float" office:value="1.41351616382599" calcext:value-type="float">
            <text:p>1.41351616382599</text:p>
          </table:table-cell>
          <table:table-cell office:value-type="float" office:value="1.1584666967392" calcext:value-type="float">
            <text:p>1.1584666967392</text:p>
          </table:table-cell>
          <table:table-cell office:value-type="float" office:value="1.7477992773056" calcext:value-type="float">
            <text:p>1.7477992773056</text:p>
          </table:table-cell>
          <table:table-cell office:value-type="float" office:value="1.51506948471069" calcext:value-type="float">
            <text:p>1.51506948471069</text:p>
          </table:table-cell>
          <table:table-cell office:value-type="float" office:value="1.71440839767456" calcext:value-type="float">
            <text:p>1.71440839767456</text:p>
          </table:table-cell>
          <table:table-cell office:value-type="float" office:value="1.11730468273163" calcext:value-type="float">
            <text:p>1.11730468273163</text:p>
          </table:table-cell>
          <table:table-cell office:value-type="float" office:value="1.62185573577881" calcext:value-type="float">
            <text:p>1.62185573577881</text:p>
          </table:table-cell>
          <table:table-cell office:value-type="float" office:value="1.49621307849884" calcext:value-type="float">
            <text:p>1.49621307849884</text:p>
          </table:table-cell>
          <table:table-cell office:value-type="float" office:value="1.64363563060761" calcext:value-type="float">
            <text:p>1.64363563060761</text:p>
          </table:table-cell>
          <table:table-cell office:value-type="float" office:value="1.60658669471741" calcext:value-type="float">
            <text:p>1.60658669471741</text:p>
          </table:table-cell>
          <table:table-cell office:value-type="float" office:value="1.60659754276276" calcext:value-type="float">
            <text:p>1.60659754276276</text:p>
          </table:table-cell>
          <table:table-cell office:value-type="float" office:value="1.60323429107666" calcext:value-type="float">
            <text:p>1.60323429107666</text:p>
          </table:table-cell>
          <table:table-cell office:value-type="float" office:value="1.32730877399445" calcext:value-type="float">
            <text:p>1.32730877399445</text:p>
          </table:table-cell>
          <table:table-cell office:value-type="float" office:value="1.51302194595337" calcext:value-type="float">
            <text:p>1.51302194595337</text:p>
          </table:table-cell>
          <table:table-cell office:value-type="float" office:value="1.35344648361206" calcext:value-type="float">
            <text:p>1.35344648361206</text:p>
          </table:table-cell>
          <table:table-cell office:value-type="float" office:value="1.52876675128937" calcext:value-type="float">
            <text:p>1.52876675128937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53173243999481" calcext:value-type="float">
            <text:p>1.53173243999481</text:p>
          </table:table-cell>
          <table:table-cell office:value-type="float" office:value="1.62999904155731" calcext:value-type="float">
            <text:p>1.62999904155731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59743702411652" calcext:value-type="float">
            <text:p>1.59743702411652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57927262783051" calcext:value-type="float">
            <text:p>1.57927262783051</text:p>
          </table:table-cell>
          <table:table-cell office:value-type="float" office:value="1.53481483459473" calcext:value-type="float">
            <text:p>1.53481483459473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60277593135834" calcext:value-type="float">
            <text:p>1.60277593135834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68298554420471" calcext:value-type="float">
            <text:p>1.68298554420471</text:p>
          </table:table-cell>
          <table:table-cell office:value-type="float" office:value="1.52955913543701" calcext:value-type="float">
            <text:p>1.52955913543701</text:p>
          </table:table-cell>
          <table:table-cell office:value-type="float" office:value="1.4443633556366" calcext:value-type="float">
            <text:p>1.4443633556366</text:p>
          </table:table-cell>
          <table:table-cell office:value-type="float" office:value="1.39860963821411" calcext:value-type="float">
            <text:p>1.39860963821411</text:p>
          </table:table-cell>
          <table:table-cell office:value-type="float" office:value="1.60772657394409" calcext:value-type="float">
            <text:p>1.60772657394409</text:p>
          </table:table-cell>
          <table:table-cell office:value-type="float" office:value="1.51208412647247" calcext:value-type="float">
            <text:p>1.51208412647247</text:p>
          </table:table-cell>
          <table:table-cell office:value-type="float" office:value="1.61673104763031" calcext:value-type="float">
            <text:p>1.61673104763031</text:p>
          </table:table-cell>
          <table:table-cell office:value-type="float" office:value="1.57183575630188" calcext:value-type="float">
            <text:p>1.57183575630188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29209172725678" calcext:value-type="float">
            <text:p>1.29209172725678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024" calcext:value-type="float">
            <text:p>1.5024</text:p>
          </table:table-cell>
          <table:table-cell office:value-type="float" office:value="1.5296" calcext:value-type="float">
            <text:p>1.5296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1173" calcext:value-type="float">
            <text:p>1.1173</text:p>
          </table:table-cell>
          <table:table-cell office:value-type="float" office:value="1.41351616382599" calcext:value-type="float">
            <text:p>1.41351616382599</text:p>
          </table:table-cell>
          <table:table-cell office:value-type="float" office:value="1.42832446098328" calcext:value-type="float">
            <text:p>1.42832446098328</text:p>
          </table:table-cell>
          <table:table-cell office:value-type="float" office:value="1.58945679664612" calcext:value-type="float">
            <text:p>1.58945679664612</text:p>
          </table:table-cell>
          <table:table-cell office:value-type="float" office:value="1.43311023712158" calcext:value-type="float">
            <text:p>1.43311023712158</text:p>
          </table:table-cell>
          <table:table-cell office:value-type="float" office:value="1.34695672988892" calcext:value-type="float">
            <text:p>1.34695672988892</text:p>
          </table:table-cell>
          <table:table-cell office:value-type="float" office:value="1.45836317539215" calcext:value-type="float">
            <text:p>1.45836317539215</text:p>
          </table:table-cell>
          <table:table-cell office:value-type="float" office:value="1.62094211578369" calcext:value-type="float">
            <text:p>1.62094211578369</text:p>
          </table:table-cell>
          <table:table-cell office:value-type="float" office:value="1.44912314414978" calcext:value-type="float">
            <text:p>1.44912314414978</text:p>
          </table:table-cell>
          <table:table-cell office:value-type="float" office:value="1.44540286064148" calcext:value-type="float">
            <text:p>1.44540286064148</text:p>
          </table:table-cell>
          <table:table-cell office:value-type="float" office:value="1.52876675128937" calcext:value-type="float">
            <text:p>1.52876675128937</text:p>
          </table:table-cell>
          <table:table-cell office:value-type="float" office:value="1.19005286693573" calcext:value-type="float">
            <text:p>1.19005286693573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39860963821411" calcext:value-type="float">
            <text:p>1.39860963821411</text:p>
          </table:table-cell>
          <table:table-cell office:value-type="float" office:value="1.61673104763031" calcext:value-type="float">
            <text:p>1.61673104763031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29209172725678" calcext:value-type="float">
            <text:p>1.29209172725678</text:p>
          </table:table-cell>
          <table:table-cell office:value-type="float" office:value="1.64363563060761" calcext:value-type="float">
            <text:p>1.64363563060761</text:p>
          </table:table-cell>
          <table:table-cell office:value-type="float" office:value="1.60658669471741" calcext:value-type="float">
            <text:p>1.60658669471741</text:p>
          </table:table-cell>
          <table:table-cell office:value-type="float" office:value="1.60659754276276" calcext:value-type="float">
            <text:p>1.60659754276276</text:p>
          </table:table-cell>
          <table:table-cell office:value-type="float" office:value="1.60323429107666" calcext:value-type="float">
            <text:p>1.60323429107666</text:p>
          </table:table-cell>
          <table:table-cell office:value-type="float" office:value="1.32730877399445" calcext:value-type="float">
            <text:p>1.32730877399445</text:p>
          </table:table-cell>
          <table:table-cell office:value-type="float" office:value="1.51302194595337" calcext:value-type="float">
            <text:p>1.51302194595337</text:p>
          </table:table-cell>
          <table:table-cell office:value-type="float" office:value="1.35344648361206" calcext:value-type="float">
            <text:p>1.35344648361206</text:p>
          </table:table-cell>
          <table:table-cell office:value-type="float" office:value="1.1584666967392" calcext:value-type="float">
            <text:p>1.1584666967392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53173243999481" calcext:value-type="float">
            <text:p>1.53173243999481</text:p>
          </table:table-cell>
          <table:table-cell office:value-type="float" office:value="1.62999904155731" calcext:value-type="float">
            <text:p>1.62999904155731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59743702411652" calcext:value-type="float">
            <text:p>1.59743702411652</text:p>
          </table:table-cell>
          <table:table-cell office:value-type="float" office:value="1.7477992773056" calcext:value-type="float">
            <text:p>1.7477992773056</text:p>
          </table:table-cell>
          <table:table-cell office:value-type="float" office:value="1.57927262783051" calcext:value-type="float">
            <text:p>1.57927262783051</text:p>
          </table:table-cell>
          <table:table-cell office:value-type="float" office:value="1.53481483459473" calcext:value-type="float">
            <text:p>1.53481483459473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60277593135834" calcext:value-type="float">
            <text:p>1.60277593135834</text:p>
          </table:table-cell>
          <table:table-cell office:value-type="float" office:value="1.51506948471069" calcext:value-type="float">
            <text:p>1.51506948471069</text:p>
          </table:table-cell>
          <table:table-cell office:value-type="float" office:value="1.68298554420471" calcext:value-type="float">
            <text:p>1.68298554420471</text:p>
          </table:table-cell>
          <table:table-cell office:value-type="float" office:value="1.52955913543701" calcext:value-type="float">
            <text:p>1.52955913543701</text:p>
          </table:table-cell>
          <table:table-cell office:value-type="float" office:value="1.4443633556366" calcext:value-type="float">
            <text:p>1.4443633556366</text:p>
          </table:table-cell>
          <table:table-cell office:value-type="float" office:value="1.71440839767456" calcext:value-type="float">
            <text:p>1.71440839767456</text:p>
          </table:table-cell>
          <table:table-cell office:value-type="float" office:value="1.60772657394409" calcext:value-type="float">
            <text:p>1.60772657394409</text:p>
          </table:table-cell>
          <table:table-cell office:value-type="float" office:value="1.51208412647247" calcext:value-type="float">
            <text:p>1.51208412647247</text:p>
          </table:table-cell>
          <table:table-cell office:value-type="float" office:value="1.11730468273163" calcext:value-type="float">
            <text:p>1.11730468273163</text:p>
          </table:table-cell>
          <table:table-cell office:value-type="float" office:value="1.57183575630188" calcext:value-type="float">
            <text:p>1.57183575630188</text:p>
          </table:table-cell>
          <table:table-cell office:value-type="float" office:value="1.62185573577881" calcext:value-type="float">
            <text:p>1.62185573577881</text:p>
          </table:table-cell>
          <table:table-cell office:value-type="float" office:value="1.49621307849884" calcext:value-type="float">
            <text:p>1.49621307849884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908" calcext:value-type="float">
            <text:p>1.4908</text:p>
          </table:table-cell>
          <table:table-cell office:value-type="float" office:value="1.5011" calcext:value-type="float">
            <text:p>1.5011</text:p>
          </table:table-cell>
          <table:table-cell office:value-type="float" office:value="1.7846" calcext:value-type="float">
            <text:p>1.7846</text:p>
          </table:table-cell>
          <table:table-cell office:value-type="float" office:value="0.854" calcext:value-type="float">
            <text:p>0.854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4611896276474" calcext:value-type="float">
            <text:p>1.4611896276474</text:p>
          </table:table-cell>
          <table:table-cell office:value-type="float" office:value="1.44981074333191" calcext:value-type="float">
            <text:p>1.44981074333191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56985461711884" calcext:value-type="float">
            <text:p>1.56985461711884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52804696559906" calcext:value-type="float">
            <text:p>1.52804696559906</text:p>
          </table:table-cell>
          <table:table-cell office:value-type="float" office:value="1.52719557285309" calcext:value-type="float">
            <text:p>1.52719557285309</text:p>
          </table:table-cell>
          <table:table-cell office:value-type="float" office:value="1.46436703205109" calcext:value-type="float">
            <text:p>1.46436703205109</text:p>
          </table:table-cell>
          <table:table-cell office:value-type="float" office:value="1.46230447292328" calcext:value-type="float">
            <text:p>1.46230447292328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9803972244263" calcext:value-type="float">
            <text:p>1.49803972244263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48701441287994" calcext:value-type="float">
            <text:p>1.48701441287994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20194089412689" calcext:value-type="float">
            <text:p>1.20194089412689</text:p>
          </table:table-cell>
          <table:table-cell office:value-type="float" office:value="1.54632604122162" calcext:value-type="float">
            <text:p>1.54632604122162</text:p>
          </table:table-cell>
          <table:table-cell office:value-type="float" office:value="1.31976139545441" calcext:value-type="float">
            <text:p>1.31976139545441</text:p>
          </table:table-cell>
          <table:table-cell office:value-type="float" office:value="1.52380561828613" calcext:value-type="float">
            <text:p>1.52380561828613</text:p>
          </table:table-cell>
          <table:table-cell office:value-type="float" office:value="1.54821717739105" calcext:value-type="float">
            <text:p>1.54821717739105</text:p>
          </table:table-cell>
          <table:table-cell office:value-type="float" office:value="1.35069930553436" calcext:value-type="float">
            <text:p>1.35069930553436</text:p>
          </table:table-cell>
          <table:table-cell office:value-type="float" office:value="1.60659754276276" calcext:value-type="float">
            <text:p>1.60659754276276</text:p>
          </table:table-cell>
          <table:table-cell office:value-type="float" office:value="1.38116085529327" calcext:value-type="float">
            <text:p>1.38116085529327</text:p>
          </table:table-cell>
          <table:table-cell office:value-type="float" office:value="1.5566782951355" calcext:value-type="float">
            <text:p>1.5566782951355</text:p>
          </table:table-cell>
          <table:table-cell office:value-type="float" office:value="1.57976853847504" calcext:value-type="float">
            <text:p>1.57976853847504</text:p>
          </table:table-cell>
          <table:table-cell office:value-type="float" office:value="1.4219810962677" calcext:value-type="float">
            <text:p>1.4219810962677</text:p>
          </table:table-cell>
          <table:table-cell office:value-type="float" office:value="1.53297924995422" calcext:value-type="float">
            <text:p>1.53297924995422</text:p>
          </table:table-cell>
          <table:table-cell office:value-type="float" office:value="0.854019820690155" calcext:value-type="float">
            <text:p>0.854019820690155</text:p>
          </table:table-cell>
          <table:table-cell office:value-type="float" office:value="1.64985942840576" calcext:value-type="float">
            <text:p>1.64985942840576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54722809791565" calcext:value-type="float">
            <text:p>1.54722809791565</text:p>
          </table:table-cell>
          <table:table-cell office:value-type="float" office:value="1.48904550075531" calcext:value-type="float">
            <text:p>1.48904550075531</text:p>
          </table:table-cell>
          <table:table-cell office:value-type="float" office:value="1.41390061378479" calcext:value-type="float">
            <text:p>1.41390061378479</text:p>
          </table:table-cell>
          <table:table-cell office:value-type="float" office:value="1.64564049243927" calcext:value-type="float">
            <text:p>1.64564049243927</text:p>
          </table:table-cell>
          <table:table-cell office:value-type="float" office:value="1.67091739177704" calcext:value-type="float">
            <text:p>1.67091739177704</text:p>
          </table:table-cell>
          <table:table-cell office:value-type="float" office:value="1.50406432151794" calcext:value-type="float">
            <text:p>1.50406432151794</text:p>
          </table:table-cell>
          <table:table-cell table:number-columns-repeated="1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832" calcext:value-type="float">
            <text:p>1.4832</text:p>
          </table:table-cell>
          <table:table-cell office:value-type="float" office:value="1.4967" calcext:value-type="float">
            <text:p>1.4967</text:p>
          </table:table-cell>
          <table:table-cell office:value-type="float" office:value="1.7846" calcext:value-type="float">
            <text:p>1.7846</text:p>
          </table:table-cell>
          <table:table-cell office:value-type="float" office:value="1.1097" calcext:value-type="float">
            <text:p>1.1097</text:p>
          </table:table-cell>
          <table:table-cell office:value-type="float" office:value="1.43524599075317" calcext:value-type="float">
            <text:p>1.43524599075317</text:p>
          </table:table-cell>
          <table:table-cell office:value-type="float" office:value="1.56244027614594" calcext:value-type="float">
            <text:p>1.56244027614594</text:p>
          </table:table-cell>
          <table:table-cell office:value-type="float" office:value="1.47709035873413" calcext:value-type="float">
            <text:p>1.47709035873413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50790131092072" calcext:value-type="float">
            <text:p>1.50790131092072</text:p>
          </table:table-cell>
          <table:table-cell office:value-type="float" office:value="1.49336290359497" calcext:value-type="float">
            <text:p>1.49336290359497</text:p>
          </table:table-cell>
          <table:table-cell office:value-type="float" office:value="1.39679849147797" calcext:value-type="float">
            <text:p>1.39679849147797</text:p>
          </table:table-cell>
          <table:table-cell office:value-type="float" office:value="1.46289670467377" calcext:value-type="float">
            <text:p>1.46289670467377</text:p>
          </table:table-cell>
          <table:table-cell office:value-type="float" office:value="1.47339522838593" calcext:value-type="float">
            <text:p>1.47339522838593</text:p>
          </table:table-cell>
          <table:table-cell office:value-type="float" office:value="1.33855509757996" calcext:value-type="float">
            <text:p>1.33855509757996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4981074333191" calcext:value-type="float">
            <text:p>1.44981074333191</text:p>
          </table:table-cell>
          <table:table-cell office:value-type="float" office:value="1.51924324035645" calcext:value-type="float">
            <text:p>1.51924324035645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494464635849" calcext:value-type="float">
            <text:p>1.494464635849</text:p>
          </table:table-cell>
          <table:table-cell office:value-type="float" office:value="1.51787638664246" calcext:value-type="float">
            <text:p>1.51787638664246</text:p>
          </table:table-cell>
          <table:table-cell office:value-type="float" office:value="1.49885332584381" calcext:value-type="float">
            <text:p>1.49885332584381</text:p>
          </table:table-cell>
          <table:table-cell office:value-type="float" office:value="1.50377464294434" calcext:value-type="float">
            <text:p>1.50377464294434</text:p>
          </table:table-cell>
          <table:table-cell office:value-type="float" office:value="1.1096670627594" calcext:value-type="float">
            <text:p>1.1096670627594</text:p>
          </table:table-cell>
          <table:table-cell office:value-type="float" office:value="1.4388085603714" calcext:value-type="float">
            <text:p>1.4388085603714</text:p>
          </table:table-cell>
          <table:table-cell office:value-type="float" office:value="1.31754446029663" calcext:value-type="float">
            <text:p>1.31754446029663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60658669471741" calcext:value-type="float">
            <text:p>1.60658669471741</text:p>
          </table:table-cell>
          <table:table-cell office:value-type="float" office:value="1.67463517189026" calcext:value-type="float">
            <text:p>1.67463517189026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63145983219147" calcext:value-type="float">
            <text:p>1.63145983219147</text:p>
          </table:table-cell>
          <table:table-cell office:value-type="float" office:value="1.60659754276276" calcext:value-type="float">
            <text:p>1.60659754276276</text:p>
          </table:table-cell>
          <table:table-cell office:value-type="float" office:value="1.45934045314789" calcext:value-type="float">
            <text:p>1.45934045314789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57892680168152" calcext:value-type="float">
            <text:p>1.57892680168152</text:p>
          </table:table-cell>
          <table:table-cell office:value-type="float" office:value="1.52120625972748" calcext:value-type="float">
            <text:p>1.52120625972748</text:p>
          </table:table-cell>
          <table:table-cell office:value-type="float" office:value="1.52876675128937" calcext:value-type="float">
            <text:p>1.52876675128937</text:p>
          </table:table-cell>
          <table:table-cell office:value-type="float" office:value="1.36358094215393" calcext:value-type="float">
            <text:p>1.36358094215393</text:p>
          </table:table-cell>
          <table:table-cell office:value-type="float" office:value="1.55055356025696" calcext:value-type="float">
            <text:p>1.55055356025696</text:p>
          </table:table-cell>
          <table:table-cell office:value-type="float" office:value="1.42991101741791" calcext:value-type="float">
            <text:p>1.42991101741791</text:p>
          </table:table-cell>
          <table:table-cell office:value-type="float" office:value="1.38918316364288" calcext:value-type="float">
            <text:p>1.38918316364288</text:p>
          </table:table-cell>
          <table:table-cell table:number-columns-repeated="1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832" calcext:value-type="float">
            <text:p>1.4832</text:p>
          </table:table-cell>
          <table:table-cell office:value-type="float" office:value="1.4967" calcext:value-type="float">
            <text:p>1.4967</text:p>
          </table:table-cell>
          <table:table-cell office:value-type="float" office:value="1.7846" calcext:value-type="float">
            <text:p>1.7846</text:p>
          </table:table-cell>
          <table:table-cell office:value-type="float" office:value="1.1097" calcext:value-type="float">
            <text:p>1.1097</text:p>
          </table:table-cell>
          <table:table-cell office:value-type="float" office:value="1.43524599075317" calcext:value-type="float">
            <text:p>1.43524599075317</text:p>
          </table:table-cell>
          <table:table-cell office:value-type="float" office:value="1.56244027614594" calcext:value-type="float">
            <text:p>1.56244027614594</text:p>
          </table:table-cell>
          <table:table-cell office:value-type="float" office:value="1.47709035873413" calcext:value-type="float">
            <text:p>1.47709035873413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50790131092072" calcext:value-type="float">
            <text:p>1.50790131092072</text:p>
          </table:table-cell>
          <table:table-cell office:value-type="float" office:value="1.49336290359497" calcext:value-type="float">
            <text:p>1.49336290359497</text:p>
          </table:table-cell>
          <table:table-cell office:value-type="float" office:value="1.39679849147797" calcext:value-type="float">
            <text:p>1.39679849147797</text:p>
          </table:table-cell>
          <table:table-cell office:value-type="float" office:value="1.46289670467377" calcext:value-type="float">
            <text:p>1.46289670467377</text:p>
          </table:table-cell>
          <table:table-cell office:value-type="float" office:value="1.47339522838593" calcext:value-type="float">
            <text:p>1.47339522838593</text:p>
          </table:table-cell>
          <table:table-cell office:value-type="float" office:value="1.33855509757996" calcext:value-type="float">
            <text:p>1.33855509757996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4981074333191" calcext:value-type="float">
            <text:p>1.44981074333191</text:p>
          </table:table-cell>
          <table:table-cell office:value-type="float" office:value="1.51924324035645" calcext:value-type="float">
            <text:p>1.51924324035645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494464635849" calcext:value-type="float">
            <text:p>1.494464635849</text:p>
          </table:table-cell>
          <table:table-cell office:value-type="float" office:value="1.51787638664246" calcext:value-type="float">
            <text:p>1.51787638664246</text:p>
          </table:table-cell>
          <table:table-cell office:value-type="float" office:value="1.49885332584381" calcext:value-type="float">
            <text:p>1.49885332584381</text:p>
          </table:table-cell>
          <table:table-cell office:value-type="float" office:value="1.50377464294434" calcext:value-type="float">
            <text:p>1.50377464294434</text:p>
          </table:table-cell>
          <table:table-cell office:value-type="float" office:value="1.1096670627594" calcext:value-type="float">
            <text:p>1.1096670627594</text:p>
          </table:table-cell>
          <table:table-cell office:value-type="float" office:value="1.4388085603714" calcext:value-type="float">
            <text:p>1.4388085603714</text:p>
          </table:table-cell>
          <table:table-cell office:value-type="float" office:value="1.31754446029663" calcext:value-type="float">
            <text:p>1.31754446029663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60658669471741" calcext:value-type="float">
            <text:p>1.60658669471741</text:p>
          </table:table-cell>
          <table:table-cell office:value-type="float" office:value="1.67463517189026" calcext:value-type="float">
            <text:p>1.67463517189026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63145983219147" calcext:value-type="float">
            <text:p>1.63145983219147</text:p>
          </table:table-cell>
          <table:table-cell office:value-type="float" office:value="1.60659754276276" calcext:value-type="float">
            <text:p>1.60659754276276</text:p>
          </table:table-cell>
          <table:table-cell office:value-type="float" office:value="1.45934045314789" calcext:value-type="float">
            <text:p>1.45934045314789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57892680168152" calcext:value-type="float">
            <text:p>1.57892680168152</text:p>
          </table:table-cell>
          <table:table-cell office:value-type="float" office:value="1.52120625972748" calcext:value-type="float">
            <text:p>1.52120625972748</text:p>
          </table:table-cell>
          <table:table-cell office:value-type="float" office:value="1.52876675128937" calcext:value-type="float">
            <text:p>1.52876675128937</text:p>
          </table:table-cell>
          <table:table-cell office:value-type="float" office:value="1.36358094215393" calcext:value-type="float">
            <text:p>1.36358094215393</text:p>
          </table:table-cell>
          <table:table-cell office:value-type="float" office:value="1.55055356025696" calcext:value-type="float">
            <text:p>1.55055356025696</text:p>
          </table:table-cell>
          <table:table-cell office:value-type="float" office:value="1.42991101741791" calcext:value-type="float">
            <text:p>1.42991101741791</text:p>
          </table:table-cell>
          <table:table-cell office:value-type="float" office:value="1.38918316364288" calcext:value-type="float">
            <text:p>1.38918316364288</text:p>
          </table:table-cell>
          <table:table-cell table:number-columns-repeated="1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832" calcext:value-type="float">
            <text:p>1.4832</text:p>
          </table:table-cell>
          <table:table-cell office:value-type="float" office:value="1.4967" calcext:value-type="float">
            <text:p>1.4967</text:p>
          </table:table-cell>
          <table:table-cell office:value-type="float" office:value="1.7846" calcext:value-type="float">
            <text:p>1.7846</text:p>
          </table:table-cell>
          <table:table-cell office:value-type="float" office:value="1.1097" calcext:value-type="float">
            <text:p>1.1097</text:p>
          </table:table-cell>
          <table:table-cell office:value-type="float" office:value="1.43524599075317" calcext:value-type="float">
            <text:p>1.43524599075317</text:p>
          </table:table-cell>
          <table:table-cell office:value-type="float" office:value="1.56244027614594" calcext:value-type="float">
            <text:p>1.56244027614594</text:p>
          </table:table-cell>
          <table:table-cell office:value-type="float" office:value="1.47709035873413" calcext:value-type="float">
            <text:p>1.47709035873413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50790131092072" calcext:value-type="float">
            <text:p>1.50790131092072</text:p>
          </table:table-cell>
          <table:table-cell office:value-type="float" office:value="1.49336290359497" calcext:value-type="float">
            <text:p>1.49336290359497</text:p>
          </table:table-cell>
          <table:table-cell office:value-type="float" office:value="1.39679849147797" calcext:value-type="float">
            <text:p>1.39679849147797</text:p>
          </table:table-cell>
          <table:table-cell office:value-type="float" office:value="1.46289670467377" calcext:value-type="float">
            <text:p>1.46289670467377</text:p>
          </table:table-cell>
          <table:table-cell office:value-type="float" office:value="1.47339522838593" calcext:value-type="float">
            <text:p>1.47339522838593</text:p>
          </table:table-cell>
          <table:table-cell office:value-type="float" office:value="1.33855509757996" calcext:value-type="float">
            <text:p>1.33855509757996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4981074333191" calcext:value-type="float">
            <text:p>1.44981074333191</text:p>
          </table:table-cell>
          <table:table-cell office:value-type="float" office:value="1.51924324035645" calcext:value-type="float">
            <text:p>1.51924324035645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494464635849" calcext:value-type="float">
            <text:p>1.494464635849</text:p>
          </table:table-cell>
          <table:table-cell office:value-type="float" office:value="1.51787638664246" calcext:value-type="float">
            <text:p>1.51787638664246</text:p>
          </table:table-cell>
          <table:table-cell office:value-type="float" office:value="1.49885332584381" calcext:value-type="float">
            <text:p>1.49885332584381</text:p>
          </table:table-cell>
          <table:table-cell office:value-type="float" office:value="1.50377464294434" calcext:value-type="float">
            <text:p>1.50377464294434</text:p>
          </table:table-cell>
          <table:table-cell office:value-type="float" office:value="1.1096670627594" calcext:value-type="float">
            <text:p>1.1096670627594</text:p>
          </table:table-cell>
          <table:table-cell office:value-type="float" office:value="1.4388085603714" calcext:value-type="float">
            <text:p>1.4388085603714</text:p>
          </table:table-cell>
          <table:table-cell office:value-type="float" office:value="1.31754446029663" calcext:value-type="float">
            <text:p>1.31754446029663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60658669471741" calcext:value-type="float">
            <text:p>1.60658669471741</text:p>
          </table:table-cell>
          <table:table-cell office:value-type="float" office:value="1.67463517189026" calcext:value-type="float">
            <text:p>1.67463517189026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63145983219147" calcext:value-type="float">
            <text:p>1.63145983219147</text:p>
          </table:table-cell>
          <table:table-cell office:value-type="float" office:value="1.60659754276276" calcext:value-type="float">
            <text:p>1.60659754276276</text:p>
          </table:table-cell>
          <table:table-cell office:value-type="float" office:value="1.45934045314789" calcext:value-type="float">
            <text:p>1.45934045314789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57892680168152" calcext:value-type="float">
            <text:p>1.57892680168152</text:p>
          </table:table-cell>
          <table:table-cell office:value-type="float" office:value="1.52120625972748" calcext:value-type="float">
            <text:p>1.52120625972748</text:p>
          </table:table-cell>
          <table:table-cell office:value-type="float" office:value="1.52876675128937" calcext:value-type="float">
            <text:p>1.52876675128937</text:p>
          </table:table-cell>
          <table:table-cell office:value-type="float" office:value="1.36358094215393" calcext:value-type="float">
            <text:p>1.36358094215393</text:p>
          </table:table-cell>
          <table:table-cell office:value-type="float" office:value="1.55055356025696" calcext:value-type="float">
            <text:p>1.55055356025696</text:p>
          </table:table-cell>
          <table:table-cell office:value-type="float" office:value="1.42991101741791" calcext:value-type="float">
            <text:p>1.42991101741791</text:p>
          </table:table-cell>
          <table:table-cell office:value-type="float" office:value="1.38918316364288" calcext:value-type="float">
            <text:p>1.38918316364288</text:p>
          </table:table-cell>
          <table:table-cell table:number-columns-repeated="1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682" calcext:value-type="float">
            <text:p>1.4682</text:p>
          </table:table-cell>
          <table:table-cell office:value-type="float" office:value="1.4792" calcext:value-type="float">
            <text:p>1.4792</text:p>
          </table:table-cell>
          <table:table-cell office:value-type="float" office:value="1.7629" calcext:value-type="float">
            <text:p>1.7629</text:p>
          </table:table-cell>
          <table:table-cell office:value-type="float" office:value="1.0366" calcext:value-type="float">
            <text:p>1.0366</text:p>
          </table:table-cell>
          <table:table-cell office:value-type="float" office:value="1.46963453292847" calcext:value-type="float">
            <text:p>1.46963453292847</text:p>
          </table:table-cell>
          <table:table-cell office:value-type="float" office:value="1.43485260009766" calcext:value-type="float">
            <text:p>1.43485260009766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7834625244141" calcext:value-type="float">
            <text:p>1.57834625244141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63700103759766" calcext:value-type="float">
            <text:p>1.63700103759766</text:p>
          </table:table-cell>
          <table:table-cell office:value-type="float" office:value="1.55600237846375" calcext:value-type="float">
            <text:p>1.55600237846375</text:p>
          </table:table-cell>
          <table:table-cell office:value-type="float" office:value="1.35314226150513" calcext:value-type="float">
            <text:p>1.35314226150513</text:p>
          </table:table-cell>
          <table:table-cell office:value-type="float" office:value="1.42069315910339" calcext:value-type="float">
            <text:p>1.42069315910339</text:p>
          </table:table-cell>
          <table:table-cell office:value-type="float" office:value="1.48936533927917" calcext:value-type="float">
            <text:p>1.48936533927917</text:p>
          </table:table-cell>
          <table:table-cell office:value-type="float" office:value="1.68942809104919" calcext:value-type="float">
            <text:p>1.68942809104919</text:p>
          </table:table-cell>
          <table:table-cell office:value-type="float" office:value="1.49443101882935" calcext:value-type="float">
            <text:p>1.49443101882935</text:p>
          </table:table-cell>
          <table:table-cell office:value-type="float" office:value="1.53328776359558" calcext:value-type="float">
            <text:p>1.53328776359558</text:p>
          </table:table-cell>
          <table:table-cell office:value-type="float" office:value="1.60201382637024" calcext:value-type="float">
            <text:p>1.60201382637024</text:p>
          </table:table-cell>
          <table:table-cell office:value-type="float" office:value="1.44862234592438" calcext:value-type="float">
            <text:p>1.44862234592438</text:p>
          </table:table-cell>
          <table:table-cell office:value-type="float" office:value="1.56137692928314" calcext:value-type="float">
            <text:p>1.56137692928314</text:p>
          </table:table-cell>
          <table:table-cell office:value-type="float" office:value="1.20599484443665" calcext:value-type="float">
            <text:p>1.20599484443665</text:p>
          </table:table-cell>
          <table:table-cell office:value-type="float" office:value="1.53897595405579" calcext:value-type="float">
            <text:p>1.53897595405579</text:p>
          </table:table-cell>
          <table:table-cell office:value-type="float" office:value="1.16096353530884" calcext:value-type="float">
            <text:p>1.16096353530884</text:p>
          </table:table-cell>
          <table:table-cell office:value-type="float" office:value="1.43472838401794" calcext:value-type="float">
            <text:p>1.43472838401794</text:p>
          </table:table-cell>
          <table:table-cell office:value-type="float" office:value="1.47137796878815" calcext:value-type="float">
            <text:p>1.47137796878815</text:p>
          </table:table-cell>
          <table:table-cell office:value-type="float" office:value="1.48335754871368" calcext:value-type="float">
            <text:p>1.48335754871368</text:p>
          </table:table-cell>
          <table:table-cell office:value-type="float" office:value="1.3107305765152" calcext:value-type="float">
            <text:p>1.3107305765152</text:p>
          </table:table-cell>
          <table:table-cell office:value-type="float" office:value="1.34775066375732" calcext:value-type="float">
            <text:p>1.34775066375732</text:p>
          </table:table-cell>
          <table:table-cell office:value-type="float" office:value="1.59752035140991" calcext:value-type="float">
            <text:p>1.59752035140991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63514471054077" calcext:value-type="float">
            <text:p>1.63514471054077</text:p>
          </table:table-cell>
          <table:table-cell office:value-type="float" office:value="1.76294505596161" calcext:value-type="float">
            <text:p>1.76294505596161</text:p>
          </table:table-cell>
          <table:table-cell office:value-type="float" office:value="1.47924602031708" calcext:value-type="float">
            <text:p>1.47924602031708</text:p>
          </table:table-cell>
          <table:table-cell office:value-type="float" office:value="1.53652501106262" calcext:value-type="float">
            <text:p>1.53652501106262</text:p>
          </table:table-cell>
          <table:table-cell office:value-type="float" office:value="1.50677931308746" calcext:value-type="float">
            <text:p>1.50677931308746</text:p>
          </table:table-cell>
          <table:table-cell office:value-type="float" office:value="1.53310561180115" calcext:value-type="float">
            <text:p>1.53310561180115</text:p>
          </table:table-cell>
          <table:table-cell office:value-type="float" office:value="1.46556305885315" calcext:value-type="float">
            <text:p>1.46556305885315</text:p>
          </table:table-cell>
          <table:table-cell office:value-type="float" office:value="1.40911984443665" calcext:value-type="float">
            <text:p>1.40911984443665</text:p>
          </table:table-cell>
          <table:table-cell office:value-type="float" office:value="1.46527409553528" calcext:value-type="float">
            <text:p>1.46527409553528</text:p>
          </table:table-cell>
          <table:table-cell office:value-type="float" office:value="1.62873458862305" calcext:value-type="float">
            <text:p>1.62873458862305</text:p>
          </table:table-cell>
          <table:table-cell office:value-type="float" office:value="1.46569836139679" calcext:value-type="float">
            <text:p>1.46569836139679</text:p>
          </table:table-cell>
          <table:table-cell office:value-type="float" office:value="1.30151391029358" calcext:value-type="float">
            <text:p>1.30151391029358</text:p>
          </table:table-cell>
          <table:table-cell office:value-type="float" office:value="1.31469738483429" calcext:value-type="float">
            <text:p>1.31469738483429</text:p>
          </table:table-cell>
          <table:table-cell office:value-type="float" office:value="1.03664183616638" calcext:value-type="float">
            <text:p>1.03664183616638</text:p>
          </table:table-cell>
          <table:table-cell office:value-type="float" office:value="1.56331753730774" calcext:value-type="float">
            <text:p>1.56331753730774</text:p>
          </table:table-cell>
          <table:table-cell office:value-type="float" office:value="1.4397519826889" calcext:value-type="float">
            <text:p>1.4397519826889</text:p>
          </table:table-cell>
          <table:table-cell office:value-type="float" office:value="1.53889012336731" calcext:value-type="float">
            <text:p>1.53889012336731</text:p>
          </table:table-cell>
          <table:table-cell office:value-type="float" office:value="1.54231882095337" calcext:value-type="float">
            <text:p>1.54231882095337</text:p>
          </table:table-cell>
          <table:table-cell office:value-type="float" office:value="1.41933214664459" calcext:value-type="float">
            <text:p>1.41933214664459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682" calcext:value-type="float">
            <text:p>1.4682</text:p>
          </table:table-cell>
          <table:table-cell office:value-type="float" office:value="1.4792" calcext:value-type="float">
            <text:p>1.4792</text:p>
          </table:table-cell>
          <table:table-cell office:value-type="float" office:value="1.7629" calcext:value-type="float">
            <text:p>1.7629</text:p>
          </table:table-cell>
          <table:table-cell office:value-type="float" office:value="1.0366" calcext:value-type="float">
            <text:p>1.0366</text:p>
          </table:table-cell>
          <table:table-cell office:value-type="float" office:value="1.46963453292847" calcext:value-type="float">
            <text:p>1.46963453292847</text:p>
          </table:table-cell>
          <table:table-cell office:value-type="float" office:value="1.43485260009766" calcext:value-type="float">
            <text:p>1.43485260009766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7834625244141" calcext:value-type="float">
            <text:p>1.57834625244141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63700103759766" calcext:value-type="float">
            <text:p>1.63700103759766</text:p>
          </table:table-cell>
          <table:table-cell office:value-type="float" office:value="1.55600237846375" calcext:value-type="float">
            <text:p>1.55600237846375</text:p>
          </table:table-cell>
          <table:table-cell office:value-type="float" office:value="1.35314226150513" calcext:value-type="float">
            <text:p>1.35314226150513</text:p>
          </table:table-cell>
          <table:table-cell office:value-type="float" office:value="1.42069315910339" calcext:value-type="float">
            <text:p>1.42069315910339</text:p>
          </table:table-cell>
          <table:table-cell office:value-type="float" office:value="1.48936533927917" calcext:value-type="float">
            <text:p>1.48936533927917</text:p>
          </table:table-cell>
          <table:table-cell office:value-type="float" office:value="1.68942809104919" calcext:value-type="float">
            <text:p>1.68942809104919</text:p>
          </table:table-cell>
          <table:table-cell office:value-type="float" office:value="1.49443101882935" calcext:value-type="float">
            <text:p>1.49443101882935</text:p>
          </table:table-cell>
          <table:table-cell office:value-type="float" office:value="1.53328776359558" calcext:value-type="float">
            <text:p>1.53328776359558</text:p>
          </table:table-cell>
          <table:table-cell office:value-type="float" office:value="1.60201382637024" calcext:value-type="float">
            <text:p>1.60201382637024</text:p>
          </table:table-cell>
          <table:table-cell office:value-type="float" office:value="1.44862234592438" calcext:value-type="float">
            <text:p>1.44862234592438</text:p>
          </table:table-cell>
          <table:table-cell office:value-type="float" office:value="1.56137692928314" calcext:value-type="float">
            <text:p>1.56137692928314</text:p>
          </table:table-cell>
          <table:table-cell office:value-type="float" office:value="1.20599484443665" calcext:value-type="float">
            <text:p>1.20599484443665</text:p>
          </table:table-cell>
          <table:table-cell office:value-type="float" office:value="1.53897595405579" calcext:value-type="float">
            <text:p>1.53897595405579</text:p>
          </table:table-cell>
          <table:table-cell office:value-type="float" office:value="1.16096353530884" calcext:value-type="float">
            <text:p>1.16096353530884</text:p>
          </table:table-cell>
          <table:table-cell office:value-type="float" office:value="1.43472838401794" calcext:value-type="float">
            <text:p>1.43472838401794</text:p>
          </table:table-cell>
          <table:table-cell office:value-type="float" office:value="1.47137796878815" calcext:value-type="float">
            <text:p>1.47137796878815</text:p>
          </table:table-cell>
          <table:table-cell office:value-type="float" office:value="1.48335754871368" calcext:value-type="float">
            <text:p>1.48335754871368</text:p>
          </table:table-cell>
          <table:table-cell office:value-type="float" office:value="1.3107305765152" calcext:value-type="float">
            <text:p>1.3107305765152</text:p>
          </table:table-cell>
          <table:table-cell office:value-type="float" office:value="1.34775066375732" calcext:value-type="float">
            <text:p>1.34775066375732</text:p>
          </table:table-cell>
          <table:table-cell office:value-type="float" office:value="1.59752035140991" calcext:value-type="float">
            <text:p>1.59752035140991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63514471054077" calcext:value-type="float">
            <text:p>1.63514471054077</text:p>
          </table:table-cell>
          <table:table-cell office:value-type="float" office:value="1.76294505596161" calcext:value-type="float">
            <text:p>1.76294505596161</text:p>
          </table:table-cell>
          <table:table-cell office:value-type="float" office:value="1.47924602031708" calcext:value-type="float">
            <text:p>1.47924602031708</text:p>
          </table:table-cell>
          <table:table-cell office:value-type="float" office:value="1.53652501106262" calcext:value-type="float">
            <text:p>1.53652501106262</text:p>
          </table:table-cell>
          <table:table-cell office:value-type="float" office:value="1.50677931308746" calcext:value-type="float">
            <text:p>1.50677931308746</text:p>
          </table:table-cell>
          <table:table-cell office:value-type="float" office:value="1.53310561180115" calcext:value-type="float">
            <text:p>1.53310561180115</text:p>
          </table:table-cell>
          <table:table-cell office:value-type="float" office:value="1.46556305885315" calcext:value-type="float">
            <text:p>1.46556305885315</text:p>
          </table:table-cell>
          <table:table-cell office:value-type="float" office:value="1.40911984443665" calcext:value-type="float">
            <text:p>1.40911984443665</text:p>
          </table:table-cell>
          <table:table-cell office:value-type="float" office:value="1.46527409553528" calcext:value-type="float">
            <text:p>1.46527409553528</text:p>
          </table:table-cell>
          <table:table-cell office:value-type="float" office:value="1.62873458862305" calcext:value-type="float">
            <text:p>1.62873458862305</text:p>
          </table:table-cell>
          <table:table-cell office:value-type="float" office:value="1.46569836139679" calcext:value-type="float">
            <text:p>1.46569836139679</text:p>
          </table:table-cell>
          <table:table-cell office:value-type="float" office:value="1.30151391029358" calcext:value-type="float">
            <text:p>1.30151391029358</text:p>
          </table:table-cell>
          <table:table-cell office:value-type="float" office:value="1.31469738483429" calcext:value-type="float">
            <text:p>1.31469738483429</text:p>
          </table:table-cell>
          <table:table-cell office:value-type="float" office:value="1.03664183616638" calcext:value-type="float">
            <text:p>1.03664183616638</text:p>
          </table:table-cell>
          <table:table-cell office:value-type="float" office:value="1.56331753730774" calcext:value-type="float">
            <text:p>1.56331753730774</text:p>
          </table:table-cell>
          <table:table-cell office:value-type="float" office:value="1.4397519826889" calcext:value-type="float">
            <text:p>1.4397519826889</text:p>
          </table:table-cell>
          <table:table-cell office:value-type="float" office:value="1.53889012336731" calcext:value-type="float">
            <text:p>1.53889012336731</text:p>
          </table:table-cell>
          <table:table-cell office:value-type="float" office:value="1.54231882095337" calcext:value-type="float">
            <text:p>1.54231882095337</text:p>
          </table:table-cell>
          <table:table-cell office:value-type="float" office:value="1.41933214664459" calcext:value-type="float">
            <text:p>1.41933214664459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033" calcext:value-type="float">
            <text:p>1.5033</text:p>
          </table:table-cell>
          <table:table-cell office:value-type="float" office:value="1.4986" calcext:value-type="float">
            <text:p>1.4986</text:p>
          </table:table-cell>
          <table:table-cell office:value-type="float" office:value="1.6895" calcext:value-type="float">
            <text:p>1.6895</text:p>
          </table:table-cell>
          <table:table-cell office:value-type="float" office:value="1.2978" calcext:value-type="float">
            <text:p>1.2978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3636932373047" calcext:value-type="float">
            <text:p>1.53636932373047</text:p>
          </table:table-cell>
          <table:table-cell office:value-type="float" office:value="1.3886901140213" calcext:value-type="float">
            <text:p>1.3886901140213</text:p>
          </table:table-cell>
          <table:table-cell office:value-type="float" office:value="1.49480843544006" calcext:value-type="float">
            <text:p>1.49480843544006</text:p>
          </table:table-cell>
          <table:table-cell office:value-type="float" office:value="1.45105004310608" calcext:value-type="float">
            <text:p>1.45105004310608</text:p>
          </table:table-cell>
          <table:table-cell office:value-type="float" office:value="1.46983742713928" calcext:value-type="float">
            <text:p>1.46983742713928</text:p>
          </table:table-cell>
          <table:table-cell office:value-type="float" office:value="1.51665234565735" calcext:value-type="float">
            <text:p>1.51665234565735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51099097728729" calcext:value-type="float">
            <text:p>1.51099097728729</text:p>
          </table:table-cell>
          <table:table-cell office:value-type="float" office:value="1.47766900062561" calcext:value-type="float">
            <text:p>1.47766900062561</text:p>
          </table:table-cell>
          <table:table-cell office:value-type="float" office:value="1.48191845417023" calcext:value-type="float">
            <text:p>1.48191845417023</text:p>
          </table:table-cell>
          <table:table-cell office:value-type="float" office:value="1.49926400184631" calcext:value-type="float">
            <text:p>1.49926400184631</text:p>
          </table:table-cell>
          <table:table-cell office:value-type="float" office:value="1.53446292877197" calcext:value-type="float">
            <text:p>1.53446292877197</text:p>
          </table:table-cell>
          <table:table-cell office:value-type="float" office:value="1.43470931053162" calcext:value-type="float">
            <text:p>1.43470931053162</text:p>
          </table:table-cell>
          <table:table-cell office:value-type="float" office:value="1.64824283123016" calcext:value-type="float">
            <text:p>1.64824283123016</text:p>
          </table:table-cell>
          <table:table-cell office:value-type="float" office:value="1.49794769287109" calcext:value-type="float">
            <text:p>1.49794769287109</text:p>
          </table:table-cell>
          <table:table-cell office:value-type="float" office:value="1.62080824375153" calcext:value-type="float">
            <text:p>1.62080824375153</text:p>
          </table:table-cell>
          <table:table-cell office:value-type="float" office:value="1.60132575035095" calcext:value-type="float">
            <text:p>1.60132575035095</text:p>
          </table:table-cell>
          <table:table-cell office:value-type="float" office:value="1.58098196983337" calcext:value-type="float">
            <text:p>1.58098196983337</text:p>
          </table:table-cell>
          <table:table-cell office:value-type="float" office:value="1.63760733604431" calcext:value-type="float">
            <text:p>1.63760733604431</text:p>
          </table:table-cell>
          <table:table-cell office:value-type="float" office:value="1.50118899345398" calcext:value-type="float">
            <text:p>1.50118899345398</text:p>
          </table:table-cell>
          <table:table-cell office:value-type="float" office:value="1.40282106399536" calcext:value-type="float">
            <text:p>1.40282106399536</text:p>
          </table:table-cell>
          <table:table-cell office:value-type="float" office:value="1.50907766819" calcext:value-type="float">
            <text:p>1.50907766819</text:p>
          </table:table-cell>
          <table:table-cell office:value-type="float" office:value="1.53697741031647" calcext:value-type="float">
            <text:p>1.53697741031647</text:p>
          </table:table-cell>
          <table:table-cell office:value-type="float" office:value="1.55353176593781" calcext:value-type="float">
            <text:p>1.55353176593781</text:p>
          </table:table-cell>
          <table:table-cell office:value-type="float" office:value="1.2977739572525" calcext:value-type="float">
            <text:p>1.2977739572525</text:p>
          </table:table-cell>
          <table:table-cell office:value-type="float" office:value="1.36947214603424" calcext:value-type="float">
            <text:p>1.36947214603424</text:p>
          </table:table-cell>
          <table:table-cell office:value-type="float" office:value="1.43548309803009" calcext:value-type="float">
            <text:p>1.43548309803009</text:p>
          </table:table-cell>
          <table:table-cell office:value-type="float" office:value="1.44157576560974" calcext:value-type="float">
            <text:p>1.44157576560974</text:p>
          </table:table-cell>
          <table:table-cell office:value-type="float" office:value="1.52771532535553" calcext:value-type="float">
            <text:p>1.52771532535553</text:p>
          </table:table-cell>
          <table:table-cell office:value-type="float" office:value="1.4960355758667" calcext:value-type="float">
            <text:p>1.4960355758667</text:p>
          </table:table-cell>
          <table:table-cell office:value-type="float" office:value="1.50922787189484" calcext:value-type="float">
            <text:p>1.50922787189484</text:p>
          </table:table-cell>
          <table:table-cell office:value-type="float" office:value="1.4702525138855" calcext:value-type="float">
            <text:p>1.4702525138855</text:p>
          </table:table-cell>
          <table:table-cell office:value-type="float" office:value="1.48996245861053" calcext:value-type="float">
            <text:p>1.48996245861053</text:p>
          </table:table-cell>
          <table:table-cell office:value-type="float" office:value="1.55965101718903" calcext:value-type="float">
            <text:p>1.55965101718903</text:p>
          </table:table-cell>
          <table:table-cell table:number-columns-repeated="1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912" calcext:value-type="float">
            <text:p>1.4912</text:p>
          </table:table-cell>
          <table:table-cell office:value-type="float" office:value="1.4986" calcext:value-type="float">
            <text:p>1.4986</text:p>
          </table:table-cell>
          <table:table-cell office:value-type="float" office:value="1.6895" calcext:value-type="float">
            <text:p>1.6895</text:p>
          </table:table-cell>
          <table:table-cell office:value-type="float" office:value="1.281" calcext:value-type="float">
            <text:p>1.281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3636932373047" calcext:value-type="float">
            <text:p>1.53636932373047</text:p>
          </table:table-cell>
          <table:table-cell office:value-type="float" office:value="1.3886901140213" calcext:value-type="float">
            <text:p>1.3886901140213</text:p>
          </table:table-cell>
          <table:table-cell office:value-type="float" office:value="1.49480843544006" calcext:value-type="float">
            <text:p>1.49480843544006</text:p>
          </table:table-cell>
          <table:table-cell office:value-type="float" office:value="1.45105004310608" calcext:value-type="float">
            <text:p>1.45105004310608</text:p>
          </table:table-cell>
          <table:table-cell office:value-type="float" office:value="1.42875611782074" calcext:value-type="float">
            <text:p>1.42875611782074</text:p>
          </table:table-cell>
          <table:table-cell office:value-type="float" office:value="1.51665234565735" calcext:value-type="float">
            <text:p>1.51665234565735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51099097728729" calcext:value-type="float">
            <text:p>1.51099097728729</text:p>
          </table:table-cell>
          <table:table-cell office:value-type="float" office:value="1.47766900062561" calcext:value-type="float">
            <text:p>1.47766900062561</text:p>
          </table:table-cell>
          <table:table-cell office:value-type="float" office:value="1.48191845417023" calcext:value-type="float">
            <text:p>1.48191845417023</text:p>
          </table:table-cell>
          <table:table-cell office:value-type="float" office:value="1.49926400184631" calcext:value-type="float">
            <text:p>1.49926400184631</text:p>
          </table:table-cell>
          <table:table-cell office:value-type="float" office:value="1.55319702625275" calcext:value-type="float">
            <text:p>1.55319702625275</text:p>
          </table:table-cell>
          <table:table-cell office:value-type="float" office:value="1.43470931053162" calcext:value-type="float">
            <text:p>1.43470931053162</text:p>
          </table:table-cell>
          <table:table-cell office:value-type="float" office:value="1.64824283123016" calcext:value-type="float">
            <text:p>1.64824283123016</text:p>
          </table:table-cell>
          <table:table-cell office:value-type="float" office:value="1.49794769287109" calcext:value-type="float">
            <text:p>1.49794769287109</text:p>
          </table:table-cell>
          <table:table-cell office:value-type="float" office:value="1.62080824375153" calcext:value-type="float">
            <text:p>1.62080824375153</text:p>
          </table:table-cell>
          <table:table-cell office:value-type="float" office:value="1.60132575035095" calcext:value-type="float">
            <text:p>1.60132575035095</text:p>
          </table:table-cell>
          <table:table-cell office:value-type="float" office:value="1.51506948471069" calcext:value-type="float">
            <text:p>1.51506948471069</text:p>
          </table:table-cell>
          <table:table-cell office:value-type="float" office:value="1.63760733604431" calcext:value-type="float">
            <text:p>1.63760733604431</text:p>
          </table:table-cell>
          <table:table-cell office:value-type="float" office:value="1.50118899345398" calcext:value-type="float">
            <text:p>1.50118899345398</text:p>
          </table:table-cell>
          <table:table-cell office:value-type="float" office:value="1.40282106399536" calcext:value-type="float">
            <text:p>1.40282106399536</text:p>
          </table:table-cell>
          <table:table-cell office:value-type="float" office:value="1.50907766819" calcext:value-type="float">
            <text:p>1.50907766819</text:p>
          </table:table-cell>
          <table:table-cell office:value-type="float" office:value="1.53254365921021" calcext:value-type="float">
            <text:p>1.53254365921021</text:p>
          </table:table-cell>
          <table:table-cell office:value-type="float" office:value="1.55353176593781" calcext:value-type="float">
            <text:p>1.55353176593781</text:p>
          </table:table-cell>
          <table:table-cell office:value-type="float" office:value="1.2977739572525" calcext:value-type="float">
            <text:p>1.2977739572525</text:p>
          </table:table-cell>
          <table:table-cell office:value-type="float" office:value="1.36947214603424" calcext:value-type="float">
            <text:p>1.36947214603424</text:p>
          </table:table-cell>
          <table:table-cell office:value-type="float" office:value="1.28101754188538" calcext:value-type="float">
            <text:p>1.28101754188538</text:p>
          </table:table-cell>
          <table:table-cell office:value-type="float" office:value="1.44157576560974" calcext:value-type="float">
            <text:p>1.44157576560974</text:p>
          </table:table-cell>
          <table:table-cell office:value-type="float" office:value="1.52771532535553" calcext:value-type="float">
            <text:p>1.52771532535553</text:p>
          </table:table-cell>
          <table:table-cell office:value-type="float" office:value="1.43544125556946" calcext:value-type="float">
            <text:p>1.43544125556946</text:p>
          </table:table-cell>
          <table:table-cell office:value-type="float" office:value="1.50922787189484" calcext:value-type="float">
            <text:p>1.50922787189484</text:p>
          </table:table-cell>
          <table:table-cell office:value-type="float" office:value="1.39218807220459" calcext:value-type="float">
            <text:p>1.39218807220459</text:p>
          </table:table-cell>
          <table:table-cell office:value-type="float" office:value="1.48996245861053" calcext:value-type="float">
            <text:p>1.48996245861053</text:p>
          </table:table-cell>
          <table:table-cell office:value-type="float" office:value="1.50828957557678" calcext:value-type="float">
            <text:p>1.50828957557678</text:p>
          </table:table-cell>
          <table:table-cell table:number-columns-repeated="1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876" calcext:value-type="float">
            <text:p>1.4876</text:p>
          </table:table-cell>
          <table:table-cell office:value-type="float" office:value="1.4836" calcext:value-type="float">
            <text:p>1.4836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1728" calcext:value-type="float">
            <text:p>1.1728</text:p>
          </table:table-cell>
          <table:table-cell office:value-type="float" office:value="1.4758437871933" calcext:value-type="float">
            <text:p>1.4758437871933</text:p>
          </table:table-cell>
          <table:table-cell office:value-type="float" office:value="1.50330924987793" calcext:value-type="float">
            <text:p>1.50330924987793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3886901140213" calcext:value-type="float">
            <text:p>1.3886901140213</text:p>
          </table:table-cell>
          <table:table-cell office:value-type="float" office:value="1.58788013458252" calcext:value-type="float">
            <text:p>1.58788013458252</text:p>
          </table:table-cell>
          <table:table-cell office:value-type="float" office:value="1.45105004310608" calcext:value-type="float">
            <text:p>1.45105004310608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38294684886932" calcext:value-type="float">
            <text:p>1.38294684886932</text:p>
          </table:table-cell>
          <table:table-cell office:value-type="float" office:value="1.4868026971817" calcext:value-type="float">
            <text:p>1.4868026971817</text:p>
          </table:table-cell>
          <table:table-cell office:value-type="float" office:value="1.33816349506378" calcext:value-type="float">
            <text:p>1.33816349506378</text:p>
          </table:table-cell>
          <table:table-cell office:value-type="float" office:value="1.49104142189026" calcext:value-type="float">
            <text:p>1.49104142189026</text:p>
          </table:table-cell>
          <table:table-cell office:value-type="float" office:value="1.35069465637207" calcext:value-type="float">
            <text:p>1.35069465637207</text:p>
          </table:table-cell>
          <table:table-cell office:value-type="float" office:value="1.57938086986542" calcext:value-type="float">
            <text:p>1.57938086986542</text:p>
          </table:table-cell>
          <table:table-cell office:value-type="float" office:value="1.62818968296051" calcext:value-type="float">
            <text:p>1.62818968296051</text:p>
          </table:table-cell>
          <table:table-cell office:value-type="float" office:value="1.31289052963257" calcext:value-type="float">
            <text:p>1.31289052963257</text:p>
          </table:table-cell>
          <table:table-cell office:value-type="float" office:value="1.43297135829926" calcext:value-type="float">
            <text:p>1.43297135829926</text:p>
          </table:table-cell>
          <table:table-cell office:value-type="float" office:value="1.44573318958282" calcext:value-type="float">
            <text:p>1.44573318958282</text:p>
          </table:table-cell>
          <table:table-cell office:value-type="float" office:value="1.57283556461334" calcext:value-type="float">
            <text:p>1.57283556461334</text:p>
          </table:table-cell>
          <table:table-cell office:value-type="float" office:value="1.49794769287109" calcext:value-type="float">
            <text:p>1.49794769287109</text:p>
          </table:table-cell>
          <table:table-cell office:value-type="float" office:value="1.61219334602356" calcext:value-type="float">
            <text:p>1.61219334602356</text:p>
          </table:table-cell>
          <table:table-cell office:value-type="float" office:value="1.60132575035095" calcext:value-type="float">
            <text:p>1.60132575035095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17282509803772" calcext:value-type="float">
            <text:p>1.17282509803772</text:p>
          </table:table-cell>
          <table:table-cell office:value-type="float" office:value="1.36947214603424" calcext:value-type="float">
            <text:p>1.36947214603424</text:p>
          </table:table-cell>
          <table:table-cell office:value-type="float" office:value="1.63482105731964" calcext:value-type="float">
            <text:p>1.63482105731964</text:p>
          </table:table-cell>
          <table:table-cell office:value-type="float" office:value="1.43638098239899" calcext:value-type="float">
            <text:p>1.43638098239899</text:p>
          </table:table-cell>
          <table:table-cell office:value-type="float" office:value="1.65864849090576" calcext:value-type="float">
            <text:p>1.65864849090576</text:p>
          </table:table-cell>
          <table:table-cell office:value-type="float" office:value="1.52462065219879" calcext:value-type="float">
            <text:p>1.52462065219879</text:p>
          </table:table-cell>
          <table:table-cell table:number-columns-repeated="14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912" calcext:value-type="float">
            <text:p>1.4912</text:p>
          </table:table-cell>
          <table:table-cell office:value-type="float" office:value="1.4986" calcext:value-type="float">
            <text:p>1.4986</text:p>
          </table:table-cell>
          <table:table-cell office:value-type="float" office:value="1.6895" calcext:value-type="float">
            <text:p>1.6895</text:p>
          </table:table-cell>
          <table:table-cell office:value-type="float" office:value="1.281" calcext:value-type="float">
            <text:p>1.281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3636932373047" calcext:value-type="float">
            <text:p>1.53636932373047</text:p>
          </table:table-cell>
          <table:table-cell office:value-type="float" office:value="1.3886901140213" calcext:value-type="float">
            <text:p>1.3886901140213</text:p>
          </table:table-cell>
          <table:table-cell office:value-type="float" office:value="1.49480843544006" calcext:value-type="float">
            <text:p>1.49480843544006</text:p>
          </table:table-cell>
          <table:table-cell office:value-type="float" office:value="1.45105004310608" calcext:value-type="float">
            <text:p>1.45105004310608</text:p>
          </table:table-cell>
          <table:table-cell office:value-type="float" office:value="1.42875611782074" calcext:value-type="float">
            <text:p>1.42875611782074</text:p>
          </table:table-cell>
          <table:table-cell office:value-type="float" office:value="1.51665234565735" calcext:value-type="float">
            <text:p>1.51665234565735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51099097728729" calcext:value-type="float">
            <text:p>1.51099097728729</text:p>
          </table:table-cell>
          <table:table-cell office:value-type="float" office:value="1.47766900062561" calcext:value-type="float">
            <text:p>1.47766900062561</text:p>
          </table:table-cell>
          <table:table-cell office:value-type="float" office:value="1.48191845417023" calcext:value-type="float">
            <text:p>1.48191845417023</text:p>
          </table:table-cell>
          <table:table-cell office:value-type="float" office:value="1.49926400184631" calcext:value-type="float">
            <text:p>1.49926400184631</text:p>
          </table:table-cell>
          <table:table-cell office:value-type="float" office:value="1.55319702625275" calcext:value-type="float">
            <text:p>1.55319702625275</text:p>
          </table:table-cell>
          <table:table-cell office:value-type="float" office:value="1.43470931053162" calcext:value-type="float">
            <text:p>1.43470931053162</text:p>
          </table:table-cell>
          <table:table-cell office:value-type="float" office:value="1.64824283123016" calcext:value-type="float">
            <text:p>1.64824283123016</text:p>
          </table:table-cell>
          <table:table-cell office:value-type="float" office:value="1.49794769287109" calcext:value-type="float">
            <text:p>1.49794769287109</text:p>
          </table:table-cell>
          <table:table-cell office:value-type="float" office:value="1.62080824375153" calcext:value-type="float">
            <text:p>1.62080824375153</text:p>
          </table:table-cell>
          <table:table-cell office:value-type="float" office:value="1.60132575035095" calcext:value-type="float">
            <text:p>1.60132575035095</text:p>
          </table:table-cell>
          <table:table-cell office:value-type="float" office:value="1.51506948471069" calcext:value-type="float">
            <text:p>1.51506948471069</text:p>
          </table:table-cell>
          <table:table-cell office:value-type="float" office:value="1.63760733604431" calcext:value-type="float">
            <text:p>1.63760733604431</text:p>
          </table:table-cell>
          <table:table-cell office:value-type="float" office:value="1.50118899345398" calcext:value-type="float">
            <text:p>1.50118899345398</text:p>
          </table:table-cell>
          <table:table-cell office:value-type="float" office:value="1.40282106399536" calcext:value-type="float">
            <text:p>1.40282106399536</text:p>
          </table:table-cell>
          <table:table-cell office:value-type="float" office:value="1.50907766819" calcext:value-type="float">
            <text:p>1.50907766819</text:p>
          </table:table-cell>
          <table:table-cell office:value-type="float" office:value="1.53254365921021" calcext:value-type="float">
            <text:p>1.53254365921021</text:p>
          </table:table-cell>
          <table:table-cell office:value-type="float" office:value="1.55353176593781" calcext:value-type="float">
            <text:p>1.55353176593781</text:p>
          </table:table-cell>
          <table:table-cell office:value-type="float" office:value="1.2977739572525" calcext:value-type="float">
            <text:p>1.2977739572525</text:p>
          </table:table-cell>
          <table:table-cell office:value-type="float" office:value="1.36947214603424" calcext:value-type="float">
            <text:p>1.36947214603424</text:p>
          </table:table-cell>
          <table:table-cell office:value-type="float" office:value="1.28101754188538" calcext:value-type="float">
            <text:p>1.28101754188538</text:p>
          </table:table-cell>
          <table:table-cell office:value-type="float" office:value="1.44157576560974" calcext:value-type="float">
            <text:p>1.44157576560974</text:p>
          </table:table-cell>
          <table:table-cell office:value-type="float" office:value="1.52771532535553" calcext:value-type="float">
            <text:p>1.52771532535553</text:p>
          </table:table-cell>
          <table:table-cell office:value-type="float" office:value="1.43544125556946" calcext:value-type="float">
            <text:p>1.43544125556946</text:p>
          </table:table-cell>
          <table:table-cell office:value-type="float" office:value="1.50922787189484" calcext:value-type="float">
            <text:p>1.50922787189484</text:p>
          </table:table-cell>
          <table:table-cell office:value-type="float" office:value="1.39218807220459" calcext:value-type="float">
            <text:p>1.39218807220459</text:p>
          </table:table-cell>
          <table:table-cell office:value-type="float" office:value="1.48996245861053" calcext:value-type="float">
            <text:p>1.48996245861053</text:p>
          </table:table-cell>
          <table:table-cell office:value-type="float" office:value="1.50828957557678" calcext:value-type="float">
            <text:p>1.50828957557678</text:p>
          </table:table-cell>
          <table:table-cell table:number-columns-repeated="1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033" calcext:value-type="float">
            <text:p>1.5033</text:p>
          </table:table-cell>
          <table:table-cell office:value-type="float" office:value="1.4986" calcext:value-type="float">
            <text:p>1.4986</text:p>
          </table:table-cell>
          <table:table-cell office:value-type="float" office:value="1.6895" calcext:value-type="float">
            <text:p>1.6895</text:p>
          </table:table-cell>
          <table:table-cell office:value-type="float" office:value="1.2978" calcext:value-type="float">
            <text:p>1.2978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3636932373047" calcext:value-type="float">
            <text:p>1.53636932373047</text:p>
          </table:table-cell>
          <table:table-cell office:value-type="float" office:value="1.3886901140213" calcext:value-type="float">
            <text:p>1.3886901140213</text:p>
          </table:table-cell>
          <table:table-cell office:value-type="float" office:value="1.49480843544006" calcext:value-type="float">
            <text:p>1.49480843544006</text:p>
          </table:table-cell>
          <table:table-cell office:value-type="float" office:value="1.45105004310608" calcext:value-type="float">
            <text:p>1.45105004310608</text:p>
          </table:table-cell>
          <table:table-cell office:value-type="float" office:value="1.46983742713928" calcext:value-type="float">
            <text:p>1.46983742713928</text:p>
          </table:table-cell>
          <table:table-cell office:value-type="float" office:value="1.51665234565735" calcext:value-type="float">
            <text:p>1.51665234565735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51099097728729" calcext:value-type="float">
            <text:p>1.51099097728729</text:p>
          </table:table-cell>
          <table:table-cell office:value-type="float" office:value="1.47766900062561" calcext:value-type="float">
            <text:p>1.47766900062561</text:p>
          </table:table-cell>
          <table:table-cell office:value-type="float" office:value="1.48191845417023" calcext:value-type="float">
            <text:p>1.48191845417023</text:p>
          </table:table-cell>
          <table:table-cell office:value-type="float" office:value="1.49926400184631" calcext:value-type="float">
            <text:p>1.49926400184631</text:p>
          </table:table-cell>
          <table:table-cell office:value-type="float" office:value="1.53446292877197" calcext:value-type="float">
            <text:p>1.53446292877197</text:p>
          </table:table-cell>
          <table:table-cell office:value-type="float" office:value="1.43470931053162" calcext:value-type="float">
            <text:p>1.43470931053162</text:p>
          </table:table-cell>
          <table:table-cell office:value-type="float" office:value="1.64824283123016" calcext:value-type="float">
            <text:p>1.64824283123016</text:p>
          </table:table-cell>
          <table:table-cell office:value-type="float" office:value="1.49794769287109" calcext:value-type="float">
            <text:p>1.49794769287109</text:p>
          </table:table-cell>
          <table:table-cell office:value-type="float" office:value="1.62080824375153" calcext:value-type="float">
            <text:p>1.62080824375153</text:p>
          </table:table-cell>
          <table:table-cell office:value-type="float" office:value="1.60132575035095" calcext:value-type="float">
            <text:p>1.60132575035095</text:p>
          </table:table-cell>
          <table:table-cell office:value-type="float" office:value="1.58098196983337" calcext:value-type="float">
            <text:p>1.58098196983337</text:p>
          </table:table-cell>
          <table:table-cell office:value-type="float" office:value="1.63760733604431" calcext:value-type="float">
            <text:p>1.63760733604431</text:p>
          </table:table-cell>
          <table:table-cell office:value-type="float" office:value="1.50118899345398" calcext:value-type="float">
            <text:p>1.50118899345398</text:p>
          </table:table-cell>
          <table:table-cell office:value-type="float" office:value="1.40282106399536" calcext:value-type="float">
            <text:p>1.40282106399536</text:p>
          </table:table-cell>
          <table:table-cell office:value-type="float" office:value="1.50907766819" calcext:value-type="float">
            <text:p>1.50907766819</text:p>
          </table:table-cell>
          <table:table-cell office:value-type="float" office:value="1.53697741031647" calcext:value-type="float">
            <text:p>1.53697741031647</text:p>
          </table:table-cell>
          <table:table-cell office:value-type="float" office:value="1.55353176593781" calcext:value-type="float">
            <text:p>1.55353176593781</text:p>
          </table:table-cell>
          <table:table-cell office:value-type="float" office:value="1.2977739572525" calcext:value-type="float">
            <text:p>1.2977739572525</text:p>
          </table:table-cell>
          <table:table-cell office:value-type="float" office:value="1.36947214603424" calcext:value-type="float">
            <text:p>1.36947214603424</text:p>
          </table:table-cell>
          <table:table-cell office:value-type="float" office:value="1.43548309803009" calcext:value-type="float">
            <text:p>1.43548309803009</text:p>
          </table:table-cell>
          <table:table-cell office:value-type="float" office:value="1.44157576560974" calcext:value-type="float">
            <text:p>1.44157576560974</text:p>
          </table:table-cell>
          <table:table-cell office:value-type="float" office:value="1.52771532535553" calcext:value-type="float">
            <text:p>1.52771532535553</text:p>
          </table:table-cell>
          <table:table-cell office:value-type="float" office:value="1.4960355758667" calcext:value-type="float">
            <text:p>1.4960355758667</text:p>
          </table:table-cell>
          <table:table-cell office:value-type="float" office:value="1.50922787189484" calcext:value-type="float">
            <text:p>1.50922787189484</text:p>
          </table:table-cell>
          <table:table-cell office:value-type="float" office:value="1.4702525138855" calcext:value-type="float">
            <text:p>1.4702525138855</text:p>
          </table:table-cell>
          <table:table-cell office:value-type="float" office:value="1.48996245861053" calcext:value-type="float">
            <text:p>1.48996245861053</text:p>
          </table:table-cell>
          <table:table-cell office:value-type="float" office:value="1.55965101718903" calcext:value-type="float">
            <text:p>1.55965101718903</text:p>
          </table:table-cell>
          <table:table-cell table:number-columns-repeated="1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876" calcext:value-type="float">
            <text:p>1.4876</text:p>
          </table:table-cell>
          <table:table-cell office:value-type="float" office:value="1.4836" calcext:value-type="float">
            <text:p>1.4836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1728" calcext:value-type="float">
            <text:p>1.1728</text:p>
          </table:table-cell>
          <table:table-cell office:value-type="float" office:value="1.4758437871933" calcext:value-type="float">
            <text:p>1.4758437871933</text:p>
          </table:table-cell>
          <table:table-cell office:value-type="float" office:value="1.50330924987793" calcext:value-type="float">
            <text:p>1.50330924987793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3886901140213" calcext:value-type="float">
            <text:p>1.3886901140213</text:p>
          </table:table-cell>
          <table:table-cell office:value-type="float" office:value="1.58788013458252" calcext:value-type="float">
            <text:p>1.58788013458252</text:p>
          </table:table-cell>
          <table:table-cell office:value-type="float" office:value="1.45105004310608" calcext:value-type="float">
            <text:p>1.45105004310608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38294684886932" calcext:value-type="float">
            <text:p>1.38294684886932</text:p>
          </table:table-cell>
          <table:table-cell office:value-type="float" office:value="1.4868026971817" calcext:value-type="float">
            <text:p>1.4868026971817</text:p>
          </table:table-cell>
          <table:table-cell office:value-type="float" office:value="1.33816349506378" calcext:value-type="float">
            <text:p>1.33816349506378</text:p>
          </table:table-cell>
          <table:table-cell office:value-type="float" office:value="1.49104142189026" calcext:value-type="float">
            <text:p>1.49104142189026</text:p>
          </table:table-cell>
          <table:table-cell office:value-type="float" office:value="1.35069465637207" calcext:value-type="float">
            <text:p>1.35069465637207</text:p>
          </table:table-cell>
          <table:table-cell office:value-type="float" office:value="1.57938086986542" calcext:value-type="float">
            <text:p>1.57938086986542</text:p>
          </table:table-cell>
          <table:table-cell office:value-type="float" office:value="1.62818968296051" calcext:value-type="float">
            <text:p>1.62818968296051</text:p>
          </table:table-cell>
          <table:table-cell office:value-type="float" office:value="1.31289052963257" calcext:value-type="float">
            <text:p>1.31289052963257</text:p>
          </table:table-cell>
          <table:table-cell office:value-type="float" office:value="1.43297135829926" calcext:value-type="float">
            <text:p>1.43297135829926</text:p>
          </table:table-cell>
          <table:table-cell office:value-type="float" office:value="1.44573318958282" calcext:value-type="float">
            <text:p>1.44573318958282</text:p>
          </table:table-cell>
          <table:table-cell office:value-type="float" office:value="1.57283556461334" calcext:value-type="float">
            <text:p>1.57283556461334</text:p>
          </table:table-cell>
          <table:table-cell office:value-type="float" office:value="1.49794769287109" calcext:value-type="float">
            <text:p>1.49794769287109</text:p>
          </table:table-cell>
          <table:table-cell office:value-type="float" office:value="1.61219334602356" calcext:value-type="float">
            <text:p>1.61219334602356</text:p>
          </table:table-cell>
          <table:table-cell office:value-type="float" office:value="1.60132575035095" calcext:value-type="float">
            <text:p>1.60132575035095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17282509803772" calcext:value-type="float">
            <text:p>1.17282509803772</text:p>
          </table:table-cell>
          <table:table-cell office:value-type="float" office:value="1.36947214603424" calcext:value-type="float">
            <text:p>1.36947214603424</text:p>
          </table:table-cell>
          <table:table-cell office:value-type="float" office:value="1.63482105731964" calcext:value-type="float">
            <text:p>1.63482105731964</text:p>
          </table:table-cell>
          <table:table-cell office:value-type="float" office:value="1.43638098239899" calcext:value-type="float">
            <text:p>1.43638098239899</text:p>
          </table:table-cell>
          <table:table-cell office:value-type="float" office:value="1.65864849090576" calcext:value-type="float">
            <text:p>1.65864849090576</text:p>
          </table:table-cell>
          <table:table-cell office:value-type="float" office:value="1.52462065219879" calcext:value-type="float">
            <text:p>1.52462065219879</text:p>
          </table:table-cell>
          <table:table-cell table:number-columns-repeated="14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912" calcext:value-type="float">
            <text:p>1.4912</text:p>
          </table:table-cell>
          <table:table-cell office:value-type="float" office:value="1.4986" calcext:value-type="float">
            <text:p>1.4986</text:p>
          </table:table-cell>
          <table:table-cell office:value-type="float" office:value="1.6895" calcext:value-type="float">
            <text:p>1.6895</text:p>
          </table:table-cell>
          <table:table-cell office:value-type="float" office:value="1.281" calcext:value-type="float">
            <text:p>1.281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3636932373047" calcext:value-type="float">
            <text:p>1.53636932373047</text:p>
          </table:table-cell>
          <table:table-cell office:value-type="float" office:value="1.3886901140213" calcext:value-type="float">
            <text:p>1.3886901140213</text:p>
          </table:table-cell>
          <table:table-cell office:value-type="float" office:value="1.49480843544006" calcext:value-type="float">
            <text:p>1.49480843544006</text:p>
          </table:table-cell>
          <table:table-cell office:value-type="float" office:value="1.45105004310608" calcext:value-type="float">
            <text:p>1.45105004310608</text:p>
          </table:table-cell>
          <table:table-cell office:value-type="float" office:value="1.42875611782074" calcext:value-type="float">
            <text:p>1.42875611782074</text:p>
          </table:table-cell>
          <table:table-cell office:value-type="float" office:value="1.51665234565735" calcext:value-type="float">
            <text:p>1.51665234565735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51099097728729" calcext:value-type="float">
            <text:p>1.51099097728729</text:p>
          </table:table-cell>
          <table:table-cell office:value-type="float" office:value="1.47766900062561" calcext:value-type="float">
            <text:p>1.47766900062561</text:p>
          </table:table-cell>
          <table:table-cell office:value-type="float" office:value="1.48191845417023" calcext:value-type="float">
            <text:p>1.48191845417023</text:p>
          </table:table-cell>
          <table:table-cell office:value-type="float" office:value="1.49926400184631" calcext:value-type="float">
            <text:p>1.49926400184631</text:p>
          </table:table-cell>
          <table:table-cell office:value-type="float" office:value="1.55319702625275" calcext:value-type="float">
            <text:p>1.55319702625275</text:p>
          </table:table-cell>
          <table:table-cell office:value-type="float" office:value="1.43470931053162" calcext:value-type="float">
            <text:p>1.43470931053162</text:p>
          </table:table-cell>
          <table:table-cell office:value-type="float" office:value="1.64824283123016" calcext:value-type="float">
            <text:p>1.64824283123016</text:p>
          </table:table-cell>
          <table:table-cell office:value-type="float" office:value="1.49794769287109" calcext:value-type="float">
            <text:p>1.49794769287109</text:p>
          </table:table-cell>
          <table:table-cell office:value-type="float" office:value="1.62080824375153" calcext:value-type="float">
            <text:p>1.62080824375153</text:p>
          </table:table-cell>
          <table:table-cell office:value-type="float" office:value="1.60132575035095" calcext:value-type="float">
            <text:p>1.60132575035095</text:p>
          </table:table-cell>
          <table:table-cell office:value-type="float" office:value="1.51506948471069" calcext:value-type="float">
            <text:p>1.51506948471069</text:p>
          </table:table-cell>
          <table:table-cell office:value-type="float" office:value="1.63760733604431" calcext:value-type="float">
            <text:p>1.63760733604431</text:p>
          </table:table-cell>
          <table:table-cell office:value-type="float" office:value="1.50118899345398" calcext:value-type="float">
            <text:p>1.50118899345398</text:p>
          </table:table-cell>
          <table:table-cell office:value-type="float" office:value="1.40282106399536" calcext:value-type="float">
            <text:p>1.40282106399536</text:p>
          </table:table-cell>
          <table:table-cell office:value-type="float" office:value="1.50907766819" calcext:value-type="float">
            <text:p>1.50907766819</text:p>
          </table:table-cell>
          <table:table-cell office:value-type="float" office:value="1.53254365921021" calcext:value-type="float">
            <text:p>1.53254365921021</text:p>
          </table:table-cell>
          <table:table-cell office:value-type="float" office:value="1.55353176593781" calcext:value-type="float">
            <text:p>1.55353176593781</text:p>
          </table:table-cell>
          <table:table-cell office:value-type="float" office:value="1.2977739572525" calcext:value-type="float">
            <text:p>1.2977739572525</text:p>
          </table:table-cell>
          <table:table-cell office:value-type="float" office:value="1.36947214603424" calcext:value-type="float">
            <text:p>1.36947214603424</text:p>
          </table:table-cell>
          <table:table-cell office:value-type="float" office:value="1.28101754188538" calcext:value-type="float">
            <text:p>1.28101754188538</text:p>
          </table:table-cell>
          <table:table-cell office:value-type="float" office:value="1.44157576560974" calcext:value-type="float">
            <text:p>1.44157576560974</text:p>
          </table:table-cell>
          <table:table-cell office:value-type="float" office:value="1.52771532535553" calcext:value-type="float">
            <text:p>1.52771532535553</text:p>
          </table:table-cell>
          <table:table-cell office:value-type="float" office:value="1.43544125556946" calcext:value-type="float">
            <text:p>1.43544125556946</text:p>
          </table:table-cell>
          <table:table-cell office:value-type="float" office:value="1.50922787189484" calcext:value-type="float">
            <text:p>1.50922787189484</text:p>
          </table:table-cell>
          <table:table-cell office:value-type="float" office:value="1.39218807220459" calcext:value-type="float">
            <text:p>1.39218807220459</text:p>
          </table:table-cell>
          <table:table-cell office:value-type="float" office:value="1.48996245861053" calcext:value-type="float">
            <text:p>1.48996245861053</text:p>
          </table:table-cell>
          <table:table-cell office:value-type="float" office:value="1.50828957557678" calcext:value-type="float">
            <text:p>1.50828957557678</text:p>
          </table:table-cell>
          <table:table-cell table:number-columns-repeated="1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874" calcext:value-type="float">
            <text:p>1.4874</text:p>
          </table:table-cell>
          <table:table-cell office:value-type="float" office:value="1.4803" calcext:value-type="float">
            <text:p>1.4803</text:p>
          </table:table-cell>
          <table:table-cell office:value-type="float" office:value="1.775" calcext:value-type="float">
            <text:p>1.775</text:p>
          </table:table-cell>
          <table:table-cell office:value-type="float" office:value="1.2722" calcext:value-type="float">
            <text:p>1.2722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4574568271637" calcext:value-type="float">
            <text:p>1.4574568271637</text:p>
          </table:table-cell>
          <table:table-cell office:value-type="float" office:value="1.35642063617706" calcext:value-type="float">
            <text:p>1.35642063617706</text:p>
          </table:table-cell>
          <table:table-cell office:value-type="float" office:value="1.28149569034576" calcext:value-type="float">
            <text:p>1.28149569034576</text:p>
          </table:table-cell>
          <table:table-cell office:value-type="float" office:value="1.52269446849823" calcext:value-type="float">
            <text:p>1.52269446849823</text:p>
          </table:table-cell>
          <table:table-cell office:value-type="float" office:value="1.62087285518646" calcext:value-type="float">
            <text:p>1.62087285518646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40640544891357" calcext:value-type="float">
            <text:p>1.40640544891357</text:p>
          </table:table-cell>
          <table:table-cell office:value-type="float" office:value="1.4058393239975" calcext:value-type="float">
            <text:p>1.4058393239975</text:p>
          </table:table-cell>
          <table:table-cell office:value-type="float" office:value="1.47691750526428" calcext:value-type="float">
            <text:p>1.47691750526428</text:p>
          </table:table-cell>
          <table:table-cell office:value-type="float" office:value="1.50408804416657" calcext:value-type="float">
            <text:p>1.50408804416657</text:p>
          </table:table-cell>
          <table:table-cell office:value-type="float" office:value="1.44746649265289" calcext:value-type="float">
            <text:p>1.44746649265289</text:p>
          </table:table-cell>
          <table:table-cell office:value-type="float" office:value="1.58788013458252" calcext:value-type="float">
            <text:p>1.58788013458252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7948265075684" calcext:value-type="float">
            <text:p>1.47948265075684</text:p>
          </table:table-cell>
          <table:table-cell office:value-type="float" office:value="1.44737720489502" calcext:value-type="float">
            <text:p>1.44737720489502</text:p>
          </table:table-cell>
          <table:table-cell office:value-type="float" office:value="1.50998950004578" calcext:value-type="float">
            <text:p>1.50998950004578</text:p>
          </table:table-cell>
          <table:table-cell office:value-type="float" office:value="1.49149930477142" calcext:value-type="float">
            <text:p>1.49149930477142</text:p>
          </table:table-cell>
          <table:table-cell office:value-type="float" office:value="1.46857106685638" calcext:value-type="float">
            <text:p>1.46857106685638</text:p>
          </table:table-cell>
          <table:table-cell office:value-type="float" office:value="1.55311751365662" calcext:value-type="float">
            <text:p>1.55311751365662</text:p>
          </table:table-cell>
          <table:table-cell office:value-type="float" office:value="1.53069818019867" calcext:value-type="float">
            <text:p>1.53069818019867</text:p>
          </table:table-cell>
          <table:table-cell office:value-type="float" office:value="1.34598469734192" calcext:value-type="float">
            <text:p>1.34598469734192</text:p>
          </table:table-cell>
          <table:table-cell office:value-type="float" office:value="1.38448989391327" calcext:value-type="float">
            <text:p>1.38448989391327</text:p>
          </table:table-cell>
          <table:table-cell office:value-type="float" office:value="1.54466390609741" calcext:value-type="float">
            <text:p>1.54466390609741</text:p>
          </table:table-cell>
          <table:table-cell office:value-type="float" office:value="1.45328485965729" calcext:value-type="float">
            <text:p>1.45328485965729</text:p>
          </table:table-cell>
          <table:table-cell office:value-type="float" office:value="1.36687934398651" calcext:value-type="float">
            <text:p>1.36687934398651</text:p>
          </table:table-cell>
          <table:table-cell office:value-type="float" office:value="1.61137640476227" calcext:value-type="float">
            <text:p>1.61137640476227</text:p>
          </table:table-cell>
          <table:table-cell office:value-type="float" office:value="1.36546730995178" calcext:value-type="float">
            <text:p>1.36546730995178</text:p>
          </table:table-cell>
          <table:table-cell office:value-type="float" office:value="1.52872967720032" calcext:value-type="float">
            <text:p>1.52872967720032</text:p>
          </table:table-cell>
          <table:table-cell office:value-type="float" office:value="1.59738540649414" calcext:value-type="float">
            <text:p>1.59738540649414</text:p>
          </table:table-cell>
          <table:table-cell office:value-type="float" office:value="1.31673049926758" calcext:value-type="float">
            <text:p>1.31673049926758</text:p>
          </table:table-cell>
          <table:table-cell office:value-type="float" office:value="1.60345613956451" calcext:value-type="float">
            <text:p>1.60345613956451</text:p>
          </table:table-cell>
          <table:table-cell office:value-type="float" office:value="1.36026728153229" calcext:value-type="float">
            <text:p>1.36026728153229</text:p>
          </table:table-cell>
          <table:table-cell office:value-type="float" office:value="1.27216863632202" calcext:value-type="float">
            <text:p>1.27216863632202</text:p>
          </table:table-cell>
          <table:table-cell office:value-type="float" office:value="1.55366837978363" calcext:value-type="float">
            <text:p>1.55366837978363</text:p>
          </table:table-cell>
          <table:table-cell office:value-type="float" office:value="1.56146240234375" calcext:value-type="float">
            <text:p>1.56146240234375</text:p>
          </table:table-cell>
          <table:table-cell office:value-type="float" office:value="1.46553945541382" calcext:value-type="float">
            <text:p>1.46553945541382</text:p>
          </table:table-cell>
          <table:table-cell office:value-type="float" office:value="1.5781135559082" calcext:value-type="float">
            <text:p>1.5781135559082</text:p>
          </table:table-cell>
          <table:table-cell office:value-type="float" office:value="1.65864849090576" calcext:value-type="float">
            <text:p>1.65864849090576</text:p>
          </table:table-cell>
          <table:table-cell office:value-type="float" office:value="1.51161861419678" calcext:value-type="float">
            <text:p>1.51161861419678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43966281414032" calcext:value-type="float">
            <text:p>1.43966281414032</text:p>
          </table:table-cell>
          <table:table-cell office:value-type="float" office:value="1.56646311283112" calcext:value-type="float">
            <text:p>1.56646311283112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874" calcext:value-type="float">
            <text:p>1.4874</text:p>
          </table:table-cell>
          <table:table-cell office:value-type="float" office:value="1.4803" calcext:value-type="float">
            <text:p>1.4803</text:p>
          </table:table-cell>
          <table:table-cell office:value-type="float" office:value="1.775" calcext:value-type="float">
            <text:p>1.775</text:p>
          </table:table-cell>
          <table:table-cell office:value-type="float" office:value="1.2722" calcext:value-type="float">
            <text:p>1.2722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4574568271637" calcext:value-type="float">
            <text:p>1.4574568271637</text:p>
          </table:table-cell>
          <table:table-cell office:value-type="float" office:value="1.35642063617706" calcext:value-type="float">
            <text:p>1.35642063617706</text:p>
          </table:table-cell>
          <table:table-cell office:value-type="float" office:value="1.28149569034576" calcext:value-type="float">
            <text:p>1.28149569034576</text:p>
          </table:table-cell>
          <table:table-cell office:value-type="float" office:value="1.52269446849823" calcext:value-type="float">
            <text:p>1.52269446849823</text:p>
          </table:table-cell>
          <table:table-cell office:value-type="float" office:value="1.62087285518646" calcext:value-type="float">
            <text:p>1.62087285518646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40640544891357" calcext:value-type="float">
            <text:p>1.40640544891357</text:p>
          </table:table-cell>
          <table:table-cell office:value-type="float" office:value="1.4058393239975" calcext:value-type="float">
            <text:p>1.4058393239975</text:p>
          </table:table-cell>
          <table:table-cell office:value-type="float" office:value="1.47691750526428" calcext:value-type="float">
            <text:p>1.47691750526428</text:p>
          </table:table-cell>
          <table:table-cell office:value-type="float" office:value="1.50408804416657" calcext:value-type="float">
            <text:p>1.50408804416657</text:p>
          </table:table-cell>
          <table:table-cell office:value-type="float" office:value="1.44746649265289" calcext:value-type="float">
            <text:p>1.44746649265289</text:p>
          </table:table-cell>
          <table:table-cell office:value-type="float" office:value="1.58788013458252" calcext:value-type="float">
            <text:p>1.58788013458252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7948265075684" calcext:value-type="float">
            <text:p>1.47948265075684</text:p>
          </table:table-cell>
          <table:table-cell office:value-type="float" office:value="1.44737720489502" calcext:value-type="float">
            <text:p>1.44737720489502</text:p>
          </table:table-cell>
          <table:table-cell office:value-type="float" office:value="1.50998950004578" calcext:value-type="float">
            <text:p>1.50998950004578</text:p>
          </table:table-cell>
          <table:table-cell office:value-type="float" office:value="1.49149930477142" calcext:value-type="float">
            <text:p>1.49149930477142</text:p>
          </table:table-cell>
          <table:table-cell office:value-type="float" office:value="1.46857106685638" calcext:value-type="float">
            <text:p>1.46857106685638</text:p>
          </table:table-cell>
          <table:table-cell office:value-type="float" office:value="1.55311751365662" calcext:value-type="float">
            <text:p>1.55311751365662</text:p>
          </table:table-cell>
          <table:table-cell office:value-type="float" office:value="1.53069818019867" calcext:value-type="float">
            <text:p>1.53069818019867</text:p>
          </table:table-cell>
          <table:table-cell office:value-type="float" office:value="1.34598469734192" calcext:value-type="float">
            <text:p>1.34598469734192</text:p>
          </table:table-cell>
          <table:table-cell office:value-type="float" office:value="1.38448989391327" calcext:value-type="float">
            <text:p>1.38448989391327</text:p>
          </table:table-cell>
          <table:table-cell office:value-type="float" office:value="1.54466390609741" calcext:value-type="float">
            <text:p>1.54466390609741</text:p>
          </table:table-cell>
          <table:table-cell office:value-type="float" office:value="1.45328485965729" calcext:value-type="float">
            <text:p>1.45328485965729</text:p>
          </table:table-cell>
          <table:table-cell office:value-type="float" office:value="1.36687934398651" calcext:value-type="float">
            <text:p>1.36687934398651</text:p>
          </table:table-cell>
          <table:table-cell office:value-type="float" office:value="1.61137640476227" calcext:value-type="float">
            <text:p>1.61137640476227</text:p>
          </table:table-cell>
          <table:table-cell office:value-type="float" office:value="1.36546730995178" calcext:value-type="float">
            <text:p>1.36546730995178</text:p>
          </table:table-cell>
          <table:table-cell office:value-type="float" office:value="1.52872967720032" calcext:value-type="float">
            <text:p>1.52872967720032</text:p>
          </table:table-cell>
          <table:table-cell office:value-type="float" office:value="1.59738540649414" calcext:value-type="float">
            <text:p>1.59738540649414</text:p>
          </table:table-cell>
          <table:table-cell office:value-type="float" office:value="1.31673049926758" calcext:value-type="float">
            <text:p>1.31673049926758</text:p>
          </table:table-cell>
          <table:table-cell office:value-type="float" office:value="1.60345613956451" calcext:value-type="float">
            <text:p>1.60345613956451</text:p>
          </table:table-cell>
          <table:table-cell office:value-type="float" office:value="1.36026728153229" calcext:value-type="float">
            <text:p>1.36026728153229</text:p>
          </table:table-cell>
          <table:table-cell office:value-type="float" office:value="1.27216863632202" calcext:value-type="float">
            <text:p>1.27216863632202</text:p>
          </table:table-cell>
          <table:table-cell office:value-type="float" office:value="1.55366837978363" calcext:value-type="float">
            <text:p>1.55366837978363</text:p>
          </table:table-cell>
          <table:table-cell office:value-type="float" office:value="1.56146240234375" calcext:value-type="float">
            <text:p>1.56146240234375</text:p>
          </table:table-cell>
          <table:table-cell office:value-type="float" office:value="1.46553945541382" calcext:value-type="float">
            <text:p>1.46553945541382</text:p>
          </table:table-cell>
          <table:table-cell office:value-type="float" office:value="1.5781135559082" calcext:value-type="float">
            <text:p>1.5781135559082</text:p>
          </table:table-cell>
          <table:table-cell office:value-type="float" office:value="1.65864849090576" calcext:value-type="float">
            <text:p>1.65864849090576</text:p>
          </table:table-cell>
          <table:table-cell office:value-type="float" office:value="1.51161861419678" calcext:value-type="float">
            <text:p>1.51161861419678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43966281414032" calcext:value-type="float">
            <text:p>1.43966281414032</text:p>
          </table:table-cell>
          <table:table-cell office:value-type="float" office:value="1.56646311283112" calcext:value-type="float">
            <text:p>1.56646311283112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059" calcext:value-type="float">
            <text:p>1.5059</text:p>
          </table:table-cell>
          <table:table-cell office:value-type="float" office:value="1.5393" calcext:value-type="float">
            <text:p>1.5393</text:p>
          </table:table-cell>
          <table:table-cell office:value-type="float" office:value="1.775" calcext:value-type="float">
            <text:p>1.775</text:p>
          </table:table-cell>
          <table:table-cell office:value-type="float" office:value="1.2722" calcext:value-type="float">
            <text:p>1.2722</text:p>
          </table:table-cell>
          <table:table-cell office:value-type="float" office:value="1.35642063617706" calcext:value-type="float">
            <text:p>1.35642063617706</text:p>
          </table:table-cell>
          <table:table-cell office:value-type="float" office:value="1.48028552532196" calcext:value-type="float">
            <text:p>1.48028552532196</text:p>
          </table:table-cell>
          <table:table-cell office:value-type="float" office:value="1.53931081295013" calcext:value-type="float">
            <text:p>1.53931081295013</text:p>
          </table:table-cell>
          <table:table-cell office:value-type="float" office:value="1.28149569034576" calcext:value-type="float">
            <text:p>1.28149569034576</text:p>
          </table:table-cell>
          <table:table-cell office:value-type="float" office:value="1.52269446849823" calcext:value-type="float">
            <text:p>1.52269446849823</text:p>
          </table:table-cell>
          <table:table-cell office:value-type="float" office:value="1.62087285518646" calcext:value-type="float">
            <text:p>1.62087285518646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40640544891357" calcext:value-type="float">
            <text:p>1.40640544891357</text:p>
          </table:table-cell>
          <table:table-cell office:value-type="float" office:value="1.41886818408966" calcext:value-type="float">
            <text:p>1.41886818408966</text:p>
          </table:table-cell>
          <table:table-cell office:value-type="float" office:value="1.59198439121246" calcext:value-type="float">
            <text:p>1.59198439121246</text:p>
          </table:table-cell>
          <table:table-cell office:value-type="float" office:value="1.38448989391327" calcext:value-type="float">
            <text:p>1.38448989391327</text:p>
          </table:table-cell>
          <table:table-cell office:value-type="float" office:value="1.54466390609741" calcext:value-type="float">
            <text:p>1.54466390609741</text:p>
          </table:table-cell>
          <table:table-cell office:value-type="float" office:value="1.45328485965729" calcext:value-type="float">
            <text:p>1.45328485965729</text:p>
          </table:table-cell>
          <table:table-cell office:value-type="float" office:value="1.36687934398651" calcext:value-type="float">
            <text:p>1.36687934398651</text:p>
          </table:table-cell>
          <table:table-cell office:value-type="float" office:value="1.61137640476227" calcext:value-type="float">
            <text:p>1.61137640476227</text:p>
          </table:table-cell>
          <table:table-cell office:value-type="float" office:value="1.36546730995178" calcext:value-type="float">
            <text:p>1.36546730995178</text:p>
          </table:table-cell>
          <table:table-cell office:value-type="float" office:value="1.49243140220642" calcext:value-type="float">
            <text:p>1.49243140220642</text:p>
          </table:table-cell>
          <table:table-cell office:value-type="float" office:value="1.45209157466888" calcext:value-type="float">
            <text:p>1.45209157466888</text:p>
          </table:table-cell>
          <table:table-cell office:value-type="float" office:value="1.58658266067505" calcext:value-type="float">
            <text:p>1.58658266067505</text:p>
          </table:table-cell>
          <table:table-cell office:value-type="float" office:value="1.55831229686737" calcext:value-type="float">
            <text:p>1.55831229686737</text:p>
          </table:table-cell>
          <table:table-cell office:value-type="float" office:value="1.41244995594025" calcext:value-type="float">
            <text:p>1.41244995594025</text:p>
          </table:table-cell>
          <table:table-cell office:value-type="float" office:value="1.6537401676178" calcext:value-type="float">
            <text:p>1.6537401676178</text:p>
          </table:table-cell>
          <table:table-cell office:value-type="float" office:value="1.41793668270111" calcext:value-type="float">
            <text:p>1.41793668270111</text:p>
          </table:table-cell>
          <table:table-cell office:value-type="float" office:value="1.54018700122833" calcext:value-type="float">
            <text:p>1.54018700122833</text:p>
          </table:table-cell>
          <table:table-cell office:value-type="float" office:value="1.57719945907593" calcext:value-type="float">
            <text:p>1.57719945907593</text:p>
          </table:table-cell>
          <table:table-cell office:value-type="float" office:value="1.66738951206207" calcext:value-type="float">
            <text:p>1.66738951206207</text:p>
          </table:table-cell>
          <table:table-cell office:value-type="float" office:value="1.64383161067963" calcext:value-type="float">
            <text:p>1.64383161067963</text:p>
          </table:table-cell>
          <table:table-cell office:value-type="float" office:value="1.56771349906921" calcext:value-type="float">
            <text:p>1.56771349906921</text:p>
          </table:table-cell>
          <table:table-cell office:value-type="float" office:value="1.54519832134247" calcext:value-type="float">
            <text:p>1.54519832134247</text:p>
          </table:table-cell>
          <table:table-cell office:value-type="float" office:value="1.52872967720032" calcext:value-type="float">
            <text:p>1.52872967720032</text:p>
          </table:table-cell>
          <table:table-cell office:value-type="float" office:value="1.59738540649414" calcext:value-type="float">
            <text:p>1.59738540649414</text:p>
          </table:table-cell>
          <table:table-cell office:value-type="float" office:value="1.31673049926758" calcext:value-type="float">
            <text:p>1.31673049926758</text:p>
          </table:table-cell>
          <table:table-cell office:value-type="float" office:value="1.60345613956451" calcext:value-type="float">
            <text:p>1.60345613956451</text:p>
          </table:table-cell>
          <table:table-cell office:value-type="float" office:value="1.36026728153229" calcext:value-type="float">
            <text:p>1.36026728153229</text:p>
          </table:table-cell>
          <table:table-cell office:value-type="float" office:value="1.27216863632202" calcext:value-type="float">
            <text:p>1.27216863632202</text:p>
          </table:table-cell>
          <table:table-cell office:value-type="float" office:value="1.55366837978363" calcext:value-type="float">
            <text:p>1.55366837978363</text:p>
          </table:table-cell>
          <table:table-cell office:value-type="float" office:value="1.56146240234375" calcext:value-type="float">
            <text:p>1.56146240234375</text:p>
          </table:table-cell>
          <table:table-cell office:value-type="float" office:value="1.46553945541382" calcext:value-type="float">
            <text:p>1.46553945541382</text:p>
          </table:table-cell>
          <table:table-cell office:value-type="float" office:value="1.5781135559082" calcext:value-type="float">
            <text:p>1.5781135559082</text:p>
          </table:table-cell>
          <table:table-cell office:value-type="float" office:value="1.65864849090576" calcext:value-type="float">
            <text:p>1.65864849090576</text:p>
          </table:table-cell>
          <table:table-cell office:value-type="float" office:value="1.51161861419678" calcext:value-type="float">
            <text:p>1.51161861419678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43966281414032" calcext:value-type="float">
            <text:p>1.43966281414032</text:p>
          </table:table-cell>
          <table:table-cell office:value-type="float" office:value="1.56646311283112" calcext:value-type="float">
            <text:p>1.56646311283112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244" calcext:value-type="float">
            <text:p>1.4244</text:p>
          </table:table-cell>
          <table:table-cell office:value-type="float" office:value="1.4463" calcext:value-type="float">
            <text:p>1.4463</text:p>
          </table:table-cell>
          <table:table-cell office:value-type="float" office:value="1.7276" calcext:value-type="float">
            <text:p>1.7276</text:p>
          </table:table-cell>
          <table:table-cell office:value-type="float" office:value="0.9274" calcext:value-type="float">
            <text:p>0.9274</text:p>
          </table:table-cell>
          <table:table-cell office:value-type="float" office:value="1.35285019874573" calcext:value-type="float">
            <text:p>1.35285019874573</text:p>
          </table:table-cell>
          <table:table-cell office:value-type="float" office:value="1.51724314689636" calcext:value-type="float">
            <text:p>1.51724314689636</text:p>
          </table:table-cell>
          <table:table-cell office:value-type="float" office:value="1.40065455436707" calcext:value-type="float">
            <text:p>1.40065455436707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2624342441559" calcext:value-type="float">
            <text:p>1.42624342441559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52838802337646" calcext:value-type="float">
            <text:p>1.52838802337646</text:p>
          </table:table-cell>
          <table:table-cell office:value-type="float" office:value="1.38586413860321" calcext:value-type="float">
            <text:p>1.38586413860321</text:p>
          </table:table-cell>
          <table:table-cell office:value-type="float" office:value="1.25162696838379" calcext:value-type="float">
            <text:p>1.25162696838379</text:p>
          </table:table-cell>
          <table:table-cell office:value-type="float" office:value="0.927382349967956" calcext:value-type="float">
            <text:p>0.927382349967956</text:p>
          </table:table-cell>
          <table:table-cell office:value-type="float" office:value="1.62298250198364" calcext:value-type="float">
            <text:p>1.62298250198364</text:p>
          </table:table-cell>
          <table:table-cell office:value-type="float" office:value="1.49287641048431" calcext:value-type="float">
            <text:p>1.49287641048431</text:p>
          </table:table-cell>
          <table:table-cell office:value-type="float" office:value="1.05582892894745" calcext:value-type="float">
            <text:p>1.05582892894745</text:p>
          </table:table-cell>
          <table:table-cell office:value-type="float" office:value="1.36282455921173" calcext:value-type="float">
            <text:p>1.36282455921173</text:p>
          </table:table-cell>
          <table:table-cell office:value-type="float" office:value="1.28259003162384" calcext:value-type="float">
            <text:p>1.28259003162384</text:p>
          </table:table-cell>
          <table:table-cell office:value-type="float" office:value="1.2261962890625" calcext:value-type="float">
            <text:p>1.2261962890625</text:p>
          </table:table-cell>
          <table:table-cell office:value-type="float" office:value="1.335533618927" calcext:value-type="float">
            <text:p>1.335533618927</text:p>
          </table:table-cell>
          <table:table-cell office:value-type="float" office:value="1.62026584148407" calcext:value-type="float">
            <text:p>1.62026584148407</text:p>
          </table:table-cell>
          <table:table-cell office:value-type="float" office:value="1.55142569541931" calcext:value-type="float">
            <text:p>1.55142569541931</text:p>
          </table:table-cell>
          <table:table-cell office:value-type="float" office:value="1.29059755802155" calcext:value-type="float">
            <text:p>1.29059755802155</text:p>
          </table:table-cell>
          <table:table-cell office:value-type="float" office:value="1.4537034034729" calcext:value-type="float">
            <text:p>1.4537034034729</text:p>
          </table:table-cell>
          <table:table-cell office:value-type="float" office:value="1.3728996515274" calcext:value-type="float">
            <text:p>1.3728996515274</text:p>
          </table:table-cell>
          <table:table-cell office:value-type="float" office:value="1.44284284114838" calcext:value-type="float">
            <text:p>1.44284284114838</text:p>
          </table:table-cell>
          <table:table-cell office:value-type="float" office:value="1.59374260902405" calcext:value-type="float">
            <text:p>1.59374260902405</text:p>
          </table:table-cell>
          <table:table-cell office:value-type="float" office:value="1.51871311664581" calcext:value-type="float">
            <text:p>1.51871311664581</text:p>
          </table:table-cell>
          <table:table-cell office:value-type="float" office:value="1.22719836235046" calcext:value-type="float">
            <text:p>1.22719836235046</text:p>
          </table:table-cell>
          <table:table-cell office:value-type="float" office:value="1.50117301940918" calcext:value-type="float">
            <text:p>1.50117301940918</text:p>
          </table:table-cell>
          <table:table-cell office:value-type="float" office:value="1.31522846221924" calcext:value-type="float">
            <text:p>1.31522846221924</text:p>
          </table:table-cell>
          <table:table-cell office:value-type="float" office:value="1.35827231407166" calcext:value-type="float">
            <text:p>1.35827231407166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61344265937805" calcext:value-type="float">
            <text:p>1.61344265937805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59694468975067" calcext:value-type="float">
            <text:p>1.59694468975067</text:p>
          </table:table-cell>
          <table:table-cell office:value-type="float" office:value="1.72757768630981" calcext:value-type="float">
            <text:p>1.72757768630981</text:p>
          </table:table-cell>
          <table:table-cell office:value-type="float" office:value="1.53457081317902" calcext:value-type="float">
            <text:p>1.53457081317902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58526074886322" calcext:value-type="float">
            <text:p>1.58526074886322</text:p>
          </table:table-cell>
          <table:table-cell office:value-type="float" office:value="1.64820921421051" calcext:value-type="float">
            <text:p>1.64820921421051</text:p>
          </table:table-cell>
          <table:table-cell office:value-type="float" office:value="1.44627296924591" calcext:value-type="float">
            <text:p>1.44627296924591</text:p>
          </table:table-cell>
          <table:table-cell office:value-type="float" office:value="1.26581740379334" calcext:value-type="float">
            <text:p>1.26581740379334</text:p>
          </table:table-cell>
          <table:table-cell office:value-type="float" office:value="1.37462818622589" calcext:value-type="float">
            <text:p>1.37462818622589</text:p>
          </table:table-cell>
          <table:table-cell office:value-type="float" office:value="1.537433385849" calcext:value-type="float">
            <text:p>1.537433385849</text:p>
          </table:table-cell>
          <table:table-cell office:value-type="float" office:value="1.38177180290222" calcext:value-type="float">
            <text:p>1.38177180290222</text:p>
          </table:table-cell>
          <table:table-cell office:value-type="float" office:value="1.54500818252563" calcext:value-type="float">
            <text:p>1.54500818252563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842" calcext:value-type="float">
            <text:p>1.4842</text:p>
          </table:table-cell>
          <table:table-cell office:value-type="float" office:value="1.4943" calcext:value-type="float">
            <text:p>1.4943</text:p>
          </table:table-cell>
          <table:table-cell office:value-type="float" office:value="1.7846" calcext:value-type="float">
            <text:p>1.7846</text:p>
          </table:table-cell>
          <table:table-cell office:value-type="float" office:value="1.1795" calcext:value-type="float">
            <text:p>1.1795</text:p>
          </table:table-cell>
          <table:table-cell office:value-type="float" office:value="1.53446233272553" calcext:value-type="float">
            <text:p>1.53446233272553</text:p>
          </table:table-cell>
          <table:table-cell office:value-type="float" office:value="1.56916904449463" calcext:value-type="float">
            <text:p>1.56916904449463</text:p>
          </table:table-cell>
          <table:table-cell office:value-type="float" office:value="1.5318855047226" calcext:value-type="float">
            <text:p>1.5318855047226</text:p>
          </table:table-cell>
          <table:table-cell office:value-type="float" office:value="1.48212718963623" calcext:value-type="float">
            <text:p>1.48212718963623</text:p>
          </table:table-cell>
          <table:table-cell office:value-type="float" office:value="1.32545161247253" calcext:value-type="float">
            <text:p>1.32545161247253</text:p>
          </table:table-cell>
          <table:table-cell office:value-type="float" office:value="1.4518541097641" calcext:value-type="float">
            <text:p>1.4518541097641</text:p>
          </table:table-cell>
          <table:table-cell office:value-type="float" office:value="1.49266183376312" calcext:value-type="float">
            <text:p>1.49266183376312</text:p>
          </table:table-cell>
          <table:table-cell office:value-type="float" office:value="1.17948162555695" calcext:value-type="float">
            <text:p>1.17948162555695</text:p>
          </table:table-cell>
          <table:table-cell office:value-type="float" office:value="1.49938070774078" calcext:value-type="float">
            <text:p>1.49938070774078</text:p>
          </table:table-cell>
          <table:table-cell office:value-type="float" office:value="1.4495302438736" calcext:value-type="float">
            <text:p>1.4495302438736</text:p>
          </table:table-cell>
          <table:table-cell office:value-type="float" office:value="1.43524599075317" calcext:value-type="float">
            <text:p>1.43524599075317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0661978721619" calcext:value-type="float">
            <text:p>1.40661978721619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56821346282959" calcext:value-type="float">
            <text:p>1.56821346282959</text:p>
          </table:table-cell>
          <table:table-cell office:value-type="float" office:value="1.41505575180054" calcext:value-type="float">
            <text:p>1.41505575180054</text:p>
          </table:table-cell>
          <table:table-cell office:value-type="float" office:value="1.52719557285309" calcext:value-type="float">
            <text:p>1.52719557285309</text:p>
          </table:table-cell>
          <table:table-cell office:value-type="float" office:value="1.52703368663788" calcext:value-type="float">
            <text:p>1.52703368663788</text:p>
          </table:table-cell>
          <table:table-cell office:value-type="float" office:value="1.73213982582092" calcext:value-type="float">
            <text:p>1.73213982582092</text:p>
          </table:table-cell>
          <table:table-cell office:value-type="float" office:value="1.516685962677" calcext:value-type="float">
            <text:p>1.516685962677</text:p>
          </table:table-cell>
          <table:table-cell office:value-type="float" office:value="1.40830862522125" calcext:value-type="float">
            <text:p>1.40830862522125</text:p>
          </table:table-cell>
          <table:table-cell office:value-type="float" office:value="1.51227867603302" calcext:value-type="float">
            <text:p>1.51227867603302</text:p>
          </table:table-cell>
          <table:table-cell office:value-type="float" office:value="1.52104353904724" calcext:value-type="float">
            <text:p>1.52104353904724</text:p>
          </table:table-cell>
          <table:table-cell office:value-type="float" office:value="1.25523352622986" calcext:value-type="float">
            <text:p>1.25523352622986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58525812625885" calcext:value-type="float">
            <text:p>1.58525812625885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54388511180878" calcext:value-type="float">
            <text:p>1.54388511180878</text:p>
          </table:table-cell>
          <table:table-cell office:value-type="float" office:value="1.54190981388092" calcext:value-type="float">
            <text:p>1.54190981388092</text:p>
          </table:table-cell>
          <table:table-cell office:value-type="float" office:value="1.55425620079041" calcext:value-type="float">
            <text:p>1.55425620079041</text:p>
          </table:table-cell>
          <table:table-cell office:value-type="float" office:value="1.47894275188446" calcext:value-type="float">
            <text:p>1.47894275188446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63419878482819" calcext:value-type="float">
            <text:p>1.63419878482819</text:p>
          </table:table-cell>
          <table:table-cell office:value-type="float" office:value="1.46596539020538" calcext:value-type="float">
            <text:p>1.46596539020538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40728282928467" calcext:value-type="float">
            <text:p>1.40728282928467</text:p>
          </table:table-cell>
          <table:table-cell office:value-type="float" office:value="1.56344032287598" calcext:value-type="float">
            <text:p>1.56344032287598</text:p>
          </table:table-cell>
          <table:table-cell office:value-type="float" office:value="1.23436450958252" calcext:value-type="float">
            <text:p>1.23436450958252</text:p>
          </table:table-cell>
          <table:table-cell office:value-type="float" office:value="1.23313498497009" calcext:value-type="float">
            <text:p>1.23313498497009</text:p>
          </table:table-cell>
          <table:table-cell office:value-type="float" office:value="1.51939165592194" calcext:value-type="float">
            <text:p>1.51939165592194</text:p>
          </table:table-cell>
          <table:table-cell office:value-type="float" office:value="1.44747352600098" calcext:value-type="float">
            <text:p>1.44747352600098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55189824104309" calcext:value-type="float">
            <text:p>1.55189824104309</text:p>
          </table:table-cell>
          <table:table-cell office:value-type="float" office:value="1.46879100799561" calcext:value-type="float">
            <text:p>1.46879100799561</text:p>
          </table:table-cell>
          <table:table-cell office:value-type="float" office:value="1.41991937160492" calcext:value-type="float">
            <text:p>1.41991937160492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76" calcext:value-type="float">
            <text:p>1.476</text:p>
          </table:table-cell>
          <table:table-cell office:value-type="float" office:value="1.4789" calcext:value-type="float">
            <text:p>1.4789</text:p>
          </table:table-cell>
          <table:table-cell office:value-type="float" office:value="1.7846" calcext:value-type="float">
            <text:p>1.7846</text:p>
          </table:table-cell>
          <table:table-cell office:value-type="float" office:value="1.2318" calcext:value-type="float">
            <text:p>1.2318</text:p>
          </table:table-cell>
          <table:table-cell office:value-type="float" office:value="1.43524599075317" calcext:value-type="float">
            <text:p>1.43524599075317</text:p>
          </table:table-cell>
          <table:table-cell office:value-type="float" office:value="1.52703368663788" calcext:value-type="float">
            <text:p>1.52703368663788</text:p>
          </table:table-cell>
          <table:table-cell office:value-type="float" office:value="1.53412973880768" calcext:value-type="float">
            <text:p>1.53412973880768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58525812625885" calcext:value-type="float">
            <text:p>1.58525812625885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54388511180878" calcext:value-type="float">
            <text:p>1.54388511180878</text:p>
          </table:table-cell>
          <table:table-cell office:value-type="float" office:value="1.54190981388092" calcext:value-type="float">
            <text:p>1.54190981388092</text:p>
          </table:table-cell>
          <table:table-cell office:value-type="float" office:value="1.55425620079041" calcext:value-type="float">
            <text:p>1.55425620079041</text:p>
          </table:table-cell>
          <table:table-cell office:value-type="float" office:value="1.4495302438736" calcext:value-type="float">
            <text:p>1.4495302438736</text:p>
          </table:table-cell>
          <table:table-cell office:value-type="float" office:value="1.62044990062714" calcext:value-type="float">
            <text:p>1.62044990062714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0661978721619" calcext:value-type="float">
            <text:p>1.40661978721619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56821346282959" calcext:value-type="float">
            <text:p>1.56821346282959</text:p>
          </table:table-cell>
          <table:table-cell office:value-type="float" office:value="1.41505575180054" calcext:value-type="float">
            <text:p>1.41505575180054</text:p>
          </table:table-cell>
          <table:table-cell office:value-type="float" office:value="1.52719557285309" calcext:value-type="float">
            <text:p>1.52719557285309</text:p>
          </table:table-cell>
          <table:table-cell office:value-type="float" office:value="1.47437965869904" calcext:value-type="float">
            <text:p>1.47437965869904</text:p>
          </table:table-cell>
          <table:table-cell office:value-type="float" office:value="1.73213982582092" calcext:value-type="float">
            <text:p>1.73213982582092</text:p>
          </table:table-cell>
          <table:table-cell office:value-type="float" office:value="1.516685962677" calcext:value-type="float">
            <text:p>1.516685962677</text:p>
          </table:table-cell>
          <table:table-cell office:value-type="float" office:value="1.40830862522125" calcext:value-type="float">
            <text:p>1.40830862522125</text:p>
          </table:table-cell>
          <table:table-cell office:value-type="float" office:value="1.51227867603302" calcext:value-type="float">
            <text:p>1.51227867603302</text:p>
          </table:table-cell>
          <table:table-cell office:value-type="float" office:value="1.52104353904724" calcext:value-type="float">
            <text:p>1.52104353904724</text:p>
          </table:table-cell>
          <table:table-cell office:value-type="float" office:value="1.25523352622986" calcext:value-type="float">
            <text:p>1.25523352622986</text:p>
          </table:table-cell>
          <table:table-cell office:value-type="float" office:value="1.51951062679291" calcext:value-type="float">
            <text:p>1.51951062679291</text:p>
          </table:table-cell>
          <table:table-cell office:value-type="float" office:value="1.32187056541443" calcext:value-type="float">
            <text:p>1.32187056541443</text:p>
          </table:table-cell>
          <table:table-cell office:value-type="float" office:value="1.4379700422287" calcext:value-type="float">
            <text:p>1.4379700422287</text:p>
          </table:table-cell>
          <table:table-cell office:value-type="float" office:value="1.24400305747986" calcext:value-type="float">
            <text:p>1.24400305747986</text:p>
          </table:table-cell>
          <table:table-cell office:value-type="float" office:value="1.23176753520966" calcext:value-type="float">
            <text:p>1.23176753520966</text:p>
          </table:table-cell>
          <table:table-cell office:value-type="float" office:value="1.3164529800415" calcext:value-type="float">
            <text:p>1.3164529800415</text:p>
          </table:table-cell>
          <table:table-cell office:value-type="float" office:value="1.47894275188446" calcext:value-type="float">
            <text:p>1.47894275188446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63419878482819" calcext:value-type="float">
            <text:p>1.63419878482819</text:p>
          </table:table-cell>
          <table:table-cell office:value-type="float" office:value="1.46596539020538" calcext:value-type="float">
            <text:p>1.46596539020538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40728282928467" calcext:value-type="float">
            <text:p>1.40728282928467</text:p>
          </table:table-cell>
          <table:table-cell office:value-type="float" office:value="1.56344032287598" calcext:value-type="float">
            <text:p>1.56344032287598</text:p>
          </table:table-cell>
          <table:table-cell office:value-type="float" office:value="1.23436450958252" calcext:value-type="float">
            <text:p>1.23436450958252</text:p>
          </table:table-cell>
          <table:table-cell office:value-type="float" office:value="1.23313498497009" calcext:value-type="float">
            <text:p>1.23313498497009</text:p>
          </table:table-cell>
          <table:table-cell office:value-type="float" office:value="1.51939165592194" calcext:value-type="float">
            <text:p>1.51939165592194</text:p>
          </table:table-cell>
          <table:table-cell office:value-type="float" office:value="1.44747352600098" calcext:value-type="float">
            <text:p>1.44747352600098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55189824104309" calcext:value-type="float">
            <text:p>1.55189824104309</text:p>
          </table:table-cell>
          <table:table-cell office:value-type="float" office:value="1.46879100799561" calcext:value-type="float">
            <text:p>1.46879100799561</text:p>
          </table:table-cell>
          <table:table-cell office:value-type="float" office:value="1.41991937160492" calcext:value-type="float">
            <text:p>1.41991937160492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605" calcext:value-type="float">
            <text:p>1.4605</text:p>
          </table:table-cell>
          <table:table-cell office:value-type="float" office:value="1.4868" calcext:value-type="float">
            <text:p>1.4868</text:p>
          </table:table-cell>
          <table:table-cell office:value-type="float" office:value="1.6376" calcext:value-type="float">
            <text:p>1.6376</text:p>
          </table:table-cell>
          <table:table-cell office:value-type="float" office:value="1.2883" calcext:value-type="float">
            <text:p>1.2883</text:p>
          </table:table-cell>
          <table:table-cell office:value-type="float" office:value="1.28830862045288" calcext:value-type="float">
            <text:p>1.28830862045288</text:p>
          </table:table-cell>
          <table:table-cell office:value-type="float" office:value="1.54066634178162" calcext:value-type="float">
            <text:p>1.54066634178162</text:p>
          </table:table-cell>
          <table:table-cell office:value-type="float" office:value="1.37435305118561" calcext:value-type="float">
            <text:p>1.37435305118561</text:p>
          </table:table-cell>
          <table:table-cell office:value-type="float" office:value="1.50934708118439" calcext:value-type="float">
            <text:p>1.50934708118439</text:p>
          </table:table-cell>
          <table:table-cell office:value-type="float" office:value="1.50277924537659" calcext:value-type="float">
            <text:p>1.50277924537659</text:p>
          </table:table-cell>
          <table:table-cell office:value-type="float" office:value="1.50102984905243" calcext:value-type="float">
            <text:p>1.50102984905243</text:p>
          </table:table-cell>
          <table:table-cell office:value-type="float" office:value="1.38280034065247" calcext:value-type="float">
            <text:p>1.38280034065247</text:p>
          </table:table-cell>
          <table:table-cell office:value-type="float" office:value="1.49229168891907" calcext:value-type="float">
            <text:p>1.49229168891907</text:p>
          </table:table-cell>
          <table:table-cell office:value-type="float" office:value="1.36016464233398" calcext:value-type="float">
            <text:p>1.36016464233398</text:p>
          </table:table-cell>
          <table:table-cell office:value-type="float" office:value="1.39328837394714" calcext:value-type="float">
            <text:p>1.39328837394714</text:p>
          </table:table-cell>
          <table:table-cell office:value-type="float" office:value="1.42150545120239" calcext:value-type="float">
            <text:p>1.42150545120239</text:p>
          </table:table-cell>
          <table:table-cell office:value-type="float" office:value="1.50103354454041" calcext:value-type="float">
            <text:p>1.50103354454041</text:p>
          </table:table-cell>
          <table:table-cell office:value-type="float" office:value="1.39969635009766" calcext:value-type="float">
            <text:p>1.39969635009766</text:p>
          </table:table-cell>
          <table:table-cell office:value-type="float" office:value="1.54489517211914" calcext:value-type="float">
            <text:p>1.54489517211914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2360582351685" calcext:value-type="float">
            <text:p>1.52360582351685</text:p>
          </table:table-cell>
          <table:table-cell office:value-type="float" office:value="1.63760733604431" calcext:value-type="float">
            <text:p>1.63760733604431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47032642364502" calcext:value-type="float">
            <text:p>1.47032642364502</text:p>
          </table:table-cell>
          <table:table-cell office:value-type="float" office:value="1.4167914390564" calcext:value-type="float">
            <text:p>1.4167914390564</text:p>
          </table:table-cell>
          <table:table-cell office:value-type="float" office:value="1.45460975170136" calcext:value-type="float">
            <text:p>1.45460975170136</text:p>
          </table:table-cell>
          <table:table-cell office:value-type="float" office:value="1.29318749904633" calcext:value-type="float">
            <text:p>1.29318749904633</text:p>
          </table:table-cell>
          <table:table-cell office:value-type="float" office:value="1.51348435878754" calcext:value-type="float">
            <text:p>1.51348435878754</text:p>
          </table:table-cell>
          <table:table-cell office:value-type="float" office:value="1.51665234565735" calcext:value-type="float">
            <text:p>1.51665234565735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49015867710114" calcext:value-type="float">
            <text:p>1.49015867710114</text:p>
          </table:table-cell>
          <table:table-cell office:value-type="float" office:value="1.48346865177155" calcext:value-type="float">
            <text:p>1.48346865177155</text:p>
          </table:table-cell>
          <table:table-cell office:value-type="float" office:value="1.50635933876038" calcext:value-type="float">
            <text:p>1.50635933876038</text:p>
          </table:table-cell>
          <table:table-cell table:number-columns-repeated="14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76" calcext:value-type="float">
            <text:p>1.476</text:p>
          </table:table-cell>
          <table:table-cell office:value-type="float" office:value="1.4789" calcext:value-type="float">
            <text:p>1.4789</text:p>
          </table:table-cell>
          <table:table-cell office:value-type="float" office:value="1.7846" calcext:value-type="float">
            <text:p>1.7846</text:p>
          </table:table-cell>
          <table:table-cell office:value-type="float" office:value="1.2318" calcext:value-type="float">
            <text:p>1.2318</text:p>
          </table:table-cell>
          <table:table-cell office:value-type="float" office:value="1.43524599075317" calcext:value-type="float">
            <text:p>1.43524599075317</text:p>
          </table:table-cell>
          <table:table-cell office:value-type="float" office:value="1.52703368663788" calcext:value-type="float">
            <text:p>1.52703368663788</text:p>
          </table:table-cell>
          <table:table-cell office:value-type="float" office:value="1.53412973880768" calcext:value-type="float">
            <text:p>1.53412973880768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58525812625885" calcext:value-type="float">
            <text:p>1.58525812625885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54388511180878" calcext:value-type="float">
            <text:p>1.54388511180878</text:p>
          </table:table-cell>
          <table:table-cell office:value-type="float" office:value="1.54190981388092" calcext:value-type="float">
            <text:p>1.54190981388092</text:p>
          </table:table-cell>
          <table:table-cell office:value-type="float" office:value="1.55425620079041" calcext:value-type="float">
            <text:p>1.55425620079041</text:p>
          </table:table-cell>
          <table:table-cell office:value-type="float" office:value="1.4495302438736" calcext:value-type="float">
            <text:p>1.4495302438736</text:p>
          </table:table-cell>
          <table:table-cell office:value-type="float" office:value="1.62044990062714" calcext:value-type="float">
            <text:p>1.62044990062714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0661978721619" calcext:value-type="float">
            <text:p>1.40661978721619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56821346282959" calcext:value-type="float">
            <text:p>1.56821346282959</text:p>
          </table:table-cell>
          <table:table-cell office:value-type="float" office:value="1.41505575180054" calcext:value-type="float">
            <text:p>1.41505575180054</text:p>
          </table:table-cell>
          <table:table-cell office:value-type="float" office:value="1.52719557285309" calcext:value-type="float">
            <text:p>1.52719557285309</text:p>
          </table:table-cell>
          <table:table-cell office:value-type="float" office:value="1.47437965869904" calcext:value-type="float">
            <text:p>1.47437965869904</text:p>
          </table:table-cell>
          <table:table-cell office:value-type="float" office:value="1.73213982582092" calcext:value-type="float">
            <text:p>1.73213982582092</text:p>
          </table:table-cell>
          <table:table-cell office:value-type="float" office:value="1.516685962677" calcext:value-type="float">
            <text:p>1.516685962677</text:p>
          </table:table-cell>
          <table:table-cell office:value-type="float" office:value="1.40830862522125" calcext:value-type="float">
            <text:p>1.40830862522125</text:p>
          </table:table-cell>
          <table:table-cell office:value-type="float" office:value="1.51227867603302" calcext:value-type="float">
            <text:p>1.51227867603302</text:p>
          </table:table-cell>
          <table:table-cell office:value-type="float" office:value="1.52104353904724" calcext:value-type="float">
            <text:p>1.52104353904724</text:p>
          </table:table-cell>
          <table:table-cell office:value-type="float" office:value="1.25523352622986" calcext:value-type="float">
            <text:p>1.25523352622986</text:p>
          </table:table-cell>
          <table:table-cell office:value-type="float" office:value="1.51951062679291" calcext:value-type="float">
            <text:p>1.51951062679291</text:p>
          </table:table-cell>
          <table:table-cell office:value-type="float" office:value="1.32187056541443" calcext:value-type="float">
            <text:p>1.32187056541443</text:p>
          </table:table-cell>
          <table:table-cell office:value-type="float" office:value="1.4379700422287" calcext:value-type="float">
            <text:p>1.4379700422287</text:p>
          </table:table-cell>
          <table:table-cell office:value-type="float" office:value="1.24400305747986" calcext:value-type="float">
            <text:p>1.24400305747986</text:p>
          </table:table-cell>
          <table:table-cell office:value-type="float" office:value="1.23176753520966" calcext:value-type="float">
            <text:p>1.23176753520966</text:p>
          </table:table-cell>
          <table:table-cell office:value-type="float" office:value="1.3164529800415" calcext:value-type="float">
            <text:p>1.3164529800415</text:p>
          </table:table-cell>
          <table:table-cell office:value-type="float" office:value="1.47894275188446" calcext:value-type="float">
            <text:p>1.47894275188446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63419878482819" calcext:value-type="float">
            <text:p>1.63419878482819</text:p>
          </table:table-cell>
          <table:table-cell office:value-type="float" office:value="1.46596539020538" calcext:value-type="float">
            <text:p>1.46596539020538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40728282928467" calcext:value-type="float">
            <text:p>1.40728282928467</text:p>
          </table:table-cell>
          <table:table-cell office:value-type="float" office:value="1.56344032287598" calcext:value-type="float">
            <text:p>1.56344032287598</text:p>
          </table:table-cell>
          <table:table-cell office:value-type="float" office:value="1.23436450958252" calcext:value-type="float">
            <text:p>1.23436450958252</text:p>
          </table:table-cell>
          <table:table-cell office:value-type="float" office:value="1.23313498497009" calcext:value-type="float">
            <text:p>1.23313498497009</text:p>
          </table:table-cell>
          <table:table-cell office:value-type="float" office:value="1.51939165592194" calcext:value-type="float">
            <text:p>1.51939165592194</text:p>
          </table:table-cell>
          <table:table-cell office:value-type="float" office:value="1.44747352600098" calcext:value-type="float">
            <text:p>1.44747352600098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55189824104309" calcext:value-type="float">
            <text:p>1.55189824104309</text:p>
          </table:table-cell>
          <table:table-cell office:value-type="float" office:value="1.46879100799561" calcext:value-type="float">
            <text:p>1.46879100799561</text:p>
          </table:table-cell>
          <table:table-cell office:value-type="float" office:value="1.41991937160492" calcext:value-type="float">
            <text:p>1.41991937160492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76" calcext:value-type="float">
            <text:p>1.476</text:p>
          </table:table-cell>
          <table:table-cell office:value-type="float" office:value="1.4789" calcext:value-type="float">
            <text:p>1.4789</text:p>
          </table:table-cell>
          <table:table-cell office:value-type="float" office:value="1.7846" calcext:value-type="float">
            <text:p>1.7846</text:p>
          </table:table-cell>
          <table:table-cell office:value-type="float" office:value="1.2318" calcext:value-type="float">
            <text:p>1.2318</text:p>
          </table:table-cell>
          <table:table-cell office:value-type="float" office:value="1.43524599075317" calcext:value-type="float">
            <text:p>1.43524599075317</text:p>
          </table:table-cell>
          <table:table-cell office:value-type="float" office:value="1.52703368663788" calcext:value-type="float">
            <text:p>1.52703368663788</text:p>
          </table:table-cell>
          <table:table-cell office:value-type="float" office:value="1.53412973880768" calcext:value-type="float">
            <text:p>1.53412973880768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58525812625885" calcext:value-type="float">
            <text:p>1.58525812625885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54388511180878" calcext:value-type="float">
            <text:p>1.54388511180878</text:p>
          </table:table-cell>
          <table:table-cell office:value-type="float" office:value="1.54190981388092" calcext:value-type="float">
            <text:p>1.54190981388092</text:p>
          </table:table-cell>
          <table:table-cell office:value-type="float" office:value="1.55425620079041" calcext:value-type="float">
            <text:p>1.55425620079041</text:p>
          </table:table-cell>
          <table:table-cell office:value-type="float" office:value="1.4495302438736" calcext:value-type="float">
            <text:p>1.4495302438736</text:p>
          </table:table-cell>
          <table:table-cell office:value-type="float" office:value="1.62044990062714" calcext:value-type="float">
            <text:p>1.62044990062714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0661978721619" calcext:value-type="float">
            <text:p>1.40661978721619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56821346282959" calcext:value-type="float">
            <text:p>1.56821346282959</text:p>
          </table:table-cell>
          <table:table-cell office:value-type="float" office:value="1.41505575180054" calcext:value-type="float">
            <text:p>1.41505575180054</text:p>
          </table:table-cell>
          <table:table-cell office:value-type="float" office:value="1.52719557285309" calcext:value-type="float">
            <text:p>1.52719557285309</text:p>
          </table:table-cell>
          <table:table-cell office:value-type="float" office:value="1.47437965869904" calcext:value-type="float">
            <text:p>1.47437965869904</text:p>
          </table:table-cell>
          <table:table-cell office:value-type="float" office:value="1.73213982582092" calcext:value-type="float">
            <text:p>1.73213982582092</text:p>
          </table:table-cell>
          <table:table-cell office:value-type="float" office:value="1.516685962677" calcext:value-type="float">
            <text:p>1.516685962677</text:p>
          </table:table-cell>
          <table:table-cell office:value-type="float" office:value="1.40830862522125" calcext:value-type="float">
            <text:p>1.40830862522125</text:p>
          </table:table-cell>
          <table:table-cell office:value-type="float" office:value="1.51227867603302" calcext:value-type="float">
            <text:p>1.51227867603302</text:p>
          </table:table-cell>
          <table:table-cell office:value-type="float" office:value="1.52104353904724" calcext:value-type="float">
            <text:p>1.52104353904724</text:p>
          </table:table-cell>
          <table:table-cell office:value-type="float" office:value="1.25523352622986" calcext:value-type="float">
            <text:p>1.25523352622986</text:p>
          </table:table-cell>
          <table:table-cell office:value-type="float" office:value="1.51951062679291" calcext:value-type="float">
            <text:p>1.51951062679291</text:p>
          </table:table-cell>
          <table:table-cell office:value-type="float" office:value="1.32187056541443" calcext:value-type="float">
            <text:p>1.32187056541443</text:p>
          </table:table-cell>
          <table:table-cell office:value-type="float" office:value="1.4379700422287" calcext:value-type="float">
            <text:p>1.4379700422287</text:p>
          </table:table-cell>
          <table:table-cell office:value-type="float" office:value="1.24400305747986" calcext:value-type="float">
            <text:p>1.24400305747986</text:p>
          </table:table-cell>
          <table:table-cell office:value-type="float" office:value="1.23176753520966" calcext:value-type="float">
            <text:p>1.23176753520966</text:p>
          </table:table-cell>
          <table:table-cell office:value-type="float" office:value="1.3164529800415" calcext:value-type="float">
            <text:p>1.3164529800415</text:p>
          </table:table-cell>
          <table:table-cell office:value-type="float" office:value="1.47894275188446" calcext:value-type="float">
            <text:p>1.47894275188446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63419878482819" calcext:value-type="float">
            <text:p>1.63419878482819</text:p>
          </table:table-cell>
          <table:table-cell office:value-type="float" office:value="1.46596539020538" calcext:value-type="float">
            <text:p>1.46596539020538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40728282928467" calcext:value-type="float">
            <text:p>1.40728282928467</text:p>
          </table:table-cell>
          <table:table-cell office:value-type="float" office:value="1.56344032287598" calcext:value-type="float">
            <text:p>1.56344032287598</text:p>
          </table:table-cell>
          <table:table-cell office:value-type="float" office:value="1.23436450958252" calcext:value-type="float">
            <text:p>1.23436450958252</text:p>
          </table:table-cell>
          <table:table-cell office:value-type="float" office:value="1.23313498497009" calcext:value-type="float">
            <text:p>1.23313498497009</text:p>
          </table:table-cell>
          <table:table-cell office:value-type="float" office:value="1.51939165592194" calcext:value-type="float">
            <text:p>1.51939165592194</text:p>
          </table:table-cell>
          <table:table-cell office:value-type="float" office:value="1.44747352600098" calcext:value-type="float">
            <text:p>1.44747352600098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55189824104309" calcext:value-type="float">
            <text:p>1.55189824104309</text:p>
          </table:table-cell>
          <table:table-cell office:value-type="float" office:value="1.46879100799561" calcext:value-type="float">
            <text:p>1.46879100799561</text:p>
          </table:table-cell>
          <table:table-cell office:value-type="float" office:value="1.41991937160492" calcext:value-type="float">
            <text:p>1.41991937160492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605" calcext:value-type="float">
            <text:p>1.4605</text:p>
          </table:table-cell>
          <table:table-cell office:value-type="float" office:value="1.4868" calcext:value-type="float">
            <text:p>1.4868</text:p>
          </table:table-cell>
          <table:table-cell office:value-type="float" office:value="1.6376" calcext:value-type="float">
            <text:p>1.6376</text:p>
          </table:table-cell>
          <table:table-cell office:value-type="float" office:value="1.2883" calcext:value-type="float">
            <text:p>1.2883</text:p>
          </table:table-cell>
          <table:table-cell office:value-type="float" office:value="1.28830862045288" calcext:value-type="float">
            <text:p>1.28830862045288</text:p>
          </table:table-cell>
          <table:table-cell office:value-type="float" office:value="1.54066634178162" calcext:value-type="float">
            <text:p>1.54066634178162</text:p>
          </table:table-cell>
          <table:table-cell office:value-type="float" office:value="1.37435305118561" calcext:value-type="float">
            <text:p>1.37435305118561</text:p>
          </table:table-cell>
          <table:table-cell office:value-type="float" office:value="1.50934708118439" calcext:value-type="float">
            <text:p>1.50934708118439</text:p>
          </table:table-cell>
          <table:table-cell office:value-type="float" office:value="1.50277924537659" calcext:value-type="float">
            <text:p>1.50277924537659</text:p>
          </table:table-cell>
          <table:table-cell office:value-type="float" office:value="1.50102984905243" calcext:value-type="float">
            <text:p>1.50102984905243</text:p>
          </table:table-cell>
          <table:table-cell office:value-type="float" office:value="1.38280034065247" calcext:value-type="float">
            <text:p>1.38280034065247</text:p>
          </table:table-cell>
          <table:table-cell office:value-type="float" office:value="1.49229168891907" calcext:value-type="float">
            <text:p>1.49229168891907</text:p>
          </table:table-cell>
          <table:table-cell office:value-type="float" office:value="1.36016464233398" calcext:value-type="float">
            <text:p>1.36016464233398</text:p>
          </table:table-cell>
          <table:table-cell office:value-type="float" office:value="1.39328837394714" calcext:value-type="float">
            <text:p>1.39328837394714</text:p>
          </table:table-cell>
          <table:table-cell office:value-type="float" office:value="1.42150545120239" calcext:value-type="float">
            <text:p>1.42150545120239</text:p>
          </table:table-cell>
          <table:table-cell office:value-type="float" office:value="1.50103354454041" calcext:value-type="float">
            <text:p>1.50103354454041</text:p>
          </table:table-cell>
          <table:table-cell office:value-type="float" office:value="1.39969635009766" calcext:value-type="float">
            <text:p>1.39969635009766</text:p>
          </table:table-cell>
          <table:table-cell office:value-type="float" office:value="1.54489517211914" calcext:value-type="float">
            <text:p>1.54489517211914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2360582351685" calcext:value-type="float">
            <text:p>1.52360582351685</text:p>
          </table:table-cell>
          <table:table-cell office:value-type="float" office:value="1.63760733604431" calcext:value-type="float">
            <text:p>1.63760733604431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47032642364502" calcext:value-type="float">
            <text:p>1.47032642364502</text:p>
          </table:table-cell>
          <table:table-cell office:value-type="float" office:value="1.4167914390564" calcext:value-type="float">
            <text:p>1.4167914390564</text:p>
          </table:table-cell>
          <table:table-cell office:value-type="float" office:value="1.45460975170136" calcext:value-type="float">
            <text:p>1.45460975170136</text:p>
          </table:table-cell>
          <table:table-cell office:value-type="float" office:value="1.29318749904633" calcext:value-type="float">
            <text:p>1.29318749904633</text:p>
          </table:table-cell>
          <table:table-cell office:value-type="float" office:value="1.51348435878754" calcext:value-type="float">
            <text:p>1.51348435878754</text:p>
          </table:table-cell>
          <table:table-cell office:value-type="float" office:value="1.51665234565735" calcext:value-type="float">
            <text:p>1.51665234565735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49015867710114" calcext:value-type="float">
            <text:p>1.49015867710114</text:p>
          </table:table-cell>
          <table:table-cell office:value-type="float" office:value="1.48346865177155" calcext:value-type="float">
            <text:p>1.48346865177155</text:p>
          </table:table-cell>
          <table:table-cell office:value-type="float" office:value="1.50635933876038" calcext:value-type="float">
            <text:p>1.50635933876038</text:p>
          </table:table-cell>
          <table:table-cell table:number-columns-repeated="14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842" calcext:value-type="float">
            <text:p>1.4842</text:p>
          </table:table-cell>
          <table:table-cell office:value-type="float" office:value="1.4943" calcext:value-type="float">
            <text:p>1.4943</text:p>
          </table:table-cell>
          <table:table-cell office:value-type="float" office:value="1.7846" calcext:value-type="float">
            <text:p>1.7846</text:p>
          </table:table-cell>
          <table:table-cell office:value-type="float" office:value="1.1795" calcext:value-type="float">
            <text:p>1.1795</text:p>
          </table:table-cell>
          <table:table-cell office:value-type="float" office:value="1.53446233272553" calcext:value-type="float">
            <text:p>1.53446233272553</text:p>
          </table:table-cell>
          <table:table-cell office:value-type="float" office:value="1.56916904449463" calcext:value-type="float">
            <text:p>1.56916904449463</text:p>
          </table:table-cell>
          <table:table-cell office:value-type="float" office:value="1.5318855047226" calcext:value-type="float">
            <text:p>1.5318855047226</text:p>
          </table:table-cell>
          <table:table-cell office:value-type="float" office:value="1.48212718963623" calcext:value-type="float">
            <text:p>1.48212718963623</text:p>
          </table:table-cell>
          <table:table-cell office:value-type="float" office:value="1.32545161247253" calcext:value-type="float">
            <text:p>1.32545161247253</text:p>
          </table:table-cell>
          <table:table-cell office:value-type="float" office:value="1.4518541097641" calcext:value-type="float">
            <text:p>1.4518541097641</text:p>
          </table:table-cell>
          <table:table-cell office:value-type="float" office:value="1.49266183376312" calcext:value-type="float">
            <text:p>1.49266183376312</text:p>
          </table:table-cell>
          <table:table-cell office:value-type="float" office:value="1.17948162555695" calcext:value-type="float">
            <text:p>1.17948162555695</text:p>
          </table:table-cell>
          <table:table-cell office:value-type="float" office:value="1.49938070774078" calcext:value-type="float">
            <text:p>1.49938070774078</text:p>
          </table:table-cell>
          <table:table-cell office:value-type="float" office:value="1.4495302438736" calcext:value-type="float">
            <text:p>1.4495302438736</text:p>
          </table:table-cell>
          <table:table-cell office:value-type="float" office:value="1.43524599075317" calcext:value-type="float">
            <text:p>1.43524599075317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0661978721619" calcext:value-type="float">
            <text:p>1.40661978721619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56821346282959" calcext:value-type="float">
            <text:p>1.56821346282959</text:p>
          </table:table-cell>
          <table:table-cell office:value-type="float" office:value="1.41505575180054" calcext:value-type="float">
            <text:p>1.41505575180054</text:p>
          </table:table-cell>
          <table:table-cell office:value-type="float" office:value="1.52719557285309" calcext:value-type="float">
            <text:p>1.52719557285309</text:p>
          </table:table-cell>
          <table:table-cell office:value-type="float" office:value="1.52703368663788" calcext:value-type="float">
            <text:p>1.52703368663788</text:p>
          </table:table-cell>
          <table:table-cell office:value-type="float" office:value="1.73213982582092" calcext:value-type="float">
            <text:p>1.73213982582092</text:p>
          </table:table-cell>
          <table:table-cell office:value-type="float" office:value="1.516685962677" calcext:value-type="float">
            <text:p>1.516685962677</text:p>
          </table:table-cell>
          <table:table-cell office:value-type="float" office:value="1.40830862522125" calcext:value-type="float">
            <text:p>1.40830862522125</text:p>
          </table:table-cell>
          <table:table-cell office:value-type="float" office:value="1.51227867603302" calcext:value-type="float">
            <text:p>1.51227867603302</text:p>
          </table:table-cell>
          <table:table-cell office:value-type="float" office:value="1.52104353904724" calcext:value-type="float">
            <text:p>1.52104353904724</text:p>
          </table:table-cell>
          <table:table-cell office:value-type="float" office:value="1.25523352622986" calcext:value-type="float">
            <text:p>1.25523352622986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58525812625885" calcext:value-type="float">
            <text:p>1.58525812625885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54388511180878" calcext:value-type="float">
            <text:p>1.54388511180878</text:p>
          </table:table-cell>
          <table:table-cell office:value-type="float" office:value="1.54190981388092" calcext:value-type="float">
            <text:p>1.54190981388092</text:p>
          </table:table-cell>
          <table:table-cell office:value-type="float" office:value="1.55425620079041" calcext:value-type="float">
            <text:p>1.55425620079041</text:p>
          </table:table-cell>
          <table:table-cell office:value-type="float" office:value="1.47894275188446" calcext:value-type="float">
            <text:p>1.47894275188446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63419878482819" calcext:value-type="float">
            <text:p>1.63419878482819</text:p>
          </table:table-cell>
          <table:table-cell office:value-type="float" office:value="1.46596539020538" calcext:value-type="float">
            <text:p>1.46596539020538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40728282928467" calcext:value-type="float">
            <text:p>1.40728282928467</text:p>
          </table:table-cell>
          <table:table-cell office:value-type="float" office:value="1.56344032287598" calcext:value-type="float">
            <text:p>1.56344032287598</text:p>
          </table:table-cell>
          <table:table-cell office:value-type="float" office:value="1.23436450958252" calcext:value-type="float">
            <text:p>1.23436450958252</text:p>
          </table:table-cell>
          <table:table-cell office:value-type="float" office:value="1.23313498497009" calcext:value-type="float">
            <text:p>1.23313498497009</text:p>
          </table:table-cell>
          <table:table-cell office:value-type="float" office:value="1.51939165592194" calcext:value-type="float">
            <text:p>1.51939165592194</text:p>
          </table:table-cell>
          <table:table-cell office:value-type="float" office:value="1.44747352600098" calcext:value-type="float">
            <text:p>1.44747352600098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55189824104309" calcext:value-type="float">
            <text:p>1.55189824104309</text:p>
          </table:table-cell>
          <table:table-cell office:value-type="float" office:value="1.46879100799561" calcext:value-type="float">
            <text:p>1.46879100799561</text:p>
          </table:table-cell>
          <table:table-cell office:value-type="float" office:value="1.41991937160492" calcext:value-type="float">
            <text:p>1.41991937160492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583" calcext:value-type="float">
            <text:p>1.4583</text:p>
          </table:table-cell>
          <table:table-cell office:value-type="float" office:value="1.4669" calcext:value-type="float">
            <text:p>1.4669</text:p>
          </table:table-cell>
          <table:table-cell office:value-type="float" office:value="1.7846" calcext:value-type="float">
            <text:p>1.7846</text:p>
          </table:table-cell>
          <table:table-cell office:value-type="float" office:value="0.9962" calcext:value-type="float">
            <text:p>0.9962</text:p>
          </table:table-cell>
          <table:table-cell office:value-type="float" office:value="1.4254709482193" calcext:value-type="float">
            <text:p>1.4254709482193</text:p>
          </table:table-cell>
          <table:table-cell office:value-type="float" office:value="1.68942809104919" calcext:value-type="float">
            <text:p>1.68942809104919</text:p>
          </table:table-cell>
          <table:table-cell office:value-type="float" office:value="1.41268765926361" calcext:value-type="float">
            <text:p>1.41268765926361</text:p>
          </table:table-cell>
          <table:table-cell office:value-type="float" office:value="1.48084509372711" calcext:value-type="float">
            <text:p>1.48084509372711</text:p>
          </table:table-cell>
          <table:table-cell office:value-type="float" office:value="1.60567796230316" calcext:value-type="float">
            <text:p>1.60567796230316</text:p>
          </table:table-cell>
          <table:table-cell office:value-type="float" office:value="1.39211702346802" calcext:value-type="float">
            <text:p>1.39211702346802</text:p>
          </table:table-cell>
          <table:table-cell office:value-type="float" office:value="0.996192812919617" calcext:value-type="float">
            <text:p>0.996192812919617</text:p>
          </table:table-cell>
          <table:table-cell office:value-type="float" office:value="1.43650388717651" calcext:value-type="float">
            <text:p>1.43650388717651</text:p>
          </table:table-cell>
          <table:table-cell office:value-type="float" office:value="1.53328776359558" calcext:value-type="float">
            <text:p>1.53328776359558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4568765163422" calcext:value-type="float">
            <text:p>1.44568765163422</text:p>
          </table:table-cell>
          <table:table-cell office:value-type="float" office:value="1.52269446849823" calcext:value-type="float">
            <text:p>1.52269446849823</text:p>
          </table:table-cell>
          <table:table-cell office:value-type="float" office:value="1.28782975673676" calcext:value-type="float">
            <text:p>1.28782975673676</text:p>
          </table:table-cell>
          <table:table-cell office:value-type="float" office:value="1.52265620231628" calcext:value-type="float">
            <text:p>1.52265620231628</text:p>
          </table:table-cell>
          <table:table-cell office:value-type="float" office:value="1.43353700637817" calcext:value-type="float">
            <text:p>1.43353700637817</text:p>
          </table:table-cell>
          <table:table-cell office:value-type="float" office:value="1.43746900558472" calcext:value-type="float">
            <text:p>1.43746900558472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46705293655396" calcext:value-type="float">
            <text:p>1.46705293655396</text:p>
          </table:table-cell>
          <table:table-cell office:value-type="float" office:value="1.54423594474792" calcext:value-type="float">
            <text:p>1.54423594474792</text:p>
          </table:table-cell>
          <table:table-cell office:value-type="float" office:value="1.68001627922058" calcext:value-type="float">
            <text:p>1.68001627922058</text:p>
          </table:table-cell>
          <table:table-cell office:value-type="float" office:value="1.50640857219696" calcext:value-type="float">
            <text:p>1.50640857219696</text:p>
          </table:table-cell>
          <table:table-cell office:value-type="float" office:value="1.58375179767609" calcext:value-type="float">
            <text:p>1.58375179767609</text:p>
          </table:table-cell>
          <table:table-cell office:value-type="float" office:value="1.53430986404419" calcext:value-type="float">
            <text:p>1.53430986404419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40729284286499" calcext:value-type="float">
            <text:p>1.40729284286499</text:p>
          </table:table-cell>
          <table:table-cell office:value-type="float" office:value="1.53024685382843" calcext:value-type="float">
            <text:p>1.53024685382843</text:p>
          </table:table-cell>
          <table:table-cell office:value-type="float" office:value="1.36581420898438" calcext:value-type="float">
            <text:p>1.36581420898438</text:p>
          </table:table-cell>
          <table:table-cell office:value-type="float" office:value="1.33954966068268" calcext:value-type="float">
            <text:p>1.33954966068268</text:p>
          </table:table-cell>
          <table:table-cell office:value-type="float" office:value="1.304438829422" calcext:value-type="float">
            <text:p>1.304438829422</text:p>
          </table:table-cell>
          <table:table-cell office:value-type="float" office:value="1.53984570503235" calcext:value-type="float">
            <text:p>1.53984570503235</text:p>
          </table:table-cell>
          <table:table-cell office:value-type="float" office:value="1.54325580596924" calcext:value-type="float">
            <text:p>1.54325580596924</text:p>
          </table:table-cell>
          <table:table-cell office:value-type="float" office:value="1.4776668548584" calcext:value-type="float">
            <text:p>1.4776668548584</text:p>
          </table:table-cell>
          <table:table-cell office:value-type="float" office:value="1.48860430717468" calcext:value-type="float">
            <text:p>1.48860430717468</text:p>
          </table:table-cell>
          <table:table-cell office:value-type="float" office:value="1.34919261932373" calcext:value-type="float">
            <text:p>1.34919261932373</text:p>
          </table:table-cell>
          <table:table-cell office:value-type="float" office:value="1.43463468551636" calcext:value-type="float">
            <text:p>1.43463468551636</text:p>
          </table:table-cell>
          <table:table-cell office:value-type="float" office:value="1.61437106132507" calcext:value-type="float">
            <text:p>1.61437106132507</text:p>
          </table:table-cell>
          <table:table-cell office:value-type="float" office:value="1.57369923591614" calcext:value-type="float">
            <text:p>1.57369923591614</text:p>
          </table:table-cell>
          <table:table-cell office:value-type="float" office:value="1.46693062782288" calcext:value-type="float">
            <text:p>1.46693062782288</text:p>
          </table:table-cell>
          <table:table-cell office:value-type="float" office:value="1.38510704040527" calcext:value-type="float">
            <text:p>1.38510704040527</text:p>
          </table:table-cell>
          <table:table-cell office:value-type="float" office:value="1.27556955814362" calcext:value-type="float">
            <text:p>1.27556955814362</text:p>
          </table:table-cell>
          <table:table-cell office:value-type="float" office:value="1.25541925430298" calcext:value-type="float">
            <text:p>1.25541925430298</text:p>
          </table:table-cell>
          <table:table-cell office:value-type="float" office:value="1.55226171016693" calcext:value-type="float">
            <text:p>1.55226171016693</text:p>
          </table:table-cell>
          <table:table-cell office:value-type="float" office:value="1.36775922775269" calcext:value-type="float">
            <text:p>1.36775922775269</text:p>
          </table:table-cell>
          <table:table-cell office:value-type="float" office:value="1.36123585700989" calcext:value-type="float">
            <text:p>1.36123585700989</text:p>
          </table:table-cell>
          <table:table-cell office:value-type="float" office:value="1.44188570976257" calcext:value-type="float">
            <text:p>1.44188570976257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583" calcext:value-type="float">
            <text:p>1.4583</text:p>
          </table:table-cell>
          <table:table-cell office:value-type="float" office:value="1.4669" calcext:value-type="float">
            <text:p>1.4669</text:p>
          </table:table-cell>
          <table:table-cell office:value-type="float" office:value="1.7846" calcext:value-type="float">
            <text:p>1.7846</text:p>
          </table:table-cell>
          <table:table-cell office:value-type="float" office:value="0.9962" calcext:value-type="float">
            <text:p>0.9962</text:p>
          </table:table-cell>
          <table:table-cell office:value-type="float" office:value="1.4254709482193" calcext:value-type="float">
            <text:p>1.4254709482193</text:p>
          </table:table-cell>
          <table:table-cell office:value-type="float" office:value="1.68942809104919" calcext:value-type="float">
            <text:p>1.68942809104919</text:p>
          </table:table-cell>
          <table:table-cell office:value-type="float" office:value="1.41268765926361" calcext:value-type="float">
            <text:p>1.41268765926361</text:p>
          </table:table-cell>
          <table:table-cell office:value-type="float" office:value="1.48084509372711" calcext:value-type="float">
            <text:p>1.48084509372711</text:p>
          </table:table-cell>
          <table:table-cell office:value-type="float" office:value="1.60567796230316" calcext:value-type="float">
            <text:p>1.60567796230316</text:p>
          </table:table-cell>
          <table:table-cell office:value-type="float" office:value="1.39211702346802" calcext:value-type="float">
            <text:p>1.39211702346802</text:p>
          </table:table-cell>
          <table:table-cell office:value-type="float" office:value="0.996192812919617" calcext:value-type="float">
            <text:p>0.996192812919617</text:p>
          </table:table-cell>
          <table:table-cell office:value-type="float" office:value="1.43650388717651" calcext:value-type="float">
            <text:p>1.43650388717651</text:p>
          </table:table-cell>
          <table:table-cell office:value-type="float" office:value="1.53328776359558" calcext:value-type="float">
            <text:p>1.53328776359558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4568765163422" calcext:value-type="float">
            <text:p>1.44568765163422</text:p>
          </table:table-cell>
          <table:table-cell office:value-type="float" office:value="1.52269446849823" calcext:value-type="float">
            <text:p>1.52269446849823</text:p>
          </table:table-cell>
          <table:table-cell office:value-type="float" office:value="1.28782975673676" calcext:value-type="float">
            <text:p>1.28782975673676</text:p>
          </table:table-cell>
          <table:table-cell office:value-type="float" office:value="1.52265620231628" calcext:value-type="float">
            <text:p>1.52265620231628</text:p>
          </table:table-cell>
          <table:table-cell office:value-type="float" office:value="1.43353700637817" calcext:value-type="float">
            <text:p>1.43353700637817</text:p>
          </table:table-cell>
          <table:table-cell office:value-type="float" office:value="1.43746900558472" calcext:value-type="float">
            <text:p>1.43746900558472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46705293655396" calcext:value-type="float">
            <text:p>1.46705293655396</text:p>
          </table:table-cell>
          <table:table-cell office:value-type="float" office:value="1.54423594474792" calcext:value-type="float">
            <text:p>1.54423594474792</text:p>
          </table:table-cell>
          <table:table-cell office:value-type="float" office:value="1.68001627922058" calcext:value-type="float">
            <text:p>1.68001627922058</text:p>
          </table:table-cell>
          <table:table-cell office:value-type="float" office:value="1.50640857219696" calcext:value-type="float">
            <text:p>1.50640857219696</text:p>
          </table:table-cell>
          <table:table-cell office:value-type="float" office:value="1.58375179767609" calcext:value-type="float">
            <text:p>1.58375179767609</text:p>
          </table:table-cell>
          <table:table-cell office:value-type="float" office:value="1.53430986404419" calcext:value-type="float">
            <text:p>1.53430986404419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40729284286499" calcext:value-type="float">
            <text:p>1.40729284286499</text:p>
          </table:table-cell>
          <table:table-cell office:value-type="float" office:value="1.53024685382843" calcext:value-type="float">
            <text:p>1.53024685382843</text:p>
          </table:table-cell>
          <table:table-cell office:value-type="float" office:value="1.36581420898438" calcext:value-type="float">
            <text:p>1.36581420898438</text:p>
          </table:table-cell>
          <table:table-cell office:value-type="float" office:value="1.33954966068268" calcext:value-type="float">
            <text:p>1.33954966068268</text:p>
          </table:table-cell>
          <table:table-cell office:value-type="float" office:value="1.304438829422" calcext:value-type="float">
            <text:p>1.304438829422</text:p>
          </table:table-cell>
          <table:table-cell office:value-type="float" office:value="1.53984570503235" calcext:value-type="float">
            <text:p>1.53984570503235</text:p>
          </table:table-cell>
          <table:table-cell office:value-type="float" office:value="1.54325580596924" calcext:value-type="float">
            <text:p>1.54325580596924</text:p>
          </table:table-cell>
          <table:table-cell office:value-type="float" office:value="1.4776668548584" calcext:value-type="float">
            <text:p>1.4776668548584</text:p>
          </table:table-cell>
          <table:table-cell office:value-type="float" office:value="1.48860430717468" calcext:value-type="float">
            <text:p>1.48860430717468</text:p>
          </table:table-cell>
          <table:table-cell office:value-type="float" office:value="1.34919261932373" calcext:value-type="float">
            <text:p>1.34919261932373</text:p>
          </table:table-cell>
          <table:table-cell office:value-type="float" office:value="1.43463468551636" calcext:value-type="float">
            <text:p>1.43463468551636</text:p>
          </table:table-cell>
          <table:table-cell office:value-type="float" office:value="1.61437106132507" calcext:value-type="float">
            <text:p>1.61437106132507</text:p>
          </table:table-cell>
          <table:table-cell office:value-type="float" office:value="1.57369923591614" calcext:value-type="float">
            <text:p>1.57369923591614</text:p>
          </table:table-cell>
          <table:table-cell office:value-type="float" office:value="1.46693062782288" calcext:value-type="float">
            <text:p>1.46693062782288</text:p>
          </table:table-cell>
          <table:table-cell office:value-type="float" office:value="1.38510704040527" calcext:value-type="float">
            <text:p>1.38510704040527</text:p>
          </table:table-cell>
          <table:table-cell office:value-type="float" office:value="1.27556955814362" calcext:value-type="float">
            <text:p>1.27556955814362</text:p>
          </table:table-cell>
          <table:table-cell office:value-type="float" office:value="1.25541925430298" calcext:value-type="float">
            <text:p>1.25541925430298</text:p>
          </table:table-cell>
          <table:table-cell office:value-type="float" office:value="1.55226171016693" calcext:value-type="float">
            <text:p>1.55226171016693</text:p>
          </table:table-cell>
          <table:table-cell office:value-type="float" office:value="1.36775922775269" calcext:value-type="float">
            <text:p>1.36775922775269</text:p>
          </table:table-cell>
          <table:table-cell office:value-type="float" office:value="1.36123585700989" calcext:value-type="float">
            <text:p>1.36123585700989</text:p>
          </table:table-cell>
          <table:table-cell office:value-type="float" office:value="1.44188570976257" calcext:value-type="float">
            <text:p>1.44188570976257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697" calcext:value-type="float">
            <text:p>1.4697</text:p>
          </table:table-cell>
          <table:table-cell office:value-type="float" office:value="1.4692" calcext:value-type="float">
            <text:p>1.4692</text:p>
          </table:table-cell>
          <table:table-cell office:value-type="float" office:value="1.7846" calcext:value-type="float">
            <text:p>1.7846</text:p>
          </table:table-cell>
          <table:table-cell office:value-type="float" office:value="0.9962" calcext:value-type="float">
            <text:p>0.9962</text:p>
          </table:table-cell>
          <table:table-cell office:value-type="float" office:value="1.4254709482193" calcext:value-type="float">
            <text:p>1.4254709482193</text:p>
          </table:table-cell>
          <table:table-cell office:value-type="float" office:value="1.68942809104919" calcext:value-type="float">
            <text:p>1.68942809104919</text:p>
          </table:table-cell>
          <table:table-cell office:value-type="float" office:value="1.41268765926361" calcext:value-type="float">
            <text:p>1.41268765926361</text:p>
          </table:table-cell>
          <table:table-cell office:value-type="float" office:value="1.54573154449463" calcext:value-type="float">
            <text:p>1.54573154449463</text:p>
          </table:table-cell>
          <table:table-cell office:value-type="float" office:value="1.46781504154205" calcext:value-type="float">
            <text:p>1.46781504154205</text:p>
          </table:table-cell>
          <table:table-cell office:value-type="float" office:value="1.60567796230316" calcext:value-type="float">
            <text:p>1.60567796230316</text:p>
          </table:table-cell>
          <table:table-cell office:value-type="float" office:value="0.996192812919617" calcext:value-type="float">
            <text:p>0.996192812919617</text:p>
          </table:table-cell>
          <table:table-cell office:value-type="float" office:value="1.43650388717651" calcext:value-type="float">
            <text:p>1.43650388717651</text:p>
          </table:table-cell>
          <table:table-cell office:value-type="float" office:value="1.53328776359558" calcext:value-type="float">
            <text:p>1.53328776359558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4568765163422" calcext:value-type="float">
            <text:p>1.44568765163422</text:p>
          </table:table-cell>
          <table:table-cell office:value-type="float" office:value="1.55510342121124" calcext:value-type="float">
            <text:p>1.55510342121124</text:p>
          </table:table-cell>
          <table:table-cell office:value-type="float" office:value="1.44274616241455" calcext:value-type="float">
            <text:p>1.44274616241455</text:p>
          </table:table-cell>
          <table:table-cell office:value-type="float" office:value="1.28782975673676" calcext:value-type="float">
            <text:p>1.28782975673676</text:p>
          </table:table-cell>
          <table:table-cell office:value-type="float" office:value="1.43353700637817" calcext:value-type="float">
            <text:p>1.43353700637817</text:p>
          </table:table-cell>
          <table:table-cell office:value-type="float" office:value="1.43746900558472" calcext:value-type="float">
            <text:p>1.43746900558472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46705293655396" calcext:value-type="float">
            <text:p>1.46705293655396</text:p>
          </table:table-cell>
          <table:table-cell office:value-type="float" office:value="1.56665682792664" calcext:value-type="float">
            <text:p>1.56665682792664</text:p>
          </table:table-cell>
          <table:table-cell office:value-type="float" office:value="1.5461254119873" calcext:value-type="float">
            <text:p>1.5461254119873</text:p>
          </table:table-cell>
          <table:table-cell office:value-type="float" office:value="1.68001627922058" calcext:value-type="float">
            <text:p>1.68001627922058</text:p>
          </table:table-cell>
          <table:table-cell office:value-type="float" office:value="1.58375179767609" calcext:value-type="float">
            <text:p>1.58375179767609</text:p>
          </table:table-cell>
          <table:table-cell office:value-type="float" office:value="1.53430986404419" calcext:value-type="float">
            <text:p>1.53430986404419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54537463188171" calcext:value-type="float">
            <text:p>1.54537463188171</text:p>
          </table:table-cell>
          <table:table-cell office:value-type="float" office:value="1.20869100093842" calcext:value-type="float">
            <text:p>1.20869100093842</text:p>
          </table:table-cell>
          <table:table-cell office:value-type="float" office:value="1.53024685382843" calcext:value-type="float">
            <text:p>1.53024685382843</text:p>
          </table:table-cell>
          <table:table-cell office:value-type="float" office:value="1.33954966068268" calcext:value-type="float">
            <text:p>1.33954966068268</text:p>
          </table:table-cell>
          <table:table-cell office:value-type="float" office:value="1.304438829422" calcext:value-type="float">
            <text:p>1.304438829422</text:p>
          </table:table-cell>
          <table:table-cell office:value-type="float" office:value="1.53984570503235" calcext:value-type="float">
            <text:p>1.53984570503235</text:p>
          </table:table-cell>
          <table:table-cell office:value-type="float" office:value="1.53362572193146" calcext:value-type="float">
            <text:p>1.53362572193146</text:p>
          </table:table-cell>
          <table:table-cell office:value-type="float" office:value="1.6408805847168" calcext:value-type="float">
            <text:p>1.6408805847168</text:p>
          </table:table-cell>
          <table:table-cell office:value-type="float" office:value="1.52199983596802" calcext:value-type="float">
            <text:p>1.52199983596802</text:p>
          </table:table-cell>
          <table:table-cell office:value-type="float" office:value="1.50816702842712" calcext:value-type="float">
            <text:p>1.50816702842712</text:p>
          </table:table-cell>
          <table:table-cell office:value-type="float" office:value="1.49055027961731" calcext:value-type="float">
            <text:p>1.49055027961731</text:p>
          </table:table-cell>
          <table:table-cell office:value-type="float" office:value="1.46924006938934" calcext:value-type="float">
            <text:p>1.46924006938934</text:p>
          </table:table-cell>
          <table:table-cell office:value-type="float" office:value="1.39614653587341" calcext:value-type="float">
            <text:p>1.39614653587341</text:p>
          </table:table-cell>
          <table:table-cell office:value-type="float" office:value="1.28677368164063" calcext:value-type="float">
            <text:p>1.28677368164063</text:p>
          </table:table-cell>
          <table:table-cell office:value-type="float" office:value="1.52279686927795" calcext:value-type="float">
            <text:p>1.52279686927795</text:p>
          </table:table-cell>
          <table:table-cell office:value-type="float" office:value="1.57369923591614" calcext:value-type="float">
            <text:p>1.57369923591614</text:p>
          </table:table-cell>
          <table:table-cell office:value-type="float" office:value="1.46693062782288" calcext:value-type="float">
            <text:p>1.46693062782288</text:p>
          </table:table-cell>
          <table:table-cell office:value-type="float" office:value="1.38510704040527" calcext:value-type="float">
            <text:p>1.38510704040527</text:p>
          </table:table-cell>
          <table:table-cell office:value-type="float" office:value="1.36775922775269" calcext:value-type="float">
            <text:p>1.36775922775269</text:p>
          </table:table-cell>
          <table:table-cell office:value-type="float" office:value="1.36123585700989" calcext:value-type="float">
            <text:p>1.36123585700989</text:p>
          </table:table-cell>
          <table:table-cell office:value-type="float" office:value="1.44188570976257" calcext:value-type="float">
            <text:p>1.44188570976257</text:p>
          </table:table-cell>
          <table:table-cell table:number-columns-repeated="12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59" calcext:value-type="float">
            <text:p>1.459</text:p>
          </table:table-cell>
          <table:table-cell office:value-type="float" office:value="1.4846" calcext:value-type="float">
            <text:p>1.4846</text:p>
          </table:table-cell>
          <table:table-cell office:value-type="float" office:value="1.7107" calcext:value-type="float">
            <text:p>1.7107</text:p>
          </table:table-cell>
          <table:table-cell office:value-type="float" office:value="1.0671" calcext:value-type="float">
            <text:p>1.0671</text:p>
          </table:table-cell>
          <table:table-cell office:value-type="float" office:value="1.43636047840118" calcext:value-type="float">
            <text:p>1.43636047840118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3977656364441" calcext:value-type="float">
            <text:p>1.53977656364441</text:p>
          </table:table-cell>
          <table:table-cell office:value-type="float" office:value="1.36930096149445" calcext:value-type="float">
            <text:p>1.36930096149445</text:p>
          </table:table-cell>
          <table:table-cell office:value-type="float" office:value="1.43754875659943" calcext:value-type="float">
            <text:p>1.43754875659943</text:p>
          </table:table-cell>
          <table:table-cell office:value-type="float" office:value="1.33424663543701" calcext:value-type="float">
            <text:p>1.33424663543701</text:p>
          </table:table-cell>
          <table:table-cell office:value-type="float" office:value="1.48973596096039" calcext:value-type="float">
            <text:p>1.48973596096039</text:p>
          </table:table-cell>
          <table:table-cell office:value-type="float" office:value="1.51927244663239" calcext:value-type="float">
            <text:p>1.51927244663239</text:p>
          </table:table-cell>
          <table:table-cell office:value-type="float" office:value="1.52159023284912" calcext:value-type="float">
            <text:p>1.52159023284912</text:p>
          </table:table-cell>
          <table:table-cell office:value-type="float" office:value="1.49209547042847" calcext:value-type="float">
            <text:p>1.49209547042847</text:p>
          </table:table-cell>
          <table:table-cell office:value-type="float" office:value="1.49050259590149" calcext:value-type="float">
            <text:p>1.49050259590149</text:p>
          </table:table-cell>
          <table:table-cell office:value-type="float" office:value="1.4563581943512" calcext:value-type="float">
            <text:p>1.4563581943512</text:p>
          </table:table-cell>
          <table:table-cell office:value-type="float" office:value="1.14617514610291" calcext:value-type="float">
            <text:p>1.14617514610291</text:p>
          </table:table-cell>
          <table:table-cell office:value-type="float" office:value="1.06710195541382" calcext:value-type="float">
            <text:p>1.06710195541382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71074748039246" calcext:value-type="float">
            <text:p>1.71074748039246</text:p>
          </table:table-cell>
          <table:table-cell office:value-type="float" office:value="1.54587841033936" calcext:value-type="float">
            <text:p>1.54587841033936</text:p>
          </table:table-cell>
          <table:table-cell office:value-type="float" office:value="1.58561861515045" calcext:value-type="float">
            <text:p>1.58561861515045</text:p>
          </table:table-cell>
          <table:table-cell office:value-type="float" office:value="1.43618071079254" calcext:value-type="float">
            <text:p>1.43618071079254</text:p>
          </table:table-cell>
          <table:table-cell office:value-type="float" office:value="1.56809294223785" calcext:value-type="float">
            <text:p>1.56809294223785</text:p>
          </table:table-cell>
          <table:table-cell office:value-type="float" office:value="1.62169849872589" calcext:value-type="float">
            <text:p>1.62169849872589</text:p>
          </table:table-cell>
          <table:table-cell office:value-type="float" office:value="1.46050560474396" calcext:value-type="float">
            <text:p>1.46050560474396</text:p>
          </table:table-cell>
          <table:table-cell office:value-type="float" office:value="1.28592658042908" calcext:value-type="float">
            <text:p>1.28592658042908</text:p>
          </table:table-cell>
          <table:table-cell office:value-type="float" office:value="1.46439838409424" calcext:value-type="float">
            <text:p>1.46439838409424</text:p>
          </table:table-cell>
          <table:table-cell office:value-type="float" office:value="1.56965124607086" calcext:value-type="float">
            <text:p>1.56965124607086</text:p>
          </table:table-cell>
          <table:table-cell office:value-type="float" office:value="1.47941625118256" calcext:value-type="float">
            <text:p>1.47941625118256</text:p>
          </table:table-cell>
          <table:table-cell office:value-type="float" office:value="1.44708251953125" calcext:value-type="float">
            <text:p>1.44708251953125</text:p>
          </table:table-cell>
          <table:table-cell office:value-type="float" office:value="1.52423644065857" calcext:value-type="float">
            <text:p>1.52423644065857</text:p>
          </table:table-cell>
          <table:table-cell office:value-type="float" office:value="1.50090622901917" calcext:value-type="float">
            <text:p>1.50090622901917</text:p>
          </table:table-cell>
          <table:table-cell office:value-type="float" office:value="1.25307238101959" calcext:value-type="float">
            <text:p>1.25307238101959</text:p>
          </table:table-cell>
          <table:table-cell office:value-type="float" office:value="1.34578800201416" calcext:value-type="float">
            <text:p>1.34578800201416</text:p>
          </table:table-cell>
          <table:table-cell office:value-type="float" office:value="1.54541027545929" calcext:value-type="float">
            <text:p>1.54541027545929</text:p>
          </table:table-cell>
          <table:table-cell office:value-type="float" office:value="1.40686583518982" calcext:value-type="float">
            <text:p>1.40686583518982</text:p>
          </table:table-cell>
          <table:table-cell office:value-type="float" office:value="1.50829184055328" calcext:value-type="float">
            <text:p>1.50829184055328</text:p>
          </table:table-cell>
          <table:table-cell office:value-type="float" office:value="1.32771098613739" calcext:value-type="float">
            <text:p>1.32771098613739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947" calcext:value-type="float">
            <text:p>1.4947</text:p>
          </table:table-cell>
          <table:table-cell office:value-type="float" office:value="1.4972" calcext:value-type="float">
            <text:p>1.4972</text:p>
          </table:table-cell>
          <table:table-cell office:value-type="float" office:value="1.775" calcext:value-type="float">
            <text:p>1.775</text:p>
          </table:table-cell>
          <table:table-cell office:value-type="float" office:value="1.0464" calcext:value-type="float">
            <text:p>1.0464</text:p>
          </table:table-cell>
          <table:table-cell office:value-type="float" office:value="1.5655814409256" calcext:value-type="float">
            <text:p>1.5655814409256</text:p>
          </table:table-cell>
          <table:table-cell office:value-type="float" office:value="1.42297470569611" calcext:value-type="float">
            <text:p>1.42297470569611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5262408256531" calcext:value-type="float">
            <text:p>1.45262408256531</text:p>
          </table:table-cell>
          <table:table-cell office:value-type="float" office:value="1.50677597522736" calcext:value-type="float">
            <text:p>1.50677597522736</text:p>
          </table:table-cell>
          <table:table-cell office:value-type="float" office:value="1.56504261493683" calcext:value-type="float">
            <text:p>1.56504261493683</text:p>
          </table:table-cell>
          <table:table-cell office:value-type="float" office:value="1.52188789844513" calcext:value-type="float">
            <text:p>1.52188789844513</text:p>
          </table:table-cell>
          <table:table-cell office:value-type="float" office:value="1.47999668121338" calcext:value-type="float">
            <text:p>1.47999668121338</text:p>
          </table:table-cell>
          <table:table-cell office:value-type="float" office:value="1.66155505180359" calcext:value-type="float">
            <text:p>1.66155505180359</text:p>
          </table:table-cell>
          <table:table-cell office:value-type="float" office:value="1.603919506073" calcext:value-type="float">
            <text:p>1.603919506073</text:p>
          </table:table-cell>
          <table:table-cell office:value-type="float" office:value="1.66356253623962" calcext:value-type="float">
            <text:p>1.66356253623962</text:p>
          </table:table-cell>
          <table:table-cell office:value-type="float" office:value="1.47810280323029" calcext:value-type="float">
            <text:p>1.47810280323029</text:p>
          </table:table-cell>
          <table:table-cell office:value-type="float" office:value="1.43783926963806" calcext:value-type="float">
            <text:p>1.43783926963806</text:p>
          </table:table-cell>
          <table:table-cell office:value-type="float" office:value="1.24209237098694" calcext:value-type="float">
            <text:p>1.24209237098694</text:p>
          </table:table-cell>
          <table:table-cell office:value-type="float" office:value="1.46780002117157" calcext:value-type="float">
            <text:p>1.46780002117157</text:p>
          </table:table-cell>
          <table:table-cell office:value-type="float" office:value="1.55468332767487" calcext:value-type="float">
            <text:p>1.55468332767487</text:p>
          </table:table-cell>
          <table:table-cell office:value-type="float" office:value="1.42873084545136" calcext:value-type="float">
            <text:p>1.42873084545136</text:p>
          </table:table-cell>
          <table:table-cell office:value-type="float" office:value="1.04635941982269" calcext:value-type="float">
            <text:p>1.04635941982269</text:p>
          </table:table-cell>
          <table:table-cell office:value-type="float" office:value="1.1263918876648" calcext:value-type="float">
            <text:p>1.1263918876648</text:p>
          </table:table-cell>
          <table:table-cell office:value-type="float" office:value="1.46790874004364" calcext:value-type="float">
            <text:p>1.46790874004364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43862962722778" calcext:value-type="float">
            <text:p>1.43862962722778</text:p>
          </table:table-cell>
          <table:table-cell office:value-type="float" office:value="1.62160837650299" calcext:value-type="float">
            <text:p>1.62160837650299</text:p>
          </table:table-cell>
          <table:table-cell office:value-type="float" office:value="1.65947377681732" calcext:value-type="float">
            <text:p>1.65947377681732</text:p>
          </table:table-cell>
          <table:table-cell office:value-type="float" office:value="1.49634540081024" calcext:value-type="float">
            <text:p>1.49634540081024</text:p>
          </table:table-cell>
          <table:table-cell office:value-type="float" office:value="1.68401479721069" calcext:value-type="float">
            <text:p>1.68401479721069</text:p>
          </table:table-cell>
          <table:table-cell office:value-type="float" office:value="1.47079408168793" calcext:value-type="float">
            <text:p>1.47079408168793</text:p>
          </table:table-cell>
          <table:table-cell office:value-type="float" office:value="1.63382637500763" calcext:value-type="float">
            <text:p>1.63382637500763</text:p>
          </table:table-cell>
          <table:table-cell office:value-type="float" office:value="1.47461807727814" calcext:value-type="float">
            <text:p>1.47461807727814</text:p>
          </table:table-cell>
          <table:table-cell office:value-type="float" office:value="1.50061070919037" calcext:value-type="float">
            <text:p>1.50061070919037</text:p>
          </table:table-cell>
          <table:table-cell office:value-type="float" office:value="1.50106394290924" calcext:value-type="float">
            <text:p>1.50106394290924</text:p>
          </table:table-cell>
          <table:table-cell office:value-type="float" office:value="1.47412693500519" calcext:value-type="float">
            <text:p>1.47412693500519</text:p>
          </table:table-cell>
          <table:table-cell office:value-type="float" office:value="1.2121194601059" calcext:value-type="float">
            <text:p>1.2121194601059</text:p>
          </table:table-cell>
          <table:table-cell office:value-type="float" office:value="1.49806690216064" calcext:value-type="float">
            <text:p>1.49806690216064</text:p>
          </table:table-cell>
          <table:table-cell office:value-type="float" office:value="1.52202165126801" calcext:value-type="float">
            <text:p>1.52202165126801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872" calcext:value-type="float">
            <text:p>1.4872</text:p>
          </table:table-cell>
          <table:table-cell office:value-type="float" office:value="1.4924" calcext:value-type="float">
            <text:p>1.4924</text:p>
          </table:table-cell>
          <table:table-cell office:value-type="float" office:value="1.7856" calcext:value-type="float">
            <text:p>1.7856</text:p>
          </table:table-cell>
          <table:table-cell office:value-type="float" office:value="0.7709" calcext:value-type="float">
            <text:p>0.7709</text:p>
          </table:table-cell>
          <table:table-cell office:value-type="float" office:value="1.43817627429962" calcext:value-type="float">
            <text:p>1.43817627429962</text:p>
          </table:table-cell>
          <table:table-cell office:value-type="float" office:value="1.4758437871933" calcext:value-type="float">
            <text:p>1.4758437871933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9803972244263" calcext:value-type="float">
            <text:p>1.49803972244263</text:p>
          </table:table-cell>
          <table:table-cell office:value-type="float" office:value="1.55600237846375" calcext:value-type="float">
            <text:p>1.55600237846375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2875611782074" calcext:value-type="float">
            <text:p>1.42875611782074</text:p>
          </table:table-cell>
          <table:table-cell office:value-type="float" office:value="1.42051327228546" calcext:value-type="float">
            <text:p>1.42051327228546</text:p>
          </table:table-cell>
          <table:table-cell office:value-type="float" office:value="1.45433962345123" calcext:value-type="float">
            <text:p>1.45433962345123</text:p>
          </table:table-cell>
          <table:table-cell office:value-type="float" office:value="1.51018881797791" calcext:value-type="float">
            <text:p>1.51018881797791</text:p>
          </table:table-cell>
          <table:table-cell office:value-type="float" office:value="1.38043761253357" calcext:value-type="float">
            <text:p>1.38043761253357</text:p>
          </table:table-cell>
          <table:table-cell office:value-type="float" office:value="1.64277970790863" calcext:value-type="float">
            <text:p>1.64277970790863</text:p>
          </table:table-cell>
          <table:table-cell office:value-type="float" office:value="1.59866285324097" calcext:value-type="float">
            <text:p>1.59866285324097</text:p>
          </table:table-cell>
          <table:table-cell office:value-type="float" office:value="1.31761598587036" calcext:value-type="float">
            <text:p>1.31761598587036</text:p>
          </table:table-cell>
          <table:table-cell office:value-type="float" office:value="1.47155356407166" calcext:value-type="float">
            <text:p>1.47155356407166</text:p>
          </table:table-cell>
          <table:table-cell office:value-type="float" office:value="1.4868026971817" calcext:value-type="float">
            <text:p>1.4868026971817</text:p>
          </table:table-cell>
          <table:table-cell office:value-type="float" office:value="1.42807137966156" calcext:value-type="float">
            <text:p>1.42807137966156</text:p>
          </table:table-cell>
          <table:table-cell office:value-type="float" office:value="1.58648324012756" calcext:value-type="float">
            <text:p>1.58648324012756</text:p>
          </table:table-cell>
          <table:table-cell office:value-type="float" office:value="1.57938086986542" calcext:value-type="float">
            <text:p>1.57938086986542</text:p>
          </table:table-cell>
          <table:table-cell office:value-type="float" office:value="0.770929455757141" calcext:value-type="float">
            <text:p>0.770929455757141</text:p>
          </table:table-cell>
          <table:table-cell office:value-type="float" office:value="1.32286190986633" calcext:value-type="float">
            <text:p>1.32286190986633</text:p>
          </table:table-cell>
          <table:table-cell office:value-type="float" office:value="1.53297924995422" calcext:value-type="float">
            <text:p>1.53297924995422</text:p>
          </table:table-cell>
          <table:table-cell office:value-type="float" office:value="1.76294505596161" calcext:value-type="float">
            <text:p>1.76294505596161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51506948471069" calcext:value-type="float">
            <text:p>1.51506948471069</text:p>
          </table:table-cell>
          <table:table-cell office:value-type="float" office:value="1.52701115608215" calcext:value-type="float">
            <text:p>1.52701115608215</text:p>
          </table:table-cell>
          <table:table-cell office:value-type="float" office:value="1.7733428478241" calcext:value-type="float">
            <text:p>1.7733428478241</text:p>
          </table:table-cell>
          <table:table-cell office:value-type="float" office:value="1.76420676708221" calcext:value-type="float">
            <text:p>1.76420676708221</text:p>
          </table:table-cell>
          <table:table-cell office:value-type="float" office:value="1.34071457386017" calcext:value-type="float">
            <text:p>1.34071457386017</text:p>
          </table:table-cell>
          <table:table-cell office:value-type="float" office:value="1.4508022069931" calcext:value-type="float">
            <text:p>1.4508022069931</text:p>
          </table:table-cell>
          <table:table-cell office:value-type="float" office:value="1.20195746421814" calcext:value-type="float">
            <text:p>1.20195746421814</text:p>
          </table:table-cell>
          <table:table-cell office:value-type="float" office:value="1.54120659828186" calcext:value-type="float">
            <text:p>1.54120659828186</text:p>
          </table:table-cell>
          <table:table-cell office:value-type="float" office:value="1.56927382946014" calcext:value-type="float">
            <text:p>1.56927382946014</text:p>
          </table:table-cell>
          <table:table-cell office:value-type="float" office:value="1.62185573577881" calcext:value-type="float">
            <text:p>1.62185573577881</text:p>
          </table:table-cell>
          <table:table-cell office:value-type="float" office:value="1.57661938667297" calcext:value-type="float">
            <text:p>1.57661938667297</text:p>
          </table:table-cell>
          <table:table-cell office:value-type="float" office:value="1.27865982055664" calcext:value-type="float">
            <text:p>1.27865982055664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872" calcext:value-type="float">
            <text:p>1.4872</text:p>
          </table:table-cell>
          <table:table-cell office:value-type="float" office:value="1.4924" calcext:value-type="float">
            <text:p>1.4924</text:p>
          </table:table-cell>
          <table:table-cell office:value-type="float" office:value="1.7856" calcext:value-type="float">
            <text:p>1.7856</text:p>
          </table:table-cell>
          <table:table-cell office:value-type="float" office:value="0.7709" calcext:value-type="float">
            <text:p>0.7709</text:p>
          </table:table-cell>
          <table:table-cell office:value-type="float" office:value="1.43817627429962" calcext:value-type="float">
            <text:p>1.43817627429962</text:p>
          </table:table-cell>
          <table:table-cell office:value-type="float" office:value="1.4758437871933" calcext:value-type="float">
            <text:p>1.4758437871933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9803972244263" calcext:value-type="float">
            <text:p>1.49803972244263</text:p>
          </table:table-cell>
          <table:table-cell office:value-type="float" office:value="1.55600237846375" calcext:value-type="float">
            <text:p>1.55600237846375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2875611782074" calcext:value-type="float">
            <text:p>1.42875611782074</text:p>
          </table:table-cell>
          <table:table-cell office:value-type="float" office:value="1.42051327228546" calcext:value-type="float">
            <text:p>1.42051327228546</text:p>
          </table:table-cell>
          <table:table-cell office:value-type="float" office:value="1.45433962345123" calcext:value-type="float">
            <text:p>1.45433962345123</text:p>
          </table:table-cell>
          <table:table-cell office:value-type="float" office:value="1.51018881797791" calcext:value-type="float">
            <text:p>1.51018881797791</text:p>
          </table:table-cell>
          <table:table-cell office:value-type="float" office:value="1.38043761253357" calcext:value-type="float">
            <text:p>1.38043761253357</text:p>
          </table:table-cell>
          <table:table-cell office:value-type="float" office:value="1.64277970790863" calcext:value-type="float">
            <text:p>1.64277970790863</text:p>
          </table:table-cell>
          <table:table-cell office:value-type="float" office:value="1.59866285324097" calcext:value-type="float">
            <text:p>1.59866285324097</text:p>
          </table:table-cell>
          <table:table-cell office:value-type="float" office:value="1.31761598587036" calcext:value-type="float">
            <text:p>1.31761598587036</text:p>
          </table:table-cell>
          <table:table-cell office:value-type="float" office:value="1.47155356407166" calcext:value-type="float">
            <text:p>1.47155356407166</text:p>
          </table:table-cell>
          <table:table-cell office:value-type="float" office:value="1.4868026971817" calcext:value-type="float">
            <text:p>1.4868026971817</text:p>
          </table:table-cell>
          <table:table-cell office:value-type="float" office:value="1.42807137966156" calcext:value-type="float">
            <text:p>1.42807137966156</text:p>
          </table:table-cell>
          <table:table-cell office:value-type="float" office:value="1.58648324012756" calcext:value-type="float">
            <text:p>1.58648324012756</text:p>
          </table:table-cell>
          <table:table-cell office:value-type="float" office:value="1.57938086986542" calcext:value-type="float">
            <text:p>1.57938086986542</text:p>
          </table:table-cell>
          <table:table-cell office:value-type="float" office:value="0.770929455757141" calcext:value-type="float">
            <text:p>0.770929455757141</text:p>
          </table:table-cell>
          <table:table-cell office:value-type="float" office:value="1.32286190986633" calcext:value-type="float">
            <text:p>1.32286190986633</text:p>
          </table:table-cell>
          <table:table-cell office:value-type="float" office:value="1.53297924995422" calcext:value-type="float">
            <text:p>1.53297924995422</text:p>
          </table:table-cell>
          <table:table-cell office:value-type="float" office:value="1.76294505596161" calcext:value-type="float">
            <text:p>1.76294505596161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51506948471069" calcext:value-type="float">
            <text:p>1.51506948471069</text:p>
          </table:table-cell>
          <table:table-cell office:value-type="float" office:value="1.52701115608215" calcext:value-type="float">
            <text:p>1.52701115608215</text:p>
          </table:table-cell>
          <table:table-cell office:value-type="float" office:value="1.7733428478241" calcext:value-type="float">
            <text:p>1.7733428478241</text:p>
          </table:table-cell>
          <table:table-cell office:value-type="float" office:value="1.76420676708221" calcext:value-type="float">
            <text:p>1.76420676708221</text:p>
          </table:table-cell>
          <table:table-cell office:value-type="float" office:value="1.34071457386017" calcext:value-type="float">
            <text:p>1.34071457386017</text:p>
          </table:table-cell>
          <table:table-cell office:value-type="float" office:value="1.4508022069931" calcext:value-type="float">
            <text:p>1.4508022069931</text:p>
          </table:table-cell>
          <table:table-cell office:value-type="float" office:value="1.20195746421814" calcext:value-type="float">
            <text:p>1.20195746421814</text:p>
          </table:table-cell>
          <table:table-cell office:value-type="float" office:value="1.54120659828186" calcext:value-type="float">
            <text:p>1.54120659828186</text:p>
          </table:table-cell>
          <table:table-cell office:value-type="float" office:value="1.56927382946014" calcext:value-type="float">
            <text:p>1.56927382946014</text:p>
          </table:table-cell>
          <table:table-cell office:value-type="float" office:value="1.62185573577881" calcext:value-type="float">
            <text:p>1.62185573577881</text:p>
          </table:table-cell>
          <table:table-cell office:value-type="float" office:value="1.57661938667297" calcext:value-type="float">
            <text:p>1.57661938667297</text:p>
          </table:table-cell>
          <table:table-cell office:value-type="float" office:value="1.27865982055664" calcext:value-type="float">
            <text:p>1.27865982055664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872" calcext:value-type="float">
            <text:p>1.4872</text:p>
          </table:table-cell>
          <table:table-cell office:value-type="float" office:value="1.4924" calcext:value-type="float">
            <text:p>1.4924</text:p>
          </table:table-cell>
          <table:table-cell office:value-type="float" office:value="1.7856" calcext:value-type="float">
            <text:p>1.7856</text:p>
          </table:table-cell>
          <table:table-cell office:value-type="float" office:value="0.7709" calcext:value-type="float">
            <text:p>0.7709</text:p>
          </table:table-cell>
          <table:table-cell office:value-type="float" office:value="1.43817627429962" calcext:value-type="float">
            <text:p>1.43817627429962</text:p>
          </table:table-cell>
          <table:table-cell office:value-type="float" office:value="1.4758437871933" calcext:value-type="float">
            <text:p>1.4758437871933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9803972244263" calcext:value-type="float">
            <text:p>1.49803972244263</text:p>
          </table:table-cell>
          <table:table-cell office:value-type="float" office:value="1.55600237846375" calcext:value-type="float">
            <text:p>1.55600237846375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2875611782074" calcext:value-type="float">
            <text:p>1.42875611782074</text:p>
          </table:table-cell>
          <table:table-cell office:value-type="float" office:value="1.42051327228546" calcext:value-type="float">
            <text:p>1.42051327228546</text:p>
          </table:table-cell>
          <table:table-cell office:value-type="float" office:value="1.45433962345123" calcext:value-type="float">
            <text:p>1.45433962345123</text:p>
          </table:table-cell>
          <table:table-cell office:value-type="float" office:value="1.51018881797791" calcext:value-type="float">
            <text:p>1.51018881797791</text:p>
          </table:table-cell>
          <table:table-cell office:value-type="float" office:value="1.38043761253357" calcext:value-type="float">
            <text:p>1.38043761253357</text:p>
          </table:table-cell>
          <table:table-cell office:value-type="float" office:value="1.64277970790863" calcext:value-type="float">
            <text:p>1.64277970790863</text:p>
          </table:table-cell>
          <table:table-cell office:value-type="float" office:value="1.59866285324097" calcext:value-type="float">
            <text:p>1.59866285324097</text:p>
          </table:table-cell>
          <table:table-cell office:value-type="float" office:value="1.31761598587036" calcext:value-type="float">
            <text:p>1.31761598587036</text:p>
          </table:table-cell>
          <table:table-cell office:value-type="float" office:value="1.47155356407166" calcext:value-type="float">
            <text:p>1.47155356407166</text:p>
          </table:table-cell>
          <table:table-cell office:value-type="float" office:value="1.4868026971817" calcext:value-type="float">
            <text:p>1.4868026971817</text:p>
          </table:table-cell>
          <table:table-cell office:value-type="float" office:value="1.42807137966156" calcext:value-type="float">
            <text:p>1.42807137966156</text:p>
          </table:table-cell>
          <table:table-cell office:value-type="float" office:value="1.58648324012756" calcext:value-type="float">
            <text:p>1.58648324012756</text:p>
          </table:table-cell>
          <table:table-cell office:value-type="float" office:value="1.57938086986542" calcext:value-type="float">
            <text:p>1.57938086986542</text:p>
          </table:table-cell>
          <table:table-cell office:value-type="float" office:value="0.770929455757141" calcext:value-type="float">
            <text:p>0.770929455757141</text:p>
          </table:table-cell>
          <table:table-cell office:value-type="float" office:value="1.32286190986633" calcext:value-type="float">
            <text:p>1.32286190986633</text:p>
          </table:table-cell>
          <table:table-cell office:value-type="float" office:value="1.53297924995422" calcext:value-type="float">
            <text:p>1.53297924995422</text:p>
          </table:table-cell>
          <table:table-cell office:value-type="float" office:value="1.76294505596161" calcext:value-type="float">
            <text:p>1.76294505596161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51506948471069" calcext:value-type="float">
            <text:p>1.51506948471069</text:p>
          </table:table-cell>
          <table:table-cell office:value-type="float" office:value="1.52701115608215" calcext:value-type="float">
            <text:p>1.52701115608215</text:p>
          </table:table-cell>
          <table:table-cell office:value-type="float" office:value="1.7733428478241" calcext:value-type="float">
            <text:p>1.7733428478241</text:p>
          </table:table-cell>
          <table:table-cell office:value-type="float" office:value="1.76420676708221" calcext:value-type="float">
            <text:p>1.76420676708221</text:p>
          </table:table-cell>
          <table:table-cell office:value-type="float" office:value="1.34071457386017" calcext:value-type="float">
            <text:p>1.34071457386017</text:p>
          </table:table-cell>
          <table:table-cell office:value-type="float" office:value="1.4508022069931" calcext:value-type="float">
            <text:p>1.4508022069931</text:p>
          </table:table-cell>
          <table:table-cell office:value-type="float" office:value="1.20195746421814" calcext:value-type="float">
            <text:p>1.20195746421814</text:p>
          </table:table-cell>
          <table:table-cell office:value-type="float" office:value="1.54120659828186" calcext:value-type="float">
            <text:p>1.54120659828186</text:p>
          </table:table-cell>
          <table:table-cell office:value-type="float" office:value="1.56927382946014" calcext:value-type="float">
            <text:p>1.56927382946014</text:p>
          </table:table-cell>
          <table:table-cell office:value-type="float" office:value="1.62185573577881" calcext:value-type="float">
            <text:p>1.62185573577881</text:p>
          </table:table-cell>
          <table:table-cell office:value-type="float" office:value="1.57661938667297" calcext:value-type="float">
            <text:p>1.57661938667297</text:p>
          </table:table-cell>
          <table:table-cell office:value-type="float" office:value="1.27865982055664" calcext:value-type="float">
            <text:p>1.27865982055664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872" calcext:value-type="float">
            <text:p>1.4872</text:p>
          </table:table-cell>
          <table:table-cell office:value-type="float" office:value="1.4924" calcext:value-type="float">
            <text:p>1.4924</text:p>
          </table:table-cell>
          <table:table-cell office:value-type="float" office:value="1.7856" calcext:value-type="float">
            <text:p>1.7856</text:p>
          </table:table-cell>
          <table:table-cell office:value-type="float" office:value="0.7709" calcext:value-type="float">
            <text:p>0.7709</text:p>
          </table:table-cell>
          <table:table-cell office:value-type="float" office:value="1.43817627429962" calcext:value-type="float">
            <text:p>1.43817627429962</text:p>
          </table:table-cell>
          <table:table-cell office:value-type="float" office:value="1.4758437871933" calcext:value-type="float">
            <text:p>1.4758437871933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9803972244263" calcext:value-type="float">
            <text:p>1.49803972244263</text:p>
          </table:table-cell>
          <table:table-cell office:value-type="float" office:value="1.55600237846375" calcext:value-type="float">
            <text:p>1.55600237846375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2875611782074" calcext:value-type="float">
            <text:p>1.42875611782074</text:p>
          </table:table-cell>
          <table:table-cell office:value-type="float" office:value="1.42051327228546" calcext:value-type="float">
            <text:p>1.42051327228546</text:p>
          </table:table-cell>
          <table:table-cell office:value-type="float" office:value="1.45433962345123" calcext:value-type="float">
            <text:p>1.45433962345123</text:p>
          </table:table-cell>
          <table:table-cell office:value-type="float" office:value="1.51018881797791" calcext:value-type="float">
            <text:p>1.51018881797791</text:p>
          </table:table-cell>
          <table:table-cell office:value-type="float" office:value="1.38043761253357" calcext:value-type="float">
            <text:p>1.38043761253357</text:p>
          </table:table-cell>
          <table:table-cell office:value-type="float" office:value="1.64277970790863" calcext:value-type="float">
            <text:p>1.64277970790863</text:p>
          </table:table-cell>
          <table:table-cell office:value-type="float" office:value="1.59866285324097" calcext:value-type="float">
            <text:p>1.59866285324097</text:p>
          </table:table-cell>
          <table:table-cell office:value-type="float" office:value="1.31761598587036" calcext:value-type="float">
            <text:p>1.31761598587036</text:p>
          </table:table-cell>
          <table:table-cell office:value-type="float" office:value="1.47155356407166" calcext:value-type="float">
            <text:p>1.47155356407166</text:p>
          </table:table-cell>
          <table:table-cell office:value-type="float" office:value="1.4868026971817" calcext:value-type="float">
            <text:p>1.4868026971817</text:p>
          </table:table-cell>
          <table:table-cell office:value-type="float" office:value="1.42807137966156" calcext:value-type="float">
            <text:p>1.42807137966156</text:p>
          </table:table-cell>
          <table:table-cell office:value-type="float" office:value="1.58648324012756" calcext:value-type="float">
            <text:p>1.58648324012756</text:p>
          </table:table-cell>
          <table:table-cell office:value-type="float" office:value="1.57938086986542" calcext:value-type="float">
            <text:p>1.57938086986542</text:p>
          </table:table-cell>
          <table:table-cell office:value-type="float" office:value="0.770929455757141" calcext:value-type="float">
            <text:p>0.770929455757141</text:p>
          </table:table-cell>
          <table:table-cell office:value-type="float" office:value="1.32286190986633" calcext:value-type="float">
            <text:p>1.32286190986633</text:p>
          </table:table-cell>
          <table:table-cell office:value-type="float" office:value="1.53297924995422" calcext:value-type="float">
            <text:p>1.53297924995422</text:p>
          </table:table-cell>
          <table:table-cell office:value-type="float" office:value="1.76294505596161" calcext:value-type="float">
            <text:p>1.76294505596161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51506948471069" calcext:value-type="float">
            <text:p>1.51506948471069</text:p>
          </table:table-cell>
          <table:table-cell office:value-type="float" office:value="1.52701115608215" calcext:value-type="float">
            <text:p>1.52701115608215</text:p>
          </table:table-cell>
          <table:table-cell office:value-type="float" office:value="1.7733428478241" calcext:value-type="float">
            <text:p>1.7733428478241</text:p>
          </table:table-cell>
          <table:table-cell office:value-type="float" office:value="1.76420676708221" calcext:value-type="float">
            <text:p>1.76420676708221</text:p>
          </table:table-cell>
          <table:table-cell office:value-type="float" office:value="1.34071457386017" calcext:value-type="float">
            <text:p>1.34071457386017</text:p>
          </table:table-cell>
          <table:table-cell office:value-type="float" office:value="1.4508022069931" calcext:value-type="float">
            <text:p>1.4508022069931</text:p>
          </table:table-cell>
          <table:table-cell office:value-type="float" office:value="1.20195746421814" calcext:value-type="float">
            <text:p>1.20195746421814</text:p>
          </table:table-cell>
          <table:table-cell office:value-type="float" office:value="1.54120659828186" calcext:value-type="float">
            <text:p>1.54120659828186</text:p>
          </table:table-cell>
          <table:table-cell office:value-type="float" office:value="1.56927382946014" calcext:value-type="float">
            <text:p>1.56927382946014</text:p>
          </table:table-cell>
          <table:table-cell office:value-type="float" office:value="1.62185573577881" calcext:value-type="float">
            <text:p>1.62185573577881</text:p>
          </table:table-cell>
          <table:table-cell office:value-type="float" office:value="1.57661938667297" calcext:value-type="float">
            <text:p>1.57661938667297</text:p>
          </table:table-cell>
          <table:table-cell office:value-type="float" office:value="1.27865982055664" calcext:value-type="float">
            <text:p>1.27865982055664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872" calcext:value-type="float">
            <text:p>1.4872</text:p>
          </table:table-cell>
          <table:table-cell office:value-type="float" office:value="1.4924" calcext:value-type="float">
            <text:p>1.4924</text:p>
          </table:table-cell>
          <table:table-cell office:value-type="float" office:value="1.7856" calcext:value-type="float">
            <text:p>1.7856</text:p>
          </table:table-cell>
          <table:table-cell office:value-type="float" office:value="0.7709" calcext:value-type="float">
            <text:p>0.7709</text:p>
          </table:table-cell>
          <table:table-cell office:value-type="float" office:value="1.43817627429962" calcext:value-type="float">
            <text:p>1.43817627429962</text:p>
          </table:table-cell>
          <table:table-cell office:value-type="float" office:value="1.4758437871933" calcext:value-type="float">
            <text:p>1.4758437871933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9803972244263" calcext:value-type="float">
            <text:p>1.49803972244263</text:p>
          </table:table-cell>
          <table:table-cell office:value-type="float" office:value="1.55600237846375" calcext:value-type="float">
            <text:p>1.55600237846375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2875611782074" calcext:value-type="float">
            <text:p>1.42875611782074</text:p>
          </table:table-cell>
          <table:table-cell office:value-type="float" office:value="1.42051327228546" calcext:value-type="float">
            <text:p>1.42051327228546</text:p>
          </table:table-cell>
          <table:table-cell office:value-type="float" office:value="1.45433962345123" calcext:value-type="float">
            <text:p>1.45433962345123</text:p>
          </table:table-cell>
          <table:table-cell office:value-type="float" office:value="1.51018881797791" calcext:value-type="float">
            <text:p>1.51018881797791</text:p>
          </table:table-cell>
          <table:table-cell office:value-type="float" office:value="1.38043761253357" calcext:value-type="float">
            <text:p>1.38043761253357</text:p>
          </table:table-cell>
          <table:table-cell office:value-type="float" office:value="1.64277970790863" calcext:value-type="float">
            <text:p>1.64277970790863</text:p>
          </table:table-cell>
          <table:table-cell office:value-type="float" office:value="1.59866285324097" calcext:value-type="float">
            <text:p>1.59866285324097</text:p>
          </table:table-cell>
          <table:table-cell office:value-type="float" office:value="1.31761598587036" calcext:value-type="float">
            <text:p>1.31761598587036</text:p>
          </table:table-cell>
          <table:table-cell office:value-type="float" office:value="1.47155356407166" calcext:value-type="float">
            <text:p>1.47155356407166</text:p>
          </table:table-cell>
          <table:table-cell office:value-type="float" office:value="1.4868026971817" calcext:value-type="float">
            <text:p>1.4868026971817</text:p>
          </table:table-cell>
          <table:table-cell office:value-type="float" office:value="1.42807137966156" calcext:value-type="float">
            <text:p>1.42807137966156</text:p>
          </table:table-cell>
          <table:table-cell office:value-type="float" office:value="1.58648324012756" calcext:value-type="float">
            <text:p>1.58648324012756</text:p>
          </table:table-cell>
          <table:table-cell office:value-type="float" office:value="1.57938086986542" calcext:value-type="float">
            <text:p>1.57938086986542</text:p>
          </table:table-cell>
          <table:table-cell office:value-type="float" office:value="0.770929455757141" calcext:value-type="float">
            <text:p>0.770929455757141</text:p>
          </table:table-cell>
          <table:table-cell office:value-type="float" office:value="1.32286190986633" calcext:value-type="float">
            <text:p>1.32286190986633</text:p>
          </table:table-cell>
          <table:table-cell office:value-type="float" office:value="1.53297924995422" calcext:value-type="float">
            <text:p>1.53297924995422</text:p>
          </table:table-cell>
          <table:table-cell office:value-type="float" office:value="1.76294505596161" calcext:value-type="float">
            <text:p>1.76294505596161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51506948471069" calcext:value-type="float">
            <text:p>1.51506948471069</text:p>
          </table:table-cell>
          <table:table-cell office:value-type="float" office:value="1.52701115608215" calcext:value-type="float">
            <text:p>1.52701115608215</text:p>
          </table:table-cell>
          <table:table-cell office:value-type="float" office:value="1.7733428478241" calcext:value-type="float">
            <text:p>1.7733428478241</text:p>
          </table:table-cell>
          <table:table-cell office:value-type="float" office:value="1.76420676708221" calcext:value-type="float">
            <text:p>1.76420676708221</text:p>
          </table:table-cell>
          <table:table-cell office:value-type="float" office:value="1.34071457386017" calcext:value-type="float">
            <text:p>1.34071457386017</text:p>
          </table:table-cell>
          <table:table-cell office:value-type="float" office:value="1.4508022069931" calcext:value-type="float">
            <text:p>1.4508022069931</text:p>
          </table:table-cell>
          <table:table-cell office:value-type="float" office:value="1.20195746421814" calcext:value-type="float">
            <text:p>1.20195746421814</text:p>
          </table:table-cell>
          <table:table-cell office:value-type="float" office:value="1.54120659828186" calcext:value-type="float">
            <text:p>1.54120659828186</text:p>
          </table:table-cell>
          <table:table-cell office:value-type="float" office:value="1.56927382946014" calcext:value-type="float">
            <text:p>1.56927382946014</text:p>
          </table:table-cell>
          <table:table-cell office:value-type="float" office:value="1.62185573577881" calcext:value-type="float">
            <text:p>1.62185573577881</text:p>
          </table:table-cell>
          <table:table-cell office:value-type="float" office:value="1.57661938667297" calcext:value-type="float">
            <text:p>1.57661938667297</text:p>
          </table:table-cell>
          <table:table-cell office:value-type="float" office:value="1.27865982055664" calcext:value-type="float">
            <text:p>1.27865982055664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886" calcext:value-type="float">
            <text:p>1.4886</text:p>
          </table:table-cell>
          <table:table-cell office:value-type="float" office:value="1.5076" calcext:value-type="float">
            <text:p>1.5076</text:p>
          </table:table-cell>
          <table:table-cell office:value-type="float" office:value="1.7856" calcext:value-type="float">
            <text:p>1.7856</text:p>
          </table:table-cell>
          <table:table-cell office:value-type="float" office:value="0.7709" calcext:value-type="float">
            <text:p>0.7709</text:p>
          </table:table-cell>
          <table:table-cell office:value-type="float" office:value="1.4758437871933" calcext:value-type="float">
            <text:p>1.4758437871933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655814409256" calcext:value-type="float">
            <text:p>1.5655814409256</text:p>
          </table:table-cell>
          <table:table-cell office:value-type="float" office:value="1.49803972244263" calcext:value-type="float">
            <text:p>1.49803972244263</text:p>
          </table:table-cell>
          <table:table-cell office:value-type="float" office:value="1.55600237846375" calcext:value-type="float">
            <text:p>1.55600237846375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2875611782074" calcext:value-type="float">
            <text:p>1.42875611782074</text:p>
          </table:table-cell>
          <table:table-cell office:value-type="float" office:value="1.42051327228546" calcext:value-type="float">
            <text:p>1.42051327228546</text:p>
          </table:table-cell>
          <table:table-cell office:value-type="float" office:value="1.4868026971817" calcext:value-type="float">
            <text:p>1.4868026971817</text:p>
          </table:table-cell>
          <table:table-cell office:value-type="float" office:value="1.31770765781403" calcext:value-type="float">
            <text:p>1.31770765781403</text:p>
          </table:table-cell>
          <table:table-cell office:value-type="float" office:value="1.42807137966156" calcext:value-type="float">
            <text:p>1.42807137966156</text:p>
          </table:table-cell>
          <table:table-cell office:value-type="float" office:value="1.58648324012756" calcext:value-type="float">
            <text:p>1.58648324012756</text:p>
          </table:table-cell>
          <table:table-cell office:value-type="float" office:value="1.57938086986542" calcext:value-type="float">
            <text:p>1.57938086986542</text:p>
          </table:table-cell>
          <table:table-cell office:value-type="float" office:value="0.770929455757141" calcext:value-type="float">
            <text:p>0.770929455757141</text:p>
          </table:table-cell>
          <table:table-cell office:value-type="float" office:value="1.32286190986633" calcext:value-type="float">
            <text:p>1.32286190986633</text:p>
          </table:table-cell>
          <table:table-cell office:value-type="float" office:value="1.68427515029907" calcext:value-type="float">
            <text:p>1.68427515029907</text:p>
          </table:table-cell>
          <table:table-cell office:value-type="float" office:value="1.53297924995422" calcext:value-type="float">
            <text:p>1.53297924995422</text:p>
          </table:table-cell>
          <table:table-cell office:value-type="float" office:value="1.76294505596161" calcext:value-type="float">
            <text:p>1.76294505596161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51506948471069" calcext:value-type="float">
            <text:p>1.51506948471069</text:p>
          </table:table-cell>
          <table:table-cell office:value-type="float" office:value="1.52701115608215" calcext:value-type="float">
            <text:p>1.52701115608215</text:p>
          </table:table-cell>
          <table:table-cell office:value-type="float" office:value="1.43374264240265" calcext:value-type="float">
            <text:p>1.43374264240265</text:p>
          </table:table-cell>
          <table:table-cell office:value-type="float" office:value="1.53050625324249" calcext:value-type="float">
            <text:p>1.53050625324249</text:p>
          </table:table-cell>
          <table:table-cell office:value-type="float" office:value="1.603919506073" calcext:value-type="float">
            <text:p>1.603919506073</text:p>
          </table:table-cell>
          <table:table-cell office:value-type="float" office:value="1.22708463668823" calcext:value-type="float">
            <text:p>1.22708463668823</text:p>
          </table:table-cell>
          <table:table-cell office:value-type="float" office:value="1.50006639957428" calcext:value-type="float">
            <text:p>1.50006639957428</text:p>
          </table:table-cell>
          <table:table-cell office:value-type="float" office:value="1.7733428478241" calcext:value-type="float">
            <text:p>1.7733428478241</text:p>
          </table:table-cell>
          <table:table-cell office:value-type="float" office:value="1.76420676708221" calcext:value-type="float">
            <text:p>1.76420676708221</text:p>
          </table:table-cell>
          <table:table-cell office:value-type="float" office:value="1.34071457386017" calcext:value-type="float">
            <text:p>1.34071457386017</text:p>
          </table:table-cell>
          <table:table-cell office:value-type="float" office:value="1.4508022069931" calcext:value-type="float">
            <text:p>1.4508022069931</text:p>
          </table:table-cell>
          <table:table-cell office:value-type="float" office:value="1.20195746421814" calcext:value-type="float">
            <text:p>1.20195746421814</text:p>
          </table:table-cell>
          <table:table-cell office:value-type="float" office:value="1.54120659828186" calcext:value-type="float">
            <text:p>1.54120659828186</text:p>
          </table:table-cell>
          <table:table-cell office:value-type="float" office:value="1.56927382946014" calcext:value-type="float">
            <text:p>1.56927382946014</text:p>
          </table:table-cell>
          <table:table-cell office:value-type="float" office:value="1.62185573577881" calcext:value-type="float">
            <text:p>1.62185573577881</text:p>
          </table:table-cell>
          <table:table-cell office:value-type="float" office:value="1.57661938667297" calcext:value-type="float">
            <text:p>1.57661938667297</text:p>
          </table:table-cell>
          <table:table-cell office:value-type="float" office:value="1.27865982055664" calcext:value-type="float">
            <text:p>1.27865982055664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872" calcext:value-type="float">
            <text:p>1.4872</text:p>
          </table:table-cell>
          <table:table-cell office:value-type="float" office:value="1.4924" calcext:value-type="float">
            <text:p>1.4924</text:p>
          </table:table-cell>
          <table:table-cell office:value-type="float" office:value="1.7856" calcext:value-type="float">
            <text:p>1.7856</text:p>
          </table:table-cell>
          <table:table-cell office:value-type="float" office:value="0.7709" calcext:value-type="float">
            <text:p>0.7709</text:p>
          </table:table-cell>
          <table:table-cell office:value-type="float" office:value="1.43817627429962" calcext:value-type="float">
            <text:p>1.43817627429962</text:p>
          </table:table-cell>
          <table:table-cell office:value-type="float" office:value="1.4758437871933" calcext:value-type="float">
            <text:p>1.4758437871933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9803972244263" calcext:value-type="float">
            <text:p>1.49803972244263</text:p>
          </table:table-cell>
          <table:table-cell office:value-type="float" office:value="1.55600237846375" calcext:value-type="float">
            <text:p>1.55600237846375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2875611782074" calcext:value-type="float">
            <text:p>1.42875611782074</text:p>
          </table:table-cell>
          <table:table-cell office:value-type="float" office:value="1.42051327228546" calcext:value-type="float">
            <text:p>1.42051327228546</text:p>
          </table:table-cell>
          <table:table-cell office:value-type="float" office:value="1.45433962345123" calcext:value-type="float">
            <text:p>1.45433962345123</text:p>
          </table:table-cell>
          <table:table-cell office:value-type="float" office:value="1.51018881797791" calcext:value-type="float">
            <text:p>1.51018881797791</text:p>
          </table:table-cell>
          <table:table-cell office:value-type="float" office:value="1.38043761253357" calcext:value-type="float">
            <text:p>1.38043761253357</text:p>
          </table:table-cell>
          <table:table-cell office:value-type="float" office:value="1.64277970790863" calcext:value-type="float">
            <text:p>1.64277970790863</text:p>
          </table:table-cell>
          <table:table-cell office:value-type="float" office:value="1.59866285324097" calcext:value-type="float">
            <text:p>1.59866285324097</text:p>
          </table:table-cell>
          <table:table-cell office:value-type="float" office:value="1.31761598587036" calcext:value-type="float">
            <text:p>1.31761598587036</text:p>
          </table:table-cell>
          <table:table-cell office:value-type="float" office:value="1.47155356407166" calcext:value-type="float">
            <text:p>1.47155356407166</text:p>
          </table:table-cell>
          <table:table-cell office:value-type="float" office:value="1.4868026971817" calcext:value-type="float">
            <text:p>1.4868026971817</text:p>
          </table:table-cell>
          <table:table-cell office:value-type="float" office:value="1.42807137966156" calcext:value-type="float">
            <text:p>1.42807137966156</text:p>
          </table:table-cell>
          <table:table-cell office:value-type="float" office:value="1.58648324012756" calcext:value-type="float">
            <text:p>1.58648324012756</text:p>
          </table:table-cell>
          <table:table-cell office:value-type="float" office:value="1.57938086986542" calcext:value-type="float">
            <text:p>1.57938086986542</text:p>
          </table:table-cell>
          <table:table-cell office:value-type="float" office:value="0.770929455757141" calcext:value-type="float">
            <text:p>0.770929455757141</text:p>
          </table:table-cell>
          <table:table-cell office:value-type="float" office:value="1.32286190986633" calcext:value-type="float">
            <text:p>1.32286190986633</text:p>
          </table:table-cell>
          <table:table-cell office:value-type="float" office:value="1.53297924995422" calcext:value-type="float">
            <text:p>1.53297924995422</text:p>
          </table:table-cell>
          <table:table-cell office:value-type="float" office:value="1.76294505596161" calcext:value-type="float">
            <text:p>1.76294505596161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51506948471069" calcext:value-type="float">
            <text:p>1.51506948471069</text:p>
          </table:table-cell>
          <table:table-cell office:value-type="float" office:value="1.52701115608215" calcext:value-type="float">
            <text:p>1.52701115608215</text:p>
          </table:table-cell>
          <table:table-cell office:value-type="float" office:value="1.7733428478241" calcext:value-type="float">
            <text:p>1.7733428478241</text:p>
          </table:table-cell>
          <table:table-cell office:value-type="float" office:value="1.76420676708221" calcext:value-type="float">
            <text:p>1.76420676708221</text:p>
          </table:table-cell>
          <table:table-cell office:value-type="float" office:value="1.34071457386017" calcext:value-type="float">
            <text:p>1.34071457386017</text:p>
          </table:table-cell>
          <table:table-cell office:value-type="float" office:value="1.4508022069931" calcext:value-type="float">
            <text:p>1.4508022069931</text:p>
          </table:table-cell>
          <table:table-cell office:value-type="float" office:value="1.20195746421814" calcext:value-type="float">
            <text:p>1.20195746421814</text:p>
          </table:table-cell>
          <table:table-cell office:value-type="float" office:value="1.54120659828186" calcext:value-type="float">
            <text:p>1.54120659828186</text:p>
          </table:table-cell>
          <table:table-cell office:value-type="float" office:value="1.56927382946014" calcext:value-type="float">
            <text:p>1.56927382946014</text:p>
          </table:table-cell>
          <table:table-cell office:value-type="float" office:value="1.62185573577881" calcext:value-type="float">
            <text:p>1.62185573577881</text:p>
          </table:table-cell>
          <table:table-cell office:value-type="float" office:value="1.57661938667297" calcext:value-type="float">
            <text:p>1.57661938667297</text:p>
          </table:table-cell>
          <table:table-cell office:value-type="float" office:value="1.27865982055664" calcext:value-type="float">
            <text:p>1.27865982055664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18" calcext:value-type="float">
            <text:p>1.518</text:p>
          </table:table-cell>
          <table:table-cell office:value-type="float" office:value="1.5316" calcext:value-type="float">
            <text:p>1.5316</text:p>
          </table:table-cell>
          <table:table-cell office:value-type="float" office:value="1.775" calcext:value-type="float">
            <text:p>1.775</text:p>
          </table:table-cell>
          <table:table-cell office:value-type="float" office:value="1.2219" calcext:value-type="float">
            <text:p>1.2219</text:p>
          </table:table-cell>
          <table:table-cell office:value-type="float" office:value="1.48374378681183" calcext:value-type="float">
            <text:p>1.48374378681183</text:p>
          </table:table-cell>
          <table:table-cell office:value-type="float" office:value="1.47611141204834" calcext:value-type="float">
            <text:p>1.47611141204834</text:p>
          </table:table-cell>
          <table:table-cell office:value-type="float" office:value="1.5972101688385" calcext:value-type="float">
            <text:p>1.5972101688385</text:p>
          </table:table-cell>
          <table:table-cell office:value-type="float" office:value="1.3764580488205" calcext:value-type="float">
            <text:p>1.3764580488205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60990834236145" calcext:value-type="float">
            <text:p>1.60990834236145</text:p>
          </table:table-cell>
          <table:table-cell office:value-type="float" office:value="1.54563200473785" calcext:value-type="float">
            <text:p>1.54563200473785</text:p>
          </table:table-cell>
          <table:table-cell office:value-type="float" office:value="1.45357298851013" calcext:value-type="float">
            <text:p>1.45357298851013</text:p>
          </table:table-cell>
          <table:table-cell office:value-type="float" office:value="1.55929386615753" calcext:value-type="float">
            <text:p>1.55929386615753</text:p>
          </table:table-cell>
          <table:table-cell office:value-type="float" office:value="1.45053195953369" calcext:value-type="float">
            <text:p>1.45053195953369</text:p>
          </table:table-cell>
          <table:table-cell office:value-type="float" office:value="1.48866164684296" calcext:value-type="float">
            <text:p>1.48866164684296</text:p>
          </table:table-cell>
          <table:table-cell office:value-type="float" office:value="1.47988450527191" calcext:value-type="float">
            <text:p>1.47988450527191</text:p>
          </table:table-cell>
          <table:table-cell office:value-type="float" office:value="1.54365062713623" calcext:value-type="float">
            <text:p>1.54365062713623</text:p>
          </table:table-cell>
          <table:table-cell office:value-type="float" office:value="1.65484619140625" calcext:value-type="float">
            <text:p>1.65484619140625</text:p>
          </table:table-cell>
          <table:table-cell office:value-type="float" office:value="1.46341562271118" calcext:value-type="float">
            <text:p>1.46341562271118</text:p>
          </table:table-cell>
          <table:table-cell office:value-type="float" office:value="1.58630096912384" calcext:value-type="float">
            <text:p>1.58630096912384</text:p>
          </table:table-cell>
          <table:table-cell office:value-type="float" office:value="1.47757804393768" calcext:value-type="float">
            <text:p>1.47757804393768</text:p>
          </table:table-cell>
          <table:table-cell office:value-type="float" office:value="1.50520575046539" calcext:value-type="float">
            <text:p>1.50520575046539</text:p>
          </table:table-cell>
          <table:table-cell office:value-type="float" office:value="1.59272229671478" calcext:value-type="float">
            <text:p>1.59272229671478</text:p>
          </table:table-cell>
          <table:table-cell office:value-type="float" office:value="1.43447017669678" calcext:value-type="float">
            <text:p>1.43447017669678</text:p>
          </table:table-cell>
          <table:table-cell office:value-type="float" office:value="1.60244727134705" calcext:value-type="float">
            <text:p>1.60244727134705</text:p>
          </table:table-cell>
          <table:table-cell office:value-type="float" office:value="1.73860168457031" calcext:value-type="float">
            <text:p>1.73860168457031</text:p>
          </table:table-cell>
          <table:table-cell office:value-type="float" office:value="1.76438879966736" calcext:value-type="float">
            <text:p>1.76438879966736</text:p>
          </table:table-cell>
          <table:table-cell office:value-type="float" office:value="1.27069139480591" calcext:value-type="float">
            <text:p>1.27069139480591</text:p>
          </table:table-cell>
          <table:table-cell office:value-type="float" office:value="1.53368449211121" calcext:value-type="float">
            <text:p>1.53368449211121</text:p>
          </table:table-cell>
          <table:table-cell office:value-type="float" office:value="1.52943289279938" calcext:value-type="float">
            <text:p>1.52943289279938</text:p>
          </table:table-cell>
          <table:table-cell office:value-type="float" office:value="1.47374308109283" calcext:value-type="float">
            <text:p>1.47374308109283</text:p>
          </table:table-cell>
          <table:table-cell office:value-type="float" office:value="1.38591527938843" calcext:value-type="float">
            <text:p>1.38591527938843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62988269329071" calcext:value-type="float">
            <text:p>1.62988269329071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53473091125488" calcext:value-type="float">
            <text:p>1.53473091125488</text:p>
          </table:table-cell>
          <table:table-cell office:value-type="float" office:value="1.64426779747009" calcext:value-type="float">
            <text:p>1.64426779747009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18" calcext:value-type="float">
            <text:p>1.518</text:p>
          </table:table-cell>
          <table:table-cell office:value-type="float" office:value="1.5316" calcext:value-type="float">
            <text:p>1.5316</text:p>
          </table:table-cell>
          <table:table-cell office:value-type="float" office:value="1.775" calcext:value-type="float">
            <text:p>1.775</text:p>
          </table:table-cell>
          <table:table-cell office:value-type="float" office:value="1.2219" calcext:value-type="float">
            <text:p>1.2219</text:p>
          </table:table-cell>
          <table:table-cell office:value-type="float" office:value="1.48374378681183" calcext:value-type="float">
            <text:p>1.48374378681183</text:p>
          </table:table-cell>
          <table:table-cell office:value-type="float" office:value="1.47611141204834" calcext:value-type="float">
            <text:p>1.47611141204834</text:p>
          </table:table-cell>
          <table:table-cell office:value-type="float" office:value="1.5972101688385" calcext:value-type="float">
            <text:p>1.5972101688385</text:p>
          </table:table-cell>
          <table:table-cell office:value-type="float" office:value="1.3764580488205" calcext:value-type="float">
            <text:p>1.3764580488205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60990834236145" calcext:value-type="float">
            <text:p>1.60990834236145</text:p>
          </table:table-cell>
          <table:table-cell office:value-type="float" office:value="1.54563200473785" calcext:value-type="float">
            <text:p>1.54563200473785</text:p>
          </table:table-cell>
          <table:table-cell office:value-type="float" office:value="1.45357298851013" calcext:value-type="float">
            <text:p>1.45357298851013</text:p>
          </table:table-cell>
          <table:table-cell office:value-type="float" office:value="1.55929386615753" calcext:value-type="float">
            <text:p>1.55929386615753</text:p>
          </table:table-cell>
          <table:table-cell office:value-type="float" office:value="1.45053195953369" calcext:value-type="float">
            <text:p>1.45053195953369</text:p>
          </table:table-cell>
          <table:table-cell office:value-type="float" office:value="1.48866164684296" calcext:value-type="float">
            <text:p>1.48866164684296</text:p>
          </table:table-cell>
          <table:table-cell office:value-type="float" office:value="1.47988450527191" calcext:value-type="float">
            <text:p>1.47988450527191</text:p>
          </table:table-cell>
          <table:table-cell office:value-type="float" office:value="1.54365062713623" calcext:value-type="float">
            <text:p>1.54365062713623</text:p>
          </table:table-cell>
          <table:table-cell office:value-type="float" office:value="1.65484619140625" calcext:value-type="float">
            <text:p>1.65484619140625</text:p>
          </table:table-cell>
          <table:table-cell office:value-type="float" office:value="1.46341562271118" calcext:value-type="float">
            <text:p>1.46341562271118</text:p>
          </table:table-cell>
          <table:table-cell office:value-type="float" office:value="1.58630096912384" calcext:value-type="float">
            <text:p>1.58630096912384</text:p>
          </table:table-cell>
          <table:table-cell office:value-type="float" office:value="1.47757804393768" calcext:value-type="float">
            <text:p>1.47757804393768</text:p>
          </table:table-cell>
          <table:table-cell office:value-type="float" office:value="1.50520575046539" calcext:value-type="float">
            <text:p>1.50520575046539</text:p>
          </table:table-cell>
          <table:table-cell office:value-type="float" office:value="1.59272229671478" calcext:value-type="float">
            <text:p>1.59272229671478</text:p>
          </table:table-cell>
          <table:table-cell office:value-type="float" office:value="1.43447017669678" calcext:value-type="float">
            <text:p>1.43447017669678</text:p>
          </table:table-cell>
          <table:table-cell office:value-type="float" office:value="1.60244727134705" calcext:value-type="float">
            <text:p>1.60244727134705</text:p>
          </table:table-cell>
          <table:table-cell office:value-type="float" office:value="1.73860168457031" calcext:value-type="float">
            <text:p>1.73860168457031</text:p>
          </table:table-cell>
          <table:table-cell office:value-type="float" office:value="1.76438879966736" calcext:value-type="float">
            <text:p>1.76438879966736</text:p>
          </table:table-cell>
          <table:table-cell office:value-type="float" office:value="1.27069139480591" calcext:value-type="float">
            <text:p>1.27069139480591</text:p>
          </table:table-cell>
          <table:table-cell office:value-type="float" office:value="1.53368449211121" calcext:value-type="float">
            <text:p>1.53368449211121</text:p>
          </table:table-cell>
          <table:table-cell office:value-type="float" office:value="1.52943289279938" calcext:value-type="float">
            <text:p>1.52943289279938</text:p>
          </table:table-cell>
          <table:table-cell office:value-type="float" office:value="1.47374308109283" calcext:value-type="float">
            <text:p>1.47374308109283</text:p>
          </table:table-cell>
          <table:table-cell office:value-type="float" office:value="1.38591527938843" calcext:value-type="float">
            <text:p>1.38591527938843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62988269329071" calcext:value-type="float">
            <text:p>1.62988269329071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53473091125488" calcext:value-type="float">
            <text:p>1.53473091125488</text:p>
          </table:table-cell>
          <table:table-cell office:value-type="float" office:value="1.64426779747009" calcext:value-type="float">
            <text:p>1.64426779747009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007" calcext:value-type="float">
            <text:p>1.5007</text:p>
          </table:table-cell>
          <table:table-cell office:value-type="float" office:value="1.5302" calcext:value-type="float">
            <text:p>1.5302</text:p>
          </table:table-cell>
          <table:table-cell office:value-type="float" office:value="1.775" calcext:value-type="float">
            <text:p>1.775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41900706291199" calcext:value-type="float">
            <text:p>1.41900706291199</text:p>
          </table:table-cell>
          <table:table-cell office:value-type="float" office:value="1.28662049770355" calcext:value-type="float">
            <text:p>1.28662049770355</text:p>
          </table:table-cell>
          <table:table-cell office:value-type="float" office:value="1.55172049999237" calcext:value-type="float">
            <text:p>1.55172049999237</text:p>
          </table:table-cell>
          <table:table-cell office:value-type="float" office:value="1.3002804517746" calcext:value-type="float">
            <text:p>1.3002804517746</text:p>
          </table:table-cell>
          <table:table-cell office:value-type="float" office:value="1.5230678319931" calcext:value-type="float">
            <text:p>1.5230678319931</text:p>
          </table:table-cell>
          <table:table-cell office:value-type="float" office:value="1.64080226421356" calcext:value-type="float">
            <text:p>1.64080226421356</text:p>
          </table:table-cell>
          <table:table-cell office:value-type="float" office:value="1.1392810344696" calcext:value-type="float">
            <text:p>1.1392810344696</text:p>
          </table:table-cell>
          <table:table-cell office:value-type="float" office:value="1.58053267002106" calcext:value-type="float">
            <text:p>1.58053267002106</text:p>
          </table:table-cell>
          <table:table-cell office:value-type="float" office:value="1.48463916778564" calcext:value-type="float">
            <text:p>1.48463916778564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50662136077881" calcext:value-type="float">
            <text:p>1.50662136077881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1059005260468" calcext:value-type="float">
            <text:p>1.41059005260468</text:p>
          </table:table-cell>
          <table:table-cell office:value-type="float" office:value="1.57799351215363" calcext:value-type="float">
            <text:p>1.57799351215363</text:p>
          </table:table-cell>
          <table:table-cell office:value-type="float" office:value="1.47504329681396" calcext:value-type="float">
            <text:p>1.47504329681396</text:p>
          </table:table-cell>
          <table:table-cell office:value-type="float" office:value="1.15245234966278" calcext:value-type="float">
            <text:p>1.15245234966278</text:p>
          </table:table-cell>
          <table:table-cell office:value-type="float" office:value="1.53362631797791" calcext:value-type="float">
            <text:p>1.53362631797791</text:p>
          </table:table-cell>
          <table:table-cell office:value-type="float" office:value="1.53116428852081" calcext:value-type="float">
            <text:p>1.53116428852081</text:p>
          </table:table-cell>
          <table:table-cell office:value-type="float" office:value="1.27554559707642" calcext:value-type="float">
            <text:p>1.27554559707642</text:p>
          </table:table-cell>
          <table:table-cell office:value-type="float" office:value="1.61852788925171" calcext:value-type="float">
            <text:p>1.61852788925171</text:p>
          </table:table-cell>
          <table:table-cell office:value-type="float" office:value="1.65646874904633" calcext:value-type="float">
            <text:p>1.65646874904633</text:p>
          </table:table-cell>
          <table:table-cell office:value-type="float" office:value="1.48871982097626" calcext:value-type="float">
            <text:p>1.48871982097626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59743702411652" calcext:value-type="float">
            <text:p>1.59743702411652</text:p>
          </table:table-cell>
          <table:table-cell office:value-type="float" office:value="1.62349009513855" calcext:value-type="float">
            <text:p>1.62349009513855</text:p>
          </table:table-cell>
          <table:table-cell office:value-type="float" office:value="1.56958377361298" calcext:value-type="float">
            <text:p>1.56958377361298</text:p>
          </table:table-cell>
          <table:table-cell office:value-type="float" office:value="1.59224593639374" calcext:value-type="float">
            <text:p>1.59224593639374</text:p>
          </table:table-cell>
          <table:table-cell office:value-type="float" office:value="1.37307918071747" calcext:value-type="float">
            <text:p>1.37307918071747</text:p>
          </table:table-cell>
          <table:table-cell office:value-type="float" office:value="1.49496757984161" calcext:value-type="float">
            <text:p>1.49496757984161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7648658752441" calcext:value-type="float">
            <text:p>1.57648658752441</text:p>
          </table:table-cell>
          <table:table-cell office:value-type="float" office:value="1.56190299987793" calcext:value-type="float">
            <text:p>1.56190299987793</text:p>
          </table:table-cell>
          <table:table-cell office:value-type="float" office:value="1.57183575630188" calcext:value-type="float">
            <text:p>1.57183575630188</text:p>
          </table:table-cell>
          <table:table-cell office:value-type="float" office:value="1.5291873216629" calcext:value-type="float">
            <text:p>1.5291873216629</text:p>
          </table:table-cell>
          <table:table-cell office:value-type="float" office:value="1.66728949546814" calcext:value-type="float">
            <text:p>1.66728949546814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007" calcext:value-type="float">
            <text:p>1.5007</text:p>
          </table:table-cell>
          <table:table-cell office:value-type="float" office:value="1.5302" calcext:value-type="float">
            <text:p>1.5302</text:p>
          </table:table-cell>
          <table:table-cell office:value-type="float" office:value="1.775" calcext:value-type="float">
            <text:p>1.775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41900706291199" calcext:value-type="float">
            <text:p>1.41900706291199</text:p>
          </table:table-cell>
          <table:table-cell office:value-type="float" office:value="1.28662049770355" calcext:value-type="float">
            <text:p>1.28662049770355</text:p>
          </table:table-cell>
          <table:table-cell office:value-type="float" office:value="1.55172049999237" calcext:value-type="float">
            <text:p>1.55172049999237</text:p>
          </table:table-cell>
          <table:table-cell office:value-type="float" office:value="1.3002804517746" calcext:value-type="float">
            <text:p>1.3002804517746</text:p>
          </table:table-cell>
          <table:table-cell office:value-type="float" office:value="1.5230678319931" calcext:value-type="float">
            <text:p>1.5230678319931</text:p>
          </table:table-cell>
          <table:table-cell office:value-type="float" office:value="1.64080226421356" calcext:value-type="float">
            <text:p>1.64080226421356</text:p>
          </table:table-cell>
          <table:table-cell office:value-type="float" office:value="1.1392810344696" calcext:value-type="float">
            <text:p>1.1392810344696</text:p>
          </table:table-cell>
          <table:table-cell office:value-type="float" office:value="1.58053267002106" calcext:value-type="float">
            <text:p>1.58053267002106</text:p>
          </table:table-cell>
          <table:table-cell office:value-type="float" office:value="1.48463916778564" calcext:value-type="float">
            <text:p>1.48463916778564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50662136077881" calcext:value-type="float">
            <text:p>1.50662136077881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1059005260468" calcext:value-type="float">
            <text:p>1.41059005260468</text:p>
          </table:table-cell>
          <table:table-cell office:value-type="float" office:value="1.57799351215363" calcext:value-type="float">
            <text:p>1.57799351215363</text:p>
          </table:table-cell>
          <table:table-cell office:value-type="float" office:value="1.47504329681396" calcext:value-type="float">
            <text:p>1.47504329681396</text:p>
          </table:table-cell>
          <table:table-cell office:value-type="float" office:value="1.15245234966278" calcext:value-type="float">
            <text:p>1.15245234966278</text:p>
          </table:table-cell>
          <table:table-cell office:value-type="float" office:value="1.53362631797791" calcext:value-type="float">
            <text:p>1.53362631797791</text:p>
          </table:table-cell>
          <table:table-cell office:value-type="float" office:value="1.53116428852081" calcext:value-type="float">
            <text:p>1.53116428852081</text:p>
          </table:table-cell>
          <table:table-cell office:value-type="float" office:value="1.27554559707642" calcext:value-type="float">
            <text:p>1.27554559707642</text:p>
          </table:table-cell>
          <table:table-cell office:value-type="float" office:value="1.61852788925171" calcext:value-type="float">
            <text:p>1.61852788925171</text:p>
          </table:table-cell>
          <table:table-cell office:value-type="float" office:value="1.65646874904633" calcext:value-type="float">
            <text:p>1.65646874904633</text:p>
          </table:table-cell>
          <table:table-cell office:value-type="float" office:value="1.48871982097626" calcext:value-type="float">
            <text:p>1.48871982097626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59743702411652" calcext:value-type="float">
            <text:p>1.59743702411652</text:p>
          </table:table-cell>
          <table:table-cell office:value-type="float" office:value="1.62349009513855" calcext:value-type="float">
            <text:p>1.62349009513855</text:p>
          </table:table-cell>
          <table:table-cell office:value-type="float" office:value="1.56958377361298" calcext:value-type="float">
            <text:p>1.56958377361298</text:p>
          </table:table-cell>
          <table:table-cell office:value-type="float" office:value="1.59224593639374" calcext:value-type="float">
            <text:p>1.59224593639374</text:p>
          </table:table-cell>
          <table:table-cell office:value-type="float" office:value="1.37307918071747" calcext:value-type="float">
            <text:p>1.37307918071747</text:p>
          </table:table-cell>
          <table:table-cell office:value-type="float" office:value="1.49496757984161" calcext:value-type="float">
            <text:p>1.49496757984161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7648658752441" calcext:value-type="float">
            <text:p>1.57648658752441</text:p>
          </table:table-cell>
          <table:table-cell office:value-type="float" office:value="1.56190299987793" calcext:value-type="float">
            <text:p>1.56190299987793</text:p>
          </table:table-cell>
          <table:table-cell office:value-type="float" office:value="1.57183575630188" calcext:value-type="float">
            <text:p>1.57183575630188</text:p>
          </table:table-cell>
          <table:table-cell office:value-type="float" office:value="1.5291873216629" calcext:value-type="float">
            <text:p>1.5291873216629</text:p>
          </table:table-cell>
          <table:table-cell office:value-type="float" office:value="1.66728949546814" calcext:value-type="float">
            <text:p>1.66728949546814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772" calcext:value-type="float">
            <text:p>1.4772</text:p>
          </table:table-cell>
          <table:table-cell office:value-type="float" office:value="1.5085" calcext:value-type="float">
            <text:p>1.5085</text:p>
          </table:table-cell>
          <table:table-cell office:value-type="float" office:value="1.7971" calcext:value-type="float">
            <text:p>1.7971</text:p>
          </table:table-cell>
          <table:table-cell office:value-type="float" office:value="1.1525" calcext:value-type="float">
            <text:p>1.1525</text:p>
          </table:table-cell>
          <table:table-cell office:value-type="float" office:value="1.35215330123901" calcext:value-type="float">
            <text:p>1.35215330123901</text:p>
          </table:table-cell>
          <table:table-cell office:value-type="float" office:value="1.56711030006409" calcext:value-type="float">
            <text:p>1.56711030006409</text:p>
          </table:table-cell>
          <table:table-cell office:value-type="float" office:value="1.54689192771912" calcext:value-type="float">
            <text:p>1.54689192771912</text:p>
          </table:table-cell>
          <table:table-cell office:value-type="float" office:value="1.36749744415283" calcext:value-type="float">
            <text:p>1.36749744415283</text:p>
          </table:table-cell>
          <table:table-cell office:value-type="float" office:value="1.37111210823059" calcext:value-type="float">
            <text:p>1.37111210823059</text:p>
          </table:table-cell>
          <table:table-cell office:value-type="float" office:value="1.79711174964905" calcext:value-type="float">
            <text:p>1.79711174964905</text:p>
          </table:table-cell>
          <table:table-cell office:value-type="float" office:value="1.33369505405426" calcext:value-type="float">
            <text:p>1.33369505405426</text:p>
          </table:table-cell>
          <table:table-cell office:value-type="float" office:value="1.47504329681396" calcext:value-type="float">
            <text:p>1.47504329681396</text:p>
          </table:table-cell>
          <table:table-cell office:value-type="float" office:value="1.46222949028015" calcext:value-type="float">
            <text:p>1.46222949028015</text:p>
          </table:table-cell>
          <table:table-cell office:value-type="float" office:value="1.15245234966278" calcext:value-type="float">
            <text:p>1.15245234966278</text:p>
          </table:table-cell>
          <table:table-cell office:value-type="float" office:value="1.53362631797791" calcext:value-type="float">
            <text:p>1.53362631797791</text:p>
          </table:table-cell>
          <table:table-cell office:value-type="float" office:value="1.53116428852081" calcext:value-type="float">
            <text:p>1.53116428852081</text:p>
          </table:table-cell>
          <table:table-cell office:value-type="float" office:value="1.27554559707642" calcext:value-type="float">
            <text:p>1.27554559707642</text:p>
          </table:table-cell>
          <table:table-cell office:value-type="float" office:value="1.32124602794647" calcext:value-type="float">
            <text:p>1.32124602794647</text:p>
          </table:table-cell>
          <table:table-cell office:value-type="float" office:value="1.65646874904633" calcext:value-type="float">
            <text:p>1.65646874904633</text:p>
          </table:table-cell>
          <table:table-cell office:value-type="float" office:value="1.48871982097626" calcext:value-type="float">
            <text:p>1.48871982097626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59743702411652" calcext:value-type="float">
            <text:p>1.59743702411652</text:p>
          </table:table-cell>
          <table:table-cell office:value-type="float" office:value="1.52835547924042" calcext:value-type="float">
            <text:p>1.52835547924042</text:p>
          </table:table-cell>
          <table:table-cell office:value-type="float" office:value="1.29927241802216" calcext:value-type="float">
            <text:p>1.29927241802216</text:p>
          </table:table-cell>
          <table:table-cell office:value-type="float" office:value="1.54747974872589" calcext:value-type="float">
            <text:p>1.54747974872589</text:p>
          </table:table-cell>
          <table:table-cell office:value-type="float" office:value="1.37088239192963" calcext:value-type="float">
            <text:p>1.37088239192963</text:p>
          </table:table-cell>
          <table:table-cell office:value-type="float" office:value="1.56958377361298" calcext:value-type="float">
            <text:p>1.56958377361298</text:p>
          </table:table-cell>
          <table:table-cell office:value-type="float" office:value="1.59224593639374" calcext:value-type="float">
            <text:p>1.59224593639374</text:p>
          </table:table-cell>
          <table:table-cell office:value-type="float" office:value="1.37307918071747" calcext:value-type="float">
            <text:p>1.37307918071747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7648658752441" calcext:value-type="float">
            <text:p>1.57648658752441</text:p>
          </table:table-cell>
          <table:table-cell office:value-type="float" office:value="1.57183575630188" calcext:value-type="float">
            <text:p>1.57183575630188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007" calcext:value-type="float">
            <text:p>1.5007</text:p>
          </table:table-cell>
          <table:table-cell office:value-type="float" office:value="1.5302" calcext:value-type="float">
            <text:p>1.5302</text:p>
          </table:table-cell>
          <table:table-cell office:value-type="float" office:value="1.775" calcext:value-type="float">
            <text:p>1.775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41900706291199" calcext:value-type="float">
            <text:p>1.41900706291199</text:p>
          </table:table-cell>
          <table:table-cell office:value-type="float" office:value="1.28662049770355" calcext:value-type="float">
            <text:p>1.28662049770355</text:p>
          </table:table-cell>
          <table:table-cell office:value-type="float" office:value="1.55172049999237" calcext:value-type="float">
            <text:p>1.55172049999237</text:p>
          </table:table-cell>
          <table:table-cell office:value-type="float" office:value="1.3002804517746" calcext:value-type="float">
            <text:p>1.3002804517746</text:p>
          </table:table-cell>
          <table:table-cell office:value-type="float" office:value="1.5230678319931" calcext:value-type="float">
            <text:p>1.5230678319931</text:p>
          </table:table-cell>
          <table:table-cell office:value-type="float" office:value="1.64080226421356" calcext:value-type="float">
            <text:p>1.64080226421356</text:p>
          </table:table-cell>
          <table:table-cell office:value-type="float" office:value="1.1392810344696" calcext:value-type="float">
            <text:p>1.1392810344696</text:p>
          </table:table-cell>
          <table:table-cell office:value-type="float" office:value="1.58053267002106" calcext:value-type="float">
            <text:p>1.58053267002106</text:p>
          </table:table-cell>
          <table:table-cell office:value-type="float" office:value="1.48463916778564" calcext:value-type="float">
            <text:p>1.48463916778564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50662136077881" calcext:value-type="float">
            <text:p>1.50662136077881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1059005260468" calcext:value-type="float">
            <text:p>1.41059005260468</text:p>
          </table:table-cell>
          <table:table-cell office:value-type="float" office:value="1.57799351215363" calcext:value-type="float">
            <text:p>1.57799351215363</text:p>
          </table:table-cell>
          <table:table-cell office:value-type="float" office:value="1.47504329681396" calcext:value-type="float">
            <text:p>1.47504329681396</text:p>
          </table:table-cell>
          <table:table-cell office:value-type="float" office:value="1.15245234966278" calcext:value-type="float">
            <text:p>1.15245234966278</text:p>
          </table:table-cell>
          <table:table-cell office:value-type="float" office:value="1.53362631797791" calcext:value-type="float">
            <text:p>1.53362631797791</text:p>
          </table:table-cell>
          <table:table-cell office:value-type="float" office:value="1.53116428852081" calcext:value-type="float">
            <text:p>1.53116428852081</text:p>
          </table:table-cell>
          <table:table-cell office:value-type="float" office:value="1.27554559707642" calcext:value-type="float">
            <text:p>1.27554559707642</text:p>
          </table:table-cell>
          <table:table-cell office:value-type="float" office:value="1.61852788925171" calcext:value-type="float">
            <text:p>1.61852788925171</text:p>
          </table:table-cell>
          <table:table-cell office:value-type="float" office:value="1.65646874904633" calcext:value-type="float">
            <text:p>1.65646874904633</text:p>
          </table:table-cell>
          <table:table-cell office:value-type="float" office:value="1.48871982097626" calcext:value-type="float">
            <text:p>1.48871982097626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59743702411652" calcext:value-type="float">
            <text:p>1.59743702411652</text:p>
          </table:table-cell>
          <table:table-cell office:value-type="float" office:value="1.62349009513855" calcext:value-type="float">
            <text:p>1.62349009513855</text:p>
          </table:table-cell>
          <table:table-cell office:value-type="float" office:value="1.56958377361298" calcext:value-type="float">
            <text:p>1.56958377361298</text:p>
          </table:table-cell>
          <table:table-cell office:value-type="float" office:value="1.59224593639374" calcext:value-type="float">
            <text:p>1.59224593639374</text:p>
          </table:table-cell>
          <table:table-cell office:value-type="float" office:value="1.37307918071747" calcext:value-type="float">
            <text:p>1.37307918071747</text:p>
          </table:table-cell>
          <table:table-cell office:value-type="float" office:value="1.49496757984161" calcext:value-type="float">
            <text:p>1.49496757984161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7648658752441" calcext:value-type="float">
            <text:p>1.57648658752441</text:p>
          </table:table-cell>
          <table:table-cell office:value-type="float" office:value="1.56190299987793" calcext:value-type="float">
            <text:p>1.56190299987793</text:p>
          </table:table-cell>
          <table:table-cell office:value-type="float" office:value="1.57183575630188" calcext:value-type="float">
            <text:p>1.57183575630188</text:p>
          </table:table-cell>
          <table:table-cell office:value-type="float" office:value="1.5291873216629" calcext:value-type="float">
            <text:p>1.5291873216629</text:p>
          </table:table-cell>
          <table:table-cell office:value-type="float" office:value="1.66728949546814" calcext:value-type="float">
            <text:p>1.66728949546814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772" calcext:value-type="float">
            <text:p>1.4772</text:p>
          </table:table-cell>
          <table:table-cell office:value-type="float" office:value="1.5085" calcext:value-type="float">
            <text:p>1.5085</text:p>
          </table:table-cell>
          <table:table-cell office:value-type="float" office:value="1.7971" calcext:value-type="float">
            <text:p>1.7971</text:p>
          </table:table-cell>
          <table:table-cell office:value-type="float" office:value="1.1525" calcext:value-type="float">
            <text:p>1.1525</text:p>
          </table:table-cell>
          <table:table-cell office:value-type="float" office:value="1.35215330123901" calcext:value-type="float">
            <text:p>1.35215330123901</text:p>
          </table:table-cell>
          <table:table-cell office:value-type="float" office:value="1.56711030006409" calcext:value-type="float">
            <text:p>1.56711030006409</text:p>
          </table:table-cell>
          <table:table-cell office:value-type="float" office:value="1.54689192771912" calcext:value-type="float">
            <text:p>1.54689192771912</text:p>
          </table:table-cell>
          <table:table-cell office:value-type="float" office:value="1.36749744415283" calcext:value-type="float">
            <text:p>1.36749744415283</text:p>
          </table:table-cell>
          <table:table-cell office:value-type="float" office:value="1.37111210823059" calcext:value-type="float">
            <text:p>1.37111210823059</text:p>
          </table:table-cell>
          <table:table-cell office:value-type="float" office:value="1.79711174964905" calcext:value-type="float">
            <text:p>1.79711174964905</text:p>
          </table:table-cell>
          <table:table-cell office:value-type="float" office:value="1.33369505405426" calcext:value-type="float">
            <text:p>1.33369505405426</text:p>
          </table:table-cell>
          <table:table-cell office:value-type="float" office:value="1.47504329681396" calcext:value-type="float">
            <text:p>1.47504329681396</text:p>
          </table:table-cell>
          <table:table-cell office:value-type="float" office:value="1.46222949028015" calcext:value-type="float">
            <text:p>1.46222949028015</text:p>
          </table:table-cell>
          <table:table-cell office:value-type="float" office:value="1.15245234966278" calcext:value-type="float">
            <text:p>1.15245234966278</text:p>
          </table:table-cell>
          <table:table-cell office:value-type="float" office:value="1.53362631797791" calcext:value-type="float">
            <text:p>1.53362631797791</text:p>
          </table:table-cell>
          <table:table-cell office:value-type="float" office:value="1.53116428852081" calcext:value-type="float">
            <text:p>1.53116428852081</text:p>
          </table:table-cell>
          <table:table-cell office:value-type="float" office:value="1.27554559707642" calcext:value-type="float">
            <text:p>1.27554559707642</text:p>
          </table:table-cell>
          <table:table-cell office:value-type="float" office:value="1.32124602794647" calcext:value-type="float">
            <text:p>1.32124602794647</text:p>
          </table:table-cell>
          <table:table-cell office:value-type="float" office:value="1.65646874904633" calcext:value-type="float">
            <text:p>1.65646874904633</text:p>
          </table:table-cell>
          <table:table-cell office:value-type="float" office:value="1.48871982097626" calcext:value-type="float">
            <text:p>1.48871982097626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59743702411652" calcext:value-type="float">
            <text:p>1.59743702411652</text:p>
          </table:table-cell>
          <table:table-cell office:value-type="float" office:value="1.52835547924042" calcext:value-type="float">
            <text:p>1.52835547924042</text:p>
          </table:table-cell>
          <table:table-cell office:value-type="float" office:value="1.29927241802216" calcext:value-type="float">
            <text:p>1.29927241802216</text:p>
          </table:table-cell>
          <table:table-cell office:value-type="float" office:value="1.54747974872589" calcext:value-type="float">
            <text:p>1.54747974872589</text:p>
          </table:table-cell>
          <table:table-cell office:value-type="float" office:value="1.37088239192963" calcext:value-type="float">
            <text:p>1.37088239192963</text:p>
          </table:table-cell>
          <table:table-cell office:value-type="float" office:value="1.56958377361298" calcext:value-type="float">
            <text:p>1.56958377361298</text:p>
          </table:table-cell>
          <table:table-cell office:value-type="float" office:value="1.59224593639374" calcext:value-type="float">
            <text:p>1.59224593639374</text:p>
          </table:table-cell>
          <table:table-cell office:value-type="float" office:value="1.37307918071747" calcext:value-type="float">
            <text:p>1.37307918071747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7648658752441" calcext:value-type="float">
            <text:p>1.57648658752441</text:p>
          </table:table-cell>
          <table:table-cell office:value-type="float" office:value="1.57183575630188" calcext:value-type="float">
            <text:p>1.57183575630188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007" calcext:value-type="float">
            <text:p>1.5007</text:p>
          </table:table-cell>
          <table:table-cell office:value-type="float" office:value="1.5302" calcext:value-type="float">
            <text:p>1.5302</text:p>
          </table:table-cell>
          <table:table-cell office:value-type="float" office:value="1.775" calcext:value-type="float">
            <text:p>1.775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41900706291199" calcext:value-type="float">
            <text:p>1.41900706291199</text:p>
          </table:table-cell>
          <table:table-cell office:value-type="float" office:value="1.28662049770355" calcext:value-type="float">
            <text:p>1.28662049770355</text:p>
          </table:table-cell>
          <table:table-cell office:value-type="float" office:value="1.55172049999237" calcext:value-type="float">
            <text:p>1.55172049999237</text:p>
          </table:table-cell>
          <table:table-cell office:value-type="float" office:value="1.3002804517746" calcext:value-type="float">
            <text:p>1.3002804517746</text:p>
          </table:table-cell>
          <table:table-cell office:value-type="float" office:value="1.5230678319931" calcext:value-type="float">
            <text:p>1.5230678319931</text:p>
          </table:table-cell>
          <table:table-cell office:value-type="float" office:value="1.64080226421356" calcext:value-type="float">
            <text:p>1.64080226421356</text:p>
          </table:table-cell>
          <table:table-cell office:value-type="float" office:value="1.1392810344696" calcext:value-type="float">
            <text:p>1.1392810344696</text:p>
          </table:table-cell>
          <table:table-cell office:value-type="float" office:value="1.58053267002106" calcext:value-type="float">
            <text:p>1.58053267002106</text:p>
          </table:table-cell>
          <table:table-cell office:value-type="float" office:value="1.48463916778564" calcext:value-type="float">
            <text:p>1.48463916778564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50662136077881" calcext:value-type="float">
            <text:p>1.50662136077881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1059005260468" calcext:value-type="float">
            <text:p>1.41059005260468</text:p>
          </table:table-cell>
          <table:table-cell office:value-type="float" office:value="1.57799351215363" calcext:value-type="float">
            <text:p>1.57799351215363</text:p>
          </table:table-cell>
          <table:table-cell office:value-type="float" office:value="1.47504329681396" calcext:value-type="float">
            <text:p>1.47504329681396</text:p>
          </table:table-cell>
          <table:table-cell office:value-type="float" office:value="1.15245234966278" calcext:value-type="float">
            <text:p>1.15245234966278</text:p>
          </table:table-cell>
          <table:table-cell office:value-type="float" office:value="1.53362631797791" calcext:value-type="float">
            <text:p>1.53362631797791</text:p>
          </table:table-cell>
          <table:table-cell office:value-type="float" office:value="1.53116428852081" calcext:value-type="float">
            <text:p>1.53116428852081</text:p>
          </table:table-cell>
          <table:table-cell office:value-type="float" office:value="1.27554559707642" calcext:value-type="float">
            <text:p>1.27554559707642</text:p>
          </table:table-cell>
          <table:table-cell office:value-type="float" office:value="1.61852788925171" calcext:value-type="float">
            <text:p>1.61852788925171</text:p>
          </table:table-cell>
          <table:table-cell office:value-type="float" office:value="1.65646874904633" calcext:value-type="float">
            <text:p>1.65646874904633</text:p>
          </table:table-cell>
          <table:table-cell office:value-type="float" office:value="1.48871982097626" calcext:value-type="float">
            <text:p>1.48871982097626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59743702411652" calcext:value-type="float">
            <text:p>1.59743702411652</text:p>
          </table:table-cell>
          <table:table-cell office:value-type="float" office:value="1.62349009513855" calcext:value-type="float">
            <text:p>1.62349009513855</text:p>
          </table:table-cell>
          <table:table-cell office:value-type="float" office:value="1.56958377361298" calcext:value-type="float">
            <text:p>1.56958377361298</text:p>
          </table:table-cell>
          <table:table-cell office:value-type="float" office:value="1.59224593639374" calcext:value-type="float">
            <text:p>1.59224593639374</text:p>
          </table:table-cell>
          <table:table-cell office:value-type="float" office:value="1.37307918071747" calcext:value-type="float">
            <text:p>1.37307918071747</text:p>
          </table:table-cell>
          <table:table-cell office:value-type="float" office:value="1.49496757984161" calcext:value-type="float">
            <text:p>1.49496757984161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7648658752441" calcext:value-type="float">
            <text:p>1.57648658752441</text:p>
          </table:table-cell>
          <table:table-cell office:value-type="float" office:value="1.56190299987793" calcext:value-type="float">
            <text:p>1.56190299987793</text:p>
          </table:table-cell>
          <table:table-cell office:value-type="float" office:value="1.57183575630188" calcext:value-type="float">
            <text:p>1.57183575630188</text:p>
          </table:table-cell>
          <table:table-cell office:value-type="float" office:value="1.5291873216629" calcext:value-type="float">
            <text:p>1.5291873216629</text:p>
          </table:table-cell>
          <table:table-cell office:value-type="float" office:value="1.66728949546814" calcext:value-type="float">
            <text:p>1.66728949546814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126" calcext:value-type="float">
            <text:p>1.5126</text:p>
          </table:table-cell>
          <table:table-cell office:value-type="float" office:value="1.5154" calcext:value-type="float">
            <text:p>1.5154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1537" calcext:value-type="float">
            <text:p>1.1537</text:p>
          </table:table-cell>
          <table:table-cell office:value-type="float" office:value="1.57707929611206" calcext:value-type="float">
            <text:p>1.57707929611206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6871268749237" calcext:value-type="float">
            <text:p>1.46871268749237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5262408256531" calcext:value-type="float">
            <text:p>1.45262408256531</text:p>
          </table:table-cell>
          <table:table-cell office:value-type="float" office:value="1.48973596096039" calcext:value-type="float">
            <text:p>1.48973596096039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46219563484192" calcext:value-type="float">
            <text:p>1.46219563484192</text:p>
          </table:table-cell>
          <table:table-cell office:value-type="float" office:value="1.63524699211121" calcext:value-type="float">
            <text:p>1.63524699211121</text:p>
          </table:table-cell>
          <table:table-cell office:value-type="float" office:value="1.52937090396881" calcext:value-type="float">
            <text:p>1.52937090396881</text:p>
          </table:table-cell>
          <table:table-cell office:value-type="float" office:value="1.50148487091064" calcext:value-type="float">
            <text:p>1.50148487091064</text:p>
          </table:table-cell>
          <table:table-cell office:value-type="float" office:value="1.63411033153534" calcext:value-type="float">
            <text:p>1.63411033153534</text:p>
          </table:table-cell>
          <table:table-cell office:value-type="float" office:value="1.53528416156769" calcext:value-type="float">
            <text:p>1.53528416156769</text:p>
          </table:table-cell>
          <table:table-cell office:value-type="float" office:value="1.47882688045502" calcext:value-type="float">
            <text:p>1.47882688045502</text:p>
          </table:table-cell>
          <table:table-cell office:value-type="float" office:value="1.46337592601776" calcext:value-type="float">
            <text:p>1.46337592601776</text:p>
          </table:table-cell>
          <table:table-cell office:value-type="float" office:value="1.42825412750244" calcext:value-type="float">
            <text:p>1.42825412750244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42375552654266" calcext:value-type="float">
            <text:p>1.42375552654266</text:p>
          </table:table-cell>
          <table:table-cell office:value-type="float" office:value="1.56965124607086" calcext:value-type="float">
            <text:p>1.56965124607086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61358022689819" calcext:value-type="float">
            <text:p>1.61358022689819</text:p>
          </table:table-cell>
          <table:table-cell office:value-type="float" office:value="1.5735969543457" calcext:value-type="float">
            <text:p>1.5735969543457</text:p>
          </table:table-cell>
          <table:table-cell office:value-type="float" office:value="1.47256731987" calcext:value-type="float">
            <text:p>1.47256731987</text:p>
          </table:table-cell>
          <table:table-cell office:value-type="float" office:value="1.62843823432922" calcext:value-type="float">
            <text:p>1.62843823432922</text:p>
          </table:table-cell>
          <table:table-cell office:value-type="float" office:value="1.34378671646118" calcext:value-type="float">
            <text:p>1.34378671646118</text:p>
          </table:table-cell>
          <table:table-cell office:value-type="float" office:value="1.63921558856964" calcext:value-type="float">
            <text:p>1.63921558856964</text:p>
          </table:table-cell>
          <table:table-cell office:value-type="float" office:value="1.68401479721069" calcext:value-type="float">
            <text:p>1.68401479721069</text:p>
          </table:table-cell>
          <table:table-cell office:value-type="float" office:value="1.55690729618073" calcext:value-type="float">
            <text:p>1.55690729618073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61294221878052" calcext:value-type="float">
            <text:p>1.61294221878052</text:p>
          </table:table-cell>
          <table:table-cell office:value-type="float" office:value="1.57949304580688" calcext:value-type="float">
            <text:p>1.57949304580688</text:p>
          </table:table-cell>
          <table:table-cell office:value-type="float" office:value="1.40779292583466" calcext:value-type="float">
            <text:p>1.40779292583466</text:p>
          </table:table-cell>
          <table:table-cell office:value-type="float" office:value="1.57121312618256" calcext:value-type="float">
            <text:p>1.57121312618256</text:p>
          </table:table-cell>
          <table:table-cell office:value-type="float" office:value="1.53192937374115" calcext:value-type="float">
            <text:p>1.53192937374115</text:p>
          </table:table-cell>
          <table:table-cell office:value-type="float" office:value="1.40027856826782" calcext:value-type="float">
            <text:p>1.40027856826782</text:p>
          </table:table-cell>
          <table:table-cell office:value-type="float" office:value="1.45304822921753" calcext:value-type="float">
            <text:p>1.45304822921753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541" calcext:value-type="float">
            <text:p>1.4541</text:p>
          </table:table-cell>
          <table:table-cell office:value-type="float" office:value="1.483" calcext:value-type="float">
            <text:p>1.483</text:p>
          </table:table-cell>
          <table:table-cell office:value-type="float" office:value="1.6598" calcext:value-type="float">
            <text:p>1.6598</text:p>
          </table:table-cell>
          <table:table-cell office:value-type="float" office:value="0.9018" calcext:value-type="float">
            <text:p>0.9018</text:p>
          </table:table-cell>
          <table:table-cell office:value-type="float" office:value="1.44420027732849" calcext:value-type="float">
            <text:p>1.44420027732849</text:p>
          </table:table-cell>
          <table:table-cell office:value-type="float" office:value="1.48078465461731" calcext:value-type="float">
            <text:p>1.48078465461731</text:p>
          </table:table-cell>
          <table:table-cell office:value-type="float" office:value="1.49060094356537" calcext:value-type="float">
            <text:p>1.4906009435653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8528146743774" calcext:value-type="float">
            <text:p>1.48528146743774</text:p>
          </table:table-cell>
          <table:table-cell office:value-type="float" office:value="1.48973596096039" calcext:value-type="float">
            <text:p>1.48973596096039</text:p>
          </table:table-cell>
          <table:table-cell office:value-type="float" office:value="1.58391463756561" calcext:value-type="float">
            <text:p>1.58391463756561</text:p>
          </table:table-cell>
          <table:table-cell office:value-type="float" office:value="0.901801764965057" calcext:value-type="float">
            <text:p>0.901801764965057</text:p>
          </table:table-cell>
          <table:table-cell office:value-type="float" office:value="1.46911060810089" calcext:value-type="float">
            <text:p>1.46911060810089</text:p>
          </table:table-cell>
          <table:table-cell office:value-type="float" office:value="1.55697190761566" calcext:value-type="float">
            <text:p>1.55697190761566</text:p>
          </table:table-cell>
          <table:table-cell office:value-type="float" office:value="1.4572913646698" calcext:value-type="float">
            <text:p>1.4572913646698</text:p>
          </table:table-cell>
          <table:table-cell office:value-type="float" office:value="1.09341859817505" calcext:value-type="float">
            <text:p>1.09341859817505</text:p>
          </table:table-cell>
          <table:table-cell office:value-type="float" office:value="1.51231753826141" calcext:value-type="float">
            <text:p>1.51231753826141</text:p>
          </table:table-cell>
          <table:table-cell office:value-type="float" office:value="1.41113114356995" calcext:value-type="float">
            <text:p>1.41113114356995</text:p>
          </table:table-cell>
          <table:table-cell office:value-type="float" office:value="1.59773516654968" calcext:value-type="float">
            <text:p>1.59773516654968</text:p>
          </table:table-cell>
          <table:table-cell office:value-type="float" office:value="1.44054806232452" calcext:value-type="float">
            <text:p>1.44054806232452</text:p>
          </table:table-cell>
          <table:table-cell office:value-type="float" office:value="1.17258477210999" calcext:value-type="float">
            <text:p>1.17258477210999</text:p>
          </table:table-cell>
          <table:table-cell office:value-type="float" office:value="1.52524375915527" calcext:value-type="float">
            <text:p>1.52524375915527</text:p>
          </table:table-cell>
          <table:table-cell office:value-type="float" office:value="1.48710858821869" calcext:value-type="float">
            <text:p>1.48710858821869</text:p>
          </table:table-cell>
          <table:table-cell office:value-type="float" office:value="1.4553724527359" calcext:value-type="float">
            <text:p>1.4553724527359</text:p>
          </table:table-cell>
          <table:table-cell office:value-type="float" office:value="1.38903522491455" calcext:value-type="float">
            <text:p>1.38903522491455</text:p>
          </table:table-cell>
          <table:table-cell office:value-type="float" office:value="1.42037928104401" calcext:value-type="float">
            <text:p>1.42037928104401</text:p>
          </table:table-cell>
          <table:table-cell office:value-type="float" office:value="1.60388267040253" calcext:value-type="float">
            <text:p>1.60388267040253</text:p>
          </table:table-cell>
          <table:table-cell office:value-type="float" office:value="1.56965124607086" calcext:value-type="float">
            <text:p>1.56965124607086</text:p>
          </table:table-cell>
          <table:table-cell office:value-type="float" office:value="1.6598207950592" calcext:value-type="float">
            <text:p>1.6598207950592</text:p>
          </table:table-cell>
          <table:table-cell office:value-type="float" office:value="1.49234461784363" calcext:value-type="float">
            <text:p>1.49234461784363</text:p>
          </table:table-cell>
          <table:table-cell office:value-type="float" office:value="1.5943375825882" calcext:value-type="float">
            <text:p>1.5943375825882</text:p>
          </table:table-cell>
          <table:table-cell office:value-type="float" office:value="1.4802907705307" calcext:value-type="float">
            <text:p>1.4802907705307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615" calcext:value-type="float">
            <text:p>1.4615</text:p>
          </table:table-cell>
          <table:table-cell office:value-type="float" office:value="1.4884" calcext:value-type="float">
            <text:p>1.4884</text:p>
          </table:table-cell>
          <table:table-cell office:value-type="float" office:value="1.6598" calcext:value-type="float">
            <text:p>1.6598</text:p>
          </table:table-cell>
          <table:table-cell office:value-type="float" office:value="0.9018" calcext:value-type="float">
            <text:p>0.9018</text:p>
          </table:table-cell>
          <table:table-cell office:value-type="float" office:value="1.49060094356537" calcext:value-type="float">
            <text:p>1.49060094356537</text:p>
          </table:table-cell>
          <table:table-cell office:value-type="float" office:value="1.44420027732849" calcext:value-type="float">
            <text:p>1.44420027732849</text:p>
          </table:table-cell>
          <table:table-cell office:value-type="float" office:value="1.48078465461731" calcext:value-type="float">
            <text:p>1.48078465461731</text:p>
          </table:table-cell>
          <table:table-cell office:value-type="float" office:value="1.31466221809387" calcext:value-type="float">
            <text:p>1.3146622180938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8973596096039" calcext:value-type="float">
            <text:p>1.48973596096039</text:p>
          </table:table-cell>
          <table:table-cell office:value-type="float" office:value="1.58391463756561" calcext:value-type="float">
            <text:p>1.58391463756561</text:p>
          </table:table-cell>
          <table:table-cell office:value-type="float" office:value="1.46911060810089" calcext:value-type="float">
            <text:p>1.46911060810089</text:p>
          </table:table-cell>
          <table:table-cell office:value-type="float" office:value="1.41113114356995" calcext:value-type="float">
            <text:p>1.41113114356995</text:p>
          </table:table-cell>
          <table:table-cell office:value-type="float" office:value="1.50252401828766" calcext:value-type="float">
            <text:p>1.50252401828766</text:p>
          </table:table-cell>
          <table:table-cell office:value-type="float" office:value="1.48710858821869" calcext:value-type="float">
            <text:p>1.48710858821869</text:p>
          </table:table-cell>
          <table:table-cell office:value-type="float" office:value="1.38903522491455" calcext:value-type="float">
            <text:p>1.38903522491455</text:p>
          </table:table-cell>
          <table:table-cell office:value-type="float" office:value="1.42037928104401" calcext:value-type="float">
            <text:p>1.42037928104401</text:p>
          </table:table-cell>
          <table:table-cell office:value-type="float" office:value="0.901801764965057" calcext:value-type="float">
            <text:p>0.901801764965057</text:p>
          </table:table-cell>
          <table:table-cell office:value-type="float" office:value="1.59481835365295" calcext:value-type="float">
            <text:p>1.59481835365295</text:p>
          </table:table-cell>
          <table:table-cell office:value-type="float" office:value="1.55697190761566" calcext:value-type="float">
            <text:p>1.55697190761566</text:p>
          </table:table-cell>
          <table:table-cell office:value-type="float" office:value="1.09341859817505" calcext:value-type="float">
            <text:p>1.09341859817505</text:p>
          </table:table-cell>
          <table:table-cell office:value-type="float" office:value="1.51231753826141" calcext:value-type="float">
            <text:p>1.51231753826141</text:p>
          </table:table-cell>
          <table:table-cell office:value-type="float" office:value="1.62698292732239" calcext:value-type="float">
            <text:p>1.62698292732239</text:p>
          </table:table-cell>
          <table:table-cell office:value-type="float" office:value="1.59773516654968" calcext:value-type="float">
            <text:p>1.59773516654968</text:p>
          </table:table-cell>
          <table:table-cell office:value-type="float" office:value="1.17258477210999" calcext:value-type="float">
            <text:p>1.17258477210999</text:p>
          </table:table-cell>
          <table:table-cell office:value-type="float" office:value="1.52524375915527" calcext:value-type="float">
            <text:p>1.52524375915527</text:p>
          </table:table-cell>
          <table:table-cell office:value-type="float" office:value="1.45794892311096" calcext:value-type="float">
            <text:p>1.45794892311096</text:p>
          </table:table-cell>
          <table:table-cell office:value-type="float" office:value="1.62770164012909" calcext:value-type="float">
            <text:p>1.62770164012909</text:p>
          </table:table-cell>
          <table:table-cell office:value-type="float" office:value="1.60998463630676" calcext:value-type="float">
            <text:p>1.60998463630676</text:p>
          </table:table-cell>
          <table:table-cell office:value-type="float" office:value="1.56965124607086" calcext:value-type="float">
            <text:p>1.56965124607086</text:p>
          </table:table-cell>
          <table:table-cell office:value-type="float" office:value="1.6598207950592" calcext:value-type="float">
            <text:p>1.6598207950592</text:p>
          </table:table-cell>
          <table:table-cell office:value-type="float" office:value="1.4802907705307" calcext:value-type="float">
            <text:p>1.4802907705307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615" calcext:value-type="float">
            <text:p>1.4615</text:p>
          </table:table-cell>
          <table:table-cell office:value-type="float" office:value="1.4884" calcext:value-type="float">
            <text:p>1.4884</text:p>
          </table:table-cell>
          <table:table-cell office:value-type="float" office:value="1.6598" calcext:value-type="float">
            <text:p>1.6598</text:p>
          </table:table-cell>
          <table:table-cell office:value-type="float" office:value="0.9018" calcext:value-type="float">
            <text:p>0.9018</text:p>
          </table:table-cell>
          <table:table-cell office:value-type="float" office:value="1.49060094356537" calcext:value-type="float">
            <text:p>1.49060094356537</text:p>
          </table:table-cell>
          <table:table-cell office:value-type="float" office:value="1.44420027732849" calcext:value-type="float">
            <text:p>1.44420027732849</text:p>
          </table:table-cell>
          <table:table-cell office:value-type="float" office:value="1.48078465461731" calcext:value-type="float">
            <text:p>1.48078465461731</text:p>
          </table:table-cell>
          <table:table-cell office:value-type="float" office:value="1.31466221809387" calcext:value-type="float">
            <text:p>1.3146622180938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8973596096039" calcext:value-type="float">
            <text:p>1.48973596096039</text:p>
          </table:table-cell>
          <table:table-cell office:value-type="float" office:value="1.58391463756561" calcext:value-type="float">
            <text:p>1.58391463756561</text:p>
          </table:table-cell>
          <table:table-cell office:value-type="float" office:value="1.46911060810089" calcext:value-type="float">
            <text:p>1.46911060810089</text:p>
          </table:table-cell>
          <table:table-cell office:value-type="float" office:value="1.41113114356995" calcext:value-type="float">
            <text:p>1.41113114356995</text:p>
          </table:table-cell>
          <table:table-cell office:value-type="float" office:value="1.50252401828766" calcext:value-type="float">
            <text:p>1.50252401828766</text:p>
          </table:table-cell>
          <table:table-cell office:value-type="float" office:value="1.48710858821869" calcext:value-type="float">
            <text:p>1.48710858821869</text:p>
          </table:table-cell>
          <table:table-cell office:value-type="float" office:value="1.38903522491455" calcext:value-type="float">
            <text:p>1.38903522491455</text:p>
          </table:table-cell>
          <table:table-cell office:value-type="float" office:value="1.42037928104401" calcext:value-type="float">
            <text:p>1.42037928104401</text:p>
          </table:table-cell>
          <table:table-cell office:value-type="float" office:value="0.901801764965057" calcext:value-type="float">
            <text:p>0.901801764965057</text:p>
          </table:table-cell>
          <table:table-cell office:value-type="float" office:value="1.59481835365295" calcext:value-type="float">
            <text:p>1.59481835365295</text:p>
          </table:table-cell>
          <table:table-cell office:value-type="float" office:value="1.55697190761566" calcext:value-type="float">
            <text:p>1.55697190761566</text:p>
          </table:table-cell>
          <table:table-cell office:value-type="float" office:value="1.09341859817505" calcext:value-type="float">
            <text:p>1.09341859817505</text:p>
          </table:table-cell>
          <table:table-cell office:value-type="float" office:value="1.51231753826141" calcext:value-type="float">
            <text:p>1.51231753826141</text:p>
          </table:table-cell>
          <table:table-cell office:value-type="float" office:value="1.62698292732239" calcext:value-type="float">
            <text:p>1.62698292732239</text:p>
          </table:table-cell>
          <table:table-cell office:value-type="float" office:value="1.59773516654968" calcext:value-type="float">
            <text:p>1.59773516654968</text:p>
          </table:table-cell>
          <table:table-cell office:value-type="float" office:value="1.17258477210999" calcext:value-type="float">
            <text:p>1.17258477210999</text:p>
          </table:table-cell>
          <table:table-cell office:value-type="float" office:value="1.52524375915527" calcext:value-type="float">
            <text:p>1.52524375915527</text:p>
          </table:table-cell>
          <table:table-cell office:value-type="float" office:value="1.45794892311096" calcext:value-type="float">
            <text:p>1.45794892311096</text:p>
          </table:table-cell>
          <table:table-cell office:value-type="float" office:value="1.62770164012909" calcext:value-type="float">
            <text:p>1.62770164012909</text:p>
          </table:table-cell>
          <table:table-cell office:value-type="float" office:value="1.60998463630676" calcext:value-type="float">
            <text:p>1.60998463630676</text:p>
          </table:table-cell>
          <table:table-cell office:value-type="float" office:value="1.56965124607086" calcext:value-type="float">
            <text:p>1.56965124607086</text:p>
          </table:table-cell>
          <table:table-cell office:value-type="float" office:value="1.6598207950592" calcext:value-type="float">
            <text:p>1.6598207950592</text:p>
          </table:table-cell>
          <table:table-cell office:value-type="float" office:value="1.4802907705307" calcext:value-type="float">
            <text:p>1.4802907705307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929" calcext:value-type="float">
            <text:p>1.4929</text:p>
          </table:table-cell>
          <table:table-cell office:value-type="float" office:value="1.5292" calcext:value-type="float">
            <text:p>1.5292</text:p>
          </table:table-cell>
          <table:table-cell office:value-type="float" office:value="1.7856" calcext:value-type="float">
            <text:p>1.7856</text:p>
          </table:table-cell>
          <table:table-cell office:value-type="float" office:value="0.9021" calcext:value-type="float">
            <text:p>0.9021</text:p>
          </table:table-cell>
          <table:table-cell office:value-type="float" office:value="1.42832446098328" calcext:value-type="float">
            <text:p>1.42832446098328</text:p>
          </table:table-cell>
          <table:table-cell office:value-type="float" office:value="1.58945679664612" calcext:value-type="float">
            <text:p>1.58945679664612</text:p>
          </table:table-cell>
          <table:table-cell office:value-type="float" office:value="1.43311023712158" calcext:value-type="float">
            <text:p>1.43311023712158</text:p>
          </table:table-cell>
          <table:table-cell office:value-type="float" office:value="1.34695672988892" calcext:value-type="float">
            <text:p>1.34695672988892</text:p>
          </table:table-cell>
          <table:table-cell office:value-type="float" office:value="1.48767006397247" calcext:value-type="float">
            <text:p>1.48767006397247</text:p>
          </table:table-cell>
          <table:table-cell office:value-type="float" office:value="1.62094211578369" calcext:value-type="float">
            <text:p>1.62094211578369</text:p>
          </table:table-cell>
          <table:table-cell office:value-type="float" office:value="1.44912314414978" calcext:value-type="float">
            <text:p>1.44912314414978</text:p>
          </table:table-cell>
          <table:table-cell office:value-type="float" office:value="1.41351616382599" calcext:value-type="float">
            <text:p>1.41351616382599</text:p>
          </table:table-cell>
          <table:table-cell office:value-type="float" office:value="1.60658669471741" calcext:value-type="float">
            <text:p>1.60658669471741</text:p>
          </table:table-cell>
          <table:table-cell office:value-type="float" office:value="1.60659754276276" calcext:value-type="float">
            <text:p>1.60659754276276</text:p>
          </table:table-cell>
          <table:table-cell office:value-type="float" office:value="1.60323429107666" calcext:value-type="float">
            <text:p>1.60323429107666</text:p>
          </table:table-cell>
          <table:table-cell office:value-type="float" office:value="0.902141988277435" calcext:value-type="float">
            <text:p>0.902141988277435</text:p>
          </table:table-cell>
          <table:table-cell office:value-type="float" office:value="1.51302194595337" calcext:value-type="float">
            <text:p>1.51302194595337</text:p>
          </table:table-cell>
          <table:table-cell office:value-type="float" office:value="1.35344648361206" calcext:value-type="float">
            <text:p>1.35344648361206</text:p>
          </table:table-cell>
          <table:table-cell office:value-type="float" office:value="1.52876675128937" calcext:value-type="float">
            <text:p>1.52876675128937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53173243999481" calcext:value-type="float">
            <text:p>1.53173243999481</text:p>
          </table:table-cell>
          <table:table-cell office:value-type="float" office:value="1.66353034973145" calcext:value-type="float">
            <text:p>1.66353034973145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59743702411652" calcext:value-type="float">
            <text:p>1.59743702411652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57927262783051" calcext:value-type="float">
            <text:p>1.57927262783051</text:p>
          </table:table-cell>
          <table:table-cell office:value-type="float" office:value="1.60116124153137" calcext:value-type="float">
            <text:p>1.60116124153137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60277593135834" calcext:value-type="float">
            <text:p>1.60277593135834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71121513843536" calcext:value-type="float">
            <text:p>1.71121513843536</text:p>
          </table:table-cell>
          <table:table-cell office:value-type="float" office:value="1.52955913543701" calcext:value-type="float">
            <text:p>1.52955913543701</text:p>
          </table:table-cell>
          <table:table-cell office:value-type="float" office:value="1.4443633556366" calcext:value-type="float">
            <text:p>1.4443633556366</text:p>
          </table:table-cell>
          <table:table-cell office:value-type="float" office:value="1.39860963821411" calcext:value-type="float">
            <text:p>1.39860963821411</text:p>
          </table:table-cell>
          <table:table-cell office:value-type="float" office:value="1.51295948028564" calcext:value-type="float">
            <text:p>1.51295948028564</text:p>
          </table:table-cell>
          <table:table-cell office:value-type="float" office:value="1.4404102563858" calcext:value-type="float">
            <text:p>1.4404102563858</text:p>
          </table:table-cell>
          <table:table-cell office:value-type="float" office:value="1.64883291721344" calcext:value-type="float">
            <text:p>1.64883291721344</text:p>
          </table:table-cell>
          <table:table-cell office:value-type="float" office:value="1.57183575630188" calcext:value-type="float">
            <text:p>1.57183575630188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29209172725678" calcext:value-type="float">
            <text:p>1.29209172725678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439" calcext:value-type="float">
            <text:p>1.5439</text:p>
          </table:table-cell>
          <table:table-cell office:value-type="float" office:value="1.5664" calcext:value-type="float">
            <text:p>1.5664</text:p>
          </table:table-cell>
          <table:table-cell office:value-type="float" office:value="1.7157" calcext:value-type="float">
            <text:p>1.7157</text:p>
          </table:table-cell>
          <table:table-cell office:value-type="float" office:value="1.2141" calcext:value-type="float">
            <text:p>1.2141</text:p>
          </table:table-cell>
          <table:table-cell office:value-type="float" office:value="1.45064973831177" calcext:value-type="float">
            <text:p>1.45064973831177</text:p>
          </table:table-cell>
          <table:table-cell office:value-type="float" office:value="1.63633143901825" calcext:value-type="float">
            <text:p>1.63633143901825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51671576499939" calcext:value-type="float">
            <text:p>1.51671576499939</text:p>
          </table:table-cell>
          <table:table-cell office:value-type="float" office:value="1.48127901554108" calcext:value-type="float">
            <text:p>1.48127901554108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57799351215363" calcext:value-type="float">
            <text:p>1.57799351215363</text:p>
          </table:table-cell>
          <table:table-cell office:value-type="float" office:value="1.58297646045685" calcext:value-type="float">
            <text:p>1.58297646045685</text:p>
          </table:table-cell>
          <table:table-cell office:value-type="float" office:value="1.48544371128082" calcext:value-type="float">
            <text:p>1.48544371128082</text:p>
          </table:table-cell>
          <table:table-cell office:value-type="float" office:value="1.33855509757996" calcext:value-type="float">
            <text:p>1.33855509757996</text:p>
          </table:table-cell>
          <table:table-cell office:value-type="float" office:value="1.60990834236145" calcext:value-type="float">
            <text:p>1.60990834236145</text:p>
          </table:table-cell>
          <table:table-cell office:value-type="float" office:value="1.55758762359619" calcext:value-type="float">
            <text:p>1.55758762359619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42606556415558" calcext:value-type="float">
            <text:p>1.42606556415558</text:p>
          </table:table-cell>
          <table:table-cell office:value-type="float" office:value="1.47377741336823" calcext:value-type="float">
            <text:p>1.47377741336823</text:p>
          </table:table-cell>
          <table:table-cell office:value-type="float" office:value="1.60201275348663" calcext:value-type="float">
            <text:p>1.60201275348663</text:p>
          </table:table-cell>
          <table:table-cell office:value-type="float" office:value="1.56134700775146" calcext:value-type="float">
            <text:p>1.56134700775146</text:p>
          </table:table-cell>
          <table:table-cell office:value-type="float" office:value="1.57127702236176" calcext:value-type="float">
            <text:p>1.57127702236176</text:p>
          </table:table-cell>
          <table:table-cell office:value-type="float" office:value="1.66548466682434" calcext:value-type="float">
            <text:p>1.66548466682434</text:p>
          </table:table-cell>
          <table:table-cell office:value-type="float" office:value="1.21407997608185" calcext:value-type="float">
            <text:p>1.21407997608185</text:p>
          </table:table-cell>
          <table:table-cell office:value-type="float" office:value="1.54027962684631" calcext:value-type="float">
            <text:p>1.54027962684631</text:p>
          </table:table-cell>
          <table:table-cell office:value-type="float" office:value="1.71570801734924" calcext:value-type="float">
            <text:p>1.71570801734924</text:p>
          </table:table-cell>
          <table:table-cell office:value-type="float" office:value="1.67949092388153" calcext:value-type="float">
            <text:p>1.67949092388153</text:p>
          </table:table-cell>
          <table:table-cell office:value-type="float" office:value="1.48871982097626" calcext:value-type="float">
            <text:p>1.48871982097626</text:p>
          </table:table-cell>
          <table:table-cell office:value-type="float" office:value="1.62349009513855" calcext:value-type="float">
            <text:p>1.62349009513855</text:p>
          </table:table-cell>
          <table:table-cell office:value-type="float" office:value="1.64787983894348" calcext:value-type="float">
            <text:p>1.64787983894348</text:p>
          </table:table-cell>
          <table:table-cell office:value-type="float" office:value="1.36665821075439" calcext:value-type="float">
            <text:p>1.36665821075439</text:p>
          </table:table-cell>
          <table:table-cell office:value-type="float" office:value="1.62988269329071" calcext:value-type="float">
            <text:p>1.62988269329071</text:p>
          </table:table-cell>
          <table:table-cell office:value-type="float" office:value="1.50190401077271" calcext:value-type="float">
            <text:p>1.50190401077271</text:p>
          </table:table-cell>
          <table:table-cell office:value-type="float" office:value="1.57516825199127" calcext:value-type="float">
            <text:p>1.57516825199127</text:p>
          </table:table-cell>
          <table:table-cell office:value-type="float" office:value="1.65082192420959" calcext:value-type="float">
            <text:p>1.65082192420959</text:p>
          </table:table-cell>
          <table:table-cell office:value-type="float" office:value="1.52453529834747" calcext:value-type="float">
            <text:p>1.52453529834747</text:p>
          </table:table-cell>
          <table:table-cell office:value-type="float" office:value="1.41585052013397" calcext:value-type="float">
            <text:p>1.41585052013397</text:p>
          </table:table-cell>
          <table:table-cell office:value-type="float" office:value="1.56190299987793" calcext:value-type="float">
            <text:p>1.56190299987793</text:p>
          </table:table-cell>
          <table:table-cell office:value-type="float" office:value="1.60985445976257" calcext:value-type="float">
            <text:p>1.60985445976257</text:p>
          </table:table-cell>
          <table:table-cell office:value-type="float" office:value="1.57086646556854" calcext:value-type="float">
            <text:p>1.57086646556854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727" calcext:value-type="float">
            <text:p>1.4727</text:p>
          </table:table-cell>
          <table:table-cell office:value-type="float" office:value="1.4793" calcext:value-type="float">
            <text:p>1.4793</text:p>
          </table:table-cell>
          <table:table-cell office:value-type="float" office:value="1.7846" calcext:value-type="float">
            <text:p>1.7846</text:p>
          </table:table-cell>
          <table:table-cell office:value-type="float" office:value="0.854" calcext:value-type="float">
            <text:p>0.854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4611896276474" calcext:value-type="float">
            <text:p>1.4611896276474</text:p>
          </table:table-cell>
          <table:table-cell office:value-type="float" office:value="1.44981074333191" calcext:value-type="float">
            <text:p>1.44981074333191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56985461711884" calcext:value-type="float">
            <text:p>1.56985461711884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52719557285309" calcext:value-type="float">
            <text:p>1.52719557285309</text:p>
          </table:table-cell>
          <table:table-cell office:value-type="float" office:value="1.46436703205109" calcext:value-type="float">
            <text:p>1.46436703205109</text:p>
          </table:table-cell>
          <table:table-cell office:value-type="float" office:value="1.46230447292328" calcext:value-type="float">
            <text:p>1.46230447292328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9803972244263" calcext:value-type="float">
            <text:p>1.49803972244263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20194089412689" calcext:value-type="float">
            <text:p>1.20194089412689</text:p>
          </table:table-cell>
          <table:table-cell office:value-type="float" office:value="1.54632604122162" calcext:value-type="float">
            <text:p>1.54632604122162</text:p>
          </table:table-cell>
          <table:table-cell office:value-type="float" office:value="1.31976139545441" calcext:value-type="float">
            <text:p>1.31976139545441</text:p>
          </table:table-cell>
          <table:table-cell office:value-type="float" office:value="1.52380561828613" calcext:value-type="float">
            <text:p>1.52380561828613</text:p>
          </table:table-cell>
          <table:table-cell office:value-type="float" office:value="1.35069930553436" calcext:value-type="float">
            <text:p>1.35069930553436</text:p>
          </table:table-cell>
          <table:table-cell office:value-type="float" office:value="1.60659754276276" calcext:value-type="float">
            <text:p>1.60659754276276</text:p>
          </table:table-cell>
          <table:table-cell office:value-type="float" office:value="1.38116085529327" calcext:value-type="float">
            <text:p>1.38116085529327</text:p>
          </table:table-cell>
          <table:table-cell office:value-type="float" office:value="1.5566782951355" calcext:value-type="float">
            <text:p>1.5566782951355</text:p>
          </table:table-cell>
          <table:table-cell office:value-type="float" office:value="1.4219810962677" calcext:value-type="float">
            <text:p>1.4219810962677</text:p>
          </table:table-cell>
          <table:table-cell office:value-type="float" office:value="1.53297924995422" calcext:value-type="float">
            <text:p>1.53297924995422</text:p>
          </table:table-cell>
          <table:table-cell office:value-type="float" office:value="0.854019820690155" calcext:value-type="float">
            <text:p>0.854019820690155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54722809791565" calcext:value-type="float">
            <text:p>1.54722809791565</text:p>
          </table:table-cell>
          <table:table-cell office:value-type="float" office:value="1.41390061378479" calcext:value-type="float">
            <text:p>1.41390061378479</text:p>
          </table:table-cell>
          <table:table-cell office:value-type="float" office:value="1.67091739177704" calcext:value-type="float">
            <text:p>1.67091739177704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727" calcext:value-type="float">
            <text:p>1.4727</text:p>
          </table:table-cell>
          <table:table-cell office:value-type="float" office:value="1.4793" calcext:value-type="float">
            <text:p>1.4793</text:p>
          </table:table-cell>
          <table:table-cell office:value-type="float" office:value="1.7846" calcext:value-type="float">
            <text:p>1.7846</text:p>
          </table:table-cell>
          <table:table-cell office:value-type="float" office:value="0.854" calcext:value-type="float">
            <text:p>0.854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4611896276474" calcext:value-type="float">
            <text:p>1.4611896276474</text:p>
          </table:table-cell>
          <table:table-cell office:value-type="float" office:value="1.44981074333191" calcext:value-type="float">
            <text:p>1.44981074333191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56985461711884" calcext:value-type="float">
            <text:p>1.56985461711884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52719557285309" calcext:value-type="float">
            <text:p>1.52719557285309</text:p>
          </table:table-cell>
          <table:table-cell office:value-type="float" office:value="1.46436703205109" calcext:value-type="float">
            <text:p>1.46436703205109</text:p>
          </table:table-cell>
          <table:table-cell office:value-type="float" office:value="1.46230447292328" calcext:value-type="float">
            <text:p>1.46230447292328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9803972244263" calcext:value-type="float">
            <text:p>1.49803972244263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20194089412689" calcext:value-type="float">
            <text:p>1.20194089412689</text:p>
          </table:table-cell>
          <table:table-cell office:value-type="float" office:value="1.54632604122162" calcext:value-type="float">
            <text:p>1.54632604122162</text:p>
          </table:table-cell>
          <table:table-cell office:value-type="float" office:value="1.31976139545441" calcext:value-type="float">
            <text:p>1.31976139545441</text:p>
          </table:table-cell>
          <table:table-cell office:value-type="float" office:value="1.52380561828613" calcext:value-type="float">
            <text:p>1.52380561828613</text:p>
          </table:table-cell>
          <table:table-cell office:value-type="float" office:value="1.35069930553436" calcext:value-type="float">
            <text:p>1.35069930553436</text:p>
          </table:table-cell>
          <table:table-cell office:value-type="float" office:value="1.60659754276276" calcext:value-type="float">
            <text:p>1.60659754276276</text:p>
          </table:table-cell>
          <table:table-cell office:value-type="float" office:value="1.38116085529327" calcext:value-type="float">
            <text:p>1.38116085529327</text:p>
          </table:table-cell>
          <table:table-cell office:value-type="float" office:value="1.5566782951355" calcext:value-type="float">
            <text:p>1.5566782951355</text:p>
          </table:table-cell>
          <table:table-cell office:value-type="float" office:value="1.4219810962677" calcext:value-type="float">
            <text:p>1.4219810962677</text:p>
          </table:table-cell>
          <table:table-cell office:value-type="float" office:value="1.53297924995422" calcext:value-type="float">
            <text:p>1.53297924995422</text:p>
          </table:table-cell>
          <table:table-cell office:value-type="float" office:value="0.854019820690155" calcext:value-type="float">
            <text:p>0.854019820690155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54722809791565" calcext:value-type="float">
            <text:p>1.54722809791565</text:p>
          </table:table-cell>
          <table:table-cell office:value-type="float" office:value="1.41390061378479" calcext:value-type="float">
            <text:p>1.41390061378479</text:p>
          </table:table-cell>
          <table:table-cell office:value-type="float" office:value="1.67091739177704" calcext:value-type="float">
            <text:p>1.67091739177704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439" calcext:value-type="float">
            <text:p>1.5439</text:p>
          </table:table-cell>
          <table:table-cell office:value-type="float" office:value="1.5664" calcext:value-type="float">
            <text:p>1.5664</text:p>
          </table:table-cell>
          <table:table-cell office:value-type="float" office:value="1.7157" calcext:value-type="float">
            <text:p>1.7157</text:p>
          </table:table-cell>
          <table:table-cell office:value-type="float" office:value="1.2141" calcext:value-type="float">
            <text:p>1.2141</text:p>
          </table:table-cell>
          <table:table-cell office:value-type="float" office:value="1.45064973831177" calcext:value-type="float">
            <text:p>1.45064973831177</text:p>
          </table:table-cell>
          <table:table-cell office:value-type="float" office:value="1.63633143901825" calcext:value-type="float">
            <text:p>1.63633143901825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51671576499939" calcext:value-type="float">
            <text:p>1.51671576499939</text:p>
          </table:table-cell>
          <table:table-cell office:value-type="float" office:value="1.48127901554108" calcext:value-type="float">
            <text:p>1.48127901554108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57799351215363" calcext:value-type="float">
            <text:p>1.57799351215363</text:p>
          </table:table-cell>
          <table:table-cell office:value-type="float" office:value="1.58297646045685" calcext:value-type="float">
            <text:p>1.58297646045685</text:p>
          </table:table-cell>
          <table:table-cell office:value-type="float" office:value="1.48544371128082" calcext:value-type="float">
            <text:p>1.48544371128082</text:p>
          </table:table-cell>
          <table:table-cell office:value-type="float" office:value="1.33855509757996" calcext:value-type="float">
            <text:p>1.33855509757996</text:p>
          </table:table-cell>
          <table:table-cell office:value-type="float" office:value="1.60990834236145" calcext:value-type="float">
            <text:p>1.60990834236145</text:p>
          </table:table-cell>
          <table:table-cell office:value-type="float" office:value="1.55758762359619" calcext:value-type="float">
            <text:p>1.55758762359619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42606556415558" calcext:value-type="float">
            <text:p>1.42606556415558</text:p>
          </table:table-cell>
          <table:table-cell office:value-type="float" office:value="1.47377741336823" calcext:value-type="float">
            <text:p>1.47377741336823</text:p>
          </table:table-cell>
          <table:table-cell office:value-type="float" office:value="1.60201275348663" calcext:value-type="float">
            <text:p>1.60201275348663</text:p>
          </table:table-cell>
          <table:table-cell office:value-type="float" office:value="1.56134700775146" calcext:value-type="float">
            <text:p>1.56134700775146</text:p>
          </table:table-cell>
          <table:table-cell office:value-type="float" office:value="1.57127702236176" calcext:value-type="float">
            <text:p>1.57127702236176</text:p>
          </table:table-cell>
          <table:table-cell office:value-type="float" office:value="1.66548466682434" calcext:value-type="float">
            <text:p>1.66548466682434</text:p>
          </table:table-cell>
          <table:table-cell office:value-type="float" office:value="1.21407997608185" calcext:value-type="float">
            <text:p>1.21407997608185</text:p>
          </table:table-cell>
          <table:table-cell office:value-type="float" office:value="1.54027962684631" calcext:value-type="float">
            <text:p>1.54027962684631</text:p>
          </table:table-cell>
          <table:table-cell office:value-type="float" office:value="1.71570801734924" calcext:value-type="float">
            <text:p>1.71570801734924</text:p>
          </table:table-cell>
          <table:table-cell office:value-type="float" office:value="1.67949092388153" calcext:value-type="float">
            <text:p>1.67949092388153</text:p>
          </table:table-cell>
          <table:table-cell office:value-type="float" office:value="1.48871982097626" calcext:value-type="float">
            <text:p>1.48871982097626</text:p>
          </table:table-cell>
          <table:table-cell office:value-type="float" office:value="1.62349009513855" calcext:value-type="float">
            <text:p>1.62349009513855</text:p>
          </table:table-cell>
          <table:table-cell office:value-type="float" office:value="1.64787983894348" calcext:value-type="float">
            <text:p>1.64787983894348</text:p>
          </table:table-cell>
          <table:table-cell office:value-type="float" office:value="1.36665821075439" calcext:value-type="float">
            <text:p>1.36665821075439</text:p>
          </table:table-cell>
          <table:table-cell office:value-type="float" office:value="1.62988269329071" calcext:value-type="float">
            <text:p>1.62988269329071</text:p>
          </table:table-cell>
          <table:table-cell office:value-type="float" office:value="1.50190401077271" calcext:value-type="float">
            <text:p>1.50190401077271</text:p>
          </table:table-cell>
          <table:table-cell office:value-type="float" office:value="1.57516825199127" calcext:value-type="float">
            <text:p>1.57516825199127</text:p>
          </table:table-cell>
          <table:table-cell office:value-type="float" office:value="1.65082192420959" calcext:value-type="float">
            <text:p>1.65082192420959</text:p>
          </table:table-cell>
          <table:table-cell office:value-type="float" office:value="1.52453529834747" calcext:value-type="float">
            <text:p>1.52453529834747</text:p>
          </table:table-cell>
          <table:table-cell office:value-type="float" office:value="1.41585052013397" calcext:value-type="float">
            <text:p>1.41585052013397</text:p>
          </table:table-cell>
          <table:table-cell office:value-type="float" office:value="1.56190299987793" calcext:value-type="float">
            <text:p>1.56190299987793</text:p>
          </table:table-cell>
          <table:table-cell office:value-type="float" office:value="1.60985445976257" calcext:value-type="float">
            <text:p>1.60985445976257</text:p>
          </table:table-cell>
          <table:table-cell office:value-type="float" office:value="1.57086646556854" calcext:value-type="float">
            <text:p>1.57086646556854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727" calcext:value-type="float">
            <text:p>1.4727</text:p>
          </table:table-cell>
          <table:table-cell office:value-type="float" office:value="1.4793" calcext:value-type="float">
            <text:p>1.4793</text:p>
          </table:table-cell>
          <table:table-cell office:value-type="float" office:value="1.7846" calcext:value-type="float">
            <text:p>1.7846</text:p>
          </table:table-cell>
          <table:table-cell office:value-type="float" office:value="0.854" calcext:value-type="float">
            <text:p>0.854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4611896276474" calcext:value-type="float">
            <text:p>1.4611896276474</text:p>
          </table:table-cell>
          <table:table-cell office:value-type="float" office:value="1.44981074333191" calcext:value-type="float">
            <text:p>1.44981074333191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56985461711884" calcext:value-type="float">
            <text:p>1.56985461711884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52719557285309" calcext:value-type="float">
            <text:p>1.52719557285309</text:p>
          </table:table-cell>
          <table:table-cell office:value-type="float" office:value="1.46436703205109" calcext:value-type="float">
            <text:p>1.46436703205109</text:p>
          </table:table-cell>
          <table:table-cell office:value-type="float" office:value="1.46230447292328" calcext:value-type="float">
            <text:p>1.46230447292328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9803972244263" calcext:value-type="float">
            <text:p>1.49803972244263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20194089412689" calcext:value-type="float">
            <text:p>1.20194089412689</text:p>
          </table:table-cell>
          <table:table-cell office:value-type="float" office:value="1.54632604122162" calcext:value-type="float">
            <text:p>1.54632604122162</text:p>
          </table:table-cell>
          <table:table-cell office:value-type="float" office:value="1.31976139545441" calcext:value-type="float">
            <text:p>1.31976139545441</text:p>
          </table:table-cell>
          <table:table-cell office:value-type="float" office:value="1.52380561828613" calcext:value-type="float">
            <text:p>1.52380561828613</text:p>
          </table:table-cell>
          <table:table-cell office:value-type="float" office:value="1.35069930553436" calcext:value-type="float">
            <text:p>1.35069930553436</text:p>
          </table:table-cell>
          <table:table-cell office:value-type="float" office:value="1.60659754276276" calcext:value-type="float">
            <text:p>1.60659754276276</text:p>
          </table:table-cell>
          <table:table-cell office:value-type="float" office:value="1.38116085529327" calcext:value-type="float">
            <text:p>1.38116085529327</text:p>
          </table:table-cell>
          <table:table-cell office:value-type="float" office:value="1.5566782951355" calcext:value-type="float">
            <text:p>1.5566782951355</text:p>
          </table:table-cell>
          <table:table-cell office:value-type="float" office:value="1.4219810962677" calcext:value-type="float">
            <text:p>1.4219810962677</text:p>
          </table:table-cell>
          <table:table-cell office:value-type="float" office:value="1.53297924995422" calcext:value-type="float">
            <text:p>1.53297924995422</text:p>
          </table:table-cell>
          <table:table-cell office:value-type="float" office:value="0.854019820690155" calcext:value-type="float">
            <text:p>0.854019820690155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54722809791565" calcext:value-type="float">
            <text:p>1.54722809791565</text:p>
          </table:table-cell>
          <table:table-cell office:value-type="float" office:value="1.41390061378479" calcext:value-type="float">
            <text:p>1.41390061378479</text:p>
          </table:table-cell>
          <table:table-cell office:value-type="float" office:value="1.67091739177704" calcext:value-type="float">
            <text:p>1.67091739177704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52" calcext:value-type="float">
            <text:p>1.452</text:p>
          </table:table-cell>
          <table:table-cell office:value-type="float" office:value="1.4967" calcext:value-type="float">
            <text:p>1.4967</text:p>
          </table:table-cell>
          <table:table-cell office:value-type="float" office:value="1.6895" calcext:value-type="float">
            <text:p>1.6895</text:p>
          </table:table-cell>
          <table:table-cell office:value-type="float" office:value="0.9007" calcext:value-type="float">
            <text:p>0.9007</text:p>
          </table:table-cell>
          <table:table-cell office:value-type="float" office:value="1.39147102832794" calcext:value-type="float">
            <text:p>1.39147102832794</text:p>
          </table:table-cell>
          <table:table-cell office:value-type="float" office:value="1.27582585811615" calcext:value-type="float">
            <text:p>1.27582585811615</text:p>
          </table:table-cell>
          <table:table-cell office:value-type="float" office:value="1.39399838447571" calcext:value-type="float">
            <text:p>1.39399838447571</text:p>
          </table:table-cell>
          <table:table-cell office:value-type="float" office:value="1.56041324138641" calcext:value-type="float">
            <text:p>1.56041324138641</text:p>
          </table:table-cell>
          <table:table-cell office:value-type="float" office:value="1.60930275917053" calcext:value-type="float">
            <text:p>1.60930275917053</text:p>
          </table:table-cell>
          <table:table-cell office:value-type="float" office:value="1.50358664989471" calcext:value-type="float">
            <text:p>1.50358664989471</text:p>
          </table:table-cell>
          <table:table-cell office:value-type="float" office:value="0.900684237480164" calcext:value-type="float">
            <text:p>0.900684237480164</text:p>
          </table:table-cell>
          <table:table-cell office:value-type="float" office:value="1.4176070690155" calcext:value-type="float">
            <text:p>1.4176070690155</text:p>
          </table:table-cell>
          <table:table-cell office:value-type="float" office:value="1.5184086561203" calcext:value-type="float">
            <text:p>1.5184086561203</text:p>
          </table:table-cell>
          <table:table-cell office:value-type="float" office:value="1.59384799003601" calcext:value-type="float">
            <text:p>1.59384799003601</text:p>
          </table:table-cell>
          <table:table-cell office:value-type="float" office:value="1.51531887054443" calcext:value-type="float">
            <text:p>1.51531887054443</text:p>
          </table:table-cell>
          <table:table-cell office:value-type="float" office:value="1.51775622367859" calcext:value-type="float">
            <text:p>1.51775622367859</text:p>
          </table:table-cell>
          <table:table-cell office:value-type="float" office:value="1.25256991386414" calcext:value-type="float">
            <text:p>1.25256991386414</text:p>
          </table:table-cell>
          <table:table-cell office:value-type="float" office:value="1.03254735469818" calcext:value-type="float">
            <text:p>1.03254735469818</text:p>
          </table:table-cell>
          <table:table-cell office:value-type="float" office:value="1.4868026971817" calcext:value-type="float">
            <text:p>1.4868026971817</text:p>
          </table:table-cell>
          <table:table-cell office:value-type="float" office:value="1.48197889328003" calcext:value-type="float">
            <text:p>1.48197889328003</text:p>
          </table:table-cell>
          <table:table-cell office:value-type="float" office:value="1.58658814430237" calcext:value-type="float">
            <text:p>1.58658814430237</text:p>
          </table:table-cell>
          <table:table-cell office:value-type="float" office:value="1.34403705596924" calcext:value-type="float">
            <text:p>1.34403705596924</text:p>
          </table:table-cell>
          <table:table-cell office:value-type="float" office:value="1.6162109375" calcext:value-type="float">
            <text:p>1.6162109375</text:p>
          </table:table-cell>
          <table:table-cell office:value-type="float" office:value="1.442058801651" calcext:value-type="float">
            <text:p>1.442058801651</text:p>
          </table:table-cell>
          <table:table-cell office:value-type="float" office:value="1.50517570972443" calcext:value-type="float">
            <text:p>1.50517570972443</text:p>
          </table:table-cell>
          <table:table-cell office:value-type="float" office:value="1.45905208587646" calcext:value-type="float">
            <text:p>1.45905208587646</text:p>
          </table:table-cell>
          <table:table-cell office:value-type="float" office:value="1.4752242565155" calcext:value-type="float">
            <text:p>1.4752242565155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49317419528961" calcext:value-type="float">
            <text:p>1.49317419528961</text:p>
          </table:table-cell>
          <table:table-cell office:value-type="float" office:value="1.56448781490326" calcext:value-type="float">
            <text:p>1.56448781490326</text:p>
          </table:table-cell>
          <table:table-cell office:value-type="float" office:value="1.50014770030975" calcext:value-type="float">
            <text:p>1.50014770030975</text:p>
          </table:table-cell>
          <table:table-cell office:value-type="float" office:value="1.52822613716126" calcext:value-type="float">
            <text:p>1.52822613716126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52" calcext:value-type="float">
            <text:p>1.452</text:p>
          </table:table-cell>
          <table:table-cell office:value-type="float" office:value="1.4967" calcext:value-type="float">
            <text:p>1.4967</text:p>
          </table:table-cell>
          <table:table-cell office:value-type="float" office:value="1.6895" calcext:value-type="float">
            <text:p>1.6895</text:p>
          </table:table-cell>
          <table:table-cell office:value-type="float" office:value="0.9007" calcext:value-type="float">
            <text:p>0.9007</text:p>
          </table:table-cell>
          <table:table-cell office:value-type="float" office:value="1.39147102832794" calcext:value-type="float">
            <text:p>1.39147102832794</text:p>
          </table:table-cell>
          <table:table-cell office:value-type="float" office:value="1.27582585811615" calcext:value-type="float">
            <text:p>1.27582585811615</text:p>
          </table:table-cell>
          <table:table-cell office:value-type="float" office:value="1.39399838447571" calcext:value-type="float">
            <text:p>1.39399838447571</text:p>
          </table:table-cell>
          <table:table-cell office:value-type="float" office:value="1.56041324138641" calcext:value-type="float">
            <text:p>1.56041324138641</text:p>
          </table:table-cell>
          <table:table-cell office:value-type="float" office:value="1.60930275917053" calcext:value-type="float">
            <text:p>1.60930275917053</text:p>
          </table:table-cell>
          <table:table-cell office:value-type="float" office:value="1.50358664989471" calcext:value-type="float">
            <text:p>1.50358664989471</text:p>
          </table:table-cell>
          <table:table-cell office:value-type="float" office:value="0.900684237480164" calcext:value-type="float">
            <text:p>0.900684237480164</text:p>
          </table:table-cell>
          <table:table-cell office:value-type="float" office:value="1.4176070690155" calcext:value-type="float">
            <text:p>1.4176070690155</text:p>
          </table:table-cell>
          <table:table-cell office:value-type="float" office:value="1.5184086561203" calcext:value-type="float">
            <text:p>1.5184086561203</text:p>
          </table:table-cell>
          <table:table-cell office:value-type="float" office:value="1.59384799003601" calcext:value-type="float">
            <text:p>1.59384799003601</text:p>
          </table:table-cell>
          <table:table-cell office:value-type="float" office:value="1.51531887054443" calcext:value-type="float">
            <text:p>1.51531887054443</text:p>
          </table:table-cell>
          <table:table-cell office:value-type="float" office:value="1.51775622367859" calcext:value-type="float">
            <text:p>1.51775622367859</text:p>
          </table:table-cell>
          <table:table-cell office:value-type="float" office:value="1.25256991386414" calcext:value-type="float">
            <text:p>1.25256991386414</text:p>
          </table:table-cell>
          <table:table-cell office:value-type="float" office:value="1.03254735469818" calcext:value-type="float">
            <text:p>1.03254735469818</text:p>
          </table:table-cell>
          <table:table-cell office:value-type="float" office:value="1.4868026971817" calcext:value-type="float">
            <text:p>1.4868026971817</text:p>
          </table:table-cell>
          <table:table-cell office:value-type="float" office:value="1.48197889328003" calcext:value-type="float">
            <text:p>1.48197889328003</text:p>
          </table:table-cell>
          <table:table-cell office:value-type="float" office:value="1.58658814430237" calcext:value-type="float">
            <text:p>1.58658814430237</text:p>
          </table:table-cell>
          <table:table-cell office:value-type="float" office:value="1.34403705596924" calcext:value-type="float">
            <text:p>1.34403705596924</text:p>
          </table:table-cell>
          <table:table-cell office:value-type="float" office:value="1.6162109375" calcext:value-type="float">
            <text:p>1.6162109375</text:p>
          </table:table-cell>
          <table:table-cell office:value-type="float" office:value="1.442058801651" calcext:value-type="float">
            <text:p>1.442058801651</text:p>
          </table:table-cell>
          <table:table-cell office:value-type="float" office:value="1.50517570972443" calcext:value-type="float">
            <text:p>1.50517570972443</text:p>
          </table:table-cell>
          <table:table-cell office:value-type="float" office:value="1.45905208587646" calcext:value-type="float">
            <text:p>1.45905208587646</text:p>
          </table:table-cell>
          <table:table-cell office:value-type="float" office:value="1.4752242565155" calcext:value-type="float">
            <text:p>1.4752242565155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49317419528961" calcext:value-type="float">
            <text:p>1.49317419528961</text:p>
          </table:table-cell>
          <table:table-cell office:value-type="float" office:value="1.56448781490326" calcext:value-type="float">
            <text:p>1.56448781490326</text:p>
          </table:table-cell>
          <table:table-cell office:value-type="float" office:value="1.50014770030975" calcext:value-type="float">
            <text:p>1.50014770030975</text:p>
          </table:table-cell>
          <table:table-cell office:value-type="float" office:value="1.52822613716126" calcext:value-type="float">
            <text:p>1.52822613716126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931" calcext:value-type="float">
            <text:p>1.4931</text:p>
          </table:table-cell>
          <table:table-cell office:value-type="float" office:value="1.5068" calcext:value-type="float">
            <text:p>1.5068</text:p>
          </table:table-cell>
          <table:table-cell office:value-type="float" office:value="1.6895" calcext:value-type="float">
            <text:p>1.6895</text:p>
          </table:table-cell>
          <table:table-cell office:value-type="float" office:value="1.1097" calcext:value-type="float">
            <text:p>1.1097</text:p>
          </table:table-cell>
          <table:table-cell office:value-type="float" office:value="1.50790131092072" calcext:value-type="float">
            <text:p>1.50790131092072</text:p>
          </table:table-cell>
          <table:table-cell office:value-type="float" office:value="1.47709035873413" calcext:value-type="float">
            <text:p>1.47709035873413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49336290359497" calcext:value-type="float">
            <text:p>1.49336290359497</text:p>
          </table:table-cell>
          <table:table-cell office:value-type="float" office:value="1.56244027614594" calcext:value-type="float">
            <text:p>1.56244027614594</text:p>
          </table:table-cell>
          <table:table-cell office:value-type="float" office:value="1.50573122501373" calcext:value-type="float">
            <text:p>1.50573122501373</text:p>
          </table:table-cell>
          <table:table-cell office:value-type="float" office:value="1.39679849147797" calcext:value-type="float">
            <text:p>1.39679849147797</text:p>
          </table:table-cell>
          <table:table-cell office:value-type="float" office:value="1.46289670467377" calcext:value-type="float">
            <text:p>1.46289670467377</text:p>
          </table:table-cell>
          <table:table-cell office:value-type="float" office:value="1.60658669471741" calcext:value-type="float">
            <text:p>1.60658669471741</text:p>
          </table:table-cell>
          <table:table-cell office:value-type="float" office:value="1.60659754276276" calcext:value-type="float">
            <text:p>1.60659754276276</text:p>
          </table:table-cell>
          <table:table-cell office:value-type="float" office:value="1.52120625972748" calcext:value-type="float">
            <text:p>1.52120625972748</text:p>
          </table:table-cell>
          <table:table-cell office:value-type="float" office:value="1.50377464294434" calcext:value-type="float">
            <text:p>1.50377464294434</text:p>
          </table:table-cell>
          <table:table-cell office:value-type="float" office:value="1.58758735656738" calcext:value-type="float">
            <text:p>1.58758735656738</text:p>
          </table:table-cell>
          <table:table-cell office:value-type="float" office:value="1.52876675128937" calcext:value-type="float">
            <text:p>1.52876675128937</text:p>
          </table:table-cell>
          <table:table-cell office:value-type="float" office:value="1.36358094215393" calcext:value-type="float">
            <text:p>1.36358094215393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67463517189026" calcext:value-type="float">
            <text:p>1.67463517189026</text:p>
          </table:table-cell>
          <table:table-cell office:value-type="float" office:value="1.51787638664246" calcext:value-type="float">
            <text:p>1.51787638664246</text:p>
          </table:table-cell>
          <table:table-cell office:value-type="float" office:value="1.48882532119751" calcext:value-type="float">
            <text:p>1.48882532119751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63145983219147" calcext:value-type="float">
            <text:p>1.63145983219147</text:p>
          </table:table-cell>
          <table:table-cell office:value-type="float" office:value="1.45934045314789" calcext:value-type="float">
            <text:p>1.45934045314789</text:p>
          </table:table-cell>
          <table:table-cell office:value-type="float" office:value="1.49885332584381" calcext:value-type="float">
            <text:p>1.49885332584381</text:p>
          </table:table-cell>
          <table:table-cell office:value-type="float" office:value="1.45794892311096" calcext:value-type="float">
            <text:p>1.45794892311096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57892680168152" calcext:value-type="float">
            <text:p>1.57892680168152</text:p>
          </table:table-cell>
          <table:table-cell office:value-type="float" office:value="1.1096670627594" calcext:value-type="float">
            <text:p>1.1096670627594</text:p>
          </table:table-cell>
          <table:table-cell office:value-type="float" office:value="1.53409838676453" calcext:value-type="float">
            <text:p>1.53409838676453</text:p>
          </table:table-cell>
          <table:table-cell office:value-type="float" office:value="1.55055356025696" calcext:value-type="float">
            <text:p>1.55055356025696</text:p>
          </table:table-cell>
          <table:table-cell office:value-type="float" office:value="1.42991101741791" calcext:value-type="float">
            <text:p>1.42991101741791</text:p>
          </table:table-cell>
          <table:table-cell office:value-type="float" office:value="1.63336682319641" calcext:value-type="float">
            <text:p>1.63336682319641</text:p>
          </table:table-cell>
          <table:table-cell office:value-type="float" office:value="1.4388085603714" calcext:value-type="float">
            <text:p>1.4388085603714</text:p>
          </table:table-cell>
          <table:table-cell office:value-type="float" office:value="1.31754446029663" calcext:value-type="float">
            <text:p>1.31754446029663</text:p>
          </table:table-cell>
          <table:table-cell office:value-type="float" office:value="1.35027480125427" calcext:value-type="float">
            <text:p>1.35027480125427</text:p>
          </table:table-cell>
          <table:table-cell office:value-type="float" office:value="1.51776242256165" calcext:value-type="float">
            <text:p>1.51776242256165</text:p>
          </table:table-cell>
          <table:table-cell office:value-type="float" office:value="1.38918316364288" calcext:value-type="float">
            <text:p>1.38918316364288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292" calcext:value-type="float">
            <text:p>1.4292</text:p>
          </table:table-cell>
          <table:table-cell office:value-type="float" office:value="1.4507" calcext:value-type="float">
            <text:p>1.4507</text:p>
          </table:table-cell>
          <table:table-cell office:value-type="float" office:value="1.7846" calcext:value-type="float">
            <text:p>1.7846</text:p>
          </table:table-cell>
          <table:table-cell office:value-type="float" office:value="1.0496" calcext:value-type="float">
            <text:p>1.0496</text:p>
          </table:table-cell>
          <table:table-cell office:value-type="float" office:value="1.43485260009766" calcext:value-type="float">
            <text:p>1.43485260009766</text:p>
          </table:table-cell>
          <table:table-cell office:value-type="float" office:value="1.45064973831177" calcext:value-type="float">
            <text:p>1.45064973831177</text:p>
          </table:table-cell>
          <table:table-cell office:value-type="float" office:value="1.48250484466553" calcext:value-type="float">
            <text:p>1.48250484466553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8117828369141" calcext:value-type="float">
            <text:p>1.48117828369141</text:p>
          </table:table-cell>
          <table:table-cell office:value-type="float" office:value="1.48973596096039" calcext:value-type="float">
            <text:p>1.48973596096039</text:p>
          </table:table-cell>
          <table:table-cell office:value-type="float" office:value="1.35314226150513" calcext:value-type="float">
            <text:p>1.35314226150513</text:p>
          </table:table-cell>
          <table:table-cell office:value-type="float" office:value="1.45072865486145" calcext:value-type="float">
            <text:p>1.45072865486145</text:p>
          </table:table-cell>
          <table:table-cell office:value-type="float" office:value="1.14443469047546" calcext:value-type="float">
            <text:p>1.14443469047546</text:p>
          </table:table-cell>
          <table:table-cell office:value-type="float" office:value="1.53897595405579" calcext:value-type="float">
            <text:p>1.53897595405579</text:p>
          </table:table-cell>
          <table:table-cell office:value-type="float" office:value="1.34283554553986" calcext:value-type="float">
            <text:p>1.34283554553986</text:p>
          </table:table-cell>
          <table:table-cell office:value-type="float" office:value="1.04960322380066" calcext:value-type="float">
            <text:p>1.04960322380066</text:p>
          </table:table-cell>
          <table:table-cell office:value-type="float" office:value="1.3107305765152" calcext:value-type="float">
            <text:p>1.3107305765152</text:p>
          </table:table-cell>
          <table:table-cell office:value-type="float" office:value="1.47680628299713" calcext:value-type="float">
            <text:p>1.47680628299713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4687390327454" calcext:value-type="float">
            <text:p>1.44687390327454</text:p>
          </table:table-cell>
          <table:table-cell office:value-type="float" office:value="1.49569129943848" calcext:value-type="float">
            <text:p>1.49569129943848</text:p>
          </table:table-cell>
          <table:table-cell office:value-type="float" office:value="1.42066669464111" calcext:value-type="float">
            <text:p>1.42066669464111</text:p>
          </table:table-cell>
          <table:table-cell office:value-type="float" office:value="1.61317193508148" calcext:value-type="float">
            <text:p>1.61317193508148</text:p>
          </table:table-cell>
          <table:table-cell office:value-type="float" office:value="1.51620316505432" calcext:value-type="float">
            <text:p>1.51620316505432</text:p>
          </table:table-cell>
          <table:table-cell office:value-type="float" office:value="1.22975492477417" calcext:value-type="float">
            <text:p>1.22975492477417</text:p>
          </table:table-cell>
          <table:table-cell office:value-type="float" office:value="1.45045566558838" calcext:value-type="float">
            <text:p>1.45045566558838</text:p>
          </table:table-cell>
          <table:table-cell office:value-type="float" office:value="1.49427843093872" calcext:value-type="float">
            <text:p>1.49427843093872</text:p>
          </table:table-cell>
          <table:table-cell office:value-type="float" office:value="1.56965124607086" calcext:value-type="float">
            <text:p>1.56965124607086</text:p>
          </table:table-cell>
          <table:table-cell office:value-type="float" office:value="1.47924602031708" calcext:value-type="float">
            <text:p>1.47924602031708</text:p>
          </table:table-cell>
          <table:table-cell office:value-type="float" office:value="1.26226830482483" calcext:value-type="float">
            <text:p>1.26226830482483</text:p>
          </table:table-cell>
          <table:table-cell office:value-type="float" office:value="1.32429373264313" calcext:value-type="float">
            <text:p>1.32429373264313</text:p>
          </table:table-cell>
          <table:table-cell office:value-type="float" office:value="1.47443616390228" calcext:value-type="float">
            <text:p>1.47443616390228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292" calcext:value-type="float">
            <text:p>1.4292</text:p>
          </table:table-cell>
          <table:table-cell office:value-type="float" office:value="1.4507" calcext:value-type="float">
            <text:p>1.4507</text:p>
          </table:table-cell>
          <table:table-cell office:value-type="float" office:value="1.7846" calcext:value-type="float">
            <text:p>1.7846</text:p>
          </table:table-cell>
          <table:table-cell office:value-type="float" office:value="1.0496" calcext:value-type="float">
            <text:p>1.0496</text:p>
          </table:table-cell>
          <table:table-cell office:value-type="float" office:value="1.43485260009766" calcext:value-type="float">
            <text:p>1.43485260009766</text:p>
          </table:table-cell>
          <table:table-cell office:value-type="float" office:value="1.45064973831177" calcext:value-type="float">
            <text:p>1.45064973831177</text:p>
          </table:table-cell>
          <table:table-cell office:value-type="float" office:value="1.48250484466553" calcext:value-type="float">
            <text:p>1.48250484466553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8117828369141" calcext:value-type="float">
            <text:p>1.48117828369141</text:p>
          </table:table-cell>
          <table:table-cell office:value-type="float" office:value="1.48973596096039" calcext:value-type="float">
            <text:p>1.48973596096039</text:p>
          </table:table-cell>
          <table:table-cell office:value-type="float" office:value="1.35314226150513" calcext:value-type="float">
            <text:p>1.35314226150513</text:p>
          </table:table-cell>
          <table:table-cell office:value-type="float" office:value="1.45072865486145" calcext:value-type="float">
            <text:p>1.45072865486145</text:p>
          </table:table-cell>
          <table:table-cell office:value-type="float" office:value="1.14443469047546" calcext:value-type="float">
            <text:p>1.14443469047546</text:p>
          </table:table-cell>
          <table:table-cell office:value-type="float" office:value="1.53897595405579" calcext:value-type="float">
            <text:p>1.53897595405579</text:p>
          </table:table-cell>
          <table:table-cell office:value-type="float" office:value="1.34283554553986" calcext:value-type="float">
            <text:p>1.34283554553986</text:p>
          </table:table-cell>
          <table:table-cell office:value-type="float" office:value="1.04960322380066" calcext:value-type="float">
            <text:p>1.04960322380066</text:p>
          </table:table-cell>
          <table:table-cell office:value-type="float" office:value="1.3107305765152" calcext:value-type="float">
            <text:p>1.3107305765152</text:p>
          </table:table-cell>
          <table:table-cell office:value-type="float" office:value="1.47680628299713" calcext:value-type="float">
            <text:p>1.47680628299713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4687390327454" calcext:value-type="float">
            <text:p>1.44687390327454</text:p>
          </table:table-cell>
          <table:table-cell office:value-type="float" office:value="1.49569129943848" calcext:value-type="float">
            <text:p>1.49569129943848</text:p>
          </table:table-cell>
          <table:table-cell office:value-type="float" office:value="1.42066669464111" calcext:value-type="float">
            <text:p>1.42066669464111</text:p>
          </table:table-cell>
          <table:table-cell office:value-type="float" office:value="1.61317193508148" calcext:value-type="float">
            <text:p>1.61317193508148</text:p>
          </table:table-cell>
          <table:table-cell office:value-type="float" office:value="1.51620316505432" calcext:value-type="float">
            <text:p>1.51620316505432</text:p>
          </table:table-cell>
          <table:table-cell office:value-type="float" office:value="1.22975492477417" calcext:value-type="float">
            <text:p>1.22975492477417</text:p>
          </table:table-cell>
          <table:table-cell office:value-type="float" office:value="1.45045566558838" calcext:value-type="float">
            <text:p>1.45045566558838</text:p>
          </table:table-cell>
          <table:table-cell office:value-type="float" office:value="1.49427843093872" calcext:value-type="float">
            <text:p>1.49427843093872</text:p>
          </table:table-cell>
          <table:table-cell office:value-type="float" office:value="1.56965124607086" calcext:value-type="float">
            <text:p>1.56965124607086</text:p>
          </table:table-cell>
          <table:table-cell office:value-type="float" office:value="1.47924602031708" calcext:value-type="float">
            <text:p>1.47924602031708</text:p>
          </table:table-cell>
          <table:table-cell office:value-type="float" office:value="1.26226830482483" calcext:value-type="float">
            <text:p>1.26226830482483</text:p>
          </table:table-cell>
          <table:table-cell office:value-type="float" office:value="1.32429373264313" calcext:value-type="float">
            <text:p>1.32429373264313</text:p>
          </table:table-cell>
          <table:table-cell office:value-type="float" office:value="1.47443616390228" calcext:value-type="float">
            <text:p>1.47443616390228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407" calcext:value-type="float">
            <text:p>1.4407</text:p>
          </table:table-cell>
          <table:table-cell office:value-type="float" office:value="1.4507" calcext:value-type="float">
            <text:p>1.4507</text:p>
          </table:table-cell>
          <table:table-cell office:value-type="float" office:value="1.7846" calcext:value-type="float">
            <text:p>1.7846</text:p>
          </table:table-cell>
          <table:table-cell office:value-type="float" office:value="1.0496" calcext:value-type="float">
            <text:p>1.0496</text:p>
          </table:table-cell>
          <table:table-cell office:value-type="float" office:value="1.43485260009766" calcext:value-type="float">
            <text:p>1.43485260009766</text:p>
          </table:table-cell>
          <table:table-cell office:value-type="float" office:value="1.45064973831177" calcext:value-type="float">
            <text:p>1.45064973831177</text:p>
          </table:table-cell>
          <table:table-cell office:value-type="float" office:value="1.48359084129334" calcext:value-type="float">
            <text:p>1.48359084129334</text:p>
          </table:table-cell>
          <table:table-cell office:value-type="float" office:value="1.45261561870575" calcext:value-type="float">
            <text:p>1.45261561870575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8973596096039" calcext:value-type="float">
            <text:p>1.48973596096039</text:p>
          </table:table-cell>
          <table:table-cell office:value-type="float" office:value="1.35314226150513" calcext:value-type="float">
            <text:p>1.35314226150513</text:p>
          </table:table-cell>
          <table:table-cell office:value-type="float" office:value="1.45072865486145" calcext:value-type="float">
            <text:p>1.45072865486145</text:p>
          </table:table-cell>
          <table:table-cell office:value-type="float" office:value="1.27553927898407" calcext:value-type="float">
            <text:p>1.27553927898407</text:p>
          </table:table-cell>
          <table:table-cell office:value-type="float" office:value="1.41897416114807" calcext:value-type="float">
            <text:p>1.41897416114807</text:p>
          </table:table-cell>
          <table:table-cell office:value-type="float" office:value="1.53897595405579" calcext:value-type="float">
            <text:p>1.53897595405579</text:p>
          </table:table-cell>
          <table:table-cell office:value-type="float" office:value="1.04960322380066" calcext:value-type="float">
            <text:p>1.04960322380066</text:p>
          </table:table-cell>
          <table:table-cell office:value-type="float" office:value="1.3107305765152" calcext:value-type="float">
            <text:p>1.3107305765152</text:p>
          </table:table-cell>
          <table:table-cell office:value-type="float" office:value="1.4860212802887" calcext:value-type="float">
            <text:p>1.4860212802887</text:p>
          </table:table-cell>
          <table:table-cell office:value-type="float" office:value="1.38453769683838" calcext:value-type="float">
            <text:p>1.38453769683838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9569129943848" calcext:value-type="float">
            <text:p>1.49569129943848</text:p>
          </table:table-cell>
          <table:table-cell office:value-type="float" office:value="1.42066669464111" calcext:value-type="float">
            <text:p>1.42066669464111</text:p>
          </table:table-cell>
          <table:table-cell office:value-type="float" office:value="1.5652391910553" calcext:value-type="float">
            <text:p>1.5652391910553</text:p>
          </table:table-cell>
          <table:table-cell office:value-type="float" office:value="1.58424377441406" calcext:value-type="float">
            <text:p>1.58424377441406</text:p>
          </table:table-cell>
          <table:table-cell office:value-type="float" office:value="1.29135012626648" calcext:value-type="float">
            <text:p>1.29135012626648</text:p>
          </table:table-cell>
          <table:table-cell office:value-type="float" office:value="1.43982684612274" calcext:value-type="float">
            <text:p>1.43982684612274</text:p>
          </table:table-cell>
          <table:table-cell office:value-type="float" office:value="1.48278868198395" calcext:value-type="float">
            <text:p>1.48278868198395</text:p>
          </table:table-cell>
          <table:table-cell office:value-type="float" office:value="1.41260886192322" calcext:value-type="float">
            <text:p>1.41260886192322</text:p>
          </table:table-cell>
          <table:table-cell office:value-type="float" office:value="1.31004667282105" calcext:value-type="float">
            <text:p>1.31004667282105</text:p>
          </table:table-cell>
          <table:table-cell office:value-type="float" office:value="1.56965124607086" calcext:value-type="float">
            <text:p>1.56965124607086</text:p>
          </table:table-cell>
          <table:table-cell office:value-type="float" office:value="1.47924602031708" calcext:value-type="float">
            <text:p>1.47924602031708</text:p>
          </table:table-cell>
          <table:table-cell office:value-type="float" office:value="1.47443616390228" calcext:value-type="float">
            <text:p>1.47443616390228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031" calcext:value-type="float">
            <text:p>1.5031</text:p>
          </table:table-cell>
          <table:table-cell office:value-type="float" office:value="1.5391" calcext:value-type="float">
            <text:p>1.5391</text:p>
          </table:table-cell>
          <table:table-cell office:value-type="float" office:value="1.8085" calcext:value-type="float">
            <text:p>1.8085</text:p>
          </table:table-cell>
          <table:table-cell office:value-type="float" office:value="1.1022" calcext:value-type="float">
            <text:p>1.1022</text:p>
          </table:table-cell>
          <table:table-cell office:value-type="float" office:value="1.3778612613678" calcext:value-type="float">
            <text:p>1.3778612613678</text:p>
          </table:table-cell>
          <table:table-cell office:value-type="float" office:value="1.80846297740936" calcext:value-type="float">
            <text:p>1.80846297740936</text:p>
          </table:table-cell>
          <table:table-cell office:value-type="float" office:value="1.62044990062714" calcext:value-type="float">
            <text:p>1.62044990062714</text:p>
          </table:table-cell>
          <table:table-cell office:value-type="float" office:value="1.43028879165649" calcext:value-type="float">
            <text:p>1.43028879165649</text:p>
          </table:table-cell>
          <table:table-cell office:value-type="float" office:value="1.28149569034576" calcext:value-type="float">
            <text:p>1.28149569034576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55629944801331" calcext:value-type="float">
            <text:p>1.55629944801331</text:p>
          </table:table-cell>
          <table:table-cell office:value-type="float" office:value="1.42606556415558" calcext:value-type="float">
            <text:p>1.42606556415558</text:p>
          </table:table-cell>
          <table:table-cell office:value-type="float" office:value="1.58695662021637" calcext:value-type="float">
            <text:p>1.58695662021637</text:p>
          </table:table-cell>
          <table:table-cell office:value-type="float" office:value="1.19803285598755" calcext:value-type="float">
            <text:p>1.19803285598755</text:p>
          </table:table-cell>
          <table:table-cell office:value-type="float" office:value="1.10224902629852" calcext:value-type="float">
            <text:p>1.10224902629852</text:p>
          </table:table-cell>
          <table:table-cell office:value-type="float" office:value="1.54666686058044" calcext:value-type="float">
            <text:p>1.54666686058044</text:p>
          </table:table-cell>
          <table:table-cell office:value-type="float" office:value="1.56553447246552" calcext:value-type="float">
            <text:p>1.56553447246552</text:p>
          </table:table-cell>
          <table:table-cell office:value-type="float" office:value="1.5026763677597" calcext:value-type="float">
            <text:p>1.5026763677597</text:p>
          </table:table-cell>
          <table:table-cell office:value-type="float" office:value="1.50486862659454" calcext:value-type="float">
            <text:p>1.50486862659454</text:p>
          </table:table-cell>
          <table:table-cell office:value-type="float" office:value="1.49255585670471" calcext:value-type="float">
            <text:p>1.49255585670471</text:p>
          </table:table-cell>
          <table:table-cell office:value-type="float" office:value="1.64495849609375" calcext:value-type="float">
            <text:p>1.64495849609375</text:p>
          </table:table-cell>
          <table:table-cell office:value-type="float" office:value="1.7079598903656" calcext:value-type="float">
            <text:p>1.7079598903656</text:p>
          </table:table-cell>
          <table:table-cell office:value-type="float" office:value="1.74346923828125" calcext:value-type="float">
            <text:p>1.74346923828125</text:p>
          </table:table-cell>
          <table:table-cell office:value-type="float" office:value="1.75676620006561" calcext:value-type="float">
            <text:p>1.75676620006561</text:p>
          </table:table-cell>
          <table:table-cell office:value-type="float" office:value="1.38672053813934" calcext:value-type="float">
            <text:p>1.38672053813934</text:p>
          </table:table-cell>
          <table:table-cell office:value-type="float" office:value="1.38073968887329" calcext:value-type="float">
            <text:p>1.38073968887329</text:p>
          </table:table-cell>
          <table:table-cell office:value-type="float" office:value="1.58266794681549" calcext:value-type="float">
            <text:p>1.58266794681549</text:p>
          </table:table-cell>
          <table:table-cell office:value-type="float" office:value="1.56882071495056" calcext:value-type="float">
            <text:p>1.56882071495056</text:p>
          </table:table-cell>
          <table:table-cell office:value-type="float" office:value="1.59178256988525" calcext:value-type="float">
            <text:p>1.59178256988525</text:p>
          </table:table-cell>
          <table:table-cell office:value-type="float" office:value="1.53003859519959" calcext:value-type="float">
            <text:p>1.53003859519959</text:p>
          </table:table-cell>
          <table:table-cell office:value-type="float" office:value="1.39311242103577" calcext:value-type="float">
            <text:p>1.39311242103577</text:p>
          </table:table-cell>
          <table:table-cell office:value-type="float" office:value="1.58515620231628" calcext:value-type="float">
            <text:p>1.58515620231628</text:p>
          </table:table-cell>
          <table:table-cell office:value-type="float" office:value="1.5315192937851" calcext:value-type="float">
            <text:p>1.5315192937851</text:p>
          </table:table-cell>
          <table:table-cell office:value-type="float" office:value="1.60354065895081" calcext:value-type="float">
            <text:p>1.60354065895081</text:p>
          </table:table-cell>
          <table:table-cell office:value-type="float" office:value="1.31673049926758" calcext:value-type="float">
            <text:p>1.31673049926758</text:p>
          </table:table-cell>
          <table:table-cell office:value-type="float" office:value="1.37372291088104" calcext:value-type="float">
            <text:p>1.37372291088104</text:p>
          </table:table-cell>
          <table:table-cell office:value-type="float" office:value="1.45493507385254" calcext:value-type="float">
            <text:p>1.45493507385254</text:p>
          </table:table-cell>
          <table:table-cell office:value-type="float" office:value="1.18581771850586" calcext:value-type="float">
            <text:p>1.18581771850586</text:p>
          </table:table-cell>
          <table:table-cell office:value-type="float" office:value="1.56190299987793" calcext:value-type="float">
            <text:p>1.56190299987793</text:p>
          </table:table-cell>
          <table:table-cell office:value-type="float" office:value="1.61679840087891" calcext:value-type="float">
            <text:p>1.61679840087891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031" calcext:value-type="float">
            <text:p>1.5031</text:p>
          </table:table-cell>
          <table:table-cell office:value-type="float" office:value="1.5391" calcext:value-type="float">
            <text:p>1.5391</text:p>
          </table:table-cell>
          <table:table-cell office:value-type="float" office:value="1.8085" calcext:value-type="float">
            <text:p>1.8085</text:p>
          </table:table-cell>
          <table:table-cell office:value-type="float" office:value="1.1022" calcext:value-type="float">
            <text:p>1.1022</text:p>
          </table:table-cell>
          <table:table-cell office:value-type="float" office:value="1.3778612613678" calcext:value-type="float">
            <text:p>1.3778612613678</text:p>
          </table:table-cell>
          <table:table-cell office:value-type="float" office:value="1.80846297740936" calcext:value-type="float">
            <text:p>1.80846297740936</text:p>
          </table:table-cell>
          <table:table-cell office:value-type="float" office:value="1.62044990062714" calcext:value-type="float">
            <text:p>1.62044990062714</text:p>
          </table:table-cell>
          <table:table-cell office:value-type="float" office:value="1.43028879165649" calcext:value-type="float">
            <text:p>1.43028879165649</text:p>
          </table:table-cell>
          <table:table-cell office:value-type="float" office:value="1.28149569034576" calcext:value-type="float">
            <text:p>1.28149569034576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55629944801331" calcext:value-type="float">
            <text:p>1.55629944801331</text:p>
          </table:table-cell>
          <table:table-cell office:value-type="float" office:value="1.42606556415558" calcext:value-type="float">
            <text:p>1.42606556415558</text:p>
          </table:table-cell>
          <table:table-cell office:value-type="float" office:value="1.58695662021637" calcext:value-type="float">
            <text:p>1.58695662021637</text:p>
          </table:table-cell>
          <table:table-cell office:value-type="float" office:value="1.19803285598755" calcext:value-type="float">
            <text:p>1.19803285598755</text:p>
          </table:table-cell>
          <table:table-cell office:value-type="float" office:value="1.10224902629852" calcext:value-type="float">
            <text:p>1.10224902629852</text:p>
          </table:table-cell>
          <table:table-cell office:value-type="float" office:value="1.54666686058044" calcext:value-type="float">
            <text:p>1.54666686058044</text:p>
          </table:table-cell>
          <table:table-cell office:value-type="float" office:value="1.56553447246552" calcext:value-type="float">
            <text:p>1.56553447246552</text:p>
          </table:table-cell>
          <table:table-cell office:value-type="float" office:value="1.5026763677597" calcext:value-type="float">
            <text:p>1.5026763677597</text:p>
          </table:table-cell>
          <table:table-cell office:value-type="float" office:value="1.50486862659454" calcext:value-type="float">
            <text:p>1.50486862659454</text:p>
          </table:table-cell>
          <table:table-cell office:value-type="float" office:value="1.49255585670471" calcext:value-type="float">
            <text:p>1.49255585670471</text:p>
          </table:table-cell>
          <table:table-cell office:value-type="float" office:value="1.64495849609375" calcext:value-type="float">
            <text:p>1.64495849609375</text:p>
          </table:table-cell>
          <table:table-cell office:value-type="float" office:value="1.7079598903656" calcext:value-type="float">
            <text:p>1.7079598903656</text:p>
          </table:table-cell>
          <table:table-cell office:value-type="float" office:value="1.74346923828125" calcext:value-type="float">
            <text:p>1.74346923828125</text:p>
          </table:table-cell>
          <table:table-cell office:value-type="float" office:value="1.75676620006561" calcext:value-type="float">
            <text:p>1.75676620006561</text:p>
          </table:table-cell>
          <table:table-cell office:value-type="float" office:value="1.38672053813934" calcext:value-type="float">
            <text:p>1.38672053813934</text:p>
          </table:table-cell>
          <table:table-cell office:value-type="float" office:value="1.38073968887329" calcext:value-type="float">
            <text:p>1.38073968887329</text:p>
          </table:table-cell>
          <table:table-cell office:value-type="float" office:value="1.58266794681549" calcext:value-type="float">
            <text:p>1.58266794681549</text:p>
          </table:table-cell>
          <table:table-cell office:value-type="float" office:value="1.56882071495056" calcext:value-type="float">
            <text:p>1.56882071495056</text:p>
          </table:table-cell>
          <table:table-cell office:value-type="float" office:value="1.59178256988525" calcext:value-type="float">
            <text:p>1.59178256988525</text:p>
          </table:table-cell>
          <table:table-cell office:value-type="float" office:value="1.53003859519959" calcext:value-type="float">
            <text:p>1.53003859519959</text:p>
          </table:table-cell>
          <table:table-cell office:value-type="float" office:value="1.39311242103577" calcext:value-type="float">
            <text:p>1.39311242103577</text:p>
          </table:table-cell>
          <table:table-cell office:value-type="float" office:value="1.58515620231628" calcext:value-type="float">
            <text:p>1.58515620231628</text:p>
          </table:table-cell>
          <table:table-cell office:value-type="float" office:value="1.5315192937851" calcext:value-type="float">
            <text:p>1.5315192937851</text:p>
          </table:table-cell>
          <table:table-cell office:value-type="float" office:value="1.60354065895081" calcext:value-type="float">
            <text:p>1.60354065895081</text:p>
          </table:table-cell>
          <table:table-cell office:value-type="float" office:value="1.31673049926758" calcext:value-type="float">
            <text:p>1.31673049926758</text:p>
          </table:table-cell>
          <table:table-cell office:value-type="float" office:value="1.37372291088104" calcext:value-type="float">
            <text:p>1.37372291088104</text:p>
          </table:table-cell>
          <table:table-cell office:value-type="float" office:value="1.45493507385254" calcext:value-type="float">
            <text:p>1.45493507385254</text:p>
          </table:table-cell>
          <table:table-cell office:value-type="float" office:value="1.18581771850586" calcext:value-type="float">
            <text:p>1.18581771850586</text:p>
          </table:table-cell>
          <table:table-cell office:value-type="float" office:value="1.56190299987793" calcext:value-type="float">
            <text:p>1.56190299987793</text:p>
          </table:table-cell>
          <table:table-cell office:value-type="float" office:value="1.61679840087891" calcext:value-type="float">
            <text:p>1.61679840087891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676" calcext:value-type="float">
            <text:p>1.4676</text:p>
          </table:table-cell>
          <table:table-cell office:value-type="float" office:value="1.5103" calcext:value-type="float">
            <text:p>1.5103</text:p>
          </table:table-cell>
          <table:table-cell office:value-type="float" office:value="1.6161" calcext:value-type="float">
            <text:p>1.6161</text:p>
          </table:table-cell>
          <table:table-cell office:value-type="float" office:value="1.1022" calcext:value-type="float">
            <text:p>1.1022</text:p>
          </table:table-cell>
          <table:table-cell office:value-type="float" office:value="1.3778612613678" calcext:value-type="float">
            <text:p>1.3778612613678</text:p>
          </table:table-cell>
          <table:table-cell office:value-type="float" office:value="1.52999031543732" calcext:value-type="float">
            <text:p>1.52999031543732</text:p>
          </table:table-cell>
          <table:table-cell office:value-type="float" office:value="1.43028879165649" calcext:value-type="float">
            <text:p>1.43028879165649</text:p>
          </table:table-cell>
          <table:table-cell office:value-type="float" office:value="1.28149569034576" calcext:value-type="float">
            <text:p>1.28149569034576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42606556415558" calcext:value-type="float">
            <text:p>1.42606556415558</text:p>
          </table:table-cell>
          <table:table-cell office:value-type="float" office:value="1.54377341270447" calcext:value-type="float">
            <text:p>1.54377341270447</text:p>
          </table:table-cell>
          <table:table-cell office:value-type="float" office:value="1.48453390598297" calcext:value-type="float">
            <text:p>1.48453390598297</text:p>
          </table:table-cell>
          <table:table-cell office:value-type="float" office:value="1.10224902629852" calcext:value-type="float">
            <text:p>1.10224902629852</text:p>
          </table:table-cell>
          <table:table-cell office:value-type="float" office:value="1.54666686058044" calcext:value-type="float">
            <text:p>1.54666686058044</text:p>
          </table:table-cell>
          <table:table-cell office:value-type="float" office:value="1.56553447246552" calcext:value-type="float">
            <text:p>1.56553447246552</text:p>
          </table:table-cell>
          <table:table-cell office:value-type="float" office:value="1.50486862659454" calcext:value-type="float">
            <text:p>1.50486862659454</text:p>
          </table:table-cell>
          <table:table-cell office:value-type="float" office:value="1.18654918670654" calcext:value-type="float">
            <text:p>1.18654918670654</text:p>
          </table:table-cell>
          <table:table-cell office:value-type="float" office:value="1.51578795909882" calcext:value-type="float">
            <text:p>1.51578795909882</text:p>
          </table:table-cell>
          <table:table-cell office:value-type="float" office:value="1.46357595920563" calcext:value-type="float">
            <text:p>1.46357595920563</text:p>
          </table:table-cell>
          <table:table-cell office:value-type="float" office:value="1.57419717311859" calcext:value-type="float">
            <text:p>1.57419717311859</text:p>
          </table:table-cell>
          <table:table-cell office:value-type="float" office:value="1.41852223873138" calcext:value-type="float">
            <text:p>1.41852223873138</text:p>
          </table:table-cell>
          <table:table-cell office:value-type="float" office:value="1.52375066280365" calcext:value-type="float">
            <text:p>1.52375066280365</text:p>
          </table:table-cell>
          <table:table-cell office:value-type="float" office:value="1.39311242103577" calcext:value-type="float">
            <text:p>1.39311242103577</text:p>
          </table:table-cell>
          <table:table-cell office:value-type="float" office:value="1.58515620231628" calcext:value-type="float">
            <text:p>1.58515620231628</text:p>
          </table:table-cell>
          <table:table-cell office:value-type="float" office:value="1.60354065895081" calcext:value-type="float">
            <text:p>1.60354065895081</text:p>
          </table:table-cell>
          <table:table-cell office:value-type="float" office:value="1.35028493404388" calcext:value-type="float">
            <text:p>1.35028493404388</text:p>
          </table:table-cell>
          <table:table-cell office:value-type="float" office:value="1.31673049926758" calcext:value-type="float">
            <text:p>1.31673049926758</text:p>
          </table:table-cell>
          <table:table-cell office:value-type="float" office:value="1.45493507385254" calcext:value-type="float">
            <text:p>1.45493507385254</text:p>
          </table:table-cell>
          <table:table-cell office:value-type="float" office:value="1.61607193946838" calcext:value-type="float">
            <text:p>1.61607193946838</text:p>
          </table:table-cell>
          <table:table-cell office:value-type="float" office:value="1.56190299987793" calcext:value-type="float">
            <text:p>1.56190299987793</text:p>
          </table:table-cell>
          <table:table-cell office:value-type="float" office:value="1.55116415023804" calcext:value-type="float">
            <text:p>1.55116415023804</text:p>
          </table:table-cell>
          <table:table-cell office:value-type="float" office:value="1.59164226055145" calcext:value-type="float">
            <text:p>1.59164226055145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031" calcext:value-type="float">
            <text:p>1.5031</text:p>
          </table:table-cell>
          <table:table-cell office:value-type="float" office:value="1.5391" calcext:value-type="float">
            <text:p>1.5391</text:p>
          </table:table-cell>
          <table:table-cell office:value-type="float" office:value="1.8085" calcext:value-type="float">
            <text:p>1.8085</text:p>
          </table:table-cell>
          <table:table-cell office:value-type="float" office:value="1.1022" calcext:value-type="float">
            <text:p>1.1022</text:p>
          </table:table-cell>
          <table:table-cell office:value-type="float" office:value="1.3778612613678" calcext:value-type="float">
            <text:p>1.3778612613678</text:p>
          </table:table-cell>
          <table:table-cell office:value-type="float" office:value="1.80846297740936" calcext:value-type="float">
            <text:p>1.80846297740936</text:p>
          </table:table-cell>
          <table:table-cell office:value-type="float" office:value="1.62044990062714" calcext:value-type="float">
            <text:p>1.62044990062714</text:p>
          </table:table-cell>
          <table:table-cell office:value-type="float" office:value="1.43028879165649" calcext:value-type="float">
            <text:p>1.43028879165649</text:p>
          </table:table-cell>
          <table:table-cell office:value-type="float" office:value="1.28149569034576" calcext:value-type="float">
            <text:p>1.28149569034576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55629944801331" calcext:value-type="float">
            <text:p>1.55629944801331</text:p>
          </table:table-cell>
          <table:table-cell office:value-type="float" office:value="1.42606556415558" calcext:value-type="float">
            <text:p>1.42606556415558</text:p>
          </table:table-cell>
          <table:table-cell office:value-type="float" office:value="1.58695662021637" calcext:value-type="float">
            <text:p>1.58695662021637</text:p>
          </table:table-cell>
          <table:table-cell office:value-type="float" office:value="1.19803285598755" calcext:value-type="float">
            <text:p>1.19803285598755</text:p>
          </table:table-cell>
          <table:table-cell office:value-type="float" office:value="1.10224902629852" calcext:value-type="float">
            <text:p>1.10224902629852</text:p>
          </table:table-cell>
          <table:table-cell office:value-type="float" office:value="1.54666686058044" calcext:value-type="float">
            <text:p>1.54666686058044</text:p>
          </table:table-cell>
          <table:table-cell office:value-type="float" office:value="1.56553447246552" calcext:value-type="float">
            <text:p>1.56553447246552</text:p>
          </table:table-cell>
          <table:table-cell office:value-type="float" office:value="1.5026763677597" calcext:value-type="float">
            <text:p>1.5026763677597</text:p>
          </table:table-cell>
          <table:table-cell office:value-type="float" office:value="1.50486862659454" calcext:value-type="float">
            <text:p>1.50486862659454</text:p>
          </table:table-cell>
          <table:table-cell office:value-type="float" office:value="1.49255585670471" calcext:value-type="float">
            <text:p>1.49255585670471</text:p>
          </table:table-cell>
          <table:table-cell office:value-type="float" office:value="1.64495849609375" calcext:value-type="float">
            <text:p>1.64495849609375</text:p>
          </table:table-cell>
          <table:table-cell office:value-type="float" office:value="1.7079598903656" calcext:value-type="float">
            <text:p>1.7079598903656</text:p>
          </table:table-cell>
          <table:table-cell office:value-type="float" office:value="1.74346923828125" calcext:value-type="float">
            <text:p>1.74346923828125</text:p>
          </table:table-cell>
          <table:table-cell office:value-type="float" office:value="1.75676620006561" calcext:value-type="float">
            <text:p>1.75676620006561</text:p>
          </table:table-cell>
          <table:table-cell office:value-type="float" office:value="1.38672053813934" calcext:value-type="float">
            <text:p>1.38672053813934</text:p>
          </table:table-cell>
          <table:table-cell office:value-type="float" office:value="1.38073968887329" calcext:value-type="float">
            <text:p>1.38073968887329</text:p>
          </table:table-cell>
          <table:table-cell office:value-type="float" office:value="1.58266794681549" calcext:value-type="float">
            <text:p>1.58266794681549</text:p>
          </table:table-cell>
          <table:table-cell office:value-type="float" office:value="1.56882071495056" calcext:value-type="float">
            <text:p>1.56882071495056</text:p>
          </table:table-cell>
          <table:table-cell office:value-type="float" office:value="1.59178256988525" calcext:value-type="float">
            <text:p>1.59178256988525</text:p>
          </table:table-cell>
          <table:table-cell office:value-type="float" office:value="1.53003859519959" calcext:value-type="float">
            <text:p>1.53003859519959</text:p>
          </table:table-cell>
          <table:table-cell office:value-type="float" office:value="1.39311242103577" calcext:value-type="float">
            <text:p>1.39311242103577</text:p>
          </table:table-cell>
          <table:table-cell office:value-type="float" office:value="1.58515620231628" calcext:value-type="float">
            <text:p>1.58515620231628</text:p>
          </table:table-cell>
          <table:table-cell office:value-type="float" office:value="1.5315192937851" calcext:value-type="float">
            <text:p>1.5315192937851</text:p>
          </table:table-cell>
          <table:table-cell office:value-type="float" office:value="1.60354065895081" calcext:value-type="float">
            <text:p>1.60354065895081</text:p>
          </table:table-cell>
          <table:table-cell office:value-type="float" office:value="1.31673049926758" calcext:value-type="float">
            <text:p>1.31673049926758</text:p>
          </table:table-cell>
          <table:table-cell office:value-type="float" office:value="1.37372291088104" calcext:value-type="float">
            <text:p>1.37372291088104</text:p>
          </table:table-cell>
          <table:table-cell office:value-type="float" office:value="1.45493507385254" calcext:value-type="float">
            <text:p>1.45493507385254</text:p>
          </table:table-cell>
          <table:table-cell office:value-type="float" office:value="1.18581771850586" calcext:value-type="float">
            <text:p>1.18581771850586</text:p>
          </table:table-cell>
          <table:table-cell office:value-type="float" office:value="1.56190299987793" calcext:value-type="float">
            <text:p>1.56190299987793</text:p>
          </table:table-cell>
          <table:table-cell office:value-type="float" office:value="1.61679840087891" calcext:value-type="float">
            <text:p>1.61679840087891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514" calcext:value-type="float">
            <text:p>1.4514</text:p>
          </table:table-cell>
          <table:table-cell office:value-type="float" office:value="1.4657" calcext:value-type="float">
            <text:p>1.4657</text:p>
          </table:table-cell>
          <table:table-cell office:value-type="float" office:value="1.6743" calcext:value-type="float">
            <text:p>1.6743</text:p>
          </table:table-cell>
          <table:table-cell office:value-type="float" office:value="1.209" calcext:value-type="float">
            <text:p>1.209</text:p>
          </table:table-cell>
          <table:table-cell office:value-type="float" office:value="1.35285019874573" calcext:value-type="float">
            <text:p>1.35285019874573</text:p>
          </table:table-cell>
          <table:table-cell office:value-type="float" office:value="1.51724314689636" calcext:value-type="float">
            <text:p>1.51724314689636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7312355041504" calcext:value-type="float">
            <text:p>1.47312355041504</text:p>
          </table:table-cell>
          <table:table-cell office:value-type="float" office:value="1.39511966705322" calcext:value-type="float">
            <text:p>1.39511966705322</text:p>
          </table:table-cell>
          <table:table-cell office:value-type="float" office:value="1.4123637676239" calcext:value-type="float">
            <text:p>1.4123637676239</text:p>
          </table:table-cell>
          <table:table-cell office:value-type="float" office:value="1.52838802337646" calcext:value-type="float">
            <text:p>1.52838802337646</text:p>
          </table:table-cell>
          <table:table-cell office:value-type="float" office:value="1.45503008365631" calcext:value-type="float">
            <text:p>1.45503008365631</text:p>
          </table:table-cell>
          <table:table-cell office:value-type="float" office:value="1.25162696838379" calcext:value-type="float">
            <text:p>1.25162696838379</text:p>
          </table:table-cell>
          <table:table-cell office:value-type="float" office:value="1.49287641048431" calcext:value-type="float">
            <text:p>1.49287641048431</text:p>
          </table:table-cell>
          <table:table-cell office:value-type="float" office:value="1.4459810256958" calcext:value-type="float">
            <text:p>1.4459810256958</text:p>
          </table:table-cell>
          <table:table-cell office:value-type="float" office:value="1.20903873443604" calcext:value-type="float">
            <text:p>1.20903873443604</text:p>
          </table:table-cell>
          <table:table-cell office:value-type="float" office:value="1.22296869754791" calcext:value-type="float">
            <text:p>1.22296869754791</text:p>
          </table:table-cell>
          <table:table-cell office:value-type="float" office:value="1.28259003162384" calcext:value-type="float">
            <text:p>1.28259003162384</text:p>
          </table:table-cell>
          <table:table-cell office:value-type="float" office:value="1.36521744728088" calcext:value-type="float">
            <text:p>1.36521744728088</text:p>
          </table:table-cell>
          <table:table-cell office:value-type="float" office:value="1.55142569541931" calcext:value-type="float">
            <text:p>1.55142569541931</text:p>
          </table:table-cell>
          <table:table-cell office:value-type="float" office:value="1.64539015293121" calcext:value-type="float">
            <text:p>1.64539015293121</text:p>
          </table:table-cell>
          <table:table-cell office:value-type="float" office:value="1.53107750415802" calcext:value-type="float">
            <text:p>1.53107750415802</text:p>
          </table:table-cell>
          <table:table-cell office:value-type="float" office:value="1.22462689876556" calcext:value-type="float">
            <text:p>1.22462689876556</text:p>
          </table:table-cell>
          <table:table-cell office:value-type="float" office:value="1.3728996515274" calcext:value-type="float">
            <text:p>1.3728996515274</text:p>
          </table:table-cell>
          <table:table-cell office:value-type="float" office:value="1.53368711471558" calcext:value-type="float">
            <text:p>1.53368711471558</text:p>
          </table:table-cell>
          <table:table-cell office:value-type="float" office:value="1.58137404918671" calcext:value-type="float">
            <text:p>1.58137404918671</text:p>
          </table:table-cell>
          <table:table-cell office:value-type="float" office:value="1.50033128261566" calcext:value-type="float">
            <text:p>1.50033128261566</text:p>
          </table:table-cell>
          <table:table-cell office:value-type="float" office:value="1.46704912185669" calcext:value-type="float">
            <text:p>1.46704912185669</text:p>
          </table:table-cell>
          <table:table-cell office:value-type="float" office:value="1.58526074886322" calcext:value-type="float">
            <text:p>1.58526074886322</text:p>
          </table:table-cell>
          <table:table-cell office:value-type="float" office:value="1.67433512210846" calcext:value-type="float">
            <text:p>1.67433512210846</text:p>
          </table:table-cell>
          <table:table-cell office:value-type="float" office:value="1.34329628944397" calcext:value-type="float">
            <text:p>1.34329628944397</text:p>
          </table:table-cell>
          <table:table-cell office:value-type="float" office:value="1.52990925312042" calcext:value-type="float">
            <text:p>1.52990925312042</text:p>
          </table:table-cell>
          <table:table-cell office:value-type="float" office:value="1.56426513195038" calcext:value-type="float">
            <text:p>1.56426513195038</text:p>
          </table:table-cell>
          <table:table-cell office:value-type="float" office:value="1.46804165840149" calcext:value-type="float">
            <text:p>1.46804165840149</text:p>
          </table:table-cell>
          <table:table-cell office:value-type="float" office:value="1.34783184528351" calcext:value-type="float">
            <text:p>1.34783184528351</text:p>
          </table:table-cell>
          <table:table-cell office:value-type="float" office:value="1.54163813591003" calcext:value-type="float">
            <text:p>1.54163813591003</text:p>
          </table:table-cell>
          <table:table-cell office:value-type="float" office:value="1.42207169532776" calcext:value-type="float">
            <text:p>1.42207169532776</text:p>
          </table:table-cell>
          <table:table-cell office:value-type="float" office:value="1.4499683380127" calcext:value-type="float">
            <text:p>1.4499683380127</text:p>
          </table:table-cell>
          <table:table-cell office:value-type="float" office:value="1.46438109874725" calcext:value-type="float">
            <text:p>1.46438109874725</text:p>
          </table:table-cell>
          <table:table-cell office:value-type="float" office:value="1.59716212749481" calcext:value-type="float">
            <text:p>1.59716212749481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521" calcext:value-type="float">
            <text:p>1.4521</text:p>
          </table:table-cell>
          <table:table-cell office:value-type="float" office:value="1.4651" calcext:value-type="float">
            <text:p>1.4651</text:p>
          </table:table-cell>
          <table:table-cell office:value-type="float" office:value="1.6743" calcext:value-type="float">
            <text:p>1.6743</text:p>
          </table:table-cell>
          <table:table-cell office:value-type="float" office:value="1.209" calcext:value-type="float">
            <text:p>1.209</text:p>
          </table:table-cell>
          <table:table-cell office:value-type="float" office:value="1.35285019874573" calcext:value-type="float">
            <text:p>1.35285019874573</text:p>
          </table:table-cell>
          <table:table-cell office:value-type="float" office:value="1.51724314689636" calcext:value-type="float">
            <text:p>1.51724314689636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39511966705322" calcext:value-type="float">
            <text:p>1.39511966705322</text:p>
          </table:table-cell>
          <table:table-cell office:value-type="float" office:value="1.45262408256531" calcext:value-type="float">
            <text:p>1.45262408256531</text:p>
          </table:table-cell>
          <table:table-cell office:value-type="float" office:value="1.4123637676239" calcext:value-type="float">
            <text:p>1.4123637676239</text:p>
          </table:table-cell>
          <table:table-cell office:value-type="float" office:value="1.52838802337646" calcext:value-type="float">
            <text:p>1.52838802337646</text:p>
          </table:table-cell>
          <table:table-cell office:value-type="float" office:value="1.45503008365631" calcext:value-type="float">
            <text:p>1.45503008365631</text:p>
          </table:table-cell>
          <table:table-cell office:value-type="float" office:value="1.25162696838379" calcext:value-type="float">
            <text:p>1.25162696838379</text:p>
          </table:table-cell>
          <table:table-cell office:value-type="float" office:value="1.49287641048431" calcext:value-type="float">
            <text:p>1.49287641048431</text:p>
          </table:table-cell>
          <table:table-cell office:value-type="float" office:value="1.20903873443604" calcext:value-type="float">
            <text:p>1.20903873443604</text:p>
          </table:table-cell>
          <table:table-cell office:value-type="float" office:value="1.46577620506287" calcext:value-type="float">
            <text:p>1.46577620506287</text:p>
          </table:table-cell>
          <table:table-cell office:value-type="float" office:value="1.22296869754791" calcext:value-type="float">
            <text:p>1.22296869754791</text:p>
          </table:table-cell>
          <table:table-cell office:value-type="float" office:value="1.28259003162384" calcext:value-type="float">
            <text:p>1.28259003162384</text:p>
          </table:table-cell>
          <table:table-cell office:value-type="float" office:value="1.36521744728088" calcext:value-type="float">
            <text:p>1.36521744728088</text:p>
          </table:table-cell>
          <table:table-cell office:value-type="float" office:value="1.55142569541931" calcext:value-type="float">
            <text:p>1.55142569541931</text:p>
          </table:table-cell>
          <table:table-cell office:value-type="float" office:value="1.53107750415802" calcext:value-type="float">
            <text:p>1.53107750415802</text:p>
          </table:table-cell>
          <table:table-cell office:value-type="float" office:value="1.4818834066391" calcext:value-type="float">
            <text:p>1.4818834066391</text:p>
          </table:table-cell>
          <table:table-cell office:value-type="float" office:value="1.22462689876556" calcext:value-type="float">
            <text:p>1.22462689876556</text:p>
          </table:table-cell>
          <table:table-cell office:value-type="float" office:value="1.3728996515274" calcext:value-type="float">
            <text:p>1.3728996515274</text:p>
          </table:table-cell>
          <table:table-cell office:value-type="float" office:value="1.53368711471558" calcext:value-type="float">
            <text:p>1.53368711471558</text:p>
          </table:table-cell>
          <table:table-cell office:value-type="float" office:value="1.50033128261566" calcext:value-type="float">
            <text:p>1.50033128261566</text:p>
          </table:table-cell>
          <table:table-cell office:value-type="float" office:value="1.42375552654266" calcext:value-type="float">
            <text:p>1.42375552654266</text:p>
          </table:table-cell>
          <table:table-cell office:value-type="float" office:value="1.46704912185669" calcext:value-type="float">
            <text:p>1.46704912185669</text:p>
          </table:table-cell>
          <table:table-cell office:value-type="float" office:value="1.58526074886322" calcext:value-type="float">
            <text:p>1.58526074886322</text:p>
          </table:table-cell>
          <table:table-cell office:value-type="float" office:value="1.67433512210846" calcext:value-type="float">
            <text:p>1.67433512210846</text:p>
          </table:table-cell>
          <table:table-cell office:value-type="float" office:value="1.54657340049744" calcext:value-type="float">
            <text:p>1.54657340049744</text:p>
          </table:table-cell>
          <table:table-cell office:value-type="float" office:value="1.34783184528351" calcext:value-type="float">
            <text:p>1.34783184528351</text:p>
          </table:table-cell>
          <table:table-cell office:value-type="float" office:value="1.54163813591003" calcext:value-type="float">
            <text:p>1.54163813591003</text:p>
          </table:table-cell>
          <table:table-cell office:value-type="float" office:value="1.42207169532776" calcext:value-type="float">
            <text:p>1.42207169532776</text:p>
          </table:table-cell>
          <table:table-cell office:value-type="float" office:value="1.48081731796265" calcext:value-type="float">
            <text:p>1.48081731796265</text:p>
          </table:table-cell>
          <table:table-cell office:value-type="float" office:value="1.65055847167969" calcext:value-type="float">
            <text:p>1.65055847167969</text:p>
          </table:table-cell>
          <table:table-cell office:value-type="float" office:value="1.57395052909851" calcext:value-type="float">
            <text:p>1.57395052909851</text:p>
          </table:table-cell>
          <table:table-cell office:value-type="float" office:value="1.4499683380127" calcext:value-type="float">
            <text:p>1.4499683380127</text:p>
          </table:table-cell>
          <table:table-cell office:value-type="float" office:value="1.46438109874725" calcext:value-type="float">
            <text:p>1.46438109874725</text:p>
          </table:table-cell>
          <table:table-cell office:value-type="float" office:value="1.59716212749481" calcext:value-type="float">
            <text:p>1.59716212749481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514" calcext:value-type="float">
            <text:p>1.4514</text:p>
          </table:table-cell>
          <table:table-cell office:value-type="float" office:value="1.4657" calcext:value-type="float">
            <text:p>1.4657</text:p>
          </table:table-cell>
          <table:table-cell office:value-type="float" office:value="1.6743" calcext:value-type="float">
            <text:p>1.6743</text:p>
          </table:table-cell>
          <table:table-cell office:value-type="float" office:value="1.209" calcext:value-type="float">
            <text:p>1.209</text:p>
          </table:table-cell>
          <table:table-cell office:value-type="float" office:value="1.35285019874573" calcext:value-type="float">
            <text:p>1.35285019874573</text:p>
          </table:table-cell>
          <table:table-cell office:value-type="float" office:value="1.51724314689636" calcext:value-type="float">
            <text:p>1.51724314689636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7312355041504" calcext:value-type="float">
            <text:p>1.47312355041504</text:p>
          </table:table-cell>
          <table:table-cell office:value-type="float" office:value="1.39511966705322" calcext:value-type="float">
            <text:p>1.39511966705322</text:p>
          </table:table-cell>
          <table:table-cell office:value-type="float" office:value="1.4123637676239" calcext:value-type="float">
            <text:p>1.4123637676239</text:p>
          </table:table-cell>
          <table:table-cell office:value-type="float" office:value="1.52838802337646" calcext:value-type="float">
            <text:p>1.52838802337646</text:p>
          </table:table-cell>
          <table:table-cell office:value-type="float" office:value="1.45503008365631" calcext:value-type="float">
            <text:p>1.45503008365631</text:p>
          </table:table-cell>
          <table:table-cell office:value-type="float" office:value="1.25162696838379" calcext:value-type="float">
            <text:p>1.25162696838379</text:p>
          </table:table-cell>
          <table:table-cell office:value-type="float" office:value="1.49287641048431" calcext:value-type="float">
            <text:p>1.49287641048431</text:p>
          </table:table-cell>
          <table:table-cell office:value-type="float" office:value="1.4459810256958" calcext:value-type="float">
            <text:p>1.4459810256958</text:p>
          </table:table-cell>
          <table:table-cell office:value-type="float" office:value="1.20903873443604" calcext:value-type="float">
            <text:p>1.20903873443604</text:p>
          </table:table-cell>
          <table:table-cell office:value-type="float" office:value="1.22296869754791" calcext:value-type="float">
            <text:p>1.22296869754791</text:p>
          </table:table-cell>
          <table:table-cell office:value-type="float" office:value="1.28259003162384" calcext:value-type="float">
            <text:p>1.28259003162384</text:p>
          </table:table-cell>
          <table:table-cell office:value-type="float" office:value="1.36521744728088" calcext:value-type="float">
            <text:p>1.36521744728088</text:p>
          </table:table-cell>
          <table:table-cell office:value-type="float" office:value="1.55142569541931" calcext:value-type="float">
            <text:p>1.55142569541931</text:p>
          </table:table-cell>
          <table:table-cell office:value-type="float" office:value="1.64539015293121" calcext:value-type="float">
            <text:p>1.64539015293121</text:p>
          </table:table-cell>
          <table:table-cell office:value-type="float" office:value="1.53107750415802" calcext:value-type="float">
            <text:p>1.53107750415802</text:p>
          </table:table-cell>
          <table:table-cell office:value-type="float" office:value="1.22462689876556" calcext:value-type="float">
            <text:p>1.22462689876556</text:p>
          </table:table-cell>
          <table:table-cell office:value-type="float" office:value="1.3728996515274" calcext:value-type="float">
            <text:p>1.3728996515274</text:p>
          </table:table-cell>
          <table:table-cell office:value-type="float" office:value="1.53368711471558" calcext:value-type="float">
            <text:p>1.53368711471558</text:p>
          </table:table-cell>
          <table:table-cell office:value-type="float" office:value="1.58137404918671" calcext:value-type="float">
            <text:p>1.58137404918671</text:p>
          </table:table-cell>
          <table:table-cell office:value-type="float" office:value="1.50033128261566" calcext:value-type="float">
            <text:p>1.50033128261566</text:p>
          </table:table-cell>
          <table:table-cell office:value-type="float" office:value="1.46704912185669" calcext:value-type="float">
            <text:p>1.46704912185669</text:p>
          </table:table-cell>
          <table:table-cell office:value-type="float" office:value="1.58526074886322" calcext:value-type="float">
            <text:p>1.58526074886322</text:p>
          </table:table-cell>
          <table:table-cell office:value-type="float" office:value="1.67433512210846" calcext:value-type="float">
            <text:p>1.67433512210846</text:p>
          </table:table-cell>
          <table:table-cell office:value-type="float" office:value="1.34329628944397" calcext:value-type="float">
            <text:p>1.34329628944397</text:p>
          </table:table-cell>
          <table:table-cell office:value-type="float" office:value="1.52990925312042" calcext:value-type="float">
            <text:p>1.52990925312042</text:p>
          </table:table-cell>
          <table:table-cell office:value-type="float" office:value="1.56426513195038" calcext:value-type="float">
            <text:p>1.56426513195038</text:p>
          </table:table-cell>
          <table:table-cell office:value-type="float" office:value="1.46804165840149" calcext:value-type="float">
            <text:p>1.46804165840149</text:p>
          </table:table-cell>
          <table:table-cell office:value-type="float" office:value="1.34783184528351" calcext:value-type="float">
            <text:p>1.34783184528351</text:p>
          </table:table-cell>
          <table:table-cell office:value-type="float" office:value="1.54163813591003" calcext:value-type="float">
            <text:p>1.54163813591003</text:p>
          </table:table-cell>
          <table:table-cell office:value-type="float" office:value="1.42207169532776" calcext:value-type="float">
            <text:p>1.42207169532776</text:p>
          </table:table-cell>
          <table:table-cell office:value-type="float" office:value="1.4499683380127" calcext:value-type="float">
            <text:p>1.4499683380127</text:p>
          </table:table-cell>
          <table:table-cell office:value-type="float" office:value="1.46438109874725" calcext:value-type="float">
            <text:p>1.46438109874725</text:p>
          </table:table-cell>
          <table:table-cell office:value-type="float" office:value="1.59716212749481" calcext:value-type="float">
            <text:p>1.59716212749481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094" calcext:value-type="float">
            <text:p>1.4094</text:p>
          </table:table-cell>
          <table:table-cell office:value-type="float" office:value="1.4482" calcext:value-type="float">
            <text:p>1.4482</text:p>
          </table:table-cell>
          <table:table-cell office:value-type="float" office:value="1.6743" calcext:value-type="float">
            <text:p>1.6743</text:p>
          </table:table-cell>
          <table:table-cell office:value-type="float" office:value="0.9274" calcext:value-type="float">
            <text:p>0.9274</text:p>
          </table:table-cell>
          <table:table-cell office:value-type="float" office:value="1.35285019874573" calcext:value-type="float">
            <text:p>1.35285019874573</text:p>
          </table:table-cell>
          <table:table-cell office:value-type="float" office:value="1.51724314689636" calcext:value-type="float">
            <text:p>1.51724314689636</text:p>
          </table:table-cell>
          <table:table-cell office:value-type="float" office:value="1.40065455436707" calcext:value-type="float">
            <text:p>1.4006545543670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2624342441559" calcext:value-type="float">
            <text:p>1.42624342441559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52838802337646" calcext:value-type="float">
            <text:p>1.52838802337646</text:p>
          </table:table-cell>
          <table:table-cell office:value-type="float" office:value="1.45503008365631" calcext:value-type="float">
            <text:p>1.45503008365631</text:p>
          </table:table-cell>
          <table:table-cell office:value-type="float" office:value="1.25162696838379" calcext:value-type="float">
            <text:p>1.25162696838379</text:p>
          </table:table-cell>
          <table:table-cell office:value-type="float" office:value="0.927382349967956" calcext:value-type="float">
            <text:p>0.927382349967956</text:p>
          </table:table-cell>
          <table:table-cell office:value-type="float" office:value="1.49287641048431" calcext:value-type="float">
            <text:p>1.49287641048431</text:p>
          </table:table-cell>
          <table:table-cell office:value-type="float" office:value="1.05582892894745" calcext:value-type="float">
            <text:p>1.05582892894745</text:p>
          </table:table-cell>
          <table:table-cell office:value-type="float" office:value="1.36282455921173" calcext:value-type="float">
            <text:p>1.36282455921173</text:p>
          </table:table-cell>
          <table:table-cell office:value-type="float" office:value="1.28259003162384" calcext:value-type="float">
            <text:p>1.28259003162384</text:p>
          </table:table-cell>
          <table:table-cell office:value-type="float" office:value="1.36521744728088" calcext:value-type="float">
            <text:p>1.36521744728088</text:p>
          </table:table-cell>
          <table:table-cell office:value-type="float" office:value="1.335533618927" calcext:value-type="float">
            <text:p>1.335533618927</text:p>
          </table:table-cell>
          <table:table-cell office:value-type="float" office:value="1.55142569541931" calcext:value-type="float">
            <text:p>1.55142569541931</text:p>
          </table:table-cell>
          <table:table-cell office:value-type="float" office:value="1.29059755802155" calcext:value-type="float">
            <text:p>1.29059755802155</text:p>
          </table:table-cell>
          <table:table-cell office:value-type="float" office:value="1.4537034034729" calcext:value-type="float">
            <text:p>1.4537034034729</text:p>
          </table:table-cell>
          <table:table-cell office:value-type="float" office:value="1.3728996515274" calcext:value-type="float">
            <text:p>1.3728996515274</text:p>
          </table:table-cell>
          <table:table-cell office:value-type="float" office:value="1.53368711471558" calcext:value-type="float">
            <text:p>1.53368711471558</text:p>
          </table:table-cell>
          <table:table-cell office:value-type="float" office:value="1.51871311664581" calcext:value-type="float">
            <text:p>1.51871311664581</text:p>
          </table:table-cell>
          <table:table-cell office:value-type="float" office:value="1.22719836235046" calcext:value-type="float">
            <text:p>1.22719836235046</text:p>
          </table:table-cell>
          <table:table-cell office:value-type="float" office:value="1.50117301940918" calcext:value-type="float">
            <text:p>1.50117301940918</text:p>
          </table:table-cell>
          <table:table-cell office:value-type="float" office:value="1.31522846221924" calcext:value-type="float">
            <text:p>1.31522846221924</text:p>
          </table:table-cell>
          <table:table-cell office:value-type="float" office:value="1.49100136756897" calcext:value-type="float">
            <text:p>1.49100136756897</text:p>
          </table:table-cell>
          <table:table-cell office:value-type="float" office:value="1.53457081317902" calcext:value-type="float">
            <text:p>1.53457081317902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58526074886322" calcext:value-type="float">
            <text:p>1.58526074886322</text:p>
          </table:table-cell>
          <table:table-cell office:value-type="float" office:value="1.67433512210846" calcext:value-type="float">
            <text:p>1.67433512210846</text:p>
          </table:table-cell>
          <table:table-cell office:value-type="float" office:value="1.44627296924591" calcext:value-type="float">
            <text:p>1.44627296924591</text:p>
          </table:table-cell>
          <table:table-cell office:value-type="float" office:value="1.26581740379334" calcext:value-type="float">
            <text:p>1.26581740379334</text:p>
          </table:table-cell>
          <table:table-cell office:value-type="float" office:value="1.51621687412262" calcext:value-type="float">
            <text:p>1.51621687412262</text:p>
          </table:table-cell>
          <table:table-cell office:value-type="float" office:value="1.537433385849" calcext:value-type="float">
            <text:p>1.537433385849</text:p>
          </table:table-cell>
          <table:table-cell office:value-type="float" office:value="1.36467266082764" calcext:value-type="float">
            <text:p>1.36467266082764</text:p>
          </table:table-cell>
          <table:table-cell office:value-type="float" office:value="1.59716212749481" calcext:value-type="float">
            <text:p>1.59716212749481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602" calcext:value-type="float">
            <text:p>1.4602</text:p>
          </table:table-cell>
          <table:table-cell office:value-type="float" office:value="1.446" calcext:value-type="float">
            <text:p>1.446</text:p>
          </table:table-cell>
          <table:table-cell office:value-type="float" office:value="1.7856" calcext:value-type="float">
            <text:p>1.7856</text:p>
          </table:table-cell>
          <table:table-cell office:value-type="float" office:value="0.9962" calcext:value-type="float">
            <text:p>0.9962</text:p>
          </table:table-cell>
          <table:table-cell office:value-type="float" office:value="1.4254709482193" calcext:value-type="float">
            <text:p>1.4254709482193</text:p>
          </table:table-cell>
          <table:table-cell office:value-type="float" office:value="1.59508037567139" calcext:value-type="float">
            <text:p>1.59508037567139</text:p>
          </table:table-cell>
          <table:table-cell office:value-type="float" office:value="1.68942809104919" calcext:value-type="float">
            <text:p>1.68942809104919</text:p>
          </table:table-cell>
          <table:table-cell office:value-type="float" office:value="1.41268765926361" calcext:value-type="float">
            <text:p>1.41268765926361</text:p>
          </table:table-cell>
          <table:table-cell office:value-type="float" office:value="1.4526379108429" calcext:value-type="float">
            <text:p>1.4526379108429</text:p>
          </table:table-cell>
          <table:table-cell office:value-type="float" office:value="0.996192812919617" calcext:value-type="float">
            <text:p>0.996192812919617</text:p>
          </table:table-cell>
          <table:table-cell office:value-type="float" office:value="1.43650388717651" calcext:value-type="float">
            <text:p>1.43650388717651</text:p>
          </table:table-cell>
          <table:table-cell office:value-type="float" office:value="1.53328776359558" calcext:value-type="float">
            <text:p>1.53328776359558</text:p>
          </table:table-cell>
          <table:table-cell office:value-type="float" office:value="1.53446233272553" calcext:value-type="float">
            <text:p>1.53446233272553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4568765163422" calcext:value-type="float">
            <text:p>1.44568765163422</text:p>
          </table:table-cell>
          <table:table-cell office:value-type="float" office:value="1.32622718811035" calcext:value-type="float">
            <text:p>1.32622718811035</text:p>
          </table:table-cell>
          <table:table-cell office:value-type="float" office:value="1.43353700637817" calcext:value-type="float">
            <text:p>1.43353700637817</text:p>
          </table:table-cell>
          <table:table-cell office:value-type="float" office:value="1.43746900558472" calcext:value-type="float">
            <text:p>1.43746900558472</text:p>
          </table:table-cell>
          <table:table-cell office:value-type="float" office:value="1.22192513942719" calcext:value-type="float">
            <text:p>1.22192513942719</text:p>
          </table:table-cell>
          <table:table-cell office:value-type="float" office:value="1.48212718963623" calcext:value-type="float">
            <text:p>1.48212718963623</text:p>
          </table:table-cell>
          <table:table-cell office:value-type="float" office:value="1.41069006919861" calcext:value-type="float">
            <text:p>1.41069006919861</text:p>
          </table:table-cell>
          <table:table-cell office:value-type="float" office:value="1.6315370798111" calcext:value-type="float">
            <text:p>1.6315370798111</text:p>
          </table:table-cell>
          <table:table-cell office:value-type="float" office:value="1.4462456703186" calcext:value-type="float">
            <text:p>1.4462456703186</text:p>
          </table:table-cell>
          <table:table-cell office:value-type="float" office:value="1.20570874214172" calcext:value-type="float">
            <text:p>1.20570874214172</text:p>
          </table:table-cell>
          <table:table-cell office:value-type="float" office:value="1.41417324542999" calcext:value-type="float">
            <text:p>1.41417324542999</text:p>
          </table:table-cell>
          <table:table-cell office:value-type="float" office:value="1.46705293655396" calcext:value-type="float">
            <text:p>1.46705293655396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58375179767609" calcext:value-type="float">
            <text:p>1.58375179767609</text:p>
          </table:table-cell>
          <table:table-cell office:value-type="float" office:value="1.53430986404419" calcext:value-type="float">
            <text:p>1.53430986404419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59907567501068" calcext:value-type="float">
            <text:p>1.59907567501068</text:p>
          </table:table-cell>
          <table:table-cell office:value-type="float" office:value="1.33954966068268" calcext:value-type="float">
            <text:p>1.33954966068268</text:p>
          </table:table-cell>
          <table:table-cell office:value-type="float" office:value="1.304438829422" calcext:value-type="float">
            <text:p>1.304438829422</text:p>
          </table:table-cell>
          <table:table-cell office:value-type="float" office:value="1.53984570503235" calcext:value-type="float">
            <text:p>1.53984570503235</text:p>
          </table:table-cell>
          <table:table-cell office:value-type="float" office:value="1.52584850788116" calcext:value-type="float">
            <text:p>1.52584850788116</text:p>
          </table:table-cell>
          <table:table-cell office:value-type="float" office:value="1.5364043712616" calcext:value-type="float">
            <text:p>1.5364043712616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36775922775269" calcext:value-type="float">
            <text:p>1.36775922775269</text:p>
          </table:table-cell>
          <table:table-cell office:value-type="float" office:value="1.36123585700989" calcext:value-type="float">
            <text:p>1.36123585700989</text:p>
          </table:table-cell>
          <table:table-cell office:value-type="float" office:value="1.44188570976257" calcext:value-type="float">
            <text:p>1.44188570976257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866" calcext:value-type="float">
            <text:p>1.4866</text:p>
          </table:table-cell>
          <table:table-cell office:value-type="float" office:value="1.4941" calcext:value-type="float">
            <text:p>1.4941</text:p>
          </table:table-cell>
          <table:table-cell office:value-type="float" office:value="1.7846" calcext:value-type="float">
            <text:p>1.7846</text:p>
          </table:table-cell>
          <table:table-cell office:value-type="float" office:value="1.1635" calcext:value-type="float">
            <text:p>1.1635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4568765163422" calcext:value-type="float">
            <text:p>1.44568765163422</text:p>
          </table:table-cell>
          <table:table-cell office:value-type="float" office:value="1.42856574058533" calcext:value-type="float">
            <text:p>1.42856574058533</text:p>
          </table:table-cell>
          <table:table-cell office:value-type="float" office:value="1.52269446849823" calcext:value-type="float">
            <text:p>1.52269446849823</text:p>
          </table:table-cell>
          <table:table-cell office:value-type="float" office:value="1.28782975673676" calcext:value-type="float">
            <text:p>1.28782975673676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43353700637817" calcext:value-type="float">
            <text:p>1.43353700637817</text:p>
          </table:table-cell>
          <table:table-cell office:value-type="float" office:value="1.47832763195038" calcext:value-type="float">
            <text:p>1.47832763195038</text:p>
          </table:table-cell>
          <table:table-cell office:value-type="float" office:value="1.46705293655396" calcext:value-type="float">
            <text:p>1.46705293655396</text:p>
          </table:table-cell>
          <table:table-cell office:value-type="float" office:value="1.55070614814758" calcext:value-type="float">
            <text:p>1.55070614814758</text:p>
          </table:table-cell>
          <table:table-cell office:value-type="float" office:value="1.54423594474792" calcext:value-type="float">
            <text:p>1.54423594474792</text:p>
          </table:table-cell>
          <table:table-cell office:value-type="float" office:value="1.68001627922058" calcext:value-type="float">
            <text:p>1.68001627922058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8375179767609" calcext:value-type="float">
            <text:p>1.58375179767609</text:p>
          </table:table-cell>
          <table:table-cell office:value-type="float" office:value="1.53506112098694" calcext:value-type="float">
            <text:p>1.53506112098694</text:p>
          </table:table-cell>
          <table:table-cell office:value-type="float" office:value="1.49836432933807" calcext:value-type="float">
            <text:p>1.49836432933807</text:p>
          </table:table-cell>
          <table:table-cell office:value-type="float" office:value="1.40729284286499" calcext:value-type="float">
            <text:p>1.40729284286499</text:p>
          </table:table-cell>
          <table:table-cell office:value-type="float" office:value="1.53024685382843" calcext:value-type="float">
            <text:p>1.53024685382843</text:p>
          </table:table-cell>
          <table:table-cell office:value-type="float" office:value="1.4151496887207" calcext:value-type="float">
            <text:p>1.4151496887207</text:p>
          </table:table-cell>
          <table:table-cell office:value-type="float" office:value="1.33954966068268" calcext:value-type="float">
            <text:p>1.33954966068268</text:p>
          </table:table-cell>
          <table:table-cell office:value-type="float" office:value="1.34875154495239" calcext:value-type="float">
            <text:p>1.34875154495239</text:p>
          </table:table-cell>
          <table:table-cell office:value-type="float" office:value="1.42467570304871" calcext:value-type="float">
            <text:p>1.42467570304871</text:p>
          </table:table-cell>
          <table:table-cell office:value-type="float" office:value="1.51353001594543" calcext:value-type="float">
            <text:p>1.51353001594543</text:p>
          </table:table-cell>
          <table:table-cell office:value-type="float" office:value="1.50103712081909" calcext:value-type="float">
            <text:p>1.50103712081909</text:p>
          </table:table-cell>
          <table:table-cell office:value-type="float" office:value="1.54786372184753" calcext:value-type="float">
            <text:p>1.54786372184753</text:p>
          </table:table-cell>
          <table:table-cell office:value-type="float" office:value="1.55264580249786" calcext:value-type="float">
            <text:p>1.55264580249786</text:p>
          </table:table-cell>
          <table:table-cell office:value-type="float" office:value="1.54325580596924" calcext:value-type="float">
            <text:p>1.54325580596924</text:p>
          </table:table-cell>
          <table:table-cell office:value-type="float" office:value="1.44746649265289" calcext:value-type="float">
            <text:p>1.44746649265289</text:p>
          </table:table-cell>
          <table:table-cell office:value-type="float" office:value="1.48860430717468" calcext:value-type="float">
            <text:p>1.48860430717468</text:p>
          </table:table-cell>
          <table:table-cell office:value-type="float" office:value="1.48980724811554" calcext:value-type="float">
            <text:p>1.48980724811554</text:p>
          </table:table-cell>
          <table:table-cell office:value-type="float" office:value="1.52181208133698" calcext:value-type="float">
            <text:p>1.52181208133698</text:p>
          </table:table-cell>
          <table:table-cell office:value-type="float" office:value="1.57369923591614" calcext:value-type="float">
            <text:p>1.57369923591614</text:p>
          </table:table-cell>
          <table:table-cell office:value-type="float" office:value="1.59269678592682" calcext:value-type="float">
            <text:p>1.59269678592682</text:p>
          </table:table-cell>
          <table:table-cell office:value-type="float" office:value="1.44515955448151" calcext:value-type="float">
            <text:p>1.44515955448151</text:p>
          </table:table-cell>
          <table:table-cell office:value-type="float" office:value="1.52948570251465" calcext:value-type="float">
            <text:p>1.52948570251465</text:p>
          </table:table-cell>
          <table:table-cell office:value-type="float" office:value="1.16348028182983" calcext:value-type="float">
            <text:p>1.16348028182983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216" calcext:value-type="float">
            <text:p>1.5216</text:p>
          </table:table-cell>
          <table:table-cell office:value-type="float" office:value="1.5086" calcext:value-type="float">
            <text:p>1.5086</text:p>
          </table:table-cell>
          <table:table-cell office:value-type="float" office:value="1.8594" calcext:value-type="float">
            <text:p>1.8594</text:p>
          </table:table-cell>
          <table:table-cell office:value-type="float" office:value="1.3147" calcext:value-type="float">
            <text:p>1.3147</text:p>
          </table:table-cell>
          <table:table-cell office:value-type="float" office:value="1.31466221809387" calcext:value-type="float">
            <text:p>1.3146622180938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8859238624573" calcext:value-type="float">
            <text:p>1.48859238624573</text:p>
          </table:table-cell>
          <table:table-cell office:value-type="float" office:value="1.46942806243896" calcext:value-type="float">
            <text:p>1.46942806243896</text:p>
          </table:table-cell>
          <table:table-cell office:value-type="float" office:value="1.63700103759766" calcext:value-type="float">
            <text:p>1.63700103759766</text:p>
          </table:table-cell>
          <table:table-cell office:value-type="float" office:value="1.38934445381165" calcext:value-type="float">
            <text:p>1.38934445381165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45794892311096" calcext:value-type="float">
            <text:p>1.45794892311096</text:p>
          </table:table-cell>
          <table:table-cell office:value-type="float" office:value="1.55574333667755" calcext:value-type="float">
            <text:p>1.55574333667755</text:p>
          </table:table-cell>
          <table:table-cell office:value-type="float" office:value="1.39691984653473" calcext:value-type="float">
            <text:p>1.39691984653473</text:p>
          </table:table-cell>
          <table:table-cell office:value-type="float" office:value="1.71045708656311" calcext:value-type="float">
            <text:p>1.71045708656311</text:p>
          </table:table-cell>
          <table:table-cell office:value-type="float" office:value="1.53242695331574" calcext:value-type="float">
            <text:p>1.53242695331574</text:p>
          </table:table-cell>
          <table:table-cell office:value-type="float" office:value="1.50589501857758" calcext:value-type="float">
            <text:p>1.50589501857758</text:p>
          </table:table-cell>
          <table:table-cell office:value-type="float" office:value="1.5608366727829" calcext:value-type="float">
            <text:p>1.5608366727829</text:p>
          </table:table-cell>
          <table:table-cell office:value-type="float" office:value="1.32278668880463" calcext:value-type="float">
            <text:p>1.32278668880463</text:p>
          </table:table-cell>
          <table:table-cell office:value-type="float" office:value="1.63514471054077" calcext:value-type="float">
            <text:p>1.63514471054077</text:p>
          </table:table-cell>
          <table:table-cell office:value-type="float" office:value="1.49361407756805" calcext:value-type="float">
            <text:p>1.49361407756805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40867304801941" calcext:value-type="float">
            <text:p>1.40867304801941</text:p>
          </table:table-cell>
          <table:table-cell office:value-type="float" office:value="1.85936486721039" calcext:value-type="float">
            <text:p>1.85936486721039</text:p>
          </table:table-cell>
          <table:table-cell office:value-type="float" office:value="1.55880928039551" calcext:value-type="float">
            <text:p>1.55880928039551</text:p>
          </table:table-cell>
          <table:table-cell office:value-type="float" office:value="1.51139283180237" calcext:value-type="float">
            <text:p>1.51139283180237</text:p>
          </table:table-cell>
          <table:table-cell office:value-type="float" office:value="1.75723838806152" calcext:value-type="float">
            <text:p>1.75723838806152</text:p>
          </table:table-cell>
          <table:table-cell office:value-type="float" office:value="1.55290329456329" calcext:value-type="float">
            <text:p>1.55290329456329</text:p>
          </table:table-cell>
          <table:table-cell office:value-type="float" office:value="1.53026509284973" calcext:value-type="float">
            <text:p>1.53026509284973</text:p>
          </table:table-cell>
          <table:table-cell office:value-type="float" office:value="1.55557227134705" calcext:value-type="float">
            <text:p>1.55557227134705</text:p>
          </table:table-cell>
          <table:table-cell office:value-type="float" office:value="1.61883139610291" calcext:value-type="float">
            <text:p>1.61883139610291</text:p>
          </table:table-cell>
          <table:table-cell office:value-type="float" office:value="1.40439677238464" calcext:value-type="float">
            <text:p>1.40439677238464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408" calcext:value-type="float">
            <text:p>1.4408</text:p>
          </table:table-cell>
          <table:table-cell office:value-type="float" office:value="1.4775" calcext:value-type="float">
            <text:p>1.4775</text:p>
          </table:table-cell>
          <table:table-cell office:value-type="float" office:value="1.6895" calcext:value-type="float">
            <text:p>1.6895</text:p>
          </table:table-cell>
          <table:table-cell office:value-type="float" office:value="1.0671" calcext:value-type="float">
            <text:p>1.0671</text:p>
          </table:table-cell>
          <table:table-cell office:value-type="float" office:value="1.51927244663239" calcext:value-type="float">
            <text:p>1.51927244663239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54587841033936" calcext:value-type="float">
            <text:p>1.54587841033936</text:p>
          </table:table-cell>
          <table:table-cell office:value-type="float" office:value="1.58561861515045" calcext:value-type="float">
            <text:p>1.58561861515045</text:p>
          </table:table-cell>
          <table:table-cell office:value-type="float" office:value="1.43618071079254" calcext:value-type="float">
            <text:p>1.43618071079254</text:p>
          </table:table-cell>
          <table:table-cell office:value-type="float" office:value="1.56809294223785" calcext:value-type="float">
            <text:p>1.56809294223785</text:p>
          </table:table-cell>
          <table:table-cell office:value-type="float" office:value="1.39679849147797" calcext:value-type="float">
            <text:p>1.39679849147797</text:p>
          </table:table-cell>
          <table:table-cell office:value-type="float" office:value="1.52159023284912" calcext:value-type="float">
            <text:p>1.52159023284912</text:p>
          </table:table-cell>
          <table:table-cell office:value-type="float" office:value="1.49050259590149" calcext:value-type="float">
            <text:p>1.49050259590149</text:p>
          </table:table-cell>
          <table:table-cell office:value-type="float" office:value="1.4563581943512" calcext:value-type="float">
            <text:p>1.4563581943512</text:p>
          </table:table-cell>
          <table:table-cell office:value-type="float" office:value="1.14617514610291" calcext:value-type="float">
            <text:p>1.14617514610291</text:p>
          </table:table-cell>
          <table:table-cell office:value-type="float" office:value="1.06710195541382" calcext:value-type="float">
            <text:p>1.06710195541382</text:p>
          </table:table-cell>
          <table:table-cell office:value-type="float" office:value="1.51768004894257" calcext:value-type="float">
            <text:p>1.51768004894257</text:p>
          </table:table-cell>
          <table:table-cell office:value-type="float" office:value="1.46050560474396" calcext:value-type="float">
            <text:p>1.46050560474396</text:p>
          </table:table-cell>
          <table:table-cell office:value-type="float" office:value="1.28592658042908" calcext:value-type="float">
            <text:p>1.28592658042908</text:p>
          </table:table-cell>
          <table:table-cell office:value-type="float" office:value="1.46439838409424" calcext:value-type="float">
            <text:p>1.46439838409424</text:p>
          </table:table-cell>
          <table:table-cell office:value-type="float" office:value="1.56965124607086" calcext:value-type="float">
            <text:p>1.56965124607086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25307238101959" calcext:value-type="float">
            <text:p>1.25307238101959</text:p>
          </table:table-cell>
          <table:table-cell office:value-type="float" office:value="1.34578800201416" calcext:value-type="float">
            <text:p>1.34578800201416</text:p>
          </table:table-cell>
          <table:table-cell office:value-type="float" office:value="1.54541027545929" calcext:value-type="float">
            <text:p>1.54541027545929</text:p>
          </table:table-cell>
          <table:table-cell office:value-type="float" office:value="1.28619456291199" calcext:value-type="float">
            <text:p>1.28619456291199</text:p>
          </table:table-cell>
          <table:table-cell office:value-type="float" office:value="1.40686583518982" calcext:value-type="float">
            <text:p>1.40686583518982</text:p>
          </table:table-cell>
          <table:table-cell office:value-type="float" office:value="1.50829184055328" calcext:value-type="float">
            <text:p>1.50829184055328</text:p>
          </table:table-cell>
          <table:table-cell office:value-type="float" office:value="1.52959442138672" calcext:value-type="float">
            <text:p>1.52959442138672</text:p>
          </table:table-cell>
          <table:table-cell office:value-type="float" office:value="1.32771098613739" calcext:value-type="float">
            <text:p>1.32771098613739</text:p>
          </table:table-cell>
          <table:table-cell office:value-type="float" office:value="1.28365206718445" calcext:value-type="float">
            <text:p>1.28365206718445</text:p>
          </table:table-cell>
          <table:table-cell office:value-type="float" office:value="1.53192937374115" calcext:value-type="float">
            <text:p>1.53192937374115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408" calcext:value-type="float">
            <text:p>1.4408</text:p>
          </table:table-cell>
          <table:table-cell office:value-type="float" office:value="1.4775" calcext:value-type="float">
            <text:p>1.4775</text:p>
          </table:table-cell>
          <table:table-cell office:value-type="float" office:value="1.6895" calcext:value-type="float">
            <text:p>1.6895</text:p>
          </table:table-cell>
          <table:table-cell office:value-type="float" office:value="1.0671" calcext:value-type="float">
            <text:p>1.0671</text:p>
          </table:table-cell>
          <table:table-cell office:value-type="float" office:value="1.51927244663239" calcext:value-type="float">
            <text:p>1.51927244663239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54587841033936" calcext:value-type="float">
            <text:p>1.54587841033936</text:p>
          </table:table-cell>
          <table:table-cell office:value-type="float" office:value="1.58561861515045" calcext:value-type="float">
            <text:p>1.58561861515045</text:p>
          </table:table-cell>
          <table:table-cell office:value-type="float" office:value="1.43618071079254" calcext:value-type="float">
            <text:p>1.43618071079254</text:p>
          </table:table-cell>
          <table:table-cell office:value-type="float" office:value="1.56809294223785" calcext:value-type="float">
            <text:p>1.56809294223785</text:p>
          </table:table-cell>
          <table:table-cell office:value-type="float" office:value="1.39679849147797" calcext:value-type="float">
            <text:p>1.39679849147797</text:p>
          </table:table-cell>
          <table:table-cell office:value-type="float" office:value="1.52159023284912" calcext:value-type="float">
            <text:p>1.52159023284912</text:p>
          </table:table-cell>
          <table:table-cell office:value-type="float" office:value="1.49050259590149" calcext:value-type="float">
            <text:p>1.49050259590149</text:p>
          </table:table-cell>
          <table:table-cell office:value-type="float" office:value="1.4563581943512" calcext:value-type="float">
            <text:p>1.4563581943512</text:p>
          </table:table-cell>
          <table:table-cell office:value-type="float" office:value="1.14617514610291" calcext:value-type="float">
            <text:p>1.14617514610291</text:p>
          </table:table-cell>
          <table:table-cell office:value-type="float" office:value="1.06710195541382" calcext:value-type="float">
            <text:p>1.06710195541382</text:p>
          </table:table-cell>
          <table:table-cell office:value-type="float" office:value="1.51768004894257" calcext:value-type="float">
            <text:p>1.51768004894257</text:p>
          </table:table-cell>
          <table:table-cell office:value-type="float" office:value="1.46050560474396" calcext:value-type="float">
            <text:p>1.46050560474396</text:p>
          </table:table-cell>
          <table:table-cell office:value-type="float" office:value="1.28592658042908" calcext:value-type="float">
            <text:p>1.28592658042908</text:p>
          </table:table-cell>
          <table:table-cell office:value-type="float" office:value="1.46439838409424" calcext:value-type="float">
            <text:p>1.46439838409424</text:p>
          </table:table-cell>
          <table:table-cell office:value-type="float" office:value="1.56965124607086" calcext:value-type="float">
            <text:p>1.56965124607086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25307238101959" calcext:value-type="float">
            <text:p>1.25307238101959</text:p>
          </table:table-cell>
          <table:table-cell office:value-type="float" office:value="1.34578800201416" calcext:value-type="float">
            <text:p>1.34578800201416</text:p>
          </table:table-cell>
          <table:table-cell office:value-type="float" office:value="1.54541027545929" calcext:value-type="float">
            <text:p>1.54541027545929</text:p>
          </table:table-cell>
          <table:table-cell office:value-type="float" office:value="1.28619456291199" calcext:value-type="float">
            <text:p>1.28619456291199</text:p>
          </table:table-cell>
          <table:table-cell office:value-type="float" office:value="1.40686583518982" calcext:value-type="float">
            <text:p>1.40686583518982</text:p>
          </table:table-cell>
          <table:table-cell office:value-type="float" office:value="1.50829184055328" calcext:value-type="float">
            <text:p>1.50829184055328</text:p>
          </table:table-cell>
          <table:table-cell office:value-type="float" office:value="1.52959442138672" calcext:value-type="float">
            <text:p>1.52959442138672</text:p>
          </table:table-cell>
          <table:table-cell office:value-type="float" office:value="1.32771098613739" calcext:value-type="float">
            <text:p>1.32771098613739</text:p>
          </table:table-cell>
          <table:table-cell office:value-type="float" office:value="1.28365206718445" calcext:value-type="float">
            <text:p>1.28365206718445</text:p>
          </table:table-cell>
          <table:table-cell office:value-type="float" office:value="1.53192937374115" calcext:value-type="float">
            <text:p>1.53192937374115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408" calcext:value-type="float">
            <text:p>1.4408</text:p>
          </table:table-cell>
          <table:table-cell office:value-type="float" office:value="1.4775" calcext:value-type="float">
            <text:p>1.4775</text:p>
          </table:table-cell>
          <table:table-cell office:value-type="float" office:value="1.6895" calcext:value-type="float">
            <text:p>1.6895</text:p>
          </table:table-cell>
          <table:table-cell office:value-type="float" office:value="1.0671" calcext:value-type="float">
            <text:p>1.0671</text:p>
          </table:table-cell>
          <table:table-cell office:value-type="float" office:value="1.51927244663239" calcext:value-type="float">
            <text:p>1.51927244663239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54587841033936" calcext:value-type="float">
            <text:p>1.54587841033936</text:p>
          </table:table-cell>
          <table:table-cell office:value-type="float" office:value="1.58561861515045" calcext:value-type="float">
            <text:p>1.58561861515045</text:p>
          </table:table-cell>
          <table:table-cell office:value-type="float" office:value="1.43618071079254" calcext:value-type="float">
            <text:p>1.43618071079254</text:p>
          </table:table-cell>
          <table:table-cell office:value-type="float" office:value="1.56809294223785" calcext:value-type="float">
            <text:p>1.56809294223785</text:p>
          </table:table-cell>
          <table:table-cell office:value-type="float" office:value="1.39679849147797" calcext:value-type="float">
            <text:p>1.39679849147797</text:p>
          </table:table-cell>
          <table:table-cell office:value-type="float" office:value="1.52159023284912" calcext:value-type="float">
            <text:p>1.52159023284912</text:p>
          </table:table-cell>
          <table:table-cell office:value-type="float" office:value="1.49050259590149" calcext:value-type="float">
            <text:p>1.49050259590149</text:p>
          </table:table-cell>
          <table:table-cell office:value-type="float" office:value="1.4563581943512" calcext:value-type="float">
            <text:p>1.4563581943512</text:p>
          </table:table-cell>
          <table:table-cell office:value-type="float" office:value="1.14617514610291" calcext:value-type="float">
            <text:p>1.14617514610291</text:p>
          </table:table-cell>
          <table:table-cell office:value-type="float" office:value="1.06710195541382" calcext:value-type="float">
            <text:p>1.06710195541382</text:p>
          </table:table-cell>
          <table:table-cell office:value-type="float" office:value="1.51768004894257" calcext:value-type="float">
            <text:p>1.51768004894257</text:p>
          </table:table-cell>
          <table:table-cell office:value-type="float" office:value="1.46050560474396" calcext:value-type="float">
            <text:p>1.46050560474396</text:p>
          </table:table-cell>
          <table:table-cell office:value-type="float" office:value="1.28592658042908" calcext:value-type="float">
            <text:p>1.28592658042908</text:p>
          </table:table-cell>
          <table:table-cell office:value-type="float" office:value="1.46439838409424" calcext:value-type="float">
            <text:p>1.46439838409424</text:p>
          </table:table-cell>
          <table:table-cell office:value-type="float" office:value="1.56965124607086" calcext:value-type="float">
            <text:p>1.56965124607086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25307238101959" calcext:value-type="float">
            <text:p>1.25307238101959</text:p>
          </table:table-cell>
          <table:table-cell office:value-type="float" office:value="1.34578800201416" calcext:value-type="float">
            <text:p>1.34578800201416</text:p>
          </table:table-cell>
          <table:table-cell office:value-type="float" office:value="1.54541027545929" calcext:value-type="float">
            <text:p>1.54541027545929</text:p>
          </table:table-cell>
          <table:table-cell office:value-type="float" office:value="1.28619456291199" calcext:value-type="float">
            <text:p>1.28619456291199</text:p>
          </table:table-cell>
          <table:table-cell office:value-type="float" office:value="1.40686583518982" calcext:value-type="float">
            <text:p>1.40686583518982</text:p>
          </table:table-cell>
          <table:table-cell office:value-type="float" office:value="1.50829184055328" calcext:value-type="float">
            <text:p>1.50829184055328</text:p>
          </table:table-cell>
          <table:table-cell office:value-type="float" office:value="1.52959442138672" calcext:value-type="float">
            <text:p>1.52959442138672</text:p>
          </table:table-cell>
          <table:table-cell office:value-type="float" office:value="1.32771098613739" calcext:value-type="float">
            <text:p>1.32771098613739</text:p>
          </table:table-cell>
          <table:table-cell office:value-type="float" office:value="1.28365206718445" calcext:value-type="float">
            <text:p>1.28365206718445</text:p>
          </table:table-cell>
          <table:table-cell office:value-type="float" office:value="1.53192937374115" calcext:value-type="float">
            <text:p>1.53192937374115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914" calcext:value-type="float">
            <text:p>1.4914</text:p>
          </table:table-cell>
          <table:table-cell office:value-type="float" office:value="1.5117" calcext:value-type="float">
            <text:p>1.5117</text:p>
          </table:table-cell>
          <table:table-cell office:value-type="float" office:value="1.6336" calcext:value-type="float">
            <text:p>1.6336</text:p>
          </table:table-cell>
          <table:table-cell office:value-type="float" office:value="1.2165" calcext:value-type="float">
            <text:p>1.2165</text:p>
          </table:table-cell>
          <table:table-cell office:value-type="float" office:value="1.47143590450287" calcext:value-type="float">
            <text:p>1.47143590450287</text:p>
          </table:table-cell>
          <table:table-cell office:value-type="float" office:value="1.44736731052399" calcext:value-type="float">
            <text:p>1.44736731052399</text:p>
          </table:table-cell>
          <table:table-cell office:value-type="float" office:value="1.59278774261475" calcext:value-type="float">
            <text:p>1.59278774261475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57795989513397" calcext:value-type="float">
            <text:p>1.57795989513397</text:p>
          </table:table-cell>
          <table:table-cell office:value-type="float" office:value="1.51536285877228" calcext:value-type="float">
            <text:p>1.51536285877228</text:p>
          </table:table-cell>
          <table:table-cell office:value-type="float" office:value="1.21652793884277" calcext:value-type="float">
            <text:p>1.21652793884277</text:p>
          </table:table-cell>
          <table:table-cell office:value-type="float" office:value="1.29981696605682" calcext:value-type="float">
            <text:p>1.29981696605682</text:p>
          </table:table-cell>
          <table:table-cell office:value-type="float" office:value="1.58088529109955" calcext:value-type="float">
            <text:p>1.58088529109955</text:p>
          </table:table-cell>
          <table:table-cell office:value-type="float" office:value="1.51911044120789" calcext:value-type="float">
            <text:p>1.51911044120789</text:p>
          </table:table-cell>
          <table:table-cell office:value-type="float" office:value="1.45854949951172" calcext:value-type="float">
            <text:p>1.45854949951172</text:p>
          </table:table-cell>
          <table:table-cell office:value-type="float" office:value="1.43872094154358" calcext:value-type="float">
            <text:p>1.43872094154358</text:p>
          </table:table-cell>
          <table:table-cell office:value-type="float" office:value="1.43491244316101" calcext:value-type="float">
            <text:p>1.43491244316101</text:p>
          </table:table-cell>
          <table:table-cell office:value-type="float" office:value="1.35654330253601" calcext:value-type="float">
            <text:p>1.35654330253601</text:p>
          </table:table-cell>
          <table:table-cell office:value-type="float" office:value="1.58300769329071" calcext:value-type="float">
            <text:p>1.58300769329071</text:p>
          </table:table-cell>
          <table:table-cell office:value-type="float" office:value="1.63364088535309" calcext:value-type="float">
            <text:p>1.63364088535309</text:p>
          </table:table-cell>
          <table:table-cell office:value-type="float" office:value="1.52687203884125" calcext:value-type="float">
            <text:p>1.52687203884125</text:p>
          </table:table-cell>
          <table:table-cell office:value-type="float" office:value="1.51173233985901" calcext:value-type="float">
            <text:p>1.51173233985901</text:p>
          </table:table-cell>
          <table:table-cell office:value-type="float" office:value="1.43862962722778" calcext:value-type="float">
            <text:p>1.43862962722778</text:p>
          </table:table-cell>
          <table:table-cell office:value-type="float" office:value="1.62160837650299" calcext:value-type="float">
            <text:p>1.62160837650299</text:p>
          </table:table-cell>
          <table:table-cell office:value-type="float" office:value="1.50061070919037" calcext:value-type="float">
            <text:p>1.50061070919037</text:p>
          </table:table-cell>
          <table:table-cell table:number-columns-repeated="1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722" calcext:value-type="float">
            <text:p>1.4722</text:p>
          </table:table-cell>
          <table:table-cell office:value-type="float" office:value="1.4977" calcext:value-type="float">
            <text:p>1.4977</text:p>
          </table:table-cell>
          <table:table-cell office:value-type="float" office:value="1.6336" calcext:value-type="float">
            <text:p>1.6336</text:p>
          </table:table-cell>
          <table:table-cell office:value-type="float" office:value="1.2165" calcext:value-type="float">
            <text:p>1.2165</text:p>
          </table:table-cell>
          <table:table-cell office:value-type="float" office:value="1.47143590450287" calcext:value-type="float">
            <text:p>1.47143590450287</text:p>
          </table:table-cell>
          <table:table-cell office:value-type="float" office:value="1.44736731052399" calcext:value-type="float">
            <text:p>1.44736731052399</text:p>
          </table:table-cell>
          <table:table-cell office:value-type="float" office:value="1.59278774261475" calcext:value-type="float">
            <text:p>1.59278774261475</text:p>
          </table:table-cell>
          <table:table-cell office:value-type="float" office:value="1.30225229263306" calcext:value-type="float">
            <text:p>1.30225229263306</text:p>
          </table:table-cell>
          <table:table-cell office:value-type="float" office:value="1.51536285877228" calcext:value-type="float">
            <text:p>1.51536285877228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21652793884277" calcext:value-type="float">
            <text:p>1.21652793884277</text:p>
          </table:table-cell>
          <table:table-cell office:value-type="float" office:value="1.29981696605682" calcext:value-type="float">
            <text:p>1.29981696605682</text:p>
          </table:table-cell>
          <table:table-cell office:value-type="float" office:value="1.50360977649689" calcext:value-type="float">
            <text:p>1.50360977649689</text:p>
          </table:table-cell>
          <table:table-cell office:value-type="float" office:value="1.45854949951172" calcext:value-type="float">
            <text:p>1.45854949951172</text:p>
          </table:table-cell>
          <table:table-cell office:value-type="float" office:value="1.58088529109955" calcext:value-type="float">
            <text:p>1.58088529109955</text:p>
          </table:table-cell>
          <table:table-cell office:value-type="float" office:value="1.43872094154358" calcext:value-type="float">
            <text:p>1.43872094154358</text:p>
          </table:table-cell>
          <table:table-cell office:value-type="float" office:value="1.35020840167999" calcext:value-type="float">
            <text:p>1.35020840167999</text:p>
          </table:table-cell>
          <table:table-cell office:value-type="float" office:value="1.58300769329071" calcext:value-type="float">
            <text:p>1.58300769329071</text:p>
          </table:table-cell>
          <table:table-cell office:value-type="float" office:value="1.43491244316101" calcext:value-type="float">
            <text:p>1.43491244316101</text:p>
          </table:table-cell>
          <table:table-cell office:value-type="float" office:value="1.49772953987122" calcext:value-type="float">
            <text:p>1.49772953987122</text:p>
          </table:table-cell>
          <table:table-cell office:value-type="float" office:value="1.51173233985901" calcext:value-type="float">
            <text:p>1.51173233985901</text:p>
          </table:table-cell>
          <table:table-cell office:value-type="float" office:value="1.63364088535309" calcext:value-type="float">
            <text:p>1.63364088535309</text:p>
          </table:table-cell>
          <table:table-cell office:value-type="float" office:value="1.57729518413544" calcext:value-type="float">
            <text:p>1.57729518413544</text:p>
          </table:table-cell>
          <table:table-cell office:value-type="float" office:value="1.28580808639526" calcext:value-type="float">
            <text:p>1.28580808639526</text:p>
          </table:table-cell>
          <table:table-cell office:value-type="float" office:value="1.62160837650299" calcext:value-type="float">
            <text:p>1.62160837650299</text:p>
          </table:table-cell>
          <table:table-cell table:number-columns-repeated="1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88" calcext:value-type="float">
            <text:p>1.488</text:p>
          </table:table-cell>
          <table:table-cell office:value-type="float" office:value="1.4972" calcext:value-type="float">
            <text:p>1.4972</text:p>
          </table:table-cell>
          <table:table-cell office:value-type="float" office:value="1.775" calcext:value-type="float">
            <text:p>1.775</text:p>
          </table:table-cell>
          <table:table-cell office:value-type="float" office:value="1.0464" calcext:value-type="float">
            <text:p>1.0464</text:p>
          </table:table-cell>
          <table:table-cell office:value-type="float" office:value="1.5655814409256" calcext:value-type="float">
            <text:p>1.5655814409256</text:p>
          </table:table-cell>
          <table:table-cell office:value-type="float" office:value="1.42297470569611" calcext:value-type="float">
            <text:p>1.42297470569611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50677597522736" calcext:value-type="float">
            <text:p>1.50677597522736</text:p>
          </table:table-cell>
          <table:table-cell office:value-type="float" office:value="1.56504261493683" calcext:value-type="float">
            <text:p>1.56504261493683</text:p>
          </table:table-cell>
          <table:table-cell office:value-type="float" office:value="1.52188789844513" calcext:value-type="float">
            <text:p>1.52188789844513</text:p>
          </table:table-cell>
          <table:table-cell office:value-type="float" office:value="1.47999668121338" calcext:value-type="float">
            <text:p>1.47999668121338</text:p>
          </table:table-cell>
          <table:table-cell office:value-type="float" office:value="1.66155505180359" calcext:value-type="float">
            <text:p>1.66155505180359</text:p>
          </table:table-cell>
          <table:table-cell office:value-type="float" office:value="1.603919506073" calcext:value-type="float">
            <text:p>1.603919506073</text:p>
          </table:table-cell>
          <table:table-cell office:value-type="float" office:value="1.47810280323029" calcext:value-type="float">
            <text:p>1.47810280323029</text:p>
          </table:table-cell>
          <table:table-cell office:value-type="float" office:value="1.43783926963806" calcext:value-type="float">
            <text:p>1.43783926963806</text:p>
          </table:table-cell>
          <table:table-cell office:value-type="float" office:value="1.24209237098694" calcext:value-type="float">
            <text:p>1.24209237098694</text:p>
          </table:table-cell>
          <table:table-cell office:value-type="float" office:value="1.46780002117157" calcext:value-type="float">
            <text:p>1.46780002117157</text:p>
          </table:table-cell>
          <table:table-cell office:value-type="float" office:value="1.55468332767487" calcext:value-type="float">
            <text:p>1.55468332767487</text:p>
          </table:table-cell>
          <table:table-cell office:value-type="float" office:value="1.04635941982269" calcext:value-type="float">
            <text:p>1.04635941982269</text:p>
          </table:table-cell>
          <table:table-cell office:value-type="float" office:value="1.1263918876648" calcext:value-type="float">
            <text:p>1.1263918876648</text:p>
          </table:table-cell>
          <table:table-cell office:value-type="float" office:value="1.46790874004364" calcext:value-type="float">
            <text:p>1.46790874004364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62160837650299" calcext:value-type="float">
            <text:p>1.62160837650299</text:p>
          </table:table-cell>
          <table:table-cell office:value-type="float" office:value="1.65947377681732" calcext:value-type="float">
            <text:p>1.65947377681732</text:p>
          </table:table-cell>
          <table:table-cell office:value-type="float" office:value="1.49634540081024" calcext:value-type="float">
            <text:p>1.49634540081024</text:p>
          </table:table-cell>
          <table:table-cell office:value-type="float" office:value="1.47079408168793" calcext:value-type="float">
            <text:p>1.47079408168793</text:p>
          </table:table-cell>
          <table:table-cell office:value-type="float" office:value="1.63382637500763" calcext:value-type="float">
            <text:p>1.63382637500763</text:p>
          </table:table-cell>
          <table:table-cell office:value-type="float" office:value="1.47461807727814" calcext:value-type="float">
            <text:p>1.47461807727814</text:p>
          </table:table-cell>
          <table:table-cell office:value-type="float" office:value="1.2121194601059" calcext:value-type="float">
            <text:p>1.2121194601059</text:p>
          </table:table-cell>
          <table:table-cell office:value-type="float" office:value="1.49806690216064" calcext:value-type="float">
            <text:p>1.49806690216064</text:p>
          </table:table-cell>
          <table:table-cell office:value-type="float" office:value="1.52202165126801" calcext:value-type="float">
            <text:p>1.52202165126801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722" calcext:value-type="float">
            <text:p>1.4722</text:p>
          </table:table-cell>
          <table:table-cell office:value-type="float" office:value="1.4977" calcext:value-type="float">
            <text:p>1.4977</text:p>
          </table:table-cell>
          <table:table-cell office:value-type="float" office:value="1.6336" calcext:value-type="float">
            <text:p>1.6336</text:p>
          </table:table-cell>
          <table:table-cell office:value-type="float" office:value="1.2165" calcext:value-type="float">
            <text:p>1.2165</text:p>
          </table:table-cell>
          <table:table-cell office:value-type="float" office:value="1.47143590450287" calcext:value-type="float">
            <text:p>1.47143590450287</text:p>
          </table:table-cell>
          <table:table-cell office:value-type="float" office:value="1.44736731052399" calcext:value-type="float">
            <text:p>1.44736731052399</text:p>
          </table:table-cell>
          <table:table-cell office:value-type="float" office:value="1.59278774261475" calcext:value-type="float">
            <text:p>1.59278774261475</text:p>
          </table:table-cell>
          <table:table-cell office:value-type="float" office:value="1.30225229263306" calcext:value-type="float">
            <text:p>1.30225229263306</text:p>
          </table:table-cell>
          <table:table-cell office:value-type="float" office:value="1.51536285877228" calcext:value-type="float">
            <text:p>1.51536285877228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21652793884277" calcext:value-type="float">
            <text:p>1.21652793884277</text:p>
          </table:table-cell>
          <table:table-cell office:value-type="float" office:value="1.29981696605682" calcext:value-type="float">
            <text:p>1.29981696605682</text:p>
          </table:table-cell>
          <table:table-cell office:value-type="float" office:value="1.50360977649689" calcext:value-type="float">
            <text:p>1.50360977649689</text:p>
          </table:table-cell>
          <table:table-cell office:value-type="float" office:value="1.45854949951172" calcext:value-type="float">
            <text:p>1.45854949951172</text:p>
          </table:table-cell>
          <table:table-cell office:value-type="float" office:value="1.58088529109955" calcext:value-type="float">
            <text:p>1.58088529109955</text:p>
          </table:table-cell>
          <table:table-cell office:value-type="float" office:value="1.43872094154358" calcext:value-type="float">
            <text:p>1.43872094154358</text:p>
          </table:table-cell>
          <table:table-cell office:value-type="float" office:value="1.35020840167999" calcext:value-type="float">
            <text:p>1.35020840167999</text:p>
          </table:table-cell>
          <table:table-cell office:value-type="float" office:value="1.58300769329071" calcext:value-type="float">
            <text:p>1.58300769329071</text:p>
          </table:table-cell>
          <table:table-cell office:value-type="float" office:value="1.43491244316101" calcext:value-type="float">
            <text:p>1.43491244316101</text:p>
          </table:table-cell>
          <table:table-cell office:value-type="float" office:value="1.49772953987122" calcext:value-type="float">
            <text:p>1.49772953987122</text:p>
          </table:table-cell>
          <table:table-cell office:value-type="float" office:value="1.51173233985901" calcext:value-type="float">
            <text:p>1.51173233985901</text:p>
          </table:table-cell>
          <table:table-cell office:value-type="float" office:value="1.63364088535309" calcext:value-type="float">
            <text:p>1.63364088535309</text:p>
          </table:table-cell>
          <table:table-cell office:value-type="float" office:value="1.57729518413544" calcext:value-type="float">
            <text:p>1.57729518413544</text:p>
          </table:table-cell>
          <table:table-cell office:value-type="float" office:value="1.28580808639526" calcext:value-type="float">
            <text:p>1.28580808639526</text:p>
          </table:table-cell>
          <table:table-cell office:value-type="float" office:value="1.62160837650299" calcext:value-type="float">
            <text:p>1.62160837650299</text:p>
          </table:table-cell>
          <table:table-cell table:number-columns-repeated="1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083" calcext:value-type="float">
            <text:p>1.5083</text:p>
          </table:table-cell>
          <table:table-cell office:value-type="float" office:value="1.5092" calcext:value-type="float">
            <text:p>1.5092</text:p>
          </table:table-cell>
          <table:table-cell office:value-type="float" office:value="1.775" calcext:value-type="float">
            <text:p>1.775</text:p>
          </table:table-cell>
          <table:table-cell office:value-type="float" office:value="1.2058" calcext:value-type="float">
            <text:p>1.2058</text:p>
          </table:table-cell>
          <table:table-cell office:value-type="float" office:value="1.42917478084564" calcext:value-type="float">
            <text:p>1.42917478084564</text:p>
          </table:table-cell>
          <table:table-cell office:value-type="float" office:value="1.75721776485443" calcext:value-type="float">
            <text:p>1.75721776485443</text:p>
          </table:table-cell>
          <table:table-cell office:value-type="float" office:value="1.62504935264587" calcext:value-type="float">
            <text:p>1.62504935264587</text:p>
          </table:table-cell>
          <table:table-cell office:value-type="float" office:value="1.50596868991852" calcext:value-type="float">
            <text:p>1.50596868991852</text:p>
          </table:table-cell>
          <table:table-cell office:value-type="float" office:value="1.42485272884369" calcext:value-type="float">
            <text:p>1.42485272884369</text:p>
          </table:table-cell>
          <table:table-cell office:value-type="float" office:value="1.52368295192719" calcext:value-type="float">
            <text:p>1.52368295192719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62988269329071" calcext:value-type="float">
            <text:p>1.62988269329071</text:p>
          </table:table-cell>
          <table:table-cell office:value-type="float" office:value="1.51462805271149" calcext:value-type="float">
            <text:p>1.51462805271149</text:p>
          </table:table-cell>
          <table:table-cell office:value-type="float" office:value="1.50222086906433" calcext:value-type="float">
            <text:p>1.50222086906433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53473091125488" calcext:value-type="float">
            <text:p>1.53473091125488</text:p>
          </table:table-cell>
          <table:table-cell office:value-type="float" office:value="1.4853503704071" calcext:value-type="float">
            <text:p>1.4853503704071</text:p>
          </table:table-cell>
          <table:table-cell office:value-type="float" office:value="1.56244134902954" calcext:value-type="float">
            <text:p>1.56244134902954</text:p>
          </table:table-cell>
          <table:table-cell office:value-type="float" office:value="1.64426779747009" calcext:value-type="float">
            <text:p>1.64426779747009</text:p>
          </table:table-cell>
          <table:table-cell office:value-type="float" office:value="1.31469738483429" calcext:value-type="float">
            <text:p>1.31469738483429</text:p>
          </table:table-cell>
          <table:table-cell office:value-type="float" office:value="1.50921642780304" calcext:value-type="float">
            <text:p>1.50921642780304</text:p>
          </table:table-cell>
          <table:table-cell office:value-type="float" office:value="1.47143316268921" calcext:value-type="float">
            <text:p>1.47143316268921</text:p>
          </table:table-cell>
          <table:table-cell office:value-type="float" office:value="1.41466951370239" calcext:value-type="float">
            <text:p>1.41466951370239</text:p>
          </table:table-cell>
          <table:table-cell office:value-type="float" office:value="1.20581531524658" calcext:value-type="float">
            <text:p>1.20581531524658</text:p>
          </table:table-cell>
          <table:table-cell table:number-columns-repeated="1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083" calcext:value-type="float">
            <text:p>1.5083</text:p>
          </table:table-cell>
          <table:table-cell office:value-type="float" office:value="1.5092" calcext:value-type="float">
            <text:p>1.5092</text:p>
          </table:table-cell>
          <table:table-cell office:value-type="float" office:value="1.775" calcext:value-type="float">
            <text:p>1.775</text:p>
          </table:table-cell>
          <table:table-cell office:value-type="float" office:value="1.2058" calcext:value-type="float">
            <text:p>1.2058</text:p>
          </table:table-cell>
          <table:table-cell office:value-type="float" office:value="1.52368295192719" calcext:value-type="float">
            <text:p>1.52368295192719</text:p>
          </table:table-cell>
          <table:table-cell office:value-type="float" office:value="1.75721776485443" calcext:value-type="float">
            <text:p>1.75721776485443</text:p>
          </table:table-cell>
          <table:table-cell office:value-type="float" office:value="1.62504935264587" calcext:value-type="float">
            <text:p>1.62504935264587</text:p>
          </table:table-cell>
          <table:table-cell office:value-type="float" office:value="1.50596868991852" calcext:value-type="float">
            <text:p>1.50596868991852</text:p>
          </table:table-cell>
          <table:table-cell office:value-type="float" office:value="1.42485272884369" calcext:value-type="float">
            <text:p>1.42485272884369</text:p>
          </table:table-cell>
          <table:table-cell office:value-type="float" office:value="1.42917478084564" calcext:value-type="float">
            <text:p>1.42917478084564</text:p>
          </table:table-cell>
          <table:table-cell office:value-type="float" office:value="1.56244134902954" calcext:value-type="float">
            <text:p>1.56244134902954</text:p>
          </table:table-cell>
          <table:table-cell office:value-type="float" office:value="1.50921642780304" calcext:value-type="float">
            <text:p>1.50921642780304</text:p>
          </table:table-cell>
          <table:table-cell office:value-type="float" office:value="1.41466951370239" calcext:value-type="float">
            <text:p>1.41466951370239</text:p>
          </table:table-cell>
          <table:table-cell office:value-type="float" office:value="1.20581531524658" calcext:value-type="float">
            <text:p>1.20581531524658</text:p>
          </table:table-cell>
          <table:table-cell office:value-type="float" office:value="1.50222086906433" calcext:value-type="float">
            <text:p>1.50222086906433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53473091125488" calcext:value-type="float">
            <text:p>1.53473091125488</text:p>
          </table:table-cell>
          <table:table-cell office:value-type="float" office:value="1.4853503704071" calcext:value-type="float">
            <text:p>1.4853503704071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64426779747009" calcext:value-type="float">
            <text:p>1.64426779747009</text:p>
          </table:table-cell>
          <table:table-cell office:value-type="float" office:value="1.31469738483429" calcext:value-type="float">
            <text:p>1.31469738483429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47143316268921" calcext:value-type="float">
            <text:p>1.47143316268921</text:p>
          </table:table-cell>
          <table:table-cell office:value-type="float" office:value="1.62988269329071" calcext:value-type="float">
            <text:p>1.62988269329071</text:p>
          </table:table-cell>
          <table:table-cell office:value-type="float" office:value="1.51462805271149" calcext:value-type="float">
            <text:p>1.51462805271149</text:p>
          </table:table-cell>
          <table:table-cell table:number-columns-repeated="1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083" calcext:value-type="float">
            <text:p>1.5083</text:p>
          </table:table-cell>
          <table:table-cell office:value-type="float" office:value="1.5092" calcext:value-type="float">
            <text:p>1.5092</text:p>
          </table:table-cell>
          <table:table-cell office:value-type="float" office:value="1.775" calcext:value-type="float">
            <text:p>1.775</text:p>
          </table:table-cell>
          <table:table-cell office:value-type="float" office:value="1.2058" calcext:value-type="float">
            <text:p>1.2058</text:p>
          </table:table-cell>
          <table:table-cell office:value-type="float" office:value="1.52368295192719" calcext:value-type="float">
            <text:p>1.52368295192719</text:p>
          </table:table-cell>
          <table:table-cell office:value-type="float" office:value="1.75721776485443" calcext:value-type="float">
            <text:p>1.75721776485443</text:p>
          </table:table-cell>
          <table:table-cell office:value-type="float" office:value="1.62504935264587" calcext:value-type="float">
            <text:p>1.62504935264587</text:p>
          </table:table-cell>
          <table:table-cell office:value-type="float" office:value="1.50596868991852" calcext:value-type="float">
            <text:p>1.50596868991852</text:p>
          </table:table-cell>
          <table:table-cell office:value-type="float" office:value="1.42485272884369" calcext:value-type="float">
            <text:p>1.42485272884369</text:p>
          </table:table-cell>
          <table:table-cell office:value-type="float" office:value="1.42917478084564" calcext:value-type="float">
            <text:p>1.42917478084564</text:p>
          </table:table-cell>
          <table:table-cell office:value-type="float" office:value="1.56244134902954" calcext:value-type="float">
            <text:p>1.56244134902954</text:p>
          </table:table-cell>
          <table:table-cell office:value-type="float" office:value="1.50921642780304" calcext:value-type="float">
            <text:p>1.50921642780304</text:p>
          </table:table-cell>
          <table:table-cell office:value-type="float" office:value="1.41466951370239" calcext:value-type="float">
            <text:p>1.41466951370239</text:p>
          </table:table-cell>
          <table:table-cell office:value-type="float" office:value="1.20581531524658" calcext:value-type="float">
            <text:p>1.20581531524658</text:p>
          </table:table-cell>
          <table:table-cell office:value-type="float" office:value="1.50222086906433" calcext:value-type="float">
            <text:p>1.50222086906433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53473091125488" calcext:value-type="float">
            <text:p>1.53473091125488</text:p>
          </table:table-cell>
          <table:table-cell office:value-type="float" office:value="1.4853503704071" calcext:value-type="float">
            <text:p>1.4853503704071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64426779747009" calcext:value-type="float">
            <text:p>1.64426779747009</text:p>
          </table:table-cell>
          <table:table-cell office:value-type="float" office:value="1.31469738483429" calcext:value-type="float">
            <text:p>1.31469738483429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47143316268921" calcext:value-type="float">
            <text:p>1.47143316268921</text:p>
          </table:table-cell>
          <table:table-cell office:value-type="float" office:value="1.62988269329071" calcext:value-type="float">
            <text:p>1.62988269329071</text:p>
          </table:table-cell>
          <table:table-cell office:value-type="float" office:value="1.51462805271149" calcext:value-type="float">
            <text:p>1.51462805271149</text:p>
          </table:table-cell>
          <table:table-cell table:number-columns-repeated="1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083" calcext:value-type="float">
            <text:p>1.5083</text:p>
          </table:table-cell>
          <table:table-cell office:value-type="float" office:value="1.5092" calcext:value-type="float">
            <text:p>1.5092</text:p>
          </table:table-cell>
          <table:table-cell office:value-type="float" office:value="1.775" calcext:value-type="float">
            <text:p>1.775</text:p>
          </table:table-cell>
          <table:table-cell office:value-type="float" office:value="1.2058" calcext:value-type="float">
            <text:p>1.2058</text:p>
          </table:table-cell>
          <table:table-cell office:value-type="float" office:value="1.52368295192719" calcext:value-type="float">
            <text:p>1.52368295192719</text:p>
          </table:table-cell>
          <table:table-cell office:value-type="float" office:value="1.75721776485443" calcext:value-type="float">
            <text:p>1.75721776485443</text:p>
          </table:table-cell>
          <table:table-cell office:value-type="float" office:value="1.62504935264587" calcext:value-type="float">
            <text:p>1.62504935264587</text:p>
          </table:table-cell>
          <table:table-cell office:value-type="float" office:value="1.50596868991852" calcext:value-type="float">
            <text:p>1.50596868991852</text:p>
          </table:table-cell>
          <table:table-cell office:value-type="float" office:value="1.42485272884369" calcext:value-type="float">
            <text:p>1.42485272884369</text:p>
          </table:table-cell>
          <table:table-cell office:value-type="float" office:value="1.42917478084564" calcext:value-type="float">
            <text:p>1.42917478084564</text:p>
          </table:table-cell>
          <table:table-cell office:value-type="float" office:value="1.56244134902954" calcext:value-type="float">
            <text:p>1.56244134902954</text:p>
          </table:table-cell>
          <table:table-cell office:value-type="float" office:value="1.50921642780304" calcext:value-type="float">
            <text:p>1.50921642780304</text:p>
          </table:table-cell>
          <table:table-cell office:value-type="float" office:value="1.41466951370239" calcext:value-type="float">
            <text:p>1.41466951370239</text:p>
          </table:table-cell>
          <table:table-cell office:value-type="float" office:value="1.20581531524658" calcext:value-type="float">
            <text:p>1.20581531524658</text:p>
          </table:table-cell>
          <table:table-cell office:value-type="float" office:value="1.50222086906433" calcext:value-type="float">
            <text:p>1.50222086906433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53473091125488" calcext:value-type="float">
            <text:p>1.53473091125488</text:p>
          </table:table-cell>
          <table:table-cell office:value-type="float" office:value="1.4853503704071" calcext:value-type="float">
            <text:p>1.4853503704071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64426779747009" calcext:value-type="float">
            <text:p>1.64426779747009</text:p>
          </table:table-cell>
          <table:table-cell office:value-type="float" office:value="1.31469738483429" calcext:value-type="float">
            <text:p>1.31469738483429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47143316268921" calcext:value-type="float">
            <text:p>1.47143316268921</text:p>
          </table:table-cell>
          <table:table-cell office:value-type="float" office:value="1.62988269329071" calcext:value-type="float">
            <text:p>1.62988269329071</text:p>
          </table:table-cell>
          <table:table-cell office:value-type="float" office:value="1.51462805271149" calcext:value-type="float">
            <text:p>1.51462805271149</text:p>
          </table:table-cell>
          <table:table-cell table:number-columns-repeated="1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083" calcext:value-type="float">
            <text:p>1.5083</text:p>
          </table:table-cell>
          <table:table-cell office:value-type="float" office:value="1.5092" calcext:value-type="float">
            <text:p>1.5092</text:p>
          </table:table-cell>
          <table:table-cell office:value-type="float" office:value="1.775" calcext:value-type="float">
            <text:p>1.775</text:p>
          </table:table-cell>
          <table:table-cell office:value-type="float" office:value="1.2058" calcext:value-type="float">
            <text:p>1.2058</text:p>
          </table:table-cell>
          <table:table-cell office:value-type="float" office:value="1.42917478084564" calcext:value-type="float">
            <text:p>1.42917478084564</text:p>
          </table:table-cell>
          <table:table-cell office:value-type="float" office:value="1.75721776485443" calcext:value-type="float">
            <text:p>1.75721776485443</text:p>
          </table:table-cell>
          <table:table-cell office:value-type="float" office:value="1.62504935264587" calcext:value-type="float">
            <text:p>1.62504935264587</text:p>
          </table:table-cell>
          <table:table-cell office:value-type="float" office:value="1.50596868991852" calcext:value-type="float">
            <text:p>1.50596868991852</text:p>
          </table:table-cell>
          <table:table-cell office:value-type="float" office:value="1.42485272884369" calcext:value-type="float">
            <text:p>1.42485272884369</text:p>
          </table:table-cell>
          <table:table-cell office:value-type="float" office:value="1.52368295192719" calcext:value-type="float">
            <text:p>1.52368295192719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62988269329071" calcext:value-type="float">
            <text:p>1.62988269329071</text:p>
          </table:table-cell>
          <table:table-cell office:value-type="float" office:value="1.51462805271149" calcext:value-type="float">
            <text:p>1.51462805271149</text:p>
          </table:table-cell>
          <table:table-cell office:value-type="float" office:value="1.50222086906433" calcext:value-type="float">
            <text:p>1.50222086906433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53473091125488" calcext:value-type="float">
            <text:p>1.53473091125488</text:p>
          </table:table-cell>
          <table:table-cell office:value-type="float" office:value="1.4853503704071" calcext:value-type="float">
            <text:p>1.4853503704071</text:p>
          </table:table-cell>
          <table:table-cell office:value-type="float" office:value="1.56244134902954" calcext:value-type="float">
            <text:p>1.56244134902954</text:p>
          </table:table-cell>
          <table:table-cell office:value-type="float" office:value="1.64426779747009" calcext:value-type="float">
            <text:p>1.64426779747009</text:p>
          </table:table-cell>
          <table:table-cell office:value-type="float" office:value="1.31469738483429" calcext:value-type="float">
            <text:p>1.31469738483429</text:p>
          </table:table-cell>
          <table:table-cell office:value-type="float" office:value="1.50921642780304" calcext:value-type="float">
            <text:p>1.50921642780304</text:p>
          </table:table-cell>
          <table:table-cell office:value-type="float" office:value="1.47143316268921" calcext:value-type="float">
            <text:p>1.47143316268921</text:p>
          </table:table-cell>
          <table:table-cell office:value-type="float" office:value="1.41466951370239" calcext:value-type="float">
            <text:p>1.41466951370239</text:p>
          </table:table-cell>
          <table:table-cell office:value-type="float" office:value="1.20581531524658" calcext:value-type="float">
            <text:p>1.20581531524658</text:p>
          </table:table-cell>
          <table:table-cell table:number-columns-repeated="1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917" calcext:value-type="float">
            <text:p>1.4917</text:p>
          </table:table-cell>
          <table:table-cell office:value-type="float" office:value="1.5092" calcext:value-type="float">
            <text:p>1.5092</text:p>
          </table:table-cell>
          <table:table-cell office:value-type="float" office:value="1.775" calcext:value-type="float">
            <text:p>1.775</text:p>
          </table:table-cell>
          <table:table-cell office:value-type="float" office:value="1.1625" calcext:value-type="float">
            <text:p>1.1625</text:p>
          </table:table-cell>
          <table:table-cell office:value-type="float" office:value="1.16250550746918" calcext:value-type="float">
            <text:p>1.16250550746918</text:p>
          </table:table-cell>
          <table:table-cell office:value-type="float" office:value="1.52368295192719" calcext:value-type="float">
            <text:p>1.52368295192719</text:p>
          </table:table-cell>
          <table:table-cell office:value-type="float" office:value="1.75721776485443" calcext:value-type="float">
            <text:p>1.75721776485443</text:p>
          </table:table-cell>
          <table:table-cell office:value-type="float" office:value="1.62504935264587" calcext:value-type="float">
            <text:p>1.62504935264587</text:p>
          </table:table-cell>
          <table:table-cell office:value-type="float" office:value="1.42485272884369" calcext:value-type="float">
            <text:p>1.42485272884369</text:p>
          </table:table-cell>
          <table:table-cell office:value-type="float" office:value="1.42917478084564" calcext:value-type="float">
            <text:p>1.42917478084564</text:p>
          </table:table-cell>
          <table:table-cell office:value-type="float" office:value="1.50860130786896" calcext:value-type="float">
            <text:p>1.50860130786896</text:p>
          </table:table-cell>
          <table:table-cell office:value-type="float" office:value="1.66314840316772" calcext:value-type="float">
            <text:p>1.66314840316772</text:p>
          </table:table-cell>
          <table:table-cell office:value-type="float" office:value="1.54451143741608" calcext:value-type="float">
            <text:p>1.54451143741608</text:p>
          </table:table-cell>
          <table:table-cell office:value-type="float" office:value="1.42119181156158" calcext:value-type="float">
            <text:p>1.42119181156158</text:p>
          </table:table-cell>
          <table:table-cell office:value-type="float" office:value="1.55322456359863" calcext:value-type="float">
            <text:p>1.55322456359863</text:p>
          </table:table-cell>
          <table:table-cell office:value-type="float" office:value="1.56244134902954" calcext:value-type="float">
            <text:p>1.56244134902954</text:p>
          </table:table-cell>
          <table:table-cell office:value-type="float" office:value="1.50921642780304" calcext:value-type="float">
            <text:p>1.50921642780304</text:p>
          </table:table-cell>
          <table:table-cell office:value-type="float" office:value="1.20581531524658" calcext:value-type="float">
            <text:p>1.20581531524658</text:p>
          </table:table-cell>
          <table:table-cell office:value-type="float" office:value="1.50222086906433" calcext:value-type="float">
            <text:p>1.50222086906433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4853503704071" calcext:value-type="float">
            <text:p>1.4853503704071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31469738483429" calcext:value-type="float">
            <text:p>1.31469738483429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51462805271149" calcext:value-type="float">
            <text:p>1.51462805271149</text:p>
          </table:table-cell>
          <table:table-cell table:number-columns-repeated="1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319" calcext:value-type="float">
            <text:p>1.5319</text:p>
          </table:table-cell>
          <table:table-cell office:value-type="float" office:value="1.5179" calcext:value-type="float">
            <text:p>1.5179</text:p>
          </table:table-cell>
          <table:table-cell office:value-type="float" office:value="1.8396" calcext:value-type="float">
            <text:p>1.8396</text:p>
          </table:table-cell>
          <table:table-cell office:value-type="float" office:value="1.2058" calcext:value-type="float">
            <text:p>1.2058</text:p>
          </table:table-cell>
          <table:table-cell office:value-type="float" office:value="1.80215811729431" calcext:value-type="float">
            <text:p>1.80215811729431</text:p>
          </table:table-cell>
          <table:table-cell office:value-type="float" office:value="1.64082181453705" calcext:value-type="float">
            <text:p>1.64082181453705</text:p>
          </table:table-cell>
          <table:table-cell office:value-type="float" office:value="1.83955860137939" calcext:value-type="float">
            <text:p>1.83955860137939</text:p>
          </table:table-cell>
          <table:table-cell office:value-type="float" office:value="1.39922761917114" calcext:value-type="float">
            <text:p>1.39922761917114</text:p>
          </table:table-cell>
          <table:table-cell office:value-type="float" office:value="1.76458239555359" calcext:value-type="float">
            <text:p>1.76458239555359</text:p>
          </table:table-cell>
          <table:table-cell office:value-type="float" office:value="1.46255326271057" calcext:value-type="float">
            <text:p>1.46255326271057</text:p>
          </table:table-cell>
          <table:table-cell office:value-type="float" office:value="1.55445837974548" calcext:value-type="float">
            <text:p>1.55445837974548</text:p>
          </table:table-cell>
          <table:table-cell office:value-type="float" office:value="1.42917478084564" calcext:value-type="float">
            <text:p>1.42917478084564</text:p>
          </table:table-cell>
          <table:table-cell office:value-type="float" office:value="1.40950334072113" calcext:value-type="float">
            <text:p>1.40950334072113</text:p>
          </table:table-cell>
          <table:table-cell office:value-type="float" office:value="1.53581547737122" calcext:value-type="float">
            <text:p>1.53581547737122</text:p>
          </table:table-cell>
          <table:table-cell office:value-type="float" office:value="1.50596868991852" calcext:value-type="float">
            <text:p>1.50596868991852</text:p>
          </table:table-cell>
          <table:table-cell office:value-type="float" office:value="1.42485272884369" calcext:value-type="float">
            <text:p>1.42485272884369</text:p>
          </table:table-cell>
          <table:table-cell office:value-type="float" office:value="1.52368295192719" calcext:value-type="float">
            <text:p>1.52368295192719</text:p>
          </table:table-cell>
          <table:table-cell office:value-type="float" office:value="1.55152189731598" calcext:value-type="float">
            <text:p>1.55152189731598</text:p>
          </table:table-cell>
          <table:table-cell office:value-type="float" office:value="1.54829275608063" calcext:value-type="float">
            <text:p>1.54829275608063</text:p>
          </table:table-cell>
          <table:table-cell office:value-type="float" office:value="1.62988269329071" calcext:value-type="float">
            <text:p>1.62988269329071</text:p>
          </table:table-cell>
          <table:table-cell office:value-type="float" office:value="1.51462805271149" calcext:value-type="float">
            <text:p>1.51462805271149</text:p>
          </table:table-cell>
          <table:table-cell office:value-type="float" office:value="1.50222086906433" calcext:value-type="float">
            <text:p>1.50222086906433</text:p>
          </table:table-cell>
          <table:table-cell office:value-type="float" office:value="1.74166393280029" calcext:value-type="float">
            <text:p>1.74166393280029</text:p>
          </table:table-cell>
          <table:table-cell office:value-type="float" office:value="1.4738597869873" calcext:value-type="float">
            <text:p>1.4738597869873</text:p>
          </table:table-cell>
          <table:table-cell office:value-type="float" office:value="1.41806817054749" calcext:value-type="float">
            <text:p>1.41806817054749</text:p>
          </table:table-cell>
          <table:table-cell office:value-type="float" office:value="1.62205541133881" calcext:value-type="float">
            <text:p>1.62205541133881</text:p>
          </table:table-cell>
          <table:table-cell office:value-type="float" office:value="1.53903877735138" calcext:value-type="float">
            <text:p>1.53903877735138</text:p>
          </table:table-cell>
          <table:table-cell office:value-type="float" office:value="1.44681072235107" calcext:value-type="float">
            <text:p>1.44681072235107</text:p>
          </table:table-cell>
          <table:table-cell office:value-type="float" office:value="1.52122855186462" calcext:value-type="float">
            <text:p>1.52122855186462</text:p>
          </table:table-cell>
          <table:table-cell office:value-type="float" office:value="1.47143316268921" calcext:value-type="float">
            <text:p>1.47143316268921</text:p>
          </table:table-cell>
          <table:table-cell office:value-type="float" office:value="1.41466951370239" calcext:value-type="float">
            <text:p>1.41466951370239</text:p>
          </table:table-cell>
          <table:table-cell office:value-type="float" office:value="1.20581531524658" calcext:value-type="float">
            <text:p>1.20581531524658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083" calcext:value-type="float">
            <text:p>1.5083</text:p>
          </table:table-cell>
          <table:table-cell office:value-type="float" office:value="1.5092" calcext:value-type="float">
            <text:p>1.5092</text:p>
          </table:table-cell>
          <table:table-cell office:value-type="float" office:value="1.775" calcext:value-type="float">
            <text:p>1.775</text:p>
          </table:table-cell>
          <table:table-cell office:value-type="float" office:value="1.2058" calcext:value-type="float">
            <text:p>1.2058</text:p>
          </table:table-cell>
          <table:table-cell office:value-type="float" office:value="1.52368295192719" calcext:value-type="float">
            <text:p>1.52368295192719</text:p>
          </table:table-cell>
          <table:table-cell office:value-type="float" office:value="1.75721776485443" calcext:value-type="float">
            <text:p>1.75721776485443</text:p>
          </table:table-cell>
          <table:table-cell office:value-type="float" office:value="1.62504935264587" calcext:value-type="float">
            <text:p>1.62504935264587</text:p>
          </table:table-cell>
          <table:table-cell office:value-type="float" office:value="1.50596868991852" calcext:value-type="float">
            <text:p>1.50596868991852</text:p>
          </table:table-cell>
          <table:table-cell office:value-type="float" office:value="1.42485272884369" calcext:value-type="float">
            <text:p>1.42485272884369</text:p>
          </table:table-cell>
          <table:table-cell office:value-type="float" office:value="1.42917478084564" calcext:value-type="float">
            <text:p>1.42917478084564</text:p>
          </table:table-cell>
          <table:table-cell office:value-type="float" office:value="1.56244134902954" calcext:value-type="float">
            <text:p>1.56244134902954</text:p>
          </table:table-cell>
          <table:table-cell office:value-type="float" office:value="1.50921642780304" calcext:value-type="float">
            <text:p>1.50921642780304</text:p>
          </table:table-cell>
          <table:table-cell office:value-type="float" office:value="1.41466951370239" calcext:value-type="float">
            <text:p>1.41466951370239</text:p>
          </table:table-cell>
          <table:table-cell office:value-type="float" office:value="1.20581531524658" calcext:value-type="float">
            <text:p>1.20581531524658</text:p>
          </table:table-cell>
          <table:table-cell office:value-type="float" office:value="1.50222086906433" calcext:value-type="float">
            <text:p>1.50222086906433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53473091125488" calcext:value-type="float">
            <text:p>1.53473091125488</text:p>
          </table:table-cell>
          <table:table-cell office:value-type="float" office:value="1.4853503704071" calcext:value-type="float">
            <text:p>1.4853503704071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64426779747009" calcext:value-type="float">
            <text:p>1.64426779747009</text:p>
          </table:table-cell>
          <table:table-cell office:value-type="float" office:value="1.31469738483429" calcext:value-type="float">
            <text:p>1.31469738483429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47143316268921" calcext:value-type="float">
            <text:p>1.47143316268921</text:p>
          </table:table-cell>
          <table:table-cell office:value-type="float" office:value="1.62988269329071" calcext:value-type="float">
            <text:p>1.62988269329071</text:p>
          </table:table-cell>
          <table:table-cell office:value-type="float" office:value="1.51462805271149" calcext:value-type="float">
            <text:p>1.51462805271149</text:p>
          </table:table-cell>
          <table:table-cell table:number-columns-repeated="1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15" calcext:value-type="float">
            <text:p>1.515</text:p>
          </table:table-cell>
          <table:table-cell office:value-type="float" office:value="1.5309" calcext:value-type="float">
            <text:p>1.5309</text:p>
          </table:table-cell>
          <table:table-cell office:value-type="float" office:value="1.6779" calcext:value-type="float">
            <text:p>1.6779</text:p>
          </table:table-cell>
          <table:table-cell office:value-type="float" office:value="1.352" calcext:value-type="float">
            <text:p>1.352</text:p>
          </table:table-cell>
          <table:table-cell office:value-type="float" office:value="1.43374574184418" calcext:value-type="float">
            <text:p>1.43374574184418</text:p>
          </table:table-cell>
          <table:table-cell office:value-type="float" office:value="1.67794716358185" calcext:value-type="float">
            <text:p>1.67794716358185</text:p>
          </table:table-cell>
          <table:table-cell office:value-type="float" office:value="1.54271304607391" calcext:value-type="float">
            <text:p>1.54271304607391</text:p>
          </table:table-cell>
          <table:table-cell office:value-type="float" office:value="1.39679849147797" calcext:value-type="float">
            <text:p>1.39679849147797</text:p>
          </table:table-cell>
          <table:table-cell office:value-type="float" office:value="1.48448812961578" calcext:value-type="float">
            <text:p>1.48448812961578</text:p>
          </table:table-cell>
          <table:table-cell office:value-type="float" office:value="1.59768199920654" calcext:value-type="float">
            <text:p>1.59768199920654</text:p>
          </table:table-cell>
          <table:table-cell office:value-type="float" office:value="1.57980489730835" calcext:value-type="float">
            <text:p>1.57980489730835</text:p>
          </table:table-cell>
          <table:table-cell office:value-type="float" office:value="1.50396919250488" calcext:value-type="float">
            <text:p>1.50396919250488</text:p>
          </table:table-cell>
          <table:table-cell office:value-type="float" office:value="1.52056646347046" calcext:value-type="float">
            <text:p>1.52056646347046</text:p>
          </table:table-cell>
          <table:table-cell office:value-type="float" office:value="1.44477987289429" calcext:value-type="float">
            <text:p>1.44477987289429</text:p>
          </table:table-cell>
          <table:table-cell office:value-type="float" office:value="1.40374755859375" calcext:value-type="float">
            <text:p>1.40374755859375</text:p>
          </table:table-cell>
          <table:table-cell office:value-type="float" office:value="1.54114806652069" calcext:value-type="float">
            <text:p>1.54114806652069</text:p>
          </table:table-cell>
          <table:table-cell office:value-type="float" office:value="1.3608900308609" calcext:value-type="float">
            <text:p>1.3608900308609</text:p>
          </table:table-cell>
          <table:table-cell office:value-type="float" office:value="1.50294971466064" calcext:value-type="float">
            <text:p>1.50294971466064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54216492176056" calcext:value-type="float">
            <text:p>1.54216492176056</text:p>
          </table:table-cell>
          <table:table-cell office:value-type="float" office:value="1.56190299987793" calcext:value-type="float">
            <text:p>1.56190299987793</text:p>
          </table:table-cell>
          <table:table-cell office:value-type="float" office:value="1.55116415023804" calcext:value-type="float">
            <text:p>1.55116415023804</text:p>
          </table:table-cell>
          <table:table-cell office:value-type="float" office:value="1.56073725223541" calcext:value-type="float">
            <text:p>1.56073725223541</text:p>
          </table:table-cell>
          <table:table-cell office:value-type="float" office:value="1.5433464050293" calcext:value-type="float">
            <text:p>1.5433464050293</text:p>
          </table:table-cell>
          <table:table-cell office:value-type="float" office:value="1.60410118103027" calcext:value-type="float">
            <text:p>1.60410118103027</text:p>
          </table:table-cell>
          <table:table-cell office:value-type="float" office:value="1.51002669334412" calcext:value-type="float">
            <text:p>1.51002669334412</text:p>
          </table:table-cell>
          <table:table-cell office:value-type="float" office:value="1.38449800014496" calcext:value-type="float">
            <text:p>1.38449800014496</text:p>
          </table:table-cell>
          <table:table-cell office:value-type="float" office:value="1.64331889152527" calcext:value-type="float">
            <text:p>1.64331889152527</text:p>
          </table:table-cell>
          <table:table-cell office:value-type="float" office:value="1.50844764709473" calcext:value-type="float">
            <text:p>1.50844764709473</text:p>
          </table:table-cell>
          <table:table-cell office:value-type="float" office:value="1.35199451446533" calcext:value-type="float">
            <text:p>1.35199451446533</text:p>
          </table:table-cell>
          <table:table-cell office:value-type="float" office:value="1.49566400051117" calcext:value-type="float">
            <text:p>1.49566400051117</text:p>
          </table:table-cell>
          <table:table-cell office:value-type="float" office:value="1.59164226055145" calcext:value-type="float">
            <text:p>1.59164226055145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617" calcext:value-type="float">
            <text:p>1.4617</text:p>
          </table:table-cell>
          <table:table-cell office:value-type="float" office:value="1.5043" calcext:value-type="float">
            <text:p>1.5043</text:p>
          </table:table-cell>
          <table:table-cell office:value-type="float" office:value="1.6773" calcext:value-type="float">
            <text:p>1.6773</text:p>
          </table:table-cell>
          <table:table-cell office:value-type="float" office:value="1.0686" calcext:value-type="float">
            <text:p>1.0686</text:p>
          </table:table-cell>
          <table:table-cell office:value-type="float" office:value="1.4752242565155" calcext:value-type="float">
            <text:p>1.4752242565155</text:p>
          </table:table-cell>
          <table:table-cell office:value-type="float" office:value="1.50081658363342" calcext:value-type="float">
            <text:p>1.50081658363342</text:p>
          </table:table-cell>
          <table:table-cell office:value-type="float" office:value="1.51007425785065" calcext:value-type="float">
            <text:p>1.51007425785065</text:p>
          </table:table-cell>
          <table:table-cell office:value-type="float" office:value="1.5334085226059" calcext:value-type="float">
            <text:p>1.5334085226059</text:p>
          </table:table-cell>
          <table:table-cell office:value-type="float" office:value="1.67433512210846" calcext:value-type="float">
            <text:p>1.67433512210846</text:p>
          </table:table-cell>
          <table:table-cell office:value-type="float" office:value="1.52761936187744" calcext:value-type="float">
            <text:p>1.52761936187744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51847326755524" calcext:value-type="float">
            <text:p>1.51847326755524</text:p>
          </table:table-cell>
          <table:table-cell office:value-type="float" office:value="1.57170522212982" calcext:value-type="float">
            <text:p>1.57170522212982</text:p>
          </table:table-cell>
          <table:table-cell office:value-type="float" office:value="1.56242907047272" calcext:value-type="float">
            <text:p>1.56242907047272</text:p>
          </table:table-cell>
          <table:table-cell office:value-type="float" office:value="1.51834273338318" calcext:value-type="float">
            <text:p>1.51834273338318</text:p>
          </table:table-cell>
          <table:table-cell office:value-type="float" office:value="1.67729651927948" calcext:value-type="float">
            <text:p>1.67729651927948</text:p>
          </table:table-cell>
          <table:table-cell office:value-type="float" office:value="1.4827698469162" calcext:value-type="float">
            <text:p>1.4827698469162</text:p>
          </table:table-cell>
          <table:table-cell office:value-type="float" office:value="1.26172363758087" calcext:value-type="float">
            <text:p>1.26172363758087</text:p>
          </table:table-cell>
          <table:table-cell office:value-type="float" office:value="1.13384068012238" calcext:value-type="float">
            <text:p>1.13384068012238</text:p>
          </table:table-cell>
          <table:table-cell office:value-type="float" office:value="1.5244882106781" calcext:value-type="float">
            <text:p>1.5244882106781</text:p>
          </table:table-cell>
          <table:table-cell office:value-type="float" office:value="1.35877799987793" calcext:value-type="float">
            <text:p>1.35877799987793</text:p>
          </table:table-cell>
          <table:table-cell office:value-type="float" office:value="1.398273229599" calcext:value-type="float">
            <text:p>1.398273229599</text:p>
          </table:table-cell>
          <table:table-cell office:value-type="float" office:value="1.06859004497528" calcext:value-type="float">
            <text:p>1.06859004497528</text:p>
          </table:table-cell>
          <table:table-cell office:value-type="float" office:value="1.42122507095337" calcext:value-type="float">
            <text:p>1.42122507095337</text:p>
          </table:table-cell>
          <table:table-cell office:value-type="float" office:value="1.31844997406006" calcext:value-type="float">
            <text:p>1.31844997406006</text:p>
          </table:table-cell>
          <table:table-cell office:value-type="float" office:value="1.51811325550079" calcext:value-type="float">
            <text:p>1.51811325550079</text:p>
          </table:table-cell>
          <table:table-cell office:value-type="float" office:value="1.55351567268372" calcext:value-type="float">
            <text:p>1.55351567268372</text:p>
          </table:table-cell>
          <table:table-cell office:value-type="float" office:value="1.5023250579834" calcext:value-type="float">
            <text:p>1.5023250579834</text:p>
          </table:table-cell>
          <table:table-cell office:value-type="float" office:value="1.50625646114349" calcext:value-type="float">
            <text:p>1.50625646114349</text:p>
          </table:table-cell>
          <table:table-cell office:value-type="float" office:value="1.35448777675629" calcext:value-type="float">
            <text:p>1.35448777675629</text:p>
          </table:table-cell>
          <table:table-cell office:value-type="float" office:value="1.52234947681427" calcext:value-type="float">
            <text:p>1.52234947681427</text:p>
          </table:table-cell>
          <table:table-cell office:value-type="float" office:value="1.43758928775787" calcext:value-type="float">
            <text:p>1.43758928775787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356" calcext:value-type="float">
            <text:p>1.4356</text:p>
          </table:table-cell>
          <table:table-cell office:value-type="float" office:value="1.4378" calcext:value-type="float">
            <text:p>1.4378</text:p>
          </table:table-cell>
          <table:table-cell office:value-type="float" office:value="1.7846" calcext:value-type="float">
            <text:p>1.7846</text:p>
          </table:table-cell>
          <table:table-cell office:value-type="float" office:value="0.9007" calcext:value-type="float">
            <text:p>0.9007</text:p>
          </table:table-cell>
          <table:table-cell office:value-type="float" office:value="1.57242715358734" calcext:value-type="float">
            <text:p>1.57242715358734</text:p>
          </table:table-cell>
          <table:table-cell office:value-type="float" office:value="1.16458332538605" calcext:value-type="float">
            <text:p>1.16458332538605</text:p>
          </table:table-cell>
          <table:table-cell office:value-type="float" office:value="1.56041324138641" calcext:value-type="float">
            <text:p>1.56041324138641</text:p>
          </table:table-cell>
          <table:table-cell office:value-type="float" office:value="1.4199743270874" calcext:value-type="float">
            <text:p>1.4199743270874</text:p>
          </table:table-cell>
          <table:table-cell office:value-type="float" office:value="1.4886931180954" calcext:value-type="float">
            <text:p>1.4886931180954</text:p>
          </table:table-cell>
          <table:table-cell office:value-type="float" office:value="1.41545236110687" calcext:value-type="float">
            <text:p>1.41545236110687</text:p>
          </table:table-cell>
          <table:table-cell office:value-type="float" office:value="0.900684237480164" calcext:value-type="float">
            <text:p>0.900684237480164</text:p>
          </table:table-cell>
          <table:table-cell office:value-type="float" office:value="1.62044990062714" calcext:value-type="float">
            <text:p>1.62044990062714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60356509685516" calcext:value-type="float">
            <text:p>1.60356509685516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43746900558472" calcext:value-type="float">
            <text:p>1.43746900558472</text:p>
          </table:table-cell>
          <table:table-cell office:value-type="float" office:value="1.52887725830078" calcext:value-type="float">
            <text:p>1.52887725830078</text:p>
          </table:table-cell>
          <table:table-cell office:value-type="float" office:value="1.51951062679291" calcext:value-type="float">
            <text:p>1.51951062679291</text:p>
          </table:table-cell>
          <table:table-cell office:value-type="float" office:value="1.35317707061768" calcext:value-type="float">
            <text:p>1.35317707061768</text:p>
          </table:table-cell>
          <table:table-cell office:value-type="float" office:value="1.4379700422287" calcext:value-type="float">
            <text:p>1.4379700422287</text:p>
          </table:table-cell>
          <table:table-cell office:value-type="float" office:value="1.33091259002686" calcext:value-type="float">
            <text:p>1.33091259002686</text:p>
          </table:table-cell>
          <table:table-cell office:value-type="float" office:value="1.30873739719391" calcext:value-type="float">
            <text:p>1.30873739719391</text:p>
          </table:table-cell>
          <table:table-cell office:value-type="float" office:value="1.28592658042908" calcext:value-type="float">
            <text:p>1.28592658042908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3430986404419" calcext:value-type="float">
            <text:p>1.53430986404419</text:p>
          </table:table-cell>
          <table:table-cell office:value-type="float" office:value="1.49317419528961" calcext:value-type="float">
            <text:p>1.49317419528961</text:p>
          </table:table-cell>
          <table:table-cell office:value-type="float" office:value="1.43754875659943" calcext:value-type="float">
            <text:p>1.43754875659943</text:p>
          </table:table-cell>
          <table:table-cell office:value-type="float" office:value="1.57230472564697" calcext:value-type="float">
            <text:p>1.57230472564697</text:p>
          </table:table-cell>
          <table:table-cell office:value-type="float" office:value="1.43171572685242" calcext:value-type="float">
            <text:p>1.43171572685242</text:p>
          </table:table-cell>
          <table:table-cell office:value-type="float" office:value="1.41807150840759" calcext:value-type="float">
            <text:p>1.41807150840759</text:p>
          </table:table-cell>
          <table:table-cell office:value-type="float" office:value="1.36011362075806" calcext:value-type="float">
            <text:p>1.36011362075806</text:p>
          </table:table-cell>
          <table:table-cell office:value-type="float" office:value="1.31469571590424" calcext:value-type="float">
            <text:p>1.31469571590424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356" calcext:value-type="float">
            <text:p>1.4356</text:p>
          </table:table-cell>
          <table:table-cell office:value-type="float" office:value="1.4378" calcext:value-type="float">
            <text:p>1.4378</text:p>
          </table:table-cell>
          <table:table-cell office:value-type="float" office:value="1.7846" calcext:value-type="float">
            <text:p>1.7846</text:p>
          </table:table-cell>
          <table:table-cell office:value-type="float" office:value="0.9007" calcext:value-type="float">
            <text:p>0.9007</text:p>
          </table:table-cell>
          <table:table-cell office:value-type="float" office:value="1.57242715358734" calcext:value-type="float">
            <text:p>1.57242715358734</text:p>
          </table:table-cell>
          <table:table-cell office:value-type="float" office:value="1.16458332538605" calcext:value-type="float">
            <text:p>1.16458332538605</text:p>
          </table:table-cell>
          <table:table-cell office:value-type="float" office:value="1.56041324138641" calcext:value-type="float">
            <text:p>1.56041324138641</text:p>
          </table:table-cell>
          <table:table-cell office:value-type="float" office:value="1.4199743270874" calcext:value-type="float">
            <text:p>1.4199743270874</text:p>
          </table:table-cell>
          <table:table-cell office:value-type="float" office:value="1.4886931180954" calcext:value-type="float">
            <text:p>1.4886931180954</text:p>
          </table:table-cell>
          <table:table-cell office:value-type="float" office:value="1.41545236110687" calcext:value-type="float">
            <text:p>1.41545236110687</text:p>
          </table:table-cell>
          <table:table-cell office:value-type="float" office:value="0.900684237480164" calcext:value-type="float">
            <text:p>0.900684237480164</text:p>
          </table:table-cell>
          <table:table-cell office:value-type="float" office:value="1.62044990062714" calcext:value-type="float">
            <text:p>1.62044990062714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60356509685516" calcext:value-type="float">
            <text:p>1.60356509685516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43746900558472" calcext:value-type="float">
            <text:p>1.43746900558472</text:p>
          </table:table-cell>
          <table:table-cell office:value-type="float" office:value="1.52887725830078" calcext:value-type="float">
            <text:p>1.52887725830078</text:p>
          </table:table-cell>
          <table:table-cell office:value-type="float" office:value="1.51951062679291" calcext:value-type="float">
            <text:p>1.51951062679291</text:p>
          </table:table-cell>
          <table:table-cell office:value-type="float" office:value="1.35317707061768" calcext:value-type="float">
            <text:p>1.35317707061768</text:p>
          </table:table-cell>
          <table:table-cell office:value-type="float" office:value="1.4379700422287" calcext:value-type="float">
            <text:p>1.4379700422287</text:p>
          </table:table-cell>
          <table:table-cell office:value-type="float" office:value="1.33091259002686" calcext:value-type="float">
            <text:p>1.33091259002686</text:p>
          </table:table-cell>
          <table:table-cell office:value-type="float" office:value="1.30873739719391" calcext:value-type="float">
            <text:p>1.30873739719391</text:p>
          </table:table-cell>
          <table:table-cell office:value-type="float" office:value="1.28592658042908" calcext:value-type="float">
            <text:p>1.28592658042908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3430986404419" calcext:value-type="float">
            <text:p>1.53430986404419</text:p>
          </table:table-cell>
          <table:table-cell office:value-type="float" office:value="1.49317419528961" calcext:value-type="float">
            <text:p>1.49317419528961</text:p>
          </table:table-cell>
          <table:table-cell office:value-type="float" office:value="1.43754875659943" calcext:value-type="float">
            <text:p>1.43754875659943</text:p>
          </table:table-cell>
          <table:table-cell office:value-type="float" office:value="1.57230472564697" calcext:value-type="float">
            <text:p>1.57230472564697</text:p>
          </table:table-cell>
          <table:table-cell office:value-type="float" office:value="1.43171572685242" calcext:value-type="float">
            <text:p>1.43171572685242</text:p>
          </table:table-cell>
          <table:table-cell office:value-type="float" office:value="1.41807150840759" calcext:value-type="float">
            <text:p>1.41807150840759</text:p>
          </table:table-cell>
          <table:table-cell office:value-type="float" office:value="1.36011362075806" calcext:value-type="float">
            <text:p>1.36011362075806</text:p>
          </table:table-cell>
          <table:table-cell office:value-type="float" office:value="1.31469571590424" calcext:value-type="float">
            <text:p>1.31469571590424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261" calcext:value-type="float">
            <text:p>1.5261</text:p>
          </table:table-cell>
          <table:table-cell office:value-type="float" office:value="1.4937" calcext:value-type="float">
            <text:p>1.4937</text:p>
          </table:table-cell>
          <table:table-cell office:value-type="float" office:value="1.775" calcext:value-type="float">
            <text:p>1.775</text:p>
          </table:table-cell>
          <table:table-cell office:value-type="float" office:value="1.3277" calcext:value-type="float">
            <text:p>1.3277</text:p>
          </table:table-cell>
          <table:table-cell office:value-type="float" office:value="1.57624018192291" calcext:value-type="float">
            <text:p>1.57624018192291</text:p>
          </table:table-cell>
          <table:table-cell office:value-type="float" office:value="1.48641288280487" calcext:value-type="float">
            <text:p>1.48641288280487</text:p>
          </table:table-cell>
          <table:table-cell office:value-type="float" office:value="1.4900689125061" calcext:value-type="float">
            <text:p>1.4900689125061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1059005260468" calcext:value-type="float">
            <text:p>1.41059005260468</text:p>
          </table:table-cell>
          <table:table-cell office:value-type="float" office:value="1.57422089576721" calcext:value-type="float">
            <text:p>1.57422089576721</text:p>
          </table:table-cell>
          <table:table-cell office:value-type="float" office:value="1.59859454631805" calcext:value-type="float">
            <text:p>1.59859454631805</text:p>
          </table:table-cell>
          <table:table-cell office:value-type="float" office:value="1.47077405452728" calcext:value-type="float">
            <text:p>1.47077405452728</text:p>
          </table:table-cell>
          <table:table-cell office:value-type="float" office:value="1.56646513938904" calcext:value-type="float">
            <text:p>1.56646513938904</text:p>
          </table:table-cell>
          <table:table-cell office:value-type="float" office:value="1.47439122200012" calcext:value-type="float">
            <text:p>1.47439122200012</text:p>
          </table:table-cell>
          <table:table-cell office:value-type="float" office:value="1.42648947238922" calcext:value-type="float">
            <text:p>1.42648947238922</text:p>
          </table:table-cell>
          <table:table-cell office:value-type="float" office:value="1.49297118186951" calcext:value-type="float">
            <text:p>1.49297118186951</text:p>
          </table:table-cell>
          <table:table-cell office:value-type="float" office:value="1.48249936103821" calcext:value-type="float">
            <text:p>1.48249936103821</text:p>
          </table:table-cell>
          <table:table-cell office:value-type="float" office:value="1.49442672729492" calcext:value-type="float">
            <text:p>1.49442672729492</text:p>
          </table:table-cell>
          <table:table-cell office:value-type="float" office:value="1.59098815917969" calcext:value-type="float">
            <text:p>1.59098815917969</text:p>
          </table:table-cell>
          <table:table-cell office:value-type="float" office:value="1.47001302242279" calcext:value-type="float">
            <text:p>1.47001302242279</text:p>
          </table:table-cell>
          <table:table-cell office:value-type="float" office:value="1.53810083866119" calcext:value-type="float">
            <text:p>1.53810083866119</text:p>
          </table:table-cell>
          <table:table-cell office:value-type="float" office:value="1.43491244316101" calcext:value-type="float">
            <text:p>1.43491244316101</text:p>
          </table:table-cell>
          <table:table-cell office:value-type="float" office:value="1.64088141918182" calcext:value-type="float">
            <text:p>1.64088141918182</text:p>
          </table:table-cell>
          <table:table-cell office:value-type="float" office:value="1.55984950065613" calcext:value-type="float">
            <text:p>1.55984950065613</text:p>
          </table:table-cell>
          <table:table-cell office:value-type="float" office:value="1.48871982097626" calcext:value-type="float">
            <text:p>1.48871982097626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59743702411652" calcext:value-type="float">
            <text:p>1.59743702411652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7648658752441" calcext:value-type="float">
            <text:p>1.57648658752441</text:p>
          </table:table-cell>
          <table:table-cell office:value-type="float" office:value="1.57183575630188" calcext:value-type="float">
            <text:p>1.57183575630188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261" calcext:value-type="float">
            <text:p>1.5261</text:p>
          </table:table-cell>
          <table:table-cell office:value-type="float" office:value="1.4937" calcext:value-type="float">
            <text:p>1.4937</text:p>
          </table:table-cell>
          <table:table-cell office:value-type="float" office:value="1.775" calcext:value-type="float">
            <text:p>1.775</text:p>
          </table:table-cell>
          <table:table-cell office:value-type="float" office:value="1.3277" calcext:value-type="float">
            <text:p>1.3277</text:p>
          </table:table-cell>
          <table:table-cell office:value-type="float" office:value="1.57624018192291" calcext:value-type="float">
            <text:p>1.57624018192291</text:p>
          </table:table-cell>
          <table:table-cell office:value-type="float" office:value="1.48641288280487" calcext:value-type="float">
            <text:p>1.48641288280487</text:p>
          </table:table-cell>
          <table:table-cell office:value-type="float" office:value="1.4900689125061" calcext:value-type="float">
            <text:p>1.4900689125061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1059005260468" calcext:value-type="float">
            <text:p>1.41059005260468</text:p>
          </table:table-cell>
          <table:table-cell office:value-type="float" office:value="1.57422089576721" calcext:value-type="float">
            <text:p>1.57422089576721</text:p>
          </table:table-cell>
          <table:table-cell office:value-type="float" office:value="1.59859454631805" calcext:value-type="float">
            <text:p>1.59859454631805</text:p>
          </table:table-cell>
          <table:table-cell office:value-type="float" office:value="1.47077405452728" calcext:value-type="float">
            <text:p>1.47077405452728</text:p>
          </table:table-cell>
          <table:table-cell office:value-type="float" office:value="1.56646513938904" calcext:value-type="float">
            <text:p>1.56646513938904</text:p>
          </table:table-cell>
          <table:table-cell office:value-type="float" office:value="1.47439122200012" calcext:value-type="float">
            <text:p>1.47439122200012</text:p>
          </table:table-cell>
          <table:table-cell office:value-type="float" office:value="1.42648947238922" calcext:value-type="float">
            <text:p>1.42648947238922</text:p>
          </table:table-cell>
          <table:table-cell office:value-type="float" office:value="1.49297118186951" calcext:value-type="float">
            <text:p>1.49297118186951</text:p>
          </table:table-cell>
          <table:table-cell office:value-type="float" office:value="1.48249936103821" calcext:value-type="float">
            <text:p>1.48249936103821</text:p>
          </table:table-cell>
          <table:table-cell office:value-type="float" office:value="1.49442672729492" calcext:value-type="float">
            <text:p>1.49442672729492</text:p>
          </table:table-cell>
          <table:table-cell office:value-type="float" office:value="1.59098815917969" calcext:value-type="float">
            <text:p>1.59098815917969</text:p>
          </table:table-cell>
          <table:table-cell office:value-type="float" office:value="1.47001302242279" calcext:value-type="float">
            <text:p>1.47001302242279</text:p>
          </table:table-cell>
          <table:table-cell office:value-type="float" office:value="1.53810083866119" calcext:value-type="float">
            <text:p>1.53810083866119</text:p>
          </table:table-cell>
          <table:table-cell office:value-type="float" office:value="1.43491244316101" calcext:value-type="float">
            <text:p>1.43491244316101</text:p>
          </table:table-cell>
          <table:table-cell office:value-type="float" office:value="1.64088141918182" calcext:value-type="float">
            <text:p>1.64088141918182</text:p>
          </table:table-cell>
          <table:table-cell office:value-type="float" office:value="1.55984950065613" calcext:value-type="float">
            <text:p>1.55984950065613</text:p>
          </table:table-cell>
          <table:table-cell office:value-type="float" office:value="1.48871982097626" calcext:value-type="float">
            <text:p>1.48871982097626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59743702411652" calcext:value-type="float">
            <text:p>1.59743702411652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7648658752441" calcext:value-type="float">
            <text:p>1.57648658752441</text:p>
          </table:table-cell>
          <table:table-cell office:value-type="float" office:value="1.57183575630188" calcext:value-type="float">
            <text:p>1.57183575630188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92" calcext:value-type="float">
            <text:p>1.492</text:p>
          </table:table-cell>
          <table:table-cell office:value-type="float" office:value="1.4968" calcext:value-type="float">
            <text:p>1.4968</text:p>
          </table:table-cell>
          <table:table-cell office:value-type="float" office:value="1.7144" calcext:value-type="float">
            <text:p>1.7144</text:p>
          </table:table-cell>
          <table:table-cell office:value-type="float" office:value="1.1173" calcext:value-type="float">
            <text:p>1.1173</text:p>
          </table:table-cell>
          <table:table-cell office:value-type="float" office:value="1.41351616382599" calcext:value-type="float">
            <text:p>1.41351616382599</text:p>
          </table:table-cell>
          <table:table-cell office:value-type="float" office:value="1.42832446098328" calcext:value-type="float">
            <text:p>1.42832446098328</text:p>
          </table:table-cell>
          <table:table-cell office:value-type="float" office:value="1.43311023712158" calcext:value-type="float">
            <text:p>1.43311023712158</text:p>
          </table:table-cell>
          <table:table-cell office:value-type="float" office:value="1.34695672988892" calcext:value-type="float">
            <text:p>1.34695672988892</text:p>
          </table:table-cell>
          <table:table-cell office:value-type="float" office:value="1.53781998157501" calcext:value-type="float">
            <text:p>1.53781998157501</text:p>
          </table:table-cell>
          <table:table-cell office:value-type="float" office:value="1.45836317539215" calcext:value-type="float">
            <text:p>1.45836317539215</text:p>
          </table:table-cell>
          <table:table-cell office:value-type="float" office:value="1.44540286064148" calcext:value-type="float">
            <text:p>1.44540286064148</text:p>
          </table:table-cell>
          <table:table-cell office:value-type="float" office:value="1.52876675128937" calcext:value-type="float">
            <text:p>1.52876675128937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39860963821411" calcext:value-type="float">
            <text:p>1.39860963821411</text:p>
          </table:table-cell>
          <table:table-cell office:value-type="float" office:value="1.47109436988831" calcext:value-type="float">
            <text:p>1.47109436988831</text:p>
          </table:table-cell>
          <table:table-cell office:value-type="float" office:value="1.61673104763031" calcext:value-type="float">
            <text:p>1.61673104763031</text:p>
          </table:table-cell>
          <table:table-cell office:value-type="float" office:value="1.64363563060761" calcext:value-type="float">
            <text:p>1.64363563060761</text:p>
          </table:table-cell>
          <table:table-cell office:value-type="float" office:value="1.60659754276276" calcext:value-type="float">
            <text:p>1.60659754276276</text:p>
          </table:table-cell>
          <table:table-cell office:value-type="float" office:value="1.60323429107666" calcext:value-type="float">
            <text:p>1.60323429107666</text:p>
          </table:table-cell>
          <table:table-cell office:value-type="float" office:value="1.43215596675873" calcext:value-type="float">
            <text:p>1.43215596675873</text:p>
          </table:table-cell>
          <table:table-cell office:value-type="float" office:value="1.32730877399445" calcext:value-type="float">
            <text:p>1.32730877399445</text:p>
          </table:table-cell>
          <table:table-cell office:value-type="float" office:value="1.1584666967392" calcext:value-type="float">
            <text:p>1.1584666967392</text:p>
          </table:table-cell>
          <table:table-cell office:value-type="float" office:value="1.57927262783051" calcext:value-type="float">
            <text:p>1.57927262783051</text:p>
          </table:table-cell>
          <table:table-cell office:value-type="float" office:value="1.61712145805359" calcext:value-type="float">
            <text:p>1.61712145805359</text:p>
          </table:table-cell>
          <table:table-cell office:value-type="float" office:value="1.53481483459473" calcext:value-type="float">
            <text:p>1.53481483459473</text:p>
          </table:table-cell>
          <table:table-cell office:value-type="float" office:value="1.51506948471069" calcext:value-type="float">
            <text:p>1.51506948471069</text:p>
          </table:table-cell>
          <table:table-cell office:value-type="float" office:value="1.6397317647934" calcext:value-type="float">
            <text:p>1.6397317647934</text:p>
          </table:table-cell>
          <table:table-cell office:value-type="float" office:value="1.68298554420471" calcext:value-type="float">
            <text:p>1.68298554420471</text:p>
          </table:table-cell>
          <table:table-cell office:value-type="float" office:value="1.71440839767456" calcext:value-type="float">
            <text:p>1.71440839767456</text:p>
          </table:table-cell>
          <table:table-cell office:value-type="float" office:value="1.47861111164093" calcext:value-type="float">
            <text:p>1.47861111164093</text:p>
          </table:table-cell>
          <table:table-cell office:value-type="float" office:value="1.44442224502563" calcext:value-type="float">
            <text:p>1.44442224502563</text:p>
          </table:table-cell>
          <table:table-cell office:value-type="float" office:value="1.11730468273163" calcext:value-type="float">
            <text:p>1.11730468273163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006" calcext:value-type="float">
            <text:p>1.4006</text:p>
          </table:table-cell>
          <table:table-cell office:value-type="float" office:value="1.4061" calcext:value-type="float">
            <text:p>1.4061</text:p>
          </table:table-cell>
          <table:table-cell office:value-type="float" office:value="1.7846" calcext:value-type="float">
            <text:p>1.7846</text:p>
          </table:table-cell>
          <table:table-cell office:value-type="float" office:value="0.9966" calcext:value-type="float">
            <text:p>0.9966</text:p>
          </table:table-cell>
          <table:table-cell office:value-type="float" office:value="1.57242715358734" calcext:value-type="float">
            <text:p>1.57242715358734</text:p>
          </table:table-cell>
          <table:table-cell office:value-type="float" office:value="1.16973185539246" calcext:value-type="float">
            <text:p>1.16973185539246</text:p>
          </table:table-cell>
          <table:table-cell office:value-type="float" office:value="1.56041324138641" calcext:value-type="float">
            <text:p>1.56041324138641</text:p>
          </table:table-cell>
          <table:table-cell office:value-type="float" office:value="1.25835716724396" calcext:value-type="float">
            <text:p>1.25835716724396</text:p>
          </table:table-cell>
          <table:table-cell office:value-type="float" office:value="1.2071681022644" calcext:value-type="float">
            <text:p>1.2071681022644</text:p>
          </table:table-cell>
          <table:table-cell office:value-type="float" office:value="0.996568083763123" calcext:value-type="float">
            <text:p>0.996568083763123</text:p>
          </table:table-cell>
          <table:table-cell office:value-type="float" office:value="1.44981074333191" calcext:value-type="float">
            <text:p>1.44981074333191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55974161624908" calcext:value-type="float">
            <text:p>1.55974161624908</text:p>
          </table:table-cell>
          <table:table-cell office:value-type="float" office:value="1.43353700637817" calcext:value-type="float">
            <text:p>1.43353700637817</text:p>
          </table:table-cell>
          <table:table-cell office:value-type="float" office:value="1.38896059989929" calcext:value-type="float">
            <text:p>1.38896059989929</text:p>
          </table:table-cell>
          <table:table-cell office:value-type="float" office:value="1.60659754276276" calcext:value-type="float">
            <text:p>1.60659754276276</text:p>
          </table:table-cell>
          <table:table-cell office:value-type="float" office:value="1.1584666967392" calcext:value-type="float">
            <text:p>1.1584666967392</text:p>
          </table:table-cell>
          <table:table-cell office:value-type="float" office:value="1.35005247592926" calcext:value-type="float">
            <text:p>1.35005247592926</text:p>
          </table:table-cell>
          <table:table-cell office:value-type="float" office:value="1.23076915740967" calcext:value-type="float">
            <text:p>1.23076915740967</text:p>
          </table:table-cell>
          <table:table-cell office:value-type="float" office:value="1.51506948471069" calcext:value-type="float">
            <text:p>1.51506948471069</text:p>
          </table:table-cell>
          <table:table-cell office:value-type="float" office:value="1.58375179767609" calcext:value-type="float">
            <text:p>1.58375179767609</text:p>
          </table:table-cell>
          <table:table-cell office:value-type="float" office:value="1.5805811882019" calcext:value-type="float">
            <text:p>1.5805811882019</text:p>
          </table:table-cell>
          <table:table-cell office:value-type="float" office:value="1.40613031387329" calcext:value-type="float">
            <text:p>1.40613031387329</text:p>
          </table:table-cell>
          <table:table-cell office:value-type="float" office:value="1.20916318893433" calcext:value-type="float">
            <text:p>1.20916318893433</text:p>
          </table:table-cell>
          <table:table-cell office:value-type="float" office:value="1.39122009277344" calcext:value-type="float">
            <text:p>1.39122009277344</text:p>
          </table:table-cell>
          <table:table-cell table:number-columns-repeated="1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416" calcext:value-type="float">
            <text:p>1.5416</text:p>
          </table:table-cell>
          <table:table-cell office:value-type="float" office:value="1.5616" calcext:value-type="float">
            <text:p>1.5616</text:p>
          </table:table-cell>
          <table:table-cell office:value-type="float" office:value="1.7157" calcext:value-type="float">
            <text:p>1.7157</text:p>
          </table:table-cell>
          <table:table-cell office:value-type="float" office:value="1.2141" calcext:value-type="float">
            <text:p>1.2141</text:p>
          </table:table-cell>
          <table:table-cell office:value-type="float" office:value="1.45064973831177" calcext:value-type="float">
            <text:p>1.45064973831177</text:p>
          </table:table-cell>
          <table:table-cell office:value-type="float" office:value="1.63633143901825" calcext:value-type="float">
            <text:p>1.63633143901825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51671576499939" calcext:value-type="float">
            <text:p>1.51671576499939</text:p>
          </table:table-cell>
          <table:table-cell office:value-type="float" office:value="1.48127901554108" calcext:value-type="float">
            <text:p>1.48127901554108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57799351215363" calcext:value-type="float">
            <text:p>1.57799351215363</text:p>
          </table:table-cell>
          <table:table-cell office:value-type="float" office:value="1.48544371128082" calcext:value-type="float">
            <text:p>1.48544371128082</text:p>
          </table:table-cell>
          <table:table-cell office:value-type="float" office:value="1.33855509757996" calcext:value-type="float">
            <text:p>1.33855509757996</text:p>
          </table:table-cell>
          <table:table-cell office:value-type="float" office:value="1.60990834236145" calcext:value-type="float">
            <text:p>1.60990834236145</text:p>
          </table:table-cell>
          <table:table-cell office:value-type="float" office:value="1.55758762359619" calcext:value-type="float">
            <text:p>1.55758762359619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42606556415558" calcext:value-type="float">
            <text:p>1.42606556415558</text:p>
          </table:table-cell>
          <table:table-cell office:value-type="float" office:value="1.60201275348663" calcext:value-type="float">
            <text:p>1.60201275348663</text:p>
          </table:table-cell>
          <table:table-cell office:value-type="float" office:value="1.56134700775146" calcext:value-type="float">
            <text:p>1.56134700775146</text:p>
          </table:table-cell>
          <table:table-cell office:value-type="float" office:value="1.57127702236176" calcext:value-type="float">
            <text:p>1.57127702236176</text:p>
          </table:table-cell>
          <table:table-cell office:value-type="float" office:value="1.66548466682434" calcext:value-type="float">
            <text:p>1.66548466682434</text:p>
          </table:table-cell>
          <table:table-cell office:value-type="float" office:value="1.21407997608185" calcext:value-type="float">
            <text:p>1.21407997608185</text:p>
          </table:table-cell>
          <table:table-cell office:value-type="float" office:value="1.71570801734924" calcext:value-type="float">
            <text:p>1.71570801734924</text:p>
          </table:table-cell>
          <table:table-cell office:value-type="float" office:value="1.67949092388153" calcext:value-type="float">
            <text:p>1.67949092388153</text:p>
          </table:table-cell>
          <table:table-cell office:value-type="float" office:value="1.48871982097626" calcext:value-type="float">
            <text:p>1.48871982097626</text:p>
          </table:table-cell>
          <table:table-cell office:value-type="float" office:value="1.62349009513855" calcext:value-type="float">
            <text:p>1.62349009513855</text:p>
          </table:table-cell>
          <table:table-cell office:value-type="float" office:value="1.36665821075439" calcext:value-type="float">
            <text:p>1.36665821075439</text:p>
          </table:table-cell>
          <table:table-cell office:value-type="float" office:value="1.62988269329071" calcext:value-type="float">
            <text:p>1.62988269329071</text:p>
          </table:table-cell>
          <table:table-cell office:value-type="float" office:value="1.50190401077271" calcext:value-type="float">
            <text:p>1.50190401077271</text:p>
          </table:table-cell>
          <table:table-cell office:value-type="float" office:value="1.65082192420959" calcext:value-type="float">
            <text:p>1.65082192420959</text:p>
          </table:table-cell>
          <table:table-cell office:value-type="float" office:value="1.52453529834747" calcext:value-type="float">
            <text:p>1.52453529834747</text:p>
          </table:table-cell>
          <table:table-cell office:value-type="float" office:value="1.56190299987793" calcext:value-type="float">
            <text:p>1.56190299987793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416" calcext:value-type="float">
            <text:p>1.5416</text:p>
          </table:table-cell>
          <table:table-cell office:value-type="float" office:value="1.5616" calcext:value-type="float">
            <text:p>1.5616</text:p>
          </table:table-cell>
          <table:table-cell office:value-type="float" office:value="1.7157" calcext:value-type="float">
            <text:p>1.7157</text:p>
          </table:table-cell>
          <table:table-cell office:value-type="float" office:value="1.2141" calcext:value-type="float">
            <text:p>1.2141</text:p>
          </table:table-cell>
          <table:table-cell office:value-type="float" office:value="1.45064973831177" calcext:value-type="float">
            <text:p>1.45064973831177</text:p>
          </table:table-cell>
          <table:table-cell office:value-type="float" office:value="1.63633143901825" calcext:value-type="float">
            <text:p>1.63633143901825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51671576499939" calcext:value-type="float">
            <text:p>1.51671576499939</text:p>
          </table:table-cell>
          <table:table-cell office:value-type="float" office:value="1.48127901554108" calcext:value-type="float">
            <text:p>1.48127901554108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57799351215363" calcext:value-type="float">
            <text:p>1.57799351215363</text:p>
          </table:table-cell>
          <table:table-cell office:value-type="float" office:value="1.48544371128082" calcext:value-type="float">
            <text:p>1.48544371128082</text:p>
          </table:table-cell>
          <table:table-cell office:value-type="float" office:value="1.33855509757996" calcext:value-type="float">
            <text:p>1.33855509757996</text:p>
          </table:table-cell>
          <table:table-cell office:value-type="float" office:value="1.60990834236145" calcext:value-type="float">
            <text:p>1.60990834236145</text:p>
          </table:table-cell>
          <table:table-cell office:value-type="float" office:value="1.55758762359619" calcext:value-type="float">
            <text:p>1.55758762359619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42606556415558" calcext:value-type="float">
            <text:p>1.42606556415558</text:p>
          </table:table-cell>
          <table:table-cell office:value-type="float" office:value="1.60201275348663" calcext:value-type="float">
            <text:p>1.60201275348663</text:p>
          </table:table-cell>
          <table:table-cell office:value-type="float" office:value="1.56134700775146" calcext:value-type="float">
            <text:p>1.56134700775146</text:p>
          </table:table-cell>
          <table:table-cell office:value-type="float" office:value="1.57127702236176" calcext:value-type="float">
            <text:p>1.57127702236176</text:p>
          </table:table-cell>
          <table:table-cell office:value-type="float" office:value="1.66548466682434" calcext:value-type="float">
            <text:p>1.66548466682434</text:p>
          </table:table-cell>
          <table:table-cell office:value-type="float" office:value="1.21407997608185" calcext:value-type="float">
            <text:p>1.21407997608185</text:p>
          </table:table-cell>
          <table:table-cell office:value-type="float" office:value="1.71570801734924" calcext:value-type="float">
            <text:p>1.71570801734924</text:p>
          </table:table-cell>
          <table:table-cell office:value-type="float" office:value="1.67949092388153" calcext:value-type="float">
            <text:p>1.67949092388153</text:p>
          </table:table-cell>
          <table:table-cell office:value-type="float" office:value="1.48871982097626" calcext:value-type="float">
            <text:p>1.48871982097626</text:p>
          </table:table-cell>
          <table:table-cell office:value-type="float" office:value="1.62349009513855" calcext:value-type="float">
            <text:p>1.62349009513855</text:p>
          </table:table-cell>
          <table:table-cell office:value-type="float" office:value="1.36665821075439" calcext:value-type="float">
            <text:p>1.36665821075439</text:p>
          </table:table-cell>
          <table:table-cell office:value-type="float" office:value="1.62988269329071" calcext:value-type="float">
            <text:p>1.62988269329071</text:p>
          </table:table-cell>
          <table:table-cell office:value-type="float" office:value="1.50190401077271" calcext:value-type="float">
            <text:p>1.50190401077271</text:p>
          </table:table-cell>
          <table:table-cell office:value-type="float" office:value="1.65082192420959" calcext:value-type="float">
            <text:p>1.65082192420959</text:p>
          </table:table-cell>
          <table:table-cell office:value-type="float" office:value="1.52453529834747" calcext:value-type="float">
            <text:p>1.52453529834747</text:p>
          </table:table-cell>
          <table:table-cell office:value-type="float" office:value="1.56190299987793" calcext:value-type="float">
            <text:p>1.56190299987793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416" calcext:value-type="float">
            <text:p>1.5416</text:p>
          </table:table-cell>
          <table:table-cell office:value-type="float" office:value="1.5616" calcext:value-type="float">
            <text:p>1.5616</text:p>
          </table:table-cell>
          <table:table-cell office:value-type="float" office:value="1.7157" calcext:value-type="float">
            <text:p>1.7157</text:p>
          </table:table-cell>
          <table:table-cell office:value-type="float" office:value="1.2141" calcext:value-type="float">
            <text:p>1.2141</text:p>
          </table:table-cell>
          <table:table-cell office:value-type="float" office:value="1.45064973831177" calcext:value-type="float">
            <text:p>1.45064973831177</text:p>
          </table:table-cell>
          <table:table-cell office:value-type="float" office:value="1.63633143901825" calcext:value-type="float">
            <text:p>1.63633143901825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51671576499939" calcext:value-type="float">
            <text:p>1.51671576499939</text:p>
          </table:table-cell>
          <table:table-cell office:value-type="float" office:value="1.48127901554108" calcext:value-type="float">
            <text:p>1.48127901554108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57799351215363" calcext:value-type="float">
            <text:p>1.57799351215363</text:p>
          </table:table-cell>
          <table:table-cell office:value-type="float" office:value="1.48544371128082" calcext:value-type="float">
            <text:p>1.48544371128082</text:p>
          </table:table-cell>
          <table:table-cell office:value-type="float" office:value="1.33855509757996" calcext:value-type="float">
            <text:p>1.33855509757996</text:p>
          </table:table-cell>
          <table:table-cell office:value-type="float" office:value="1.60990834236145" calcext:value-type="float">
            <text:p>1.60990834236145</text:p>
          </table:table-cell>
          <table:table-cell office:value-type="float" office:value="1.55758762359619" calcext:value-type="float">
            <text:p>1.55758762359619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42606556415558" calcext:value-type="float">
            <text:p>1.42606556415558</text:p>
          </table:table-cell>
          <table:table-cell office:value-type="float" office:value="1.60201275348663" calcext:value-type="float">
            <text:p>1.60201275348663</text:p>
          </table:table-cell>
          <table:table-cell office:value-type="float" office:value="1.56134700775146" calcext:value-type="float">
            <text:p>1.56134700775146</text:p>
          </table:table-cell>
          <table:table-cell office:value-type="float" office:value="1.57127702236176" calcext:value-type="float">
            <text:p>1.57127702236176</text:p>
          </table:table-cell>
          <table:table-cell office:value-type="float" office:value="1.66548466682434" calcext:value-type="float">
            <text:p>1.66548466682434</text:p>
          </table:table-cell>
          <table:table-cell office:value-type="float" office:value="1.21407997608185" calcext:value-type="float">
            <text:p>1.21407997608185</text:p>
          </table:table-cell>
          <table:table-cell office:value-type="float" office:value="1.71570801734924" calcext:value-type="float">
            <text:p>1.71570801734924</text:p>
          </table:table-cell>
          <table:table-cell office:value-type="float" office:value="1.67949092388153" calcext:value-type="float">
            <text:p>1.67949092388153</text:p>
          </table:table-cell>
          <table:table-cell office:value-type="float" office:value="1.48871982097626" calcext:value-type="float">
            <text:p>1.48871982097626</text:p>
          </table:table-cell>
          <table:table-cell office:value-type="float" office:value="1.62349009513855" calcext:value-type="float">
            <text:p>1.62349009513855</text:p>
          </table:table-cell>
          <table:table-cell office:value-type="float" office:value="1.36665821075439" calcext:value-type="float">
            <text:p>1.36665821075439</text:p>
          </table:table-cell>
          <table:table-cell office:value-type="float" office:value="1.62988269329071" calcext:value-type="float">
            <text:p>1.62988269329071</text:p>
          </table:table-cell>
          <table:table-cell office:value-type="float" office:value="1.50190401077271" calcext:value-type="float">
            <text:p>1.50190401077271</text:p>
          </table:table-cell>
          <table:table-cell office:value-type="float" office:value="1.65082192420959" calcext:value-type="float">
            <text:p>1.65082192420959</text:p>
          </table:table-cell>
          <table:table-cell office:value-type="float" office:value="1.52453529834747" calcext:value-type="float">
            <text:p>1.52453529834747</text:p>
          </table:table-cell>
          <table:table-cell office:value-type="float" office:value="1.56190299987793" calcext:value-type="float">
            <text:p>1.56190299987793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416" calcext:value-type="float">
            <text:p>1.5416</text:p>
          </table:table-cell>
          <table:table-cell office:value-type="float" office:value="1.5616" calcext:value-type="float">
            <text:p>1.5616</text:p>
          </table:table-cell>
          <table:table-cell office:value-type="float" office:value="1.7157" calcext:value-type="float">
            <text:p>1.7157</text:p>
          </table:table-cell>
          <table:table-cell office:value-type="float" office:value="1.2141" calcext:value-type="float">
            <text:p>1.2141</text:p>
          </table:table-cell>
          <table:table-cell office:value-type="float" office:value="1.45064973831177" calcext:value-type="float">
            <text:p>1.45064973831177</text:p>
          </table:table-cell>
          <table:table-cell office:value-type="float" office:value="1.63633143901825" calcext:value-type="float">
            <text:p>1.63633143901825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51671576499939" calcext:value-type="float">
            <text:p>1.51671576499939</text:p>
          </table:table-cell>
          <table:table-cell office:value-type="float" office:value="1.48127901554108" calcext:value-type="float">
            <text:p>1.48127901554108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57799351215363" calcext:value-type="float">
            <text:p>1.57799351215363</text:p>
          </table:table-cell>
          <table:table-cell office:value-type="float" office:value="1.48544371128082" calcext:value-type="float">
            <text:p>1.48544371128082</text:p>
          </table:table-cell>
          <table:table-cell office:value-type="float" office:value="1.33855509757996" calcext:value-type="float">
            <text:p>1.33855509757996</text:p>
          </table:table-cell>
          <table:table-cell office:value-type="float" office:value="1.60990834236145" calcext:value-type="float">
            <text:p>1.60990834236145</text:p>
          </table:table-cell>
          <table:table-cell office:value-type="float" office:value="1.55758762359619" calcext:value-type="float">
            <text:p>1.55758762359619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42606556415558" calcext:value-type="float">
            <text:p>1.42606556415558</text:p>
          </table:table-cell>
          <table:table-cell office:value-type="float" office:value="1.60201275348663" calcext:value-type="float">
            <text:p>1.60201275348663</text:p>
          </table:table-cell>
          <table:table-cell office:value-type="float" office:value="1.56134700775146" calcext:value-type="float">
            <text:p>1.56134700775146</text:p>
          </table:table-cell>
          <table:table-cell office:value-type="float" office:value="1.57127702236176" calcext:value-type="float">
            <text:p>1.57127702236176</text:p>
          </table:table-cell>
          <table:table-cell office:value-type="float" office:value="1.66548466682434" calcext:value-type="float">
            <text:p>1.66548466682434</text:p>
          </table:table-cell>
          <table:table-cell office:value-type="float" office:value="1.21407997608185" calcext:value-type="float">
            <text:p>1.21407997608185</text:p>
          </table:table-cell>
          <table:table-cell office:value-type="float" office:value="1.71570801734924" calcext:value-type="float">
            <text:p>1.71570801734924</text:p>
          </table:table-cell>
          <table:table-cell office:value-type="float" office:value="1.67949092388153" calcext:value-type="float">
            <text:p>1.67949092388153</text:p>
          </table:table-cell>
          <table:table-cell office:value-type="float" office:value="1.48871982097626" calcext:value-type="float">
            <text:p>1.48871982097626</text:p>
          </table:table-cell>
          <table:table-cell office:value-type="float" office:value="1.62349009513855" calcext:value-type="float">
            <text:p>1.62349009513855</text:p>
          </table:table-cell>
          <table:table-cell office:value-type="float" office:value="1.36665821075439" calcext:value-type="float">
            <text:p>1.36665821075439</text:p>
          </table:table-cell>
          <table:table-cell office:value-type="float" office:value="1.62988269329071" calcext:value-type="float">
            <text:p>1.62988269329071</text:p>
          </table:table-cell>
          <table:table-cell office:value-type="float" office:value="1.50190401077271" calcext:value-type="float">
            <text:p>1.50190401077271</text:p>
          </table:table-cell>
          <table:table-cell office:value-type="float" office:value="1.65082192420959" calcext:value-type="float">
            <text:p>1.65082192420959</text:p>
          </table:table-cell>
          <table:table-cell office:value-type="float" office:value="1.52453529834747" calcext:value-type="float">
            <text:p>1.52453529834747</text:p>
          </table:table-cell>
          <table:table-cell office:value-type="float" office:value="1.56190299987793" calcext:value-type="float">
            <text:p>1.56190299987793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15" calcext:value-type="float">
            <text:p>1.415</text:p>
          </table:table-cell>
          <table:table-cell office:value-type="float" office:value="1.45" calcext:value-type="float">
            <text:p>1.45</text:p>
          </table:table-cell>
          <table:table-cell office:value-type="float" office:value="1.7846" calcext:value-type="float">
            <text:p>1.7846</text:p>
          </table:table-cell>
          <table:table-cell office:value-type="float" office:value="0.9893" calcext:value-type="float">
            <text:p>0.9893</text:p>
          </table:table-cell>
          <table:table-cell office:value-type="float" office:value="1.57242715358734" calcext:value-type="float">
            <text:p>1.57242715358734</text:p>
          </table:table-cell>
          <table:table-cell office:value-type="float" office:value="1.27582585811615" calcext:value-type="float">
            <text:p>1.27582585811615</text:p>
          </table:table-cell>
          <table:table-cell office:value-type="float" office:value="1.56041324138641" calcext:value-type="float">
            <text:p>1.56041324138641</text:p>
          </table:table-cell>
          <table:table-cell office:value-type="float" office:value="1.22474586963654" calcext:value-type="float">
            <text:p>1.22474586963654</text:p>
          </table:table-cell>
          <table:table-cell office:value-type="float" office:value="1.4886931180954" calcext:value-type="float">
            <text:p>1.4886931180954</text:p>
          </table:table-cell>
          <table:table-cell office:value-type="float" office:value="0.989309728145599" calcext:value-type="float">
            <text:p>0.989309728145599</text:p>
          </table:table-cell>
          <table:table-cell office:value-type="float" office:value="1.10865378379822" calcext:value-type="float">
            <text:p>1.10865378379822</text:p>
          </table:table-cell>
          <table:table-cell office:value-type="float" office:value="1.54226624965668" calcext:value-type="float">
            <text:p>1.54226624965668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1850018501282" calcext:value-type="float">
            <text:p>1.41850018501282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51948535442352" calcext:value-type="float">
            <text:p>1.51948535442352</text:p>
          </table:table-cell>
          <table:table-cell office:value-type="float" office:value="1.41008257865906" calcext:value-type="float">
            <text:p>1.41008257865906</text:p>
          </table:table-cell>
          <table:table-cell office:value-type="float" office:value="1.4868026971817" calcext:value-type="float">
            <text:p>1.4868026971817</text:p>
          </table:table-cell>
          <table:table-cell office:value-type="float" office:value="1.35069465637207" calcext:value-type="float">
            <text:p>1.35069465637207</text:p>
          </table:table-cell>
          <table:table-cell office:value-type="float" office:value="1.4758437871933" calcext:value-type="float">
            <text:p>1.4758437871933</text:p>
          </table:table-cell>
          <table:table-cell office:value-type="float" office:value="1.29111981391907" calcext:value-type="float">
            <text:p>1.29111981391907</text:p>
          </table:table-cell>
          <table:table-cell office:value-type="float" office:value="1.41305208206177" calcext:value-type="float">
            <text:p>1.41305208206177</text:p>
          </table:table-cell>
          <table:table-cell office:value-type="float" office:value="1.60132575035095" calcext:value-type="float">
            <text:p>1.60132575035095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8360478878021" calcext:value-type="float">
            <text:p>1.48360478878021</text:p>
          </table:table-cell>
          <table:table-cell office:value-type="float" office:value="1.48891127109528" calcext:value-type="float">
            <text:p>1.48891127109528</text:p>
          </table:table-cell>
          <table:table-cell office:value-type="float" office:value="1.45105004310608" calcext:value-type="float">
            <text:p>1.45105004310608</text:p>
          </table:table-cell>
          <table:table-cell office:value-type="float" office:value="1.3394273519516" calcext:value-type="float">
            <text:p>1.3394273519516</text:p>
          </table:table-cell>
          <table:table-cell office:value-type="float" office:value="1.35464525222778" calcext:value-type="float">
            <text:p>1.35464525222778</text:p>
          </table:table-cell>
          <table:table-cell office:value-type="float" office:value="1.44985115528107" calcext:value-type="float">
            <text:p>1.44985115528107</text:p>
          </table:table-cell>
          <table:table-cell office:value-type="float" office:value="1.33359527587891" calcext:value-type="float">
            <text:p>1.33359527587891</text:p>
          </table:table-cell>
          <table:table-cell office:value-type="float" office:value="1.30547213554382" calcext:value-type="float">
            <text:p>1.30547213554382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915" calcext:value-type="float">
            <text:p>1.3915</text:p>
          </table:table-cell>
          <table:table-cell office:value-type="float" office:value="1.45" calcext:value-type="float">
            <text:p>1.45</text:p>
          </table:table-cell>
          <table:table-cell office:value-type="float" office:value="1.5604" calcext:value-type="float">
            <text:p>1.5604</text:p>
          </table:table-cell>
          <table:table-cell office:value-type="float" office:value="0.9893" calcext:value-type="float">
            <text:p>0.9893</text:p>
          </table:table-cell>
          <table:table-cell office:value-type="float" office:value="1.4886931180954" calcext:value-type="float">
            <text:p>1.4886931180954</text:p>
          </table:table-cell>
          <table:table-cell office:value-type="float" office:value="1.27582585811615" calcext:value-type="float">
            <text:p>1.27582585811615</text:p>
          </table:table-cell>
          <table:table-cell office:value-type="float" office:value="1.56041324138641" calcext:value-type="float">
            <text:p>1.56041324138641</text:p>
          </table:table-cell>
          <table:table-cell office:value-type="float" office:value="1.50841581821442" calcext:value-type="float">
            <text:p>1.50841581821442</text:p>
          </table:table-cell>
          <table:table-cell office:value-type="float" office:value="1.51038551330566" calcext:value-type="float">
            <text:p>1.51038551330566</text:p>
          </table:table-cell>
          <table:table-cell office:value-type="float" office:value="0.989309728145599" calcext:value-type="float">
            <text:p>0.989309728145599</text:p>
          </table:table-cell>
          <table:table-cell office:value-type="float" office:value="1.10865378379822" calcext:value-type="float">
            <text:p>1.10865378379822</text:p>
          </table:table-cell>
          <table:table-cell office:value-type="float" office:value="1.4758437871933" calcext:value-type="float">
            <text:p>1.4758437871933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5262408256531" calcext:value-type="float">
            <text:p>1.45262408256531</text:p>
          </table:table-cell>
          <table:table-cell office:value-type="float" office:value="1.38325417041779" calcext:value-type="float">
            <text:p>1.38325417041779</text:p>
          </table:table-cell>
          <table:table-cell office:value-type="float" office:value="1.44985115528107" calcext:value-type="float">
            <text:p>1.44985115528107</text:p>
          </table:table-cell>
          <table:table-cell office:value-type="float" office:value="1.33359527587891" calcext:value-type="float">
            <text:p>1.33359527587891</text:p>
          </table:table-cell>
          <table:table-cell office:value-type="float" office:value="1.4868026971817" calcext:value-type="float">
            <text:p>1.4868026971817</text:p>
          </table:table-cell>
          <table:table-cell office:value-type="float" office:value="1.46449792385101" calcext:value-type="float">
            <text:p>1.46449792385101</text:p>
          </table:table-cell>
          <table:table-cell office:value-type="float" office:value="1.4743036031723" calcext:value-type="float">
            <text:p>1.4743036031723</text:p>
          </table:table-cell>
          <table:table-cell office:value-type="float" office:value="1.29111981391907" calcext:value-type="float">
            <text:p>1.29111981391907</text:p>
          </table:table-cell>
          <table:table-cell office:value-type="float" office:value="1.41305208206177" calcext:value-type="float">
            <text:p>1.41305208206177</text:p>
          </table:table-cell>
          <table:table-cell office:value-type="float" office:value="1.42375552654266" calcext:value-type="float">
            <text:p>1.42375552654266</text:p>
          </table:table-cell>
          <table:table-cell office:value-type="float" office:value="1.26019740104675" calcext:value-type="float">
            <text:p>1.26019740104675</text:p>
          </table:table-cell>
          <table:table-cell office:value-type="float" office:value="1.48360478878021" calcext:value-type="float">
            <text:p>1.48360478878021</text:p>
          </table:table-cell>
          <table:table-cell office:value-type="float" office:value="1.48891127109528" calcext:value-type="float">
            <text:p>1.48891127109528</text:p>
          </table:table-cell>
          <table:table-cell office:value-type="float" office:value="1.18853831291199" calcext:value-type="float">
            <text:p>1.18853831291199</text:p>
          </table:table-cell>
          <table:table-cell office:value-type="float" office:value="1.46339929103851" calcext:value-type="float">
            <text:p>1.46339929103851</text:p>
          </table:table-cell>
          <table:table-cell office:value-type="float" office:value="1.48207557201386" calcext:value-type="float">
            <text:p>1.48207557201386</text:p>
          </table:table-cell>
          <table:table-cell office:value-type="float" office:value="1.3861004114151" calcext:value-type="float">
            <text:p>1.3861004114151</text:p>
          </table:table-cell>
          <table:table-cell office:value-type="float" office:value="1.36308705806732" calcext:value-type="float">
            <text:p>1.36308705806732</text:p>
          </table:table-cell>
          <table:table-cell office:value-type="float" office:value="1.30547213554382" calcext:value-type="float">
            <text:p>1.30547213554382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393" calcext:value-type="float">
            <text:p>1.4393</text:p>
          </table:table-cell>
          <table:table-cell office:value-type="float" office:value="1.4825" calcext:value-type="float">
            <text:p>1.4825</text:p>
          </table:table-cell>
          <table:table-cell office:value-type="float" office:value="1.7198" calcext:value-type="float">
            <text:p>1.7198</text:p>
          </table:table-cell>
          <table:table-cell office:value-type="float" office:value="0.9893" calcext:value-type="float">
            <text:p>0.9893</text:p>
          </table:table-cell>
          <table:table-cell office:value-type="float" office:value="1.58685159683228" calcext:value-type="float">
            <text:p>1.58685159683228</text:p>
          </table:table-cell>
          <table:table-cell office:value-type="float" office:value="1.27582585811615" calcext:value-type="float">
            <text:p>1.27582585811615</text:p>
          </table:table-cell>
          <table:table-cell office:value-type="float" office:value="1.56041324138641" calcext:value-type="float">
            <text:p>1.56041324138641</text:p>
          </table:table-cell>
          <table:table-cell office:value-type="float" office:value="1.22474586963654" calcext:value-type="float">
            <text:p>1.22474586963654</text:p>
          </table:table-cell>
          <table:table-cell office:value-type="float" office:value="1.59470224380493" calcext:value-type="float">
            <text:p>1.59470224380493</text:p>
          </table:table-cell>
          <table:table-cell office:value-type="float" office:value="0.989309728145599" calcext:value-type="float">
            <text:p>0.989309728145599</text:p>
          </table:table-cell>
          <table:table-cell office:value-type="float" office:value="1.10865378379822" calcext:value-type="float">
            <text:p>1.10865378379822</text:p>
          </table:table-cell>
          <table:table-cell office:value-type="float" office:value="1.58514308929443" calcext:value-type="float">
            <text:p>1.58514308929443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37145256996155" calcext:value-type="float">
            <text:p>1.37145256996155</text:p>
          </table:table-cell>
          <table:table-cell office:value-type="float" office:value="1.36466634273529" calcext:value-type="float">
            <text:p>1.36466634273529</text:p>
          </table:table-cell>
          <table:table-cell office:value-type="float" office:value="1.43515086174011" calcext:value-type="float">
            <text:p>1.43515086174011</text:p>
          </table:table-cell>
          <table:table-cell office:value-type="float" office:value="1.4814031124115" calcext:value-type="float">
            <text:p>1.4814031124115</text:p>
          </table:table-cell>
          <table:table-cell office:value-type="float" office:value="1.4868026971817" calcext:value-type="float">
            <text:p>1.4868026971817</text:p>
          </table:table-cell>
          <table:table-cell office:value-type="float" office:value="1.35069465637207" calcext:value-type="float">
            <text:p>1.35069465637207</text:p>
          </table:table-cell>
          <table:table-cell office:value-type="float" office:value="1.64349317550659" calcext:value-type="float">
            <text:p>1.64349317550659</text:p>
          </table:table-cell>
          <table:table-cell office:value-type="float" office:value="1.29111981391907" calcext:value-type="float">
            <text:p>1.29111981391907</text:p>
          </table:table-cell>
          <table:table-cell office:value-type="float" office:value="1.41305208206177" calcext:value-type="float">
            <text:p>1.41305208206177</text:p>
          </table:table-cell>
          <table:table-cell office:value-type="float" office:value="1.60132575035095" calcext:value-type="float">
            <text:p>1.60132575035095</text:p>
          </table:table-cell>
          <table:table-cell office:value-type="float" office:value="1.71976923942566" calcext:value-type="float">
            <text:p>1.71976923942566</text:p>
          </table:table-cell>
          <table:table-cell office:value-type="float" office:value="1.48360478878021" calcext:value-type="float">
            <text:p>1.48360478878021</text:p>
          </table:table-cell>
          <table:table-cell office:value-type="float" office:value="1.48891127109528" calcext:value-type="float">
            <text:p>1.48891127109528</text:p>
          </table:table-cell>
          <table:table-cell office:value-type="float" office:value="1.52028286457062" calcext:value-type="float">
            <text:p>1.52028286457062</text:p>
          </table:table-cell>
          <table:table-cell office:value-type="float" office:value="1.3394273519516" calcext:value-type="float">
            <text:p>1.3394273519516</text:p>
          </table:table-cell>
          <table:table-cell office:value-type="float" office:value="1.35464525222778" calcext:value-type="float">
            <text:p>1.35464525222778</text:p>
          </table:table-cell>
          <table:table-cell office:value-type="float" office:value="1.60037624835968" calcext:value-type="float">
            <text:p>1.60037624835968</text:p>
          </table:table-cell>
          <table:table-cell office:value-type="float" office:value="1.52101981639862" calcext:value-type="float">
            <text:p>1.52101981639862</text:p>
          </table:table-cell>
          <table:table-cell office:value-type="float" office:value="1.30547213554382" calcext:value-type="float">
            <text:p>1.30547213554382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915" calcext:value-type="float">
            <text:p>1.3915</text:p>
          </table:table-cell>
          <table:table-cell office:value-type="float" office:value="1.45" calcext:value-type="float">
            <text:p>1.45</text:p>
          </table:table-cell>
          <table:table-cell office:value-type="float" office:value="1.5604" calcext:value-type="float">
            <text:p>1.5604</text:p>
          </table:table-cell>
          <table:table-cell office:value-type="float" office:value="0.9893" calcext:value-type="float">
            <text:p>0.9893</text:p>
          </table:table-cell>
          <table:table-cell office:value-type="float" office:value="1.4886931180954" calcext:value-type="float">
            <text:p>1.4886931180954</text:p>
          </table:table-cell>
          <table:table-cell office:value-type="float" office:value="1.27582585811615" calcext:value-type="float">
            <text:p>1.27582585811615</text:p>
          </table:table-cell>
          <table:table-cell office:value-type="float" office:value="1.56041324138641" calcext:value-type="float">
            <text:p>1.56041324138641</text:p>
          </table:table-cell>
          <table:table-cell office:value-type="float" office:value="1.50841581821442" calcext:value-type="float">
            <text:p>1.50841581821442</text:p>
          </table:table-cell>
          <table:table-cell office:value-type="float" office:value="1.51038551330566" calcext:value-type="float">
            <text:p>1.51038551330566</text:p>
          </table:table-cell>
          <table:table-cell office:value-type="float" office:value="0.989309728145599" calcext:value-type="float">
            <text:p>0.989309728145599</text:p>
          </table:table-cell>
          <table:table-cell office:value-type="float" office:value="1.10865378379822" calcext:value-type="float">
            <text:p>1.10865378379822</text:p>
          </table:table-cell>
          <table:table-cell office:value-type="float" office:value="1.4758437871933" calcext:value-type="float">
            <text:p>1.4758437871933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5262408256531" calcext:value-type="float">
            <text:p>1.45262408256531</text:p>
          </table:table-cell>
          <table:table-cell office:value-type="float" office:value="1.38325417041779" calcext:value-type="float">
            <text:p>1.38325417041779</text:p>
          </table:table-cell>
          <table:table-cell office:value-type="float" office:value="1.44985115528107" calcext:value-type="float">
            <text:p>1.44985115528107</text:p>
          </table:table-cell>
          <table:table-cell office:value-type="float" office:value="1.33359527587891" calcext:value-type="float">
            <text:p>1.33359527587891</text:p>
          </table:table-cell>
          <table:table-cell office:value-type="float" office:value="1.4868026971817" calcext:value-type="float">
            <text:p>1.4868026971817</text:p>
          </table:table-cell>
          <table:table-cell office:value-type="float" office:value="1.46449792385101" calcext:value-type="float">
            <text:p>1.46449792385101</text:p>
          </table:table-cell>
          <table:table-cell office:value-type="float" office:value="1.4743036031723" calcext:value-type="float">
            <text:p>1.4743036031723</text:p>
          </table:table-cell>
          <table:table-cell office:value-type="float" office:value="1.29111981391907" calcext:value-type="float">
            <text:p>1.29111981391907</text:p>
          </table:table-cell>
          <table:table-cell office:value-type="float" office:value="1.41305208206177" calcext:value-type="float">
            <text:p>1.41305208206177</text:p>
          </table:table-cell>
          <table:table-cell office:value-type="float" office:value="1.42375552654266" calcext:value-type="float">
            <text:p>1.42375552654266</text:p>
          </table:table-cell>
          <table:table-cell office:value-type="float" office:value="1.26019740104675" calcext:value-type="float">
            <text:p>1.26019740104675</text:p>
          </table:table-cell>
          <table:table-cell office:value-type="float" office:value="1.48360478878021" calcext:value-type="float">
            <text:p>1.48360478878021</text:p>
          </table:table-cell>
          <table:table-cell office:value-type="float" office:value="1.48891127109528" calcext:value-type="float">
            <text:p>1.48891127109528</text:p>
          </table:table-cell>
          <table:table-cell office:value-type="float" office:value="1.18853831291199" calcext:value-type="float">
            <text:p>1.18853831291199</text:p>
          </table:table-cell>
          <table:table-cell office:value-type="float" office:value="1.46339929103851" calcext:value-type="float">
            <text:p>1.46339929103851</text:p>
          </table:table-cell>
          <table:table-cell office:value-type="float" office:value="1.48207557201386" calcext:value-type="float">
            <text:p>1.48207557201386</text:p>
          </table:table-cell>
          <table:table-cell office:value-type="float" office:value="1.3861004114151" calcext:value-type="float">
            <text:p>1.3861004114151</text:p>
          </table:table-cell>
          <table:table-cell office:value-type="float" office:value="1.36308705806732" calcext:value-type="float">
            <text:p>1.36308705806732</text:p>
          </table:table-cell>
          <table:table-cell office:value-type="float" office:value="1.30547213554382" calcext:value-type="float">
            <text:p>1.30547213554382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393" calcext:value-type="float">
            <text:p>1.4393</text:p>
          </table:table-cell>
          <table:table-cell office:value-type="float" office:value="1.4825" calcext:value-type="float">
            <text:p>1.4825</text:p>
          </table:table-cell>
          <table:table-cell office:value-type="float" office:value="1.7198" calcext:value-type="float">
            <text:p>1.7198</text:p>
          </table:table-cell>
          <table:table-cell office:value-type="float" office:value="0.9893" calcext:value-type="float">
            <text:p>0.9893</text:p>
          </table:table-cell>
          <table:table-cell office:value-type="float" office:value="1.58685159683228" calcext:value-type="float">
            <text:p>1.58685159683228</text:p>
          </table:table-cell>
          <table:table-cell office:value-type="float" office:value="1.27582585811615" calcext:value-type="float">
            <text:p>1.27582585811615</text:p>
          </table:table-cell>
          <table:table-cell office:value-type="float" office:value="1.56041324138641" calcext:value-type="float">
            <text:p>1.56041324138641</text:p>
          </table:table-cell>
          <table:table-cell office:value-type="float" office:value="1.22474586963654" calcext:value-type="float">
            <text:p>1.22474586963654</text:p>
          </table:table-cell>
          <table:table-cell office:value-type="float" office:value="1.59470224380493" calcext:value-type="float">
            <text:p>1.59470224380493</text:p>
          </table:table-cell>
          <table:table-cell office:value-type="float" office:value="0.989309728145599" calcext:value-type="float">
            <text:p>0.989309728145599</text:p>
          </table:table-cell>
          <table:table-cell office:value-type="float" office:value="1.10865378379822" calcext:value-type="float">
            <text:p>1.10865378379822</text:p>
          </table:table-cell>
          <table:table-cell office:value-type="float" office:value="1.58514308929443" calcext:value-type="float">
            <text:p>1.58514308929443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37145256996155" calcext:value-type="float">
            <text:p>1.37145256996155</text:p>
          </table:table-cell>
          <table:table-cell office:value-type="float" office:value="1.36466634273529" calcext:value-type="float">
            <text:p>1.36466634273529</text:p>
          </table:table-cell>
          <table:table-cell office:value-type="float" office:value="1.43515086174011" calcext:value-type="float">
            <text:p>1.43515086174011</text:p>
          </table:table-cell>
          <table:table-cell office:value-type="float" office:value="1.4814031124115" calcext:value-type="float">
            <text:p>1.4814031124115</text:p>
          </table:table-cell>
          <table:table-cell office:value-type="float" office:value="1.4868026971817" calcext:value-type="float">
            <text:p>1.4868026971817</text:p>
          </table:table-cell>
          <table:table-cell office:value-type="float" office:value="1.35069465637207" calcext:value-type="float">
            <text:p>1.35069465637207</text:p>
          </table:table-cell>
          <table:table-cell office:value-type="float" office:value="1.64349317550659" calcext:value-type="float">
            <text:p>1.64349317550659</text:p>
          </table:table-cell>
          <table:table-cell office:value-type="float" office:value="1.29111981391907" calcext:value-type="float">
            <text:p>1.29111981391907</text:p>
          </table:table-cell>
          <table:table-cell office:value-type="float" office:value="1.41305208206177" calcext:value-type="float">
            <text:p>1.41305208206177</text:p>
          </table:table-cell>
          <table:table-cell office:value-type="float" office:value="1.60132575035095" calcext:value-type="float">
            <text:p>1.60132575035095</text:p>
          </table:table-cell>
          <table:table-cell office:value-type="float" office:value="1.71976923942566" calcext:value-type="float">
            <text:p>1.71976923942566</text:p>
          </table:table-cell>
          <table:table-cell office:value-type="float" office:value="1.48360478878021" calcext:value-type="float">
            <text:p>1.48360478878021</text:p>
          </table:table-cell>
          <table:table-cell office:value-type="float" office:value="1.48891127109528" calcext:value-type="float">
            <text:p>1.48891127109528</text:p>
          </table:table-cell>
          <table:table-cell office:value-type="float" office:value="1.52028286457062" calcext:value-type="float">
            <text:p>1.52028286457062</text:p>
          </table:table-cell>
          <table:table-cell office:value-type="float" office:value="1.3394273519516" calcext:value-type="float">
            <text:p>1.3394273519516</text:p>
          </table:table-cell>
          <table:table-cell office:value-type="float" office:value="1.35464525222778" calcext:value-type="float">
            <text:p>1.35464525222778</text:p>
          </table:table-cell>
          <table:table-cell office:value-type="float" office:value="1.60037624835968" calcext:value-type="float">
            <text:p>1.60037624835968</text:p>
          </table:table-cell>
          <table:table-cell office:value-type="float" office:value="1.52101981639862" calcext:value-type="float">
            <text:p>1.52101981639862</text:p>
          </table:table-cell>
          <table:table-cell office:value-type="float" office:value="1.30547213554382" calcext:value-type="float">
            <text:p>1.30547213554382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15" calcext:value-type="float">
            <text:p>1.415</text:p>
          </table:table-cell>
          <table:table-cell office:value-type="float" office:value="1.45" calcext:value-type="float">
            <text:p>1.45</text:p>
          </table:table-cell>
          <table:table-cell office:value-type="float" office:value="1.7846" calcext:value-type="float">
            <text:p>1.7846</text:p>
          </table:table-cell>
          <table:table-cell office:value-type="float" office:value="0.9893" calcext:value-type="float">
            <text:p>0.9893</text:p>
          </table:table-cell>
          <table:table-cell office:value-type="float" office:value="1.57242715358734" calcext:value-type="float">
            <text:p>1.57242715358734</text:p>
          </table:table-cell>
          <table:table-cell office:value-type="float" office:value="1.27582585811615" calcext:value-type="float">
            <text:p>1.27582585811615</text:p>
          </table:table-cell>
          <table:table-cell office:value-type="float" office:value="1.56041324138641" calcext:value-type="float">
            <text:p>1.56041324138641</text:p>
          </table:table-cell>
          <table:table-cell office:value-type="float" office:value="1.22474586963654" calcext:value-type="float">
            <text:p>1.22474586963654</text:p>
          </table:table-cell>
          <table:table-cell office:value-type="float" office:value="1.4886931180954" calcext:value-type="float">
            <text:p>1.4886931180954</text:p>
          </table:table-cell>
          <table:table-cell office:value-type="float" office:value="0.989309728145599" calcext:value-type="float">
            <text:p>0.989309728145599</text:p>
          </table:table-cell>
          <table:table-cell office:value-type="float" office:value="1.10865378379822" calcext:value-type="float">
            <text:p>1.10865378379822</text:p>
          </table:table-cell>
          <table:table-cell office:value-type="float" office:value="1.54226624965668" calcext:value-type="float">
            <text:p>1.54226624965668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1850018501282" calcext:value-type="float">
            <text:p>1.41850018501282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51948535442352" calcext:value-type="float">
            <text:p>1.51948535442352</text:p>
          </table:table-cell>
          <table:table-cell office:value-type="float" office:value="1.41008257865906" calcext:value-type="float">
            <text:p>1.41008257865906</text:p>
          </table:table-cell>
          <table:table-cell office:value-type="float" office:value="1.4868026971817" calcext:value-type="float">
            <text:p>1.4868026971817</text:p>
          </table:table-cell>
          <table:table-cell office:value-type="float" office:value="1.35069465637207" calcext:value-type="float">
            <text:p>1.35069465637207</text:p>
          </table:table-cell>
          <table:table-cell office:value-type="float" office:value="1.4758437871933" calcext:value-type="float">
            <text:p>1.4758437871933</text:p>
          </table:table-cell>
          <table:table-cell office:value-type="float" office:value="1.29111981391907" calcext:value-type="float">
            <text:p>1.29111981391907</text:p>
          </table:table-cell>
          <table:table-cell office:value-type="float" office:value="1.41305208206177" calcext:value-type="float">
            <text:p>1.41305208206177</text:p>
          </table:table-cell>
          <table:table-cell office:value-type="float" office:value="1.60132575035095" calcext:value-type="float">
            <text:p>1.60132575035095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8360478878021" calcext:value-type="float">
            <text:p>1.48360478878021</text:p>
          </table:table-cell>
          <table:table-cell office:value-type="float" office:value="1.48891127109528" calcext:value-type="float">
            <text:p>1.48891127109528</text:p>
          </table:table-cell>
          <table:table-cell office:value-type="float" office:value="1.45105004310608" calcext:value-type="float">
            <text:p>1.45105004310608</text:p>
          </table:table-cell>
          <table:table-cell office:value-type="float" office:value="1.3394273519516" calcext:value-type="float">
            <text:p>1.3394273519516</text:p>
          </table:table-cell>
          <table:table-cell office:value-type="float" office:value="1.35464525222778" calcext:value-type="float">
            <text:p>1.35464525222778</text:p>
          </table:table-cell>
          <table:table-cell office:value-type="float" office:value="1.44985115528107" calcext:value-type="float">
            <text:p>1.44985115528107</text:p>
          </table:table-cell>
          <table:table-cell office:value-type="float" office:value="1.33359527587891" calcext:value-type="float">
            <text:p>1.33359527587891</text:p>
          </table:table-cell>
          <table:table-cell office:value-type="float" office:value="1.30547213554382" calcext:value-type="float">
            <text:p>1.30547213554382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15" calcext:value-type="float">
            <text:p>1.415</text:p>
          </table:table-cell>
          <table:table-cell office:value-type="float" office:value="1.45" calcext:value-type="float">
            <text:p>1.45</text:p>
          </table:table-cell>
          <table:table-cell office:value-type="float" office:value="1.7846" calcext:value-type="float">
            <text:p>1.7846</text:p>
          </table:table-cell>
          <table:table-cell office:value-type="float" office:value="0.9893" calcext:value-type="float">
            <text:p>0.9893</text:p>
          </table:table-cell>
          <table:table-cell office:value-type="float" office:value="1.57242715358734" calcext:value-type="float">
            <text:p>1.57242715358734</text:p>
          </table:table-cell>
          <table:table-cell office:value-type="float" office:value="1.27582585811615" calcext:value-type="float">
            <text:p>1.27582585811615</text:p>
          </table:table-cell>
          <table:table-cell office:value-type="float" office:value="1.56041324138641" calcext:value-type="float">
            <text:p>1.56041324138641</text:p>
          </table:table-cell>
          <table:table-cell office:value-type="float" office:value="1.22474586963654" calcext:value-type="float">
            <text:p>1.22474586963654</text:p>
          </table:table-cell>
          <table:table-cell office:value-type="float" office:value="1.4886931180954" calcext:value-type="float">
            <text:p>1.4886931180954</text:p>
          </table:table-cell>
          <table:table-cell office:value-type="float" office:value="0.989309728145599" calcext:value-type="float">
            <text:p>0.989309728145599</text:p>
          </table:table-cell>
          <table:table-cell office:value-type="float" office:value="1.10865378379822" calcext:value-type="float">
            <text:p>1.10865378379822</text:p>
          </table:table-cell>
          <table:table-cell office:value-type="float" office:value="1.54226624965668" calcext:value-type="float">
            <text:p>1.54226624965668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1850018501282" calcext:value-type="float">
            <text:p>1.41850018501282</text:p>
          </table:table-cell>
          <table:table-cell office:value-type="float" office:value="1.45064985752106" calcext:value-type="float">
            <text:p>1.45064985752106</text:p>
          </table:table-cell>
          <table:table-cell office:value-type="float" office:value="1.51948535442352" calcext:value-type="float">
            <text:p>1.51948535442352</text:p>
          </table:table-cell>
          <table:table-cell office:value-type="float" office:value="1.41008257865906" calcext:value-type="float">
            <text:p>1.41008257865906</text:p>
          </table:table-cell>
          <table:table-cell office:value-type="float" office:value="1.4868026971817" calcext:value-type="float">
            <text:p>1.4868026971817</text:p>
          </table:table-cell>
          <table:table-cell office:value-type="float" office:value="1.35069465637207" calcext:value-type="float">
            <text:p>1.35069465637207</text:p>
          </table:table-cell>
          <table:table-cell office:value-type="float" office:value="1.4758437871933" calcext:value-type="float">
            <text:p>1.4758437871933</text:p>
          </table:table-cell>
          <table:table-cell office:value-type="float" office:value="1.29111981391907" calcext:value-type="float">
            <text:p>1.29111981391907</text:p>
          </table:table-cell>
          <table:table-cell office:value-type="float" office:value="1.41305208206177" calcext:value-type="float">
            <text:p>1.41305208206177</text:p>
          </table:table-cell>
          <table:table-cell office:value-type="float" office:value="1.60132575035095" calcext:value-type="float">
            <text:p>1.60132575035095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8360478878021" calcext:value-type="float">
            <text:p>1.48360478878021</text:p>
          </table:table-cell>
          <table:table-cell office:value-type="float" office:value="1.48891127109528" calcext:value-type="float">
            <text:p>1.48891127109528</text:p>
          </table:table-cell>
          <table:table-cell office:value-type="float" office:value="1.45105004310608" calcext:value-type="float">
            <text:p>1.45105004310608</text:p>
          </table:table-cell>
          <table:table-cell office:value-type="float" office:value="1.3394273519516" calcext:value-type="float">
            <text:p>1.3394273519516</text:p>
          </table:table-cell>
          <table:table-cell office:value-type="float" office:value="1.35464525222778" calcext:value-type="float">
            <text:p>1.35464525222778</text:p>
          </table:table-cell>
          <table:table-cell office:value-type="float" office:value="1.44985115528107" calcext:value-type="float">
            <text:p>1.44985115528107</text:p>
          </table:table-cell>
          <table:table-cell office:value-type="float" office:value="1.33359527587891" calcext:value-type="float">
            <text:p>1.33359527587891</text:p>
          </table:table-cell>
          <table:table-cell office:value-type="float" office:value="1.30547213554382" calcext:value-type="float">
            <text:p>1.30547213554382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976" calcext:value-type="float">
            <text:p>1.4976</text:p>
          </table:table-cell>
          <table:table-cell office:value-type="float" office:value="1.5008" calcext:value-type="float">
            <text:p>1.5008</text:p>
          </table:table-cell>
          <table:table-cell office:value-type="float" office:value="1.7107" calcext:value-type="float">
            <text:p>1.7107</text:p>
          </table:table-cell>
          <table:table-cell office:value-type="float" office:value="1.2339" calcext:value-type="float">
            <text:p>1.2339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3977656364441" calcext:value-type="float">
            <text:p>1.53977656364441</text:p>
          </table:table-cell>
          <table:table-cell office:value-type="float" office:value="1.50618314743042" calcext:value-type="float">
            <text:p>1.50618314743042</text:p>
          </table:table-cell>
          <table:table-cell office:value-type="float" office:value="1.46007835865021" calcext:value-type="float">
            <text:p>1.46007835865021</text:p>
          </table:table-cell>
          <table:table-cell office:value-type="float" office:value="1.51671576499939" calcext:value-type="float">
            <text:p>1.51671576499939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71074748039246" calcext:value-type="float">
            <text:p>1.71074748039246</text:p>
          </table:table-cell>
          <table:table-cell office:value-type="float" office:value="1.54601645469666" calcext:value-type="float">
            <text:p>1.54601645469666</text:p>
          </table:table-cell>
          <table:table-cell office:value-type="float" office:value="1.54276609420776" calcext:value-type="float">
            <text:p>1.54276609420776</text:p>
          </table:table-cell>
          <table:table-cell office:value-type="float" office:value="1.55103063583374" calcext:value-type="float">
            <text:p>1.55103063583374</text:p>
          </table:table-cell>
          <table:table-cell office:value-type="float" office:value="1.55425620079041" calcext:value-type="float">
            <text:p>1.55425620079041</text:p>
          </table:table-cell>
          <table:table-cell office:value-type="float" office:value="1.62169849872589" calcext:value-type="float">
            <text:p>1.62169849872589</text:p>
          </table:table-cell>
          <table:table-cell office:value-type="float" office:value="1.54685854911804" calcext:value-type="float">
            <text:p>1.54685854911804</text:p>
          </table:table-cell>
          <table:table-cell office:value-type="float" office:value="1.57245981693268" calcext:value-type="float">
            <text:p>1.57245981693268</text:p>
          </table:table-cell>
          <table:table-cell office:value-type="float" office:value="1.61080420017242" calcext:value-type="float">
            <text:p>1.61080420017242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4849796295166" calcext:value-type="float">
            <text:p>1.4849796295166</text:p>
          </table:table-cell>
          <table:table-cell office:value-type="float" office:value="1.54304981231689" calcext:value-type="float">
            <text:p>1.54304981231689</text:p>
          </table:table-cell>
          <table:table-cell office:value-type="float" office:value="1.46688282489777" calcext:value-type="float">
            <text:p>1.46688282489777</text:p>
          </table:table-cell>
          <table:table-cell office:value-type="float" office:value="1.4685252904892" calcext:value-type="float">
            <text:p>1.4685252904892</text:p>
          </table:table-cell>
          <table:table-cell office:value-type="float" office:value="1.27668142318726" calcext:value-type="float">
            <text:p>1.27668142318726</text:p>
          </table:table-cell>
          <table:table-cell office:value-type="float" office:value="1.23389768600464" calcext:value-type="float">
            <text:p>1.23389768600464</text:p>
          </table:table-cell>
          <table:table-cell office:value-type="float" office:value="1.41612684726715" calcext:value-type="float">
            <text:p>1.41612684726715</text:p>
          </table:table-cell>
          <table:table-cell office:value-type="float" office:value="1.30259323120117" calcext:value-type="float">
            <text:p>1.30259323120117</text:p>
          </table:table-cell>
          <table:table-cell office:value-type="float" office:value="1.46172416210175" calcext:value-type="float">
            <text:p>1.46172416210175</text:p>
          </table:table-cell>
          <table:table-cell office:value-type="float" office:value="1.43803131580353" calcext:value-type="float">
            <text:p>1.43803131580353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976" calcext:value-type="float">
            <text:p>1.4976</text:p>
          </table:table-cell>
          <table:table-cell office:value-type="float" office:value="1.5008" calcext:value-type="float">
            <text:p>1.5008</text:p>
          </table:table-cell>
          <table:table-cell office:value-type="float" office:value="1.7107" calcext:value-type="float">
            <text:p>1.7107</text:p>
          </table:table-cell>
          <table:table-cell office:value-type="float" office:value="1.2339" calcext:value-type="float">
            <text:p>1.2339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3977656364441" calcext:value-type="float">
            <text:p>1.53977656364441</text:p>
          </table:table-cell>
          <table:table-cell office:value-type="float" office:value="1.50618314743042" calcext:value-type="float">
            <text:p>1.50618314743042</text:p>
          </table:table-cell>
          <table:table-cell office:value-type="float" office:value="1.46007835865021" calcext:value-type="float">
            <text:p>1.46007835865021</text:p>
          </table:table-cell>
          <table:table-cell office:value-type="float" office:value="1.51671576499939" calcext:value-type="float">
            <text:p>1.51671576499939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71074748039246" calcext:value-type="float">
            <text:p>1.71074748039246</text:p>
          </table:table-cell>
          <table:table-cell office:value-type="float" office:value="1.54601645469666" calcext:value-type="float">
            <text:p>1.54601645469666</text:p>
          </table:table-cell>
          <table:table-cell office:value-type="float" office:value="1.54276609420776" calcext:value-type="float">
            <text:p>1.54276609420776</text:p>
          </table:table-cell>
          <table:table-cell office:value-type="float" office:value="1.55103063583374" calcext:value-type="float">
            <text:p>1.55103063583374</text:p>
          </table:table-cell>
          <table:table-cell office:value-type="float" office:value="1.55425620079041" calcext:value-type="float">
            <text:p>1.55425620079041</text:p>
          </table:table-cell>
          <table:table-cell office:value-type="float" office:value="1.62169849872589" calcext:value-type="float">
            <text:p>1.62169849872589</text:p>
          </table:table-cell>
          <table:table-cell office:value-type="float" office:value="1.54685854911804" calcext:value-type="float">
            <text:p>1.54685854911804</text:p>
          </table:table-cell>
          <table:table-cell office:value-type="float" office:value="1.57245981693268" calcext:value-type="float">
            <text:p>1.57245981693268</text:p>
          </table:table-cell>
          <table:table-cell office:value-type="float" office:value="1.61080420017242" calcext:value-type="float">
            <text:p>1.61080420017242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4849796295166" calcext:value-type="float">
            <text:p>1.4849796295166</text:p>
          </table:table-cell>
          <table:table-cell office:value-type="float" office:value="1.54304981231689" calcext:value-type="float">
            <text:p>1.54304981231689</text:p>
          </table:table-cell>
          <table:table-cell office:value-type="float" office:value="1.46688282489777" calcext:value-type="float">
            <text:p>1.46688282489777</text:p>
          </table:table-cell>
          <table:table-cell office:value-type="float" office:value="1.4685252904892" calcext:value-type="float">
            <text:p>1.4685252904892</text:p>
          </table:table-cell>
          <table:table-cell office:value-type="float" office:value="1.27668142318726" calcext:value-type="float">
            <text:p>1.27668142318726</text:p>
          </table:table-cell>
          <table:table-cell office:value-type="float" office:value="1.23389768600464" calcext:value-type="float">
            <text:p>1.23389768600464</text:p>
          </table:table-cell>
          <table:table-cell office:value-type="float" office:value="1.41612684726715" calcext:value-type="float">
            <text:p>1.41612684726715</text:p>
          </table:table-cell>
          <table:table-cell office:value-type="float" office:value="1.30259323120117" calcext:value-type="float">
            <text:p>1.30259323120117</text:p>
          </table:table-cell>
          <table:table-cell office:value-type="float" office:value="1.46172416210175" calcext:value-type="float">
            <text:p>1.46172416210175</text:p>
          </table:table-cell>
          <table:table-cell office:value-type="float" office:value="1.43803131580353" calcext:value-type="float">
            <text:p>1.43803131580353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908" calcext:value-type="float">
            <text:p>1.4908</text:p>
          </table:table-cell>
          <table:table-cell office:value-type="float" office:value="1.5058" calcext:value-type="float">
            <text:p>1.5058</text:p>
          </table:table-cell>
          <table:table-cell office:value-type="float" office:value="1.6895" calcext:value-type="float">
            <text:p>1.6895</text:p>
          </table:table-cell>
          <table:table-cell office:value-type="float" office:value="1.2339" calcext:value-type="float">
            <text:p>1.2339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31466221809387" calcext:value-type="float">
            <text:p>1.3146622180938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0618314743042" calcext:value-type="float">
            <text:p>1.50618314743042</text:p>
          </table:table-cell>
          <table:table-cell office:value-type="float" office:value="1.46007835865021" calcext:value-type="float">
            <text:p>1.46007835865021</text:p>
          </table:table-cell>
          <table:table-cell office:value-type="float" office:value="1.51671576499939" calcext:value-type="float">
            <text:p>1.51671576499939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50573122501373" calcext:value-type="float">
            <text:p>1.50573122501373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54601645469666" calcext:value-type="float">
            <text:p>1.54601645469666</text:p>
          </table:table-cell>
          <table:table-cell office:value-type="float" office:value="1.54276609420776" calcext:value-type="float">
            <text:p>1.54276609420776</text:p>
          </table:table-cell>
          <table:table-cell office:value-type="float" office:value="1.55103063583374" calcext:value-type="float">
            <text:p>1.55103063583374</text:p>
          </table:table-cell>
          <table:table-cell office:value-type="float" office:value="1.55425620079041" calcext:value-type="float">
            <text:p>1.55425620079041</text:p>
          </table:table-cell>
          <table:table-cell office:value-type="float" office:value="1.45794892311096" calcext:value-type="float">
            <text:p>1.45794892311096</text:p>
          </table:table-cell>
          <table:table-cell office:value-type="float" office:value="1.62279760837555" calcext:value-type="float">
            <text:p>1.62279760837555</text:p>
          </table:table-cell>
          <table:table-cell office:value-type="float" office:value="1.59397196769714" calcext:value-type="float">
            <text:p>1.59397196769714</text:p>
          </table:table-cell>
          <table:table-cell office:value-type="float" office:value="1.64379692077637" calcext:value-type="float">
            <text:p>1.64379692077637</text:p>
          </table:table-cell>
          <table:table-cell office:value-type="float" office:value="1.50589501857758" calcext:value-type="float">
            <text:p>1.50589501857758</text:p>
          </table:table-cell>
          <table:table-cell office:value-type="float" office:value="1.54685854911804" calcext:value-type="float">
            <text:p>1.54685854911804</text:p>
          </table:table-cell>
          <table:table-cell office:value-type="float" office:value="1.57245981693268" calcext:value-type="float">
            <text:p>1.57245981693268</text:p>
          </table:table-cell>
          <table:table-cell office:value-type="float" office:value="1.61080420017242" calcext:value-type="float">
            <text:p>1.61080420017242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27668142318726" calcext:value-type="float">
            <text:p>1.27668142318726</text:p>
          </table:table-cell>
          <table:table-cell office:value-type="float" office:value="1.23389768600464" calcext:value-type="float">
            <text:p>1.23389768600464</text:p>
          </table:table-cell>
          <table:table-cell office:value-type="float" office:value="1.41612684726715" calcext:value-type="float">
            <text:p>1.41612684726715</text:p>
          </table:table-cell>
          <table:table-cell office:value-type="float" office:value="1.30259323120117" calcext:value-type="float">
            <text:p>1.30259323120117</text:p>
          </table:table-cell>
          <table:table-cell office:value-type="float" office:value="1.46172416210175" calcext:value-type="float">
            <text:p>1.46172416210175</text:p>
          </table:table-cell>
          <table:table-cell office:value-type="float" office:value="1.43803131580353" calcext:value-type="float">
            <text:p>1.43803131580353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995" calcext:value-type="float">
            <text:p>1.4995</text:p>
          </table:table-cell>
          <table:table-cell office:value-type="float" office:value="1.4876" calcext:value-type="float">
            <text:p>1.4876</text:p>
          </table:table-cell>
          <table:table-cell office:value-type="float" office:value="1.7304" calcext:value-type="float">
            <text:p>1.7304</text:p>
          </table:table-cell>
          <table:table-cell office:value-type="float" office:value="1.1901" calcext:value-type="float">
            <text:p>1.1901</text:p>
          </table:table-cell>
          <table:table-cell office:value-type="float" office:value="1.55909490585327" calcext:value-type="float">
            <text:p>1.55909490585327</text:p>
          </table:table-cell>
          <table:table-cell office:value-type="float" office:value="1.61991810798645" calcext:value-type="float">
            <text:p>1.61991810798645</text:p>
          </table:table-cell>
          <table:table-cell office:value-type="float" office:value="1.61975002288818" calcext:value-type="float">
            <text:p>1.61975002288818</text:p>
          </table:table-cell>
          <table:table-cell office:value-type="float" office:value="1.46755027770996" calcext:value-type="float">
            <text:p>1.46755027770996</text:p>
          </table:table-cell>
          <table:table-cell office:value-type="float" office:value="1.73041641712189" calcext:value-type="float">
            <text:p>1.73041641712189</text:p>
          </table:table-cell>
          <table:table-cell office:value-type="float" office:value="1.487748503685" calcext:value-type="float">
            <text:p>1.487748503685</text:p>
          </table:table-cell>
          <table:table-cell office:value-type="float" office:value="1.45132625102997" calcext:value-type="float">
            <text:p>1.45132625102997</text:p>
          </table:table-cell>
          <table:table-cell office:value-type="float" office:value="1.32699036598206" calcext:value-type="float">
            <text:p>1.32699036598206</text:p>
          </table:table-cell>
          <table:table-cell office:value-type="float" office:value="1.5206413269043" calcext:value-type="float">
            <text:p>1.5206413269043</text:p>
          </table:table-cell>
          <table:table-cell office:value-type="float" office:value="1.64757204055786" calcext:value-type="float">
            <text:p>1.64757204055786</text:p>
          </table:table-cell>
          <table:table-cell office:value-type="float" office:value="1.62818968296051" calcext:value-type="float">
            <text:p>1.62818968296051</text:p>
          </table:table-cell>
          <table:table-cell office:value-type="float" office:value="1.51811623573303" calcext:value-type="float">
            <text:p>1.51811623573303</text:p>
          </table:table-cell>
          <table:table-cell office:value-type="float" office:value="1.44139671325684" calcext:value-type="float">
            <text:p>1.44139671325684</text:p>
          </table:table-cell>
          <table:table-cell office:value-type="float" office:value="1.43519258499146" calcext:value-type="float">
            <text:p>1.43519258499146</text:p>
          </table:table-cell>
          <table:table-cell office:value-type="float" office:value="1.53810083866119" calcext:value-type="float">
            <text:p>1.53810083866119</text:p>
          </table:table-cell>
          <table:table-cell office:value-type="float" office:value="1.48749911785126" calcext:value-type="float">
            <text:p>1.48749911785126</text:p>
          </table:table-cell>
          <table:table-cell office:value-type="float" office:value="1.4482913017273" calcext:value-type="float">
            <text:p>1.4482913017273</text:p>
          </table:table-cell>
          <table:table-cell office:value-type="float" office:value="1.48703634738922" calcext:value-type="float">
            <text:p>1.48703634738922</text:p>
          </table:table-cell>
          <table:table-cell office:value-type="float" office:value="1.53718614578247" calcext:value-type="float">
            <text:p>1.53718614578247</text:p>
          </table:table-cell>
          <table:table-cell office:value-type="float" office:value="1.46009731292725" calcext:value-type="float">
            <text:p>1.46009731292725</text:p>
          </table:table-cell>
          <table:table-cell office:value-type="float" office:value="1.43971645832062" calcext:value-type="float">
            <text:p>1.43971645832062</text:p>
          </table:table-cell>
          <table:table-cell office:value-type="float" office:value="1.45428323745728" calcext:value-type="float">
            <text:p>1.45428323745728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50995659828186" calcext:value-type="float">
            <text:p>1.50995659828186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47297561168671" calcext:value-type="float">
            <text:p>1.47297561168671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33593821525574" calcext:value-type="float">
            <text:p>1.33593821525574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357" calcext:value-type="float">
            <text:p>1.4357</text:p>
          </table:table-cell>
          <table:table-cell office:value-type="float" office:value="1.4526" calcext:value-type="float">
            <text:p>1.4526</text:p>
          </table:table-cell>
          <table:table-cell office:value-type="float" office:value="1.6743" calcext:value-type="float">
            <text:p>1.6743</text:p>
          </table:table-cell>
          <table:table-cell office:value-type="float" office:value="1.209" calcext:value-type="float">
            <text:p>1.209</text:p>
          </table:table-cell>
          <table:table-cell office:value-type="float" office:value="1.35285019874573" calcext:value-type="float">
            <text:p>1.35285019874573</text:p>
          </table:table-cell>
          <table:table-cell office:value-type="float" office:value="1.51724314689636" calcext:value-type="float">
            <text:p>1.51724314689636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39511966705322" calcext:value-type="float">
            <text:p>1.39511966705322</text:p>
          </table:table-cell>
          <table:table-cell office:value-type="float" office:value="1.4123637676239" calcext:value-type="float">
            <text:p>1.4123637676239</text:p>
          </table:table-cell>
          <table:table-cell office:value-type="float" office:value="1.52838802337646" calcext:value-type="float">
            <text:p>1.52838802337646</text:p>
          </table:table-cell>
          <table:table-cell office:value-type="float" office:value="1.45503008365631" calcext:value-type="float">
            <text:p>1.45503008365631</text:p>
          </table:table-cell>
          <table:table-cell office:value-type="float" office:value="1.25162696838379" calcext:value-type="float">
            <text:p>1.25162696838379</text:p>
          </table:table-cell>
          <table:table-cell office:value-type="float" office:value="1.49287641048431" calcext:value-type="float">
            <text:p>1.49287641048431</text:p>
          </table:table-cell>
          <table:table-cell office:value-type="float" office:value="1.20903873443604" calcext:value-type="float">
            <text:p>1.20903873443604</text:p>
          </table:table-cell>
          <table:table-cell office:value-type="float" office:value="1.22296869754791" calcext:value-type="float">
            <text:p>1.22296869754791</text:p>
          </table:table-cell>
          <table:table-cell office:value-type="float" office:value="1.28259003162384" calcext:value-type="float">
            <text:p>1.28259003162384</text:p>
          </table:table-cell>
          <table:table-cell office:value-type="float" office:value="1.36521744728088" calcext:value-type="float">
            <text:p>1.36521744728088</text:p>
          </table:table-cell>
          <table:table-cell office:value-type="float" office:value="1.55142569541931" calcext:value-type="float">
            <text:p>1.55142569541931</text:p>
          </table:table-cell>
          <table:table-cell office:value-type="float" office:value="1.53107750415802" calcext:value-type="float">
            <text:p>1.53107750415802</text:p>
          </table:table-cell>
          <table:table-cell office:value-type="float" office:value="1.22462689876556" calcext:value-type="float">
            <text:p>1.22462689876556</text:p>
          </table:table-cell>
          <table:table-cell office:value-type="float" office:value="1.3728996515274" calcext:value-type="float">
            <text:p>1.3728996515274</text:p>
          </table:table-cell>
          <table:table-cell office:value-type="float" office:value="1.53368711471558" calcext:value-type="float">
            <text:p>1.53368711471558</text:p>
          </table:table-cell>
          <table:table-cell office:value-type="float" office:value="1.50033128261566" calcext:value-type="float">
            <text:p>1.50033128261566</text:p>
          </table:table-cell>
          <table:table-cell office:value-type="float" office:value="1.46704912185669" calcext:value-type="float">
            <text:p>1.46704912185669</text:p>
          </table:table-cell>
          <table:table-cell office:value-type="float" office:value="1.58526074886322" calcext:value-type="float">
            <text:p>1.58526074886322</text:p>
          </table:table-cell>
          <table:table-cell office:value-type="float" office:value="1.67433512210846" calcext:value-type="float">
            <text:p>1.67433512210846</text:p>
          </table:table-cell>
          <table:table-cell office:value-type="float" office:value="1.34783184528351" calcext:value-type="float">
            <text:p>1.34783184528351</text:p>
          </table:table-cell>
          <table:table-cell office:value-type="float" office:value="1.54163813591003" calcext:value-type="float">
            <text:p>1.54163813591003</text:p>
          </table:table-cell>
          <table:table-cell office:value-type="float" office:value="1.42207169532776" calcext:value-type="float">
            <text:p>1.42207169532776</text:p>
          </table:table-cell>
          <table:table-cell office:value-type="float" office:value="1.4499683380127" calcext:value-type="float">
            <text:p>1.4499683380127</text:p>
          </table:table-cell>
          <table:table-cell office:value-type="float" office:value="1.46438109874725" calcext:value-type="float">
            <text:p>1.46438109874725</text:p>
          </table:table-cell>
          <table:table-cell office:value-type="float" office:value="1.59716212749481" calcext:value-type="float">
            <text:p>1.59716212749481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357" calcext:value-type="float">
            <text:p>1.4357</text:p>
          </table:table-cell>
          <table:table-cell office:value-type="float" office:value="1.4526" calcext:value-type="float">
            <text:p>1.4526</text:p>
          </table:table-cell>
          <table:table-cell office:value-type="float" office:value="1.6743" calcext:value-type="float">
            <text:p>1.6743</text:p>
          </table:table-cell>
          <table:table-cell office:value-type="float" office:value="1.209" calcext:value-type="float">
            <text:p>1.209</text:p>
          </table:table-cell>
          <table:table-cell office:value-type="float" office:value="1.35285019874573" calcext:value-type="float">
            <text:p>1.35285019874573</text:p>
          </table:table-cell>
          <table:table-cell office:value-type="float" office:value="1.51724314689636" calcext:value-type="float">
            <text:p>1.51724314689636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39511966705322" calcext:value-type="float">
            <text:p>1.39511966705322</text:p>
          </table:table-cell>
          <table:table-cell office:value-type="float" office:value="1.4123637676239" calcext:value-type="float">
            <text:p>1.4123637676239</text:p>
          </table:table-cell>
          <table:table-cell office:value-type="float" office:value="1.52838802337646" calcext:value-type="float">
            <text:p>1.52838802337646</text:p>
          </table:table-cell>
          <table:table-cell office:value-type="float" office:value="1.45503008365631" calcext:value-type="float">
            <text:p>1.45503008365631</text:p>
          </table:table-cell>
          <table:table-cell office:value-type="float" office:value="1.25162696838379" calcext:value-type="float">
            <text:p>1.25162696838379</text:p>
          </table:table-cell>
          <table:table-cell office:value-type="float" office:value="1.49287641048431" calcext:value-type="float">
            <text:p>1.49287641048431</text:p>
          </table:table-cell>
          <table:table-cell office:value-type="float" office:value="1.20903873443604" calcext:value-type="float">
            <text:p>1.20903873443604</text:p>
          </table:table-cell>
          <table:table-cell office:value-type="float" office:value="1.22296869754791" calcext:value-type="float">
            <text:p>1.22296869754791</text:p>
          </table:table-cell>
          <table:table-cell office:value-type="float" office:value="1.28259003162384" calcext:value-type="float">
            <text:p>1.28259003162384</text:p>
          </table:table-cell>
          <table:table-cell office:value-type="float" office:value="1.36521744728088" calcext:value-type="float">
            <text:p>1.36521744728088</text:p>
          </table:table-cell>
          <table:table-cell office:value-type="float" office:value="1.55142569541931" calcext:value-type="float">
            <text:p>1.55142569541931</text:p>
          </table:table-cell>
          <table:table-cell office:value-type="float" office:value="1.53107750415802" calcext:value-type="float">
            <text:p>1.53107750415802</text:p>
          </table:table-cell>
          <table:table-cell office:value-type="float" office:value="1.22462689876556" calcext:value-type="float">
            <text:p>1.22462689876556</text:p>
          </table:table-cell>
          <table:table-cell office:value-type="float" office:value="1.3728996515274" calcext:value-type="float">
            <text:p>1.3728996515274</text:p>
          </table:table-cell>
          <table:table-cell office:value-type="float" office:value="1.53368711471558" calcext:value-type="float">
            <text:p>1.53368711471558</text:p>
          </table:table-cell>
          <table:table-cell office:value-type="float" office:value="1.50033128261566" calcext:value-type="float">
            <text:p>1.50033128261566</text:p>
          </table:table-cell>
          <table:table-cell office:value-type="float" office:value="1.46704912185669" calcext:value-type="float">
            <text:p>1.46704912185669</text:p>
          </table:table-cell>
          <table:table-cell office:value-type="float" office:value="1.58526074886322" calcext:value-type="float">
            <text:p>1.58526074886322</text:p>
          </table:table-cell>
          <table:table-cell office:value-type="float" office:value="1.67433512210846" calcext:value-type="float">
            <text:p>1.67433512210846</text:p>
          </table:table-cell>
          <table:table-cell office:value-type="float" office:value="1.34783184528351" calcext:value-type="float">
            <text:p>1.34783184528351</text:p>
          </table:table-cell>
          <table:table-cell office:value-type="float" office:value="1.54163813591003" calcext:value-type="float">
            <text:p>1.54163813591003</text:p>
          </table:table-cell>
          <table:table-cell office:value-type="float" office:value="1.42207169532776" calcext:value-type="float">
            <text:p>1.42207169532776</text:p>
          </table:table-cell>
          <table:table-cell office:value-type="float" office:value="1.4499683380127" calcext:value-type="float">
            <text:p>1.4499683380127</text:p>
          </table:table-cell>
          <table:table-cell office:value-type="float" office:value="1.46438109874725" calcext:value-type="float">
            <text:p>1.46438109874725</text:p>
          </table:table-cell>
          <table:table-cell office:value-type="float" office:value="1.59716212749481" calcext:value-type="float">
            <text:p>1.59716212749481</text:p>
          </table:table-cell>
          <table:table-cell table:number-columns-repeated="14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437" calcext:value-type="float">
            <text:p>1.4437</text:p>
          </table:table-cell>
          <table:table-cell office:value-type="float" office:value="1.4905" calcext:value-type="float">
            <text:p>1.4905</text:p>
          </table:table-cell>
          <table:table-cell office:value-type="float" office:value="1.6895" calcext:value-type="float">
            <text:p>1.6895</text:p>
          </table:table-cell>
          <table:table-cell office:value-type="float" office:value="1.0671" calcext:value-type="float">
            <text:p>1.0671</text:p>
          </table:table-cell>
          <table:table-cell office:value-type="float" office:value="1.43618071079254" calcext:value-type="float">
            <text:p>1.43618071079254</text:p>
          </table:table-cell>
          <table:table-cell office:value-type="float" office:value="1.14617514610291" calcext:value-type="float">
            <text:p>1.14617514610291</text:p>
          </table:table-cell>
          <table:table-cell office:value-type="float" office:value="1.46439838409424" calcext:value-type="float">
            <text:p>1.46439838409424</text:p>
          </table:table-cell>
          <table:table-cell office:value-type="float" office:value="1.34578800201416" calcext:value-type="float">
            <text:p>1.34578800201416</text:p>
          </table:table-cell>
          <table:table-cell office:value-type="float" office:value="1.32771098613739" calcext:value-type="float">
            <text:p>1.32771098613739</text:p>
          </table:table-cell>
          <table:table-cell office:value-type="float" office:value="1.28365206718445" calcext:value-type="float">
            <text:p>1.28365206718445</text:p>
          </table:table-cell>
          <table:table-cell office:value-type="float" office:value="1.51927244663239" calcext:value-type="float">
            <text:p>1.51927244663239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54587841033936" calcext:value-type="float">
            <text:p>1.54587841033936</text:p>
          </table:table-cell>
          <table:table-cell office:value-type="float" office:value="1.56809294223785" calcext:value-type="float">
            <text:p>1.56809294223785</text:p>
          </table:table-cell>
          <table:table-cell office:value-type="float" office:value="1.39679849147797" calcext:value-type="float">
            <text:p>1.39679849147797</text:p>
          </table:table-cell>
          <table:table-cell office:value-type="float" office:value="1.52159023284912" calcext:value-type="float">
            <text:p>1.52159023284912</text:p>
          </table:table-cell>
          <table:table-cell office:value-type="float" office:value="1.49050259590149" calcext:value-type="float">
            <text:p>1.49050259590149</text:p>
          </table:table-cell>
          <table:table-cell office:value-type="float" office:value="1.06710195541382" calcext:value-type="float">
            <text:p>1.06710195541382</text:p>
          </table:table-cell>
          <table:table-cell office:value-type="float" office:value="1.51768004894257" calcext:value-type="float">
            <text:p>1.51768004894257</text:p>
          </table:table-cell>
          <table:table-cell office:value-type="float" office:value="1.46050560474396" calcext:value-type="float">
            <text:p>1.46050560474396</text:p>
          </table:table-cell>
          <table:table-cell office:value-type="float" office:value="1.56965124607086" calcext:value-type="float">
            <text:p>1.56965124607086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54541027545929" calcext:value-type="float">
            <text:p>1.54541027545929</text:p>
          </table:table-cell>
          <table:table-cell office:value-type="float" office:value="1.28619456291199" calcext:value-type="float">
            <text:p>1.28619456291199</text:p>
          </table:table-cell>
          <table:table-cell office:value-type="float" office:value="1.53192937374115" calcext:value-type="float">
            <text:p>1.53192937374115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437" calcext:value-type="float">
            <text:p>1.4437</text:p>
          </table:table-cell>
          <table:table-cell office:value-type="float" office:value="1.4905" calcext:value-type="float">
            <text:p>1.4905</text:p>
          </table:table-cell>
          <table:table-cell office:value-type="float" office:value="1.6895" calcext:value-type="float">
            <text:p>1.6895</text:p>
          </table:table-cell>
          <table:table-cell office:value-type="float" office:value="1.0671" calcext:value-type="float">
            <text:p>1.0671</text:p>
          </table:table-cell>
          <table:table-cell office:value-type="float" office:value="1.43618071079254" calcext:value-type="float">
            <text:p>1.43618071079254</text:p>
          </table:table-cell>
          <table:table-cell office:value-type="float" office:value="1.14617514610291" calcext:value-type="float">
            <text:p>1.14617514610291</text:p>
          </table:table-cell>
          <table:table-cell office:value-type="float" office:value="1.46439838409424" calcext:value-type="float">
            <text:p>1.46439838409424</text:p>
          </table:table-cell>
          <table:table-cell office:value-type="float" office:value="1.34578800201416" calcext:value-type="float">
            <text:p>1.34578800201416</text:p>
          </table:table-cell>
          <table:table-cell office:value-type="float" office:value="1.32771098613739" calcext:value-type="float">
            <text:p>1.32771098613739</text:p>
          </table:table-cell>
          <table:table-cell office:value-type="float" office:value="1.28365206718445" calcext:value-type="float">
            <text:p>1.28365206718445</text:p>
          </table:table-cell>
          <table:table-cell office:value-type="float" office:value="1.51927244663239" calcext:value-type="float">
            <text:p>1.51927244663239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54587841033936" calcext:value-type="float">
            <text:p>1.54587841033936</text:p>
          </table:table-cell>
          <table:table-cell office:value-type="float" office:value="1.56809294223785" calcext:value-type="float">
            <text:p>1.56809294223785</text:p>
          </table:table-cell>
          <table:table-cell office:value-type="float" office:value="1.39679849147797" calcext:value-type="float">
            <text:p>1.39679849147797</text:p>
          </table:table-cell>
          <table:table-cell office:value-type="float" office:value="1.52159023284912" calcext:value-type="float">
            <text:p>1.52159023284912</text:p>
          </table:table-cell>
          <table:table-cell office:value-type="float" office:value="1.49050259590149" calcext:value-type="float">
            <text:p>1.49050259590149</text:p>
          </table:table-cell>
          <table:table-cell office:value-type="float" office:value="1.06710195541382" calcext:value-type="float">
            <text:p>1.06710195541382</text:p>
          </table:table-cell>
          <table:table-cell office:value-type="float" office:value="1.51768004894257" calcext:value-type="float">
            <text:p>1.51768004894257</text:p>
          </table:table-cell>
          <table:table-cell office:value-type="float" office:value="1.46050560474396" calcext:value-type="float">
            <text:p>1.46050560474396</text:p>
          </table:table-cell>
          <table:table-cell office:value-type="float" office:value="1.56965124607086" calcext:value-type="float">
            <text:p>1.56965124607086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54541027545929" calcext:value-type="float">
            <text:p>1.54541027545929</text:p>
          </table:table-cell>
          <table:table-cell office:value-type="float" office:value="1.28619456291199" calcext:value-type="float">
            <text:p>1.28619456291199</text:p>
          </table:table-cell>
          <table:table-cell office:value-type="float" office:value="1.53192937374115" calcext:value-type="float">
            <text:p>1.53192937374115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933" calcext:value-type="float">
            <text:p>1.4933</text:p>
          </table:table-cell>
          <table:table-cell office:value-type="float" office:value="1.5117" calcext:value-type="float">
            <text:p>1.5117</text:p>
          </table:table-cell>
          <table:table-cell office:value-type="float" office:value="1.6336" calcext:value-type="float">
            <text:p>1.6336</text:p>
          </table:table-cell>
          <table:table-cell office:value-type="float" office:value="1.2165" calcext:value-type="float">
            <text:p>1.2165</text:p>
          </table:table-cell>
          <table:table-cell office:value-type="float" office:value="1.47143590450287" calcext:value-type="float">
            <text:p>1.47143590450287</text:p>
          </table:table-cell>
          <table:table-cell office:value-type="float" office:value="1.44736731052399" calcext:value-type="float">
            <text:p>1.44736731052399</text:p>
          </table:table-cell>
          <table:table-cell office:value-type="float" office:value="1.59278774261475" calcext:value-type="float">
            <text:p>1.59278774261475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51536285877228" calcext:value-type="float">
            <text:p>1.51536285877228</text:p>
          </table:table-cell>
          <table:table-cell office:value-type="float" office:value="1.21652793884277" calcext:value-type="float">
            <text:p>1.21652793884277</text:p>
          </table:table-cell>
          <table:table-cell office:value-type="float" office:value="1.29981696605682" calcext:value-type="float">
            <text:p>1.29981696605682</text:p>
          </table:table-cell>
          <table:table-cell office:value-type="float" office:value="1.58088529109955" calcext:value-type="float">
            <text:p>1.58088529109955</text:p>
          </table:table-cell>
          <table:table-cell office:value-type="float" office:value="1.45854949951172" calcext:value-type="float">
            <text:p>1.45854949951172</text:p>
          </table:table-cell>
          <table:table-cell office:value-type="float" office:value="1.43872094154358" calcext:value-type="float">
            <text:p>1.43872094154358</text:p>
          </table:table-cell>
          <table:table-cell office:value-type="float" office:value="1.43491244316101" calcext:value-type="float">
            <text:p>1.43491244316101</text:p>
          </table:table-cell>
          <table:table-cell office:value-type="float" office:value="1.58300769329071" calcext:value-type="float">
            <text:p>1.58300769329071</text:p>
          </table:table-cell>
          <table:table-cell office:value-type="float" office:value="1.63364088535309" calcext:value-type="float">
            <text:p>1.63364088535309</text:p>
          </table:table-cell>
          <table:table-cell office:value-type="float" office:value="1.51173233985901" calcext:value-type="float">
            <text:p>1.51173233985901</text:p>
          </table:table-cell>
          <table:table-cell office:value-type="float" office:value="1.62160837650299" calcext:value-type="float">
            <text:p>1.62160837650299</text:p>
          </table:table-cell>
          <table:table-cell table:number-columns-repeated="15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933" calcext:value-type="float">
            <text:p>1.4933</text:p>
          </table:table-cell>
          <table:table-cell office:value-type="float" office:value="1.5117" calcext:value-type="float">
            <text:p>1.5117</text:p>
          </table:table-cell>
          <table:table-cell office:value-type="float" office:value="1.6336" calcext:value-type="float">
            <text:p>1.6336</text:p>
          </table:table-cell>
          <table:table-cell office:value-type="float" office:value="1.2165" calcext:value-type="float">
            <text:p>1.2165</text:p>
          </table:table-cell>
          <table:table-cell office:value-type="float" office:value="1.47143590450287" calcext:value-type="float">
            <text:p>1.47143590450287</text:p>
          </table:table-cell>
          <table:table-cell office:value-type="float" office:value="1.44736731052399" calcext:value-type="float">
            <text:p>1.44736731052399</text:p>
          </table:table-cell>
          <table:table-cell office:value-type="float" office:value="1.59278774261475" calcext:value-type="float">
            <text:p>1.59278774261475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51536285877228" calcext:value-type="float">
            <text:p>1.51536285877228</text:p>
          </table:table-cell>
          <table:table-cell office:value-type="float" office:value="1.21652793884277" calcext:value-type="float">
            <text:p>1.21652793884277</text:p>
          </table:table-cell>
          <table:table-cell office:value-type="float" office:value="1.29981696605682" calcext:value-type="float">
            <text:p>1.29981696605682</text:p>
          </table:table-cell>
          <table:table-cell office:value-type="float" office:value="1.58088529109955" calcext:value-type="float">
            <text:p>1.58088529109955</text:p>
          </table:table-cell>
          <table:table-cell office:value-type="float" office:value="1.45854949951172" calcext:value-type="float">
            <text:p>1.45854949951172</text:p>
          </table:table-cell>
          <table:table-cell office:value-type="float" office:value="1.43872094154358" calcext:value-type="float">
            <text:p>1.43872094154358</text:p>
          </table:table-cell>
          <table:table-cell office:value-type="float" office:value="1.43491244316101" calcext:value-type="float">
            <text:p>1.43491244316101</text:p>
          </table:table-cell>
          <table:table-cell office:value-type="float" office:value="1.58300769329071" calcext:value-type="float">
            <text:p>1.58300769329071</text:p>
          </table:table-cell>
          <table:table-cell office:value-type="float" office:value="1.63364088535309" calcext:value-type="float">
            <text:p>1.63364088535309</text:p>
          </table:table-cell>
          <table:table-cell office:value-type="float" office:value="1.51173233985901" calcext:value-type="float">
            <text:p>1.51173233985901</text:p>
          </table:table-cell>
          <table:table-cell office:value-type="float" office:value="1.62160837650299" calcext:value-type="float">
            <text:p>1.62160837650299</text:p>
          </table:table-cell>
          <table:table-cell table:number-columns-repeated="15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933" calcext:value-type="float">
            <text:p>1.4933</text:p>
          </table:table-cell>
          <table:table-cell office:value-type="float" office:value="1.5117" calcext:value-type="float">
            <text:p>1.5117</text:p>
          </table:table-cell>
          <table:table-cell office:value-type="float" office:value="1.6336" calcext:value-type="float">
            <text:p>1.6336</text:p>
          </table:table-cell>
          <table:table-cell office:value-type="float" office:value="1.2165" calcext:value-type="float">
            <text:p>1.2165</text:p>
          </table:table-cell>
          <table:table-cell office:value-type="float" office:value="1.47143590450287" calcext:value-type="float">
            <text:p>1.47143590450287</text:p>
          </table:table-cell>
          <table:table-cell office:value-type="float" office:value="1.44736731052399" calcext:value-type="float">
            <text:p>1.44736731052399</text:p>
          </table:table-cell>
          <table:table-cell office:value-type="float" office:value="1.59278774261475" calcext:value-type="float">
            <text:p>1.59278774261475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51536285877228" calcext:value-type="float">
            <text:p>1.51536285877228</text:p>
          </table:table-cell>
          <table:table-cell office:value-type="float" office:value="1.21652793884277" calcext:value-type="float">
            <text:p>1.21652793884277</text:p>
          </table:table-cell>
          <table:table-cell office:value-type="float" office:value="1.29981696605682" calcext:value-type="float">
            <text:p>1.29981696605682</text:p>
          </table:table-cell>
          <table:table-cell office:value-type="float" office:value="1.58088529109955" calcext:value-type="float">
            <text:p>1.58088529109955</text:p>
          </table:table-cell>
          <table:table-cell office:value-type="float" office:value="1.45854949951172" calcext:value-type="float">
            <text:p>1.45854949951172</text:p>
          </table:table-cell>
          <table:table-cell office:value-type="float" office:value="1.43872094154358" calcext:value-type="float">
            <text:p>1.43872094154358</text:p>
          </table:table-cell>
          <table:table-cell office:value-type="float" office:value="1.43491244316101" calcext:value-type="float">
            <text:p>1.43491244316101</text:p>
          </table:table-cell>
          <table:table-cell office:value-type="float" office:value="1.58300769329071" calcext:value-type="float">
            <text:p>1.58300769329071</text:p>
          </table:table-cell>
          <table:table-cell office:value-type="float" office:value="1.63364088535309" calcext:value-type="float">
            <text:p>1.63364088535309</text:p>
          </table:table-cell>
          <table:table-cell office:value-type="float" office:value="1.51173233985901" calcext:value-type="float">
            <text:p>1.51173233985901</text:p>
          </table:table-cell>
          <table:table-cell office:value-type="float" office:value="1.62160837650299" calcext:value-type="float">
            <text:p>1.62160837650299</text:p>
          </table:table-cell>
          <table:table-cell table:number-columns-repeated="15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894" calcext:value-type="float">
            <text:p>1.4894</text:p>
          </table:table-cell>
          <table:table-cell office:value-type="float" office:value="1.4981" calcext:value-type="float">
            <text:p>1.4981</text:p>
          </table:table-cell>
          <table:table-cell office:value-type="float" office:value="1.775" calcext:value-type="float">
            <text:p>1.775</text:p>
          </table:table-cell>
          <table:table-cell office:value-type="float" office:value="1.0464" calcext:value-type="float">
            <text:p>1.0464</text:p>
          </table:table-cell>
          <table:table-cell office:value-type="float" office:value="1.42297470569611" calcext:value-type="float">
            <text:p>1.42297470569611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50677597522736" calcext:value-type="float">
            <text:p>1.50677597522736</text:p>
          </table:table-cell>
          <table:table-cell office:value-type="float" office:value="1.51866841316223" calcext:value-type="float">
            <text:p>1.51866841316223</text:p>
          </table:table-cell>
          <table:table-cell office:value-type="float" office:value="1.52188789844513" calcext:value-type="float">
            <text:p>1.52188789844513</text:p>
          </table:table-cell>
          <table:table-cell office:value-type="float" office:value="1.46780002117157" calcext:value-type="float">
            <text:p>1.46780002117157</text:p>
          </table:table-cell>
          <table:table-cell office:value-type="float" office:value="1.55468332767487" calcext:value-type="float">
            <text:p>1.55468332767487</text:p>
          </table:table-cell>
          <table:table-cell office:value-type="float" office:value="1.04635941982269" calcext:value-type="float">
            <text:p>1.04635941982269</text:p>
          </table:table-cell>
          <table:table-cell office:value-type="float" office:value="1.31693160533905" calcext:value-type="float">
            <text:p>1.31693160533905</text:p>
          </table:table-cell>
          <table:table-cell office:value-type="float" office:value="1.46790874004364" calcext:value-type="float">
            <text:p>1.46790874004364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62160837650299" calcext:value-type="float">
            <text:p>1.62160837650299</text:p>
          </table:table-cell>
          <table:table-cell office:value-type="float" office:value="1.60479533672333" calcext:value-type="float">
            <text:p>1.60479533672333</text:p>
          </table:table-cell>
          <table:table-cell office:value-type="float" office:value="1.49634540081024" calcext:value-type="float">
            <text:p>1.49634540081024</text:p>
          </table:table-cell>
          <table:table-cell office:value-type="float" office:value="1.47079408168793" calcext:value-type="float">
            <text:p>1.47079408168793</text:p>
          </table:table-cell>
          <table:table-cell office:value-type="float" office:value="1.5293276309967" calcext:value-type="float">
            <text:p>1.5293276309967</text:p>
          </table:table-cell>
          <table:table-cell office:value-type="float" office:value="1.47461807727814" calcext:value-type="float">
            <text:p>1.47461807727814</text:p>
          </table:table-cell>
          <table:table-cell office:value-type="float" office:value="1.29832172393799" calcext:value-type="float">
            <text:p>1.29832172393799</text:p>
          </table:table-cell>
          <table:table-cell office:value-type="float" office:value="1.49806690216064" calcext:value-type="float">
            <text:p>1.49806690216064</text:p>
          </table:table-cell>
          <table:table-cell office:value-type="float" office:value="1.5316241979599" calcext:value-type="float">
            <text:p>1.5316241979599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894" calcext:value-type="float">
            <text:p>1.4894</text:p>
          </table:table-cell>
          <table:table-cell office:value-type="float" office:value="1.4981" calcext:value-type="float">
            <text:p>1.4981</text:p>
          </table:table-cell>
          <table:table-cell office:value-type="float" office:value="1.775" calcext:value-type="float">
            <text:p>1.775</text:p>
          </table:table-cell>
          <table:table-cell office:value-type="float" office:value="1.0464" calcext:value-type="float">
            <text:p>1.0464</text:p>
          </table:table-cell>
          <table:table-cell office:value-type="float" office:value="1.42297470569611" calcext:value-type="float">
            <text:p>1.42297470569611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50677597522736" calcext:value-type="float">
            <text:p>1.50677597522736</text:p>
          </table:table-cell>
          <table:table-cell office:value-type="float" office:value="1.51866841316223" calcext:value-type="float">
            <text:p>1.51866841316223</text:p>
          </table:table-cell>
          <table:table-cell office:value-type="float" office:value="1.52188789844513" calcext:value-type="float">
            <text:p>1.52188789844513</text:p>
          </table:table-cell>
          <table:table-cell office:value-type="float" office:value="1.46780002117157" calcext:value-type="float">
            <text:p>1.46780002117157</text:p>
          </table:table-cell>
          <table:table-cell office:value-type="float" office:value="1.55468332767487" calcext:value-type="float">
            <text:p>1.55468332767487</text:p>
          </table:table-cell>
          <table:table-cell office:value-type="float" office:value="1.04635941982269" calcext:value-type="float">
            <text:p>1.04635941982269</text:p>
          </table:table-cell>
          <table:table-cell office:value-type="float" office:value="1.31693160533905" calcext:value-type="float">
            <text:p>1.31693160533905</text:p>
          </table:table-cell>
          <table:table-cell office:value-type="float" office:value="1.46790874004364" calcext:value-type="float">
            <text:p>1.46790874004364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62160837650299" calcext:value-type="float">
            <text:p>1.62160837650299</text:p>
          </table:table-cell>
          <table:table-cell office:value-type="float" office:value="1.60479533672333" calcext:value-type="float">
            <text:p>1.60479533672333</text:p>
          </table:table-cell>
          <table:table-cell office:value-type="float" office:value="1.49634540081024" calcext:value-type="float">
            <text:p>1.49634540081024</text:p>
          </table:table-cell>
          <table:table-cell office:value-type="float" office:value="1.47079408168793" calcext:value-type="float">
            <text:p>1.47079408168793</text:p>
          </table:table-cell>
          <table:table-cell office:value-type="float" office:value="1.5293276309967" calcext:value-type="float">
            <text:p>1.5293276309967</text:p>
          </table:table-cell>
          <table:table-cell office:value-type="float" office:value="1.47461807727814" calcext:value-type="float">
            <text:p>1.47461807727814</text:p>
          </table:table-cell>
          <table:table-cell office:value-type="float" office:value="1.29832172393799" calcext:value-type="float">
            <text:p>1.29832172393799</text:p>
          </table:table-cell>
          <table:table-cell office:value-type="float" office:value="1.49806690216064" calcext:value-type="float">
            <text:p>1.49806690216064</text:p>
          </table:table-cell>
          <table:table-cell office:value-type="float" office:value="1.5316241979599" calcext:value-type="float">
            <text:p>1.5316241979599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933" calcext:value-type="float">
            <text:p>1.4933</text:p>
          </table:table-cell>
          <table:table-cell office:value-type="float" office:value="1.5117" calcext:value-type="float">
            <text:p>1.5117</text:p>
          </table:table-cell>
          <table:table-cell office:value-type="float" office:value="1.6336" calcext:value-type="float">
            <text:p>1.6336</text:p>
          </table:table-cell>
          <table:table-cell office:value-type="float" office:value="1.2165" calcext:value-type="float">
            <text:p>1.2165</text:p>
          </table:table-cell>
          <table:table-cell office:value-type="float" office:value="1.47143590450287" calcext:value-type="float">
            <text:p>1.47143590450287</text:p>
          </table:table-cell>
          <table:table-cell office:value-type="float" office:value="1.44736731052399" calcext:value-type="float">
            <text:p>1.44736731052399</text:p>
          </table:table-cell>
          <table:table-cell office:value-type="float" office:value="1.59278774261475" calcext:value-type="float">
            <text:p>1.59278774261475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51536285877228" calcext:value-type="float">
            <text:p>1.51536285877228</text:p>
          </table:table-cell>
          <table:table-cell office:value-type="float" office:value="1.21652793884277" calcext:value-type="float">
            <text:p>1.21652793884277</text:p>
          </table:table-cell>
          <table:table-cell office:value-type="float" office:value="1.29981696605682" calcext:value-type="float">
            <text:p>1.29981696605682</text:p>
          </table:table-cell>
          <table:table-cell office:value-type="float" office:value="1.58088529109955" calcext:value-type="float">
            <text:p>1.58088529109955</text:p>
          </table:table-cell>
          <table:table-cell office:value-type="float" office:value="1.45854949951172" calcext:value-type="float">
            <text:p>1.45854949951172</text:p>
          </table:table-cell>
          <table:table-cell office:value-type="float" office:value="1.43872094154358" calcext:value-type="float">
            <text:p>1.43872094154358</text:p>
          </table:table-cell>
          <table:table-cell office:value-type="float" office:value="1.43491244316101" calcext:value-type="float">
            <text:p>1.43491244316101</text:p>
          </table:table-cell>
          <table:table-cell office:value-type="float" office:value="1.58300769329071" calcext:value-type="float">
            <text:p>1.58300769329071</text:p>
          </table:table-cell>
          <table:table-cell office:value-type="float" office:value="1.63364088535309" calcext:value-type="float">
            <text:p>1.63364088535309</text:p>
          </table:table-cell>
          <table:table-cell office:value-type="float" office:value="1.51173233985901" calcext:value-type="float">
            <text:p>1.51173233985901</text:p>
          </table:table-cell>
          <table:table-cell office:value-type="float" office:value="1.62160837650299" calcext:value-type="float">
            <text:p>1.62160837650299</text:p>
          </table:table-cell>
          <table:table-cell table:number-columns-repeated="15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047" calcext:value-type="float">
            <text:p>1.5047</text:p>
          </table:table-cell>
          <table:table-cell office:value-type="float" office:value="1.5183" calcext:value-type="float">
            <text:p>1.5183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2637" calcext:value-type="float">
            <text:p>1.2637</text:p>
          </table:table-cell>
          <table:table-cell office:value-type="float" office:value="1.66330230236053" calcext:value-type="float">
            <text:p>1.66330230236053</text:p>
          </table:table-cell>
          <table:table-cell office:value-type="float" office:value="1.5701357126236" calcext:value-type="float">
            <text:p>1.5701357126236</text:p>
          </table:table-cell>
          <table:table-cell office:value-type="float" office:value="1.58275818824768" calcext:value-type="float">
            <text:p>1.58275818824768</text:p>
          </table:table-cell>
          <table:table-cell office:value-type="float" office:value="1.50081658363342" calcext:value-type="float">
            <text:p>1.50081658363342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57687437534332" calcext:value-type="float">
            <text:p>1.57687437534332</text:p>
          </table:table-cell>
          <table:table-cell office:value-type="float" office:value="1.32440567016602" calcext:value-type="float">
            <text:p>1.32440567016602</text:p>
          </table:table-cell>
          <table:table-cell office:value-type="float" office:value="1.46911656856537" calcext:value-type="float">
            <text:p>1.46911656856537</text:p>
          </table:table-cell>
          <table:table-cell office:value-type="float" office:value="1.53674149513245" calcext:value-type="float">
            <text:p>1.53674149513245</text:p>
          </table:table-cell>
          <table:table-cell office:value-type="float" office:value="1.48847460746765" calcext:value-type="float">
            <text:p>1.48847460746765</text:p>
          </table:table-cell>
          <table:table-cell office:value-type="float" office:value="1.51832044124603" calcext:value-type="float">
            <text:p>1.51832044124603</text:p>
          </table:table-cell>
          <table:table-cell office:value-type="float" office:value="1.36209189891815" calcext:value-type="float">
            <text:p>1.36209189891815</text:p>
          </table:table-cell>
          <table:table-cell office:value-type="float" office:value="1.4876583814621" calcext:value-type="float">
            <text:p>1.4876583814621</text:p>
          </table:table-cell>
          <table:table-cell office:value-type="float" office:value="1.31359827518463" calcext:value-type="float">
            <text:p>1.31359827518463</text:p>
          </table:table-cell>
          <table:table-cell office:value-type="float" office:value="1.3046647310257" calcext:value-type="float">
            <text:p>1.3046647310257</text:p>
          </table:table-cell>
          <table:table-cell office:value-type="float" office:value="1.59591114521027" calcext:value-type="float">
            <text:p>1.59591114521027</text:p>
          </table:table-cell>
          <table:table-cell office:value-type="float" office:value="1.56131839752197" calcext:value-type="float">
            <text:p>1.56131839752197</text:p>
          </table:table-cell>
          <table:table-cell office:value-type="float" office:value="1.64151000976563" calcext:value-type="float">
            <text:p>1.64151000976563</text:p>
          </table:table-cell>
          <table:table-cell office:value-type="float" office:value="1.44859731197357" calcext:value-type="float">
            <text:p>1.44859731197357</text:p>
          </table:table-cell>
          <table:table-cell office:value-type="float" office:value="1.26373648643494" calcext:value-type="float">
            <text:p>1.26373648643494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044" calcext:value-type="float">
            <text:p>1.5044</text:p>
          </table:table-cell>
          <table:table-cell office:value-type="float" office:value="1.5102" calcext:value-type="float">
            <text:p>1.5102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2637" calcext:value-type="float">
            <text:p>1.2637</text:p>
          </table:table-cell>
          <table:table-cell office:value-type="float" office:value="1.45794892311096" calcext:value-type="float">
            <text:p>1.45794892311096</text:p>
          </table:table-cell>
          <table:table-cell office:value-type="float" office:value="1.5029833316803" calcext:value-type="float">
            <text:p>1.5029833316803</text:p>
          </table:table-cell>
          <table:table-cell office:value-type="float" office:value="1.59805417060852" calcext:value-type="float">
            <text:p>1.59805417060852</text:p>
          </table:table-cell>
          <table:table-cell office:value-type="float" office:value="1.51024520397186" calcext:value-type="float">
            <text:p>1.51024520397186</text:p>
          </table:table-cell>
          <table:table-cell office:value-type="float" office:value="1.63290727138519" calcext:value-type="float">
            <text:p>1.63290727138519</text:p>
          </table:table-cell>
          <table:table-cell office:value-type="float" office:value="1.35027480125427" calcext:value-type="float">
            <text:p>1.35027480125427</text:p>
          </table:table-cell>
          <table:table-cell office:value-type="float" office:value="1.5701357126236" calcext:value-type="float">
            <text:p>1.5701357126236</text:p>
          </table:table-cell>
          <table:table-cell office:value-type="float" office:value="1.58275818824768" calcext:value-type="float">
            <text:p>1.58275818824768</text:p>
          </table:table-cell>
          <table:table-cell office:value-type="float" office:value="1.50081658363342" calcext:value-type="float">
            <text:p>1.50081658363342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51832044124603" calcext:value-type="float">
            <text:p>1.51832044124603</text:p>
          </table:table-cell>
          <table:table-cell office:value-type="float" office:value="1.36209189891815" calcext:value-type="float">
            <text:p>1.36209189891815</text:p>
          </table:table-cell>
          <table:table-cell office:value-type="float" office:value="1.4876583814621" calcext:value-type="float">
            <text:p>1.4876583814621</text:p>
          </table:table-cell>
          <table:table-cell office:value-type="float" office:value="1.31359827518463" calcext:value-type="float">
            <text:p>1.31359827518463</text:p>
          </table:table-cell>
          <table:table-cell office:value-type="float" office:value="1.3046647310257" calcext:value-type="float">
            <text:p>1.3046647310257</text:p>
          </table:table-cell>
          <table:table-cell office:value-type="float" office:value="1.59591114521027" calcext:value-type="float">
            <text:p>1.59591114521027</text:p>
          </table:table-cell>
          <table:table-cell office:value-type="float" office:value="1.56131839752197" calcext:value-type="float">
            <text:p>1.56131839752197</text:p>
          </table:table-cell>
          <table:table-cell office:value-type="float" office:value="1.64151000976563" calcext:value-type="float">
            <text:p>1.64151000976563</text:p>
          </table:table-cell>
          <table:table-cell office:value-type="float" office:value="1.44859731197357" calcext:value-type="float">
            <text:p>1.44859731197357</text:p>
          </table:table-cell>
          <table:table-cell office:value-type="float" office:value="1.26373648643494" calcext:value-type="float">
            <text:p>1.26373648643494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794" calcext:value-type="float">
            <text:p>1.4794</text:p>
          </table:table-cell>
          <table:table-cell office:value-type="float" office:value="1.5008" calcext:value-type="float">
            <text:p>1.5008</text:p>
          </table:table-cell>
          <table:table-cell office:value-type="float" office:value="1.6773" calcext:value-type="float">
            <text:p>1.6773</text:p>
          </table:table-cell>
          <table:table-cell office:value-type="float" office:value="1.2617" calcext:value-type="float">
            <text:p>1.2617</text:p>
          </table:table-cell>
          <table:table-cell office:value-type="float" office:value="1.4752242565155" calcext:value-type="float">
            <text:p>1.4752242565155</text:p>
          </table:table-cell>
          <table:table-cell office:value-type="float" office:value="1.50081658363342" calcext:value-type="float">
            <text:p>1.50081658363342</text:p>
          </table:table-cell>
          <table:table-cell office:value-type="float" office:value="1.51007425785065" calcext:value-type="float">
            <text:p>1.51007425785065</text:p>
          </table:table-cell>
          <table:table-cell office:value-type="float" office:value="1.67433512210846" calcext:value-type="float">
            <text:p>1.67433512210846</text:p>
          </table:table-cell>
          <table:table-cell office:value-type="float" office:value="1.52761936187744" calcext:value-type="float">
            <text:p>1.52761936187744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51847326755524" calcext:value-type="float">
            <text:p>1.51847326755524</text:p>
          </table:table-cell>
          <table:table-cell office:value-type="float" office:value="1.57170522212982" calcext:value-type="float">
            <text:p>1.57170522212982</text:p>
          </table:table-cell>
          <table:table-cell office:value-type="float" office:value="1.51834273338318" calcext:value-type="float">
            <text:p>1.51834273338318</text:p>
          </table:table-cell>
          <table:table-cell office:value-type="float" office:value="1.67729651927948" calcext:value-type="float">
            <text:p>1.67729651927948</text:p>
          </table:table-cell>
          <table:table-cell office:value-type="float" office:value="1.4827698469162" calcext:value-type="float">
            <text:p>1.4827698469162</text:p>
          </table:table-cell>
          <table:table-cell office:value-type="float" office:value="1.26172363758087" calcext:value-type="float">
            <text:p>1.26172363758087</text:p>
          </table:table-cell>
          <table:table-cell office:value-type="float" office:value="1.5244882106781" calcext:value-type="float">
            <text:p>1.5244882106781</text:p>
          </table:table-cell>
          <table:table-cell office:value-type="float" office:value="1.35877799987793" calcext:value-type="float">
            <text:p>1.35877799987793</text:p>
          </table:table-cell>
          <table:table-cell office:value-type="float" office:value="1.398273229599" calcext:value-type="float">
            <text:p>1.398273229599</text:p>
          </table:table-cell>
          <table:table-cell office:value-type="float" office:value="1.42122507095337" calcext:value-type="float">
            <text:p>1.42122507095337</text:p>
          </table:table-cell>
          <table:table-cell office:value-type="float" office:value="1.31844997406006" calcext:value-type="float">
            <text:p>1.31844997406006</text:p>
          </table:table-cell>
          <table:table-cell office:value-type="float" office:value="1.51811325550079" calcext:value-type="float">
            <text:p>1.51811325550079</text:p>
          </table:table-cell>
          <table:table-cell office:value-type="float" office:value="1.35448777675629" calcext:value-type="float">
            <text:p>1.35448777675629</text:p>
          </table:table-cell>
          <table:table-cell office:value-type="float" office:value="1.52234947681427" calcext:value-type="float">
            <text:p>1.52234947681427</text:p>
          </table:table-cell>
          <table:table-cell office:value-type="float" office:value="1.43758928775787" calcext:value-type="float">
            <text:p>1.43758928775787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794" calcext:value-type="float">
            <text:p>1.4794</text:p>
          </table:table-cell>
          <table:table-cell office:value-type="float" office:value="1.5008" calcext:value-type="float">
            <text:p>1.5008</text:p>
          </table:table-cell>
          <table:table-cell office:value-type="float" office:value="1.6773" calcext:value-type="float">
            <text:p>1.6773</text:p>
          </table:table-cell>
          <table:table-cell office:value-type="float" office:value="1.2617" calcext:value-type="float">
            <text:p>1.2617</text:p>
          </table:table-cell>
          <table:table-cell office:value-type="float" office:value="1.4752242565155" calcext:value-type="float">
            <text:p>1.4752242565155</text:p>
          </table:table-cell>
          <table:table-cell office:value-type="float" office:value="1.50081658363342" calcext:value-type="float">
            <text:p>1.50081658363342</text:p>
          </table:table-cell>
          <table:table-cell office:value-type="float" office:value="1.51007425785065" calcext:value-type="float">
            <text:p>1.51007425785065</text:p>
          </table:table-cell>
          <table:table-cell office:value-type="float" office:value="1.67433512210846" calcext:value-type="float">
            <text:p>1.67433512210846</text:p>
          </table:table-cell>
          <table:table-cell office:value-type="float" office:value="1.52761936187744" calcext:value-type="float">
            <text:p>1.52761936187744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51847326755524" calcext:value-type="float">
            <text:p>1.51847326755524</text:p>
          </table:table-cell>
          <table:table-cell office:value-type="float" office:value="1.57170522212982" calcext:value-type="float">
            <text:p>1.57170522212982</text:p>
          </table:table-cell>
          <table:table-cell office:value-type="float" office:value="1.51834273338318" calcext:value-type="float">
            <text:p>1.51834273338318</text:p>
          </table:table-cell>
          <table:table-cell office:value-type="float" office:value="1.67729651927948" calcext:value-type="float">
            <text:p>1.67729651927948</text:p>
          </table:table-cell>
          <table:table-cell office:value-type="float" office:value="1.4827698469162" calcext:value-type="float">
            <text:p>1.4827698469162</text:p>
          </table:table-cell>
          <table:table-cell office:value-type="float" office:value="1.26172363758087" calcext:value-type="float">
            <text:p>1.26172363758087</text:p>
          </table:table-cell>
          <table:table-cell office:value-type="float" office:value="1.5244882106781" calcext:value-type="float">
            <text:p>1.5244882106781</text:p>
          </table:table-cell>
          <table:table-cell office:value-type="float" office:value="1.35877799987793" calcext:value-type="float">
            <text:p>1.35877799987793</text:p>
          </table:table-cell>
          <table:table-cell office:value-type="float" office:value="1.398273229599" calcext:value-type="float">
            <text:p>1.398273229599</text:p>
          </table:table-cell>
          <table:table-cell office:value-type="float" office:value="1.42122507095337" calcext:value-type="float">
            <text:p>1.42122507095337</text:p>
          </table:table-cell>
          <table:table-cell office:value-type="float" office:value="1.31844997406006" calcext:value-type="float">
            <text:p>1.31844997406006</text:p>
          </table:table-cell>
          <table:table-cell office:value-type="float" office:value="1.51811325550079" calcext:value-type="float">
            <text:p>1.51811325550079</text:p>
          </table:table-cell>
          <table:table-cell office:value-type="float" office:value="1.35448777675629" calcext:value-type="float">
            <text:p>1.35448777675629</text:p>
          </table:table-cell>
          <table:table-cell office:value-type="float" office:value="1.52234947681427" calcext:value-type="float">
            <text:p>1.52234947681427</text:p>
          </table:table-cell>
          <table:table-cell office:value-type="float" office:value="1.43758928775787" calcext:value-type="float">
            <text:p>1.43758928775787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047" calcext:value-type="float">
            <text:p>1.5047</text:p>
          </table:table-cell>
          <table:table-cell office:value-type="float" office:value="1.5183" calcext:value-type="float">
            <text:p>1.5183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2637" calcext:value-type="float">
            <text:p>1.2637</text:p>
          </table:table-cell>
          <table:table-cell office:value-type="float" office:value="1.66330230236053" calcext:value-type="float">
            <text:p>1.66330230236053</text:p>
          </table:table-cell>
          <table:table-cell office:value-type="float" office:value="1.5701357126236" calcext:value-type="float">
            <text:p>1.5701357126236</text:p>
          </table:table-cell>
          <table:table-cell office:value-type="float" office:value="1.58275818824768" calcext:value-type="float">
            <text:p>1.58275818824768</text:p>
          </table:table-cell>
          <table:table-cell office:value-type="float" office:value="1.50081658363342" calcext:value-type="float">
            <text:p>1.50081658363342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57687437534332" calcext:value-type="float">
            <text:p>1.57687437534332</text:p>
          </table:table-cell>
          <table:table-cell office:value-type="float" office:value="1.32440567016602" calcext:value-type="float">
            <text:p>1.32440567016602</text:p>
          </table:table-cell>
          <table:table-cell office:value-type="float" office:value="1.46911656856537" calcext:value-type="float">
            <text:p>1.46911656856537</text:p>
          </table:table-cell>
          <table:table-cell office:value-type="float" office:value="1.53674149513245" calcext:value-type="float">
            <text:p>1.53674149513245</text:p>
          </table:table-cell>
          <table:table-cell office:value-type="float" office:value="1.48847460746765" calcext:value-type="float">
            <text:p>1.48847460746765</text:p>
          </table:table-cell>
          <table:table-cell office:value-type="float" office:value="1.51832044124603" calcext:value-type="float">
            <text:p>1.51832044124603</text:p>
          </table:table-cell>
          <table:table-cell office:value-type="float" office:value="1.36209189891815" calcext:value-type="float">
            <text:p>1.36209189891815</text:p>
          </table:table-cell>
          <table:table-cell office:value-type="float" office:value="1.4876583814621" calcext:value-type="float">
            <text:p>1.4876583814621</text:p>
          </table:table-cell>
          <table:table-cell office:value-type="float" office:value="1.31359827518463" calcext:value-type="float">
            <text:p>1.31359827518463</text:p>
          </table:table-cell>
          <table:table-cell office:value-type="float" office:value="1.3046647310257" calcext:value-type="float">
            <text:p>1.3046647310257</text:p>
          </table:table-cell>
          <table:table-cell office:value-type="float" office:value="1.59591114521027" calcext:value-type="float">
            <text:p>1.59591114521027</text:p>
          </table:table-cell>
          <table:table-cell office:value-type="float" office:value="1.56131839752197" calcext:value-type="float">
            <text:p>1.56131839752197</text:p>
          </table:table-cell>
          <table:table-cell office:value-type="float" office:value="1.64151000976563" calcext:value-type="float">
            <text:p>1.64151000976563</text:p>
          </table:table-cell>
          <table:table-cell office:value-type="float" office:value="1.44859731197357" calcext:value-type="float">
            <text:p>1.44859731197357</text:p>
          </table:table-cell>
          <table:table-cell office:value-type="float" office:value="1.26373648643494" calcext:value-type="float">
            <text:p>1.26373648643494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047" calcext:value-type="float">
            <text:p>1.5047</text:p>
          </table:table-cell>
          <table:table-cell office:value-type="float" office:value="1.5183" calcext:value-type="float">
            <text:p>1.5183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2637" calcext:value-type="float">
            <text:p>1.2637</text:p>
          </table:table-cell>
          <table:table-cell office:value-type="float" office:value="1.66330230236053" calcext:value-type="float">
            <text:p>1.66330230236053</text:p>
          </table:table-cell>
          <table:table-cell office:value-type="float" office:value="1.5701357126236" calcext:value-type="float">
            <text:p>1.5701357126236</text:p>
          </table:table-cell>
          <table:table-cell office:value-type="float" office:value="1.58275818824768" calcext:value-type="float">
            <text:p>1.58275818824768</text:p>
          </table:table-cell>
          <table:table-cell office:value-type="float" office:value="1.50081658363342" calcext:value-type="float">
            <text:p>1.50081658363342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57687437534332" calcext:value-type="float">
            <text:p>1.57687437534332</text:p>
          </table:table-cell>
          <table:table-cell office:value-type="float" office:value="1.32440567016602" calcext:value-type="float">
            <text:p>1.32440567016602</text:p>
          </table:table-cell>
          <table:table-cell office:value-type="float" office:value="1.46911656856537" calcext:value-type="float">
            <text:p>1.46911656856537</text:p>
          </table:table-cell>
          <table:table-cell office:value-type="float" office:value="1.53674149513245" calcext:value-type="float">
            <text:p>1.53674149513245</text:p>
          </table:table-cell>
          <table:table-cell office:value-type="float" office:value="1.48847460746765" calcext:value-type="float">
            <text:p>1.48847460746765</text:p>
          </table:table-cell>
          <table:table-cell office:value-type="float" office:value="1.51832044124603" calcext:value-type="float">
            <text:p>1.51832044124603</text:p>
          </table:table-cell>
          <table:table-cell office:value-type="float" office:value="1.36209189891815" calcext:value-type="float">
            <text:p>1.36209189891815</text:p>
          </table:table-cell>
          <table:table-cell office:value-type="float" office:value="1.4876583814621" calcext:value-type="float">
            <text:p>1.4876583814621</text:p>
          </table:table-cell>
          <table:table-cell office:value-type="float" office:value="1.31359827518463" calcext:value-type="float">
            <text:p>1.31359827518463</text:p>
          </table:table-cell>
          <table:table-cell office:value-type="float" office:value="1.3046647310257" calcext:value-type="float">
            <text:p>1.3046647310257</text:p>
          </table:table-cell>
          <table:table-cell office:value-type="float" office:value="1.59591114521027" calcext:value-type="float">
            <text:p>1.59591114521027</text:p>
          </table:table-cell>
          <table:table-cell office:value-type="float" office:value="1.56131839752197" calcext:value-type="float">
            <text:p>1.56131839752197</text:p>
          </table:table-cell>
          <table:table-cell office:value-type="float" office:value="1.64151000976563" calcext:value-type="float">
            <text:p>1.64151000976563</text:p>
          </table:table-cell>
          <table:table-cell office:value-type="float" office:value="1.44859731197357" calcext:value-type="float">
            <text:p>1.44859731197357</text:p>
          </table:table-cell>
          <table:table-cell office:value-type="float" office:value="1.26373648643494" calcext:value-type="float">
            <text:p>1.26373648643494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828" calcext:value-type="float">
            <text:p>1.4828</text:p>
          </table:table-cell>
          <table:table-cell office:value-type="float" office:value="1.5048" calcext:value-type="float">
            <text:p>1.5048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2637" calcext:value-type="float">
            <text:p>1.2637</text:p>
          </table:table-cell>
          <table:table-cell office:value-type="float" office:value="1.51007425785065" calcext:value-type="float">
            <text:p>1.51007425785065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52761936187744" calcext:value-type="float">
            <text:p>1.52761936187744</text:p>
          </table:table-cell>
          <table:table-cell office:value-type="float" office:value="1.50483047962189" calcext:value-type="float">
            <text:p>1.50483047962189</text:p>
          </table:table-cell>
          <table:table-cell office:value-type="float" office:value="1.52170884609222" calcext:value-type="float">
            <text:p>1.52170884609222</text:p>
          </table:table-cell>
          <table:table-cell office:value-type="float" office:value="1.4280834197998" calcext:value-type="float">
            <text:p>1.4280834197998</text:p>
          </table:table-cell>
          <table:table-cell office:value-type="float" office:value="1.31844997406006" calcext:value-type="float">
            <text:p>1.31844997406006</text:p>
          </table:table-cell>
          <table:table-cell office:value-type="float" office:value="1.40643429756165" calcext:value-type="float">
            <text:p>1.40643429756165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50666546821594" calcext:value-type="float">
            <text:p>1.50666546821594</text:p>
          </table:table-cell>
          <table:table-cell office:value-type="float" office:value="1.50587201118469" calcext:value-type="float">
            <text:p>1.50587201118469</text:p>
          </table:table-cell>
          <table:table-cell office:value-type="float" office:value="1.38244795799255" calcext:value-type="float">
            <text:p>1.38244795799255</text:p>
          </table:table-cell>
          <table:table-cell office:value-type="float" office:value="1.49550831317902" calcext:value-type="float">
            <text:p>1.49550831317902</text:p>
          </table:table-cell>
          <table:table-cell office:value-type="float" office:value="1.48289227485657" calcext:value-type="float">
            <text:p>1.48289227485657</text:p>
          </table:table-cell>
          <table:table-cell table:number-columns-repeated="15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794" calcext:value-type="float">
            <text:p>1.4794</text:p>
          </table:table-cell>
          <table:table-cell office:value-type="float" office:value="1.5008" calcext:value-type="float">
            <text:p>1.5008</text:p>
          </table:table-cell>
          <table:table-cell office:value-type="float" office:value="1.6773" calcext:value-type="float">
            <text:p>1.6773</text:p>
          </table:table-cell>
          <table:table-cell office:value-type="float" office:value="1.2617" calcext:value-type="float">
            <text:p>1.2617</text:p>
          </table:table-cell>
          <table:table-cell office:value-type="float" office:value="1.4752242565155" calcext:value-type="float">
            <text:p>1.4752242565155</text:p>
          </table:table-cell>
          <table:table-cell office:value-type="float" office:value="1.50081658363342" calcext:value-type="float">
            <text:p>1.50081658363342</text:p>
          </table:table-cell>
          <table:table-cell office:value-type="float" office:value="1.51007425785065" calcext:value-type="float">
            <text:p>1.51007425785065</text:p>
          </table:table-cell>
          <table:table-cell office:value-type="float" office:value="1.67433512210846" calcext:value-type="float">
            <text:p>1.67433512210846</text:p>
          </table:table-cell>
          <table:table-cell office:value-type="float" office:value="1.52761936187744" calcext:value-type="float">
            <text:p>1.52761936187744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51847326755524" calcext:value-type="float">
            <text:p>1.51847326755524</text:p>
          </table:table-cell>
          <table:table-cell office:value-type="float" office:value="1.57170522212982" calcext:value-type="float">
            <text:p>1.57170522212982</text:p>
          </table:table-cell>
          <table:table-cell office:value-type="float" office:value="1.51834273338318" calcext:value-type="float">
            <text:p>1.51834273338318</text:p>
          </table:table-cell>
          <table:table-cell office:value-type="float" office:value="1.67729651927948" calcext:value-type="float">
            <text:p>1.67729651927948</text:p>
          </table:table-cell>
          <table:table-cell office:value-type="float" office:value="1.4827698469162" calcext:value-type="float">
            <text:p>1.4827698469162</text:p>
          </table:table-cell>
          <table:table-cell office:value-type="float" office:value="1.26172363758087" calcext:value-type="float">
            <text:p>1.26172363758087</text:p>
          </table:table-cell>
          <table:table-cell office:value-type="float" office:value="1.5244882106781" calcext:value-type="float">
            <text:p>1.5244882106781</text:p>
          </table:table-cell>
          <table:table-cell office:value-type="float" office:value="1.35877799987793" calcext:value-type="float">
            <text:p>1.35877799987793</text:p>
          </table:table-cell>
          <table:table-cell office:value-type="float" office:value="1.398273229599" calcext:value-type="float">
            <text:p>1.398273229599</text:p>
          </table:table-cell>
          <table:table-cell office:value-type="float" office:value="1.42122507095337" calcext:value-type="float">
            <text:p>1.42122507095337</text:p>
          </table:table-cell>
          <table:table-cell office:value-type="float" office:value="1.31844997406006" calcext:value-type="float">
            <text:p>1.31844997406006</text:p>
          </table:table-cell>
          <table:table-cell office:value-type="float" office:value="1.51811325550079" calcext:value-type="float">
            <text:p>1.51811325550079</text:p>
          </table:table-cell>
          <table:table-cell office:value-type="float" office:value="1.35448777675629" calcext:value-type="float">
            <text:p>1.35448777675629</text:p>
          </table:table-cell>
          <table:table-cell office:value-type="float" office:value="1.52234947681427" calcext:value-type="float">
            <text:p>1.52234947681427</text:p>
          </table:table-cell>
          <table:table-cell office:value-type="float" office:value="1.43758928775787" calcext:value-type="float">
            <text:p>1.43758928775787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794" calcext:value-type="float">
            <text:p>1.4794</text:p>
          </table:table-cell>
          <table:table-cell office:value-type="float" office:value="1.5008" calcext:value-type="float">
            <text:p>1.5008</text:p>
          </table:table-cell>
          <table:table-cell office:value-type="float" office:value="1.6773" calcext:value-type="float">
            <text:p>1.6773</text:p>
          </table:table-cell>
          <table:table-cell office:value-type="float" office:value="1.2617" calcext:value-type="float">
            <text:p>1.2617</text:p>
          </table:table-cell>
          <table:table-cell office:value-type="float" office:value="1.4752242565155" calcext:value-type="float">
            <text:p>1.4752242565155</text:p>
          </table:table-cell>
          <table:table-cell office:value-type="float" office:value="1.50081658363342" calcext:value-type="float">
            <text:p>1.50081658363342</text:p>
          </table:table-cell>
          <table:table-cell office:value-type="float" office:value="1.51007425785065" calcext:value-type="float">
            <text:p>1.51007425785065</text:p>
          </table:table-cell>
          <table:table-cell office:value-type="float" office:value="1.67433512210846" calcext:value-type="float">
            <text:p>1.67433512210846</text:p>
          </table:table-cell>
          <table:table-cell office:value-type="float" office:value="1.52761936187744" calcext:value-type="float">
            <text:p>1.52761936187744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51847326755524" calcext:value-type="float">
            <text:p>1.51847326755524</text:p>
          </table:table-cell>
          <table:table-cell office:value-type="float" office:value="1.57170522212982" calcext:value-type="float">
            <text:p>1.57170522212982</text:p>
          </table:table-cell>
          <table:table-cell office:value-type="float" office:value="1.51834273338318" calcext:value-type="float">
            <text:p>1.51834273338318</text:p>
          </table:table-cell>
          <table:table-cell office:value-type="float" office:value="1.67729651927948" calcext:value-type="float">
            <text:p>1.67729651927948</text:p>
          </table:table-cell>
          <table:table-cell office:value-type="float" office:value="1.4827698469162" calcext:value-type="float">
            <text:p>1.4827698469162</text:p>
          </table:table-cell>
          <table:table-cell office:value-type="float" office:value="1.26172363758087" calcext:value-type="float">
            <text:p>1.26172363758087</text:p>
          </table:table-cell>
          <table:table-cell office:value-type="float" office:value="1.5244882106781" calcext:value-type="float">
            <text:p>1.5244882106781</text:p>
          </table:table-cell>
          <table:table-cell office:value-type="float" office:value="1.35877799987793" calcext:value-type="float">
            <text:p>1.35877799987793</text:p>
          </table:table-cell>
          <table:table-cell office:value-type="float" office:value="1.398273229599" calcext:value-type="float">
            <text:p>1.398273229599</text:p>
          </table:table-cell>
          <table:table-cell office:value-type="float" office:value="1.42122507095337" calcext:value-type="float">
            <text:p>1.42122507095337</text:p>
          </table:table-cell>
          <table:table-cell office:value-type="float" office:value="1.31844997406006" calcext:value-type="float">
            <text:p>1.31844997406006</text:p>
          </table:table-cell>
          <table:table-cell office:value-type="float" office:value="1.51811325550079" calcext:value-type="float">
            <text:p>1.51811325550079</text:p>
          </table:table-cell>
          <table:table-cell office:value-type="float" office:value="1.35448777675629" calcext:value-type="float">
            <text:p>1.35448777675629</text:p>
          </table:table-cell>
          <table:table-cell office:value-type="float" office:value="1.52234947681427" calcext:value-type="float">
            <text:p>1.52234947681427</text:p>
          </table:table-cell>
          <table:table-cell office:value-type="float" office:value="1.43758928775787" calcext:value-type="float">
            <text:p>1.43758928775787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047" calcext:value-type="float">
            <text:p>1.5047</text:p>
          </table:table-cell>
          <table:table-cell office:value-type="float" office:value="1.5183" calcext:value-type="float">
            <text:p>1.5183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2637" calcext:value-type="float">
            <text:p>1.2637</text:p>
          </table:table-cell>
          <table:table-cell office:value-type="float" office:value="1.66330230236053" calcext:value-type="float">
            <text:p>1.66330230236053</text:p>
          </table:table-cell>
          <table:table-cell office:value-type="float" office:value="1.5701357126236" calcext:value-type="float">
            <text:p>1.5701357126236</text:p>
          </table:table-cell>
          <table:table-cell office:value-type="float" office:value="1.58275818824768" calcext:value-type="float">
            <text:p>1.58275818824768</text:p>
          </table:table-cell>
          <table:table-cell office:value-type="float" office:value="1.50081658363342" calcext:value-type="float">
            <text:p>1.50081658363342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57687437534332" calcext:value-type="float">
            <text:p>1.57687437534332</text:p>
          </table:table-cell>
          <table:table-cell office:value-type="float" office:value="1.32440567016602" calcext:value-type="float">
            <text:p>1.32440567016602</text:p>
          </table:table-cell>
          <table:table-cell office:value-type="float" office:value="1.46911656856537" calcext:value-type="float">
            <text:p>1.46911656856537</text:p>
          </table:table-cell>
          <table:table-cell office:value-type="float" office:value="1.53674149513245" calcext:value-type="float">
            <text:p>1.53674149513245</text:p>
          </table:table-cell>
          <table:table-cell office:value-type="float" office:value="1.48847460746765" calcext:value-type="float">
            <text:p>1.48847460746765</text:p>
          </table:table-cell>
          <table:table-cell office:value-type="float" office:value="1.51832044124603" calcext:value-type="float">
            <text:p>1.51832044124603</text:p>
          </table:table-cell>
          <table:table-cell office:value-type="float" office:value="1.36209189891815" calcext:value-type="float">
            <text:p>1.36209189891815</text:p>
          </table:table-cell>
          <table:table-cell office:value-type="float" office:value="1.4876583814621" calcext:value-type="float">
            <text:p>1.4876583814621</text:p>
          </table:table-cell>
          <table:table-cell office:value-type="float" office:value="1.31359827518463" calcext:value-type="float">
            <text:p>1.31359827518463</text:p>
          </table:table-cell>
          <table:table-cell office:value-type="float" office:value="1.3046647310257" calcext:value-type="float">
            <text:p>1.3046647310257</text:p>
          </table:table-cell>
          <table:table-cell office:value-type="float" office:value="1.59591114521027" calcext:value-type="float">
            <text:p>1.59591114521027</text:p>
          </table:table-cell>
          <table:table-cell office:value-type="float" office:value="1.56131839752197" calcext:value-type="float">
            <text:p>1.56131839752197</text:p>
          </table:table-cell>
          <table:table-cell office:value-type="float" office:value="1.64151000976563" calcext:value-type="float">
            <text:p>1.64151000976563</text:p>
          </table:table-cell>
          <table:table-cell office:value-type="float" office:value="1.44859731197357" calcext:value-type="float">
            <text:p>1.44859731197357</text:p>
          </table:table-cell>
          <table:table-cell office:value-type="float" office:value="1.26373648643494" calcext:value-type="float">
            <text:p>1.26373648643494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1.5541" calcext:value-type="float">
            <text:p>1.5541</text:p>
          </table:table-cell>
          <table:table-cell office:value-type="float" office:value="1.775" calcext:value-type="float">
            <text:p>1.775</text:p>
          </table:table-cell>
          <table:table-cell office:value-type="float" office:value="1.256" calcext:value-type="float">
            <text:p>1.256</text:p>
          </table:table-cell>
          <table:table-cell office:value-type="float" office:value="1.60957419872284" calcext:value-type="float">
            <text:p>1.60957419872284</text:p>
          </table:table-cell>
          <table:table-cell office:value-type="float" office:value="1.45357298851013" calcext:value-type="float">
            <text:p>1.45357298851013</text:p>
          </table:table-cell>
          <table:table-cell office:value-type="float" office:value="1.55411469936371" calcext:value-type="float">
            <text:p>1.55411469936371</text:p>
          </table:table-cell>
          <table:table-cell office:value-type="float" office:value="1.45053195953369" calcext:value-type="float">
            <text:p>1.45053195953369</text:p>
          </table:table-cell>
          <table:table-cell office:value-type="float" office:value="1.48866164684296" calcext:value-type="float">
            <text:p>1.48866164684296</text:p>
          </table:table-cell>
          <table:table-cell office:value-type="float" office:value="1.47988450527191" calcext:value-type="float">
            <text:p>1.47988450527191</text:p>
          </table:table-cell>
          <table:table-cell office:value-type="float" office:value="1.25602853298187" calcext:value-type="float">
            <text:p>1.25602853298187</text:p>
          </table:table-cell>
          <table:table-cell office:value-type="float" office:value="1.48106718063355" calcext:value-type="float">
            <text:p>1.48106718063355</text:p>
          </table:table-cell>
          <table:table-cell office:value-type="float" office:value="1.52380561828613" calcext:value-type="float">
            <text:p>1.52380561828613</text:p>
          </table:table-cell>
          <table:table-cell office:value-type="float" office:value="1.64000797271729" calcext:value-type="float">
            <text:p>1.64000797271729</text:p>
          </table:table-cell>
          <table:table-cell office:value-type="float" office:value="1.62969505786896" calcext:value-type="float">
            <text:p>1.62969505786896</text:p>
          </table:table-cell>
          <table:table-cell office:value-type="float" office:value="1.70187342166901" calcext:value-type="float">
            <text:p>1.70187342166901</text:p>
          </table:table-cell>
          <table:table-cell office:value-type="float" office:value="1.60244727134705" calcext:value-type="float">
            <text:p>1.60244727134705</text:p>
          </table:table-cell>
          <table:table-cell office:value-type="float" office:value="1.73860168457031" calcext:value-type="float">
            <text:p>1.73860168457031</text:p>
          </table:table-cell>
          <table:table-cell office:value-type="float" office:value="1.76438879966736" calcext:value-type="float">
            <text:p>1.76438879966736</text:p>
          </table:table-cell>
          <table:table-cell office:value-type="float" office:value="1.59362089633942" calcext:value-type="float">
            <text:p>1.59362089633942</text:p>
          </table:table-cell>
          <table:table-cell office:value-type="float" office:value="1.48923480510712" calcext:value-type="float">
            <text:p>1.48923480510712</text:p>
          </table:table-cell>
          <table:table-cell office:value-type="float" office:value="1.47335505485535" calcext:value-type="float">
            <text:p>1.47335505485535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26373648643494" calcext:value-type="float">
            <text:p>1.26373648643494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494" calcext:value-type="float">
            <text:p>1.5494</text:p>
          </table:table-cell>
          <table:table-cell office:value-type="float" office:value="1.5292" calcext:value-type="float">
            <text:p>1.5292</text:p>
          </table:table-cell>
          <table:table-cell office:value-type="float" office:value="1.775" calcext:value-type="float">
            <text:p>1.775</text:p>
          </table:table-cell>
          <table:table-cell office:value-type="float" office:value="1.2637" calcext:value-type="float">
            <text:p>1.2637</text:p>
          </table:table-cell>
          <table:table-cell office:value-type="float" office:value="1.45357298851013" calcext:value-type="float">
            <text:p>1.45357298851013</text:p>
          </table:table-cell>
          <table:table-cell office:value-type="float" office:value="1.43724071979523" calcext:value-type="float">
            <text:p>1.43724071979523</text:p>
          </table:table-cell>
          <table:table-cell office:value-type="float" office:value="1.45053195953369" calcext:value-type="float">
            <text:p>1.45053195953369</text:p>
          </table:table-cell>
          <table:table-cell office:value-type="float" office:value="1.48866164684296" calcext:value-type="float">
            <text:p>1.48866164684296</text:p>
          </table:table-cell>
          <table:table-cell office:value-type="float" office:value="1.47988450527191" calcext:value-type="float">
            <text:p>1.47988450527191</text:p>
          </table:table-cell>
          <table:table-cell office:value-type="float" office:value="1.62259197235107" calcext:value-type="float">
            <text:p>1.62259197235107</text:p>
          </table:table-cell>
          <table:table-cell office:value-type="float" office:value="1.46063578128815" calcext:value-type="float">
            <text:p>1.46063578128815</text:p>
          </table:table-cell>
          <table:table-cell office:value-type="float" office:value="1.60244727134705" calcext:value-type="float">
            <text:p>1.60244727134705</text:p>
          </table:table-cell>
          <table:table-cell office:value-type="float" office:value="1.73860168457031" calcext:value-type="float">
            <text:p>1.73860168457031</text:p>
          </table:table-cell>
          <table:table-cell office:value-type="float" office:value="1.76438879966736" calcext:value-type="float">
            <text:p>1.76438879966736</text:p>
          </table:table-cell>
          <table:table-cell office:value-type="float" office:value="1.52698731422424" calcext:value-type="float">
            <text:p>1.52698731422424</text:p>
          </table:table-cell>
          <table:table-cell office:value-type="float" office:value="1.58457267284393" calcext:value-type="float">
            <text:p>1.58457267284393</text:p>
          </table:table-cell>
          <table:table-cell office:value-type="float" office:value="1.49732100963593" calcext:value-type="float">
            <text:p>1.49732100963593</text:p>
          </table:table-cell>
          <table:table-cell office:value-type="float" office:value="1.59495282173157" calcext:value-type="float">
            <text:p>1.59495282173157</text:p>
          </table:table-cell>
          <table:table-cell office:value-type="float" office:value="1.48085272312164" calcext:value-type="float">
            <text:p>1.48085272312164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56190299987793" calcext:value-type="float">
            <text:p>1.56190299987793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5291873216629" calcext:value-type="float">
            <text:p>1.5291873216629</text:p>
          </table:table-cell>
          <table:table-cell office:value-type="float" office:value="1.64331889152527" calcext:value-type="float">
            <text:p>1.64331889152527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921" calcext:value-type="float">
            <text:p>1.4921</text:p>
          </table:table-cell>
          <table:table-cell office:value-type="float" office:value="1.4838" calcext:value-type="float">
            <text:p>1.4838</text:p>
          </table:table-cell>
          <table:table-cell office:value-type="float" office:value="1.6299" calcext:value-type="float">
            <text:p>1.6299</text:p>
          </table:table-cell>
          <table:table-cell office:value-type="float" office:value="1.2707" calcext:value-type="float">
            <text:p>1.2707</text:p>
          </table:table-cell>
          <table:table-cell office:value-type="float" office:value="1.48374378681183" calcext:value-type="float">
            <text:p>1.48374378681183</text:p>
          </table:table-cell>
          <table:table-cell office:value-type="float" office:value="1.5972101688385" calcext:value-type="float">
            <text:p>1.5972101688385</text:p>
          </table:table-cell>
          <table:table-cell office:value-type="float" office:value="1.3764580488205" calcext:value-type="float">
            <text:p>1.3764580488205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44857585430145" calcext:value-type="float">
            <text:p>1.44857585430145</text:p>
          </table:table-cell>
          <table:table-cell office:value-type="float" office:value="1.60990834236145" calcext:value-type="float">
            <text:p>1.60990834236145</text:p>
          </table:table-cell>
          <table:table-cell office:value-type="float" office:value="1.45357298851013" calcext:value-type="float">
            <text:p>1.45357298851013</text:p>
          </table:table-cell>
          <table:table-cell office:value-type="float" office:value="1.55929386615753" calcext:value-type="float">
            <text:p>1.55929386615753</text:p>
          </table:table-cell>
          <table:table-cell office:value-type="float" office:value="1.45053195953369" calcext:value-type="float">
            <text:p>1.45053195953369</text:p>
          </table:table-cell>
          <table:table-cell office:value-type="float" office:value="1.52262127399445" calcext:value-type="float">
            <text:p>1.52262127399445</text:p>
          </table:table-cell>
          <table:table-cell office:value-type="float" office:value="1.54365062713623" calcext:value-type="float">
            <text:p>1.54365062713623</text:p>
          </table:table-cell>
          <table:table-cell office:value-type="float" office:value="1.43447017669678" calcext:value-type="float">
            <text:p>1.43447017669678</text:p>
          </table:table-cell>
          <table:table-cell office:value-type="float" office:value="1.60244727134705" calcext:value-type="float">
            <text:p>1.60244727134705</text:p>
          </table:table-cell>
          <table:table-cell office:value-type="float" office:value="1.48597466945648" calcext:value-type="float">
            <text:p>1.48597466945648</text:p>
          </table:table-cell>
          <table:table-cell office:value-type="float" office:value="1.27069139480591" calcext:value-type="float">
            <text:p>1.27069139480591</text:p>
          </table:table-cell>
          <table:table-cell office:value-type="float" office:value="1.53368449211121" calcext:value-type="float">
            <text:p>1.53368449211121</text:p>
          </table:table-cell>
          <table:table-cell office:value-type="float" office:value="1.4440985918045" calcext:value-type="float">
            <text:p>1.4440985918045</text:p>
          </table:table-cell>
          <table:table-cell office:value-type="float" office:value="1.38591527938843" calcext:value-type="float">
            <text:p>1.38591527938843</text:p>
          </table:table-cell>
          <table:table-cell office:value-type="float" office:value="1.48377907276154" calcext:value-type="float">
            <text:p>1.48377907276154</text:p>
          </table:table-cell>
          <table:table-cell office:value-type="float" office:value="1.62988269329071" calcext:value-type="float">
            <text:p>1.62988269329071</text:p>
          </table:table-cell>
          <table:table-cell office:value-type="float" office:value="1.4255782365799" calcext:value-type="float">
            <text:p>1.4255782365799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948" calcext:value-type="float">
            <text:p>1.4948</text:p>
          </table:table-cell>
          <table:table-cell office:value-type="float" office:value="1.4879" calcext:value-type="float">
            <text:p>1.4879</text:p>
          </table:table-cell>
          <table:table-cell office:value-type="float" office:value="1.6299" calcext:value-type="float">
            <text:p>1.6299</text:p>
          </table:table-cell>
          <table:table-cell office:value-type="float" office:value="1.2707" calcext:value-type="float">
            <text:p>1.2707</text:p>
          </table:table-cell>
          <table:table-cell office:value-type="float" office:value="1.48374378681183" calcext:value-type="float">
            <text:p>1.48374378681183</text:p>
          </table:table-cell>
          <table:table-cell office:value-type="float" office:value="1.5972101688385" calcext:value-type="float">
            <text:p>1.5972101688385</text:p>
          </table:table-cell>
          <table:table-cell office:value-type="float" office:value="1.3764580488205" calcext:value-type="float">
            <text:p>1.3764580488205</text:p>
          </table:table-cell>
          <table:table-cell office:value-type="float" office:value="1.48791444301605" calcext:value-type="float">
            <text:p>1.48791444301605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60990834236145" calcext:value-type="float">
            <text:p>1.60990834236145</text:p>
          </table:table-cell>
          <table:table-cell office:value-type="float" office:value="1.45357298851013" calcext:value-type="float">
            <text:p>1.45357298851013</text:p>
          </table:table-cell>
          <table:table-cell office:value-type="float" office:value="1.55929386615753" calcext:value-type="float">
            <text:p>1.55929386615753</text:p>
          </table:table-cell>
          <table:table-cell office:value-type="float" office:value="1.5009343624115" calcext:value-type="float">
            <text:p>1.5009343624115</text:p>
          </table:table-cell>
          <table:table-cell office:value-type="float" office:value="1.45053195953369" calcext:value-type="float">
            <text:p>1.45053195953369</text:p>
          </table:table-cell>
          <table:table-cell office:value-type="float" office:value="1.54365062713623" calcext:value-type="float">
            <text:p>1.54365062713623</text:p>
          </table:table-cell>
          <table:table-cell office:value-type="float" office:value="1.43447017669678" calcext:value-type="float">
            <text:p>1.43447017669678</text:p>
          </table:table-cell>
          <table:table-cell office:value-type="float" office:value="1.52727270126343" calcext:value-type="float">
            <text:p>1.52727270126343</text:p>
          </table:table-cell>
          <table:table-cell office:value-type="float" office:value="1.60244727134705" calcext:value-type="float">
            <text:p>1.60244727134705</text:p>
          </table:table-cell>
          <table:table-cell office:value-type="float" office:value="1.27069139480591" calcext:value-type="float">
            <text:p>1.27069139480591</text:p>
          </table:table-cell>
          <table:table-cell office:value-type="float" office:value="1.45786988735199" calcext:value-type="float">
            <text:p>1.45786988735199</text:p>
          </table:table-cell>
          <table:table-cell office:value-type="float" office:value="1.53368449211121" calcext:value-type="float">
            <text:p>1.53368449211121</text:p>
          </table:table-cell>
          <table:table-cell office:value-type="float" office:value="1.38591527938843" calcext:value-type="float">
            <text:p>1.38591527938843</text:p>
          </table:table-cell>
          <table:table-cell office:value-type="float" office:value="1.4697732925415" calcext:value-type="float">
            <text:p>1.4697732925415</text:p>
          </table:table-cell>
          <table:table-cell office:value-type="float" office:value="1.42314851284027" calcext:value-type="float">
            <text:p>1.42314851284027</text:p>
          </table:table-cell>
          <table:table-cell office:value-type="float" office:value="1.62988269329071" calcext:value-type="float">
            <text:p>1.62988269329071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1.5541" calcext:value-type="float">
            <text:p>1.5541</text:p>
          </table:table-cell>
          <table:table-cell office:value-type="float" office:value="1.775" calcext:value-type="float">
            <text:p>1.775</text:p>
          </table:table-cell>
          <table:table-cell office:value-type="float" office:value="1.256" calcext:value-type="float">
            <text:p>1.256</text:p>
          </table:table-cell>
          <table:table-cell office:value-type="float" office:value="1.60957419872284" calcext:value-type="float">
            <text:p>1.60957419872284</text:p>
          </table:table-cell>
          <table:table-cell office:value-type="float" office:value="1.45357298851013" calcext:value-type="float">
            <text:p>1.45357298851013</text:p>
          </table:table-cell>
          <table:table-cell office:value-type="float" office:value="1.55411469936371" calcext:value-type="float">
            <text:p>1.55411469936371</text:p>
          </table:table-cell>
          <table:table-cell office:value-type="float" office:value="1.45053195953369" calcext:value-type="float">
            <text:p>1.45053195953369</text:p>
          </table:table-cell>
          <table:table-cell office:value-type="float" office:value="1.48866164684296" calcext:value-type="float">
            <text:p>1.48866164684296</text:p>
          </table:table-cell>
          <table:table-cell office:value-type="float" office:value="1.47988450527191" calcext:value-type="float">
            <text:p>1.47988450527191</text:p>
          </table:table-cell>
          <table:table-cell office:value-type="float" office:value="1.25602853298187" calcext:value-type="float">
            <text:p>1.25602853298187</text:p>
          </table:table-cell>
          <table:table-cell office:value-type="float" office:value="1.48106718063355" calcext:value-type="float">
            <text:p>1.48106718063355</text:p>
          </table:table-cell>
          <table:table-cell office:value-type="float" office:value="1.52380561828613" calcext:value-type="float">
            <text:p>1.52380561828613</text:p>
          </table:table-cell>
          <table:table-cell office:value-type="float" office:value="1.64000797271729" calcext:value-type="float">
            <text:p>1.64000797271729</text:p>
          </table:table-cell>
          <table:table-cell office:value-type="float" office:value="1.62969505786896" calcext:value-type="float">
            <text:p>1.62969505786896</text:p>
          </table:table-cell>
          <table:table-cell office:value-type="float" office:value="1.70187342166901" calcext:value-type="float">
            <text:p>1.70187342166901</text:p>
          </table:table-cell>
          <table:table-cell office:value-type="float" office:value="1.60244727134705" calcext:value-type="float">
            <text:p>1.60244727134705</text:p>
          </table:table-cell>
          <table:table-cell office:value-type="float" office:value="1.73860168457031" calcext:value-type="float">
            <text:p>1.73860168457031</text:p>
          </table:table-cell>
          <table:table-cell office:value-type="float" office:value="1.76438879966736" calcext:value-type="float">
            <text:p>1.76438879966736</text:p>
          </table:table-cell>
          <table:table-cell office:value-type="float" office:value="1.59362089633942" calcext:value-type="float">
            <text:p>1.59362089633942</text:p>
          </table:table-cell>
          <table:table-cell office:value-type="float" office:value="1.48923480510712" calcext:value-type="float">
            <text:p>1.48923480510712</text:p>
          </table:table-cell>
          <table:table-cell office:value-type="float" office:value="1.47335505485535" calcext:value-type="float">
            <text:p>1.47335505485535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26373648643494" calcext:value-type="float">
            <text:p>1.26373648643494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494" calcext:value-type="float">
            <text:p>1.5494</text:p>
          </table:table-cell>
          <table:table-cell office:value-type="float" office:value="1.5292" calcext:value-type="float">
            <text:p>1.5292</text:p>
          </table:table-cell>
          <table:table-cell office:value-type="float" office:value="1.775" calcext:value-type="float">
            <text:p>1.775</text:p>
          </table:table-cell>
          <table:table-cell office:value-type="float" office:value="1.2637" calcext:value-type="float">
            <text:p>1.2637</text:p>
          </table:table-cell>
          <table:table-cell office:value-type="float" office:value="1.45357298851013" calcext:value-type="float">
            <text:p>1.45357298851013</text:p>
          </table:table-cell>
          <table:table-cell office:value-type="float" office:value="1.43724071979523" calcext:value-type="float">
            <text:p>1.43724071979523</text:p>
          </table:table-cell>
          <table:table-cell office:value-type="float" office:value="1.45053195953369" calcext:value-type="float">
            <text:p>1.45053195953369</text:p>
          </table:table-cell>
          <table:table-cell office:value-type="float" office:value="1.48866164684296" calcext:value-type="float">
            <text:p>1.48866164684296</text:p>
          </table:table-cell>
          <table:table-cell office:value-type="float" office:value="1.47988450527191" calcext:value-type="float">
            <text:p>1.47988450527191</text:p>
          </table:table-cell>
          <table:table-cell office:value-type="float" office:value="1.62259197235107" calcext:value-type="float">
            <text:p>1.62259197235107</text:p>
          </table:table-cell>
          <table:table-cell office:value-type="float" office:value="1.46063578128815" calcext:value-type="float">
            <text:p>1.46063578128815</text:p>
          </table:table-cell>
          <table:table-cell office:value-type="float" office:value="1.60244727134705" calcext:value-type="float">
            <text:p>1.60244727134705</text:p>
          </table:table-cell>
          <table:table-cell office:value-type="float" office:value="1.73860168457031" calcext:value-type="float">
            <text:p>1.73860168457031</text:p>
          </table:table-cell>
          <table:table-cell office:value-type="float" office:value="1.76438879966736" calcext:value-type="float">
            <text:p>1.76438879966736</text:p>
          </table:table-cell>
          <table:table-cell office:value-type="float" office:value="1.52698731422424" calcext:value-type="float">
            <text:p>1.52698731422424</text:p>
          </table:table-cell>
          <table:table-cell office:value-type="float" office:value="1.58457267284393" calcext:value-type="float">
            <text:p>1.58457267284393</text:p>
          </table:table-cell>
          <table:table-cell office:value-type="float" office:value="1.49732100963593" calcext:value-type="float">
            <text:p>1.49732100963593</text:p>
          </table:table-cell>
          <table:table-cell office:value-type="float" office:value="1.59495282173157" calcext:value-type="float">
            <text:p>1.59495282173157</text:p>
          </table:table-cell>
          <table:table-cell office:value-type="float" office:value="1.48085272312164" calcext:value-type="float">
            <text:p>1.48085272312164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56190299987793" calcext:value-type="float">
            <text:p>1.56190299987793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5291873216629" calcext:value-type="float">
            <text:p>1.5291873216629</text:p>
          </table:table-cell>
          <table:table-cell office:value-type="float" office:value="1.64331889152527" calcext:value-type="float">
            <text:p>1.64331889152527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921" calcext:value-type="float">
            <text:p>1.4921</text:p>
          </table:table-cell>
          <table:table-cell office:value-type="float" office:value="1.4838" calcext:value-type="float">
            <text:p>1.4838</text:p>
          </table:table-cell>
          <table:table-cell office:value-type="float" office:value="1.6299" calcext:value-type="float">
            <text:p>1.6299</text:p>
          </table:table-cell>
          <table:table-cell office:value-type="float" office:value="1.2707" calcext:value-type="float">
            <text:p>1.2707</text:p>
          </table:table-cell>
          <table:table-cell office:value-type="float" office:value="1.48374378681183" calcext:value-type="float">
            <text:p>1.48374378681183</text:p>
          </table:table-cell>
          <table:table-cell office:value-type="float" office:value="1.5972101688385" calcext:value-type="float">
            <text:p>1.5972101688385</text:p>
          </table:table-cell>
          <table:table-cell office:value-type="float" office:value="1.3764580488205" calcext:value-type="float">
            <text:p>1.3764580488205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44857585430145" calcext:value-type="float">
            <text:p>1.44857585430145</text:p>
          </table:table-cell>
          <table:table-cell office:value-type="float" office:value="1.60990834236145" calcext:value-type="float">
            <text:p>1.60990834236145</text:p>
          </table:table-cell>
          <table:table-cell office:value-type="float" office:value="1.45357298851013" calcext:value-type="float">
            <text:p>1.45357298851013</text:p>
          </table:table-cell>
          <table:table-cell office:value-type="float" office:value="1.55929386615753" calcext:value-type="float">
            <text:p>1.55929386615753</text:p>
          </table:table-cell>
          <table:table-cell office:value-type="float" office:value="1.45053195953369" calcext:value-type="float">
            <text:p>1.45053195953369</text:p>
          </table:table-cell>
          <table:table-cell office:value-type="float" office:value="1.52262127399445" calcext:value-type="float">
            <text:p>1.52262127399445</text:p>
          </table:table-cell>
          <table:table-cell office:value-type="float" office:value="1.54365062713623" calcext:value-type="float">
            <text:p>1.54365062713623</text:p>
          </table:table-cell>
          <table:table-cell office:value-type="float" office:value="1.43447017669678" calcext:value-type="float">
            <text:p>1.43447017669678</text:p>
          </table:table-cell>
          <table:table-cell office:value-type="float" office:value="1.60244727134705" calcext:value-type="float">
            <text:p>1.60244727134705</text:p>
          </table:table-cell>
          <table:table-cell office:value-type="float" office:value="1.48597466945648" calcext:value-type="float">
            <text:p>1.48597466945648</text:p>
          </table:table-cell>
          <table:table-cell office:value-type="float" office:value="1.27069139480591" calcext:value-type="float">
            <text:p>1.27069139480591</text:p>
          </table:table-cell>
          <table:table-cell office:value-type="float" office:value="1.53368449211121" calcext:value-type="float">
            <text:p>1.53368449211121</text:p>
          </table:table-cell>
          <table:table-cell office:value-type="float" office:value="1.4440985918045" calcext:value-type="float">
            <text:p>1.4440985918045</text:p>
          </table:table-cell>
          <table:table-cell office:value-type="float" office:value="1.38591527938843" calcext:value-type="float">
            <text:p>1.38591527938843</text:p>
          </table:table-cell>
          <table:table-cell office:value-type="float" office:value="1.48377907276154" calcext:value-type="float">
            <text:p>1.48377907276154</text:p>
          </table:table-cell>
          <table:table-cell office:value-type="float" office:value="1.62988269329071" calcext:value-type="float">
            <text:p>1.62988269329071</text:p>
          </table:table-cell>
          <table:table-cell office:value-type="float" office:value="1.4255782365799" calcext:value-type="float">
            <text:p>1.4255782365799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507" calcext:value-type="float">
            <text:p>1.4507</text:p>
          </table:table-cell>
          <table:table-cell office:value-type="float" office:value="1.4803" calcext:value-type="float">
            <text:p>1.4803</text:p>
          </table:table-cell>
          <table:table-cell office:value-type="float" office:value="1.775" calcext:value-type="float">
            <text:p>1.775</text:p>
          </table:table-cell>
          <table:table-cell office:value-type="float" office:value="1.0603" calcext:value-type="float">
            <text:p>1.0603</text:p>
          </table:table-cell>
          <table:table-cell office:value-type="float" office:value="1.51588547229767" calcext:value-type="float">
            <text:p>1.51588547229767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7593593597412" calcext:value-type="float">
            <text:p>1.47593593597412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60263466835022" calcext:value-type="float">
            <text:p>1.60263466835022</text:p>
          </table:table-cell>
          <table:table-cell office:value-type="float" office:value="1.51866841316223" calcext:value-type="float">
            <text:p>1.51866841316223</text:p>
          </table:table-cell>
          <table:table-cell office:value-type="float" office:value="1.44265365600586" calcext:value-type="float">
            <text:p>1.44265365600586</text:p>
          </table:table-cell>
          <table:table-cell office:value-type="float" office:value="1.06025648117065" calcext:value-type="float">
            <text:p>1.06025648117065</text:p>
          </table:table-cell>
          <table:table-cell office:value-type="float" office:value="1.61881792545319" calcext:value-type="float">
            <text:p>1.61881792545319</text:p>
          </table:table-cell>
          <table:table-cell office:value-type="float" office:value="1.31400561332703" calcext:value-type="float">
            <text:p>1.31400561332703</text:p>
          </table:table-cell>
          <table:table-cell office:value-type="float" office:value="1.20565557479858" calcext:value-type="float">
            <text:p>1.20565557479858</text:p>
          </table:table-cell>
          <table:table-cell office:value-type="float" office:value="1.41650915145874" calcext:value-type="float">
            <text:p>1.41650915145874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3613722324371" calcext:value-type="float">
            <text:p>1.53613722324371</text:p>
          </table:table-cell>
          <table:table-cell office:value-type="float" office:value="1.5293276309967" calcext:value-type="float">
            <text:p>1.5293276309967</text:p>
          </table:table-cell>
          <table:table-cell office:value-type="float" office:value="1.4772082567215" calcext:value-type="float">
            <text:p>1.4772082567215</text:p>
          </table:table-cell>
          <table:table-cell office:value-type="float" office:value="1.15727841854095" calcext:value-type="float">
            <text:p>1.15727841854095</text:p>
          </table:table-cell>
          <table:table-cell office:value-type="float" office:value="1.16820693016052" calcext:value-type="float">
            <text:p>1.16820693016052</text:p>
          </table:table-cell>
          <table:table-cell office:value-type="float" office:value="1.50395107269287" calcext:value-type="float">
            <text:p>1.50395107269287</text:p>
          </table:table-cell>
          <table:table-cell office:value-type="float" office:value="1.60479533672333" calcext:value-type="float">
            <text:p>1.60479533672333</text:p>
          </table:table-cell>
          <table:table-cell office:value-type="float" office:value="1.3894031047821" calcext:value-type="float">
            <text:p>1.3894031047821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507" calcext:value-type="float">
            <text:p>1.4507</text:p>
          </table:table-cell>
          <table:table-cell office:value-type="float" office:value="1.4803" calcext:value-type="float">
            <text:p>1.4803</text:p>
          </table:table-cell>
          <table:table-cell office:value-type="float" office:value="1.775" calcext:value-type="float">
            <text:p>1.775</text:p>
          </table:table-cell>
          <table:table-cell office:value-type="float" office:value="1.0603" calcext:value-type="float">
            <text:p>1.0603</text:p>
          </table:table-cell>
          <table:table-cell office:value-type="float" office:value="1.51588547229767" calcext:value-type="float">
            <text:p>1.51588547229767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7593593597412" calcext:value-type="float">
            <text:p>1.47593593597412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60263466835022" calcext:value-type="float">
            <text:p>1.60263466835022</text:p>
          </table:table-cell>
          <table:table-cell office:value-type="float" office:value="1.51866841316223" calcext:value-type="float">
            <text:p>1.51866841316223</text:p>
          </table:table-cell>
          <table:table-cell office:value-type="float" office:value="1.44265365600586" calcext:value-type="float">
            <text:p>1.44265365600586</text:p>
          </table:table-cell>
          <table:table-cell office:value-type="float" office:value="1.06025648117065" calcext:value-type="float">
            <text:p>1.06025648117065</text:p>
          </table:table-cell>
          <table:table-cell office:value-type="float" office:value="1.61881792545319" calcext:value-type="float">
            <text:p>1.61881792545319</text:p>
          </table:table-cell>
          <table:table-cell office:value-type="float" office:value="1.31400561332703" calcext:value-type="float">
            <text:p>1.31400561332703</text:p>
          </table:table-cell>
          <table:table-cell office:value-type="float" office:value="1.20565557479858" calcext:value-type="float">
            <text:p>1.20565557479858</text:p>
          </table:table-cell>
          <table:table-cell office:value-type="float" office:value="1.41650915145874" calcext:value-type="float">
            <text:p>1.41650915145874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3613722324371" calcext:value-type="float">
            <text:p>1.53613722324371</text:p>
          </table:table-cell>
          <table:table-cell office:value-type="float" office:value="1.5293276309967" calcext:value-type="float">
            <text:p>1.5293276309967</text:p>
          </table:table-cell>
          <table:table-cell office:value-type="float" office:value="1.4772082567215" calcext:value-type="float">
            <text:p>1.4772082567215</text:p>
          </table:table-cell>
          <table:table-cell office:value-type="float" office:value="1.15727841854095" calcext:value-type="float">
            <text:p>1.15727841854095</text:p>
          </table:table-cell>
          <table:table-cell office:value-type="float" office:value="1.16820693016052" calcext:value-type="float">
            <text:p>1.16820693016052</text:p>
          </table:table-cell>
          <table:table-cell office:value-type="float" office:value="1.50395107269287" calcext:value-type="float">
            <text:p>1.50395107269287</text:p>
          </table:table-cell>
          <table:table-cell office:value-type="float" office:value="1.60479533672333" calcext:value-type="float">
            <text:p>1.60479533672333</text:p>
          </table:table-cell>
          <table:table-cell office:value-type="float" office:value="1.3894031047821" calcext:value-type="float">
            <text:p>1.3894031047821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455" calcext:value-type="float">
            <text:p>1.4455</text:p>
          </table:table-cell>
          <table:table-cell office:value-type="float" office:value="1.4759" calcext:value-type="float">
            <text:p>1.4759</text:p>
          </table:table-cell>
          <table:table-cell office:value-type="float" office:value="1.775" calcext:value-type="float">
            <text:p>1.775</text:p>
          </table:table-cell>
          <table:table-cell office:value-type="float" office:value="1.0807" calcext:value-type="float">
            <text:p>1.0807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7593593597412" calcext:value-type="float">
            <text:p>1.47593593597412</text:p>
          </table:table-cell>
          <table:table-cell office:value-type="float" office:value="1.4100798368454" calcext:value-type="float">
            <text:p>1.4100798368454</text:p>
          </table:table-cell>
          <table:table-cell office:value-type="float" office:value="1.46131467819214" calcext:value-type="float">
            <text:p>1.46131467819214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60263466835022" calcext:value-type="float">
            <text:p>1.60263466835022</text:p>
          </table:table-cell>
          <table:table-cell office:value-type="float" office:value="1.41650915145874" calcext:value-type="float">
            <text:p>1.41650915145874</text:p>
          </table:table-cell>
          <table:table-cell office:value-type="float" office:value="1.50802636146545" calcext:value-type="float">
            <text:p>1.50802636146545</text:p>
          </table:table-cell>
          <table:table-cell office:value-type="float" office:value="1.46437096595764" calcext:value-type="float">
            <text:p>1.46437096595764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3613722324371" calcext:value-type="float">
            <text:p>1.53613722324371</text:p>
          </table:table-cell>
          <table:table-cell office:value-type="float" office:value="1.08071422576904" calcext:value-type="float">
            <text:p>1.08071422576904</text:p>
          </table:table-cell>
          <table:table-cell office:value-type="float" office:value="1.19915068149567" calcext:value-type="float">
            <text:p>1.19915068149567</text:p>
          </table:table-cell>
          <table:table-cell office:value-type="float" office:value="1.4772082567215" calcext:value-type="float">
            <text:p>1.4772082567215</text:p>
          </table:table-cell>
          <table:table-cell office:value-type="float" office:value="1.15727841854095" calcext:value-type="float">
            <text:p>1.15727841854095</text:p>
          </table:table-cell>
          <table:table-cell office:value-type="float" office:value="1.16312944889069" calcext:value-type="float">
            <text:p>1.16312944889069</text:p>
          </table:table-cell>
          <table:table-cell office:value-type="float" office:value="1.54341757297516" calcext:value-type="float">
            <text:p>1.54341757297516</text:p>
          </table:table-cell>
          <table:table-cell office:value-type="float" office:value="1.40878975391388" calcext:value-type="float">
            <text:p>1.40878975391388</text:p>
          </table:table-cell>
          <table:table-cell office:value-type="float" office:value="1.6006566286087" calcext:value-type="float">
            <text:p>1.6006566286087</text:p>
          </table:table-cell>
          <table:table-cell office:value-type="float" office:value="1.41968441009521" calcext:value-type="float">
            <text:p>1.41968441009521</text:p>
          </table:table-cell>
          <table:table-cell office:value-type="float" office:value="1.50395107269287" calcext:value-type="float">
            <text:p>1.50395107269287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507" calcext:value-type="float">
            <text:p>1.4507</text:p>
          </table:table-cell>
          <table:table-cell office:value-type="float" office:value="1.4803" calcext:value-type="float">
            <text:p>1.4803</text:p>
          </table:table-cell>
          <table:table-cell office:value-type="float" office:value="1.775" calcext:value-type="float">
            <text:p>1.775</text:p>
          </table:table-cell>
          <table:table-cell office:value-type="float" office:value="1.0603" calcext:value-type="float">
            <text:p>1.0603</text:p>
          </table:table-cell>
          <table:table-cell office:value-type="float" office:value="1.51588547229767" calcext:value-type="float">
            <text:p>1.51588547229767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7593593597412" calcext:value-type="float">
            <text:p>1.47593593597412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60263466835022" calcext:value-type="float">
            <text:p>1.60263466835022</text:p>
          </table:table-cell>
          <table:table-cell office:value-type="float" office:value="1.51866841316223" calcext:value-type="float">
            <text:p>1.51866841316223</text:p>
          </table:table-cell>
          <table:table-cell office:value-type="float" office:value="1.44265365600586" calcext:value-type="float">
            <text:p>1.44265365600586</text:p>
          </table:table-cell>
          <table:table-cell office:value-type="float" office:value="1.06025648117065" calcext:value-type="float">
            <text:p>1.06025648117065</text:p>
          </table:table-cell>
          <table:table-cell office:value-type="float" office:value="1.61881792545319" calcext:value-type="float">
            <text:p>1.61881792545319</text:p>
          </table:table-cell>
          <table:table-cell office:value-type="float" office:value="1.31400561332703" calcext:value-type="float">
            <text:p>1.31400561332703</text:p>
          </table:table-cell>
          <table:table-cell office:value-type="float" office:value="1.20565557479858" calcext:value-type="float">
            <text:p>1.20565557479858</text:p>
          </table:table-cell>
          <table:table-cell office:value-type="float" office:value="1.41650915145874" calcext:value-type="float">
            <text:p>1.41650915145874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3613722324371" calcext:value-type="float">
            <text:p>1.53613722324371</text:p>
          </table:table-cell>
          <table:table-cell office:value-type="float" office:value="1.5293276309967" calcext:value-type="float">
            <text:p>1.5293276309967</text:p>
          </table:table-cell>
          <table:table-cell office:value-type="float" office:value="1.4772082567215" calcext:value-type="float">
            <text:p>1.4772082567215</text:p>
          </table:table-cell>
          <table:table-cell office:value-type="float" office:value="1.15727841854095" calcext:value-type="float">
            <text:p>1.15727841854095</text:p>
          </table:table-cell>
          <table:table-cell office:value-type="float" office:value="1.16820693016052" calcext:value-type="float">
            <text:p>1.16820693016052</text:p>
          </table:table-cell>
          <table:table-cell office:value-type="float" office:value="1.50395107269287" calcext:value-type="float">
            <text:p>1.50395107269287</text:p>
          </table:table-cell>
          <table:table-cell office:value-type="float" office:value="1.60479533672333" calcext:value-type="float">
            <text:p>1.60479533672333</text:p>
          </table:table-cell>
          <table:table-cell office:value-type="float" office:value="1.3894031047821" calcext:value-type="float">
            <text:p>1.3894031047821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157" calcext:value-type="float">
            <text:p>1.5157</text:p>
          </table:table-cell>
          <table:table-cell office:value-type="float" office:value="1.5312" calcext:value-type="float">
            <text:p>1.5312</text:p>
          </table:table-cell>
          <table:table-cell office:value-type="float" office:value="1.775" calcext:value-type="float">
            <text:p>1.775</text:p>
          </table:table-cell>
          <table:table-cell office:value-type="float" office:value="1.1525" calcext:value-type="float">
            <text:p>1.1525</text:p>
          </table:table-cell>
          <table:table-cell office:value-type="float" office:value="1.41900706291199" calcext:value-type="float">
            <text:p>1.41900706291199</text:p>
          </table:table-cell>
          <table:table-cell office:value-type="float" office:value="1.28662049770355" calcext:value-type="float">
            <text:p>1.28662049770355</text:p>
          </table:table-cell>
          <table:table-cell office:value-type="float" office:value="1.3002804517746" calcext:value-type="float">
            <text:p>1.3002804517746</text:p>
          </table:table-cell>
          <table:table-cell office:value-type="float" office:value="1.5230678319931" calcext:value-type="float">
            <text:p>1.5230678319931</text:p>
          </table:table-cell>
          <table:table-cell office:value-type="float" office:value="1.64080226421356" calcext:value-type="float">
            <text:p>1.64080226421356</text:p>
          </table:table-cell>
          <table:table-cell office:value-type="float" office:value="1.58053267002106" calcext:value-type="float">
            <text:p>1.58053267002106</text:p>
          </table:table-cell>
          <table:table-cell office:value-type="float" office:value="1.48463916778564" calcext:value-type="float">
            <text:p>1.48463916778564</text:p>
          </table:table-cell>
          <table:table-cell office:value-type="float" office:value="1.50662136077881" calcext:value-type="float">
            <text:p>1.50662136077881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57799351215363" calcext:value-type="float">
            <text:p>1.57799351215363</text:p>
          </table:table-cell>
          <table:table-cell office:value-type="float" office:value="1.15245234966278" calcext:value-type="float">
            <text:p>1.15245234966278</text:p>
          </table:table-cell>
          <table:table-cell office:value-type="float" office:value="1.53362631797791" calcext:value-type="float">
            <text:p>1.53362631797791</text:p>
          </table:table-cell>
          <table:table-cell office:value-type="float" office:value="1.53116428852081" calcext:value-type="float">
            <text:p>1.53116428852081</text:p>
          </table:table-cell>
          <table:table-cell office:value-type="float" office:value="1.61852788925171" calcext:value-type="float">
            <text:p>1.61852788925171</text:p>
          </table:table-cell>
          <table:table-cell office:value-type="float" office:value="1.56958377361298" calcext:value-type="float">
            <text:p>1.56958377361298</text:p>
          </table:table-cell>
          <table:table-cell office:value-type="float" office:value="1.59224593639374" calcext:value-type="float">
            <text:p>1.59224593639374</text:p>
          </table:table-cell>
          <table:table-cell office:value-type="float" office:value="1.49496757984161" calcext:value-type="float">
            <text:p>1.49496757984161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6190299987793" calcext:value-type="float">
            <text:p>1.56190299987793</text:p>
          </table:table-cell>
          <table:table-cell office:value-type="float" office:value="1.5291873216629" calcext:value-type="float">
            <text:p>1.5291873216629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189" calcext:value-type="float">
            <text:p>1.5189</text:p>
          </table:table-cell>
          <table:table-cell office:value-type="float" office:value="1.501" calcext:value-type="float">
            <text:p>1.501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3165" calcext:value-type="float">
            <text:p>1.3165</text:p>
          </table:table-cell>
          <table:table-cell office:value-type="float" office:value="1.453169465065" calcext:value-type="float">
            <text:p>1.453169465065</text:p>
          </table:table-cell>
          <table:table-cell office:value-type="float" office:value="1.4379700422287" calcext:value-type="float">
            <text:p>1.437970042228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0103712081909" calcext:value-type="float">
            <text:p>1.50103712081909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43059003353119" calcext:value-type="float">
            <text:p>1.43059003353119</text:p>
          </table:table-cell>
          <table:table-cell office:value-type="float" office:value="1.56327688694" calcext:value-type="float">
            <text:p>1.56327688694</text:p>
          </table:table-cell>
          <table:table-cell office:value-type="float" office:value="1.61314380168915" calcext:value-type="float">
            <text:p>1.61314380168915</text:p>
          </table:table-cell>
          <table:table-cell office:value-type="float" office:value="1.54016661643982" calcext:value-type="float">
            <text:p>1.54016661643982</text:p>
          </table:table-cell>
          <table:table-cell office:value-type="float" office:value="1.42295515537262" calcext:value-type="float">
            <text:p>1.42295515537262</text:p>
          </table:table-cell>
          <table:table-cell office:value-type="float" office:value="1.51951062679291" calcext:value-type="float">
            <text:p>1.51951062679291</text:p>
          </table:table-cell>
          <table:table-cell office:value-type="float" office:value="1.49675941467285" calcext:value-type="float">
            <text:p>1.49675941467285</text:p>
          </table:table-cell>
          <table:table-cell office:value-type="float" office:value="1.68634378910065" calcext:value-type="float">
            <text:p>1.68634378910065</text:p>
          </table:table-cell>
          <table:table-cell office:value-type="float" office:value="1.3164529800415" calcext:value-type="float">
            <text:p>1.3164529800415</text:p>
          </table:table-cell>
          <table:table-cell office:value-type="float" office:value="1.55070614814758" calcext:value-type="float">
            <text:p>1.55070614814758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50795197486877" calcext:value-type="float">
            <text:p>1.50795197486877</text:p>
          </table:table-cell>
          <table:table-cell office:value-type="float" office:value="1.57598090171814" calcext:value-type="float">
            <text:p>1.57598090171814</text:p>
          </table:table-cell>
          <table:table-cell office:value-type="float" office:value="1.6399313211441" calcext:value-type="float">
            <text:p>1.6399313211441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189" calcext:value-type="float">
            <text:p>1.5189</text:p>
          </table:table-cell>
          <table:table-cell office:value-type="float" office:value="1.501" calcext:value-type="float">
            <text:p>1.501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3165" calcext:value-type="float">
            <text:p>1.3165</text:p>
          </table:table-cell>
          <table:table-cell office:value-type="float" office:value="1.453169465065" calcext:value-type="float">
            <text:p>1.453169465065</text:p>
          </table:table-cell>
          <table:table-cell office:value-type="float" office:value="1.4379700422287" calcext:value-type="float">
            <text:p>1.437970042228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0103712081909" calcext:value-type="float">
            <text:p>1.50103712081909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43059003353119" calcext:value-type="float">
            <text:p>1.43059003353119</text:p>
          </table:table-cell>
          <table:table-cell office:value-type="float" office:value="1.56327688694" calcext:value-type="float">
            <text:p>1.56327688694</text:p>
          </table:table-cell>
          <table:table-cell office:value-type="float" office:value="1.61314380168915" calcext:value-type="float">
            <text:p>1.61314380168915</text:p>
          </table:table-cell>
          <table:table-cell office:value-type="float" office:value="1.54016661643982" calcext:value-type="float">
            <text:p>1.54016661643982</text:p>
          </table:table-cell>
          <table:table-cell office:value-type="float" office:value="1.42295515537262" calcext:value-type="float">
            <text:p>1.42295515537262</text:p>
          </table:table-cell>
          <table:table-cell office:value-type="float" office:value="1.51951062679291" calcext:value-type="float">
            <text:p>1.51951062679291</text:p>
          </table:table-cell>
          <table:table-cell office:value-type="float" office:value="1.49675941467285" calcext:value-type="float">
            <text:p>1.49675941467285</text:p>
          </table:table-cell>
          <table:table-cell office:value-type="float" office:value="1.68634378910065" calcext:value-type="float">
            <text:p>1.68634378910065</text:p>
          </table:table-cell>
          <table:table-cell office:value-type="float" office:value="1.3164529800415" calcext:value-type="float">
            <text:p>1.3164529800415</text:p>
          </table:table-cell>
          <table:table-cell office:value-type="float" office:value="1.55070614814758" calcext:value-type="float">
            <text:p>1.55070614814758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50795197486877" calcext:value-type="float">
            <text:p>1.50795197486877</text:p>
          </table:table-cell>
          <table:table-cell office:value-type="float" office:value="1.57598090171814" calcext:value-type="float">
            <text:p>1.57598090171814</text:p>
          </table:table-cell>
          <table:table-cell office:value-type="float" office:value="1.6399313211441" calcext:value-type="float">
            <text:p>1.6399313211441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3" calcext:value-type="float">
            <text:p>1.53</text:p>
          </table:table-cell>
          <table:table-cell office:value-type="float" office:value="1.5558" calcext:value-type="float">
            <text:p>1.5558</text:p>
          </table:table-cell>
          <table:table-cell office:value-type="float" office:value="1.7846" calcext:value-type="float">
            <text:p>1.7846</text:p>
          </table:table-cell>
          <table:table-cell office:value-type="float" office:value="1.3124" calcext:value-type="float">
            <text:p>1.3124</text:p>
          </table:table-cell>
          <table:table-cell office:value-type="float" office:value="1.57242715358734" calcext:value-type="float">
            <text:p>1.57242715358734</text:p>
          </table:table-cell>
          <table:table-cell office:value-type="float" office:value="1.55581450462341" calcext:value-type="float">
            <text:p>1.55581450462341</text:p>
          </table:table-cell>
          <table:table-cell office:value-type="float" office:value="1.50131249427795" calcext:value-type="float">
            <text:p>1.50131249427795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1855919361115" calcext:value-type="float">
            <text:p>1.41855919361115</text:p>
          </table:table-cell>
          <table:table-cell office:value-type="float" office:value="1.41025018692017" calcext:value-type="float">
            <text:p>1.41025018692017</text:p>
          </table:table-cell>
          <table:table-cell office:value-type="float" office:value="1.34286487102509" calcext:value-type="float">
            <text:p>1.34286487102509</text:p>
          </table:table-cell>
          <table:table-cell office:value-type="float" office:value="1.49073147773743" calcext:value-type="float">
            <text:p>1.49073147773743</text:p>
          </table:table-cell>
          <table:table-cell office:value-type="float" office:value="1.56041324138641" calcext:value-type="float">
            <text:p>1.56041324138641</text:p>
          </table:table-cell>
          <table:table-cell office:value-type="float" office:value="1.60206842422485" calcext:value-type="float">
            <text:p>1.60206842422485</text:p>
          </table:table-cell>
          <table:table-cell office:value-type="float" office:value="1.53060102462769" calcext:value-type="float">
            <text:p>1.53060102462769</text:p>
          </table:table-cell>
          <table:table-cell office:value-type="float" office:value="1.45630240440369" calcext:value-type="float">
            <text:p>1.45630240440369</text:p>
          </table:table-cell>
          <table:table-cell office:value-type="float" office:value="1.61278104782105" calcext:value-type="float">
            <text:p>1.61278104782105</text:p>
          </table:table-cell>
          <table:table-cell office:value-type="float" office:value="1.62231171131134" calcext:value-type="float">
            <text:p>1.62231171131134</text:p>
          </table:table-cell>
          <table:table-cell office:value-type="float" office:value="1.56770324707031" calcext:value-type="float">
            <text:p>1.56770324707031</text:p>
          </table:table-cell>
          <table:table-cell office:value-type="float" office:value="1.51708054542542" calcext:value-type="float">
            <text:p>1.51708054542542</text:p>
          </table:table-cell>
          <table:table-cell office:value-type="float" office:value="1.60396718978882" calcext:value-type="float">
            <text:p>1.60396718978882</text:p>
          </table:table-cell>
          <table:table-cell office:value-type="float" office:value="1.59339416027069" calcext:value-type="float">
            <text:p>1.59339416027069</text:p>
          </table:table-cell>
          <table:table-cell office:value-type="float" office:value="1.47297561168671" calcext:value-type="float">
            <text:p>1.47297561168671</text:p>
          </table:table-cell>
          <table:table-cell office:value-type="float" office:value="1.60102641582489" calcext:value-type="float">
            <text:p>1.60102641582489</text:p>
          </table:table-cell>
          <table:table-cell office:value-type="float" office:value="1.31244301795959" calcext:value-type="float">
            <text:p>1.31244301795959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3" calcext:value-type="float">
            <text:p>1.53</text:p>
          </table:table-cell>
          <table:table-cell office:value-type="float" office:value="1.5558" calcext:value-type="float">
            <text:p>1.5558</text:p>
          </table:table-cell>
          <table:table-cell office:value-type="float" office:value="1.7846" calcext:value-type="float">
            <text:p>1.7846</text:p>
          </table:table-cell>
          <table:table-cell office:value-type="float" office:value="1.3124" calcext:value-type="float">
            <text:p>1.3124</text:p>
          </table:table-cell>
          <table:table-cell office:value-type="float" office:value="1.57242715358734" calcext:value-type="float">
            <text:p>1.57242715358734</text:p>
          </table:table-cell>
          <table:table-cell office:value-type="float" office:value="1.55581450462341" calcext:value-type="float">
            <text:p>1.55581450462341</text:p>
          </table:table-cell>
          <table:table-cell office:value-type="float" office:value="1.50131249427795" calcext:value-type="float">
            <text:p>1.50131249427795</text:p>
          </table:table-cell>
          <table:table-cell office:value-type="float" office:value="1.7845641374588" calcext:value-type="float">
            <text:p>1.7845641374588</text:p>
          </table:table-cell>
          <table:table-cell office:value-type="float" office:value="1.41855919361115" calcext:value-type="float">
            <text:p>1.41855919361115</text:p>
          </table:table-cell>
          <table:table-cell office:value-type="float" office:value="1.41025018692017" calcext:value-type="float">
            <text:p>1.41025018692017</text:p>
          </table:table-cell>
          <table:table-cell office:value-type="float" office:value="1.34286487102509" calcext:value-type="float">
            <text:p>1.34286487102509</text:p>
          </table:table-cell>
          <table:table-cell office:value-type="float" office:value="1.49073147773743" calcext:value-type="float">
            <text:p>1.49073147773743</text:p>
          </table:table-cell>
          <table:table-cell office:value-type="float" office:value="1.56041324138641" calcext:value-type="float">
            <text:p>1.56041324138641</text:p>
          </table:table-cell>
          <table:table-cell office:value-type="float" office:value="1.60206842422485" calcext:value-type="float">
            <text:p>1.60206842422485</text:p>
          </table:table-cell>
          <table:table-cell office:value-type="float" office:value="1.53060102462769" calcext:value-type="float">
            <text:p>1.53060102462769</text:p>
          </table:table-cell>
          <table:table-cell office:value-type="float" office:value="1.45630240440369" calcext:value-type="float">
            <text:p>1.45630240440369</text:p>
          </table:table-cell>
          <table:table-cell office:value-type="float" office:value="1.61278104782105" calcext:value-type="float">
            <text:p>1.61278104782105</text:p>
          </table:table-cell>
          <table:table-cell office:value-type="float" office:value="1.62231171131134" calcext:value-type="float">
            <text:p>1.62231171131134</text:p>
          </table:table-cell>
          <table:table-cell office:value-type="float" office:value="1.56770324707031" calcext:value-type="float">
            <text:p>1.56770324707031</text:p>
          </table:table-cell>
          <table:table-cell office:value-type="float" office:value="1.51708054542542" calcext:value-type="float">
            <text:p>1.51708054542542</text:p>
          </table:table-cell>
          <table:table-cell office:value-type="float" office:value="1.60396718978882" calcext:value-type="float">
            <text:p>1.60396718978882</text:p>
          </table:table-cell>
          <table:table-cell office:value-type="float" office:value="1.59339416027069" calcext:value-type="float">
            <text:p>1.59339416027069</text:p>
          </table:table-cell>
          <table:table-cell office:value-type="float" office:value="1.47297561168671" calcext:value-type="float">
            <text:p>1.47297561168671</text:p>
          </table:table-cell>
          <table:table-cell office:value-type="float" office:value="1.60102641582489" calcext:value-type="float">
            <text:p>1.60102641582489</text:p>
          </table:table-cell>
          <table:table-cell office:value-type="float" office:value="1.31244301795959" calcext:value-type="float">
            <text:p>1.31244301795959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955" calcext:value-type="float">
            <text:p>1.4955</text:p>
          </table:table-cell>
          <table:table-cell office:value-type="float" office:value="1.503" calcext:value-type="float">
            <text:p>1.503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2637" calcext:value-type="float">
            <text:p>1.2637</text:p>
          </table:table-cell>
          <table:table-cell office:value-type="float" office:value="1.45794892311096" calcext:value-type="float">
            <text:p>1.45794892311096</text:p>
          </table:table-cell>
          <table:table-cell office:value-type="float" office:value="1.58585011959076" calcext:value-type="float">
            <text:p>1.58585011959076</text:p>
          </table:table-cell>
          <table:table-cell office:value-type="float" office:value="1.51104247570038" calcext:value-type="float">
            <text:p>1.51104247570038</text:p>
          </table:table-cell>
          <table:table-cell office:value-type="float" office:value="1.63290727138519" calcext:value-type="float">
            <text:p>1.63290727138519</text:p>
          </table:table-cell>
          <table:table-cell office:value-type="float" office:value="1.35027480125427" calcext:value-type="float">
            <text:p>1.35027480125427</text:p>
          </table:table-cell>
          <table:table-cell office:value-type="float" office:value="1.5029833316803" calcext:value-type="float">
            <text:p>1.5029833316803</text:p>
          </table:table-cell>
          <table:table-cell office:value-type="float" office:value="1.52071177959442" calcext:value-type="float">
            <text:p>1.52071177959442</text:p>
          </table:table-cell>
          <table:table-cell office:value-type="float" office:value="1.46705293655396" calcext:value-type="float">
            <text:p>1.46705293655396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5701357126236" calcext:value-type="float">
            <text:p>1.5701357126236</text:p>
          </table:table-cell>
          <table:table-cell office:value-type="float" office:value="1.29090774059296" calcext:value-type="float">
            <text:p>1.29090774059296</text:p>
          </table:table-cell>
          <table:table-cell office:value-type="float" office:value="1.64436793327332" calcext:value-type="float">
            <text:p>1.64436793327332</text:p>
          </table:table-cell>
          <table:table-cell office:value-type="float" office:value="1.44470906257629" calcext:value-type="float">
            <text:p>1.44470906257629</text:p>
          </table:table-cell>
          <table:table-cell office:value-type="float" office:value="1.36304140090942" calcext:value-type="float">
            <text:p>1.36304140090942</text:p>
          </table:table-cell>
          <table:table-cell office:value-type="float" office:value="1.59907567501068" calcext:value-type="float">
            <text:p>1.59907567501068</text:p>
          </table:table-cell>
          <table:table-cell office:value-type="float" office:value="1.53984570503235" calcext:value-type="float">
            <text:p>1.53984570503235</text:p>
          </table:table-cell>
          <table:table-cell office:value-type="float" office:value="1.47195541858673" calcext:value-type="float">
            <text:p>1.47195541858673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4876583814621" calcext:value-type="float">
            <text:p>1.4876583814621</text:p>
          </table:table-cell>
          <table:table-cell office:value-type="float" office:value="1.31359815597534" calcext:value-type="float">
            <text:p>1.31359815597534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941" calcext:value-type="float">
            <text:p>1.4941</text:p>
          </table:table-cell>
          <table:table-cell office:value-type="float" office:value="1.473" calcext:value-type="float">
            <text:p>1.473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2104" calcext:value-type="float">
            <text:p>1.2104</text:p>
          </table:table-cell>
          <table:table-cell office:value-type="float" office:value="1.58298635482788" calcext:value-type="float">
            <text:p>1.58298635482788</text:p>
          </table:table-cell>
          <table:table-cell office:value-type="float" office:value="1.44469952583313" calcext:value-type="float">
            <text:p>1.44469952583313</text:p>
          </table:table-cell>
          <table:table-cell office:value-type="float" office:value="1.60565662384033" calcext:value-type="float">
            <text:p>1.60565662384033</text:p>
          </table:table-cell>
          <table:table-cell office:value-type="float" office:value="1.60712099075317" calcext:value-type="float">
            <text:p>1.60712099075317</text:p>
          </table:table-cell>
          <table:table-cell office:value-type="float" office:value="1.66962695121765" calcext:value-type="float">
            <text:p>1.66962695121765</text:p>
          </table:table-cell>
          <table:table-cell office:value-type="float" office:value="1.37675499916077" calcext:value-type="float">
            <text:p>1.37675499916077</text:p>
          </table:table-cell>
          <table:table-cell office:value-type="float" office:value="1.47133851051331" calcext:value-type="float">
            <text:p>1.47133851051331</text:p>
          </table:table-cell>
          <table:table-cell office:value-type="float" office:value="1.47297561168671" calcext:value-type="float">
            <text:p>1.47297561168671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47765672206879" calcext:value-type="float">
            <text:p>1.47765672206879</text:p>
          </table:table-cell>
          <table:table-cell office:value-type="float" office:value="1.44866132736206" calcext:value-type="float">
            <text:p>1.44866132736206</text:p>
          </table:table-cell>
          <table:table-cell office:value-type="float" office:value="1.64080226421356" calcext:value-type="float">
            <text:p>1.64080226421356</text:p>
          </table:table-cell>
          <table:table-cell office:value-type="float" office:value="1.38822746276855" calcext:value-type="float">
            <text:p>1.38822746276855</text:p>
          </table:table-cell>
          <table:table-cell office:value-type="float" office:value="1.4570027589798" calcext:value-type="float">
            <text:p>1.4570027589798</text:p>
          </table:table-cell>
          <table:table-cell office:value-type="float" office:value="1.5970493555069" calcext:value-type="float">
            <text:p>1.5970493555069</text:p>
          </table:table-cell>
          <table:table-cell office:value-type="float" office:value="1.33593821525574" calcext:value-type="float">
            <text:p>1.33593821525574</text:p>
          </table:table-cell>
          <table:table-cell office:value-type="float" office:value="1.21042490005493" calcext:value-type="float">
            <text:p>1.21042490005493</text:p>
          </table:table-cell>
          <table:table-cell office:value-type="float" office:value="1.26373648643494" calcext:value-type="float">
            <text:p>1.26373648643494</text:p>
          </table:table-cell>
          <table:table-cell office:value-type="float" office:value="1.5041561126709" calcext:value-type="float">
            <text:p>1.5041561126709</text:p>
          </table:table-cell>
          <table:table-cell office:value-type="float" office:value="1.43227028846741" calcext:value-type="float">
            <text:p>1.43227028846741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765" calcext:value-type="float">
            <text:p>1.4765</text:p>
          </table:table-cell>
          <table:table-cell office:value-type="float" office:value="1.4741" calcext:value-type="float">
            <text:p>1.4741</text:p>
          </table:table-cell>
          <table:table-cell office:value-type="float" office:value="1.7301" calcext:value-type="float">
            <text:p>1.7301</text:p>
          </table:table-cell>
          <table:table-cell office:value-type="float" office:value="1.2205" calcext:value-type="float">
            <text:p>1.2205</text:p>
          </table:table-cell>
          <table:table-cell office:value-type="float" office:value="1.55290579795837" calcext:value-type="float">
            <text:p>1.55290579795837</text:p>
          </table:table-cell>
          <table:table-cell office:value-type="float" office:value="1.31727147102356" calcext:value-type="float">
            <text:p>1.31727147102356</text:p>
          </table:table-cell>
          <table:table-cell office:value-type="float" office:value="1.50108659267426" calcext:value-type="float">
            <text:p>1.50108659267426</text:p>
          </table:table-cell>
          <table:table-cell office:value-type="float" office:value="1.3528665304184" calcext:value-type="float">
            <text:p>1.3528665304184</text:p>
          </table:table-cell>
          <table:table-cell office:value-type="float" office:value="1.35370373725891" calcext:value-type="float">
            <text:p>1.35370373725891</text:p>
          </table:table-cell>
          <table:table-cell office:value-type="float" office:value="1.37948501110077" calcext:value-type="float">
            <text:p>1.37948501110077</text:p>
          </table:table-cell>
          <table:table-cell office:value-type="float" office:value="1.46107232570648" calcext:value-type="float">
            <text:p>1.46107232570648</text:p>
          </table:table-cell>
          <table:table-cell office:value-type="float" office:value="1.68001627922058" calcext:value-type="float">
            <text:p>1.68001627922058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55445563793182" calcext:value-type="float">
            <text:p>1.55445563793182</text:p>
          </table:table-cell>
          <table:table-cell office:value-type="float" office:value="1.5334085226059" calcext:value-type="float">
            <text:p>1.5334085226059</text:p>
          </table:table-cell>
          <table:table-cell office:value-type="float" office:value="1.41533648967743" calcext:value-type="float">
            <text:p>1.41533648967743</text:p>
          </table:table-cell>
          <table:table-cell office:value-type="float" office:value="1.416916847229" calcext:value-type="float">
            <text:p>1.416916847229</text:p>
          </table:table-cell>
          <table:table-cell office:value-type="float" office:value="1.47410428524017" calcext:value-type="float">
            <text:p>1.47410428524017</text:p>
          </table:table-cell>
          <table:table-cell office:value-type="float" office:value="1.22049367427826" calcext:value-type="float">
            <text:p>1.22049367427826</text:p>
          </table:table-cell>
          <table:table-cell office:value-type="float" office:value="1.38510704040527" calcext:value-type="float">
            <text:p>1.38510704040527</text:p>
          </table:table-cell>
          <table:table-cell office:value-type="float" office:value="1.58202469348907" calcext:value-type="float">
            <text:p>1.58202469348907</text:p>
          </table:table-cell>
          <table:table-cell office:value-type="float" office:value="1.50916659832001" calcext:value-type="float">
            <text:p>1.50916659832001</text:p>
          </table:table-cell>
          <table:table-cell office:value-type="float" office:value="1.7301332950592" calcext:value-type="float">
            <text:p>1.7301332950592</text:p>
          </table:table-cell>
          <table:table-cell office:value-type="float" office:value="1.5343451499939" calcext:value-type="float">
            <text:p>1.5343451499939</text:p>
          </table:table-cell>
          <table:table-cell office:value-type="float" office:value="1.45012259483337" calcext:value-type="float">
            <text:p>1.45012259483337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944" calcext:value-type="float">
            <text:p>1.4944</text:p>
          </table:table-cell>
          <table:table-cell office:value-type="float" office:value="1.5091" calcext:value-type="float">
            <text:p>1.5091</text:p>
          </table:table-cell>
          <table:table-cell office:value-type="float" office:value="1.6696" calcext:value-type="float">
            <text:p>1.6696</text:p>
          </table:table-cell>
          <table:table-cell office:value-type="float" office:value="1.3173" calcext:value-type="float">
            <text:p>1.3173</text:p>
          </table:table-cell>
          <table:table-cell office:value-type="float" office:value="1.36512351036072" calcext:value-type="float">
            <text:p>1.36512351036072</text:p>
          </table:table-cell>
          <table:table-cell office:value-type="float" office:value="1.42207169532776" calcext:value-type="float">
            <text:p>1.42207169532776</text:p>
          </table:table-cell>
          <table:table-cell office:value-type="float" office:value="1.55290579795837" calcext:value-type="float">
            <text:p>1.55290579795837</text:p>
          </table:table-cell>
          <table:table-cell office:value-type="float" office:value="1.31727147102356" calcext:value-type="float">
            <text:p>1.31727147102356</text:p>
          </table:table-cell>
          <table:table-cell office:value-type="float" office:value="1.49501383304596" calcext:value-type="float">
            <text:p>1.49501383304596</text:p>
          </table:table-cell>
          <table:table-cell office:value-type="float" office:value="1.3528665304184" calcext:value-type="float">
            <text:p>1.3528665304184</text:p>
          </table:table-cell>
          <table:table-cell office:value-type="float" office:value="1.33963584899902" calcext:value-type="float">
            <text:p>1.33963584899902</text:p>
          </table:table-cell>
          <table:table-cell office:value-type="float" office:value="1.58298635482788" calcext:value-type="float">
            <text:p>1.58298635482788</text:p>
          </table:table-cell>
          <table:table-cell office:value-type="float" office:value="1.4732620716095" calcext:value-type="float">
            <text:p>1.4732620716095</text:p>
          </table:table-cell>
          <table:table-cell office:value-type="float" office:value="1.54172420501709" calcext:value-type="float">
            <text:p>1.54172420501709</text:p>
          </table:table-cell>
          <table:table-cell office:value-type="float" office:value="1.66962695121765" calcext:value-type="float">
            <text:p>1.66962695121765</text:p>
          </table:table-cell>
          <table:table-cell office:value-type="float" office:value="1.51951062679291" calcext:value-type="float">
            <text:p>1.51951062679291</text:p>
          </table:table-cell>
          <table:table-cell office:value-type="float" office:value="1.52942740917206" calcext:value-type="float">
            <text:p>1.52942740917206</text:p>
          </table:table-cell>
          <table:table-cell office:value-type="float" office:value="1.51094841957092" calcext:value-type="float">
            <text:p>1.51094841957092</text:p>
          </table:table-cell>
          <table:table-cell office:value-type="float" office:value="1.50912594795227" calcext:value-type="float">
            <text:p>1.50912594795227</text:p>
          </table:table-cell>
          <table:table-cell office:value-type="float" office:value="1.46107232570648" calcext:value-type="float">
            <text:p>1.46107232570648</text:p>
          </table:table-cell>
          <table:table-cell office:value-type="float" office:value="1.63514471054077" calcext:value-type="float">
            <text:p>1.63514471054077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45625329017639" calcext:value-type="float">
            <text:p>1.45625329017639</text:p>
          </table:table-cell>
          <table:table-cell office:value-type="float" office:value="1.416916847229" calcext:value-type="float">
            <text:p>1.416916847229</text:p>
          </table:table-cell>
          <table:table-cell office:value-type="float" office:value="1.62873458862305" calcext:value-type="float">
            <text:p>1.62873458862305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82" calcext:value-type="float">
            <text:p>1.482</text:p>
          </table:table-cell>
          <table:table-cell office:value-type="float" office:value="1.4733" calcext:value-type="float">
            <text:p>1.4733</text:p>
          </table:table-cell>
          <table:table-cell office:value-type="float" office:value="1.68" calcext:value-type="float">
            <text:p>1.68</text:p>
          </table:table-cell>
          <table:table-cell office:value-type="float" office:value="1.257" calcext:value-type="float">
            <text:p>1.257</text:p>
          </table:table-cell>
          <table:table-cell office:value-type="float" office:value="1.36512351036072" calcext:value-type="float">
            <text:p>1.36512351036072</text:p>
          </table:table-cell>
          <table:table-cell office:value-type="float" office:value="1.55290579795837" calcext:value-type="float">
            <text:p>1.55290579795837</text:p>
          </table:table-cell>
          <table:table-cell office:value-type="float" office:value="1.31727147102356" calcext:value-type="float">
            <text:p>1.31727147102356</text:p>
          </table:table-cell>
          <table:table-cell office:value-type="float" office:value="1.50108659267426" calcext:value-type="float">
            <text:p>1.50108659267426</text:p>
          </table:table-cell>
          <table:table-cell office:value-type="float" office:value="1.44951820373535" calcext:value-type="float">
            <text:p>1.44951820373535</text:p>
          </table:table-cell>
          <table:table-cell office:value-type="float" office:value="1.3528665304184" calcext:value-type="float">
            <text:p>1.3528665304184</text:p>
          </table:table-cell>
          <table:table-cell office:value-type="float" office:value="1.58298635482788" calcext:value-type="float">
            <text:p>1.58298635482788</text:p>
          </table:table-cell>
          <table:table-cell office:value-type="float" office:value="1.4732620716095" calcext:value-type="float">
            <text:p>1.4732620716095</text:p>
          </table:table-cell>
          <table:table-cell office:value-type="float" office:value="1.59528779983521" calcext:value-type="float">
            <text:p>1.59528779983521</text:p>
          </table:table-cell>
          <table:table-cell office:value-type="float" office:value="1.4359176158905" calcext:value-type="float">
            <text:p>1.4359176158905</text:p>
          </table:table-cell>
          <table:table-cell office:value-type="float" office:value="1.66962695121765" calcext:value-type="float">
            <text:p>1.66962695121765</text:p>
          </table:table-cell>
          <table:table-cell office:value-type="float" office:value="1.46107232570648" calcext:value-type="float">
            <text:p>1.46107232570648</text:p>
          </table:table-cell>
          <table:table-cell office:value-type="float" office:value="1.68001627922058" calcext:value-type="float">
            <text:p>1.68001627922058</text:p>
          </table:table-cell>
          <table:table-cell office:value-type="float" office:value="1.56762194633484" calcext:value-type="float">
            <text:p>1.56762194633484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41533648967743" calcext:value-type="float">
            <text:p>1.41533648967743</text:p>
          </table:table-cell>
          <table:table-cell office:value-type="float" office:value="1.25701475143433" calcext:value-type="float">
            <text:p>1.25701475143433</text:p>
          </table:table-cell>
          <table:table-cell office:value-type="float" office:value="1.416916847229" calcext:value-type="float">
            <text:p>1.416916847229</text:p>
          </table:table-cell>
          <table:table-cell office:value-type="float" office:value="1.50998187065125" calcext:value-type="float">
            <text:p>1.50998187065125</text:p>
          </table:table-cell>
          <table:table-cell office:value-type="float" office:value="1.38510704040527" calcext:value-type="float">
            <text:p>1.38510704040527</text:p>
          </table:table-cell>
          <table:table-cell office:value-type="float" office:value="1.53138220310211" calcext:value-type="float">
            <text:p>1.53138220310211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808" calcext:value-type="float">
            <text:p>1.4808</text:p>
          </table:table-cell>
          <table:table-cell office:value-type="float" office:value="1.4954" calcext:value-type="float">
            <text:p>1.4954</text:p>
          </table:table-cell>
          <table:table-cell office:value-type="float" office:value="1.6895" calcext:value-type="float">
            <text:p>1.6895</text:p>
          </table:table-cell>
          <table:table-cell office:value-type="float" office:value="1.2339" calcext:value-type="float">
            <text:p>1.2339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0618314743042" calcext:value-type="float">
            <text:p>1.50618314743042</text:p>
          </table:table-cell>
          <table:table-cell office:value-type="float" office:value="1.46007835865021" calcext:value-type="float">
            <text:p>1.46007835865021</text:p>
          </table:table-cell>
          <table:table-cell office:value-type="float" office:value="1.51671576499939" calcext:value-type="float">
            <text:p>1.51671576499939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54601645469666" calcext:value-type="float">
            <text:p>1.54601645469666</text:p>
          </table:table-cell>
          <table:table-cell office:value-type="float" office:value="1.54276609420776" calcext:value-type="float">
            <text:p>1.54276609420776</text:p>
          </table:table-cell>
          <table:table-cell office:value-type="float" office:value="1.55103063583374" calcext:value-type="float">
            <text:p>1.55103063583374</text:p>
          </table:table-cell>
          <table:table-cell office:value-type="float" office:value="1.55425620079041" calcext:value-type="float">
            <text:p>1.55425620079041</text:p>
          </table:table-cell>
          <table:table-cell office:value-type="float" office:value="1.54685854911804" calcext:value-type="float">
            <text:p>1.54685854911804</text:p>
          </table:table-cell>
          <table:table-cell office:value-type="float" office:value="1.57245981693268" calcext:value-type="float">
            <text:p>1.57245981693268</text:p>
          </table:table-cell>
          <table:table-cell office:value-type="float" office:value="1.61080420017242" calcext:value-type="float">
            <text:p>1.61080420017242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27668142318726" calcext:value-type="float">
            <text:p>1.27668142318726</text:p>
          </table:table-cell>
          <table:table-cell office:value-type="float" office:value="1.23389768600464" calcext:value-type="float">
            <text:p>1.23389768600464</text:p>
          </table:table-cell>
          <table:table-cell office:value-type="float" office:value="1.41612684726715" calcext:value-type="float">
            <text:p>1.41612684726715</text:p>
          </table:table-cell>
          <table:table-cell office:value-type="float" office:value="1.30259323120117" calcext:value-type="float">
            <text:p>1.30259323120117</text:p>
          </table:table-cell>
          <table:table-cell office:value-type="float" office:value="1.46172416210175" calcext:value-type="float">
            <text:p>1.46172416210175</text:p>
          </table:table-cell>
          <table:table-cell office:value-type="float" office:value="1.43803131580353" calcext:value-type="float">
            <text:p>1.43803131580353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808" calcext:value-type="float">
            <text:p>1.4808</text:p>
          </table:table-cell>
          <table:table-cell office:value-type="float" office:value="1.4954" calcext:value-type="float">
            <text:p>1.4954</text:p>
          </table:table-cell>
          <table:table-cell office:value-type="float" office:value="1.6895" calcext:value-type="float">
            <text:p>1.6895</text:p>
          </table:table-cell>
          <table:table-cell office:value-type="float" office:value="1.2339" calcext:value-type="float">
            <text:p>1.2339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0618314743042" calcext:value-type="float">
            <text:p>1.50618314743042</text:p>
          </table:table-cell>
          <table:table-cell office:value-type="float" office:value="1.46007835865021" calcext:value-type="float">
            <text:p>1.46007835865021</text:p>
          </table:table-cell>
          <table:table-cell office:value-type="float" office:value="1.51671576499939" calcext:value-type="float">
            <text:p>1.51671576499939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54601645469666" calcext:value-type="float">
            <text:p>1.54601645469666</text:p>
          </table:table-cell>
          <table:table-cell office:value-type="float" office:value="1.54276609420776" calcext:value-type="float">
            <text:p>1.54276609420776</text:p>
          </table:table-cell>
          <table:table-cell office:value-type="float" office:value="1.55103063583374" calcext:value-type="float">
            <text:p>1.55103063583374</text:p>
          </table:table-cell>
          <table:table-cell office:value-type="float" office:value="1.55425620079041" calcext:value-type="float">
            <text:p>1.55425620079041</text:p>
          </table:table-cell>
          <table:table-cell office:value-type="float" office:value="1.54685854911804" calcext:value-type="float">
            <text:p>1.54685854911804</text:p>
          </table:table-cell>
          <table:table-cell office:value-type="float" office:value="1.57245981693268" calcext:value-type="float">
            <text:p>1.57245981693268</text:p>
          </table:table-cell>
          <table:table-cell office:value-type="float" office:value="1.61080420017242" calcext:value-type="float">
            <text:p>1.61080420017242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27668142318726" calcext:value-type="float">
            <text:p>1.27668142318726</text:p>
          </table:table-cell>
          <table:table-cell office:value-type="float" office:value="1.23389768600464" calcext:value-type="float">
            <text:p>1.23389768600464</text:p>
          </table:table-cell>
          <table:table-cell office:value-type="float" office:value="1.41612684726715" calcext:value-type="float">
            <text:p>1.41612684726715</text:p>
          </table:table-cell>
          <table:table-cell office:value-type="float" office:value="1.30259323120117" calcext:value-type="float">
            <text:p>1.30259323120117</text:p>
          </table:table-cell>
          <table:table-cell office:value-type="float" office:value="1.46172416210175" calcext:value-type="float">
            <text:p>1.46172416210175</text:p>
          </table:table-cell>
          <table:table-cell office:value-type="float" office:value="1.43803131580353" calcext:value-type="float">
            <text:p>1.43803131580353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808" calcext:value-type="float">
            <text:p>1.4808</text:p>
          </table:table-cell>
          <table:table-cell office:value-type="float" office:value="1.4954" calcext:value-type="float">
            <text:p>1.4954</text:p>
          </table:table-cell>
          <table:table-cell office:value-type="float" office:value="1.6895" calcext:value-type="float">
            <text:p>1.6895</text:p>
          </table:table-cell>
          <table:table-cell office:value-type="float" office:value="1.2339" calcext:value-type="float">
            <text:p>1.2339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0618314743042" calcext:value-type="float">
            <text:p>1.50618314743042</text:p>
          </table:table-cell>
          <table:table-cell office:value-type="float" office:value="1.46007835865021" calcext:value-type="float">
            <text:p>1.46007835865021</text:p>
          </table:table-cell>
          <table:table-cell office:value-type="float" office:value="1.51671576499939" calcext:value-type="float">
            <text:p>1.51671576499939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54601645469666" calcext:value-type="float">
            <text:p>1.54601645469666</text:p>
          </table:table-cell>
          <table:table-cell office:value-type="float" office:value="1.54276609420776" calcext:value-type="float">
            <text:p>1.54276609420776</text:p>
          </table:table-cell>
          <table:table-cell office:value-type="float" office:value="1.55103063583374" calcext:value-type="float">
            <text:p>1.55103063583374</text:p>
          </table:table-cell>
          <table:table-cell office:value-type="float" office:value="1.55425620079041" calcext:value-type="float">
            <text:p>1.55425620079041</text:p>
          </table:table-cell>
          <table:table-cell office:value-type="float" office:value="1.54685854911804" calcext:value-type="float">
            <text:p>1.54685854911804</text:p>
          </table:table-cell>
          <table:table-cell office:value-type="float" office:value="1.57245981693268" calcext:value-type="float">
            <text:p>1.57245981693268</text:p>
          </table:table-cell>
          <table:table-cell office:value-type="float" office:value="1.61080420017242" calcext:value-type="float">
            <text:p>1.61080420017242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27668142318726" calcext:value-type="float">
            <text:p>1.27668142318726</text:p>
          </table:table-cell>
          <table:table-cell office:value-type="float" office:value="1.23389768600464" calcext:value-type="float">
            <text:p>1.23389768600464</text:p>
          </table:table-cell>
          <table:table-cell office:value-type="float" office:value="1.41612684726715" calcext:value-type="float">
            <text:p>1.41612684726715</text:p>
          </table:table-cell>
          <table:table-cell office:value-type="float" office:value="1.30259323120117" calcext:value-type="float">
            <text:p>1.30259323120117</text:p>
          </table:table-cell>
          <table:table-cell office:value-type="float" office:value="1.46172416210175" calcext:value-type="float">
            <text:p>1.46172416210175</text:p>
          </table:table-cell>
          <table:table-cell office:value-type="float" office:value="1.43803131580353" calcext:value-type="float">
            <text:p>1.43803131580353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808" calcext:value-type="float">
            <text:p>1.4808</text:p>
          </table:table-cell>
          <table:table-cell office:value-type="float" office:value="1.4954" calcext:value-type="float">
            <text:p>1.4954</text:p>
          </table:table-cell>
          <table:table-cell office:value-type="float" office:value="1.6895" calcext:value-type="float">
            <text:p>1.6895</text:p>
          </table:table-cell>
          <table:table-cell office:value-type="float" office:value="1.2339" calcext:value-type="float">
            <text:p>1.2339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0618314743042" calcext:value-type="float">
            <text:p>1.50618314743042</text:p>
          </table:table-cell>
          <table:table-cell office:value-type="float" office:value="1.46007835865021" calcext:value-type="float">
            <text:p>1.46007835865021</text:p>
          </table:table-cell>
          <table:table-cell office:value-type="float" office:value="1.51671576499939" calcext:value-type="float">
            <text:p>1.51671576499939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54601645469666" calcext:value-type="float">
            <text:p>1.54601645469666</text:p>
          </table:table-cell>
          <table:table-cell office:value-type="float" office:value="1.54276609420776" calcext:value-type="float">
            <text:p>1.54276609420776</text:p>
          </table:table-cell>
          <table:table-cell office:value-type="float" office:value="1.55103063583374" calcext:value-type="float">
            <text:p>1.55103063583374</text:p>
          </table:table-cell>
          <table:table-cell office:value-type="float" office:value="1.55425620079041" calcext:value-type="float">
            <text:p>1.55425620079041</text:p>
          </table:table-cell>
          <table:table-cell office:value-type="float" office:value="1.54685854911804" calcext:value-type="float">
            <text:p>1.54685854911804</text:p>
          </table:table-cell>
          <table:table-cell office:value-type="float" office:value="1.57245981693268" calcext:value-type="float">
            <text:p>1.57245981693268</text:p>
          </table:table-cell>
          <table:table-cell office:value-type="float" office:value="1.61080420017242" calcext:value-type="float">
            <text:p>1.61080420017242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27668142318726" calcext:value-type="float">
            <text:p>1.27668142318726</text:p>
          </table:table-cell>
          <table:table-cell office:value-type="float" office:value="1.23389768600464" calcext:value-type="float">
            <text:p>1.23389768600464</text:p>
          </table:table-cell>
          <table:table-cell office:value-type="float" office:value="1.41612684726715" calcext:value-type="float">
            <text:p>1.41612684726715</text:p>
          </table:table-cell>
          <table:table-cell office:value-type="float" office:value="1.30259323120117" calcext:value-type="float">
            <text:p>1.30259323120117</text:p>
          </table:table-cell>
          <table:table-cell office:value-type="float" office:value="1.46172416210175" calcext:value-type="float">
            <text:p>1.46172416210175</text:p>
          </table:table-cell>
          <table:table-cell office:value-type="float" office:value="1.43803131580353" calcext:value-type="float">
            <text:p>1.43803131580353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212" calcext:value-type="float">
            <text:p>1.5212</text:p>
          </table:table-cell>
          <table:table-cell office:value-type="float" office:value="1.5263" calcext:value-type="float">
            <text:p>1.5263</text:p>
          </table:table-cell>
          <table:table-cell office:value-type="float" office:value="1.7119" calcext:value-type="float">
            <text:p>1.7119</text:p>
          </table:table-cell>
          <table:table-cell office:value-type="float" office:value="1.1646" calcext:value-type="float">
            <text:p>1.1646</text:p>
          </table:table-cell>
          <table:table-cell office:value-type="float" office:value="1.53412973880768" calcext:value-type="float">
            <text:p>1.53412973880768</text:p>
          </table:table-cell>
          <table:table-cell office:value-type="float" office:value="1.55038249492645" calcext:value-type="float">
            <text:p>1.55038249492645</text:p>
          </table:table-cell>
          <table:table-cell office:value-type="float" office:value="1.70375072956085" calcext:value-type="float">
            <text:p>1.70375072956085</text:p>
          </table:table-cell>
          <table:table-cell office:value-type="float" office:value="1.67794716358185" calcext:value-type="float">
            <text:p>1.67794716358185</text:p>
          </table:table-cell>
          <table:table-cell office:value-type="float" office:value="1.39679849147797" calcext:value-type="float">
            <text:p>1.39679849147797</text:p>
          </table:table-cell>
          <table:table-cell office:value-type="float" office:value="1.51829183101654" calcext:value-type="float">
            <text:p>1.51829183101654</text:p>
          </table:table-cell>
          <table:table-cell office:value-type="float" office:value="1.44174206256866" calcext:value-type="float">
            <text:p>1.44174206256866</text:p>
          </table:table-cell>
          <table:table-cell office:value-type="float" office:value="1.49531507492065" calcext:value-type="float">
            <text:p>1.49531507492065</text:p>
          </table:table-cell>
          <table:table-cell office:value-type="float" office:value="1.56882071495056" calcext:value-type="float">
            <text:p>1.56882071495056</text:p>
          </table:table-cell>
          <table:table-cell office:value-type="float" office:value="1.50912594795227" calcext:value-type="float">
            <text:p>1.50912594795227</text:p>
          </table:table-cell>
          <table:table-cell office:value-type="float" office:value="1.40622162818909" calcext:value-type="float">
            <text:p>1.40622162818909</text:p>
          </table:table-cell>
          <table:table-cell office:value-type="float" office:value="1.16455173492432" calcext:value-type="float">
            <text:p>1.16455173492432</text:p>
          </table:table-cell>
          <table:table-cell office:value-type="float" office:value="1.53368449211121" calcext:value-type="float">
            <text:p>1.53368449211121</text:p>
          </table:table-cell>
          <table:table-cell office:value-type="float" office:value="1.47374308109283" calcext:value-type="float">
            <text:p>1.47374308109283</text:p>
          </table:table-cell>
          <table:table-cell office:value-type="float" office:value="1.5262668132782" calcext:value-type="float">
            <text:p>1.5262668132782</text:p>
          </table:table-cell>
          <table:table-cell office:value-type="float" office:value="1.66155505180359" calcext:value-type="float">
            <text:p>1.66155505180359</text:p>
          </table:table-cell>
          <table:table-cell office:value-type="float" office:value="1.68979918956757" calcext:value-type="float">
            <text:p>1.68979918956757</text:p>
          </table:table-cell>
          <table:table-cell office:value-type="float" office:value="1.71193170547485" calcext:value-type="float">
            <text:p>1.71193170547485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47032868862152" calcext:value-type="float">
            <text:p>1.47032868862152</text:p>
          </table:table-cell>
          <table:table-cell office:value-type="float" office:value="1.32966542243958" calcext:value-type="float">
            <text:p>1.32966542243958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212" calcext:value-type="float">
            <text:p>1.5212</text:p>
          </table:table-cell>
          <table:table-cell office:value-type="float" office:value="1.5263" calcext:value-type="float">
            <text:p>1.5263</text:p>
          </table:table-cell>
          <table:table-cell office:value-type="float" office:value="1.7119" calcext:value-type="float">
            <text:p>1.7119</text:p>
          </table:table-cell>
          <table:table-cell office:value-type="float" office:value="1.1646" calcext:value-type="float">
            <text:p>1.1646</text:p>
          </table:table-cell>
          <table:table-cell office:value-type="float" office:value="1.53412973880768" calcext:value-type="float">
            <text:p>1.53412973880768</text:p>
          </table:table-cell>
          <table:table-cell office:value-type="float" office:value="1.55038249492645" calcext:value-type="float">
            <text:p>1.55038249492645</text:p>
          </table:table-cell>
          <table:table-cell office:value-type="float" office:value="1.70375072956085" calcext:value-type="float">
            <text:p>1.70375072956085</text:p>
          </table:table-cell>
          <table:table-cell office:value-type="float" office:value="1.67794716358185" calcext:value-type="float">
            <text:p>1.67794716358185</text:p>
          </table:table-cell>
          <table:table-cell office:value-type="float" office:value="1.39679849147797" calcext:value-type="float">
            <text:p>1.39679849147797</text:p>
          </table:table-cell>
          <table:table-cell office:value-type="float" office:value="1.51829183101654" calcext:value-type="float">
            <text:p>1.51829183101654</text:p>
          </table:table-cell>
          <table:table-cell office:value-type="float" office:value="1.44174206256866" calcext:value-type="float">
            <text:p>1.44174206256866</text:p>
          </table:table-cell>
          <table:table-cell office:value-type="float" office:value="1.49531507492065" calcext:value-type="float">
            <text:p>1.49531507492065</text:p>
          </table:table-cell>
          <table:table-cell office:value-type="float" office:value="1.56882071495056" calcext:value-type="float">
            <text:p>1.56882071495056</text:p>
          </table:table-cell>
          <table:table-cell office:value-type="float" office:value="1.50912594795227" calcext:value-type="float">
            <text:p>1.50912594795227</text:p>
          </table:table-cell>
          <table:table-cell office:value-type="float" office:value="1.40622162818909" calcext:value-type="float">
            <text:p>1.40622162818909</text:p>
          </table:table-cell>
          <table:table-cell office:value-type="float" office:value="1.16455173492432" calcext:value-type="float">
            <text:p>1.16455173492432</text:p>
          </table:table-cell>
          <table:table-cell office:value-type="float" office:value="1.53368449211121" calcext:value-type="float">
            <text:p>1.53368449211121</text:p>
          </table:table-cell>
          <table:table-cell office:value-type="float" office:value="1.47374308109283" calcext:value-type="float">
            <text:p>1.47374308109283</text:p>
          </table:table-cell>
          <table:table-cell office:value-type="float" office:value="1.5262668132782" calcext:value-type="float">
            <text:p>1.5262668132782</text:p>
          </table:table-cell>
          <table:table-cell office:value-type="float" office:value="1.66155505180359" calcext:value-type="float">
            <text:p>1.66155505180359</text:p>
          </table:table-cell>
          <table:table-cell office:value-type="float" office:value="1.68979918956757" calcext:value-type="float">
            <text:p>1.68979918956757</text:p>
          </table:table-cell>
          <table:table-cell office:value-type="float" office:value="1.71193170547485" calcext:value-type="float">
            <text:p>1.71193170547485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47032868862152" calcext:value-type="float">
            <text:p>1.47032868862152</text:p>
          </table:table-cell>
          <table:table-cell office:value-type="float" office:value="1.32966542243958" calcext:value-type="float">
            <text:p>1.32966542243958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412" calcext:value-type="float">
            <text:p>1.5412</text:p>
          </table:table-cell>
          <table:table-cell office:value-type="float" office:value="1.5654" calcext:value-type="float">
            <text:p>1.5654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238" calcext:value-type="float">
            <text:p>1.238</text:p>
          </table:table-cell>
          <table:table-cell office:value-type="float" office:value="1.4868026971817" calcext:value-type="float">
            <text:p>1.4868026971817</text:p>
          </table:table-cell>
          <table:table-cell office:value-type="float" office:value="1.23796629905701" calcext:value-type="float">
            <text:p>1.23796629905701</text:p>
          </table:table-cell>
          <table:table-cell office:value-type="float" office:value="1.46882545948029" calcext:value-type="float">
            <text:p>1.46882545948029</text:p>
          </table:table-cell>
          <table:table-cell office:value-type="float" office:value="1.57938086986542" calcext:value-type="float">
            <text:p>1.57938086986542</text:p>
          </table:table-cell>
          <table:table-cell office:value-type="float" office:value="1.63795101642609" calcext:value-type="float">
            <text:p>1.63795101642609</text:p>
          </table:table-cell>
          <table:table-cell office:value-type="float" office:value="1.53026449680328" calcext:value-type="float">
            <text:p>1.53026449680328</text:p>
          </table:table-cell>
          <table:table-cell office:value-type="float" office:value="1.59108245372772" calcext:value-type="float">
            <text:p>1.59108245372772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565354347229" calcext:value-type="float">
            <text:p>1.565354347229</text:p>
          </table:table-cell>
          <table:table-cell office:value-type="float" office:value="1.37874615192413" calcext:value-type="float">
            <text:p>1.37874615192413</text:p>
          </table:table-cell>
          <table:table-cell office:value-type="float" office:value="1.60237503051758" calcext:value-type="float">
            <text:p>1.60237503051758</text:p>
          </table:table-cell>
          <table:table-cell office:value-type="float" office:value="1.46306538581848" calcext:value-type="float">
            <text:p>1.46306538581848</text:p>
          </table:table-cell>
          <table:table-cell office:value-type="float" office:value="1.61757683753967" calcext:value-type="float">
            <text:p>1.61757683753967</text:p>
          </table:table-cell>
          <table:table-cell office:value-type="float" office:value="1.48740029335022" calcext:value-type="float">
            <text:p>1.48740029335022</text:p>
          </table:table-cell>
          <table:table-cell office:value-type="float" office:value="1.68624293804169" calcext:value-type="float">
            <text:p>1.68624293804169</text:p>
          </table:table-cell>
          <table:table-cell table:number-columns-repeated="15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412" calcext:value-type="float">
            <text:p>1.5412</text:p>
          </table:table-cell>
          <table:table-cell office:value-type="float" office:value="1.5654" calcext:value-type="float">
            <text:p>1.5654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238" calcext:value-type="float">
            <text:p>1.238</text:p>
          </table:table-cell>
          <table:table-cell office:value-type="float" office:value="1.4868026971817" calcext:value-type="float">
            <text:p>1.4868026971817</text:p>
          </table:table-cell>
          <table:table-cell office:value-type="float" office:value="1.23796629905701" calcext:value-type="float">
            <text:p>1.23796629905701</text:p>
          </table:table-cell>
          <table:table-cell office:value-type="float" office:value="1.46882545948029" calcext:value-type="float">
            <text:p>1.46882545948029</text:p>
          </table:table-cell>
          <table:table-cell office:value-type="float" office:value="1.57938086986542" calcext:value-type="float">
            <text:p>1.57938086986542</text:p>
          </table:table-cell>
          <table:table-cell office:value-type="float" office:value="1.63795101642609" calcext:value-type="float">
            <text:p>1.63795101642609</text:p>
          </table:table-cell>
          <table:table-cell office:value-type="float" office:value="1.53026449680328" calcext:value-type="float">
            <text:p>1.53026449680328</text:p>
          </table:table-cell>
          <table:table-cell office:value-type="float" office:value="1.59108245372772" calcext:value-type="float">
            <text:p>1.59108245372772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565354347229" calcext:value-type="float">
            <text:p>1.565354347229</text:p>
          </table:table-cell>
          <table:table-cell office:value-type="float" office:value="1.37874615192413" calcext:value-type="float">
            <text:p>1.37874615192413</text:p>
          </table:table-cell>
          <table:table-cell office:value-type="float" office:value="1.60237503051758" calcext:value-type="float">
            <text:p>1.60237503051758</text:p>
          </table:table-cell>
          <table:table-cell office:value-type="float" office:value="1.46306538581848" calcext:value-type="float">
            <text:p>1.46306538581848</text:p>
          </table:table-cell>
          <table:table-cell office:value-type="float" office:value="1.61757683753967" calcext:value-type="float">
            <text:p>1.61757683753967</text:p>
          </table:table-cell>
          <table:table-cell office:value-type="float" office:value="1.48740029335022" calcext:value-type="float">
            <text:p>1.48740029335022</text:p>
          </table:table-cell>
          <table:table-cell office:value-type="float" office:value="1.68624293804169" calcext:value-type="float">
            <text:p>1.68624293804169</text:p>
          </table:table-cell>
          <table:table-cell table:number-columns-repeated="15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412" calcext:value-type="float">
            <text:p>1.5412</text:p>
          </table:table-cell>
          <table:table-cell office:value-type="float" office:value="1.5654" calcext:value-type="float">
            <text:p>1.5654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238" calcext:value-type="float">
            <text:p>1.238</text:p>
          </table:table-cell>
          <table:table-cell office:value-type="float" office:value="1.4868026971817" calcext:value-type="float">
            <text:p>1.4868026971817</text:p>
          </table:table-cell>
          <table:table-cell office:value-type="float" office:value="1.23796629905701" calcext:value-type="float">
            <text:p>1.23796629905701</text:p>
          </table:table-cell>
          <table:table-cell office:value-type="float" office:value="1.46882545948029" calcext:value-type="float">
            <text:p>1.46882545948029</text:p>
          </table:table-cell>
          <table:table-cell office:value-type="float" office:value="1.57938086986542" calcext:value-type="float">
            <text:p>1.57938086986542</text:p>
          </table:table-cell>
          <table:table-cell office:value-type="float" office:value="1.63795101642609" calcext:value-type="float">
            <text:p>1.63795101642609</text:p>
          </table:table-cell>
          <table:table-cell office:value-type="float" office:value="1.53026449680328" calcext:value-type="float">
            <text:p>1.53026449680328</text:p>
          </table:table-cell>
          <table:table-cell office:value-type="float" office:value="1.59108245372772" calcext:value-type="float">
            <text:p>1.59108245372772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565354347229" calcext:value-type="float">
            <text:p>1.565354347229</text:p>
          </table:table-cell>
          <table:table-cell office:value-type="float" office:value="1.37874615192413" calcext:value-type="float">
            <text:p>1.37874615192413</text:p>
          </table:table-cell>
          <table:table-cell office:value-type="float" office:value="1.60237503051758" calcext:value-type="float">
            <text:p>1.60237503051758</text:p>
          </table:table-cell>
          <table:table-cell office:value-type="float" office:value="1.46306538581848" calcext:value-type="float">
            <text:p>1.46306538581848</text:p>
          </table:table-cell>
          <table:table-cell office:value-type="float" office:value="1.61757683753967" calcext:value-type="float">
            <text:p>1.61757683753967</text:p>
          </table:table-cell>
          <table:table-cell office:value-type="float" office:value="1.48740029335022" calcext:value-type="float">
            <text:p>1.48740029335022</text:p>
          </table:table-cell>
          <table:table-cell office:value-type="float" office:value="1.68624293804169" calcext:value-type="float">
            <text:p>1.68624293804169</text:p>
          </table:table-cell>
          <table:table-cell table:number-columns-repeated="15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412" calcext:value-type="float">
            <text:p>1.5412</text:p>
          </table:table-cell>
          <table:table-cell office:value-type="float" office:value="1.5654" calcext:value-type="float">
            <text:p>1.5654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238" calcext:value-type="float">
            <text:p>1.238</text:p>
          </table:table-cell>
          <table:table-cell office:value-type="float" office:value="1.4868026971817" calcext:value-type="float">
            <text:p>1.4868026971817</text:p>
          </table:table-cell>
          <table:table-cell office:value-type="float" office:value="1.23796629905701" calcext:value-type="float">
            <text:p>1.23796629905701</text:p>
          </table:table-cell>
          <table:table-cell office:value-type="float" office:value="1.46882545948029" calcext:value-type="float">
            <text:p>1.46882545948029</text:p>
          </table:table-cell>
          <table:table-cell office:value-type="float" office:value="1.57938086986542" calcext:value-type="float">
            <text:p>1.57938086986542</text:p>
          </table:table-cell>
          <table:table-cell office:value-type="float" office:value="1.63795101642609" calcext:value-type="float">
            <text:p>1.63795101642609</text:p>
          </table:table-cell>
          <table:table-cell office:value-type="float" office:value="1.53026449680328" calcext:value-type="float">
            <text:p>1.53026449680328</text:p>
          </table:table-cell>
          <table:table-cell office:value-type="float" office:value="1.59108245372772" calcext:value-type="float">
            <text:p>1.59108245372772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565354347229" calcext:value-type="float">
            <text:p>1.565354347229</text:p>
          </table:table-cell>
          <table:table-cell office:value-type="float" office:value="1.37874615192413" calcext:value-type="float">
            <text:p>1.37874615192413</text:p>
          </table:table-cell>
          <table:table-cell office:value-type="float" office:value="1.60237503051758" calcext:value-type="float">
            <text:p>1.60237503051758</text:p>
          </table:table-cell>
          <table:table-cell office:value-type="float" office:value="1.46306538581848" calcext:value-type="float">
            <text:p>1.46306538581848</text:p>
          </table:table-cell>
          <table:table-cell office:value-type="float" office:value="1.61757683753967" calcext:value-type="float">
            <text:p>1.61757683753967</text:p>
          </table:table-cell>
          <table:table-cell office:value-type="float" office:value="1.48740029335022" calcext:value-type="float">
            <text:p>1.48740029335022</text:p>
          </table:table-cell>
          <table:table-cell office:value-type="float" office:value="1.68624293804169" calcext:value-type="float">
            <text:p>1.68624293804169</text:p>
          </table:table-cell>
          <table:table-cell table:number-columns-repeated="15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295" calcext:value-type="float">
            <text:p>1.5295</text:p>
          </table:table-cell>
          <table:table-cell office:value-type="float" office:value="1.5322" calcext:value-type="float">
            <text:p>1.5322</text:p>
          </table:table-cell>
          <table:table-cell office:value-type="float" office:value="1.6758" calcext:value-type="float">
            <text:p>1.6758</text:p>
          </table:table-cell>
          <table:table-cell office:value-type="float" office:value="1.1901" calcext:value-type="float">
            <text:p>1.1901</text:p>
          </table:table-cell>
          <table:table-cell office:value-type="float" office:value="1.52480113506317" calcext:value-type="float">
            <text:p>1.52480113506317</text:p>
          </table:table-cell>
          <table:table-cell office:value-type="float" office:value="1.5322333574295" calcext:value-type="float">
            <text:p>1.5322333574295</text:p>
          </table:table-cell>
          <table:table-cell office:value-type="float" office:value="1.63524699211121" calcext:value-type="float">
            <text:p>1.63524699211121</text:p>
          </table:table-cell>
          <table:table-cell office:value-type="float" office:value="1.5667918920517" calcext:value-type="float">
            <text:p>1.5667918920517</text:p>
          </table:table-cell>
          <table:table-cell office:value-type="float" office:value="1.67581689357758" calcext:value-type="float">
            <text:p>1.67581689357758</text:p>
          </table:table-cell>
          <table:table-cell office:value-type="float" office:value="1.47882688045502" calcext:value-type="float">
            <text:p>1.47882688045502</text:p>
          </table:table-cell>
          <table:table-cell office:value-type="float" office:value="1.53810083866119" calcext:value-type="float">
            <text:p>1.53810083866119</text:p>
          </table:table-cell>
          <table:table-cell office:value-type="float" office:value="1.48749911785126" calcext:value-type="float">
            <text:p>1.48749911785126</text:p>
          </table:table-cell>
          <table:table-cell office:value-type="float" office:value="1.52286863327026" calcext:value-type="float">
            <text:p>1.52286863327026</text:p>
          </table:table-cell>
          <table:table-cell office:value-type="float" office:value="1.65735673904419" calcext:value-type="float">
            <text:p>1.65735673904419</text:p>
          </table:table-cell>
          <table:table-cell office:value-type="float" office:value="1.48703634738922" calcext:value-type="float">
            <text:p>1.48703634738922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4740993976593" calcext:value-type="float">
            <text:p>1.4740993976593</text:p>
          </table:table-cell>
          <table:table-cell office:value-type="float" office:value="1.58011960983276" calcext:value-type="float">
            <text:p>1.58011960983276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46107232570648" calcext:value-type="float">
            <text:p>1.46107232570648</text:p>
          </table:table-cell>
          <table:table-cell office:value-type="float" office:value="1.63514471054077" calcext:value-type="float">
            <text:p>1.63514471054077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45625329017639" calcext:value-type="float">
            <text:p>1.45625329017639</text:p>
          </table:table-cell>
          <table:table-cell office:value-type="float" office:value="1.416916847229" calcext:value-type="float">
            <text:p>1.416916847229</text:p>
          </table:table-cell>
          <table:table-cell office:value-type="float" office:value="1.62873458862305" calcext:value-type="float">
            <text:p>1.62873458862305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077" calcext:value-type="float">
            <text:p>1.5077</text:p>
          </table:table-cell>
          <table:table-cell office:value-type="float" office:value="1.5181" calcext:value-type="float">
            <text:p>1.5181</text:p>
          </table:table-cell>
          <table:table-cell office:value-type="float" office:value="1.6574" calcext:value-type="float">
            <text:p>1.6574</text:p>
          </table:table-cell>
          <table:table-cell office:value-type="float" office:value="1.1901" calcext:value-type="float">
            <text:p>1.1901</text:p>
          </table:table-cell>
          <table:table-cell office:value-type="float" office:value="1.32699036598206" calcext:value-type="float">
            <text:p>1.32699036598206</text:p>
          </table:table-cell>
          <table:table-cell office:value-type="float" office:value="1.64757204055786" calcext:value-type="float">
            <text:p>1.64757204055786</text:p>
          </table:table-cell>
          <table:table-cell office:value-type="float" office:value="1.62818968296051" calcext:value-type="float">
            <text:p>1.62818968296051</text:p>
          </table:table-cell>
          <table:table-cell office:value-type="float" office:value="1.51811623573303" calcext:value-type="float">
            <text:p>1.51811623573303</text:p>
          </table:table-cell>
          <table:table-cell office:value-type="float" office:value="1.59599614143372" calcext:value-type="float">
            <text:p>1.59599614143372</text:p>
          </table:table-cell>
          <table:table-cell office:value-type="float" office:value="1.44139671325684" calcext:value-type="float">
            <text:p>1.44139671325684</text:p>
          </table:table-cell>
          <table:table-cell office:value-type="float" office:value="1.53810083866119" calcext:value-type="float">
            <text:p>1.53810083866119</text:p>
          </table:table-cell>
          <table:table-cell office:value-type="float" office:value="1.48749911785126" calcext:value-type="float">
            <text:p>1.48749911785126</text:p>
          </table:table-cell>
          <table:table-cell office:value-type="float" office:value="1.4482913017273" calcext:value-type="float">
            <text:p>1.4482913017273</text:p>
          </table:table-cell>
          <table:table-cell office:value-type="float" office:value="1.65735673904419" calcext:value-type="float">
            <text:p>1.65735673904419</text:p>
          </table:table-cell>
          <table:table-cell office:value-type="float" office:value="1.48703634738922" calcext:value-type="float">
            <text:p>1.48703634738922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50995659828186" calcext:value-type="float">
            <text:p>1.50995659828186</text:p>
          </table:table-cell>
          <table:table-cell office:value-type="float" office:value="1.58011960983276" calcext:value-type="float">
            <text:p>1.58011960983276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47297561168671" calcext:value-type="float">
            <text:p>1.47297561168671</text:p>
          </table:table-cell>
          <table:table-cell office:value-type="float" office:value="1.63514471054077" calcext:value-type="float">
            <text:p>1.63514471054077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36198949813843" calcext:value-type="float">
            <text:p>1.36198949813843</text:p>
          </table:table-cell>
          <table:table-cell office:value-type="float" office:value="1.33593821525574" calcext:value-type="float">
            <text:p>1.33593821525574</text:p>
          </table:table-cell>
          <table:table-cell office:value-type="float" office:value="1.62873458862305" calcext:value-type="float">
            <text:p>1.62873458862305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077" calcext:value-type="float">
            <text:p>1.5077</text:p>
          </table:table-cell>
          <table:table-cell office:value-type="float" office:value="1.5181" calcext:value-type="float">
            <text:p>1.5181</text:p>
          </table:table-cell>
          <table:table-cell office:value-type="float" office:value="1.6574" calcext:value-type="float">
            <text:p>1.6574</text:p>
          </table:table-cell>
          <table:table-cell office:value-type="float" office:value="1.1901" calcext:value-type="float">
            <text:p>1.1901</text:p>
          </table:table-cell>
          <table:table-cell office:value-type="float" office:value="1.32699036598206" calcext:value-type="float">
            <text:p>1.32699036598206</text:p>
          </table:table-cell>
          <table:table-cell office:value-type="float" office:value="1.64757204055786" calcext:value-type="float">
            <text:p>1.64757204055786</text:p>
          </table:table-cell>
          <table:table-cell office:value-type="float" office:value="1.62818968296051" calcext:value-type="float">
            <text:p>1.62818968296051</text:p>
          </table:table-cell>
          <table:table-cell office:value-type="float" office:value="1.51811623573303" calcext:value-type="float">
            <text:p>1.51811623573303</text:p>
          </table:table-cell>
          <table:table-cell office:value-type="float" office:value="1.59599614143372" calcext:value-type="float">
            <text:p>1.59599614143372</text:p>
          </table:table-cell>
          <table:table-cell office:value-type="float" office:value="1.44139671325684" calcext:value-type="float">
            <text:p>1.44139671325684</text:p>
          </table:table-cell>
          <table:table-cell office:value-type="float" office:value="1.53810083866119" calcext:value-type="float">
            <text:p>1.53810083866119</text:p>
          </table:table-cell>
          <table:table-cell office:value-type="float" office:value="1.48749911785126" calcext:value-type="float">
            <text:p>1.48749911785126</text:p>
          </table:table-cell>
          <table:table-cell office:value-type="float" office:value="1.4482913017273" calcext:value-type="float">
            <text:p>1.4482913017273</text:p>
          </table:table-cell>
          <table:table-cell office:value-type="float" office:value="1.65735673904419" calcext:value-type="float">
            <text:p>1.65735673904419</text:p>
          </table:table-cell>
          <table:table-cell office:value-type="float" office:value="1.48703634738922" calcext:value-type="float">
            <text:p>1.48703634738922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50995659828186" calcext:value-type="float">
            <text:p>1.50995659828186</text:p>
          </table:table-cell>
          <table:table-cell office:value-type="float" office:value="1.58011960983276" calcext:value-type="float">
            <text:p>1.58011960983276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47297561168671" calcext:value-type="float">
            <text:p>1.47297561168671</text:p>
          </table:table-cell>
          <table:table-cell office:value-type="float" office:value="1.63514471054077" calcext:value-type="float">
            <text:p>1.63514471054077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36198949813843" calcext:value-type="float">
            <text:p>1.36198949813843</text:p>
          </table:table-cell>
          <table:table-cell office:value-type="float" office:value="1.33593821525574" calcext:value-type="float">
            <text:p>1.33593821525574</text:p>
          </table:table-cell>
          <table:table-cell office:value-type="float" office:value="1.62873458862305" calcext:value-type="float">
            <text:p>1.62873458862305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295" calcext:value-type="float">
            <text:p>1.5295</text:p>
          </table:table-cell>
          <table:table-cell office:value-type="float" office:value="1.5322" calcext:value-type="float">
            <text:p>1.5322</text:p>
          </table:table-cell>
          <table:table-cell office:value-type="float" office:value="1.6758" calcext:value-type="float">
            <text:p>1.6758</text:p>
          </table:table-cell>
          <table:table-cell office:value-type="float" office:value="1.1901" calcext:value-type="float">
            <text:p>1.1901</text:p>
          </table:table-cell>
          <table:table-cell office:value-type="float" office:value="1.52480113506317" calcext:value-type="float">
            <text:p>1.52480113506317</text:p>
          </table:table-cell>
          <table:table-cell office:value-type="float" office:value="1.5322333574295" calcext:value-type="float">
            <text:p>1.5322333574295</text:p>
          </table:table-cell>
          <table:table-cell office:value-type="float" office:value="1.63524699211121" calcext:value-type="float">
            <text:p>1.63524699211121</text:p>
          </table:table-cell>
          <table:table-cell office:value-type="float" office:value="1.5667918920517" calcext:value-type="float">
            <text:p>1.5667918920517</text:p>
          </table:table-cell>
          <table:table-cell office:value-type="float" office:value="1.67581689357758" calcext:value-type="float">
            <text:p>1.67581689357758</text:p>
          </table:table-cell>
          <table:table-cell office:value-type="float" office:value="1.47882688045502" calcext:value-type="float">
            <text:p>1.47882688045502</text:p>
          </table:table-cell>
          <table:table-cell office:value-type="float" office:value="1.53810083866119" calcext:value-type="float">
            <text:p>1.53810083866119</text:p>
          </table:table-cell>
          <table:table-cell office:value-type="float" office:value="1.48749911785126" calcext:value-type="float">
            <text:p>1.48749911785126</text:p>
          </table:table-cell>
          <table:table-cell office:value-type="float" office:value="1.52286863327026" calcext:value-type="float">
            <text:p>1.52286863327026</text:p>
          </table:table-cell>
          <table:table-cell office:value-type="float" office:value="1.65735673904419" calcext:value-type="float">
            <text:p>1.65735673904419</text:p>
          </table:table-cell>
          <table:table-cell office:value-type="float" office:value="1.48703634738922" calcext:value-type="float">
            <text:p>1.48703634738922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4740993976593" calcext:value-type="float">
            <text:p>1.4740993976593</text:p>
          </table:table-cell>
          <table:table-cell office:value-type="float" office:value="1.58011960983276" calcext:value-type="float">
            <text:p>1.58011960983276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46107232570648" calcext:value-type="float">
            <text:p>1.46107232570648</text:p>
          </table:table-cell>
          <table:table-cell office:value-type="float" office:value="1.63514471054077" calcext:value-type="float">
            <text:p>1.63514471054077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45625329017639" calcext:value-type="float">
            <text:p>1.45625329017639</text:p>
          </table:table-cell>
          <table:table-cell office:value-type="float" office:value="1.416916847229" calcext:value-type="float">
            <text:p>1.416916847229</text:p>
          </table:table-cell>
          <table:table-cell office:value-type="float" office:value="1.62873458862305" calcext:value-type="float">
            <text:p>1.62873458862305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077" calcext:value-type="float">
            <text:p>1.5077</text:p>
          </table:table-cell>
          <table:table-cell office:value-type="float" office:value="1.5181" calcext:value-type="float">
            <text:p>1.5181</text:p>
          </table:table-cell>
          <table:table-cell office:value-type="float" office:value="1.6574" calcext:value-type="float">
            <text:p>1.6574</text:p>
          </table:table-cell>
          <table:table-cell office:value-type="float" office:value="1.1901" calcext:value-type="float">
            <text:p>1.1901</text:p>
          </table:table-cell>
          <table:table-cell office:value-type="float" office:value="1.32699036598206" calcext:value-type="float">
            <text:p>1.32699036598206</text:p>
          </table:table-cell>
          <table:table-cell office:value-type="float" office:value="1.64757204055786" calcext:value-type="float">
            <text:p>1.64757204055786</text:p>
          </table:table-cell>
          <table:table-cell office:value-type="float" office:value="1.62818968296051" calcext:value-type="float">
            <text:p>1.62818968296051</text:p>
          </table:table-cell>
          <table:table-cell office:value-type="float" office:value="1.51811623573303" calcext:value-type="float">
            <text:p>1.51811623573303</text:p>
          </table:table-cell>
          <table:table-cell office:value-type="float" office:value="1.59599614143372" calcext:value-type="float">
            <text:p>1.59599614143372</text:p>
          </table:table-cell>
          <table:table-cell office:value-type="float" office:value="1.44139671325684" calcext:value-type="float">
            <text:p>1.44139671325684</text:p>
          </table:table-cell>
          <table:table-cell office:value-type="float" office:value="1.53810083866119" calcext:value-type="float">
            <text:p>1.53810083866119</text:p>
          </table:table-cell>
          <table:table-cell office:value-type="float" office:value="1.48749911785126" calcext:value-type="float">
            <text:p>1.48749911785126</text:p>
          </table:table-cell>
          <table:table-cell office:value-type="float" office:value="1.4482913017273" calcext:value-type="float">
            <text:p>1.4482913017273</text:p>
          </table:table-cell>
          <table:table-cell office:value-type="float" office:value="1.65735673904419" calcext:value-type="float">
            <text:p>1.65735673904419</text:p>
          </table:table-cell>
          <table:table-cell office:value-type="float" office:value="1.48703634738922" calcext:value-type="float">
            <text:p>1.48703634738922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50995659828186" calcext:value-type="float">
            <text:p>1.50995659828186</text:p>
          </table:table-cell>
          <table:table-cell office:value-type="float" office:value="1.58011960983276" calcext:value-type="float">
            <text:p>1.58011960983276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47297561168671" calcext:value-type="float">
            <text:p>1.47297561168671</text:p>
          </table:table-cell>
          <table:table-cell office:value-type="float" office:value="1.63514471054077" calcext:value-type="float">
            <text:p>1.63514471054077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36198949813843" calcext:value-type="float">
            <text:p>1.36198949813843</text:p>
          </table:table-cell>
          <table:table-cell office:value-type="float" office:value="1.33593821525574" calcext:value-type="float">
            <text:p>1.33593821525574</text:p>
          </table:table-cell>
          <table:table-cell office:value-type="float" office:value="1.62873458862305" calcext:value-type="float">
            <text:p>1.62873458862305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306" calcext:value-type="float">
            <text:p>1.5306</text:p>
          </table:table-cell>
          <table:table-cell office:value-type="float" office:value="1.4943" calcext:value-type="float">
            <text:p>1.4943</text:p>
          </table:table-cell>
          <table:table-cell office:value-type="float" office:value="1.7629" calcext:value-type="float">
            <text:p>1.7629</text:p>
          </table:table-cell>
          <table:table-cell office:value-type="float" office:value="1.4001" calcext:value-type="float">
            <text:p>1.4001</text:p>
          </table:table-cell>
          <table:table-cell office:value-type="float" office:value="1.4858410358429" calcext:value-type="float">
            <text:p>1.4858410358429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5600237846375" calcext:value-type="float">
            <text:p>1.55600237846375</text:p>
          </table:table-cell>
          <table:table-cell office:value-type="float" office:value="1.44686007499695" calcext:value-type="float">
            <text:p>1.44686007499695</text:p>
          </table:table-cell>
          <table:table-cell office:value-type="float" office:value="1.46537792682648" calcext:value-type="float">
            <text:p>1.46537792682648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41427564620972" calcext:value-type="float">
            <text:p>1.41427564620972</text:p>
          </table:table-cell>
          <table:table-cell office:value-type="float" office:value="1.74100601673126" calcext:value-type="float">
            <text:p>1.74100601673126</text:p>
          </table:table-cell>
          <table:table-cell office:value-type="float" office:value="1.67413365840912" calcext:value-type="float">
            <text:p>1.67413365840912</text:p>
          </table:table-cell>
          <table:table-cell office:value-type="float" office:value="1.58033525943756" calcext:value-type="float">
            <text:p>1.58033525943756</text:p>
          </table:table-cell>
          <table:table-cell office:value-type="float" office:value="1.50522100925446" calcext:value-type="float">
            <text:p>1.50522100925446</text:p>
          </table:table-cell>
          <table:table-cell office:value-type="float" office:value="1.76294505596161" calcext:value-type="float">
            <text:p>1.76294505596161</text:p>
          </table:table-cell>
          <table:table-cell office:value-type="float" office:value="1.56511032581329" calcext:value-type="float">
            <text:p>1.56511032581329</text:p>
          </table:table-cell>
          <table:table-cell office:value-type="float" office:value="1.62803947925568" calcext:value-type="float">
            <text:p>1.62803947925568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45907557010651" calcext:value-type="float">
            <text:p>1.45907557010651</text:p>
          </table:table-cell>
          <table:table-cell office:value-type="float" office:value="1.42097330093384" calcext:value-type="float">
            <text:p>1.42097330093384</text:p>
          </table:table-cell>
          <table:table-cell office:value-type="float" office:value="1.60750949382782" calcext:value-type="float">
            <text:p>1.60750949382782</text:p>
          </table:table-cell>
          <table:table-cell office:value-type="float" office:value="1.40007901191711" calcext:value-type="float">
            <text:p>1.40007901191711</text:p>
          </table:table-cell>
          <table:table-cell office:value-type="float" office:value="1.56941223144531" calcext:value-type="float">
            <text:p>1.56941223144531</text:p>
          </table:table-cell>
          <table:table-cell office:value-type="float" office:value="1.48442721366882" calcext:value-type="float">
            <text:p>1.48442721366882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306" calcext:value-type="float">
            <text:p>1.5306</text:p>
          </table:table-cell>
          <table:table-cell office:value-type="float" office:value="1.4943" calcext:value-type="float">
            <text:p>1.4943</text:p>
          </table:table-cell>
          <table:table-cell office:value-type="float" office:value="1.7629" calcext:value-type="float">
            <text:p>1.7629</text:p>
          </table:table-cell>
          <table:table-cell office:value-type="float" office:value="1.4001" calcext:value-type="float">
            <text:p>1.4001</text:p>
          </table:table-cell>
          <table:table-cell office:value-type="float" office:value="1.4858410358429" calcext:value-type="float">
            <text:p>1.4858410358429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5600237846375" calcext:value-type="float">
            <text:p>1.55600237846375</text:p>
          </table:table-cell>
          <table:table-cell office:value-type="float" office:value="1.44686007499695" calcext:value-type="float">
            <text:p>1.44686007499695</text:p>
          </table:table-cell>
          <table:table-cell office:value-type="float" office:value="1.46537792682648" calcext:value-type="float">
            <text:p>1.46537792682648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41427564620972" calcext:value-type="float">
            <text:p>1.41427564620972</text:p>
          </table:table-cell>
          <table:table-cell office:value-type="float" office:value="1.74100601673126" calcext:value-type="float">
            <text:p>1.74100601673126</text:p>
          </table:table-cell>
          <table:table-cell office:value-type="float" office:value="1.67413365840912" calcext:value-type="float">
            <text:p>1.67413365840912</text:p>
          </table:table-cell>
          <table:table-cell office:value-type="float" office:value="1.58033525943756" calcext:value-type="float">
            <text:p>1.58033525943756</text:p>
          </table:table-cell>
          <table:table-cell office:value-type="float" office:value="1.50522100925446" calcext:value-type="float">
            <text:p>1.50522100925446</text:p>
          </table:table-cell>
          <table:table-cell office:value-type="float" office:value="1.76294505596161" calcext:value-type="float">
            <text:p>1.76294505596161</text:p>
          </table:table-cell>
          <table:table-cell office:value-type="float" office:value="1.56511032581329" calcext:value-type="float">
            <text:p>1.56511032581329</text:p>
          </table:table-cell>
          <table:table-cell office:value-type="float" office:value="1.62803947925568" calcext:value-type="float">
            <text:p>1.62803947925568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45907557010651" calcext:value-type="float">
            <text:p>1.45907557010651</text:p>
          </table:table-cell>
          <table:table-cell office:value-type="float" office:value="1.42097330093384" calcext:value-type="float">
            <text:p>1.42097330093384</text:p>
          </table:table-cell>
          <table:table-cell office:value-type="float" office:value="1.60750949382782" calcext:value-type="float">
            <text:p>1.60750949382782</text:p>
          </table:table-cell>
          <table:table-cell office:value-type="float" office:value="1.40007901191711" calcext:value-type="float">
            <text:p>1.40007901191711</text:p>
          </table:table-cell>
          <table:table-cell office:value-type="float" office:value="1.56941223144531" calcext:value-type="float">
            <text:p>1.56941223144531</text:p>
          </table:table-cell>
          <table:table-cell office:value-type="float" office:value="1.48442721366882" calcext:value-type="float">
            <text:p>1.48442721366882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306" calcext:value-type="float">
            <text:p>1.5306</text:p>
          </table:table-cell>
          <table:table-cell office:value-type="float" office:value="1.4943" calcext:value-type="float">
            <text:p>1.4943</text:p>
          </table:table-cell>
          <table:table-cell office:value-type="float" office:value="1.7629" calcext:value-type="float">
            <text:p>1.7629</text:p>
          </table:table-cell>
          <table:table-cell office:value-type="float" office:value="1.4001" calcext:value-type="float">
            <text:p>1.4001</text:p>
          </table:table-cell>
          <table:table-cell office:value-type="float" office:value="1.4858410358429" calcext:value-type="float">
            <text:p>1.4858410358429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5600237846375" calcext:value-type="float">
            <text:p>1.55600237846375</text:p>
          </table:table-cell>
          <table:table-cell office:value-type="float" office:value="1.44686007499695" calcext:value-type="float">
            <text:p>1.44686007499695</text:p>
          </table:table-cell>
          <table:table-cell office:value-type="float" office:value="1.46537792682648" calcext:value-type="float">
            <text:p>1.46537792682648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41427564620972" calcext:value-type="float">
            <text:p>1.41427564620972</text:p>
          </table:table-cell>
          <table:table-cell office:value-type="float" office:value="1.74100601673126" calcext:value-type="float">
            <text:p>1.74100601673126</text:p>
          </table:table-cell>
          <table:table-cell office:value-type="float" office:value="1.67413365840912" calcext:value-type="float">
            <text:p>1.67413365840912</text:p>
          </table:table-cell>
          <table:table-cell office:value-type="float" office:value="1.58033525943756" calcext:value-type="float">
            <text:p>1.58033525943756</text:p>
          </table:table-cell>
          <table:table-cell office:value-type="float" office:value="1.50522100925446" calcext:value-type="float">
            <text:p>1.50522100925446</text:p>
          </table:table-cell>
          <table:table-cell office:value-type="float" office:value="1.76294505596161" calcext:value-type="float">
            <text:p>1.76294505596161</text:p>
          </table:table-cell>
          <table:table-cell office:value-type="float" office:value="1.56511032581329" calcext:value-type="float">
            <text:p>1.56511032581329</text:p>
          </table:table-cell>
          <table:table-cell office:value-type="float" office:value="1.62803947925568" calcext:value-type="float">
            <text:p>1.62803947925568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45907557010651" calcext:value-type="float">
            <text:p>1.45907557010651</text:p>
          </table:table-cell>
          <table:table-cell office:value-type="float" office:value="1.42097330093384" calcext:value-type="float">
            <text:p>1.42097330093384</text:p>
          </table:table-cell>
          <table:table-cell office:value-type="float" office:value="1.60750949382782" calcext:value-type="float">
            <text:p>1.60750949382782</text:p>
          </table:table-cell>
          <table:table-cell office:value-type="float" office:value="1.40007901191711" calcext:value-type="float">
            <text:p>1.40007901191711</text:p>
          </table:table-cell>
          <table:table-cell office:value-type="float" office:value="1.56941223144531" calcext:value-type="float">
            <text:p>1.56941223144531</text:p>
          </table:table-cell>
          <table:table-cell office:value-type="float" office:value="1.48442721366882" calcext:value-type="float">
            <text:p>1.48442721366882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306" calcext:value-type="float">
            <text:p>1.5306</text:p>
          </table:table-cell>
          <table:table-cell office:value-type="float" office:value="1.4943" calcext:value-type="float">
            <text:p>1.4943</text:p>
          </table:table-cell>
          <table:table-cell office:value-type="float" office:value="1.7629" calcext:value-type="float">
            <text:p>1.7629</text:p>
          </table:table-cell>
          <table:table-cell office:value-type="float" office:value="1.4001" calcext:value-type="float">
            <text:p>1.4001</text:p>
          </table:table-cell>
          <table:table-cell office:value-type="float" office:value="1.4858410358429" calcext:value-type="float">
            <text:p>1.4858410358429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5600237846375" calcext:value-type="float">
            <text:p>1.55600237846375</text:p>
          </table:table-cell>
          <table:table-cell office:value-type="float" office:value="1.44686007499695" calcext:value-type="float">
            <text:p>1.44686007499695</text:p>
          </table:table-cell>
          <table:table-cell office:value-type="float" office:value="1.46537792682648" calcext:value-type="float">
            <text:p>1.46537792682648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41427564620972" calcext:value-type="float">
            <text:p>1.41427564620972</text:p>
          </table:table-cell>
          <table:table-cell office:value-type="float" office:value="1.74100601673126" calcext:value-type="float">
            <text:p>1.74100601673126</text:p>
          </table:table-cell>
          <table:table-cell office:value-type="float" office:value="1.67413365840912" calcext:value-type="float">
            <text:p>1.67413365840912</text:p>
          </table:table-cell>
          <table:table-cell office:value-type="float" office:value="1.58033525943756" calcext:value-type="float">
            <text:p>1.58033525943756</text:p>
          </table:table-cell>
          <table:table-cell office:value-type="float" office:value="1.50522100925446" calcext:value-type="float">
            <text:p>1.50522100925446</text:p>
          </table:table-cell>
          <table:table-cell office:value-type="float" office:value="1.76294505596161" calcext:value-type="float">
            <text:p>1.76294505596161</text:p>
          </table:table-cell>
          <table:table-cell office:value-type="float" office:value="1.56511032581329" calcext:value-type="float">
            <text:p>1.56511032581329</text:p>
          </table:table-cell>
          <table:table-cell office:value-type="float" office:value="1.62803947925568" calcext:value-type="float">
            <text:p>1.62803947925568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45907557010651" calcext:value-type="float">
            <text:p>1.45907557010651</text:p>
          </table:table-cell>
          <table:table-cell office:value-type="float" office:value="1.42097330093384" calcext:value-type="float">
            <text:p>1.42097330093384</text:p>
          </table:table-cell>
          <table:table-cell office:value-type="float" office:value="1.60750949382782" calcext:value-type="float">
            <text:p>1.60750949382782</text:p>
          </table:table-cell>
          <table:table-cell office:value-type="float" office:value="1.40007901191711" calcext:value-type="float">
            <text:p>1.40007901191711</text:p>
          </table:table-cell>
          <table:table-cell office:value-type="float" office:value="1.56941223144531" calcext:value-type="float">
            <text:p>1.56941223144531</text:p>
          </table:table-cell>
          <table:table-cell office:value-type="float" office:value="1.48442721366882" calcext:value-type="float">
            <text:p>1.48442721366882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407" calcext:value-type="float">
            <text:p>1.5407</text:p>
          </table:table-cell>
          <table:table-cell office:value-type="float" office:value="1.5322" calcext:value-type="float">
            <text:p>1.5322</text:p>
          </table:table-cell>
          <table:table-cell office:value-type="float" office:value="1.6895" calcext:value-type="float">
            <text:p>1.6895</text:p>
          </table:table-cell>
          <table:table-cell office:value-type="float" office:value="1.4502" calcext:value-type="float">
            <text:p>1.4502</text:p>
          </table:table-cell>
          <table:table-cell office:value-type="float" office:value="1.51707243919373" calcext:value-type="float">
            <text:p>1.51707243919373</text:p>
          </table:table-cell>
          <table:table-cell office:value-type="float" office:value="1.61007761955261" calcext:value-type="float">
            <text:p>1.61007761955261</text:p>
          </table:table-cell>
          <table:table-cell office:value-type="float" office:value="1.47709035873413" calcext:value-type="float">
            <text:p>1.47709035873413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57545256614685" calcext:value-type="float">
            <text:p>1.57545256614685</text:p>
          </table:table-cell>
          <table:table-cell office:value-type="float" office:value="1.52480113506317" calcext:value-type="float">
            <text:p>1.52480113506317</text:p>
          </table:table-cell>
          <table:table-cell office:value-type="float" office:value="1.5322333574295" calcext:value-type="float">
            <text:p>1.5322333574295</text:p>
          </table:table-cell>
          <table:table-cell office:value-type="float" office:value="1.63524699211121" calcext:value-type="float">
            <text:p>1.63524699211121</text:p>
          </table:table-cell>
          <table:table-cell office:value-type="float" office:value="1.57707929611206" calcext:value-type="float">
            <text:p>1.57707929611206</text:p>
          </table:table-cell>
          <table:table-cell office:value-type="float" office:value="1.54036581516266" calcext:value-type="float">
            <text:p>1.54036581516266</text:p>
          </table:table-cell>
          <table:table-cell office:value-type="float" office:value="1.53810083866119" calcext:value-type="float">
            <text:p>1.53810083866119</text:p>
          </table:table-cell>
          <table:table-cell office:value-type="float" office:value="1.48749911785126" calcext:value-type="float">
            <text:p>1.48749911785126</text:p>
          </table:table-cell>
          <table:table-cell office:value-type="float" office:value="1.4900689125061" calcext:value-type="float">
            <text:p>1.4900689125061</text:p>
          </table:table-cell>
          <table:table-cell office:value-type="float" office:value="1.54874074459076" calcext:value-type="float">
            <text:p>1.54874074459076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59992301464081" calcext:value-type="float">
            <text:p>1.59992301464081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2753508090973" calcext:value-type="float">
            <text:p>1.52753508090973</text:p>
          </table:table-cell>
          <table:table-cell office:value-type="float" office:value="1.50867319107056" calcext:value-type="float">
            <text:p>1.50867319107056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407" calcext:value-type="float">
            <text:p>1.5407</text:p>
          </table:table-cell>
          <table:table-cell office:value-type="float" office:value="1.5322" calcext:value-type="float">
            <text:p>1.5322</text:p>
          </table:table-cell>
          <table:table-cell office:value-type="float" office:value="1.6895" calcext:value-type="float">
            <text:p>1.6895</text:p>
          </table:table-cell>
          <table:table-cell office:value-type="float" office:value="1.4502" calcext:value-type="float">
            <text:p>1.4502</text:p>
          </table:table-cell>
          <table:table-cell office:value-type="float" office:value="1.51707243919373" calcext:value-type="float">
            <text:p>1.51707243919373</text:p>
          </table:table-cell>
          <table:table-cell office:value-type="float" office:value="1.61007761955261" calcext:value-type="float">
            <text:p>1.61007761955261</text:p>
          </table:table-cell>
          <table:table-cell office:value-type="float" office:value="1.47709035873413" calcext:value-type="float">
            <text:p>1.47709035873413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57545256614685" calcext:value-type="float">
            <text:p>1.57545256614685</text:p>
          </table:table-cell>
          <table:table-cell office:value-type="float" office:value="1.52480113506317" calcext:value-type="float">
            <text:p>1.52480113506317</text:p>
          </table:table-cell>
          <table:table-cell office:value-type="float" office:value="1.5322333574295" calcext:value-type="float">
            <text:p>1.5322333574295</text:p>
          </table:table-cell>
          <table:table-cell office:value-type="float" office:value="1.63524699211121" calcext:value-type="float">
            <text:p>1.63524699211121</text:p>
          </table:table-cell>
          <table:table-cell office:value-type="float" office:value="1.57707929611206" calcext:value-type="float">
            <text:p>1.57707929611206</text:p>
          </table:table-cell>
          <table:table-cell office:value-type="float" office:value="1.54036581516266" calcext:value-type="float">
            <text:p>1.54036581516266</text:p>
          </table:table-cell>
          <table:table-cell office:value-type="float" office:value="1.53810083866119" calcext:value-type="float">
            <text:p>1.53810083866119</text:p>
          </table:table-cell>
          <table:table-cell office:value-type="float" office:value="1.48749911785126" calcext:value-type="float">
            <text:p>1.48749911785126</text:p>
          </table:table-cell>
          <table:table-cell office:value-type="float" office:value="1.4900689125061" calcext:value-type="float">
            <text:p>1.4900689125061</text:p>
          </table:table-cell>
          <table:table-cell office:value-type="float" office:value="1.54874074459076" calcext:value-type="float">
            <text:p>1.54874074459076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59992301464081" calcext:value-type="float">
            <text:p>1.59992301464081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2753508090973" calcext:value-type="float">
            <text:p>1.52753508090973</text:p>
          </table:table-cell>
          <table:table-cell office:value-type="float" office:value="1.50867319107056" calcext:value-type="float">
            <text:p>1.50867319107056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407" calcext:value-type="float">
            <text:p>1.5407</text:p>
          </table:table-cell>
          <table:table-cell office:value-type="float" office:value="1.5322" calcext:value-type="float">
            <text:p>1.5322</text:p>
          </table:table-cell>
          <table:table-cell office:value-type="float" office:value="1.6895" calcext:value-type="float">
            <text:p>1.6895</text:p>
          </table:table-cell>
          <table:table-cell office:value-type="float" office:value="1.4502" calcext:value-type="float">
            <text:p>1.4502</text:p>
          </table:table-cell>
          <table:table-cell office:value-type="float" office:value="1.51707243919373" calcext:value-type="float">
            <text:p>1.51707243919373</text:p>
          </table:table-cell>
          <table:table-cell office:value-type="float" office:value="1.61007761955261" calcext:value-type="float">
            <text:p>1.61007761955261</text:p>
          </table:table-cell>
          <table:table-cell office:value-type="float" office:value="1.47709035873413" calcext:value-type="float">
            <text:p>1.47709035873413</text:p>
          </table:table-cell>
          <table:table-cell office:value-type="float" office:value="1.68954157829285" calcext:value-type="float">
            <text:p>1.68954157829285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57545256614685" calcext:value-type="float">
            <text:p>1.57545256614685</text:p>
          </table:table-cell>
          <table:table-cell office:value-type="float" office:value="1.52480113506317" calcext:value-type="float">
            <text:p>1.52480113506317</text:p>
          </table:table-cell>
          <table:table-cell office:value-type="float" office:value="1.5322333574295" calcext:value-type="float">
            <text:p>1.5322333574295</text:p>
          </table:table-cell>
          <table:table-cell office:value-type="float" office:value="1.63524699211121" calcext:value-type="float">
            <text:p>1.63524699211121</text:p>
          </table:table-cell>
          <table:table-cell office:value-type="float" office:value="1.57707929611206" calcext:value-type="float">
            <text:p>1.57707929611206</text:p>
          </table:table-cell>
          <table:table-cell office:value-type="float" office:value="1.54036581516266" calcext:value-type="float">
            <text:p>1.54036581516266</text:p>
          </table:table-cell>
          <table:table-cell office:value-type="float" office:value="1.53810083866119" calcext:value-type="float">
            <text:p>1.53810083866119</text:p>
          </table:table-cell>
          <table:table-cell office:value-type="float" office:value="1.48749911785126" calcext:value-type="float">
            <text:p>1.48749911785126</text:p>
          </table:table-cell>
          <table:table-cell office:value-type="float" office:value="1.4900689125061" calcext:value-type="float">
            <text:p>1.4900689125061</text:p>
          </table:table-cell>
          <table:table-cell office:value-type="float" office:value="1.54874074459076" calcext:value-type="float">
            <text:p>1.54874074459076</text:p>
          </table:table-cell>
          <table:table-cell office:value-type="float" office:value="1.56769466400146" calcext:value-type="float">
            <text:p>1.56769466400146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59992301464081" calcext:value-type="float">
            <text:p>1.59992301464081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2753508090973" calcext:value-type="float">
            <text:p>1.52753508090973</text:p>
          </table:table-cell>
          <table:table-cell office:value-type="float" office:value="1.50867319107056" calcext:value-type="float">
            <text:p>1.50867319107056</text:p>
          </table:table-cell>
          <table:table-cell table:number-columns-repeated="15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261" calcext:value-type="float">
            <text:p>1.5261</text:p>
          </table:table-cell>
          <table:table-cell office:value-type="float" office:value="1.5099" calcext:value-type="float">
            <text:p>1.5099</text:p>
          </table:table-cell>
          <table:table-cell office:value-type="float" office:value="1.775" calcext:value-type="float">
            <text:p>1.775</text:p>
          </table:table-cell>
          <table:table-cell office:value-type="float" office:value="1.2637" calcext:value-type="float">
            <text:p>1.2637</text:p>
          </table:table-cell>
          <table:table-cell office:value-type="float" office:value="1.4199503660202" calcext:value-type="float">
            <text:p>1.4199503660202</text:p>
          </table:table-cell>
          <table:table-cell office:value-type="float" office:value="1.37296080589294" calcext:value-type="float">
            <text:p>1.37296080589294</text:p>
          </table:table-cell>
          <table:table-cell office:value-type="float" office:value="1.42917478084564" calcext:value-type="float">
            <text:p>1.42917478084564</text:p>
          </table:table-cell>
          <table:table-cell office:value-type="float" office:value="1.75721776485443" calcext:value-type="float">
            <text:p>1.75721776485443</text:p>
          </table:table-cell>
          <table:table-cell office:value-type="float" office:value="1.62504935264587" calcext:value-type="float">
            <text:p>1.62504935264587</text:p>
          </table:table-cell>
          <table:table-cell office:value-type="float" office:value="1.45125710964203" calcext:value-type="float">
            <text:p>1.45125710964203</text:p>
          </table:table-cell>
          <table:table-cell office:value-type="float" office:value="1.59273076057434" calcext:value-type="float">
            <text:p>1.59273076057434</text:p>
          </table:table-cell>
          <table:table-cell office:value-type="float" office:value="1.5098762512207" calcext:value-type="float">
            <text:p>1.5098762512207</text:p>
          </table:table-cell>
          <table:table-cell office:value-type="float" office:value="1.5224050283432" calcext:value-type="float">
            <text:p>1.5224050283432</text:p>
          </table:table-cell>
          <table:table-cell office:value-type="float" office:value="1.50204181671143" calcext:value-type="float">
            <text:p>1.50204181671143</text:p>
          </table:table-cell>
          <table:table-cell office:value-type="float" office:value="1.64151000976563" calcext:value-type="float">
            <text:p>1.64151000976563</text:p>
          </table:table-cell>
          <table:table-cell office:value-type="float" office:value="1.44859731197357" calcext:value-type="float">
            <text:p>1.44859731197357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26373648643494" calcext:value-type="float">
            <text:p>1.26373648643494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341" calcext:value-type="float">
            <text:p>1.5341</text:p>
          </table:table-cell>
          <table:table-cell office:value-type="float" office:value="1.5688" calcext:value-type="float">
            <text:p>1.5688</text:p>
          </table:table-cell>
          <table:table-cell office:value-type="float" office:value="1.775" calcext:value-type="float">
            <text:p>1.775</text:p>
          </table:table-cell>
          <table:table-cell office:value-type="float" office:value="1.2637" calcext:value-type="float">
            <text:p>1.2637</text:p>
          </table:table-cell>
          <table:table-cell office:value-type="float" office:value="1.40239822864532" calcext:value-type="float">
            <text:p>1.40239822864532</text:p>
          </table:table-cell>
          <table:table-cell office:value-type="float" office:value="1.34094047546387" calcext:value-type="float">
            <text:p>1.34094047546387</text:p>
          </table:table-cell>
          <table:table-cell office:value-type="float" office:value="1.52380561828613" calcext:value-type="float">
            <text:p>1.52380561828613</text:p>
          </table:table-cell>
          <table:table-cell office:value-type="float" office:value="1.64000797271729" calcext:value-type="float">
            <text:p>1.64000797271729</text:p>
          </table:table-cell>
          <table:table-cell office:value-type="float" office:value="1.62969505786896" calcext:value-type="float">
            <text:p>1.62969505786896</text:p>
          </table:table-cell>
          <table:table-cell office:value-type="float" office:value="1.28011107444763" calcext:value-type="float">
            <text:p>1.28011107444763</text:p>
          </table:table-cell>
          <table:table-cell office:value-type="float" office:value="1.56882071495056" calcext:value-type="float">
            <text:p>1.56882071495056</text:p>
          </table:table-cell>
          <table:table-cell office:value-type="float" office:value="1.68634378910065" calcext:value-type="float">
            <text:p>1.68634378910065</text:p>
          </table:table-cell>
          <table:table-cell office:value-type="float" office:value="1.50912594795227" calcext:value-type="float">
            <text:p>1.50912594795227</text:p>
          </table:table-cell>
          <table:table-cell office:value-type="float" office:value="1.42917478084564" calcext:value-type="float">
            <text:p>1.42917478084564</text:p>
          </table:table-cell>
          <table:table-cell office:value-type="float" office:value="1.75721776485443" calcext:value-type="float">
            <text:p>1.75721776485443</text:p>
          </table:table-cell>
          <table:table-cell office:value-type="float" office:value="1.62504935264587" calcext:value-type="float">
            <text:p>1.62504935264587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26373648643494" calcext:value-type="float">
            <text:p>1.26373648643494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261" calcext:value-type="float">
            <text:p>1.5261</text:p>
          </table:table-cell>
          <table:table-cell office:value-type="float" office:value="1.5099" calcext:value-type="float">
            <text:p>1.5099</text:p>
          </table:table-cell>
          <table:table-cell office:value-type="float" office:value="1.775" calcext:value-type="float">
            <text:p>1.775</text:p>
          </table:table-cell>
          <table:table-cell office:value-type="float" office:value="1.2637" calcext:value-type="float">
            <text:p>1.2637</text:p>
          </table:table-cell>
          <table:table-cell office:value-type="float" office:value="1.4199503660202" calcext:value-type="float">
            <text:p>1.4199503660202</text:p>
          </table:table-cell>
          <table:table-cell office:value-type="float" office:value="1.37296080589294" calcext:value-type="float">
            <text:p>1.37296080589294</text:p>
          </table:table-cell>
          <table:table-cell office:value-type="float" office:value="1.42917478084564" calcext:value-type="float">
            <text:p>1.42917478084564</text:p>
          </table:table-cell>
          <table:table-cell office:value-type="float" office:value="1.75721776485443" calcext:value-type="float">
            <text:p>1.75721776485443</text:p>
          </table:table-cell>
          <table:table-cell office:value-type="float" office:value="1.62504935264587" calcext:value-type="float">
            <text:p>1.62504935264587</text:p>
          </table:table-cell>
          <table:table-cell office:value-type="float" office:value="1.45125710964203" calcext:value-type="float">
            <text:p>1.45125710964203</text:p>
          </table:table-cell>
          <table:table-cell office:value-type="float" office:value="1.59273076057434" calcext:value-type="float">
            <text:p>1.59273076057434</text:p>
          </table:table-cell>
          <table:table-cell office:value-type="float" office:value="1.5098762512207" calcext:value-type="float">
            <text:p>1.5098762512207</text:p>
          </table:table-cell>
          <table:table-cell office:value-type="float" office:value="1.5224050283432" calcext:value-type="float">
            <text:p>1.5224050283432</text:p>
          </table:table-cell>
          <table:table-cell office:value-type="float" office:value="1.50204181671143" calcext:value-type="float">
            <text:p>1.50204181671143</text:p>
          </table:table-cell>
          <table:table-cell office:value-type="float" office:value="1.64151000976563" calcext:value-type="float">
            <text:p>1.64151000976563</text:p>
          </table:table-cell>
          <table:table-cell office:value-type="float" office:value="1.44859731197357" calcext:value-type="float">
            <text:p>1.44859731197357</text:p>
          </table:table-cell>
          <table:table-cell office:value-type="float" office:value="1.77501845359802" calcext:value-type="float">
            <text:p>1.77501845359802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26373648643494" calcext:value-type="float">
            <text:p>1.26373648643494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1" calcext:value-type="float">
            <text:p>1.51</text:p>
          </table:table-cell>
          <table:table-cell office:value-type="float" office:value="1.5662" calcext:value-type="float">
            <text:p>1.5662</text:p>
          </table:table-cell>
          <table:table-cell office:value-type="float" office:value="1.7157" calcext:value-type="float">
            <text:p>1.7157</text:p>
          </table:table-cell>
          <table:table-cell office:value-type="float" office:value="1.1591" calcext:value-type="float">
            <text:p>1.1591</text:p>
          </table:table-cell>
          <table:table-cell office:value-type="float" office:value="1.53810083866119" calcext:value-type="float">
            <text:p>1.53810083866119</text:p>
          </table:table-cell>
          <table:table-cell office:value-type="float" office:value="1.63057208061218" calcext:value-type="float">
            <text:p>1.63057208061218</text:p>
          </table:table-cell>
          <table:table-cell office:value-type="float" office:value="1.43491244316101" calcext:value-type="float">
            <text:p>1.43491244316101</text:p>
          </table:table-cell>
          <table:table-cell office:value-type="float" office:value="1.22518885135651" calcext:value-type="float">
            <text:p>1.22518885135651</text:p>
          </table:table-cell>
          <table:table-cell office:value-type="float" office:value="1.67195904254913" calcext:value-type="float">
            <text:p>1.67195904254913</text:p>
          </table:table-cell>
          <table:table-cell office:value-type="float" office:value="1.58794462680817" calcext:value-type="float">
            <text:p>1.58794462680817</text:p>
          </table:table-cell>
          <table:table-cell office:value-type="float" office:value="1.48871982097626" calcext:value-type="float">
            <text:p>1.48871982097626</text:p>
          </table:table-cell>
          <table:table-cell office:value-type="float" office:value="1.45714902877808" calcext:value-type="float">
            <text:p>1.45714902877808</text:p>
          </table:table-cell>
          <table:table-cell office:value-type="float" office:value="1.71570801734924" calcext:value-type="float">
            <text:p>1.71570801734924</text:p>
          </table:table-cell>
          <table:table-cell office:value-type="float" office:value="1.61881792545319" calcext:value-type="float">
            <text:p>1.61881792545319</text:p>
          </table:table-cell>
          <table:table-cell office:value-type="float" office:value="1.5661700963974" calcext:value-type="float">
            <text:p>1.5661700963974</text:p>
          </table:table-cell>
          <table:table-cell office:value-type="float" office:value="1.15905666351318" calcext:value-type="float">
            <text:p>1.15905666351318</text:p>
          </table:table-cell>
          <table:table-cell office:value-type="float" office:value="1.27051210403442" calcext:value-type="float">
            <text:p>1.27051210403442</text:p>
          </table:table-cell>
          <table:table-cell office:value-type="float" office:value="1.62988269329071" calcext:value-type="float">
            <text:p>1.62988269329071</text:p>
          </table:table-cell>
          <table:table-cell office:value-type="float" office:value="1.65533840656281" calcext:value-type="float">
            <text:p>1.65533840656281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1" calcext:value-type="float">
            <text:p>1.51</text:p>
          </table:table-cell>
          <table:table-cell office:value-type="float" office:value="1.5662" calcext:value-type="float">
            <text:p>1.5662</text:p>
          </table:table-cell>
          <table:table-cell office:value-type="float" office:value="1.7157" calcext:value-type="float">
            <text:p>1.7157</text:p>
          </table:table-cell>
          <table:table-cell office:value-type="float" office:value="1.1591" calcext:value-type="float">
            <text:p>1.1591</text:p>
          </table:table-cell>
          <table:table-cell office:value-type="float" office:value="1.53810083866119" calcext:value-type="float">
            <text:p>1.53810083866119</text:p>
          </table:table-cell>
          <table:table-cell office:value-type="float" office:value="1.63057208061218" calcext:value-type="float">
            <text:p>1.63057208061218</text:p>
          </table:table-cell>
          <table:table-cell office:value-type="float" office:value="1.43491244316101" calcext:value-type="float">
            <text:p>1.43491244316101</text:p>
          </table:table-cell>
          <table:table-cell office:value-type="float" office:value="1.22518885135651" calcext:value-type="float">
            <text:p>1.22518885135651</text:p>
          </table:table-cell>
          <table:table-cell office:value-type="float" office:value="1.67195904254913" calcext:value-type="float">
            <text:p>1.67195904254913</text:p>
          </table:table-cell>
          <table:table-cell office:value-type="float" office:value="1.58794462680817" calcext:value-type="float">
            <text:p>1.58794462680817</text:p>
          </table:table-cell>
          <table:table-cell office:value-type="float" office:value="1.48871982097626" calcext:value-type="float">
            <text:p>1.48871982097626</text:p>
          </table:table-cell>
          <table:table-cell office:value-type="float" office:value="1.45714902877808" calcext:value-type="float">
            <text:p>1.45714902877808</text:p>
          </table:table-cell>
          <table:table-cell office:value-type="float" office:value="1.71570801734924" calcext:value-type="float">
            <text:p>1.71570801734924</text:p>
          </table:table-cell>
          <table:table-cell office:value-type="float" office:value="1.61881792545319" calcext:value-type="float">
            <text:p>1.61881792545319</text:p>
          </table:table-cell>
          <table:table-cell office:value-type="float" office:value="1.5661700963974" calcext:value-type="float">
            <text:p>1.5661700963974</text:p>
          </table:table-cell>
          <table:table-cell office:value-type="float" office:value="1.15905666351318" calcext:value-type="float">
            <text:p>1.15905666351318</text:p>
          </table:table-cell>
          <table:table-cell office:value-type="float" office:value="1.27051210403442" calcext:value-type="float">
            <text:p>1.27051210403442</text:p>
          </table:table-cell>
          <table:table-cell office:value-type="float" office:value="1.62988269329071" calcext:value-type="float">
            <text:p>1.62988269329071</text:p>
          </table:table-cell>
          <table:table-cell office:value-type="float" office:value="1.65533840656281" calcext:value-type="float">
            <text:p>1.65533840656281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478" calcext:value-type="float">
            <text:p>1.4478</text:p>
          </table:table-cell>
          <table:table-cell office:value-type="float" office:value="1.4463" calcext:value-type="float">
            <text:p>1.4463</text:p>
          </table:table-cell>
          <table:table-cell office:value-type="float" office:value="1.6376" calcext:value-type="float">
            <text:p>1.6376</text:p>
          </table:table-cell>
          <table:table-cell office:value-type="float" office:value="1.0558" calcext:value-type="float">
            <text:p>1.0558</text:p>
          </table:table-cell>
          <table:table-cell office:value-type="float" office:value="1.49287641048431" calcext:value-type="float">
            <text:p>1.49287641048431</text:p>
          </table:table-cell>
          <table:table-cell office:value-type="float" office:value="1.05582892894745" calcext:value-type="float">
            <text:p>1.05582892894745</text:p>
          </table:table-cell>
          <table:table-cell office:value-type="float" office:value="1.32583582401276" calcext:value-type="float">
            <text:p>1.32583582401276</text:p>
          </table:table-cell>
          <table:table-cell office:value-type="float" office:value="1.36282455921173" calcext:value-type="float">
            <text:p>1.36282455921173</text:p>
          </table:table-cell>
          <table:table-cell office:value-type="float" office:value="1.4523937702179" calcext:value-type="float">
            <text:p>1.4523937702179</text:p>
          </table:table-cell>
          <table:table-cell office:value-type="float" office:value="1.53457081317902" calcext:value-type="float">
            <text:p>1.53457081317902</text:p>
          </table:table-cell>
          <table:table-cell office:value-type="float" office:value="1.54423594474792" calcext:value-type="float">
            <text:p>1.54423594474792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63760733604431" calcext:value-type="float">
            <text:p>1.63760733604431</text:p>
          </table:table-cell>
          <table:table-cell office:value-type="float" office:value="1.43876206874847" calcext:value-type="float">
            <text:p>1.43876206874847</text:p>
          </table:table-cell>
          <table:table-cell office:value-type="float" office:value="1.44627296924591" calcext:value-type="float">
            <text:p>1.44627296924591</text:p>
          </table:table-cell>
          <table:table-cell office:value-type="float" office:value="1.44340789318085" calcext:value-type="float">
            <text:p>1.44340789318085</text:p>
          </table:table-cell>
          <table:table-cell office:value-type="float" office:value="1.43463468551636" calcext:value-type="float">
            <text:p>1.43463468551636</text:p>
          </table:table-cell>
          <table:table-cell office:value-type="float" office:value="1.51178061962128" calcext:value-type="float">
            <text:p>1.51178061962128</text:p>
          </table:table-cell>
          <table:table-cell office:value-type="float" office:value="1.43406283855438" calcext:value-type="float">
            <text:p>1.43406283855438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478" calcext:value-type="float">
            <text:p>1.4478</text:p>
          </table:table-cell>
          <table:table-cell office:value-type="float" office:value="1.4463" calcext:value-type="float">
            <text:p>1.4463</text:p>
          </table:table-cell>
          <table:table-cell office:value-type="float" office:value="1.6376" calcext:value-type="float">
            <text:p>1.6376</text:p>
          </table:table-cell>
          <table:table-cell office:value-type="float" office:value="1.0558" calcext:value-type="float">
            <text:p>1.0558</text:p>
          </table:table-cell>
          <table:table-cell office:value-type="float" office:value="1.49287641048431" calcext:value-type="float">
            <text:p>1.49287641048431</text:p>
          </table:table-cell>
          <table:table-cell office:value-type="float" office:value="1.05582892894745" calcext:value-type="float">
            <text:p>1.05582892894745</text:p>
          </table:table-cell>
          <table:table-cell office:value-type="float" office:value="1.32583582401276" calcext:value-type="float">
            <text:p>1.32583582401276</text:p>
          </table:table-cell>
          <table:table-cell office:value-type="float" office:value="1.36282455921173" calcext:value-type="float">
            <text:p>1.36282455921173</text:p>
          </table:table-cell>
          <table:table-cell office:value-type="float" office:value="1.4523937702179" calcext:value-type="float">
            <text:p>1.4523937702179</text:p>
          </table:table-cell>
          <table:table-cell office:value-type="float" office:value="1.53457081317902" calcext:value-type="float">
            <text:p>1.53457081317902</text:p>
          </table:table-cell>
          <table:table-cell office:value-type="float" office:value="1.54423594474792" calcext:value-type="float">
            <text:p>1.54423594474792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63760733604431" calcext:value-type="float">
            <text:p>1.63760733604431</text:p>
          </table:table-cell>
          <table:table-cell office:value-type="float" office:value="1.43876206874847" calcext:value-type="float">
            <text:p>1.43876206874847</text:p>
          </table:table-cell>
          <table:table-cell office:value-type="float" office:value="1.44627296924591" calcext:value-type="float">
            <text:p>1.44627296924591</text:p>
          </table:table-cell>
          <table:table-cell office:value-type="float" office:value="1.44340789318085" calcext:value-type="float">
            <text:p>1.44340789318085</text:p>
          </table:table-cell>
          <table:table-cell office:value-type="float" office:value="1.43463468551636" calcext:value-type="float">
            <text:p>1.43463468551636</text:p>
          </table:table-cell>
          <table:table-cell office:value-type="float" office:value="1.51178061962128" calcext:value-type="float">
            <text:p>1.51178061962128</text:p>
          </table:table-cell>
          <table:table-cell office:value-type="float" office:value="1.43406283855438" calcext:value-type="float">
            <text:p>1.43406283855438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25" calcext:value-type="float">
            <text:p>1.525</text:p>
          </table:table-cell>
          <table:table-cell office:value-type="float" office:value="1.501" calcext:value-type="float">
            <text:p>1.501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3165" calcext:value-type="float">
            <text:p>1.3165</text:p>
          </table:table-cell>
          <table:table-cell office:value-type="float" office:value="1.4379700422287" calcext:value-type="float">
            <text:p>1.437970042228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0103712081909" calcext:value-type="float">
            <text:p>1.50103712081909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51951062679291" calcext:value-type="float">
            <text:p>1.51951062679291</text:p>
          </table:table-cell>
          <table:table-cell office:value-type="float" office:value="1.49675941467285" calcext:value-type="float">
            <text:p>1.49675941467285</text:p>
          </table:table-cell>
          <table:table-cell office:value-type="float" office:value="1.68634378910065" calcext:value-type="float">
            <text:p>1.68634378910065</text:p>
          </table:table-cell>
          <table:table-cell office:value-type="float" office:value="1.3164529800415" calcext:value-type="float">
            <text:p>1.3164529800415</text:p>
          </table:table-cell>
          <table:table-cell office:value-type="float" office:value="1.55070614814758" calcext:value-type="float">
            <text:p>1.55070614814758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50795197486877" calcext:value-type="float">
            <text:p>1.50795197486877</text:p>
          </table:table-cell>
          <table:table-cell office:value-type="float" office:value="1.57598090171814" calcext:value-type="float">
            <text:p>1.57598090171814</text:p>
          </table:table-cell>
          <table:table-cell office:value-type="float" office:value="1.6399313211441" calcext:value-type="float">
            <text:p>1.6399313211441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25" calcext:value-type="float">
            <text:p>1.525</text:p>
          </table:table-cell>
          <table:table-cell office:value-type="float" office:value="1.501" calcext:value-type="float">
            <text:p>1.501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3165" calcext:value-type="float">
            <text:p>1.3165</text:p>
          </table:table-cell>
          <table:table-cell office:value-type="float" office:value="1.4379700422287" calcext:value-type="float">
            <text:p>1.437970042228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0103712081909" calcext:value-type="float">
            <text:p>1.50103712081909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51951062679291" calcext:value-type="float">
            <text:p>1.51951062679291</text:p>
          </table:table-cell>
          <table:table-cell office:value-type="float" office:value="1.49675941467285" calcext:value-type="float">
            <text:p>1.49675941467285</text:p>
          </table:table-cell>
          <table:table-cell office:value-type="float" office:value="1.68634378910065" calcext:value-type="float">
            <text:p>1.68634378910065</text:p>
          </table:table-cell>
          <table:table-cell office:value-type="float" office:value="1.3164529800415" calcext:value-type="float">
            <text:p>1.3164529800415</text:p>
          </table:table-cell>
          <table:table-cell office:value-type="float" office:value="1.55070614814758" calcext:value-type="float">
            <text:p>1.55070614814758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50795197486877" calcext:value-type="float">
            <text:p>1.50795197486877</text:p>
          </table:table-cell>
          <table:table-cell office:value-type="float" office:value="1.57598090171814" calcext:value-type="float">
            <text:p>1.57598090171814</text:p>
          </table:table-cell>
          <table:table-cell office:value-type="float" office:value="1.6399313211441" calcext:value-type="float">
            <text:p>1.6399313211441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25" calcext:value-type="float">
            <text:p>1.525</text:p>
          </table:table-cell>
          <table:table-cell office:value-type="float" office:value="1.501" calcext:value-type="float">
            <text:p>1.501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3165" calcext:value-type="float">
            <text:p>1.3165</text:p>
          </table:table-cell>
          <table:table-cell office:value-type="float" office:value="1.4379700422287" calcext:value-type="float">
            <text:p>1.437970042228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0103712081909" calcext:value-type="float">
            <text:p>1.50103712081909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51951062679291" calcext:value-type="float">
            <text:p>1.51951062679291</text:p>
          </table:table-cell>
          <table:table-cell office:value-type="float" office:value="1.49675941467285" calcext:value-type="float">
            <text:p>1.49675941467285</text:p>
          </table:table-cell>
          <table:table-cell office:value-type="float" office:value="1.68634378910065" calcext:value-type="float">
            <text:p>1.68634378910065</text:p>
          </table:table-cell>
          <table:table-cell office:value-type="float" office:value="1.3164529800415" calcext:value-type="float">
            <text:p>1.3164529800415</text:p>
          </table:table-cell>
          <table:table-cell office:value-type="float" office:value="1.55070614814758" calcext:value-type="float">
            <text:p>1.55070614814758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50795197486877" calcext:value-type="float">
            <text:p>1.50795197486877</text:p>
          </table:table-cell>
          <table:table-cell office:value-type="float" office:value="1.57598090171814" calcext:value-type="float">
            <text:p>1.57598090171814</text:p>
          </table:table-cell>
          <table:table-cell office:value-type="float" office:value="1.6399313211441" calcext:value-type="float">
            <text:p>1.6399313211441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488" calcext:value-type="float">
            <text:p>1.4488</text:p>
          </table:table-cell>
          <table:table-cell office:value-type="float" office:value="1.4711" calcext:value-type="float">
            <text:p>1.4711</text:p>
          </table:table-cell>
          <table:table-cell office:value-type="float" office:value="1.7198" calcext:value-type="float">
            <text:p>1.7198</text:p>
          </table:table-cell>
          <table:table-cell office:value-type="float" office:value="1.1291" calcext:value-type="float">
            <text:p>1.1291</text:p>
          </table:table-cell>
          <table:table-cell office:value-type="float" office:value="1.43524146080017" calcext:value-type="float">
            <text:p>1.4352414608001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891505241394" calcext:value-type="float">
            <text:p>1.4891505241394</text:p>
          </table:table-cell>
          <table:table-cell office:value-type="float" office:value="1.39724099636078" calcext:value-type="float">
            <text:p>1.39724099636078</text:p>
          </table:table-cell>
          <table:table-cell office:value-type="float" office:value="1.50294232368469" calcext:value-type="float">
            <text:p>1.50294232368469</text:p>
          </table:table-cell>
          <table:table-cell office:value-type="float" office:value="1.55533361434937" calcext:value-type="float">
            <text:p>1.55533361434937</text:p>
          </table:table-cell>
          <table:table-cell office:value-type="float" office:value="1.25138175487518" calcext:value-type="float">
            <text:p>1.25138175487518</text:p>
          </table:table-cell>
          <table:table-cell office:value-type="float" office:value="1.12907445430756" calcext:value-type="float">
            <text:p>1.12907445430756</text:p>
          </table:table-cell>
          <table:table-cell office:value-type="float" office:value="1.47042202949524" calcext:value-type="float">
            <text:p>1.47042202949524</text:p>
          </table:table-cell>
          <table:table-cell office:value-type="float" office:value="1.48934471607208" calcext:value-type="float">
            <text:p>1.48934471607208</text:p>
          </table:table-cell>
          <table:table-cell office:value-type="float" office:value="1.50081658363342" calcext:value-type="float">
            <text:p>1.50081658363342</text:p>
          </table:table-cell>
          <table:table-cell office:value-type="float" office:value="1.71976923942566" calcext:value-type="float">
            <text:p>1.71976923942566</text:p>
          </table:table-cell>
          <table:table-cell office:value-type="float" office:value="1.35497665405273" calcext:value-type="float">
            <text:p>1.35497665405273</text:p>
          </table:table-cell>
          <table:table-cell office:value-type="float" office:value="1.47111117839813" calcext:value-type="float">
            <text:p>1.47111117839813</text:p>
          </table:table-cell>
          <table:table-cell office:value-type="float" office:value="1.51530086994171" calcext:value-type="float">
            <text:p>1.51530086994171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488" calcext:value-type="float">
            <text:p>1.4488</text:p>
          </table:table-cell>
          <table:table-cell office:value-type="float" office:value="1.4711" calcext:value-type="float">
            <text:p>1.4711</text:p>
          </table:table-cell>
          <table:table-cell office:value-type="float" office:value="1.7198" calcext:value-type="float">
            <text:p>1.7198</text:p>
          </table:table-cell>
          <table:table-cell office:value-type="float" office:value="1.1291" calcext:value-type="float">
            <text:p>1.1291</text:p>
          </table:table-cell>
          <table:table-cell office:value-type="float" office:value="1.43524146080017" calcext:value-type="float">
            <text:p>1.4352414608001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891505241394" calcext:value-type="float">
            <text:p>1.4891505241394</text:p>
          </table:table-cell>
          <table:table-cell office:value-type="float" office:value="1.39724099636078" calcext:value-type="float">
            <text:p>1.39724099636078</text:p>
          </table:table-cell>
          <table:table-cell office:value-type="float" office:value="1.50294232368469" calcext:value-type="float">
            <text:p>1.50294232368469</text:p>
          </table:table-cell>
          <table:table-cell office:value-type="float" office:value="1.55533361434937" calcext:value-type="float">
            <text:p>1.55533361434937</text:p>
          </table:table-cell>
          <table:table-cell office:value-type="float" office:value="1.25138175487518" calcext:value-type="float">
            <text:p>1.25138175487518</text:p>
          </table:table-cell>
          <table:table-cell office:value-type="float" office:value="1.12907445430756" calcext:value-type="float">
            <text:p>1.12907445430756</text:p>
          </table:table-cell>
          <table:table-cell office:value-type="float" office:value="1.47042202949524" calcext:value-type="float">
            <text:p>1.47042202949524</text:p>
          </table:table-cell>
          <table:table-cell office:value-type="float" office:value="1.48934471607208" calcext:value-type="float">
            <text:p>1.48934471607208</text:p>
          </table:table-cell>
          <table:table-cell office:value-type="float" office:value="1.50081658363342" calcext:value-type="float">
            <text:p>1.50081658363342</text:p>
          </table:table-cell>
          <table:table-cell office:value-type="float" office:value="1.71976923942566" calcext:value-type="float">
            <text:p>1.71976923942566</text:p>
          </table:table-cell>
          <table:table-cell office:value-type="float" office:value="1.35497665405273" calcext:value-type="float">
            <text:p>1.35497665405273</text:p>
          </table:table-cell>
          <table:table-cell office:value-type="float" office:value="1.47111117839813" calcext:value-type="float">
            <text:p>1.47111117839813</text:p>
          </table:table-cell>
          <table:table-cell office:value-type="float" office:value="1.51530086994171" calcext:value-type="float">
            <text:p>1.51530086994171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974" calcext:value-type="float">
            <text:p>1.3974</text:p>
          </table:table-cell>
          <table:table-cell office:value-type="float" office:value="1.4414" calcext:value-type="float">
            <text:p>1.4414</text:p>
          </table:table-cell>
          <table:table-cell office:value-type="float" office:value="1.5553" calcext:value-type="float">
            <text:p>1.5553</text:p>
          </table:table-cell>
          <table:table-cell office:value-type="float" office:value="1.0927" calcext:value-type="float">
            <text:p>1.0927</text:p>
          </table:table-cell>
          <table:table-cell office:value-type="float" office:value="1.43524146080017" calcext:value-type="float">
            <text:p>1.4352414608001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891505241394" calcext:value-type="float">
            <text:p>1.4891505241394</text:p>
          </table:table-cell>
          <table:table-cell office:value-type="float" office:value="1.39724099636078" calcext:value-type="float">
            <text:p>1.39724099636078</text:p>
          </table:table-cell>
          <table:table-cell office:value-type="float" office:value="1.48872876167297" calcext:value-type="float">
            <text:p>1.48872876167297</text:p>
          </table:table-cell>
          <table:table-cell office:value-type="float" office:value="1.55533361434937" calcext:value-type="float">
            <text:p>1.55533361434937</text:p>
          </table:table-cell>
          <table:table-cell office:value-type="float" office:value="1.25138175487518" calcext:value-type="float">
            <text:p>1.25138175487518</text:p>
          </table:table-cell>
          <table:table-cell office:value-type="float" office:value="1.12907445430756" calcext:value-type="float">
            <text:p>1.12907445430756</text:p>
          </table:table-cell>
          <table:table-cell office:value-type="float" office:value="1.44136452674866" calcext:value-type="float">
            <text:p>1.44136452674866</text:p>
          </table:table-cell>
          <table:table-cell office:value-type="float" office:value="1.48934471607208" calcext:value-type="float">
            <text:p>1.48934471607208</text:p>
          </table:table-cell>
          <table:table-cell office:value-type="float" office:value="1.50081658363342" calcext:value-type="float">
            <text:p>1.50081658363342</text:p>
          </table:table-cell>
          <table:table-cell office:value-type="float" office:value="1.5461254119873" calcext:value-type="float">
            <text:p>1.5461254119873</text:p>
          </table:table-cell>
          <table:table-cell office:value-type="float" office:value="1.35497665405273" calcext:value-type="float">
            <text:p>1.35497665405273</text:p>
          </table:table-cell>
          <table:table-cell office:value-type="float" office:value="1.09268963336945" calcext:value-type="float">
            <text:p>1.09268963336945</text:p>
          </table:table-cell>
          <table:table-cell office:value-type="float" office:value="1.3399749994278" calcext:value-type="float">
            <text:p>1.3399749994278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974" calcext:value-type="float">
            <text:p>1.3974</text:p>
          </table:table-cell>
          <table:table-cell office:value-type="float" office:value="1.4414" calcext:value-type="float">
            <text:p>1.4414</text:p>
          </table:table-cell>
          <table:table-cell office:value-type="float" office:value="1.5553" calcext:value-type="float">
            <text:p>1.5553</text:p>
          </table:table-cell>
          <table:table-cell office:value-type="float" office:value="1.0927" calcext:value-type="float">
            <text:p>1.0927</text:p>
          </table:table-cell>
          <table:table-cell office:value-type="float" office:value="1.43524146080017" calcext:value-type="float">
            <text:p>1.4352414608001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891505241394" calcext:value-type="float">
            <text:p>1.4891505241394</text:p>
          </table:table-cell>
          <table:table-cell office:value-type="float" office:value="1.39724099636078" calcext:value-type="float">
            <text:p>1.39724099636078</text:p>
          </table:table-cell>
          <table:table-cell office:value-type="float" office:value="1.48872876167297" calcext:value-type="float">
            <text:p>1.48872876167297</text:p>
          </table:table-cell>
          <table:table-cell office:value-type="float" office:value="1.55533361434937" calcext:value-type="float">
            <text:p>1.55533361434937</text:p>
          </table:table-cell>
          <table:table-cell office:value-type="float" office:value="1.25138175487518" calcext:value-type="float">
            <text:p>1.25138175487518</text:p>
          </table:table-cell>
          <table:table-cell office:value-type="float" office:value="1.12907445430756" calcext:value-type="float">
            <text:p>1.12907445430756</text:p>
          </table:table-cell>
          <table:table-cell office:value-type="float" office:value="1.44136452674866" calcext:value-type="float">
            <text:p>1.44136452674866</text:p>
          </table:table-cell>
          <table:table-cell office:value-type="float" office:value="1.48934471607208" calcext:value-type="float">
            <text:p>1.48934471607208</text:p>
          </table:table-cell>
          <table:table-cell office:value-type="float" office:value="1.50081658363342" calcext:value-type="float">
            <text:p>1.50081658363342</text:p>
          </table:table-cell>
          <table:table-cell office:value-type="float" office:value="1.5461254119873" calcext:value-type="float">
            <text:p>1.5461254119873</text:p>
          </table:table-cell>
          <table:table-cell office:value-type="float" office:value="1.35497665405273" calcext:value-type="float">
            <text:p>1.35497665405273</text:p>
          </table:table-cell>
          <table:table-cell office:value-type="float" office:value="1.09268963336945" calcext:value-type="float">
            <text:p>1.09268963336945</text:p>
          </table:table-cell>
          <table:table-cell office:value-type="float" office:value="1.3399749994278" calcext:value-type="float">
            <text:p>1.3399749994278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56" calcext:value-type="float">
            <text:p>1.456</text:p>
          </table:table-cell>
          <table:table-cell office:value-type="float" office:value="1.4703" calcext:value-type="float">
            <text:p>1.4703</text:p>
          </table:table-cell>
          <table:table-cell office:value-type="float" office:value="1.7198" calcext:value-type="float">
            <text:p>1.7198</text:p>
          </table:table-cell>
          <table:table-cell office:value-type="float" office:value="1.1958" calcext:value-type="float">
            <text:p>1.1958</text:p>
          </table:table-cell>
          <table:table-cell office:value-type="float" office:value="1.48934471607208" calcext:value-type="float">
            <text:p>1.48934471607208</text:p>
          </table:table-cell>
          <table:table-cell office:value-type="float" office:value="1.47030115127563" calcext:value-type="float">
            <text:p>1.47030115127563</text:p>
          </table:table-cell>
          <table:table-cell office:value-type="float" office:value="1.50081658363342" calcext:value-type="float">
            <text:p>1.50081658363342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71976923942566" calcext:value-type="float">
            <text:p>1.71976923942566</text:p>
          </table:table-cell>
          <table:table-cell office:value-type="float" office:value="1.19583988189697" calcext:value-type="float">
            <text:p>1.19583988189697</text:p>
          </table:table-cell>
          <table:table-cell office:value-type="float" office:value="1.35497665405273" calcext:value-type="float">
            <text:p>1.35497665405273</text:p>
          </table:table-cell>
          <table:table-cell office:value-type="float" office:value="1.46446561813355" calcext:value-type="float">
            <text:p>1.46446561813355</text:p>
          </table:table-cell>
          <table:table-cell office:value-type="float" office:value="1.47111117839813" calcext:value-type="float">
            <text:p>1.47111117839813</text:p>
          </table:table-cell>
          <table:table-cell office:value-type="float" office:value="1.40930593013763" calcext:value-type="float">
            <text:p>1.40930593013763</text:p>
          </table:table-cell>
          <table:table-cell office:value-type="float" office:value="1.31430494785309" calcext:value-type="float">
            <text:p>1.31430494785309</text:p>
          </table:table-cell>
          <table:table-cell office:value-type="float" office:value="1.51800835132599" calcext:value-type="float">
            <text:p>1.51800835132599</text:p>
          </table:table-cell>
          <table:table-cell office:value-type="float" office:value="1.44859731197357" calcext:value-type="float">
            <text:p>1.44859731197357</text:p>
          </table:table-cell>
          <table:table-cell office:value-type="float" office:value="1.51530086994171" calcext:value-type="float">
            <text:p>1.51530086994171</text:p>
          </table:table-cell>
          <table:table-cell office:value-type="float" office:value="1.36466634273529" calcext:value-type="float">
            <text:p>1.36466634273529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488" calcext:value-type="float">
            <text:p>1.4488</text:p>
          </table:table-cell>
          <table:table-cell office:value-type="float" office:value="1.4711" calcext:value-type="float">
            <text:p>1.4711</text:p>
          </table:table-cell>
          <table:table-cell office:value-type="float" office:value="1.7198" calcext:value-type="float">
            <text:p>1.7198</text:p>
          </table:table-cell>
          <table:table-cell office:value-type="float" office:value="1.1291" calcext:value-type="float">
            <text:p>1.1291</text:p>
          </table:table-cell>
          <table:table-cell office:value-type="float" office:value="1.43524146080017" calcext:value-type="float">
            <text:p>1.4352414608001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891505241394" calcext:value-type="float">
            <text:p>1.4891505241394</text:p>
          </table:table-cell>
          <table:table-cell office:value-type="float" office:value="1.39724099636078" calcext:value-type="float">
            <text:p>1.39724099636078</text:p>
          </table:table-cell>
          <table:table-cell office:value-type="float" office:value="1.50294232368469" calcext:value-type="float">
            <text:p>1.50294232368469</text:p>
          </table:table-cell>
          <table:table-cell office:value-type="float" office:value="1.55533361434937" calcext:value-type="float">
            <text:p>1.55533361434937</text:p>
          </table:table-cell>
          <table:table-cell office:value-type="float" office:value="1.25138175487518" calcext:value-type="float">
            <text:p>1.25138175487518</text:p>
          </table:table-cell>
          <table:table-cell office:value-type="float" office:value="1.12907445430756" calcext:value-type="float">
            <text:p>1.12907445430756</text:p>
          </table:table-cell>
          <table:table-cell office:value-type="float" office:value="1.47042202949524" calcext:value-type="float">
            <text:p>1.47042202949524</text:p>
          </table:table-cell>
          <table:table-cell office:value-type="float" office:value="1.48934471607208" calcext:value-type="float">
            <text:p>1.48934471607208</text:p>
          </table:table-cell>
          <table:table-cell office:value-type="float" office:value="1.50081658363342" calcext:value-type="float">
            <text:p>1.50081658363342</text:p>
          </table:table-cell>
          <table:table-cell office:value-type="float" office:value="1.71976923942566" calcext:value-type="float">
            <text:p>1.71976923942566</text:p>
          </table:table-cell>
          <table:table-cell office:value-type="float" office:value="1.35497665405273" calcext:value-type="float">
            <text:p>1.35497665405273</text:p>
          </table:table-cell>
          <table:table-cell office:value-type="float" office:value="1.47111117839813" calcext:value-type="float">
            <text:p>1.47111117839813</text:p>
          </table:table-cell>
          <table:table-cell office:value-type="float" office:value="1.51530086994171" calcext:value-type="float">
            <text:p>1.51530086994171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434" calcext:value-type="float">
            <text:p>1.5434</text:p>
          </table:table-cell>
          <table:table-cell office:value-type="float" office:value="1.5225" calcext:value-type="float">
            <text:p>1.5225</text:p>
          </table:table-cell>
          <table:table-cell office:value-type="float" office:value="1.7646" calcext:value-type="float">
            <text:p>1.7646</text:p>
          </table:table-cell>
          <table:table-cell office:value-type="float" office:value="1.4268" calcext:value-type="float">
            <text:p>1.4268</text:p>
          </table:table-cell>
          <table:table-cell office:value-type="float" office:value="1.47948265075684" calcext:value-type="float">
            <text:p>1.47948265075684</text:p>
          </table:table-cell>
          <table:table-cell office:value-type="float" office:value="1.42678880691528" calcext:value-type="float">
            <text:p>1.42678880691528</text:p>
          </table:table-cell>
          <table:table-cell office:value-type="float" office:value="1.51671576499939" calcext:value-type="float">
            <text:p>1.51671576499939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50012111663818" calcext:value-type="float">
            <text:p>1.50012111663818</text:p>
          </table:table-cell>
          <table:table-cell office:value-type="float" office:value="1.4281712770462" calcext:value-type="float">
            <text:p>1.4281712770462</text:p>
          </table:table-cell>
          <table:table-cell office:value-type="float" office:value="1.54659354686737" calcext:value-type="float">
            <text:p>1.54659354686737</text:p>
          </table:table-cell>
          <table:table-cell office:value-type="float" office:value="1.43966281414032" calcext:value-type="float">
            <text:p>1.43966281414032</text:p>
          </table:table-cell>
          <table:table-cell office:value-type="float" office:value="1.5225465297699" calcext:value-type="float">
            <text:p>1.5225465297699</text:p>
          </table:table-cell>
          <table:table-cell office:value-type="float" office:value="1.57555770874023" calcext:value-type="float">
            <text:p>1.57555770874023</text:p>
          </table:table-cell>
          <table:table-cell office:value-type="float" office:value="1.4519339799881" calcext:value-type="float">
            <text:p>1.4519339799881</text:p>
          </table:table-cell>
          <table:table-cell office:value-type="float" office:value="1.55650043487549" calcext:value-type="float">
            <text:p>1.55650043487549</text:p>
          </table:table-cell>
          <table:table-cell office:value-type="float" office:value="1.62988269329071" calcext:value-type="float">
            <text:p>1.62988269329071</text:p>
          </table:table-cell>
          <table:table-cell office:value-type="float" office:value="1.76458239555359" calcext:value-type="float">
            <text:p>1.76458239555359</text:p>
          </table:table-cell>
          <table:table-cell office:value-type="float" office:value="1.64082181453705" calcext:value-type="float">
            <text:p>1.64082181453705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434" calcext:value-type="float">
            <text:p>1.5434</text:p>
          </table:table-cell>
          <table:table-cell office:value-type="float" office:value="1.5225" calcext:value-type="float">
            <text:p>1.5225</text:p>
          </table:table-cell>
          <table:table-cell office:value-type="float" office:value="1.7646" calcext:value-type="float">
            <text:p>1.7646</text:p>
          </table:table-cell>
          <table:table-cell office:value-type="float" office:value="1.4268" calcext:value-type="float">
            <text:p>1.4268</text:p>
          </table:table-cell>
          <table:table-cell office:value-type="float" office:value="1.47948265075684" calcext:value-type="float">
            <text:p>1.47948265075684</text:p>
          </table:table-cell>
          <table:table-cell office:value-type="float" office:value="1.42678880691528" calcext:value-type="float">
            <text:p>1.42678880691528</text:p>
          </table:table-cell>
          <table:table-cell office:value-type="float" office:value="1.51671576499939" calcext:value-type="float">
            <text:p>1.51671576499939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50012111663818" calcext:value-type="float">
            <text:p>1.50012111663818</text:p>
          </table:table-cell>
          <table:table-cell office:value-type="float" office:value="1.4281712770462" calcext:value-type="float">
            <text:p>1.4281712770462</text:p>
          </table:table-cell>
          <table:table-cell office:value-type="float" office:value="1.54659354686737" calcext:value-type="float">
            <text:p>1.54659354686737</text:p>
          </table:table-cell>
          <table:table-cell office:value-type="float" office:value="1.43966281414032" calcext:value-type="float">
            <text:p>1.43966281414032</text:p>
          </table:table-cell>
          <table:table-cell office:value-type="float" office:value="1.5225465297699" calcext:value-type="float">
            <text:p>1.5225465297699</text:p>
          </table:table-cell>
          <table:table-cell office:value-type="float" office:value="1.57555770874023" calcext:value-type="float">
            <text:p>1.57555770874023</text:p>
          </table:table-cell>
          <table:table-cell office:value-type="float" office:value="1.4519339799881" calcext:value-type="float">
            <text:p>1.4519339799881</text:p>
          </table:table-cell>
          <table:table-cell office:value-type="float" office:value="1.55650043487549" calcext:value-type="float">
            <text:p>1.55650043487549</text:p>
          </table:table-cell>
          <table:table-cell office:value-type="float" office:value="1.62988269329071" calcext:value-type="float">
            <text:p>1.62988269329071</text:p>
          </table:table-cell>
          <table:table-cell office:value-type="float" office:value="1.76458239555359" calcext:value-type="float">
            <text:p>1.76458239555359</text:p>
          </table:table-cell>
          <table:table-cell office:value-type="float" office:value="1.64082181453705" calcext:value-type="float">
            <text:p>1.64082181453705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434" calcext:value-type="float">
            <text:p>1.5434</text:p>
          </table:table-cell>
          <table:table-cell office:value-type="float" office:value="1.5225" calcext:value-type="float">
            <text:p>1.5225</text:p>
          </table:table-cell>
          <table:table-cell office:value-type="float" office:value="1.7646" calcext:value-type="float">
            <text:p>1.7646</text:p>
          </table:table-cell>
          <table:table-cell office:value-type="float" office:value="1.4268" calcext:value-type="float">
            <text:p>1.4268</text:p>
          </table:table-cell>
          <table:table-cell office:value-type="float" office:value="1.47948265075684" calcext:value-type="float">
            <text:p>1.47948265075684</text:p>
          </table:table-cell>
          <table:table-cell office:value-type="float" office:value="1.42678880691528" calcext:value-type="float">
            <text:p>1.42678880691528</text:p>
          </table:table-cell>
          <table:table-cell office:value-type="float" office:value="1.51671576499939" calcext:value-type="float">
            <text:p>1.51671576499939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50012111663818" calcext:value-type="float">
            <text:p>1.50012111663818</text:p>
          </table:table-cell>
          <table:table-cell office:value-type="float" office:value="1.4281712770462" calcext:value-type="float">
            <text:p>1.4281712770462</text:p>
          </table:table-cell>
          <table:table-cell office:value-type="float" office:value="1.54659354686737" calcext:value-type="float">
            <text:p>1.54659354686737</text:p>
          </table:table-cell>
          <table:table-cell office:value-type="float" office:value="1.43966281414032" calcext:value-type="float">
            <text:p>1.43966281414032</text:p>
          </table:table-cell>
          <table:table-cell office:value-type="float" office:value="1.5225465297699" calcext:value-type="float">
            <text:p>1.5225465297699</text:p>
          </table:table-cell>
          <table:table-cell office:value-type="float" office:value="1.57555770874023" calcext:value-type="float">
            <text:p>1.57555770874023</text:p>
          </table:table-cell>
          <table:table-cell office:value-type="float" office:value="1.4519339799881" calcext:value-type="float">
            <text:p>1.4519339799881</text:p>
          </table:table-cell>
          <table:table-cell office:value-type="float" office:value="1.55650043487549" calcext:value-type="float">
            <text:p>1.55650043487549</text:p>
          </table:table-cell>
          <table:table-cell office:value-type="float" office:value="1.62988269329071" calcext:value-type="float">
            <text:p>1.62988269329071</text:p>
          </table:table-cell>
          <table:table-cell office:value-type="float" office:value="1.76458239555359" calcext:value-type="float">
            <text:p>1.76458239555359</text:p>
          </table:table-cell>
          <table:table-cell office:value-type="float" office:value="1.64082181453705" calcext:value-type="float">
            <text:p>1.64082181453705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434" calcext:value-type="float">
            <text:p>1.5434</text:p>
          </table:table-cell>
          <table:table-cell office:value-type="float" office:value="1.5225" calcext:value-type="float">
            <text:p>1.5225</text:p>
          </table:table-cell>
          <table:table-cell office:value-type="float" office:value="1.7646" calcext:value-type="float">
            <text:p>1.7646</text:p>
          </table:table-cell>
          <table:table-cell office:value-type="float" office:value="1.4268" calcext:value-type="float">
            <text:p>1.4268</text:p>
          </table:table-cell>
          <table:table-cell office:value-type="float" office:value="1.47948265075684" calcext:value-type="float">
            <text:p>1.47948265075684</text:p>
          </table:table-cell>
          <table:table-cell office:value-type="float" office:value="1.42678880691528" calcext:value-type="float">
            <text:p>1.42678880691528</text:p>
          </table:table-cell>
          <table:table-cell office:value-type="float" office:value="1.51671576499939" calcext:value-type="float">
            <text:p>1.51671576499939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50012111663818" calcext:value-type="float">
            <text:p>1.50012111663818</text:p>
          </table:table-cell>
          <table:table-cell office:value-type="float" office:value="1.4281712770462" calcext:value-type="float">
            <text:p>1.4281712770462</text:p>
          </table:table-cell>
          <table:table-cell office:value-type="float" office:value="1.54659354686737" calcext:value-type="float">
            <text:p>1.54659354686737</text:p>
          </table:table-cell>
          <table:table-cell office:value-type="float" office:value="1.43966281414032" calcext:value-type="float">
            <text:p>1.43966281414032</text:p>
          </table:table-cell>
          <table:table-cell office:value-type="float" office:value="1.5225465297699" calcext:value-type="float">
            <text:p>1.5225465297699</text:p>
          </table:table-cell>
          <table:table-cell office:value-type="float" office:value="1.57555770874023" calcext:value-type="float">
            <text:p>1.57555770874023</text:p>
          </table:table-cell>
          <table:table-cell office:value-type="float" office:value="1.4519339799881" calcext:value-type="float">
            <text:p>1.4519339799881</text:p>
          </table:table-cell>
          <table:table-cell office:value-type="float" office:value="1.55650043487549" calcext:value-type="float">
            <text:p>1.55650043487549</text:p>
          </table:table-cell>
          <table:table-cell office:value-type="float" office:value="1.62988269329071" calcext:value-type="float">
            <text:p>1.62988269329071</text:p>
          </table:table-cell>
          <table:table-cell office:value-type="float" office:value="1.76458239555359" calcext:value-type="float">
            <text:p>1.76458239555359</text:p>
          </table:table-cell>
          <table:table-cell office:value-type="float" office:value="1.64082181453705" calcext:value-type="float">
            <text:p>1.64082181453705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434" calcext:value-type="float">
            <text:p>1.5434</text:p>
          </table:table-cell>
          <table:table-cell office:value-type="float" office:value="1.5225" calcext:value-type="float">
            <text:p>1.5225</text:p>
          </table:table-cell>
          <table:table-cell office:value-type="float" office:value="1.7646" calcext:value-type="float">
            <text:p>1.7646</text:p>
          </table:table-cell>
          <table:table-cell office:value-type="float" office:value="1.4268" calcext:value-type="float">
            <text:p>1.4268</text:p>
          </table:table-cell>
          <table:table-cell office:value-type="float" office:value="1.47948265075684" calcext:value-type="float">
            <text:p>1.47948265075684</text:p>
          </table:table-cell>
          <table:table-cell office:value-type="float" office:value="1.42678880691528" calcext:value-type="float">
            <text:p>1.42678880691528</text:p>
          </table:table-cell>
          <table:table-cell office:value-type="float" office:value="1.51671576499939" calcext:value-type="float">
            <text:p>1.51671576499939</text:p>
          </table:table-cell>
          <table:table-cell office:value-type="float" office:value="1.67208170890808" calcext:value-type="float">
            <text:p>1.67208170890808</text:p>
          </table:table-cell>
          <table:table-cell office:value-type="float" office:value="1.50012111663818" calcext:value-type="float">
            <text:p>1.50012111663818</text:p>
          </table:table-cell>
          <table:table-cell office:value-type="float" office:value="1.4281712770462" calcext:value-type="float">
            <text:p>1.4281712770462</text:p>
          </table:table-cell>
          <table:table-cell office:value-type="float" office:value="1.54659354686737" calcext:value-type="float">
            <text:p>1.54659354686737</text:p>
          </table:table-cell>
          <table:table-cell office:value-type="float" office:value="1.43966281414032" calcext:value-type="float">
            <text:p>1.43966281414032</text:p>
          </table:table-cell>
          <table:table-cell office:value-type="float" office:value="1.5225465297699" calcext:value-type="float">
            <text:p>1.5225465297699</text:p>
          </table:table-cell>
          <table:table-cell office:value-type="float" office:value="1.57555770874023" calcext:value-type="float">
            <text:p>1.57555770874023</text:p>
          </table:table-cell>
          <table:table-cell office:value-type="float" office:value="1.4519339799881" calcext:value-type="float">
            <text:p>1.4519339799881</text:p>
          </table:table-cell>
          <table:table-cell office:value-type="float" office:value="1.55650043487549" calcext:value-type="float">
            <text:p>1.55650043487549</text:p>
          </table:table-cell>
          <table:table-cell office:value-type="float" office:value="1.62988269329071" calcext:value-type="float">
            <text:p>1.62988269329071</text:p>
          </table:table-cell>
          <table:table-cell office:value-type="float" office:value="1.76458239555359" calcext:value-type="float">
            <text:p>1.76458239555359</text:p>
          </table:table-cell>
          <table:table-cell office:value-type="float" office:value="1.64082181453705" calcext:value-type="float">
            <text:p>1.64082181453705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185" calcext:value-type="float">
            <text:p>1.5185</text:p>
          </table:table-cell>
          <table:table-cell office:value-type="float" office:value="1.5258" calcext:value-type="float">
            <text:p>1.5258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1585" calcext:value-type="float">
            <text:p>1.1585</text:p>
          </table:table-cell>
          <table:table-cell office:value-type="float" office:value="1.45794892311096" calcext:value-type="float">
            <text:p>1.45794892311096</text:p>
          </table:table-cell>
          <table:table-cell office:value-type="float" office:value="1.58758735656738" calcext:value-type="float">
            <text:p>1.58758735656738</text:p>
          </table:table-cell>
          <table:table-cell office:value-type="float" office:value="1.63290727138519" calcext:value-type="float">
            <text:p>1.63290727138519</text:p>
          </table:table-cell>
          <table:table-cell office:value-type="float" office:value="1.54407918453217" calcext:value-type="float">
            <text:p>1.54407918453217</text:p>
          </table:table-cell>
          <table:table-cell office:value-type="float" office:value="1.48862600326538" calcext:value-type="float">
            <text:p>1.48862600326538</text:p>
          </table:table-cell>
          <table:table-cell office:value-type="float" office:value="1.60659754276276" calcext:value-type="float">
            <text:p>1.60659754276276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51506948471069" calcext:value-type="float">
            <text:p>1.51506948471069</text:p>
          </table:table-cell>
          <table:table-cell office:value-type="float" office:value="1.58375179767609" calcext:value-type="float">
            <text:p>1.58375179767609</text:p>
          </table:table-cell>
          <table:table-cell office:value-type="float" office:value="1.51302194595337" calcext:value-type="float">
            <text:p>1.51302194595337</text:p>
          </table:table-cell>
          <table:table-cell office:value-type="float" office:value="1.1584666967392" calcext:value-type="float">
            <text:p>1.1584666967392</text:p>
          </table:table-cell>
          <table:table-cell office:value-type="float" office:value="1.35005247592926" calcext:value-type="float">
            <text:p>1.35005247592926</text:p>
          </table:table-cell>
          <table:table-cell office:value-type="float" office:value="1.62185573577881" calcext:value-type="float">
            <text:p>1.62185573577881</text:p>
          </table:table-cell>
          <table:table-cell office:value-type="float" office:value="1.52584850788116" calcext:value-type="float">
            <text:p>1.52584850788116</text:p>
          </table:table-cell>
          <table:table-cell office:value-type="float" office:value="1.40613031387329" calcext:value-type="float">
            <text:p>1.40613031387329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373" calcext:value-type="float">
            <text:p>1.5373</text:p>
          </table:table-cell>
          <table:table-cell office:value-type="float" office:value="1.5601" calcext:value-type="float">
            <text:p>1.5601</text:p>
          </table:table-cell>
          <table:table-cell office:value-type="float" office:value="1.6508" calcext:value-type="float">
            <text:p>1.6508</text:p>
          </table:table-cell>
          <table:table-cell office:value-type="float" office:value="1.3667" calcext:value-type="float">
            <text:p>1.3667</text:p>
          </table:table-cell>
          <table:table-cell office:value-type="float" office:value="1.56012618541718" calcext:value-type="float">
            <text:p>1.56012618541718</text:p>
          </table:table-cell>
          <table:table-cell office:value-type="float" office:value="1.42606556415558" calcext:value-type="float">
            <text:p>1.42606556415558</text:p>
          </table:table-cell>
          <table:table-cell office:value-type="float" office:value="1.55758762359619" calcext:value-type="float">
            <text:p>1.55758762359619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60990834236145" calcext:value-type="float">
            <text:p>1.60990834236145</text:p>
          </table:table-cell>
          <table:table-cell office:value-type="float" office:value="1.56015765666962" calcext:value-type="float">
            <text:p>1.56015765666962</text:p>
          </table:table-cell>
          <table:table-cell office:value-type="float" office:value="1.43146669864655" calcext:value-type="float">
            <text:p>1.43146669864655</text:p>
          </table:table-cell>
          <table:table-cell office:value-type="float" office:value="1.44117975234985" calcext:value-type="float">
            <text:p>1.44117975234985</text:p>
          </table:table-cell>
          <table:table-cell office:value-type="float" office:value="1.64379692077637" calcext:value-type="float">
            <text:p>1.64379692077637</text:p>
          </table:table-cell>
          <table:table-cell office:value-type="float" office:value="1.52453529834747" calcext:value-type="float">
            <text:p>1.52453529834747</text:p>
          </table:table-cell>
          <table:table-cell office:value-type="float" office:value="1.56190299987793" calcext:value-type="float">
            <text:p>1.56190299987793</text:p>
          </table:table-cell>
          <table:table-cell office:value-type="float" office:value="1.50190401077271" calcext:value-type="float">
            <text:p>1.50190401077271</text:p>
          </table:table-cell>
          <table:table-cell office:value-type="float" office:value="1.65082192420959" calcext:value-type="float">
            <text:p>1.65082192420959</text:p>
          </table:table-cell>
          <table:table-cell office:value-type="float" office:value="1.36665821075439" calcext:value-type="float">
            <text:p>1.36665821075439</text:p>
          </table:table-cell>
          <table:table-cell office:value-type="float" office:value="1.62988269329071" calcext:value-type="float">
            <text:p>1.62988269329071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177" calcext:value-type="float">
            <text:p>1.4177</text:p>
          </table:table-cell>
          <table:table-cell office:value-type="float" office:value="1.4828" calcext:value-type="float">
            <text:p>1.4828</text:p>
          </table:table-cell>
          <table:table-cell office:value-type="float" office:value="1.6093" calcext:value-type="float">
            <text:p>1.6093</text:p>
          </table:table-cell>
          <table:table-cell office:value-type="float" office:value="0.9893" calcext:value-type="float">
            <text:p>0.9893</text:p>
          </table:table-cell>
          <table:table-cell office:value-type="float" office:value="1.27582585811615" calcext:value-type="float">
            <text:p>1.27582585811615</text:p>
          </table:table-cell>
          <table:table-cell office:value-type="float" office:value="1.56041324138641" calcext:value-type="float">
            <text:p>1.56041324138641</text:p>
          </table:table-cell>
          <table:table-cell office:value-type="float" office:value="1.60930275917053" calcext:value-type="float">
            <text:p>1.60930275917053</text:p>
          </table:table-cell>
          <table:table-cell office:value-type="float" office:value="0.989309728145599" calcext:value-type="float">
            <text:p>0.989309728145599</text:p>
          </table:table-cell>
          <table:table-cell office:value-type="float" office:value="1.4868026971817" calcext:value-type="float">
            <text:p>1.4868026971817</text:p>
          </table:table-cell>
          <table:table-cell office:value-type="float" office:value="1.48197889328003" calcext:value-type="float">
            <text:p>1.48197889328003</text:p>
          </table:table-cell>
          <table:table-cell office:value-type="float" office:value="1.29111981391907" calcext:value-type="float">
            <text:p>1.29111981391907</text:p>
          </table:table-cell>
          <table:table-cell office:value-type="float" office:value="1.4752242565155" calcext:value-type="float">
            <text:p>1.4752242565155</text:p>
          </table:table-cell>
          <table:table-cell office:value-type="float" office:value="1.48360478878021" calcext:value-type="float">
            <text:p>1.48360478878021</text:p>
          </table:table-cell>
          <table:table-cell office:value-type="float" office:value="1.52386832237244" calcext:value-type="float">
            <text:p>1.52386832237244</text:p>
          </table:table-cell>
          <table:table-cell table:number-columns-repeated="16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177" calcext:value-type="float">
            <text:p>1.4177</text:p>
          </table:table-cell>
          <table:table-cell office:value-type="float" office:value="1.4828" calcext:value-type="float">
            <text:p>1.4828</text:p>
          </table:table-cell>
          <table:table-cell office:value-type="float" office:value="1.6093" calcext:value-type="float">
            <text:p>1.6093</text:p>
          </table:table-cell>
          <table:table-cell office:value-type="float" office:value="0.9893" calcext:value-type="float">
            <text:p>0.9893</text:p>
          </table:table-cell>
          <table:table-cell office:value-type="float" office:value="1.27582585811615" calcext:value-type="float">
            <text:p>1.27582585811615</text:p>
          </table:table-cell>
          <table:table-cell office:value-type="float" office:value="1.56041324138641" calcext:value-type="float">
            <text:p>1.56041324138641</text:p>
          </table:table-cell>
          <table:table-cell office:value-type="float" office:value="1.60930275917053" calcext:value-type="float">
            <text:p>1.60930275917053</text:p>
          </table:table-cell>
          <table:table-cell office:value-type="float" office:value="0.989309728145599" calcext:value-type="float">
            <text:p>0.989309728145599</text:p>
          </table:table-cell>
          <table:table-cell office:value-type="float" office:value="1.4868026971817" calcext:value-type="float">
            <text:p>1.4868026971817</text:p>
          </table:table-cell>
          <table:table-cell office:value-type="float" office:value="1.48197889328003" calcext:value-type="float">
            <text:p>1.48197889328003</text:p>
          </table:table-cell>
          <table:table-cell office:value-type="float" office:value="1.29111981391907" calcext:value-type="float">
            <text:p>1.29111981391907</text:p>
          </table:table-cell>
          <table:table-cell office:value-type="float" office:value="1.4752242565155" calcext:value-type="float">
            <text:p>1.4752242565155</text:p>
          </table:table-cell>
          <table:table-cell office:value-type="float" office:value="1.48360478878021" calcext:value-type="float">
            <text:p>1.48360478878021</text:p>
          </table:table-cell>
          <table:table-cell office:value-type="float" office:value="1.52386832237244" calcext:value-type="float">
            <text:p>1.52386832237244</text:p>
          </table:table-cell>
          <table:table-cell table:number-columns-repeated="16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177" calcext:value-type="float">
            <text:p>1.4177</text:p>
          </table:table-cell>
          <table:table-cell office:value-type="float" office:value="1.4828" calcext:value-type="float">
            <text:p>1.4828</text:p>
          </table:table-cell>
          <table:table-cell office:value-type="float" office:value="1.6093" calcext:value-type="float">
            <text:p>1.6093</text:p>
          </table:table-cell>
          <table:table-cell office:value-type="float" office:value="0.9893" calcext:value-type="float">
            <text:p>0.9893</text:p>
          </table:table-cell>
          <table:table-cell office:value-type="float" office:value="1.27582585811615" calcext:value-type="float">
            <text:p>1.27582585811615</text:p>
          </table:table-cell>
          <table:table-cell office:value-type="float" office:value="1.56041324138641" calcext:value-type="float">
            <text:p>1.56041324138641</text:p>
          </table:table-cell>
          <table:table-cell office:value-type="float" office:value="1.60930275917053" calcext:value-type="float">
            <text:p>1.60930275917053</text:p>
          </table:table-cell>
          <table:table-cell office:value-type="float" office:value="0.989309728145599" calcext:value-type="float">
            <text:p>0.989309728145599</text:p>
          </table:table-cell>
          <table:table-cell office:value-type="float" office:value="1.4868026971817" calcext:value-type="float">
            <text:p>1.4868026971817</text:p>
          </table:table-cell>
          <table:table-cell office:value-type="float" office:value="1.48197889328003" calcext:value-type="float">
            <text:p>1.48197889328003</text:p>
          </table:table-cell>
          <table:table-cell office:value-type="float" office:value="1.29111981391907" calcext:value-type="float">
            <text:p>1.29111981391907</text:p>
          </table:table-cell>
          <table:table-cell office:value-type="float" office:value="1.4752242565155" calcext:value-type="float">
            <text:p>1.4752242565155</text:p>
          </table:table-cell>
          <table:table-cell office:value-type="float" office:value="1.48360478878021" calcext:value-type="float">
            <text:p>1.48360478878021</text:p>
          </table:table-cell>
          <table:table-cell office:value-type="float" office:value="1.52386832237244" calcext:value-type="float">
            <text:p>1.52386832237244</text:p>
          </table:table-cell>
          <table:table-cell table:number-columns-repeated="16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177" calcext:value-type="float">
            <text:p>1.4177</text:p>
          </table:table-cell>
          <table:table-cell office:value-type="float" office:value="1.4828" calcext:value-type="float">
            <text:p>1.4828</text:p>
          </table:table-cell>
          <table:table-cell office:value-type="float" office:value="1.6093" calcext:value-type="float">
            <text:p>1.6093</text:p>
          </table:table-cell>
          <table:table-cell office:value-type="float" office:value="0.9893" calcext:value-type="float">
            <text:p>0.9893</text:p>
          </table:table-cell>
          <table:table-cell office:value-type="float" office:value="1.27582585811615" calcext:value-type="float">
            <text:p>1.27582585811615</text:p>
          </table:table-cell>
          <table:table-cell office:value-type="float" office:value="1.56041324138641" calcext:value-type="float">
            <text:p>1.56041324138641</text:p>
          </table:table-cell>
          <table:table-cell office:value-type="float" office:value="1.60930275917053" calcext:value-type="float">
            <text:p>1.60930275917053</text:p>
          </table:table-cell>
          <table:table-cell office:value-type="float" office:value="0.989309728145599" calcext:value-type="float">
            <text:p>0.989309728145599</text:p>
          </table:table-cell>
          <table:table-cell office:value-type="float" office:value="1.4868026971817" calcext:value-type="float">
            <text:p>1.4868026971817</text:p>
          </table:table-cell>
          <table:table-cell office:value-type="float" office:value="1.48197889328003" calcext:value-type="float">
            <text:p>1.48197889328003</text:p>
          </table:table-cell>
          <table:table-cell office:value-type="float" office:value="1.29111981391907" calcext:value-type="float">
            <text:p>1.29111981391907</text:p>
          </table:table-cell>
          <table:table-cell office:value-type="float" office:value="1.4752242565155" calcext:value-type="float">
            <text:p>1.4752242565155</text:p>
          </table:table-cell>
          <table:table-cell office:value-type="float" office:value="1.48360478878021" calcext:value-type="float">
            <text:p>1.48360478878021</text:p>
          </table:table-cell>
          <table:table-cell office:value-type="float" office:value="1.52386832237244" calcext:value-type="float">
            <text:p>1.52386832237244</text:p>
          </table:table-cell>
          <table:table-cell table:number-columns-repeated="16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964" calcext:value-type="float">
            <text:p>1.4964</text:p>
          </table:table-cell>
          <table:table-cell office:value-type="float" office:value="1.4713" calcext:value-type="float">
            <text:p>1.4713</text:p>
          </table:table-cell>
          <table:table-cell office:value-type="float" office:value="1.6696" calcext:value-type="float">
            <text:p>1.6696</text:p>
          </table:table-cell>
          <table:table-cell office:value-type="float" office:value="1.3359" calcext:value-type="float">
            <text:p>1.3359</text:p>
          </table:table-cell>
          <table:table-cell office:value-type="float" office:value="1.58298635482788" calcext:value-type="float">
            <text:p>1.58298635482788</text:p>
          </table:table-cell>
          <table:table-cell office:value-type="float" office:value="1.44469952583313" calcext:value-type="float">
            <text:p>1.44469952583313</text:p>
          </table:table-cell>
          <table:table-cell office:value-type="float" office:value="1.60565662384033" calcext:value-type="float">
            <text:p>1.60565662384033</text:p>
          </table:table-cell>
          <table:table-cell office:value-type="float" office:value="1.57022988796234" calcext:value-type="float">
            <text:p>1.57022988796234</text:p>
          </table:table-cell>
          <table:table-cell office:value-type="float" office:value="1.66962695121765" calcext:value-type="float">
            <text:p>1.66962695121765</text:p>
          </table:table-cell>
          <table:table-cell office:value-type="float" office:value="1.47133851051331" calcext:value-type="float">
            <text:p>1.47133851051331</text:p>
          </table:table-cell>
          <table:table-cell office:value-type="float" office:value="1.47297561168671" calcext:value-type="float">
            <text:p>1.47297561168671</text:p>
          </table:table-cell>
          <table:table-cell office:value-type="float" office:value="1.55496215820313" calcext:value-type="float">
            <text:p>1.55496215820313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44866132736206" calcext:value-type="float">
            <text:p>1.44866132736206</text:p>
          </table:table-cell>
          <table:table-cell office:value-type="float" office:value="1.44236302375793" calcext:value-type="float">
            <text:p>1.44236302375793</text:p>
          </table:table-cell>
          <table:table-cell office:value-type="float" office:value="1.38822746276855" calcext:value-type="float">
            <text:p>1.38822746276855</text:p>
          </table:table-cell>
          <table:table-cell office:value-type="float" office:value="1.44403839111328" calcext:value-type="float">
            <text:p>1.44403839111328</text:p>
          </table:table-cell>
          <table:table-cell office:value-type="float" office:value="1.33593821525574" calcext:value-type="float">
            <text:p>1.33593821525574</text:p>
          </table:table-cell>
          <table:table-cell office:value-type="float" office:value="1.41127288341522" calcext:value-type="float">
            <text:p>1.41127288341522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278" calcext:value-type="float">
            <text:p>1.5278</text:p>
          </table:table-cell>
          <table:table-cell office:value-type="float" office:value="1.583" calcext:value-type="float">
            <text:p>1.583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2637" calcext:value-type="float">
            <text:p>1.2637</text:p>
          </table:table-cell>
          <table:table-cell office:value-type="float" office:value="1.58298635482788" calcext:value-type="float">
            <text:p>1.58298635482788</text:p>
          </table:table-cell>
          <table:table-cell office:value-type="float" office:value="1.44469952583313" calcext:value-type="float">
            <text:p>1.44469952583313</text:p>
          </table:table-cell>
          <table:table-cell office:value-type="float" office:value="1.60565662384033" calcext:value-type="float">
            <text:p>1.60565662384033</text:p>
          </table:table-cell>
          <table:table-cell office:value-type="float" office:value="1.60712099075317" calcext:value-type="float">
            <text:p>1.60712099075317</text:p>
          </table:table-cell>
          <table:table-cell office:value-type="float" office:value="1.66962695121765" calcext:value-type="float">
            <text:p>1.66962695121765</text:p>
          </table:table-cell>
          <table:table-cell office:value-type="float" office:value="1.47133851051331" calcext:value-type="float">
            <text:p>1.47133851051331</text:p>
          </table:table-cell>
          <table:table-cell office:value-type="float" office:value="1.47297561168671" calcext:value-type="float">
            <text:p>1.47297561168671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44866132736206" calcext:value-type="float">
            <text:p>1.44866132736206</text:p>
          </table:table-cell>
          <table:table-cell office:value-type="float" office:value="1.64080226421356" calcext:value-type="float">
            <text:p>1.64080226421356</text:p>
          </table:table-cell>
          <table:table-cell office:value-type="float" office:value="1.38822746276855" calcext:value-type="float">
            <text:p>1.38822746276855</text:p>
          </table:table-cell>
          <table:table-cell office:value-type="float" office:value="1.5970493555069" calcext:value-type="float">
            <text:p>1.5970493555069</text:p>
          </table:table-cell>
          <table:table-cell office:value-type="float" office:value="1.33593821525574" calcext:value-type="float">
            <text:p>1.33593821525574</text:p>
          </table:table-cell>
          <table:table-cell office:value-type="float" office:value="1.26373648643494" calcext:value-type="float">
            <text:p>1.26373648643494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278" calcext:value-type="float">
            <text:p>1.5278</text:p>
          </table:table-cell>
          <table:table-cell office:value-type="float" office:value="1.583" calcext:value-type="float">
            <text:p>1.583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2637" calcext:value-type="float">
            <text:p>1.2637</text:p>
          </table:table-cell>
          <table:table-cell office:value-type="float" office:value="1.58298635482788" calcext:value-type="float">
            <text:p>1.58298635482788</text:p>
          </table:table-cell>
          <table:table-cell office:value-type="float" office:value="1.44469952583313" calcext:value-type="float">
            <text:p>1.44469952583313</text:p>
          </table:table-cell>
          <table:table-cell office:value-type="float" office:value="1.60565662384033" calcext:value-type="float">
            <text:p>1.60565662384033</text:p>
          </table:table-cell>
          <table:table-cell office:value-type="float" office:value="1.60712099075317" calcext:value-type="float">
            <text:p>1.60712099075317</text:p>
          </table:table-cell>
          <table:table-cell office:value-type="float" office:value="1.66962695121765" calcext:value-type="float">
            <text:p>1.66962695121765</text:p>
          </table:table-cell>
          <table:table-cell office:value-type="float" office:value="1.47133851051331" calcext:value-type="float">
            <text:p>1.47133851051331</text:p>
          </table:table-cell>
          <table:table-cell office:value-type="float" office:value="1.47297561168671" calcext:value-type="float">
            <text:p>1.47297561168671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44866132736206" calcext:value-type="float">
            <text:p>1.44866132736206</text:p>
          </table:table-cell>
          <table:table-cell office:value-type="float" office:value="1.64080226421356" calcext:value-type="float">
            <text:p>1.64080226421356</text:p>
          </table:table-cell>
          <table:table-cell office:value-type="float" office:value="1.38822746276855" calcext:value-type="float">
            <text:p>1.38822746276855</text:p>
          </table:table-cell>
          <table:table-cell office:value-type="float" office:value="1.5970493555069" calcext:value-type="float">
            <text:p>1.5970493555069</text:p>
          </table:table-cell>
          <table:table-cell office:value-type="float" office:value="1.33593821525574" calcext:value-type="float">
            <text:p>1.33593821525574</text:p>
          </table:table-cell>
          <table:table-cell office:value-type="float" office:value="1.26373648643494" calcext:value-type="float">
            <text:p>1.26373648643494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964" calcext:value-type="float">
            <text:p>1.4964</text:p>
          </table:table-cell>
          <table:table-cell office:value-type="float" office:value="1.4713" calcext:value-type="float">
            <text:p>1.4713</text:p>
          </table:table-cell>
          <table:table-cell office:value-type="float" office:value="1.6696" calcext:value-type="float">
            <text:p>1.6696</text:p>
          </table:table-cell>
          <table:table-cell office:value-type="float" office:value="1.3359" calcext:value-type="float">
            <text:p>1.3359</text:p>
          </table:table-cell>
          <table:table-cell office:value-type="float" office:value="1.58298635482788" calcext:value-type="float">
            <text:p>1.58298635482788</text:p>
          </table:table-cell>
          <table:table-cell office:value-type="float" office:value="1.44469952583313" calcext:value-type="float">
            <text:p>1.44469952583313</text:p>
          </table:table-cell>
          <table:table-cell office:value-type="float" office:value="1.60565662384033" calcext:value-type="float">
            <text:p>1.60565662384033</text:p>
          </table:table-cell>
          <table:table-cell office:value-type="float" office:value="1.57022988796234" calcext:value-type="float">
            <text:p>1.57022988796234</text:p>
          </table:table-cell>
          <table:table-cell office:value-type="float" office:value="1.66962695121765" calcext:value-type="float">
            <text:p>1.66962695121765</text:p>
          </table:table-cell>
          <table:table-cell office:value-type="float" office:value="1.47133851051331" calcext:value-type="float">
            <text:p>1.47133851051331</text:p>
          </table:table-cell>
          <table:table-cell office:value-type="float" office:value="1.47297561168671" calcext:value-type="float">
            <text:p>1.47297561168671</text:p>
          </table:table-cell>
          <table:table-cell office:value-type="float" office:value="1.55496215820313" calcext:value-type="float">
            <text:p>1.55496215820313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44866132736206" calcext:value-type="float">
            <text:p>1.44866132736206</text:p>
          </table:table-cell>
          <table:table-cell office:value-type="float" office:value="1.44236302375793" calcext:value-type="float">
            <text:p>1.44236302375793</text:p>
          </table:table-cell>
          <table:table-cell office:value-type="float" office:value="1.38822746276855" calcext:value-type="float">
            <text:p>1.38822746276855</text:p>
          </table:table-cell>
          <table:table-cell office:value-type="float" office:value="1.44403839111328" calcext:value-type="float">
            <text:p>1.44403839111328</text:p>
          </table:table-cell>
          <table:table-cell office:value-type="float" office:value="1.33593821525574" calcext:value-type="float">
            <text:p>1.33593821525574</text:p>
          </table:table-cell>
          <table:table-cell office:value-type="float" office:value="1.41127288341522" calcext:value-type="float">
            <text:p>1.41127288341522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278" calcext:value-type="float">
            <text:p>1.5278</text:p>
          </table:table-cell>
          <table:table-cell office:value-type="float" office:value="1.583" calcext:value-type="float">
            <text:p>1.583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2637" calcext:value-type="float">
            <text:p>1.2637</text:p>
          </table:table-cell>
          <table:table-cell office:value-type="float" office:value="1.58298635482788" calcext:value-type="float">
            <text:p>1.58298635482788</text:p>
          </table:table-cell>
          <table:table-cell office:value-type="float" office:value="1.44469952583313" calcext:value-type="float">
            <text:p>1.44469952583313</text:p>
          </table:table-cell>
          <table:table-cell office:value-type="float" office:value="1.60565662384033" calcext:value-type="float">
            <text:p>1.60565662384033</text:p>
          </table:table-cell>
          <table:table-cell office:value-type="float" office:value="1.60712099075317" calcext:value-type="float">
            <text:p>1.60712099075317</text:p>
          </table:table-cell>
          <table:table-cell office:value-type="float" office:value="1.66962695121765" calcext:value-type="float">
            <text:p>1.66962695121765</text:p>
          </table:table-cell>
          <table:table-cell office:value-type="float" office:value="1.47133851051331" calcext:value-type="float">
            <text:p>1.47133851051331</text:p>
          </table:table-cell>
          <table:table-cell office:value-type="float" office:value="1.47297561168671" calcext:value-type="float">
            <text:p>1.47297561168671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44866132736206" calcext:value-type="float">
            <text:p>1.44866132736206</text:p>
          </table:table-cell>
          <table:table-cell office:value-type="float" office:value="1.64080226421356" calcext:value-type="float">
            <text:p>1.64080226421356</text:p>
          </table:table-cell>
          <table:table-cell office:value-type="float" office:value="1.38822746276855" calcext:value-type="float">
            <text:p>1.38822746276855</text:p>
          </table:table-cell>
          <table:table-cell office:value-type="float" office:value="1.5970493555069" calcext:value-type="float">
            <text:p>1.5970493555069</text:p>
          </table:table-cell>
          <table:table-cell office:value-type="float" office:value="1.33593821525574" calcext:value-type="float">
            <text:p>1.33593821525574</text:p>
          </table:table-cell>
          <table:table-cell office:value-type="float" office:value="1.26373648643494" calcext:value-type="float">
            <text:p>1.26373648643494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78" calcext:value-type="float">
            <text:p>1.478</text:p>
          </table:table-cell>
          <table:table-cell office:value-type="float" office:value="1.5062" calcext:value-type="float">
            <text:p>1.5062</text:p>
          </table:table-cell>
          <table:table-cell office:value-type="float" office:value="1.6108" calcext:value-type="float">
            <text:p>1.6108</text:p>
          </table:table-cell>
          <table:table-cell office:value-type="float" office:value="1.2339" calcext:value-type="float">
            <text:p>1.2339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3921399116516" calcext:value-type="float">
            <text:p>1.43921399116516</text:p>
          </table:table-cell>
          <table:table-cell office:value-type="float" office:value="1.50618314743042" calcext:value-type="float">
            <text:p>1.50618314743042</text:p>
          </table:table-cell>
          <table:table-cell office:value-type="float" office:value="1.43754875659943" calcext:value-type="float">
            <text:p>1.43754875659943</text:p>
          </table:table-cell>
          <table:table-cell office:value-type="float" office:value="1.51671576499939" calcext:value-type="float">
            <text:p>1.51671576499939</text:p>
          </table:table-cell>
          <table:table-cell office:value-type="float" office:value="1.56412124633789" calcext:value-type="float">
            <text:p>1.56412124633789</text:p>
          </table:table-cell>
          <table:table-cell office:value-type="float" office:value="1.54685854911804" calcext:value-type="float">
            <text:p>1.54685854911804</text:p>
          </table:table-cell>
          <table:table-cell office:value-type="float" office:value="1.28592658042908" calcext:value-type="float">
            <text:p>1.28592658042908</text:p>
          </table:table-cell>
          <table:table-cell office:value-type="float" office:value="1.61080420017242" calcext:value-type="float">
            <text:p>1.61080420017242</text:p>
          </table:table-cell>
          <table:table-cell office:value-type="float" office:value="1.52447402477264" calcext:value-type="float">
            <text:p>1.52447402477264</text:p>
          </table:table-cell>
          <table:table-cell office:value-type="float" office:value="1.4403350353241" calcext:value-type="float">
            <text:p>1.4403350353241</text:p>
          </table:table-cell>
          <table:table-cell office:value-type="float" office:value="1.48883962631226" calcext:value-type="float">
            <text:p>1.48883962631226</text:p>
          </table:table-cell>
          <table:table-cell office:value-type="float" office:value="1.53916251659393" calcext:value-type="float">
            <text:p>1.53916251659393</text:p>
          </table:table-cell>
          <table:table-cell office:value-type="float" office:value="1.23389768600464" calcext:value-type="float">
            <text:p>1.23389768600464</text:p>
          </table:table-cell>
          <table:table-cell office:value-type="float" office:value="1.5862478017807" calcext:value-type="float">
            <text:p>1.5862478017807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992" calcext:value-type="float">
            <text:p>1.4992</text:p>
          </table:table-cell>
          <table:table-cell office:value-type="float" office:value="1.5183" calcext:value-type="float">
            <text:p>1.5183</text:p>
          </table:table-cell>
          <table:table-cell office:value-type="float" office:value="1.6779" calcext:value-type="float">
            <text:p>1.6779</text:p>
          </table:table-cell>
          <table:table-cell office:value-type="float" office:value="1.3215" calcext:value-type="float">
            <text:p>1.3215</text:p>
          </table:table-cell>
          <table:table-cell office:value-type="float" office:value="1.55038249492645" calcext:value-type="float">
            <text:p>1.55038249492645</text:p>
          </table:table-cell>
          <table:table-cell office:value-type="float" office:value="1.67794716358185" calcext:value-type="float">
            <text:p>1.67794716358185</text:p>
          </table:table-cell>
          <table:table-cell office:value-type="float" office:value="1.39679849147797" calcext:value-type="float">
            <text:p>1.39679849147797</text:p>
          </table:table-cell>
          <table:table-cell office:value-type="float" office:value="1.57980489730835" calcext:value-type="float">
            <text:p>1.57980489730835</text:p>
          </table:table-cell>
          <table:table-cell office:value-type="float" office:value="1.51829183101654" calcext:value-type="float">
            <text:p>1.51829183101654</text:p>
          </table:table-cell>
          <table:table-cell office:value-type="float" office:value="1.53368449211121" calcext:value-type="float">
            <text:p>1.53368449211121</text:p>
          </table:table-cell>
          <table:table-cell office:value-type="float" office:value="1.47374308109283" calcext:value-type="float">
            <text:p>1.47374308109283</text:p>
          </table:table-cell>
          <table:table-cell office:value-type="float" office:value="1.46972751617432" calcext:value-type="float">
            <text:p>1.46972751617432</text:p>
          </table:table-cell>
          <table:table-cell office:value-type="float" office:value="1.5262668132782" calcext:value-type="float">
            <text:p>1.5262668132782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55116415023804" calcext:value-type="float">
            <text:p>1.55116415023804</text:p>
          </table:table-cell>
          <table:table-cell office:value-type="float" office:value="1.47032868862152" calcext:value-type="float">
            <text:p>1.47032868862152</text:p>
          </table:table-cell>
          <table:table-cell office:value-type="float" office:value="1.50844764709473" calcext:value-type="float">
            <text:p>1.50844764709473</text:p>
          </table:table-cell>
          <table:table-cell office:value-type="float" office:value="1.32966542243958" calcext:value-type="float">
            <text:p>1.32966542243958</text:p>
          </table:table-cell>
          <table:table-cell office:value-type="float" office:value="1.32148015499115" calcext:value-type="float">
            <text:p>1.32148015499115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992" calcext:value-type="float">
            <text:p>1.4992</text:p>
          </table:table-cell>
          <table:table-cell office:value-type="float" office:value="1.5183" calcext:value-type="float">
            <text:p>1.5183</text:p>
          </table:table-cell>
          <table:table-cell office:value-type="float" office:value="1.6779" calcext:value-type="float">
            <text:p>1.6779</text:p>
          </table:table-cell>
          <table:table-cell office:value-type="float" office:value="1.3215" calcext:value-type="float">
            <text:p>1.3215</text:p>
          </table:table-cell>
          <table:table-cell office:value-type="float" office:value="1.55038249492645" calcext:value-type="float">
            <text:p>1.55038249492645</text:p>
          </table:table-cell>
          <table:table-cell office:value-type="float" office:value="1.67794716358185" calcext:value-type="float">
            <text:p>1.67794716358185</text:p>
          </table:table-cell>
          <table:table-cell office:value-type="float" office:value="1.39679849147797" calcext:value-type="float">
            <text:p>1.39679849147797</text:p>
          </table:table-cell>
          <table:table-cell office:value-type="float" office:value="1.57980489730835" calcext:value-type="float">
            <text:p>1.57980489730835</text:p>
          </table:table-cell>
          <table:table-cell office:value-type="float" office:value="1.51829183101654" calcext:value-type="float">
            <text:p>1.51829183101654</text:p>
          </table:table-cell>
          <table:table-cell office:value-type="float" office:value="1.53368449211121" calcext:value-type="float">
            <text:p>1.53368449211121</text:p>
          </table:table-cell>
          <table:table-cell office:value-type="float" office:value="1.47374308109283" calcext:value-type="float">
            <text:p>1.47374308109283</text:p>
          </table:table-cell>
          <table:table-cell office:value-type="float" office:value="1.46972751617432" calcext:value-type="float">
            <text:p>1.46972751617432</text:p>
          </table:table-cell>
          <table:table-cell office:value-type="float" office:value="1.5262668132782" calcext:value-type="float">
            <text:p>1.5262668132782</text:p>
          </table:table-cell>
          <table:table-cell office:value-type="float" office:value="1.58016467094421" calcext:value-type="float">
            <text:p>1.58016467094421</text:p>
          </table:table-cell>
          <table:table-cell office:value-type="float" office:value="1.55116415023804" calcext:value-type="float">
            <text:p>1.55116415023804</text:p>
          </table:table-cell>
          <table:table-cell office:value-type="float" office:value="1.47032868862152" calcext:value-type="float">
            <text:p>1.47032868862152</text:p>
          </table:table-cell>
          <table:table-cell office:value-type="float" office:value="1.50844764709473" calcext:value-type="float">
            <text:p>1.50844764709473</text:p>
          </table:table-cell>
          <table:table-cell office:value-type="float" office:value="1.32966542243958" calcext:value-type="float">
            <text:p>1.32966542243958</text:p>
          </table:table-cell>
          <table:table-cell office:value-type="float" office:value="1.32148015499115" calcext:value-type="float">
            <text:p>1.32148015499115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111" calcext:value-type="float">
            <text:p>1.5111</text:p>
          </table:table-cell>
          <table:table-cell office:value-type="float" office:value="1.4943" calcext:value-type="float">
            <text:p>1.4943</text:p>
          </table:table-cell>
          <table:table-cell office:value-type="float" office:value="1.7629" calcext:value-type="float">
            <text:p>1.7629</text:p>
          </table:table-cell>
          <table:table-cell office:value-type="float" office:value="1.3255" calcext:value-type="float">
            <text:p>1.3255</text:p>
          </table:table-cell>
          <table:table-cell office:value-type="float" office:value="1.4858410358429" calcext:value-type="float">
            <text:p>1.4858410358429</text:p>
          </table:table-cell>
          <table:table-cell office:value-type="float" office:value="1.38226532936096" calcext:value-type="float">
            <text:p>1.38226532936096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55600237846375" calcext:value-type="float">
            <text:p>1.55600237846375</text:p>
          </table:table-cell>
          <table:table-cell office:value-type="float" office:value="1.43142020702362" calcext:value-type="float">
            <text:p>1.43142020702362</text:p>
          </table:table-cell>
          <table:table-cell office:value-type="float" office:value="1.54878401756287" calcext:value-type="float">
            <text:p>1.54878401756287</text:p>
          </table:table-cell>
          <table:table-cell office:value-type="float" office:value="1.41427564620972" calcext:value-type="float">
            <text:p>1.41427564620972</text:p>
          </table:table-cell>
          <table:table-cell office:value-type="float" office:value="1.74100601673126" calcext:value-type="float">
            <text:p>1.74100601673126</text:p>
          </table:table-cell>
          <table:table-cell office:value-type="float" office:value="1.50522100925446" calcext:value-type="float">
            <text:p>1.50522100925446</text:p>
          </table:table-cell>
          <table:table-cell office:value-type="float" office:value="1.51032781600952" calcext:value-type="float">
            <text:p>1.51032781600952</text:p>
          </table:table-cell>
          <table:table-cell office:value-type="float" office:value="1.4509938955307" calcext:value-type="float">
            <text:p>1.4509938955307</text:p>
          </table:table-cell>
          <table:table-cell office:value-type="float" office:value="1.32553374767303" calcext:value-type="float">
            <text:p>1.32553374767303</text:p>
          </table:table-cell>
          <table:table-cell office:value-type="float" office:value="1.76294505596161" calcext:value-type="float">
            <text:p>1.76294505596161</text:p>
          </table:table-cell>
          <table:table-cell office:value-type="float" office:value="1.4942969083786" calcext:value-type="float">
            <text:p>1.4942969083786</text:p>
          </table:table-cell>
          <table:table-cell office:value-type="float" office:value="1.60750949382782" calcext:value-type="float">
            <text:p>1.60750949382782</text:p>
          </table:table-cell>
          <table:table-cell table:number-columns-repeated="1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881" calcext:value-type="float">
            <text:p>1.4881</text:p>
          </table:table-cell>
          <table:table-cell office:value-type="float" office:value="1.4641" calcext:value-type="float">
            <text:p>1.4641</text:p>
          </table:table-cell>
          <table:table-cell office:value-type="float" office:value="1.6314" calcext:value-type="float">
            <text:p>1.6314</text:p>
          </table:table-cell>
          <table:table-cell office:value-type="float" office:value="1.3971" calcext:value-type="float">
            <text:p>1.3971</text:p>
          </table:table-cell>
          <table:table-cell office:value-type="float" office:value="1.51312875747681" calcext:value-type="float">
            <text:p>1.51312875747681</text:p>
          </table:table-cell>
          <table:table-cell office:value-type="float" office:value="1.46870875358582" calcext:value-type="float">
            <text:p>1.46870875358582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40640544891357" calcext:value-type="float">
            <text:p>1.40640544891357</text:p>
          </table:table-cell>
          <table:table-cell office:value-type="float" office:value="1.45942878723145" calcext:value-type="float">
            <text:p>1.45942878723145</text:p>
          </table:table-cell>
          <table:table-cell office:value-type="float" office:value="1.63138556480408" calcext:value-type="float">
            <text:p>1.63138556480408</text:p>
          </table:table-cell>
          <table:table-cell office:value-type="float" office:value="1.44854283332825" calcext:value-type="float">
            <text:p>1.44854283332825</text:p>
          </table:table-cell>
          <table:table-cell office:value-type="float" office:value="1.52419722080231" calcext:value-type="float">
            <text:p>1.52419722080231</text:p>
          </table:table-cell>
          <table:table-cell office:value-type="float" office:value="1.39709782600403" calcext:value-type="float">
            <text:p>1.39709782600403</text:p>
          </table:table-cell>
          <table:table-cell office:value-type="float" office:value="1.43966281414032" calcext:value-type="float">
            <text:p>1.43966281414032</text:p>
          </table:table-cell>
          <table:table-cell table:number-columns-repeated="1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881" calcext:value-type="float">
            <text:p>1.4881</text:p>
          </table:table-cell>
          <table:table-cell office:value-type="float" office:value="1.4641" calcext:value-type="float">
            <text:p>1.4641</text:p>
          </table:table-cell>
          <table:table-cell office:value-type="float" office:value="1.6314" calcext:value-type="float">
            <text:p>1.6314</text:p>
          </table:table-cell>
          <table:table-cell office:value-type="float" office:value="1.3971" calcext:value-type="float">
            <text:p>1.3971</text:p>
          </table:table-cell>
          <table:table-cell office:value-type="float" office:value="1.51312875747681" calcext:value-type="float">
            <text:p>1.51312875747681</text:p>
          </table:table-cell>
          <table:table-cell office:value-type="float" office:value="1.46870875358582" calcext:value-type="float">
            <text:p>1.46870875358582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40640544891357" calcext:value-type="float">
            <text:p>1.40640544891357</text:p>
          </table:table-cell>
          <table:table-cell office:value-type="float" office:value="1.45942878723145" calcext:value-type="float">
            <text:p>1.45942878723145</text:p>
          </table:table-cell>
          <table:table-cell office:value-type="float" office:value="1.63138556480408" calcext:value-type="float">
            <text:p>1.63138556480408</text:p>
          </table:table-cell>
          <table:table-cell office:value-type="float" office:value="1.44854283332825" calcext:value-type="float">
            <text:p>1.44854283332825</text:p>
          </table:table-cell>
          <table:table-cell office:value-type="float" office:value="1.52419722080231" calcext:value-type="float">
            <text:p>1.52419722080231</text:p>
          </table:table-cell>
          <table:table-cell office:value-type="float" office:value="1.39709782600403" calcext:value-type="float">
            <text:p>1.39709782600403</text:p>
          </table:table-cell>
          <table:table-cell office:value-type="float" office:value="1.43966281414032" calcext:value-type="float">
            <text:p>1.43966281414032</text:p>
          </table:table-cell>
          <table:table-cell table:number-columns-repeated="1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881" calcext:value-type="float">
            <text:p>1.4881</text:p>
          </table:table-cell>
          <table:table-cell office:value-type="float" office:value="1.4641" calcext:value-type="float">
            <text:p>1.4641</text:p>
          </table:table-cell>
          <table:table-cell office:value-type="float" office:value="1.6314" calcext:value-type="float">
            <text:p>1.6314</text:p>
          </table:table-cell>
          <table:table-cell office:value-type="float" office:value="1.3971" calcext:value-type="float">
            <text:p>1.3971</text:p>
          </table:table-cell>
          <table:table-cell office:value-type="float" office:value="1.51312875747681" calcext:value-type="float">
            <text:p>1.51312875747681</text:p>
          </table:table-cell>
          <table:table-cell office:value-type="float" office:value="1.46870875358582" calcext:value-type="float">
            <text:p>1.46870875358582</text:p>
          </table:table-cell>
          <table:table-cell office:value-type="float" office:value="1.59284484386444" calcext:value-type="float">
            <text:p>1.59284484386444</text:p>
          </table:table-cell>
          <table:table-cell office:value-type="float" office:value="1.40640544891357" calcext:value-type="float">
            <text:p>1.40640544891357</text:p>
          </table:table-cell>
          <table:table-cell office:value-type="float" office:value="1.45942878723145" calcext:value-type="float">
            <text:p>1.45942878723145</text:p>
          </table:table-cell>
          <table:table-cell office:value-type="float" office:value="1.63138556480408" calcext:value-type="float">
            <text:p>1.63138556480408</text:p>
          </table:table-cell>
          <table:table-cell office:value-type="float" office:value="1.44854283332825" calcext:value-type="float">
            <text:p>1.44854283332825</text:p>
          </table:table-cell>
          <table:table-cell office:value-type="float" office:value="1.52419722080231" calcext:value-type="float">
            <text:p>1.52419722080231</text:p>
          </table:table-cell>
          <table:table-cell office:value-type="float" office:value="1.39709782600403" calcext:value-type="float">
            <text:p>1.39709782600403</text:p>
          </table:table-cell>
          <table:table-cell office:value-type="float" office:value="1.43966281414032" calcext:value-type="float">
            <text:p>1.43966281414032</text:p>
          </table:table-cell>
          <table:table-cell table:number-columns-repeated="1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126" calcext:value-type="float">
            <text:p>1.4126</text:p>
          </table:table-cell>
          <table:table-cell office:value-type="float" office:value="1.4696" calcext:value-type="float">
            <text:p>1.4696</text:p>
          </table:table-cell>
          <table:table-cell office:value-type="float" office:value="1.6026" calcext:value-type="float">
            <text:p>1.6026</text:p>
          </table:table-cell>
          <table:table-cell office:value-type="float" office:value="1.0558" calcext:value-type="float">
            <text:p>1.0558</text:p>
          </table:table-cell>
          <table:table-cell office:value-type="float" office:value="1.15314209461212" calcext:value-type="float">
            <text:p>1.15314209461212</text:p>
          </table:table-cell>
          <table:table-cell office:value-type="float" office:value="1.49287641048431" calcext:value-type="float">
            <text:p>1.49287641048431</text:p>
          </table:table-cell>
          <table:table-cell office:value-type="float" office:value="1.05582892894745" calcext:value-type="float">
            <text:p>1.05582892894745</text:p>
          </table:table-cell>
          <table:table-cell office:value-type="float" office:value="1.36282455921173" calcext:value-type="float">
            <text:p>1.36282455921173</text:p>
          </table:table-cell>
          <table:table-cell office:value-type="float" office:value="1.55427420139313" calcext:value-type="float">
            <text:p>1.55427420139313</text:p>
          </table:table-cell>
          <table:table-cell office:value-type="float" office:value="1.37189245223999" calcext:value-type="float">
            <text:p>1.37189245223999</text:p>
          </table:table-cell>
          <table:table-cell office:value-type="float" office:value="1.55185377597809" calcext:value-type="float">
            <text:p>1.55185377597809</text:p>
          </table:table-cell>
          <table:table-cell office:value-type="float" office:value="1.53457081317902" calcext:value-type="float">
            <text:p>1.53457081317902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44627296924591" calcext:value-type="float">
            <text:p>1.44627296924591</text:p>
          </table:table-cell>
          <table:table-cell table:number-columns-repeated="1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126" calcext:value-type="float">
            <text:p>1.4126</text:p>
          </table:table-cell>
          <table:table-cell office:value-type="float" office:value="1.4696" calcext:value-type="float">
            <text:p>1.4696</text:p>
          </table:table-cell>
          <table:table-cell office:value-type="float" office:value="1.6026" calcext:value-type="float">
            <text:p>1.6026</text:p>
          </table:table-cell>
          <table:table-cell office:value-type="float" office:value="1.0558" calcext:value-type="float">
            <text:p>1.0558</text:p>
          </table:table-cell>
          <table:table-cell office:value-type="float" office:value="1.15314209461212" calcext:value-type="float">
            <text:p>1.15314209461212</text:p>
          </table:table-cell>
          <table:table-cell office:value-type="float" office:value="1.49287641048431" calcext:value-type="float">
            <text:p>1.49287641048431</text:p>
          </table:table-cell>
          <table:table-cell office:value-type="float" office:value="1.05582892894745" calcext:value-type="float">
            <text:p>1.05582892894745</text:p>
          </table:table-cell>
          <table:table-cell office:value-type="float" office:value="1.36282455921173" calcext:value-type="float">
            <text:p>1.36282455921173</text:p>
          </table:table-cell>
          <table:table-cell office:value-type="float" office:value="1.55427420139313" calcext:value-type="float">
            <text:p>1.55427420139313</text:p>
          </table:table-cell>
          <table:table-cell office:value-type="float" office:value="1.37189245223999" calcext:value-type="float">
            <text:p>1.37189245223999</text:p>
          </table:table-cell>
          <table:table-cell office:value-type="float" office:value="1.55185377597809" calcext:value-type="float">
            <text:p>1.55185377597809</text:p>
          </table:table-cell>
          <table:table-cell office:value-type="float" office:value="1.53457081317902" calcext:value-type="float">
            <text:p>1.53457081317902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44627296924591" calcext:value-type="float">
            <text:p>1.44627296924591</text:p>
          </table:table-cell>
          <table:table-cell table:number-columns-repeated="1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053" calcext:value-type="float">
            <text:p>1.4053</text:p>
          </table:table-cell>
          <table:table-cell office:value-type="float" office:value="1.4427" calcext:value-type="float">
            <text:p>1.4427</text:p>
          </table:table-cell>
          <table:table-cell office:value-type="float" office:value="1.5553" calcext:value-type="float">
            <text:p>1.5553</text:p>
          </table:table-cell>
          <table:table-cell office:value-type="float" office:value="1.1291" calcext:value-type="float">
            <text:p>1.1291</text:p>
          </table:table-cell>
          <table:table-cell office:value-type="float" office:value="1.43524146080017" calcext:value-type="float">
            <text:p>1.4352414608001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891505241394" calcext:value-type="float">
            <text:p>1.4891505241394</text:p>
          </table:table-cell>
          <table:table-cell office:value-type="float" office:value="1.39724099636078" calcext:value-type="float">
            <text:p>1.39724099636078</text:p>
          </table:table-cell>
          <table:table-cell office:value-type="float" office:value="1.55533361434937" calcext:value-type="float">
            <text:p>1.55533361434937</text:p>
          </table:table-cell>
          <table:table-cell office:value-type="float" office:value="1.25138175487518" calcext:value-type="float">
            <text:p>1.25138175487518</text:p>
          </table:table-cell>
          <table:table-cell office:value-type="float" office:value="1.12907445430756" calcext:value-type="float">
            <text:p>1.12907445430756</text:p>
          </table:table-cell>
          <table:table-cell office:value-type="float" office:value="1.48934471607208" calcext:value-type="float">
            <text:p>1.48934471607208</text:p>
          </table:table-cell>
          <table:table-cell office:value-type="float" office:value="1.50081658363342" calcext:value-type="float">
            <text:p>1.50081658363342</text:p>
          </table:table-cell>
          <table:table-cell office:value-type="float" office:value="1.35497665405273" calcext:value-type="float">
            <text:p>1.35497665405273</text:p>
          </table:table-cell>
          <table:table-cell table:number-columns-repeated="1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309" calcext:value-type="float">
            <text:p>1.4309</text:p>
          </table:table-cell>
          <table:table-cell office:value-type="float" office:value="1.4793" calcext:value-type="float">
            <text:p>1.4793</text:p>
          </table:table-cell>
          <table:table-cell office:value-type="float" office:value="1.5994" calcext:value-type="float">
            <text:p>1.5994</text:p>
          </table:table-cell>
          <table:table-cell office:value-type="float" office:value="1.1768" calcext:value-type="float">
            <text:p>1.1768</text:p>
          </table:table-cell>
          <table:table-cell office:value-type="float" office:value="1.45794892311096" calcext:value-type="float">
            <text:p>1.45794892311096</text:p>
          </table:table-cell>
          <table:table-cell office:value-type="float" office:value="1.52126920223236" calcext:value-type="float">
            <text:p>1.52126920223236</text:p>
          </table:table-cell>
          <table:table-cell office:value-type="float" office:value="1.51024520397186" calcext:value-type="float">
            <text:p>1.51024520397186</text:p>
          </table:table-cell>
          <table:table-cell office:value-type="float" office:value="1.46929609775543" calcext:value-type="float">
            <text:p>1.46929609775543</text:p>
          </table:table-cell>
          <table:table-cell office:value-type="float" office:value="1.48934471607208" calcext:value-type="float">
            <text:p>1.48934471607208</text:p>
          </table:table-cell>
          <table:table-cell office:value-type="float" office:value="1.50081658363342" calcext:value-type="float">
            <text:p>1.50081658363342</text:p>
          </table:table-cell>
          <table:table-cell office:value-type="float" office:value="1.59944152832031" calcext:value-type="float">
            <text:p>1.59944152832031</text:p>
          </table:table-cell>
          <table:table-cell office:value-type="float" office:value="1.35497665405273" calcext:value-type="float">
            <text:p>1.35497665405273</text:p>
          </table:table-cell>
          <table:table-cell office:value-type="float" office:value="1.22865200042725" calcext:value-type="float">
            <text:p>1.22865200042725</text:p>
          </table:table-cell>
          <table:table-cell office:value-type="float" office:value="1.17683172225952" calcext:value-type="float">
            <text:p>1.17683172225952</text:p>
          </table:table-cell>
          <table:table-cell table:number-columns-repeated="1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053" calcext:value-type="float">
            <text:p>1.4053</text:p>
          </table:table-cell>
          <table:table-cell office:value-type="float" office:value="1.4427" calcext:value-type="float">
            <text:p>1.4427</text:p>
          </table:table-cell>
          <table:table-cell office:value-type="float" office:value="1.5553" calcext:value-type="float">
            <text:p>1.5553</text:p>
          </table:table-cell>
          <table:table-cell office:value-type="float" office:value="1.1291" calcext:value-type="float">
            <text:p>1.1291</text:p>
          </table:table-cell>
          <table:table-cell office:value-type="float" office:value="1.43524146080017" calcext:value-type="float">
            <text:p>1.4352414608001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891505241394" calcext:value-type="float">
            <text:p>1.4891505241394</text:p>
          </table:table-cell>
          <table:table-cell office:value-type="float" office:value="1.39724099636078" calcext:value-type="float">
            <text:p>1.39724099636078</text:p>
          </table:table-cell>
          <table:table-cell office:value-type="float" office:value="1.55533361434937" calcext:value-type="float">
            <text:p>1.55533361434937</text:p>
          </table:table-cell>
          <table:table-cell office:value-type="float" office:value="1.25138175487518" calcext:value-type="float">
            <text:p>1.25138175487518</text:p>
          </table:table-cell>
          <table:table-cell office:value-type="float" office:value="1.12907445430756" calcext:value-type="float">
            <text:p>1.12907445430756</text:p>
          </table:table-cell>
          <table:table-cell office:value-type="float" office:value="1.48934471607208" calcext:value-type="float">
            <text:p>1.48934471607208</text:p>
          </table:table-cell>
          <table:table-cell office:value-type="float" office:value="1.50081658363342" calcext:value-type="float">
            <text:p>1.50081658363342</text:p>
          </table:table-cell>
          <table:table-cell office:value-type="float" office:value="1.35497665405273" calcext:value-type="float">
            <text:p>1.35497665405273</text:p>
          </table:table-cell>
          <table:table-cell table:number-columns-repeated="1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622" calcext:value-type="float">
            <text:p>1.4622</text:p>
          </table:table-cell>
          <table:table-cell office:value-type="float" office:value="1.4557" calcext:value-type="float">
            <text:p>1.4557</text:p>
          </table:table-cell>
          <table:table-cell office:value-type="float" office:value="1.583" calcext:value-type="float">
            <text:p>1.583</text:p>
          </table:table-cell>
          <table:table-cell office:value-type="float" office:value="1.3125" calcext:value-type="float">
            <text:p>1.3125</text:p>
          </table:table-cell>
          <table:table-cell office:value-type="float" office:value="1.58298635482788" calcext:value-type="float">
            <text:p>1.58298635482788</text:p>
          </table:table-cell>
          <table:table-cell office:value-type="float" office:value="1.41275238990784" calcext:value-type="float">
            <text:p>1.41275238990784</text:p>
          </table:table-cell>
          <table:table-cell office:value-type="float" office:value="1.40859758853912" calcext:value-type="float">
            <text:p>1.40859758853912</text:p>
          </table:table-cell>
          <table:table-cell office:value-type="float" office:value="1.42184567451477" calcext:value-type="float">
            <text:p>1.42184567451477</text:p>
          </table:table-cell>
          <table:table-cell office:value-type="float" office:value="1.54562675952911" calcext:value-type="float">
            <text:p>1.54562675952911</text:p>
          </table:table-cell>
          <table:table-cell office:value-type="float" office:value="1.56339931488037" calcext:value-type="float">
            <text:p>1.5633993148803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31252431869507" calcext:value-type="float">
            <text:p>1.31252431869507</text:p>
          </table:table-cell>
          <table:table-cell office:value-type="float" office:value="1.46306884288788" calcext:value-type="float">
            <text:p>1.46306884288788</text:p>
          </table:table-cell>
          <table:table-cell office:value-type="float" office:value="1.46131467819214" calcext:value-type="float">
            <text:p>1.46131467819214</text:p>
          </table:table-cell>
          <table:table-cell table:number-columns-repeated="1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949" calcext:value-type="float">
            <text:p>1.4949</text:p>
          </table:table-cell>
          <table:table-cell office:value-type="float" office:value="1.5268" calcext:value-type="float">
            <text:p>1.5268</text:p>
          </table:table-cell>
          <table:table-cell office:value-type="float" office:value="1.5649" calcext:value-type="float">
            <text:p>1.5649</text:p>
          </table:table-cell>
          <table:table-cell office:value-type="float" office:value="1.3125" calcext:value-type="float">
            <text:p>1.3125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6306884288788" calcext:value-type="float">
            <text:p>1.46306884288788</text:p>
          </table:table-cell>
          <table:table-cell office:value-type="float" office:value="1.46131467819214" calcext:value-type="float">
            <text:p>1.46131467819214</text:p>
          </table:table-cell>
          <table:table-cell office:value-type="float" office:value="1.53063225746155" calcext:value-type="float">
            <text:p>1.53063225746155</text:p>
          </table:table-cell>
          <table:table-cell office:value-type="float" office:value="1.54562675952911" calcext:value-type="float">
            <text:p>1.54562675952911</text:p>
          </table:table-cell>
          <table:table-cell office:value-type="float" office:value="1.56339931488037" calcext:value-type="float">
            <text:p>1.56339931488037</text:p>
          </table:table-cell>
          <table:table-cell office:value-type="float" office:value="1.52289021015167" calcext:value-type="float">
            <text:p>1.52289021015167</text:p>
          </table:table-cell>
          <table:table-cell office:value-type="float" office:value="1.31252431869507" calcext:value-type="float">
            <text:p>1.31252431869507</text:p>
          </table:table-cell>
          <table:table-cell office:value-type="float" office:value="1.56488049030304" calcext:value-type="float">
            <text:p>1.56488049030304</text:p>
          </table:table-cell>
          <table:table-cell office:value-type="float" office:value="1.53439223766327" calcext:value-type="float">
            <text:p>1.53439223766327</text:p>
          </table:table-cell>
          <table:table-cell table:number-columns-repeated="1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949" calcext:value-type="float">
            <text:p>1.4949</text:p>
          </table:table-cell>
          <table:table-cell office:value-type="float" office:value="1.5268" calcext:value-type="float">
            <text:p>1.5268</text:p>
          </table:table-cell>
          <table:table-cell office:value-type="float" office:value="1.5649" calcext:value-type="float">
            <text:p>1.5649</text:p>
          </table:table-cell>
          <table:table-cell office:value-type="float" office:value="1.3125" calcext:value-type="float">
            <text:p>1.3125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6306884288788" calcext:value-type="float">
            <text:p>1.46306884288788</text:p>
          </table:table-cell>
          <table:table-cell office:value-type="float" office:value="1.46131467819214" calcext:value-type="float">
            <text:p>1.46131467819214</text:p>
          </table:table-cell>
          <table:table-cell office:value-type="float" office:value="1.53063225746155" calcext:value-type="float">
            <text:p>1.53063225746155</text:p>
          </table:table-cell>
          <table:table-cell office:value-type="float" office:value="1.54562675952911" calcext:value-type="float">
            <text:p>1.54562675952911</text:p>
          </table:table-cell>
          <table:table-cell office:value-type="float" office:value="1.56339931488037" calcext:value-type="float">
            <text:p>1.56339931488037</text:p>
          </table:table-cell>
          <table:table-cell office:value-type="float" office:value="1.52289021015167" calcext:value-type="float">
            <text:p>1.52289021015167</text:p>
          </table:table-cell>
          <table:table-cell office:value-type="float" office:value="1.31252431869507" calcext:value-type="float">
            <text:p>1.31252431869507</text:p>
          </table:table-cell>
          <table:table-cell office:value-type="float" office:value="1.56488049030304" calcext:value-type="float">
            <text:p>1.56488049030304</text:p>
          </table:table-cell>
          <table:table-cell office:value-type="float" office:value="1.53439223766327" calcext:value-type="float">
            <text:p>1.53439223766327</text:p>
          </table:table-cell>
          <table:table-cell table:number-columns-repeated="1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182" calcext:value-type="float">
            <text:p>1.5182</text:p>
          </table:table-cell>
          <table:table-cell office:value-type="float" office:value="1.5268" calcext:value-type="float">
            <text:p>1.5268</text:p>
          </table:table-cell>
          <table:table-cell office:value-type="float" office:value="1.6101" calcext:value-type="float">
            <text:p>1.6101</text:p>
          </table:table-cell>
          <table:table-cell office:value-type="float" office:value="1.444" calcext:value-type="float">
            <text:p>1.444</text:p>
          </table:table-cell>
          <table:table-cell office:value-type="float" office:value="1.51651632785797" calcext:value-type="float">
            <text:p>1.5165163278579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6131467819214" calcext:value-type="float">
            <text:p>1.46131467819214</text:p>
          </table:table-cell>
          <table:table-cell office:value-type="float" office:value="1.53063225746155" calcext:value-type="float">
            <text:p>1.53063225746155</text:p>
          </table:table-cell>
          <table:table-cell office:value-type="float" office:value="1.61012005805969" calcext:value-type="float">
            <text:p>1.61012005805969</text:p>
          </table:table-cell>
          <table:table-cell office:value-type="float" office:value="1.54869663715363" calcext:value-type="float">
            <text:p>1.54869663715363</text:p>
          </table:table-cell>
          <table:table-cell office:value-type="float" office:value="1.44395995140076" calcext:value-type="float">
            <text:p>1.44395995140076</text:p>
          </table:table-cell>
          <table:table-cell office:value-type="float" office:value="1.56339931488037" calcext:value-type="float">
            <text:p>1.56339931488037</text:p>
          </table:table-cell>
          <table:table-cell office:value-type="float" office:value="1.52289021015167" calcext:value-type="float">
            <text:p>1.52289021015167</text:p>
          </table:table-cell>
          <table:table-cell office:value-type="float" office:value="1.53439223766327" calcext:value-type="float">
            <text:p>1.53439223766327</text:p>
          </table:table-cell>
          <table:table-cell table:number-columns-repeated="1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066" calcext:value-type="float">
            <text:p>1.5066</text:p>
          </table:table-cell>
          <table:table-cell office:value-type="float" office:value="1.5205" calcext:value-type="float">
            <text:p>1.5205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1585" calcext:value-type="float">
            <text:p>1.1585</text:p>
          </table:table-cell>
          <table:table-cell office:value-type="float" office:value="1.60659754276276" calcext:value-type="float">
            <text:p>1.60659754276276</text:p>
          </table:table-cell>
          <table:table-cell office:value-type="float" office:value="1.51302194595337" calcext:value-type="float">
            <text:p>1.51302194595337</text:p>
          </table:table-cell>
          <table:table-cell office:value-type="float" office:value="1.1584666967392" calcext:value-type="float">
            <text:p>1.1584666967392</text:p>
          </table:table-cell>
          <table:table-cell office:value-type="float" office:value="1.35005247592926" calcext:value-type="float">
            <text:p>1.35005247592926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51506948471069" calcext:value-type="float">
            <text:p>1.51506948471069</text:p>
          </table:table-cell>
          <table:table-cell office:value-type="float" office:value="1.58375179767609" calcext:value-type="float">
            <text:p>1.58375179767609</text:p>
          </table:table-cell>
          <table:table-cell office:value-type="float" office:value="1.62185573577881" calcext:value-type="float">
            <text:p>1.62185573577881</text:p>
          </table:table-cell>
          <table:table-cell office:value-type="float" office:value="1.52584850788116" calcext:value-type="float">
            <text:p>1.52584850788116</text:p>
          </table:table-cell>
          <table:table-cell office:value-type="float" office:value="1.40613031387329" calcext:value-type="float">
            <text:p>1.40613031387329</text:p>
          </table:table-cell>
          <table:table-cell table:number-columns-repeated="1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066" calcext:value-type="float">
            <text:p>1.5066</text:p>
          </table:table-cell>
          <table:table-cell office:value-type="float" office:value="1.5205" calcext:value-type="float">
            <text:p>1.5205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1585" calcext:value-type="float">
            <text:p>1.1585</text:p>
          </table:table-cell>
          <table:table-cell office:value-type="float" office:value="1.60659754276276" calcext:value-type="float">
            <text:p>1.60659754276276</text:p>
          </table:table-cell>
          <table:table-cell office:value-type="float" office:value="1.51302194595337" calcext:value-type="float">
            <text:p>1.51302194595337</text:p>
          </table:table-cell>
          <table:table-cell office:value-type="float" office:value="1.1584666967392" calcext:value-type="float">
            <text:p>1.1584666967392</text:p>
          </table:table-cell>
          <table:table-cell office:value-type="float" office:value="1.35005247592926" calcext:value-type="float">
            <text:p>1.35005247592926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51506948471069" calcext:value-type="float">
            <text:p>1.51506948471069</text:p>
          </table:table-cell>
          <table:table-cell office:value-type="float" office:value="1.58375179767609" calcext:value-type="float">
            <text:p>1.58375179767609</text:p>
          </table:table-cell>
          <table:table-cell office:value-type="float" office:value="1.62185573577881" calcext:value-type="float">
            <text:p>1.62185573577881</text:p>
          </table:table-cell>
          <table:table-cell office:value-type="float" office:value="1.52584850788116" calcext:value-type="float">
            <text:p>1.52584850788116</text:p>
          </table:table-cell>
          <table:table-cell office:value-type="float" office:value="1.40613031387329" calcext:value-type="float">
            <text:p>1.40613031387329</text:p>
          </table:table-cell>
          <table:table-cell table:number-columns-repeated="1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066" calcext:value-type="float">
            <text:p>1.5066</text:p>
          </table:table-cell>
          <table:table-cell office:value-type="float" office:value="1.5205" calcext:value-type="float">
            <text:p>1.5205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1585" calcext:value-type="float">
            <text:p>1.1585</text:p>
          </table:table-cell>
          <table:table-cell office:value-type="float" office:value="1.60659754276276" calcext:value-type="float">
            <text:p>1.60659754276276</text:p>
          </table:table-cell>
          <table:table-cell office:value-type="float" office:value="1.51302194595337" calcext:value-type="float">
            <text:p>1.51302194595337</text:p>
          </table:table-cell>
          <table:table-cell office:value-type="float" office:value="1.1584666967392" calcext:value-type="float">
            <text:p>1.1584666967392</text:p>
          </table:table-cell>
          <table:table-cell office:value-type="float" office:value="1.35005247592926" calcext:value-type="float">
            <text:p>1.35005247592926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51506948471069" calcext:value-type="float">
            <text:p>1.51506948471069</text:p>
          </table:table-cell>
          <table:table-cell office:value-type="float" office:value="1.58375179767609" calcext:value-type="float">
            <text:p>1.58375179767609</text:p>
          </table:table-cell>
          <table:table-cell office:value-type="float" office:value="1.62185573577881" calcext:value-type="float">
            <text:p>1.62185573577881</text:p>
          </table:table-cell>
          <table:table-cell office:value-type="float" office:value="1.52584850788116" calcext:value-type="float">
            <text:p>1.52584850788116</text:p>
          </table:table-cell>
          <table:table-cell office:value-type="float" office:value="1.40613031387329" calcext:value-type="float">
            <text:p>1.40613031387329</text:p>
          </table:table-cell>
          <table:table-cell table:number-columns-repeated="1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066" calcext:value-type="float">
            <text:p>1.5066</text:p>
          </table:table-cell>
          <table:table-cell office:value-type="float" office:value="1.5205" calcext:value-type="float">
            <text:p>1.5205</text:p>
          </table:table-cell>
          <table:table-cell office:value-type="float" office:value="1.7856" calcext:value-type="float">
            <text:p>1.7856</text:p>
          </table:table-cell>
          <table:table-cell office:value-type="float" office:value="1.1585" calcext:value-type="float">
            <text:p>1.1585</text:p>
          </table:table-cell>
          <table:table-cell office:value-type="float" office:value="1.60659754276276" calcext:value-type="float">
            <text:p>1.60659754276276</text:p>
          </table:table-cell>
          <table:table-cell office:value-type="float" office:value="1.51302194595337" calcext:value-type="float">
            <text:p>1.51302194595337</text:p>
          </table:table-cell>
          <table:table-cell office:value-type="float" office:value="1.1584666967392" calcext:value-type="float">
            <text:p>1.1584666967392</text:p>
          </table:table-cell>
          <table:table-cell office:value-type="float" office:value="1.35005247592926" calcext:value-type="float">
            <text:p>1.35005247592926</text:p>
          </table:table-cell>
          <table:table-cell office:value-type="float" office:value="1.78562450408936" calcext:value-type="float">
            <text:p>1.78562450408936</text:p>
          </table:table-cell>
          <table:table-cell office:value-type="float" office:value="1.51506948471069" calcext:value-type="float">
            <text:p>1.51506948471069</text:p>
          </table:table-cell>
          <table:table-cell office:value-type="float" office:value="1.58375179767609" calcext:value-type="float">
            <text:p>1.58375179767609</text:p>
          </table:table-cell>
          <table:table-cell office:value-type="float" office:value="1.62185573577881" calcext:value-type="float">
            <text:p>1.62185573577881</text:p>
          </table:table-cell>
          <table:table-cell office:value-type="float" office:value="1.52584850788116" calcext:value-type="float">
            <text:p>1.52584850788116</text:p>
          </table:table-cell>
          <table:table-cell office:value-type="float" office:value="1.40613031387329" calcext:value-type="float">
            <text:p>1.40613031387329</text:p>
          </table:table-cell>
          <table:table-cell table:number-columns-repeated="1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503" calcext:value-type="float">
            <text:p>1.5503</text:p>
          </table:table-cell>
          <table:table-cell office:value-type="float" office:value="1.5601" calcext:value-type="float">
            <text:p>1.5601</text:p>
          </table:table-cell>
          <table:table-cell office:value-type="float" office:value="1.5805" calcext:value-type="float">
            <text:p>1.5805</text:p>
          </table:table-cell>
          <table:table-cell office:value-type="float" office:value="1.5033" calcext:value-type="float">
            <text:p>1.5033</text:p>
          </table:table-cell>
          <table:table-cell office:value-type="float" office:value="1.5033323764801" calcext:value-type="float">
            <text:p>1.5033323764801</text:p>
          </table:table-cell>
          <table:table-cell office:value-type="float" office:value="1.58053267002106" calcext:value-type="float">
            <text:p>1.58053267002106</text:p>
          </table:table-cell>
          <table:table-cell office:value-type="float" office:value="1.5230678319931" calcext:value-type="float">
            <text:p>1.5230678319931</text:p>
          </table:table-cell>
          <table:table-cell office:value-type="float" office:value="1.55825543403626" calcext:value-type="float">
            <text:p>1.55825543403626</text:p>
          </table:table-cell>
          <table:table-cell office:value-type="float" office:value="1.57468855381012" calcext:value-type="float">
            <text:p>1.57468855381012</text:p>
          </table:table-cell>
          <table:table-cell office:value-type="float" office:value="1.56190299987793" calcext:value-type="float">
            <text:p>1.56190299987793</text:p>
          </table:table-cell>
          <table:table-cell table:number-columns-repeated="16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834" calcext:value-type="float">
            <text:p>1.4834</text:p>
          </table:table-cell>
          <table:table-cell office:value-type="float" office:value="1.4397" calcext:value-type="float">
            <text:p>1.4397</text:p>
          </table:table-cell>
          <table:table-cell office:value-type="float" office:value="1.5934" calcext:value-type="float">
            <text:p>1.5934</text:p>
          </table:table-cell>
          <table:table-cell office:value-type="float" office:value="1.4172" calcext:value-type="float">
            <text:p>1.4172</text:p>
          </table:table-cell>
          <table:table-cell office:value-type="float" office:value="1.59338247776032" calcext:value-type="float">
            <text:p>1.59338247776032</text:p>
          </table:table-cell>
          <table:table-cell office:value-type="float" office:value="1.43966281414032" calcext:value-type="float">
            <text:p>1.43966281414032</text:p>
          </table:table-cell>
          <table:table-cell office:value-type="float" office:value="1.41724157333374" calcext:value-type="float">
            <text:p>1.41724157333374</text:p>
          </table:table-cell>
          <table:table-cell table:number-columns-repeated="168"/>
        </table:table-row>
      </table:table>
      <table:named-expressions/>
      <table:database-ranges>
        <table:database-range table:name="__Anonymous_Sheet_DB__0" table:target-range-address="sick_angles_W2V_300d.A2:sick_angles_W2V_300d.FT40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/00/0000</text:date>, <text:time style:data-style-name="N2" text:time-value="09:47:41.3379907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2T10:40:49.519363688</dc:date>
    <meta:editing-duration>PT24M57S</meta:editing-duration>
    <meta:editing-cycles>2</meta:editing-cycles>
    <meta:generator>LibreOffice/5.2.1.2$Linux_X86_64 LibreOffice_project/31dd62db80d4e60af04904455ec9c9219178d620</meta:generator>
    <meta:document-statistic meta:table-count="1" meta:cell-count="1746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29cm" svg:y="0.316cm" chart:style-name="ch2">
          <text:p>Sentence length</text:p>
        </chart:title>
        <chart:plot-area chart:style-name="ch3" table:cell-range-address="sick_angles_W2V_300d.A2:sick_angles_W2V_300d.A401" svg:x="1.331cm" svg:y="1.275cm" svg:width="14.349cm" svg:height="6.564cm">
          <chartooo:coordinate-region svg:x="1.952cm" svg:y="1.396cm" svg:width="13.728cm" svg:height="5.441cm"/>
          <chart:axis chart:dimension="x" chart:name="primary-x" chart:style-name="ch4">
            <chart:title svg:x="7.76cm" svg:y="8.019cm" chart:style-name="ch5">
              <text:p>Sentence</text:p>
            </chart:title>
          </chart:axis>
          <chart:axis chart:dimension="y" chart:name="primary-y" chart:style-name="ch4">
            <chart:title svg:x="0.451cm" svg:y="6.44cm" chart:style-name="ch6">
              <text:p>Sentence length in words</text:p>
            </chart:title>
            <chart:grid chart:style-name="ch7" chart:class="major"/>
          </chart:axis>
          <chart:series chart:style-name="ch8" chart:values-cell-range-address="sick_angles_W2V_300d.A2:sick_angles_W2V_300d.A401" chart:class="chart:line">
            <chart:data-point chart:repeated="4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  <draw:g>
                  <svg:desc>sick_angles_W2V_300d.A2:sick_angles_W2V_300d.A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Linux_X86_64 LibreOffice_project/31dd62db80d4e60af04904455ec9c9219178d6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include-hidden-cells="false" chart:auto-position="true" chart:auto-size="true" chart:treat-empty-cells="leave-gap" chart:spline-resolution="16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Fine_20_Dashed" svg:stroke-width="0.1cm" svg:stroke-color="#c5000b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Ultrafine_20_Dashed" svg:stroke-width="0.1cm" svg:stroke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042cm" svg:height="9cm" xlink:href=".." xlink:type="simple" chart:class="chart:line" chart:style-name="ch1">
        <chart:title svg:x="5.001cm" svg:y="0.316cm" chart:style-name="ch2">
          <text:p>Pair-wise word embedding angle by sentence statistics</text:p>
        </chart:title>
        <chart:legend chart:legend-position="end" svg:x="16.146cm" svg:y="2.956cm" style:legend-expansion="high" chart:style-name="ch3"/>
        <chart:plot-area chart:style-name="ch4" table:cell-range-address="sick_angles_W2V_300d.B1:sick_angles_W2V_300d.E401" chart:data-source-has-labels="row" svg:x="1.431cm" svg:y="1.275cm" svg:width="14.295cm" svg:height="6.564cm">
          <chartooo:coordinate-region svg:x="2.158cm" svg:y="1.396cm" svg:width="13.568cm" svg:height="5.441cm"/>
          <chart:axis chart:dimension="x" chart:name="primary-x" chart:style-name="ch5">
            <chart:title svg:x="7.833cm" svg:y="8.019cm" chart:style-name="ch6">
              <text:p>Sentence</text:p>
            </chart:title>
          </chart:axis>
          <chart:axis chart:dimension="y" chart:name="primary-y" chart:style-name="ch5">
            <chart:title svg:x="0.451cm" svg:y="5.792cm" chart:style-name="ch7">
              <text:p>Angle in radians</text:p>
            </chart:title>
            <chart:grid chart:style-name="ch8" chart:class="major"/>
          </chart:axis>
          <chart:series chart:style-name="ch9" chart:values-cell-range-address="sick_angles_W2V_300d.B2:sick_angles_W2V_300d.B401" chart:label-cell-address="sick_angles_W2V_300d.B1:sick_angles_W2V_300d.B1" chart:class="chart:line">
            <chart:data-point chart:repeated="400"/>
          </chart:series>
          <chart:series chart:style-name="ch10" chart:values-cell-range-address="sick_angles_W2V_300d.C2:sick_angles_W2V_300d.C401" chart:label-cell-address="sick_angles_W2V_300d.C1:sick_angles_W2V_300d.C1" chart:class="chart:line">
            <chart:data-point chart:repeated="400"/>
          </chart:series>
          <chart:series chart:style-name="ch11" chart:values-cell-range-address="sick_angles_W2V_300d.D2:sick_angles_W2V_300d.D401" chart:label-cell-address="sick_angles_W2V_300d.D1:sick_angles_W2V_300d.D1" chart:class="chart:line">
            <chart:regression-curve chart:style-name="ch12"/>
            <chart:data-point chart:repeated="400"/>
          </chart:series>
          <chart:series chart:style-name="ch13" chart:values-cell-range-address="sick_angles_W2V_300d.E2:sick_angles_W2V_300d.E401" chart:label-cell-address="sick_angles_W2V_300d.E1:sick_angles_W2V_300d.E1" chart:class="chart:line">
            <chart:regression-curve chart:style-name="ch14"/>
            <chart:data-point chart:repeated="4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sick_angles_W2V_300d.B1:sick_angles_W2V_300d.B1</svg:desc>
                </draw:g>
              </table:table-cell>
              <table:table-cell office:value-type="string">
                <text:p>Median</text:p>
                <draw:g>
                  <svg:desc>sick_angles_W2V_300d.C1:sick_angles_W2V_300d.C1</svg:desc>
                </draw:g>
              </table:table-cell>
              <table:table-cell office:value-type="string">
                <text:p>Maximum</text:p>
                <draw:g>
                  <svg:desc>sick_angles_W2V_300d.D1:sick_angles_W2V_300d.D1</svg:desc>
                </draw:g>
              </table:table-cell>
              <table:table-cell office:value-type="string">
                <text:p>Minimum</text:p>
                <draw:g>
                  <svg:desc>sick_angles_W2V_300d.E1:sick_angles_W2V_300d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  <draw:g>
                  <svg:desc>sick_angles_W2V_300d.B2:sick_angles_W2V_300d.B401</svg:desc>
                </draw:g>
              </table:table-cell>
              <table:table-cell office:value-type="float" office:value="1.5114">
                <text:p>1.5114</text:p>
                <draw:g>
                  <svg:desc>sick_angles_W2V_300d.C2:sick_angles_W2V_300d.C401</svg:desc>
                </draw:g>
              </table:table-cell>
              <table:table-cell office:value-type="float" office:value="1.8207">
                <text:p>1.8207</text:p>
                <draw:g>
                  <svg:desc>sick_angles_W2V_300d.D2:sick_angles_W2V_300d.D401</svg:desc>
                </draw:g>
              </table:table-cell>
              <table:table-cell office:value-type="float" office:value="0.854">
                <text:p>0.854</text:p>
                <draw:g>
                  <svg:desc>sick_angles_W2V_300d.E2:sick_angles_W2V_300d.E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114">
                <text:p>1.5114</text:p>
              </table:table-cell>
              <table:table-cell office:value-type="float" office:value="1.8207">
                <text:p>1.8207</text:p>
              </table:table-cell>
              <table:table-cell office:value-type="float" office:value="0.854">
                <text:p>0.8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093">
                <text:p>1.5093</text:p>
              </table:table-cell>
              <table:table-cell office:value-type="float" office:value="1.5194">
                <text:p>1.5194</text:p>
              </table:table-cell>
              <table:table-cell office:value-type="float" office:value="1.8207">
                <text:p>1.8207</text:p>
              </table:table-cell>
              <table:table-cell office:value-type="float" office:value="0.854">
                <text:p>0.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098">
                <text:p>1.5098</text:p>
              </table:table-cell>
              <table:table-cell office:value-type="float" office:value="1.5299">
                <text:p>1.5299</text:p>
              </table:table-cell>
              <table:table-cell office:value-type="float" office:value="1.7856">
                <text:p>1.7856</text:p>
              </table:table-cell>
              <table:table-cell office:value-type="float" office:value="1.0613">
                <text:p>1.06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098">
                <text:p>1.5098</text:p>
              </table:table-cell>
              <table:table-cell office:value-type="float" office:value="1.5299">
                <text:p>1.5299</text:p>
              </table:table-cell>
              <table:table-cell office:value-type="float" office:value="1.7856">
                <text:p>1.7856</text:p>
              </table:table-cell>
              <table:table-cell office:value-type="float" office:value="1.0613">
                <text:p>1.06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005">
                <text:p>1.5005</text:p>
              </table:table-cell>
              <table:table-cell office:value-type="float" office:value="1.5015">
                <text:p>1.5015</text:p>
              </table:table-cell>
              <table:table-cell office:value-type="float" office:value="1.7856">
                <text:p>1.7856</text:p>
              </table:table-cell>
              <table:table-cell office:value-type="float" office:value="1.1537">
                <text:p>1.15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209">
                <text:p>1.5209</text:p>
              </table:table-cell>
              <table:table-cell office:value-type="float" office:value="1.5276">
                <text:p>1.5276</text:p>
              </table:table-cell>
              <table:table-cell office:value-type="float" office:value="1.7856">
                <text:p>1.7856</text:p>
              </table:table-cell>
              <table:table-cell office:value-type="float" office:value="1.1901">
                <text:p>1.19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209">
                <text:p>1.5209</text:p>
              </table:table-cell>
              <table:table-cell office:value-type="float" office:value="1.5276">
                <text:p>1.5276</text:p>
              </table:table-cell>
              <table:table-cell office:value-type="float" office:value="1.7856">
                <text:p>1.7856</text:p>
              </table:table-cell>
              <table:table-cell office:value-type="float" office:value="1.1901">
                <text:p>1.19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938">
                <text:p>1.4938</text:p>
              </table:table-cell>
              <table:table-cell office:value-type="float" office:value="1.4898">
                <text:p>1.4898</text:p>
              </table:table-cell>
              <table:table-cell office:value-type="float" office:value="1.7856">
                <text:p>1.7856</text:p>
              </table:table-cell>
              <table:table-cell office:value-type="float" office:value="1.1537">
                <text:p>1.15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909">
                <text:p>1.4909</text:p>
              </table:table-cell>
              <table:table-cell office:value-type="float" office:value="1.4943">
                <text:p>1.4943</text:p>
              </table:table-cell>
              <table:table-cell office:value-type="float" office:value="1.8489">
                <text:p>1.8489</text:p>
              </table:table-cell>
              <table:table-cell office:value-type="float" office:value="1.1195">
                <text:p>1.11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94">
                <text:p>1.494</text:p>
              </table:table-cell>
              <table:table-cell office:value-type="float" office:value="1.5045">
                <text:p>1.5045</text:p>
              </table:table-cell>
              <table:table-cell office:value-type="float" office:value="1.7856">
                <text:p>1.7856</text:p>
              </table:table-cell>
              <table:table-cell office:value-type="float" office:value="1.2273">
                <text:p>1.2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892">
                <text:p>1.4892</text:p>
              </table:table-cell>
              <table:table-cell office:value-type="float" office:value="1.5012">
                <text:p>1.5012</text:p>
              </table:table-cell>
              <table:table-cell office:value-type="float" office:value="1.7856">
                <text:p>1.7856</text:p>
              </table:table-cell>
              <table:table-cell office:value-type="float" office:value="1.1773">
                <text:p>1.17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892">
                <text:p>1.4892</text:p>
              </table:table-cell>
              <table:table-cell office:value-type="float" office:value="1.5012">
                <text:p>1.5012</text:p>
              </table:table-cell>
              <table:table-cell office:value-type="float" office:value="1.7856">
                <text:p>1.7856</text:p>
              </table:table-cell>
              <table:table-cell office:value-type="float" office:value="1.1773">
                <text:p>1.17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047">
                <text:p>1.5047</text:p>
              </table:table-cell>
              <table:table-cell office:value-type="float" office:value="1.5258">
                <text:p>1.5258</text:p>
              </table:table-cell>
              <table:table-cell office:value-type="float" office:value="1.7856">
                <text:p>1.7856</text:p>
              </table:table-cell>
              <table:table-cell office:value-type="float" office:value="1.0613">
                <text:p>1.06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099">
                <text:p>1.5099</text:p>
              </table:table-cell>
              <table:table-cell office:value-type="float" office:value="1.5323">
                <text:p>1.5323</text:p>
              </table:table-cell>
              <table:table-cell office:value-type="float" office:value="1.7856">
                <text:p>1.7856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099">
                <text:p>1.5099</text:p>
              </table:table-cell>
              <table:table-cell office:value-type="float" office:value="1.5323">
                <text:p>1.5323</text:p>
              </table:table-cell>
              <table:table-cell office:value-type="float" office:value="1.7856">
                <text:p>1.7856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913">
                <text:p>1.4913</text:p>
              </table:table-cell>
              <table:table-cell office:value-type="float" office:value="1.514">
                <text:p>1.514</text:p>
              </table:table-cell>
              <table:table-cell office:value-type="float" office:value="1.7542">
                <text:p>1.7542</text:p>
              </table:table-cell>
              <table:table-cell office:value-type="float" office:value="1.0165">
                <text:p>1.01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913">
                <text:p>1.4913</text:p>
              </table:table-cell>
              <table:table-cell office:value-type="float" office:value="1.514">
                <text:p>1.514</text:p>
              </table:table-cell>
              <table:table-cell office:value-type="float" office:value="1.7542">
                <text:p>1.7542</text:p>
              </table:table-cell>
              <table:table-cell office:value-type="float" office:value="1.0165">
                <text:p>1.01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85">
                <text:p>1.485</text:p>
              </table:table-cell>
              <table:table-cell office:value-type="float" office:value="1.5012">
                <text:p>1.5012</text:p>
              </table:table-cell>
              <table:table-cell office:value-type="float" office:value="1.7856">
                <text:p>1.7856</text:p>
              </table:table-cell>
              <table:table-cell office:value-type="float" office:value="1.1773">
                <text:p>1.17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768">
                <text:p>1.4768</text:p>
              </table:table-cell>
              <table:table-cell office:value-type="float" office:value="1.5052">
                <text:p>1.5052</text:p>
              </table:table-cell>
              <table:table-cell office:value-type="float" office:value="1.7856">
                <text:p>1.7856</text:p>
              </table:table-cell>
              <table:table-cell office:value-type="float" office:value="1.0164">
                <text:p>1.01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858">
                <text:p>1.4858</text:p>
              </table:table-cell>
              <table:table-cell office:value-type="float" office:value="1.4827">
                <text:p>1.4827</text:p>
              </table:table-cell>
              <table:table-cell office:value-type="float" office:value="1.7856">
                <text:p>1.7856</text:p>
              </table:table-cell>
              <table:table-cell office:value-type="float" office:value="1.1537">
                <text:p>1.15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858">
                <text:p>1.4858</text:p>
              </table:table-cell>
              <table:table-cell office:value-type="float" office:value="1.4827">
                <text:p>1.4827</text:p>
              </table:table-cell>
              <table:table-cell office:value-type="float" office:value="1.7856">
                <text:p>1.7856</text:p>
              </table:table-cell>
              <table:table-cell office:value-type="float" office:value="1.1537">
                <text:p>1.15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099">
                <text:p>1.5099</text:p>
              </table:table-cell>
              <table:table-cell office:value-type="float" office:value="1.5359">
                <text:p>1.5359</text:p>
              </table:table-cell>
              <table:table-cell office:value-type="float" office:value="1.775">
                <text:p>1.775</text:p>
              </table:table-cell>
              <table:table-cell office:value-type="float" office:value="1.1417">
                <text:p>1.14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099">
                <text:p>1.5099</text:p>
              </table:table-cell>
              <table:table-cell office:value-type="float" office:value="1.5359">
                <text:p>1.5359</text:p>
              </table:table-cell>
              <table:table-cell office:value-type="float" office:value="1.775">
                <text:p>1.775</text:p>
              </table:table-cell>
              <table:table-cell office:value-type="float" office:value="1.1417">
                <text:p>1.14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099">
                <text:p>1.5099</text:p>
              </table:table-cell>
              <table:table-cell office:value-type="float" office:value="1.5359">
                <text:p>1.5359</text:p>
              </table:table-cell>
              <table:table-cell office:value-type="float" office:value="1.775">
                <text:p>1.775</text:p>
              </table:table-cell>
              <table:table-cell office:value-type="float" office:value="1.1417">
                <text:p>1.14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099">
                <text:p>1.5099</text:p>
              </table:table-cell>
              <table:table-cell office:value-type="float" office:value="1.5359">
                <text:p>1.5359</text:p>
              </table:table-cell>
              <table:table-cell office:value-type="float" office:value="1.775">
                <text:p>1.775</text:p>
              </table:table-cell>
              <table:table-cell office:value-type="float" office:value="1.1417">
                <text:p>1.14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445">
                <text:p>1.4445</text:p>
              </table:table-cell>
              <table:table-cell office:value-type="float" office:value="1.4511">
                <text:p>1.4511</text:p>
              </table:table-cell>
              <table:table-cell office:value-type="float" office:value="1.7846">
                <text:p>1.7846</text:p>
              </table:table-cell>
              <table:table-cell office:value-type="float" office:value="0.5388">
                <text:p>0.53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309">
                <text:p>1.4309</text:p>
              </table:table-cell>
              <table:table-cell office:value-type="float" office:value="1.4473">
                <text:p>1.4473</text:p>
              </table:table-cell>
              <table:table-cell office:value-type="float" office:value="1.6378">
                <text:p>1.6378</text:p>
              </table:table-cell>
              <table:table-cell office:value-type="float" office:value="0.5396">
                <text:p>0.53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309">
                <text:p>1.4309</text:p>
              </table:table-cell>
              <table:table-cell office:value-type="float" office:value="1.4473">
                <text:p>1.4473</text:p>
              </table:table-cell>
              <table:table-cell office:value-type="float" office:value="1.6378">
                <text:p>1.6378</text:p>
              </table:table-cell>
              <table:table-cell office:value-type="float" office:value="0.5396">
                <text:p>0.53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256">
                <text:p>1.5256</text:p>
              </table:table-cell>
              <table:table-cell office:value-type="float" office:value="1.5158">
                <text:p>1.5158</text:p>
              </table:table-cell>
              <table:table-cell office:value-type="float" office:value="1.7856">
                <text:p>1.7856</text:p>
              </table:table-cell>
              <table:table-cell office:value-type="float" office:value="1.2747">
                <text:p>1.27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256">
                <text:p>1.5256</text:p>
              </table:table-cell>
              <table:table-cell office:value-type="float" office:value="1.5158">
                <text:p>1.5158</text:p>
              </table:table-cell>
              <table:table-cell office:value-type="float" office:value="1.7856">
                <text:p>1.7856</text:p>
              </table:table-cell>
              <table:table-cell office:value-type="float" office:value="1.2747">
                <text:p>1.27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256">
                <text:p>1.5256</text:p>
              </table:table-cell>
              <table:table-cell office:value-type="float" office:value="1.5158">
                <text:p>1.5158</text:p>
              </table:table-cell>
              <table:table-cell office:value-type="float" office:value="1.7856">
                <text:p>1.7856</text:p>
              </table:table-cell>
              <table:table-cell office:value-type="float" office:value="1.2747">
                <text:p>1.27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145">
                <text:p>1.5145</text:p>
              </table:table-cell>
              <table:table-cell office:value-type="float" office:value="1.5307">
                <text:p>1.5307</text:p>
              </table:table-cell>
              <table:table-cell office:value-type="float" office:value="1.7856">
                <text:p>1.7856</text:p>
              </table:table-cell>
              <table:table-cell office:value-type="float" office:value="1.1537">
                <text:p>1.15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4878">
                <text:p>1.4878</text:p>
              </table:table-cell>
              <table:table-cell office:value-type="float" office:value="1.4942">
                <text:p>1.4942</text:p>
              </table:table-cell>
              <table:table-cell office:value-type="float" office:value="1.7856">
                <text:p>1.7856</text:p>
              </table:table-cell>
              <table:table-cell office:value-type="float" office:value="0.9459">
                <text:p>0.94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214">
                <text:p>1.5214</text:p>
              </table:table-cell>
              <table:table-cell office:value-type="float" office:value="1.5195">
                <text:p>1.5195</text:p>
              </table:table-cell>
              <table:table-cell office:value-type="float" office:value="1.8207">
                <text:p>1.8207</text:p>
              </table:table-cell>
              <table:table-cell office:value-type="float" office:value="1.1987">
                <text:p>1.19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806">
                <text:p>1.4806</text:p>
              </table:table-cell>
              <table:table-cell office:value-type="float" office:value="1.5057">
                <text:p>1.5057</text:p>
              </table:table-cell>
              <table:table-cell office:value-type="float" office:value="1.7856">
                <text:p>1.7856</text:p>
              </table:table-cell>
              <table:table-cell office:value-type="float" office:value="1.0164">
                <text:p>1.01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806">
                <text:p>1.4806</text:p>
              </table:table-cell>
              <table:table-cell office:value-type="float" office:value="1.5057">
                <text:p>1.5057</text:p>
              </table:table-cell>
              <table:table-cell office:value-type="float" office:value="1.7856">
                <text:p>1.7856</text:p>
              </table:table-cell>
              <table:table-cell office:value-type="float" office:value="1.0164">
                <text:p>1.01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806">
                <text:p>1.4806</text:p>
              </table:table-cell>
              <table:table-cell office:value-type="float" office:value="1.5057">
                <text:p>1.5057</text:p>
              </table:table-cell>
              <table:table-cell office:value-type="float" office:value="1.7856">
                <text:p>1.7856</text:p>
              </table:table-cell>
              <table:table-cell office:value-type="float" office:value="1.0164">
                <text:p>1.01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806">
                <text:p>1.4806</text:p>
              </table:table-cell>
              <table:table-cell office:value-type="float" office:value="1.5057">
                <text:p>1.5057</text:p>
              </table:table-cell>
              <table:table-cell office:value-type="float" office:value="1.7856">
                <text:p>1.7856</text:p>
              </table:table-cell>
              <table:table-cell office:value-type="float" office:value="1.0164">
                <text:p>1.01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107">
                <text:p>1.5107</text:p>
              </table:table-cell>
              <table:table-cell office:value-type="float" office:value="1.5357">
                <text:p>1.5357</text:p>
              </table:table-cell>
              <table:table-cell office:value-type="float" office:value="1.7139">
                <text:p>1.7139</text:p>
              </table:table-cell>
              <table:table-cell office:value-type="float" office:value="1.1537">
                <text:p>1.15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4804">
                <text:p>1.4804</text:p>
              </table:table-cell>
              <table:table-cell office:value-type="float" office:value="1.4877">
                <text:p>1.4877</text:p>
              </table:table-cell>
              <table:table-cell office:value-type="float" office:value="1.7949">
                <text:p>1.7949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804">
                <text:p>1.4804</text:p>
              </table:table-cell>
              <table:table-cell office:value-type="float" office:value="1.4877">
                <text:p>1.4877</text:p>
              </table:table-cell>
              <table:table-cell office:value-type="float" office:value="1.7949">
                <text:p>1.7949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615">
                <text:p>1.4615</text:p>
              </table:table-cell>
              <table:table-cell office:value-type="float" office:value="1.4713">
                <text:p>1.4713</text:p>
              </table:table-cell>
              <table:table-cell office:value-type="float" office:value="1.7846">
                <text:p>1.7846</text:p>
              </table:table-cell>
              <table:table-cell office:value-type="float" office:value="0.5388">
                <text:p>0.53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615">
                <text:p>1.4615</text:p>
              </table:table-cell>
              <table:table-cell office:value-type="float" office:value="1.4713">
                <text:p>1.4713</text:p>
              </table:table-cell>
              <table:table-cell office:value-type="float" office:value="1.7846">
                <text:p>1.7846</text:p>
              </table:table-cell>
              <table:table-cell office:value-type="float" office:value="0.5388">
                <text:p>0.53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4615">
                <text:p>1.4615</text:p>
              </table:table-cell>
              <table:table-cell office:value-type="float" office:value="1.4713">
                <text:p>1.4713</text:p>
              </table:table-cell>
              <table:table-cell office:value-type="float" office:value="1.7846">
                <text:p>1.7846</text:p>
              </table:table-cell>
              <table:table-cell office:value-type="float" office:value="0.5388">
                <text:p>0.53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4615">
                <text:p>1.4615</text:p>
              </table:table-cell>
              <table:table-cell office:value-type="float" office:value="1.4713">
                <text:p>1.4713</text:p>
              </table:table-cell>
              <table:table-cell office:value-type="float" office:value="1.7846">
                <text:p>1.7846</text:p>
              </table:table-cell>
              <table:table-cell office:value-type="float" office:value="0.5388">
                <text:p>0.53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4123">
                <text:p>1.4123</text:p>
              </table:table-cell>
              <table:table-cell office:value-type="float" office:value="1.4465">
                <text:p>1.4465</text:p>
              </table:table-cell>
              <table:table-cell office:value-type="float" office:value="1.6376">
                <text:p>1.6376</text:p>
              </table:table-cell>
              <table:table-cell office:value-type="float" office:value="0.5396">
                <text:p>0.53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4805">
                <text:p>1.4805</text:p>
              </table:table-cell>
              <table:table-cell office:value-type="float" office:value="1.4935">
                <text:p>1.4935</text:p>
              </table:table-cell>
              <table:table-cell office:value-type="float" office:value="1.6895">
                <text:p>1.6895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4123">
                <text:p>1.4123</text:p>
              </table:table-cell>
              <table:table-cell office:value-type="float" office:value="1.4465">
                <text:p>1.4465</text:p>
              </table:table-cell>
              <table:table-cell office:value-type="float" office:value="1.6376">
                <text:p>1.6376</text:p>
              </table:table-cell>
              <table:table-cell office:value-type="float" office:value="0.5396">
                <text:p>0.53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123">
                <text:p>1.4123</text:p>
              </table:table-cell>
              <table:table-cell office:value-type="float" office:value="1.4465">
                <text:p>1.4465</text:p>
              </table:table-cell>
              <table:table-cell office:value-type="float" office:value="1.6376">
                <text:p>1.6376</text:p>
              </table:table-cell>
              <table:table-cell office:value-type="float" office:value="0.5396">
                <text:p>0.53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4957">
                <text:p>1.4957</text:p>
              </table:table-cell>
              <table:table-cell office:value-type="float" office:value="1.4952">
                <text:p>1.4952</text:p>
              </table:table-cell>
              <table:table-cell office:value-type="float" office:value="1.7846">
                <text:p>1.7846</text:p>
              </table:table-cell>
              <table:table-cell office:value-type="float" office:value="1.1097">
                <text:p>1.10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35">
                <text:p>1.535</text:p>
              </table:table-cell>
              <table:table-cell office:value-type="float" office:value="1.5297">
                <text:p>1.5297</text:p>
              </table:table-cell>
              <table:table-cell office:value-type="float" office:value="1.7856">
                <text:p>1.7856</text:p>
              </table:table-cell>
              <table:table-cell office:value-type="float" office:value="1.1176">
                <text:p>1.11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4886">
                <text:p>1.4886</text:p>
              </table:table-cell>
              <table:table-cell office:value-type="float" office:value="1.4987">
                <text:p>1.4987</text:p>
              </table:table-cell>
              <table:table-cell office:value-type="float" office:value="1.7856">
                <text:p>1.7856</text:p>
              </table:table-cell>
              <table:table-cell office:value-type="float" office:value="1.2491">
                <text:p>1.24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454">
                <text:p>1.4454</text:p>
              </table:table-cell>
              <table:table-cell office:value-type="float" office:value="1.4524">
                <text:p>1.4524</text:p>
              </table:table-cell>
              <table:table-cell office:value-type="float" office:value="1.7629">
                <text:p>1.7629</text:p>
              </table:table-cell>
              <table:table-cell office:value-type="float" office:value="1.0165">
                <text:p>1.01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454">
                <text:p>1.4454</text:p>
              </table:table-cell>
              <table:table-cell office:value-type="float" office:value="1.4524">
                <text:p>1.4524</text:p>
              </table:table-cell>
              <table:table-cell office:value-type="float" office:value="1.7629">
                <text:p>1.7629</text:p>
              </table:table-cell>
              <table:table-cell office:value-type="float" office:value="1.0165">
                <text:p>1.01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4454">
                <text:p>1.4454</text:p>
              </table:table-cell>
              <table:table-cell office:value-type="float" office:value="1.4524">
                <text:p>1.4524</text:p>
              </table:table-cell>
              <table:table-cell office:value-type="float" office:value="1.7629">
                <text:p>1.7629</text:p>
              </table:table-cell>
              <table:table-cell office:value-type="float" office:value="1.0165">
                <text:p>1.01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4454">
                <text:p>1.4454</text:p>
              </table:table-cell>
              <table:table-cell office:value-type="float" office:value="1.4524">
                <text:p>1.4524</text:p>
              </table:table-cell>
              <table:table-cell office:value-type="float" office:value="1.7629">
                <text:p>1.7629</text:p>
              </table:table-cell>
              <table:table-cell office:value-type="float" office:value="1.0165">
                <text:p>1.01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4958">
                <text:p>1.4958</text:p>
              </table:table-cell>
              <table:table-cell office:value-type="float" office:value="1.5019">
                <text:p>1.5019</text:p>
              </table:table-cell>
              <table:table-cell office:value-type="float" office:value="1.775">
                <text:p>1.775</text:p>
              </table:table-cell>
              <table:table-cell office:value-type="float" office:value="1.2219">
                <text:p>1.22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958">
                <text:p>1.4958</text:p>
              </table:table-cell>
              <table:table-cell office:value-type="float" office:value="1.5019">
                <text:p>1.5019</text:p>
              </table:table-cell>
              <table:table-cell office:value-type="float" office:value="1.775">
                <text:p>1.775</text:p>
              </table:table-cell>
              <table:table-cell office:value-type="float" office:value="1.2219">
                <text:p>1.22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5344">
                <text:p>1.5344</text:p>
              </table:table-cell>
              <table:table-cell office:value-type="float" office:value="1.5472">
                <text:p>1.5472</text:p>
              </table:table-cell>
              <table:table-cell office:value-type="float" office:value="1.8065">
                <text:p>1.8065</text:p>
              </table:table-cell>
              <table:table-cell office:value-type="float" office:value="1.1901">
                <text:p>1.19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4843">
                <text:p>1.4843</text:p>
              </table:table-cell>
              <table:table-cell office:value-type="float" office:value="1.4929">
                <text:p>1.4929</text:p>
              </table:table-cell>
              <table:table-cell office:value-type="float" office:value="1.8489">
                <text:p>1.8489</text:p>
              </table:table-cell>
              <table:table-cell office:value-type="float" office:value="1.2319">
                <text:p>1.23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383">
                <text:p>1.5383</text:p>
              </table:table-cell>
              <table:table-cell office:value-type="float" office:value="1.5322">
                <text:p>1.5322</text:p>
              </table:table-cell>
              <table:table-cell office:value-type="float" office:value="1.7856">
                <text:p>1.7856</text:p>
              </table:table-cell>
              <table:table-cell office:value-type="float" office:value="1.2115">
                <text:p>1.21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383">
                <text:p>1.5383</text:p>
              </table:table-cell>
              <table:table-cell office:value-type="float" office:value="1.5322">
                <text:p>1.5322</text:p>
              </table:table-cell>
              <table:table-cell office:value-type="float" office:value="1.7856">
                <text:p>1.7856</text:p>
              </table:table-cell>
              <table:table-cell office:value-type="float" office:value="1.2115">
                <text:p>1.21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153">
                <text:p>1.5153</text:p>
              </table:table-cell>
              <table:table-cell office:value-type="float" office:value="1.5174">
                <text:p>1.5174</text:p>
              </table:table-cell>
              <table:table-cell office:value-type="float" office:value="1.8396">
                <text:p>1.8396</text:p>
              </table:table-cell>
              <table:table-cell office:value-type="float" office:value="0.854">
                <text:p>0.8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153">
                <text:p>1.5153</text:p>
              </table:table-cell>
              <table:table-cell office:value-type="float" office:value="1.5174">
                <text:p>1.5174</text:p>
              </table:table-cell>
              <table:table-cell office:value-type="float" office:value="1.8396">
                <text:p>1.8396</text:p>
              </table:table-cell>
              <table:table-cell office:value-type="float" office:value="0.854">
                <text:p>0.8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916">
                <text:p>1.4916</text:p>
              </table:table-cell>
              <table:table-cell office:value-type="float" office:value="1.5023">
                <text:p>1.5023</text:p>
              </table:table-cell>
              <table:table-cell office:value-type="float" office:value="1.7007">
                <text:p>1.7007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4916">
                <text:p>1.4916</text:p>
              </table:table-cell>
              <table:table-cell office:value-type="float" office:value="1.5023">
                <text:p>1.5023</text:p>
              </table:table-cell>
              <table:table-cell office:value-type="float" office:value="1.7007">
                <text:p>1.7007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4674">
                <text:p>1.4674</text:p>
              </table:table-cell>
              <table:table-cell office:value-type="float" office:value="1.4771">
                <text:p>1.4771</text:p>
              </table:table-cell>
              <table:table-cell office:value-type="float" office:value="1.6895">
                <text:p>1.6895</text:p>
              </table:table-cell>
              <table:table-cell office:value-type="float" office:value="1.0381">
                <text:p>1.03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4674">
                <text:p>1.4674</text:p>
              </table:table-cell>
              <table:table-cell office:value-type="float" office:value="1.4771">
                <text:p>1.4771</text:p>
              </table:table-cell>
              <table:table-cell office:value-type="float" office:value="1.6895">
                <text:p>1.6895</text:p>
              </table:table-cell>
              <table:table-cell office:value-type="float" office:value="1.0381">
                <text:p>1.03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603">
                <text:p>1.4603</text:p>
              </table:table-cell>
              <table:table-cell office:value-type="float" office:value="1.4741">
                <text:p>1.4741</text:p>
              </table:table-cell>
              <table:table-cell office:value-type="float" office:value="1.7856">
                <text:p>1.7856</text:p>
              </table:table-cell>
              <table:table-cell office:value-type="float" office:value="0.9459">
                <text:p>0.94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062">
                <text:p>1.5062</text:p>
              </table:table-cell>
              <table:table-cell office:value-type="float" office:value="1.529">
                <text:p>1.529</text:p>
              </table:table-cell>
              <table:table-cell office:value-type="float" office:value="1.7856">
                <text:p>1.7856</text:p>
              </table:table-cell>
              <table:table-cell office:value-type="float" office:value="1.239">
                <text:p>1.2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808">
                <text:p>1.4808</text:p>
              </table:table-cell>
              <table:table-cell office:value-type="float" office:value="1.4831">
                <text:p>1.4831</text:p>
              </table:table-cell>
              <table:table-cell office:value-type="float" office:value="1.7856">
                <text:p>1.7856</text:p>
              </table:table-cell>
              <table:table-cell office:value-type="float" office:value="1.1556">
                <text:p>1.15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808">
                <text:p>1.4808</text:p>
              </table:table-cell>
              <table:table-cell office:value-type="float" office:value="1.4831">
                <text:p>1.4831</text:p>
              </table:table-cell>
              <table:table-cell office:value-type="float" office:value="1.7856">
                <text:p>1.7856</text:p>
              </table:table-cell>
              <table:table-cell office:value-type="float" office:value="1.1556">
                <text:p>1.15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808">
                <text:p>1.4808</text:p>
              </table:table-cell>
              <table:table-cell office:value-type="float" office:value="1.4831">
                <text:p>1.4831</text:p>
              </table:table-cell>
              <table:table-cell office:value-type="float" office:value="1.7856">
                <text:p>1.7856</text:p>
              </table:table-cell>
              <table:table-cell office:value-type="float" office:value="1.1556">
                <text:p>1.15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013">
                <text:p>1.5013</text:p>
              </table:table-cell>
              <table:table-cell office:value-type="float" office:value="1.5033">
                <text:p>1.5033</text:p>
              </table:table-cell>
              <table:table-cell office:value-type="float" office:value="1.7856">
                <text:p>1.7856</text:p>
              </table:table-cell>
              <table:table-cell office:value-type="float" office:value="1.1556">
                <text:p>1.15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4808">
                <text:p>1.4808</text:p>
              </table:table-cell>
              <table:table-cell office:value-type="float" office:value="1.4831">
                <text:p>1.4831</text:p>
              </table:table-cell>
              <table:table-cell office:value-type="float" office:value="1.7856">
                <text:p>1.7856</text:p>
              </table:table-cell>
              <table:table-cell office:value-type="float" office:value="1.1556">
                <text:p>1.15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4808">
                <text:p>1.4808</text:p>
              </table:table-cell>
              <table:table-cell office:value-type="float" office:value="1.4831">
                <text:p>1.4831</text:p>
              </table:table-cell>
              <table:table-cell office:value-type="float" office:value="1.7856">
                <text:p>1.7856</text:p>
              </table:table-cell>
              <table:table-cell office:value-type="float" office:value="1.1556">
                <text:p>1.15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4763">
                <text:p>1.4763</text:p>
              </table:table-cell>
              <table:table-cell office:value-type="float" office:value="1.4803">
                <text:p>1.4803</text:p>
              </table:table-cell>
              <table:table-cell office:value-type="float" office:value="1.7856">
                <text:p>1.7856</text:p>
              </table:table-cell>
              <table:table-cell office:value-type="float" office:value="0.9459">
                <text:p>0.94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4603">
                <text:p>1.4603</text:p>
              </table:table-cell>
              <table:table-cell office:value-type="float" office:value="1.4661">
                <text:p>1.4661</text:p>
              </table:table-cell>
              <table:table-cell office:value-type="float" office:value="1.7856">
                <text:p>1.7856</text:p>
              </table:table-cell>
              <table:table-cell office:value-type="float" office:value="0.9459">
                <text:p>0.94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4763">
                <text:p>1.4763</text:p>
              </table:table-cell>
              <table:table-cell office:value-type="float" office:value="1.4803">
                <text:p>1.4803</text:p>
              </table:table-cell>
              <table:table-cell office:value-type="float" office:value="1.7856">
                <text:p>1.7856</text:p>
              </table:table-cell>
              <table:table-cell office:value-type="float" office:value="0.9459">
                <text:p>0.94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4603">
                <text:p>1.4603</text:p>
              </table:table-cell>
              <table:table-cell office:value-type="float" office:value="1.4661">
                <text:p>1.4661</text:p>
              </table:table-cell>
              <table:table-cell office:value-type="float" office:value="1.7856">
                <text:p>1.7856</text:p>
              </table:table-cell>
              <table:table-cell office:value-type="float" office:value="0.9459">
                <text:p>0.94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4763">
                <text:p>1.4763</text:p>
              </table:table-cell>
              <table:table-cell office:value-type="float" office:value="1.4803">
                <text:p>1.4803</text:p>
              </table:table-cell>
              <table:table-cell office:value-type="float" office:value="1.7856">
                <text:p>1.7856</text:p>
              </table:table-cell>
              <table:table-cell office:value-type="float" office:value="0.9459">
                <text:p>0.94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4734">
                <text:p>1.4734</text:p>
              </table:table-cell>
              <table:table-cell office:value-type="float" office:value="1.4919">
                <text:p>1.4919</text:p>
              </table:table-cell>
              <table:table-cell office:value-type="float" office:value="1.7846">
                <text:p>1.7846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4734">
                <text:p>1.4734</text:p>
              </table:table-cell>
              <table:table-cell office:value-type="float" office:value="1.4919">
                <text:p>1.4919</text:p>
              </table:table-cell>
              <table:table-cell office:value-type="float" office:value="1.7846">
                <text:p>1.7846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4734">
                <text:p>1.4734</text:p>
              </table:table-cell>
              <table:table-cell office:value-type="float" office:value="1.4919">
                <text:p>1.4919</text:p>
              </table:table-cell>
              <table:table-cell office:value-type="float" office:value="1.7846">
                <text:p>1.7846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4734">
                <text:p>1.4734</text:p>
              </table:table-cell>
              <table:table-cell office:value-type="float" office:value="1.4919">
                <text:p>1.4919</text:p>
              </table:table-cell>
              <table:table-cell office:value-type="float" office:value="1.7846">
                <text:p>1.7846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4379">
                <text:p>1.4379</text:p>
              </table:table-cell>
              <table:table-cell office:value-type="float" office:value="1.4419">
                <text:p>1.4419</text:p>
              </table:table-cell>
              <table:table-cell office:value-type="float" office:value="1.7846">
                <text:p>1.7846</text:p>
              </table:table-cell>
              <table:table-cell office:value-type="float" office:value="1.0543">
                <text:p>1.05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4493">
                <text:p>1.4493</text:p>
              </table:table-cell>
              <table:table-cell office:value-type="float" office:value="1.4527">
                <text:p>1.4527</text:p>
              </table:table-cell>
              <table:table-cell office:value-type="float" office:value="1.7846">
                <text:p>1.7846</text:p>
              </table:table-cell>
              <table:table-cell office:value-type="float" office:value="1.108">
                <text:p>1.1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4379">
                <text:p>1.4379</text:p>
              </table:table-cell>
              <table:table-cell office:value-type="float" office:value="1.4419">
                <text:p>1.4419</text:p>
              </table:table-cell>
              <table:table-cell office:value-type="float" office:value="1.7846">
                <text:p>1.7846</text:p>
              </table:table-cell>
              <table:table-cell office:value-type="float" office:value="1.0543">
                <text:p>1.05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4379">
                <text:p>1.4379</text:p>
              </table:table-cell>
              <table:table-cell office:value-type="float" office:value="1.4419">
                <text:p>1.4419</text:p>
              </table:table-cell>
              <table:table-cell office:value-type="float" office:value="1.7846">
                <text:p>1.7846</text:p>
              </table:table-cell>
              <table:table-cell office:value-type="float" office:value="1.0543">
                <text:p>1.05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5563">
                <text:p>1.5563</text:p>
              </table:table-cell>
              <table:table-cell office:value-type="float" office:value="1.5598">
                <text:p>1.5598</text:p>
              </table:table-cell>
              <table:table-cell office:value-type="float" office:value="1.8396">
                <text:p>1.8396</text:p>
              </table:table-cell>
              <table:table-cell office:value-type="float" office:value="1.2819">
                <text:p>1.28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4969">
                <text:p>1.4969</text:p>
              </table:table-cell>
              <table:table-cell office:value-type="float" office:value="1.5272">
                <text:p>1.5272</text:p>
              </table:table-cell>
              <table:table-cell office:value-type="float" office:value="1.7846">
                <text:p>1.7846</text:p>
              </table:table-cell>
              <table:table-cell office:value-type="float" office:value="0.854">
                <text:p>0.8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4969">
                <text:p>1.4969</text:p>
              </table:table-cell>
              <table:table-cell office:value-type="float" office:value="1.5272">
                <text:p>1.5272</text:p>
              </table:table-cell>
              <table:table-cell office:value-type="float" office:value="1.7846">
                <text:p>1.7846</text:p>
              </table:table-cell>
              <table:table-cell office:value-type="float" office:value="0.854">
                <text:p>0.8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4912">
                <text:p>1.4912</text:p>
              </table:table-cell>
              <table:table-cell office:value-type="float" office:value="1.5241">
                <text:p>1.5241</text:p>
              </table:table-cell>
              <table:table-cell office:value-type="float" office:value="1.7846">
                <text:p>1.7846</text:p>
              </table:table-cell>
              <table:table-cell office:value-type="float" office:value="0.8653">
                <text:p>0.86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4969">
                <text:p>1.4969</text:p>
              </table:table-cell>
              <table:table-cell office:value-type="float" office:value="1.5272">
                <text:p>1.5272</text:p>
              </table:table-cell>
              <table:table-cell office:value-type="float" office:value="1.7846">
                <text:p>1.7846</text:p>
              </table:table-cell>
              <table:table-cell office:value-type="float" office:value="0.854">
                <text:p>0.8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4919">
                <text:p>1.4919</text:p>
              </table:table-cell>
              <table:table-cell office:value-type="float" office:value="1.4993">
                <text:p>1.4993</text:p>
              </table:table-cell>
              <table:table-cell office:value-type="float" office:value="1.7856">
                <text:p>1.7856</text:p>
              </table:table-cell>
              <table:table-cell office:value-type="float" office:value="1.2491">
                <text:p>1.24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4919">
                <text:p>1.4919</text:p>
              </table:table-cell>
              <table:table-cell office:value-type="float" office:value="1.4993">
                <text:p>1.4993</text:p>
              </table:table-cell>
              <table:table-cell office:value-type="float" office:value="1.7856">
                <text:p>1.7856</text:p>
              </table:table-cell>
              <table:table-cell office:value-type="float" office:value="1.2491">
                <text:p>1.24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4919">
                <text:p>1.4919</text:p>
              </table:table-cell>
              <table:table-cell office:value-type="float" office:value="1.4993">
                <text:p>1.4993</text:p>
              </table:table-cell>
              <table:table-cell office:value-type="float" office:value="1.7856">
                <text:p>1.7856</text:p>
              </table:table-cell>
              <table:table-cell office:value-type="float" office:value="1.2491">
                <text:p>1.24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4778">
                <text:p>1.4778</text:p>
              </table:table-cell>
              <table:table-cell office:value-type="float" office:value="1.4856">
                <text:p>1.4856</text:p>
              </table:table-cell>
              <table:table-cell office:value-type="float" office:value="1.6895">
                <text:p>1.6895</text:p>
              </table:table-cell>
              <table:table-cell office:value-type="float" office:value="1.2855">
                <text:p>1.28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4912">
                <text:p>1.4912</text:p>
              </table:table-cell>
              <table:table-cell office:value-type="float" office:value="1.4896">
                <text:p>1.4896</text:p>
              </table:table-cell>
              <table:table-cell office:value-type="float" office:value="1.7856">
                <text:p>1.7856</text:p>
              </table:table-cell>
              <table:table-cell office:value-type="float" office:value="1.1537">
                <text:p>1.15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036">
                <text:p>1.5036</text:p>
              </table:table-cell>
              <table:table-cell office:value-type="float" office:value="1.5092">
                <text:p>1.5092</text:p>
              </table:table-cell>
              <table:table-cell office:value-type="float" office:value="1.775">
                <text:p>1.775</text:p>
              </table:table-cell>
              <table:table-cell office:value-type="float" office:value="1.2219">
                <text:p>1.22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036">
                <text:p>1.5036</text:p>
              </table:table-cell>
              <table:table-cell office:value-type="float" office:value="1.5092">
                <text:p>1.5092</text:p>
              </table:table-cell>
              <table:table-cell office:value-type="float" office:value="1.775">
                <text:p>1.775</text:p>
              </table:table-cell>
              <table:table-cell office:value-type="float" office:value="1.2219">
                <text:p>1.22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5036">
                <text:p>1.5036</text:p>
              </table:table-cell>
              <table:table-cell office:value-type="float" office:value="1.5092">
                <text:p>1.5092</text:p>
              </table:table-cell>
              <table:table-cell office:value-type="float" office:value="1.775">
                <text:p>1.775</text:p>
              </table:table-cell>
              <table:table-cell office:value-type="float" office:value="1.2219">
                <text:p>1.22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5028">
                <text:p>1.5028</text:p>
              </table:table-cell>
              <table:table-cell office:value-type="float" office:value="1.5037">
                <text:p>1.5037</text:p>
              </table:table-cell>
              <table:table-cell office:value-type="float" office:value="1.7856">
                <text:p>1.7856</text:p>
              </table:table-cell>
              <table:table-cell office:value-type="float" office:value="1.2219">
                <text:p>1.22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5036">
                <text:p>1.5036</text:p>
              </table:table-cell>
              <table:table-cell office:value-type="float" office:value="1.5092">
                <text:p>1.5092</text:p>
              </table:table-cell>
              <table:table-cell office:value-type="float" office:value="1.775">
                <text:p>1.775</text:p>
              </table:table-cell>
              <table:table-cell office:value-type="float" office:value="1.2219">
                <text:p>1.22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4963">
                <text:p>1.4963</text:p>
              </table:table-cell>
              <table:table-cell office:value-type="float" office:value="1.5228">
                <text:p>1.5228</text:p>
              </table:table-cell>
              <table:table-cell office:value-type="float" office:value="1.6885">
                <text:p>1.6885</text:p>
              </table:table-cell>
              <table:table-cell office:value-type="float" office:value="0.852">
                <text:p>0.8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4963">
                <text:p>1.4963</text:p>
              </table:table-cell>
              <table:table-cell office:value-type="float" office:value="1.5228">
                <text:p>1.5228</text:p>
              </table:table-cell>
              <table:table-cell office:value-type="float" office:value="1.6885">
                <text:p>1.6885</text:p>
              </table:table-cell>
              <table:table-cell office:value-type="float" office:value="0.852">
                <text:p>0.8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5314">
                <text:p>1.5314</text:p>
              </table:table-cell>
              <table:table-cell office:value-type="float" office:value="1.5517">
                <text:p>1.5517</text:p>
              </table:table-cell>
              <table:table-cell office:value-type="float" office:value="1.775">
                <text:p>1.775</text:p>
              </table:table-cell>
              <table:table-cell office:value-type="float" office:value="1.1393">
                <text:p>1.13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4526">
                <text:p>1.4526</text:p>
              </table:table-cell>
              <table:table-cell office:value-type="float" office:value="1.4597">
                <text:p>1.4597</text:p>
              </table:table-cell>
              <table:table-cell office:value-type="float" office:value="1.7846">
                <text:p>1.7846</text:p>
              </table:table-cell>
              <table:table-cell office:value-type="float" office:value="0.9007">
                <text:p>0.90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4526">
                <text:p>1.4526</text:p>
              </table:table-cell>
              <table:table-cell office:value-type="float" office:value="1.4597">
                <text:p>1.4597</text:p>
              </table:table-cell>
              <table:table-cell office:value-type="float" office:value="1.7846">
                <text:p>1.7846</text:p>
              </table:table-cell>
              <table:table-cell office:value-type="float" office:value="0.9007">
                <text:p>0.90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4865">
                <text:p>1.4865</text:p>
              </table:table-cell>
              <table:table-cell office:value-type="float" office:value="1.495">
                <text:p>1.495</text:p>
              </table:table-cell>
              <table:table-cell office:value-type="float" office:value="1.7856">
                <text:p>1.7856</text:p>
              </table:table-cell>
              <table:table-cell office:value-type="float" office:value="0.9007">
                <text:p>0.90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4526">
                <text:p>1.4526</text:p>
              </table:table-cell>
              <table:table-cell office:value-type="float" office:value="1.4597">
                <text:p>1.4597</text:p>
              </table:table-cell>
              <table:table-cell office:value-type="float" office:value="1.7846">
                <text:p>1.7846</text:p>
              </table:table-cell>
              <table:table-cell office:value-type="float" office:value="0.9007">
                <text:p>0.90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5084">
                <text:p>1.5084</text:p>
              </table:table-cell>
              <table:table-cell office:value-type="float" office:value="1.5207">
                <text:p>1.5207</text:p>
              </table:table-cell>
              <table:table-cell office:value-type="float" office:value="1.6779">
                <text:p>1.6779</text:p>
              </table:table-cell>
              <table:table-cell office:value-type="float" office:value="1.0329">
                <text:p>1.03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5003">
                <text:p>1.5003</text:p>
              </table:table-cell>
              <table:table-cell office:value-type="float" office:value="1.5207">
                <text:p>1.5207</text:p>
              </table:table-cell>
              <table:table-cell office:value-type="float" office:value="1.6779">
                <text:p>1.6779</text:p>
              </table:table-cell>
              <table:table-cell office:value-type="float" office:value="1.0329">
                <text:p>1.03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5084">
                <text:p>1.5084</text:p>
              </table:table-cell>
              <table:table-cell office:value-type="float" office:value="1.5207">
                <text:p>1.5207</text:p>
              </table:table-cell>
              <table:table-cell office:value-type="float" office:value="1.6779">
                <text:p>1.6779</text:p>
              </table:table-cell>
              <table:table-cell office:value-type="float" office:value="1.0329">
                <text:p>1.03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5039">
                <text:p>1.5039</text:p>
              </table:table-cell>
              <table:table-cell office:value-type="float" office:value="1.5207">
                <text:p>1.5207</text:p>
              </table:table-cell>
              <table:table-cell office:value-type="float" office:value="1.6988">
                <text:p>1.6988</text:p>
              </table:table-cell>
              <table:table-cell office:value-type="float" office:value="1.0329">
                <text:p>1.03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5084">
                <text:p>1.5084</text:p>
              </table:table-cell>
              <table:table-cell office:value-type="float" office:value="1.5207">
                <text:p>1.5207</text:p>
              </table:table-cell>
              <table:table-cell office:value-type="float" office:value="1.6779">
                <text:p>1.6779</text:p>
              </table:table-cell>
              <table:table-cell office:value-type="float" office:value="1.0329">
                <text:p>1.03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4782">
                <text:p>1.4782</text:p>
              </table:table-cell>
              <table:table-cell office:value-type="float" office:value="1.4622">
                <text:p>1.4622</text:p>
              </table:table-cell>
              <table:table-cell office:value-type="float" office:value="1.8489">
                <text:p>1.8489</text:p>
              </table:table-cell>
              <table:table-cell office:value-type="float" office:value="1.2808">
                <text:p>1.28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4782">
                <text:p>1.4782</text:p>
              </table:table-cell>
              <table:table-cell office:value-type="float" office:value="1.4622">
                <text:p>1.4622</text:p>
              </table:table-cell>
              <table:table-cell office:value-type="float" office:value="1.8489">
                <text:p>1.8489</text:p>
              </table:table-cell>
              <table:table-cell office:value-type="float" office:value="1.2808">
                <text:p>1.28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4791">
                <text:p>1.4791</text:p>
              </table:table-cell>
              <table:table-cell office:value-type="float" office:value="1.4762">
                <text:p>1.4762</text:p>
              </table:table-cell>
              <table:table-cell office:value-type="float" office:value="1.6397">
                <text:p>1.6397</text:p>
              </table:table-cell>
              <table:table-cell office:value-type="float" office:value="1.2808">
                <text:p>1.28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4791">
                <text:p>1.4791</text:p>
              </table:table-cell>
              <table:table-cell office:value-type="float" office:value="1.4762">
                <text:p>1.4762</text:p>
              </table:table-cell>
              <table:table-cell office:value-type="float" office:value="1.6397">
                <text:p>1.6397</text:p>
              </table:table-cell>
              <table:table-cell office:value-type="float" office:value="1.2808">
                <text:p>1.28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4782">
                <text:p>1.4782</text:p>
              </table:table-cell>
              <table:table-cell office:value-type="float" office:value="1.4622">
                <text:p>1.4622</text:p>
              </table:table-cell>
              <table:table-cell office:value-type="float" office:value="1.8489">
                <text:p>1.8489</text:p>
              </table:table-cell>
              <table:table-cell office:value-type="float" office:value="1.2808">
                <text:p>1.28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4782">
                <text:p>1.4782</text:p>
              </table:table-cell>
              <table:table-cell office:value-type="float" office:value="1.4622">
                <text:p>1.4622</text:p>
              </table:table-cell>
              <table:table-cell office:value-type="float" office:value="1.8489">
                <text:p>1.8489</text:p>
              </table:table-cell>
              <table:table-cell office:value-type="float" office:value="1.2808">
                <text:p>1.28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501">
                <text:p>1.501</text:p>
              </table:table-cell>
              <table:table-cell office:value-type="float" office:value="1.4889">
                <text:p>1.4889</text:p>
              </table:table-cell>
              <table:table-cell office:value-type="float" office:value="1.7949">
                <text:p>1.7949</text:p>
              </table:table-cell>
              <table:table-cell office:value-type="float" office:value="1.137">
                <text:p>1.1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501">
                <text:p>1.501</text:p>
              </table:table-cell>
              <table:table-cell office:value-type="float" office:value="1.4889">
                <text:p>1.4889</text:p>
              </table:table-cell>
              <table:table-cell office:value-type="float" office:value="1.7949">
                <text:p>1.7949</text:p>
              </table:table-cell>
              <table:table-cell office:value-type="float" office:value="1.137">
                <text:p>1.1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4817">
                <text:p>1.4817</text:p>
              </table:table-cell>
              <table:table-cell office:value-type="float" office:value="1.4877">
                <text:p>1.4877</text:p>
              </table:table-cell>
              <table:table-cell office:value-type="float" office:value="1.7856">
                <text:p>1.7856</text:p>
              </table:table-cell>
              <table:table-cell office:value-type="float" office:value="1.1674">
                <text:p>1.16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4817">
                <text:p>1.4817</text:p>
              </table:table-cell>
              <table:table-cell office:value-type="float" office:value="1.4877">
                <text:p>1.4877</text:p>
              </table:table-cell>
              <table:table-cell office:value-type="float" office:value="1.7856">
                <text:p>1.7856</text:p>
              </table:table-cell>
              <table:table-cell office:value-type="float" office:value="1.1674">
                <text:p>1.16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4549">
                <text:p>1.4549</text:p>
              </table:table-cell>
              <table:table-cell office:value-type="float" office:value="1.472">
                <text:p>1.472</text:p>
              </table:table-cell>
              <table:table-cell office:value-type="float" office:value="1.7846">
                <text:p>1.7846</text:p>
              </table:table-cell>
              <table:table-cell office:value-type="float" office:value="1.0496">
                <text:p>1.04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4598">
                <text:p>1.4598</text:p>
              </table:table-cell>
              <table:table-cell office:value-type="float" office:value="1.4803">
                <text:p>1.4803</text:p>
              </table:table-cell>
              <table:table-cell office:value-type="float" office:value="1.7856">
                <text:p>1.7856</text:p>
              </table:table-cell>
              <table:table-cell office:value-type="float" office:value="1.0496">
                <text:p>1.04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4812">
                <text:p>1.4812</text:p>
              </table:table-cell>
              <table:table-cell office:value-type="float" office:value="1.4834">
                <text:p>1.4834</text:p>
              </table:table-cell>
              <table:table-cell office:value-type="float" office:value="1.7629">
                <text:p>1.7629</text:p>
              </table:table-cell>
              <table:table-cell office:value-type="float" office:value="1.0366">
                <text:p>1.03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4812">
                <text:p>1.4812</text:p>
              </table:table-cell>
              <table:table-cell office:value-type="float" office:value="1.4834">
                <text:p>1.4834</text:p>
              </table:table-cell>
              <table:table-cell office:value-type="float" office:value="1.7629">
                <text:p>1.7629</text:p>
              </table:table-cell>
              <table:table-cell office:value-type="float" office:value="1.0366">
                <text:p>1.03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4852">
                <text:p>1.4852</text:p>
              </table:table-cell>
              <table:table-cell office:value-type="float" office:value="1.4834">
                <text:p>1.4834</text:p>
              </table:table-cell>
              <table:table-cell office:value-type="float" office:value="1.7629">
                <text:p>1.7629</text:p>
              </table:table-cell>
              <table:table-cell office:value-type="float" office:value="1.1537">
                <text:p>1.15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4549">
                <text:p>1.4549</text:p>
              </table:table-cell>
              <table:table-cell office:value-type="float" office:value="1.472">
                <text:p>1.472</text:p>
              </table:table-cell>
              <table:table-cell office:value-type="float" office:value="1.7846">
                <text:p>1.7846</text:p>
              </table:table-cell>
              <table:table-cell office:value-type="float" office:value="1.0496">
                <text:p>1.04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4777">
                <text:p>1.4777</text:p>
              </table:table-cell>
              <table:table-cell office:value-type="float" office:value="1.5023">
                <text:p>1.5023</text:p>
              </table:table-cell>
              <table:table-cell office:value-type="float" office:value="1.7846">
                <text:p>1.7846</text:p>
              </table:table-cell>
              <table:table-cell office:value-type="float" office:value="1.0282">
                <text:p>1.02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4632">
                <text:p>1.4632</text:p>
              </table:table-cell>
              <table:table-cell office:value-type="float" office:value="1.4742">
                <text:p>1.4742</text:p>
              </table:table-cell>
              <table:table-cell office:value-type="float" office:value="1.6779">
                <text:p>1.6779</text:p>
              </table:table-cell>
              <table:table-cell office:value-type="float" office:value="1.1537">
                <text:p>1.15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4632">
                <text:p>1.4632</text:p>
              </table:table-cell>
              <table:table-cell office:value-type="float" office:value="1.4742">
                <text:p>1.4742</text:p>
              </table:table-cell>
              <table:table-cell office:value-type="float" office:value="1.6779">
                <text:p>1.6779</text:p>
              </table:table-cell>
              <table:table-cell office:value-type="float" office:value="1.1537">
                <text:p>1.15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4721">
                <text:p>1.4721</text:p>
              </table:table-cell>
              <table:table-cell office:value-type="float" office:value="1.4737">
                <text:p>1.4737</text:p>
              </table:table-cell>
              <table:table-cell office:value-type="float" office:value="1.6779">
                <text:p>1.6779</text:p>
              </table:table-cell>
              <table:table-cell office:value-type="float" office:value="1.1537">
                <text:p>1.15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4632">
                <text:p>1.4632</text:p>
              </table:table-cell>
              <table:table-cell office:value-type="float" office:value="1.4742">
                <text:p>1.4742</text:p>
              </table:table-cell>
              <table:table-cell office:value-type="float" office:value="1.6779">
                <text:p>1.6779</text:p>
              </table:table-cell>
              <table:table-cell office:value-type="float" office:value="1.1537">
                <text:p>1.15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4632">
                <text:p>1.4632</text:p>
              </table:table-cell>
              <table:table-cell office:value-type="float" office:value="1.4742">
                <text:p>1.4742</text:p>
              </table:table-cell>
              <table:table-cell office:value-type="float" office:value="1.6779">
                <text:p>1.6779</text:p>
              </table:table-cell>
              <table:table-cell office:value-type="float" office:value="1.1537">
                <text:p>1.15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632">
                <text:p>1.4632</text:p>
              </table:table-cell>
              <table:table-cell office:value-type="float" office:value="1.4742">
                <text:p>1.4742</text:p>
              </table:table-cell>
              <table:table-cell office:value-type="float" office:value="1.6779">
                <text:p>1.6779</text:p>
              </table:table-cell>
              <table:table-cell office:value-type="float" office:value="1.1537">
                <text:p>1.15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927">
                <text:p>1.4927</text:p>
              </table:table-cell>
              <table:table-cell office:value-type="float" office:value="1.5012">
                <text:p>1.5012</text:p>
              </table:table-cell>
              <table:table-cell office:value-type="float" office:value="1.6895">
                <text:p>1.6895</text:p>
              </table:table-cell>
              <table:table-cell office:value-type="float" office:value="1.281">
                <text:p>1.2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993">
                <text:p>1.4993</text:p>
              </table:table-cell>
              <table:table-cell office:value-type="float" office:value="1.4889">
                <text:p>1.4889</text:p>
              </table:table-cell>
              <table:table-cell office:value-type="float" office:value="1.7856">
                <text:p>1.7856</text:p>
              </table:table-cell>
              <table:table-cell office:value-type="float" office:value="1.1728">
                <text:p>1.17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927">
                <text:p>1.4927</text:p>
              </table:table-cell>
              <table:table-cell office:value-type="float" office:value="1.5012">
                <text:p>1.5012</text:p>
              </table:table-cell>
              <table:table-cell office:value-type="float" office:value="1.6895">
                <text:p>1.6895</text:p>
              </table:table-cell>
              <table:table-cell office:value-type="float" office:value="1.281">
                <text:p>1.2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5095">
                <text:p>1.5095</text:p>
              </table:table-cell>
              <table:table-cell office:value-type="float" office:value="1.5107">
                <text:p>1.5107</text:p>
              </table:table-cell>
              <table:table-cell office:value-type="float" office:value="1.7856">
                <text:p>1.7856</text:p>
              </table:table-cell>
              <table:table-cell office:value-type="float" office:value="1.2677">
                <text:p>1.26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5095">
                <text:p>1.5095</text:p>
              </table:table-cell>
              <table:table-cell office:value-type="float" office:value="1.5107">
                <text:p>1.5107</text:p>
              </table:table-cell>
              <table:table-cell office:value-type="float" office:value="1.7856">
                <text:p>1.7856</text:p>
              </table:table-cell>
              <table:table-cell office:value-type="float" office:value="1.2677">
                <text:p>1.26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64">
                <text:p>1.464</text:p>
              </table:table-cell>
              <table:table-cell office:value-type="float" office:value="1.4624">
                <text:p>1.4624</text:p>
              </table:table-cell>
              <table:table-cell office:value-type="float" office:value="1.8489">
                <text:p>1.8489</text:p>
              </table:table-cell>
              <table:table-cell office:value-type="float" office:value="0.9274">
                <text:p>0.92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4">
                <text:p>1.464</text:p>
              </table:table-cell>
              <table:table-cell office:value-type="float" office:value="1.4624">
                <text:p>1.4624</text:p>
              </table:table-cell>
              <table:table-cell office:value-type="float" office:value="1.8489">
                <text:p>1.8489</text:p>
              </table:table-cell>
              <table:table-cell office:value-type="float" office:value="0.9274">
                <text:p>0.92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5271">
                <text:p>1.5271</text:p>
              </table:table-cell>
              <table:table-cell office:value-type="float" office:value="1.5112">
                <text:p>1.5112</text:p>
              </table:table-cell>
              <table:table-cell office:value-type="float" office:value="1.8594">
                <text:p>1.8594</text:p>
              </table:table-cell>
              <table:table-cell office:value-type="float" office:value="1.3165">
                <text:p>1.31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5271">
                <text:p>1.5271</text:p>
              </table:table-cell>
              <table:table-cell office:value-type="float" office:value="1.5112">
                <text:p>1.5112</text:p>
              </table:table-cell>
              <table:table-cell office:value-type="float" office:value="1.8594">
                <text:p>1.8594</text:p>
              </table:table-cell>
              <table:table-cell office:value-type="float" office:value="1.3165">
                <text:p>1.31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271">
                <text:p>1.5271</text:p>
              </table:table-cell>
              <table:table-cell office:value-type="float" office:value="1.5112">
                <text:p>1.5112</text:p>
              </table:table-cell>
              <table:table-cell office:value-type="float" office:value="1.8594">
                <text:p>1.8594</text:p>
              </table:table-cell>
              <table:table-cell office:value-type="float" office:value="1.3165">
                <text:p>1.31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271">
                <text:p>1.5271</text:p>
              </table:table-cell>
              <table:table-cell office:value-type="float" office:value="1.5112">
                <text:p>1.5112</text:p>
              </table:table-cell>
              <table:table-cell office:value-type="float" office:value="1.8594">
                <text:p>1.8594</text:p>
              </table:table-cell>
              <table:table-cell office:value-type="float" office:value="1.3165">
                <text:p>1.31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045">
                <text:p>1.5045</text:p>
              </table:table-cell>
              <table:table-cell office:value-type="float" office:value="1.5126">
                <text:p>1.5126</text:p>
              </table:table-cell>
              <table:table-cell office:value-type="float" office:value="1.6914">
                <text:p>1.6914</text:p>
              </table:table-cell>
              <table:table-cell office:value-type="float" office:value="1.1631">
                <text:p>1.16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4421">
                <text:p>1.4421</text:p>
              </table:table-cell>
              <table:table-cell office:value-type="float" office:value="1.4579">
                <text:p>1.4579</text:p>
              </table:table-cell>
              <table:table-cell office:value-type="float" office:value="1.7629">
                <text:p>1.7629</text:p>
              </table:table-cell>
              <table:table-cell office:value-type="float" office:value="1.0165">
                <text:p>1.01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016">
                <text:p>1.5016</text:p>
              </table:table-cell>
              <table:table-cell office:value-type="float" office:value="1.5122">
                <text:p>1.5122</text:p>
              </table:table-cell>
              <table:table-cell office:value-type="float" office:value="1.775">
                <text:p>1.775</text:p>
              </table:table-cell>
              <table:table-cell office:value-type="float" office:value="1.2219">
                <text:p>1.22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4953">
                <text:p>1.4953</text:p>
              </table:table-cell>
              <table:table-cell office:value-type="float" office:value="1.5033">
                <text:p>1.5033</text:p>
              </table:table-cell>
              <table:table-cell office:value-type="float" office:value="1.6779">
                <text:p>1.6779</text:p>
              </table:table-cell>
              <table:table-cell office:value-type="float" office:value="1.2127">
                <text:p>1.21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016">
                <text:p>1.5016</text:p>
              </table:table-cell>
              <table:table-cell office:value-type="float" office:value="1.5122">
                <text:p>1.5122</text:p>
              </table:table-cell>
              <table:table-cell office:value-type="float" office:value="1.775">
                <text:p>1.775</text:p>
              </table:table-cell>
              <table:table-cell office:value-type="float" office:value="1.2219">
                <text:p>1.22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157">
                <text:p>1.5157</text:p>
              </table:table-cell>
              <table:table-cell office:value-type="float" office:value="1.5236">
                <text:p>1.5236</text:p>
              </table:table-cell>
              <table:table-cell office:value-type="float" office:value="1.775">
                <text:p>1.775</text:p>
              </table:table-cell>
              <table:table-cell office:value-type="float" office:value="1.1537">
                <text:p>1.15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163">
                <text:p>1.5163</text:p>
              </table:table-cell>
              <table:table-cell office:value-type="float" office:value="1.5319">
                <text:p>1.5319</text:p>
              </table:table-cell>
              <table:table-cell office:value-type="float" office:value="1.775">
                <text:p>1.775</text:p>
              </table:table-cell>
              <table:table-cell office:value-type="float" office:value="1.1537">
                <text:p>1.15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289">
                <text:p>1.5289</text:p>
              </table:table-cell>
              <table:table-cell office:value-type="float" office:value="1.5322">
                <text:p>1.5322</text:p>
              </table:table-cell>
              <table:table-cell office:value-type="float" office:value="1.7846">
                <text:p>1.7846</text:p>
              </table:table-cell>
              <table:table-cell office:value-type="float" office:value="1.3124">
                <text:p>1.31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163">
                <text:p>1.5163</text:p>
              </table:table-cell>
              <table:table-cell office:value-type="float" office:value="1.5319">
                <text:p>1.5319</text:p>
              </table:table-cell>
              <table:table-cell office:value-type="float" office:value="1.775">
                <text:p>1.775</text:p>
              </table:table-cell>
              <table:table-cell office:value-type="float" office:value="1.1537">
                <text:p>1.15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5163">
                <text:p>1.5163</text:p>
              </table:table-cell>
              <table:table-cell office:value-type="float" office:value="1.5319">
                <text:p>1.5319</text:p>
              </table:table-cell>
              <table:table-cell office:value-type="float" office:value="1.775">
                <text:p>1.775</text:p>
              </table:table-cell>
              <table:table-cell office:value-type="float" office:value="1.1537">
                <text:p>1.15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4868">
                <text:p>1.4868</text:p>
              </table:table-cell>
              <table:table-cell office:value-type="float" office:value="1.4622">
                <text:p>1.4622</text:p>
              </table:table-cell>
              <table:table-cell office:value-type="float" office:value="1.8489">
                <text:p>1.8489</text:p>
              </table:table-cell>
              <table:table-cell office:value-type="float" office:value="1.2808">
                <text:p>1.28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5295">
                <text:p>1.5295</text:p>
              </table:table-cell>
              <table:table-cell office:value-type="float" office:value="1.5283">
                <text:p>1.5283</text:p>
              </table:table-cell>
              <table:table-cell office:value-type="float" office:value="1.7629">
                <text:p>1.7629</text:p>
              </table:table-cell>
              <table:table-cell office:value-type="float" office:value="1.2581">
                <text:p>1.25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5295">
                <text:p>1.5295</text:p>
              </table:table-cell>
              <table:table-cell office:value-type="float" office:value="1.5283">
                <text:p>1.5283</text:p>
              </table:table-cell>
              <table:table-cell office:value-type="float" office:value="1.7629">
                <text:p>1.7629</text:p>
              </table:table-cell>
              <table:table-cell office:value-type="float" office:value="1.2581">
                <text:p>1.25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5295">
                <text:p>1.5295</text:p>
              </table:table-cell>
              <table:table-cell office:value-type="float" office:value="1.5283">
                <text:p>1.5283</text:p>
              </table:table-cell>
              <table:table-cell office:value-type="float" office:value="1.7629">
                <text:p>1.7629</text:p>
              </table:table-cell>
              <table:table-cell office:value-type="float" office:value="1.2581">
                <text:p>1.25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5295">
                <text:p>1.5295</text:p>
              </table:table-cell>
              <table:table-cell office:value-type="float" office:value="1.5283">
                <text:p>1.5283</text:p>
              </table:table-cell>
              <table:table-cell office:value-type="float" office:value="1.7629">
                <text:p>1.7629</text:p>
              </table:table-cell>
              <table:table-cell office:value-type="float" office:value="1.2581">
                <text:p>1.258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5439">
                <text:p>1.5439</text:p>
              </table:table-cell>
              <table:table-cell office:value-type="float" office:value="1.5424">
                <text:p>1.5424</text:p>
              </table:table-cell>
              <table:table-cell office:value-type="float" office:value="1.7629">
                <text:p>1.7629</text:p>
              </table:table-cell>
              <table:table-cell office:value-type="float" office:value="1.2581">
                <text:p>1.25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5204">
                <text:p>1.5204</text:p>
              </table:table-cell>
              <table:table-cell office:value-type="float" office:value="1.509">
                <text:p>1.509</text:p>
              </table:table-cell>
              <table:table-cell office:value-type="float" office:value="1.7856">
                <text:p>1.7856</text:p>
              </table:table-cell>
              <table:table-cell office:value-type="float" office:value="1.2581">
                <text:p>1.25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5295">
                <text:p>1.5295</text:p>
              </table:table-cell>
              <table:table-cell office:value-type="float" office:value="1.5283">
                <text:p>1.5283</text:p>
              </table:table-cell>
              <table:table-cell office:value-type="float" office:value="1.7629">
                <text:p>1.7629</text:p>
              </table:table-cell>
              <table:table-cell office:value-type="float" office:value="1.2581">
                <text:p>1.25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4882">
                <text:p>1.4882</text:p>
              </table:table-cell>
              <table:table-cell office:value-type="float" office:value="1.4855">
                <text:p>1.4855</text:p>
              </table:table-cell>
              <table:table-cell office:value-type="float" office:value="1.7846">
                <text:p>1.7846</text:p>
              </table:table-cell>
              <table:table-cell office:value-type="float" office:value="1.1537">
                <text:p>1.15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4882">
                <text:p>1.4882</text:p>
              </table:table-cell>
              <table:table-cell office:value-type="float" office:value="1.4855">
                <text:p>1.4855</text:p>
              </table:table-cell>
              <table:table-cell office:value-type="float" office:value="1.7846">
                <text:p>1.7846</text:p>
              </table:table-cell>
              <table:table-cell office:value-type="float" office:value="1.1537">
                <text:p>1.15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5024">
                <text:p>1.5024</text:p>
              </table:table-cell>
              <table:table-cell office:value-type="float" office:value="1.5296">
                <text:p>1.5296</text:p>
              </table:table-cell>
              <table:table-cell office:value-type="float" office:value="1.7856">
                <text:p>1.7856</text:p>
              </table:table-cell>
              <table:table-cell office:value-type="float" office:value="1.1173">
                <text:p>1.11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5024">
                <text:p>1.5024</text:p>
              </table:table-cell>
              <table:table-cell office:value-type="float" office:value="1.5296">
                <text:p>1.5296</text:p>
              </table:table-cell>
              <table:table-cell office:value-type="float" office:value="1.7856">
                <text:p>1.7856</text:p>
              </table:table-cell>
              <table:table-cell office:value-type="float" office:value="1.1173">
                <text:p>1.11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5024">
                <text:p>1.5024</text:p>
              </table:table-cell>
              <table:table-cell office:value-type="float" office:value="1.5296">
                <text:p>1.5296</text:p>
              </table:table-cell>
              <table:table-cell office:value-type="float" office:value="1.7856">
                <text:p>1.7856</text:p>
              </table:table-cell>
              <table:table-cell office:value-type="float" office:value="1.1173">
                <text:p>1.11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4908">
                <text:p>1.4908</text:p>
              </table:table-cell>
              <table:table-cell office:value-type="float" office:value="1.5011">
                <text:p>1.5011</text:p>
              </table:table-cell>
              <table:table-cell office:value-type="float" office:value="1.7846">
                <text:p>1.7846</text:p>
              </table:table-cell>
              <table:table-cell office:value-type="float" office:value="0.854">
                <text:p>0.8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4832">
                <text:p>1.4832</text:p>
              </table:table-cell>
              <table:table-cell office:value-type="float" office:value="1.4967">
                <text:p>1.4967</text:p>
              </table:table-cell>
              <table:table-cell office:value-type="float" office:value="1.7846">
                <text:p>1.7846</text:p>
              </table:table-cell>
              <table:table-cell office:value-type="float" office:value="1.1097">
                <text:p>1.109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4832">
                <text:p>1.4832</text:p>
              </table:table-cell>
              <table:table-cell office:value-type="float" office:value="1.4967">
                <text:p>1.4967</text:p>
              </table:table-cell>
              <table:table-cell office:value-type="float" office:value="1.7846">
                <text:p>1.7846</text:p>
              </table:table-cell>
              <table:table-cell office:value-type="float" office:value="1.1097">
                <text:p>1.10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4832">
                <text:p>1.4832</text:p>
              </table:table-cell>
              <table:table-cell office:value-type="float" office:value="1.4967">
                <text:p>1.4967</text:p>
              </table:table-cell>
              <table:table-cell office:value-type="float" office:value="1.7846">
                <text:p>1.7846</text:p>
              </table:table-cell>
              <table:table-cell office:value-type="float" office:value="1.1097">
                <text:p>1.10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4682">
                <text:p>1.4682</text:p>
              </table:table-cell>
              <table:table-cell office:value-type="float" office:value="1.4792">
                <text:p>1.4792</text:p>
              </table:table-cell>
              <table:table-cell office:value-type="float" office:value="1.7629">
                <text:p>1.7629</text:p>
              </table:table-cell>
              <table:table-cell office:value-type="float" office:value="1.0366">
                <text:p>1.03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4682">
                <text:p>1.4682</text:p>
              </table:table-cell>
              <table:table-cell office:value-type="float" office:value="1.4792">
                <text:p>1.4792</text:p>
              </table:table-cell>
              <table:table-cell office:value-type="float" office:value="1.7629">
                <text:p>1.7629</text:p>
              </table:table-cell>
              <table:table-cell office:value-type="float" office:value="1.0366">
                <text:p>1.03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5033">
                <text:p>1.5033</text:p>
              </table:table-cell>
              <table:table-cell office:value-type="float" office:value="1.4986">
                <text:p>1.4986</text:p>
              </table:table-cell>
              <table:table-cell office:value-type="float" office:value="1.6895">
                <text:p>1.6895</text:p>
              </table:table-cell>
              <table:table-cell office:value-type="float" office:value="1.2978">
                <text:p>1.29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4912">
                <text:p>1.4912</text:p>
              </table:table-cell>
              <table:table-cell office:value-type="float" office:value="1.4986">
                <text:p>1.4986</text:p>
              </table:table-cell>
              <table:table-cell office:value-type="float" office:value="1.6895">
                <text:p>1.6895</text:p>
              </table:table-cell>
              <table:table-cell office:value-type="float" office:value="1.281">
                <text:p>1.2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4876">
                <text:p>1.4876</text:p>
              </table:table-cell>
              <table:table-cell office:value-type="float" office:value="1.4836">
                <text:p>1.4836</text:p>
              </table:table-cell>
              <table:table-cell office:value-type="float" office:value="1.7856">
                <text:p>1.7856</text:p>
              </table:table-cell>
              <table:table-cell office:value-type="float" office:value="1.1728">
                <text:p>1.17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4912">
                <text:p>1.4912</text:p>
              </table:table-cell>
              <table:table-cell office:value-type="float" office:value="1.4986">
                <text:p>1.4986</text:p>
              </table:table-cell>
              <table:table-cell office:value-type="float" office:value="1.6895">
                <text:p>1.6895</text:p>
              </table:table-cell>
              <table:table-cell office:value-type="float" office:value="1.281">
                <text:p>1.28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5033">
                <text:p>1.5033</text:p>
              </table:table-cell>
              <table:table-cell office:value-type="float" office:value="1.4986">
                <text:p>1.4986</text:p>
              </table:table-cell>
              <table:table-cell office:value-type="float" office:value="1.6895">
                <text:p>1.6895</text:p>
              </table:table-cell>
              <table:table-cell office:value-type="float" office:value="1.2978">
                <text:p>1.297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4876">
                <text:p>1.4876</text:p>
              </table:table-cell>
              <table:table-cell office:value-type="float" office:value="1.4836">
                <text:p>1.4836</text:p>
              </table:table-cell>
              <table:table-cell office:value-type="float" office:value="1.7856">
                <text:p>1.7856</text:p>
              </table:table-cell>
              <table:table-cell office:value-type="float" office:value="1.1728">
                <text:p>1.17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4912">
                <text:p>1.4912</text:p>
              </table:table-cell>
              <table:table-cell office:value-type="float" office:value="1.4986">
                <text:p>1.4986</text:p>
              </table:table-cell>
              <table:table-cell office:value-type="float" office:value="1.6895">
                <text:p>1.6895</text:p>
              </table:table-cell>
              <table:table-cell office:value-type="float" office:value="1.281">
                <text:p>1.28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4874">
                <text:p>1.4874</text:p>
              </table:table-cell>
              <table:table-cell office:value-type="float" office:value="1.4803">
                <text:p>1.4803</text:p>
              </table:table-cell>
              <table:table-cell office:value-type="float" office:value="1.775">
                <text:p>1.775</text:p>
              </table:table-cell>
              <table:table-cell office:value-type="float" office:value="1.2722">
                <text:p>1.27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4874">
                <text:p>1.4874</text:p>
              </table:table-cell>
              <table:table-cell office:value-type="float" office:value="1.4803">
                <text:p>1.4803</text:p>
              </table:table-cell>
              <table:table-cell office:value-type="float" office:value="1.775">
                <text:p>1.775</text:p>
              </table:table-cell>
              <table:table-cell office:value-type="float" office:value="1.2722">
                <text:p>1.27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5059">
                <text:p>1.5059</text:p>
              </table:table-cell>
              <table:table-cell office:value-type="float" office:value="1.5393">
                <text:p>1.5393</text:p>
              </table:table-cell>
              <table:table-cell office:value-type="float" office:value="1.775">
                <text:p>1.775</text:p>
              </table:table-cell>
              <table:table-cell office:value-type="float" office:value="1.2722">
                <text:p>1.27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4244">
                <text:p>1.4244</text:p>
              </table:table-cell>
              <table:table-cell office:value-type="float" office:value="1.4463">
                <text:p>1.4463</text:p>
              </table:table-cell>
              <table:table-cell office:value-type="float" office:value="1.7276">
                <text:p>1.7276</text:p>
              </table:table-cell>
              <table:table-cell office:value-type="float" office:value="0.9274">
                <text:p>0.92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4842">
                <text:p>1.4842</text:p>
              </table:table-cell>
              <table:table-cell office:value-type="float" office:value="1.4943">
                <text:p>1.4943</text:p>
              </table:table-cell>
              <table:table-cell office:value-type="float" office:value="1.7846">
                <text:p>1.7846</text:p>
              </table:table-cell>
              <table:table-cell office:value-type="float" office:value="1.1795">
                <text:p>1.17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476">
                <text:p>1.476</text:p>
              </table:table-cell>
              <table:table-cell office:value-type="float" office:value="1.4789">
                <text:p>1.4789</text:p>
              </table:table-cell>
              <table:table-cell office:value-type="float" office:value="1.7846">
                <text:p>1.7846</text:p>
              </table:table-cell>
              <table:table-cell office:value-type="float" office:value="1.2318">
                <text:p>1.23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4605">
                <text:p>1.4605</text:p>
              </table:table-cell>
              <table:table-cell office:value-type="float" office:value="1.4868">
                <text:p>1.4868</text:p>
              </table:table-cell>
              <table:table-cell office:value-type="float" office:value="1.6376">
                <text:p>1.6376</text:p>
              </table:table-cell>
              <table:table-cell office:value-type="float" office:value="1.2883">
                <text:p>1.28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476">
                <text:p>1.476</text:p>
              </table:table-cell>
              <table:table-cell office:value-type="float" office:value="1.4789">
                <text:p>1.4789</text:p>
              </table:table-cell>
              <table:table-cell office:value-type="float" office:value="1.7846">
                <text:p>1.7846</text:p>
              </table:table-cell>
              <table:table-cell office:value-type="float" office:value="1.2318">
                <text:p>1.23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476">
                <text:p>1.476</text:p>
              </table:table-cell>
              <table:table-cell office:value-type="float" office:value="1.4789">
                <text:p>1.4789</text:p>
              </table:table-cell>
              <table:table-cell office:value-type="float" office:value="1.7846">
                <text:p>1.7846</text:p>
              </table:table-cell>
              <table:table-cell office:value-type="float" office:value="1.2318">
                <text:p>1.23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4605">
                <text:p>1.4605</text:p>
              </table:table-cell>
              <table:table-cell office:value-type="float" office:value="1.4868">
                <text:p>1.4868</text:p>
              </table:table-cell>
              <table:table-cell office:value-type="float" office:value="1.6376">
                <text:p>1.6376</text:p>
              </table:table-cell>
              <table:table-cell office:value-type="float" office:value="1.2883">
                <text:p>1.288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4842">
                <text:p>1.4842</text:p>
              </table:table-cell>
              <table:table-cell office:value-type="float" office:value="1.4943">
                <text:p>1.4943</text:p>
              </table:table-cell>
              <table:table-cell office:value-type="float" office:value="1.7846">
                <text:p>1.7846</text:p>
              </table:table-cell>
              <table:table-cell office:value-type="float" office:value="1.1795">
                <text:p>1.17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4583">
                <text:p>1.4583</text:p>
              </table:table-cell>
              <table:table-cell office:value-type="float" office:value="1.4669">
                <text:p>1.4669</text:p>
              </table:table-cell>
              <table:table-cell office:value-type="float" office:value="1.7846">
                <text:p>1.7846</text:p>
              </table:table-cell>
              <table:table-cell office:value-type="float" office:value="0.9962">
                <text:p>0.99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4583">
                <text:p>1.4583</text:p>
              </table:table-cell>
              <table:table-cell office:value-type="float" office:value="1.4669">
                <text:p>1.4669</text:p>
              </table:table-cell>
              <table:table-cell office:value-type="float" office:value="1.7846">
                <text:p>1.7846</text:p>
              </table:table-cell>
              <table:table-cell office:value-type="float" office:value="0.9962">
                <text:p>0.99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4697">
                <text:p>1.4697</text:p>
              </table:table-cell>
              <table:table-cell office:value-type="float" office:value="1.4692">
                <text:p>1.4692</text:p>
              </table:table-cell>
              <table:table-cell office:value-type="float" office:value="1.7846">
                <text:p>1.7846</text:p>
              </table:table-cell>
              <table:table-cell office:value-type="float" office:value="0.9962">
                <text:p>0.99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459">
                <text:p>1.459</text:p>
              </table:table-cell>
              <table:table-cell office:value-type="float" office:value="1.4846">
                <text:p>1.4846</text:p>
              </table:table-cell>
              <table:table-cell office:value-type="float" office:value="1.7107">
                <text:p>1.7107</text:p>
              </table:table-cell>
              <table:table-cell office:value-type="float" office:value="1.0671">
                <text:p>1.06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4947">
                <text:p>1.4947</text:p>
              </table:table-cell>
              <table:table-cell office:value-type="float" office:value="1.4972">
                <text:p>1.4972</text:p>
              </table:table-cell>
              <table:table-cell office:value-type="float" office:value="1.775">
                <text:p>1.775</text:p>
              </table:table-cell>
              <table:table-cell office:value-type="float" office:value="1.0464">
                <text:p>1.04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4872">
                <text:p>1.4872</text:p>
              </table:table-cell>
              <table:table-cell office:value-type="float" office:value="1.4924">
                <text:p>1.4924</text:p>
              </table:table-cell>
              <table:table-cell office:value-type="float" office:value="1.7856">
                <text:p>1.7856</text:p>
              </table:table-cell>
              <table:table-cell office:value-type="float" office:value="0.7709">
                <text:p>0.770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4872">
                <text:p>1.4872</text:p>
              </table:table-cell>
              <table:table-cell office:value-type="float" office:value="1.4924">
                <text:p>1.4924</text:p>
              </table:table-cell>
              <table:table-cell office:value-type="float" office:value="1.7856">
                <text:p>1.7856</text:p>
              </table:table-cell>
              <table:table-cell office:value-type="float" office:value="0.7709">
                <text:p>0.770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4872">
                <text:p>1.4872</text:p>
              </table:table-cell>
              <table:table-cell office:value-type="float" office:value="1.4924">
                <text:p>1.4924</text:p>
              </table:table-cell>
              <table:table-cell office:value-type="float" office:value="1.7856">
                <text:p>1.7856</text:p>
              </table:table-cell>
              <table:table-cell office:value-type="float" office:value="0.7709">
                <text:p>0.77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4872">
                <text:p>1.4872</text:p>
              </table:table-cell>
              <table:table-cell office:value-type="float" office:value="1.4924">
                <text:p>1.4924</text:p>
              </table:table-cell>
              <table:table-cell office:value-type="float" office:value="1.7856">
                <text:p>1.7856</text:p>
              </table:table-cell>
              <table:table-cell office:value-type="float" office:value="0.7709">
                <text:p>0.77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4872">
                <text:p>1.4872</text:p>
              </table:table-cell>
              <table:table-cell office:value-type="float" office:value="1.4924">
                <text:p>1.4924</text:p>
              </table:table-cell>
              <table:table-cell office:value-type="float" office:value="1.7856">
                <text:p>1.7856</text:p>
              </table:table-cell>
              <table:table-cell office:value-type="float" office:value="0.7709">
                <text:p>0.77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4886">
                <text:p>1.4886</text:p>
              </table:table-cell>
              <table:table-cell office:value-type="float" office:value="1.5076">
                <text:p>1.5076</text:p>
              </table:table-cell>
              <table:table-cell office:value-type="float" office:value="1.7856">
                <text:p>1.7856</text:p>
              </table:table-cell>
              <table:table-cell office:value-type="float" office:value="0.7709">
                <text:p>0.77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4872">
                <text:p>1.4872</text:p>
              </table:table-cell>
              <table:table-cell office:value-type="float" office:value="1.4924">
                <text:p>1.4924</text:p>
              </table:table-cell>
              <table:table-cell office:value-type="float" office:value="1.7856">
                <text:p>1.7856</text:p>
              </table:table-cell>
              <table:table-cell office:value-type="float" office:value="0.7709">
                <text:p>0.77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518">
                <text:p>1.518</text:p>
              </table:table-cell>
              <table:table-cell office:value-type="float" office:value="1.5316">
                <text:p>1.5316</text:p>
              </table:table-cell>
              <table:table-cell office:value-type="float" office:value="1.775">
                <text:p>1.775</text:p>
              </table:table-cell>
              <table:table-cell office:value-type="float" office:value="1.2219">
                <text:p>1.22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518">
                <text:p>1.518</text:p>
              </table:table-cell>
              <table:table-cell office:value-type="float" office:value="1.5316">
                <text:p>1.5316</text:p>
              </table:table-cell>
              <table:table-cell office:value-type="float" office:value="1.775">
                <text:p>1.775</text:p>
              </table:table-cell>
              <table:table-cell office:value-type="float" office:value="1.2219">
                <text:p>1.22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5007">
                <text:p>1.5007</text:p>
              </table:table-cell>
              <table:table-cell office:value-type="float" office:value="1.5302">
                <text:p>1.5302</text:p>
              </table:table-cell>
              <table:table-cell office:value-type="float" office:value="1.775">
                <text:p>1.775</text:p>
              </table:table-cell>
              <table:table-cell office:value-type="float" office:value="1.1393">
                <text:p>1.139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5007">
                <text:p>1.5007</text:p>
              </table:table-cell>
              <table:table-cell office:value-type="float" office:value="1.5302">
                <text:p>1.5302</text:p>
              </table:table-cell>
              <table:table-cell office:value-type="float" office:value="1.775">
                <text:p>1.775</text:p>
              </table:table-cell>
              <table:table-cell office:value-type="float" office:value="1.1393">
                <text:p>1.139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4772">
                <text:p>1.4772</text:p>
              </table:table-cell>
              <table:table-cell office:value-type="float" office:value="1.5085">
                <text:p>1.5085</text:p>
              </table:table-cell>
              <table:table-cell office:value-type="float" office:value="1.7971">
                <text:p>1.7971</text:p>
              </table:table-cell>
              <table:table-cell office:value-type="float" office:value="1.1525">
                <text:p>1.15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5007">
                <text:p>1.5007</text:p>
              </table:table-cell>
              <table:table-cell office:value-type="float" office:value="1.5302">
                <text:p>1.5302</text:p>
              </table:table-cell>
              <table:table-cell office:value-type="float" office:value="1.775">
                <text:p>1.775</text:p>
              </table:table-cell>
              <table:table-cell office:value-type="float" office:value="1.1393">
                <text:p>1.13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4772">
                <text:p>1.4772</text:p>
              </table:table-cell>
              <table:table-cell office:value-type="float" office:value="1.5085">
                <text:p>1.5085</text:p>
              </table:table-cell>
              <table:table-cell office:value-type="float" office:value="1.7971">
                <text:p>1.7971</text:p>
              </table:table-cell>
              <table:table-cell office:value-type="float" office:value="1.1525">
                <text:p>1.15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5007">
                <text:p>1.5007</text:p>
              </table:table-cell>
              <table:table-cell office:value-type="float" office:value="1.5302">
                <text:p>1.5302</text:p>
              </table:table-cell>
              <table:table-cell office:value-type="float" office:value="1.775">
                <text:p>1.775</text:p>
              </table:table-cell>
              <table:table-cell office:value-type="float" office:value="1.1393">
                <text:p>1.13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5126">
                <text:p>1.5126</text:p>
              </table:table-cell>
              <table:table-cell office:value-type="float" office:value="1.5154">
                <text:p>1.5154</text:p>
              </table:table-cell>
              <table:table-cell office:value-type="float" office:value="1.7856">
                <text:p>1.7856</text:p>
              </table:table-cell>
              <table:table-cell office:value-type="float" office:value="1.1537">
                <text:p>1.15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4541">
                <text:p>1.4541</text:p>
              </table:table-cell>
              <table:table-cell office:value-type="float" office:value="1.483">
                <text:p>1.483</text:p>
              </table:table-cell>
              <table:table-cell office:value-type="float" office:value="1.6598">
                <text:p>1.6598</text:p>
              </table:table-cell>
              <table:table-cell office:value-type="float" office:value="0.9018">
                <text:p>0.901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4615">
                <text:p>1.4615</text:p>
              </table:table-cell>
              <table:table-cell office:value-type="float" office:value="1.4884">
                <text:p>1.4884</text:p>
              </table:table-cell>
              <table:table-cell office:value-type="float" office:value="1.6598">
                <text:p>1.6598</text:p>
              </table:table-cell>
              <table:table-cell office:value-type="float" office:value="0.9018">
                <text:p>0.90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4615">
                <text:p>1.4615</text:p>
              </table:table-cell>
              <table:table-cell office:value-type="float" office:value="1.4884">
                <text:p>1.4884</text:p>
              </table:table-cell>
              <table:table-cell office:value-type="float" office:value="1.6598">
                <text:p>1.6598</text:p>
              </table:table-cell>
              <table:table-cell office:value-type="float" office:value="0.9018">
                <text:p>0.90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4929">
                <text:p>1.4929</text:p>
              </table:table-cell>
              <table:table-cell office:value-type="float" office:value="1.5292">
                <text:p>1.5292</text:p>
              </table:table-cell>
              <table:table-cell office:value-type="float" office:value="1.7856">
                <text:p>1.7856</text:p>
              </table:table-cell>
              <table:table-cell office:value-type="float" office:value="0.9021">
                <text:p>0.90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5439">
                <text:p>1.5439</text:p>
              </table:table-cell>
              <table:table-cell office:value-type="float" office:value="1.5664">
                <text:p>1.5664</text:p>
              </table:table-cell>
              <table:table-cell office:value-type="float" office:value="1.7157">
                <text:p>1.7157</text:p>
              </table:table-cell>
              <table:table-cell office:value-type="float" office:value="1.2141">
                <text:p>1.214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4727">
                <text:p>1.4727</text:p>
              </table:table-cell>
              <table:table-cell office:value-type="float" office:value="1.4793">
                <text:p>1.4793</text:p>
              </table:table-cell>
              <table:table-cell office:value-type="float" office:value="1.7846">
                <text:p>1.7846</text:p>
              </table:table-cell>
              <table:table-cell office:value-type="float" office:value="0.854">
                <text:p>0.85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4727">
                <text:p>1.4727</text:p>
              </table:table-cell>
              <table:table-cell office:value-type="float" office:value="1.4793">
                <text:p>1.4793</text:p>
              </table:table-cell>
              <table:table-cell office:value-type="float" office:value="1.7846">
                <text:p>1.7846</text:p>
              </table:table-cell>
              <table:table-cell office:value-type="float" office:value="0.854">
                <text:p>0.8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5439">
                <text:p>1.5439</text:p>
              </table:table-cell>
              <table:table-cell office:value-type="float" office:value="1.5664">
                <text:p>1.5664</text:p>
              </table:table-cell>
              <table:table-cell office:value-type="float" office:value="1.7157">
                <text:p>1.7157</text:p>
              </table:table-cell>
              <table:table-cell office:value-type="float" office:value="1.2141">
                <text:p>1.214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4727">
                <text:p>1.4727</text:p>
              </table:table-cell>
              <table:table-cell office:value-type="float" office:value="1.4793">
                <text:p>1.4793</text:p>
              </table:table-cell>
              <table:table-cell office:value-type="float" office:value="1.7846">
                <text:p>1.7846</text:p>
              </table:table-cell>
              <table:table-cell office:value-type="float" office:value="0.854">
                <text:p>0.85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452">
                <text:p>1.452</text:p>
              </table:table-cell>
              <table:table-cell office:value-type="float" office:value="1.4967">
                <text:p>1.4967</text:p>
              </table:table-cell>
              <table:table-cell office:value-type="float" office:value="1.6895">
                <text:p>1.6895</text:p>
              </table:table-cell>
              <table:table-cell office:value-type="float" office:value="0.9007">
                <text:p>0.900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452">
                <text:p>1.452</text:p>
              </table:table-cell>
              <table:table-cell office:value-type="float" office:value="1.4967">
                <text:p>1.4967</text:p>
              </table:table-cell>
              <table:table-cell office:value-type="float" office:value="1.6895">
                <text:p>1.6895</text:p>
              </table:table-cell>
              <table:table-cell office:value-type="float" office:value="0.9007">
                <text:p>0.90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4931">
                <text:p>1.4931</text:p>
              </table:table-cell>
              <table:table-cell office:value-type="float" office:value="1.5068">
                <text:p>1.5068</text:p>
              </table:table-cell>
              <table:table-cell office:value-type="float" office:value="1.6895">
                <text:p>1.6895</text:p>
              </table:table-cell>
              <table:table-cell office:value-type="float" office:value="1.1097">
                <text:p>1.10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4292">
                <text:p>1.4292</text:p>
              </table:table-cell>
              <table:table-cell office:value-type="float" office:value="1.4507">
                <text:p>1.4507</text:p>
              </table:table-cell>
              <table:table-cell office:value-type="float" office:value="1.7846">
                <text:p>1.7846</text:p>
              </table:table-cell>
              <table:table-cell office:value-type="float" office:value="1.0496">
                <text:p>1.04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4292">
                <text:p>1.4292</text:p>
              </table:table-cell>
              <table:table-cell office:value-type="float" office:value="1.4507">
                <text:p>1.4507</text:p>
              </table:table-cell>
              <table:table-cell office:value-type="float" office:value="1.7846">
                <text:p>1.7846</text:p>
              </table:table-cell>
              <table:table-cell office:value-type="float" office:value="1.0496">
                <text:p>1.04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4407">
                <text:p>1.4407</text:p>
              </table:table-cell>
              <table:table-cell office:value-type="float" office:value="1.4507">
                <text:p>1.4507</text:p>
              </table:table-cell>
              <table:table-cell office:value-type="float" office:value="1.7846">
                <text:p>1.7846</text:p>
              </table:table-cell>
              <table:table-cell office:value-type="float" office:value="1.0496">
                <text:p>1.04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5031">
                <text:p>1.5031</text:p>
              </table:table-cell>
              <table:table-cell office:value-type="float" office:value="1.5391">
                <text:p>1.5391</text:p>
              </table:table-cell>
              <table:table-cell office:value-type="float" office:value="1.8085">
                <text:p>1.8085</text:p>
              </table:table-cell>
              <table:table-cell office:value-type="float" office:value="1.1022">
                <text:p>1.10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5031">
                <text:p>1.5031</text:p>
              </table:table-cell>
              <table:table-cell office:value-type="float" office:value="1.5391">
                <text:p>1.5391</text:p>
              </table:table-cell>
              <table:table-cell office:value-type="float" office:value="1.8085">
                <text:p>1.8085</text:p>
              </table:table-cell>
              <table:table-cell office:value-type="float" office:value="1.1022">
                <text:p>1.10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4676">
                <text:p>1.4676</text:p>
              </table:table-cell>
              <table:table-cell office:value-type="float" office:value="1.5103">
                <text:p>1.5103</text:p>
              </table:table-cell>
              <table:table-cell office:value-type="float" office:value="1.6161">
                <text:p>1.6161</text:p>
              </table:table-cell>
              <table:table-cell office:value-type="float" office:value="1.1022">
                <text:p>1.10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5031">
                <text:p>1.5031</text:p>
              </table:table-cell>
              <table:table-cell office:value-type="float" office:value="1.5391">
                <text:p>1.5391</text:p>
              </table:table-cell>
              <table:table-cell office:value-type="float" office:value="1.8085">
                <text:p>1.8085</text:p>
              </table:table-cell>
              <table:table-cell office:value-type="float" office:value="1.1022">
                <text:p>1.102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4514">
                <text:p>1.4514</text:p>
              </table:table-cell>
              <table:table-cell office:value-type="float" office:value="1.4657">
                <text:p>1.4657</text:p>
              </table:table-cell>
              <table:table-cell office:value-type="float" office:value="1.6743">
                <text:p>1.6743</text:p>
              </table:table-cell>
              <table:table-cell office:value-type="float" office:value="1.209">
                <text:p>1.20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4521">
                <text:p>1.4521</text:p>
              </table:table-cell>
              <table:table-cell office:value-type="float" office:value="1.4651">
                <text:p>1.4651</text:p>
              </table:table-cell>
              <table:table-cell office:value-type="float" office:value="1.6743">
                <text:p>1.6743</text:p>
              </table:table-cell>
              <table:table-cell office:value-type="float" office:value="1.209">
                <text:p>1.2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4514">
                <text:p>1.4514</text:p>
              </table:table-cell>
              <table:table-cell office:value-type="float" office:value="1.4657">
                <text:p>1.4657</text:p>
              </table:table-cell>
              <table:table-cell office:value-type="float" office:value="1.6743">
                <text:p>1.6743</text:p>
              </table:table-cell>
              <table:table-cell office:value-type="float" office:value="1.209">
                <text:p>1.2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4094">
                <text:p>1.4094</text:p>
              </table:table-cell>
              <table:table-cell office:value-type="float" office:value="1.4482">
                <text:p>1.4482</text:p>
              </table:table-cell>
              <table:table-cell office:value-type="float" office:value="1.6743">
                <text:p>1.6743</text:p>
              </table:table-cell>
              <table:table-cell office:value-type="float" office:value="0.9274">
                <text:p>0.92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4602">
                <text:p>1.4602</text:p>
              </table:table-cell>
              <table:table-cell office:value-type="float" office:value="1.446">
                <text:p>1.446</text:p>
              </table:table-cell>
              <table:table-cell office:value-type="float" office:value="1.7856">
                <text:p>1.7856</text:p>
              </table:table-cell>
              <table:table-cell office:value-type="float" office:value="0.9962">
                <text:p>0.99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4866">
                <text:p>1.4866</text:p>
              </table:table-cell>
              <table:table-cell office:value-type="float" office:value="1.4941">
                <text:p>1.4941</text:p>
              </table:table-cell>
              <table:table-cell office:value-type="float" office:value="1.7846">
                <text:p>1.7846</text:p>
              </table:table-cell>
              <table:table-cell office:value-type="float" office:value="1.1635">
                <text:p>1.16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5216">
                <text:p>1.5216</text:p>
              </table:table-cell>
              <table:table-cell office:value-type="float" office:value="1.5086">
                <text:p>1.5086</text:p>
              </table:table-cell>
              <table:table-cell office:value-type="float" office:value="1.8594">
                <text:p>1.8594</text:p>
              </table:table-cell>
              <table:table-cell office:value-type="float" office:value="1.3147">
                <text:p>1.31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4408">
                <text:p>1.4408</text:p>
              </table:table-cell>
              <table:table-cell office:value-type="float" office:value="1.4775">
                <text:p>1.4775</text:p>
              </table:table-cell>
              <table:table-cell office:value-type="float" office:value="1.6895">
                <text:p>1.6895</text:p>
              </table:table-cell>
              <table:table-cell office:value-type="float" office:value="1.0671">
                <text:p>1.067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4408">
                <text:p>1.4408</text:p>
              </table:table-cell>
              <table:table-cell office:value-type="float" office:value="1.4775">
                <text:p>1.4775</text:p>
              </table:table-cell>
              <table:table-cell office:value-type="float" office:value="1.6895">
                <text:p>1.6895</text:p>
              </table:table-cell>
              <table:table-cell office:value-type="float" office:value="1.0671">
                <text:p>1.067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4408">
                <text:p>1.4408</text:p>
              </table:table-cell>
              <table:table-cell office:value-type="float" office:value="1.4775">
                <text:p>1.4775</text:p>
              </table:table-cell>
              <table:table-cell office:value-type="float" office:value="1.6895">
                <text:p>1.6895</text:p>
              </table:table-cell>
              <table:table-cell office:value-type="float" office:value="1.0671">
                <text:p>1.06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4914">
                <text:p>1.4914</text:p>
              </table:table-cell>
              <table:table-cell office:value-type="float" office:value="1.5117">
                <text:p>1.5117</text:p>
              </table:table-cell>
              <table:table-cell office:value-type="float" office:value="1.6336">
                <text:p>1.6336</text:p>
              </table:table-cell>
              <table:table-cell office:value-type="float" office:value="1.2165">
                <text:p>1.21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4722">
                <text:p>1.4722</text:p>
              </table:table-cell>
              <table:table-cell office:value-type="float" office:value="1.4977">
                <text:p>1.4977</text:p>
              </table:table-cell>
              <table:table-cell office:value-type="float" office:value="1.6336">
                <text:p>1.6336</text:p>
              </table:table-cell>
              <table:table-cell office:value-type="float" office:value="1.2165">
                <text:p>1.21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488">
                <text:p>1.488</text:p>
              </table:table-cell>
              <table:table-cell office:value-type="float" office:value="1.4972">
                <text:p>1.4972</text:p>
              </table:table-cell>
              <table:table-cell office:value-type="float" office:value="1.775">
                <text:p>1.775</text:p>
              </table:table-cell>
              <table:table-cell office:value-type="float" office:value="1.0464">
                <text:p>1.04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4722">
                <text:p>1.4722</text:p>
              </table:table-cell>
              <table:table-cell office:value-type="float" office:value="1.4977">
                <text:p>1.4977</text:p>
              </table:table-cell>
              <table:table-cell office:value-type="float" office:value="1.6336">
                <text:p>1.6336</text:p>
              </table:table-cell>
              <table:table-cell office:value-type="float" office:value="1.2165">
                <text:p>1.21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5083">
                <text:p>1.5083</text:p>
              </table:table-cell>
              <table:table-cell office:value-type="float" office:value="1.5092">
                <text:p>1.5092</text:p>
              </table:table-cell>
              <table:table-cell office:value-type="float" office:value="1.775">
                <text:p>1.775</text:p>
              </table:table-cell>
              <table:table-cell office:value-type="float" office:value="1.2058">
                <text:p>1.20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5083">
                <text:p>1.5083</text:p>
              </table:table-cell>
              <table:table-cell office:value-type="float" office:value="1.5092">
                <text:p>1.5092</text:p>
              </table:table-cell>
              <table:table-cell office:value-type="float" office:value="1.775">
                <text:p>1.775</text:p>
              </table:table-cell>
              <table:table-cell office:value-type="float" office:value="1.2058">
                <text:p>1.205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5083">
                <text:p>1.5083</text:p>
              </table:table-cell>
              <table:table-cell office:value-type="float" office:value="1.5092">
                <text:p>1.5092</text:p>
              </table:table-cell>
              <table:table-cell office:value-type="float" office:value="1.775">
                <text:p>1.775</text:p>
              </table:table-cell>
              <table:table-cell office:value-type="float" office:value="1.2058">
                <text:p>1.20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5083">
                <text:p>1.5083</text:p>
              </table:table-cell>
              <table:table-cell office:value-type="float" office:value="1.5092">
                <text:p>1.5092</text:p>
              </table:table-cell>
              <table:table-cell office:value-type="float" office:value="1.775">
                <text:p>1.775</text:p>
              </table:table-cell>
              <table:table-cell office:value-type="float" office:value="1.2058">
                <text:p>1.205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5083">
                <text:p>1.5083</text:p>
              </table:table-cell>
              <table:table-cell office:value-type="float" office:value="1.5092">
                <text:p>1.5092</text:p>
              </table:table-cell>
              <table:table-cell office:value-type="float" office:value="1.775">
                <text:p>1.775</text:p>
              </table:table-cell>
              <table:table-cell office:value-type="float" office:value="1.2058">
                <text:p>1.20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4917">
                <text:p>1.4917</text:p>
              </table:table-cell>
              <table:table-cell office:value-type="float" office:value="1.5092">
                <text:p>1.5092</text:p>
              </table:table-cell>
              <table:table-cell office:value-type="float" office:value="1.775">
                <text:p>1.775</text:p>
              </table:table-cell>
              <table:table-cell office:value-type="float" office:value="1.1625">
                <text:p>1.16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5319">
                <text:p>1.5319</text:p>
              </table:table-cell>
              <table:table-cell office:value-type="float" office:value="1.5179">
                <text:p>1.5179</text:p>
              </table:table-cell>
              <table:table-cell office:value-type="float" office:value="1.8396">
                <text:p>1.8396</text:p>
              </table:table-cell>
              <table:table-cell office:value-type="float" office:value="1.2058">
                <text:p>1.205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5083">
                <text:p>1.5083</text:p>
              </table:table-cell>
              <table:table-cell office:value-type="float" office:value="1.5092">
                <text:p>1.5092</text:p>
              </table:table-cell>
              <table:table-cell office:value-type="float" office:value="1.775">
                <text:p>1.775</text:p>
              </table:table-cell>
              <table:table-cell office:value-type="float" office:value="1.2058">
                <text:p>1.20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515">
                <text:p>1.515</text:p>
              </table:table-cell>
              <table:table-cell office:value-type="float" office:value="1.5309">
                <text:p>1.5309</text:p>
              </table:table-cell>
              <table:table-cell office:value-type="float" office:value="1.6779">
                <text:p>1.6779</text:p>
              </table:table-cell>
              <table:table-cell office:value-type="float" office:value="1.352">
                <text:p>1.35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4617">
                <text:p>1.4617</text:p>
              </table:table-cell>
              <table:table-cell office:value-type="float" office:value="1.5043">
                <text:p>1.5043</text:p>
              </table:table-cell>
              <table:table-cell office:value-type="float" office:value="1.6773">
                <text:p>1.6773</text:p>
              </table:table-cell>
              <table:table-cell office:value-type="float" office:value="1.0686">
                <text:p>1.068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4356">
                <text:p>1.4356</text:p>
              </table:table-cell>
              <table:table-cell office:value-type="float" office:value="1.4378">
                <text:p>1.4378</text:p>
              </table:table-cell>
              <table:table-cell office:value-type="float" office:value="1.7846">
                <text:p>1.7846</text:p>
              </table:table-cell>
              <table:table-cell office:value-type="float" office:value="0.9007">
                <text:p>0.900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4356">
                <text:p>1.4356</text:p>
              </table:table-cell>
              <table:table-cell office:value-type="float" office:value="1.4378">
                <text:p>1.4378</text:p>
              </table:table-cell>
              <table:table-cell office:value-type="float" office:value="1.7846">
                <text:p>1.7846</text:p>
              </table:table-cell>
              <table:table-cell office:value-type="float" office:value="0.9007">
                <text:p>0.900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5261">
                <text:p>1.5261</text:p>
              </table:table-cell>
              <table:table-cell office:value-type="float" office:value="1.4937">
                <text:p>1.4937</text:p>
              </table:table-cell>
              <table:table-cell office:value-type="float" office:value="1.775">
                <text:p>1.775</text:p>
              </table:table-cell>
              <table:table-cell office:value-type="float" office:value="1.3277">
                <text:p>1.32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5261">
                <text:p>1.5261</text:p>
              </table:table-cell>
              <table:table-cell office:value-type="float" office:value="1.4937">
                <text:p>1.4937</text:p>
              </table:table-cell>
              <table:table-cell office:value-type="float" office:value="1.775">
                <text:p>1.775</text:p>
              </table:table-cell>
              <table:table-cell office:value-type="float" office:value="1.3277">
                <text:p>1.32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492">
                <text:p>1.492</text:p>
              </table:table-cell>
              <table:table-cell office:value-type="float" office:value="1.4968">
                <text:p>1.4968</text:p>
              </table:table-cell>
              <table:table-cell office:value-type="float" office:value="1.7144">
                <text:p>1.7144</text:p>
              </table:table-cell>
              <table:table-cell office:value-type="float" office:value="1.1173">
                <text:p>1.117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4006">
                <text:p>1.4006</text:p>
              </table:table-cell>
              <table:table-cell office:value-type="float" office:value="1.4061">
                <text:p>1.4061</text:p>
              </table:table-cell>
              <table:table-cell office:value-type="float" office:value="1.7846">
                <text:p>1.7846</text:p>
              </table:table-cell>
              <table:table-cell office:value-type="float" office:value="0.9966">
                <text:p>0.996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5416">
                <text:p>1.5416</text:p>
              </table:table-cell>
              <table:table-cell office:value-type="float" office:value="1.5616">
                <text:p>1.5616</text:p>
              </table:table-cell>
              <table:table-cell office:value-type="float" office:value="1.7157">
                <text:p>1.7157</text:p>
              </table:table-cell>
              <table:table-cell office:value-type="float" office:value="1.2141">
                <text:p>1.214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5416">
                <text:p>1.5416</text:p>
              </table:table-cell>
              <table:table-cell office:value-type="float" office:value="1.5616">
                <text:p>1.5616</text:p>
              </table:table-cell>
              <table:table-cell office:value-type="float" office:value="1.7157">
                <text:p>1.7157</text:p>
              </table:table-cell>
              <table:table-cell office:value-type="float" office:value="1.2141">
                <text:p>1.214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5416">
                <text:p>1.5416</text:p>
              </table:table-cell>
              <table:table-cell office:value-type="float" office:value="1.5616">
                <text:p>1.5616</text:p>
              </table:table-cell>
              <table:table-cell office:value-type="float" office:value="1.7157">
                <text:p>1.7157</text:p>
              </table:table-cell>
              <table:table-cell office:value-type="float" office:value="1.2141">
                <text:p>1.21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5416">
                <text:p>1.5416</text:p>
              </table:table-cell>
              <table:table-cell office:value-type="float" office:value="1.5616">
                <text:p>1.5616</text:p>
              </table:table-cell>
              <table:table-cell office:value-type="float" office:value="1.7157">
                <text:p>1.7157</text:p>
              </table:table-cell>
              <table:table-cell office:value-type="float" office:value="1.2141">
                <text:p>1.214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415">
                <text:p>1.415</text:p>
              </table:table-cell>
              <table:table-cell office:value-type="float" office:value="1.45">
                <text:p>1.45</text:p>
              </table:table-cell>
              <table:table-cell office:value-type="float" office:value="1.7846">
                <text:p>1.7846</text:p>
              </table:table-cell>
              <table:table-cell office:value-type="float" office:value="0.9893">
                <text:p>0.989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3915">
                <text:p>1.3915</text:p>
              </table:table-cell>
              <table:table-cell office:value-type="float" office:value="1.45">
                <text:p>1.45</text:p>
              </table:table-cell>
              <table:table-cell office:value-type="float" office:value="1.5604">
                <text:p>1.5604</text:p>
              </table:table-cell>
              <table:table-cell office:value-type="float" office:value="0.9893">
                <text:p>0.989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4393">
                <text:p>1.4393</text:p>
              </table:table-cell>
              <table:table-cell office:value-type="float" office:value="1.4825">
                <text:p>1.4825</text:p>
              </table:table-cell>
              <table:table-cell office:value-type="float" office:value="1.7198">
                <text:p>1.7198</text:p>
              </table:table-cell>
              <table:table-cell office:value-type="float" office:value="0.9893">
                <text:p>0.989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3915">
                <text:p>1.3915</text:p>
              </table:table-cell>
              <table:table-cell office:value-type="float" office:value="1.45">
                <text:p>1.45</text:p>
              </table:table-cell>
              <table:table-cell office:value-type="float" office:value="1.5604">
                <text:p>1.5604</text:p>
              </table:table-cell>
              <table:table-cell office:value-type="float" office:value="0.9893">
                <text:p>0.989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4393">
                <text:p>1.4393</text:p>
              </table:table-cell>
              <table:table-cell office:value-type="float" office:value="1.4825">
                <text:p>1.4825</text:p>
              </table:table-cell>
              <table:table-cell office:value-type="float" office:value="1.7198">
                <text:p>1.7198</text:p>
              </table:table-cell>
              <table:table-cell office:value-type="float" office:value="0.9893">
                <text:p>0.989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415">
                <text:p>1.415</text:p>
              </table:table-cell>
              <table:table-cell office:value-type="float" office:value="1.45">
                <text:p>1.45</text:p>
              </table:table-cell>
              <table:table-cell office:value-type="float" office:value="1.7846">
                <text:p>1.7846</text:p>
              </table:table-cell>
              <table:table-cell office:value-type="float" office:value="0.9893">
                <text:p>0.989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415">
                <text:p>1.415</text:p>
              </table:table-cell>
              <table:table-cell office:value-type="float" office:value="1.45">
                <text:p>1.45</text:p>
              </table:table-cell>
              <table:table-cell office:value-type="float" office:value="1.7846">
                <text:p>1.7846</text:p>
              </table:table-cell>
              <table:table-cell office:value-type="float" office:value="0.9893">
                <text:p>0.989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4976">
                <text:p>1.4976</text:p>
              </table:table-cell>
              <table:table-cell office:value-type="float" office:value="1.5008">
                <text:p>1.5008</text:p>
              </table:table-cell>
              <table:table-cell office:value-type="float" office:value="1.7107">
                <text:p>1.7107</text:p>
              </table:table-cell>
              <table:table-cell office:value-type="float" office:value="1.2339">
                <text:p>1.23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4976">
                <text:p>1.4976</text:p>
              </table:table-cell>
              <table:table-cell office:value-type="float" office:value="1.5008">
                <text:p>1.5008</text:p>
              </table:table-cell>
              <table:table-cell office:value-type="float" office:value="1.7107">
                <text:p>1.7107</text:p>
              </table:table-cell>
              <table:table-cell office:value-type="float" office:value="1.2339">
                <text:p>1.23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4908">
                <text:p>1.4908</text:p>
              </table:table-cell>
              <table:table-cell office:value-type="float" office:value="1.5058">
                <text:p>1.5058</text:p>
              </table:table-cell>
              <table:table-cell office:value-type="float" office:value="1.6895">
                <text:p>1.6895</text:p>
              </table:table-cell>
              <table:table-cell office:value-type="float" office:value="1.2339">
                <text:p>1.233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4995">
                <text:p>1.4995</text:p>
              </table:table-cell>
              <table:table-cell office:value-type="float" office:value="1.4876">
                <text:p>1.4876</text:p>
              </table:table-cell>
              <table:table-cell office:value-type="float" office:value="1.7304">
                <text:p>1.7304</text:p>
              </table:table-cell>
              <table:table-cell office:value-type="float" office:value="1.1901">
                <text:p>1.19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4357">
                <text:p>1.4357</text:p>
              </table:table-cell>
              <table:table-cell office:value-type="float" office:value="1.4526">
                <text:p>1.4526</text:p>
              </table:table-cell>
              <table:table-cell office:value-type="float" office:value="1.6743">
                <text:p>1.6743</text:p>
              </table:table-cell>
              <table:table-cell office:value-type="float" office:value="1.209">
                <text:p>1.20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4357">
                <text:p>1.4357</text:p>
              </table:table-cell>
              <table:table-cell office:value-type="float" office:value="1.4526">
                <text:p>1.4526</text:p>
              </table:table-cell>
              <table:table-cell office:value-type="float" office:value="1.6743">
                <text:p>1.6743</text:p>
              </table:table-cell>
              <table:table-cell office:value-type="float" office:value="1.209">
                <text:p>1.20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4437">
                <text:p>1.4437</text:p>
              </table:table-cell>
              <table:table-cell office:value-type="float" office:value="1.4905">
                <text:p>1.4905</text:p>
              </table:table-cell>
              <table:table-cell office:value-type="float" office:value="1.6895">
                <text:p>1.6895</text:p>
              </table:table-cell>
              <table:table-cell office:value-type="float" office:value="1.0671">
                <text:p>1.067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4437">
                <text:p>1.4437</text:p>
              </table:table-cell>
              <table:table-cell office:value-type="float" office:value="1.4905">
                <text:p>1.4905</text:p>
              </table:table-cell>
              <table:table-cell office:value-type="float" office:value="1.6895">
                <text:p>1.6895</text:p>
              </table:table-cell>
              <table:table-cell office:value-type="float" office:value="1.0671">
                <text:p>1.067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4933">
                <text:p>1.4933</text:p>
              </table:table-cell>
              <table:table-cell office:value-type="float" office:value="1.5117">
                <text:p>1.5117</text:p>
              </table:table-cell>
              <table:table-cell office:value-type="float" office:value="1.6336">
                <text:p>1.6336</text:p>
              </table:table-cell>
              <table:table-cell office:value-type="float" office:value="1.2165">
                <text:p>1.216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4933">
                <text:p>1.4933</text:p>
              </table:table-cell>
              <table:table-cell office:value-type="float" office:value="1.5117">
                <text:p>1.5117</text:p>
              </table:table-cell>
              <table:table-cell office:value-type="float" office:value="1.6336">
                <text:p>1.6336</text:p>
              </table:table-cell>
              <table:table-cell office:value-type="float" office:value="1.2165">
                <text:p>1.216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4933">
                <text:p>1.4933</text:p>
              </table:table-cell>
              <table:table-cell office:value-type="float" office:value="1.5117">
                <text:p>1.5117</text:p>
              </table:table-cell>
              <table:table-cell office:value-type="float" office:value="1.6336">
                <text:p>1.6336</text:p>
              </table:table-cell>
              <table:table-cell office:value-type="float" office:value="1.2165">
                <text:p>1.216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4894">
                <text:p>1.4894</text:p>
              </table:table-cell>
              <table:table-cell office:value-type="float" office:value="1.4981">
                <text:p>1.4981</text:p>
              </table:table-cell>
              <table:table-cell office:value-type="float" office:value="1.775">
                <text:p>1.775</text:p>
              </table:table-cell>
              <table:table-cell office:value-type="float" office:value="1.0464">
                <text:p>1.046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4894">
                <text:p>1.4894</text:p>
              </table:table-cell>
              <table:table-cell office:value-type="float" office:value="1.4981">
                <text:p>1.4981</text:p>
              </table:table-cell>
              <table:table-cell office:value-type="float" office:value="1.775">
                <text:p>1.775</text:p>
              </table:table-cell>
              <table:table-cell office:value-type="float" office:value="1.0464">
                <text:p>1.04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4933">
                <text:p>1.4933</text:p>
              </table:table-cell>
              <table:table-cell office:value-type="float" office:value="1.5117">
                <text:p>1.5117</text:p>
              </table:table-cell>
              <table:table-cell office:value-type="float" office:value="1.6336">
                <text:p>1.6336</text:p>
              </table:table-cell>
              <table:table-cell office:value-type="float" office:value="1.2165">
                <text:p>1.216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5047">
                <text:p>1.5047</text:p>
              </table:table-cell>
              <table:table-cell office:value-type="float" office:value="1.5183">
                <text:p>1.5183</text:p>
              </table:table-cell>
              <table:table-cell office:value-type="float" office:value="1.7856">
                <text:p>1.7856</text:p>
              </table:table-cell>
              <table:table-cell office:value-type="float" office:value="1.2637">
                <text:p>1.263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5044">
                <text:p>1.5044</text:p>
              </table:table-cell>
              <table:table-cell office:value-type="float" office:value="1.5102">
                <text:p>1.5102</text:p>
              </table:table-cell>
              <table:table-cell office:value-type="float" office:value="1.7856">
                <text:p>1.7856</text:p>
              </table:table-cell>
              <table:table-cell office:value-type="float" office:value="1.2637">
                <text:p>1.263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4794">
                <text:p>1.4794</text:p>
              </table:table-cell>
              <table:table-cell office:value-type="float" office:value="1.5008">
                <text:p>1.5008</text:p>
              </table:table-cell>
              <table:table-cell office:value-type="float" office:value="1.6773">
                <text:p>1.6773</text:p>
              </table:table-cell>
              <table:table-cell office:value-type="float" office:value="1.2617">
                <text:p>1.26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4794">
                <text:p>1.4794</text:p>
              </table:table-cell>
              <table:table-cell office:value-type="float" office:value="1.5008">
                <text:p>1.5008</text:p>
              </table:table-cell>
              <table:table-cell office:value-type="float" office:value="1.6773">
                <text:p>1.6773</text:p>
              </table:table-cell>
              <table:table-cell office:value-type="float" office:value="1.2617">
                <text:p>1.261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5047">
                <text:p>1.5047</text:p>
              </table:table-cell>
              <table:table-cell office:value-type="float" office:value="1.5183">
                <text:p>1.5183</text:p>
              </table:table-cell>
              <table:table-cell office:value-type="float" office:value="1.7856">
                <text:p>1.7856</text:p>
              </table:table-cell>
              <table:table-cell office:value-type="float" office:value="1.2637">
                <text:p>1.263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5047">
                <text:p>1.5047</text:p>
              </table:table-cell>
              <table:table-cell office:value-type="float" office:value="1.5183">
                <text:p>1.5183</text:p>
              </table:table-cell>
              <table:table-cell office:value-type="float" office:value="1.7856">
                <text:p>1.7856</text:p>
              </table:table-cell>
              <table:table-cell office:value-type="float" office:value="1.2637">
                <text:p>1.263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4828">
                <text:p>1.4828</text:p>
              </table:table-cell>
              <table:table-cell office:value-type="float" office:value="1.5048">
                <text:p>1.5048</text:p>
              </table:table-cell>
              <table:table-cell office:value-type="float" office:value="1.7856">
                <text:p>1.7856</text:p>
              </table:table-cell>
              <table:table-cell office:value-type="float" office:value="1.2637">
                <text:p>1.263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4794">
                <text:p>1.4794</text:p>
              </table:table-cell>
              <table:table-cell office:value-type="float" office:value="1.5008">
                <text:p>1.5008</text:p>
              </table:table-cell>
              <table:table-cell office:value-type="float" office:value="1.6773">
                <text:p>1.6773</text:p>
              </table:table-cell>
              <table:table-cell office:value-type="float" office:value="1.2617">
                <text:p>1.26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4794">
                <text:p>1.4794</text:p>
              </table:table-cell>
              <table:table-cell office:value-type="float" office:value="1.5008">
                <text:p>1.5008</text:p>
              </table:table-cell>
              <table:table-cell office:value-type="float" office:value="1.6773">
                <text:p>1.6773</text:p>
              </table:table-cell>
              <table:table-cell office:value-type="float" office:value="1.2617">
                <text:p>1.261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5047">
                <text:p>1.5047</text:p>
              </table:table-cell>
              <table:table-cell office:value-type="float" office:value="1.5183">
                <text:p>1.5183</text:p>
              </table:table-cell>
              <table:table-cell office:value-type="float" office:value="1.7856">
                <text:p>1.7856</text:p>
              </table:table-cell>
              <table:table-cell office:value-type="float" office:value="1.2637">
                <text:p>1.263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55">
                <text:p>1.55</text:p>
              </table:table-cell>
              <table:table-cell office:value-type="float" office:value="1.5541">
                <text:p>1.5541</text:p>
              </table:table-cell>
              <table:table-cell office:value-type="float" office:value="1.775">
                <text:p>1.775</text:p>
              </table:table-cell>
              <table:table-cell office:value-type="float" office:value="1.256">
                <text:p>1.25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5494">
                <text:p>1.5494</text:p>
              </table:table-cell>
              <table:table-cell office:value-type="float" office:value="1.5292">
                <text:p>1.5292</text:p>
              </table:table-cell>
              <table:table-cell office:value-type="float" office:value="1.775">
                <text:p>1.775</text:p>
              </table:table-cell>
              <table:table-cell office:value-type="float" office:value="1.2637">
                <text:p>1.263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4921">
                <text:p>1.4921</text:p>
              </table:table-cell>
              <table:table-cell office:value-type="float" office:value="1.4838">
                <text:p>1.4838</text:p>
              </table:table-cell>
              <table:table-cell office:value-type="float" office:value="1.6299">
                <text:p>1.6299</text:p>
              </table:table-cell>
              <table:table-cell office:value-type="float" office:value="1.2707">
                <text:p>1.270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4948">
                <text:p>1.4948</text:p>
              </table:table-cell>
              <table:table-cell office:value-type="float" office:value="1.4879">
                <text:p>1.4879</text:p>
              </table:table-cell>
              <table:table-cell office:value-type="float" office:value="1.6299">
                <text:p>1.6299</text:p>
              </table:table-cell>
              <table:table-cell office:value-type="float" office:value="1.2707">
                <text:p>1.270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55">
                <text:p>1.55</text:p>
              </table:table-cell>
              <table:table-cell office:value-type="float" office:value="1.5541">
                <text:p>1.5541</text:p>
              </table:table-cell>
              <table:table-cell office:value-type="float" office:value="1.775">
                <text:p>1.775</text:p>
              </table:table-cell>
              <table:table-cell office:value-type="float" office:value="1.256">
                <text:p>1.25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5494">
                <text:p>1.5494</text:p>
              </table:table-cell>
              <table:table-cell office:value-type="float" office:value="1.5292">
                <text:p>1.5292</text:p>
              </table:table-cell>
              <table:table-cell office:value-type="float" office:value="1.775">
                <text:p>1.775</text:p>
              </table:table-cell>
              <table:table-cell office:value-type="float" office:value="1.2637">
                <text:p>1.26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4921">
                <text:p>1.4921</text:p>
              </table:table-cell>
              <table:table-cell office:value-type="float" office:value="1.4838">
                <text:p>1.4838</text:p>
              </table:table-cell>
              <table:table-cell office:value-type="float" office:value="1.6299">
                <text:p>1.6299</text:p>
              </table:table-cell>
              <table:table-cell office:value-type="float" office:value="1.2707">
                <text:p>1.27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4507">
                <text:p>1.4507</text:p>
              </table:table-cell>
              <table:table-cell office:value-type="float" office:value="1.4803">
                <text:p>1.4803</text:p>
              </table:table-cell>
              <table:table-cell office:value-type="float" office:value="1.775">
                <text:p>1.775</text:p>
              </table:table-cell>
              <table:table-cell office:value-type="float" office:value="1.0603">
                <text:p>1.060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4507">
                <text:p>1.4507</text:p>
              </table:table-cell>
              <table:table-cell office:value-type="float" office:value="1.4803">
                <text:p>1.4803</text:p>
              </table:table-cell>
              <table:table-cell office:value-type="float" office:value="1.775">
                <text:p>1.775</text:p>
              </table:table-cell>
              <table:table-cell office:value-type="float" office:value="1.0603">
                <text:p>1.060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4455">
                <text:p>1.4455</text:p>
              </table:table-cell>
              <table:table-cell office:value-type="float" office:value="1.4759">
                <text:p>1.4759</text:p>
              </table:table-cell>
              <table:table-cell office:value-type="float" office:value="1.775">
                <text:p>1.775</text:p>
              </table:table-cell>
              <table:table-cell office:value-type="float" office:value="1.0807">
                <text:p>1.080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4507">
                <text:p>1.4507</text:p>
              </table:table-cell>
              <table:table-cell office:value-type="float" office:value="1.4803">
                <text:p>1.4803</text:p>
              </table:table-cell>
              <table:table-cell office:value-type="float" office:value="1.775">
                <text:p>1.775</text:p>
              </table:table-cell>
              <table:table-cell office:value-type="float" office:value="1.0603">
                <text:p>1.060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5157">
                <text:p>1.5157</text:p>
              </table:table-cell>
              <table:table-cell office:value-type="float" office:value="1.5312">
                <text:p>1.5312</text:p>
              </table:table-cell>
              <table:table-cell office:value-type="float" office:value="1.775">
                <text:p>1.775</text:p>
              </table:table-cell>
              <table:table-cell office:value-type="float" office:value="1.1525">
                <text:p>1.15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5189">
                <text:p>1.5189</text:p>
              </table:table-cell>
              <table:table-cell office:value-type="float" office:value="1.501">
                <text:p>1.501</text:p>
              </table:table-cell>
              <table:table-cell office:value-type="float" office:value="1.7856">
                <text:p>1.7856</text:p>
              </table:table-cell>
              <table:table-cell office:value-type="float" office:value="1.3165">
                <text:p>1.316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5189">
                <text:p>1.5189</text:p>
              </table:table-cell>
              <table:table-cell office:value-type="float" office:value="1.501">
                <text:p>1.501</text:p>
              </table:table-cell>
              <table:table-cell office:value-type="float" office:value="1.7856">
                <text:p>1.7856</text:p>
              </table:table-cell>
              <table:table-cell office:value-type="float" office:value="1.3165">
                <text:p>1.316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53">
                <text:p>1.53</text:p>
              </table:table-cell>
              <table:table-cell office:value-type="float" office:value="1.5558">
                <text:p>1.5558</text:p>
              </table:table-cell>
              <table:table-cell office:value-type="float" office:value="1.7846">
                <text:p>1.7846</text:p>
              </table:table-cell>
              <table:table-cell office:value-type="float" office:value="1.3124">
                <text:p>1.31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53">
                <text:p>1.53</text:p>
              </table:table-cell>
              <table:table-cell office:value-type="float" office:value="1.5558">
                <text:p>1.5558</text:p>
              </table:table-cell>
              <table:table-cell office:value-type="float" office:value="1.7846">
                <text:p>1.7846</text:p>
              </table:table-cell>
              <table:table-cell office:value-type="float" office:value="1.3124">
                <text:p>1.312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4955">
                <text:p>1.4955</text:p>
              </table:table-cell>
              <table:table-cell office:value-type="float" office:value="1.503">
                <text:p>1.503</text:p>
              </table:table-cell>
              <table:table-cell office:value-type="float" office:value="1.7856">
                <text:p>1.7856</text:p>
              </table:table-cell>
              <table:table-cell office:value-type="float" office:value="1.2637">
                <text:p>1.263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4941">
                <text:p>1.4941</text:p>
              </table:table-cell>
              <table:table-cell office:value-type="float" office:value="1.473">
                <text:p>1.473</text:p>
              </table:table-cell>
              <table:table-cell office:value-type="float" office:value="1.7856">
                <text:p>1.7856</text:p>
              </table:table-cell>
              <table:table-cell office:value-type="float" office:value="1.2104">
                <text:p>1.210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4765">
                <text:p>1.4765</text:p>
              </table:table-cell>
              <table:table-cell office:value-type="float" office:value="1.4741">
                <text:p>1.4741</text:p>
              </table:table-cell>
              <table:table-cell office:value-type="float" office:value="1.7301">
                <text:p>1.7301</text:p>
              </table:table-cell>
              <table:table-cell office:value-type="float" office:value="1.2205">
                <text:p>1.220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4944">
                <text:p>1.4944</text:p>
              </table:table-cell>
              <table:table-cell office:value-type="float" office:value="1.5091">
                <text:p>1.5091</text:p>
              </table:table-cell>
              <table:table-cell office:value-type="float" office:value="1.6696">
                <text:p>1.6696</text:p>
              </table:table-cell>
              <table:table-cell office:value-type="float" office:value="1.3173">
                <text:p>1.317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482">
                <text:p>1.482</text:p>
              </table:table-cell>
              <table:table-cell office:value-type="float" office:value="1.4733">
                <text:p>1.4733</text:p>
              </table:table-cell>
              <table:table-cell office:value-type="float" office:value="1.68">
                <text:p>1.68</text:p>
              </table:table-cell>
              <table:table-cell office:value-type="float" office:value="1.257">
                <text:p>1.25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4808">
                <text:p>1.4808</text:p>
              </table:table-cell>
              <table:table-cell office:value-type="float" office:value="1.4954">
                <text:p>1.4954</text:p>
              </table:table-cell>
              <table:table-cell office:value-type="float" office:value="1.6895">
                <text:p>1.6895</text:p>
              </table:table-cell>
              <table:table-cell office:value-type="float" office:value="1.2339">
                <text:p>1.233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4808">
                <text:p>1.4808</text:p>
              </table:table-cell>
              <table:table-cell office:value-type="float" office:value="1.4954">
                <text:p>1.4954</text:p>
              </table:table-cell>
              <table:table-cell office:value-type="float" office:value="1.6895">
                <text:p>1.6895</text:p>
              </table:table-cell>
              <table:table-cell office:value-type="float" office:value="1.2339">
                <text:p>1.233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4808">
                <text:p>1.4808</text:p>
              </table:table-cell>
              <table:table-cell office:value-type="float" office:value="1.4954">
                <text:p>1.4954</text:p>
              </table:table-cell>
              <table:table-cell office:value-type="float" office:value="1.6895">
                <text:p>1.6895</text:p>
              </table:table-cell>
              <table:table-cell office:value-type="float" office:value="1.2339">
                <text:p>1.233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4808">
                <text:p>1.4808</text:p>
              </table:table-cell>
              <table:table-cell office:value-type="float" office:value="1.4954">
                <text:p>1.4954</text:p>
              </table:table-cell>
              <table:table-cell office:value-type="float" office:value="1.6895">
                <text:p>1.6895</text:p>
              </table:table-cell>
              <table:table-cell office:value-type="float" office:value="1.2339">
                <text:p>1.233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5212">
                <text:p>1.5212</text:p>
              </table:table-cell>
              <table:table-cell office:value-type="float" office:value="1.5263">
                <text:p>1.5263</text:p>
              </table:table-cell>
              <table:table-cell office:value-type="float" office:value="1.7119">
                <text:p>1.7119</text:p>
              </table:table-cell>
              <table:table-cell office:value-type="float" office:value="1.1646">
                <text:p>1.164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5212">
                <text:p>1.5212</text:p>
              </table:table-cell>
              <table:table-cell office:value-type="float" office:value="1.5263">
                <text:p>1.5263</text:p>
              </table:table-cell>
              <table:table-cell office:value-type="float" office:value="1.7119">
                <text:p>1.7119</text:p>
              </table:table-cell>
              <table:table-cell office:value-type="float" office:value="1.1646">
                <text:p>1.164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5412">
                <text:p>1.5412</text:p>
              </table:table-cell>
              <table:table-cell office:value-type="float" office:value="1.5654">
                <text:p>1.5654</text:p>
              </table:table-cell>
              <table:table-cell office:value-type="float" office:value="1.7856">
                <text:p>1.7856</text:p>
              </table:table-cell>
              <table:table-cell office:value-type="float" office:value="1.238">
                <text:p>1.23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5412">
                <text:p>1.5412</text:p>
              </table:table-cell>
              <table:table-cell office:value-type="float" office:value="1.5654">
                <text:p>1.5654</text:p>
              </table:table-cell>
              <table:table-cell office:value-type="float" office:value="1.7856">
                <text:p>1.7856</text:p>
              </table:table-cell>
              <table:table-cell office:value-type="float" office:value="1.238">
                <text:p>1.23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5412">
                <text:p>1.5412</text:p>
              </table:table-cell>
              <table:table-cell office:value-type="float" office:value="1.5654">
                <text:p>1.5654</text:p>
              </table:table-cell>
              <table:table-cell office:value-type="float" office:value="1.7856">
                <text:p>1.7856</text:p>
              </table:table-cell>
              <table:table-cell office:value-type="float" office:value="1.238">
                <text:p>1.23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5412">
                <text:p>1.5412</text:p>
              </table:table-cell>
              <table:table-cell office:value-type="float" office:value="1.5654">
                <text:p>1.5654</text:p>
              </table:table-cell>
              <table:table-cell office:value-type="float" office:value="1.7856">
                <text:p>1.7856</text:p>
              </table:table-cell>
              <table:table-cell office:value-type="float" office:value="1.238">
                <text:p>1.23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5295">
                <text:p>1.5295</text:p>
              </table:table-cell>
              <table:table-cell office:value-type="float" office:value="1.5322">
                <text:p>1.5322</text:p>
              </table:table-cell>
              <table:table-cell office:value-type="float" office:value="1.6758">
                <text:p>1.6758</text:p>
              </table:table-cell>
              <table:table-cell office:value-type="float" office:value="1.1901">
                <text:p>1.19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5077">
                <text:p>1.5077</text:p>
              </table:table-cell>
              <table:table-cell office:value-type="float" office:value="1.5181">
                <text:p>1.5181</text:p>
              </table:table-cell>
              <table:table-cell office:value-type="float" office:value="1.6574">
                <text:p>1.6574</text:p>
              </table:table-cell>
              <table:table-cell office:value-type="float" office:value="1.1901">
                <text:p>1.19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5077">
                <text:p>1.5077</text:p>
              </table:table-cell>
              <table:table-cell office:value-type="float" office:value="1.5181">
                <text:p>1.5181</text:p>
              </table:table-cell>
              <table:table-cell office:value-type="float" office:value="1.6574">
                <text:p>1.6574</text:p>
              </table:table-cell>
              <table:table-cell office:value-type="float" office:value="1.1901">
                <text:p>1.19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5295">
                <text:p>1.5295</text:p>
              </table:table-cell>
              <table:table-cell office:value-type="float" office:value="1.5322">
                <text:p>1.5322</text:p>
              </table:table-cell>
              <table:table-cell office:value-type="float" office:value="1.6758">
                <text:p>1.6758</text:p>
              </table:table-cell>
              <table:table-cell office:value-type="float" office:value="1.1901">
                <text:p>1.19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5077">
                <text:p>1.5077</text:p>
              </table:table-cell>
              <table:table-cell office:value-type="float" office:value="1.5181">
                <text:p>1.5181</text:p>
              </table:table-cell>
              <table:table-cell office:value-type="float" office:value="1.6574">
                <text:p>1.6574</text:p>
              </table:table-cell>
              <table:table-cell office:value-type="float" office:value="1.1901">
                <text:p>1.19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5306">
                <text:p>1.5306</text:p>
              </table:table-cell>
              <table:table-cell office:value-type="float" office:value="1.4943">
                <text:p>1.4943</text:p>
              </table:table-cell>
              <table:table-cell office:value-type="float" office:value="1.7629">
                <text:p>1.7629</text:p>
              </table:table-cell>
              <table:table-cell office:value-type="float" office:value="1.4001">
                <text:p>1.400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5306">
                <text:p>1.5306</text:p>
              </table:table-cell>
              <table:table-cell office:value-type="float" office:value="1.4943">
                <text:p>1.4943</text:p>
              </table:table-cell>
              <table:table-cell office:value-type="float" office:value="1.7629">
                <text:p>1.7629</text:p>
              </table:table-cell>
              <table:table-cell office:value-type="float" office:value="1.4001">
                <text:p>1.400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5306">
                <text:p>1.5306</text:p>
              </table:table-cell>
              <table:table-cell office:value-type="float" office:value="1.4943">
                <text:p>1.4943</text:p>
              </table:table-cell>
              <table:table-cell office:value-type="float" office:value="1.7629">
                <text:p>1.7629</text:p>
              </table:table-cell>
              <table:table-cell office:value-type="float" office:value="1.4001">
                <text:p>1.40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5306">
                <text:p>1.5306</text:p>
              </table:table-cell>
              <table:table-cell office:value-type="float" office:value="1.4943">
                <text:p>1.4943</text:p>
              </table:table-cell>
              <table:table-cell office:value-type="float" office:value="1.7629">
                <text:p>1.7629</text:p>
              </table:table-cell>
              <table:table-cell office:value-type="float" office:value="1.4001">
                <text:p>1.400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5407">
                <text:p>1.5407</text:p>
              </table:table-cell>
              <table:table-cell office:value-type="float" office:value="1.5322">
                <text:p>1.5322</text:p>
              </table:table-cell>
              <table:table-cell office:value-type="float" office:value="1.6895">
                <text:p>1.6895</text:p>
              </table:table-cell>
              <table:table-cell office:value-type="float" office:value="1.4502">
                <text:p>1.450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5407">
                <text:p>1.5407</text:p>
              </table:table-cell>
              <table:table-cell office:value-type="float" office:value="1.5322">
                <text:p>1.5322</text:p>
              </table:table-cell>
              <table:table-cell office:value-type="float" office:value="1.6895">
                <text:p>1.6895</text:p>
              </table:table-cell>
              <table:table-cell office:value-type="float" office:value="1.4502">
                <text:p>1.450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5407">
                <text:p>1.5407</text:p>
              </table:table-cell>
              <table:table-cell office:value-type="float" office:value="1.5322">
                <text:p>1.5322</text:p>
              </table:table-cell>
              <table:table-cell office:value-type="float" office:value="1.6895">
                <text:p>1.6895</text:p>
              </table:table-cell>
              <table:table-cell office:value-type="float" office:value="1.4502">
                <text:p>1.450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5261">
                <text:p>1.5261</text:p>
              </table:table-cell>
              <table:table-cell office:value-type="float" office:value="1.5099">
                <text:p>1.5099</text:p>
              </table:table-cell>
              <table:table-cell office:value-type="float" office:value="1.775">
                <text:p>1.775</text:p>
              </table:table-cell>
              <table:table-cell office:value-type="float" office:value="1.2637">
                <text:p>1.263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5341">
                <text:p>1.5341</text:p>
              </table:table-cell>
              <table:table-cell office:value-type="float" office:value="1.5688">
                <text:p>1.5688</text:p>
              </table:table-cell>
              <table:table-cell office:value-type="float" office:value="1.775">
                <text:p>1.775</text:p>
              </table:table-cell>
              <table:table-cell office:value-type="float" office:value="1.2637">
                <text:p>1.263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5261">
                <text:p>1.5261</text:p>
              </table:table-cell>
              <table:table-cell office:value-type="float" office:value="1.5099">
                <text:p>1.5099</text:p>
              </table:table-cell>
              <table:table-cell office:value-type="float" office:value="1.775">
                <text:p>1.775</text:p>
              </table:table-cell>
              <table:table-cell office:value-type="float" office:value="1.2637">
                <text:p>1.263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51">
                <text:p>1.51</text:p>
              </table:table-cell>
              <table:table-cell office:value-type="float" office:value="1.5662">
                <text:p>1.5662</text:p>
              </table:table-cell>
              <table:table-cell office:value-type="float" office:value="1.7157">
                <text:p>1.7157</text:p>
              </table:table-cell>
              <table:table-cell office:value-type="float" office:value="1.1591">
                <text:p>1.159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51">
                <text:p>1.51</text:p>
              </table:table-cell>
              <table:table-cell office:value-type="float" office:value="1.5662">
                <text:p>1.5662</text:p>
              </table:table-cell>
              <table:table-cell office:value-type="float" office:value="1.7157">
                <text:p>1.7157</text:p>
              </table:table-cell>
              <table:table-cell office:value-type="float" office:value="1.1591">
                <text:p>1.159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4478">
                <text:p>1.4478</text:p>
              </table:table-cell>
              <table:table-cell office:value-type="float" office:value="1.4463">
                <text:p>1.4463</text:p>
              </table:table-cell>
              <table:table-cell office:value-type="float" office:value="1.6376">
                <text:p>1.6376</text:p>
              </table:table-cell>
              <table:table-cell office:value-type="float" office:value="1.0558">
                <text:p>1.055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4478">
                <text:p>1.4478</text:p>
              </table:table-cell>
              <table:table-cell office:value-type="float" office:value="1.4463">
                <text:p>1.4463</text:p>
              </table:table-cell>
              <table:table-cell office:value-type="float" office:value="1.6376">
                <text:p>1.6376</text:p>
              </table:table-cell>
              <table:table-cell office:value-type="float" office:value="1.0558">
                <text:p>1.055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525">
                <text:p>1.525</text:p>
              </table:table-cell>
              <table:table-cell office:value-type="float" office:value="1.501">
                <text:p>1.501</text:p>
              </table:table-cell>
              <table:table-cell office:value-type="float" office:value="1.7856">
                <text:p>1.7856</text:p>
              </table:table-cell>
              <table:table-cell office:value-type="float" office:value="1.3165">
                <text:p>1.316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525">
                <text:p>1.525</text:p>
              </table:table-cell>
              <table:table-cell office:value-type="float" office:value="1.501">
                <text:p>1.501</text:p>
              </table:table-cell>
              <table:table-cell office:value-type="float" office:value="1.7856">
                <text:p>1.7856</text:p>
              </table:table-cell>
              <table:table-cell office:value-type="float" office:value="1.3165">
                <text:p>1.316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525">
                <text:p>1.525</text:p>
              </table:table-cell>
              <table:table-cell office:value-type="float" office:value="1.501">
                <text:p>1.501</text:p>
              </table:table-cell>
              <table:table-cell office:value-type="float" office:value="1.7856">
                <text:p>1.7856</text:p>
              </table:table-cell>
              <table:table-cell office:value-type="float" office:value="1.3165">
                <text:p>1.316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4488">
                <text:p>1.4488</text:p>
              </table:table-cell>
              <table:table-cell office:value-type="float" office:value="1.4711">
                <text:p>1.4711</text:p>
              </table:table-cell>
              <table:table-cell office:value-type="float" office:value="1.7198">
                <text:p>1.7198</text:p>
              </table:table-cell>
              <table:table-cell office:value-type="float" office:value="1.1291">
                <text:p>1.12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4488">
                <text:p>1.4488</text:p>
              </table:table-cell>
              <table:table-cell office:value-type="float" office:value="1.4711">
                <text:p>1.4711</text:p>
              </table:table-cell>
              <table:table-cell office:value-type="float" office:value="1.7198">
                <text:p>1.7198</text:p>
              </table:table-cell>
              <table:table-cell office:value-type="float" office:value="1.1291">
                <text:p>1.129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3974">
                <text:p>1.3974</text:p>
              </table:table-cell>
              <table:table-cell office:value-type="float" office:value="1.4414">
                <text:p>1.4414</text:p>
              </table:table-cell>
              <table:table-cell office:value-type="float" office:value="1.5553">
                <text:p>1.5553</text:p>
              </table:table-cell>
              <table:table-cell office:value-type="float" office:value="1.0927">
                <text:p>1.092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3974">
                <text:p>1.3974</text:p>
              </table:table-cell>
              <table:table-cell office:value-type="float" office:value="1.4414">
                <text:p>1.4414</text:p>
              </table:table-cell>
              <table:table-cell office:value-type="float" office:value="1.5553">
                <text:p>1.5553</text:p>
              </table:table-cell>
              <table:table-cell office:value-type="float" office:value="1.0927">
                <text:p>1.092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456">
                <text:p>1.456</text:p>
              </table:table-cell>
              <table:table-cell office:value-type="float" office:value="1.4703">
                <text:p>1.4703</text:p>
              </table:table-cell>
              <table:table-cell office:value-type="float" office:value="1.7198">
                <text:p>1.7198</text:p>
              </table:table-cell>
              <table:table-cell office:value-type="float" office:value="1.1958">
                <text:p>1.195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4488">
                <text:p>1.4488</text:p>
              </table:table-cell>
              <table:table-cell office:value-type="float" office:value="1.4711">
                <text:p>1.4711</text:p>
              </table:table-cell>
              <table:table-cell office:value-type="float" office:value="1.7198">
                <text:p>1.7198</text:p>
              </table:table-cell>
              <table:table-cell office:value-type="float" office:value="1.1291">
                <text:p>1.129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5434">
                <text:p>1.5434</text:p>
              </table:table-cell>
              <table:table-cell office:value-type="float" office:value="1.5225">
                <text:p>1.5225</text:p>
              </table:table-cell>
              <table:table-cell office:value-type="float" office:value="1.7646">
                <text:p>1.7646</text:p>
              </table:table-cell>
              <table:table-cell office:value-type="float" office:value="1.4268">
                <text:p>1.426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5434">
                <text:p>1.5434</text:p>
              </table:table-cell>
              <table:table-cell office:value-type="float" office:value="1.5225">
                <text:p>1.5225</text:p>
              </table:table-cell>
              <table:table-cell office:value-type="float" office:value="1.7646">
                <text:p>1.7646</text:p>
              </table:table-cell>
              <table:table-cell office:value-type="float" office:value="1.4268">
                <text:p>1.426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5434">
                <text:p>1.5434</text:p>
              </table:table-cell>
              <table:table-cell office:value-type="float" office:value="1.5225">
                <text:p>1.5225</text:p>
              </table:table-cell>
              <table:table-cell office:value-type="float" office:value="1.7646">
                <text:p>1.7646</text:p>
              </table:table-cell>
              <table:table-cell office:value-type="float" office:value="1.4268">
                <text:p>1.426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5434">
                <text:p>1.5434</text:p>
              </table:table-cell>
              <table:table-cell office:value-type="float" office:value="1.5225">
                <text:p>1.5225</text:p>
              </table:table-cell>
              <table:table-cell office:value-type="float" office:value="1.7646">
                <text:p>1.7646</text:p>
              </table:table-cell>
              <table:table-cell office:value-type="float" office:value="1.4268">
                <text:p>1.426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5434">
                <text:p>1.5434</text:p>
              </table:table-cell>
              <table:table-cell office:value-type="float" office:value="1.5225">
                <text:p>1.5225</text:p>
              </table:table-cell>
              <table:table-cell office:value-type="float" office:value="1.7646">
                <text:p>1.7646</text:p>
              </table:table-cell>
              <table:table-cell office:value-type="float" office:value="1.4268">
                <text:p>1.426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5185">
                <text:p>1.5185</text:p>
              </table:table-cell>
              <table:table-cell office:value-type="float" office:value="1.5258">
                <text:p>1.5258</text:p>
              </table:table-cell>
              <table:table-cell office:value-type="float" office:value="1.7856">
                <text:p>1.7856</text:p>
              </table:table-cell>
              <table:table-cell office:value-type="float" office:value="1.1585">
                <text:p>1.158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5373">
                <text:p>1.5373</text:p>
              </table:table-cell>
              <table:table-cell office:value-type="float" office:value="1.5601">
                <text:p>1.5601</text:p>
              </table:table-cell>
              <table:table-cell office:value-type="float" office:value="1.6508">
                <text:p>1.6508</text:p>
              </table:table-cell>
              <table:table-cell office:value-type="float" office:value="1.3667">
                <text:p>1.366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4177">
                <text:p>1.4177</text:p>
              </table:table-cell>
              <table:table-cell office:value-type="float" office:value="1.4828">
                <text:p>1.4828</text:p>
              </table:table-cell>
              <table:table-cell office:value-type="float" office:value="1.6093">
                <text:p>1.6093</text:p>
              </table:table-cell>
              <table:table-cell office:value-type="float" office:value="0.9893">
                <text:p>0.989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4177">
                <text:p>1.4177</text:p>
              </table:table-cell>
              <table:table-cell office:value-type="float" office:value="1.4828">
                <text:p>1.4828</text:p>
              </table:table-cell>
              <table:table-cell office:value-type="float" office:value="1.6093">
                <text:p>1.6093</text:p>
              </table:table-cell>
              <table:table-cell office:value-type="float" office:value="0.9893">
                <text:p>0.989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4177">
                <text:p>1.4177</text:p>
              </table:table-cell>
              <table:table-cell office:value-type="float" office:value="1.4828">
                <text:p>1.4828</text:p>
              </table:table-cell>
              <table:table-cell office:value-type="float" office:value="1.6093">
                <text:p>1.6093</text:p>
              </table:table-cell>
              <table:table-cell office:value-type="float" office:value="0.9893">
                <text:p>0.989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4177">
                <text:p>1.4177</text:p>
              </table:table-cell>
              <table:table-cell office:value-type="float" office:value="1.4828">
                <text:p>1.4828</text:p>
              </table:table-cell>
              <table:table-cell office:value-type="float" office:value="1.6093">
                <text:p>1.6093</text:p>
              </table:table-cell>
              <table:table-cell office:value-type="float" office:value="0.9893">
                <text:p>0.989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4964">
                <text:p>1.4964</text:p>
              </table:table-cell>
              <table:table-cell office:value-type="float" office:value="1.4713">
                <text:p>1.4713</text:p>
              </table:table-cell>
              <table:table-cell office:value-type="float" office:value="1.6696">
                <text:p>1.6696</text:p>
              </table:table-cell>
              <table:table-cell office:value-type="float" office:value="1.3359">
                <text:p>1.335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5278">
                <text:p>1.5278</text:p>
              </table:table-cell>
              <table:table-cell office:value-type="float" office:value="1.583">
                <text:p>1.583</text:p>
              </table:table-cell>
              <table:table-cell office:value-type="float" office:value="1.7856">
                <text:p>1.7856</text:p>
              </table:table-cell>
              <table:table-cell office:value-type="float" office:value="1.2637">
                <text:p>1.263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5278">
                <text:p>1.5278</text:p>
              </table:table-cell>
              <table:table-cell office:value-type="float" office:value="1.583">
                <text:p>1.583</text:p>
              </table:table-cell>
              <table:table-cell office:value-type="float" office:value="1.7856">
                <text:p>1.7856</text:p>
              </table:table-cell>
              <table:table-cell office:value-type="float" office:value="1.2637">
                <text:p>1.263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4964">
                <text:p>1.4964</text:p>
              </table:table-cell>
              <table:table-cell office:value-type="float" office:value="1.4713">
                <text:p>1.4713</text:p>
              </table:table-cell>
              <table:table-cell office:value-type="float" office:value="1.6696">
                <text:p>1.6696</text:p>
              </table:table-cell>
              <table:table-cell office:value-type="float" office:value="1.3359">
                <text:p>1.335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5278">
                <text:p>1.5278</text:p>
              </table:table-cell>
              <table:table-cell office:value-type="float" office:value="1.583">
                <text:p>1.583</text:p>
              </table:table-cell>
              <table:table-cell office:value-type="float" office:value="1.7856">
                <text:p>1.7856</text:p>
              </table:table-cell>
              <table:table-cell office:value-type="float" office:value="1.2637">
                <text:p>1.263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478">
                <text:p>1.478</text:p>
              </table:table-cell>
              <table:table-cell office:value-type="float" office:value="1.5062">
                <text:p>1.5062</text:p>
              </table:table-cell>
              <table:table-cell office:value-type="float" office:value="1.6108">
                <text:p>1.6108</text:p>
              </table:table-cell>
              <table:table-cell office:value-type="float" office:value="1.2339">
                <text:p>1.233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4992">
                <text:p>1.4992</text:p>
              </table:table-cell>
              <table:table-cell office:value-type="float" office:value="1.5183">
                <text:p>1.5183</text:p>
              </table:table-cell>
              <table:table-cell office:value-type="float" office:value="1.6779">
                <text:p>1.6779</text:p>
              </table:table-cell>
              <table:table-cell office:value-type="float" office:value="1.3215">
                <text:p>1.321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4992">
                <text:p>1.4992</text:p>
              </table:table-cell>
              <table:table-cell office:value-type="float" office:value="1.5183">
                <text:p>1.5183</text:p>
              </table:table-cell>
              <table:table-cell office:value-type="float" office:value="1.6779">
                <text:p>1.6779</text:p>
              </table:table-cell>
              <table:table-cell office:value-type="float" office:value="1.3215">
                <text:p>1.32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5111">
                <text:p>1.5111</text:p>
              </table:table-cell>
              <table:table-cell office:value-type="float" office:value="1.4943">
                <text:p>1.4943</text:p>
              </table:table-cell>
              <table:table-cell office:value-type="float" office:value="1.7629">
                <text:p>1.7629</text:p>
              </table:table-cell>
              <table:table-cell office:value-type="float" office:value="1.3255">
                <text:p>1.325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4881">
                <text:p>1.4881</text:p>
              </table:table-cell>
              <table:table-cell office:value-type="float" office:value="1.4641">
                <text:p>1.4641</text:p>
              </table:table-cell>
              <table:table-cell office:value-type="float" office:value="1.6314">
                <text:p>1.6314</text:p>
              </table:table-cell>
              <table:table-cell office:value-type="float" office:value="1.3971">
                <text:p>1.397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4881">
                <text:p>1.4881</text:p>
              </table:table-cell>
              <table:table-cell office:value-type="float" office:value="1.4641">
                <text:p>1.4641</text:p>
              </table:table-cell>
              <table:table-cell office:value-type="float" office:value="1.6314">
                <text:p>1.6314</text:p>
              </table:table-cell>
              <table:table-cell office:value-type="float" office:value="1.3971">
                <text:p>1.397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4881">
                <text:p>1.4881</text:p>
              </table:table-cell>
              <table:table-cell office:value-type="float" office:value="1.4641">
                <text:p>1.4641</text:p>
              </table:table-cell>
              <table:table-cell office:value-type="float" office:value="1.6314">
                <text:p>1.6314</text:p>
              </table:table-cell>
              <table:table-cell office:value-type="float" office:value="1.3971">
                <text:p>1.397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4126">
                <text:p>1.4126</text:p>
              </table:table-cell>
              <table:table-cell office:value-type="float" office:value="1.4696">
                <text:p>1.4696</text:p>
              </table:table-cell>
              <table:table-cell office:value-type="float" office:value="1.6026">
                <text:p>1.6026</text:p>
              </table:table-cell>
              <table:table-cell office:value-type="float" office:value="1.0558">
                <text:p>1.055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4126">
                <text:p>1.4126</text:p>
              </table:table-cell>
              <table:table-cell office:value-type="float" office:value="1.4696">
                <text:p>1.4696</text:p>
              </table:table-cell>
              <table:table-cell office:value-type="float" office:value="1.6026">
                <text:p>1.6026</text:p>
              </table:table-cell>
              <table:table-cell office:value-type="float" office:value="1.0558">
                <text:p>1.055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4053">
                <text:p>1.4053</text:p>
              </table:table-cell>
              <table:table-cell office:value-type="float" office:value="1.4427">
                <text:p>1.4427</text:p>
              </table:table-cell>
              <table:table-cell office:value-type="float" office:value="1.5553">
                <text:p>1.5553</text:p>
              </table:table-cell>
              <table:table-cell office:value-type="float" office:value="1.1291">
                <text:p>1.129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4309">
                <text:p>1.4309</text:p>
              </table:table-cell>
              <table:table-cell office:value-type="float" office:value="1.4793">
                <text:p>1.4793</text:p>
              </table:table-cell>
              <table:table-cell office:value-type="float" office:value="1.5994">
                <text:p>1.5994</text:p>
              </table:table-cell>
              <table:table-cell office:value-type="float" office:value="1.1768">
                <text:p>1.176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4053">
                <text:p>1.4053</text:p>
              </table:table-cell>
              <table:table-cell office:value-type="float" office:value="1.4427">
                <text:p>1.4427</text:p>
              </table:table-cell>
              <table:table-cell office:value-type="float" office:value="1.5553">
                <text:p>1.5553</text:p>
              </table:table-cell>
              <table:table-cell office:value-type="float" office:value="1.1291">
                <text:p>1.129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4622">
                <text:p>1.4622</text:p>
              </table:table-cell>
              <table:table-cell office:value-type="float" office:value="1.4557">
                <text:p>1.4557</text:p>
              </table:table-cell>
              <table:table-cell office:value-type="float" office:value="1.583">
                <text:p>1.583</text:p>
              </table:table-cell>
              <table:table-cell office:value-type="float" office:value="1.3125">
                <text:p>1.31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4949">
                <text:p>1.4949</text:p>
              </table:table-cell>
              <table:table-cell office:value-type="float" office:value="1.5268">
                <text:p>1.5268</text:p>
              </table:table-cell>
              <table:table-cell office:value-type="float" office:value="1.5649">
                <text:p>1.5649</text:p>
              </table:table-cell>
              <table:table-cell office:value-type="float" office:value="1.3125">
                <text:p>1.31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4949">
                <text:p>1.4949</text:p>
              </table:table-cell>
              <table:table-cell office:value-type="float" office:value="1.5268">
                <text:p>1.5268</text:p>
              </table:table-cell>
              <table:table-cell office:value-type="float" office:value="1.5649">
                <text:p>1.5649</text:p>
              </table:table-cell>
              <table:table-cell office:value-type="float" office:value="1.3125">
                <text:p>1.312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5182">
                <text:p>1.5182</text:p>
              </table:table-cell>
              <table:table-cell office:value-type="float" office:value="1.5268">
                <text:p>1.5268</text:p>
              </table:table-cell>
              <table:table-cell office:value-type="float" office:value="1.6101">
                <text:p>1.6101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5066">
                <text:p>1.5066</text:p>
              </table:table-cell>
              <table:table-cell office:value-type="float" office:value="1.5205">
                <text:p>1.5205</text:p>
              </table:table-cell>
              <table:table-cell office:value-type="float" office:value="1.7856">
                <text:p>1.7856</text:p>
              </table:table-cell>
              <table:table-cell office:value-type="float" office:value="1.1585">
                <text:p>1.158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5066">
                <text:p>1.5066</text:p>
              </table:table-cell>
              <table:table-cell office:value-type="float" office:value="1.5205">
                <text:p>1.5205</text:p>
              </table:table-cell>
              <table:table-cell office:value-type="float" office:value="1.7856">
                <text:p>1.7856</text:p>
              </table:table-cell>
              <table:table-cell office:value-type="float" office:value="1.1585">
                <text:p>1.158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5066">
                <text:p>1.5066</text:p>
              </table:table-cell>
              <table:table-cell office:value-type="float" office:value="1.5205">
                <text:p>1.5205</text:p>
              </table:table-cell>
              <table:table-cell office:value-type="float" office:value="1.7856">
                <text:p>1.7856</text:p>
              </table:table-cell>
              <table:table-cell office:value-type="float" office:value="1.1585">
                <text:p>1.158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5066">
                <text:p>1.5066</text:p>
              </table:table-cell>
              <table:table-cell office:value-type="float" office:value="1.5205">
                <text:p>1.5205</text:p>
              </table:table-cell>
              <table:table-cell office:value-type="float" office:value="1.7856">
                <text:p>1.7856</text:p>
              </table:table-cell>
              <table:table-cell office:value-type="float" office:value="1.1585">
                <text:p>1.158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5503">
                <text:p>1.5503</text:p>
              </table:table-cell>
              <table:table-cell office:value-type="float" office:value="1.5601">
                <text:p>1.5601</text:p>
              </table:table-cell>
              <table:table-cell office:value-type="float" office:value="1.5805">
                <text:p>1.5805</text:p>
              </table:table-cell>
              <table:table-cell office:value-type="float" office:value="1.5033">
                <text:p>1.503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4834">
                <text:p>1.4834</text:p>
              </table:table-cell>
              <table:table-cell office:value-type="float" office:value="1.4397">
                <text:p>1.4397</text:p>
              </table:table-cell>
              <table:table-cell office:value-type="float" office:value="1.5934">
                <text:p>1.5934</text:p>
              </table:table-cell>
              <table:table-cell office:value-type="float" office:value="1.4172">
                <text:p>1.41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Linux_X86_64 LibreOffice_project/31dd62db80d4e60af04904455ec9c9219178d6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